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9.75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/>
    <style:style style:name="ce2" style:family="table-cell" style:parent-style-name="Normal_20_4">
      <style:table-cell-properties style:rotation-align="none"/>
    </style:style>
    <style:style style:name="ce3" style:family="table-cell" style:parent-style-name="Excel_20_Built-in_20_Good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4" style:family="table-cell" style:parent-style-name="Default" style:data-style-name="N61">
      <style:table-cell-properties style:rotation-align="none"/>
    </style:style>
    <style:style style:name="ce5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57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57.3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bold" style:font-family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bold" style:font-family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Sno</text:p>
          </table:table-cell>
          <table:table-cell table:style-name="ce2" office:value-type="string" calcext:value-type="string">
            <text:p>xHCOcI</text:p>
          </table:table-cell>
          <table:table-cell office:value-type="string" calcext:value-type="string">
            <text:p>HRRmax</text:p>
          </table:table-cell>
          <table:table-cell office:value-type="string" calcext:value-type="string">
            <text:p>HeatreleaseCA50</text:p>
          </table:table-cell>
          <table:table-cell office:value-type="string" calcext:value-type="string">
            <text:p>PCA01</text:p>
          </table:table-cell>
          <table:table-cell office:value-type="string" calcext:value-type="string">
            <text:p>PCA25</text:p>
          </table:table-cell>
          <table:table-cell office:value-type="string" calcext:value-type="string">
            <text:p>Swirl3CA99</text:p>
          </table:table-cell>
          <table:table-cell office:value-type="string" calcext:value-type="string">
            <text:p>TBCA70</text:p>
          </table:table-cell>
          <table:table-cell office:value-type="string" calcext:value-type="string">
            <text:p>TempCA05</text:p>
          </table:table-cell>
          <table:table-cell office:value-type="string" calcext:value-type="string">
            <text:p>TempCA50</text:p>
          </table:table-cell>
          <table:table-cell office:value-type="string" calcext:value-type="string">
            <text:p>TO2CA50</text:p>
          </table:table-cell>
          <table:table-cell office:value-type="string" calcext:value-type="string">
            <text:p>VolCA99</text:p>
          </table:table-cell>
          <table:table-cell office:value-type="string" calcext:value-type="string">
            <text:p>chartimems</text:p>
          </table:table-cell>
          <table:table-cell office:value-type="string" calcext:value-type="string">
            <text:p>fuelburntrate</text:p>
          </table:table-cell>
          <table:table-cell office:value-type="string" calcext:value-type="string">
            <text:p>blowthrufracCyl</text:p>
          </table:table-cell>
          <table:table-cell table:style-name="ce5" office:value-type="string" calcext:value-type="string">
            <text:p>HCUDF</text:p>
          </table:table-cell>
          <table:table-cell table:style-name="ce5" office:value-type="string" calcext:value-type="string">
            <text:p>HCUDFpolynomial</text:p>
          </table:table-cell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96.6832" calcext:value-type="float">
            <text:p>96.6832</text:p>
          </table:table-cell>
          <table:table-cell office:value-type="float" office:value="137.68562" calcext:value-type="float">
            <office:annotation draw:style-name="gr1" draw:text-style-name="P2" svg:width="122.51pt" svg:height="62.99pt" svg:x="190.49pt" svg:y="7.51pt" draw:caption-point-x="-11.54pt" draw:caption-point-y="7.77pt">
              <dc:date>2020-04-19T00:00:00</dc:date>
              <text:p text:style-name="P1">HRR_max/-</text:p>
            </office:annotation>
            <text:p>137.68562</text:p>
          </table:table-cell>
          <table:table-cell office:value-type="float" office:value="470.098991197003" calcext:value-type="float">
            <text:p>470.098991197003</text:p>
          </table:table-cell>
          <table:table-cell office:value-type="float" office:value="36.0354101089408" calcext:value-type="float">
            <office:annotation draw:style-name="gr1" draw:text-style-name="P2" svg:width="122.49pt" svg:height="62.99pt" svg:x="310pt" svg:y="7.51pt" draw:caption-point-x="-11.54pt" draw:caption-point-y="7.77pt">
              <dc:date>2020-04-19T00:00:00</dc:date>
              <text:p text:style-name="P1">P_CA01/-</text:p>
            </office:annotation>
            <text:p>36.0354101089408</text:p>
          </table:table-cell>
          <table:table-cell office:value-type="float" office:value="36.5518521644851" calcext:value-type="float">
            <office:annotation draw:style-name="gr1" draw:text-style-name="P2" svg:width="122.49pt" svg:height="62.99pt" svg:x="369.75pt" svg:y="7.51pt" draw:caption-point-x="-11.54pt" draw:caption-point-y="7.77pt">
              <dc:date>2020-04-19T00:00:00</dc:date>
              <text:p text:style-name="P1">P_CA25/-</text:p>
            </office:annotation>
            <text:p>36.5518521644851</text:p>
          </table:table-cell>
          <table:table-cell office:value-type="float" office:value="1.95305179386266" calcext:value-type="float">
            <office:annotation draw:style-name="gr1" draw:text-style-name="P2" svg:width="122.51pt" svg:height="62.99pt" svg:x="429.48pt" svg:y="7.51pt" draw:caption-point-x="-11.54pt" draw:caption-point-y="7.77pt">
              <dc:date>2020-04-19T00:00:00</dc:date>
              <text:p text:style-name="P1">Swirl3_CA99/-</text:p>
            </office:annotation>
            <text:p>1.95305179386266</text:p>
          </table:table-cell>
          <table:table-cell office:value-type="float" office:value="2419.44599100868" calcext:value-type="float">
            <office:annotation draw:style-name="gr1" draw:text-style-name="P2" svg:width="122.51pt" svg:height="62.99pt" svg:x="489.23pt" svg:y="7.51pt" draw:caption-point-x="-11.54pt" draw:caption-point-y="7.77pt">
              <dc:date>2020-04-19T00:00:00</dc:date>
              <text:p text:style-name="P1">TB_CA70/-</text:p>
            </office:annotation>
            <text:p>2419.44599100868</text:p>
          </table:table-cell>
          <table:table-cell office:value-type="float" office:value="936.469610721294" calcext:value-type="float">
            <office:annotation draw:style-name="gr1" draw:text-style-name="P2" svg:width="122.51pt" svg:height="62.99pt" svg:x="548.99pt" svg:y="7.51pt" draw:caption-point-x="-11.54pt" draw:caption-point-y="7.77pt">
              <dc:date>2020-04-19T00:00:00</dc:date>
              <text:p text:style-name="P1">Temp_CA05/-</text:p>
            </office:annotation>
            <text:p>936.469610721294</text:p>
          </table:table-cell>
          <table:table-cell office:value-type="float" office:value="1193.19379531372" calcext:value-type="float">
            <office:annotation draw:style-name="gr1" draw:text-style-name="P2" svg:width="122.51pt" svg:height="62.99pt" svg:x="608.74pt" svg:y="7.51pt" draw:caption-point-x="-11.54pt" draw:caption-point-y="7.77pt">
              <dc:date>2020-04-19T00:00:00</dc:date>
              <text:p text:style-name="P1">Temp_CA50/-</text:p>
            </office:annotation>
            <text:p>1193.19379531372</text:p>
          </table:table-cell>
          <table:table-cell office:value-type="float" office:value="0.153098167556563" calcext:value-type="float">
            <office:annotation draw:style-name="gr1" draw:text-style-name="P2" svg:width="122.51pt" svg:height="62.99pt" svg:x="668.49pt" svg:y="7.51pt" draw:caption-point-x="-11.54pt" draw:caption-point-y="7.77pt">
              <dc:date>2020-04-19T00:00:00</dc:date>
              <text:p text:style-name="P1">TO2_CA50/-</text:p>
            </office:annotation>
            <text:p>0.153098167556563</text:p>
          </table:table-cell>
          <table:table-cell office:value-type="float" office:value="0.340250805828661" calcext:value-type="float">
            <office:annotation draw:style-name="gr1" draw:text-style-name="P2" svg:width="122.49pt" svg:height="62.99pt" svg:x="728.25pt" svg:y="7.51pt" draw:caption-point-x="-11.54pt" draw:caption-point-y="7.77pt">
              <dc:date>2020-04-19T00:00:00</dc:date>
              <text:p text:style-name="P1">Vol_CA99/-</text:p>
            </office:annotation>
            <text:p>0.340250805828661</text:p>
          </table:table-cell>
          <table:table-cell office:value-type="float" office:value="2.61453071497227" calcext:value-type="float">
            <text:p>2.61453071497227</text:p>
          </table:table-cell>
          <table:table-cell office:value-type="float" office:value="2.58769256657571" calcext:value-type="float">
            <text:p>2.58769256657571</text:p>
          </table:table-cell>
          <table:table-cell table:style-name="ce4" office:value-type="float" office:value="0.00000039055195" calcext:value-type="float">
            <text:p>3.91E-07</text:p>
          </table:table-cell>
          <table:table-cell office:value-type="float" office:value="61.077964895505" calcext:value-type="float">
            <text:p>61.077964895505</text:p>
          </table:table-cell>
          <table:table-cell office:value-type="float" office:value="57.6942384170481" calcext:value-type="float">
            <text:p>57.6942384170481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68.4632" calcext:value-type="float">
            <text:p>68.4632</text:p>
          </table:table-cell>
          <table:table-cell office:value-type="float" office:value="192.54768" calcext:value-type="float">
            <office:annotation draw:style-name="gr1" draw:text-style-name="P2" svg:width="122.51pt" svg:height="62.99pt" svg:x="190.49pt" svg:y="22.51pt" draw:caption-point-x="-11.54pt" draw:caption-point-y="7.77pt">
              <dc:date>2020-04-19T00:00:00</dc:date>
              <text:p text:style-name="P1">HRR_max/-</text:p>
            </office:annotation>
            <text:p>192.54768</text:p>
          </table:table-cell>
          <table:table-cell office:value-type="float" office:value="797.2585315472" calcext:value-type="float">
            <text:p>797.2585315472</text:p>
          </table:table-cell>
          <table:table-cell office:value-type="float" office:value="39.5658709055902" calcext:value-type="float">
            <office:annotation draw:style-name="gr1" draw:text-style-name="P2" svg:width="122.49pt" svg:height="62.99pt" svg:x="310pt" svg:y="22.51pt" draw:caption-point-x="-11.54pt" draw:caption-point-y="7.77pt">
              <dc:date>2020-04-19T00:00:00</dc:date>
              <text:p text:style-name="P1">P_CA01/-</text:p>
            </office:annotation>
            <text:p>39.5658709055902</text:p>
          </table:table-cell>
          <table:table-cell office:value-type="float" office:value="43.8544540083245" calcext:value-type="float">
            <office:annotation draw:style-name="gr1" draw:text-style-name="P2" svg:width="122.49pt" svg:height="62.99pt" svg:x="369.75pt" svg:y="22.51pt" draw:caption-point-x="-11.54pt" draw:caption-point-y="7.77pt">
              <dc:date>2020-04-19T00:00:00</dc:date>
              <text:p text:style-name="P1">P_CA25/-</text:p>
            </office:annotation>
            <text:p>43.8544540083245</text:p>
          </table:table-cell>
          <table:table-cell office:value-type="float" office:value="1.92092263564574" calcext:value-type="float">
            <office:annotation draw:style-name="gr1" draw:text-style-name="P2" svg:width="122.51pt" svg:height="62.99pt" svg:x="429.48pt" svg:y="22.51pt" draw:caption-point-x="-11.54pt" draw:caption-point-y="7.77pt">
              <dc:date>2020-04-19T00:00:00</dc:date>
              <text:p text:style-name="P1">Swirl3_CA99/-</text:p>
            </office:annotation>
            <text:p>1.92092263564574</text:p>
          </table:table-cell>
          <table:table-cell office:value-type="float" office:value="2550.90708122113" calcext:value-type="float">
            <office:annotation draw:style-name="gr1" draw:text-style-name="P2" svg:width="122.51pt" svg:height="62.99pt" svg:x="489.23pt" svg:y="22.51pt" draw:caption-point-x="-11.54pt" draw:caption-point-y="7.77pt">
              <dc:date>2020-04-19T00:00:00</dc:date>
              <text:p text:style-name="P1">TB_CA70/-</text:p>
            </office:annotation>
            <text:p>2550.90708122113</text:p>
          </table:table-cell>
          <table:table-cell office:value-type="float" office:value="967.555179125843" calcext:value-type="float">
            <office:annotation draw:style-name="gr1" draw:text-style-name="P2" svg:width="122.51pt" svg:height="62.99pt" svg:x="548.99pt" svg:y="22.51pt" draw:caption-point-x="-11.54pt" draw:caption-point-y="7.77pt">
              <dc:date>2020-04-19T00:00:00</dc:date>
              <text:p text:style-name="P1">Temp_CA05/-</text:p>
            </office:annotation>
            <text:p>967.555179125843</text:p>
          </table:table-cell>
          <table:table-cell office:value-type="float" office:value="1407.04698396069" calcext:value-type="float">
            <office:annotation draw:style-name="gr1" draw:text-style-name="P2" svg:width="122.51pt" svg:height="62.99pt" svg:x="608.74pt" svg:y="22.51pt" draw:caption-point-x="-11.54pt" draw:caption-point-y="7.77pt">
              <dc:date>2020-04-19T00:00:00</dc:date>
              <text:p text:style-name="P1">Temp_CA50/-</text:p>
            </office:annotation>
            <text:p>1407.04698396069</text:p>
          </table:table-cell>
          <table:table-cell office:value-type="float" office:value="0.14149631794678" calcext:value-type="float">
            <office:annotation draw:style-name="gr1" draw:text-style-name="P2" svg:width="122.51pt" svg:height="62.99pt" svg:x="668.49pt" svg:y="22.51pt" draw:caption-point-x="-11.54pt" draw:caption-point-y="7.77pt">
              <dc:date>2020-04-19T00:00:00</dc:date>
              <text:p text:style-name="P1">TO2_CA50/-</text:p>
            </office:annotation>
            <text:p>0.14149631794678</text:p>
          </table:table-cell>
          <table:table-cell office:value-type="float" office:value="0.33345418645462" calcext:value-type="float">
            <office:annotation draw:style-name="gr1" draw:text-style-name="P2" svg:width="122.49pt" svg:height="62.99pt" svg:x="728.25pt" svg:y="22.51pt" draw:caption-point-x="-11.54pt" draw:caption-point-y="7.77pt">
              <dc:date>2020-04-19T00:00:00</dc:date>
              <text:p text:style-name="P1">Vol_CA99/-</text:p>
            </office:annotation>
            <text:p>0.33345418645462</text:p>
          </table:table-cell>
          <table:table-cell office:value-type="float" office:value="2.17634809985766" calcext:value-type="float">
            <text:p>2.17634809985766</text:p>
          </table:table-cell>
          <table:table-cell office:value-type="float" office:value="3.42402351079246" calcext:value-type="float">
            <text:p>3.42402351079246</text:p>
          </table:table-cell>
          <table:table-cell table:style-name="ce4" office:value-type="float" office:value="0.00000036139633" calcext:value-type="float">
            <text:p>3.61E-07</text:p>
          </table:table-cell>
          <table:table-cell office:value-type="float" office:value="34.0464833882201" calcext:value-type="float">
            <text:p>34.0464833882201</text:p>
          </table:table-cell>
          <table:table-cell office:value-type="float" office:value="38.2061936006493" calcext:value-type="float">
            <text:p>38.2061936006493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float" office:value="57.53407" calcext:value-type="float">
            <text:p>57.53407</text:p>
          </table:table-cell>
          <table:table-cell office:value-type="float" office:value="195.22197" calcext:value-type="float">
            <office:annotation draw:style-name="gr2" draw:text-style-name="P2" svg:width="122.51pt" svg:height="63.01pt" svg:x="190.49pt" svg:y="37.5pt" draw:caption-point-x="-11.54pt" draw:caption-point-y="7.77pt">
              <dc:date>2020-04-19T00:00:00</dc:date>
              <text:p text:style-name="P1">HRR_max/-</text:p>
            </office:annotation>
            <text:p>195.22197</text:p>
          </table:table-cell>
          <table:table-cell office:value-type="float" office:value="830.654171426338" calcext:value-type="float">
            <text:p>830.654171426338</text:p>
          </table:table-cell>
          <table:table-cell office:value-type="float" office:value="40.0382806818387" calcext:value-type="float">
            <office:annotation draw:style-name="gr2" draw:text-style-name="P2" svg:width="122.49pt" svg:height="63.01pt" svg:x="310pt" svg:y="37.5pt" draw:caption-point-x="-11.54pt" draw:caption-point-y="7.77pt">
              <dc:date>2020-04-19T00:00:00</dc:date>
              <text:p text:style-name="P1">P_CA01/-</text:p>
            </office:annotation>
            <text:p>40.0382806818387</text:p>
          </table:table-cell>
          <table:table-cell office:value-type="float" office:value="44.8842877057748" calcext:value-type="float">
            <office:annotation draw:style-name="gr2" draw:text-style-name="P2" svg:width="122.49pt" svg:height="63.01pt" svg:x="369.75pt" svg:y="37.5pt" draw:caption-point-x="-11.54pt" draw:caption-point-y="7.77pt">
              <dc:date>2020-04-19T00:00:00</dc:date>
              <text:p text:style-name="P1">P_CA25/-</text:p>
            </office:annotation>
            <text:p>44.8842877057748</text:p>
          </table:table-cell>
          <table:table-cell office:value-type="float" office:value="1.91939403142393" calcext:value-type="float">
            <office:annotation draw:style-name="gr2" draw:text-style-name="P2" svg:width="122.51pt" svg:height="63.01pt" svg:x="429.48pt" svg:y="37.5pt" draw:caption-point-x="-11.54pt" draw:caption-point-y="7.77pt">
              <dc:date>2020-04-19T00:00:00</dc:date>
              <text:p text:style-name="P1">Swirl3_CA99/-</text:p>
            </office:annotation>
            <text:p>1.91939403142393</text:p>
          </table:table-cell>
          <table:table-cell office:value-type="float" office:value="2556.19026012619" calcext:value-type="float">
            <office:annotation draw:style-name="gr2" draw:text-style-name="P2" svg:width="122.51pt" svg:height="63.01pt" svg:x="489.23pt" svg:y="37.5pt" draw:caption-point-x="-11.54pt" draw:caption-point-y="7.77pt">
              <dc:date>2020-04-19T00:00:00</dc:date>
              <text:p text:style-name="P1">TB_CA70/-</text:p>
            </office:annotation>
            <text:p>2556.19026012619</text:p>
          </table:table-cell>
          <table:table-cell office:value-type="float" office:value="974.324652245759" calcext:value-type="float">
            <office:annotation draw:style-name="gr2" draw:text-style-name="P2" svg:width="122.51pt" svg:height="63.01pt" svg:x="548.99pt" svg:y="37.5pt" draw:caption-point-x="-11.54pt" draw:caption-point-y="7.77pt">
              <dc:date>2020-04-19T00:00:00</dc:date>
              <text:p text:style-name="P1">Temp_CA05/-</text:p>
            </office:annotation>
            <text:p>974.324652245759</text:p>
          </table:table-cell>
          <table:table-cell office:value-type="float" office:value="1428.88523288762" calcext:value-type="float">
            <office:annotation draw:style-name="gr2" draw:text-style-name="P2" svg:width="122.51pt" svg:height="63.01pt" svg:x="608.74pt" svg:y="37.5pt" draw:caption-point-x="-11.54pt" draw:caption-point-y="7.77pt">
              <dc:date>2020-04-19T00:00:00</dc:date>
              <text:p text:style-name="P1">Temp_CA50/-</text:p>
            </office:annotation>
            <text:p>1428.88523288762</text:p>
          </table:table-cell>
          <table:table-cell office:value-type="float" office:value="0.139588783734138" calcext:value-type="float">
            <office:annotation draw:style-name="gr2" draw:text-style-name="P2" svg:width="122.51pt" svg:height="63.01pt" svg:x="668.49pt" svg:y="37.5pt" draw:caption-point-x="-11.54pt" draw:caption-point-y="7.77pt">
              <dc:date>2020-04-19T00:00:00</dc:date>
              <text:p text:style-name="P1">TO2_CA50/-</text:p>
            </office:annotation>
            <text:p>0.139588783734138</text:p>
          </table:table-cell>
          <table:table-cell office:value-type="float" office:value="0.33201093376138" calcext:value-type="float">
            <office:annotation draw:style-name="gr2" draw:text-style-name="P2" svg:width="122.49pt" svg:height="63.01pt" svg:x="728.25pt" svg:y="37.5pt" draw:caption-point-x="-11.54pt" draw:caption-point-y="7.77pt">
              <dc:date>2020-04-19T00:00:00</dc:date>
              <text:p text:style-name="P1">Vol_CA99/-</text:p>
            </office:annotation>
            <text:p>0.33201093376138</text:p>
          </table:table-cell>
          <table:table-cell office:value-type="float" office:value="2.12132687089471" calcext:value-type="float">
            <text:p>2.12132687089471</text:p>
          </table:table-cell>
          <table:table-cell office:value-type="float" office:value="3.56309604449133" calcext:value-type="float">
            <text:p>3.56309604449133</text:p>
          </table:table-cell>
          <table:table-cell table:style-name="ce4" office:value-type="float" office:value="0.000000096979775" calcext:value-type="float">
            <text:p>9.70E-08</text:p>
          </table:table-cell>
          <table:table-cell office:value-type="float" office:value="32.8359876532682" calcext:value-type="float">
            <text:p>32.8359876532682</text:p>
          </table:table-cell>
          <table:table-cell office:value-type="float" office:value="37.1437205322213" calcext:value-type="float">
            <text:p>37.1437205322213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float" office:value="76.80384" calcext:value-type="float">
            <text:p>76.80384</text:p>
          </table:table-cell>
          <table:table-cell office:value-type="float" office:value="90.01265" calcext:value-type="float">
            <office:annotation draw:style-name="gr2" draw:text-style-name="P2" svg:width="122.51pt" svg:height="63.01pt" svg:x="190.49pt" svg:y="52.5pt" draw:caption-point-x="-11.54pt" draw:caption-point-y="7.77pt">
              <dc:date>2020-04-19T00:00:00</dc:date>
              <text:p text:style-name="P1">HRR_max/-</text:p>
            </office:annotation>
            <text:p>90.01265</text:p>
          </table:table-cell>
          <table:table-cell office:value-type="float" office:value="330.581702896348" calcext:value-type="float">
            <text:p>330.581702896348</text:p>
          </table:table-cell>
          <table:table-cell office:value-type="float" office:value="36.5661591910791" calcext:value-type="float">
            <office:annotation draw:style-name="gr2" draw:text-style-name="P2" svg:width="122.49pt" svg:height="63.01pt" svg:x="310pt" svg:y="52.5pt" draw:caption-point-x="-11.54pt" draw:caption-point-y="7.77pt">
              <dc:date>2020-04-19T00:00:00</dc:date>
              <text:p text:style-name="P1">P_CA01/-</text:p>
            </office:annotation>
            <text:p>36.5661591910791</text:p>
          </table:table-cell>
          <table:table-cell office:value-type="float" office:value="34.790929040421" calcext:value-type="float">
            <office:annotation draw:style-name="gr2" draw:text-style-name="P2" svg:width="122.49pt" svg:height="63.01pt" svg:x="369.75pt" svg:y="52.5pt" draw:caption-point-x="-11.54pt" draw:caption-point-y="7.77pt">
              <dc:date>2020-04-19T00:00:00</dc:date>
              <text:p text:style-name="P1">P_CA25/-</text:p>
            </office:annotation>
            <text:p>34.790929040421</text:p>
          </table:table-cell>
          <table:table-cell office:value-type="float" office:value="2.44503986412561" calcext:value-type="float">
            <office:annotation draw:style-name="gr2" draw:text-style-name="P2" svg:width="122.51pt" svg:height="63.01pt" svg:x="429.48pt" svg:y="52.5pt" draw:caption-point-x="-11.54pt" draw:caption-point-y="7.77pt">
              <dc:date>2020-04-19T00:00:00</dc:date>
              <text:p text:style-name="P1">Swirl3_CA99/-</text:p>
            </office:annotation>
            <text:p>2.44503986412561</text:p>
          </table:table-cell>
          <table:table-cell office:value-type="float" office:value="2326.82939460222" calcext:value-type="float">
            <office:annotation draw:style-name="gr2" draw:text-style-name="P2" svg:width="122.51pt" svg:height="63.01pt" svg:x="489.23pt" svg:y="52.5pt" draw:caption-point-x="-11.54pt" draw:caption-point-y="7.77pt">
              <dc:date>2020-04-19T00:00:00</dc:date>
              <text:p text:style-name="P1">TB_CA70/-</text:p>
            </office:annotation>
            <text:p>2326.82939460222</text:p>
          </table:table-cell>
          <table:table-cell office:value-type="float" office:value="911.294248362961" calcext:value-type="float">
            <office:annotation draw:style-name="gr2" draw:text-style-name="P2" svg:width="122.51pt" svg:height="63.01pt" svg:x="548.99pt" svg:y="52.5pt" draw:caption-point-x="-11.54pt" draw:caption-point-y="7.77pt">
              <dc:date>2020-04-19T00:00:00</dc:date>
              <text:p text:style-name="P1">Temp_CA05/-</text:p>
            </office:annotation>
            <text:p>911.294248362961</text:p>
          </table:table-cell>
          <table:table-cell office:value-type="float" office:value="1091.67675197446" calcext:value-type="float">
            <office:annotation draw:style-name="gr2" draw:text-style-name="P2" svg:width="122.51pt" svg:height="63.01pt" svg:x="608.74pt" svg:y="52.5pt" draw:caption-point-x="-11.54pt" draw:caption-point-y="7.77pt">
              <dc:date>2020-04-19T00:00:00</dc:date>
              <text:p text:style-name="P1">Temp_CA50/-</text:p>
            </office:annotation>
            <text:p>1091.67675197446</text:p>
          </table:table-cell>
          <table:table-cell office:value-type="float" office:value="0.185115323005442" calcext:value-type="float">
            <office:annotation draw:style-name="gr2" draw:text-style-name="P2" svg:width="122.51pt" svg:height="63.01pt" svg:x="668.49pt" svg:y="52.5pt" draw:caption-point-x="-11.54pt" draw:caption-point-y="7.77pt">
              <dc:date>2020-04-19T00:00:00</dc:date>
              <text:p text:style-name="P1">TO2_CA50/-</text:p>
            </office:annotation>
            <text:p>0.185115323005442</text:p>
          </table:table-cell>
          <table:table-cell office:value-type="float" office:value="0.232276970091044" calcext:value-type="float">
            <office:annotation draw:style-name="gr2" draw:text-style-name="P2" svg:width="122.49pt" svg:height="63.01pt" svg:x="728.25pt" svg:y="52.5pt" draw:caption-point-x="-11.54pt" draw:caption-point-y="7.77pt">
              <dc:date>2020-04-19T00:00:00</dc:date>
              <text:p text:style-name="P1">Vol_CA99/-</text:p>
            </office:annotation>
            <text:p>0.232276970091044</text:p>
          </table:table-cell>
          <table:table-cell office:value-type="float" office:value="1.31122256149552" calcext:value-type="float">
            <text:p>1.31122256149552</text:p>
          </table:table-cell>
          <table:table-cell office:value-type="float" office:value="0.987530066739234" calcext:value-type="float">
            <text:p>0.987530066739234</text:p>
          </table:table-cell>
          <table:table-cell table:style-name="ce4" office:value-type="float" office:value="0.000000001098863" calcext:value-type="float">
            <text:p>1.10E-09</text:p>
          </table:table-cell>
          <table:table-cell office:value-type="float" office:value="82.0565850067474" calcext:value-type="float">
            <text:p>82.0565850067474</text:p>
          </table:table-cell>
          <table:table-cell office:value-type="float" office:value="65.9110488003964" calcext:value-type="float">
            <text:p>65.9110488003964</text:p>
          </table:table-cell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float" office:value="48.922" calcext:value-type="float">
            <text:p>48.922</text:p>
          </table:table-cell>
          <table:table-cell office:value-type="float" office:value="125.59909" calcext:value-type="float">
            <office:annotation draw:style-name="gr2" draw:text-style-name="P2" svg:width="122.51pt" svg:height="63.01pt" svg:x="190.49pt" svg:y="67.49pt" draw:caption-point-x="-11.54pt" draw:caption-point-y="7.77pt">
              <dc:date>2020-04-19T00:00:00</dc:date>
              <text:p text:style-name="P1">HRR_max/-</text:p>
            </office:annotation>
            <text:p>125.59909</text:p>
          </table:table-cell>
          <table:table-cell office:value-type="float" office:value="433.461335920472" calcext:value-type="float">
            <text:p>433.461335920472</text:p>
          </table:table-cell>
          <table:table-cell office:value-type="float" office:value="37.4975912089943" calcext:value-type="float">
            <office:annotation draw:style-name="gr2" draw:text-style-name="P2" svg:width="122.49pt" svg:height="63.01pt" svg:x="310pt" svg:y="67.49pt" draw:caption-point-x="-11.54pt" draw:caption-point-y="7.77pt">
              <dc:date>2020-04-19T00:00:00</dc:date>
              <text:p text:style-name="P1">P_CA01/-</text:p>
            </office:annotation>
            <text:p>37.4975912089943</text:p>
          </table:table-cell>
          <table:table-cell office:value-type="float" office:value="37.7659008916747" calcext:value-type="float">
            <office:annotation draw:style-name="gr2" draw:text-style-name="P2" svg:width="122.49pt" svg:height="63.01pt" svg:x="369.75pt" svg:y="67.49pt" draw:caption-point-x="-11.54pt" draw:caption-point-y="7.77pt">
              <dc:date>2020-04-19T00:00:00</dc:date>
              <text:p text:style-name="P1">P_CA25/-</text:p>
            </office:annotation>
            <text:p>37.7659008916747</text:p>
          </table:table-cell>
          <table:table-cell office:value-type="float" office:value="2.13763997105789" calcext:value-type="float">
            <office:annotation draw:style-name="gr2" draw:text-style-name="P2" svg:width="122.51pt" svg:height="63.01pt" svg:x="429.48pt" svg:y="67.49pt" draw:caption-point-x="-11.54pt" draw:caption-point-y="7.77pt">
              <dc:date>2020-04-19T00:00:00</dc:date>
              <text:p text:style-name="P1">Swirl3_CA99/-</text:p>
            </office:annotation>
            <text:p>2.13763997105789</text:p>
          </table:table-cell>
          <table:table-cell office:value-type="float" office:value="2466.75179522984" calcext:value-type="float">
            <office:annotation draw:style-name="gr2" draw:text-style-name="P2" svg:width="122.51pt" svg:height="63.01pt" svg:x="489.23pt" svg:y="67.49pt" draw:caption-point-x="-11.54pt" draw:caption-point-y="7.77pt">
              <dc:date>2020-04-19T00:00:00</dc:date>
              <text:p text:style-name="P1">TB_CA70/-</text:p>
            </office:annotation>
            <text:p>2466.75179522984</text:p>
          </table:table-cell>
          <table:table-cell office:value-type="float" office:value="934.791915878682" calcext:value-type="float">
            <office:annotation draw:style-name="gr2" draw:text-style-name="P2" svg:width="122.51pt" svg:height="63.01pt" svg:x="548.99pt" svg:y="67.49pt" draw:caption-point-x="-11.54pt" draw:caption-point-y="7.77pt">
              <dc:date>2020-04-19T00:00:00</dc:date>
              <text:p text:style-name="P1">Temp_CA05/-</text:p>
            </office:annotation>
            <text:p>934.791915878682</text:p>
          </table:table-cell>
          <table:table-cell office:value-type="float" office:value="1166.45493678805" calcext:value-type="float">
            <office:annotation draw:style-name="gr2" draw:text-style-name="P2" svg:width="122.51pt" svg:height="63.01pt" svg:x="608.74pt" svg:y="67.49pt" draw:caption-point-x="-11.54pt" draw:caption-point-y="7.77pt">
              <dc:date>2020-04-19T00:00:00</dc:date>
              <text:p text:style-name="P1">Temp_CA50/-</text:p>
            </office:annotation>
            <text:p>1166.45493678805</text:p>
          </table:table-cell>
          <table:table-cell office:value-type="float" office:value="0.162607939804079" calcext:value-type="float">
            <office:annotation draw:style-name="gr2" draw:text-style-name="P2" svg:width="122.51pt" svg:height="63.01pt" svg:x="668.49pt" svg:y="67.49pt" draw:caption-point-x="-11.54pt" draw:caption-point-y="7.77pt">
              <dc:date>2020-04-19T00:00:00</dc:date>
              <text:p text:style-name="P1">TO2_CA50/-</text:p>
            </office:annotation>
            <text:p>0.162607939804079</text:p>
          </table:table-cell>
          <table:table-cell office:value-type="float" office:value="0.322693873572854" calcext:value-type="float">
            <office:annotation draw:style-name="gr2" draw:text-style-name="P2" svg:width="122.49pt" svg:height="63.01pt" svg:x="728.25pt" svg:y="67.49pt" draw:caption-point-x="-11.54pt" draw:caption-point-y="7.77pt">
              <dc:date>2020-04-19T00:00:00</dc:date>
              <text:p text:style-name="P1">Vol_CA99/-</text:p>
            </office:annotation>
            <text:p>0.322693873572854</text:p>
          </table:table-cell>
          <table:table-cell office:value-type="float" office:value="2.11471007871156" calcext:value-type="float">
            <text:p>2.11471007871156</text:p>
          </table:table-cell>
          <table:table-cell office:value-type="float" office:value="2.25763741624464" calcext:value-type="float">
            <text:p>2.25763741624464</text:p>
          </table:table-cell>
          <table:table-cell table:style-name="ce4" office:value-type="float" office:value="0.00000025040615" calcext:value-type="float">
            <text:p>2.50E-07</text:p>
          </table:table-cell>
          <table:table-cell office:value-type="float" office:value="90.953912579456" calcext:value-type="float">
            <text:p>90.953912579456</text:p>
          </table:table-cell>
          <table:table-cell office:value-type="float" office:value="63.8233059643864" calcext:value-type="float">
            <text:p>63.8233059643864</text:p>
          </table:table-cell>
          <table:table-cell table:number-columns-repeated="1007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float" office:value="42.18947" calcext:value-type="float">
            <text:p>42.18947</text:p>
          </table:table-cell>
          <table:table-cell office:value-type="float" office:value="153.63457" calcext:value-type="float">
            <office:annotation draw:style-name="gr2" draw:text-style-name="P2" svg:width="122.51pt" svg:height="63.01pt" svg:x="190.49pt" svg:y="82.49pt" draw:caption-point-x="-11.54pt" draw:caption-point-y="7.8pt">
              <dc:date>2020-04-19T00:00:00</dc:date>
              <text:p text:style-name="P1">HRR_max/-</text:p>
            </office:annotation>
            <text:p>153.63457</text:p>
          </table:table-cell>
          <table:table-cell office:value-type="float" office:value="646.330948507667" calcext:value-type="float">
            <text:p>646.330948507667</text:p>
          </table:table-cell>
          <table:table-cell office:value-type="float" office:value="41.6202305099348" calcext:value-type="float">
            <office:annotation draw:style-name="gr2" draw:text-style-name="P2" svg:width="122.49pt" svg:height="63.01pt" svg:x="310pt" svg:y="82.49pt" draw:caption-point-x="-11.54pt" draw:caption-point-y="7.8pt">
              <dc:date>2020-04-19T00:00:00</dc:date>
              <text:p text:style-name="P1">P_CA01/-</text:p>
            </office:annotation>
            <text:p>41.6202305099348</text:p>
          </table:table-cell>
          <table:table-cell office:value-type="float" office:value="44.360373138398" calcext:value-type="float">
            <office:annotation draw:style-name="gr2" draw:text-style-name="P2" svg:width="122.49pt" svg:height="63.01pt" svg:x="369.75pt" svg:y="82.49pt" draw:caption-point-x="-11.54pt" draw:caption-point-y="7.8pt">
              <dc:date>2020-04-19T00:00:00</dc:date>
              <text:p text:style-name="P1">P_CA25/-</text:p>
            </office:annotation>
            <text:p>44.360373138398</text:p>
          </table:table-cell>
          <table:table-cell office:value-type="float" office:value="2.01120676354735" calcext:value-type="float">
            <office:annotation draw:style-name="gr2" draw:text-style-name="P2" svg:width="122.51pt" svg:height="63.01pt" svg:x="429.48pt" svg:y="82.49pt" draw:caption-point-x="-11.54pt" draw:caption-point-y="7.8pt">
              <dc:date>2020-04-19T00:00:00</dc:date>
              <text:p text:style-name="P1">Swirl3_CA99/-</text:p>
            </office:annotation>
            <text:p>2.01120676354735</text:p>
          </table:table-cell>
          <table:table-cell office:value-type="float" office:value="2457.54452828514" calcext:value-type="float">
            <office:annotation draw:style-name="gr2" draw:text-style-name="P2" svg:width="122.51pt" svg:height="63.01pt" svg:x="489.23pt" svg:y="82.49pt" draw:caption-point-x="-11.54pt" draw:caption-point-y="7.8pt">
              <dc:date>2020-04-19T00:00:00</dc:date>
              <text:p text:style-name="P1">TB_CA70/-</text:p>
            </office:annotation>
            <text:p>2457.54452828514</text:p>
          </table:table-cell>
          <table:table-cell office:value-type="float" office:value="955.888790141671" calcext:value-type="float">
            <office:annotation draw:style-name="gr2" draw:text-style-name="P2" svg:width="122.51pt" svg:height="63.01pt" svg:x="548.99pt" svg:y="82.49pt" draw:caption-point-x="-11.54pt" draw:caption-point-y="7.8pt">
              <dc:date>2020-04-19T00:00:00</dc:date>
              <text:p text:style-name="P1">Temp_CA05/-</text:p>
            </office:annotation>
            <text:p>955.888790141671</text:p>
          </table:table-cell>
          <table:table-cell office:value-type="float" office:value="1295.78353620821" calcext:value-type="float">
            <office:annotation draw:style-name="gr2" draw:text-style-name="P2" svg:width="122.51pt" svg:height="63.01pt" svg:x="608.74pt" svg:y="82.49pt" draw:caption-point-x="-11.54pt" draw:caption-point-y="7.8pt">
              <dc:date>2020-04-19T00:00:00</dc:date>
              <text:p text:style-name="P1">Temp_CA50/-</text:p>
            </office:annotation>
            <text:p>1295.78353620821</text:p>
          </table:table-cell>
          <table:table-cell office:value-type="float" office:value="0.145089181513704" calcext:value-type="float">
            <office:annotation draw:style-name="gr2" draw:text-style-name="P2" svg:width="122.51pt" svg:height="63.01pt" svg:x="668.49pt" svg:y="82.49pt" draw:caption-point-x="-11.54pt" draw:caption-point-y="7.8pt">
              <dc:date>2020-04-19T00:00:00</dc:date>
              <text:p text:style-name="P1">TO2_CA50/-</text:p>
            </office:annotation>
            <text:p>0.145089181513704</text:p>
          </table:table-cell>
          <table:table-cell office:value-type="float" office:value="0.384361181795948" calcext:value-type="float">
            <office:annotation draw:style-name="gr2" draw:text-style-name="P2" svg:width="122.49pt" svg:height="63.01pt" svg:x="728.25pt" svg:y="82.49pt" draw:caption-point-x="-11.54pt" draw:caption-point-y="7.8pt">
              <dc:date>2020-04-19T00:00:00</dc:date>
              <text:p text:style-name="P1">Vol_CA99/-</text:p>
            </office:annotation>
            <text:p>0.384361181795948</text:p>
          </table:table-cell>
          <table:table-cell office:value-type="float" office:value="2.87586792803208" calcext:value-type="float">
            <text:p>2.87586792803208</text:p>
          </table:table-cell>
          <table:table-cell office:value-type="float" office:value="2.7167527963506" calcext:value-type="float">
            <text:p>2.7167527963506</text:p>
          </table:table-cell>
          <table:table-cell table:style-name="ce4" office:value-type="float" office:value="0.00000083027106" calcext:value-type="float">
            <text:p>8.30E-07</text:p>
          </table:table-cell>
          <table:table-cell office:value-type="float" office:value="41.535314728722" calcext:value-type="float">
            <text:p>41.535314728722</text:p>
          </table:table-cell>
          <table:table-cell office:value-type="float" office:value="47.355957908989" calcext:value-type="float">
            <text:p>47.355957908989</text:p>
          </table:table-cell>
          <table:table-cell table:number-columns-repeated="100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float" office:value="41.74922" calcext:value-type="float">
            <text:p>41.74922</text:p>
          </table:table-cell>
          <table:table-cell office:value-type="float" office:value="193.0449" calcext:value-type="float">
            <office:annotation draw:style-name="gr1" draw:text-style-name="P2" svg:width="122.51pt" svg:height="62.99pt" svg:x="190.49pt" svg:y="97.51pt" draw:caption-point-x="-11.54pt" draw:caption-point-y="7.77pt">
              <dc:date>2020-04-19T00:00:00</dc:date>
              <text:p text:style-name="P1">HRR_max/-</text:p>
            </office:annotation>
            <text:p>193.0449</text:p>
          </table:table-cell>
          <table:table-cell office:value-type="float" office:value="1021.57352618948" calcext:value-type="float">
            <text:p>1021.57352618948</text:p>
          </table:table-cell>
          <table:table-cell office:value-type="float" office:value="46.6475057048631" calcext:value-type="float">
            <office:annotation draw:style-name="gr1" draw:text-style-name="P2" svg:width="122.49pt" svg:height="62.99pt" svg:x="310pt" svg:y="97.51pt" draw:caption-point-x="-11.54pt" draw:caption-point-y="7.77pt">
              <dc:date>2020-04-19T00:00:00</dc:date>
              <text:p text:style-name="P1">P_CA01/-</text:p>
            </office:annotation>
            <text:p>46.6475057048631</text:p>
          </table:table-cell>
          <table:table-cell office:value-type="float" office:value="54.1135816746214" calcext:value-type="float">
            <office:annotation draw:style-name="gr1" draw:text-style-name="P2" svg:width="122.49pt" svg:height="62.99pt" svg:x="369.75pt" svg:y="97.51pt" draw:caption-point-x="-11.54pt" draw:caption-point-y="7.77pt">
              <dc:date>2020-04-19T00:00:00</dc:date>
              <text:p text:style-name="P1">P_CA25/-</text:p>
            </office:annotation>
            <text:p>54.1135816746214</text:p>
          </table:table-cell>
          <table:table-cell office:value-type="float" office:value="2.00155992209692" calcext:value-type="float">
            <office:annotation draw:style-name="gr1" draw:text-style-name="P2" svg:width="122.51pt" svg:height="62.99pt" svg:x="429.48pt" svg:y="97.51pt" draw:caption-point-x="-11.54pt" draw:caption-point-y="7.77pt">
              <dc:date>2020-04-19T00:00:00</dc:date>
              <text:p text:style-name="P1">Swirl3_CA99/-</text:p>
            </office:annotation>
            <text:p>2.00155992209692</text:p>
          </table:table-cell>
          <table:table-cell office:value-type="float" office:value="2567.275248462" calcext:value-type="float">
            <office:annotation draw:style-name="gr1" draw:text-style-name="P2" svg:width="122.51pt" svg:height="62.99pt" svg:x="489.23pt" svg:y="97.51pt" draw:caption-point-x="-11.54pt" draw:caption-point-y="7.77pt">
              <dc:date>2020-04-19T00:00:00</dc:date>
              <text:p text:style-name="P1">TB_CA70/-</text:p>
            </office:annotation>
            <text:p>2567.275248462</text:p>
          </table:table-cell>
          <table:table-cell office:value-type="float" office:value="998.150838584033" calcext:value-type="float">
            <office:annotation draw:style-name="gr1" draw:text-style-name="P2" svg:width="122.51pt" svg:height="62.99pt" svg:x="548.99pt" svg:y="97.51pt" draw:caption-point-x="-11.54pt" draw:caption-point-y="7.77pt">
              <dc:date>2020-04-19T00:00:00</dc:date>
              <text:p text:style-name="P1">Temp_CA05/-</text:p>
            </office:annotation>
            <text:p>998.150838584033</text:p>
          </table:table-cell>
          <table:table-cell office:value-type="float" office:value="1500.54616780064" calcext:value-type="float">
            <office:annotation draw:style-name="gr1" draw:text-style-name="P2" svg:width="122.51pt" svg:height="62.99pt" svg:x="608.74pt" svg:y="97.51pt" draw:caption-point-x="-11.54pt" draw:caption-point-y="7.77pt">
              <dc:date>2020-04-19T00:00:00</dc:date>
              <text:p text:style-name="P1">Temp_CA50/-</text:p>
            </office:annotation>
            <text:p>1500.54616780064</text:p>
          </table:table-cell>
          <table:table-cell office:value-type="float" office:value="0.133353338530588" calcext:value-type="float">
            <office:annotation draw:style-name="gr1" draw:text-style-name="P2" svg:width="122.51pt" svg:height="62.99pt" svg:x="668.49pt" svg:y="97.51pt" draw:caption-point-x="-11.54pt" draw:caption-point-y="7.77pt">
              <dc:date>2020-04-19T00:00:00</dc:date>
              <text:p text:style-name="P1">TO2_CA50/-</text:p>
            </office:annotation>
            <text:p>0.133353338530588</text:p>
          </table:table-cell>
          <table:table-cell office:value-type="float" office:value="0.375938263029385" calcext:value-type="float">
            <office:annotation draw:style-name="gr1" draw:text-style-name="P2" svg:width="122.49pt" svg:height="62.99pt" svg:x="728.25pt" svg:y="97.51pt" draw:caption-point-x="-11.54pt" draw:caption-point-y="7.77pt">
              <dc:date>2020-04-19T00:00:00</dc:date>
              <text:p text:style-name="P1">Vol_CA99/-</text:p>
            </office:annotation>
            <text:p>0.375938263029385</text:p>
          </table:table-cell>
          <table:table-cell office:value-type="float" office:value="2.09404791968086" calcext:value-type="float">
            <text:p>2.09404791968086</text:p>
          </table:table-cell>
          <table:table-cell office:value-type="float" office:value="4.09318023754582" calcext:value-type="float">
            <text:p>4.09318023754582</text:p>
          </table:table-cell>
          <table:table-cell table:style-name="ce4" office:value-type="float" office:value="0.00000078430156" calcext:value-type="float">
            <text:p>7.84E-07</text:p>
          </table:table-cell>
          <table:table-cell office:value-type="float" office:value="24.9409698554736" calcext:value-type="float">
            <text:p>24.9409698554736</text:p>
          </table:table-cell>
          <table:table-cell office:value-type="float" office:value="35.5573491518126" calcext:value-type="float">
            <text:p>35.5573491518126</text:p>
          </table:table-cell>
          <table:table-cell table:number-columns-repeated="1007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office:value-type="float" office:value="51.57841" calcext:value-type="float">
            <text:p>51.57841</text:p>
          </table:table-cell>
          <table:table-cell office:value-type="float" office:value="81.44136" calcext:value-type="float">
            <office:annotation draw:style-name="gr1" draw:text-style-name="P2" svg:width="122.51pt" svg:height="62.99pt" svg:x="190.49pt" svg:y="112.51pt" draw:caption-point-x="-11.54pt" draw:caption-point-y="7.77pt">
              <dc:date>2020-04-19T00:00:00</dc:date>
              <text:p text:style-name="P1">HRR_max/-</text:p>
            </office:annotation>
            <text:p>81.44136</text:p>
          </table:table-cell>
          <table:table-cell office:value-type="float" office:value="314.938429912862" calcext:value-type="float">
            <text:p>314.938429912862</text:p>
          </table:table-cell>
          <table:table-cell office:value-type="float" office:value="40.7367193295778" calcext:value-type="float">
            <office:annotation draw:style-name="gr1" draw:text-style-name="P2" svg:width="122.49pt" svg:height="62.99pt" svg:x="310pt" svg:y="112.51pt" draw:caption-point-x="-11.54pt" draw:caption-point-y="7.77pt">
              <dc:date>2020-04-19T00:00:00</dc:date>
              <text:p text:style-name="P1">P_CA01/-</text:p>
            </office:annotation>
            <text:p>40.7367193295778</text:p>
          </table:table-cell>
          <table:table-cell office:value-type="float" office:value="43.0799198633636" calcext:value-type="float">
            <office:annotation draw:style-name="gr1" draw:text-style-name="P2" svg:width="122.49pt" svg:height="62.99pt" svg:x="369.75pt" svg:y="112.51pt" draw:caption-point-x="-11.54pt" draw:caption-point-y="7.77pt">
              <dc:date>2020-04-19T00:00:00</dc:date>
              <text:p text:style-name="P1">P_CA25/-</text:p>
            </office:annotation>
            <text:p>43.0799198633636</text:p>
          </table:table-cell>
          <table:table-cell office:value-type="float" office:value="2.68060436684978" calcext:value-type="float">
            <office:annotation draw:style-name="gr1" draw:text-style-name="P2" svg:width="122.51pt" svg:height="62.99pt" svg:x="429.48pt" svg:y="112.51pt" draw:caption-point-x="-11.54pt" draw:caption-point-y="7.77pt">
              <dc:date>2020-04-19T00:00:00</dc:date>
              <text:p text:style-name="P1">Swirl3_CA99/-</text:p>
            </office:annotation>
            <text:p>2.68060436684978</text:p>
          </table:table-cell>
          <table:table-cell office:value-type="float" office:value="2569.41177177782" calcext:value-type="float">
            <office:annotation draw:style-name="gr1" draw:text-style-name="P2" svg:width="122.51pt" svg:height="62.99pt" svg:x="489.23pt" svg:y="112.51pt" draw:caption-point-x="-11.54pt" draw:caption-point-y="7.77pt">
              <dc:date>2020-04-19T00:00:00</dc:date>
              <text:p text:style-name="P1">TB_CA70/-</text:p>
            </office:annotation>
            <text:p>2569.41177177782</text:p>
          </table:table-cell>
          <table:table-cell office:value-type="float" office:value="940.1834375934" calcext:value-type="float">
            <office:annotation draw:style-name="gr1" draw:text-style-name="P2" svg:width="122.51pt" svg:height="62.99pt" svg:x="548.99pt" svg:y="112.51pt" draw:caption-point-x="-11.54pt" draw:caption-point-y="7.77pt">
              <dc:date>2020-04-19T00:00:00</dc:date>
              <text:p text:style-name="P1">Temp_CA05/-</text:p>
            </office:annotation>
            <text:p>940.1834375934</text:p>
          </table:table-cell>
          <table:table-cell office:value-type="float" office:value="1117.24205776843" calcext:value-type="float">
            <office:annotation draw:style-name="gr1" draw:text-style-name="P2" svg:width="122.51pt" svg:height="62.99pt" svg:x="608.74pt" svg:y="112.51pt" draw:caption-point-x="-11.54pt" draw:caption-point-y="7.77pt">
              <dc:date>2020-04-19T00:00:00</dc:date>
              <text:p text:style-name="P1">Temp_CA50/-</text:p>
            </office:annotation>
            <text:p>1117.24205776843</text:p>
          </table:table-cell>
          <table:table-cell office:value-type="float" office:value="0.184854122798528" calcext:value-type="float">
            <office:annotation draw:style-name="gr1" draw:text-style-name="P2" svg:width="122.51pt" svg:height="62.99pt" svg:x="668.49pt" svg:y="112.51pt" draw:caption-point-x="-11.54pt" draw:caption-point-y="7.77pt">
              <dc:date>2020-04-19T00:00:00</dc:date>
              <text:p text:style-name="P1">TO2_CA50/-</text:p>
            </office:annotation>
            <text:p>0.184854122798528</text:p>
          </table:table-cell>
          <table:table-cell office:value-type="float" office:value="0.193730201394092" calcext:value-type="float">
            <office:annotation draw:style-name="gr1" draw:text-style-name="P2" svg:width="122.49pt" svg:height="62.99pt" svg:x="728.25pt" svg:y="112.51pt" draw:caption-point-x="-11.54pt" draw:caption-point-y="7.77pt">
              <dc:date>2020-04-19T00:00:00</dc:date>
              <text:p text:style-name="P1">Vol_CA99/-</text:p>
            </office:annotation>
            <text:p>0.193730201394092</text:p>
          </table:table-cell>
          <table:table-cell office:value-type="float" office:value="1.59658316425462" calcext:value-type="float">
            <text:p>1.59658316425462</text:p>
          </table:table-cell>
          <table:table-cell office:value-type="float" office:value="1.27221898761165" calcext:value-type="float">
            <text:p>1.27221898761165</text:p>
          </table:table-cell>
          <table:table-cell table:style-name="ce4" office:value-type="float" office:value="0.0000000010017362" calcext:value-type="float">
            <text:p>1.00E-09</text:p>
          </table:table-cell>
          <table:table-cell office:value-type="float" office:value="79.0479102866461" calcext:value-type="float">
            <text:p>79.0479102866461</text:p>
          </table:table-cell>
          <table:table-cell office:value-type="float" office:value="60.1303134575076" calcext:value-type="float">
            <text:p>60.1303134575076</text:p>
          </table:table-cell>
          <table:table-cell table:number-columns-repeated="1007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float" office:value="45.63783" calcext:value-type="float">
            <text:p>45.63783</text:p>
          </table:table-cell>
          <table:table-cell office:value-type="float" office:value="114.833305" calcext:value-type="float">
            <office:annotation draw:style-name="gr2" draw:text-style-name="P2" svg:width="122.51pt" svg:height="63.01pt" svg:x="190.49pt" svg:y="127.5pt" draw:caption-point-x="-11.54pt" draw:caption-point-y="7.77pt">
              <dc:date>2020-04-19T00:00:00</dc:date>
              <text:p text:style-name="P1">HRR_max/-</text:p>
            </office:annotation>
            <text:p>114.833305</text:p>
          </table:table-cell>
          <table:table-cell office:value-type="float" office:value="474.82186603448" calcext:value-type="float">
            <text:p>474.82186603448</text:p>
          </table:table-cell>
          <table:table-cell office:value-type="float" office:value="43.805746292252" calcext:value-type="float">
            <office:annotation draw:style-name="gr2" draw:text-style-name="P2" svg:width="122.49pt" svg:height="63.01pt" svg:x="310pt" svg:y="127.5pt" draw:caption-point-x="-11.54pt" draw:caption-point-y="7.77pt">
              <dc:date>2020-04-19T00:00:00</dc:date>
              <text:p text:style-name="P1">P_CA01/-</text:p>
            </office:annotation>
            <text:p>43.805746292252</text:p>
          </table:table-cell>
          <table:table-cell office:value-type="float" office:value="47.5060148966304" calcext:value-type="float">
            <office:annotation draw:style-name="gr2" draw:text-style-name="P2" svg:width="122.49pt" svg:height="63.01pt" svg:x="369.75pt" svg:y="127.5pt" draw:caption-point-x="-11.54pt" draw:caption-point-y="7.77pt">
              <dc:date>2020-04-19T00:00:00</dc:date>
              <text:p text:style-name="P1">P_CA25/-</text:p>
            </office:annotation>
            <text:p>47.5060148966304</text:p>
          </table:table-cell>
          <table:table-cell office:value-type="float" office:value="2.16723093448514" calcext:value-type="float">
            <office:annotation draw:style-name="gr2" draw:text-style-name="P2" svg:width="122.51pt" svg:height="63.01pt" svg:x="429.48pt" svg:y="127.5pt" draw:caption-point-x="-11.54pt" draw:caption-point-y="7.77pt">
              <dc:date>2020-04-19T00:00:00</dc:date>
              <text:p text:style-name="P1">Swirl3_CA99/-</text:p>
            </office:annotation>
            <text:p>2.16723093448514</text:p>
          </table:table-cell>
          <table:table-cell office:value-type="float" office:value="2449.18172599009" calcext:value-type="float">
            <office:annotation draw:style-name="gr2" draw:text-style-name="P2" svg:width="122.51pt" svg:height="63.01pt" svg:x="489.23pt" svg:y="127.5pt" draw:caption-point-x="-11.54pt" draw:caption-point-y="7.77pt">
              <dc:date>2020-04-19T00:00:00</dc:date>
              <text:p text:style-name="P1">TB_CA70/-</text:p>
            </office:annotation>
            <text:p>2449.18172599009</text:p>
          </table:table-cell>
          <table:table-cell office:value-type="float" office:value="974.653732763146" calcext:value-type="float">
            <office:annotation draw:style-name="gr2" draw:text-style-name="P2" svg:width="122.51pt" svg:height="63.01pt" svg:x="548.99pt" svg:y="127.5pt" draw:caption-point-x="-11.54pt" draw:caption-point-y="7.77pt">
              <dc:date>2020-04-19T00:00:00</dc:date>
              <text:p text:style-name="P1">Temp_CA05/-</text:p>
            </office:annotation>
            <text:p>974.653732763146</text:p>
          </table:table-cell>
          <table:table-cell office:value-type="float" office:value="1208.46636036874" calcext:value-type="float">
            <office:annotation draw:style-name="gr2" draw:text-style-name="P2" svg:width="122.51pt" svg:height="63.01pt" svg:x="608.74pt" svg:y="127.5pt" draw:caption-point-x="-11.54pt" draw:caption-point-y="7.77pt">
              <dc:date>2020-04-19T00:00:00</dc:date>
              <text:p text:style-name="P1">Temp_CA50/-</text:p>
            </office:annotation>
            <text:p>1208.46636036874</text:p>
          </table:table-cell>
          <table:table-cell office:value-type="float" office:value="0.15533861370154" calcext:value-type="float">
            <office:annotation draw:style-name="gr2" draw:text-style-name="P2" svg:width="122.51pt" svg:height="63.01pt" svg:x="668.49pt" svg:y="127.5pt" draw:caption-point-x="-11.54pt" draw:caption-point-y="7.77pt">
              <dc:date>2020-04-19T00:00:00</dc:date>
              <text:p text:style-name="P1">TO2_CA50/-</text:p>
            </office:annotation>
            <text:p>0.15533861370154</text:p>
          </table:table-cell>
          <table:table-cell office:value-type="float" office:value="0.351501856510021" calcext:value-type="float">
            <office:annotation draw:style-name="gr2" draw:text-style-name="P2" svg:width="122.49pt" svg:height="63.01pt" svg:x="728.25pt" svg:y="127.5pt" draw:caption-point-x="-11.54pt" draw:caption-point-y="7.77pt">
              <dc:date>2020-04-19T00:00:00</dc:date>
              <text:p text:style-name="P1">Vol_CA99/-</text:p>
            </office:annotation>
            <text:p>0.351501856510021</text:p>
          </table:table-cell>
          <table:table-cell office:value-type="float" office:value="3.09433224098183" calcext:value-type="float">
            <text:p>3.09433224098183</text:p>
          </table:table-cell>
          <table:table-cell office:value-type="float" office:value="1.94519817268732" calcext:value-type="float">
            <text:p>1.94519817268732</text:p>
          </table:table-cell>
          <table:table-cell table:style-name="ce4" office:value-type="float" office:value="0.0000005101901" calcext:value-type="float">
            <text:p>5.10E-07</text:p>
          </table:table-cell>
          <table:table-cell office:value-type="float" office:value="101.091661822459" calcext:value-type="float">
            <text:p>101.091661822459</text:p>
          </table:table-cell>
          <table:table-cell office:value-type="float" office:value="59.8822859959376" calcext:value-type="float">
            <text:p>59.8822859959376</text:p>
          </table:table-cell>
          <table:table-cell table:number-columns-repeated="1007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office:value-type="float" office:value="40.32669" calcext:value-type="float">
            <text:p>40.32669</text:p>
          </table:table-cell>
          <table:table-cell office:value-type="float" office:value="153.27808" calcext:value-type="float">
            <office:annotation draw:style-name="gr2" draw:text-style-name="P2" svg:width="122.51pt" svg:height="63.01pt" svg:x="190.49pt" svg:y="142.5pt" draw:caption-point-x="-11.54pt" draw:caption-point-y="7.77pt">
              <dc:date>2020-04-19T00:00:00</dc:date>
              <text:p text:style-name="P1">HRR_max/-</text:p>
            </office:annotation>
            <text:p>153.27808</text:p>
          </table:table-cell>
          <table:table-cell office:value-type="float" office:value="820.82350960559" calcext:value-type="float">
            <text:p>820.82350960559</text:p>
          </table:table-cell>
          <table:table-cell office:value-type="float" office:value="50.7461021417851" calcext:value-type="float">
            <office:annotation draw:style-name="gr2" draw:text-style-name="P2" svg:width="122.49pt" svg:height="63.01pt" svg:x="310pt" svg:y="142.5pt" draw:caption-point-x="-11.54pt" draw:caption-point-y="7.77pt">
              <dc:date>2020-04-19T00:00:00</dc:date>
              <text:p text:style-name="P1">P_CA01/-</text:p>
            </office:annotation>
            <text:p>50.7461021417851</text:p>
          </table:table-cell>
          <table:table-cell office:value-type="float" office:value="53.2460381679143" calcext:value-type="float">
            <office:annotation draw:style-name="gr2" draw:text-style-name="P2" svg:width="122.49pt" svg:height="63.01pt" svg:x="369.75pt" svg:y="142.5pt" draw:caption-point-x="-11.54pt" draw:caption-point-y="7.77pt">
              <dc:date>2020-04-19T00:00:00</dc:date>
              <text:p text:style-name="P1">P_CA25/-</text:p>
            </office:annotation>
            <text:p>53.2460381679143</text:p>
          </table:table-cell>
          <table:table-cell office:value-type="float" office:value="1.96099120712886" calcext:value-type="float">
            <office:annotation draw:style-name="gr2" draw:text-style-name="P2" svg:width="122.51pt" svg:height="63.01pt" svg:x="429.48pt" svg:y="142.5pt" draw:caption-point-x="-11.54pt" draw:caption-point-y="7.77pt">
              <dc:date>2020-04-19T00:00:00</dc:date>
              <text:p text:style-name="P1">Swirl3_CA99/-</text:p>
            </office:annotation>
            <text:p>1.96099120712886</text:p>
          </table:table-cell>
          <table:table-cell office:value-type="float" office:value="2471.13443679464" calcext:value-type="float">
            <office:annotation draw:style-name="gr2" draw:text-style-name="P2" svg:width="122.51pt" svg:height="63.01pt" svg:x="489.23pt" svg:y="142.5pt" draw:caption-point-x="-11.54pt" draw:caption-point-y="7.77pt">
              <dc:date>2020-04-19T00:00:00</dc:date>
              <text:p text:style-name="P1">TB_CA70/-</text:p>
            </office:annotation>
            <text:p>2471.13443679464</text:p>
          </table:table-cell>
          <table:table-cell office:value-type="float" office:value="983.417725171758" calcext:value-type="float">
            <office:annotation draw:style-name="gr2" draw:text-style-name="P2" svg:width="122.51pt" svg:height="63.01pt" svg:x="548.99pt" svg:y="142.5pt" draw:caption-point-x="-11.54pt" draw:caption-point-y="7.77pt">
              <dc:date>2020-04-19T00:00:00</dc:date>
              <text:p text:style-name="P1">Temp_CA05/-</text:p>
            </office:annotation>
            <text:p>983.417725171758</text:p>
          </table:table-cell>
          <table:table-cell office:value-type="float" office:value="1339.7826028083" calcext:value-type="float">
            <office:annotation draw:style-name="gr2" draw:text-style-name="P2" svg:width="122.51pt" svg:height="63.01pt" svg:x="608.74pt" svg:y="142.5pt" draw:caption-point-x="-11.54pt" draw:caption-point-y="7.77pt">
              <dc:date>2020-04-19T00:00:00</dc:date>
              <text:p text:style-name="P1">Temp_CA50/-</text:p>
            </office:annotation>
            <text:p>1339.7826028083</text:p>
          </table:table-cell>
          <table:table-cell office:value-type="float" office:value="0.140783362527001" calcext:value-type="float">
            <office:annotation draw:style-name="gr2" draw:text-style-name="P2" svg:width="122.51pt" svg:height="63.01pt" svg:x="668.49pt" svg:y="142.5pt" draw:caption-point-x="-11.54pt" draw:caption-point-y="7.77pt">
              <dc:date>2020-04-19T00:00:00</dc:date>
              <text:p text:style-name="P1">TO2_CA50/-</text:p>
            </office:annotation>
            <text:p>0.140783362527001</text:p>
          </table:table-cell>
          <table:table-cell office:value-type="float" office:value="0.47509363871087" calcext:value-type="float">
            <office:annotation draw:style-name="gr2" draw:text-style-name="P2" svg:width="122.49pt" svg:height="63.01pt" svg:x="728.25pt" svg:y="142.5pt" draw:caption-point-x="-11.54pt" draw:caption-point-y="7.77pt">
              <dc:date>2020-04-19T00:00:00</dc:date>
              <text:p text:style-name="P1">Vol_CA99/-</text:p>
            </office:annotation>
            <text:p>0.47509363871087</text:p>
          </table:table-cell>
          <table:table-cell office:value-type="float" office:value="2.66273018457695" calcext:value-type="float">
            <text:p>2.66273018457695</text:p>
          </table:table-cell>
          <table:table-cell office:value-type="float" office:value="3.1279264243704" calcext:value-type="float">
            <text:p>3.1279264243704</text:p>
          </table:table-cell>
          <table:table-cell table:style-name="ce4" office:value-type="float" office:value="0.0000016462377" calcext:value-type="float">
            <text:p>1.65E-06</text:p>
          </table:table-cell>
          <table:table-cell office:value-type="float" office:value="44.3492758795874" calcext:value-type="float">
            <text:p>44.3492758795874</text:p>
          </table:table-cell>
          <table:table-cell office:value-type="float" office:value="42.6895015234432" calcext:value-type="float">
            <text:p>42.6895015234432</text:p>
          </table:table-cell>
          <table:table-cell table:number-columns-repeated="1007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office:value-type="float" office:value="37.05091" calcext:value-type="float">
            <text:p>37.05091</text:p>
          </table:table-cell>
          <table:table-cell office:value-type="float" office:value="202.92818" calcext:value-type="float">
            <office:annotation draw:style-name="gr2" draw:text-style-name="P2" svg:width="122.51pt" svg:height="63.01pt" svg:x="190.49pt" svg:y="157.49pt" draw:caption-point-x="-11.54pt" draw:caption-point-y="7.77pt">
              <dc:date>2020-04-19T00:00:00</dc:date>
              <text:p text:style-name="P1">HRR_max/-</text:p>
            </office:annotation>
            <text:p>202.92818</text:p>
          </table:table-cell>
          <table:table-cell office:value-type="float" office:value="1295.49950371172" calcext:value-type="float">
            <text:p>1295.49950371172</text:p>
          </table:table-cell>
          <table:table-cell office:value-type="float" office:value="58.0358209070737" calcext:value-type="float">
            <office:annotation draw:style-name="gr2" draw:text-style-name="P2" svg:width="122.49pt" svg:height="63.01pt" svg:x="310pt" svg:y="157.49pt" draw:caption-point-x="-11.54pt" draw:caption-point-y="7.77pt">
              <dc:date>2020-04-19T00:00:00</dc:date>
              <text:p text:style-name="P1">P_CA01/-</text:p>
            </office:annotation>
            <text:p>58.0358209070737</text:p>
          </table:table-cell>
          <table:table-cell office:value-type="float" office:value="66.0180429351454" calcext:value-type="float">
            <office:annotation draw:style-name="gr2" draw:text-style-name="P2" svg:width="122.49pt" svg:height="63.01pt" svg:x="369.75pt" svg:y="157.49pt" draw:caption-point-x="-11.54pt" draw:caption-point-y="7.77pt">
              <dc:date>2020-04-19T00:00:00</dc:date>
              <text:p text:style-name="P1">P_CA25/-</text:p>
            </office:annotation>
            <text:p>66.0180429351454</text:p>
          </table:table-cell>
          <table:table-cell office:value-type="float" office:value="1.97582286215938" calcext:value-type="float">
            <office:annotation draw:style-name="gr2" draw:text-style-name="P2" svg:width="122.51pt" svg:height="63.01pt" svg:x="429.48pt" svg:y="157.49pt" draw:caption-point-x="-11.54pt" draw:caption-point-y="7.77pt">
              <dc:date>2020-04-19T00:00:00</dc:date>
              <text:p text:style-name="P1">Swirl3_CA99/-</text:p>
            </office:annotation>
            <text:p>1.97582286215938</text:p>
          </table:table-cell>
          <table:table-cell office:value-type="float" office:value="2598.3759129029" calcext:value-type="float">
            <office:annotation draw:style-name="gr2" draw:text-style-name="P2" svg:width="122.51pt" svg:height="63.01pt" svg:x="489.23pt" svg:y="157.49pt" draw:caption-point-x="-11.54pt" draw:caption-point-y="7.77pt">
              <dc:date>2020-04-19T00:00:00</dc:date>
              <text:p text:style-name="P1">TB_CA70/-</text:p>
            </office:annotation>
            <text:p>2598.3759129029</text:p>
          </table:table-cell>
          <table:table-cell office:value-type="float" office:value="1010.31908458932" calcext:value-type="float">
            <office:annotation draw:style-name="gr2" draw:text-style-name="P2" svg:width="122.51pt" svg:height="63.01pt" svg:x="548.99pt" svg:y="157.49pt" draw:caption-point-x="-11.54pt" draw:caption-point-y="7.77pt">
              <dc:date>2020-04-19T00:00:00</dc:date>
              <text:p text:style-name="P1">Temp_CA05/-</text:p>
            </office:annotation>
            <text:p>1010.31908458932</text:p>
          </table:table-cell>
          <table:table-cell office:value-type="float" office:value="1532.20358877876" calcext:value-type="float">
            <office:annotation draw:style-name="gr2" draw:text-style-name="P2" svg:width="122.51pt" svg:height="63.01pt" svg:x="608.74pt" svg:y="157.49pt" draw:caption-point-x="-11.54pt" draw:caption-point-y="7.77pt">
              <dc:date>2020-04-19T00:00:00</dc:date>
              <text:p text:style-name="P1">Temp_CA50/-</text:p>
            </office:annotation>
            <text:p>1532.20358877876</text:p>
          </table:table-cell>
          <table:table-cell office:value-type="float" office:value="0.135084392858272" calcext:value-type="float">
            <office:annotation draw:style-name="gr2" draw:text-style-name="P2" svg:width="122.51pt" svg:height="63.01pt" svg:x="668.49pt" svg:y="157.49pt" draw:caption-point-x="-11.54pt" draw:caption-point-y="7.77pt">
              <dc:date>2020-04-19T00:00:00</dc:date>
              <text:p text:style-name="P1">TO2_CA50/-</text:p>
            </office:annotation>
            <text:p>0.135084392858272</text:p>
          </table:table-cell>
          <table:table-cell office:value-type="float" office:value="0.453312808083665" calcext:value-type="float">
            <office:annotation draw:style-name="gr2" draw:text-style-name="P2" svg:width="122.49pt" svg:height="63.01pt" svg:x="728.25pt" svg:y="157.49pt" draw:caption-point-x="-11.54pt" draw:caption-point-y="7.77pt">
              <dc:date>2020-04-19T00:00:00</dc:date>
              <text:p text:style-name="P1">Vol_CA99/-</text:p>
            </office:annotation>
            <text:p>0.453312808083665</text:p>
          </table:table-cell>
          <table:table-cell office:value-type="float" office:value="1.43591679948049" calcext:value-type="float">
            <text:p>1.43591679948049</text:p>
          </table:table-cell>
          <table:table-cell office:value-type="float" office:value="3.02362017152769" calcext:value-type="float">
            <text:p>3.02362017152769</text:p>
          </table:table-cell>
          <table:table-cell table:style-name="ce4" office:value-type="float" office:value="0.0000012301647" calcext:value-type="float">
            <text:p>1.23E-06</text:p>
          </table:table-cell>
          <table:table-cell office:value-type="float" office:value="33.12176133248" calcext:value-type="float">
            <text:p>33.12176133248</text:p>
          </table:table-cell>
          <table:table-cell office:value-type="float" office:value="36.0705053780768" calcext:value-type="float">
            <text:p>36.0705053780768</text:p>
          </table:table-cell>
          <table:table-cell table:number-columns-repeated="1007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float" office:value="36.5399" calcext:value-type="float">
            <text:p>36.5399</text:p>
          </table:table-cell>
          <table:table-cell office:value-type="float" office:value="212.89816" calcext:value-type="float">
            <office:annotation draw:style-name="gr2" draw:text-style-name="P2" svg:width="122.51pt" svg:height="63.01pt" svg:x="190.49pt" svg:y="172.49pt" draw:caption-point-x="-11.54pt" draw:caption-point-y="7.8pt">
              <dc:date>2020-04-19T00:00:00</dc:date>
              <text:p text:style-name="P1">HRR_max/-</text:p>
            </office:annotation>
            <text:p>212.89816</text:p>
          </table:table-cell>
          <table:table-cell office:value-type="float" office:value="1408.61713533194" calcext:value-type="float">
            <text:p>1408.61713533194</text:p>
          </table:table-cell>
          <table:table-cell office:value-type="float" office:value="59.8564996963361" calcext:value-type="float">
            <office:annotation draw:style-name="gr2" draw:text-style-name="P2" svg:width="122.49pt" svg:height="63.01pt" svg:x="310pt" svg:y="172.49pt" draw:caption-point-x="-11.54pt" draw:caption-point-y="7.8pt">
              <dc:date>2020-04-19T00:00:00</dc:date>
              <text:p text:style-name="P1">P_CA01/-</text:p>
            </office:annotation>
            <text:p>59.8564996963361</text:p>
          </table:table-cell>
          <table:table-cell office:value-type="float" office:value="69.8795382287306" calcext:value-type="float">
            <office:annotation draw:style-name="gr2" draw:text-style-name="P2" svg:width="122.49pt" svg:height="63.01pt" svg:x="369.75pt" svg:y="172.49pt" draw:caption-point-x="-11.54pt" draw:caption-point-y="7.8pt">
              <dc:date>2020-04-19T00:00:00</dc:date>
              <text:p text:style-name="P1">P_CA25/-</text:p>
            </office:annotation>
            <text:p>69.8795382287306</text:p>
          </table:table-cell>
          <table:table-cell office:value-type="float" office:value="1.9815903261557" calcext:value-type="float">
            <office:annotation draw:style-name="gr2" draw:text-style-name="P2" svg:width="122.51pt" svg:height="63.01pt" svg:x="429.48pt" svg:y="172.49pt" draw:caption-point-x="-11.54pt" draw:caption-point-y="7.8pt">
              <dc:date>2020-04-19T00:00:00</dc:date>
              <text:p text:style-name="P1">Swirl3_CA99/-</text:p>
            </office:annotation>
            <text:p>1.9815903261557</text:p>
          </table:table-cell>
          <table:table-cell office:value-type="float" office:value="2611.09491493015" calcext:value-type="float">
            <office:annotation draw:style-name="gr2" draw:text-style-name="P2" svg:width="122.51pt" svg:height="63.01pt" svg:x="489.23pt" svg:y="172.49pt" draw:caption-point-x="-11.54pt" draw:caption-point-y="7.8pt">
              <dc:date>2020-04-19T00:00:00</dc:date>
              <text:p text:style-name="P1">TB_CA70/-</text:p>
            </office:annotation>
            <text:p>2611.09491493015</text:p>
          </table:table-cell>
          <table:table-cell office:value-type="float" office:value="1017.27440524706" calcext:value-type="float">
            <office:annotation draw:style-name="gr2" draw:text-style-name="P2" svg:width="122.51pt" svg:height="63.01pt" svg:x="548.99pt" svg:y="172.49pt" draw:caption-point-x="-11.54pt" draw:caption-point-y="7.8pt">
              <dc:date>2020-04-19T00:00:00</dc:date>
              <text:p text:style-name="P1">Temp_CA05/-</text:p>
            </office:annotation>
            <text:p>1017.27440524706</text:p>
          </table:table-cell>
          <table:table-cell office:value-type="float" office:value="1570.90363392802" calcext:value-type="float">
            <office:annotation draw:style-name="gr2" draw:text-style-name="P2" svg:width="122.51pt" svg:height="63.01pt" svg:x="608.74pt" svg:y="172.49pt" draw:caption-point-x="-11.54pt" draw:caption-point-y="7.8pt">
              <dc:date>2020-04-19T00:00:00</dc:date>
              <text:p text:style-name="P1">Temp_CA50/-</text:p>
            </office:annotation>
            <text:p>1570.90363392802</text:p>
          </table:table-cell>
          <table:table-cell office:value-type="float" office:value="0.133105456717994" calcext:value-type="float">
            <office:annotation draw:style-name="gr2" draw:text-style-name="P2" svg:width="122.51pt" svg:height="63.01pt" svg:x="668.49pt" svg:y="172.49pt" draw:caption-point-x="-11.54pt" draw:caption-point-y="7.8pt">
              <dc:date>2020-04-19T00:00:00</dc:date>
              <text:p text:style-name="P1">TO2_CA50/-</text:p>
            </office:annotation>
            <text:p>0.133105456717994</text:p>
          </table:table-cell>
          <table:table-cell office:value-type="float" office:value="0.448264171284444" calcext:value-type="float">
            <office:annotation draw:style-name="gr2" draw:text-style-name="P2" svg:width="122.49pt" svg:height="63.01pt" svg:x="728.25pt" svg:y="172.49pt" draw:caption-point-x="-11.54pt" draw:caption-point-y="7.8pt">
              <dc:date>2020-04-19T00:00:00</dc:date>
              <text:p text:style-name="P1">Vol_CA99/-</text:p>
            </office:annotation>
            <text:p>0.448264171284444</text:p>
          </table:table-cell>
          <table:table-cell office:value-type="float" office:value="1.25707326568722" calcext:value-type="float">
            <text:p>1.25707326568722</text:p>
          </table:table-cell>
          <table:table-cell office:value-type="float" office:value="3.1626318828467" calcext:value-type="float">
            <text:p>3.1626318828467</text:p>
          </table:table-cell>
          <table:table-cell table:style-name="ce4" office:value-type="float" office:value="0.0000012064789" calcext:value-type="float">
            <text:p>1.21E-06</text:p>
          </table:table-cell>
          <table:table-cell office:value-type="float" office:value="35.318672038503" calcext:value-type="float">
            <text:p>35.318672038503</text:p>
          </table:table-cell>
          <table:table-cell office:value-type="float" office:value="36.1709768790772" calcext:value-type="float">
            <text:p>36.1709768790772</text:p>
          </table:table-cell>
          <table:table-cell table:number-columns-repeated="1007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" office:value-type="float" office:value="59.58015" calcext:value-type="float">
            <text:p>59.58015</text:p>
          </table:table-cell>
          <table:table-cell office:value-type="float" office:value="85.802574" calcext:value-type="float">
            <office:annotation draw:style-name="gr1" draw:text-style-name="P2" svg:width="122.51pt" svg:height="62.99pt" svg:x="190.49pt" svg:y="187.51pt" draw:caption-point-x="-11.54pt" draw:caption-point-y="7.77pt">
              <dc:date>2020-04-19T00:00:00</dc:date>
              <text:p text:style-name="P1">HRR_max/-</text:p>
            </office:annotation>
            <text:p>85.802574</text:p>
          </table:table-cell>
          <table:table-cell office:value-type="float" office:value="267.924368887869" calcext:value-type="float">
            <text:p>267.924368887869</text:p>
          </table:table-cell>
          <table:table-cell office:value-type="float" office:value="43.3211076468724" calcext:value-type="float">
            <office:annotation draw:style-name="gr1" draw:text-style-name="P2" svg:width="122.49pt" svg:height="62.99pt" svg:x="310pt" svg:y="187.51pt" draw:caption-point-x="-11.54pt" draw:caption-point-y="7.77pt">
              <dc:date>2020-04-19T00:00:00</dc:date>
              <text:p text:style-name="P1">P_CA01/-</text:p>
            </office:annotation>
            <text:p>43.3211076468724</text:p>
          </table:table-cell>
          <table:table-cell office:value-type="float" office:value="45.5950887533528" calcext:value-type="float">
            <office:annotation draw:style-name="gr1" draw:text-style-name="P2" svg:width="122.49pt" svg:height="62.99pt" svg:x="369.75pt" svg:y="187.51pt" draw:caption-point-x="-11.54pt" draw:caption-point-y="7.77pt">
              <dc:date>2020-04-19T00:00:00</dc:date>
              <text:p text:style-name="P1">P_CA25/-</text:p>
            </office:annotation>
            <text:p>45.5950887533528</text:p>
          </table:table-cell>
          <table:table-cell office:value-type="float" office:value="2.60218522662267" calcext:value-type="float">
            <office:annotation draw:style-name="gr1" draw:text-style-name="P2" svg:width="122.51pt" svg:height="62.99pt" svg:x="429.48pt" svg:y="187.51pt" draw:caption-point-x="-11.54pt" draw:caption-point-y="7.77pt">
              <dc:date>2020-04-19T00:00:00</dc:date>
              <text:p text:style-name="P1">Swirl3_CA99/-</text:p>
            </office:annotation>
            <text:p>2.60218522662267</text:p>
          </table:table-cell>
          <table:table-cell office:value-type="float" office:value="2316.38938171127" calcext:value-type="float">
            <office:annotation draw:style-name="gr1" draw:text-style-name="P2" svg:width="122.51pt" svg:height="62.99pt" svg:x="489.23pt" svg:y="187.51pt" draw:caption-point-x="-11.54pt" draw:caption-point-y="7.77pt">
              <dc:date>2020-04-19T00:00:00</dc:date>
              <text:p text:style-name="P1">TB_CA70/-</text:p>
            </office:annotation>
            <text:p>2316.38938171127</text:p>
          </table:table-cell>
          <table:table-cell office:value-type="float" office:value="957.486209110183" calcext:value-type="float">
            <office:annotation draw:style-name="gr1" draw:text-style-name="P2" svg:width="122.51pt" svg:height="62.99pt" svg:x="548.99pt" svg:y="187.51pt" draw:caption-point-x="-11.54pt" draw:caption-point-y="7.77pt">
              <dc:date>2020-04-19T00:00:00</dc:date>
              <text:p text:style-name="P1">Temp_CA05/-</text:p>
            </office:annotation>
            <text:p>957.486209110183</text:p>
          </table:table-cell>
          <table:table-cell office:value-type="float" office:value="1082.25659890023" calcext:value-type="float">
            <office:annotation draw:style-name="gr1" draw:text-style-name="P2" svg:width="122.51pt" svg:height="62.99pt" svg:x="608.74pt" svg:y="187.51pt" draw:caption-point-x="-11.54pt" draw:caption-point-y="7.77pt">
              <dc:date>2020-04-19T00:00:00</dc:date>
              <text:p text:style-name="P1">Temp_CA50/-</text:p>
            </office:annotation>
            <text:p>1082.25659890023</text:p>
          </table:table-cell>
          <table:table-cell office:value-type="float" office:value="0.174731668403433" calcext:value-type="float">
            <office:annotation draw:style-name="gr1" draw:text-style-name="P2" svg:width="122.51pt" svg:height="62.99pt" svg:x="668.49pt" svg:y="187.51pt" draw:caption-point-x="-11.54pt" draw:caption-point-y="7.77pt">
              <dc:date>2020-04-19T00:00:00</dc:date>
              <text:p text:style-name="P1">TO2_CA50/-</text:p>
            </office:annotation>
            <text:p>0.174731668403433</text:p>
          </table:table-cell>
          <table:table-cell office:value-type="float" office:value="0.187721542490101" calcext:value-type="float">
            <office:annotation draw:style-name="gr1" draw:text-style-name="P2" svg:width="122.49pt" svg:height="62.99pt" svg:x="728.25pt" svg:y="187.51pt" draw:caption-point-x="-11.54pt" draw:caption-point-y="7.77pt">
              <dc:date>2020-04-19T00:00:00</dc:date>
              <text:p text:style-name="P1">Vol_CA99/-</text:p>
            </office:annotation>
            <text:p>0.187721542490101</text:p>
          </table:table-cell>
          <table:table-cell office:value-type="float" office:value="2.59327111795038" calcext:value-type="float">
            <text:p>2.59327111795038</text:p>
          </table:table-cell>
          <table:table-cell office:value-type="float" office:value="1.01540634504813" calcext:value-type="float">
            <text:p>1.01540634504813</text:p>
          </table:table-cell>
          <table:table-cell table:style-name="ce4" office:value-type="float" office:value="0.000000004771103" calcext:value-type="float">
            <text:p>4.77E-09</text:p>
          </table:table-cell>
          <table:table-cell office:value-type="float" office:value="72.7133061093138" calcext:value-type="float">
            <text:p>72.7133061093138</text:p>
          </table:table-cell>
          <table:table-cell office:value-type="float" office:value="60.596537832528" calcext:value-type="float">
            <text:p>60.596537832528</text:p>
          </table:table-cell>
          <table:table-cell table:number-columns-repeated="1007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" office:value-type="float" office:value="43.59546" calcext:value-type="float">
            <text:p>43.59546</text:p>
          </table:table-cell>
          <table:table-cell office:value-type="float" office:value="109.616455" calcext:value-type="float">
            <office:annotation draw:style-name="gr1" draw:text-style-name="P2" svg:width="122.51pt" svg:height="62.99pt" svg:x="190.49pt" svg:y="202.51pt" draw:caption-point-x="-11.54pt" draw:caption-point-y="7.77pt">
              <dc:date>2020-04-19T00:00:00</dc:date>
              <text:p text:style-name="P1">HRR_max/-</text:p>
            </office:annotation>
            <text:p>109.616455</text:p>
          </table:table-cell>
          <table:table-cell office:value-type="float" office:value="469.025905843766" calcext:value-type="float">
            <text:p>469.025905843766</text:p>
          </table:table-cell>
          <table:table-cell office:value-type="float" office:value="46.6687515634357" calcext:value-type="float">
            <office:annotation draw:style-name="gr1" draw:text-style-name="P2" svg:width="122.49pt" svg:height="62.99pt" svg:x="310pt" svg:y="202.51pt" draw:caption-point-x="-11.54pt" draw:caption-point-y="7.77pt">
              <dc:date>2020-04-19T00:00:00</dc:date>
              <text:p text:style-name="P1">P_CA01/-</text:p>
            </office:annotation>
            <text:p>46.6687515634357</text:p>
          </table:table-cell>
          <table:table-cell office:value-type="float" office:value="52.2225258656662" calcext:value-type="float">
            <office:annotation draw:style-name="gr1" draw:text-style-name="P2" svg:width="122.49pt" svg:height="62.99pt" svg:x="369.75pt" svg:y="202.51pt" draw:caption-point-x="-11.54pt" draw:caption-point-y="7.77pt">
              <dc:date>2020-04-19T00:00:00</dc:date>
              <text:p text:style-name="P1">P_CA25/-</text:p>
            </office:annotation>
            <text:p>52.2225258656662</text:p>
          </table:table-cell>
          <table:table-cell office:value-type="float" office:value="2.1218226505274" calcext:value-type="float">
            <office:annotation draw:style-name="gr1" draw:text-style-name="P2" svg:width="122.51pt" svg:height="62.99pt" svg:x="429.48pt" svg:y="202.51pt" draw:caption-point-x="-11.54pt" draw:caption-point-y="7.77pt">
              <dc:date>2020-04-19T00:00:00</dc:date>
              <text:p text:style-name="P1">Swirl3_CA99/-</text:p>
            </office:annotation>
            <text:p>2.1218226505274</text:p>
          </table:table-cell>
          <table:table-cell office:value-type="float" office:value="2436.06452140902" calcext:value-type="float">
            <office:annotation draw:style-name="gr1" draw:text-style-name="P2" svg:width="122.51pt" svg:height="62.99pt" svg:x="489.23pt" svg:y="202.51pt" draw:caption-point-x="-11.54pt" draw:caption-point-y="7.77pt">
              <dc:date>2020-04-19T00:00:00</dc:date>
              <text:p text:style-name="P1">TB_CA70/-</text:p>
            </office:annotation>
            <text:p>2436.06452140902</text:p>
          </table:table-cell>
          <table:table-cell office:value-type="float" office:value="982.889097547353" calcext:value-type="float">
            <office:annotation draw:style-name="gr1" draw:text-style-name="P2" svg:width="122.51pt" svg:height="62.99pt" svg:x="548.99pt" svg:y="202.51pt" draw:caption-point-x="-11.54pt" draw:caption-point-y="7.77pt">
              <dc:date>2020-04-19T00:00:00</dc:date>
              <text:p text:style-name="P1">Temp_CA05/-</text:p>
            </office:annotation>
            <text:p>982.889097547353</text:p>
          </table:table-cell>
          <table:table-cell office:value-type="float" office:value="1200.1557767433" calcext:value-type="float">
            <office:annotation draw:style-name="gr1" draw:text-style-name="P2" svg:width="122.51pt" svg:height="62.99pt" svg:x="608.74pt" svg:y="202.51pt" draw:caption-point-x="-11.54pt" draw:caption-point-y="7.77pt">
              <dc:date>2020-04-19T00:00:00</dc:date>
              <text:p text:style-name="P1">Temp_CA50/-</text:p>
            </office:annotation>
            <text:p>1200.1557767433</text:p>
          </table:table-cell>
          <table:table-cell office:value-type="float" office:value="0.154022167287094" calcext:value-type="float">
            <office:annotation draw:style-name="gr1" draw:text-style-name="P2" svg:width="122.51pt" svg:height="62.99pt" svg:x="668.49pt" svg:y="202.51pt" draw:caption-point-x="-11.54pt" draw:caption-point-y="7.77pt">
              <dc:date>2020-04-19T00:00:00</dc:date>
              <text:p text:style-name="P1">TO2_CA50/-</text:p>
            </office:annotation>
            <text:p>0.154022167287094</text:p>
          </table:table-cell>
          <table:table-cell office:value-type="float" office:value="0.351724847854527" calcext:value-type="float">
            <office:annotation draw:style-name="gr1" draw:text-style-name="P2" svg:width="122.49pt" svg:height="62.99pt" svg:x="728.25pt" svg:y="202.51pt" draw:caption-point-x="-11.54pt" draw:caption-point-y="7.77pt">
              <dc:date>2020-04-19T00:00:00</dc:date>
              <text:p text:style-name="P1">Vol_CA99/-</text:p>
            </office:annotation>
            <text:p>0.351724847854527</text:p>
          </table:table-cell>
          <table:table-cell office:value-type="float" office:value="3.21010726218066" calcext:value-type="float">
            <text:p>3.21010726218066</text:p>
          </table:table-cell>
          <table:table-cell office:value-type="float" office:value="1.78386874787306" calcext:value-type="float">
            <text:p>1.78386874787306</text:p>
          </table:table-cell>
          <table:table-cell table:style-name="ce4" office:value-type="float" office:value="0.0000006360625" calcext:value-type="float">
            <text:p>6.36E-07</text:p>
          </table:table-cell>
          <table:table-cell office:value-type="float" office:value="96.9706163951502" calcext:value-type="float">
            <text:p>96.9706163951502</text:p>
          </table:table-cell>
          <table:table-cell office:value-type="float" office:value="59.0029990286648" calcext:value-type="float">
            <text:p>59.0029990286648</text:p>
          </table:table-cell>
          <table:table-cell table:number-columns-repeated="1007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 office:value-type="float" office:value="37.82126" calcext:value-type="float">
            <text:p>37.82126</text:p>
          </table:table-cell>
          <table:table-cell office:value-type="float" office:value="155.31966" calcext:value-type="float">
            <office:annotation draw:style-name="gr2" draw:text-style-name="P2" svg:width="122.51pt" svg:height="63.01pt" svg:x="190.49pt" svg:y="217.5pt" draw:caption-point-x="-11.54pt" draw:caption-point-y="7.77pt">
              <dc:date>2020-04-19T00:00:00</dc:date>
              <text:p text:style-name="P1">HRR_max/-</text:p>
            </office:annotation>
            <text:p>155.31966</text:p>
          </table:table-cell>
          <table:table-cell office:value-type="float" office:value="858.768206609199" calcext:value-type="float">
            <text:p>858.768206609199</text:p>
          </table:table-cell>
          <table:table-cell office:value-type="float" office:value="54.8910022017255" calcext:value-type="float">
            <office:annotation draw:style-name="gr2" draw:text-style-name="P2" svg:width="122.49pt" svg:height="63.01pt" svg:x="310pt" svg:y="217.5pt" draw:caption-point-x="-11.54pt" draw:caption-point-y="7.77pt">
              <dc:date>2020-04-19T00:00:00</dc:date>
              <text:p text:style-name="P1">P_CA01/-</text:p>
            </office:annotation>
            <text:p>54.8910022017255</text:p>
          </table:table-cell>
          <table:table-cell office:value-type="float" office:value="57.8209019110338" calcext:value-type="float">
            <office:annotation draw:style-name="gr2" draw:text-style-name="P2" svg:width="122.49pt" svg:height="63.01pt" svg:x="369.75pt" svg:y="217.5pt" draw:caption-point-x="-11.54pt" draw:caption-point-y="7.77pt">
              <dc:date>2020-04-19T00:00:00</dc:date>
              <text:p text:style-name="P1">P_CA25/-</text:p>
            </office:annotation>
            <text:p>57.8209019110338</text:p>
          </table:table-cell>
          <table:table-cell office:value-type="float" office:value="1.9102736958337" calcext:value-type="float">
            <office:annotation draw:style-name="gr2" draw:text-style-name="P2" svg:width="122.51pt" svg:height="63.01pt" svg:x="429.48pt" svg:y="217.5pt" draw:caption-point-x="-11.54pt" draw:caption-point-y="7.77pt">
              <dc:date>2020-04-19T00:00:00</dc:date>
              <text:p text:style-name="P1">Swirl3_CA99/-</text:p>
            </office:annotation>
            <text:p>1.9102736958337</text:p>
          </table:table-cell>
          <table:table-cell office:value-type="float" office:value="2496.07678467098" calcext:value-type="float">
            <office:annotation draw:style-name="gr2" draw:text-style-name="P2" svg:width="122.51pt" svg:height="63.01pt" svg:x="489.23pt" svg:y="217.5pt" draw:caption-point-x="-11.54pt" draw:caption-point-y="7.77pt">
              <dc:date>2020-04-19T00:00:00</dc:date>
              <text:p text:style-name="P1">TB_CA70/-</text:p>
            </office:annotation>
            <text:p>2496.07678467098</text:p>
          </table:table-cell>
          <table:table-cell office:value-type="float" office:value="985.573687272732" calcext:value-type="float">
            <office:annotation draw:style-name="gr2" draw:text-style-name="P2" svg:width="122.51pt" svg:height="63.01pt" svg:x="548.99pt" svg:y="217.5pt" draw:caption-point-x="-11.54pt" draw:caption-point-y="7.77pt">
              <dc:date>2020-04-19T00:00:00</dc:date>
              <text:p text:style-name="P1">Temp_CA05/-</text:p>
            </office:annotation>
            <text:p>985.573687272732</text:p>
          </table:table-cell>
          <table:table-cell office:value-type="float" office:value="1329.22339060979" calcext:value-type="float">
            <office:annotation draw:style-name="gr2" draw:text-style-name="P2" svg:width="122.51pt" svg:height="63.01pt" svg:x="608.74pt" svg:y="217.5pt" draw:caption-point-x="-11.54pt" draw:caption-point-y="7.77pt">
              <dc:date>2020-04-19T00:00:00</dc:date>
              <text:p text:style-name="P1">Temp_CA50/-</text:p>
            </office:annotation>
            <text:p>1329.22339060979</text:p>
          </table:table-cell>
          <table:table-cell office:value-type="float" office:value="0.143828530278701" calcext:value-type="float">
            <office:annotation draw:style-name="gr2" draw:text-style-name="P2" svg:width="122.51pt" svg:height="63.01pt" svg:x="668.49pt" svg:y="217.5pt" draw:caption-point-x="-11.54pt" draw:caption-point-y="7.77pt">
              <dc:date>2020-04-19T00:00:00</dc:date>
              <text:p text:style-name="P1">TO2_CA50/-</text:p>
            </office:annotation>
            <text:p>0.143828530278701</text:p>
          </table:table-cell>
          <table:table-cell office:value-type="float" office:value="0.496125541906583" calcext:value-type="float">
            <office:annotation draw:style-name="gr2" draw:text-style-name="P2" svg:width="122.49pt" svg:height="63.01pt" svg:x="728.25pt" svg:y="217.5pt" draw:caption-point-x="-11.54pt" draw:caption-point-y="7.77pt">
              <dc:date>2020-04-19T00:00:00</dc:date>
              <text:p text:style-name="P1">Vol_CA99/-</text:p>
            </office:annotation>
            <text:p>0.496125541906583</text:p>
          </table:table-cell>
          <table:table-cell office:value-type="float" office:value="2.2932820899814" calcext:value-type="float">
            <text:p>2.2932820899814</text:p>
          </table:table-cell>
          <table:table-cell office:value-type="float" office:value="2.27673353868785" calcext:value-type="float">
            <text:p>2.27673353868785</text:p>
          </table:table-cell>
          <table:table-cell table:style-name="ce4" office:value-type="float" office:value="0.0000017061772" calcext:value-type="float">
            <text:p>1.71E-06</text:p>
          </table:table-cell>
          <table:table-cell office:value-type="float" office:value="41.2558633826492" calcext:value-type="float">
            <text:p>41.2558633826492</text:p>
          </table:table-cell>
          <table:table-cell office:value-type="float" office:value="41.5111573269235" calcext:value-type="float">
            <text:p>41.5111573269235</text:p>
          </table:table-cell>
          <table:table-cell table:number-columns-repeated="1007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" office:value-type="float" office:value="32.8842" calcext:value-type="float">
            <text:p>32.8842</text:p>
          </table:table-cell>
          <table:table-cell office:value-type="float" office:value="185.03378" calcext:value-type="float">
            <office:annotation draw:style-name="gr2" draw:text-style-name="P2" svg:width="122.51pt" svg:height="63.01pt" svg:x="190.49pt" svg:y="232.5pt" draw:caption-point-x="-11.54pt" draw:caption-point-y="7.77pt">
              <dc:date>2020-04-19T00:00:00</dc:date>
              <text:p text:style-name="P1">HRR_max/-</text:p>
            </office:annotation>
            <text:p>185.03378</text:p>
          </table:table-cell>
          <table:table-cell office:value-type="float" office:value="1276.58810089813" calcext:value-type="float">
            <text:p>1276.58810089813</text:p>
          </table:table-cell>
          <table:table-cell office:value-type="float" office:value="62.4436395936125" calcext:value-type="float">
            <office:annotation draw:style-name="gr2" draw:text-style-name="P2" svg:width="122.49pt" svg:height="63.01pt" svg:x="310pt" svg:y="232.5pt" draw:caption-point-x="-11.54pt" draw:caption-point-y="7.77pt">
              <dc:date>2020-04-19T00:00:00</dc:date>
              <text:p text:style-name="P1">P_CA01/-</text:p>
            </office:annotation>
            <text:p>62.4436395936125</text:p>
          </table:table-cell>
          <table:table-cell office:value-type="float" office:value="68.4689078599294" calcext:value-type="float">
            <office:annotation draw:style-name="gr2" draw:text-style-name="P2" svg:width="122.49pt" svg:height="63.01pt" svg:x="369.75pt" svg:y="232.5pt" draw:caption-point-x="-11.54pt" draw:caption-point-y="7.77pt">
              <dc:date>2020-04-19T00:00:00</dc:date>
              <text:p text:style-name="P1">P_CA25/-</text:p>
            </office:annotation>
            <text:p>68.4689078599294</text:p>
          </table:table-cell>
          <table:table-cell office:value-type="float" office:value="1.85752981508216" calcext:value-type="float">
            <office:annotation draw:style-name="gr2" draw:text-style-name="P2" svg:width="122.51pt" svg:height="63.01pt" svg:x="429.48pt" svg:y="232.5pt" draw:caption-point-x="-11.54pt" draw:caption-point-y="7.77pt">
              <dc:date>2020-04-19T00:00:00</dc:date>
              <text:p text:style-name="P1">Swirl3_CA99/-</text:p>
            </office:annotation>
            <text:p>1.85752981508216</text:p>
          </table:table-cell>
          <table:table-cell office:value-type="float" office:value="2518.64684479777" calcext:value-type="float">
            <office:annotation draw:style-name="gr2" draw:text-style-name="P2" svg:width="122.51pt" svg:height="63.01pt" svg:x="489.23pt" svg:y="232.5pt" draw:caption-point-x="-11.54pt" draw:caption-point-y="7.77pt">
              <dc:date>2020-04-19T00:00:00</dc:date>
              <text:p text:style-name="P1">TB_CA70/-</text:p>
            </office:annotation>
            <text:p>2518.64684479777</text:p>
          </table:table-cell>
          <table:table-cell office:value-type="float" office:value="996.75952148521" calcext:value-type="float">
            <office:annotation draw:style-name="gr2" draw:text-style-name="P2" svg:width="122.51pt" svg:height="63.01pt" svg:x="548.99pt" svg:y="232.5pt" draw:caption-point-x="-11.54pt" draw:caption-point-y="7.77pt">
              <dc:date>2020-04-19T00:00:00</dc:date>
              <text:p text:style-name="P1">Temp_CA05/-</text:p>
            </office:annotation>
            <text:p>996.75952148521</text:p>
          </table:table-cell>
          <table:table-cell office:value-type="float" office:value="1463.71052207626" calcext:value-type="float">
            <office:annotation draw:style-name="gr2" draw:text-style-name="P2" svg:width="122.51pt" svg:height="63.01pt" svg:x="608.74pt" svg:y="232.5pt" draw:caption-point-x="-11.54pt" draw:caption-point-y="7.77pt">
              <dc:date>2020-04-19T00:00:00</dc:date>
              <text:p text:style-name="P1">Temp_CA50/-</text:p>
            </office:annotation>
            <text:p>1463.71052207626</text:p>
          </table:table-cell>
          <table:table-cell office:value-type="float" office:value="0.132123568727654" calcext:value-type="float">
            <office:annotation draw:style-name="gr2" draw:text-style-name="P2" svg:width="122.51pt" svg:height="63.01pt" svg:x="668.49pt" svg:y="232.5pt" draw:caption-point-x="-11.54pt" draw:caption-point-y="7.77pt">
              <dc:date>2020-04-19T00:00:00</dc:date>
              <text:p text:style-name="P1">TO2_CA50/-</text:p>
            </office:annotation>
            <text:p>0.132123568727654</text:p>
          </table:table-cell>
          <table:table-cell office:value-type="float" office:value="0.555613589671063" calcext:value-type="float">
            <office:annotation draw:style-name="gr2" draw:text-style-name="P2" svg:width="122.49pt" svg:height="63.01pt" svg:x="728.25pt" svg:y="232.5pt" draw:caption-point-x="-11.54pt" draw:caption-point-y="7.77pt">
              <dc:date>2020-04-19T00:00:00</dc:date>
              <text:p text:style-name="P1">Vol_CA99/-</text:p>
            </office:annotation>
            <text:p>0.555613589671063</text:p>
          </table:table-cell>
          <table:table-cell office:value-type="float" office:value="1.67709141406504" calcext:value-type="float">
            <text:p>1.67709141406504</text:p>
          </table:table-cell>
          <table:table-cell office:value-type="float" office:value="2.64488992620833" calcext:value-type="float">
            <text:p>2.64488992620833</text:p>
          </table:table-cell>
          <table:table-cell table:style-name="ce4" office:value-type="float" office:value="0.0000023112282" calcext:value-type="float">
            <text:p>2.31E-06</text:p>
          </table:table-cell>
          <table:table-cell office:value-type="float" office:value="31.8782255791356" calcext:value-type="float">
            <text:p>31.8782255791356</text:p>
          </table:table-cell>
          <table:table-cell office:value-type="float" office:value="32.4103615097375" calcext:value-type="float">
            <text:p>32.4103615097375</text:p>
          </table:table-cell>
          <table:table-cell table:number-columns-repeated="1007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float" office:value="31.72764" calcext:value-type="float">
            <text:p>31.72764</text:p>
          </table:table-cell>
          <table:table-cell office:value-type="float" office:value="225.30936" calcext:value-type="float">
            <office:annotation draw:style-name="gr2" draw:text-style-name="P2" svg:width="122.51pt" svg:height="63.01pt" svg:x="190.49pt" svg:y="247.49pt" draw:caption-point-x="-11.54pt" draw:caption-point-y="7.77pt">
              <dc:date>2020-04-19T00:00:00</dc:date>
              <text:p text:style-name="P1">HRR_max/-</text:p>
            </office:annotation>
            <text:p>225.30936</text:p>
          </table:table-cell>
          <table:table-cell office:value-type="float" office:value="1669.1299802954" calcext:value-type="float">
            <text:p>1669.1299802954</text:p>
          </table:table-cell>
          <table:table-cell office:value-type="float" office:value="66.6861726964418" calcext:value-type="float">
            <office:annotation draw:style-name="gr2" draw:text-style-name="P2" svg:width="122.49pt" svg:height="63.01pt" svg:x="310pt" svg:y="247.49pt" draw:caption-point-x="-11.54pt" draw:caption-point-y="7.77pt">
              <dc:date>2020-04-19T00:00:00</dc:date>
              <text:p text:style-name="P1">P_CA01/-</text:p>
            </office:annotation>
            <text:p>66.6861726964418</text:p>
          </table:table-cell>
          <table:table-cell office:value-type="float" office:value="86.153878026239" calcext:value-type="float">
            <office:annotation draw:style-name="gr2" draw:text-style-name="P2" svg:width="122.49pt" svg:height="63.01pt" svg:x="369.75pt" svg:y="247.49pt" draw:caption-point-x="-11.54pt" draw:caption-point-y="7.77pt">
              <dc:date>2020-04-19T00:00:00</dc:date>
              <text:p text:style-name="P1">P_CA25/-</text:p>
            </office:annotation>
            <text:p>86.153878026239</text:p>
          </table:table-cell>
          <table:table-cell office:value-type="float" office:value="1.95437555294348" calcext:value-type="float">
            <office:annotation draw:style-name="gr2" draw:text-style-name="P2" svg:width="122.51pt" svg:height="63.01pt" svg:x="429.48pt" svg:y="247.49pt" draw:caption-point-x="-11.54pt" draw:caption-point-y="7.77pt">
              <dc:date>2020-04-19T00:00:00</dc:date>
              <text:p text:style-name="P1">Swirl3_CA99/-</text:p>
            </office:annotation>
            <text:p>1.95437555294348</text:p>
          </table:table-cell>
          <table:table-cell office:value-type="float" office:value="2602.61523285901" calcext:value-type="float">
            <office:annotation draw:style-name="gr2" draw:text-style-name="P2" svg:width="122.51pt" svg:height="63.01pt" svg:x="489.23pt" svg:y="247.49pt" draw:caption-point-x="-11.54pt" draw:caption-point-y="7.77pt">
              <dc:date>2020-04-19T00:00:00</dc:date>
              <text:p text:style-name="P1">TB_CA70/-</text:p>
            </office:annotation>
            <text:p>2602.61523285901</text:p>
          </table:table-cell>
          <table:table-cell office:value-type="float" office:value="1025.77879002067" calcext:value-type="float">
            <office:annotation draw:style-name="gr2" draw:text-style-name="P2" svg:width="122.51pt" svg:height="63.01pt" svg:x="548.99pt" svg:y="247.49pt" draw:caption-point-x="-11.54pt" draw:caption-point-y="7.77pt">
              <dc:date>2020-04-19T00:00:00</dc:date>
              <text:p text:style-name="P1">Temp_CA05/-</text:p>
            </office:annotation>
            <text:p>1025.77879002067</text:p>
          </table:table-cell>
          <table:table-cell office:value-type="float" office:value="1613.09010660481" calcext:value-type="float">
            <office:annotation draw:style-name="gr2" draw:text-style-name="P2" svg:width="122.51pt" svg:height="63.01pt" svg:x="608.74pt" svg:y="247.49pt" draw:caption-point-x="-11.54pt" draw:caption-point-y="7.77pt">
              <dc:date>2020-04-19T00:00:00</dc:date>
              <text:p text:style-name="P1">Temp_CA50/-</text:p>
            </office:annotation>
            <text:p>1613.09010660481</text:p>
          </table:table-cell>
          <table:table-cell office:value-type="float" office:value="0.134535887408977" calcext:value-type="float">
            <office:annotation draw:style-name="gr2" draw:text-style-name="P2" svg:width="122.51pt" svg:height="63.01pt" svg:x="668.49pt" svg:y="247.49pt" draw:caption-point-x="-11.54pt" draw:caption-point-y="7.77pt">
              <dc:date>2020-04-19T00:00:00</dc:date>
              <text:p text:style-name="P1">TO2_CA50/-</text:p>
            </office:annotation>
            <text:p>0.134535887408977</text:p>
          </table:table-cell>
          <table:table-cell office:value-type="float" office:value="0.455667188742421" calcext:value-type="float">
            <office:annotation draw:style-name="gr2" draw:text-style-name="P2" svg:width="122.49pt" svg:height="63.01pt" svg:x="728.25pt" svg:y="247.49pt" draw:caption-point-x="-11.54pt" draw:caption-point-y="7.77pt">
              <dc:date>2020-04-19T00:00:00</dc:date>
              <text:p text:style-name="P1">Vol_CA99/-</text:p>
            </office:annotation>
            <text:p>0.455667188742421</text:p>
          </table:table-cell>
          <table:table-cell office:value-type="float" office:value="0.771862402875761" calcext:value-type="float">
            <text:p>0.771862402875761</text:p>
          </table:table-cell>
          <table:table-cell office:value-type="float" office:value="3.06532882678005" calcext:value-type="float">
            <text:p>3.06532882678005</text:p>
          </table:table-cell>
          <table:table-cell table:style-name="ce4" office:value-type="float" office:value="0.0000011912292" calcext:value-type="float">
            <text:p>1.19E-06</text:p>
          </table:table-cell>
          <table:table-cell office:value-type="float" office:value="41.2550156599316" calcext:value-type="float">
            <text:p>41.2550156599316</text:p>
          </table:table-cell>
          <table:table-cell office:value-type="float" office:value="34.8255786189549" calcext:value-type="float">
            <text:p>34.8255786189549</text:p>
          </table:table-cell>
          <table:table-cell table:number-columns-repeated="1007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" office:value-type="float" office:value="63.74975" calcext:value-type="float">
            <text:p>63.74975</text:p>
          </table:table-cell>
          <table:table-cell office:value-type="float" office:value="77.44916" calcext:value-type="float">
            <office:annotation draw:style-name="gr2" draw:text-style-name="P2" svg:width="122.51pt" svg:height="63.01pt" svg:x="190.49pt" svg:y="262.49pt" draw:caption-point-x="-11.54pt" draw:caption-point-y="7.8pt">
              <dc:date>2020-04-19T00:00:00</dc:date>
              <text:p text:style-name="P1">HRR_max/-</text:p>
            </office:annotation>
            <text:p>77.44916</text:p>
          </table:table-cell>
          <table:table-cell office:value-type="float" office:value="266.71113019029" calcext:value-type="float">
            <text:p>266.71113019029</text:p>
          </table:table-cell>
          <table:table-cell office:value-type="float" office:value="44.5810270502353" calcext:value-type="float">
            <office:annotation draw:style-name="gr2" draw:text-style-name="P2" svg:width="122.49pt" svg:height="63.01pt" svg:x="310pt" svg:y="262.49pt" draw:caption-point-x="-11.54pt" draw:caption-point-y="7.8pt">
              <dc:date>2020-04-19T00:00:00</dc:date>
              <text:p text:style-name="P1">P_CA01/-</text:p>
            </office:annotation>
            <text:p>44.5810270502353</text:p>
          </table:table-cell>
          <table:table-cell office:value-type="float" office:value="46.0213783184387" calcext:value-type="float">
            <office:annotation draw:style-name="gr2" draw:text-style-name="P2" svg:width="122.49pt" svg:height="63.01pt" svg:x="369.75pt" svg:y="262.49pt" draw:caption-point-x="-11.54pt" draw:caption-point-y="7.8pt">
              <dc:date>2020-04-19T00:00:00</dc:date>
              <text:p text:style-name="P1">P_CA25/-</text:p>
            </office:annotation>
            <text:p>46.0213783184387</text:p>
          </table:table-cell>
          <table:table-cell office:value-type="float" office:value="2.6216788371863" calcext:value-type="float">
            <office:annotation draw:style-name="gr2" draw:text-style-name="P2" svg:width="122.51pt" svg:height="63.01pt" svg:x="429.48pt" svg:y="262.49pt" draw:caption-point-x="-11.54pt" draw:caption-point-y="7.8pt">
              <dc:date>2020-04-19T00:00:00</dc:date>
              <text:p text:style-name="P1">Swirl3_CA99/-</text:p>
            </office:annotation>
            <text:p>2.6216788371863</text:p>
          </table:table-cell>
          <table:table-cell office:value-type="float" office:value="2293.26433934153" calcext:value-type="float">
            <office:annotation draw:style-name="gr2" draw:text-style-name="P2" svg:width="122.51pt" svg:height="63.01pt" svg:x="489.23pt" svg:y="262.49pt" draw:caption-point-x="-11.54pt" draw:caption-point-y="7.8pt">
              <dc:date>2020-04-19T00:00:00</dc:date>
              <text:p text:style-name="P1">TB_CA70/-</text:p>
            </office:annotation>
            <text:p>2293.26433934153</text:p>
          </table:table-cell>
          <table:table-cell office:value-type="float" office:value="962.783008270688" calcext:value-type="float">
            <office:annotation draw:style-name="gr2" draw:text-style-name="P2" svg:width="122.51pt" svg:height="63.01pt" svg:x="548.99pt" svg:y="262.49pt" draw:caption-point-x="-11.54pt" draw:caption-point-y="7.8pt">
              <dc:date>2020-04-19T00:00:00</dc:date>
              <text:p text:style-name="P1">Temp_CA05/-</text:p>
            </office:annotation>
            <text:p>962.783008270688</text:p>
          </table:table-cell>
          <table:table-cell office:value-type="float" office:value="1075.90563753246" calcext:value-type="float">
            <office:annotation draw:style-name="gr2" draw:text-style-name="P2" svg:width="122.51pt" svg:height="63.01pt" svg:x="608.74pt" svg:y="262.49pt" draw:caption-point-x="-11.54pt" draw:caption-point-y="7.8pt">
              <dc:date>2020-04-19T00:00:00</dc:date>
              <text:p text:style-name="P1">Temp_CA50/-</text:p>
            </office:annotation>
            <text:p>1075.90563753246</text:p>
          </table:table-cell>
          <table:table-cell office:value-type="float" office:value="0.174324677193646" calcext:value-type="float">
            <office:annotation draw:style-name="gr2" draw:text-style-name="P2" svg:width="122.51pt" svg:height="63.01pt" svg:x="668.49pt" svg:y="262.49pt" draw:caption-point-x="-11.54pt" draw:caption-point-y="7.8pt">
              <dc:date>2020-04-19T00:00:00</dc:date>
              <text:p text:style-name="P1">TO2_CA50/-</text:p>
            </office:annotation>
            <text:p>0.174324677193646</text:p>
          </table:table-cell>
          <table:table-cell office:value-type="float" office:value="0.208956665853585" calcext:value-type="float">
            <office:annotation draw:style-name="gr2" draw:text-style-name="P2" svg:width="122.49pt" svg:height="63.01pt" svg:x="728.25pt" svg:y="262.49pt" draw:caption-point-x="-11.54pt" draw:caption-point-y="7.8pt">
              <dc:date>2020-04-19T00:00:00</dc:date>
              <text:p text:style-name="P1">Vol_CA99/-</text:p>
            </office:annotation>
            <text:p>0.208956665853585</text:p>
          </table:table-cell>
          <table:table-cell office:value-type="float" office:value="2.93413644834883" calcext:value-type="float">
            <text:p>2.93413644834883</text:p>
          </table:table-cell>
          <table:table-cell office:value-type="float" office:value="0.931101837802051" calcext:value-type="float">
            <text:p>0.931101837802051</text:p>
          </table:table-cell>
          <table:table-cell table:style-name="ce4" office:value-type="float" office:value="0.000000010035531" calcext:value-type="float">
            <text:p>1.00E-08</text:p>
          </table:table-cell>
          <table:table-cell office:value-type="float" office:value="64.8922176683368" calcext:value-type="float">
            <text:p>64.8922176683368</text:p>
          </table:table-cell>
          <table:table-cell office:value-type="float" office:value="64.9877344338036" calcext:value-type="float">
            <text:p>64.9877344338036</text:p>
          </table:table-cell>
          <table:table-cell table:number-columns-repeated="1007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office:value-type="float" office:value="44.23193" calcext:value-type="float">
            <text:p>44.23193</text:p>
          </table:table-cell>
          <table:table-cell office:value-type="float" office:value="104.23259" calcext:value-type="float">
            <office:annotation draw:style-name="gr1" draw:text-style-name="P2" svg:width="122.51pt" svg:height="62.99pt" svg:x="190.49pt" svg:y="277.51pt" draw:caption-point-x="-11.54pt" draw:caption-point-y="7.77pt">
              <dc:date>2020-04-19T00:00:00</dc:date>
              <text:p text:style-name="P1">HRR_max/-</text:p>
            </office:annotation>
            <text:p>104.23259</text:p>
          </table:table-cell>
          <table:table-cell office:value-type="float" office:value="470.349657276119" calcext:value-type="float">
            <text:p>470.349657276119</text:p>
          </table:table-cell>
          <table:table-cell office:value-type="float" office:value="47.6032330460728" calcext:value-type="float">
            <office:annotation draw:style-name="gr1" draw:text-style-name="P2" svg:width="122.49pt" svg:height="62.99pt" svg:x="310pt" svg:y="277.51pt" draw:caption-point-x="-11.54pt" draw:caption-point-y="7.77pt">
              <dc:date>2020-04-19T00:00:00</dc:date>
              <text:p text:style-name="P1">P_CA01/-</text:p>
            </office:annotation>
            <text:p>47.6032330460728</text:p>
          </table:table-cell>
          <table:table-cell office:value-type="float" office:value="54.1961813544887" calcext:value-type="float">
            <office:annotation draw:style-name="gr1" draw:text-style-name="P2" svg:width="122.49pt" svg:height="62.99pt" svg:x="369.75pt" svg:y="277.51pt" draw:caption-point-x="-11.54pt" draw:caption-point-y="7.77pt">
              <dc:date>2020-04-19T00:00:00</dc:date>
              <text:p text:style-name="P1">P_CA25/-</text:p>
            </office:annotation>
            <text:p>54.1961813544887</text:p>
          </table:table-cell>
          <table:table-cell office:value-type="float" office:value="2.20030975026596" calcext:value-type="float">
            <office:annotation draw:style-name="gr1" draw:text-style-name="P2" svg:width="122.51pt" svg:height="62.99pt" svg:x="429.48pt" svg:y="277.51pt" draw:caption-point-x="-11.54pt" draw:caption-point-y="7.77pt">
              <dc:date>2020-04-19T00:00:00</dc:date>
              <text:p text:style-name="P1">Swirl3_CA99/-</text:p>
            </office:annotation>
            <text:p>2.20030975026596</text:p>
          </table:table-cell>
          <table:table-cell office:value-type="float" office:value="2407.2918236787" calcext:value-type="float">
            <office:annotation draw:style-name="gr1" draw:text-style-name="P2" svg:width="122.51pt" svg:height="62.99pt" svg:x="489.23pt" svg:y="277.51pt" draw:caption-point-x="-11.54pt" draw:caption-point-y="7.77pt">
              <dc:date>2020-04-19T00:00:00</dc:date>
              <text:p text:style-name="P1">TB_CA70/-</text:p>
            </office:annotation>
            <text:p>2407.2918236787</text:p>
          </table:table-cell>
          <table:table-cell office:value-type="float" office:value="984.572667693439" calcext:value-type="float">
            <office:annotation draw:style-name="gr1" draw:text-style-name="P2" svg:width="122.51pt" svg:height="62.99pt" svg:x="548.99pt" svg:y="277.51pt" draw:caption-point-x="-11.54pt" draw:caption-point-y="7.77pt">
              <dc:date>2020-04-19T00:00:00</dc:date>
              <text:p text:style-name="P1">Temp_CA05/-</text:p>
            </office:annotation>
            <text:p>984.572667693439</text:p>
          </table:table-cell>
          <table:table-cell office:value-type="float" office:value="1193.95651534632" calcext:value-type="float">
            <office:annotation draw:style-name="gr1" draw:text-style-name="P2" svg:width="122.51pt" svg:height="62.99pt" svg:x="608.74pt" svg:y="277.51pt" draw:caption-point-x="-11.54pt" draw:caption-point-y="7.77pt">
              <dc:date>2020-04-19T00:00:00</dc:date>
              <text:p text:style-name="P1">Temp_CA50/-</text:p>
            </office:annotation>
            <text:p>1193.95651534632</text:p>
          </table:table-cell>
          <table:table-cell office:value-type="float" office:value="0.1544339500471" calcext:value-type="float">
            <office:annotation draw:style-name="gr1" draw:text-style-name="P2" svg:width="122.51pt" svg:height="62.99pt" svg:x="668.49pt" svg:y="277.51pt" draw:caption-point-x="-11.54pt" draw:caption-point-y="7.77pt">
              <dc:date>2020-04-19T00:00:00</dc:date>
              <text:p text:style-name="P1">TO2_CA50/-</text:p>
            </office:annotation>
            <text:p>0.1544339500471</text:p>
          </table:table-cell>
          <table:table-cell office:value-type="float" office:value="0.368026042131458" calcext:value-type="float">
            <office:annotation draw:style-name="gr1" draw:text-style-name="P2" svg:width="122.49pt" svg:height="62.99pt" svg:x="728.25pt" svg:y="277.51pt" draw:caption-point-x="-11.54pt" draw:caption-point-y="7.77pt">
              <dc:date>2020-04-19T00:00:00</dc:date>
              <text:p text:style-name="P1">Vol_CA99/-</text:p>
            </office:annotation>
            <text:p>0.368026042131458</text:p>
          </table:table-cell>
          <table:table-cell office:value-type="float" office:value="3.45235470499198" calcext:value-type="float">
            <text:p>3.45235470499198</text:p>
          </table:table-cell>
          <table:table-cell office:value-type="float" office:value="1.65119404897636" calcext:value-type="float">
            <text:p>1.65119404897636</text:p>
          </table:table-cell>
          <table:table-cell table:style-name="ce4" office:value-type="float" office:value="0.0000007188126" calcext:value-type="float">
            <text:p>7.19E-07</text:p>
          </table:table-cell>
          <table:table-cell office:value-type="float" office:value="106.020501536446" calcext:value-type="float">
            <text:p>106.020501536446</text:p>
          </table:table-cell>
          <table:table-cell office:value-type="float" office:value="62.671373650501" calcext:value-type="float">
            <text:p>62.671373650501</text:p>
          </table:table-cell>
          <table:table-cell table:number-columns-repeated="1007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 office:value-type="float" office:value="36.6499" calcext:value-type="float">
            <text:p>36.6499</text:p>
          </table:table-cell>
          <table:table-cell office:value-type="float" office:value="145.72606" calcext:value-type="float">
            <office:annotation draw:style-name="gr1" draw:text-style-name="P2" svg:width="122.51pt" svg:height="62.99pt" svg:x="190.49pt" svg:y="292.51pt" draw:caption-point-x="-11.54pt" draw:caption-point-y="7.77pt">
              <dc:date>2020-04-19T00:00:00</dc:date>
              <text:p text:style-name="P1">HRR_max/-</text:p>
            </office:annotation>
            <text:p>145.72606</text:p>
          </table:table-cell>
          <table:table-cell office:value-type="float" office:value="874.309279314011" calcext:value-type="float">
            <text:p>874.309279314011</text:p>
          </table:table-cell>
          <table:table-cell office:value-type="float" office:value="58.3167953761012" calcext:value-type="float">
            <office:annotation draw:style-name="gr1" draw:text-style-name="P2" svg:width="122.49pt" svg:height="62.99pt" svg:x="310pt" svg:y="292.51pt" draw:caption-point-x="-11.54pt" draw:caption-point-y="7.77pt">
              <dc:date>2020-04-19T00:00:00</dc:date>
              <text:p text:style-name="P1">P_CA01/-</text:p>
            </office:annotation>
            <text:p>58.3167953761012</text:p>
          </table:table-cell>
          <table:table-cell office:value-type="float" office:value="61.3983698345622" calcext:value-type="float">
            <office:annotation draw:style-name="gr1" draw:text-style-name="P2" svg:width="122.49pt" svg:height="62.99pt" svg:x="369.75pt" svg:y="292.51pt" draw:caption-point-x="-11.54pt" draw:caption-point-y="7.77pt">
              <dc:date>2020-04-19T00:00:00</dc:date>
              <text:p text:style-name="P1">P_CA25/-</text:p>
            </office:annotation>
            <text:p>61.3983698345622</text:p>
          </table:table-cell>
          <table:table-cell office:value-type="float" office:value="1.96848765551349" calcext:value-type="float">
            <office:annotation draw:style-name="gr1" draw:text-style-name="P2" svg:width="122.51pt" svg:height="62.99pt" svg:x="429.48pt" svg:y="292.51pt" draw:caption-point-x="-11.54pt" draw:caption-point-y="7.77pt">
              <dc:date>2020-04-19T00:00:00</dc:date>
              <text:p text:style-name="P1">Swirl3_CA99/-</text:p>
            </office:annotation>
            <text:p>1.96848765551349</text:p>
          </table:table-cell>
          <table:table-cell office:value-type="float" office:value="2467.2351071229" calcext:value-type="float">
            <office:annotation draw:style-name="gr1" draw:text-style-name="P2" svg:width="122.51pt" svg:height="62.99pt" svg:x="489.23pt" svg:y="292.51pt" draw:caption-point-x="-11.54pt" draw:caption-point-y="7.77pt">
              <dc:date>2020-04-19T00:00:00</dc:date>
              <text:p text:style-name="P1">TB_CA70/-</text:p>
            </office:annotation>
            <text:p>2467.2351071229</text:p>
          </table:table-cell>
          <table:table-cell office:value-type="float" office:value="987.818557828608" calcext:value-type="float">
            <office:annotation draw:style-name="gr1" draw:text-style-name="P2" svg:width="122.51pt" svg:height="62.99pt" svg:x="548.99pt" svg:y="292.51pt" draw:caption-point-x="-11.54pt" draw:caption-point-y="7.77pt">
              <dc:date>2020-04-19T00:00:00</dc:date>
              <text:p text:style-name="P1">Temp_CA05/-</text:p>
            </office:annotation>
            <text:p>987.818557828608</text:p>
          </table:table-cell>
          <table:table-cell office:value-type="float" office:value="1308.76033934383" calcext:value-type="float">
            <office:annotation draw:style-name="gr1" draw:text-style-name="P2" svg:width="122.51pt" svg:height="62.99pt" svg:x="608.74pt" svg:y="292.51pt" draw:caption-point-x="-11.54pt" draw:caption-point-y="7.77pt">
              <dc:date>2020-04-19T00:00:00</dc:date>
              <text:p text:style-name="P1">Temp_CA50/-</text:p>
            </office:annotation>
            <text:p>1308.76033934383</text:p>
          </table:table-cell>
          <table:table-cell office:value-type="float" office:value="0.143400238589559" calcext:value-type="float">
            <office:annotation draw:style-name="gr1" draw:text-style-name="P2" svg:width="122.51pt" svg:height="62.99pt" svg:x="668.49pt" svg:y="292.51pt" draw:caption-point-x="-11.54pt" draw:caption-point-y="7.77pt">
              <dc:date>2020-04-19T00:00:00</dc:date>
              <text:p text:style-name="P1">TO2_CA50/-</text:p>
            </office:annotation>
            <text:p>0.143400238589559</text:p>
          </table:table-cell>
          <table:table-cell office:value-type="float" office:value="0.540844539848555" calcext:value-type="float">
            <office:annotation draw:style-name="gr1" draw:text-style-name="P2" svg:width="122.49pt" svg:height="62.99pt" svg:x="728.25pt" svg:y="292.51pt" draw:caption-point-x="-11.54pt" draw:caption-point-y="7.77pt">
              <dc:date>2020-04-19T00:00:00</dc:date>
              <text:p text:style-name="P1">Vol_CA99/-</text:p>
            </office:annotation>
            <text:p>0.540844539848555</text:p>
          </table:table-cell>
          <table:table-cell office:value-type="float" office:value="2.37229225335537" calcext:value-type="float">
            <text:p>2.37229225335537</text:p>
          </table:table-cell>
          <table:table-cell office:value-type="float" office:value="2.03126714645523" calcext:value-type="float">
            <text:p>2.03126714645523</text:p>
          </table:table-cell>
          <table:table-cell table:style-name="ce4" office:value-type="float" office:value="0.0000021654391" calcext:value-type="float">
            <text:p>2.17E-06</text:p>
          </table:table-cell>
          <table:table-cell office:value-type="float" office:value="51.9677076691868" calcext:value-type="float">
            <text:p>51.9677076691868</text:p>
          </table:table-cell>
          <table:table-cell office:value-type="float" office:value="45.7414237735958" calcext:value-type="float">
            <text:p>45.7414237735958</text:p>
          </table:table-cell>
          <table:table-cell table:number-columns-repeated="1007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" office:value-type="float" office:value="33.81776" calcext:value-type="float">
            <text:p>33.81776</text:p>
          </table:table-cell>
          <table:table-cell office:value-type="float" office:value="172.42278" calcext:value-type="float">
            <office:annotation draw:style-name="gr2" draw:text-style-name="P2" svg:width="122.51pt" svg:height="63.01pt" svg:x="190.49pt" svg:y="307.5pt" draw:caption-point-x="-11.54pt" draw:caption-point-y="7.77pt">
              <dc:date>2020-04-19T00:00:00</dc:date>
              <text:p text:style-name="P1">HRR_max/-</text:p>
            </office:annotation>
            <text:p>172.42278</text:p>
          </table:table-cell>
          <table:table-cell office:value-type="float" office:value="1280.8836175895" calcext:value-type="float">
            <text:p>1280.8836175895</text:p>
          </table:table-cell>
          <table:table-cell office:value-type="float" office:value="65.8804215046966" calcext:value-type="float">
            <office:annotation draw:style-name="gr2" draw:text-style-name="P2" svg:width="122.49pt" svg:height="63.01pt" svg:x="310pt" svg:y="307.5pt" draw:caption-point-x="-11.54pt" draw:caption-point-y="7.77pt">
              <dc:date>2020-04-19T00:00:00</dc:date>
              <text:p text:style-name="P1">P_CA01/-</text:p>
            </office:annotation>
            <text:p>65.8804215046966</text:p>
          </table:table-cell>
          <table:table-cell office:value-type="float" office:value="71.5378508414701" calcext:value-type="float">
            <office:annotation draw:style-name="gr2" draw:text-style-name="P2" svg:width="122.49pt" svg:height="63.01pt" svg:x="369.75pt" svg:y="307.5pt" draw:caption-point-x="-11.54pt" draw:caption-point-y="7.77pt">
              <dc:date>2020-04-19T00:00:00</dc:date>
              <text:p text:style-name="P1">P_CA25/-</text:p>
            </office:annotation>
            <text:p>71.5378508414701</text:p>
          </table:table-cell>
          <table:table-cell office:value-type="float" office:value="1.88777521366907" calcext:value-type="float">
            <office:annotation draw:style-name="gr2" draw:text-style-name="P2" svg:width="122.51pt" svg:height="63.01pt" svg:x="429.48pt" svg:y="307.5pt" draw:caption-point-x="-11.54pt" draw:caption-point-y="7.77pt">
              <dc:date>2020-04-19T00:00:00</dc:date>
              <text:p text:style-name="P1">Swirl3_CA99/-</text:p>
            </office:annotation>
            <text:p>1.88777521366907</text:p>
          </table:table-cell>
          <table:table-cell office:value-type="float" office:value="2470.55936316015" calcext:value-type="float">
            <office:annotation draw:style-name="gr2" draw:text-style-name="P2" svg:width="122.51pt" svg:height="63.01pt" svg:x="489.23pt" svg:y="307.5pt" draw:caption-point-x="-11.54pt" draw:caption-point-y="7.77pt">
              <dc:date>2020-04-19T00:00:00</dc:date>
              <text:p text:style-name="P1">TB_CA70/-</text:p>
            </office:annotation>
            <text:p>2470.55936316015</text:p>
          </table:table-cell>
          <table:table-cell office:value-type="float" office:value="998.060829968628" calcext:value-type="float">
            <office:annotation draw:style-name="gr2" draw:text-style-name="P2" svg:width="122.51pt" svg:height="63.01pt" svg:x="548.99pt" svg:y="307.5pt" draw:caption-point-x="-11.54pt" draw:caption-point-y="7.77pt">
              <dc:date>2020-04-19T00:00:00</dc:date>
              <text:p text:style-name="P1">Temp_CA05/-</text:p>
            </office:annotation>
            <text:p>998.060829968628</text:p>
          </table:table-cell>
          <table:table-cell office:value-type="float" office:value="1429.64527129543" calcext:value-type="float">
            <office:annotation draw:style-name="gr2" draw:text-style-name="P2" svg:width="122.51pt" svg:height="63.01pt" svg:x="608.74pt" svg:y="307.5pt" draw:caption-point-x="-11.54pt" draw:caption-point-y="7.77pt">
              <dc:date>2020-04-19T00:00:00</dc:date>
              <text:p text:style-name="P1">Temp_CA50/-</text:p>
            </office:annotation>
            <text:p>1429.64527129543</text:p>
          </table:table-cell>
          <table:table-cell office:value-type="float" office:value="0.13029124216061" calcext:value-type="float">
            <office:annotation draw:style-name="gr2" draw:text-style-name="P2" svg:width="122.51pt" svg:height="63.01pt" svg:x="668.49pt" svg:y="307.5pt" draw:caption-point-x="-11.54pt" draw:caption-point-y="7.77pt">
              <dc:date>2020-04-19T00:00:00</dc:date>
              <text:p text:style-name="P1">TO2_CA50/-</text:p>
            </office:annotation>
            <text:p>0.13029124216061</text:p>
          </table:table-cell>
          <table:table-cell office:value-type="float" office:value="0.63279897266187" calcext:value-type="float">
            <office:annotation draw:style-name="gr2" draw:text-style-name="P2" svg:width="122.49pt" svg:height="63.01pt" svg:x="728.25pt" svg:y="307.5pt" draw:caption-point-x="-11.54pt" draw:caption-point-y="7.77pt">
              <dc:date>2020-04-19T00:00:00</dc:date>
              <text:p text:style-name="P1">Vol_CA99/-</text:p>
            </office:annotation>
            <text:p>0.63279897266187</text:p>
          </table:table-cell>
          <table:table-cell office:value-type="float" office:value="1.75622181999385" calcext:value-type="float">
            <text:p>1.75622181999385</text:p>
          </table:table-cell>
          <table:table-cell office:value-type="float" office:value="2.37878956288112" calcext:value-type="float">
            <text:p>2.37878956288112</text:p>
          </table:table-cell>
          <table:table-cell table:style-name="ce4" office:value-type="float" office:value="0.000003486972" calcext:value-type="float">
            <text:p>3.49E-06</text:p>
          </table:table-cell>
          <table:table-cell office:value-type="float" office:value="28.5158612377632" calcext:value-type="float">
            <text:p>28.5158612377632</text:p>
          </table:table-cell>
          <table:table-cell office:value-type="float" office:value="33.7087738939505" calcext:value-type="float">
            <text:p>33.7087738939505</text:p>
          </table:table-cell>
          <table:table-cell table:number-columns-repeated="1007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" office:value-type="float" office:value="30.98746" calcext:value-type="float">
            <text:p>30.98746</text:p>
          </table:table-cell>
          <table:table-cell office:value-type="float" office:value="205.44121" calcext:value-type="float">
            <office:annotation draw:style-name="gr2" draw:text-style-name="P2" svg:width="122.51pt" svg:height="63.01pt" svg:x="190.49pt" svg:y="322.5pt" draw:caption-point-x="-11.54pt" draw:caption-point-y="7.77pt">
              <dc:date>2020-04-19T00:00:00</dc:date>
              <text:p text:style-name="P1">HRR_max/-</text:p>
            </office:annotation>
            <text:p>205.44121</text:p>
          </table:table-cell>
          <table:table-cell office:value-type="float" office:value="1739.50455081438" calcext:value-type="float">
            <text:p>1739.50455081438</text:p>
          </table:table-cell>
          <table:table-cell office:value-type="float" office:value="70.0409221740878" calcext:value-type="float">
            <office:annotation draw:style-name="gr2" draw:text-style-name="P2" svg:width="122.49pt" svg:height="63.01pt" svg:x="310pt" svg:y="322.5pt" draw:caption-point-x="-11.54pt" draw:caption-point-y="7.77pt">
              <dc:date>2020-04-19T00:00:00</dc:date>
              <text:p text:style-name="P1">P_CA01/-</text:p>
            </office:annotation>
            <text:p>70.0409221740878</text:p>
          </table:table-cell>
          <table:table-cell office:value-type="float" office:value="91.6635436955056" calcext:value-type="float">
            <office:annotation draw:style-name="gr2" draw:text-style-name="P2" svg:width="122.49pt" svg:height="63.01pt" svg:x="369.75pt" svg:y="322.5pt" draw:caption-point-x="-11.54pt" draw:caption-point-y="7.77pt">
              <dc:date>2020-04-19T00:00:00</dc:date>
              <text:p text:style-name="P1">P_CA25/-</text:p>
            </office:annotation>
            <text:p>91.6635436955056</text:p>
          </table:table-cell>
          <table:table-cell office:value-type="float" office:value="1.93316579493498" calcext:value-type="float">
            <office:annotation draw:style-name="gr2" draw:text-style-name="P2" svg:width="122.51pt" svg:height="63.01pt" svg:x="429.48pt" svg:y="322.5pt" draw:caption-point-x="-11.54pt" draw:caption-point-y="7.77pt">
              <dc:date>2020-04-19T00:00:00</dc:date>
              <text:p text:style-name="P1">Swirl3_CA99/-</text:p>
            </office:annotation>
            <text:p>1.93316579493498</text:p>
          </table:table-cell>
          <table:table-cell office:value-type="float" office:value="2522.69660445081" calcext:value-type="float">
            <office:annotation draw:style-name="gr2" draw:text-style-name="P2" svg:width="122.51pt" svg:height="63.01pt" svg:x="489.23pt" svg:y="322.5pt" draw:caption-point-x="-11.54pt" draw:caption-point-y="7.77pt">
              <dc:date>2020-04-19T00:00:00</dc:date>
              <text:p text:style-name="P1">TB_CA70/-</text:p>
            </office:annotation>
            <text:p>2522.69660445081</text:p>
          </table:table-cell>
          <table:table-cell office:value-type="float" office:value="1026.87445076904" calcext:value-type="float">
            <office:annotation draw:style-name="gr2" draw:text-style-name="P2" svg:width="122.51pt" svg:height="63.01pt" svg:x="548.99pt" svg:y="322.5pt" draw:caption-point-x="-11.54pt" draw:caption-point-y="7.77pt">
              <dc:date>2020-04-19T00:00:00</dc:date>
              <text:p text:style-name="P1">Temp_CA05/-</text:p>
            </office:annotation>
            <text:p>1026.87445076904</text:p>
          </table:table-cell>
          <table:table-cell office:value-type="float" office:value="1582.17533999596" calcext:value-type="float">
            <office:annotation draw:style-name="gr2" draw:text-style-name="P2" svg:width="122.51pt" svg:height="63.01pt" svg:x="608.74pt" svg:y="322.5pt" draw:caption-point-x="-11.54pt" draw:caption-point-y="7.77pt">
              <dc:date>2020-04-19T00:00:00</dc:date>
              <text:p text:style-name="P1">Temp_CA50/-</text:p>
            </office:annotation>
            <text:p>1582.17533999596</text:p>
          </table:table-cell>
          <table:table-cell office:value-type="float" office:value="0.124972567491297" calcext:value-type="float">
            <office:annotation draw:style-name="gr2" draw:text-style-name="P2" svg:width="122.51pt" svg:height="63.01pt" svg:x="668.49pt" svg:y="322.5pt" draw:caption-point-x="-11.54pt" draw:caption-point-y="7.77pt">
              <dc:date>2020-04-19T00:00:00</dc:date>
              <text:p text:style-name="P1">TO2_CA50/-</text:p>
            </office:annotation>
            <text:p>0.124972567491297</text:p>
          </table:table-cell>
          <table:table-cell office:value-type="float" office:value="0.577767664298426" calcext:value-type="float">
            <office:annotation draw:style-name="gr2" draw:text-style-name="P2" svg:width="122.49pt" svg:height="63.01pt" svg:x="728.25pt" svg:y="322.5pt" draw:caption-point-x="-11.54pt" draw:caption-point-y="7.77pt">
              <dc:date>2020-04-19T00:00:00</dc:date>
              <text:p text:style-name="P1">Vol_CA99/-</text:p>
            </office:annotation>
            <text:p>0.577767664298426</text:p>
          </table:table-cell>
          <table:table-cell office:value-type="float" office:value="0.943094851806998" calcext:value-type="float">
            <text:p>0.943094851806998</text:p>
          </table:table-cell>
          <table:table-cell office:value-type="float" office:value="2.75963409440742" calcext:value-type="float">
            <text:p>2.75963409440742</text:p>
          </table:table-cell>
          <table:table-cell table:style-name="ce4" office:value-type="float" office:value="0.0000027329743" calcext:value-type="float">
            <text:p>2.73E-06</text:p>
          </table:table-cell>
          <table:table-cell office:value-type="float" office:value="34.3663907661757" calcext:value-type="float">
            <text:p>34.3663907661757</text:p>
          </table:table-cell>
          <table:table-cell office:value-type="float" office:value="31.3584534445788" calcext:value-type="float">
            <text:p>31.3584534445788</text:p>
          </table:table-cell>
          <table:table-cell table:number-columns-repeated="1007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" office:value-type="float" office:value="30.60104" calcext:value-type="float">
            <text:p>30.60104</text:p>
          </table:table-cell>
          <table:table-cell office:value-type="float" office:value="208.00519" calcext:value-type="float">
            <office:annotation draw:style-name="gr2" draw:text-style-name="P2" svg:width="122.51pt" svg:height="63.01pt" svg:x="190.49pt" svg:y="337.49pt" draw:caption-point-x="-11.54pt" draw:caption-point-y="7.77pt">
              <dc:date>2020-04-19T00:00:00</dc:date>
              <text:p text:style-name="P1">HRR_max/-</text:p>
            </office:annotation>
            <text:p>208.00519</text:p>
          </table:table-cell>
          <table:table-cell office:value-type="float" office:value="1781.47534988751" calcext:value-type="float">
            <text:p>1781.47534988751</text:p>
          </table:table-cell>
          <table:table-cell office:value-type="float" office:value="70.5827589292961" calcext:value-type="float">
            <office:annotation draw:style-name="gr2" draw:text-style-name="P2" svg:width="122.49pt" svg:height="63.01pt" svg:x="310pt" svg:y="337.49pt" draw:caption-point-x="-11.54pt" draw:caption-point-y="7.77pt">
              <dc:date>2020-04-19T00:00:00</dc:date>
              <text:p text:style-name="P1">P_CA01/-</text:p>
            </office:annotation>
            <text:p>70.5827589292961</text:p>
          </table:table-cell>
          <table:table-cell office:value-type="float" office:value="93.6395093653164" calcext:value-type="float">
            <office:annotation draw:style-name="gr2" draw:text-style-name="P2" svg:width="122.49pt" svg:height="63.01pt" svg:x="369.75pt" svg:y="337.49pt" draw:caption-point-x="-11.54pt" draw:caption-point-y="7.77pt">
              <dc:date>2020-04-19T00:00:00</dc:date>
              <text:p text:style-name="P1">P_CA25/-</text:p>
            </office:annotation>
            <text:p>93.6395093653164</text:p>
          </table:table-cell>
          <table:table-cell office:value-type="float" office:value="1.93692019606903" calcext:value-type="float">
            <office:annotation draw:style-name="gr2" draw:text-style-name="P2" svg:width="122.51pt" svg:height="63.01pt" svg:x="429.48pt" svg:y="337.49pt" draw:caption-point-x="-11.54pt" draw:caption-point-y="7.77pt">
              <dc:date>2020-04-19T00:00:00</dc:date>
              <text:p text:style-name="P1">Swirl3_CA99/-</text:p>
            </office:annotation>
            <text:p>1.93692019606903</text:p>
          </table:table-cell>
          <table:table-cell office:value-type="float" office:value="2522.24002920998" calcext:value-type="float">
            <office:annotation draw:style-name="gr2" draw:text-style-name="P2" svg:width="122.51pt" svg:height="63.01pt" svg:x="489.23pt" svg:y="337.49pt" draw:caption-point-x="-11.54pt" draw:caption-point-y="7.77pt">
              <dc:date>2020-04-19T00:00:00</dc:date>
              <text:p text:style-name="P1">TB_CA70/-</text:p>
            </office:annotation>
            <text:p>2522.24002920998</text:p>
          </table:table-cell>
          <table:table-cell office:value-type="float" office:value="1028.24446697502" calcext:value-type="float">
            <office:annotation draw:style-name="gr2" draw:text-style-name="P2" svg:width="122.51pt" svg:height="63.01pt" svg:x="548.99pt" svg:y="337.49pt" draw:caption-point-x="-11.54pt" draw:caption-point-y="7.77pt">
              <dc:date>2020-04-19T00:00:00</dc:date>
              <text:p text:style-name="P1">Temp_CA05/-</text:p>
            </office:annotation>
            <text:p>1028.24446697502</text:p>
          </table:table-cell>
          <table:table-cell office:value-type="float" office:value="1591.87302527749" calcext:value-type="float">
            <office:annotation draw:style-name="gr2" draw:text-style-name="P2" svg:width="122.51pt" svg:height="63.01pt" svg:x="608.74pt" svg:y="337.49pt" draw:caption-point-x="-11.54pt" draw:caption-point-y="7.77pt">
              <dc:date>2020-04-19T00:00:00</dc:date>
              <text:p text:style-name="P1">Temp_CA50/-</text:p>
            </office:annotation>
            <text:p>1591.87302527749</text:p>
          </table:table-cell>
          <table:table-cell office:value-type="float" office:value="0.124659014527188" calcext:value-type="float">
            <office:annotation draw:style-name="gr2" draw:text-style-name="P2" svg:width="122.51pt" svg:height="63.01pt" svg:x="668.49pt" svg:y="337.49pt" draw:caption-point-x="-11.54pt" draw:caption-point-y="7.77pt">
              <dc:date>2020-04-19T00:00:00</dc:date>
              <text:p text:style-name="P1">TO2_CA50/-</text:p>
            </office:annotation>
            <text:p>0.124659014527188</text:p>
          </table:table-cell>
          <table:table-cell office:value-type="float" office:value="0.57419398801534" calcext:value-type="float">
            <office:annotation draw:style-name="gr2" draw:text-style-name="P2" svg:width="122.49pt" svg:height="63.01pt" svg:x="728.25pt" svg:y="337.49pt" draw:caption-point-x="-11.54pt" draw:caption-point-y="7.77pt">
              <dc:date>2020-04-19T00:00:00</dc:date>
              <text:p text:style-name="P1">Vol_CA99/-</text:p>
            </office:annotation>
            <text:p>0.57419398801534</text:p>
          </table:table-cell>
          <table:table-cell office:value-type="float" office:value="0.868715379169145" calcext:value-type="float">
            <text:p>0.868715379169145</text:p>
          </table:table-cell>
          <table:table-cell office:value-type="float" office:value="2.83561292306082" calcext:value-type="float">
            <text:p>2.83561292306082</text:p>
          </table:table-cell>
          <table:table-cell table:style-name="ce4" office:value-type="float" office:value="0.00000270295" calcext:value-type="float">
            <text:p>2.70E-06</text:p>
          </table:table-cell>
          <table:table-cell office:value-type="float" office:value="34.2563004998141" calcext:value-type="float">
            <text:p>34.2563004998141</text:p>
          </table:table-cell>
          <table:table-cell office:value-type="float" office:value="31.4332014752745" calcext:value-type="float">
            <text:p>31.4332014752745</text:p>
          </table:table-cell>
          <table:table-cell table:number-columns-repeated="1007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3" office:value-type="float" office:value="77.95828" calcext:value-type="float">
            <text:p>77.95828</text:p>
          </table:table-cell>
          <table:table-cell office:value-type="float" office:value="72.47382" calcext:value-type="float">
            <office:annotation draw:style-name="gr2" draw:text-style-name="P2" svg:width="122.51pt" svg:height="63.01pt" svg:x="190.49pt" svg:y="352.49pt" draw:caption-point-x="-11.54pt" draw:caption-point-y="7.8pt">
              <dc:date>2020-04-19T00:00:00</dc:date>
              <text:p text:style-name="P1">HRR_max/-</text:p>
            </office:annotation>
            <text:p>72.47382</text:p>
          </table:table-cell>
          <table:table-cell office:value-type="float" office:value="259.366017326787" calcext:value-type="float">
            <text:p>259.366017326787</text:p>
          </table:table-cell>
          <table:table-cell office:value-type="float" office:value="45.5784769123929" calcext:value-type="float">
            <office:annotation draw:style-name="gr2" draw:text-style-name="P2" svg:width="122.49pt" svg:height="63.01pt" svg:x="310pt" svg:y="352.49pt" draw:caption-point-x="-11.54pt" draw:caption-point-y="7.8pt">
              <dc:date>2020-04-19T00:00:00</dc:date>
              <text:p text:style-name="P1">P_CA01/-</text:p>
            </office:annotation>
            <text:p>45.5784769123929</text:p>
          </table:table-cell>
          <table:table-cell office:value-type="float" office:value="43.9544149556934" calcext:value-type="float">
            <office:annotation draw:style-name="gr2" draw:text-style-name="P2" svg:width="122.49pt" svg:height="63.01pt" svg:x="369.75pt" svg:y="352.49pt" draw:caption-point-x="-11.54pt" draw:caption-point-y="7.8pt">
              <dc:date>2020-04-19T00:00:00</dc:date>
              <text:p text:style-name="P1">P_CA25/-</text:p>
            </office:annotation>
            <text:p>43.9544149556934</text:p>
          </table:table-cell>
          <table:table-cell office:value-type="float" office:value="2.54767551233357" calcext:value-type="float">
            <office:annotation draw:style-name="gr2" draw:text-style-name="P2" svg:width="122.51pt" svg:height="63.01pt" svg:x="429.48pt" svg:y="352.49pt" draw:caption-point-x="-11.54pt" draw:caption-point-y="7.8pt">
              <dc:date>2020-04-19T00:00:00</dc:date>
              <text:p text:style-name="P1">Swirl3_CA99/-</text:p>
            </office:annotation>
            <text:p>2.54767551233357</text:p>
          </table:table-cell>
          <table:table-cell office:value-type="float" office:value="2165.8695190833" calcext:value-type="float">
            <office:annotation draw:style-name="gr2" draw:text-style-name="P2" svg:width="122.51pt" svg:height="63.01pt" svg:x="489.23pt" svg:y="352.49pt" draw:caption-point-x="-11.54pt" draw:caption-point-y="7.8pt">
              <dc:date>2020-04-19T00:00:00</dc:date>
              <text:p text:style-name="P1">TB_CA70/-</text:p>
            </office:annotation>
            <text:p>2165.8695190833</text:p>
          </table:table-cell>
          <table:table-cell office:value-type="float" office:value="968.105646208281" calcext:value-type="float">
            <office:annotation draw:style-name="gr2" draw:text-style-name="P2" svg:width="122.51pt" svg:height="63.01pt" svg:x="548.99pt" svg:y="352.49pt" draw:caption-point-x="-11.54pt" draw:caption-point-y="7.8pt">
              <dc:date>2020-04-19T00:00:00</dc:date>
              <text:p text:style-name="P1">Temp_CA05/-</text:p>
            </office:annotation>
            <text:p>968.105646208281</text:p>
          </table:table-cell>
          <table:table-cell office:value-type="float" office:value="1057.59152124591" calcext:value-type="float">
            <office:annotation draw:style-name="gr2" draw:text-style-name="P2" svg:width="122.51pt" svg:height="63.01pt" svg:x="608.74pt" svg:y="352.49pt" draw:caption-point-x="-11.54pt" draw:caption-point-y="7.8pt">
              <dc:date>2020-04-19T00:00:00</dc:date>
              <text:p text:style-name="P1">Temp_CA50/-</text:p>
            </office:annotation>
            <text:p>1057.59152124591</text:p>
          </table:table-cell>
          <table:table-cell office:value-type="float" office:value="0.167134047515116" calcext:value-type="float">
            <office:annotation draw:style-name="gr2" draw:text-style-name="P2" svg:width="122.51pt" svg:height="63.01pt" svg:x="668.49pt" svg:y="352.49pt" draw:caption-point-x="-11.54pt" draw:caption-point-y="7.8pt">
              <dc:date>2020-04-19T00:00:00</dc:date>
              <text:p text:style-name="P1">TO2_CA50/-</text:p>
            </office:annotation>
            <text:p>0.167134047515116</text:p>
          </table:table-cell>
          <table:table-cell office:value-type="float" office:value="0.259099160469516" calcext:value-type="float">
            <office:annotation draw:style-name="gr2" draw:text-style-name="P2" svg:width="122.49pt" svg:height="63.01pt" svg:x="728.25pt" svg:y="352.49pt" draw:caption-point-x="-11.54pt" draw:caption-point-y="7.8pt">
              <dc:date>2020-04-19T00:00:00</dc:date>
              <text:p text:style-name="P1">Vol_CA99/-</text:p>
            </office:annotation>
            <text:p>0.259099160469516</text:p>
          </table:table-cell>
          <table:table-cell office:value-type="float" office:value="3.47134307774863" calcext:value-type="float">
            <text:p>3.47134307774863</text:p>
          </table:table-cell>
          <table:table-cell office:value-type="float" office:value="0.897197652361967" calcext:value-type="float">
            <text:p>0.897197652361967</text:p>
          </table:table-cell>
          <table:table-cell table:style-name="ce4" office:value-type="float" office:value="0.000000043472966" calcext:value-type="float">
            <text:p>4.35E-08</text:p>
          </table:table-cell>
          <table:table-cell office:value-type="float" office:value="67.4170506829745" calcext:value-type="float">
            <text:p>67.4170506829745</text:p>
          </table:table-cell>
          <table:table-cell office:value-type="float" office:value="77.3160484687761" calcext:value-type="float">
            <text:p>77.3160484687761</text:p>
          </table:table-cell>
          <table:table-cell table:number-columns-repeated="1007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3" office:value-type="float" office:value="49.35637" calcext:value-type="float">
            <text:p>49.35637</text:p>
          </table:table-cell>
          <table:table-cell office:value-type="float" office:value="119.34804" calcext:value-type="float">
            <office:annotation draw:style-name="gr1" draw:text-style-name="P2" svg:width="122.51pt" svg:height="62.99pt" svg:x="190.49pt" svg:y="367.51pt" draw:caption-point-x="-11.54pt" draw:caption-point-y="7.77pt">
              <dc:date>2020-04-19T00:00:00</dc:date>
              <text:p text:style-name="P1">HRR_max/-</text:p>
            </office:annotation>
            <text:p>119.34804</text:p>
          </table:table-cell>
          <table:table-cell office:value-type="float" office:value="519.827227679206" calcext:value-type="float">
            <text:p>519.827227679206</text:p>
          </table:table-cell>
          <table:table-cell office:value-type="float" office:value="51.6437818532174" calcext:value-type="float">
            <office:annotation draw:style-name="gr1" draw:text-style-name="P2" svg:width="122.49pt" svg:height="62.99pt" svg:x="310pt" svg:y="367.51pt" draw:caption-point-x="-11.54pt" draw:caption-point-y="7.77pt">
              <dc:date>2020-04-19T00:00:00</dc:date>
              <text:p text:style-name="P1">P_CA01/-</text:p>
            </office:annotation>
            <text:p>51.6437818532174</text:p>
          </table:table-cell>
          <table:table-cell office:value-type="float" office:value="55.9576478754908" calcext:value-type="float">
            <office:annotation draw:style-name="gr1" draw:text-style-name="P2" svg:width="122.49pt" svg:height="62.99pt" svg:x="369.75pt" svg:y="367.51pt" draw:caption-point-x="-11.54pt" draw:caption-point-y="7.77pt">
              <dc:date>2020-04-19T00:00:00</dc:date>
              <text:p text:style-name="P1">P_CA25/-</text:p>
            </office:annotation>
            <text:p>55.9576478754908</text:p>
          </table:table-cell>
          <table:table-cell office:value-type="float" office:value="2.30009270429059" calcext:value-type="float">
            <office:annotation draw:style-name="gr1" draw:text-style-name="P2" svg:width="122.51pt" svg:height="62.99pt" svg:x="429.48pt" svg:y="367.51pt" draw:caption-point-x="-11.54pt" draw:caption-point-y="7.77pt">
              <dc:date>2020-04-19T00:00:00</dc:date>
              <text:p text:style-name="P1">Swirl3_CA99/-</text:p>
            </office:annotation>
            <text:p>2.30009270429059</text:p>
          </table:table-cell>
          <table:table-cell office:value-type="float" office:value="2418.8278062276" calcext:value-type="float">
            <office:annotation draw:style-name="gr1" draw:text-style-name="P2" svg:width="122.51pt" svg:height="62.99pt" svg:x="489.23pt" svg:y="367.51pt" draw:caption-point-x="-11.54pt" draw:caption-point-y="7.77pt">
              <dc:date>2020-04-19T00:00:00</dc:date>
              <text:p text:style-name="P1">TB_CA70/-</text:p>
            </office:annotation>
            <text:p>2418.8278062276</text:p>
          </table:table-cell>
          <table:table-cell office:value-type="float" office:value="988.078112496322" calcext:value-type="float">
            <office:annotation draw:style-name="gr1" draw:text-style-name="P2" svg:width="122.51pt" svg:height="62.99pt" svg:x="548.99pt" svg:y="367.51pt" draw:caption-point-x="-11.54pt" draw:caption-point-y="7.77pt">
              <dc:date>2020-04-19T00:00:00</dc:date>
              <text:p text:style-name="P1">Temp_CA05/-</text:p>
            </office:annotation>
            <text:p>988.078112496322</text:p>
          </table:table-cell>
          <table:table-cell office:value-type="float" office:value="1190.35938888627" calcext:value-type="float">
            <office:annotation draw:style-name="gr1" draw:text-style-name="P2" svg:width="122.51pt" svg:height="62.99pt" svg:x="608.74pt" svg:y="367.51pt" draw:caption-point-x="-11.54pt" draw:caption-point-y="7.77pt">
              <dc:date>2020-04-19T00:00:00</dc:date>
              <text:p text:style-name="P1">Temp_CA50/-</text:p>
            </office:annotation>
            <text:p>1190.35938888627</text:p>
          </table:table-cell>
          <table:table-cell office:value-type="float" office:value="0.159786042433738" calcext:value-type="float">
            <office:annotation draw:style-name="gr1" draw:text-style-name="P2" svg:width="122.51pt" svg:height="62.99pt" svg:x="668.49pt" svg:y="367.51pt" draw:caption-point-x="-11.54pt" draw:caption-point-y="7.77pt">
              <dc:date>2020-04-19T00:00:00</dc:date>
              <text:p text:style-name="P1">TO2_CA50/-</text:p>
            </office:annotation>
            <text:p>0.159786042433738</text:p>
          </table:table-cell>
          <table:table-cell office:value-type="float" office:value="0.356918017050916" calcext:value-type="float">
            <office:annotation draw:style-name="gr1" draw:text-style-name="P2" svg:width="122.49pt" svg:height="62.99pt" svg:x="728.25pt" svg:y="367.51pt" draw:caption-point-x="-11.54pt" draw:caption-point-y="7.77pt">
              <dc:date>2020-04-19T00:00:00</dc:date>
              <text:p text:style-name="P1">Vol_CA99/-</text:p>
            </office:annotation>
            <text:p>0.356918017050916</text:p>
          </table:table-cell>
          <table:table-cell office:value-type="float" office:value="2.83978540410048" calcext:value-type="float">
            <text:p>2.83978540410048</text:p>
          </table:table-cell>
          <table:table-cell office:value-type="float" office:value="1.08901422081583" calcext:value-type="float">
            <text:p>1.08901422081583</text:p>
          </table:table-cell>
          <table:table-cell table:style-name="ce4" office:value-type="float" office:value="0.00000044886428" calcext:value-type="float">
            <text:p>4.49E-07</text:p>
          </table:table-cell>
          <table:table-cell office:value-type="float" office:value="106.455516681534" calcext:value-type="float">
            <text:p>106.455516681534</text:p>
          </table:table-cell>
          <table:table-cell office:value-type="float" office:value="64.5829336249918" calcext:value-type="float">
            <text:p>64.5829336249918</text:p>
          </table:table-cell>
          <table:table-cell table:number-columns-repeated="1007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3" office:value-type="float" office:value="42.86404" calcext:value-type="float">
            <text:p>42.86404</text:p>
          </table:table-cell>
          <table:table-cell office:value-type="float" office:value="155.12682" calcext:value-type="float">
            <office:annotation draw:style-name="gr1" draw:text-style-name="P2" svg:width="122.51pt" svg:height="62.99pt" svg:x="190.49pt" svg:y="382.51pt" draw:caption-point-x="-11.54pt" draw:caption-point-y="7.77pt">
              <dc:date>2020-04-19T00:00:00</dc:date>
              <text:p text:style-name="P1">HRR_max/-</text:p>
            </office:annotation>
            <text:p>155.12682</text:p>
          </table:table-cell>
          <table:table-cell office:value-type="float" office:value="935.150372599023" calcext:value-type="float">
            <text:p>935.150372599023</text:p>
          </table:table-cell>
          <table:table-cell office:value-type="float" office:value="62.8837179778895" calcext:value-type="float">
            <office:annotation draw:style-name="gr1" draw:text-style-name="P2" svg:width="122.49pt" svg:height="62.99pt" svg:x="310pt" svg:y="382.51pt" draw:caption-point-x="-11.54pt" draw:caption-point-y="7.77pt">
              <dc:date>2020-04-19T00:00:00</dc:date>
              <text:p text:style-name="P1">P_CA01/-</text:p>
            </office:annotation>
            <text:p>62.8837179778895</text:p>
          </table:table-cell>
          <table:table-cell office:value-type="float" office:value="66.6503398892945" calcext:value-type="float">
            <office:annotation draw:style-name="gr1" draw:text-style-name="P2" svg:width="122.49pt" svg:height="62.99pt" svg:x="369.75pt" svg:y="382.51pt" draw:caption-point-x="-11.54pt" draw:caption-point-y="7.77pt">
              <dc:date>2020-04-19T00:00:00</dc:date>
              <text:p text:style-name="P1">P_CA25/-</text:p>
            </office:annotation>
            <text:p>66.6503398892945</text:p>
          </table:table-cell>
          <table:table-cell office:value-type="float" office:value="2.06227299402328" calcext:value-type="float">
            <office:annotation draw:style-name="gr1" draw:text-style-name="P2" svg:width="122.51pt" svg:height="62.99pt" svg:x="429.48pt" svg:y="382.51pt" draw:caption-point-x="-11.54pt" draw:caption-point-y="7.77pt">
              <dc:date>2020-04-19T00:00:00</dc:date>
              <text:p text:style-name="P1">Swirl3_CA99/-</text:p>
            </office:annotation>
            <text:p>2.06227299402328</text:p>
          </table:table-cell>
          <table:table-cell office:value-type="float" office:value="2489.04857973979" calcext:value-type="float">
            <office:annotation draw:style-name="gr1" draw:text-style-name="P2" svg:width="122.51pt" svg:height="62.99pt" svg:x="489.23pt" svg:y="382.51pt" draw:caption-point-x="-11.54pt" draw:caption-point-y="7.77pt">
              <dc:date>2020-04-19T00:00:00</dc:date>
              <text:p text:style-name="P1">TB_CA70/-</text:p>
            </office:annotation>
            <text:p>2489.04857973979</text:p>
          </table:table-cell>
          <table:table-cell office:value-type="float" office:value="997.922517228357" calcext:value-type="float">
            <office:annotation draw:style-name="gr1" draw:text-style-name="P2" svg:width="122.51pt" svg:height="62.99pt" svg:x="548.99pt" svg:y="382.51pt" draw:caption-point-x="-11.54pt" draw:caption-point-y="7.77pt">
              <dc:date>2020-04-19T00:00:00</dc:date>
              <text:p text:style-name="P1">Temp_CA05/-</text:p>
            </office:annotation>
            <text:p>997.922517228357</text:p>
          </table:table-cell>
          <table:table-cell office:value-type="float" office:value="1312.76889019879" calcext:value-type="float">
            <office:annotation draw:style-name="gr1" draw:text-style-name="P2" svg:width="122.51pt" svg:height="62.99pt" svg:x="608.74pt" svg:y="382.51pt" draw:caption-point-x="-11.54pt" draw:caption-point-y="7.77pt">
              <dc:date>2020-04-19T00:00:00</dc:date>
              <text:p text:style-name="P1">Temp_CA50/-</text:p>
            </office:annotation>
            <text:p>1312.76889019879</text:p>
          </table:table-cell>
          <table:table-cell office:value-type="float" office:value="0.146555208206975" calcext:value-type="float">
            <office:annotation draw:style-name="gr1" draw:text-style-name="P2" svg:width="122.51pt" svg:height="62.99pt" svg:x="668.49pt" svg:y="382.51pt" draw:caption-point-x="-11.54pt" draw:caption-point-y="7.77pt">
              <dc:date>2020-04-19T00:00:00</dc:date>
              <text:p text:style-name="P1">TO2_CA50/-</text:p>
            </office:annotation>
            <text:p>0.146555208206975</text:p>
          </table:table-cell>
          <table:table-cell office:value-type="float" office:value="0.529116979081471" calcext:value-type="float">
            <office:annotation draw:style-name="gr1" draw:text-style-name="P2" svg:width="122.49pt" svg:height="62.99pt" svg:x="728.25pt" svg:y="382.51pt" draw:caption-point-x="-11.54pt" draw:caption-point-y="7.77pt">
              <dc:date>2020-04-19T00:00:00</dc:date>
              <text:p text:style-name="P1">Vol_CA99/-</text:p>
            </office:annotation>
            <text:p>0.529116979081471</text:p>
          </table:table-cell>
          <table:table-cell office:value-type="float" office:value="1.87454695616142" calcext:value-type="float">
            <text:p>1.87454695616142</text:p>
          </table:table-cell>
          <table:table-cell office:value-type="float" office:value="1.14843304489815" calcext:value-type="float">
            <text:p>1.14843304489815</text:p>
          </table:table-cell>
          <table:table-cell table:style-name="ce4" office:value-type="float" office:value="0.0000018249212" calcext:value-type="float">
            <text:p>1.82E-06</text:p>
          </table:table-cell>
          <table:table-cell office:value-type="float" office:value="58.4197041481665" calcext:value-type="float">
            <text:p>58.4197041481665</text:p>
          </table:table-cell>
          <table:table-cell office:value-type="float" office:value="50.1563258701898" calcext:value-type="float">
            <text:p>50.1563258701898</text:p>
          </table:table-cell>
          <table:table-cell table:number-columns-repeated="1007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3" office:value-type="float" office:value="35.49335" calcext:value-type="float">
            <text:p>35.49335</text:p>
          </table:table-cell>
          <table:table-cell office:value-type="float" office:value="173.53764" calcext:value-type="float">
            <office:annotation draw:style-name="gr2" draw:text-style-name="P2" svg:width="122.51pt" svg:height="63.01pt" svg:x="190.49pt" svg:y="397.5pt" draw:caption-point-x="-11.54pt" draw:caption-point-y="7.77pt">
              <dc:date>2020-04-19T00:00:00</dc:date>
              <text:p text:style-name="P1">HRR_max/-</text:p>
            </office:annotation>
            <text:p>173.53764</text:p>
          </table:table-cell>
          <table:table-cell office:value-type="float" office:value="1351.00026865646" calcext:value-type="float">
            <text:p>1351.00026865646</text:p>
          </table:table-cell>
          <table:table-cell office:value-type="float" office:value="69.8426499489649" calcext:value-type="float">
            <office:annotation draw:style-name="gr2" draw:text-style-name="P2" svg:width="122.49pt" svg:height="63.01pt" svg:x="310pt" svg:y="397.5pt" draw:caption-point-x="-11.54pt" draw:caption-point-y="7.77pt">
              <dc:date>2020-04-19T00:00:00</dc:date>
              <text:p text:style-name="P1">P_CA01/-</text:p>
            </office:annotation>
            <text:p>69.8426499489649</text:p>
          </table:table-cell>
          <table:table-cell office:value-type="float" office:value="79.1171405492416" calcext:value-type="float">
            <office:annotation draw:style-name="gr2" draw:text-style-name="P2" svg:width="122.49pt" svg:height="63.01pt" svg:x="369.75pt" svg:y="397.5pt" draw:caption-point-x="-11.54pt" draw:caption-point-y="7.77pt">
              <dc:date>2020-04-19T00:00:00</dc:date>
              <text:p text:style-name="P1">P_CA25/-</text:p>
            </office:annotation>
            <text:p>79.1171405492416</text:p>
          </table:table-cell>
          <table:table-cell office:value-type="float" office:value="1.96217249604107" calcext:value-type="float">
            <office:annotation draw:style-name="gr2" draw:text-style-name="P2" svg:width="122.51pt" svg:height="63.01pt" svg:x="429.48pt" svg:y="397.5pt" draw:caption-point-x="-11.54pt" draw:caption-point-y="7.77pt">
              <dc:date>2020-04-19T00:00:00</dc:date>
              <text:p text:style-name="P1">Swirl3_CA99/-</text:p>
            </office:annotation>
            <text:p>1.96217249604107</text:p>
          </table:table-cell>
          <table:table-cell office:value-type="float" office:value="2468.95905783024" calcext:value-type="float">
            <office:annotation draw:style-name="gr2" draw:text-style-name="P2" svg:width="122.51pt" svg:height="63.01pt" svg:x="489.23pt" svg:y="397.5pt" draw:caption-point-x="-11.54pt" draw:caption-point-y="7.77pt">
              <dc:date>2020-04-19T00:00:00</dc:date>
              <text:p text:style-name="P1">TB_CA70/-</text:p>
            </office:annotation>
            <text:p>2468.95905783024</text:p>
          </table:table-cell>
          <table:table-cell office:value-type="float" office:value="1012.52969153812" calcext:value-type="float">
            <office:annotation draw:style-name="gr2" draw:text-style-name="P2" svg:width="122.51pt" svg:height="63.01pt" svg:x="548.99pt" svg:y="397.5pt" draw:caption-point-x="-11.54pt" draw:caption-point-y="7.77pt">
              <dc:date>2020-04-19T00:00:00</dc:date>
              <text:p text:style-name="P1">Temp_CA05/-</text:p>
            </office:annotation>
            <text:p>1012.52969153812</text:p>
          </table:table-cell>
          <table:table-cell office:value-type="float" office:value="1428.84721263588" calcext:value-type="float">
            <office:annotation draw:style-name="gr2" draw:text-style-name="P2" svg:width="122.51pt" svg:height="63.01pt" svg:x="608.74pt" svg:y="397.5pt" draw:caption-point-x="-11.54pt" draw:caption-point-y="7.77pt">
              <dc:date>2020-04-19T00:00:00</dc:date>
              <text:p text:style-name="P1">Temp_CA50/-</text:p>
            </office:annotation>
            <text:p>1428.84721263588</text:p>
          </table:table-cell>
          <table:table-cell office:value-type="float" office:value="0.131211977396507" calcext:value-type="float">
            <office:annotation draw:style-name="gr2" draw:text-style-name="P2" svg:width="122.51pt" svg:height="63.01pt" svg:x="668.49pt" svg:y="397.5pt" draw:caption-point-x="-11.54pt" draw:caption-point-y="7.77pt">
              <dc:date>2020-04-19T00:00:00</dc:date>
              <text:p text:style-name="P1">TO2_CA50/-</text:p>
            </office:annotation>
            <text:p>0.131211977396507</text:p>
          </table:table-cell>
          <table:table-cell office:value-type="float" office:value="0.651032327721021" calcext:value-type="float">
            <office:annotation draw:style-name="gr2" draw:text-style-name="P2" svg:width="122.49pt" svg:height="63.01pt" svg:x="728.25pt" svg:y="397.5pt" draw:caption-point-x="-11.54pt" draw:caption-point-y="7.77pt">
              <dc:date>2020-04-19T00:00:00</dc:date>
              <text:p text:style-name="P1">Vol_CA99/-</text:p>
            </office:annotation>
            <text:p>0.651032327721021</text:p>
          </table:table-cell>
          <table:table-cell office:value-type="float" office:value="1.46425788808699" calcext:value-type="float">
            <text:p>1.46425788808699</text:p>
          </table:table-cell>
          <table:table-cell office:value-type="float" office:value="2.27192291666436" calcext:value-type="float">
            <text:p>2.27192291666436</text:p>
          </table:table-cell>
          <table:table-cell table:style-name="ce4" office:value-type="float" office:value="0.0000036713086" calcext:value-type="float">
            <text:p>3.67E-06</text:p>
          </table:table-cell>
          <table:table-cell office:value-type="float" office:value="31.4707708387125" calcext:value-type="float">
            <text:p>31.4707708387125</text:p>
          </table:table-cell>
          <table:table-cell office:value-type="float" office:value="37.1684890270325" calcext:value-type="float">
            <text:p>37.1684890270325</text:p>
          </table:table-cell>
          <table:table-cell table:number-columns-repeated="1007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3" office:value-type="float" office:value="31.37858" calcext:value-type="float">
            <text:p>31.37858</text:p>
          </table:table-cell>
          <table:table-cell office:value-type="float" office:value="203.41171" calcext:value-type="float">
            <office:annotation draw:style-name="gr2" draw:text-style-name="P2" svg:width="122.51pt" svg:height="63.01pt" svg:x="190.49pt" svg:y="412.5pt" draw:caption-point-x="-11.54pt" draw:caption-point-y="7.77pt">
              <dc:date>2020-04-19T00:00:00</dc:date>
              <text:p text:style-name="P1">HRR_max/-</text:p>
            </office:annotation>
            <text:p>203.41171</text:p>
          </table:table-cell>
          <table:table-cell office:value-type="float" office:value="1841.37087139485" calcext:value-type="float">
            <text:p>1841.37087139485</text:p>
          </table:table-cell>
          <table:table-cell office:value-type="float" office:value="76.7831325135531" calcext:value-type="float">
            <office:annotation draw:style-name="gr2" draw:text-style-name="P2" svg:width="122.49pt" svg:height="63.01pt" svg:x="310pt" svg:y="412.5pt" draw:caption-point-x="-11.54pt" draw:caption-point-y="7.77pt">
              <dc:date>2020-04-19T00:00:00</dc:date>
              <text:p text:style-name="P1">P_CA01/-</text:p>
            </office:annotation>
            <text:p>76.7831325135531</text:p>
          </table:table-cell>
          <table:table-cell office:value-type="float" office:value="105.694947481834" calcext:value-type="float">
            <office:annotation draw:style-name="gr2" draw:text-style-name="P2" svg:width="122.49pt" svg:height="63.01pt" svg:x="369.75pt" svg:y="412.5pt" draw:caption-point-x="-11.54pt" draw:caption-point-y="7.77pt">
              <dc:date>2020-04-19T00:00:00</dc:date>
              <text:p text:style-name="P1">P_CA25/-</text:p>
            </office:annotation>
            <text:p>105.694947481834</text:p>
          </table:table-cell>
          <table:table-cell office:value-type="float" office:value="2.03470777829959" calcext:value-type="float">
            <office:annotation draw:style-name="gr2" draw:text-style-name="P2" svg:width="122.51pt" svg:height="63.01pt" svg:x="429.48pt" svg:y="412.5pt" draw:caption-point-x="-11.54pt" draw:caption-point-y="7.77pt">
              <dc:date>2020-04-19T00:00:00</dc:date>
              <text:p text:style-name="P1">Swirl3_CA99/-</text:p>
            </office:annotation>
            <text:p>2.03470777829959</text:p>
          </table:table-cell>
          <table:table-cell office:value-type="float" office:value="2477.87884132018" calcext:value-type="float">
            <office:annotation draw:style-name="gr2" draw:text-style-name="P2" svg:width="122.51pt" svg:height="63.01pt" svg:x="489.23pt" svg:y="412.5pt" draw:caption-point-x="-11.54pt" draw:caption-point-y="7.77pt">
              <dc:date>2020-04-19T00:00:00</dc:date>
              <text:p text:style-name="P1">TB_CA70/-</text:p>
            </office:annotation>
            <text:p>2477.87884132018</text:p>
          </table:table-cell>
          <table:table-cell office:value-type="float" office:value="1050.91142936227" calcext:value-type="float">
            <office:annotation draw:style-name="gr2" draw:text-style-name="P2" svg:width="122.51pt" svg:height="63.01pt" svg:x="548.99pt" svg:y="412.5pt" draw:caption-point-x="-11.54pt" draw:caption-point-y="7.77pt">
              <dc:date>2020-04-19T00:00:00</dc:date>
              <text:p text:style-name="P1">Temp_CA05/-</text:p>
            </office:annotation>
            <text:p>1050.91142936227</text:p>
          </table:table-cell>
          <table:table-cell office:value-type="float" office:value="1564.26593095164" calcext:value-type="float">
            <office:annotation draw:style-name="gr2" draw:text-style-name="P2" svg:width="122.51pt" svg:height="63.01pt" svg:x="608.74pt" svg:y="412.5pt" draw:caption-point-x="-11.54pt" draw:caption-point-y="7.77pt">
              <dc:date>2020-04-19T00:00:00</dc:date>
              <text:p text:style-name="P1">Temp_CA50/-</text:p>
            </office:annotation>
            <text:p>1564.26593095164</text:p>
          </table:table-cell>
          <table:table-cell office:value-type="float" office:value="0.131000355894262" calcext:value-type="float">
            <office:annotation draw:style-name="gr2" draw:text-style-name="P2" svg:width="122.51pt" svg:height="63.01pt" svg:x="668.49pt" svg:y="412.5pt" draw:caption-point-x="-11.54pt" draw:caption-point-y="7.77pt">
              <dc:date>2020-04-19T00:00:00</dc:date>
              <text:p text:style-name="P1">TO2_CA50/-</text:p>
            </office:annotation>
            <text:p>0.131000355894262</text:p>
          </table:table-cell>
          <table:table-cell office:value-type="float" office:value="0.585748759541043" calcext:value-type="float">
            <office:annotation draw:style-name="gr2" draw:text-style-name="P2" svg:width="122.49pt" svg:height="63.01pt" svg:x="728.25pt" svg:y="412.5pt" draw:caption-point-x="-11.54pt" draw:caption-point-y="7.77pt">
              <dc:date>2020-04-19T00:00:00</dc:date>
              <text:p text:style-name="P1">Vol_CA99/-</text:p>
            </office:annotation>
            <text:p>0.585748759541043</text:p>
          </table:table-cell>
          <table:table-cell office:value-type="float" office:value="0.571121016090962" calcext:value-type="float">
            <text:p>0.571121016090962</text:p>
          </table:table-cell>
          <table:table-cell office:value-type="float" office:value="2.58723586780208" calcext:value-type="float">
            <text:p>2.58723586780208</text:p>
          </table:table-cell>
          <table:table-cell office:value-type="float" office:value="0" calcext:value-type="float">
            <text:p>0</text:p>
          </table:table-cell>
          <table:table-cell office:value-type="float" office:value="32.9984194900013" calcext:value-type="float">
            <text:p>32.9984194900013</text:p>
          </table:table-cell>
          <table:table-cell office:value-type="float" office:value="33.9033971724281" calcext:value-type="float">
            <text:p>33.9033971724281</text:p>
          </table:table-cell>
          <table:table-cell table:number-columns-repeated="1007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3" office:value-type="float" office:value="29.59139" calcext:value-type="float">
            <text:p>29.59139</text:p>
          </table:table-cell>
          <table:table-cell office:value-type="float" office:value="206.23659" calcext:value-type="float">
            <office:annotation draw:style-name="gr2" draw:text-style-name="P2" svg:width="122.51pt" svg:height="63.01pt" svg:x="190.49pt" svg:y="427.49pt" draw:caption-point-x="-11.54pt" draw:caption-point-y="7.77pt">
              <dc:date>2020-04-19T00:00:00</dc:date>
              <text:p text:style-name="P1">HRR_max/-</text:p>
            </office:annotation>
            <text:p>206.23659</text:p>
          </table:table-cell>
          <table:table-cell office:value-type="float" office:value="1970.64363357913" calcext:value-type="float">
            <text:p>1970.64363357913</text:p>
          </table:table-cell>
          <table:table-cell office:value-type="float" office:value="73.057064287791" calcext:value-type="float">
            <office:annotation draw:style-name="gr2" draw:text-style-name="P2" svg:width="122.49pt" svg:height="63.01pt" svg:x="310pt" svg:y="427.49pt" draw:caption-point-x="-11.54pt" draw:caption-point-y="7.77pt">
              <dc:date>2020-04-19T00:00:00</dc:date>
              <text:p text:style-name="P1">P_CA01/-</text:p>
            </office:annotation>
            <text:p>73.057064287791</text:p>
          </table:table-cell>
          <table:table-cell office:value-type="float" office:value="109.246946955155" calcext:value-type="float">
            <office:annotation draw:style-name="gr2" draw:text-style-name="P2" svg:width="122.49pt" svg:height="63.01pt" svg:x="369.75pt" svg:y="427.49pt" draw:caption-point-x="-11.54pt" draw:caption-point-y="7.77pt">
              <dc:date>2020-04-19T00:00:00</dc:date>
              <text:p text:style-name="P1">P_CA25/-</text:p>
            </office:annotation>
            <text:p>109.246946955155</text:p>
          </table:table-cell>
          <table:table-cell office:value-type="float" office:value="2.02333462002343" calcext:value-type="float">
            <office:annotation draw:style-name="gr2" draw:text-style-name="P2" svg:width="122.51pt" svg:height="63.01pt" svg:x="429.48pt" svg:y="427.49pt" draw:caption-point-x="-11.54pt" draw:caption-point-y="7.77pt">
              <dc:date>2020-04-19T00:00:00</dc:date>
              <text:p text:style-name="P1">Swirl3_CA99/-</text:p>
            </office:annotation>
            <text:p>2.02333462002343</text:p>
          </table:table-cell>
          <table:table-cell office:value-type="float" office:value="2481.41203338572" calcext:value-type="float">
            <office:annotation draw:style-name="gr2" draw:text-style-name="P2" svg:width="122.51pt" svg:height="63.01pt" svg:x="489.23pt" svg:y="427.49pt" draw:caption-point-x="-11.54pt" draw:caption-point-y="7.77pt">
              <dc:date>2020-04-19T00:00:00</dc:date>
              <text:p text:style-name="P1">TB_CA70/-</text:p>
            </office:annotation>
            <text:p>2481.41203338572</text:p>
          </table:table-cell>
          <table:table-cell office:value-type="float" office:value="1043.80453161966" calcext:value-type="float">
            <office:annotation draw:style-name="gr2" draw:text-style-name="P2" svg:width="122.51pt" svg:height="63.01pt" svg:x="548.99pt" svg:y="427.49pt" draw:caption-point-x="-11.54pt" draw:caption-point-y="7.77pt">
              <dc:date>2020-04-19T00:00:00</dc:date>
              <text:p text:style-name="P1">Temp_CA05/-</text:p>
            </office:annotation>
            <text:p>1043.80453161966</text:p>
          </table:table-cell>
          <table:table-cell office:value-type="float" office:value="1604.44251167604" calcext:value-type="float">
            <office:annotation draw:style-name="gr2" draw:text-style-name="P2" svg:width="122.51pt" svg:height="63.01pt" svg:x="608.74pt" svg:y="427.49pt" draw:caption-point-x="-11.54pt" draw:caption-point-y="7.77pt">
              <dc:date>2020-04-19T00:00:00</dc:date>
              <text:p text:style-name="P1">Temp_CA50/-</text:p>
            </office:annotation>
            <text:p>1604.44251167604</text:p>
          </table:table-cell>
          <table:table-cell office:value-type="float" office:value="0.124948435699177" calcext:value-type="float">
            <office:annotation draw:style-name="gr2" draw:text-style-name="P2" svg:width="122.51pt" svg:height="63.01pt" svg:x="668.49pt" svg:y="427.49pt" draw:caption-point-x="-11.54pt" draw:caption-point-y="7.77pt">
              <dc:date>2020-04-19T00:00:00</dc:date>
              <text:p text:style-name="P1">TO2_CA50/-</text:p>
            </office:annotation>
            <text:p>0.124948435699177</text:p>
          </table:table-cell>
          <table:table-cell office:value-type="float" office:value="0.581708294760558" calcext:value-type="float">
            <office:annotation draw:style-name="gr2" draw:text-style-name="P2" svg:width="122.49pt" svg:height="63.01pt" svg:x="728.25pt" svg:y="427.49pt" draw:caption-point-x="-11.54pt" draw:caption-point-y="7.77pt">
              <dc:date>2020-04-19T00:00:00</dc:date>
              <text:p text:style-name="P1">Vol_CA99/-</text:p>
            </office:annotation>
            <text:p>0.581708294760558</text:p>
          </table:table-cell>
          <table:table-cell office:value-type="float" office:value="0.604158923738993" calcext:value-type="float">
            <text:p>0.604158923738993</text:p>
          </table:table-cell>
          <table:table-cell office:value-type="float" office:value="2.65487427416418" calcext:value-type="float">
            <text:p>2.65487427416418</text:p>
          </table:table-cell>
          <table:table-cell table:style-name="ce4" office:value-type="float" office:value="0.0000029362718" calcext:value-type="float">
            <text:p>2.94E-06</text:p>
          </table:table-cell>
          <table:table-cell office:value-type="float" office:value="30.1416873556564" calcext:value-type="float">
            <text:p>30.1416873556564</text:p>
          </table:table-cell>
          <table:table-cell office:value-type="float" office:value="32.0704113026116" calcext:value-type="float">
            <text:p>32.0704113026116</text:p>
          </table:table-cell>
          <table:table-cell table:number-columns-repeated="1007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3" office:value-type="float" office:value="87.7797" calcext:value-type="float">
            <text:p>87.7797</text:p>
          </table:table-cell>
          <table:table-cell office:value-type="float" office:value="69.63727" calcext:value-type="float">
            <office:annotation draw:style-name="gr2" draw:text-style-name="P2" svg:width="122.51pt" svg:height="63.01pt" svg:x="190.49pt" svg:y="442.49pt" draw:caption-point-x="-11.54pt" draw:caption-point-y="7.8pt">
              <dc:date>2020-04-19T00:00:00</dc:date>
              <text:p text:style-name="P1">HRR_max/-</text:p>
            </office:annotation>
            <text:p>69.63727</text:p>
          </table:table-cell>
          <table:table-cell office:value-type="float" office:value="275.647064022871" calcext:value-type="float">
            <text:p>275.647064022871</text:p>
          </table:table-cell>
          <table:table-cell office:value-type="float" office:value="47.5365531340152" calcext:value-type="float">
            <office:annotation draw:style-name="gr2" draw:text-style-name="P2" svg:width="122.49pt" svg:height="63.01pt" svg:x="310pt" svg:y="442.49pt" draw:caption-point-x="-11.54pt" draw:caption-point-y="7.8pt">
              <dc:date>2020-04-19T00:00:00</dc:date>
              <text:p text:style-name="P1">P_CA01/-</text:p>
            </office:annotation>
            <text:p>47.5365531340152</text:p>
          </table:table-cell>
          <table:table-cell office:value-type="float" office:value="45.2719206647325" calcext:value-type="float">
            <office:annotation draw:style-name="gr2" draw:text-style-name="P2" svg:width="122.49pt" svg:height="63.01pt" svg:x="369.75pt" svg:y="442.49pt" draw:caption-point-x="-11.54pt" draw:caption-point-y="7.8pt">
              <dc:date>2020-04-19T00:00:00</dc:date>
              <text:p text:style-name="P1">P_CA25/-</text:p>
            </office:annotation>
            <text:p>45.2719206647325</text:p>
          </table:table-cell>
          <table:table-cell office:value-type="float" office:value="2.61298678524046" calcext:value-type="float">
            <office:annotation draw:style-name="gr2" draw:text-style-name="P2" svg:width="122.51pt" svg:height="63.01pt" svg:x="429.48pt" svg:y="442.49pt" draw:caption-point-x="-11.54pt" draw:caption-point-y="7.8pt">
              <dc:date>2020-04-19T00:00:00</dc:date>
              <text:p text:style-name="P1">Swirl3_CA99/-</text:p>
            </office:annotation>
            <text:p>2.61298678524046</text:p>
          </table:table-cell>
          <table:table-cell office:value-type="float" office:value="2221.88011983351" calcext:value-type="float">
            <office:annotation draw:style-name="gr2" draw:text-style-name="P2" svg:width="122.51pt" svg:height="63.01pt" svg:x="489.23pt" svg:y="442.49pt" draw:caption-point-x="-11.54pt" draw:caption-point-y="7.8pt">
              <dc:date>2020-04-19T00:00:00</dc:date>
              <text:p text:style-name="P1">TB_CA70/-</text:p>
            </office:annotation>
            <text:p>2221.88011983351</text:p>
          </table:table-cell>
          <table:table-cell office:value-type="float" office:value="969.022124841295" calcext:value-type="float">
            <office:annotation draw:style-name="gr2" draw:text-style-name="P2" svg:width="122.51pt" svg:height="63.01pt" svg:x="548.99pt" svg:y="442.49pt" draw:caption-point-x="-11.54pt" draw:caption-point-y="7.8pt">
              <dc:date>2020-04-19T00:00:00</dc:date>
              <text:p text:style-name="P1">Temp_CA05/-</text:p>
            </office:annotation>
            <text:p>969.022124841295</text:p>
          </table:table-cell>
          <table:table-cell office:value-type="float" office:value="1058.05195845438" calcext:value-type="float">
            <office:annotation draw:style-name="gr2" draw:text-style-name="P2" svg:width="122.51pt" svg:height="63.01pt" svg:x="608.74pt" svg:y="442.49pt" draw:caption-point-x="-11.54pt" draw:caption-point-y="7.8pt">
              <dc:date>2020-04-19T00:00:00</dc:date>
              <text:p text:style-name="P1">Temp_CA50/-</text:p>
            </office:annotation>
            <text:p>1058.05195845438</text:p>
          </table:table-cell>
          <table:table-cell office:value-type="float" office:value="0.171633880934775" calcext:value-type="float">
            <office:annotation draw:style-name="gr2" draw:text-style-name="P2" svg:width="122.51pt" svg:height="63.01pt" svg:x="668.49pt" svg:y="442.49pt" draw:caption-point-x="-11.54pt" draw:caption-point-y="7.8pt">
              <dc:date>2020-04-19T00:00:00</dc:date>
              <text:p text:style-name="P1">TO2_CA50/-</text:p>
            </office:annotation>
            <text:p>0.171633880934775</text:p>
          </table:table-cell>
          <table:table-cell office:value-type="float" office:value="0.266268335261786" calcext:value-type="float">
            <office:annotation draw:style-name="gr2" draw:text-style-name="P2" svg:width="122.49pt" svg:height="63.01pt" svg:x="728.25pt" svg:y="442.49pt" draw:caption-point-x="-11.54pt" draw:caption-point-y="7.8pt">
              <dc:date>2020-04-19T00:00:00</dc:date>
              <text:p text:style-name="P1">Vol_CA99/-</text:p>
            </office:annotation>
            <text:p>0.266268335261786</text:p>
          </table:table-cell>
          <table:table-cell office:value-type="float" office:value="3.53159852475549" calcext:value-type="float">
            <text:p>3.53159852475549</text:p>
          </table:table-cell>
          <table:table-cell office:value-type="float" office:value="0.869382964178306" calcext:value-type="float">
            <text:p>0.869382964178306</text:p>
          </table:table-cell>
          <table:table-cell table:style-name="ce4" office:value-type="float" office:value="0.000000035632674" calcext:value-type="float">
            <text:p>3.56E-08</text:p>
          </table:table-cell>
          <table:table-cell office:value-type="float" office:value="60.6604658069774" calcext:value-type="float">
            <text:p>60.6604658069774</text:p>
          </table:table-cell>
          <table:table-cell office:value-type="float" office:value="77.6212563991372" calcext:value-type="float">
            <text:p>77.6212563991372</text:p>
          </table:table-cell>
          <table:table-cell table:number-columns-repeated="1007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3" office:value-type="float" office:value="260.5102" calcext:value-type="float">
            <text:p>260.5102</text:p>
          </table:table-cell>
          <table:table-cell office:value-type="float" office:value="69.55212" calcext:value-type="float">
            <office:annotation draw:style-name="gr1" draw:text-style-name="P2" svg:width="122.51pt" svg:height="62.99pt" svg:x="190.49pt" svg:y="457.51pt" draw:caption-point-x="-11.54pt" draw:caption-point-y="7.77pt">
              <dc:date>2020-04-19T00:00:00</dc:date>
              <text:p text:style-name="P1">HRR_max/-</text:p>
            </office:annotation>
            <text:p>69.55212</text:p>
          </table:table-cell>
          <table:table-cell office:value-type="float" office:value="258.772241861114" calcext:value-type="float">
            <text:p>258.772241861114</text:p>
          </table:table-cell>
          <table:table-cell office:value-type="float" office:value="47.3826873682753" calcext:value-type="float">
            <office:annotation draw:style-name="gr1" draw:text-style-name="P2" svg:width="122.49pt" svg:height="62.99pt" svg:x="310pt" svg:y="457.51pt" draw:caption-point-x="-11.54pt" draw:caption-point-y="7.77pt">
              <dc:date>2020-04-19T00:00:00</dc:date>
              <text:p text:style-name="P1">P_CA01/-</text:p>
            </office:annotation>
            <text:p>47.3826873682753</text:p>
          </table:table-cell>
          <table:table-cell office:value-type="float" office:value="44.2058968454874" calcext:value-type="float">
            <office:annotation draw:style-name="gr1" draw:text-style-name="P2" svg:width="122.49pt" svg:height="62.99pt" svg:x="369.75pt" svg:y="457.51pt" draw:caption-point-x="-11.54pt" draw:caption-point-y="7.77pt">
              <dc:date>2020-04-19T00:00:00</dc:date>
              <text:p text:style-name="P1">P_CA25/-</text:p>
            </office:annotation>
            <text:p>44.2058968454874</text:p>
          </table:table-cell>
          <table:table-cell office:value-type="float" office:value="2.56846472567141" calcext:value-type="float">
            <office:annotation draw:style-name="gr1" draw:text-style-name="P2" svg:width="122.51pt" svg:height="62.99pt" svg:x="429.48pt" svg:y="457.51pt" draw:caption-point-x="-11.54pt" draw:caption-point-y="7.77pt">
              <dc:date>2020-04-19T00:00:00</dc:date>
              <text:p text:style-name="P1">Swirl3_CA99/-</text:p>
            </office:annotation>
            <text:p>2.56846472567141</text:p>
          </table:table-cell>
          <table:table-cell office:value-type="float" office:value="2145.01605540313" calcext:value-type="float">
            <office:annotation draw:style-name="gr1" draw:text-style-name="P2" svg:width="122.51pt" svg:height="62.99pt" svg:x="489.23pt" svg:y="457.51pt" draw:caption-point-x="-11.54pt" draw:caption-point-y="7.77pt">
              <dc:date>2020-04-19T00:00:00</dc:date>
              <text:p text:style-name="P1">TB_CA70/-</text:p>
            </office:annotation>
            <text:p>2145.01605540313</text:p>
          </table:table-cell>
          <table:table-cell office:value-type="float" office:value="973.418596786717" calcext:value-type="float">
            <office:annotation draw:style-name="gr1" draw:text-style-name="P2" svg:width="122.51pt" svg:height="62.99pt" svg:x="548.99pt" svg:y="457.51pt" draw:caption-point-x="-11.54pt" draw:caption-point-y="7.77pt">
              <dc:date>2020-04-19T00:00:00</dc:date>
              <text:p text:style-name="P1">Temp_CA05/-</text:p>
            </office:annotation>
            <text:p>973.418596786717</text:p>
          </table:table-cell>
          <table:table-cell office:value-type="float" office:value="1050.77453174209" calcext:value-type="float">
            <office:annotation draw:style-name="gr1" draw:text-style-name="P2" svg:width="122.51pt" svg:height="62.99pt" svg:x="608.74pt" svg:y="457.51pt" draw:caption-point-x="-11.54pt" draw:caption-point-y="7.77pt">
              <dc:date>2020-04-19T00:00:00</dc:date>
              <text:p text:style-name="P1">Temp_CA50/-</text:p>
            </office:annotation>
            <text:p>1050.77453174209</text:p>
          </table:table-cell>
          <table:table-cell office:value-type="float" office:value="0.167015649550419" calcext:value-type="float">
            <office:annotation draw:style-name="gr1" draw:text-style-name="P2" svg:width="122.51pt" svg:height="62.99pt" svg:x="668.49pt" svg:y="457.51pt" draw:caption-point-x="-11.54pt" draw:caption-point-y="7.77pt">
              <dc:date>2020-04-19T00:00:00</dc:date>
              <text:p text:style-name="P1">TO2_CA50/-</text:p>
            </office:annotation>
            <text:p>0.167015649550419</text:p>
          </table:table-cell>
          <table:table-cell office:value-type="float" office:value="0.280881747455964" calcext:value-type="float">
            <office:annotation draw:style-name="gr1" draw:text-style-name="P2" svg:width="122.49pt" svg:height="62.99pt" svg:x="728.25pt" svg:y="457.51pt" draw:caption-point-x="-11.54pt" draw:caption-point-y="7.77pt">
              <dc:date>2020-04-19T00:00:00</dc:date>
              <text:p text:style-name="P1">Vol_CA99/-</text:p>
            </office:annotation>
            <text:p>0.280881747455964</text:p>
          </table:table-cell>
          <table:table-cell office:value-type="float" office:value="3.32500466556591" calcext:value-type="float">
            <text:p>3.32500466556591</text:p>
          </table:table-cell>
          <table:table-cell office:value-type="float" office:value="0.867950586245475" calcext:value-type="float">
            <text:p>0.867950586245475</text:p>
          </table:table-cell>
          <table:table-cell table:style-name="ce4" office:value-type="float" office:value="0.00000006124343" calcext:value-type="float">
            <text:p>6.12E-08</text:p>
          </table:table-cell>
          <table:table-cell office:value-type="float" office:value="59.0440172550943" calcext:value-type="float">
            <text:p>59.0440172550943</text:p>
          </table:table-cell>
          <table:table-cell office:value-type="float" office:value="81.4013024420067" calcext:value-type="float">
            <text:p>81.4013024420067</text:p>
          </table:table-cell>
          <table:table-cell table:number-columns-repeated="1007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3" office:value-type="float" office:value="147.3616" calcext:value-type="float">
            <text:p>147.3616</text:p>
          </table:table-cell>
          <table:table-cell office:value-type="float" office:value="118.547005" calcext:value-type="float">
            <office:annotation draw:style-name="gr1" draw:text-style-name="P2" svg:width="122.51pt" svg:height="62.99pt" svg:x="190.49pt" svg:y="472.51pt" draw:caption-point-x="-11.54pt" draw:caption-point-y="7.77pt">
              <dc:date>2020-04-19T00:00:00</dc:date>
              <text:p text:style-name="P1">HRR_max/-</text:p>
            </office:annotation>
            <text:p>118.547005</text:p>
          </table:table-cell>
          <table:table-cell office:value-type="float" office:value="560.226978061259" calcext:value-type="float">
            <text:p>560.226978061259</text:p>
          </table:table-cell>
          <table:table-cell office:value-type="float" office:value="54.674372434079" calcext:value-type="float">
            <office:annotation draw:style-name="gr1" draw:text-style-name="P2" svg:width="122.49pt" svg:height="62.99pt" svg:x="310pt" svg:y="472.51pt" draw:caption-point-x="-11.54pt" draw:caption-point-y="7.77pt">
              <dc:date>2020-04-19T00:00:00</dc:date>
              <text:p text:style-name="P1">P_CA01/-</text:p>
            </office:annotation>
            <text:p>54.674372434079</text:p>
          </table:table-cell>
          <table:table-cell office:value-type="float" office:value="55.1575925769281" calcext:value-type="float">
            <office:annotation draw:style-name="gr1" draw:text-style-name="P2" svg:width="122.49pt" svg:height="62.99pt" svg:x="369.75pt" svg:y="472.51pt" draw:caption-point-x="-11.54pt" draw:caption-point-y="7.77pt">
              <dc:date>2020-04-19T00:00:00</dc:date>
              <text:p text:style-name="P1">P_CA25/-</text:p>
            </office:annotation>
            <text:p>55.1575925769281</text:p>
          </table:table-cell>
          <table:table-cell office:value-type="float" office:value="2.33140004930652" calcext:value-type="float">
            <office:annotation draw:style-name="gr1" draw:text-style-name="P2" svg:width="122.51pt" svg:height="62.99pt" svg:x="429.48pt" svg:y="472.51pt" draw:caption-point-x="-11.54pt" draw:caption-point-y="7.77pt">
              <dc:date>2020-04-19T00:00:00</dc:date>
              <text:p text:style-name="P1">Swirl3_CA99/-</text:p>
            </office:annotation>
            <text:p>2.33140004930652</text:p>
          </table:table-cell>
          <table:table-cell office:value-type="float" office:value="2443.17001654192" calcext:value-type="float">
            <office:annotation draw:style-name="gr1" draw:text-style-name="P2" svg:width="122.51pt" svg:height="62.99pt" svg:x="489.23pt" svg:y="472.51pt" draw:caption-point-x="-11.54pt" draw:caption-point-y="7.77pt">
              <dc:date>2020-04-19T00:00:00</dc:date>
              <text:p text:style-name="P1">TB_CA70/-</text:p>
            </office:annotation>
            <text:p>2443.17001654192</text:p>
          </table:table-cell>
          <table:table-cell office:value-type="float" office:value="991.270429403225" calcext:value-type="float">
            <office:annotation draw:style-name="gr1" draw:text-style-name="P2" svg:width="122.51pt" svg:height="62.99pt" svg:x="548.99pt" svg:y="472.51pt" draw:caption-point-x="-11.54pt" draw:caption-point-y="7.77pt">
              <dc:date>2020-04-19T00:00:00</dc:date>
              <text:p text:style-name="P1">Temp_CA05/-</text:p>
            </office:annotation>
            <text:p>991.270429403225</text:p>
          </table:table-cell>
          <table:table-cell office:value-type="float" office:value="1184.10637133289" calcext:value-type="float">
            <office:annotation draw:style-name="gr1" draw:text-style-name="P2" svg:width="122.51pt" svg:height="62.99pt" svg:x="608.74pt" svg:y="472.51pt" draw:caption-point-x="-11.54pt" draw:caption-point-y="7.77pt">
              <dc:date>2020-04-19T00:00:00</dc:date>
              <text:p text:style-name="P1">Temp_CA50/-</text:p>
            </office:annotation>
            <text:p>1184.10637133289</text:p>
          </table:table-cell>
          <table:table-cell office:value-type="float" office:value="0.163820830782122" calcext:value-type="float">
            <office:annotation draw:style-name="gr1" draw:text-style-name="P2" svg:width="122.51pt" svg:height="62.99pt" svg:x="668.49pt" svg:y="472.51pt" draw:caption-point-x="-11.54pt" draw:caption-point-y="7.77pt">
              <dc:date>2020-04-19T00:00:00</dc:date>
              <text:p text:style-name="P1">TO2_CA50/-</text:p>
            </office:annotation>
            <text:p>0.163820830782122</text:p>
          </table:table-cell>
          <table:table-cell office:value-type="float" office:value="0.379460128391123" calcext:value-type="float">
            <office:annotation draw:style-name="gr1" draw:text-style-name="P2" svg:width="122.49pt" svg:height="62.99pt" svg:x="728.25pt" svg:y="472.51pt" draw:caption-point-x="-11.54pt" draw:caption-point-y="7.77pt">
              <dc:date>2020-04-19T00:00:00</dc:date>
              <text:p text:style-name="P1">Vol_CA99/-</text:p>
            </office:annotation>
            <text:p>0.379460128391123</text:p>
          </table:table-cell>
          <table:table-cell office:value-type="float" office:value="2.60298413907631" calcext:value-type="float">
            <text:p>2.60298413907631</text:p>
          </table:table-cell>
          <table:table-cell office:value-type="float" office:value="1.11591696659569" calcext:value-type="float">
            <text:p>1.11591696659569</text:p>
          </table:table-cell>
          <table:table-cell table:style-name="ce4" office:value-type="float" office:value="0.00000038595337" calcext:value-type="float">
            <text:p>3.86E-07</text:p>
          </table:table-cell>
          <table:table-cell office:value-type="float" office:value="125.982913584971" calcext:value-type="float">
            <text:p>125.982913584971</text:p>
          </table:table-cell>
          <table:table-cell office:value-type="float" office:value="69.6945617099927" calcext:value-type="float">
            <text:p>69.6945617099927</text:p>
          </table:table-cell>
          <table:table-cell table:number-columns-repeated="1007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3" office:value-type="float" office:value="115.4165" calcext:value-type="float">
            <text:p>115.4165</text:p>
          </table:table-cell>
          <table:table-cell office:value-type="float" office:value="149.69142" calcext:value-type="float">
            <office:annotation draw:style-name="gr2" draw:text-style-name="P2" svg:width="122.51pt" svg:height="63.01pt" svg:x="190.49pt" svg:y="487.5pt" draw:caption-point-x="-11.54pt" draw:caption-point-y="7.77pt">
              <dc:date>2020-04-19T00:00:00</dc:date>
              <text:p text:style-name="P1">HRR_max/-</text:p>
            </office:annotation>
            <text:p>149.69142</text:p>
          </table:table-cell>
          <table:table-cell office:value-type="float" office:value="941.993290070716" calcext:value-type="float">
            <text:p>941.993290070716</text:p>
          </table:table-cell>
          <table:table-cell office:value-type="float" office:value="62.270891849517" calcext:value-type="float">
            <office:annotation draw:style-name="gr2" draw:text-style-name="P2" svg:width="122.49pt" svg:height="63.01pt" svg:x="310pt" svg:y="487.5pt" draw:caption-point-x="-11.54pt" draw:caption-point-y="7.77pt">
              <dc:date>2020-04-19T00:00:00</dc:date>
              <text:p text:style-name="P1">P_CA01/-</text:p>
            </office:annotation>
            <text:p>62.270891849517</text:p>
          </table:table-cell>
          <table:table-cell office:value-type="float" office:value="72.5954594744078" calcext:value-type="float">
            <office:annotation draw:style-name="gr2" draw:text-style-name="P2" svg:width="122.49pt" svg:height="63.01pt" svg:x="369.75pt" svg:y="487.5pt" draw:caption-point-x="-11.54pt" draw:caption-point-y="7.77pt">
              <dc:date>2020-04-19T00:00:00</dc:date>
              <text:p text:style-name="P1">P_CA25/-</text:p>
            </office:annotation>
            <text:p>72.5954594744078</text:p>
          </table:table-cell>
          <table:table-cell office:value-type="float" office:value="2.17225477729889" calcext:value-type="float">
            <office:annotation draw:style-name="gr2" draw:text-style-name="P2" svg:width="122.51pt" svg:height="63.01pt" svg:x="429.48pt" svg:y="487.5pt" draw:caption-point-x="-11.54pt" draw:caption-point-y="7.77pt">
              <dc:date>2020-04-19T00:00:00</dc:date>
              <text:p text:style-name="P1">Swirl3_CA99/-</text:p>
            </office:annotation>
            <text:p>2.17225477729889</text:p>
          </table:table-cell>
          <table:table-cell office:value-type="float" office:value="2513.77194530978" calcext:value-type="float">
            <office:annotation draw:style-name="gr2" draw:text-style-name="P2" svg:width="122.51pt" svg:height="63.01pt" svg:x="489.23pt" svg:y="487.5pt" draw:caption-point-x="-11.54pt" draw:caption-point-y="7.77pt">
              <dc:date>2020-04-19T00:00:00</dc:date>
              <text:p text:style-name="P1">TB_CA70/-</text:p>
            </office:annotation>
            <text:p>2513.77194530978</text:p>
          </table:table-cell>
          <table:table-cell office:value-type="float" office:value="1017.13810617557" calcext:value-type="float">
            <office:annotation draw:style-name="gr2" draw:text-style-name="P2" svg:width="122.51pt" svg:height="63.01pt" svg:x="548.99pt" svg:y="487.5pt" draw:caption-point-x="-11.54pt" draw:caption-point-y="7.77pt">
              <dc:date>2020-04-19T00:00:00</dc:date>
              <text:p text:style-name="P1">Temp_CA05/-</text:p>
            </office:annotation>
            <text:p>1017.13810617557</text:p>
          </table:table-cell>
          <table:table-cell office:value-type="float" office:value="1330.26260737454" calcext:value-type="float">
            <office:annotation draw:style-name="gr2" draw:text-style-name="P2" svg:width="122.51pt" svg:height="63.01pt" svg:x="608.74pt" svg:y="487.5pt" draw:caption-point-x="-11.54pt" draw:caption-point-y="7.77pt">
              <dc:date>2020-04-19T00:00:00</dc:date>
              <text:p text:style-name="P1">Temp_CA50/-</text:p>
            </office:annotation>
            <text:p>1330.26260737454</text:p>
          </table:table-cell>
          <table:table-cell office:value-type="float" office:value="0.148294271970538" calcext:value-type="float">
            <office:annotation draw:style-name="gr2" draw:text-style-name="P2" svg:width="122.51pt" svg:height="63.01pt" svg:x="668.49pt" svg:y="487.5pt" draw:caption-point-x="-11.54pt" draw:caption-point-y="7.77pt">
              <dc:date>2020-04-19T00:00:00</dc:date>
              <text:p text:style-name="P1">TO2_CA50/-</text:p>
            </office:annotation>
            <text:p>0.148294271970538</text:p>
          </table:table-cell>
          <table:table-cell office:value-type="float" office:value="0.496523630221024" calcext:value-type="float">
            <office:annotation draw:style-name="gr2" draw:text-style-name="P2" svg:width="122.49pt" svg:height="63.01pt" svg:x="728.25pt" svg:y="487.5pt" draw:caption-point-x="-11.54pt" draw:caption-point-y="7.77pt">
              <dc:date>2020-04-19T00:00:00</dc:date>
              <text:p text:style-name="P1">Vol_CA99/-</text:p>
            </office:annotation>
            <text:p>0.496523630221024</text:p>
          </table:table-cell>
          <table:table-cell office:value-type="float" office:value="1.80080031975113" calcext:value-type="float">
            <text:p>1.80080031975113</text:p>
          </table:table-cell>
          <table:table-cell office:value-type="float" office:value="1.13948614114127" calcext:value-type="float">
            <text:p>1.13948614114127</text:p>
          </table:table-cell>
          <table:table-cell table:style-name="ce4" office:value-type="float" office:value="0.0000015047749" calcext:value-type="float">
            <text:p>1.50E-06</text:p>
          </table:table-cell>
          <table:table-cell office:value-type="float" office:value="59.6517802841171" calcext:value-type="float">
            <text:p>59.6517802841171</text:p>
          </table:table-cell>
          <table:table-cell office:value-type="float" office:value="52.9748789049756" calcext:value-type="float">
            <text:p>52.9748789049756</text:p>
          </table:table-cell>
          <table:table-cell table:number-columns-repeated="1007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3" office:value-type="float" office:value="93.1879" calcext:value-type="float">
            <text:p>93.1879</text:p>
          </table:table-cell>
          <table:table-cell office:value-type="float" office:value="178.83185" calcext:value-type="float">
            <office:annotation draw:style-name="gr2" draw:text-style-name="P2" svg:width="122.51pt" svg:height="63.01pt" svg:x="190.49pt" svg:y="502.5pt" draw:caption-point-x="-11.54pt" draw:caption-point-y="7.77pt">
              <dc:date>2020-04-19T00:00:00</dc:date>
              <text:p text:style-name="P1">HRR_max/-</text:p>
            </office:annotation>
            <text:p>178.83185</text:p>
          </table:table-cell>
          <table:table-cell office:value-type="float" office:value="1396.49010944099" calcext:value-type="float">
            <text:p>1396.49010944099</text:p>
          </table:table-cell>
          <table:table-cell office:value-type="float" office:value="68.2890458904668" calcext:value-type="float">
            <office:annotation draw:style-name="gr2" draw:text-style-name="P2" svg:width="122.49pt" svg:height="63.01pt" svg:x="310pt" svg:y="502.5pt" draw:caption-point-x="-11.54pt" draw:caption-point-y="7.77pt">
              <dc:date>2020-04-19T00:00:00</dc:date>
              <text:p text:style-name="P1">P_CA01/-</text:p>
            </office:annotation>
            <text:p>68.2890458904668</text:p>
          </table:table-cell>
          <table:table-cell office:value-type="float" office:value="94.1869951001596" calcext:value-type="float">
            <office:annotation draw:style-name="gr2" draw:text-style-name="P2" svg:width="122.49pt" svg:height="63.01pt" svg:x="369.75pt" svg:y="502.5pt" draw:caption-point-x="-11.54pt" draw:caption-point-y="7.77pt">
              <dc:date>2020-04-19T00:00:00</dc:date>
              <text:p text:style-name="P1">P_CA25/-</text:p>
            </office:annotation>
            <text:p>94.1869951001596</text:p>
          </table:table-cell>
          <table:table-cell office:value-type="float" office:value="2.1439875066481" calcext:value-type="float">
            <office:annotation draw:style-name="gr2" draw:text-style-name="P2" svg:width="122.51pt" svg:height="63.01pt" svg:x="429.48pt" svg:y="502.5pt" draw:caption-point-x="-11.54pt" draw:caption-point-y="7.77pt">
              <dc:date>2020-04-19T00:00:00</dc:date>
              <text:p text:style-name="P1">Swirl3_CA99/-</text:p>
            </office:annotation>
            <text:p>2.1439875066481</text:p>
          </table:table-cell>
          <table:table-cell office:value-type="float" office:value="2535.93433349478" calcext:value-type="float">
            <office:annotation draw:style-name="gr2" draw:text-style-name="P2" svg:width="122.51pt" svg:height="63.01pt" svg:x="489.23pt" svg:y="502.5pt" draw:caption-point-x="-11.54pt" draw:caption-point-y="7.77pt">
              <dc:date>2020-04-19T00:00:00</dc:date>
              <text:p text:style-name="P1">TB_CA70/-</text:p>
            </office:annotation>
            <text:p>2535.93433349478</text:p>
          </table:table-cell>
          <table:table-cell office:value-type="float" office:value="1032.30297703754" calcext:value-type="float">
            <office:annotation draw:style-name="gr2" draw:text-style-name="P2" svg:width="122.51pt" svg:height="63.01pt" svg:x="548.99pt" svg:y="502.5pt" draw:caption-point-x="-11.54pt" draw:caption-point-y="7.77pt">
              <dc:date>2020-04-19T00:00:00</dc:date>
              <text:p text:style-name="P1">Temp_CA05/-</text:p>
            </office:annotation>
            <text:p>1032.30297703754</text:p>
          </table:table-cell>
          <table:table-cell office:value-type="float" office:value="1461.11562734035" calcext:value-type="float">
            <office:annotation draw:style-name="gr2" draw:text-style-name="P2" svg:width="122.51pt" svg:height="63.01pt" svg:x="608.74pt" svg:y="502.5pt" draw:caption-point-x="-11.54pt" draw:caption-point-y="7.77pt">
              <dc:date>2020-04-19T00:00:00</dc:date>
              <text:p text:style-name="P1">Temp_CA50/-</text:p>
            </office:annotation>
            <text:p>1461.11562734035</text:p>
          </table:table-cell>
          <table:table-cell office:value-type="float" office:value="0.138613200989261" calcext:value-type="float">
            <office:annotation draw:style-name="gr2" draw:text-style-name="P2" svg:width="122.51pt" svg:height="63.01pt" svg:x="668.49pt" svg:y="502.5pt" draw:caption-point-x="-11.54pt" draw:caption-point-y="7.77pt">
              <dc:date>2020-04-19T00:00:00</dc:date>
              <text:p text:style-name="P1">TO2_CA50/-</text:p>
            </office:annotation>
            <text:p>0.138613200989261</text:p>
          </table:table-cell>
          <table:table-cell office:value-type="float" office:value="0.534613523421012" calcext:value-type="float">
            <office:annotation draw:style-name="gr2" draw:text-style-name="P2" svg:width="122.49pt" svg:height="63.01pt" svg:x="728.25pt" svg:y="502.5pt" draw:caption-point-x="-11.54pt" draw:caption-point-y="7.77pt">
              <dc:date>2020-04-19T00:00:00</dc:date>
              <text:p text:style-name="P1">Vol_CA99/-</text:p>
            </office:annotation>
            <text:p>0.534613523421012</text:p>
          </table:table-cell>
          <table:table-cell office:value-type="float" office:value="1.01704692424755" calcext:value-type="float">
            <text:p>1.01704692424755</text:p>
          </table:table-cell>
          <table:table-cell office:value-type="float" office:value="1.30469996301667" calcext:value-type="float">
            <text:p>1.30469996301667</text:p>
          </table:table-cell>
          <table:table-cell table:style-name="ce4" office:value-type="float" office:value="0.0000022050872" calcext:value-type="float">
            <text:p>2.21E-06</text:p>
          </table:table-cell>
          <table:table-cell office:value-type="float" office:value="31.7435214452529" calcext:value-type="float">
            <text:p>31.7435214452529</text:p>
          </table:table-cell>
          <table:table-cell office:value-type="float" office:value="42.3714180391881" calcext:value-type="float">
            <text:p>42.3714180391881</text:p>
          </table:table-cell>
          <table:table-cell table:number-columns-repeated="1007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3" office:value-type="float" office:value="76.57555" calcext:value-type="float">
            <text:p>76.57555</text:p>
          </table:table-cell>
          <table:table-cell office:value-type="float" office:value="185.7467" calcext:value-type="float">
            <office:annotation draw:style-name="gr2" draw:text-style-name="P2" svg:width="122.51pt" svg:height="63.01pt" svg:x="190.49pt" svg:y="517.49pt" draw:caption-point-x="-11.54pt" draw:caption-point-y="7.77pt">
              <dc:date>2020-04-19T00:00:00</dc:date>
              <text:p text:style-name="P1">HRR_max/-</text:p>
            </office:annotation>
            <text:p>185.7467</text:p>
          </table:table-cell>
          <table:table-cell office:value-type="float" office:value="1791.10349434876" calcext:value-type="float">
            <text:p>1791.10349434876</text:p>
          </table:table-cell>
          <table:table-cell office:value-type="float" office:value="69.0539804159078" calcext:value-type="float">
            <office:annotation draw:style-name="gr2" draw:text-style-name="P2" svg:width="122.49pt" svg:height="63.01pt" svg:x="310pt" svg:y="517.49pt" draw:caption-point-x="-11.54pt" draw:caption-point-y="7.77pt">
              <dc:date>2020-04-19T00:00:00</dc:date>
              <text:p text:style-name="P1">P_CA01/-</text:p>
            </office:annotation>
            <text:p>69.0539804159078</text:p>
          </table:table-cell>
          <table:table-cell office:value-type="float" office:value="105.371794099593" calcext:value-type="float">
            <office:annotation draw:style-name="gr2" draw:text-style-name="P2" svg:width="122.49pt" svg:height="63.01pt" svg:x="369.75pt" svg:y="517.49pt" draw:caption-point-x="-11.54pt" draw:caption-point-y="7.77pt">
              <dc:date>2020-04-19T00:00:00</dc:date>
              <text:p text:style-name="P1">P_CA25/-</text:p>
            </office:annotation>
            <text:p>105.371794099593</text:p>
          </table:table-cell>
          <table:table-cell office:value-type="float" office:value="2.03279780723432" calcext:value-type="float">
            <office:annotation draw:style-name="gr2" draw:text-style-name="P2" svg:width="122.51pt" svg:height="63.01pt" svg:x="429.48pt" svg:y="517.49pt" draw:caption-point-x="-11.54pt" draw:caption-point-y="7.77pt">
              <dc:date>2020-04-19T00:00:00</dc:date>
              <text:p text:style-name="P1">Swirl3_CA99/-</text:p>
            </office:annotation>
            <text:p>2.03279780723432</text:p>
          </table:table-cell>
          <table:table-cell office:value-type="float" office:value="2517.0053770629" calcext:value-type="float">
            <office:annotation draw:style-name="gr2" draw:text-style-name="P2" svg:width="122.51pt" svg:height="63.01pt" svg:x="489.23pt" svg:y="517.49pt" draw:caption-point-x="-11.54pt" draw:caption-point-y="7.77pt">
              <dc:date>2020-04-19T00:00:00</dc:date>
              <text:p text:style-name="P1">TB_CA70/-</text:p>
            </office:annotation>
            <text:p>2517.0053770629</text:p>
          </table:table-cell>
          <table:table-cell office:value-type="float" office:value="1077.79362361579" calcext:value-type="float">
            <office:annotation draw:style-name="gr2" draw:text-style-name="P2" svg:width="122.51pt" svg:height="63.01pt" svg:x="548.99pt" svg:y="517.49pt" draw:caption-point-x="-11.54pt" draw:caption-point-y="7.77pt">
              <dc:date>2020-04-19T00:00:00</dc:date>
              <text:p text:style-name="P1">Temp_CA05/-</text:p>
            </office:annotation>
            <text:p>1077.79362361579</text:p>
          </table:table-cell>
          <table:table-cell office:value-type="float" office:value="1603.04498690413" calcext:value-type="float">
            <office:annotation draw:style-name="gr2" draw:text-style-name="P2" svg:width="122.51pt" svg:height="63.01pt" svg:x="608.74pt" svg:y="517.49pt" draw:caption-point-x="-11.54pt" draw:caption-point-y="7.77pt">
              <dc:date>2020-04-19T00:00:00</dc:date>
              <text:p text:style-name="P1">Temp_CA50/-</text:p>
            </office:annotation>
            <text:p>1603.04498690413</text:p>
          </table:table-cell>
          <table:table-cell office:value-type="float" office:value="0.12617432767278" calcext:value-type="float">
            <office:annotation draw:style-name="gr2" draw:text-style-name="P2" svg:width="122.51pt" svg:height="63.01pt" svg:x="668.49pt" svg:y="517.49pt" draw:caption-point-x="-11.54pt" draw:caption-point-y="7.77pt">
              <dc:date>2020-04-19T00:00:00</dc:date>
              <text:p text:style-name="P1">TO2_CA50/-</text:p>
            </office:annotation>
            <text:p>0.12617432767278</text:p>
          </table:table-cell>
          <table:table-cell office:value-type="float" office:value="0.608730140110968" calcext:value-type="float">
            <office:annotation draw:style-name="gr2" draw:text-style-name="P2" svg:width="122.49pt" svg:height="63.01pt" svg:x="728.25pt" svg:y="517.49pt" draw:caption-point-x="-11.54pt" draw:caption-point-y="7.77pt">
              <dc:date>2020-04-19T00:00:00</dc:date>
              <text:p text:style-name="P1">Vol_CA99/-</text:p>
            </office:annotation>
            <text:p>0.608730140110968</text:p>
          </table:table-cell>
          <table:table-cell office:value-type="float" office:value="0.964515101748778" calcext:value-type="float">
            <text:p>0.964515101748778</text:p>
          </table:table-cell>
          <table:table-cell office:value-type="float" office:value="2.35143641501094" calcext:value-type="float">
            <text:p>2.35143641501094</text:p>
          </table:table-cell>
          <table:table-cell table:style-name="ce4" office:value-type="float" office:value="0.000010112939" calcext:value-type="float">
            <text:p>1.01E-05</text:p>
          </table:table-cell>
          <table:table-cell office:value-type="float" office:value="26.9242580247385" calcext:value-type="float">
            <text:p>26.9242580247385</text:p>
          </table:table-cell>
          <table:table-cell office:value-type="float" office:value="30.2816776503804" calcext:value-type="float">
            <text:p>30.2816776503804</text:p>
          </table:table-cell>
          <table:table-cell table:number-columns-repeated="1007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3" office:value-type="float" office:value="67.09433" calcext:value-type="float">
            <text:p>67.09433</text:p>
          </table:table-cell>
          <table:table-cell office:value-type="float" office:value="195.27832" calcext:value-type="float">
            <office:annotation draw:style-name="gr2" draw:text-style-name="P2" svg:width="122.51pt" svg:height="63.01pt" svg:x="190.49pt" svg:y="532.49pt" draw:caption-point-x="-11.54pt" draw:caption-point-y="7.8pt">
              <dc:date>2020-04-19T00:00:00</dc:date>
              <text:p text:style-name="P1">HRR_max/-</text:p>
            </office:annotation>
            <text:p>195.27832</text:p>
          </table:table-cell>
          <table:table-cell office:value-type="float" office:value="2165.59958636379" calcext:value-type="float">
            <text:p>2165.59958636379</text:p>
          </table:table-cell>
          <table:table-cell office:value-type="float" office:value="78.1620544252264" calcext:value-type="float">
            <office:annotation draw:style-name="gr2" draw:text-style-name="P2" svg:width="122.49pt" svg:height="63.01pt" svg:x="310pt" svg:y="532.49pt" draw:caption-point-x="-11.54pt" draw:caption-point-y="7.8pt">
              <dc:date>2020-04-19T00:00:00</dc:date>
              <text:p text:style-name="P1">P_CA01/-</text:p>
            </office:annotation>
            <text:p>78.1620544252264</text:p>
          </table:table-cell>
          <table:table-cell office:value-type="float" office:value="126.071683649856" calcext:value-type="float">
            <office:annotation draw:style-name="gr2" draw:text-style-name="P2" svg:width="122.49pt" svg:height="63.01pt" svg:x="369.75pt" svg:y="532.49pt" draw:caption-point-x="-11.54pt" draw:caption-point-y="7.8pt">
              <dc:date>2020-04-19T00:00:00</dc:date>
              <text:p text:style-name="P1">P_CA25/-</text:p>
            </office:annotation>
            <text:p>126.071683649856</text:p>
          </table:table-cell>
          <table:table-cell office:value-type="float" office:value="2.04917756559767" calcext:value-type="float">
            <office:annotation draw:style-name="gr2" draw:text-style-name="P2" svg:width="122.51pt" svg:height="63.01pt" svg:x="429.48pt" svg:y="532.49pt" draw:caption-point-x="-11.54pt" draw:caption-point-y="7.8pt">
              <dc:date>2020-04-19T00:00:00</dc:date>
              <text:p text:style-name="P1">Swirl3_CA99/-</text:p>
            </office:annotation>
            <text:p>2.04917756559767</text:p>
          </table:table-cell>
          <table:table-cell office:value-type="float" office:value="2413.33469546815" calcext:value-type="float">
            <office:annotation draw:style-name="gr2" draw:text-style-name="P2" svg:width="122.51pt" svg:height="63.01pt" svg:x="489.23pt" svg:y="532.49pt" draw:caption-point-x="-11.54pt" draw:caption-point-y="7.8pt">
              <dc:date>2020-04-19T00:00:00</dc:date>
              <text:p text:style-name="P1">TB_CA70/-</text:p>
            </office:annotation>
            <text:p>2413.33469546815</text:p>
          </table:table-cell>
          <table:table-cell office:value-type="float" office:value="1060.65198115557" calcext:value-type="float">
            <office:annotation draw:style-name="gr2" draw:text-style-name="P2" svg:width="122.51pt" svg:height="63.01pt" svg:x="548.99pt" svg:y="532.49pt" draw:caption-point-x="-11.54pt" draw:caption-point-y="7.8pt">
              <dc:date>2020-04-19T00:00:00</dc:date>
              <text:p text:style-name="P1">Temp_CA05/-</text:p>
            </office:annotation>
            <text:p>1060.65198115557</text:p>
          </table:table-cell>
          <table:table-cell office:value-type="float" office:value="1603.33035296092" calcext:value-type="float">
            <office:annotation draw:style-name="gr2" draw:text-style-name="P2" svg:width="122.51pt" svg:height="63.01pt" svg:x="608.74pt" svg:y="532.49pt" draw:caption-point-x="-11.54pt" draw:caption-point-y="7.8pt">
              <dc:date>2020-04-19T00:00:00</dc:date>
              <text:p text:style-name="P1">Temp_CA50/-</text:p>
            </office:annotation>
            <text:p>1603.33035296092</text:p>
          </table:table-cell>
          <table:table-cell office:value-type="float" office:value="0.123949026006829" calcext:value-type="float">
            <office:annotation draw:style-name="gr2" draw:text-style-name="P2" svg:width="122.51pt" svg:height="63.01pt" svg:x="668.49pt" svg:y="532.49pt" draw:caption-point-x="-11.54pt" draw:caption-point-y="7.8pt">
              <dc:date>2020-04-19T00:00:00</dc:date>
              <text:p text:style-name="P1">TO2_CA50/-</text:p>
            </office:annotation>
            <text:p>0.123949026006829</text:p>
          </table:table-cell>
          <table:table-cell office:value-type="float" office:value="0.645298866297377" calcext:value-type="float">
            <office:annotation draw:style-name="gr2" draw:text-style-name="P2" svg:width="122.49pt" svg:height="63.01pt" svg:x="728.25pt" svg:y="532.49pt" draw:caption-point-x="-11.54pt" draw:caption-point-y="7.8pt">
              <dc:date>2020-04-19T00:00:00</dc:date>
              <text:p text:style-name="P1">Vol_CA99/-</text:p>
            </office:annotation>
            <text:p>0.645298866297377</text:p>
          </table:table-cell>
          <table:table-cell office:value-type="float" office:value="0.513068168550406" calcext:value-type="float">
            <text:p>0.513068168550406</text:p>
          </table:table-cell>
          <table:table-cell office:value-type="float" office:value="2.50979910556948" calcext:value-type="float">
            <text:p>2.50979910556948</text:p>
          </table:table-cell>
          <table:table-cell table:style-name="ce4" office:value-type="float" office:value="0.000004093664" calcext:value-type="float">
            <text:p>4.09E-06</text:p>
          </table:table-cell>
          <table:table-cell office:value-type="float" office:value="29.2526515944371" calcext:value-type="float">
            <text:p>29.2526515944371</text:p>
          </table:table-cell>
          <table:table-cell office:value-type="float" office:value="28.9933876477741" calcext:value-type="float">
            <text:p>28.9933876477741</text:p>
          </table:table-cell>
          <table:table-cell table:number-columns-repeated="1007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3" office:value-type="float" office:value="89.4432" calcext:value-type="float">
            <text:p>89.4432</text:p>
          </table:table-cell>
          <table:table-cell office:value-type="float" office:value="71.449455" calcext:value-type="float">
            <office:annotation draw:style-name="gr1" draw:text-style-name="P2" svg:width="122.51pt" svg:height="62.99pt" svg:x="190.49pt" svg:y="547.51pt" draw:caption-point-x="-11.54pt" draw:caption-point-y="7.77pt">
              <dc:date>2020-04-19T00:00:00</dc:date>
              <text:p text:style-name="P1">HRR_max/-</text:p>
            </office:annotation>
            <text:p>71.449455</text:p>
          </table:table-cell>
          <table:table-cell office:value-type="float" office:value="283.100309972641" calcext:value-type="float">
            <text:p>283.100309972641</text:p>
          </table:table-cell>
          <table:table-cell office:value-type="float" office:value="49.068416662374" calcext:value-type="float">
            <office:annotation draw:style-name="gr1" draw:text-style-name="P2" svg:width="122.49pt" svg:height="62.99pt" svg:x="310pt" svg:y="547.51pt" draw:caption-point-x="-11.54pt" draw:caption-point-y="7.77pt">
              <dc:date>2020-04-19T00:00:00</dc:date>
              <text:p text:style-name="P1">P_CA01/-</text:p>
            </office:annotation>
            <text:p>49.068416662374</text:p>
          </table:table-cell>
          <table:table-cell office:value-type="float" office:value="47.1750318791443" calcext:value-type="float">
            <office:annotation draw:style-name="gr1" draw:text-style-name="P2" svg:width="122.49pt" svg:height="62.99pt" svg:x="369.75pt" svg:y="547.51pt" draw:caption-point-x="-11.54pt" draw:caption-point-y="7.77pt">
              <dc:date>2020-04-19T00:00:00</dc:date>
              <text:p text:style-name="P1">P_CA25/-</text:p>
            </office:annotation>
            <text:p>47.1750318791443</text:p>
          </table:table-cell>
          <table:table-cell office:value-type="float" office:value="2.6565139828129" calcext:value-type="float">
            <office:annotation draw:style-name="gr1" draw:text-style-name="P2" svg:width="122.51pt" svg:height="62.99pt" svg:x="429.48pt" svg:y="547.51pt" draw:caption-point-x="-11.54pt" draw:caption-point-y="7.77pt">
              <dc:date>2020-04-19T00:00:00</dc:date>
              <text:p text:style-name="P1">Swirl3_CA99/-</text:p>
            </office:annotation>
            <text:p>2.6565139828129</text:p>
          </table:table-cell>
          <table:table-cell office:value-type="float" office:value="2235.60164628331" calcext:value-type="float">
            <office:annotation draw:style-name="gr1" draw:text-style-name="P2" svg:width="122.51pt" svg:height="62.99pt" svg:x="489.23pt" svg:y="547.51pt" draw:caption-point-x="-11.54pt" draw:caption-point-y="7.77pt">
              <dc:date>2020-04-19T00:00:00</dc:date>
              <text:p text:style-name="P1">TB_CA70/-</text:p>
            </office:annotation>
            <text:p>2235.60164628331</text:p>
          </table:table-cell>
          <table:table-cell office:value-type="float" office:value="977.382516164762" calcext:value-type="float">
            <office:annotation draw:style-name="gr1" draw:text-style-name="P2" svg:width="122.51pt" svg:height="62.99pt" svg:x="548.99pt" svg:y="547.51pt" draw:caption-point-x="-11.54pt" draw:caption-point-y="7.77pt">
              <dc:date>2020-04-19T00:00:00</dc:date>
              <text:p text:style-name="P1">Temp_CA05/-</text:p>
            </office:annotation>
            <text:p>977.382516164762</text:p>
          </table:table-cell>
          <table:table-cell office:value-type="float" office:value="1069.04204757339" calcext:value-type="float">
            <office:annotation draw:style-name="gr1" draw:text-style-name="P2" svg:width="122.51pt" svg:height="62.99pt" svg:x="608.74pt" svg:y="547.51pt" draw:caption-point-x="-11.54pt" draw:caption-point-y="7.77pt">
              <dc:date>2020-04-19T00:00:00</dc:date>
              <text:p text:style-name="P1">Temp_CA50/-</text:p>
            </office:annotation>
            <text:p>1069.04204757339</text:p>
          </table:table-cell>
          <table:table-cell office:value-type="float" office:value="0.171947045823923" calcext:value-type="float">
            <office:annotation draw:style-name="gr1" draw:text-style-name="P2" svg:width="122.51pt" svg:height="62.99pt" svg:x="668.49pt" svg:y="547.51pt" draw:caption-point-x="-11.54pt" draw:caption-point-y="7.77pt">
              <dc:date>2020-04-19T00:00:00</dc:date>
              <text:p text:style-name="P1">TO2_CA50/-</text:p>
            </office:annotation>
            <text:p>0.171947045823923</text:p>
          </table:table-cell>
          <table:table-cell office:value-type="float" office:value="0.268048980911787" calcext:value-type="float">
            <office:annotation draw:style-name="gr1" draw:text-style-name="P2" svg:width="122.49pt" svg:height="62.99pt" svg:x="728.25pt" svg:y="547.51pt" draw:caption-point-x="-11.54pt" draw:caption-point-y="7.77pt">
              <dc:date>2020-04-19T00:00:00</dc:date>
              <text:p text:style-name="P1">Vol_CA99/-</text:p>
            </office:annotation>
            <text:p>0.268048980911787</text:p>
          </table:table-cell>
          <table:table-cell office:value-type="float" office:value="3.79061805299984" calcext:value-type="float">
            <text:p>3.79061805299984</text:p>
          </table:table-cell>
          <table:table-cell office:value-type="float" office:value="0.878004568673785" calcext:value-type="float">
            <text:p>0.878004568673785</text:p>
          </table:table-cell>
          <table:table-cell table:style-name="ce4" office:value-type="float" office:value="0.000000037857642" calcext:value-type="float">
            <text:p>3.79E-08</text:p>
          </table:table-cell>
          <table:table-cell office:value-type="float" office:value="59.3247044447631" calcext:value-type="float">
            <text:p>59.3247044447631</text:p>
          </table:table-cell>
          <table:table-cell office:value-type="float" office:value="74.9914809366464" calcext:value-type="float">
            <text:p>74.9914809366464</text:p>
          </table:table-cell>
          <table:table-cell table:number-columns-repeated="1007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3" office:value-type="float" office:value="64.74955" calcext:value-type="float">
            <text:p>64.74955</text:p>
          </table:table-cell>
          <table:table-cell office:value-type="float" office:value="117.506065" calcext:value-type="float">
            <office:annotation draw:style-name="gr1" draw:text-style-name="P2" svg:width="122.51pt" svg:height="62.99pt" svg:x="190.49pt" svg:y="562.51pt" draw:caption-point-x="-11.54pt" draw:caption-point-y="7.77pt">
              <dc:date>2020-04-19T00:00:00</dc:date>
              <text:p text:style-name="P1">HRR_max/-</text:p>
            </office:annotation>
            <text:p>117.506065</text:p>
          </table:table-cell>
          <table:table-cell office:value-type="float" office:value="591.200947252964" calcext:value-type="float">
            <text:p>591.200947252964</text:p>
          </table:table-cell>
          <table:table-cell office:value-type="float" office:value="56.3845178710433" calcext:value-type="float">
            <office:annotation draw:style-name="gr1" draw:text-style-name="P2" svg:width="122.49pt" svg:height="62.99pt" svg:x="310pt" svg:y="562.51pt" draw:caption-point-x="-11.54pt" draw:caption-point-y="7.77pt">
              <dc:date>2020-04-19T00:00:00</dc:date>
              <text:p text:style-name="P1">P_CA01/-</text:p>
            </office:annotation>
            <text:p>56.3845178710433</text:p>
          </table:table-cell>
          <table:table-cell office:value-type="float" office:value="58.1516922966783" calcext:value-type="float">
            <office:annotation draw:style-name="gr1" draw:text-style-name="P2" svg:width="122.49pt" svg:height="62.99pt" svg:x="369.75pt" svg:y="562.51pt" draw:caption-point-x="-11.54pt" draw:caption-point-y="7.77pt">
              <dc:date>2020-04-19T00:00:00</dc:date>
              <text:p text:style-name="P1">P_CA25/-</text:p>
            </office:annotation>
            <text:p>58.1516922966783</text:p>
          </table:table-cell>
          <table:table-cell office:value-type="float" office:value="2.38430519473575" calcext:value-type="float">
            <office:annotation draw:style-name="gr1" draw:text-style-name="P2" svg:width="122.51pt" svg:height="62.99pt" svg:x="429.48pt" svg:y="562.51pt" draw:caption-point-x="-11.54pt" draw:caption-point-y="7.77pt">
              <dc:date>2020-04-19T00:00:00</dc:date>
              <text:p text:style-name="P1">Swirl3_CA99/-</text:p>
            </office:annotation>
            <text:p>2.38430519473575</text:p>
          </table:table-cell>
          <table:table-cell office:value-type="float" office:value="2463.75730665037" calcext:value-type="float">
            <office:annotation draw:style-name="gr1" draw:text-style-name="P2" svg:width="122.51pt" svg:height="62.99pt" svg:x="489.23pt" svg:y="562.51pt" draw:caption-point-x="-11.54pt" draw:caption-point-y="7.77pt">
              <dc:date>2020-04-19T00:00:00</dc:date>
              <text:p text:style-name="P1">TB_CA70/-</text:p>
            </office:annotation>
            <text:p>2463.75730665037</text:p>
          </table:table-cell>
          <table:table-cell office:value-type="float" office:value="996.113846505993" calcext:value-type="float">
            <office:annotation draw:style-name="gr1" draw:text-style-name="P2" svg:width="122.51pt" svg:height="62.99pt" svg:x="548.99pt" svg:y="562.51pt" draw:caption-point-x="-11.54pt" draw:caption-point-y="7.77pt">
              <dc:date>2020-04-19T00:00:00</dc:date>
              <text:p text:style-name="P1">Temp_CA05/-</text:p>
            </office:annotation>
            <text:p>996.113846505993</text:p>
          </table:table-cell>
          <table:table-cell office:value-type="float" office:value="1198.17075183282" calcext:value-type="float">
            <office:annotation draw:style-name="gr1" draw:text-style-name="P2" svg:width="122.51pt" svg:height="62.99pt" svg:x="608.74pt" svg:y="562.51pt" draw:caption-point-x="-11.54pt" draw:caption-point-y="7.77pt">
              <dc:date>2020-04-19T00:00:00</dc:date>
              <text:p text:style-name="P1">Temp_CA50/-</text:p>
            </office:annotation>
            <text:p>1198.17075183282</text:p>
          </table:table-cell>
          <table:table-cell office:value-type="float" office:value="0.164828091252247" calcext:value-type="float">
            <office:annotation draw:style-name="gr1" draw:text-style-name="P2" svg:width="122.51pt" svg:height="62.99pt" svg:x="668.49pt" svg:y="562.51pt" draw:caption-point-x="-11.54pt" draw:caption-point-y="7.77pt">
              <dc:date>2020-04-19T00:00:00</dc:date>
              <text:p text:style-name="P1">TO2_CA50/-</text:p>
            </office:annotation>
            <text:p>0.164828091252247</text:p>
          </table:table-cell>
          <table:table-cell office:value-type="float" office:value="0.379611449204162" calcext:value-type="float">
            <office:annotation draw:style-name="gr1" draw:text-style-name="P2" svg:width="122.49pt" svg:height="62.99pt" svg:x="728.25pt" svg:y="562.51pt" draw:caption-point-x="-11.54pt" draw:caption-point-y="7.77pt">
              <dc:date>2020-04-19T00:00:00</dc:date>
              <text:p text:style-name="P1">Vol_CA99/-</text:p>
            </office:annotation>
            <text:p>0.379611449204162</text:p>
          </table:table-cell>
          <table:table-cell office:value-type="float" office:value="2.53699289266473" calcext:value-type="float">
            <text:p>2.53699289266473</text:p>
          </table:table-cell>
          <table:table-cell office:value-type="float" office:value="2.05178285793738" calcext:value-type="float">
            <text:p>2.05178285793738</text:p>
          </table:table-cell>
          <table:table-cell table:style-name="ce4" office:value-type="float" office:value="0.0000003668661" calcext:value-type="float">
            <text:p>3.67E-07</text:p>
          </table:table-cell>
          <table:table-cell office:value-type="float" office:value="116.152472245297" calcext:value-type="float">
            <text:p>116.152472245297</text:p>
          </table:table-cell>
          <table:table-cell office:value-type="float" office:value="69.5297662036847" calcext:value-type="float">
            <text:p>69.5297662036847</text:p>
          </table:table-cell>
          <table:table-cell table:number-columns-repeated="1007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3" office:value-type="float" office:value="54.89104" calcext:value-type="float">
            <text:p>54.89104</text:p>
          </table:table-cell>
          <table:table-cell office:value-type="float" office:value="153.1143" calcext:value-type="float">
            <office:annotation draw:style-name="gr2" draw:text-style-name="P2" svg:width="122.51pt" svg:height="63.01pt" svg:x="190.49pt" svg:y="577.5pt" draw:caption-point-x="-11.54pt" draw:caption-point-y="7.77pt">
              <dc:date>2020-04-19T00:00:00</dc:date>
              <text:p text:style-name="P1">HRR_max/-</text:p>
            </office:annotation>
            <text:p>153.1143</text:p>
          </table:table-cell>
          <table:table-cell office:value-type="float" office:value="1028.20008555251" calcext:value-type="float">
            <text:p>1028.20008555251</text:p>
          </table:table-cell>
          <table:table-cell office:value-type="float" office:value="66.1145253993732" calcext:value-type="float">
            <office:annotation draw:style-name="gr2" draw:text-style-name="P2" svg:width="122.49pt" svg:height="63.01pt" svg:x="310pt" svg:y="577.5pt" draw:caption-point-x="-11.54pt" draw:caption-point-y="7.77pt">
              <dc:date>2020-04-19T00:00:00</dc:date>
              <text:p text:style-name="P1">P_CA01/-</text:p>
            </office:annotation>
            <text:p>66.1145253993732</text:p>
          </table:table-cell>
          <table:table-cell office:value-type="float" office:value="79.6949810152364" calcext:value-type="float">
            <office:annotation draw:style-name="gr2" draw:text-style-name="P2" svg:width="122.49pt" svg:height="63.01pt" svg:x="369.75pt" svg:y="577.5pt" draw:caption-point-x="-11.54pt" draw:caption-point-y="7.77pt">
              <dc:date>2020-04-19T00:00:00</dc:date>
              <text:p text:style-name="P1">P_CA25/-</text:p>
            </office:annotation>
            <text:p>79.6949810152364</text:p>
          </table:table-cell>
          <table:table-cell office:value-type="float" office:value="2.30405523469259" calcext:value-type="float">
            <office:annotation draw:style-name="gr2" draw:text-style-name="P2" svg:width="122.51pt" svg:height="63.01pt" svg:x="429.48pt" svg:y="577.5pt" draw:caption-point-x="-11.54pt" draw:caption-point-y="7.77pt">
              <dc:date>2020-04-19T00:00:00</dc:date>
              <text:p text:style-name="P1">Swirl3_CA99/-</text:p>
            </office:annotation>
            <text:p>2.30405523469259</text:p>
          </table:table-cell>
          <table:table-cell office:value-type="float" office:value="2561.53348954156" calcext:value-type="float">
            <office:annotation draw:style-name="gr2" draw:text-style-name="P2" svg:width="122.51pt" svg:height="63.01pt" svg:x="489.23pt" svg:y="577.5pt" draw:caption-point-x="-11.54pt" draw:caption-point-y="7.77pt">
              <dc:date>2020-04-19T00:00:00</dc:date>
              <text:p text:style-name="P1">TB_CA70/-</text:p>
            </office:annotation>
            <text:p>2561.53348954156</text:p>
          </table:table-cell>
          <table:table-cell office:value-type="float" office:value="1024.33301896798" calcext:value-type="float">
            <office:annotation draw:style-name="gr2" draw:text-style-name="P2" svg:width="122.51pt" svg:height="63.01pt" svg:x="548.99pt" svg:y="577.5pt" draw:caption-point-x="-11.54pt" draw:caption-point-y="7.77pt">
              <dc:date>2020-04-19T00:00:00</dc:date>
              <text:p text:style-name="P1">Temp_CA05/-</text:p>
            </office:annotation>
            <text:p>1024.33301896798</text:p>
          </table:table-cell>
          <table:table-cell office:value-type="float" office:value="1348.37390950721" calcext:value-type="float">
            <office:annotation draw:style-name="gr2" draw:text-style-name="P2" svg:width="122.51pt" svg:height="63.01pt" svg:x="608.74pt" svg:y="577.5pt" draw:caption-point-x="-11.54pt" draw:caption-point-y="7.77pt">
              <dc:date>2020-04-19T00:00:00</dc:date>
              <text:p text:style-name="P1">Temp_CA50/-</text:p>
            </office:annotation>
            <text:p>1348.37390950721</text:p>
          </table:table-cell>
          <table:table-cell office:value-type="float" office:value="0.153928414651466" calcext:value-type="float">
            <office:annotation draw:style-name="gr2" draw:text-style-name="P2" svg:width="122.51pt" svg:height="63.01pt" svg:x="668.49pt" svg:y="577.5pt" draw:caption-point-x="-11.54pt" draw:caption-point-y="7.77pt">
              <dc:date>2020-04-19T00:00:00</dc:date>
              <text:p text:style-name="P1">TO2_CA50/-</text:p>
            </office:annotation>
            <text:p>0.153928414651466</text:p>
          </table:table-cell>
          <table:table-cell office:value-type="float" office:value="0.442880728490256" calcext:value-type="float">
            <office:annotation draw:style-name="gr2" draw:text-style-name="P2" svg:width="122.49pt" svg:height="63.01pt" svg:x="728.25pt" svg:y="577.5pt" draw:caption-point-x="-11.54pt" draw:caption-point-y="7.77pt">
              <dc:date>2020-04-19T00:00:00</dc:date>
              <text:p text:style-name="P1">Vol_CA99/-</text:p>
            </office:annotation>
            <text:p>0.442880728490256</text:p>
          </table:table-cell>
          <table:table-cell office:value-type="float" office:value="1.31783985558501" calcext:value-type="float">
            <text:p>1.31783985558501</text:p>
          </table:table-cell>
          <table:table-cell office:value-type="float" office:value="1.20176510405528" calcext:value-type="float">
            <text:p>1.20176510405528</text:p>
          </table:table-cell>
          <table:table-cell table:style-name="ce4" office:value-type="float" office:value="0.00000091325126" calcext:value-type="float">
            <text:p>9.13E-07</text:p>
          </table:table-cell>
          <table:table-cell office:value-type="float" office:value="61.2425168258071" calcext:value-type="float">
            <text:p>61.2425168258071</text:p>
          </table:table-cell>
          <table:table-cell office:value-type="float" office:value="54.5206694954396" calcext:value-type="float">
            <text:p>54.5206694954396</text:p>
          </table:table-cell>
          <table:table-cell table:number-columns-repeated="1007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3" office:value-type="float" office:value="51.10823" calcext:value-type="float">
            <text:p>51.10823</text:p>
          </table:table-cell>
          <table:table-cell office:value-type="float" office:value="173.56227" calcext:value-type="float">
            <office:annotation draw:style-name="gr2" draw:text-style-name="P2" svg:width="122.51pt" svg:height="63.01pt" svg:x="190.49pt" svg:y="592.5pt" draw:caption-point-x="-11.54pt" draw:caption-point-y="7.77pt">
              <dc:date>2020-04-19T00:00:00</dc:date>
              <text:p text:style-name="P1">HRR_max/-</text:p>
            </office:annotation>
            <text:p>173.56227</text:p>
          </table:table-cell>
          <table:table-cell office:value-type="float" office:value="1475.03198009525" calcext:value-type="float">
            <text:p>1475.03198009525</text:p>
          </table:table-cell>
          <table:table-cell office:value-type="float" office:value="70.4346881865006" calcext:value-type="float">
            <office:annotation draw:style-name="gr2" draw:text-style-name="P2" svg:width="122.49pt" svg:height="63.01pt" svg:x="310pt" svg:y="592.5pt" draw:caption-point-x="-11.54pt" draw:caption-point-y="7.77pt">
              <dc:date>2020-04-19T00:00:00</dc:date>
              <text:p text:style-name="P1">P_CA01/-</text:p>
            </office:annotation>
            <text:p>70.4346881865006</text:p>
          </table:table-cell>
          <table:table-cell office:value-type="float" office:value="102.077567387379" calcext:value-type="float">
            <office:annotation draw:style-name="gr2" draw:text-style-name="P2" svg:width="122.49pt" svg:height="63.01pt" svg:x="369.75pt" svg:y="592.5pt" draw:caption-point-x="-11.54pt" draw:caption-point-y="7.77pt">
              <dc:date>2020-04-19T00:00:00</dc:date>
              <text:p text:style-name="P1">P_CA25/-</text:p>
            </office:annotation>
            <text:p>102.077567387379</text:p>
          </table:table-cell>
          <table:table-cell office:value-type="float" office:value="2.24970905032741" calcext:value-type="float">
            <office:annotation draw:style-name="gr2" draw:text-style-name="P2" svg:width="122.51pt" svg:height="63.01pt" svg:x="429.48pt" svg:y="592.5pt" draw:caption-point-x="-11.54pt" draw:caption-point-y="7.77pt">
              <dc:date>2020-04-19T00:00:00</dc:date>
              <text:p text:style-name="P1">Swirl3_CA99/-</text:p>
            </office:annotation>
            <text:p>2.24970905032741</text:p>
          </table:table-cell>
          <table:table-cell office:value-type="float" office:value="2531.63093336265" calcext:value-type="float">
            <office:annotation draw:style-name="gr2" draw:text-style-name="P2" svg:width="122.51pt" svg:height="63.01pt" svg:x="489.23pt" svg:y="592.5pt" draw:caption-point-x="-11.54pt" draw:caption-point-y="7.77pt">
              <dc:date>2020-04-19T00:00:00</dc:date>
              <text:p text:style-name="P1">TB_CA70/-</text:p>
            </office:annotation>
            <text:p>2531.63093336265</text:p>
          </table:table-cell>
          <table:table-cell office:value-type="float" office:value="1042.48196189565" calcext:value-type="float">
            <office:annotation draw:style-name="gr2" draw:text-style-name="P2" svg:width="122.51pt" svg:height="63.01pt" svg:x="548.99pt" svg:y="592.5pt" draw:caption-point-x="-11.54pt" draw:caption-point-y="7.77pt">
              <dc:date>2020-04-19T00:00:00</dc:date>
              <text:p text:style-name="P1">Temp_CA05/-</text:p>
            </office:annotation>
            <text:p>1042.48196189565</text:p>
          </table:table-cell>
          <table:table-cell office:value-type="float" office:value="1472.59316655131" calcext:value-type="float">
            <office:annotation draw:style-name="gr2" draw:text-style-name="P2" svg:width="122.51pt" svg:height="63.01pt" svg:x="608.74pt" svg:y="592.5pt" draw:caption-point-x="-11.54pt" draw:caption-point-y="7.77pt">
              <dc:date>2020-04-19T00:00:00</dc:date>
              <text:p text:style-name="P1">Temp_CA50/-</text:p>
            </office:annotation>
            <text:p>1472.59316655131</text:p>
          </table:table-cell>
          <table:table-cell office:value-type="float" office:value="0.144242855272071" calcext:value-type="float">
            <office:annotation draw:style-name="gr2" draw:text-style-name="P2" svg:width="122.51pt" svg:height="63.01pt" svg:x="668.49pt" svg:y="592.5pt" draw:caption-point-x="-11.54pt" draw:caption-point-y="7.77pt">
              <dc:date>2020-04-19T00:00:00</dc:date>
              <text:p text:style-name="P1">TO2_CA50/-</text:p>
            </office:annotation>
            <text:p>0.144242855272071</text:p>
          </table:table-cell>
          <table:table-cell office:value-type="float" office:value="0.494293766244154" calcext:value-type="float">
            <office:annotation draw:style-name="gr2" draw:text-style-name="P2" svg:width="122.49pt" svg:height="63.01pt" svg:x="728.25pt" svg:y="592.5pt" draw:caption-point-x="-11.54pt" draw:caption-point-y="7.77pt">
              <dc:date>2020-04-19T00:00:00</dc:date>
              <text:p text:style-name="P1">Vol_CA99/-</text:p>
            </office:annotation>
            <text:p>0.494293766244154</text:p>
          </table:table-cell>
          <table:table-cell office:value-type="float" office:value="0.755075388792738" calcext:value-type="float">
            <text:p>0.755075388792738</text:p>
          </table:table-cell>
          <table:table-cell office:value-type="float" office:value="1.33806900634086" calcext:value-type="float">
            <text:p>1.33806900634086</text:p>
          </table:table-cell>
          <table:table-cell table:style-name="ce4" office:value-type="float" office:value="0.0000016376738" calcext:value-type="float">
            <text:p>1.64E-06</text:p>
          </table:table-cell>
          <table:table-cell office:value-type="float" office:value="34.3067006378361" calcext:value-type="float">
            <text:p>34.3067006378361</text:p>
          </table:table-cell>
          <table:table-cell office:value-type="float" office:value="43.4715485422603" calcext:value-type="float">
            <text:p>43.4715485422603</text:p>
          </table:table-cell>
          <table:table-cell table:number-columns-repeated="1007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3" office:value-type="float" office:value="45.54794" calcext:value-type="float">
            <text:p>45.54794</text:p>
          </table:table-cell>
          <table:table-cell office:value-type="float" office:value="179.44" calcext:value-type="float">
            <office:annotation draw:style-name="gr2" draw:text-style-name="P2" svg:width="122.51pt" svg:height="63.01pt" svg:x="190.49pt" svg:y="607.49pt" draw:caption-point-x="-11.54pt" draw:caption-point-y="7.77pt">
              <dc:date>2020-04-19T00:00:00</dc:date>
              <text:p text:style-name="P1">HRR_max/-</text:p>
            </office:annotation>
            <text:p>179.44</text:p>
          </table:table-cell>
          <table:table-cell office:value-type="float" office:value="1903.20663158407" calcext:value-type="float">
            <text:p>1903.20663158407</text:p>
          </table:table-cell>
          <table:table-cell office:value-type="float" office:value="77.3402046080393" calcext:value-type="float">
            <office:annotation draw:style-name="gr2" draw:text-style-name="P2" svg:width="122.49pt" svg:height="63.01pt" svg:x="310pt" svg:y="607.49pt" draw:caption-point-x="-11.54pt" draw:caption-point-y="7.77pt">
              <dc:date>2020-04-19T00:00:00</dc:date>
              <text:p text:style-name="P1">P_CA01/-</text:p>
            </office:annotation>
            <text:p>77.3402046080393</text:p>
          </table:table-cell>
          <table:table-cell office:value-type="float" office:value="122.556029373729" calcext:value-type="float">
            <office:annotation draw:style-name="gr2" draw:text-style-name="P2" svg:width="122.49pt" svg:height="63.01pt" svg:x="369.75pt" svg:y="607.49pt" draw:caption-point-x="-11.54pt" draw:caption-point-y="7.77pt">
              <dc:date>2020-04-19T00:00:00</dc:date>
              <text:p text:style-name="P1">P_CA25/-</text:p>
            </office:annotation>
            <text:p>122.556029373729</text:p>
          </table:table-cell>
          <table:table-cell office:value-type="float" office:value="2.18145519103868" calcext:value-type="float">
            <office:annotation draw:style-name="gr2" draw:text-style-name="P2" svg:width="122.51pt" svg:height="63.01pt" svg:x="429.48pt" svg:y="607.49pt" draw:caption-point-x="-11.54pt" draw:caption-point-y="7.77pt">
              <dc:date>2020-04-19T00:00:00</dc:date>
              <text:p text:style-name="P1">Swirl3_CA99/-</text:p>
            </office:annotation>
            <text:p>2.18145519103868</text:p>
          </table:table-cell>
          <table:table-cell office:value-type="float" office:value="2436.89096884511" calcext:value-type="float">
            <office:annotation draw:style-name="gr2" draw:text-style-name="P2" svg:width="122.51pt" svg:height="63.01pt" svg:x="489.23pt" svg:y="607.49pt" draw:caption-point-x="-11.54pt" draw:caption-point-y="7.77pt">
              <dc:date>2020-04-19T00:00:00</dc:date>
              <text:p text:style-name="P1">TB_CA70/-</text:p>
            </office:annotation>
            <text:p>2436.89096884511</text:p>
          </table:table-cell>
          <table:table-cell office:value-type="float" office:value="1060.00512440975" calcext:value-type="float">
            <office:annotation draw:style-name="gr2" draw:text-style-name="P2" svg:width="122.51pt" svg:height="63.01pt" svg:x="548.99pt" svg:y="607.49pt" draw:caption-point-x="-11.54pt" draw:caption-point-y="7.77pt">
              <dc:date>2020-04-19T00:00:00</dc:date>
              <text:p text:style-name="P1">Temp_CA05/-</text:p>
            </office:annotation>
            <text:p>1060.00512440975</text:p>
          </table:table-cell>
          <table:table-cell office:value-type="float" office:value="1546.66541603129" calcext:value-type="float">
            <office:annotation draw:style-name="gr2" draw:text-style-name="P2" svg:width="122.51pt" svg:height="63.01pt" svg:x="608.74pt" svg:y="607.49pt" draw:caption-point-x="-11.54pt" draw:caption-point-y="7.77pt">
              <dc:date>2020-04-19T00:00:00</dc:date>
              <text:p text:style-name="P1">Temp_CA50/-</text:p>
            </office:annotation>
            <text:p>1546.66541603129</text:p>
          </table:table-cell>
          <table:table-cell office:value-type="float" office:value="0.136916622626523" calcext:value-type="float">
            <office:annotation draw:style-name="gr2" draw:text-style-name="P2" svg:width="122.51pt" svg:height="63.01pt" svg:x="668.49pt" svg:y="607.49pt" draw:caption-point-x="-11.54pt" draw:caption-point-y="7.77pt">
              <dc:date>2020-04-19T00:00:00</dc:date>
              <text:p text:style-name="P1">TO2_CA50/-</text:p>
            </office:annotation>
            <text:p>0.136916622626523</text:p>
          </table:table-cell>
          <table:table-cell office:value-type="float" office:value="0.56618814436724" calcext:value-type="float">
            <office:annotation draw:style-name="gr2" draw:text-style-name="P2" svg:width="122.49pt" svg:height="63.01pt" svg:x="728.25pt" svg:y="607.49pt" draw:caption-point-x="-11.54pt" draw:caption-point-y="7.77pt">
              <dc:date>2020-04-19T00:00:00</dc:date>
              <text:p text:style-name="P1">Vol_CA99/-</text:p>
            </office:annotation>
            <text:p>0.56618814436724</text:p>
          </table:table-cell>
          <table:table-cell office:value-type="float" office:value="0.475140200066875" calcext:value-type="float">
            <text:p>0.475140200066875</text:p>
          </table:table-cell>
          <table:table-cell office:value-type="float" office:value="2.21842695534667" calcext:value-type="float">
            <text:p>2.21842695534667</text:p>
          </table:table-cell>
          <table:table-cell table:style-name="ce4" office:value-type="float" office:value="0.0000026619089" calcext:value-type="float">
            <text:p>2.66E-06</text:p>
          </table:table-cell>
          <table:table-cell office:value-type="float" office:value="30.1000875938092" calcext:value-type="float">
            <text:p>30.1000875938092</text:p>
          </table:table-cell>
          <table:table-cell office:value-type="float" office:value="35.532985543885" calcext:value-type="float">
            <text:p>35.532985543885</text:p>
          </table:table-cell>
          <table:table-cell table:number-columns-repeated="1007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3" office:value-type="float" office:value="47.4156" calcext:value-type="float">
            <text:p>47.4156</text:p>
          </table:table-cell>
          <table:table-cell office:value-type="float" office:value="183.11827" calcext:value-type="float">
            <office:annotation draw:style-name="gr2" draw:text-style-name="P2" svg:width="122.51pt" svg:height="63.01pt" svg:x="190.49pt" svg:y="622.49pt" draw:caption-point-x="-11.54pt" draw:caption-point-y="7.8pt">
              <dc:date>2020-04-19T00:00:00</dc:date>
              <text:p text:style-name="P1">HRR_max/-</text:p>
            </office:annotation>
            <text:p>183.11827</text:p>
          </table:table-cell>
          <table:table-cell office:value-type="float" office:value="2218.2019441802" calcext:value-type="float">
            <text:p>2218.2019441802</text:p>
          </table:table-cell>
          <table:table-cell office:value-type="float" office:value="80.0035557380884" calcext:value-type="float">
            <office:annotation draw:style-name="gr2" draw:text-style-name="P2" svg:width="122.49pt" svg:height="63.01pt" svg:x="310pt" svg:y="622.49pt" draw:caption-point-x="-11.54pt" draw:caption-point-y="7.8pt">
              <dc:date>2020-04-19T00:00:00</dc:date>
              <text:p text:style-name="P1">P_CA01/-</text:p>
            </office:annotation>
            <text:p>80.0035557380884</text:p>
          </table:table-cell>
          <table:table-cell office:value-type="float" office:value="135.748191276932" calcext:value-type="float">
            <office:annotation draw:style-name="gr2" draw:text-style-name="P2" svg:width="122.49pt" svg:height="63.01pt" svg:x="369.75pt" svg:y="622.49pt" draw:caption-point-x="-11.54pt" draw:caption-point-y="7.8pt">
              <dc:date>2020-04-19T00:00:00</dc:date>
              <text:p text:style-name="P1">P_CA25/-</text:p>
            </office:annotation>
            <text:p>135.748191276932</text:p>
          </table:table-cell>
          <table:table-cell office:value-type="float" office:value="2.09772958160653" calcext:value-type="float">
            <office:annotation draw:style-name="gr2" draw:text-style-name="P2" svg:width="122.51pt" svg:height="63.01pt" svg:x="429.48pt" svg:y="622.49pt" draw:caption-point-x="-11.54pt" draw:caption-point-y="7.8pt">
              <dc:date>2020-04-19T00:00:00</dc:date>
              <text:p text:style-name="P1">Swirl3_CA99/-</text:p>
            </office:annotation>
            <text:p>2.09772958160653</text:p>
          </table:table-cell>
          <table:table-cell office:value-type="float" office:value="2387.83656862709" calcext:value-type="float">
            <office:annotation draw:style-name="gr2" draw:text-style-name="P2" svg:width="122.51pt" svg:height="63.01pt" svg:x="489.23pt" svg:y="622.49pt" draw:caption-point-x="-11.54pt" draw:caption-point-y="7.8pt">
              <dc:date>2020-04-19T00:00:00</dc:date>
              <text:p text:style-name="P1">TB_CA70/-</text:p>
            </office:annotation>
            <text:p>2387.83656862709</text:p>
          </table:table-cell>
          <table:table-cell office:value-type="float" office:value="1072.98136638519" calcext:value-type="float">
            <office:annotation draw:style-name="gr2" draw:text-style-name="P2" svg:width="122.51pt" svg:height="63.01pt" svg:x="548.99pt" svg:y="622.49pt" draw:caption-point-x="-11.54pt" draw:caption-point-y="7.8pt">
              <dc:date>2020-04-19T00:00:00</dc:date>
              <text:p text:style-name="P1">Temp_CA05/-</text:p>
            </office:annotation>
            <text:p>1072.98136638519</text:p>
          </table:table-cell>
          <table:table-cell office:value-type="float" office:value="1600.3790919703" calcext:value-type="float">
            <office:annotation draw:style-name="gr2" draw:text-style-name="P2" svg:width="122.51pt" svg:height="63.01pt" svg:x="608.74pt" svg:y="622.49pt" draw:caption-point-x="-11.54pt" draw:caption-point-y="7.8pt">
              <dc:date>2020-04-19T00:00:00</dc:date>
              <text:p text:style-name="P1">Temp_CA50/-</text:p>
            </office:annotation>
            <text:p>1600.3790919703</text:p>
          </table:table-cell>
          <table:table-cell office:value-type="float" office:value="0.126511519966701" calcext:value-type="float">
            <office:annotation draw:style-name="gr2" draw:text-style-name="P2" svg:width="122.51pt" svg:height="63.01pt" svg:x="668.49pt" svg:y="622.49pt" draw:caption-point-x="-11.54pt" draw:caption-point-y="7.8pt">
              <dc:date>2020-04-19T00:00:00</dc:date>
              <text:p text:style-name="P1">TO2_CA50/-</text:p>
            </office:annotation>
            <text:p>0.126511519966701</text:p>
          </table:table-cell>
          <table:table-cell office:value-type="float" office:value="0.66139363797768" calcext:value-type="float">
            <office:annotation draw:style-name="gr2" draw:text-style-name="P2" svg:width="122.49pt" svg:height="63.01pt" svg:x="728.25pt" svg:y="622.49pt" draw:caption-point-x="-11.54pt" draw:caption-point-y="7.8pt">
              <dc:date>2020-04-19T00:00:00</dc:date>
              <text:p text:style-name="P1">Vol_CA99/-</text:p>
            </office:annotation>
            <text:p>0.66139363797768</text:p>
          </table:table-cell>
          <table:table-cell office:value-type="float" office:value="0.489428335031781" calcext:value-type="float">
            <text:p>0.489428335031781</text:p>
          </table:table-cell>
          <table:table-cell office:value-type="float" office:value="2.36026625999109" calcext:value-type="float">
            <text:p>2.36026625999109</text:p>
          </table:table-cell>
          <table:table-cell table:style-name="ce4" office:value-type="float" office:value="0.000004500566" calcext:value-type="float">
            <text:p>4.50E-06</text:p>
          </table:table-cell>
          <table:table-cell office:value-type="float" office:value="27.9355481339391" calcext:value-type="float">
            <text:p>27.9355481339391</text:p>
          </table:table-cell>
          <table:table-cell office:value-type="float" office:value="28.755912490819" calcext:value-type="float">
            <text:p>28.755912490819</text:p>
          </table:table-cell>
          <table:table-cell table:number-columns-repeated="1007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3" office:value-type="float" office:value="77.50378" calcext:value-type="float">
            <text:p>77.50378</text:p>
          </table:table-cell>
          <table:table-cell office:value-type="float" office:value="72.423546" calcext:value-type="float">
            <office:annotation draw:style-name="gr1" draw:text-style-name="P2" svg:width="122.51pt" svg:height="62.99pt" svg:x="190.49pt" svg:y="637.51pt" draw:caption-point-x="-11.54pt" draw:caption-point-y="7.77pt">
              <dc:date>2020-04-19T00:00:00</dc:date>
              <text:p text:style-name="P1">HRR_max/-</text:p>
            </office:annotation>
            <text:p>72.423546</text:p>
          </table:table-cell>
          <table:table-cell office:value-type="float" office:value="303.232680046423" calcext:value-type="float">
            <text:p>303.232680046423</text:p>
          </table:table-cell>
          <table:table-cell office:value-type="float" office:value="50.5297846681377" calcext:value-type="float">
            <office:annotation draw:style-name="gr1" draw:text-style-name="P2" svg:width="122.49pt" svg:height="62.99pt" svg:x="310pt" svg:y="637.51pt" draw:caption-point-x="-11.54pt" draw:caption-point-y="7.77pt">
              <dc:date>2020-04-19T00:00:00</dc:date>
              <text:p text:style-name="P1">P_CA01/-</text:p>
            </office:annotation>
            <text:p>50.5297846681377</text:p>
          </table:table-cell>
          <table:table-cell office:value-type="float" office:value="50.3909848281737" calcext:value-type="float">
            <office:annotation draw:style-name="gr1" draw:text-style-name="P2" svg:width="122.49pt" svg:height="62.99pt" svg:x="369.75pt" svg:y="637.51pt" draw:caption-point-x="-11.54pt" draw:caption-point-y="7.77pt">
              <dc:date>2020-04-19T00:00:00</dc:date>
              <text:p text:style-name="P1">P_CA25/-</text:p>
            </office:annotation>
            <text:p>50.3909848281737</text:p>
          </table:table-cell>
          <table:table-cell office:value-type="float" office:value="2.69602648825375" calcext:value-type="float">
            <office:annotation draw:style-name="gr1" draw:text-style-name="P2" svg:width="122.51pt" svg:height="62.99pt" svg:x="429.48pt" svg:y="637.51pt" draw:caption-point-x="-11.54pt" draw:caption-point-y="7.77pt">
              <dc:date>2020-04-19T00:00:00</dc:date>
              <text:p text:style-name="P1">Swirl3_CA99/-</text:p>
            </office:annotation>
            <text:p>2.69602648825375</text:p>
          </table:table-cell>
          <table:table-cell office:value-type="float" office:value="2284.95840270118" calcext:value-type="float">
            <office:annotation draw:style-name="gr1" draw:text-style-name="P2" svg:width="122.51pt" svg:height="62.99pt" svg:x="489.23pt" svg:y="637.51pt" draw:caption-point-x="-11.54pt" draw:caption-point-y="7.77pt">
              <dc:date>2020-04-19T00:00:00</dc:date>
              <text:p text:style-name="P1">TB_CA70/-</text:p>
            </office:annotation>
            <text:p>2284.95840270118</text:p>
          </table:table-cell>
          <table:table-cell office:value-type="float" office:value="984.325053585529" calcext:value-type="float">
            <office:annotation draw:style-name="gr1" draw:text-style-name="P2" svg:width="122.51pt" svg:height="62.99pt" svg:x="548.99pt" svg:y="637.51pt" draw:caption-point-x="-11.54pt" draw:caption-point-y="7.77pt">
              <dc:date>2020-04-19T00:00:00</dc:date>
              <text:p text:style-name="P1">Temp_CA05/-</text:p>
            </office:annotation>
            <text:p>984.325053585529</text:p>
          </table:table-cell>
          <table:table-cell office:value-type="float" office:value="1082.66048434632" calcext:value-type="float">
            <office:annotation draw:style-name="gr1" draw:text-style-name="P2" svg:width="122.51pt" svg:height="62.99pt" svg:x="608.74pt" svg:y="637.51pt" draw:caption-point-x="-11.54pt" draw:caption-point-y="7.77pt">
              <dc:date>2020-04-19T00:00:00</dc:date>
              <text:p text:style-name="P1">Temp_CA50/-</text:p>
            </office:annotation>
            <text:p>1082.66048434632</text:p>
          </table:table-cell>
          <table:table-cell office:value-type="float" office:value="0.172999313388187" calcext:value-type="float">
            <office:annotation draw:style-name="gr1" draw:text-style-name="P2" svg:width="122.51pt" svg:height="62.99pt" svg:x="668.49pt" svg:y="637.51pt" draw:caption-point-x="-11.54pt" draw:caption-point-y="7.77pt">
              <dc:date>2020-04-19T00:00:00</dc:date>
              <text:p text:style-name="P1">TO2_CA50/-</text:p>
            </office:annotation>
            <text:p>0.172999313388187</text:p>
          </table:table-cell>
          <table:table-cell office:value-type="float" office:value="0.273487051774138" calcext:value-type="float">
            <office:annotation draw:style-name="gr1" draw:text-style-name="P2" svg:width="122.49pt" svg:height="62.99pt" svg:x="728.25pt" svg:y="637.51pt" draw:caption-point-x="-11.54pt" draw:caption-point-y="7.77pt">
              <dc:date>2020-04-19T00:00:00</dc:date>
              <text:p text:style-name="P1">Vol_CA99/-</text:p>
            </office:annotation>
            <text:p>0.273487051774138</text:p>
          </table:table-cell>
          <table:table-cell office:value-type="float" office:value="3.84357423620213" calcext:value-type="float">
            <text:p>3.84357423620213</text:p>
          </table:table-cell>
          <table:table-cell office:value-type="float" office:value="0.899051973091085" calcext:value-type="float">
            <text:p>0.899051973091085</text:p>
          </table:table-cell>
          <table:table-cell table:style-name="ce4" office:value-type="float" office:value="0.00000003777874" calcext:value-type="float">
            <text:p>3.78E-08</text:p>
          </table:table-cell>
          <table:table-cell office:value-type="float" office:value="61.3247651640326" calcext:value-type="float">
            <text:p>61.3247651640326</text:p>
          </table:table-cell>
          <table:table-cell office:value-type="float" office:value="74.6729971072469" calcext:value-type="float">
            <text:p>74.6729971072469</text:p>
          </table:table-cell>
          <table:table-cell table:number-columns-repeated="1007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3" office:value-type="float" office:value="58.43364" calcext:value-type="float">
            <text:p>58.43364</text:p>
          </table:table-cell>
          <table:table-cell office:value-type="float" office:value="119.38842" calcext:value-type="float">
            <office:annotation draw:style-name="gr1" draw:text-style-name="P2" svg:width="122.51pt" svg:height="62.99pt" svg:x="190.49pt" svg:y="652.51pt" draw:caption-point-x="-11.54pt" draw:caption-point-y="7.77pt">
              <dc:date>2020-04-19T00:00:00</dc:date>
              <text:p text:style-name="P1">HRR_max/-</text:p>
            </office:annotation>
            <text:p>119.38842</text:p>
          </table:table-cell>
          <table:table-cell office:value-type="float" office:value="630.139681714414" calcext:value-type="float">
            <text:p>630.139681714414</text:p>
          </table:table-cell>
          <table:table-cell office:value-type="float" office:value="57.8477750165717" calcext:value-type="float">
            <office:annotation draw:style-name="gr1" draw:text-style-name="P2" svg:width="122.49pt" svg:height="62.99pt" svg:x="310pt" svg:y="652.51pt" draw:caption-point-x="-11.54pt" draw:caption-point-y="7.77pt">
              <dc:date>2020-04-19T00:00:00</dc:date>
              <text:p text:style-name="P1">P_CA01/-</text:p>
            </office:annotation>
            <text:p>57.8477750165717</text:p>
          </table:table-cell>
          <table:table-cell office:value-type="float" office:value="63.1520598223378" calcext:value-type="float">
            <office:annotation draw:style-name="gr1" draw:text-style-name="P2" svg:width="122.49pt" svg:height="62.99pt" svg:x="369.75pt" svg:y="652.51pt" draw:caption-point-x="-11.54pt" draw:caption-point-y="7.77pt">
              <dc:date>2020-04-19T00:00:00</dc:date>
              <text:p text:style-name="P1">P_CA25/-</text:p>
            </office:annotation>
            <text:p>63.1520598223378</text:p>
          </table:table-cell>
          <table:table-cell office:value-type="float" office:value="2.46071910749989" calcext:value-type="float">
            <office:annotation draw:style-name="gr1" draw:text-style-name="P2" svg:width="122.51pt" svg:height="62.99pt" svg:x="429.48pt" svg:y="652.51pt" draw:caption-point-x="-11.54pt" draw:caption-point-y="7.77pt">
              <dc:date>2020-04-19T00:00:00</dc:date>
              <text:p text:style-name="P1">Swirl3_CA99/-</text:p>
            </office:annotation>
            <text:p>2.46071910749989</text:p>
          </table:table-cell>
          <table:table-cell office:value-type="float" office:value="2494.80317398937" calcext:value-type="float">
            <office:annotation draw:style-name="gr1" draw:text-style-name="P2" svg:width="122.51pt" svg:height="62.99pt" svg:x="489.23pt" svg:y="652.51pt" draw:caption-point-x="-11.54pt" draw:caption-point-y="7.77pt">
              <dc:date>2020-04-19T00:00:00</dc:date>
              <text:p text:style-name="P1">TB_CA70/-</text:p>
            </office:annotation>
            <text:p>2494.80317398937</text:p>
          </table:table-cell>
          <table:table-cell office:value-type="float" office:value="1002.72070820196" calcext:value-type="float">
            <office:annotation draw:style-name="gr1" draw:text-style-name="P2" svg:width="122.51pt" svg:height="62.99pt" svg:x="548.99pt" svg:y="652.51pt" draw:caption-point-x="-11.54pt" draw:caption-point-y="7.77pt">
              <dc:date>2020-04-19T00:00:00</dc:date>
              <text:p text:style-name="P1">Temp_CA05/-</text:p>
            </office:annotation>
            <text:p>1002.72070820196</text:p>
          </table:table-cell>
          <table:table-cell office:value-type="float" office:value="1218.99333269616" calcext:value-type="float">
            <office:annotation draw:style-name="gr1" draw:text-style-name="P2" svg:width="122.51pt" svg:height="62.99pt" svg:x="608.74pt" svg:y="652.51pt" draw:caption-point-x="-11.54pt" draw:caption-point-y="7.77pt">
              <dc:date>2020-04-19T00:00:00</dc:date>
              <text:p text:style-name="P1">Temp_CA50/-</text:p>
            </office:annotation>
            <text:p>1218.99333269616</text:p>
          </table:table-cell>
          <table:table-cell office:value-type="float" office:value="0.165076144271266" calcext:value-type="float">
            <office:annotation draw:style-name="gr1" draw:text-style-name="P2" svg:width="122.51pt" svg:height="62.99pt" svg:x="668.49pt" svg:y="652.51pt" draw:caption-point-x="-11.54pt" draw:caption-point-y="7.77pt">
              <dc:date>2020-04-19T00:00:00</dc:date>
              <text:p text:style-name="P1">TO2_CA50/-</text:p>
            </office:annotation>
            <text:p>0.165076144271266</text:p>
          </table:table-cell>
          <table:table-cell office:value-type="float" office:value="0.368927978630317" calcext:value-type="float">
            <office:annotation draw:style-name="gr1" draw:text-style-name="P2" svg:width="122.49pt" svg:height="62.99pt" svg:x="728.25pt" svg:y="652.51pt" draw:caption-point-x="-11.54pt" draw:caption-point-y="7.77pt">
              <dc:date>2020-04-19T00:00:00</dc:date>
              <text:p text:style-name="P1">Vol_CA99/-</text:p>
            </office:annotation>
            <text:p>0.368927978630317</text:p>
          </table:table-cell>
          <table:table-cell office:value-type="float" office:value="2.27748006046148" calcext:value-type="float">
            <text:p>2.27748006046148</text:p>
          </table:table-cell>
          <table:table-cell office:value-type="float" office:value="1.96951100193226" calcext:value-type="float">
            <text:p>1.96951100193226</text:p>
          </table:table-cell>
          <table:table-cell table:style-name="ce4" office:value-type="float" office:value="0.00000030907526" calcext:value-type="float">
            <text:p>3.09E-07</text:p>
          </table:table-cell>
          <table:table-cell office:value-type="float" office:value="100.886307076384" calcext:value-type="float">
            <text:p>100.886307076384</text:p>
          </table:table-cell>
          <table:table-cell office:value-type="float" office:value="68.0926739302064" calcext:value-type="float">
            <text:p>68.0926739302064</text:p>
          </table:table-cell>
          <table:table-cell table:number-columns-repeated="1007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3" office:value-type="float" office:value="49.88588" calcext:value-type="float">
            <text:p>49.88588</text:p>
          </table:table-cell>
          <table:table-cell office:value-type="float" office:value="153.07011" calcext:value-type="float">
            <office:annotation draw:style-name="gr2" draw:text-style-name="P2" svg:width="122.51pt" svg:height="63.01pt" svg:x="190.49pt" svg:y="667.5pt" draw:caption-point-x="-11.54pt" draw:caption-point-y="7.77pt">
              <dc:date>2020-04-19T00:00:00</dc:date>
              <text:p text:style-name="P1">HRR_max/-</text:p>
            </office:annotation>
            <text:p>153.07011</text:p>
          </table:table-cell>
          <table:table-cell office:value-type="float" office:value="1097.00939303305" calcext:value-type="float">
            <text:p>1097.00939303305</text:p>
          </table:table-cell>
          <table:table-cell office:value-type="float" office:value="66.3928512352588" calcext:value-type="float">
            <office:annotation draw:style-name="gr2" draw:text-style-name="P2" svg:width="122.49pt" svg:height="63.01pt" svg:x="310pt" svg:y="667.5pt" draw:caption-point-x="-11.54pt" draw:caption-point-y="7.77pt">
              <dc:date>2020-04-19T00:00:00</dc:date>
              <text:p text:style-name="P1">P_CA01/-</text:p>
            </office:annotation>
            <text:p>66.3928512352588</text:p>
          </table:table-cell>
          <table:table-cell office:value-type="float" office:value="87.9544210813103" calcext:value-type="float">
            <office:annotation draw:style-name="gr2" draw:text-style-name="P2" svg:width="122.49pt" svg:height="63.01pt" svg:x="369.75pt" svg:y="667.5pt" draw:caption-point-x="-11.54pt" draw:caption-point-y="7.77pt">
              <dc:date>2020-04-19T00:00:00</dc:date>
              <text:p text:style-name="P1">P_CA25/-</text:p>
            </office:annotation>
            <text:p>87.9544210813103</text:p>
          </table:table-cell>
          <table:table-cell office:value-type="float" office:value="2.40206262414407" calcext:value-type="float">
            <office:annotation draw:style-name="gr2" draw:text-style-name="P2" svg:width="122.51pt" svg:height="63.01pt" svg:x="429.48pt" svg:y="667.5pt" draw:caption-point-x="-11.54pt" draw:caption-point-y="7.77pt">
              <dc:date>2020-04-19T00:00:00</dc:date>
              <text:p text:style-name="P1">Swirl3_CA99/-</text:p>
            </office:annotation>
            <text:p>2.40206262414407</text:p>
          </table:table-cell>
          <table:table-cell office:value-type="float" office:value="2573.41936695104" calcext:value-type="float">
            <office:annotation draw:style-name="gr2" draw:text-style-name="P2" svg:width="122.51pt" svg:height="63.01pt" svg:x="489.23pt" svg:y="667.5pt" draw:caption-point-x="-11.54pt" draw:caption-point-y="7.77pt">
              <dc:date>2020-04-19T00:00:00</dc:date>
              <text:p text:style-name="P1">TB_CA70/-</text:p>
            </office:annotation>
            <text:p>2573.41936695104</text:p>
          </table:table-cell>
          <table:table-cell office:value-type="float" office:value="1043.89871736918" calcext:value-type="float">
            <office:annotation draw:style-name="gr2" draw:text-style-name="P2" svg:width="122.51pt" svg:height="63.01pt" svg:x="548.99pt" svg:y="667.5pt" draw:caption-point-x="-11.54pt" draw:caption-point-y="7.77pt">
              <dc:date>2020-04-19T00:00:00</dc:date>
              <text:p text:style-name="P1">Temp_CA05/-</text:p>
            </office:annotation>
            <text:p>1043.89871736918</text:p>
          </table:table-cell>
          <table:table-cell office:value-type="float" office:value="1371.98769760678" calcext:value-type="float">
            <office:annotation draw:style-name="gr2" draw:text-style-name="P2" svg:width="122.51pt" svg:height="63.01pt" svg:x="608.74pt" svg:y="667.5pt" draw:caption-point-x="-11.54pt" draw:caption-point-y="7.77pt">
              <dc:date>2020-04-19T00:00:00</dc:date>
              <text:p text:style-name="P1">Temp_CA50/-</text:p>
            </office:annotation>
            <text:p>1371.98769760678</text:p>
          </table:table-cell>
          <table:table-cell office:value-type="float" office:value="0.155713152007328" calcext:value-type="float">
            <office:annotation draw:style-name="gr2" draw:text-style-name="P2" svg:width="122.51pt" svg:height="63.01pt" svg:x="668.49pt" svg:y="667.5pt" draw:caption-point-x="-11.54pt" draw:caption-point-y="7.77pt">
              <dc:date>2020-04-19T00:00:00</dc:date>
              <text:p text:style-name="P1">TO2_CA50/-</text:p>
            </office:annotation>
            <text:p>0.155713152007328</text:p>
          </table:table-cell>
          <table:table-cell office:value-type="float" office:value="0.416586375107857" calcext:value-type="float">
            <office:annotation draw:style-name="gr2" draw:text-style-name="P2" svg:width="122.49pt" svg:height="63.01pt" svg:x="728.25pt" svg:y="667.5pt" draw:caption-point-x="-11.54pt" draw:caption-point-y="7.77pt">
              <dc:date>2020-04-19T00:00:00</dc:date>
              <text:p text:style-name="P1">Vol_CA99/-</text:p>
            </office:annotation>
            <text:p>0.416586375107857</text:p>
          </table:table-cell>
          <table:table-cell office:value-type="float" office:value="1.08603425907253" calcext:value-type="float">
            <text:p>1.08603425907253</text:p>
          </table:table-cell>
          <table:table-cell office:value-type="float" office:value="1.21977440227947" calcext:value-type="float">
            <text:p>1.21977440227947</text:p>
          </table:table-cell>
          <table:table-cell table:style-name="ce4" office:value-type="float" office:value="0.0000006984379" calcext:value-type="float">
            <text:p>6.98E-07</text:p>
          </table:table-cell>
          <table:table-cell office:value-type="float" office:value="61.7540630342842" calcext:value-type="float">
            <text:p>61.7540630342842</text:p>
          </table:table-cell>
          <table:table-cell office:value-type="float" office:value="53.8786949163503" calcext:value-type="float">
            <text:p>53.8786949163503</text:p>
          </table:table-cell>
          <table:table-cell table:number-columns-repeated="1007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3" office:value-type="float" office:value="48.28358" calcext:value-type="float">
            <text:p>48.28358</text:p>
          </table:table-cell>
          <table:table-cell office:value-type="float" office:value="165.34512" calcext:value-type="float">
            <office:annotation draw:style-name="gr2" draw:text-style-name="P2" svg:width="122.51pt" svg:height="63.01pt" svg:x="190.49pt" svg:y="682.5pt" draw:caption-point-x="-11.54pt" draw:caption-point-y="7.77pt">
              <dc:date>2020-04-19T00:00:00</dc:date>
              <text:p text:style-name="P1">HRR_max/-</text:p>
            </office:annotation>
            <text:p>165.34512</text:p>
          </table:table-cell>
          <table:table-cell office:value-type="float" office:value="1533.54704484446" calcext:value-type="float">
            <text:p>1533.54704484446</text:p>
          </table:table-cell>
          <table:table-cell office:value-type="float" office:value="70.9605669867096" calcext:value-type="float">
            <office:annotation draw:style-name="gr2" draw:text-style-name="P2" svg:width="122.49pt" svg:height="63.01pt" svg:x="310pt" svg:y="682.5pt" draw:caption-point-x="-11.54pt" draw:caption-point-y="7.77pt">
              <dc:date>2020-04-19T00:00:00</dc:date>
              <text:p text:style-name="P1">P_CA01/-</text:p>
            </office:annotation>
            <text:p>70.9605669867096</text:p>
          </table:table-cell>
          <table:table-cell office:value-type="float" office:value="109.312008559051" calcext:value-type="float">
            <office:annotation draw:style-name="gr2" draw:text-style-name="P2" svg:width="122.49pt" svg:height="63.01pt" svg:x="369.75pt" svg:y="682.5pt" draw:caption-point-x="-11.54pt" draw:caption-point-y="7.77pt">
              <dc:date>2020-04-19T00:00:00</dc:date>
              <text:p text:style-name="P1">P_CA25/-</text:p>
            </office:annotation>
            <text:p>109.312008559051</text:p>
          </table:table-cell>
          <table:table-cell office:value-type="float" office:value="2.29405758457596" calcext:value-type="float">
            <office:annotation draw:style-name="gr2" draw:text-style-name="P2" svg:width="122.51pt" svg:height="63.01pt" svg:x="429.48pt" svg:y="682.5pt" draw:caption-point-x="-11.54pt" draw:caption-point-y="7.77pt">
              <dc:date>2020-04-19T00:00:00</dc:date>
              <text:p text:style-name="P1">Swirl3_CA99/-</text:p>
            </office:annotation>
            <text:p>2.29405758457596</text:p>
          </table:table-cell>
          <table:table-cell office:value-type="float" office:value="2517.99815978481" calcext:value-type="float">
            <office:annotation draw:style-name="gr2" draw:text-style-name="P2" svg:width="122.51pt" svg:height="63.01pt" svg:x="489.23pt" svg:y="682.5pt" draw:caption-point-x="-11.54pt" draw:caption-point-y="7.77pt">
              <dc:date>2020-04-19T00:00:00</dc:date>
              <text:p text:style-name="P1">TB_CA70/-</text:p>
            </office:annotation>
            <text:p>2517.99815978481</text:p>
          </table:table-cell>
          <table:table-cell office:value-type="float" office:value="1062.47119528327" calcext:value-type="float">
            <office:annotation draw:style-name="gr2" draw:text-style-name="P2" svg:width="122.51pt" svg:height="63.01pt" svg:x="548.99pt" svg:y="682.5pt" draw:caption-point-x="-11.54pt" draw:caption-point-y="7.77pt">
              <dc:date>2020-04-19T00:00:00</dc:date>
              <text:p text:style-name="P1">Temp_CA05/-</text:p>
            </office:annotation>
            <text:p>1062.47119528327</text:p>
          </table:table-cell>
          <table:table-cell office:value-type="float" office:value="1487.80209164063" calcext:value-type="float">
            <office:annotation draw:style-name="gr2" draw:text-style-name="P2" svg:width="122.51pt" svg:height="63.01pt" svg:x="608.74pt" svg:y="682.5pt" draw:caption-point-x="-11.54pt" draw:caption-point-y="7.77pt">
              <dc:date>2020-04-19T00:00:00</dc:date>
              <text:p text:style-name="P1">Temp_CA50/-</text:p>
            </office:annotation>
            <text:p>1487.80209164063</text:p>
          </table:table-cell>
          <table:table-cell office:value-type="float" office:value="0.14529936185774" calcext:value-type="float">
            <office:annotation draw:style-name="gr2" draw:text-style-name="P2" svg:width="122.51pt" svg:height="63.01pt" svg:x="668.49pt" svg:y="682.5pt" draw:caption-point-x="-11.54pt" draw:caption-point-y="7.77pt">
              <dc:date>2020-04-19T00:00:00</dc:date>
              <text:p text:style-name="P1">TO2_CA50/-</text:p>
            </office:annotation>
            <text:p>0.14529936185774</text:p>
          </table:table-cell>
          <table:table-cell office:value-type="float" office:value="0.500502552073625" calcext:value-type="float">
            <office:annotation draw:style-name="gr2" draw:text-style-name="P2" svg:width="122.49pt" svg:height="63.01pt" svg:x="728.25pt" svg:y="682.5pt" draw:caption-point-x="-11.54pt" draw:caption-point-y="7.77pt">
              <dc:date>2020-04-19T00:00:00</dc:date>
              <text:p text:style-name="P1">Vol_CA99/-</text:p>
            </office:annotation>
            <text:p>0.500502552073625</text:p>
          </table:table-cell>
          <table:table-cell office:value-type="float" office:value="0.722278227806179" calcext:value-type="float">
            <text:p>0.722278227806179</text:p>
          </table:table-cell>
          <table:table-cell office:value-type="float" office:value="1.34389982741203" calcext:value-type="float">
            <text:p>1.34389982741203</text:p>
          </table:table-cell>
          <table:table-cell table:style-name="ce4" office:value-type="float" office:value="0.0000016389544" calcext:value-type="float">
            <text:p>1.64E-06</text:p>
          </table:table-cell>
          <table:table-cell office:value-type="float" office:value="33.2545263638222" calcext:value-type="float">
            <text:p>33.2545263638222</text:p>
          </table:table-cell>
          <table:table-cell office:value-type="float" office:value="43.1390099655713" calcext:value-type="float">
            <text:p>43.1390099655713</text:p>
          </table:table-cell>
          <table:table-cell table:number-columns-repeated="1007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3" office:value-type="float" office:value="46.37951" calcext:value-type="float">
            <text:p>46.37951</text:p>
          </table:table-cell>
          <table:table-cell office:value-type="float" office:value="172.02155" calcext:value-type="float">
            <office:annotation draw:style-name="gr2" draw:text-style-name="P2" svg:width="122.51pt" svg:height="63.01pt" svg:x="190.49pt" svg:y="697.49pt" draw:caption-point-x="-11.54pt" draw:caption-point-y="7.77pt">
              <dc:date>2020-04-19T00:00:00</dc:date>
              <text:p text:style-name="P1">HRR_max/-</text:p>
            </office:annotation>
            <text:p>172.02155</text:p>
          </table:table-cell>
          <table:table-cell office:value-type="float" office:value="1950.98338936843" calcext:value-type="float">
            <text:p>1950.98338936843</text:p>
          </table:table-cell>
          <table:table-cell office:value-type="float" office:value="74.9233124872584" calcext:value-type="float">
            <office:annotation draw:style-name="gr2" draw:text-style-name="P2" svg:width="122.49pt" svg:height="63.01pt" svg:x="310pt" svg:y="697.49pt" draw:caption-point-x="-11.54pt" draw:caption-point-y="7.77pt">
              <dc:date>2020-04-19T00:00:00</dc:date>
              <text:p text:style-name="P1">P_CA01/-</text:p>
            </office:annotation>
            <text:p>74.9233124872584</text:p>
          </table:table-cell>
          <table:table-cell office:value-type="float" office:value="129.549253608856" calcext:value-type="float">
            <office:annotation draw:style-name="gr2" draw:text-style-name="P2" svg:width="122.49pt" svg:height="63.01pt" svg:x="369.75pt" svg:y="697.49pt" draw:caption-point-x="-11.54pt" draw:caption-point-y="7.77pt">
              <dc:date>2020-04-19T00:00:00</dc:date>
              <text:p text:style-name="P1">P_CA25/-</text:p>
            </office:annotation>
            <text:p>129.549253608856</text:p>
          </table:table-cell>
          <table:table-cell office:value-type="float" office:value="2.18809327043757" calcext:value-type="float">
            <office:annotation draw:style-name="gr2" draw:text-style-name="P2" svg:width="122.51pt" svg:height="63.01pt" svg:x="429.48pt" svg:y="697.49pt" draw:caption-point-x="-11.54pt" draw:caption-point-y="7.77pt">
              <dc:date>2020-04-19T00:00:00</dc:date>
              <text:p text:style-name="P1">Swirl3_CA99/-</text:p>
            </office:annotation>
            <text:p>2.18809327043757</text:p>
          </table:table-cell>
          <table:table-cell office:value-type="float" office:value="2434.57125177471" calcext:value-type="float">
            <office:annotation draw:style-name="gr2" draw:text-style-name="P2" svg:width="122.51pt" svg:height="63.01pt" svg:x="489.23pt" svg:y="697.49pt" draw:caption-point-x="-11.54pt" draw:caption-point-y="7.77pt">
              <dc:date>2020-04-19T00:00:00</dc:date>
              <text:p text:style-name="P1">TB_CA70/-</text:p>
            </office:annotation>
            <text:p>2434.57125177471</text:p>
          </table:table-cell>
          <table:table-cell office:value-type="float" office:value="1080.0916295243" calcext:value-type="float">
            <office:annotation draw:style-name="gr2" draw:text-style-name="P2" svg:width="122.51pt" svg:height="63.01pt" svg:x="548.99pt" svg:y="697.49pt" draw:caption-point-x="-11.54pt" draw:caption-point-y="7.77pt">
              <dc:date>2020-04-19T00:00:00</dc:date>
              <text:p text:style-name="P1">Temp_CA05/-</text:p>
            </office:annotation>
            <text:p>1080.0916295243</text:p>
          </table:table-cell>
          <table:table-cell office:value-type="float" office:value="1557.25424087472" calcext:value-type="float">
            <office:annotation draw:style-name="gr2" draw:text-style-name="P2" svg:width="122.51pt" svg:height="63.01pt" svg:x="608.74pt" svg:y="697.49pt" draw:caption-point-x="-11.54pt" draw:caption-point-y="7.77pt">
              <dc:date>2020-04-19T00:00:00</dc:date>
              <text:p text:style-name="P1">Temp_CA50/-</text:p>
            </office:annotation>
            <text:p>1557.25424087472</text:p>
          </table:table-cell>
          <table:table-cell office:value-type="float" office:value="0.136236230802447" calcext:value-type="float">
            <office:annotation draw:style-name="gr2" draw:text-style-name="P2" svg:width="122.51pt" svg:height="63.01pt" svg:x="668.49pt" svg:y="697.49pt" draw:caption-point-x="-11.54pt" draw:caption-point-y="7.77pt">
              <dc:date>2020-04-19T00:00:00</dc:date>
              <text:p text:style-name="P1">TO2_CA50/-</text:p>
            </office:annotation>
            <text:p>0.136236230802447</text:p>
          </table:table-cell>
          <table:table-cell office:value-type="float" office:value="0.603281645336179" calcext:value-type="float">
            <office:annotation draw:style-name="gr2" draw:text-style-name="P2" svg:width="122.49pt" svg:height="63.01pt" svg:x="728.25pt" svg:y="697.49pt" draw:caption-point-x="-11.54pt" draw:caption-point-y="7.77pt">
              <dc:date>2020-04-19T00:00:00</dc:date>
              <text:p text:style-name="P1">Vol_CA99/-</text:p>
            </office:annotation>
            <text:p>0.603281645336179</text:p>
          </table:table-cell>
          <table:table-cell office:value-type="float" office:value="0.501025880187685" calcext:value-type="float">
            <text:p>0.501025880187685</text:p>
          </table:table-cell>
          <table:table-cell office:value-type="float" office:value="1.43364694684497" calcext:value-type="float">
            <text:p>1.43364694684497</text:p>
          </table:table-cell>
          <table:table-cell table:style-name="ce4" office:value-type="float" office:value="0.0000032185553" calcext:value-type="float">
            <text:p>3.22E-06</text:p>
          </table:table-cell>
          <table:table-cell office:value-type="float" office:value="28.3489104376053" calcext:value-type="float">
            <text:p>28.3489104376053</text:p>
          </table:table-cell>
          <table:table-cell office:value-type="float" office:value="34.487582351997" calcext:value-type="float">
            <text:p>34.487582351997</text:p>
          </table:table-cell>
          <table:table-cell table:number-columns-repeated="1007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3" office:value-type="float" office:value="46.6679" calcext:value-type="float">
            <text:p>46.6679</text:p>
          </table:table-cell>
          <table:table-cell office:value-type="float" office:value="172.75293" calcext:value-type="float">
            <office:annotation draw:style-name="gr2" draw:text-style-name="P2" svg:width="122.51pt" svg:height="63.01pt" svg:x="190.49pt" svg:y="712.49pt" draw:caption-point-x="-11.54pt" draw:caption-point-y="7.8pt">
              <dc:date>2020-04-19T00:00:00</dc:date>
              <text:p text:style-name="P1">HRR_max/-</text:p>
            </office:annotation>
            <text:p>172.75293</text:p>
          </table:table-cell>
          <table:table-cell office:value-type="float" office:value="2305.3910869266" calcext:value-type="float">
            <text:p>2305.3910869266</text:p>
          </table:table-cell>
          <table:table-cell office:value-type="float" office:value="76.2709098082001" calcext:value-type="float">
            <office:annotation draw:style-name="gr2" draw:text-style-name="P2" svg:width="122.49pt" svg:height="63.01pt" svg:x="310pt" svg:y="712.49pt" draw:caption-point-x="-11.54pt" draw:caption-point-y="7.8pt">
              <dc:date>2020-04-19T00:00:00</dc:date>
              <text:p text:style-name="P1">P_CA01/-</text:p>
            </office:annotation>
            <text:p>76.2709098082001</text:p>
          </table:table-cell>
          <table:table-cell office:value-type="float" office:value="145.46620586998" calcext:value-type="float">
            <office:annotation draw:style-name="gr2" draw:text-style-name="P2" svg:width="122.49pt" svg:height="63.01pt" svg:x="369.75pt" svg:y="712.49pt" draw:caption-point-x="-11.54pt" draw:caption-point-y="7.8pt">
              <dc:date>2020-04-19T00:00:00</dc:date>
              <text:p text:style-name="P1">P_CA25/-</text:p>
            </office:annotation>
            <text:p>145.46620586998</text:p>
          </table:table-cell>
          <table:table-cell office:value-type="float" office:value="2.13283966026292" calcext:value-type="float">
            <office:annotation draw:style-name="gr2" draw:text-style-name="P2" svg:width="122.51pt" svg:height="63.01pt" svg:x="429.48pt" svg:y="712.49pt" draw:caption-point-x="-11.54pt" draw:caption-point-y="7.8pt">
              <dc:date>2020-04-19T00:00:00</dc:date>
              <text:p text:style-name="P1">Swirl3_CA99/-</text:p>
            </office:annotation>
            <text:p>2.13283966026292</text:p>
          </table:table-cell>
          <table:table-cell office:value-type="float" office:value="2369.60141894352" calcext:value-type="float">
            <office:annotation draw:style-name="gr2" draw:text-style-name="P2" svg:width="122.51pt" svg:height="63.01pt" svg:x="489.23pt" svg:y="712.49pt" draw:caption-point-x="-11.54pt" draw:caption-point-y="7.8pt">
              <dc:date>2020-04-19T00:00:00</dc:date>
              <text:p text:style-name="P1">TB_CA70/-</text:p>
            </office:annotation>
            <text:p>2369.60141894352</text:p>
          </table:table-cell>
          <table:table-cell office:value-type="float" office:value="1091.50975973241" calcext:value-type="float">
            <office:annotation draw:style-name="gr2" draw:text-style-name="P2" svg:width="122.51pt" svg:height="63.01pt" svg:x="548.99pt" svg:y="712.49pt" draw:caption-point-x="-11.54pt" draw:caption-point-y="7.8pt">
              <dc:date>2020-04-19T00:00:00</dc:date>
              <text:p text:style-name="P1">Temp_CA05/-</text:p>
            </office:annotation>
            <text:p>1091.50975973241</text:p>
          </table:table-cell>
          <table:table-cell office:value-type="float" office:value="1612.35137449579" calcext:value-type="float">
            <office:annotation draw:style-name="gr2" draw:text-style-name="P2" svg:width="122.51pt" svg:height="63.01pt" svg:x="608.74pt" svg:y="712.49pt" draw:caption-point-x="-11.54pt" draw:caption-point-y="7.8pt">
              <dc:date>2020-04-19T00:00:00</dc:date>
              <text:p text:style-name="P1">Temp_CA50/-</text:p>
            </office:annotation>
            <text:p>1612.35137449579</text:p>
          </table:table-cell>
          <table:table-cell office:value-type="float" office:value="0.128664126561745" calcext:value-type="float">
            <office:annotation draw:style-name="gr2" draw:text-style-name="P2" svg:width="122.51pt" svg:height="63.01pt" svg:x="668.49pt" svg:y="712.49pt" draw:caption-point-x="-11.54pt" draw:caption-point-y="7.8pt">
              <dc:date>2020-04-19T00:00:00</dc:date>
              <text:p text:style-name="P1">TO2_CA50/-</text:p>
            </office:annotation>
            <text:p>0.128664126561745</text:p>
          </table:table-cell>
          <table:table-cell office:value-type="float" office:value="0.669162682018757" calcext:value-type="float">
            <office:annotation draw:style-name="gr2" draw:text-style-name="P2" svg:width="122.49pt" svg:height="63.01pt" svg:x="728.25pt" svg:y="712.49pt" draw:caption-point-x="-11.54pt" draw:caption-point-y="7.8pt">
              <dc:date>2020-04-19T00:00:00</dc:date>
              <text:p text:style-name="P1">Vol_CA99/-</text:p>
            </office:annotation>
            <text:p>0.669162682018757</text:p>
          </table:table-cell>
          <table:table-cell office:value-type="float" office:value="0.465126016965385" calcext:value-type="float">
            <text:p>0.465126016965385</text:p>
          </table:table-cell>
          <table:table-cell office:value-type="float" office:value="2.2393796886808" calcext:value-type="float">
            <text:p>2.2393796886808</text:p>
          </table:table-cell>
          <table:table-cell table:style-name="ce4" office:value-type="float" office:value="0.0000046232403" calcext:value-type="float">
            <text:p>4.62E-06</text:p>
          </table:table-cell>
          <table:table-cell office:value-type="float" office:value="26.4094079259972" calcext:value-type="float">
            <text:p>26.4094079259972</text:p>
          </table:table-cell>
          <table:table-cell office:value-type="float" office:value="27.4775401235185" calcext:value-type="float">
            <text:p>27.4775401235185</text:p>
          </table:table-cell>
          <table:table-cell table:number-columns-repeated="1007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3" office:value-type="float" office:value="85.1425" calcext:value-type="float">
            <text:p>85.1425</text:p>
          </table:table-cell>
          <table:table-cell office:value-type="float" office:value="79.17666" calcext:value-type="float">
            <office:annotation draw:style-name="gr1" draw:text-style-name="P2" svg:width="122.51pt" svg:height="62.99pt" svg:x="190.49pt" svg:y="727.51pt" draw:caption-point-x="-11.54pt" draw:caption-point-y="7.77pt">
              <dc:date>2020-04-19T00:00:00</dc:date>
              <text:p text:style-name="P1">HRR_max/-</text:p>
            </office:annotation>
            <text:p>79.17666</text:p>
          </table:table-cell>
          <table:table-cell office:value-type="float" office:value="347.697771752399" calcext:value-type="float">
            <text:p>347.697771752399</text:p>
          </table:table-cell>
          <table:table-cell office:value-type="float" office:value="49.9264385762424" calcext:value-type="float">
            <office:annotation draw:style-name="gr1" draw:text-style-name="P2" svg:width="122.49pt" svg:height="62.99pt" svg:x="310pt" svg:y="727.51pt" draw:caption-point-x="-11.54pt" draw:caption-point-y="7.77pt">
              <dc:date>2020-04-19T00:00:00</dc:date>
              <text:p text:style-name="P1">P_CA01/-</text:p>
            </office:annotation>
            <text:p>49.9264385762424</text:p>
          </table:table-cell>
          <table:table-cell office:value-type="float" office:value="56.548131371016" calcext:value-type="float">
            <office:annotation draw:style-name="gr1" draw:text-style-name="P2" svg:width="122.49pt" svg:height="62.99pt" svg:x="369.75pt" svg:y="727.51pt" draw:caption-point-x="-11.54pt" draw:caption-point-y="7.77pt">
              <dc:date>2020-04-19T00:00:00</dc:date>
              <text:p text:style-name="P1">P_CA25/-</text:p>
            </office:annotation>
            <text:p>56.548131371016</text:p>
          </table:table-cell>
          <table:table-cell office:value-type="float" office:value="2.77015601210154" calcext:value-type="float">
            <office:annotation draw:style-name="gr1" draw:text-style-name="P2" svg:width="122.51pt" svg:height="62.99pt" svg:x="429.48pt" svg:y="727.51pt" draw:caption-point-x="-11.54pt" draw:caption-point-y="7.77pt">
              <dc:date>2020-04-19T00:00:00</dc:date>
              <text:p text:style-name="P1">Swirl3_CA99/-</text:p>
            </office:annotation>
            <text:p>2.77015601210154</text:p>
          </table:table-cell>
          <table:table-cell office:value-type="float" office:value="2378.57334560888" calcext:value-type="float">
            <office:annotation draw:style-name="gr1" draw:text-style-name="P2" svg:width="122.51pt" svg:height="62.99pt" svg:x="489.23pt" svg:y="727.51pt" draw:caption-point-x="-11.54pt" draw:caption-point-y="7.77pt">
              <dc:date>2020-04-19T00:00:00</dc:date>
              <text:p text:style-name="P1">TB_CA70/-</text:p>
            </office:annotation>
            <text:p>2378.57334560888</text:p>
          </table:table-cell>
          <table:table-cell office:value-type="float" office:value="987.510934220377" calcext:value-type="float">
            <office:annotation draw:style-name="gr1" draw:text-style-name="P2" svg:width="122.51pt" svg:height="62.99pt" svg:x="548.99pt" svg:y="727.51pt" draw:caption-point-x="-11.54pt" draw:caption-point-y="7.77pt">
              <dc:date>2020-04-19T00:00:00</dc:date>
              <text:p text:style-name="P1">Temp_CA05/-</text:p>
            </office:annotation>
            <text:p>987.510934220377</text:p>
          </table:table-cell>
          <table:table-cell office:value-type="float" office:value="1115.76749107723" calcext:value-type="float">
            <office:annotation draw:style-name="gr1" draw:text-style-name="P2" svg:width="122.51pt" svg:height="62.99pt" svg:x="608.74pt" svg:y="727.51pt" draw:caption-point-x="-11.54pt" draw:caption-point-y="7.77pt">
              <dc:date>2020-04-19T00:00:00</dc:date>
              <text:p text:style-name="P1">Temp_CA50/-</text:p>
            </office:annotation>
            <text:p>1115.76749107723</text:p>
          </table:table-cell>
          <table:table-cell office:value-type="float" office:value="0.175118255768223" calcext:value-type="float">
            <office:annotation draw:style-name="gr1" draw:text-style-name="P2" svg:width="122.51pt" svg:height="62.99pt" svg:x="668.49pt" svg:y="727.51pt" draw:caption-point-x="-11.54pt" draw:caption-point-y="7.77pt">
              <dc:date>2020-04-19T00:00:00</dc:date>
              <text:p text:style-name="P1">TO2_CA50/-</text:p>
            </office:annotation>
            <text:p>0.175118255768223</text:p>
          </table:table-cell>
          <table:table-cell office:value-type="float" office:value="0.268526365007534" calcext:value-type="float">
            <office:annotation draw:style-name="gr1" draw:text-style-name="P2" svg:width="122.49pt" svg:height="62.99pt" svg:x="728.25pt" svg:y="727.51pt" draw:caption-point-x="-11.54pt" draw:caption-point-y="7.77pt">
              <dc:date>2020-04-19T00:00:00</dc:date>
              <text:p text:style-name="P1">Vol_CA99/-</text:p>
            </office:annotation>
            <text:p>0.268526365007534</text:p>
          </table:table-cell>
          <table:table-cell office:value-type="float" office:value="3.17909306543115" calcext:value-type="float">
            <text:p>3.17909306543115</text:p>
          </table:table-cell>
          <table:table-cell office:value-type="float" office:value="0.934062287982643" calcext:value-type="float">
            <text:p>0.934062287982643</text:p>
          </table:table-cell>
          <table:table-cell table:style-name="ce4" office:value-type="float" office:value="0.00000003203422" calcext:value-type="float">
            <text:p>3.20E-08</text:p>
          </table:table-cell>
          <table:table-cell office:value-type="float" office:value="65.174735844966" calcext:value-type="float">
            <text:p>65.174735844966</text:p>
          </table:table-cell>
          <table:table-cell office:value-type="float" office:value="70.3102914065303" calcext:value-type="float">
            <text:p>70.3102914065303</text:p>
          </table:table-cell>
          <table:table-cell table:number-columns-repeated="1007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3" office:value-type="float" office:value="53.8273" calcext:value-type="float">
            <text:p>53.8273</text:p>
          </table:table-cell>
          <table:table-cell office:value-type="float" office:value="129.90671" calcext:value-type="float">
            <office:annotation draw:style-name="gr1" draw:text-style-name="P2" svg:width="122.51pt" svg:height="62.99pt" svg:x="190.49pt" svg:y="742.51pt" draw:caption-point-x="-11.54pt" draw:caption-point-y="7.77pt">
              <dc:date>2020-04-19T00:00:00</dc:date>
              <text:p text:style-name="P1">HRR_max/-</text:p>
            </office:annotation>
            <text:p>129.90671</text:p>
          </table:table-cell>
          <table:table-cell office:value-type="float" office:value="756.164836775534" calcext:value-type="float">
            <text:p>756.164836775534</text:p>
          </table:table-cell>
          <table:table-cell office:value-type="float" office:value="58.4750136806263" calcext:value-type="float">
            <office:annotation draw:style-name="gr1" draw:text-style-name="P2" svg:width="122.49pt" svg:height="62.99pt" svg:x="310pt" svg:y="742.51pt" draw:caption-point-x="-11.54pt" draw:caption-point-y="7.77pt">
              <dc:date>2020-04-19T00:00:00</dc:date>
              <text:p text:style-name="P1">P_CA01/-</text:p>
            </office:annotation>
            <text:p>58.4750136806263</text:p>
          </table:table-cell>
          <table:table-cell office:value-type="float" office:value="76.7284330754204" calcext:value-type="float">
            <office:annotation draw:style-name="gr1" draw:text-style-name="P2" svg:width="122.49pt" svg:height="62.99pt" svg:x="369.75pt" svg:y="742.51pt" draw:caption-point-x="-11.54pt" draw:caption-point-y="7.77pt">
              <dc:date>2020-04-19T00:00:00</dc:date>
              <text:p text:style-name="P1">P_CA25/-</text:p>
            </office:annotation>
            <text:p>76.7284330754204</text:p>
          </table:table-cell>
          <table:table-cell office:value-type="float" office:value="2.66090356999291" calcext:value-type="float">
            <office:annotation draw:style-name="gr1" draw:text-style-name="P2" svg:width="122.51pt" svg:height="62.99pt" svg:x="429.48pt" svg:y="742.51pt" draw:caption-point-x="-11.54pt" draw:caption-point-y="7.77pt">
              <dc:date>2020-04-19T00:00:00</dc:date>
              <text:p text:style-name="P1">Swirl3_CA99/-</text:p>
            </office:annotation>
            <text:p>2.66090356999291</text:p>
          </table:table-cell>
          <table:table-cell office:value-type="float" office:value="2588.38994648853" calcext:value-type="float">
            <office:annotation draw:style-name="gr1" draw:text-style-name="P2" svg:width="122.51pt" svg:height="62.99pt" svg:x="489.23pt" svg:y="742.51pt" draw:caption-point-x="-11.54pt" draw:caption-point-y="7.77pt">
              <dc:date>2020-04-19T00:00:00</dc:date>
              <text:p text:style-name="P1">TB_CA70/-</text:p>
            </office:annotation>
            <text:p>2588.38994648853</text:p>
          </table:table-cell>
          <table:table-cell office:value-type="float" office:value="998.744891943498" calcext:value-type="float">
            <office:annotation draw:style-name="gr1" draw:text-style-name="P2" svg:width="122.51pt" svg:height="62.99pt" svg:x="548.99pt" svg:y="742.51pt" draw:caption-point-x="-11.54pt" draw:caption-point-y="7.77pt">
              <dc:date>2020-04-19T00:00:00</dc:date>
              <text:p text:style-name="P1">Temp_CA05/-</text:p>
            </office:annotation>
            <text:p>998.744891943498</text:p>
          </table:table-cell>
          <table:table-cell office:value-type="float" office:value="1260.21792014639" calcext:value-type="float">
            <office:annotation draw:style-name="gr1" draw:text-style-name="P2" svg:width="122.51pt" svg:height="62.99pt" svg:x="608.74pt" svg:y="742.51pt" draw:caption-point-x="-11.54pt" draw:caption-point-y="7.77pt">
              <dc:date>2020-04-19T00:00:00</dc:date>
              <text:p text:style-name="P1">Temp_CA50/-</text:p>
            </office:annotation>
            <text:p>1260.21792014639</text:p>
          </table:table-cell>
          <table:table-cell office:value-type="float" office:value="0.170003320346986" calcext:value-type="float">
            <office:annotation draw:style-name="gr1" draw:text-style-name="P2" svg:width="122.51pt" svg:height="62.99pt" svg:x="668.49pt" svg:y="742.51pt" draw:caption-point-x="-11.54pt" draw:caption-point-y="7.77pt">
              <dc:date>2020-04-19T00:00:00</dc:date>
              <text:p text:style-name="P1">TO2_CA50/-</text:p>
            </office:annotation>
            <text:p>0.170003320346986</text:p>
          </table:table-cell>
          <table:table-cell office:value-type="float" office:value="0.315816203952646" calcext:value-type="float">
            <office:annotation draw:style-name="gr1" draw:text-style-name="P2" svg:width="122.49pt" svg:height="62.99pt" svg:x="728.25pt" svg:y="742.51pt" draw:caption-point-x="-11.54pt" draw:caption-point-y="7.77pt">
              <dc:date>2020-04-19T00:00:00</dc:date>
              <text:p text:style-name="P1">Vol_CA99/-</text:p>
            </office:annotation>
            <text:p>0.315816203952646</text:p>
          </table:table-cell>
          <table:table-cell office:value-type="float" office:value="1.40473494209806" calcext:value-type="float">
            <text:p>1.40473494209806</text:p>
          </table:table-cell>
          <table:table-cell office:value-type="float" office:value="1.170036749367" calcext:value-type="float">
            <text:p>1.170036749367</text:p>
          </table:table-cell>
          <table:table-cell table:style-name="ce4" office:value-type="float" office:value="0.00000011022812" calcext:value-type="float">
            <text:p>1.10E-07</text:p>
          </table:table-cell>
          <table:table-cell office:value-type="float" office:value="67.3210843095385" calcext:value-type="float">
            <text:p>67.3210843095385</text:p>
          </table:table-cell>
          <table:table-cell office:value-type="float" office:value="61.7249111134475" calcext:value-type="float">
            <text:p>61.7249111134475</text:p>
          </table:table-cell>
          <table:table-cell table:number-columns-repeated="1007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3" office:value-type="float" office:value="47.61988" calcext:value-type="float">
            <text:p>47.61988</text:p>
          </table:table-cell>
          <table:table-cell office:value-type="float" office:value="148.07681" calcext:value-type="float">
            <office:annotation draw:style-name="gr2" draw:text-style-name="P2" svg:width="122.51pt" svg:height="63.01pt" svg:x="190.49pt" svg:y="757.5pt" draw:caption-point-x="-11.54pt" draw:caption-point-y="7.77pt">
              <dc:date>2020-04-19T00:00:00</dc:date>
              <text:p text:style-name="P1">HRR_max/-</text:p>
            </office:annotation>
            <text:p>148.07681</text:p>
          </table:table-cell>
          <table:table-cell office:value-type="float" office:value="1207.76706372654" calcext:value-type="float">
            <text:p>1207.76706372654</text:p>
          </table:table-cell>
          <table:table-cell office:value-type="float" office:value="61.3562764381826" calcext:value-type="float">
            <office:annotation draw:style-name="gr2" draw:text-style-name="P2" svg:width="122.49pt" svg:height="63.01pt" svg:x="310pt" svg:y="757.5pt" draw:caption-point-x="-11.54pt" draw:caption-point-y="7.77pt">
              <dc:date>2020-04-19T00:00:00</dc:date>
              <text:p text:style-name="P1">P_CA01/-</text:p>
            </office:annotation>
            <text:p>61.3562764381826</text:p>
          </table:table-cell>
          <table:table-cell office:value-type="float" office:value="99.3496496760289" calcext:value-type="float">
            <office:annotation draw:style-name="gr2" draw:text-style-name="P2" svg:width="122.49pt" svg:height="63.01pt" svg:x="369.75pt" svg:y="757.5pt" draw:caption-point-x="-11.54pt" draw:caption-point-y="7.77pt">
              <dc:date>2020-04-19T00:00:00</dc:date>
              <text:p text:style-name="P1">P_CA25/-</text:p>
            </office:annotation>
            <text:p>99.3496496760289</text:p>
          </table:table-cell>
          <table:table-cell office:value-type="float" office:value="2.53069573261262" calcext:value-type="float">
            <office:annotation draw:style-name="gr2" draw:text-style-name="P2" svg:width="122.51pt" svg:height="63.01pt" svg:x="429.48pt" svg:y="757.5pt" draw:caption-point-x="-11.54pt" draw:caption-point-y="7.77pt">
              <dc:date>2020-04-19T00:00:00</dc:date>
              <text:p text:style-name="P1">Swirl3_CA99/-</text:p>
            </office:annotation>
            <text:p>2.53069573261262</text:p>
          </table:table-cell>
          <table:table-cell office:value-type="float" office:value="2573.58404422684" calcext:value-type="float">
            <office:annotation draw:style-name="gr2" draw:text-style-name="P2" svg:width="122.51pt" svg:height="63.01pt" svg:x="489.23pt" svg:y="757.5pt" draw:caption-point-x="-11.54pt" draw:caption-point-y="7.77pt">
              <dc:date>2020-04-19T00:00:00</dc:date>
              <text:p text:style-name="P1">TB_CA70/-</text:p>
            </office:annotation>
            <text:p>2573.58404422684</text:p>
          </table:table-cell>
          <table:table-cell office:value-type="float" office:value="1062.20625057472" calcext:value-type="float">
            <office:annotation draw:style-name="gr2" draw:text-style-name="P2" svg:width="122.51pt" svg:height="63.01pt" svg:x="548.99pt" svg:y="757.5pt" draw:caption-point-x="-11.54pt" draw:caption-point-y="7.77pt">
              <dc:date>2020-04-19T00:00:00</dc:date>
              <text:p text:style-name="P1">Temp_CA05/-</text:p>
            </office:annotation>
            <text:p>1062.20625057472</text:p>
          </table:table-cell>
          <table:table-cell office:value-type="float" office:value="1406.66535425342" calcext:value-type="float">
            <office:annotation draw:style-name="gr2" draw:text-style-name="P2" svg:width="122.51pt" svg:height="63.01pt" svg:x="608.74pt" svg:y="757.5pt" draw:caption-point-x="-11.54pt" draw:caption-point-y="7.77pt">
              <dc:date>2020-04-19T00:00:00</dc:date>
              <text:p text:style-name="P1">Temp_CA50/-</text:p>
            </office:annotation>
            <text:p>1406.66535425342</text:p>
          </table:table-cell>
          <table:table-cell office:value-type="float" office:value="0.159195315433075" calcext:value-type="float">
            <office:annotation draw:style-name="gr2" draw:text-style-name="P2" svg:width="122.51pt" svg:height="63.01pt" svg:x="668.49pt" svg:y="757.5pt" draw:caption-point-x="-11.54pt" draw:caption-point-y="7.77pt">
              <dc:date>2020-04-19T00:00:00</dc:date>
              <text:p text:style-name="P1">TO2_CA50/-</text:p>
            </office:annotation>
            <text:p>0.159195315433075</text:p>
          </table:table-cell>
          <table:table-cell office:value-type="float" office:value="0.381191851041438" calcext:value-type="float">
            <office:annotation draw:style-name="gr2" draw:text-style-name="P2" svg:width="122.49pt" svg:height="63.01pt" svg:x="728.25pt" svg:y="757.5pt" draw:caption-point-x="-11.54pt" draw:caption-point-y="7.77pt">
              <dc:date>2020-04-19T00:00:00</dc:date>
              <text:p text:style-name="P1">Vol_CA99/-</text:p>
            </office:annotation>
            <text:p>0.381191851041438</text:p>
          </table:table-cell>
          <table:table-cell office:value-type="float" office:value="0.791780801126117" calcext:value-type="float">
            <text:p>0.791780801126117</text:p>
          </table:table-cell>
          <table:table-cell office:value-type="float" office:value="1.31082124871975" calcext:value-type="float">
            <text:p>1.31082124871975</text:p>
          </table:table-cell>
          <table:table-cell table:style-name="ce4" office:value-type="float" office:value="0.00000044500706" calcext:value-type="float">
            <text:p>4.45E-07</text:p>
          </table:table-cell>
          <table:table-cell office:value-type="float" office:value="60.2204425766637" calcext:value-type="float">
            <text:p>60.2204425766637</text:p>
          </table:table-cell>
          <table:table-cell office:value-type="float" office:value="50.8096829707377" calcext:value-type="float">
            <text:p>50.8096829707377</text:p>
          </table:table-cell>
          <table:table-cell table:number-columns-repeated="1007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3" office:value-type="float" office:value="45.98465" calcext:value-type="float">
            <text:p>45.98465</text:p>
          </table:table-cell>
          <table:table-cell office:value-type="float" office:value="152.69014" calcext:value-type="float">
            <office:annotation draw:style-name="gr2" draw:text-style-name="P2" svg:width="122.51pt" svg:height="63.01pt" svg:x="190.49pt" svg:y="772.5pt" draw:caption-point-x="-11.54pt" draw:caption-point-y="7.77pt">
              <dc:date>2020-04-19T00:00:00</dc:date>
              <text:p text:style-name="P1">HRR_max/-</text:p>
            </office:annotation>
            <text:p>152.69014</text:p>
          </table:table-cell>
          <table:table-cell office:value-type="float" office:value="1639.35539873966" calcext:value-type="float">
            <text:p>1639.35539873966</text:p>
          </table:table-cell>
          <table:table-cell office:value-type="float" office:value="65.3724641988753" calcext:value-type="float">
            <office:annotation draw:style-name="gr2" draw:text-style-name="P2" svg:width="122.49pt" svg:height="63.01pt" svg:x="310pt" svg:y="772.5pt" draw:caption-point-x="-11.54pt" draw:caption-point-y="7.77pt">
              <dc:date>2020-04-19T00:00:00</dc:date>
              <text:p text:style-name="P1">P_CA01/-</text:p>
            </office:annotation>
            <text:p>65.3724641988753</text:p>
          </table:table-cell>
          <table:table-cell office:value-type="float" office:value="118.214138492971" calcext:value-type="float">
            <office:annotation draw:style-name="gr2" draw:text-style-name="P2" svg:width="122.49pt" svg:height="63.01pt" svg:x="369.75pt" svg:y="772.5pt" draw:caption-point-x="-11.54pt" draw:caption-point-y="7.77pt">
              <dc:date>2020-04-19T00:00:00</dc:date>
              <text:p text:style-name="P1">P_CA25/-</text:p>
            </office:annotation>
            <text:p>118.214138492971</text:p>
          </table:table-cell>
          <table:table-cell office:value-type="float" office:value="2.33942546632984" calcext:value-type="float">
            <office:annotation draw:style-name="gr2" draw:text-style-name="P2" svg:width="122.51pt" svg:height="63.01pt" svg:x="429.48pt" svg:y="772.5pt" draw:caption-point-x="-11.54pt" draw:caption-point-y="7.77pt">
              <dc:date>2020-04-19T00:00:00</dc:date>
              <text:p text:style-name="P1">Swirl3_CA99/-</text:p>
            </office:annotation>
            <text:p>2.33942546632984</text:p>
          </table:table-cell>
          <table:table-cell office:value-type="float" office:value="2482.51805091247" calcext:value-type="float">
            <office:annotation draw:style-name="gr2" draw:text-style-name="P2" svg:width="122.51pt" svg:height="63.01pt" svg:x="489.23pt" svg:y="772.5pt" draw:caption-point-x="-11.54pt" draw:caption-point-y="7.77pt">
              <dc:date>2020-04-19T00:00:00</dc:date>
              <text:p text:style-name="P1">TB_CA70/-</text:p>
            </office:annotation>
            <text:p>2482.51805091247</text:p>
          </table:table-cell>
          <table:table-cell office:value-type="float" office:value="1084.7705642173" calcext:value-type="float">
            <office:annotation draw:style-name="gr2" draw:text-style-name="P2" svg:width="122.51pt" svg:height="63.01pt" svg:x="548.99pt" svg:y="772.5pt" draw:caption-point-x="-11.54pt" draw:caption-point-y="7.77pt">
              <dc:date>2020-04-19T00:00:00</dc:date>
              <text:p text:style-name="P1">Temp_CA05/-</text:p>
            </office:annotation>
            <text:p>1084.7705642173</text:p>
          </table:table-cell>
          <table:table-cell office:value-type="float" office:value="1501.3163701652" calcext:value-type="float">
            <office:annotation draw:style-name="gr2" draw:text-style-name="P2" svg:width="122.51pt" svg:height="63.01pt" svg:x="608.74pt" svg:y="772.5pt" draw:caption-point-x="-11.54pt" draw:caption-point-y="7.77pt">
              <dc:date>2020-04-19T00:00:00</dc:date>
              <text:p text:style-name="P1">Temp_CA50/-</text:p>
            </office:annotation>
            <text:p>1501.3163701652</text:p>
          </table:table-cell>
          <table:table-cell office:value-type="float" office:value="0.148550799431436" calcext:value-type="float">
            <office:annotation draw:style-name="gr2" draw:text-style-name="P2" svg:width="122.51pt" svg:height="63.01pt" svg:x="668.49pt" svg:y="772.5pt" draw:caption-point-x="-11.54pt" draw:caption-point-y="7.77pt">
              <dc:date>2020-04-19T00:00:00</dc:date>
              <text:p text:style-name="P1">TO2_CA50/-</text:p>
            </office:annotation>
            <text:p>0.148550799431436</text:p>
          </table:table-cell>
          <table:table-cell office:value-type="float" office:value="0.509274556966719" calcext:value-type="float">
            <office:annotation draw:style-name="gr2" draw:text-style-name="P2" svg:width="122.49pt" svg:height="63.01pt" svg:x="728.25pt" svg:y="772.5pt" draw:caption-point-x="-11.54pt" draw:caption-point-y="7.77pt">
              <dc:date>2020-04-19T00:00:00</dc:date>
              <text:p text:style-name="P1">Vol_CA99/-</text:p>
            </office:annotation>
            <text:p>0.509274556966719</text:p>
          </table:table-cell>
          <table:table-cell office:value-type="float" office:value="0.56069744745797" calcext:value-type="float">
            <text:p>0.56069744745797</text:p>
          </table:table-cell>
          <table:table-cell office:value-type="float" office:value="1.37414214357375" calcext:value-type="float">
            <text:p>1.37414214357375</text:p>
          </table:table-cell>
          <table:table-cell table:style-name="ce4" office:value-type="float" office:value="0.0000015744159" calcext:value-type="float">
            <text:p>1.57E-06</text:p>
          </table:table-cell>
          <table:table-cell office:value-type="float" office:value="35.0508834547258" calcext:value-type="float">
            <text:p>35.0508834547258</text:p>
          </table:table-cell>
          <table:table-cell office:value-type="float" office:value="42.4023183611859" calcext:value-type="float">
            <text:p>42.4023183611859</text:p>
          </table:table-cell>
          <table:table-cell table:number-columns-repeated="1007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3" office:value-type="float" office:value="51.95038" calcext:value-type="float">
            <text:p>51.95038</text:p>
          </table:table-cell>
          <table:table-cell office:value-type="float" office:value="156.85687" calcext:value-type="float">
            <office:annotation draw:style-name="gr2" draw:text-style-name="P2" svg:width="122.51pt" svg:height="63.01pt" svg:x="190.49pt" svg:y="787.49pt" draw:caption-point-x="-11.54pt" draw:caption-point-y="7.77pt">
              <dc:date>2020-04-19T00:00:00</dc:date>
              <text:p text:style-name="P1">HRR_max/-</text:p>
            </office:annotation>
            <text:p>156.85687</text:p>
          </table:table-cell>
          <table:table-cell office:value-type="float" office:value="2068.33285336733" calcext:value-type="float">
            <text:p>2068.33285336733</text:p>
          </table:table-cell>
          <table:table-cell office:value-type="float" office:value="67.0166573781744" calcext:value-type="float">
            <office:annotation draw:style-name="gr2" draw:text-style-name="P2" svg:width="122.49pt" svg:height="63.01pt" svg:x="310pt" svg:y="787.49pt" draw:caption-point-x="-11.54pt" draw:caption-point-y="7.77pt">
              <dc:date>2020-04-19T00:00:00</dc:date>
              <text:p text:style-name="P1">P_CA01/-</text:p>
            </office:annotation>
            <text:p>67.0166573781744</text:p>
          </table:table-cell>
          <table:table-cell office:value-type="float" office:value="135.216105327951" calcext:value-type="float">
            <office:annotation draw:style-name="gr2" draw:text-style-name="P2" svg:width="122.49pt" svg:height="63.01pt" svg:x="369.75pt" svg:y="787.49pt" draw:caption-point-x="-11.54pt" draw:caption-point-y="7.77pt">
              <dc:date>2020-04-19T00:00:00</dc:date>
              <text:p text:style-name="P1">P_CA25/-</text:p>
            </office:annotation>
            <text:p>135.216105327951</text:p>
          </table:table-cell>
          <table:table-cell office:value-type="float" office:value="2.22121015374388" calcext:value-type="float">
            <office:annotation draw:style-name="gr2" draw:text-style-name="P2" svg:width="122.51pt" svg:height="63.01pt" svg:x="429.48pt" svg:y="787.49pt" draw:caption-point-x="-11.54pt" draw:caption-point-y="7.77pt">
              <dc:date>2020-04-19T00:00:00</dc:date>
              <text:p text:style-name="P1">Swirl3_CA99/-</text:p>
            </office:annotation>
            <text:p>2.22121015374388</text:p>
          </table:table-cell>
          <table:table-cell office:value-type="float" office:value="2400.17618944994" calcext:value-type="float">
            <office:annotation draw:style-name="gr2" draw:text-style-name="P2" svg:width="122.51pt" svg:height="63.01pt" svg:x="489.23pt" svg:y="787.49pt" draw:caption-point-x="-11.54pt" draw:caption-point-y="7.77pt">
              <dc:date>2020-04-19T00:00:00</dc:date>
              <text:p text:style-name="P1">TB_CA70/-</text:p>
            </office:annotation>
            <text:p>2400.17618944994</text:p>
          </table:table-cell>
          <table:table-cell office:value-type="float" office:value="1101.02957498226" calcext:value-type="float">
            <office:annotation draw:style-name="gr2" draw:text-style-name="P2" svg:width="122.51pt" svg:height="63.01pt" svg:x="548.99pt" svg:y="787.49pt" draw:caption-point-x="-11.54pt" draw:caption-point-y="7.77pt">
              <dc:date>2020-04-19T00:00:00</dc:date>
              <text:p text:style-name="P1">Temp_CA05/-</text:p>
            </office:annotation>
            <text:p>1101.02957498226</text:p>
          </table:table-cell>
          <table:table-cell office:value-type="float" office:value="1580.78328175969" calcext:value-type="float">
            <office:annotation draw:style-name="gr2" draw:text-style-name="P2" svg:width="122.51pt" svg:height="63.01pt" svg:x="608.74pt" svg:y="787.49pt" draw:caption-point-x="-11.54pt" draw:caption-point-y="7.77pt">
              <dc:date>2020-04-19T00:00:00</dc:date>
              <text:p text:style-name="P1">Temp_CA50/-</text:p>
            </office:annotation>
            <text:p>1580.78328175969</text:p>
          </table:table-cell>
          <table:table-cell office:value-type="float" office:value="0.138713312569627" calcext:value-type="float">
            <office:annotation draw:style-name="gr2" draw:text-style-name="P2" svg:width="122.51pt" svg:height="63.01pt" svg:x="668.49pt" svg:y="787.49pt" draw:caption-point-x="-11.54pt" draw:caption-point-y="7.77pt">
              <dc:date>2020-04-19T00:00:00</dc:date>
              <text:p text:style-name="P1">TO2_CA50/-</text:p>
            </office:annotation>
            <text:p>0.138713312569627</text:p>
          </table:table-cell>
          <table:table-cell office:value-type="float" office:value="0.616178130188943" calcext:value-type="float">
            <office:annotation draw:style-name="gr2" draw:text-style-name="P2" svg:width="122.49pt" svg:height="63.01pt" svg:x="728.25pt" svg:y="787.49pt" draw:caption-point-x="-11.54pt" draw:caption-point-y="7.77pt">
              <dc:date>2020-04-19T00:00:00</dc:date>
              <text:p text:style-name="P1">Vol_CA99/-</text:p>
            </office:annotation>
            <text:p>0.616178130188943</text:p>
          </table:table-cell>
          <table:table-cell office:value-type="float" office:value="0.481648835336318" calcext:value-type="float">
            <text:p>0.481648835336318</text:p>
          </table:table-cell>
          <table:table-cell office:value-type="float" office:value="1.92641620511469" calcext:value-type="float">
            <text:p>1.92641620511469</text:p>
          </table:table-cell>
          <table:table-cell table:style-name="ce4" office:value-type="float" office:value="0.000003221362" calcext:value-type="float">
            <text:p>3.22E-06</text:p>
          </table:table-cell>
          <table:table-cell office:value-type="float" office:value="29.025518314565" calcext:value-type="float">
            <text:p>29.025518314565</text:p>
          </table:table-cell>
          <table:table-cell office:value-type="float" office:value="33.3749735897633" calcext:value-type="float">
            <text:p>33.3749735897633</text:p>
          </table:table-cell>
          <table:table-cell table:number-columns-repeated="1007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3" office:value-type="float" office:value="47.54269" calcext:value-type="float">
            <text:p>47.54269</text:p>
          </table:table-cell>
          <table:table-cell office:value-type="float" office:value="159.08691" calcext:value-type="float">
            <office:annotation draw:style-name="gr2" draw:text-style-name="P2" svg:width="122.51pt" svg:height="63.01pt" svg:x="190.49pt" svg:y="802.49pt" draw:caption-point-x="-11.54pt" draw:caption-point-y="7.8pt">
              <dc:date>2020-04-19T00:00:00</dc:date>
              <text:p text:style-name="P1">HRR_max/-</text:p>
            </office:annotation>
            <text:p>159.08691</text:p>
          </table:table-cell>
          <table:table-cell office:value-type="float" office:value="2421.74552600528" calcext:value-type="float">
            <text:p>2421.74552600528</text:p>
          </table:table-cell>
          <table:table-cell office:value-type="float" office:value="69.653863144639" calcext:value-type="float">
            <office:annotation draw:style-name="gr2" draw:text-style-name="P2" svg:width="122.49pt" svg:height="63.01pt" svg:x="310pt" svg:y="802.49pt" draw:caption-point-x="-11.54pt" draw:caption-point-y="7.8pt">
              <dc:date>2020-04-19T00:00:00</dc:date>
              <text:p text:style-name="P1">P_CA01/-</text:p>
            </office:annotation>
            <text:p>69.653863144639</text:p>
          </table:table-cell>
          <table:table-cell office:value-type="float" office:value="139.26725146551" calcext:value-type="float">
            <office:annotation draw:style-name="gr2" draw:text-style-name="P2" svg:width="122.49pt" svg:height="63.01pt" svg:x="369.75pt" svg:y="802.49pt" draw:caption-point-x="-11.54pt" draw:caption-point-y="7.8pt">
              <dc:date>2020-04-19T00:00:00</dc:date>
              <text:p text:style-name="P1">P_CA25/-</text:p>
            </office:annotation>
            <text:p>139.26725146551</text:p>
          </table:table-cell>
          <table:table-cell office:value-type="float" office:value="2.1016204826358" calcext:value-type="float">
            <office:annotation draw:style-name="gr2" draw:text-style-name="P2" svg:width="122.51pt" svg:height="63.01pt" svg:x="429.48pt" svg:y="802.49pt" draw:caption-point-x="-11.54pt" draw:caption-point-y="7.8pt">
              <dc:date>2020-04-19T00:00:00</dc:date>
              <text:p text:style-name="P1">Swirl3_CA99/-</text:p>
            </office:annotation>
            <text:p>2.1016204826358</text:p>
          </table:table-cell>
          <table:table-cell office:value-type="float" office:value="2358.03562743648" calcext:value-type="float">
            <office:annotation draw:style-name="gr2" draw:text-style-name="P2" svg:width="122.51pt" svg:height="63.01pt" svg:x="489.23pt" svg:y="802.49pt" draw:caption-point-x="-11.54pt" draw:caption-point-y="7.8pt">
              <dc:date>2020-04-19T00:00:00</dc:date>
              <text:p text:style-name="P1">TB_CA70/-</text:p>
            </office:annotation>
            <text:p>2358.03562743648</text:p>
          </table:table-cell>
          <table:table-cell office:value-type="float" office:value="1105.15160725504" calcext:value-type="float">
            <office:annotation draw:style-name="gr2" draw:text-style-name="P2" svg:width="122.51pt" svg:height="63.01pt" svg:x="548.99pt" svg:y="802.49pt" draw:caption-point-x="-11.54pt" draw:caption-point-y="7.8pt">
              <dc:date>2020-04-19T00:00:00</dc:date>
              <text:p text:style-name="P1">Temp_CA05/-</text:p>
            </office:annotation>
            <text:p>1105.15160725504</text:p>
          </table:table-cell>
          <table:table-cell office:value-type="float" office:value="1647.39594454382" calcext:value-type="float">
            <office:annotation draw:style-name="gr2" draw:text-style-name="P2" svg:width="122.51pt" svg:height="63.01pt" svg:x="608.74pt" svg:y="802.49pt" draw:caption-point-x="-11.54pt" draw:caption-point-y="7.8pt">
              <dc:date>2020-04-19T00:00:00</dc:date>
              <text:p text:style-name="P1">Temp_CA50/-</text:p>
            </office:annotation>
            <text:p>1647.39594454382</text:p>
          </table:table-cell>
          <table:table-cell office:value-type="float" office:value="0.127441493371795" calcext:value-type="float">
            <office:annotation draw:style-name="gr2" draw:text-style-name="P2" svg:width="122.51pt" svg:height="63.01pt" svg:x="668.49pt" svg:y="802.49pt" draw:caption-point-x="-11.54pt" draw:caption-point-y="7.8pt">
              <dc:date>2020-04-19T00:00:00</dc:date>
              <text:p text:style-name="P1">TO2_CA50/-</text:p>
            </office:annotation>
            <text:p>0.127441493371795</text:p>
          </table:table-cell>
          <table:table-cell office:value-type="float" office:value="0.738608529349956" calcext:value-type="float">
            <office:annotation draw:style-name="gr2" draw:text-style-name="P2" svg:width="122.49pt" svg:height="63.01pt" svg:x="728.25pt" svg:y="802.49pt" draw:caption-point-x="-11.54pt" draw:caption-point-y="7.8pt">
              <dc:date>2020-04-19T00:00:00</dc:date>
              <text:p text:style-name="P1">Vol_CA99/-</text:p>
            </office:annotation>
            <text:p>0.738608529349956</text:p>
          </table:table-cell>
          <table:table-cell office:value-type="float" office:value="0.525733292575738" calcext:value-type="float">
            <text:p>0.525733292575738</text:p>
          </table:table-cell>
          <table:table-cell office:value-type="float" office:value="2.03260921809467" calcext:value-type="float">
            <text:p>2.03260921809467</text:p>
          </table:table-cell>
          <table:table-cell table:style-name="ce4" office:value-type="float" office:value="0.0000054848047" calcext:value-type="float">
            <text:p>5.48E-06</text:p>
          </table:table-cell>
          <table:table-cell office:value-type="float" office:value="27.4156768022437" calcext:value-type="float">
            <text:p>27.4156768022437</text:p>
          </table:table-cell>
          <table:table-cell office:value-type="float" office:value="24.8893542401755" calcext:value-type="float">
            <text:p>24.8893542401755</text:p>
          </table:table-cell>
          <table:table-cell table:number-columns-repeated="1007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3" office:value-type="float" office:value="96.0867" calcext:value-type="float">
            <text:p>96.0867</text:p>
          </table:table-cell>
          <table:table-cell office:value-type="float" office:value="78.83012" calcext:value-type="float">
            <office:annotation draw:style-name="gr1" draw:text-style-name="P2" svg:width="122.51pt" svg:height="62.99pt" svg:x="190.49pt" svg:y="817.51pt" draw:caption-point-x="-11.54pt" draw:caption-point-y="7.77pt">
              <dc:date>2020-04-19T00:00:00</dc:date>
              <text:p text:style-name="P1">HRR_max/-</text:p>
            </office:annotation>
            <text:p>78.83012</text:p>
          </table:table-cell>
          <table:table-cell office:value-type="float" office:value="365.046140706842" calcext:value-type="float">
            <text:p>365.046140706842</text:p>
          </table:table-cell>
          <table:table-cell office:value-type="float" office:value="46.6610081593457" calcext:value-type="float">
            <office:annotation draw:style-name="gr1" draw:text-style-name="P2" svg:width="122.49pt" svg:height="62.99pt" svg:x="310pt" svg:y="817.51pt" draw:caption-point-x="-11.54pt" draw:caption-point-y="7.77pt">
              <dc:date>2020-04-19T00:00:00</dc:date>
              <text:p text:style-name="P1">P_CA01/-</text:p>
            </office:annotation>
            <text:p>46.6610081593457</text:p>
          </table:table-cell>
          <table:table-cell office:value-type="float" office:value="55.2293312676192" calcext:value-type="float">
            <office:annotation draw:style-name="gr1" draw:text-style-name="P2" svg:width="122.49pt" svg:height="62.99pt" svg:x="369.75pt" svg:y="817.51pt" draw:caption-point-x="-11.54pt" draw:caption-point-y="7.77pt">
              <dc:date>2020-04-19T00:00:00</dc:date>
              <text:p text:style-name="P1">P_CA25/-</text:p>
            </office:annotation>
            <text:p>55.2293312676192</text:p>
          </table:table-cell>
          <table:table-cell office:value-type="float" office:value="2.81704212074806" calcext:value-type="float">
            <office:annotation draw:style-name="gr1" draw:text-style-name="P2" svg:width="122.51pt" svg:height="62.99pt" svg:x="429.48pt" svg:y="817.51pt" draw:caption-point-x="-11.54pt" draw:caption-point-y="7.77pt">
              <dc:date>2020-04-19T00:00:00</dc:date>
              <text:p text:style-name="P1">Swirl3_CA99/-</text:p>
            </office:annotation>
            <text:p>2.81704212074806</text:p>
          </table:table-cell>
          <table:table-cell office:value-type="float" office:value="2422.16907593666" calcext:value-type="float">
            <office:annotation draw:style-name="gr1" draw:text-style-name="P2" svg:width="122.51pt" svg:height="62.99pt" svg:x="489.23pt" svg:y="817.51pt" draw:caption-point-x="-11.54pt" draw:caption-point-y="7.77pt">
              <dc:date>2020-04-19T00:00:00</dc:date>
              <text:p text:style-name="P1">TB_CA70/-</text:p>
            </office:annotation>
            <text:p>2422.16907593666</text:p>
          </table:table-cell>
          <table:table-cell office:value-type="float" office:value="996.08169333651" calcext:value-type="float">
            <office:annotation draw:style-name="gr1" draw:text-style-name="P2" svg:width="122.51pt" svg:height="62.99pt" svg:x="548.99pt" svg:y="817.51pt" draw:caption-point-x="-11.54pt" draw:caption-point-y="7.77pt">
              <dc:date>2020-04-19T00:00:00</dc:date>
              <text:p text:style-name="P1">Temp_CA05/-</text:p>
            </office:annotation>
            <text:p>996.08169333651</text:p>
          </table:table-cell>
          <table:table-cell office:value-type="float" office:value="1149.33086553427" calcext:value-type="float">
            <office:annotation draw:style-name="gr1" draw:text-style-name="P2" svg:width="122.51pt" svg:height="62.99pt" svg:x="608.74pt" svg:y="817.51pt" draw:caption-point-x="-11.54pt" draw:caption-point-y="7.77pt">
              <dc:date>2020-04-19T00:00:00</dc:date>
              <text:p text:style-name="P1">Temp_CA50/-</text:p>
            </office:annotation>
            <text:p>1149.33086553427</text:p>
          </table:table-cell>
          <table:table-cell office:value-type="float" office:value="0.178673729077475" calcext:value-type="float">
            <office:annotation draw:style-name="gr1" draw:text-style-name="P2" svg:width="122.51pt" svg:height="62.99pt" svg:x="668.49pt" svg:y="817.51pt" draw:caption-point-x="-11.54pt" draw:caption-point-y="7.77pt">
              <dc:date>2020-04-19T00:00:00</dc:date>
              <text:p text:style-name="P1">TO2_CA50/-</text:p>
            </office:annotation>
            <text:p>0.178673729077475</text:p>
          </table:table-cell>
          <table:table-cell office:value-type="float" office:value="0.26426254400432" calcext:value-type="float">
            <office:annotation draw:style-name="gr1" draw:text-style-name="P2" svg:width="122.49pt" svg:height="62.99pt" svg:x="728.25pt" svg:y="817.51pt" draw:caption-point-x="-11.54pt" draw:caption-point-y="7.77pt">
              <dc:date>2020-04-19T00:00:00</dc:date>
              <text:p text:style-name="P1">Vol_CA99/-</text:p>
            </office:annotation>
            <text:p>0.26426254400432</text:p>
          </table:table-cell>
          <table:table-cell office:value-type="float" office:value="3.4311441013917" calcext:value-type="float">
            <text:p>3.4311441013917</text:p>
          </table:table-cell>
          <table:table-cell office:value-type="float" office:value="0.95470950889906" calcext:value-type="float">
            <text:p>0.95470950889906</text:p>
          </table:table-cell>
          <table:table-cell table:style-name="ce4" office:value-type="float" office:value="0.00000003633325" calcext:value-type="float">
            <text:p>3.63E-08</text:p>
          </table:table-cell>
          <table:table-cell office:value-type="float" office:value="86.7992954133843" calcext:value-type="float">
            <text:p>86.7992954133843</text:p>
          </table:table-cell>
          <table:table-cell office:value-type="float" office:value="69.7058533778938" calcext:value-type="float">
            <text:p>69.7058533778938</text:p>
          </table:table-cell>
          <table:table-cell table:number-columns-repeated="1007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3" office:value-type="float" office:value="59.25207" calcext:value-type="float">
            <text:p>59.25207</text:p>
          </table:table-cell>
          <table:table-cell office:value-type="float" office:value="119.793976" calcext:value-type="float">
            <office:annotation draw:style-name="gr1" draw:text-style-name="P2" svg:width="122.51pt" svg:height="62.99pt" svg:x="190.49pt" svg:y="832.51pt" draw:caption-point-x="-11.54pt" draw:caption-point-y="7.77pt">
              <dc:date>2020-04-19T00:00:00</dc:date>
              <text:p text:style-name="P1">HRR_max/-</text:p>
            </office:annotation>
            <text:p>119.793976</text:p>
          </table:table-cell>
          <table:table-cell office:value-type="float" office:value="764.130397458742" calcext:value-type="float">
            <text:p>764.130397458742</text:p>
          </table:table-cell>
          <table:table-cell office:value-type="float" office:value="53.8671918479636" calcext:value-type="float">
            <office:annotation draw:style-name="gr1" draw:text-style-name="P2" svg:width="122.49pt" svg:height="62.99pt" svg:x="310pt" svg:y="832.51pt" draw:caption-point-x="-11.54pt" draw:caption-point-y="7.77pt">
              <dc:date>2020-04-19T00:00:00</dc:date>
              <text:p text:style-name="P1">P_CA01/-</text:p>
            </office:annotation>
            <text:p>53.8671918479636</text:p>
          </table:table-cell>
          <table:table-cell office:value-type="float" office:value="74.2574420771549" calcext:value-type="float">
            <office:annotation draw:style-name="gr1" draw:text-style-name="P2" svg:width="122.49pt" svg:height="62.99pt" svg:x="369.75pt" svg:y="832.51pt" draw:caption-point-x="-11.54pt" draw:caption-point-y="7.77pt">
              <dc:date>2020-04-19T00:00:00</dc:date>
              <text:p text:style-name="P1">P_CA25/-</text:p>
            </office:annotation>
            <text:p>74.2574420771549</text:p>
          </table:table-cell>
          <table:table-cell office:value-type="float" office:value="2.6261243004639" calcext:value-type="float">
            <office:annotation draw:style-name="gr1" draw:text-style-name="P2" svg:width="122.51pt" svg:height="62.99pt" svg:x="429.48pt" svg:y="832.51pt" draw:caption-point-x="-11.54pt" draw:caption-point-y="7.77pt">
              <dc:date>2020-04-19T00:00:00</dc:date>
              <text:p text:style-name="P1">Swirl3_CA99/-</text:p>
            </office:annotation>
            <text:p>2.6261243004639</text:p>
          </table:table-cell>
          <table:table-cell office:value-type="float" office:value="2602.31698534518" calcext:value-type="float">
            <office:annotation draw:style-name="gr1" draw:text-style-name="P2" svg:width="122.51pt" svg:height="62.99pt" svg:x="489.23pt" svg:y="832.51pt" draw:caption-point-x="-11.54pt" draw:caption-point-y="7.77pt">
              <dc:date>2020-04-19T00:00:00</dc:date>
              <text:p text:style-name="P1">TB_CA70/-</text:p>
            </office:annotation>
            <text:p>2602.31698534518</text:p>
          </table:table-cell>
          <table:table-cell office:value-type="float" office:value="1010.20911447512" calcext:value-type="float">
            <office:annotation draw:style-name="gr1" draw:text-style-name="P2" svg:width="122.51pt" svg:height="62.99pt" svg:x="548.99pt" svg:y="832.51pt" draw:caption-point-x="-11.54pt" draw:caption-point-y="7.77pt">
              <dc:date>2020-04-19T00:00:00</dc:date>
              <text:p text:style-name="P1">Temp_CA05/-</text:p>
            </office:annotation>
            <text:p>1010.20911447512</text:p>
          </table:table-cell>
          <table:table-cell office:value-type="float" office:value="1297.23303649989" calcext:value-type="float">
            <office:annotation draw:style-name="gr1" draw:text-style-name="P2" svg:width="122.51pt" svg:height="62.99pt" svg:x="608.74pt" svg:y="832.51pt" draw:caption-point-x="-11.54pt" draw:caption-point-y="7.77pt">
              <dc:date>2020-04-19T00:00:00</dc:date>
              <text:p text:style-name="P1">Temp_CA50/-</text:p>
            </office:annotation>
            <text:p>1297.23303649989</text:p>
          </table:table-cell>
          <table:table-cell office:value-type="float" office:value="0.169373355503006" calcext:value-type="float">
            <office:annotation draw:style-name="gr1" draw:text-style-name="P2" svg:width="122.51pt" svg:height="62.99pt" svg:x="668.49pt" svg:y="832.51pt" draw:caption-point-x="-11.54pt" draw:caption-point-y="7.77pt">
              <dc:date>2020-04-19T00:00:00</dc:date>
              <text:p text:style-name="P1">TO2_CA50/-</text:p>
            </office:annotation>
            <text:p>0.169373355503006</text:p>
          </table:table-cell>
          <table:table-cell office:value-type="float" office:value="0.347276901967858" calcext:value-type="float">
            <office:annotation draw:style-name="gr1" draw:text-style-name="P2" svg:width="122.49pt" svg:height="62.99pt" svg:x="728.25pt" svg:y="832.51pt" draw:caption-point-x="-11.54pt" draw:caption-point-y="7.77pt">
              <dc:date>2020-04-19T00:00:00</dc:date>
              <text:p text:style-name="P1">Vol_CA99/-</text:p>
            </office:annotation>
            <text:p>0.347276901967858</text:p>
          </table:table-cell>
          <table:table-cell office:value-type="float" office:value="1.7879304235632" calcext:value-type="float">
            <text:p>1.7879304235632</text:p>
          </table:table-cell>
          <table:table-cell office:value-type="float" office:value="1.11794317959447" calcext:value-type="float">
            <text:p>1.11794317959447</text:p>
          </table:table-cell>
          <table:table-cell table:style-name="ce4" office:value-type="float" office:value="0.00000021607465" calcext:value-type="float">
            <text:p>2.16E-07</text:p>
          </table:table-cell>
          <table:table-cell office:value-type="float" office:value="68.4137885206477" calcext:value-type="float">
            <text:p>68.4137885206477</text:p>
          </table:table-cell>
          <table:table-cell office:value-type="float" office:value="64.4412426399069" calcext:value-type="float">
            <text:p>64.4412426399069</text:p>
          </table:table-cell>
          <table:table-cell table:number-columns-repeated="1007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3" office:value-type="float" office:value="51.00594" calcext:value-type="float">
            <text:p>51.00594</text:p>
          </table:table-cell>
          <table:table-cell office:value-type="float" office:value="135.44745" calcext:value-type="float">
            <office:annotation draw:style-name="gr2" draw:text-style-name="P2" svg:width="122.51pt" svg:height="63.01pt" svg:x="190.49pt" svg:y="847.5pt" draw:caption-point-x="-11.54pt" draw:caption-point-y="7.77pt">
              <dc:date>2020-04-19T00:00:00</dc:date>
              <text:p text:style-name="P1">HRR_max/-</text:p>
            </office:annotation>
            <text:p>135.44745</text:p>
          </table:table-cell>
          <table:table-cell office:value-type="float" office:value="1232.70197776919" calcext:value-type="float">
            <text:p>1232.70197776919</text:p>
          </table:table-cell>
          <table:table-cell office:value-type="float" office:value="58.3450344066595" calcext:value-type="float">
            <office:annotation draw:style-name="gr2" draw:text-style-name="P2" svg:width="122.49pt" svg:height="63.01pt" svg:x="310pt" svg:y="847.5pt" draw:caption-point-x="-11.54pt" draw:caption-point-y="7.77pt">
              <dc:date>2020-04-19T00:00:00</dc:date>
              <text:p text:style-name="P1">P_CA01/-</text:p>
            </office:annotation>
            <text:p>58.3450344066595</text:p>
          </table:table-cell>
          <table:table-cell office:value-type="float" office:value="90.8603872742112" calcext:value-type="float">
            <office:annotation draw:style-name="gr2" draw:text-style-name="P2" svg:width="122.49pt" svg:height="63.01pt" svg:x="369.75pt" svg:y="847.5pt" draw:caption-point-x="-11.54pt" draw:caption-point-y="7.77pt">
              <dc:date>2020-04-19T00:00:00</dc:date>
              <text:p text:style-name="P1">P_CA25/-</text:p>
            </office:annotation>
            <text:p>90.8603872742112</text:p>
          </table:table-cell>
          <table:table-cell office:value-type="float" office:value="2.37239484806867" calcext:value-type="float">
            <office:annotation draw:style-name="gr2" draw:text-style-name="P2" svg:width="122.51pt" svg:height="63.01pt" svg:x="429.48pt" svg:y="847.5pt" draw:caption-point-x="-11.54pt" draw:caption-point-y="7.77pt">
              <dc:date>2020-04-19T00:00:00</dc:date>
              <text:p text:style-name="P1">Swirl3_CA99/-</text:p>
            </office:annotation>
            <text:p>2.37239484806867</text:p>
          </table:table-cell>
          <table:table-cell office:value-type="float" office:value="2571.07894174801" calcext:value-type="float">
            <office:annotation draw:style-name="gr2" draw:text-style-name="P2" svg:width="122.51pt" svg:height="63.01pt" svg:x="489.23pt" svg:y="847.5pt" draw:caption-point-x="-11.54pt" draw:caption-point-y="7.77pt">
              <dc:date>2020-04-19T00:00:00</dc:date>
              <text:p text:style-name="P1">TB_CA70/-</text:p>
            </office:annotation>
            <text:p>2571.07894174801</text:p>
          </table:table-cell>
          <table:table-cell office:value-type="float" office:value="1068.97864498825" calcext:value-type="float">
            <office:annotation draw:style-name="gr2" draw:text-style-name="P2" svg:width="122.51pt" svg:height="63.01pt" svg:x="548.99pt" svg:y="847.5pt" draw:caption-point-x="-11.54pt" draw:caption-point-y="7.77pt">
              <dc:date>2020-04-19T00:00:00</dc:date>
              <text:p text:style-name="P1">Temp_CA05/-</text:p>
            </office:annotation>
            <text:p>1068.97864498825</text:p>
          </table:table-cell>
          <table:table-cell office:value-type="float" office:value="1427.17115215177" calcext:value-type="float">
            <office:annotation draw:style-name="gr2" draw:text-style-name="P2" svg:width="122.51pt" svg:height="63.01pt" svg:x="608.74pt" svg:y="847.5pt" draw:caption-point-x="-11.54pt" draw:caption-point-y="7.77pt">
              <dc:date>2020-04-19T00:00:00</dc:date>
              <text:p text:style-name="P1">Temp_CA50/-</text:p>
            </office:annotation>
            <text:p>1427.17115215177</text:p>
          </table:table-cell>
          <table:table-cell office:value-type="float" office:value="0.154854715103723" calcext:value-type="float">
            <office:annotation draw:style-name="gr2" draw:text-style-name="P2" svg:width="122.51pt" svg:height="63.01pt" svg:x="668.49pt" svg:y="847.5pt" draw:caption-point-x="-11.54pt" draw:caption-point-y="7.77pt">
              <dc:date>2020-04-19T00:00:00</dc:date>
              <text:p text:style-name="P1">TO2_CA50/-</text:p>
            </office:annotation>
            <text:p>0.154854715103723</text:p>
          </table:table-cell>
          <table:table-cell office:value-type="float" office:value="0.506645595767352" calcext:value-type="float">
            <office:annotation draw:style-name="gr2" draw:text-style-name="P2" svg:width="122.49pt" svg:height="63.01pt" svg:x="728.25pt" svg:y="847.5pt" draw:caption-point-x="-11.54pt" draw:caption-point-y="7.77pt">
              <dc:date>2020-04-19T00:00:00</dc:date>
              <text:p text:style-name="P1">Vol_CA99/-</text:p>
            </office:annotation>
            <text:p>0.506645595767352</text:p>
          </table:table-cell>
          <table:table-cell office:value-type="float" office:value="1.19751823124023" calcext:value-type="float">
            <text:p>1.19751823124023</text:p>
          </table:table-cell>
          <table:table-cell office:value-type="float" office:value="1.17952655606801" calcext:value-type="float">
            <text:p>1.17952655606801</text:p>
          </table:table-cell>
          <table:table-cell table:style-name="ce4" office:value-type="float" office:value="0.0000012340015" calcext:value-type="float">
            <text:p>1.23E-06</text:p>
          </table:table-cell>
          <table:table-cell office:value-type="float" office:value="61.6354957677664" calcext:value-type="float">
            <text:p>61.6354957677664</text:p>
          </table:table-cell>
          <table:table-cell office:value-type="float" office:value="57.2988728778729" calcext:value-type="float">
            <text:p>57.2988728778729</text:p>
          </table:table-cell>
          <table:table-cell table:number-columns-repeated="1007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3" office:value-type="float" office:value="45.25162" calcext:value-type="float">
            <text:p>45.25162</text:p>
          </table:table-cell>
          <table:table-cell office:value-type="float" office:value="139.40413" calcext:value-type="float">
            <office:annotation draw:style-name="gr2" draw:text-style-name="P2" svg:width="122.51pt" svg:height="63.01pt" svg:x="190.49pt" svg:y="862.5pt" draw:caption-point-x="-11.54pt" draw:caption-point-y="7.77pt">
              <dc:date>2020-04-19T00:00:00</dc:date>
              <text:p text:style-name="P1">HRR_max/-</text:p>
            </office:annotation>
            <text:p>139.40413</text:p>
          </table:table-cell>
          <table:table-cell office:value-type="float" office:value="1726.62769622549" calcext:value-type="float">
            <text:p>1726.62769622549</text:p>
          </table:table-cell>
          <table:table-cell office:value-type="float" office:value="64.1322633795569" calcext:value-type="float">
            <office:annotation draw:style-name="gr2" draw:text-style-name="P2" svg:width="122.49pt" svg:height="63.01pt" svg:x="310pt" svg:y="862.5pt" draw:caption-point-x="-11.54pt" draw:caption-point-y="7.77pt">
              <dc:date>2020-04-19T00:00:00</dc:date>
              <text:p text:style-name="P1">P_CA01/-</text:p>
            </office:annotation>
            <text:p>64.1322633795569</text:p>
          </table:table-cell>
          <table:table-cell office:value-type="float" office:value="105.488234806923" calcext:value-type="float">
            <office:annotation draw:style-name="gr2" draw:text-style-name="P2" svg:width="122.49pt" svg:height="63.01pt" svg:x="369.75pt" svg:y="862.5pt" draw:caption-point-x="-11.54pt" draw:caption-point-y="7.77pt">
              <dc:date>2020-04-19T00:00:00</dc:date>
              <text:p text:style-name="P1">P_CA25/-</text:p>
            </office:annotation>
            <text:p>105.488234806923</text:p>
          </table:table-cell>
          <table:table-cell office:value-type="float" office:value="2.22814247964359" calcext:value-type="float">
            <office:annotation draw:style-name="gr2" draw:text-style-name="P2" svg:width="122.51pt" svg:height="63.01pt" svg:x="429.48pt" svg:y="862.5pt" draw:caption-point-x="-11.54pt" draw:caption-point-y="7.77pt">
              <dc:date>2020-04-19T00:00:00</dc:date>
              <text:p text:style-name="P1">Swirl3_CA99/-</text:p>
            </office:annotation>
            <text:p>2.22814247964359</text:p>
          </table:table-cell>
          <table:table-cell office:value-type="float" office:value="2466.61612874115" calcext:value-type="float">
            <office:annotation draw:style-name="gr2" draw:text-style-name="P2" svg:width="122.51pt" svg:height="63.01pt" svg:x="489.23pt" svg:y="862.5pt" draw:caption-point-x="-11.54pt" draw:caption-point-y="7.77pt">
              <dc:date>2020-04-19T00:00:00</dc:date>
              <text:p text:style-name="P1">TB_CA70/-</text:p>
            </office:annotation>
            <text:p>2466.61612874115</text:p>
          </table:table-cell>
          <table:table-cell office:value-type="float" office:value="1091.82225910845" calcext:value-type="float">
            <office:annotation draw:style-name="gr2" draw:text-style-name="P2" svg:width="122.51pt" svg:height="63.01pt" svg:x="548.99pt" svg:y="862.5pt" draw:caption-point-x="-11.54pt" draw:caption-point-y="7.77pt">
              <dc:date>2020-04-19T00:00:00</dc:date>
              <text:p text:style-name="P1">Temp_CA05/-</text:p>
            </office:annotation>
            <text:p>1091.82225910845</text:p>
          </table:table-cell>
          <table:table-cell office:value-type="float" office:value="1526.02686181151" calcext:value-type="float">
            <office:annotation draw:style-name="gr2" draw:text-style-name="P2" svg:width="122.51pt" svg:height="63.01pt" svg:x="608.74pt" svg:y="862.5pt" draw:caption-point-x="-11.54pt" draw:caption-point-y="7.77pt">
              <dc:date>2020-04-19T00:00:00</dc:date>
              <text:p text:style-name="P1">Temp_CA50/-</text:p>
            </office:annotation>
            <text:p>1526.02686181151</text:p>
          </table:table-cell>
          <table:table-cell office:value-type="float" office:value="0.147800021299264" calcext:value-type="float">
            <office:annotation draw:style-name="gr2" draw:text-style-name="P2" svg:width="122.51pt" svg:height="63.01pt" svg:x="668.49pt" svg:y="862.5pt" draw:caption-point-x="-11.54pt" draw:caption-point-y="7.77pt">
              <dc:date>2020-04-19T00:00:00</dc:date>
              <text:p text:style-name="P1">TO2_CA50/-</text:p>
            </office:annotation>
            <text:p>0.147800021299264</text:p>
          </table:table-cell>
          <table:table-cell office:value-type="float" office:value="0.63935669369431" calcext:value-type="float">
            <office:annotation draw:style-name="gr2" draw:text-style-name="P2" svg:width="122.49pt" svg:height="63.01pt" svg:x="728.25pt" svg:y="862.5pt" draw:caption-point-x="-11.54pt" draw:caption-point-y="7.77pt">
              <dc:date>2020-04-19T00:00:00</dc:date>
              <text:p text:style-name="P1">Vol_CA99/-</text:p>
            </office:annotation>
            <text:p>0.63935669369431</text:p>
          </table:table-cell>
          <table:table-cell office:value-type="float" office:value="0.830452853154351" calcext:value-type="float">
            <text:p>0.830452853154351</text:p>
          </table:table-cell>
          <table:table-cell office:value-type="float" office:value="1.30545025602214" calcext:value-type="float">
            <text:p>1.30545025602214</text:p>
          </table:table-cell>
          <table:table-cell table:style-name="ce4" office:value-type="float" office:value="0.0000028680556" calcext:value-type="float">
            <text:p>2.87E-06</text:p>
          </table:table-cell>
          <table:table-cell office:value-type="float" office:value="36.9266620972208" calcext:value-type="float">
            <text:p>36.9266620972208</text:p>
          </table:table-cell>
          <table:table-cell office:value-type="float" office:value="44.7622665609149" calcext:value-type="float">
            <text:p>44.7622665609149</text:p>
          </table:table-cell>
          <table:table-cell table:number-columns-repeated="1007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3" office:value-type="float" office:value="109.2076" calcext:value-type="float">
            <text:p>109.2076</text:p>
          </table:table-cell>
          <table:table-cell office:value-type="float" office:value="81.3286" calcext:value-type="float">
            <office:annotation draw:style-name="gr2" draw:text-style-name="P2" svg:width="122.51pt" svg:height="63.01pt" svg:x="190.49pt" svg:y="877.49pt" draw:caption-point-x="-11.54pt" draw:caption-point-y="7.77pt">
              <dc:date>2020-04-19T00:00:00</dc:date>
              <text:p text:style-name="P1">HRR_max/-</text:p>
            </office:annotation>
            <text:p>81.3286</text:p>
          </table:table-cell>
          <table:table-cell office:value-type="float" office:value="406.757044544301" calcext:value-type="float">
            <text:p>406.757044544301</text:p>
          </table:table-cell>
          <table:table-cell office:value-type="float" office:value="45.9656821796913" calcext:value-type="float">
            <office:annotation draw:style-name="gr2" draw:text-style-name="P2" svg:width="122.49pt" svg:height="63.01pt" svg:x="310pt" svg:y="877.49pt" draw:caption-point-x="-11.54pt" draw:caption-point-y="7.77pt">
              <dc:date>2020-04-19T00:00:00</dc:date>
              <text:p text:style-name="P1">P_CA01/-</text:p>
            </office:annotation>
            <text:p>45.9656821796913</text:p>
          </table:table-cell>
          <table:table-cell office:value-type="float" office:value="54.4094050393543" calcext:value-type="float">
            <office:annotation draw:style-name="gr2" draw:text-style-name="P2" svg:width="122.49pt" svg:height="63.01pt" svg:x="369.75pt" svg:y="877.49pt" draw:caption-point-x="-11.54pt" draw:caption-point-y="7.77pt">
              <dc:date>2020-04-19T00:00:00</dc:date>
              <text:p text:style-name="P1">P_CA25/-</text:p>
            </office:annotation>
            <text:p>54.4094050393543</text:p>
          </table:table-cell>
          <table:table-cell office:value-type="float" office:value="2.78873026940682" calcext:value-type="float">
            <office:annotation draw:style-name="gr2" draw:text-style-name="P2" svg:width="122.51pt" svg:height="63.01pt" svg:x="429.48pt" svg:y="877.49pt" draw:caption-point-x="-11.54pt" draw:caption-point-y="7.77pt">
              <dc:date>2020-04-19T00:00:00</dc:date>
              <text:p text:style-name="P1">Swirl3_CA99/-</text:p>
            </office:annotation>
            <text:p>2.78873026940682</text:p>
          </table:table-cell>
          <table:table-cell office:value-type="float" office:value="2474.04567473699" calcext:value-type="float">
            <office:annotation draw:style-name="gr2" draw:text-style-name="P2" svg:width="122.51pt" svg:height="63.01pt" svg:x="489.23pt" svg:y="877.49pt" draw:caption-point-x="-11.54pt" draw:caption-point-y="7.77pt">
              <dc:date>2020-04-19T00:00:00</dc:date>
              <text:p text:style-name="P1">TB_CA70/-</text:p>
            </office:annotation>
            <text:p>2474.04567473699</text:p>
          </table:table-cell>
          <table:table-cell office:value-type="float" office:value="997.200453514573" calcext:value-type="float">
            <office:annotation draw:style-name="gr2" draw:text-style-name="P2" svg:width="122.51pt" svg:height="63.01pt" svg:x="548.99pt" svg:y="877.49pt" draw:caption-point-x="-11.54pt" draw:caption-point-y="7.77pt">
              <dc:date>2020-04-19T00:00:00</dc:date>
              <text:p text:style-name="P1">Temp_CA05/-</text:p>
            </office:annotation>
            <text:p>997.200453514573</text:p>
          </table:table-cell>
          <table:table-cell office:value-type="float" office:value="1165.28974545457" calcext:value-type="float">
            <office:annotation draw:style-name="gr2" draw:text-style-name="P2" svg:width="122.51pt" svg:height="63.01pt" svg:x="608.74pt" svg:y="877.49pt" draw:caption-point-x="-11.54pt" draw:caption-point-y="7.77pt">
              <dc:date>2020-04-19T00:00:00</dc:date>
              <text:p text:style-name="P1">Temp_CA50/-</text:p>
            </office:annotation>
            <text:p>1165.28974545457</text:p>
          </table:table-cell>
          <table:table-cell office:value-type="float" office:value="0.182983715191996" calcext:value-type="float">
            <office:annotation draw:style-name="gr2" draw:text-style-name="P2" svg:width="122.51pt" svg:height="63.01pt" svg:x="668.49pt" svg:y="877.49pt" draw:caption-point-x="-11.54pt" draw:caption-point-y="7.77pt">
              <dc:date>2020-04-19T00:00:00</dc:date>
              <text:p text:style-name="P1">TO2_CA50/-</text:p>
            </office:annotation>
            <text:p>0.182983715191996</text:p>
          </table:table-cell>
          <table:table-cell office:value-type="float" office:value="0.278043616132649" calcext:value-type="float">
            <office:annotation draw:style-name="gr2" draw:text-style-name="P2" svg:width="122.49pt" svg:height="63.01pt" svg:x="728.25pt" svg:y="877.49pt" draw:caption-point-x="-11.54pt" draw:caption-point-y="7.77pt">
              <dc:date>2020-04-19T00:00:00</dc:date>
              <text:p text:style-name="P1">Vol_CA99/-</text:p>
            </office:annotation>
            <text:p>0.278043616132649</text:p>
          </table:table-cell>
          <table:table-cell office:value-type="float" office:value="3.38120286098617" calcext:value-type="float">
            <text:p>3.38120286098617</text:p>
          </table:table-cell>
          <table:table-cell office:value-type="float" office:value="0.989673205105343" calcext:value-type="float">
            <text:p>0.989673205105343</text:p>
          </table:table-cell>
          <table:table-cell table:style-name="ce4" office:value-type="float" office:value="0.000000038109647" calcext:value-type="float">
            <text:p>3.81E-08</text:p>
          </table:table-cell>
          <table:table-cell office:value-type="float" office:value="108.600722000701" calcext:value-type="float">
            <text:p>108.600722000701</text:p>
          </table:table-cell>
          <table:table-cell office:value-type="float" office:value="75.3830333965058" calcext:value-type="float">
            <text:p>75.3830333965058</text:p>
          </table:table-cell>
          <table:table-cell table:number-columns-repeated="1007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float" office:value="75.75147" calcext:value-type="float">
            <text:p>75.75147</text:p>
          </table:table-cell>
          <table:table-cell office:value-type="float" office:value="110.149475" calcext:value-type="float">
            <office:annotation draw:style-name="gr2" draw:text-style-name="P2" svg:width="122.51pt" svg:height="63.01pt" svg:x="190.49pt" svg:y="892.49pt" draw:caption-point-x="-11.54pt" draw:caption-point-y="7.8pt">
              <dc:date>2020-04-19T00:00:00</dc:date>
              <text:p text:style-name="P1">HRR_max/-</text:p>
            </office:annotation>
            <text:p>110.149475</text:p>
          </table:table-cell>
          <table:table-cell office:value-type="float" office:value="706.093624110962" calcext:value-type="float">
            <text:p>706.093624110962</text:p>
          </table:table-cell>
          <table:table-cell office:value-type="float" office:value="49.4673343785621" calcext:value-type="float">
            <office:annotation draw:style-name="gr2" draw:text-style-name="P2" svg:width="122.49pt" svg:height="63.01pt" svg:x="310pt" svg:y="892.49pt" draw:caption-point-x="-11.54pt" draw:caption-point-y="7.8pt">
              <dc:date>2020-04-19T00:00:00</dc:date>
              <text:p text:style-name="P1">P_CA01/-</text:p>
            </office:annotation>
            <text:p>49.4673343785621</text:p>
          </table:table-cell>
          <table:table-cell office:value-type="float" office:value="67.0099389781885" calcext:value-type="float">
            <office:annotation draw:style-name="gr2" draw:text-style-name="P2" svg:width="122.49pt" svg:height="63.01pt" svg:x="369.75pt" svg:y="892.49pt" draw:caption-point-x="-11.54pt" draw:caption-point-y="7.8pt">
              <dc:date>2020-04-19T00:00:00</dc:date>
              <text:p text:style-name="P1">P_CA25/-</text:p>
            </office:annotation>
            <text:p>67.0099389781885</text:p>
          </table:table-cell>
          <table:table-cell office:value-type="float" office:value="2.67102215563639" calcext:value-type="float">
            <office:annotation draw:style-name="gr2" draw:text-style-name="P2" svg:width="122.51pt" svg:height="63.01pt" svg:x="429.48pt" svg:y="892.49pt" draw:caption-point-x="-11.54pt" draw:caption-point-y="7.8pt">
              <dc:date>2020-04-19T00:00:00</dc:date>
              <text:p text:style-name="P1">Swirl3_CA99/-</text:p>
            </office:annotation>
            <text:p>2.67102215563639</text:p>
          </table:table-cell>
          <table:table-cell office:value-type="float" office:value="2637.37769347016" calcext:value-type="float">
            <office:annotation draw:style-name="gr2" draw:text-style-name="P2" svg:width="122.51pt" svg:height="63.01pt" svg:x="489.23pt" svg:y="892.49pt" draw:caption-point-x="-11.54pt" draw:caption-point-y="7.8pt">
              <dc:date>2020-04-19T00:00:00</dc:date>
              <text:p text:style-name="P1">TB_CA70/-</text:p>
            </office:annotation>
            <text:p>2637.37769347016</text:p>
          </table:table-cell>
          <table:table-cell office:value-type="float" office:value="1003.50939911542" calcext:value-type="float">
            <office:annotation draw:style-name="gr2" draw:text-style-name="P2" svg:width="122.51pt" svg:height="63.01pt" svg:x="548.99pt" svg:y="892.49pt" draw:caption-point-x="-11.54pt" draw:caption-point-y="7.8pt">
              <dc:date>2020-04-19T00:00:00</dc:date>
              <text:p text:style-name="P1">Temp_CA05/-</text:p>
            </office:annotation>
            <text:p>1003.50939911542</text:p>
          </table:table-cell>
          <table:table-cell office:value-type="float" office:value="1283.64592907437" calcext:value-type="float">
            <office:annotation draw:style-name="gr2" draw:text-style-name="P2" svg:width="122.51pt" svg:height="63.01pt" svg:x="608.74pt" svg:y="892.49pt" draw:caption-point-x="-11.54pt" draw:caption-point-y="7.8pt">
              <dc:date>2020-04-19T00:00:00</dc:date>
              <text:p text:style-name="P1">Temp_CA50/-</text:p>
            </office:annotation>
            <text:p>1283.64592907437</text:p>
          </table:table-cell>
          <table:table-cell office:value-type="float" office:value="0.178630404665446" calcext:value-type="float">
            <office:annotation draw:style-name="gr2" draw:text-style-name="P2" svg:width="122.51pt" svg:height="63.01pt" svg:x="668.49pt" svg:y="892.49pt" draw:caption-point-x="-11.54pt" draw:caption-point-y="7.8pt">
              <dc:date>2020-04-19T00:00:00</dc:date>
              <text:p text:style-name="P1">TO2_CA50/-</text:p>
            </office:annotation>
            <text:p>0.178630404665446</text:p>
          </table:table-cell>
          <table:table-cell office:value-type="float" office:value="0.326150097597699" calcext:value-type="float">
            <office:annotation draw:style-name="gr2" draw:text-style-name="P2" svg:width="122.49pt" svg:height="63.01pt" svg:x="728.25pt" svg:y="892.49pt" draw:caption-point-x="-11.54pt" draw:caption-point-y="7.8pt">
              <dc:date>2020-04-19T00:00:00</dc:date>
              <text:p text:style-name="P1">Vol_CA99/-</text:p>
            </office:annotation>
            <text:p>0.326150097597699</text:p>
          </table:table-cell>
          <table:table-cell office:value-type="float" office:value="1.92881779509162" calcext:value-type="float">
            <text:p>1.92881779509162</text:p>
          </table:table-cell>
          <table:table-cell office:value-type="float" office:value="1.0904581275125" calcext:value-type="float">
            <text:p>1.0904581275125</text:p>
          </table:table-cell>
          <table:table-cell table:style-name="ce4" office:value-type="float" office:value="0.00000012318242" calcext:value-type="float">
            <text:p>1.23E-07</text:p>
          </table:table-cell>
          <table:table-cell office:value-type="float" office:value="69.8590987557131" calcext:value-type="float">
            <text:p>69.8590987557131</text:p>
          </table:table-cell>
          <table:table-cell office:value-type="float" office:value="69.1958992271441" calcext:value-type="float">
            <text:p>69.1958992271441</text:p>
          </table:table-cell>
          <table:table-cell table:number-columns-repeated="1007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3" office:value-type="float" office:value="37.97068" calcext:value-type="float">
            <text:p>37.97068</text:p>
          </table:table-cell>
          <table:table-cell office:value-type="float" office:value="178.66714" calcext:value-type="float">
            <office:annotation draw:style-name="gr1" draw:text-style-name="P2" svg:width="122.51pt" svg:height="62.99pt" svg:x="190.49pt" svg:y="907.51pt" draw:caption-point-x="-11.54pt" draw:caption-point-y="7.77pt">
              <dc:date>2020-04-19T00:00:00</dc:date>
              <text:p text:style-name="P1">HRR_max/-</text:p>
            </office:annotation>
            <text:p>178.66714</text:p>
          </table:table-cell>
          <table:table-cell office:value-type="float" office:value="770.331885346667" calcext:value-type="float">
            <text:p>770.331885346667</text:p>
          </table:table-cell>
          <table:table-cell office:value-type="float" office:value="39.3651618633134" calcext:value-type="float">
            <office:annotation draw:style-name="gr1" draw:text-style-name="P2" svg:width="122.49pt" svg:height="62.99pt" svg:x="310pt" svg:y="907.51pt" draw:caption-point-x="-11.54pt" draw:caption-point-y="7.77pt">
              <dc:date>2020-04-19T00:00:00</dc:date>
              <text:p text:style-name="P1">P_CA01/-</text:p>
            </office:annotation>
            <text:p>39.3651618633134</text:p>
          </table:table-cell>
          <table:table-cell office:value-type="float" office:value="43.5636178257342" calcext:value-type="float">
            <office:annotation draw:style-name="gr1" draw:text-style-name="P2" svg:width="122.49pt" svg:height="62.99pt" svg:x="369.75pt" svg:y="907.51pt" draw:caption-point-x="-11.54pt" draw:caption-point-y="7.77pt">
              <dc:date>2020-04-19T00:00:00</dc:date>
              <text:p text:style-name="P1">P_CA25/-</text:p>
            </office:annotation>
            <text:p>43.5636178257342</text:p>
          </table:table-cell>
          <table:table-cell office:value-type="float" office:value="1.88189946960899" calcext:value-type="float">
            <office:annotation draw:style-name="gr1" draw:text-style-name="P2" svg:width="122.51pt" svg:height="62.99pt" svg:x="429.48pt" svg:y="907.51pt" draw:caption-point-x="-11.54pt" draw:caption-point-y="7.77pt">
              <dc:date>2020-04-19T00:00:00</dc:date>
              <text:p text:style-name="P1">Swirl3_CA99/-</text:p>
            </office:annotation>
            <text:p>1.88189946960899</text:p>
          </table:table-cell>
          <table:table-cell office:value-type="float" office:value="2492.01776778122" calcext:value-type="float">
            <office:annotation draw:style-name="gr1" draw:text-style-name="P2" svg:width="122.51pt" svg:height="62.99pt" svg:x="489.23pt" svg:y="907.51pt" draw:caption-point-x="-11.54pt" draw:caption-point-y="7.77pt">
              <dc:date>2020-04-19T00:00:00</dc:date>
              <text:p text:style-name="P1">TB_CA70/-</text:p>
            </office:annotation>
            <text:p>2492.01776778122</text:p>
          </table:table-cell>
          <table:table-cell office:value-type="float" office:value="987.17334872979" calcext:value-type="float">
            <office:annotation draw:style-name="gr1" draw:text-style-name="P2" svg:width="122.51pt" svg:height="62.99pt" svg:x="548.99pt" svg:y="907.51pt" draw:caption-point-x="-11.54pt" draw:caption-point-y="7.77pt">
              <dc:date>2020-04-19T00:00:00</dc:date>
              <text:p text:style-name="P1">Temp_CA05/-</text:p>
            </office:annotation>
            <text:p>987.17334872979</text:p>
          </table:table-cell>
          <table:table-cell office:value-type="float" office:value="1413.00788792179" calcext:value-type="float">
            <office:annotation draw:style-name="gr1" draw:text-style-name="P2" svg:width="122.51pt" svg:height="62.99pt" svg:x="608.74pt" svg:y="907.51pt" draw:caption-point-x="-11.54pt" draw:caption-point-y="7.77pt">
              <dc:date>2020-04-19T00:00:00</dc:date>
              <text:p text:style-name="P1">Temp_CA50/-</text:p>
            </office:annotation>
            <text:p>1413.00788792179</text:p>
          </table:table-cell>
          <table:table-cell office:value-type="float" office:value="0.135477069048371" calcext:value-type="float">
            <office:annotation draw:style-name="gr1" draw:text-style-name="P2" svg:width="122.51pt" svg:height="62.99pt" svg:x="668.49pt" svg:y="907.51pt" draw:caption-point-x="-11.54pt" draw:caption-point-y="7.77pt">
              <dc:date>2020-04-19T00:00:00</dc:date>
              <text:p text:style-name="P1">TO2_CA50/-</text:p>
            </office:annotation>
            <text:p>0.135477069048371</text:p>
          </table:table-cell>
          <table:table-cell office:value-type="float" office:value="0.346000398021925" calcext:value-type="float">
            <office:annotation draw:style-name="gr1" draw:text-style-name="P2" svg:width="122.49pt" svg:height="62.99pt" svg:x="728.25pt" svg:y="907.51pt" draw:caption-point-x="-11.54pt" draw:caption-point-y="7.77pt">
              <dc:date>2020-04-19T00:00:00</dc:date>
              <text:p text:style-name="P1">Vol_CA99/-</text:p>
            </office:annotation>
            <text:p>0.346000398021925</text:p>
          </table:table-cell>
          <table:table-cell office:value-type="float" office:value="2.51421631028515" calcext:value-type="float">
            <text:p>2.51421631028515</text:p>
          </table:table-cell>
          <table:table-cell office:value-type="float" office:value="3.47285861978238" calcext:value-type="float">
            <text:p>3.47285861978238</text:p>
          </table:table-cell>
          <table:table-cell table:style-name="ce4" office:value-type="float" office:value="0.00000038222592" calcext:value-type="float">
            <text:p>3.82E-07</text:p>
          </table:table-cell>
          <table:table-cell office:value-type="float" office:value="24.3435179434476" calcext:value-type="float">
            <text:p>24.3435179434476</text:p>
          </table:table-cell>
          <table:table-cell office:value-type="float" office:value="36.6281240929587" calcext:value-type="float">
            <text:p>36.6281240929587</text:p>
          </table:table-cell>
          <table:table-cell table:number-columns-repeated="1007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3" office:value-type="float" office:value="39.51212" calcext:value-type="float">
            <text:p>39.51212</text:p>
          </table:table-cell>
          <table:table-cell office:value-type="float" office:value="168.12965" calcext:value-type="float">
            <office:annotation draw:style-name="gr1" draw:text-style-name="P2" svg:width="122.51pt" svg:height="62.99pt" svg:x="190.49pt" svg:y="922.51pt" draw:caption-point-x="-11.54pt" draw:caption-point-y="7.77pt">
              <dc:date>2020-04-19T00:00:00</dc:date>
              <text:p text:style-name="P1">HRR_max/-</text:p>
            </office:annotation>
            <text:p>168.12965</text:p>
          </table:table-cell>
          <table:table-cell office:value-type="float" office:value="776.265133947654" calcext:value-type="float">
            <text:p>776.265133947654</text:p>
          </table:table-cell>
          <table:table-cell office:value-type="float" office:value="43.2490031859585" calcext:value-type="float">
            <office:annotation draw:style-name="gr1" draw:text-style-name="P2" svg:width="122.49pt" svg:height="62.99pt" svg:x="310pt" svg:y="922.51pt" draw:caption-point-x="-11.54pt" draw:caption-point-y="7.77pt">
              <dc:date>2020-04-19T00:00:00</dc:date>
              <text:p text:style-name="P1">P_CA01/-</text:p>
            </office:annotation>
            <text:p>43.2490031859585</text:p>
          </table:table-cell>
          <table:table-cell office:value-type="float" office:value="47.2915151512201" calcext:value-type="float">
            <office:annotation draw:style-name="gr1" draw:text-style-name="P2" svg:width="122.49pt" svg:height="62.99pt" svg:x="369.75pt" svg:y="922.51pt" draw:caption-point-x="-11.54pt" draw:caption-point-y="7.77pt">
              <dc:date>2020-04-19T00:00:00</dc:date>
              <text:p text:style-name="P1">P_CA25/-</text:p>
            </office:annotation>
            <text:p>47.2915151512201</text:p>
          </table:table-cell>
          <table:table-cell office:value-type="float" office:value="1.99515340131453" calcext:value-type="float">
            <office:annotation draw:style-name="gr1" draw:text-style-name="P2" svg:width="122.51pt" svg:height="62.99pt" svg:x="429.48pt" svg:y="922.51pt" draw:caption-point-x="-11.54pt" draw:caption-point-y="7.77pt">
              <dc:date>2020-04-19T00:00:00</dc:date>
              <text:p text:style-name="P1">Swirl3_CA99/-</text:p>
            </office:annotation>
            <text:p>1.99515340131453</text:p>
          </table:table-cell>
          <table:table-cell office:value-type="float" office:value="2525.22825264765" calcext:value-type="float">
            <office:annotation draw:style-name="gr1" draw:text-style-name="P2" svg:width="122.51pt" svg:height="62.99pt" svg:x="489.23pt" svg:y="922.51pt" draw:caption-point-x="-11.54pt" draw:caption-point-y="7.77pt">
              <dc:date>2020-04-19T00:00:00</dc:date>
              <text:p text:style-name="P1">TB_CA70/-</text:p>
            </office:annotation>
            <text:p>2525.22825264765</text:p>
          </table:table-cell>
          <table:table-cell office:value-type="float" office:value="989.327976896557" calcext:value-type="float">
            <office:annotation draw:style-name="gr1" draw:text-style-name="P2" svg:width="122.51pt" svg:height="62.99pt" svg:x="548.99pt" svg:y="922.51pt" draw:caption-point-x="-11.54pt" draw:caption-point-y="7.77pt">
              <dc:date>2020-04-19T00:00:00</dc:date>
              <text:p text:style-name="P1">Temp_CA05/-</text:p>
            </office:annotation>
            <text:p>989.327976896557</text:p>
          </table:table-cell>
          <table:table-cell office:value-type="float" office:value="1393.96690550933" calcext:value-type="float">
            <office:annotation draw:style-name="gr1" draw:text-style-name="P2" svg:width="122.51pt" svg:height="62.99pt" svg:x="608.74pt" svg:y="922.51pt" draw:caption-point-x="-11.54pt" draw:caption-point-y="7.77pt">
              <dc:date>2020-04-19T00:00:00</dc:date>
              <text:p text:style-name="P1">Temp_CA50/-</text:p>
            </office:annotation>
            <text:p>1393.96690550933</text:p>
          </table:table-cell>
          <table:table-cell office:value-type="float" office:value="0.141787848548985" calcext:value-type="float">
            <office:annotation draw:style-name="gr1" draw:text-style-name="P2" svg:width="122.51pt" svg:height="62.99pt" svg:x="668.49pt" svg:y="922.51pt" draw:caption-point-x="-11.54pt" draw:caption-point-y="7.77pt">
              <dc:date>2020-04-19T00:00:00</dc:date>
              <text:p text:style-name="P1">TO2_CA50/-</text:p>
            </office:annotation>
            <text:p>0.141787848548985</text:p>
          </table:table-cell>
          <table:table-cell office:value-type="float" office:value="0.37683499902349" calcext:value-type="float">
            <office:annotation draw:style-name="gr1" draw:text-style-name="P2" svg:width="122.49pt" svg:height="62.99pt" svg:x="728.25pt" svg:y="922.51pt" draw:caption-point-x="-11.54pt" draw:caption-point-y="7.77pt">
              <dc:date>2020-04-19T00:00:00</dc:date>
              <text:p text:style-name="P1">Vol_CA99/-</text:p>
            </office:annotation>
            <text:p>0.37683499902349</text:p>
          </table:table-cell>
          <table:table-cell office:value-type="float" office:value="2.66063348433783" calcext:value-type="float">
            <text:p>2.66063348433783</text:p>
          </table:table-cell>
          <table:table-cell office:value-type="float" office:value="3.00869666390055" calcext:value-type="float">
            <text:p>3.00869666390055</text:p>
          </table:table-cell>
          <table:table-cell table:style-name="ce4" office:value-type="float" office:value="0.0000007833168" calcext:value-type="float">
            <text:p>7.83E-07</text:p>
          </table:table-cell>
          <table:table-cell office:value-type="float" office:value="35.7553687137156" calcext:value-type="float">
            <text:p>35.7553687137156</text:p>
          </table:table-cell>
          <table:table-cell office:value-type="float" office:value="39.5016472328043" calcext:value-type="float">
            <text:p>39.5016472328043</text:p>
          </table:table-cell>
          <table:table-cell table:number-columns-repeated="1007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float" office:value="39.09822" calcext:value-type="float">
            <text:p>39.09822</text:p>
          </table:table-cell>
          <table:table-cell office:value-type="float" office:value="196.46088" calcext:value-type="float">
            <office:annotation draw:style-name="gr2" draw:text-style-name="P2" svg:width="122.51pt" svg:height="63.01pt" svg:x="190.49pt" svg:y="937.5pt" draw:caption-point-x="-11.54pt" draw:caption-point-y="7.77pt">
              <dc:date>2020-04-19T00:00:00</dc:date>
              <text:p text:style-name="P1">HRR_max/-</text:p>
            </office:annotation>
            <text:p>196.46088</text:p>
          </table:table-cell>
          <table:table-cell office:value-type="float" office:value="1027.58643752504" calcext:value-type="float">
            <text:p>1027.58643752504</text:p>
          </table:table-cell>
          <table:table-cell office:value-type="float" office:value="46.6794143801067" calcext:value-type="float">
            <office:annotation draw:style-name="gr2" draw:text-style-name="P2" svg:width="122.49pt" svg:height="63.01pt" svg:x="310pt" svg:y="937.5pt" draw:caption-point-x="-11.54pt" draw:caption-point-y="7.77pt">
              <dc:date>2020-04-19T00:00:00</dc:date>
              <text:p text:style-name="P1">P_CA01/-</text:p>
            </office:annotation>
            <text:p>46.6794143801067</text:p>
          </table:table-cell>
          <table:table-cell office:value-type="float" office:value="54.2133588039902" calcext:value-type="float">
            <office:annotation draw:style-name="gr2" draw:text-style-name="P2" svg:width="122.49pt" svg:height="63.01pt" svg:x="369.75pt" svg:y="937.5pt" draw:caption-point-x="-11.54pt" draw:caption-point-y="7.77pt">
              <dc:date>2020-04-19T00:00:00</dc:date>
              <text:p text:style-name="P1">P_CA25/-</text:p>
            </office:annotation>
            <text:p>54.2133588039902</text:p>
          </table:table-cell>
          <table:table-cell office:value-type="float" office:value="2.00985814248878" calcext:value-type="float">
            <office:annotation draw:style-name="gr2" draw:text-style-name="P2" svg:width="122.51pt" svg:height="63.01pt" svg:x="429.48pt" svg:y="937.5pt" draw:caption-point-x="-11.54pt" draw:caption-point-y="7.77pt">
              <dc:date>2020-04-19T00:00:00</dc:date>
              <text:p text:style-name="P1">Swirl3_CA99/-</text:p>
            </office:annotation>
            <text:p>2.00985814248878</text:p>
          </table:table-cell>
          <table:table-cell office:value-type="float" office:value="2612.0868433644" calcext:value-type="float">
            <office:annotation draw:style-name="gr2" draw:text-style-name="P2" svg:width="122.51pt" svg:height="63.01pt" svg:x="489.23pt" svg:y="937.5pt" draw:caption-point-x="-11.54pt" draw:caption-point-y="7.77pt">
              <dc:date>2020-04-19T00:00:00</dc:date>
              <text:p text:style-name="P1">TB_CA70/-</text:p>
            </office:annotation>
            <text:p>2612.0868433644</text:p>
          </table:table-cell>
          <table:table-cell office:value-type="float" office:value="1021.1474748527" calcext:value-type="float">
            <office:annotation draw:style-name="gr2" draw:text-style-name="P2" svg:width="122.51pt" svg:height="63.01pt" svg:x="548.99pt" svg:y="937.5pt" draw:caption-point-x="-11.54pt" draw:caption-point-y="7.77pt">
              <dc:date>2020-04-19T00:00:00</dc:date>
              <text:p text:style-name="P1">Temp_CA05/-</text:p>
            </office:annotation>
            <text:p>1021.1474748527</text:p>
          </table:table-cell>
          <table:table-cell office:value-type="float" office:value="1533.50689354179" calcext:value-type="float">
            <office:annotation draw:style-name="gr2" draw:text-style-name="P2" svg:width="122.51pt" svg:height="63.01pt" svg:x="608.74pt" svg:y="937.5pt" draw:caption-point-x="-11.54pt" draw:caption-point-y="7.77pt">
              <dc:date>2020-04-19T00:00:00</dc:date>
              <text:p text:style-name="P1">Temp_CA50/-</text:p>
            </office:annotation>
            <text:p>1533.50689354179</text:p>
          </table:table-cell>
          <table:table-cell office:value-type="float" office:value="0.135672042074705" calcext:value-type="float">
            <office:annotation draw:style-name="gr2" draw:text-style-name="P2" svg:width="122.51pt" svg:height="63.01pt" svg:x="668.49pt" svg:y="937.5pt" draw:caption-point-x="-11.54pt" draw:caption-point-y="7.77pt">
              <dc:date>2020-04-19T00:00:00</dc:date>
              <text:p text:style-name="P1">TO2_CA50/-</text:p>
            </office:annotation>
            <text:p>0.135672042074705</text:p>
          </table:table-cell>
          <table:table-cell office:value-type="float" office:value="0.359531698340391" calcext:value-type="float">
            <office:annotation draw:style-name="gr2" draw:text-style-name="P2" svg:width="122.49pt" svg:height="63.01pt" svg:x="728.25pt" svg:y="937.5pt" draw:caption-point-x="-11.54pt" draw:caption-point-y="7.77pt">
              <dc:date>2020-04-19T00:00:00</dc:date>
              <text:p text:style-name="P1">Vol_CA99/-</text:p>
            </office:annotation>
            <text:p>0.359531698340391</text:p>
          </table:table-cell>
          <table:table-cell office:value-type="float" office:value="1.91365713112962" calcext:value-type="float">
            <text:p>1.91365713112962</text:p>
          </table:table-cell>
          <table:table-cell office:value-type="float" office:value="4.15505204608999" calcext:value-type="float">
            <text:p>4.15505204608999</text:p>
          </table:table-cell>
          <table:table-cell table:style-name="ce4" office:value-type="float" office:value="0.0000006286485" calcext:value-type="float">
            <text:p>6.29E-07</text:p>
          </table:table-cell>
          <table:table-cell office:value-type="float" office:value="30.2262656716672" calcext:value-type="float">
            <text:p>30.2262656716672</text:p>
          </table:table-cell>
          <table:table-cell office:value-type="float" office:value="33.9801897336039" calcext:value-type="float">
            <text:p>33.9801897336039</text:p>
          </table:table-cell>
          <table:table-cell table:number-columns-repeated="1007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3" office:value-type="float" office:value="47.79341" calcext:value-type="float">
            <text:p>47.79341</text:p>
          </table:table-cell>
          <table:table-cell office:value-type="float" office:value="78.14404" calcext:value-type="float">
            <office:annotation draw:style-name="gr2" draw:text-style-name="P2" svg:width="122.51pt" svg:height="63.01pt" svg:x="190.49pt" svg:y="952.5pt" draw:caption-point-x="-11.54pt" draw:caption-point-y="7.77pt">
              <dc:date>2020-04-19T00:00:00</dc:date>
              <text:p text:style-name="P1">HRR_max/-</text:p>
            </office:annotation>
            <text:p>78.14404</text:p>
          </table:table-cell>
          <table:table-cell office:value-type="float" office:value="305.727899823355" calcext:value-type="float">
            <text:p>305.727899823355</text:p>
          </table:table-cell>
          <table:table-cell office:value-type="float" office:value="40.5044598311159" calcext:value-type="float">
            <office:annotation draw:style-name="gr2" draw:text-style-name="P2" svg:width="122.49pt" svg:height="63.01pt" svg:x="310pt" svg:y="952.5pt" draw:caption-point-x="-11.54pt" draw:caption-point-y="7.77pt">
              <dc:date>2020-04-19T00:00:00</dc:date>
              <text:p text:style-name="P1">P_CA01/-</text:p>
            </office:annotation>
            <text:p>40.5044598311159</text:p>
          </table:table-cell>
          <table:table-cell office:value-type="float" office:value="42.7761186179669" calcext:value-type="float">
            <office:annotation draw:style-name="gr2" draw:text-style-name="P2" svg:width="122.49pt" svg:height="63.01pt" svg:x="369.75pt" svg:y="952.5pt" draw:caption-point-x="-11.54pt" draw:caption-point-y="7.77pt">
              <dc:date>2020-04-19T00:00:00</dc:date>
              <text:p text:style-name="P1">P_CA25/-</text:p>
            </office:annotation>
            <text:p>42.7761186179669</text:p>
          </table:table-cell>
          <table:table-cell office:value-type="float" office:value="2.70794969268336" calcext:value-type="float">
            <office:annotation draw:style-name="gr2" draw:text-style-name="P2" svg:width="122.51pt" svg:height="63.01pt" svg:x="429.48pt" svg:y="952.5pt" draw:caption-point-x="-11.54pt" draw:caption-point-y="7.77pt">
              <dc:date>2020-04-19T00:00:00</dc:date>
              <text:p text:style-name="P1">Swirl3_CA99/-</text:p>
            </office:annotation>
            <text:p>2.70794969268336</text:p>
          </table:table-cell>
          <table:table-cell office:value-type="float" office:value="2575.68360168952" calcext:value-type="float">
            <office:annotation draw:style-name="gr2" draw:text-style-name="P2" svg:width="122.51pt" svg:height="63.01pt" svg:x="489.23pt" svg:y="952.5pt" draw:caption-point-x="-11.54pt" draw:caption-point-y="7.77pt">
              <dc:date>2020-04-19T00:00:00</dc:date>
              <text:p text:style-name="P1">TB_CA70/-</text:p>
            </office:annotation>
            <text:p>2575.68360168952</text:p>
          </table:table-cell>
          <table:table-cell office:value-type="float" office:value="952.770520939581" calcext:value-type="float">
            <office:annotation draw:style-name="gr2" draw:text-style-name="P2" svg:width="122.51pt" svg:height="63.01pt" svg:x="548.99pt" svg:y="952.5pt" draw:caption-point-x="-11.54pt" draw:caption-point-y="7.77pt">
              <dc:date>2020-04-19T00:00:00</dc:date>
              <text:p text:style-name="P1">Temp_CA05/-</text:p>
            </office:annotation>
            <text:p>952.770520939581</text:p>
          </table:table-cell>
          <table:table-cell office:value-type="float" office:value="1128.00985851681" calcext:value-type="float">
            <office:annotation draw:style-name="gr2" draw:text-style-name="P2" svg:width="122.51pt" svg:height="63.01pt" svg:x="608.74pt" svg:y="952.5pt" draw:caption-point-x="-11.54pt" draw:caption-point-y="7.77pt">
              <dc:date>2020-04-19T00:00:00</dc:date>
              <text:p text:style-name="P1">Temp_CA50/-</text:p>
            </office:annotation>
            <text:p>1128.00985851681</text:p>
          </table:table-cell>
          <table:table-cell office:value-type="float" office:value="0.187505774390904" calcext:value-type="float">
            <office:annotation draw:style-name="gr2" draw:text-style-name="P2" svg:width="122.51pt" svg:height="63.01pt" svg:x="668.49pt" svg:y="952.5pt" draw:caption-point-x="-11.54pt" draw:caption-point-y="7.77pt">
              <dc:date>2020-04-19T00:00:00</dc:date>
              <text:p text:style-name="P1">TO2_CA50/-</text:p>
            </office:annotation>
            <text:p>0.187505774390904</text:p>
          </table:table-cell>
          <table:table-cell office:value-type="float" office:value="0.190363542280389" calcext:value-type="float">
            <office:annotation draw:style-name="gr2" draw:text-style-name="P2" svg:width="122.49pt" svg:height="63.01pt" svg:x="728.25pt" svg:y="952.5pt" draw:caption-point-x="-11.54pt" draw:caption-point-y="7.77pt">
              <dc:date>2020-04-19T00:00:00</dc:date>
              <text:p text:style-name="P1">Vol_CA99/-</text:p>
            </office:annotation>
            <text:p>0.190363542280389</text:p>
          </table:table-cell>
          <table:table-cell office:value-type="float" office:value="1.61202934030542" calcext:value-type="float">
            <text:p>1.61202934030542</text:p>
          </table:table-cell>
          <table:table-cell office:value-type="float" office:value="1.26714887029749" calcext:value-type="float">
            <text:p>1.26714887029749</text:p>
          </table:table-cell>
          <table:table-cell table:style-name="ce4" office:value-type="float" office:value="0.0000000007336882" calcext:value-type="float">
            <text:p>7.34E-10</text:p>
          </table:table-cell>
          <table:table-cell office:value-type="float" office:value="93.7254823937533" calcext:value-type="float">
            <text:p>93.7254823937533</text:p>
          </table:table-cell>
          <table:table-cell office:value-type="float" office:value="60.0272415906405" calcext:value-type="float">
            <text:p>60.0272415906405</text:p>
          </table:table-cell>
          <table:table-cell table:number-columns-repeated="1007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3" office:value-type="float" office:value="43.77016" calcext:value-type="float">
            <text:p>43.77016</text:p>
          </table:table-cell>
          <table:table-cell office:value-type="float" office:value="105.08373" calcext:value-type="float">
            <office:annotation draw:style-name="gr2" draw:text-style-name="P2" svg:width="122.51pt" svg:height="63.01pt" svg:x="190.49pt" svg:y="967.49pt" draw:caption-point-x="-11.54pt" draw:caption-point-y="7.77pt">
              <dc:date>2020-04-19T00:00:00</dc:date>
              <text:p text:style-name="P1">HRR_max/-</text:p>
            </office:annotation>
            <text:p>105.08373</text:p>
          </table:table-cell>
          <table:table-cell office:value-type="float" office:value="432.818121730824" calcext:value-type="float">
            <text:p>432.818121730824</text:p>
          </table:table-cell>
          <table:table-cell office:value-type="float" office:value="42.9521279382778" calcext:value-type="float">
            <office:annotation draw:style-name="gr2" draw:text-style-name="P2" svg:width="122.49pt" svg:height="63.01pt" svg:x="310pt" svg:y="967.49pt" draw:caption-point-x="-11.54pt" draw:caption-point-y="7.77pt">
              <dc:date>2020-04-19T00:00:00</dc:date>
              <text:p text:style-name="P1">P_CA01/-</text:p>
            </office:annotation>
            <text:p>42.9521279382778</text:p>
          </table:table-cell>
          <table:table-cell office:value-type="float" office:value="46.2032693895645" calcext:value-type="float">
            <office:annotation draw:style-name="gr2" draw:text-style-name="P2" svg:width="122.49pt" svg:height="63.01pt" svg:x="369.75pt" svg:y="967.49pt" draw:caption-point-x="-11.54pt" draw:caption-point-y="7.77pt">
              <dc:date>2020-04-19T00:00:00</dc:date>
              <text:p text:style-name="P1">P_CA25/-</text:p>
            </office:annotation>
            <text:p>46.2032693895645</text:p>
          </table:table-cell>
          <table:table-cell office:value-type="float" office:value="2.13670497933194" calcext:value-type="float">
            <office:annotation draw:style-name="gr2" draw:text-style-name="P2" svg:width="122.51pt" svg:height="63.01pt" svg:x="429.48pt" svg:y="967.49pt" draw:caption-point-x="-11.54pt" draw:caption-point-y="7.77pt">
              <dc:date>2020-04-19T00:00:00</dc:date>
              <text:p text:style-name="P1">Swirl3_CA99/-</text:p>
            </office:annotation>
            <text:p>2.13670497933194</text:p>
          </table:table-cell>
          <table:table-cell office:value-type="float" office:value="2382.28399987296" calcext:value-type="float">
            <office:annotation draw:style-name="gr2" draw:text-style-name="P2" svg:width="122.51pt" svg:height="63.01pt" svg:x="489.23pt" svg:y="967.49pt" draw:caption-point-x="-11.54pt" draw:caption-point-y="7.77pt">
              <dc:date>2020-04-19T00:00:00</dc:date>
              <text:p text:style-name="P1">TB_CA70/-</text:p>
            </office:annotation>
            <text:p>2382.28399987296</text:p>
          </table:table-cell>
          <table:table-cell office:value-type="float" office:value="984.219632784105" calcext:value-type="float">
            <office:annotation draw:style-name="gr2" draw:text-style-name="P2" svg:width="122.51pt" svg:height="63.01pt" svg:x="548.99pt" svg:y="967.49pt" draw:caption-point-x="-11.54pt" draw:caption-point-y="7.77pt">
              <dc:date>2020-04-19T00:00:00</dc:date>
              <text:p text:style-name="P1">Temp_CA05/-</text:p>
            </office:annotation>
            <text:p>984.219632784105</text:p>
          </table:table-cell>
          <table:table-cell office:value-type="float" office:value="1198.55020931942" calcext:value-type="float">
            <office:annotation draw:style-name="gr2" draw:text-style-name="P2" svg:width="122.51pt" svg:height="63.01pt" svg:x="608.74pt" svg:y="967.49pt" draw:caption-point-x="-11.54pt" draw:caption-point-y="7.77pt">
              <dc:date>2020-04-19T00:00:00</dc:date>
              <text:p text:style-name="P1">Temp_CA50/-</text:p>
            </office:annotation>
            <text:p>1198.55020931942</text:p>
          </table:table-cell>
          <table:table-cell office:value-type="float" office:value="0.15097302855822" calcext:value-type="float">
            <office:annotation draw:style-name="gr2" draw:text-style-name="P2" svg:width="122.51pt" svg:height="63.01pt" svg:x="668.49pt" svg:y="967.49pt" draw:caption-point-x="-11.54pt" draw:caption-point-y="7.77pt">
              <dc:date>2020-04-19T00:00:00</dc:date>
              <text:p text:style-name="P1">TO2_CA50/-</text:p>
            </office:annotation>
            <text:p>0.15097302855822</text:p>
          </table:table-cell>
          <table:table-cell office:value-type="float" office:value="0.373308305762004" calcext:value-type="float">
            <office:annotation draw:style-name="gr2" draw:text-style-name="P2" svg:width="122.49pt" svg:height="63.01pt" svg:x="728.25pt" svg:y="967.49pt" draw:caption-point-x="-11.54pt" draw:caption-point-y="7.77pt">
              <dc:date>2020-04-19T00:00:00</dc:date>
              <text:p text:style-name="P1">Vol_CA99/-</text:p>
            </office:annotation>
            <text:p>0.373308305762004</text:p>
          </table:table-cell>
          <table:table-cell office:value-type="float" office:value="3.74311196414516" calcext:value-type="float">
            <text:p>3.74311196414516</text:p>
          </table:table-cell>
          <table:table-cell office:value-type="float" office:value="1.96732736268986" calcext:value-type="float">
            <text:p>1.96732736268986</text:p>
          </table:table-cell>
          <table:table-cell table:style-name="ce4" office:value-type="float" office:value="0.0000007895231" calcext:value-type="float">
            <text:p>7.90E-07</text:p>
          </table:table-cell>
          <table:table-cell office:value-type="float" office:value="119.700660580959" calcext:value-type="float">
            <text:p>119.700660580959</text:p>
          </table:table-cell>
          <table:table-cell office:value-type="float" office:value="63.1004790159637" calcext:value-type="float">
            <text:p>63.1004790159637</text:p>
          </table:table-cell>
          <table:table-cell table:number-columns-repeated="1007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3" office:value-type="float" office:value="42.53268" calcext:value-type="float">
            <text:p>42.53268</text:p>
          </table:table-cell>
          <table:table-cell office:value-type="float" office:value="148.52072" calcext:value-type="float">
            <office:annotation draw:style-name="gr2" draw:text-style-name="P2" svg:width="122.51pt" svg:height="63.01pt" svg:x="190.49pt" svg:y="982.49pt" draw:caption-point-x="-11.54pt" draw:caption-point-y="7.8pt">
              <dc:date>2020-04-19T00:00:00</dc:date>
              <text:p text:style-name="P1">HRR_max/-</text:p>
            </office:annotation>
            <text:p>148.52072</text:p>
          </table:table-cell>
          <table:table-cell office:value-type="float" office:value="805.89045337904" calcext:value-type="float">
            <text:p>805.89045337904</text:p>
          </table:table-cell>
          <table:table-cell office:value-type="float" office:value="50.2394749057603" calcext:value-type="float">
            <office:annotation draw:style-name="gr2" draw:text-style-name="P2" svg:width="122.49pt" svg:height="63.01pt" svg:x="310pt" svg:y="982.49pt" draw:caption-point-x="-11.54pt" draw:caption-point-y="7.8pt">
              <dc:date>2020-04-19T00:00:00</dc:date>
              <text:p text:style-name="P1">P_CA01/-</text:p>
            </office:annotation>
            <text:p>50.2394749057603</text:p>
          </table:table-cell>
          <table:table-cell office:value-type="float" office:value="52.4659892242052" calcext:value-type="float">
            <office:annotation draw:style-name="gr2" draw:text-style-name="P2" svg:width="122.49pt" svg:height="63.01pt" svg:x="369.75pt" svg:y="982.49pt" draw:caption-point-x="-11.54pt" draw:caption-point-y="7.8pt">
              <dc:date>2020-04-19T00:00:00</dc:date>
              <text:p text:style-name="P1">P_CA25/-</text:p>
            </office:annotation>
            <text:p>52.4659892242052</text:p>
          </table:table-cell>
          <table:table-cell office:value-type="float" office:value="1.95889854357849" calcext:value-type="float">
            <office:annotation draw:style-name="gr2" draw:text-style-name="P2" svg:width="122.51pt" svg:height="63.01pt" svg:x="429.48pt" svg:y="982.49pt" draw:caption-point-x="-11.54pt" draw:caption-point-y="7.8pt">
              <dc:date>2020-04-19T00:00:00</dc:date>
              <text:p text:style-name="P1">Swirl3_CA99/-</text:p>
            </office:annotation>
            <text:p>1.95889854357849</text:p>
          </table:table-cell>
          <table:table-cell office:value-type="float" office:value="2455.90197191138" calcext:value-type="float">
            <office:annotation draw:style-name="gr2" draw:text-style-name="P2" svg:width="122.51pt" svg:height="63.01pt" svg:x="489.23pt" svg:y="982.49pt" draw:caption-point-x="-11.54pt" draw:caption-point-y="7.8pt">
              <dc:date>2020-04-19T00:00:00</dc:date>
              <text:p text:style-name="P1">TB_CA70/-</text:p>
            </office:annotation>
            <text:p>2455.90197191138</text:p>
          </table:table-cell>
          <table:table-cell office:value-type="float" office:value="995.982962717664" calcext:value-type="float">
            <office:annotation draw:style-name="gr2" draw:text-style-name="P2" svg:width="122.51pt" svg:height="63.01pt" svg:x="548.99pt" svg:y="982.49pt" draw:caption-point-x="-11.54pt" draw:caption-point-y="7.8pt">
              <dc:date>2020-04-19T00:00:00</dc:date>
              <text:p text:style-name="P1">Temp_CA05/-</text:p>
            </office:annotation>
            <text:p>995.982962717664</text:p>
          </table:table-cell>
          <table:table-cell office:value-type="float" office:value="1350.40275349262" calcext:value-type="float">
            <office:annotation draw:style-name="gr2" draw:text-style-name="P2" svg:width="122.51pt" svg:height="63.01pt" svg:x="608.74pt" svg:y="982.49pt" draw:caption-point-x="-11.54pt" draw:caption-point-y="7.8pt">
              <dc:date>2020-04-19T00:00:00</dc:date>
              <text:p text:style-name="P1">Temp_CA50/-</text:p>
            </office:annotation>
            <text:p>1350.40275349262</text:p>
          </table:table-cell>
          <table:table-cell office:value-type="float" office:value="0.138854496187096" calcext:value-type="float">
            <office:annotation draw:style-name="gr2" draw:text-style-name="P2" svg:width="122.51pt" svg:height="63.01pt" svg:x="668.49pt" svg:y="982.49pt" draw:caption-point-x="-11.54pt" draw:caption-point-y="7.8pt">
              <dc:date>2020-04-19T00:00:00</dc:date>
              <text:p text:style-name="P1">TO2_CA50/-</text:p>
            </office:annotation>
            <text:p>0.138854496187096</text:p>
          </table:table-cell>
          <table:table-cell office:value-type="float" office:value="0.481175481240395" calcext:value-type="float">
            <office:annotation draw:style-name="gr2" draw:text-style-name="P2" svg:width="122.49pt" svg:height="63.01pt" svg:x="728.25pt" svg:y="982.49pt" draw:caption-point-x="-11.54pt" draw:caption-point-y="7.8pt">
              <dc:date>2020-04-19T00:00:00</dc:date>
              <text:p text:style-name="P1">Vol_CA99/-</text:p>
            </office:annotation>
            <text:p>0.481175481240395</text:p>
          </table:table-cell>
          <table:table-cell office:value-type="float" office:value="2.92153930609817" calcext:value-type="float">
            <text:p>2.92153930609817</text:p>
          </table:table-cell>
          <table:table-cell office:value-type="float" office:value="3.04540620305954" calcext:value-type="float">
            <text:p>3.04540620305954</text:p>
          </table:table-cell>
          <table:table-cell table:style-name="ce4" office:value-type="float" office:value="0.0000018312352" calcext:value-type="float">
            <text:p>1.83E-06</text:p>
          </table:table-cell>
          <table:table-cell office:value-type="float" office:value="40.6630051101168" calcext:value-type="float">
            <text:p>40.6630051101168</text:p>
          </table:table-cell>
          <table:table-cell office:value-type="float" office:value="41.6512348647106" calcext:value-type="float">
            <text:p>41.6512348647106</text:p>
          </table:table-cell>
          <table:table-cell table:number-columns-repeated="1007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3" office:value-type="float" office:value="36.44735" calcext:value-type="float">
            <text:p>36.44735</text:p>
          </table:table-cell>
          <table:table-cell office:value-type="float" office:value="193.49889" calcext:value-type="float">
            <office:annotation draw:style-name="gr1" draw:text-style-name="P2" svg:width="122.51pt" svg:height="62.99pt" svg:x="190.49pt" svg:y="997.51pt" draw:caption-point-x="-11.54pt" draw:caption-point-y="7.77pt">
              <dc:date>2020-04-19T00:00:00</dc:date>
              <text:p text:style-name="P1">HRR_max/-</text:p>
            </office:annotation>
            <text:p>193.49889</text:p>
          </table:table-cell>
          <table:table-cell office:value-type="float" office:value="1258.52265181246" calcext:value-type="float">
            <text:p>1258.52265181246</text:p>
          </table:table-cell>
          <table:table-cell office:value-type="float" office:value="57.0873106680197" calcext:value-type="float">
            <office:annotation draw:style-name="gr1" draw:text-style-name="P2" svg:width="122.49pt" svg:height="62.99pt" svg:x="310pt" svg:y="997.51pt" draw:caption-point-x="-11.54pt" draw:caption-point-y="7.77pt">
              <dc:date>2020-04-19T00:00:00</dc:date>
              <text:p text:style-name="P1">P_CA01/-</text:p>
            </office:annotation>
            <text:p>57.0873106680197</text:p>
          </table:table-cell>
          <table:table-cell office:value-type="float" office:value="64.9910956643968" calcext:value-type="float">
            <office:annotation draw:style-name="gr1" draw:text-style-name="P2" svg:width="122.49pt" svg:height="62.99pt" svg:x="369.75pt" svg:y="997.51pt" draw:caption-point-x="-11.54pt" draw:caption-point-y="7.77pt">
              <dc:date>2020-04-19T00:00:00</dc:date>
              <text:p text:style-name="P1">P_CA25/-</text:p>
            </office:annotation>
            <text:p>64.9910956643968</text:p>
          </table:table-cell>
          <table:table-cell office:value-type="float" office:value="1.96900658159608" calcext:value-type="float">
            <office:annotation draw:style-name="gr1" draw:text-style-name="P2" svg:width="122.51pt" svg:height="62.99pt" svg:x="429.48pt" svg:y="997.51pt" draw:caption-point-x="-11.54pt" draw:caption-point-y="7.77pt">
              <dc:date>2020-04-19T00:00:00</dc:date>
              <text:p text:style-name="P1">Swirl3_CA99/-</text:p>
            </office:annotation>
            <text:p>1.96900658159608</text:p>
          </table:table-cell>
          <table:table-cell office:value-type="float" office:value="2580.3635805098" calcext:value-type="float">
            <office:annotation draw:style-name="gr1" draw:text-style-name="P2" svg:width="122.51pt" svg:height="62.99pt" svg:x="489.23pt" svg:y="997.51pt" draw:caption-point-x="-11.54pt" draw:caption-point-y="7.77pt">
              <dc:date>2020-04-19T00:00:00</dc:date>
              <text:p text:style-name="P1">TB_CA70/-</text:p>
            </office:annotation>
            <text:p>2580.3635805098</text:p>
          </table:table-cell>
          <table:table-cell office:value-type="float" office:value="1029.1997426282" calcext:value-type="float">
            <office:annotation draw:style-name="gr1" draw:text-style-name="P2" svg:width="122.51pt" svg:height="62.99pt" svg:x="548.99pt" svg:y="997.51pt" draw:caption-point-x="-11.54pt" draw:caption-point-y="7.77pt">
              <dc:date>2020-04-19T00:00:00</dc:date>
              <text:p text:style-name="P1">Temp_CA05/-</text:p>
            </office:annotation>
            <text:p>1029.1997426282</text:p>
          </table:table-cell>
          <table:table-cell office:value-type="float" office:value="1544.66162786463" calcext:value-type="float">
            <office:annotation draw:style-name="gr1" draw:text-style-name="P2" svg:width="122.51pt" svg:height="62.99pt" svg:x="608.74pt" svg:y="997.51pt" draw:caption-point-x="-11.54pt" draw:caption-point-y="7.77pt">
              <dc:date>2020-04-19T00:00:00</dc:date>
              <text:p text:style-name="P1">Temp_CA50/-</text:p>
            </office:annotation>
            <text:p>1544.66162786463</text:p>
          </table:table-cell>
          <table:table-cell office:value-type="float" office:value="0.131284870131" calcext:value-type="float">
            <office:annotation draw:style-name="gr1" draw:text-style-name="P2" svg:width="122.51pt" svg:height="62.99pt" svg:x="668.49pt" svg:y="997.51pt" draw:caption-point-x="-11.54pt" draw:caption-point-y="7.77pt">
              <dc:date>2020-04-19T00:00:00</dc:date>
              <text:p text:style-name="P1">TO2_CA50/-</text:p>
            </office:annotation>
            <text:p>0.131284870131</text:p>
          </table:table-cell>
          <table:table-cell office:value-type="float" office:value="0.463095730018382" calcext:value-type="float">
            <office:annotation draw:style-name="gr1" draw:text-style-name="P2" svg:width="122.49pt" svg:height="62.99pt" svg:x="728.25pt" svg:y="997.51pt" draw:caption-point-x="-11.54pt" draw:caption-point-y="7.77pt">
              <dc:date>2020-04-19T00:00:00</dc:date>
              <text:p text:style-name="P1">Vol_CA99/-</text:p>
            </office:annotation>
            <text:p>0.463095730018382</text:p>
          </table:table-cell>
          <table:table-cell office:value-type="float" office:value="1.72584232782937" calcext:value-type="float">
            <text:p>1.72584232782937</text:p>
          </table:table-cell>
          <table:table-cell office:value-type="float" office:value="2.98605807351644" calcext:value-type="float">
            <text:p>2.98605807351644</text:p>
          </table:table-cell>
          <table:table-cell table:style-name="ce4" office:value-type="float" office:value="0.0000015161354" calcext:value-type="float">
            <text:p>1.52E-06</text:p>
          </table:table-cell>
          <table:table-cell office:value-type="float" office:value="29.6295617199155" calcext:value-type="float">
            <text:p>29.6295617199155</text:p>
          </table:table-cell>
          <table:table-cell office:value-type="float" office:value="33.5940996956898" calcext:value-type="float">
            <text:p>33.5940996956898</text:p>
          </table:table-cell>
          <table:table-cell table:number-columns-repeated="1007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3" office:value-type="float" office:value="35.01467" calcext:value-type="float">
            <text:p>35.01467</text:p>
          </table:table-cell>
          <table:table-cell office:value-type="float" office:value="199.25305" calcext:value-type="float">
            <office:annotation draw:style-name="gr1" draw:text-style-name="P2" svg:width="122.51pt" svg:height="62.99pt" svg:x="190.49pt" svg:y="1012.51pt" draw:caption-point-x="-11.54pt" draw:caption-point-y="7.77pt">
              <dc:date>2020-04-19T00:00:00</dc:date>
              <text:p text:style-name="P1">HRR_max/-</text:p>
            </office:annotation>
            <text:p>199.25305</text:p>
          </table:table-cell>
          <table:table-cell office:value-type="float" office:value="1332.37799374325" calcext:value-type="float">
            <text:p>1332.37799374325</text:p>
          </table:table-cell>
          <table:table-cell office:value-type="float" office:value="58.4365836791258" calcext:value-type="float">
            <office:annotation draw:style-name="gr1" draw:text-style-name="P2" svg:width="122.49pt" svg:height="62.99pt" svg:x="310pt" svg:y="1012.51pt" draw:caption-point-x="-11.54pt" draw:caption-point-y="7.77pt">
              <dc:date>2020-04-19T00:00:00</dc:date>
              <text:p text:style-name="P1">P_CA01/-</text:p>
            </office:annotation>
            <text:p>58.4365836791258</text:p>
          </table:table-cell>
          <table:table-cell office:value-type="float" office:value="67.5786447935026" calcext:value-type="float">
            <office:annotation draw:style-name="gr1" draw:text-style-name="P2" svg:width="122.49pt" svg:height="62.99pt" svg:x="369.75pt" svg:y="1012.51pt" draw:caption-point-x="-11.54pt" draw:caption-point-y="7.77pt">
              <dc:date>2020-04-19T00:00:00</dc:date>
              <text:p text:style-name="P1">P_CA25/-</text:p>
            </office:annotation>
            <text:p>67.5786447935026</text:p>
          </table:table-cell>
          <table:table-cell office:value-type="float" office:value="1.96871158911889" calcext:value-type="float">
            <office:annotation draw:style-name="gr1" draw:text-style-name="P2" svg:width="122.51pt" svg:height="62.99pt" svg:x="429.48pt" svg:y="1012.51pt" draw:caption-point-x="-11.54pt" draw:caption-point-y="7.77pt">
              <dc:date>2020-04-19T00:00:00</dc:date>
              <text:p text:style-name="P1">Swirl3_CA99/-</text:p>
            </office:annotation>
            <text:p>1.96871158911889</text:p>
          </table:table-cell>
          <table:table-cell office:value-type="float" office:value="2585.30896435172" calcext:value-type="float">
            <office:annotation draw:style-name="gr1" draw:text-style-name="P2" svg:width="122.51pt" svg:height="62.99pt" svg:x="489.23pt" svg:y="1012.51pt" draw:caption-point-x="-11.54pt" draw:caption-point-y="7.77pt">
              <dc:date>2020-04-19T00:00:00</dc:date>
              <text:p text:style-name="P1">TB_CA70/-</text:p>
            </office:annotation>
            <text:p>2585.30896435172</text:p>
          </table:table-cell>
          <table:table-cell office:value-type="float" office:value="1034.42743694548" calcext:value-type="float">
            <office:annotation draw:style-name="gr1" draw:text-style-name="P2" svg:width="122.51pt" svg:height="62.99pt" svg:x="548.99pt" svg:y="1012.51pt" draw:caption-point-x="-11.54pt" draw:caption-point-y="7.77pt">
              <dc:date>2020-04-19T00:00:00</dc:date>
              <text:p text:style-name="P1">Temp_CA05/-</text:p>
            </office:annotation>
            <text:p>1034.42743694548</text:p>
          </table:table-cell>
          <table:table-cell office:value-type="float" office:value="1569.11249169905" calcext:value-type="float">
            <office:annotation draw:style-name="gr1" draw:text-style-name="P2" svg:width="122.51pt" svg:height="62.99pt" svg:x="608.74pt" svg:y="1012.51pt" draw:caption-point-x="-11.54pt" draw:caption-point-y="7.77pt">
              <dc:date>2020-04-19T00:00:00</dc:date>
              <text:p text:style-name="P1">Temp_CA50/-</text:p>
            </office:annotation>
            <text:p>1569.11249169905</text:p>
          </table:table-cell>
          <table:table-cell office:value-type="float" office:value="0.129168989848627" calcext:value-type="float">
            <office:annotation draw:style-name="gr1" draw:text-style-name="P2" svg:width="122.51pt" svg:height="62.99pt" svg:x="668.49pt" svg:y="1012.51pt" draw:caption-point-x="-11.54pt" draw:caption-point-y="7.77pt">
              <dc:date>2020-04-19T00:00:00</dc:date>
              <text:p text:style-name="P1">TO2_CA50/-</text:p>
            </office:annotation>
            <text:p>0.129168989848627</text:p>
          </table:table-cell>
          <table:table-cell office:value-type="float" office:value="0.464471841777929" calcext:value-type="float">
            <office:annotation draw:style-name="gr1" draw:text-style-name="P2" svg:width="122.49pt" svg:height="62.99pt" svg:x="728.25pt" svg:y="1012.51pt" draw:caption-point-x="-11.54pt" draw:caption-point-y="7.77pt">
              <dc:date>2020-04-19T00:00:00</dc:date>
              <text:p text:style-name="P1">Vol_CA99/-</text:p>
            </office:annotation>
            <text:p>0.464471841777929</text:p>
          </table:table-cell>
          <table:table-cell office:value-type="float" office:value="1.61473842433027" calcext:value-type="float">
            <text:p>1.61473842433027</text:p>
          </table:table-cell>
          <table:table-cell office:value-type="float" office:value="3.09149807739011" calcext:value-type="float">
            <text:p>3.09149807739011</text:p>
          </table:table-cell>
          <table:table-cell table:style-name="ce4" office:value-type="float" office:value="0.0000015670923" calcext:value-type="float">
            <text:p>1.57E-06</text:p>
          </table:table-cell>
          <table:table-cell office:value-type="float" office:value="30.6598177630996" calcext:value-type="float">
            <text:p>30.6598177630996</text:p>
          </table:table-cell>
          <table:table-cell office:value-type="float" office:value="33.2390718289973" calcext:value-type="float">
            <text:p>33.2390718289973</text:p>
          </table:table-cell>
          <table:table-cell table:number-columns-repeated="1007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3" office:value-type="float" office:value="56.92762" calcext:value-type="float">
            <text:p>56.92762</text:p>
          </table:table-cell>
          <table:table-cell office:value-type="float" office:value="84.60309" calcext:value-type="float">
            <office:annotation draw:style-name="gr2" draw:text-style-name="P2" svg:width="122.51pt" svg:height="63.01pt" svg:x="190.49pt" svg:y="1027.5pt" draw:caption-point-x="-11.54pt" draw:caption-point-y="7.77pt">
              <dc:date>2020-04-19T00:00:00</dc:date>
              <text:p text:style-name="P1">HRR_max/-</text:p>
            </office:annotation>
            <text:p>84.60309</text:p>
          </table:table-cell>
          <table:table-cell office:value-type="float" office:value="260.147635821509" calcext:value-type="float">
            <text:p>260.147635821509</text:p>
          </table:table-cell>
          <table:table-cell office:value-type="float" office:value="42.8812715523792" calcext:value-type="float">
            <office:annotation draw:style-name="gr2" draw:text-style-name="P2" svg:width="122.49pt" svg:height="63.01pt" svg:x="310pt" svg:y="1027.5pt" draw:caption-point-x="-11.54pt" draw:caption-point-y="7.77pt">
              <dc:date>2020-04-19T00:00:00</dc:date>
              <text:p text:style-name="P1">P_CA01/-</text:p>
            </office:annotation>
            <text:p>42.8812715523792</text:p>
          </table:table-cell>
          <table:table-cell office:value-type="float" office:value="45.0525471740293" calcext:value-type="float">
            <office:annotation draw:style-name="gr2" draw:text-style-name="P2" svg:width="122.49pt" svg:height="63.01pt" svg:x="369.75pt" svg:y="1027.5pt" draw:caption-point-x="-11.54pt" draw:caption-point-y="7.77pt">
              <dc:date>2020-04-19T00:00:00</dc:date>
              <text:p text:style-name="P1">P_CA25/-</text:p>
            </office:annotation>
            <text:p>45.0525471740293</text:p>
          </table:table-cell>
          <table:table-cell office:value-type="float" office:value="2.59681610581967" calcext:value-type="float">
            <office:annotation draw:style-name="gr2" draw:text-style-name="P2" svg:width="122.51pt" svg:height="63.01pt" svg:x="429.48pt" svg:y="1027.5pt" draw:caption-point-x="-11.54pt" draw:caption-point-y="7.77pt">
              <dc:date>2020-04-19T00:00:00</dc:date>
              <text:p text:style-name="P1">Swirl3_CA99/-</text:p>
            </office:annotation>
            <text:p>2.59681610581967</text:p>
          </table:table-cell>
          <table:table-cell office:value-type="float" office:value="2305.69407330152" calcext:value-type="float">
            <office:annotation draw:style-name="gr2" draw:text-style-name="P2" svg:width="122.51pt" svg:height="63.01pt" svg:x="489.23pt" svg:y="1027.5pt" draw:caption-point-x="-11.54pt" draw:caption-point-y="7.77pt">
              <dc:date>2020-04-19T00:00:00</dc:date>
              <text:p text:style-name="P1">TB_CA70/-</text:p>
            </office:annotation>
            <text:p>2305.69407330152</text:p>
          </table:table-cell>
          <table:table-cell office:value-type="float" office:value="969.809341894795" calcext:value-type="float">
            <office:annotation draw:style-name="gr2" draw:text-style-name="P2" svg:width="122.51pt" svg:height="63.01pt" svg:x="548.99pt" svg:y="1027.5pt" draw:caption-point-x="-11.54pt" draw:caption-point-y="7.77pt">
              <dc:date>2020-04-19T00:00:00</dc:date>
              <text:p text:style-name="P1">Temp_CA05/-</text:p>
            </office:annotation>
            <text:p>969.809341894795</text:p>
          </table:table-cell>
          <table:table-cell office:value-type="float" office:value="1091.7645732976" calcext:value-type="float">
            <office:annotation draw:style-name="gr2" draw:text-style-name="P2" svg:width="122.51pt" svg:height="63.01pt" svg:x="608.74pt" svg:y="1027.5pt" draw:caption-point-x="-11.54pt" draw:caption-point-y="7.77pt">
              <dc:date>2020-04-19T00:00:00</dc:date>
              <text:p text:style-name="P1">Temp_CA50/-</text:p>
            </office:annotation>
            <text:p>1091.7645732976</text:p>
          </table:table-cell>
          <table:table-cell office:value-type="float" office:value="0.174556262256507" calcext:value-type="float">
            <office:annotation draw:style-name="gr2" draw:text-style-name="P2" svg:width="122.51pt" svg:height="63.01pt" svg:x="668.49pt" svg:y="1027.5pt" draw:caption-point-x="-11.54pt" draw:caption-point-y="7.77pt">
              <dc:date>2020-04-19T00:00:00</dc:date>
              <text:p text:style-name="P1">TO2_CA50/-</text:p>
            </office:annotation>
            <text:p>0.174556262256507</text:p>
          </table:table-cell>
          <table:table-cell office:value-type="float" office:value="0.187868239318501" calcext:value-type="float">
            <office:annotation draw:style-name="gr2" draw:text-style-name="P2" svg:width="122.49pt" svg:height="63.01pt" svg:x="728.25pt" svg:y="1027.5pt" draw:caption-point-x="-11.54pt" draw:caption-point-y="7.77pt">
              <dc:date>2020-04-19T00:00:00</dc:date>
              <text:p text:style-name="P1">Vol_CA99/-</text:p>
            </office:annotation>
            <text:p>0.187868239318501</text:p>
          </table:table-cell>
          <table:table-cell office:value-type="float" office:value="2.80484253293822" calcext:value-type="float">
            <text:p>2.80484253293822</text:p>
          </table:table-cell>
          <table:table-cell office:value-type="float" office:value="1.00107139103249" calcext:value-type="float">
            <text:p>1.00107139103249</text:p>
          </table:table-cell>
          <table:table-cell table:style-name="ce4" office:value-type="float" office:value="0.0000000053371516" calcext:value-type="float">
            <text:p>5.34E-09</text:p>
          </table:table-cell>
          <table:table-cell office:value-type="float" office:value="95.8523736678333" calcext:value-type="float">
            <text:p>95.8523736678333</text:p>
          </table:table-cell>
          <table:table-cell office:value-type="float" office:value="61.2708727494232" calcext:value-type="float">
            <text:p>61.2708727494232</text:p>
          </table:table-cell>
          <table:table-cell table:number-columns-repeated="1007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3" office:value-type="float" office:value="42.36417" calcext:value-type="float">
            <text:p>42.36417</text:p>
          </table:table-cell>
          <table:table-cell office:value-type="float" office:value="108.734795" calcext:value-type="float">
            <office:annotation draw:style-name="gr2" draw:text-style-name="P2" svg:width="122.51pt" svg:height="63.01pt" svg:x="190.49pt" svg:y="1042.5pt" draw:caption-point-x="-11.54pt" draw:caption-point-y="7.77pt">
              <dc:date>2020-04-19T00:00:00</dc:date>
              <text:p text:style-name="P1">HRR_max/-</text:p>
            </office:annotation>
            <text:p>108.734795</text:p>
          </table:table-cell>
          <table:table-cell office:value-type="float" office:value="464.450201034219" calcext:value-type="float">
            <text:p>464.450201034219</text:p>
          </table:table-cell>
          <table:table-cell office:value-type="float" office:value="46.3621721742289" calcext:value-type="float">
            <office:annotation draw:style-name="gr2" draw:text-style-name="P2" svg:width="122.49pt" svg:height="63.01pt" svg:x="310pt" svg:y="1042.5pt" draw:caption-point-x="-11.54pt" draw:caption-point-y="7.77pt">
              <dc:date>2020-04-19T00:00:00</dc:date>
              <text:p text:style-name="P1">P_CA01/-</text:p>
            </office:annotation>
            <text:p>46.3621721742289</text:p>
          </table:table-cell>
          <table:table-cell office:value-type="float" office:value="51.9037367066692" calcext:value-type="float">
            <office:annotation draw:style-name="gr2" draw:text-style-name="P2" svg:width="122.49pt" svg:height="63.01pt" svg:x="369.75pt" svg:y="1042.5pt" draw:caption-point-x="-11.54pt" draw:caption-point-y="7.77pt">
              <dc:date>2020-04-19T00:00:00</dc:date>
              <text:p text:style-name="P1">P_CA25/-</text:p>
            </office:annotation>
            <text:p>51.9037367066692</text:p>
          </table:table-cell>
          <table:table-cell office:value-type="float" office:value="2.1108662628002" calcext:value-type="float">
            <office:annotation draw:style-name="gr2" draw:text-style-name="P2" svg:width="122.51pt" svg:height="63.01pt" svg:x="429.48pt" svg:y="1042.5pt" draw:caption-point-x="-11.54pt" draw:caption-point-y="7.77pt">
              <dc:date>2020-04-19T00:00:00</dc:date>
              <text:p text:style-name="P1">Swirl3_CA99/-</text:p>
            </office:annotation>
            <text:p>2.1108662628002</text:p>
          </table:table-cell>
          <table:table-cell office:value-type="float" office:value="2445.54183052843" calcext:value-type="float">
            <office:annotation draw:style-name="gr2" draw:text-style-name="P2" svg:width="122.51pt" svg:height="63.01pt" svg:x="489.23pt" svg:y="1042.5pt" draw:caption-point-x="-11.54pt" draw:caption-point-y="7.77pt">
              <dc:date>2020-04-19T00:00:00</dc:date>
              <text:p text:style-name="P1">TB_CA70/-</text:p>
            </office:annotation>
            <text:p>2445.54183052843</text:p>
          </table:table-cell>
          <table:table-cell office:value-type="float" office:value="999.038491328893" calcext:value-type="float">
            <office:annotation draw:style-name="gr2" draw:text-style-name="P2" svg:width="122.51pt" svg:height="63.01pt" svg:x="548.99pt" svg:y="1042.5pt" draw:caption-point-x="-11.54pt" draw:caption-point-y="7.77pt">
              <dc:date>2020-04-19T00:00:00</dc:date>
              <text:p text:style-name="P1">Temp_CA05/-</text:p>
            </office:annotation>
            <text:p>999.038491328893</text:p>
          </table:table-cell>
          <table:table-cell office:value-type="float" office:value="1216.65736726636" calcext:value-type="float">
            <office:annotation draw:style-name="gr2" draw:text-style-name="P2" svg:width="122.51pt" svg:height="63.01pt" svg:x="608.74pt" svg:y="1042.5pt" draw:caption-point-x="-11.54pt" draw:caption-point-y="7.77pt">
              <dc:date>2020-04-19T00:00:00</dc:date>
              <text:p text:style-name="P1">Temp_CA50/-</text:p>
            </office:annotation>
            <text:p>1216.65736726636</text:p>
          </table:table-cell>
          <table:table-cell office:value-type="float" office:value="0.154147753166785" calcext:value-type="float">
            <office:annotation draw:style-name="gr2" draw:text-style-name="P2" svg:width="122.51pt" svg:height="63.01pt" svg:x="668.49pt" svg:y="1042.5pt" draw:caption-point-x="-11.54pt" draw:caption-point-y="7.77pt">
              <dc:date>2020-04-19T00:00:00</dc:date>
              <text:p text:style-name="P1">TO2_CA50/-</text:p>
            </office:annotation>
            <text:p>0.154147753166785</text:p>
          </table:table-cell>
          <table:table-cell office:value-type="float" office:value="0.353287621175268" calcext:value-type="float">
            <office:annotation draw:style-name="gr2" draw:text-style-name="P2" svg:width="122.49pt" svg:height="63.01pt" svg:x="728.25pt" svg:y="1042.5pt" draw:caption-point-x="-11.54pt" draw:caption-point-y="7.77pt">
              <dc:date>2020-04-19T00:00:00</dc:date>
              <text:p text:style-name="P1">Vol_CA99/-</text:p>
            </office:annotation>
            <text:p>0.353287621175268</text:p>
          </table:table-cell>
          <table:table-cell office:value-type="float" office:value="3.29829836438281" calcext:value-type="float">
            <text:p>3.29829836438281</text:p>
          </table:table-cell>
          <table:table-cell office:value-type="float" office:value="1.78811494133908" calcext:value-type="float">
            <text:p>1.78811494133908</text:p>
          </table:table-cell>
          <table:table-cell table:style-name="ce4" office:value-type="float" office:value="0.0000006848602" calcext:value-type="float">
            <text:p>6.85E-07</text:p>
          </table:table-cell>
          <table:table-cell office:value-type="float" office:value="97.2400663197109" calcext:value-type="float">
            <text:p>97.2400663197109</text:p>
          </table:table-cell>
          <table:table-cell office:value-type="float" office:value="57.5142128462617" calcext:value-type="float">
            <text:p>57.5142128462617</text:p>
          </table:table-cell>
          <table:table-cell table:number-columns-repeated="1007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3" office:value-type="float" office:value="35.6057" calcext:value-type="float">
            <text:p>35.6057</text:p>
          </table:table-cell>
          <table:table-cell office:value-type="float" office:value="154.93614" calcext:value-type="float">
            <office:annotation draw:style-name="gr2" draw:text-style-name="P2" svg:width="122.51pt" svg:height="63.01pt" svg:x="190.49pt" svg:y="1057.49pt" draw:caption-point-x="-11.54pt" draw:caption-point-y="7.77pt">
              <dc:date>2020-04-19T00:00:00</dc:date>
              <text:p text:style-name="P1">HRR_max/-</text:p>
            </office:annotation>
            <text:p>154.93614</text:p>
          </table:table-cell>
          <table:table-cell office:value-type="float" office:value="858.089855198661" calcext:value-type="float">
            <text:p>858.089855198661</text:p>
          </table:table-cell>
          <table:table-cell office:value-type="float" office:value="54.7348790384945" calcext:value-type="float">
            <office:annotation draw:style-name="gr2" draw:text-style-name="P2" svg:width="122.49pt" svg:height="63.01pt" svg:x="310pt" svg:y="1057.49pt" draw:caption-point-x="-11.54pt" draw:caption-point-y="7.77pt">
              <dc:date>2020-04-19T00:00:00</dc:date>
              <text:p text:style-name="P1">P_CA01/-</text:p>
            </office:annotation>
            <text:p>54.7348790384945</text:p>
          </table:table-cell>
          <table:table-cell office:value-type="float" office:value="57.1407953888516" calcext:value-type="float">
            <office:annotation draw:style-name="gr2" draw:text-style-name="P2" svg:width="122.49pt" svg:height="63.01pt" svg:x="369.75pt" svg:y="1057.49pt" draw:caption-point-x="-11.54pt" draw:caption-point-y="7.77pt">
              <dc:date>2020-04-19T00:00:00</dc:date>
              <text:p text:style-name="P1">P_CA25/-</text:p>
            </office:annotation>
            <text:p>57.1407953888516</text:p>
          </table:table-cell>
          <table:table-cell office:value-type="float" office:value="1.90482864145199" calcext:value-type="float">
            <office:annotation draw:style-name="gr2" draw:text-style-name="P2" svg:width="122.51pt" svg:height="63.01pt" svg:x="429.48pt" svg:y="1057.49pt" draw:caption-point-x="-11.54pt" draw:caption-point-y="7.77pt">
              <dc:date>2020-04-19T00:00:00</dc:date>
              <text:p text:style-name="P1">Swirl3_CA99/-</text:p>
            </office:annotation>
            <text:p>1.90482864145199</text:p>
          </table:table-cell>
          <table:table-cell office:value-type="float" office:value="2512.23494862306" calcext:value-type="float">
            <office:annotation draw:style-name="gr2" draw:text-style-name="P2" svg:width="122.51pt" svg:height="63.01pt" svg:x="489.23pt" svg:y="1057.49pt" draw:caption-point-x="-11.54pt" draw:caption-point-y="7.77pt">
              <dc:date>2020-04-19T00:00:00</dc:date>
              <text:p text:style-name="P1">TB_CA70/-</text:p>
            </office:annotation>
            <text:p>2512.23494862306</text:p>
          </table:table-cell>
          <table:table-cell office:value-type="float" office:value="1000.38271152651" calcext:value-type="float">
            <office:annotation draw:style-name="gr2" draw:text-style-name="P2" svg:width="122.51pt" svg:height="63.01pt" svg:x="548.99pt" svg:y="1057.49pt" draw:caption-point-x="-11.54pt" draw:caption-point-y="7.77pt">
              <dc:date>2020-04-19T00:00:00</dc:date>
              <text:p text:style-name="P1">Temp_CA05/-</text:p>
            </office:annotation>
            <text:p>1000.38271152651</text:p>
          </table:table-cell>
          <table:table-cell office:value-type="float" office:value="1347.45543201297" calcext:value-type="float">
            <office:annotation draw:style-name="gr2" draw:text-style-name="P2" svg:width="122.51pt" svg:height="63.01pt" svg:x="608.74pt" svg:y="1057.49pt" draw:caption-point-x="-11.54pt" draw:caption-point-y="7.77pt">
              <dc:date>2020-04-19T00:00:00</dc:date>
              <text:p text:style-name="P1">Temp_CA50/-</text:p>
            </office:annotation>
            <text:p>1347.45543201297</text:p>
          </table:table-cell>
          <table:table-cell office:value-type="float" office:value="0.144485870659721" calcext:value-type="float">
            <office:annotation draw:style-name="gr2" draw:text-style-name="P2" svg:width="122.51pt" svg:height="63.01pt" svg:x="668.49pt" svg:y="1057.49pt" draw:caption-point-x="-11.54pt" draw:caption-point-y="7.77pt">
              <dc:date>2020-04-19T00:00:00</dc:date>
              <text:p text:style-name="P1">TO2_CA50/-</text:p>
            </office:annotation>
            <text:p>0.144485870659721</text:p>
          </table:table-cell>
          <table:table-cell office:value-type="float" office:value="0.492228829836065" calcext:value-type="float">
            <office:annotation draw:style-name="gr2" draw:text-style-name="P2" svg:width="122.49pt" svg:height="63.01pt" svg:x="728.25pt" svg:y="1057.49pt" draw:caption-point-x="-11.54pt" draw:caption-point-y="7.77pt">
              <dc:date>2020-04-19T00:00:00</dc:date>
              <text:p text:style-name="P1">Vol_CA99/-</text:p>
            </office:annotation>
            <text:p>0.492228829836065</text:p>
          </table:table-cell>
          <table:table-cell office:value-type="float" office:value="2.34571874095999" calcext:value-type="float">
            <text:p>2.34571874095999</text:p>
          </table:table-cell>
          <table:table-cell office:value-type="float" office:value="2.24949920174063" calcext:value-type="float">
            <text:p>2.24949920174063</text:p>
          </table:table-cell>
          <table:table-cell table:style-name="ce4" office:value-type="float" office:value="0.0000016993284" calcext:value-type="float">
            <text:p>1.70E-06</text:p>
          </table:table-cell>
          <table:table-cell office:value-type="float" office:value="35.4274078353267" calcext:value-type="float">
            <text:p>35.4274078353267</text:p>
          </table:table-cell>
          <table:table-cell office:value-type="float" office:value="40.1223913306296" calcext:value-type="float">
            <text:p>40.1223913306296</text:p>
          </table:table-cell>
          <table:table-cell table:number-columns-repeated="1007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3" office:value-type="float" office:value="31.00378" calcext:value-type="float">
            <text:p>31.00378</text:p>
          </table:table-cell>
          <table:table-cell office:value-type="float" office:value="197.90387" calcext:value-type="float">
            <office:annotation draw:style-name="gr2" draw:text-style-name="P2" svg:width="122.51pt" svg:height="63.01pt" svg:x="190.49pt" svg:y="1072.49pt" draw:caption-point-x="-11.54pt" draw:caption-point-y="7.8pt">
              <dc:date>2020-04-19T00:00:00</dc:date>
              <text:p text:style-name="P1">HRR_max/-</text:p>
            </office:annotation>
            <text:p>197.90387</text:p>
          </table:table-cell>
          <table:table-cell office:value-type="float" office:value="1333.46629081539" calcext:value-type="float">
            <text:p>1333.46629081539</text:p>
          </table:table-cell>
          <table:table-cell office:value-type="float" office:value="62.876081505098" calcext:value-type="float">
            <office:annotation draw:style-name="gr2" draw:text-style-name="P2" svg:width="122.49pt" svg:height="63.01pt" svg:x="310pt" svg:y="1072.49pt" draw:caption-point-x="-11.54pt" draw:caption-point-y="7.8pt">
              <dc:date>2020-04-19T00:00:00</dc:date>
              <text:p text:style-name="P1">P_CA01/-</text:p>
            </office:annotation>
            <text:p>62.876081505098</text:p>
          </table:table-cell>
          <table:table-cell office:value-type="float" office:value="70.0013738162829" calcext:value-type="float">
            <office:annotation draw:style-name="gr2" draw:text-style-name="P2" svg:width="122.49pt" svg:height="63.01pt" svg:x="369.75pt" svg:y="1072.49pt" draw:caption-point-x="-11.54pt" draw:caption-point-y="7.8pt">
              <dc:date>2020-04-19T00:00:00</dc:date>
              <text:p text:style-name="P1">P_CA25/-</text:p>
            </office:annotation>
            <text:p>70.0013738162829</text:p>
          </table:table-cell>
          <table:table-cell office:value-type="float" office:value="1.90111292" calcext:value-type="float">
            <office:annotation draw:style-name="gr2" draw:text-style-name="P2" svg:width="122.51pt" svg:height="63.01pt" svg:x="429.48pt" svg:y="1072.49pt" draw:caption-point-x="-11.54pt" draw:caption-point-y="7.8pt">
              <dc:date>2020-04-19T00:00:00</dc:date>
              <text:p text:style-name="P1">Swirl3_CA99/-</text:p>
            </office:annotation>
            <text:p>1.90111292</text:p>
          </table:table-cell>
          <table:table-cell office:value-type="float" office:value="2594.58996457859" calcext:value-type="float">
            <office:annotation draw:style-name="gr2" draw:text-style-name="P2" svg:width="122.51pt" svg:height="63.01pt" svg:x="489.23pt" svg:y="1072.49pt" draw:caption-point-x="-11.54pt" draw:caption-point-y="7.8pt">
              <dc:date>2020-04-19T00:00:00</dc:date>
              <text:p text:style-name="P1">TB_CA70/-</text:p>
            </office:annotation>
            <text:p>2594.58996457859</text:p>
          </table:table-cell>
          <table:table-cell office:value-type="float" office:value="1018.08207399617" calcext:value-type="float">
            <office:annotation draw:style-name="gr2" draw:text-style-name="P2" svg:width="122.51pt" svg:height="63.01pt" svg:x="548.99pt" svg:y="1072.49pt" draw:caption-point-x="-11.54pt" draw:caption-point-y="7.8pt">
              <dc:date>2020-04-19T00:00:00</dc:date>
              <text:p text:style-name="P1">Temp_CA05/-</text:p>
            </office:annotation>
            <text:p>1018.08207399617</text:p>
          </table:table-cell>
          <table:table-cell office:value-type="float" office:value="1515.02003481743" calcext:value-type="float">
            <office:annotation draw:style-name="gr2" draw:text-style-name="P2" svg:width="122.51pt" svg:height="63.01pt" svg:x="608.74pt" svg:y="1072.49pt" draw:caption-point-x="-11.54pt" draw:caption-point-y="7.8pt">
              <dc:date>2020-04-19T00:00:00</dc:date>
              <text:p text:style-name="P1">Temp_CA50/-</text:p>
            </office:annotation>
            <text:p>1515.02003481743</text:p>
          </table:table-cell>
          <table:table-cell office:value-type="float" office:value="0.139074459648289" calcext:value-type="float">
            <office:annotation draw:style-name="gr2" draw:text-style-name="P2" svg:width="122.51pt" svg:height="63.01pt" svg:x="668.49pt" svg:y="1072.49pt" draw:caption-point-x="-11.54pt" draw:caption-point-y="7.8pt">
              <dc:date>2020-04-19T00:00:00</dc:date>
              <text:p text:style-name="P1">TO2_CA50/-</text:p>
            </office:annotation>
            <text:p>0.139074459648289</text:p>
          </table:table-cell>
          <table:table-cell office:value-type="float" office:value="0.49903299170909" calcext:value-type="float">
            <office:annotation draw:style-name="gr2" draw:text-style-name="P2" svg:width="122.49pt" svg:height="63.01pt" svg:x="728.25pt" svg:y="1072.49pt" draw:caption-point-x="-11.54pt" draw:caption-point-y="7.8pt">
              <dc:date>2020-04-19T00:00:00</dc:date>
              <text:p text:style-name="P1">Vol_CA99/-</text:p>
            </office:annotation>
            <text:p>0.49903299170909</text:p>
          </table:table-cell>
          <table:table-cell office:value-type="float" office:value="1.27255614051408" calcext:value-type="float">
            <text:p>1.27255614051408</text:p>
          </table:table-cell>
          <table:table-cell office:value-type="float" office:value="2.69691897834084" calcext:value-type="float">
            <text:p>2.69691897834084</text:p>
          </table:table-cell>
          <table:table-cell table:style-name="ce4" office:value-type="float" office:value="0.0000015376727" calcext:value-type="float">
            <text:p>1.54E-06</text:p>
          </table:table-cell>
          <table:table-cell office:value-type="float" office:value="36.3789197250239" calcext:value-type="float">
            <text:p>36.3789197250239</text:p>
          </table:table-cell>
          <table:table-cell office:value-type="float" office:value="33.2235197068087" calcext:value-type="float">
            <text:p>33.2235197068087</text:p>
          </table:table-cell>
          <table:table-cell table:number-columns-repeated="1007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3" office:value-type="float" office:value="30.3105" calcext:value-type="float">
            <text:p>30.3105</text:p>
          </table:table-cell>
          <table:table-cell office:value-type="float" office:value="226.31964" calcext:value-type="float">
            <office:annotation draw:style-name="gr1" draw:text-style-name="P2" svg:width="122.51pt" svg:height="62.99pt" svg:x="190.49pt" svg:y="1087.51pt" draw:caption-point-x="-11.54pt" draw:caption-point-y="7.77pt">
              <dc:date>2020-04-19T00:00:00</dc:date>
              <text:p text:style-name="P1">HRR_max/-</text:p>
            </office:annotation>
            <text:p>226.31964</text:p>
          </table:table-cell>
          <table:table-cell office:value-type="float" office:value="1670.22375892875" calcext:value-type="float">
            <text:p>1670.22375892875</text:p>
          </table:table-cell>
          <table:table-cell office:value-type="float" office:value="66.7788131788528" calcext:value-type="float">
            <office:annotation draw:style-name="gr1" draw:text-style-name="P2" svg:width="122.49pt" svg:height="62.99pt" svg:x="310pt" svg:y="1087.51pt" draw:caption-point-x="-11.54pt" draw:caption-point-y="7.77pt">
              <dc:date>2020-04-19T00:00:00</dc:date>
              <text:p text:style-name="P1">P_CA01/-</text:p>
            </office:annotation>
            <text:p>66.7788131788528</text:p>
          </table:table-cell>
          <table:table-cell office:value-type="float" office:value="87.08638154483" calcext:value-type="float">
            <office:annotation draw:style-name="gr1" draw:text-style-name="P2" svg:width="122.49pt" svg:height="62.99pt" svg:x="369.75pt" svg:y="1087.51pt" draw:caption-point-x="-11.54pt" draw:caption-point-y="7.77pt">
              <dc:date>2020-04-19T00:00:00</dc:date>
              <text:p text:style-name="P1">P_CA25/-</text:p>
            </office:annotation>
            <text:p>87.08638154483</text:p>
          </table:table-cell>
          <table:table-cell office:value-type="float" office:value="1.99213287119462" calcext:value-type="float">
            <office:annotation draw:style-name="gr1" draw:text-style-name="P2" svg:width="122.51pt" svg:height="62.99pt" svg:x="429.48pt" svg:y="1087.51pt" draw:caption-point-x="-11.54pt" draw:caption-point-y="7.77pt">
              <dc:date>2020-04-19T00:00:00</dc:date>
              <text:p text:style-name="P1">Swirl3_CA99/-</text:p>
            </office:annotation>
            <text:p>1.99213287119462</text:p>
          </table:table-cell>
          <table:table-cell office:value-type="float" office:value="2648.17984318383" calcext:value-type="float">
            <office:annotation draw:style-name="gr1" draw:text-style-name="P2" svg:width="122.51pt" svg:height="62.99pt" svg:x="489.23pt" svg:y="1087.51pt" draw:caption-point-x="-11.54pt" draw:caption-point-y="7.77pt">
              <dc:date>2020-04-19T00:00:00</dc:date>
              <text:p text:style-name="P1">TB_CA70/-</text:p>
            </office:annotation>
            <text:p>2648.17984318383</text:p>
          </table:table-cell>
          <table:table-cell office:value-type="float" office:value="1052.33679465323" calcext:value-type="float">
            <office:annotation draw:style-name="gr1" draw:text-style-name="P2" svg:width="122.51pt" svg:height="62.99pt" svg:x="548.99pt" svg:y="1087.51pt" draw:caption-point-x="-11.54pt" draw:caption-point-y="7.77pt">
              <dc:date>2020-04-19T00:00:00</dc:date>
              <text:p text:style-name="P1">Temp_CA05/-</text:p>
            </office:annotation>
            <text:p>1052.33679465323</text:p>
          </table:table-cell>
          <table:table-cell office:value-type="float" office:value="1649.77904676867" calcext:value-type="float">
            <office:annotation draw:style-name="gr1" draw:text-style-name="P2" svg:width="122.51pt" svg:height="62.99pt" svg:x="608.74pt" svg:y="1087.51pt" draw:caption-point-x="-11.54pt" draw:caption-point-y="7.77pt">
              <dc:date>2020-04-19T00:00:00</dc:date>
              <text:p text:style-name="P1">Temp_CA50/-</text:p>
            </office:annotation>
            <text:p>1649.77904676867</text:p>
          </table:table-cell>
          <table:table-cell office:value-type="float" office:value="0.140680677474959" calcext:value-type="float">
            <office:annotation draw:style-name="gr1" draw:text-style-name="P2" svg:width="122.51pt" svg:height="62.99pt" svg:x="668.49pt" svg:y="1087.51pt" draw:caption-point-x="-11.54pt" draw:caption-point-y="7.77pt">
              <dc:date>2020-04-19T00:00:00</dc:date>
              <text:p text:style-name="P1">TO2_CA50/-</text:p>
            </office:annotation>
            <text:p>0.140680677474959</text:p>
          </table:table-cell>
          <table:table-cell office:value-type="float" office:value="0.415983816708096" calcext:value-type="float">
            <office:annotation draw:style-name="gr1" draw:text-style-name="P2" svg:width="122.49pt" svg:height="62.99pt" svg:x="728.25pt" svg:y="1087.51pt" draw:caption-point-x="-11.54pt" draw:caption-point-y="7.77pt">
              <dc:date>2020-04-19T00:00:00</dc:date>
              <text:p text:style-name="P1">Vol_CA99/-</text:p>
            </office:annotation>
            <text:p>0.415983816708096</text:p>
          </table:table-cell>
          <table:table-cell office:value-type="float" office:value="0.688130383867701" calcext:value-type="float">
            <text:p>0.688130383867701</text:p>
          </table:table-cell>
          <table:table-cell office:value-type="float" office:value="3.16541449668435" calcext:value-type="float">
            <text:p>3.16541449668435</text:p>
          </table:table-cell>
          <table:table-cell table:style-name="ce4" office:value-type="float" office:value="0.0000008319634" calcext:value-type="float">
            <text:p>8.32E-07</text:p>
          </table:table-cell>
          <table:table-cell office:value-type="float" office:value="47.2312579236776" calcext:value-type="float">
            <text:p>47.2312579236776</text:p>
          </table:table-cell>
          <table:table-cell office:value-type="float" office:value="34.8915996314146" calcext:value-type="float">
            <text:p>34.8915996314146</text:p>
          </table:table-cell>
          <table:table-cell table:number-columns-repeated="1007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3" office:value-type="float" office:value="59.67911" calcext:value-type="float">
            <text:p>59.67911</text:p>
          </table:table-cell>
          <table:table-cell office:value-type="float" office:value="76.77361" calcext:value-type="float">
            <office:annotation draw:style-name="gr1" draw:text-style-name="P2" svg:width="122.51pt" svg:height="62.99pt" svg:x="190.49pt" svg:y="1102.51pt" draw:caption-point-x="-11.54pt" draw:caption-point-y="7.77pt">
              <dc:date>2020-04-19T00:00:00</dc:date>
              <text:p text:style-name="P1">HRR_max/-</text:p>
            </office:annotation>
            <text:p>76.77361</text:p>
          </table:table-cell>
          <table:table-cell office:value-type="float" office:value="260.043558700022" calcext:value-type="float">
            <text:p>260.043558700022</text:p>
          </table:table-cell>
          <table:table-cell office:value-type="float" office:value="44.0721010225067" calcext:value-type="float">
            <office:annotation draw:style-name="gr1" draw:text-style-name="P2" svg:width="122.49pt" svg:height="62.99pt" svg:x="310pt" svg:y="1102.51pt" draw:caption-point-x="-11.54pt" draw:caption-point-y="7.77pt">
              <dc:date>2020-04-19T00:00:00</dc:date>
              <text:p text:style-name="P1">P_CA01/-</text:p>
            </office:annotation>
            <text:p>44.0721010225067</text:p>
          </table:table-cell>
          <table:table-cell office:value-type="float" office:value="45.5442432857318" calcext:value-type="float">
            <office:annotation draw:style-name="gr1" draw:text-style-name="P2" svg:width="122.49pt" svg:height="62.99pt" svg:x="369.75pt" svg:y="1102.51pt" draw:caption-point-x="-11.54pt" draw:caption-point-y="7.77pt">
              <dc:date>2020-04-19T00:00:00</dc:date>
              <text:p text:style-name="P1">P_CA25/-</text:p>
            </office:annotation>
            <text:p>45.5442432857318</text:p>
          </table:table-cell>
          <table:table-cell office:value-type="float" office:value="2.60078112967561" calcext:value-type="float">
            <office:annotation draw:style-name="gr1" draw:text-style-name="P2" svg:width="122.51pt" svg:height="62.99pt" svg:x="429.48pt" svg:y="1102.51pt" draw:caption-point-x="-11.54pt" draw:caption-point-y="7.77pt">
              <dc:date>2020-04-19T00:00:00</dc:date>
              <text:p text:style-name="P1">Swirl3_CA99/-</text:p>
            </office:annotation>
            <text:p>2.60078112967561</text:p>
          </table:table-cell>
          <table:table-cell office:value-type="float" office:value="2275.18432565834" calcext:value-type="float">
            <office:annotation draw:style-name="gr1" draw:text-style-name="P2" svg:width="122.51pt" svg:height="62.99pt" svg:x="489.23pt" svg:y="1102.51pt" draw:caption-point-x="-11.54pt" draw:caption-point-y="7.77pt">
              <dc:date>2020-04-19T00:00:00</dc:date>
              <text:p text:style-name="P1">TB_CA70/-</text:p>
            </office:annotation>
            <text:p>2275.18432565834</text:p>
          </table:table-cell>
          <table:table-cell office:value-type="float" office:value="974.117984452929" calcext:value-type="float">
            <office:annotation draw:style-name="gr1" draw:text-style-name="P2" svg:width="122.51pt" svg:height="62.99pt" svg:x="548.99pt" svg:y="1102.51pt" draw:caption-point-x="-11.54pt" draw:caption-point-y="7.77pt">
              <dc:date>2020-04-19T00:00:00</dc:date>
              <text:p text:style-name="P1">Temp_CA05/-</text:p>
            </office:annotation>
            <text:p>974.117984452929</text:p>
          </table:table-cell>
          <table:table-cell office:value-type="float" office:value="1085.40550866896" calcext:value-type="float">
            <office:annotation draw:style-name="gr1" draw:text-style-name="P2" svg:width="122.51pt" svg:height="62.99pt" svg:x="608.74pt" svg:y="1102.51pt" draw:caption-point-x="-11.54pt" draw:caption-point-y="7.77pt">
              <dc:date>2020-04-19T00:00:00</dc:date>
              <text:p text:style-name="P1">Temp_CA50/-</text:p>
            </office:annotation>
            <text:p>1085.40550866896</text:p>
          </table:table-cell>
          <table:table-cell office:value-type="float" office:value="0.173305263365402" calcext:value-type="float">
            <office:annotation draw:style-name="gr1" draw:text-style-name="P2" svg:width="122.51pt" svg:height="62.99pt" svg:x="668.49pt" svg:y="1102.51pt" draw:caption-point-x="-11.54pt" draw:caption-point-y="7.77pt">
              <dc:date>2020-04-19T00:00:00</dc:date>
              <text:p text:style-name="P1">TO2_CA50/-</text:p>
            </office:annotation>
            <text:p>0.173305263365402</text:p>
          </table:table-cell>
          <table:table-cell office:value-type="float" office:value="0.210670977232679" calcext:value-type="float">
            <office:annotation draw:style-name="gr1" draw:text-style-name="P2" svg:width="122.49pt" svg:height="62.99pt" svg:x="728.25pt" svg:y="1102.51pt" draw:caption-point-x="-11.54pt" draw:caption-point-y="7.77pt">
              <dc:date>2020-04-19T00:00:00</dc:date>
              <text:p text:style-name="P1">Vol_CA99/-</text:p>
            </office:annotation>
            <text:p>0.210670977232679</text:p>
          </table:table-cell>
          <table:table-cell office:value-type="float" office:value="3.06289696746056" calcext:value-type="float">
            <text:p>3.06289696746056</text:p>
          </table:table-cell>
          <table:table-cell office:value-type="float" office:value="0.934312294806199" calcext:value-type="float">
            <text:p>0.934312294806199</text:p>
          </table:table-cell>
          <table:table-cell table:style-name="ce4" office:value-type="float" office:value="0.000000012471254" calcext:value-type="float">
            <text:p>1.25E-08</text:p>
          </table:table-cell>
          <table:table-cell office:value-type="float" office:value="85.4720565313636" calcext:value-type="float">
            <text:p>85.4720565313636</text:p>
          </table:table-cell>
          <table:table-cell office:value-type="float" office:value="66.0584017648882" calcext:value-type="float">
            <text:p>66.0584017648882</text:p>
          </table:table-cell>
          <table:table-cell table:number-columns-repeated="1007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3" office:value-type="float" office:value="42.0136" calcext:value-type="float">
            <text:p>42.0136</text:p>
          </table:table-cell>
          <table:table-cell office:value-type="float" office:value="104.81041" calcext:value-type="float">
            <office:annotation draw:style-name="gr2" draw:text-style-name="P2" svg:width="122.51pt" svg:height="63.01pt" svg:x="190.49pt" svg:y="1117.5pt" draw:caption-point-x="-11.54pt" draw:caption-point-y="7.77pt">
              <dc:date>2020-04-19T00:00:00</dc:date>
              <text:p text:style-name="P1">HRR_max/-</text:p>
            </office:annotation>
            <text:p>104.81041</text:p>
          </table:table-cell>
          <table:table-cell office:value-type="float" office:value="471.969508759462" calcext:value-type="float">
            <text:p>471.969508759462</text:p>
          </table:table-cell>
          <table:table-cell office:value-type="float" office:value="47.5953243174098" calcext:value-type="float">
            <office:annotation draw:style-name="gr2" draw:text-style-name="P2" svg:width="122.49pt" svg:height="63.01pt" svg:x="310pt" svg:y="1117.5pt" draw:caption-point-x="-11.54pt" draw:caption-point-y="7.77pt">
              <dc:date>2020-04-19T00:00:00</dc:date>
              <text:p text:style-name="P1">P_CA01/-</text:p>
            </office:annotation>
            <text:p>47.5953243174098</text:p>
          </table:table-cell>
          <table:table-cell office:value-type="float" office:value="54.2765710075227" calcext:value-type="float">
            <office:annotation draw:style-name="gr2" draw:text-style-name="P2" svg:width="122.49pt" svg:height="63.01pt" svg:x="369.75pt" svg:y="1117.5pt" draw:caption-point-x="-11.54pt" draw:caption-point-y="7.77pt">
              <dc:date>2020-04-19T00:00:00</dc:date>
              <text:p text:style-name="P1">P_CA25/-</text:p>
            </office:annotation>
            <text:p>54.2765710075227</text:p>
          </table:table-cell>
          <table:table-cell office:value-type="float" office:value="2.18570859830075" calcext:value-type="float">
            <office:annotation draw:style-name="gr2" draw:text-style-name="P2" svg:width="122.51pt" svg:height="63.01pt" svg:x="429.48pt" svg:y="1117.5pt" draw:caption-point-x="-11.54pt" draw:caption-point-y="7.77pt">
              <dc:date>2020-04-19T00:00:00</dc:date>
              <text:p text:style-name="P1">Swirl3_CA99/-</text:p>
            </office:annotation>
            <text:p>2.18570859830075</text:p>
          </table:table-cell>
          <table:table-cell office:value-type="float" office:value="2423.19885689041" calcext:value-type="float">
            <office:annotation draw:style-name="gr2" draw:text-style-name="P2" svg:width="122.51pt" svg:height="63.01pt" svg:x="489.23pt" svg:y="1117.5pt" draw:caption-point-x="-11.54pt" draw:caption-point-y="7.77pt">
              <dc:date>2020-04-19T00:00:00</dc:date>
              <text:p text:style-name="P1">TB_CA70/-</text:p>
            </office:annotation>
            <text:p>2423.19885689041</text:p>
          </table:table-cell>
          <table:table-cell office:value-type="float" office:value="999.868356083456" calcext:value-type="float">
            <office:annotation draw:style-name="gr2" draw:text-style-name="P2" svg:width="122.51pt" svg:height="63.01pt" svg:x="548.99pt" svg:y="1117.5pt" draw:caption-point-x="-11.54pt" draw:caption-point-y="7.77pt">
              <dc:date>2020-04-19T00:00:00</dc:date>
              <text:p text:style-name="P1">Temp_CA05/-</text:p>
            </office:annotation>
            <text:p>999.868356083456</text:p>
          </table:table-cell>
          <table:table-cell office:value-type="float" office:value="1211.28199707022" calcext:value-type="float">
            <office:annotation draw:style-name="gr2" draw:text-style-name="P2" svg:width="122.51pt" svg:height="63.01pt" svg:x="608.74pt" svg:y="1117.5pt" draw:caption-point-x="-11.54pt" draw:caption-point-y="7.77pt">
              <dc:date>2020-04-19T00:00:00</dc:date>
              <text:p text:style-name="P1">Temp_CA50/-</text:p>
            </office:annotation>
            <text:p>1211.28199707022</text:p>
          </table:table-cell>
          <table:table-cell office:value-type="float" office:value="0.154867368569216" calcext:value-type="float">
            <office:annotation draw:style-name="gr2" draw:text-style-name="P2" svg:width="122.51pt" svg:height="63.01pt" svg:x="668.49pt" svg:y="1117.5pt" draw:caption-point-x="-11.54pt" draw:caption-point-y="7.77pt">
              <dc:date>2020-04-19T00:00:00</dc:date>
              <text:p text:style-name="P1">TO2_CA50/-</text:p>
            </office:annotation>
            <text:p>0.154867368569216</text:p>
          </table:table-cell>
          <table:table-cell office:value-type="float" office:value="0.368965792525872" calcext:value-type="float">
            <office:annotation draw:style-name="gr2" draw:text-style-name="P2" svg:width="122.49pt" svg:height="63.01pt" svg:x="728.25pt" svg:y="1117.5pt" draw:caption-point-x="-11.54pt" draw:caption-point-y="7.77pt">
              <dc:date>2020-04-19T00:00:00</dc:date>
              <text:p text:style-name="P1">Vol_CA99/-</text:p>
            </office:annotation>
            <text:p>0.368965792525872</text:p>
          </table:table-cell>
          <table:table-cell office:value-type="float" office:value="3.46120129193274" calcext:value-type="float">
            <text:p>3.46120129193274</text:p>
          </table:table-cell>
          <table:table-cell office:value-type="float" office:value="1.65990219579408" calcext:value-type="float">
            <text:p>1.65990219579408</text:p>
          </table:table-cell>
          <table:table-cell table:style-name="ce4" office:value-type="float" office:value="0.0000007588729" calcext:value-type="float">
            <text:p>7.59E-07</text:p>
          </table:table-cell>
          <table:table-cell office:value-type="float" office:value="104.479277536405" calcext:value-type="float">
            <text:p>104.479277536405</text:p>
          </table:table-cell>
          <table:table-cell office:value-type="float" office:value="60.9789776543597" calcext:value-type="float">
            <text:p>60.9789776543597</text:p>
          </table:table-cell>
          <table:table-cell table:number-columns-repeated="1007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3" office:value-type="float" office:value="35.14489" calcext:value-type="float">
            <text:p>35.14489</text:p>
          </table:table-cell>
          <table:table-cell office:value-type="float" office:value="147.90077" calcext:value-type="float">
            <office:annotation draw:style-name="gr2" draw:text-style-name="P2" svg:width="122.51pt" svg:height="63.01pt" svg:x="190.49pt" svg:y="1132.5pt" draw:caption-point-x="-11.54pt" draw:caption-point-y="7.77pt">
              <dc:date>2020-04-19T00:00:00</dc:date>
              <text:p text:style-name="P1">HRR_max/-</text:p>
            </office:annotation>
            <text:p>147.90077</text:p>
          </table:table-cell>
          <table:table-cell office:value-type="float" office:value="889.613041632711" calcext:value-type="float">
            <text:p>889.613041632711</text:p>
          </table:table-cell>
          <table:table-cell office:value-type="float" office:value="58.6059726142775" calcext:value-type="float">
            <office:annotation draw:style-name="gr2" draw:text-style-name="P2" svg:width="122.49pt" svg:height="63.01pt" svg:x="310pt" svg:y="1132.5pt" draw:caption-point-x="-11.54pt" draw:caption-point-y="7.77pt">
              <dc:date>2020-04-19T00:00:00</dc:date>
              <text:p text:style-name="P1">P_CA01/-</text:p>
            </office:annotation>
            <text:p>58.6059726142775</text:p>
          </table:table-cell>
          <table:table-cell office:value-type="float" office:value="61.561367632322" calcext:value-type="float">
            <office:annotation draw:style-name="gr2" draw:text-style-name="P2" svg:width="122.49pt" svg:height="63.01pt" svg:x="369.75pt" svg:y="1132.5pt" draw:caption-point-x="-11.54pt" draw:caption-point-y="7.77pt">
              <dc:date>2020-04-19T00:00:00</dc:date>
              <text:p text:style-name="P1">P_CA25/-</text:p>
            </office:annotation>
            <text:p>61.561367632322</text:p>
          </table:table-cell>
          <table:table-cell office:value-type="float" office:value="1.96555374992543" calcext:value-type="float">
            <office:annotation draw:style-name="gr2" draw:text-style-name="P2" svg:width="122.51pt" svg:height="63.01pt" svg:x="429.48pt" svg:y="1132.5pt" draw:caption-point-x="-11.54pt" draw:caption-point-y="7.77pt">
              <dc:date>2020-04-19T00:00:00</dc:date>
              <text:p text:style-name="P1">Swirl3_CA99/-</text:p>
            </office:annotation>
            <text:p>1.96555374992543</text:p>
          </table:table-cell>
          <table:table-cell office:value-type="float" office:value="2498.31897775246" calcext:value-type="float">
            <office:annotation draw:style-name="gr2" draw:text-style-name="P2" svg:width="122.51pt" svg:height="63.01pt" svg:x="489.23pt" svg:y="1132.5pt" draw:caption-point-x="-11.54pt" draw:caption-point-y="7.77pt">
              <dc:date>2020-04-19T00:00:00</dc:date>
              <text:p text:style-name="P1">TB_CA70/-</text:p>
            </office:annotation>
            <text:p>2498.31897775246</text:p>
          </table:table-cell>
          <table:table-cell office:value-type="float" office:value="1006.41455127934" calcext:value-type="float">
            <office:annotation draw:style-name="gr2" draw:text-style-name="P2" svg:width="122.51pt" svg:height="63.01pt" svg:x="548.99pt" svg:y="1132.5pt" draw:caption-point-x="-11.54pt" draw:caption-point-y="7.77pt">
              <dc:date>2020-04-19T00:00:00</dc:date>
              <text:p text:style-name="P1">Temp_CA05/-</text:p>
            </office:annotation>
            <text:p>1006.41455127934</text:p>
          </table:table-cell>
          <table:table-cell office:value-type="float" office:value="1335.49900632534" calcext:value-type="float">
            <office:annotation draw:style-name="gr2" draw:text-style-name="P2" svg:width="122.51pt" svg:height="63.01pt" svg:x="608.74pt" svg:y="1132.5pt" draw:caption-point-x="-11.54pt" draw:caption-point-y="7.77pt">
              <dc:date>2020-04-19T00:00:00</dc:date>
              <text:p text:style-name="P1">Temp_CA50/-</text:p>
            </office:annotation>
            <text:p>1335.49900632534</text:p>
          </table:table-cell>
          <table:table-cell office:value-type="float" office:value="0.144826593380755" calcext:value-type="float">
            <office:annotation draw:style-name="gr2" draw:text-style-name="P2" svg:width="122.51pt" svg:height="63.01pt" svg:x="668.49pt" svg:y="1132.5pt" draw:caption-point-x="-11.54pt" draw:caption-point-y="7.77pt">
              <dc:date>2020-04-19T00:00:00</dc:date>
              <text:p text:style-name="P1">TO2_CA50/-</text:p>
            </office:annotation>
            <text:p>0.144826593380755</text:p>
          </table:table-cell>
          <table:table-cell office:value-type="float" office:value="0.529600070912565" calcext:value-type="float">
            <office:annotation draw:style-name="gr2" draw:text-style-name="P2" svg:width="122.49pt" svg:height="63.01pt" svg:x="728.25pt" svg:y="1132.5pt" draw:caption-point-x="-11.54pt" draw:caption-point-y="7.77pt">
              <dc:date>2020-04-19T00:00:00</dc:date>
              <text:p text:style-name="P1">Vol_CA99/-</text:p>
            </office:annotation>
            <text:p>0.529600070912565</text:p>
          </table:table-cell>
          <table:table-cell office:value-type="float" office:value="2.29236152049783" calcext:value-type="float">
            <text:p>2.29236152049783</text:p>
          </table:table-cell>
          <table:table-cell office:value-type="float" office:value="2.03138928496859" calcext:value-type="float">
            <text:p>2.03138928496859</text:p>
          </table:table-cell>
          <table:table-cell table:style-name="ce4" office:value-type="float" office:value="0.000002047943" calcext:value-type="float">
            <text:p>2.05E-06</text:p>
          </table:table-cell>
          <table:table-cell office:value-type="float" office:value="41.4064968087142" calcext:value-type="float">
            <text:p>41.4064968087142</text:p>
          </table:table-cell>
          <table:table-cell office:value-type="float" office:value="43.8454672614879" calcext:value-type="float">
            <text:p>43.8454672614879</text:p>
          </table:table-cell>
          <table:table-cell table:number-columns-repeated="1007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3" office:value-type="float" office:value="32.89745" calcext:value-type="float">
            <text:p>32.89745</text:p>
          </table:table-cell>
          <table:table-cell office:value-type="float" office:value="171.57709" calcext:value-type="float">
            <office:annotation draw:style-name="gr2" draw:text-style-name="P2" svg:width="122.51pt" svg:height="63.01pt" svg:x="190.49pt" svg:y="1147.49pt" draw:caption-point-x="-11.54pt" draw:caption-point-y="7.77pt">
              <dc:date>2020-04-19T00:00:00</dc:date>
              <text:p text:style-name="P1">HRR_max/-</text:p>
            </office:annotation>
            <text:p>171.57709</text:p>
          </table:table-cell>
          <table:table-cell office:value-type="float" office:value="1286.9899127162" calcext:value-type="float">
            <text:p>1286.9899127162</text:p>
          </table:table-cell>
          <table:table-cell office:value-type="float" office:value="65.3913110624986" calcext:value-type="float">
            <office:annotation draw:style-name="gr2" draw:text-style-name="P2" svg:width="122.49pt" svg:height="63.01pt" svg:x="310pt" svg:y="1147.49pt" draw:caption-point-x="-11.54pt" draw:caption-point-y="7.77pt">
              <dc:date>2020-04-19T00:00:00</dc:date>
              <text:p text:style-name="P1">P_CA01/-</text:p>
            </office:annotation>
            <text:p>65.3913110624986</text:p>
          </table:table-cell>
          <table:table-cell office:value-type="float" office:value="71.4699425984851" calcext:value-type="float">
            <office:annotation draw:style-name="gr2" draw:text-style-name="P2" svg:width="122.49pt" svg:height="63.01pt" svg:x="369.75pt" svg:y="1147.49pt" draw:caption-point-x="-11.54pt" draw:caption-point-y="7.77pt">
              <dc:date>2020-04-19T00:00:00</dc:date>
              <text:p text:style-name="P1">P_CA25/-</text:p>
            </office:annotation>
            <text:p>71.4699425984851</text:p>
          </table:table-cell>
          <table:table-cell office:value-type="float" office:value="1.88062243969889" calcext:value-type="float">
            <office:annotation draw:style-name="gr2" draw:text-style-name="P2" svg:width="122.51pt" svg:height="63.01pt" svg:x="429.48pt" svg:y="1147.49pt" draw:caption-point-x="-11.54pt" draw:caption-point-y="7.77pt">
              <dc:date>2020-04-19T00:00:00</dc:date>
              <text:p text:style-name="P1">Swirl3_CA99/-</text:p>
            </office:annotation>
            <text:p>1.88062243969889</text:p>
          </table:table-cell>
          <table:table-cell office:value-type="float" office:value="2489.0172170875" calcext:value-type="float">
            <office:annotation draw:style-name="gr2" draw:text-style-name="P2" svg:width="122.51pt" svg:height="63.01pt" svg:x="489.23pt" svg:y="1147.49pt" draw:caption-point-x="-11.54pt" draw:caption-point-y="7.77pt">
              <dc:date>2020-04-19T00:00:00</dc:date>
              <text:p text:style-name="P1">TB_CA70/-</text:p>
            </office:annotation>
            <text:p>2489.0172170875</text:p>
          </table:table-cell>
          <table:table-cell office:value-type="float" office:value="1017.52283184075" calcext:value-type="float">
            <office:annotation draw:style-name="gr2" draw:text-style-name="P2" svg:width="122.51pt" svg:height="63.01pt" svg:x="548.99pt" svg:y="1147.49pt" draw:caption-point-x="-11.54pt" draw:caption-point-y="7.77pt">
              <dc:date>2020-04-19T00:00:00</dc:date>
              <text:p text:style-name="P1">Temp_CA05/-</text:p>
            </office:annotation>
            <text:p>1017.52283184075</text:p>
          </table:table-cell>
          <table:table-cell office:value-type="float" office:value="1457.81735628978" calcext:value-type="float">
            <office:annotation draw:style-name="gr2" draw:text-style-name="P2" svg:width="122.51pt" svg:height="63.01pt" svg:x="608.74pt" svg:y="1147.49pt" draw:caption-point-x="-11.54pt" draw:caption-point-y="7.77pt">
              <dc:date>2020-04-19T00:00:00</dc:date>
              <text:p text:style-name="P1">Temp_CA50/-</text:p>
            </office:annotation>
            <text:p>1457.81735628978</text:p>
          </table:table-cell>
          <table:table-cell office:value-type="float" office:value="0.130034738586801" calcext:value-type="float">
            <office:annotation draw:style-name="gr2" draw:text-style-name="P2" svg:width="122.51pt" svg:height="63.01pt" svg:x="668.49pt" svg:y="1147.49pt" draw:caption-point-x="-11.54pt" draw:caption-point-y="7.77pt">
              <dc:date>2020-04-19T00:00:00</dc:date>
              <text:p text:style-name="P1">TO2_CA50/-</text:p>
            </office:annotation>
            <text:p>0.130034738586801</text:p>
          </table:table-cell>
          <table:table-cell office:value-type="float" office:value="0.623356332202796" calcext:value-type="float">
            <office:annotation draw:style-name="gr2" draw:text-style-name="P2" svg:width="122.49pt" svg:height="63.01pt" svg:x="728.25pt" svg:y="1147.49pt" draw:caption-point-x="-11.54pt" draw:caption-point-y="7.77pt">
              <dc:date>2020-04-19T00:00:00</dc:date>
              <text:p text:style-name="P1">Vol_CA99/-</text:p>
            </office:annotation>
            <text:p>0.623356332202796</text:p>
          </table:table-cell>
          <table:table-cell office:value-type="float" office:value="1.81009523474259" calcext:value-type="float">
            <text:p>1.81009523474259</text:p>
          </table:table-cell>
          <table:table-cell office:value-type="float" office:value="2.42122955145494" calcext:value-type="float">
            <text:p>2.42122955145494</text:p>
          </table:table-cell>
          <table:table-cell table:style-name="ce4" office:value-type="float" office:value="0.0000033919705" calcext:value-type="float">
            <text:p>3.39E-06</text:p>
          </table:table-cell>
          <table:table-cell office:value-type="float" office:value="24.5535499609254" calcext:value-type="float">
            <text:p>24.5535499609254</text:p>
          </table:table-cell>
          <table:table-cell office:value-type="float" office:value="31.9920330964632" calcext:value-type="float">
            <text:p>31.9920330964632</text:p>
          </table:table-cell>
          <table:table-cell table:number-columns-repeated="1007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3" office:value-type="float" office:value="29.96197" calcext:value-type="float">
            <text:p>29.96197</text:p>
          </table:table-cell>
          <table:table-cell office:value-type="float" office:value="205.43095" calcext:value-type="float">
            <office:annotation draw:style-name="gr2" draw:text-style-name="P2" svg:width="122.51pt" svg:height="63.01pt" svg:x="190.49pt" svg:y="1162.49pt" draw:caption-point-x="-11.54pt" draw:caption-point-y="7.8pt">
              <dc:date>2020-04-19T00:00:00</dc:date>
              <text:p text:style-name="P1">HRR_max/-</text:p>
            </office:annotation>
            <text:p>205.43095</text:p>
          </table:table-cell>
          <table:table-cell office:value-type="float" office:value="1749.82473424136" calcext:value-type="float">
            <text:p>1749.82473424136</text:p>
          </table:table-cell>
          <table:table-cell office:value-type="float" office:value="69.8949465707926" calcext:value-type="float">
            <office:annotation draw:style-name="gr2" draw:text-style-name="P2" svg:width="122.49pt" svg:height="63.01pt" svg:x="310pt" svg:y="1162.49pt" draw:caption-point-x="-11.54pt" draw:caption-point-y="7.8pt">
              <dc:date>2020-04-19T00:00:00</dc:date>
              <text:p text:style-name="P1">P_CA01/-</text:p>
            </office:annotation>
            <text:p>69.8949465707926</text:p>
          </table:table-cell>
          <table:table-cell office:value-type="float" office:value="92.2252788813098" calcext:value-type="float">
            <office:annotation draw:style-name="gr2" draw:text-style-name="P2" svg:width="122.49pt" svg:height="63.01pt" svg:x="369.75pt" svg:y="1162.49pt" draw:caption-point-x="-11.54pt" draw:caption-point-y="7.8pt">
              <dc:date>2020-04-19T00:00:00</dc:date>
              <text:p text:style-name="P1">P_CA25/-</text:p>
            </office:annotation>
            <text:p>92.2252788813098</text:p>
          </table:table-cell>
          <table:table-cell office:value-type="float" office:value="1.93109089203686" calcext:value-type="float">
            <office:annotation draw:style-name="gr2" draw:text-style-name="P2" svg:width="122.51pt" svg:height="63.01pt" svg:x="429.48pt" svg:y="1162.49pt" draw:caption-point-x="-11.54pt" draw:caption-point-y="7.8pt">
              <dc:date>2020-04-19T00:00:00</dc:date>
              <text:p text:style-name="P1">Swirl3_CA99/-</text:p>
            </office:annotation>
            <text:p>1.93109089203686</text:p>
          </table:table-cell>
          <table:table-cell office:value-type="float" office:value="2546.7840134112" calcext:value-type="float">
            <office:annotation draw:style-name="gr2" draw:text-style-name="P2" svg:width="122.51pt" svg:height="63.01pt" svg:x="489.23pt" svg:y="1162.49pt" draw:caption-point-x="-11.54pt" draw:caption-point-y="7.8pt">
              <dc:date>2020-04-19T00:00:00</dc:date>
              <text:p text:style-name="P1">TB_CA70/-</text:p>
            </office:annotation>
            <text:p>2546.7840134112</text:p>
          </table:table-cell>
          <table:table-cell office:value-type="float" office:value="1047.08825053844" calcext:value-type="float">
            <office:annotation draw:style-name="gr2" draw:text-style-name="P2" svg:width="122.51pt" svg:height="63.01pt" svg:x="548.99pt" svg:y="1162.49pt" draw:caption-point-x="-11.54pt" draw:caption-point-y="7.8pt">
              <dc:date>2020-04-19T00:00:00</dc:date>
              <text:p text:style-name="P1">Temp_CA05/-</text:p>
            </office:annotation>
            <text:p>1047.08825053844</text:p>
          </table:table-cell>
          <table:table-cell office:value-type="float" office:value="1610.67614178383" calcext:value-type="float">
            <office:annotation draw:style-name="gr2" draw:text-style-name="P2" svg:width="122.51pt" svg:height="63.01pt" svg:x="608.74pt" svg:y="1162.49pt" draw:caption-point-x="-11.54pt" draw:caption-point-y="7.8pt">
              <dc:date>2020-04-19T00:00:00</dc:date>
              <text:p text:style-name="P1">Temp_CA50/-</text:p>
            </office:annotation>
            <text:p>1610.67614178383</text:p>
          </table:table-cell>
          <table:table-cell office:value-type="float" office:value="0.125333856458111" calcext:value-type="float">
            <office:annotation draw:style-name="gr2" draw:text-style-name="P2" svg:width="122.51pt" svg:height="63.01pt" svg:x="668.49pt" svg:y="1162.49pt" draw:caption-point-x="-11.54pt" draw:caption-point-y="7.8pt">
              <dc:date>2020-04-19T00:00:00</dc:date>
              <text:p text:style-name="P1">TO2_CA50/-</text:p>
            </office:annotation>
            <text:p>0.125333856458111</text:p>
          </table:table-cell>
          <table:table-cell office:value-type="float" office:value="0.564423648844519" calcext:value-type="float">
            <office:annotation draw:style-name="gr2" draw:text-style-name="P2" svg:width="122.49pt" svg:height="63.01pt" svg:x="728.25pt" svg:y="1162.49pt" draw:caption-point-x="-11.54pt" draw:caption-point-y="7.8pt">
              <dc:date>2020-04-19T00:00:00</dc:date>
              <text:p text:style-name="P1">Vol_CA99/-</text:p>
            </office:annotation>
            <text:p>0.564423648844519</text:p>
          </table:table-cell>
          <table:table-cell office:value-type="float" office:value="0.931903284290902" calcext:value-type="float">
            <text:p>0.931903284290902</text:p>
          </table:table-cell>
          <table:table-cell office:value-type="float" office:value="2.78790527022563" calcext:value-type="float">
            <text:p>2.78790527022563</text:p>
          </table:table-cell>
          <table:table-cell table:style-name="ce4" office:value-type="float" office:value="0.0000026319017" calcext:value-type="float">
            <text:p>2.63E-06</text:p>
          </table:table-cell>
          <table:table-cell office:value-type="float" office:value="35.955083673658" calcext:value-type="float">
            <text:p>35.955083673658</text:p>
          </table:table-cell>
          <table:table-cell office:value-type="float" office:value="30.310262371185" calcext:value-type="float">
            <text:p>30.310262371185</text:p>
          </table:table-cell>
          <table:table-cell table:number-columns-repeated="1007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3" office:value-type="float" office:value="29.2821" calcext:value-type="float">
            <text:p>29.2821</text:p>
          </table:table-cell>
          <table:table-cell office:value-type="float" office:value="206.29431" calcext:value-type="float">
            <office:annotation draw:style-name="gr1" draw:text-style-name="P2" svg:width="122.51pt" svg:height="62.99pt" svg:x="190.49pt" svg:y="1177.51pt" draw:caption-point-x="-11.54pt" draw:caption-point-y="7.77pt">
              <dc:date>2020-04-19T00:00:00</dc:date>
              <text:p text:style-name="P1">HRR_max/-</text:p>
            </office:annotation>
            <text:p>206.29431</text:p>
          </table:table-cell>
          <table:table-cell office:value-type="float" office:value="1777.15226835826" calcext:value-type="float">
            <text:p>1777.15226835826</text:p>
          </table:table-cell>
          <table:table-cell office:value-type="float" office:value="70.3081702537792" calcext:value-type="float">
            <office:annotation draw:style-name="gr1" draw:text-style-name="P2" svg:width="122.49pt" svg:height="62.99pt" svg:x="310pt" svg:y="1177.51pt" draw:caption-point-x="-11.54pt" draw:caption-point-y="7.77pt">
              <dc:date>2020-04-19T00:00:00</dc:date>
              <text:p text:style-name="P1">P_CA01/-</text:p>
            </office:annotation>
            <text:p>70.3081702537792</text:p>
          </table:table-cell>
          <table:table-cell office:value-type="float" office:value="93.5523064350032" calcext:value-type="float">
            <office:annotation draw:style-name="gr1" draw:text-style-name="P2" svg:width="122.49pt" svg:height="62.99pt" svg:x="369.75pt" svg:y="1177.51pt" draw:caption-point-x="-11.54pt" draw:caption-point-y="7.77pt">
              <dc:date>2020-04-19T00:00:00</dc:date>
              <text:p text:style-name="P1">P_CA25/-</text:p>
            </office:annotation>
            <text:p>93.5523064350032</text:p>
          </table:table-cell>
          <table:table-cell office:value-type="float" office:value="1.93272554416991" calcext:value-type="float">
            <office:annotation draw:style-name="gr1" draw:text-style-name="P2" svg:width="122.51pt" svg:height="62.99pt" svg:x="429.48pt" svg:y="1177.51pt" draw:caption-point-x="-11.54pt" draw:caption-point-y="7.77pt">
              <dc:date>2020-04-19T00:00:00</dc:date>
              <text:p text:style-name="P1">Swirl3_CA99/-</text:p>
            </office:annotation>
            <text:p>1.93272554416991</text:p>
          </table:table-cell>
          <table:table-cell office:value-type="float" office:value="2546.59144564488" calcext:value-type="float">
            <office:annotation draw:style-name="gr1" draw:text-style-name="P2" svg:width="122.51pt" svg:height="62.99pt" svg:x="489.23pt" svg:y="1177.51pt" draw:caption-point-x="-11.54pt" draw:caption-point-y="7.77pt">
              <dc:date>2020-04-19T00:00:00</dc:date>
              <text:p text:style-name="P1">TB_CA70/-</text:p>
            </office:annotation>
            <text:p>2546.59144564488</text:p>
          </table:table-cell>
          <table:table-cell office:value-type="float" office:value="1048.72708413152" calcext:value-type="float">
            <office:annotation draw:style-name="gr1" draw:text-style-name="P2" svg:width="122.51pt" svg:height="62.99pt" svg:x="548.99pt" svg:y="1177.51pt" draw:caption-point-x="-11.54pt" draw:caption-point-y="7.77pt">
              <dc:date>2020-04-19T00:00:00</dc:date>
              <text:p text:style-name="P1">Temp_CA05/-</text:p>
            </office:annotation>
            <text:p>1048.72708413152</text:p>
          </table:table-cell>
          <table:table-cell office:value-type="float" office:value="1617.03815352977" calcext:value-type="float">
            <office:annotation draw:style-name="gr1" draw:text-style-name="P2" svg:width="122.51pt" svg:height="62.99pt" svg:x="608.74pt" svg:y="1177.51pt" draw:caption-point-x="-11.54pt" draw:caption-point-y="7.77pt">
              <dc:date>2020-04-19T00:00:00</dc:date>
              <text:p text:style-name="P1">Temp_CA50/-</text:p>
            </office:annotation>
            <text:p>1617.03815352977</text:p>
          </table:table-cell>
          <table:table-cell office:value-type="float" office:value="0.12516452449562" calcext:value-type="float">
            <office:annotation draw:style-name="gr1" draw:text-style-name="P2" svg:width="122.51pt" svg:height="62.99pt" svg:x="668.49pt" svg:y="1177.51pt" draw:caption-point-x="-11.54pt" draw:caption-point-y="7.77pt">
              <dc:date>2020-04-19T00:00:00</dc:date>
              <text:p text:style-name="P1">TO2_CA50/-</text:p>
            </office:annotation>
            <text:p>0.12516452449562</text:p>
          </table:table-cell>
          <table:table-cell office:value-type="float" office:value="0.562846653924736" calcext:value-type="float">
            <office:annotation draw:style-name="gr1" draw:text-style-name="P2" svg:width="122.49pt" svg:height="62.99pt" svg:x="728.25pt" svg:y="1177.51pt" draw:caption-point-x="-11.54pt" draw:caption-point-y="7.77pt">
              <dc:date>2020-04-19T00:00:00</dc:date>
              <text:p text:style-name="P1">Vol_CA99/-</text:p>
            </office:annotation>
            <text:p>0.562846653924736</text:p>
          </table:table-cell>
          <table:table-cell office:value-type="float" office:value="0.918524283340632" calcext:value-type="float">
            <text:p>0.918524283340632</text:p>
          </table:table-cell>
          <table:table-cell office:value-type="float" office:value="2.8105223898888" calcext:value-type="float">
            <text:p>2.8105223898888</text:p>
          </table:table-cell>
          <table:table-cell table:style-name="ce4" office:value-type="float" office:value="0.0000026311925" calcext:value-type="float">
            <text:p>2.63E-06</text:p>
          </table:table-cell>
          <table:table-cell office:value-type="float" office:value="35.8829259239696" calcext:value-type="float">
            <text:p>35.8829259239696</text:p>
          </table:table-cell>
          <table:table-cell office:value-type="float" office:value="30.2341717406571" calcext:value-type="float">
            <text:p>30.2341717406571</text:p>
          </table:table-cell>
          <table:table-cell table:number-columns-repeated="1007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3" office:value-type="float" office:value="71.4801" calcext:value-type="float">
            <text:p>71.4801</text:p>
          </table:table-cell>
          <table:table-cell office:value-type="float" office:value="71.2143" calcext:value-type="float">
            <office:annotation draw:style-name="gr1" draw:text-style-name="P2" svg:width="122.51pt" svg:height="62.99pt" svg:x="190.49pt" svg:y="1192.51pt" draw:caption-point-x="-11.54pt" draw:caption-point-y="7.77pt">
              <dc:date>2020-04-19T00:00:00</dc:date>
              <text:p text:style-name="P1">HRR_max/-</text:p>
            </office:annotation>
            <text:p>71.2143</text:p>
          </table:table-cell>
          <table:table-cell office:value-type="float" office:value="248.995177989342" calcext:value-type="float">
            <text:p>248.995177989342</text:p>
          </table:table-cell>
          <table:table-cell office:value-type="float" office:value="44.9573582002616" calcext:value-type="float">
            <office:annotation draw:style-name="gr1" draw:text-style-name="P2" svg:width="122.49pt" svg:height="62.99pt" svg:x="310pt" svg:y="1192.51pt" draw:caption-point-x="-11.54pt" draw:caption-point-y="7.77pt">
              <dc:date>2020-04-19T00:00:00</dc:date>
              <text:p text:style-name="P1">P_CA01/-</text:p>
            </office:annotation>
            <text:p>44.9573582002616</text:p>
          </table:table-cell>
          <table:table-cell office:value-type="float" office:value="43.0629361843709" calcext:value-type="float">
            <office:annotation draw:style-name="gr1" draw:text-style-name="P2" svg:width="122.49pt" svg:height="62.99pt" svg:x="369.75pt" svg:y="1192.51pt" draw:caption-point-x="-11.54pt" draw:caption-point-y="7.77pt">
              <dc:date>2020-04-19T00:00:00</dc:date>
              <text:p text:style-name="P1">P_CA25/-</text:p>
            </office:annotation>
            <text:p>43.0629361843709</text:p>
          </table:table-cell>
          <table:table-cell office:value-type="float" office:value="2.49324190479" calcext:value-type="float">
            <office:annotation draw:style-name="gr1" draw:text-style-name="P2" svg:width="122.51pt" svg:height="62.99pt" svg:x="429.48pt" svg:y="1192.51pt" draw:caption-point-x="-11.54pt" draw:caption-point-y="7.77pt">
              <dc:date>2020-04-19T00:00:00</dc:date>
              <text:p text:style-name="P1">Swirl3_CA99/-</text:p>
            </office:annotation>
            <text:p>2.49324190479</text:p>
          </table:table-cell>
          <table:table-cell office:value-type="float" office:value="2114.86867997068" calcext:value-type="float">
            <office:annotation draw:style-name="gr1" draw:text-style-name="P2" svg:width="122.51pt" svg:height="62.99pt" svg:x="489.23pt" svg:y="1192.51pt" draw:caption-point-x="-11.54pt" draw:caption-point-y="7.77pt">
              <dc:date>2020-04-19T00:00:00</dc:date>
              <text:p text:style-name="P1">TB_CA70/-</text:p>
            </office:annotation>
            <text:p>2114.86867997068</text:p>
          </table:table-cell>
          <table:table-cell office:value-type="float" office:value="983.490344889579" calcext:value-type="float">
            <office:annotation draw:style-name="gr1" draw:text-style-name="P2" svg:width="122.51pt" svg:height="62.99pt" svg:x="548.99pt" svg:y="1192.51pt" draw:caption-point-x="-11.54pt" draw:caption-point-y="7.77pt">
              <dc:date>2020-04-19T00:00:00</dc:date>
              <text:p text:style-name="P1">Temp_CA05/-</text:p>
            </office:annotation>
            <text:p>983.490344889579</text:p>
          </table:table-cell>
          <table:table-cell office:value-type="float" office:value="1067.44983159449" calcext:value-type="float">
            <office:annotation draw:style-name="gr1" draw:text-style-name="P2" svg:width="122.51pt" svg:height="62.99pt" svg:x="608.74pt" svg:y="1192.51pt" draw:caption-point-x="-11.54pt" draw:caption-point-y="7.77pt">
              <dc:date>2020-04-19T00:00:00</dc:date>
              <text:p text:style-name="P1">Temp_CA50/-</text:p>
            </office:annotation>
            <text:p>1067.44983159449</text:p>
          </table:table-cell>
          <table:table-cell office:value-type="float" office:value="0.163461683657259" calcext:value-type="float">
            <office:annotation draw:style-name="gr1" draw:text-style-name="P2" svg:width="122.51pt" svg:height="62.99pt" svg:x="668.49pt" svg:y="1192.51pt" draw:caption-point-x="-11.54pt" draw:caption-point-y="7.77pt">
              <dc:date>2020-04-19T00:00:00</dc:date>
              <text:p text:style-name="P1">TO2_CA50/-</text:p>
            </office:annotation>
            <text:p>0.163461683657259</text:p>
          </table:table-cell>
          <table:table-cell office:value-type="float" office:value="0.272674967578604" calcext:value-type="float">
            <office:annotation draw:style-name="gr1" draw:text-style-name="P2" svg:width="122.49pt" svg:height="62.99pt" svg:x="728.25pt" svg:y="1192.51pt" draw:caption-point-x="-11.54pt" draw:caption-point-y="7.77pt">
              <dc:date>2020-04-19T00:00:00</dc:date>
              <text:p text:style-name="P1">Vol_CA99/-</text:p>
            </office:annotation>
            <text:p>0.272674967578604</text:p>
          </table:table-cell>
          <table:table-cell office:value-type="float" office:value="3.71768374118681" calcext:value-type="float">
            <text:p>3.71768374118681</text:p>
          </table:table-cell>
          <table:table-cell office:value-type="float" office:value="0.869035390316124" calcext:value-type="float">
            <text:p>0.869035390316124</text:p>
          </table:table-cell>
          <table:table-cell table:style-name="ce4" office:value-type="float" office:value="0.00000007892624" calcext:value-type="float">
            <text:p>7.89E-08</text:p>
          </table:table-cell>
          <table:table-cell office:value-type="float" office:value="98.8698953159147" calcext:value-type="float">
            <text:p>98.8698953159147</text:p>
          </table:table-cell>
          <table:table-cell office:value-type="float" office:value="82.2595996610831" calcext:value-type="float">
            <text:p>82.2595996610831</text:p>
          </table:table-cell>
          <table:table-cell table:number-columns-repeated="1007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3" office:value-type="float" office:value="46.92704" calcext:value-type="float">
            <text:p>46.92704</text:p>
          </table:table-cell>
          <table:table-cell office:value-type="float" office:value="120.3133" calcext:value-type="float">
            <office:annotation draw:style-name="gr2" draw:text-style-name="P2" svg:width="122.51pt" svg:height="63.01pt" svg:x="190.49pt" svg:y="1207.5pt" draw:caption-point-x="-11.54pt" draw:caption-point-y="7.77pt">
              <dc:date>2020-04-19T00:00:00</dc:date>
              <text:p text:style-name="P1">HRR_max/-</text:p>
            </office:annotation>
            <text:p>120.3133</text:p>
          </table:table-cell>
          <table:table-cell office:value-type="float" office:value="523.043022047688" calcext:value-type="float">
            <text:p>523.043022047688</text:p>
          </table:table-cell>
          <table:table-cell office:value-type="float" office:value="51.6175477118625" calcext:value-type="float">
            <office:annotation draw:style-name="gr2" draw:text-style-name="P2" svg:width="122.49pt" svg:height="63.01pt" svg:x="310pt" svg:y="1207.5pt" draw:caption-point-x="-11.54pt" draw:caption-point-y="7.77pt">
              <dc:date>2020-04-19T00:00:00</dc:date>
              <text:p text:style-name="P1">P_CA01/-</text:p>
            </office:annotation>
            <text:p>51.6175477118625</text:p>
          </table:table-cell>
          <table:table-cell office:value-type="float" office:value="56.164064851904" calcext:value-type="float">
            <office:annotation draw:style-name="gr2" draw:text-style-name="P2" svg:width="122.49pt" svg:height="63.01pt" svg:x="369.75pt" svg:y="1207.5pt" draw:caption-point-x="-11.54pt" draw:caption-point-y="7.77pt">
              <dc:date>2020-04-19T00:00:00</dc:date>
              <text:p text:style-name="P1">P_CA25/-</text:p>
            </office:annotation>
            <text:p>56.164064851904</text:p>
          </table:table-cell>
          <table:table-cell office:value-type="float" office:value="2.2859892537107" calcext:value-type="float">
            <office:annotation draw:style-name="gr2" draw:text-style-name="P2" svg:width="122.51pt" svg:height="63.01pt" svg:x="429.48pt" svg:y="1207.5pt" draw:caption-point-x="-11.54pt" draw:caption-point-y="7.77pt">
              <dc:date>2020-04-19T00:00:00</dc:date>
              <text:p text:style-name="P1">Swirl3_CA99/-</text:p>
            </office:annotation>
            <text:p>2.2859892537107</text:p>
          </table:table-cell>
          <table:table-cell office:value-type="float" office:value="2433.92742901118" calcext:value-type="float">
            <office:annotation draw:style-name="gr2" draw:text-style-name="P2" svg:width="122.51pt" svg:height="63.01pt" svg:x="489.23pt" svg:y="1207.5pt" draw:caption-point-x="-11.54pt" draw:caption-point-y="7.77pt">
              <dc:date>2020-04-19T00:00:00</dc:date>
              <text:p text:style-name="P1">TB_CA70/-</text:p>
            </office:annotation>
            <text:p>2433.92742901118</text:p>
          </table:table-cell>
          <table:table-cell office:value-type="float" office:value="1001.72680700423" calcext:value-type="float">
            <office:annotation draw:style-name="gr2" draw:text-style-name="P2" svg:width="122.51pt" svg:height="63.01pt" svg:x="548.99pt" svg:y="1207.5pt" draw:caption-point-x="-11.54pt" draw:caption-point-y="7.77pt">
              <dc:date>2020-04-19T00:00:00</dc:date>
              <text:p text:style-name="P1">Temp_CA05/-</text:p>
            </office:annotation>
            <text:p>1001.72680700423</text:p>
          </table:table-cell>
          <table:table-cell office:value-type="float" office:value="1207.4728587202" calcext:value-type="float">
            <office:annotation draw:style-name="gr2" draw:text-style-name="P2" svg:width="122.51pt" svg:height="63.01pt" svg:x="608.74pt" svg:y="1207.5pt" draw:caption-point-x="-11.54pt" draw:caption-point-y="7.77pt">
              <dc:date>2020-04-19T00:00:00</dc:date>
              <text:p text:style-name="P1">Temp_CA50/-</text:p>
            </office:annotation>
            <text:p>1207.4728587202</text:p>
          </table:table-cell>
          <table:table-cell office:value-type="float" office:value="0.160050763266961" calcext:value-type="float">
            <office:annotation draw:style-name="gr2" draw:text-style-name="P2" svg:width="122.51pt" svg:height="63.01pt" svg:x="668.49pt" svg:y="1207.5pt" draw:caption-point-x="-11.54pt" draw:caption-point-y="7.77pt">
              <dc:date>2020-04-19T00:00:00</dc:date>
              <text:p text:style-name="P1">TO2_CA50/-</text:p>
            </office:annotation>
            <text:p>0.160050763266961</text:p>
          </table:table-cell>
          <table:table-cell office:value-type="float" office:value="0.358867726752175" calcext:value-type="float">
            <office:annotation draw:style-name="gr2" draw:text-style-name="P2" svg:width="122.49pt" svg:height="63.01pt" svg:x="728.25pt" svg:y="1207.5pt" draw:caption-point-x="-11.54pt" draw:caption-point-y="7.77pt">
              <dc:date>2020-04-19T00:00:00</dc:date>
              <text:p text:style-name="P1">Vol_CA99/-</text:p>
            </office:annotation>
            <text:p>0.358867726752175</text:p>
          </table:table-cell>
          <table:table-cell office:value-type="float" office:value="2.83408899099268" calcext:value-type="float">
            <text:p>2.83408899099268</text:p>
          </table:table-cell>
          <table:table-cell office:value-type="float" office:value="1.08829291802027" calcext:value-type="float">
            <text:p>1.08829291802027</text:p>
          </table:table-cell>
          <table:table-cell table:style-name="ce4" office:value-type="float" office:value="0.0000004882618" calcext:value-type="float">
            <text:p>4.88E-07</text:p>
          </table:table-cell>
          <table:table-cell office:value-type="float" office:value="103.759123977685" calcext:value-type="float">
            <text:p>103.759123977685</text:p>
          </table:table-cell>
          <table:table-cell office:value-type="float" office:value="63.1859237315503" calcext:value-type="float">
            <text:p>63.1859237315503</text:p>
          </table:table-cell>
          <table:table-cell table:number-columns-repeated="1007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3" office:value-type="float" office:value="41.25446" calcext:value-type="float">
            <text:p>41.25446</text:p>
          </table:table-cell>
          <table:table-cell office:value-type="float" office:value="153.67853" calcext:value-type="float">
            <office:annotation draw:style-name="gr2" draw:text-style-name="P2" svg:width="122.51pt" svg:height="63.01pt" svg:x="190.49pt" svg:y="1222.5pt" draw:caption-point-x="-11.54pt" draw:caption-point-y="7.77pt">
              <dc:date>2020-04-19T00:00:00</dc:date>
              <text:p text:style-name="P1">HRR_max/-</text:p>
            </office:annotation>
            <text:p>153.67853</text:p>
          </table:table-cell>
          <table:table-cell office:value-type="float" office:value="932.680745412827" calcext:value-type="float">
            <text:p>932.680745412827</text:p>
          </table:table-cell>
          <table:table-cell office:value-type="float" office:value="62.7112131325475" calcext:value-type="float">
            <office:annotation draw:style-name="gr2" draw:text-style-name="P2" svg:width="122.49pt" svg:height="63.01pt" svg:x="310pt" svg:y="1222.5pt" draw:caption-point-x="-11.54pt" draw:caption-point-y="7.77pt">
              <dc:date>2020-04-19T00:00:00</dc:date>
              <text:p text:style-name="P1">P_CA01/-</text:p>
            </office:annotation>
            <text:p>62.7112131325475</text:p>
          </table:table-cell>
          <table:table-cell office:value-type="float" office:value="66.2951400136688" calcext:value-type="float">
            <office:annotation draw:style-name="gr2" draw:text-style-name="P2" svg:width="122.49pt" svg:height="63.01pt" svg:x="369.75pt" svg:y="1222.5pt" draw:caption-point-x="-11.54pt" draw:caption-point-y="7.77pt">
              <dc:date>2020-04-19T00:00:00</dc:date>
              <text:p text:style-name="P1">P_CA25/-</text:p>
            </office:annotation>
            <text:p>66.2951400136688</text:p>
          </table:table-cell>
          <table:table-cell office:value-type="float" office:value="2.04507557049103" calcext:value-type="float">
            <office:annotation draw:style-name="gr2" draw:text-style-name="P2" svg:width="122.51pt" svg:height="63.01pt" svg:x="429.48pt" svg:y="1222.5pt" draw:caption-point-x="-11.54pt" draw:caption-point-y="7.77pt">
              <dc:date>2020-04-19T00:00:00</dc:date>
              <text:p text:style-name="P1">Swirl3_CA99/-</text:p>
            </office:annotation>
            <text:p>2.04507557049103</text:p>
          </table:table-cell>
          <table:table-cell office:value-type="float" office:value="2498.36443889762" calcext:value-type="float">
            <office:annotation draw:style-name="gr2" draw:text-style-name="P2" svg:width="122.51pt" svg:height="63.01pt" svg:x="489.23pt" svg:y="1222.5pt" draw:caption-point-x="-11.54pt" draw:caption-point-y="7.77pt">
              <dc:date>2020-04-19T00:00:00</dc:date>
              <text:p text:style-name="P1">TB_CA70/-</text:p>
            </office:annotation>
            <text:p>2498.36443889762</text:p>
          </table:table-cell>
          <table:table-cell office:value-type="float" office:value="1013.21283610288" calcext:value-type="float">
            <office:annotation draw:style-name="gr2" draw:text-style-name="P2" svg:width="122.51pt" svg:height="63.01pt" svg:x="548.99pt" svg:y="1222.5pt" draw:caption-point-x="-11.54pt" draw:caption-point-y="7.77pt">
              <dc:date>2020-04-19T00:00:00</dc:date>
              <text:p text:style-name="P1">Temp_CA05/-</text:p>
            </office:annotation>
            <text:p>1013.21283610288</text:p>
          </table:table-cell>
          <table:table-cell office:value-type="float" office:value="1329.89727199032" calcext:value-type="float">
            <office:annotation draw:style-name="gr2" draw:text-style-name="P2" svg:width="122.51pt" svg:height="63.01pt" svg:x="608.74pt" svg:y="1222.5pt" draw:caption-point-x="-11.54pt" draw:caption-point-y="7.77pt">
              <dc:date>2020-04-19T00:00:00</dc:date>
              <text:p text:style-name="P1">Temp_CA50/-</text:p>
            </office:annotation>
            <text:p>1329.89727199032</text:p>
          </table:table-cell>
          <table:table-cell office:value-type="float" office:value="0.146408577603768" calcext:value-type="float">
            <office:annotation draw:style-name="gr2" draw:text-style-name="P2" svg:width="122.51pt" svg:height="63.01pt" svg:x="668.49pt" svg:y="1222.5pt" draw:caption-point-x="-11.54pt" draw:caption-point-y="7.77pt">
              <dc:date>2020-04-19T00:00:00</dc:date>
              <text:p text:style-name="P1">TO2_CA50/-</text:p>
            </office:annotation>
            <text:p>0.146408577603768</text:p>
          </table:table-cell>
          <table:table-cell office:value-type="float" office:value="0.535068447548674" calcext:value-type="float">
            <office:annotation draw:style-name="gr2" draw:text-style-name="P2" svg:width="122.49pt" svg:height="63.01pt" svg:x="728.25pt" svg:y="1222.5pt" draw:caption-point-x="-11.54pt" draw:caption-point-y="7.77pt">
              <dc:date>2020-04-19T00:00:00</dc:date>
              <text:p text:style-name="P1">Vol_CA99/-</text:p>
            </office:annotation>
            <text:p>0.535068447548674</text:p>
          </table:table-cell>
          <table:table-cell office:value-type="float" office:value="1.95633768100202" calcext:value-type="float">
            <text:p>1.95633768100202</text:p>
          </table:table-cell>
          <table:table-cell office:value-type="float" office:value="1.14672400708049" calcext:value-type="float">
            <text:p>1.14672400708049</text:p>
          </table:table-cell>
          <table:table-cell table:style-name="ce4" office:value-type="float" office:value="0.0000019871163" calcext:value-type="float">
            <text:p>1.99E-06</text:p>
          </table:table-cell>
          <table:table-cell office:value-type="float" office:value="50.1532500359989" calcext:value-type="float">
            <text:p>50.1532500359989</text:p>
          </table:table-cell>
          <table:table-cell office:value-type="float" office:value="48.4448891503958" calcext:value-type="float">
            <text:p>48.4448891503958</text:p>
          </table:table-cell>
          <table:table-cell table:number-columns-repeated="1007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3" office:value-type="float" office:value="33.5862" calcext:value-type="float">
            <text:p>33.5862</text:p>
          </table:table-cell>
          <table:table-cell office:value-type="float" office:value="172.79219" calcext:value-type="float">
            <office:annotation draw:style-name="gr2" draw:text-style-name="P2" svg:width="122.51pt" svg:height="63.01pt" svg:x="190.49pt" svg:y="1237.49pt" draw:caption-point-x="-11.54pt" draw:caption-point-y="7.77pt">
              <dc:date>2020-04-19T00:00:00</dc:date>
              <text:p text:style-name="P1">HRR_max/-</text:p>
            </office:annotation>
            <text:p>172.79219</text:p>
          </table:table-cell>
          <table:table-cell office:value-type="float" office:value="1351.0413995636" calcext:value-type="float">
            <text:p>1351.0413995636</text:p>
          </table:table-cell>
          <table:table-cell office:value-type="float" office:value="69.3961704193552" calcext:value-type="float">
            <office:annotation draw:style-name="gr2" draw:text-style-name="P2" svg:width="122.49pt" svg:height="63.01pt" svg:x="310pt" svg:y="1237.49pt" draw:caption-point-x="-11.54pt" draw:caption-point-y="7.77pt">
              <dc:date>2020-04-19T00:00:00</dc:date>
              <text:p text:style-name="P1">P_CA01/-</text:p>
            </office:annotation>
            <text:p>69.3961704193552</text:p>
          </table:table-cell>
          <table:table-cell office:value-type="float" office:value="78.6953434317123" calcext:value-type="float">
            <office:annotation draw:style-name="gr2" draw:text-style-name="P2" svg:width="122.49pt" svg:height="63.01pt" svg:x="369.75pt" svg:y="1237.49pt" draw:caption-point-x="-11.54pt" draw:caption-point-y="7.77pt">
              <dc:date>2020-04-19T00:00:00</dc:date>
              <text:p text:style-name="P1">P_CA25/-</text:p>
            </office:annotation>
            <text:p>78.6953434317123</text:p>
          </table:table-cell>
          <table:table-cell office:value-type="float" office:value="1.95646744459016" calcext:value-type="float">
            <office:annotation draw:style-name="gr2" draw:text-style-name="P2" svg:width="122.51pt" svg:height="63.01pt" svg:x="429.48pt" svg:y="1237.49pt" draw:caption-point-x="-11.54pt" draw:caption-point-y="7.77pt">
              <dc:date>2020-04-19T00:00:00</dc:date>
              <text:p text:style-name="P1">Swirl3_CA99/-</text:p>
            </office:annotation>
            <text:p>1.95646744459016</text:p>
          </table:table-cell>
          <table:table-cell office:value-type="float" office:value="2488.30174101834" calcext:value-type="float">
            <office:annotation draw:style-name="gr2" draw:text-style-name="P2" svg:width="122.51pt" svg:height="63.01pt" svg:x="489.23pt" svg:y="1237.49pt" draw:caption-point-x="-11.54pt" draw:caption-point-y="7.77pt">
              <dc:date>2020-04-19T00:00:00</dc:date>
              <text:p text:style-name="P1">TB_CA70/-</text:p>
            </office:annotation>
            <text:p>2488.30174101834</text:p>
          </table:table-cell>
          <table:table-cell office:value-type="float" office:value="1029.65295128672" calcext:value-type="float">
            <office:annotation draw:style-name="gr2" draw:text-style-name="P2" svg:width="122.51pt" svg:height="63.01pt" svg:x="548.99pt" svg:y="1237.49pt" draw:caption-point-x="-11.54pt" draw:caption-point-y="7.77pt">
              <dc:date>2020-04-19T00:00:00</dc:date>
              <text:p text:style-name="P1">Temp_CA05/-</text:p>
            </office:annotation>
            <text:p>1029.65295128672</text:p>
          </table:table-cell>
          <table:table-cell office:value-type="float" office:value="1450.99073957614" calcext:value-type="float">
            <office:annotation draw:style-name="gr2" draw:text-style-name="P2" svg:width="122.51pt" svg:height="63.01pt" svg:x="608.74pt" svg:y="1237.49pt" draw:caption-point-x="-11.54pt" draw:caption-point-y="7.77pt">
              <dc:date>2020-04-19T00:00:00</dc:date>
              <text:p text:style-name="P1">Temp_CA50/-</text:p>
            </office:annotation>
            <text:p>1450.99073957614</text:p>
          </table:table-cell>
          <table:table-cell office:value-type="float" office:value="0.131721006636559" calcext:value-type="float">
            <office:annotation draw:style-name="gr2" draw:text-style-name="P2" svg:width="122.51pt" svg:height="63.01pt" svg:x="668.49pt" svg:y="1237.49pt" draw:caption-point-x="-11.54pt" draw:caption-point-y="7.77pt">
              <dc:date>2020-04-19T00:00:00</dc:date>
              <text:p text:style-name="P1">TO2_CA50/-</text:p>
            </office:annotation>
            <text:p>0.131721006636559</text:p>
          </table:table-cell>
          <table:table-cell office:value-type="float" office:value="0.642646481508196" calcext:value-type="float">
            <office:annotation draw:style-name="gr2" draw:text-style-name="P2" svg:width="122.49pt" svg:height="63.01pt" svg:x="728.25pt" svg:y="1237.49pt" draw:caption-point-x="-11.54pt" draw:caption-point-y="7.77pt">
              <dc:date>2020-04-19T00:00:00</dc:date>
              <text:p text:style-name="P1">Vol_CA99/-</text:p>
            </office:annotation>
            <text:p>0.642646481508196</text:p>
          </table:table-cell>
          <table:table-cell office:value-type="float" office:value="1.48708745169559" calcext:value-type="float">
            <text:p>1.48708745169559</text:p>
          </table:table-cell>
          <table:table-cell office:value-type="float" office:value="2.23044092578021" calcext:value-type="float">
            <text:p>2.23044092578021</text:p>
          </table:table-cell>
          <table:table-cell table:style-name="ce4" office:value-type="float" office:value="0.000003623272" calcext:value-type="float">
            <text:p>3.62E-06</text:p>
          </table:table-cell>
          <table:table-cell office:value-type="float" office:value="26.5594044367489" calcext:value-type="float">
            <text:p>26.5594044367489</text:p>
          </table:table-cell>
          <table:table-cell office:value-type="float" office:value="36.0025572666648" calcext:value-type="float">
            <text:p>36.0025572666648</text:p>
          </table:table-cell>
          <table:table-cell table:number-columns-repeated="1007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3" office:value-type="float" office:value="30.07069" calcext:value-type="float">
            <text:p>30.07069</text:p>
          </table:table-cell>
          <table:table-cell office:value-type="float" office:value="196.21014" calcext:value-type="float">
            <office:annotation draw:style-name="gr2" draw:text-style-name="P2" svg:width="122.51pt" svg:height="63.01pt" svg:x="190.49pt" svg:y="1252.49pt" draw:caption-point-x="-11.54pt" draw:caption-point-y="7.8pt">
              <dc:date>2020-04-19T00:00:00</dc:date>
              <text:p text:style-name="P1">HRR_max/-</text:p>
            </office:annotation>
            <text:p>196.21014</text:p>
          </table:table-cell>
          <table:table-cell office:value-type="float" office:value="1790.30720336786" calcext:value-type="float">
            <text:p>1790.30720336786</text:p>
          </table:table-cell>
          <table:table-cell office:value-type="float" office:value="72.0400652391895" calcext:value-type="float">
            <office:annotation draw:style-name="gr2" draw:text-style-name="P2" svg:width="122.49pt" svg:height="63.01pt" svg:x="310pt" svg:y="1252.49pt" draw:caption-point-x="-11.54pt" draw:caption-point-y="7.8pt">
              <dc:date>2020-04-19T00:00:00</dc:date>
              <text:p text:style-name="P1">P_CA01/-</text:p>
            </office:annotation>
            <text:p>72.0400652391895</text:p>
          </table:table-cell>
          <table:table-cell office:value-type="float" office:value="98.6110559613403" calcext:value-type="float">
            <office:annotation draw:style-name="gr2" draw:text-style-name="P2" svg:width="122.49pt" svg:height="63.01pt" svg:x="369.75pt" svg:y="1252.49pt" draw:caption-point-x="-11.54pt" draw:caption-point-y="7.8pt">
              <dc:date>2020-04-19T00:00:00</dc:date>
              <text:p text:style-name="P1">P_CA25/-</text:p>
            </office:annotation>
            <text:p>98.6110559613403</text:p>
          </table:table-cell>
          <table:table-cell office:value-type="float" office:value="1.97128697638134" calcext:value-type="float">
            <office:annotation draw:style-name="gr2" draw:text-style-name="P2" svg:width="122.51pt" svg:height="63.01pt" svg:x="429.48pt" svg:y="1252.49pt" draw:caption-point-x="-11.54pt" draw:caption-point-y="7.8pt">
              <dc:date>2020-04-19T00:00:00</dc:date>
              <text:p text:style-name="P1">Swirl3_CA99/-</text:p>
            </office:annotation>
            <text:p>1.97128697638134</text:p>
          </table:table-cell>
          <table:table-cell office:value-type="float" office:value="2498.1205499404" calcext:value-type="float">
            <office:annotation draw:style-name="gr2" draw:text-style-name="P2" svg:width="122.51pt" svg:height="63.01pt" svg:x="489.23pt" svg:y="1252.49pt" draw:caption-point-x="-11.54pt" draw:caption-point-y="7.8pt">
              <dc:date>2020-04-19T00:00:00</dc:date>
              <text:p text:style-name="P1">TB_CA70/-</text:p>
            </office:annotation>
            <text:p>2498.1205499404</text:p>
          </table:table-cell>
          <table:table-cell office:value-type="float" office:value="1054.27862864925" calcext:value-type="float">
            <office:annotation draw:style-name="gr2" draw:text-style-name="P2" svg:width="122.51pt" svg:height="63.01pt" svg:x="548.99pt" svg:y="1252.49pt" draw:caption-point-x="-11.54pt" draw:caption-point-y="7.8pt">
              <dc:date>2020-04-19T00:00:00</dc:date>
              <text:p text:style-name="P1">Temp_CA05/-</text:p>
            </office:annotation>
            <text:p>1054.27862864925</text:p>
          </table:table-cell>
          <table:table-cell office:value-type="float" office:value="1582.42161044364" calcext:value-type="float">
            <office:annotation draw:style-name="gr2" draw:text-style-name="P2" svg:width="122.51pt" svg:height="63.01pt" svg:x="608.74pt" svg:y="1252.49pt" draw:caption-point-x="-11.54pt" draw:caption-point-y="7.8pt">
              <dc:date>2020-04-19T00:00:00</dc:date>
              <text:p text:style-name="P1">Temp_CA50/-</text:p>
            </office:annotation>
            <text:p>1582.42161044364</text:p>
          </table:table-cell>
          <table:table-cell office:value-type="float" office:value="0.123918837646644" calcext:value-type="float">
            <office:annotation draw:style-name="gr2" draw:text-style-name="P2" svg:width="122.51pt" svg:height="63.01pt" svg:x="668.49pt" svg:y="1252.49pt" draw:caption-point-x="-11.54pt" draw:caption-point-y="7.8pt">
              <dc:date>2020-04-19T00:00:00</dc:date>
              <text:p text:style-name="P1">TO2_CA50/-</text:p>
            </office:annotation>
            <text:p>0.123918837646644</text:p>
          </table:table-cell>
          <table:table-cell office:value-type="float" office:value="0.628246397396128" calcext:value-type="float">
            <office:annotation draw:style-name="gr2" draw:text-style-name="P2" svg:width="122.49pt" svg:height="63.01pt" svg:x="728.25pt" svg:y="1252.49pt" draw:caption-point-x="-11.54pt" draw:caption-point-y="7.8pt">
              <dc:date>2020-04-19T00:00:00</dc:date>
              <text:p text:style-name="P1">Vol_CA99/-</text:p>
            </office:annotation>
            <text:p>0.628246397396128</text:p>
          </table:table-cell>
          <table:table-cell office:value-type="float" office:value="0.915333608650399" calcext:value-type="float">
            <text:p>0.915333608650399</text:p>
          </table:table-cell>
          <table:table-cell office:value-type="float" office:value="2.56540136962472" calcext:value-type="float">
            <text:p>2.56540136962472</text:p>
          </table:table-cell>
          <table:table-cell table:style-name="ce4" office:value-type="float" office:value="0.0000036680756" calcext:value-type="float">
            <text:p>3.67E-06</text:p>
          </table:table-cell>
          <table:table-cell office:value-type="float" office:value="33.1628596181961" calcext:value-type="float">
            <text:p>33.1628596181961</text:p>
          </table:table-cell>
          <table:table-cell office:value-type="float" office:value="30.4401239322946" calcext:value-type="float">
            <text:p>30.4401239322946</text:p>
          </table:table-cell>
          <table:table-cell table:number-columns-repeated="1007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3" office:value-type="float" office:value="28.63589" calcext:value-type="float">
            <text:p>28.63589</text:p>
          </table:table-cell>
          <table:table-cell office:value-type="float" office:value="204.58273" calcext:value-type="float">
            <office:annotation draw:style-name="gr1" draw:text-style-name="P2" svg:width="122.51pt" svg:height="62.99pt" svg:x="190.49pt" svg:y="1267.51pt" draw:caption-point-x="-11.54pt" draw:caption-point-y="7.77pt">
              <dc:date>2020-04-19T00:00:00</dc:date>
              <text:p text:style-name="P1">HRR_max/-</text:p>
            </office:annotation>
            <text:p>204.58273</text:p>
          </table:table-cell>
          <table:table-cell office:value-type="float" office:value="1970.43043297565" calcext:value-type="float">
            <text:p>1970.43043297565</text:p>
          </table:table-cell>
          <table:table-cell office:value-type="float" office:value="72.2787360182715" calcext:value-type="float">
            <office:annotation draw:style-name="gr1" draw:text-style-name="P2" svg:width="122.49pt" svg:height="62.99pt" svg:x="310pt" svg:y="1267.51pt" draw:caption-point-x="-11.54pt" draw:caption-point-y="7.77pt">
              <dc:date>2020-04-19T00:00:00</dc:date>
              <text:p text:style-name="P1">P_CA01/-</text:p>
            </office:annotation>
            <text:p>72.2787360182715</text:p>
          </table:table-cell>
          <table:table-cell office:value-type="float" office:value="108.842226603003" calcext:value-type="float">
            <office:annotation draw:style-name="gr1" draw:text-style-name="P2" svg:width="122.49pt" svg:height="62.99pt" svg:x="369.75pt" svg:y="1267.51pt" draw:caption-point-x="-11.54pt" draw:caption-point-y="7.77pt">
              <dc:date>2020-04-19T00:00:00</dc:date>
              <text:p text:style-name="P1">P_CA25/-</text:p>
            </office:annotation>
            <text:p>108.842226603003</text:p>
          </table:table-cell>
          <table:table-cell office:value-type="float" office:value="2.01931608643599" calcext:value-type="float">
            <office:annotation draw:style-name="gr1" draw:text-style-name="P2" svg:width="122.51pt" svg:height="62.99pt" svg:x="429.48pt" svg:y="1267.51pt" draw:caption-point-x="-11.54pt" draw:caption-point-y="7.77pt">
              <dc:date>2020-04-19T00:00:00</dc:date>
              <text:p text:style-name="P1">Swirl3_CA99/-</text:p>
            </office:annotation>
            <text:p>2.01931608643599</text:p>
          </table:table-cell>
          <table:table-cell office:value-type="float" office:value="2509.49165225708" calcext:value-type="float">
            <office:annotation draw:style-name="gr1" draw:text-style-name="P2" svg:width="122.51pt" svg:height="62.99pt" svg:x="489.23pt" svg:y="1267.51pt" draw:caption-point-x="-11.54pt" draw:caption-point-y="7.77pt">
              <dc:date>2020-04-19T00:00:00</dc:date>
              <text:p text:style-name="P1">TB_CA70/-</text:p>
            </office:annotation>
            <text:p>2509.49165225708</text:p>
          </table:table-cell>
          <table:table-cell office:value-type="float" office:value="1064.30387078499" calcext:value-type="float">
            <office:annotation draw:style-name="gr1" draw:text-style-name="P2" svg:width="122.51pt" svg:height="62.99pt" svg:x="548.99pt" svg:y="1267.51pt" draw:caption-point-x="-11.54pt" draw:caption-point-y="7.77pt">
              <dc:date>2020-04-19T00:00:00</dc:date>
              <text:p text:style-name="P1">Temp_CA05/-</text:p>
            </office:annotation>
            <text:p>1064.30387078499</text:p>
          </table:table-cell>
          <table:table-cell office:value-type="float" office:value="1633.06411346375" calcext:value-type="float">
            <office:annotation draw:style-name="gr1" draw:text-style-name="P2" svg:width="122.51pt" svg:height="62.99pt" svg:x="608.74pt" svg:y="1267.51pt" draw:caption-point-x="-11.54pt" draw:caption-point-y="7.77pt">
              <dc:date>2020-04-19T00:00:00</dc:date>
              <text:p text:style-name="P1">Temp_CA50/-</text:p>
            </office:annotation>
            <text:p>1633.06411346375</text:p>
          </table:table-cell>
          <table:table-cell office:value-type="float" office:value="0.125395628327576" calcext:value-type="float">
            <office:annotation draw:style-name="gr1" draw:text-style-name="P2" svg:width="122.51pt" svg:height="62.99pt" svg:x="668.49pt" svg:y="1267.51pt" draw:caption-point-x="-11.54pt" draw:caption-point-y="7.77pt">
              <dc:date>2020-04-19T00:00:00</dc:date>
              <text:p text:style-name="P1">TO2_CA50/-</text:p>
            </office:annotation>
            <text:p>0.125395628327576</text:p>
          </table:table-cell>
          <table:table-cell office:value-type="float" office:value="0.569243000484429" calcext:value-type="float">
            <office:annotation draw:style-name="gr1" draw:text-style-name="P2" svg:width="122.49pt" svg:height="62.99pt" svg:x="728.25pt" svg:y="1267.51pt" draw:caption-point-x="-11.54pt" draw:caption-point-y="7.77pt">
              <dc:date>2020-04-19T00:00:00</dc:date>
              <text:p text:style-name="P1">Vol_CA99/-</text:p>
            </office:annotation>
            <text:p>0.569243000484429</text:p>
          </table:table-cell>
          <table:table-cell office:value-type="float" office:value="0.659269226928393" calcext:value-type="float">
            <text:p>0.659269226928393</text:p>
          </table:table-cell>
          <table:table-cell office:value-type="float" office:value="2.67182599452986" calcext:value-type="float">
            <text:p>2.67182599452986</text:p>
          </table:table-cell>
          <table:table-cell table:style-name="ce4" office:value-type="float" office:value="0.000002857054" calcext:value-type="float">
            <text:p>2.86E-06</text:p>
          </table:table-cell>
          <table:table-cell office:value-type="float" office:value="31.6511894911317" calcext:value-type="float">
            <text:p>31.6511894911317</text:p>
          </table:table-cell>
          <table:table-cell office:value-type="float" office:value="31.1655430575485" calcext:value-type="float">
            <text:p>31.1655430575485</text:p>
          </table:table-cell>
          <table:table-cell table:number-columns-repeated="1007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3" office:value-type="float" office:value="85.603" calcext:value-type="float">
            <text:p>85.603</text:p>
          </table:table-cell>
          <table:table-cell office:value-type="float" office:value="68.94875" calcext:value-type="float">
            <office:annotation draw:style-name="gr1" draw:text-style-name="P2" svg:width="122.51pt" svg:height="62.99pt" svg:x="190.49pt" svg:y="1282.51pt" draw:caption-point-x="-11.54pt" draw:caption-point-y="7.77pt">
              <dc:date>2020-04-19T00:00:00</dc:date>
              <text:p text:style-name="P1">HRR_max/-</text:p>
            </office:annotation>
            <text:p>68.94875</text:p>
          </table:table-cell>
          <table:table-cell office:value-type="float" office:value="248.066267409591" calcext:value-type="float">
            <text:p>248.066267409591</text:p>
          </table:table-cell>
          <table:table-cell office:value-type="float" office:value="46.8660348387286" calcext:value-type="float">
            <office:annotation draw:style-name="gr1" draw:text-style-name="P2" svg:width="122.49pt" svg:height="62.99pt" svg:x="310pt" svg:y="1282.51pt" draw:caption-point-x="-11.54pt" draw:caption-point-y="7.77pt">
              <dc:date>2020-04-19T00:00:00</dc:date>
              <text:p text:style-name="P1">P_CA01/-</text:p>
            </office:annotation>
            <text:p>46.8660348387286</text:p>
          </table:table-cell>
          <table:table-cell office:value-type="float" office:value="43.1269309233852" calcext:value-type="float">
            <office:annotation draw:style-name="gr1" draw:text-style-name="P2" svg:width="122.49pt" svg:height="62.99pt" svg:x="369.75pt" svg:y="1282.51pt" draw:caption-point-x="-11.54pt" draw:caption-point-y="7.77pt">
              <dc:date>2020-04-19T00:00:00</dc:date>
              <text:p text:style-name="P1">P_CA25/-</text:p>
            </office:annotation>
            <text:p>43.1269309233852</text:p>
          </table:table-cell>
          <table:table-cell office:value-type="float" office:value="2.48273521430229" calcext:value-type="float">
            <office:annotation draw:style-name="gr1" draw:text-style-name="P2" svg:width="122.51pt" svg:height="62.99pt" svg:x="429.48pt" svg:y="1282.51pt" draw:caption-point-x="-11.54pt" draw:caption-point-y="7.77pt">
              <dc:date>2020-04-19T00:00:00</dc:date>
              <text:p text:style-name="P1">Swirl3_CA99/-</text:p>
            </office:annotation>
            <text:p>2.48273521430229</text:p>
          </table:table-cell>
          <table:table-cell office:value-type="float" office:value="2061.25486798654" calcext:value-type="float">
            <office:annotation draw:style-name="gr1" draw:text-style-name="P2" svg:width="122.51pt" svg:height="62.99pt" svg:x="489.23pt" svg:y="1282.51pt" draw:caption-point-x="-11.54pt" draw:caption-point-y="7.77pt">
              <dc:date>2020-04-19T00:00:00</dc:date>
              <text:p text:style-name="P1">TB_CA70/-</text:p>
            </office:annotation>
            <text:p>2061.25486798654</text:p>
          </table:table-cell>
          <table:table-cell office:value-type="float" office:value="987.72943386928" calcext:value-type="float">
            <office:annotation draw:style-name="gr1" draw:text-style-name="P2" svg:width="122.51pt" svg:height="62.99pt" svg:x="548.99pt" svg:y="1282.51pt" draw:caption-point-x="-11.54pt" draw:caption-point-y="7.77pt">
              <dc:date>2020-04-19T00:00:00</dc:date>
              <text:p text:style-name="P1">Temp_CA05/-</text:p>
            </office:annotation>
            <text:p>987.72943386928</text:p>
          </table:table-cell>
          <table:table-cell office:value-type="float" office:value="1057.59934012303" calcext:value-type="float">
            <office:annotation draw:style-name="gr1" draw:text-style-name="P2" svg:width="122.51pt" svg:height="62.99pt" svg:x="608.74pt" svg:y="1282.51pt" draw:caption-point-x="-11.54pt" draw:caption-point-y="7.77pt">
              <dc:date>2020-04-19T00:00:00</dc:date>
              <text:p text:style-name="P1">Temp_CA50/-</text:p>
            </office:annotation>
            <text:p>1057.59934012303</text:p>
          </table:table-cell>
          <table:table-cell office:value-type="float" office:value="0.160396060765493" calcext:value-type="float">
            <office:annotation draw:style-name="gr1" draw:text-style-name="P2" svg:width="122.51pt" svg:height="62.99pt" svg:x="668.49pt" svg:y="1282.51pt" draw:caption-point-x="-11.54pt" draw:caption-point-y="7.77pt">
              <dc:date>2020-04-19T00:00:00</dc:date>
              <text:p text:style-name="P1">TO2_CA50/-</text:p>
            </office:annotation>
            <text:p>0.160396060765493</text:p>
          </table:table-cell>
          <table:table-cell office:value-type="float" office:value="0.30882945575863" calcext:value-type="float">
            <office:annotation draw:style-name="gr1" draw:text-style-name="P2" svg:width="122.49pt" svg:height="62.99pt" svg:x="728.25pt" svg:y="1282.51pt" draw:caption-point-x="-11.54pt" draw:caption-point-y="7.77pt">
              <dc:date>2020-04-19T00:00:00</dc:date>
              <text:p text:style-name="P1">Vol_CA99/-</text:p>
            </office:annotation>
            <text:p>0.30882945575863</text:p>
          </table:table-cell>
          <table:table-cell office:value-type="float" office:value="3.90960889428742" calcext:value-type="float">
            <text:p>3.90960889428742</text:p>
          </table:table-cell>
          <table:table-cell office:value-type="float" office:value="0.832667057938932" calcext:value-type="float">
            <text:p>0.832667057938932</text:p>
          </table:table-cell>
          <table:table-cell table:style-name="ce4" office:value-type="float" office:value="0.00000015411274" calcext:value-type="float">
            <text:p>1.54E-07</text:p>
          </table:table-cell>
          <table:table-cell office:value-type="float" office:value="88.894282854697" calcext:value-type="float">
            <text:p>88.894282854697</text:p>
          </table:table-cell>
          <table:table-cell office:value-type="float" office:value="88.3961288035901" calcext:value-type="float">
            <text:p>88.3961288035901</text:p>
          </table:table-cell>
          <table:table-cell table:number-columns-repeated="1007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3" office:value-type="float" office:value="48.29757" calcext:value-type="float">
            <text:p>48.29757</text:p>
          </table:table-cell>
          <table:table-cell office:value-type="float" office:value="118.46479" calcext:value-type="float">
            <office:annotation draw:style-name="gr2" draw:text-style-name="P2" svg:width="122.51pt" svg:height="63.01pt" svg:x="190.49pt" svg:y="1297.5pt" draw:caption-point-x="-11.54pt" draw:caption-point-y="7.77pt">
              <dc:date>2020-04-19T00:00:00</dc:date>
              <text:p text:style-name="P1">HRR_max/-</text:p>
            </office:annotation>
            <text:p>118.46479</text:p>
          </table:table-cell>
          <table:table-cell office:value-type="float" office:value="564.443699464634" calcext:value-type="float">
            <text:p>564.443699464634</text:p>
          </table:table-cell>
          <table:table-cell office:value-type="float" office:value="54.5476506403376" calcext:value-type="float">
            <office:annotation draw:style-name="gr2" draw:text-style-name="P2" svg:width="122.49pt" svg:height="63.01pt" svg:x="310pt" svg:y="1297.5pt" draw:caption-point-x="-11.54pt" draw:caption-point-y="7.77pt">
              <dc:date>2020-04-19T00:00:00</dc:date>
              <text:p text:style-name="P1">P_CA01/-</text:p>
            </office:annotation>
            <text:p>54.5476506403376</text:p>
          </table:table-cell>
          <table:table-cell office:value-type="float" office:value="55.2232458153526" calcext:value-type="float">
            <office:annotation draw:style-name="gr2" draw:text-style-name="P2" svg:width="122.49pt" svg:height="63.01pt" svg:x="369.75pt" svg:y="1297.5pt" draw:caption-point-x="-11.54pt" draw:caption-point-y="7.77pt">
              <dc:date>2020-04-19T00:00:00</dc:date>
              <text:p text:style-name="P1">P_CA25/-</text:p>
            </office:annotation>
            <text:p>55.2232458153526</text:p>
          </table:table-cell>
          <table:table-cell office:value-type="float" office:value="2.30311275767533" calcext:value-type="float">
            <office:annotation draw:style-name="gr2" draw:text-style-name="P2" svg:width="122.51pt" svg:height="63.01pt" svg:x="429.48pt" svg:y="1297.5pt" draw:caption-point-x="-11.54pt" draw:caption-point-y="7.77pt">
              <dc:date>2020-04-19T00:00:00</dc:date>
              <text:p text:style-name="P1">Swirl3_CA99/-</text:p>
            </office:annotation>
            <text:p>2.30311275767533</text:p>
          </table:table-cell>
          <table:table-cell office:value-type="float" office:value="2451.93815310058" calcext:value-type="float">
            <office:annotation draw:style-name="gr2" draw:text-style-name="P2" svg:width="122.51pt" svg:height="63.01pt" svg:x="489.23pt" svg:y="1297.5pt" draw:caption-point-x="-11.54pt" draw:caption-point-y="7.77pt">
              <dc:date>2020-04-19T00:00:00</dc:date>
              <text:p text:style-name="P1">TB_CA70/-</text:p>
            </office:annotation>
            <text:p>2451.93815310058</text:p>
          </table:table-cell>
          <table:table-cell office:value-type="float" office:value="1006.20107008214" calcext:value-type="float">
            <office:annotation draw:style-name="gr2" draw:text-style-name="P2" svg:width="122.51pt" svg:height="63.01pt" svg:x="548.99pt" svg:y="1297.5pt" draw:caption-point-x="-11.54pt" draw:caption-point-y="7.77pt">
              <dc:date>2020-04-19T00:00:00</dc:date>
              <text:p text:style-name="P1">Temp_CA05/-</text:p>
            </office:annotation>
            <text:p>1006.20107008214</text:p>
          </table:table-cell>
          <table:table-cell office:value-type="float" office:value="1202.49464660089" calcext:value-type="float">
            <office:annotation draw:style-name="gr2" draw:text-style-name="P2" svg:width="122.51pt" svg:height="63.01pt" svg:x="608.74pt" svg:y="1297.5pt" draw:caption-point-x="-11.54pt" draw:caption-point-y="7.77pt">
              <dc:date>2020-04-19T00:00:00</dc:date>
              <text:p text:style-name="P1">Temp_CA50/-</text:p>
            </office:annotation>
            <text:p>1202.49464660089</text:p>
          </table:table-cell>
          <table:table-cell office:value-type="float" office:value="0.163432235015483" calcext:value-type="float">
            <office:annotation draw:style-name="gr2" draw:text-style-name="P2" svg:width="122.51pt" svg:height="63.01pt" svg:x="668.49pt" svg:y="1297.5pt" draw:caption-point-x="-11.54pt" draw:caption-point-y="7.77pt">
              <dc:date>2020-04-19T00:00:00</dc:date>
              <text:p text:style-name="P1">TO2_CA50/-</text:p>
            </office:annotation>
            <text:p>0.163432235015483</text:p>
          </table:table-cell>
          <table:table-cell office:value-type="float" office:value="0.389568479352624" calcext:value-type="float">
            <office:annotation draw:style-name="gr2" draw:text-style-name="P2" svg:width="122.49pt" svg:height="63.01pt" svg:x="728.25pt" svg:y="1297.5pt" draw:caption-point-x="-11.54pt" draw:caption-point-y="7.77pt">
              <dc:date>2020-04-19T00:00:00</dc:date>
              <text:p text:style-name="P1">Vol_CA99/-</text:p>
            </office:annotation>
            <text:p>0.389568479352624</text:p>
          </table:table-cell>
          <table:table-cell office:value-type="float" office:value="2.68339734954158" calcext:value-type="float">
            <text:p>2.68339734954158</text:p>
          </table:table-cell>
          <table:table-cell office:value-type="float" office:value="2.18632772891745" calcext:value-type="float">
            <text:p>2.18632772891745</text:p>
          </table:table-cell>
          <table:table-cell table:style-name="ce4" office:value-type="float" office:value="0.0000004711515" calcext:value-type="float">
            <text:p>4.71E-07</text:p>
          </table:table-cell>
          <table:table-cell office:value-type="float" office:value="125.564246458804" calcext:value-type="float">
            <text:p>125.564246458804</text:p>
          </table:table-cell>
          <table:table-cell office:value-type="float" office:value="68.6146824003181" calcext:value-type="float">
            <text:p>68.6146824003181</text:p>
          </table:table-cell>
          <table:table-cell table:number-columns-repeated="1007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3" office:value-type="float" office:value="41.79824" calcext:value-type="float">
            <text:p>41.79824</text:p>
          </table:table-cell>
          <table:table-cell office:value-type="float" office:value="148.72908" calcext:value-type="float">
            <office:annotation draw:style-name="gr2" draw:text-style-name="P2" svg:width="122.51pt" svg:height="63.01pt" svg:x="190.49pt" svg:y="1312.5pt" draw:caption-point-x="-11.54pt" draw:caption-point-y="7.77pt">
              <dc:date>2020-04-19T00:00:00</dc:date>
              <text:p text:style-name="P1">HRR_max/-</text:p>
            </office:annotation>
            <text:p>148.72908</text:p>
          </table:table-cell>
          <table:table-cell office:value-type="float" office:value="946.388770107236" calcext:value-type="float">
            <text:p>946.388770107236</text:p>
          </table:table-cell>
          <table:table-cell office:value-type="float" office:value="61.9981006347119" calcext:value-type="float">
            <office:annotation draw:style-name="gr2" draw:text-style-name="P2" svg:width="122.49pt" svg:height="63.01pt" svg:x="310pt" svg:y="1312.5pt" draw:caption-point-x="-11.54pt" draw:caption-point-y="7.77pt">
              <dc:date>2020-04-19T00:00:00</dc:date>
              <text:p text:style-name="P1">P_CA01/-</text:p>
            </office:annotation>
            <text:p>61.9981006347119</text:p>
          </table:table-cell>
          <table:table-cell office:value-type="float" office:value="72.6377223845609" calcext:value-type="float">
            <office:annotation draw:style-name="gr2" draw:text-style-name="P2" svg:width="122.49pt" svg:height="63.01pt" svg:x="369.75pt" svg:y="1312.5pt" draw:caption-point-x="-11.54pt" draw:caption-point-y="7.77pt">
              <dc:date>2020-04-19T00:00:00</dc:date>
              <text:p text:style-name="P1">P_CA25/-</text:p>
            </office:annotation>
            <text:p>72.6377223845609</text:p>
          </table:table-cell>
          <table:table-cell office:value-type="float" office:value="2.15453162374881" calcext:value-type="float">
            <office:annotation draw:style-name="gr2" draw:text-style-name="P2" svg:width="122.51pt" svg:height="63.01pt" svg:x="429.48pt" svg:y="1312.5pt" draw:caption-point-x="-11.54pt" draw:caption-point-y="7.77pt">
              <dc:date>2020-04-19T00:00:00</dc:date>
              <text:p text:style-name="P1">Swirl3_CA99/-</text:p>
            </office:annotation>
            <text:p>2.15453162374881</text:p>
          </table:table-cell>
          <table:table-cell office:value-type="float" office:value="2524.98568638551" calcext:value-type="float">
            <office:annotation draw:style-name="gr2" draw:text-style-name="P2" svg:width="122.51pt" svg:height="63.01pt" svg:x="489.23pt" svg:y="1312.5pt" draw:caption-point-x="-11.54pt" draw:caption-point-y="7.77pt">
              <dc:date>2020-04-19T00:00:00</dc:date>
              <text:p text:style-name="P1">TB_CA70/-</text:p>
            </office:annotation>
            <text:p>2524.98568638551</text:p>
          </table:table-cell>
          <table:table-cell office:value-type="float" office:value="1032.74405544131" calcext:value-type="float">
            <office:annotation draw:style-name="gr2" draw:text-style-name="P2" svg:width="122.51pt" svg:height="63.01pt" svg:x="548.99pt" svg:y="1312.5pt" draw:caption-point-x="-11.54pt" draw:caption-point-y="7.77pt">
              <dc:date>2020-04-19T00:00:00</dc:date>
              <text:p text:style-name="P1">Temp_CA05/-</text:p>
            </office:annotation>
            <text:p>1032.74405544131</text:p>
          </table:table-cell>
          <table:table-cell office:value-type="float" office:value="1350.13180467039" calcext:value-type="float">
            <office:annotation draw:style-name="gr2" draw:text-style-name="P2" svg:width="122.51pt" svg:height="63.01pt" svg:x="608.74pt" svg:y="1312.5pt" draw:caption-point-x="-11.54pt" draw:caption-point-y="7.77pt">
              <dc:date>2020-04-19T00:00:00</dc:date>
              <text:p text:style-name="P1">Temp_CA50/-</text:p>
            </office:annotation>
            <text:p>1350.13180467039</text:p>
          </table:table-cell>
          <table:table-cell office:value-type="float" office:value="0.148007247636254" calcext:value-type="float">
            <office:annotation draw:style-name="gr2" draw:text-style-name="P2" svg:width="122.51pt" svg:height="63.01pt" svg:x="668.49pt" svg:y="1312.5pt" draw:caption-point-x="-11.54pt" draw:caption-point-y="7.77pt">
              <dc:date>2020-04-19T00:00:00</dc:date>
              <text:p text:style-name="P1">TO2_CA50/-</text:p>
            </office:annotation>
            <text:p>0.148007247636254</text:p>
          </table:table-cell>
          <table:table-cell office:value-type="float" office:value="0.502991156327701" calcext:value-type="float">
            <office:annotation draw:style-name="gr2" draw:text-style-name="P2" svg:width="122.49pt" svg:height="63.01pt" svg:x="728.25pt" svg:y="1312.5pt" draw:caption-point-x="-11.54pt" draw:caption-point-y="7.77pt">
              <dc:date>2020-04-19T00:00:00</dc:date>
              <text:p text:style-name="P1">Vol_CA99/-</text:p>
            </office:annotation>
            <text:p>0.502991156327701</text:p>
          </table:table-cell>
          <table:table-cell office:value-type="float" office:value="1.87987539491268" calcext:value-type="float">
            <text:p>1.87987539491268</text:p>
          </table:table-cell>
          <table:table-cell office:value-type="float" office:value="1.15195705496939" calcext:value-type="float">
            <text:p>1.15195705496939</text:p>
          </table:table-cell>
          <table:table-cell table:style-name="ce4" office:value-type="float" office:value="0.0000016625744" calcext:value-type="float">
            <text:p>1.66E-06</text:p>
          </table:table-cell>
          <table:table-cell office:value-type="float" office:value="50.9856798889655" calcext:value-type="float">
            <text:p>50.9856798889655</text:p>
          </table:table-cell>
          <table:table-cell office:value-type="float" office:value="51.1309620653672" calcext:value-type="float">
            <text:p>51.1309620653672</text:p>
          </table:table-cell>
          <table:table-cell table:number-columns-repeated="1007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3" office:value-type="float" office:value="38.81793" calcext:value-type="float">
            <text:p>38.81793</text:p>
          </table:table-cell>
          <table:table-cell office:value-type="float" office:value="176.43735" calcext:value-type="float">
            <office:annotation draw:style-name="gr2" draw:text-style-name="P2" svg:width="122.51pt" svg:height="63.01pt" svg:x="190.49pt" svg:y="1327.49pt" draw:caption-point-x="-11.54pt" draw:caption-point-y="7.77pt">
              <dc:date>2020-04-19T00:00:00</dc:date>
              <text:p text:style-name="P1">HRR_max/-</text:p>
            </office:annotation>
            <text:p>176.43735</text:p>
          </table:table-cell>
          <table:table-cell office:value-type="float" office:value="1389.49440744467" calcext:value-type="float">
            <text:p>1389.49440744467</text:p>
          </table:table-cell>
          <table:table-cell office:value-type="float" office:value="66.6960156787814" calcext:value-type="float">
            <office:annotation draw:style-name="gr2" draw:text-style-name="P2" svg:width="122.49pt" svg:height="63.01pt" svg:x="310pt" svg:y="1327.49pt" draw:caption-point-x="-11.54pt" draw:caption-point-y="7.77pt">
              <dc:date>2020-04-19T00:00:00</dc:date>
              <text:p text:style-name="P1">P_CA01/-</text:p>
            </office:annotation>
            <text:p>66.6960156787814</text:p>
          </table:table-cell>
          <table:table-cell office:value-type="float" office:value="92.3158942771862" calcext:value-type="float">
            <office:annotation draw:style-name="gr2" draw:text-style-name="P2" svg:width="122.49pt" svg:height="63.01pt" svg:x="369.75pt" svg:y="1327.49pt" draw:caption-point-x="-11.54pt" draw:caption-point-y="7.77pt">
              <dc:date>2020-04-19T00:00:00</dc:date>
              <text:p text:style-name="P1">P_CA25/-</text:p>
            </office:annotation>
            <text:p>92.3158942771862</text:p>
          </table:table-cell>
          <table:table-cell office:value-type="float" office:value="2.11879708256881" calcext:value-type="float">
            <office:annotation draw:style-name="gr2" draw:text-style-name="P2" svg:width="122.51pt" svg:height="63.01pt" svg:x="429.48pt" svg:y="1327.49pt" draw:caption-point-x="-11.54pt" draw:caption-point-y="7.77pt">
              <dc:date>2020-04-19T00:00:00</dc:date>
              <text:p text:style-name="P1">Swirl3_CA99/-</text:p>
            </office:annotation>
            <text:p>2.11879708256881</text:p>
          </table:table-cell>
          <table:table-cell office:value-type="float" office:value="2553.76646063111" calcext:value-type="float">
            <office:annotation draw:style-name="gr2" draw:text-style-name="P2" svg:width="122.51pt" svg:height="63.01pt" svg:x="489.23pt" svg:y="1327.49pt" draw:caption-point-x="-11.54pt" draw:caption-point-y="7.77pt">
              <dc:date>2020-04-19T00:00:00</dc:date>
              <text:p text:style-name="P1">TB_CA70/-</text:p>
            </office:annotation>
            <text:p>2553.76646063111</text:p>
          </table:table-cell>
          <table:table-cell office:value-type="float" office:value="1046.49029469292" calcext:value-type="float">
            <office:annotation draw:style-name="gr2" draw:text-style-name="P2" svg:width="122.51pt" svg:height="63.01pt" svg:x="548.99pt" svg:y="1327.49pt" draw:caption-point-x="-11.54pt" draw:caption-point-y="7.77pt">
              <dc:date>2020-04-19T00:00:00</dc:date>
              <text:p text:style-name="P1">Temp_CA05/-</text:p>
            </office:annotation>
            <text:p>1046.49029469292</text:p>
          </table:table-cell>
          <table:table-cell office:value-type="float" office:value="1484.7132602872" calcext:value-type="float">
            <office:annotation draw:style-name="gr2" draw:text-style-name="P2" svg:width="122.51pt" svg:height="63.01pt" svg:x="608.74pt" svg:y="1327.49pt" draw:caption-point-x="-11.54pt" draw:caption-point-y="7.77pt">
              <dc:date>2020-04-19T00:00:00</dc:date>
              <text:p text:style-name="P1">Temp_CA50/-</text:p>
            </office:annotation>
            <text:p>1484.7132602872</text:p>
          </table:table-cell>
          <table:table-cell office:value-type="float" office:value="0.137670832981094" calcext:value-type="float">
            <office:annotation draw:style-name="gr2" draw:text-style-name="P2" svg:width="122.51pt" svg:height="63.01pt" svg:x="668.49pt" svg:y="1327.49pt" draw:caption-point-x="-11.54pt" draw:caption-point-y="7.77pt">
              <dc:date>2020-04-19T00:00:00</dc:date>
              <text:p text:style-name="P1">TO2_CA50/-</text:p>
            </office:annotation>
            <text:p>0.137670832981094</text:p>
          </table:table-cell>
          <table:table-cell office:value-type="float" office:value="0.544664705412843" calcext:value-type="float">
            <office:annotation draw:style-name="gr2" draw:text-style-name="P2" svg:width="122.49pt" svg:height="63.01pt" svg:x="728.25pt" svg:y="1327.49pt" draw:caption-point-x="-11.54pt" draw:caption-point-y="7.77pt">
              <dc:date>2020-04-19T00:00:00</dc:date>
              <text:p text:style-name="P1">Vol_CA99/-</text:p>
            </office:annotation>
            <text:p>0.544664705412843</text:p>
          </table:table-cell>
          <table:table-cell office:value-type="float" office:value="1.12925529231764" calcext:value-type="float">
            <text:p>1.12925529231764</text:p>
          </table:table-cell>
          <table:table-cell office:value-type="float" office:value="1.30344705575854" calcext:value-type="float">
            <text:p>1.30344705575854</text:p>
          </table:table-cell>
          <table:table-cell table:style-name="ce4" office:value-type="float" office:value="0.000002392875" calcext:value-type="float">
            <text:p>2.39E-06</text:p>
          </table:table-cell>
          <table:table-cell office:value-type="float" office:value="26.7325064562424" calcext:value-type="float">
            <text:p>26.7325064562424</text:p>
          </table:table-cell>
          <table:table-cell office:value-type="float" office:value="40.4586384161697" calcext:value-type="float">
            <text:p>40.4586384161697</text:p>
          </table:table-cell>
          <table:table-cell table:number-columns-repeated="1007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3" office:value-type="float" office:value="32.05823" calcext:value-type="float">
            <text:p>32.05823</text:p>
          </table:table-cell>
          <table:table-cell office:value-type="float" office:value="190.92189" calcext:value-type="float">
            <office:annotation draw:style-name="gr2" draw:text-style-name="P2" svg:width="122.51pt" svg:height="63.01pt" svg:x="190.49pt" svg:y="1342.49pt" draw:caption-point-x="-11.54pt" draw:caption-point-y="7.8pt">
              <dc:date>2020-04-19T00:00:00</dc:date>
              <text:p text:style-name="P1">HRR_max/-</text:p>
            </office:annotation>
            <text:p>190.92189</text:p>
          </table:table-cell>
          <table:table-cell office:value-type="float" office:value="1854.11580031254" calcext:value-type="float">
            <text:p>1854.11580031254</text:p>
          </table:table-cell>
          <table:table-cell office:value-type="float" office:value="72.0100444318913" calcext:value-type="float">
            <office:annotation draw:style-name="gr2" draw:text-style-name="P2" svg:width="122.49pt" svg:height="63.01pt" svg:x="310pt" svg:y="1342.49pt" draw:caption-point-x="-11.54pt" draw:caption-point-y="7.8pt">
              <dc:date>2020-04-19T00:00:00</dc:date>
              <text:p text:style-name="P1">P_CA01/-</text:p>
            </office:annotation>
            <text:p>72.0100444318913</text:p>
          </table:table-cell>
          <table:table-cell office:value-type="float" office:value="110.242280882007" calcext:value-type="float">
            <office:annotation draw:style-name="gr2" draw:text-style-name="P2" svg:width="122.49pt" svg:height="63.01pt" svg:x="369.75pt" svg:y="1342.49pt" draw:caption-point-x="-11.54pt" draw:caption-point-y="7.8pt">
              <dc:date>2020-04-19T00:00:00</dc:date>
              <text:p text:style-name="P1">P_CA25/-</text:p>
            </office:annotation>
            <text:p>110.242280882007</text:p>
          </table:table-cell>
          <table:table-cell office:value-type="float" office:value="2.06331603625" calcext:value-type="float">
            <office:annotation draw:style-name="gr2" draw:text-style-name="P2" svg:width="122.51pt" svg:height="63.01pt" svg:x="429.48pt" svg:y="1342.49pt" draw:caption-point-x="-11.54pt" draw:caption-point-y="7.8pt">
              <dc:date>2020-04-19T00:00:00</dc:date>
              <text:p text:style-name="P1">Swirl3_CA99/-</text:p>
            </office:annotation>
            <text:p>2.06331603625</text:p>
          </table:table-cell>
          <table:table-cell office:value-type="float" office:value="2486.45050254829" calcext:value-type="float">
            <office:annotation draw:style-name="gr2" draw:text-style-name="P2" svg:width="122.51pt" svg:height="63.01pt" svg:x="489.23pt" svg:y="1342.49pt" draw:caption-point-x="-11.54pt" draw:caption-point-y="7.8pt">
              <dc:date>2020-04-19T00:00:00</dc:date>
              <text:p text:style-name="P1">TB_CA70/-</text:p>
            </office:annotation>
            <text:p>2486.45050254829</text:p>
          </table:table-cell>
          <table:table-cell office:value-type="float" office:value="1066.4204359639" calcext:value-type="float">
            <office:annotation draw:style-name="gr2" draw:text-style-name="P2" svg:width="122.51pt" svg:height="63.01pt" svg:x="548.99pt" svg:y="1342.49pt" draw:caption-point-x="-11.54pt" draw:caption-point-y="7.8pt">
              <dc:date>2020-04-19T00:00:00</dc:date>
              <text:p text:style-name="P1">Temp_CA05/-</text:p>
            </office:annotation>
            <text:p>1066.4204359639</text:p>
          </table:table-cell>
          <table:table-cell office:value-type="float" office:value="1586.32278969036" calcext:value-type="float">
            <office:annotation draw:style-name="gr2" draw:text-style-name="P2" svg:width="122.51pt" svg:height="63.01pt" svg:x="608.74pt" svg:y="1342.49pt" draw:caption-point-x="-11.54pt" draw:caption-point-y="7.8pt">
              <dc:date>2020-04-19T00:00:00</dc:date>
              <text:p text:style-name="P1">Temp_CA50/-</text:p>
            </office:annotation>
            <text:p>1586.32278969036</text:p>
          </table:table-cell>
          <table:table-cell office:value-type="float" office:value="0.127450314596657" calcext:value-type="float">
            <office:annotation draw:style-name="gr2" draw:text-style-name="P2" svg:width="122.51pt" svg:height="63.01pt" svg:x="668.49pt" svg:y="1342.49pt" draw:caption-point-x="-11.54pt" draw:caption-point-y="7.8pt">
              <dc:date>2020-04-19T00:00:00</dc:date>
              <text:p text:style-name="P1">TO2_CA50/-</text:p>
            </office:annotation>
            <text:p>0.127450314596657</text:p>
          </table:table-cell>
          <table:table-cell office:value-type="float" office:value="0.607311667249999" calcext:value-type="float">
            <office:annotation draw:style-name="gr2" draw:text-style-name="P2" svg:width="122.49pt" svg:height="63.01pt" svg:x="728.25pt" svg:y="1342.49pt" draw:caption-point-x="-11.54pt" draw:caption-point-y="7.8pt">
              <dc:date>2020-04-19T00:00:00</dc:date>
              <text:p text:style-name="P1">Vol_CA99/-</text:p>
            </office:annotation>
            <text:p>0.607311667249999</text:p>
          </table:table-cell>
          <table:table-cell office:value-type="float" office:value="0.750816701793597" calcext:value-type="float">
            <text:p>0.750816701793597</text:p>
          </table:table-cell>
          <table:table-cell office:value-type="float" office:value="2.36141378515804" calcext:value-type="float">
            <text:p>2.36141378515804</text:p>
          </table:table-cell>
          <table:table-cell table:style-name="ce4" office:value-type="float" office:value="0.0000034939726" calcext:value-type="float">
            <text:p>3.49E-06</text:p>
          </table:table-cell>
          <table:table-cell office:value-type="float" office:value="28.6789238312148" calcext:value-type="float">
            <text:p>28.6789238312148</text:p>
          </table:table-cell>
          <table:table-cell office:value-type="float" office:value="32.2731966669273" calcext:value-type="float">
            <text:p>32.2731966669273</text:p>
          </table:table-cell>
          <table:table-cell table:number-columns-repeated="1007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3" office:value-type="float" office:value="30.22812" calcext:value-type="float">
            <text:p>30.22812</text:p>
          </table:table-cell>
          <table:table-cell office:value-type="float" office:value="193.0321" calcext:value-type="float">
            <office:annotation draw:style-name="gr1" draw:text-style-name="P2" svg:width="122.51pt" svg:height="62.99pt" svg:x="190.49pt" svg:y="1357.51pt" draw:caption-point-x="-11.54pt" draw:caption-point-y="7.77pt">
              <dc:date>2020-04-19T00:00:00</dc:date>
              <text:p text:style-name="P1">HRR_max/-</text:p>
            </office:annotation>
            <text:p>193.0321</text:p>
          </table:table-cell>
          <table:table-cell office:value-type="float" office:value="2151.71019348412" calcext:value-type="float">
            <text:p>2151.71019348412</text:p>
          </table:table-cell>
          <table:table-cell office:value-type="float" office:value="76.2159634279008" calcext:value-type="float">
            <office:annotation draw:style-name="gr1" draw:text-style-name="P2" svg:width="122.49pt" svg:height="62.99pt" svg:x="310pt" svg:y="1357.51pt" draw:caption-point-x="-11.54pt" draw:caption-point-y="7.77pt">
              <dc:date>2020-04-19T00:00:00</dc:date>
              <text:p text:style-name="P1">P_CA01/-</text:p>
            </office:annotation>
            <text:p>76.2159634279008</text:p>
          </table:table-cell>
          <table:table-cell office:value-type="float" office:value="124.180848148335" calcext:value-type="float">
            <office:annotation draw:style-name="gr1" draw:text-style-name="P2" svg:width="122.49pt" svg:height="62.99pt" svg:x="369.75pt" svg:y="1357.51pt" draw:caption-point-x="-11.54pt" draw:caption-point-y="7.77pt">
              <dc:date>2020-04-19T00:00:00</dc:date>
              <text:p text:style-name="P1">P_CA25/-</text:p>
            </office:annotation>
            <text:p>124.180848148335</text:p>
          </table:table-cell>
          <table:table-cell office:value-type="float" office:value="2.05818425086849" calcext:value-type="float">
            <office:annotation draw:style-name="gr1" draw:text-style-name="P2" svg:width="122.51pt" svg:height="62.99pt" svg:x="429.48pt" svg:y="1357.51pt" draw:caption-point-x="-11.54pt" draw:caption-point-y="7.77pt">
              <dc:date>2020-04-19T00:00:00</dc:date>
              <text:p text:style-name="P1">Swirl3_CA99/-</text:p>
            </office:annotation>
            <text:p>2.05818425086849</text:p>
          </table:table-cell>
          <table:table-cell office:value-type="float" office:value="2450.8373533347" calcext:value-type="float">
            <office:annotation draw:style-name="gr1" draw:text-style-name="P2" svg:width="122.51pt" svg:height="62.99pt" svg:x="489.23pt" svg:y="1357.51pt" draw:caption-point-x="-11.54pt" draw:caption-point-y="7.77pt">
              <dc:date>2020-04-19T00:00:00</dc:date>
              <text:p text:style-name="P1">TB_CA70/-</text:p>
            </office:annotation>
            <text:p>2450.8373533347</text:p>
          </table:table-cell>
          <table:table-cell office:value-type="float" office:value="1077.98787098848" calcext:value-type="float">
            <office:annotation draw:style-name="gr1" draw:text-style-name="P2" svg:width="122.51pt" svg:height="62.99pt" svg:x="548.99pt" svg:y="1357.51pt" draw:caption-point-x="-11.54pt" draw:caption-point-y="7.77pt">
              <dc:date>2020-04-19T00:00:00</dc:date>
              <text:p text:style-name="P1">Temp_CA05/-</text:p>
            </office:annotation>
            <text:p>1077.98787098848</text:p>
          </table:table-cell>
          <table:table-cell office:value-type="float" office:value="1633.46013951552" calcext:value-type="float">
            <office:annotation draw:style-name="gr1" draw:text-style-name="P2" svg:width="122.51pt" svg:height="62.99pt" svg:x="608.74pt" svg:y="1357.51pt" draw:caption-point-x="-11.54pt" draw:caption-point-y="7.77pt">
              <dc:date>2020-04-19T00:00:00</dc:date>
              <text:p text:style-name="P1">Temp_CA50/-</text:p>
            </office:annotation>
            <text:p>1633.46013951552</text:p>
          </table:table-cell>
          <table:table-cell office:value-type="float" office:value="0.126177765783841" calcext:value-type="float">
            <office:annotation draw:style-name="gr1" draw:text-style-name="P2" svg:width="122.51pt" svg:height="62.99pt" svg:x="668.49pt" svg:y="1357.51pt" draw:caption-point-x="-11.54pt" draw:caption-point-y="7.77pt">
              <dc:date>2020-04-19T00:00:00</dc:date>
              <text:p text:style-name="P1">TO2_CA50/-</text:p>
            </office:annotation>
            <text:p>0.126177765783841</text:p>
          </table:table-cell>
          <table:table-cell office:value-type="float" office:value="0.613995673076923" calcext:value-type="float">
            <office:annotation draw:style-name="gr1" draw:text-style-name="P2" svg:width="122.49pt" svg:height="62.99pt" svg:x="728.25pt" svg:y="1357.51pt" draw:caption-point-x="-11.54pt" draw:caption-point-y="7.77pt">
              <dc:date>2020-04-19T00:00:00</dc:date>
              <text:p text:style-name="P1">Vol_CA99/-</text:p>
            </office:annotation>
            <text:p>0.613995673076923</text:p>
          </table:table-cell>
          <table:table-cell office:value-type="float" office:value="0.515108303230396" calcext:value-type="float">
            <text:p>0.515108303230396</text:p>
          </table:table-cell>
          <table:table-cell office:value-type="float" office:value="2.51862915373309" calcext:value-type="float">
            <text:p>2.51862915373309</text:p>
          </table:table-cell>
          <table:table-cell table:style-name="ce4" office:value-type="float" office:value="0.0000035841138" calcext:value-type="float">
            <text:p>3.58E-06</text:p>
          </table:table-cell>
          <table:table-cell office:value-type="float" office:value="29.0550697282002" calcext:value-type="float">
            <text:p>29.0550697282002</text:p>
          </table:table-cell>
          <table:table-cell office:value-type="float" office:value="29.4757526388913" calcext:value-type="float">
            <text:p>29.4757526388913</text:p>
          </table:table-cell>
          <table:table-cell table:number-columns-repeated="1007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3" office:value-type="float" office:value="71.64806" calcext:value-type="float">
            <text:p>71.64806</text:p>
          </table:table-cell>
          <table:table-cell office:value-type="float" office:value="69.45616" calcext:value-type="float">
            <office:annotation draw:style-name="gr1" draw:text-style-name="P2" svg:width="122.51pt" svg:height="62.99pt" svg:x="190.49pt" svg:y="1372.51pt" draw:caption-point-x="-11.54pt" draw:caption-point-y="7.77pt">
              <dc:date>2020-04-19T00:00:00</dc:date>
              <text:p text:style-name="P1">HRR_max/-</text:p>
            </office:annotation>
            <text:p>69.45616</text:p>
          </table:table-cell>
          <table:table-cell office:value-type="float" office:value="269.478584921572" calcext:value-type="float">
            <text:p>269.478584921572</text:p>
          </table:table-cell>
          <table:table-cell office:value-type="float" office:value="48.6601196844334" calcext:value-type="float">
            <office:annotation draw:style-name="gr1" draw:text-style-name="P2" svg:width="122.49pt" svg:height="62.99pt" svg:x="310pt" svg:y="1372.51pt" draw:caption-point-x="-11.54pt" draw:caption-point-y="7.77pt">
              <dc:date>2020-04-19T00:00:00</dc:date>
              <text:p text:style-name="P1">P_CA01/-</text:p>
            </office:annotation>
            <text:p>48.6601196844334</text:p>
          </table:table-cell>
          <table:table-cell office:value-type="float" office:value="46.2440490354808" calcext:value-type="float">
            <office:annotation draw:style-name="gr1" draw:text-style-name="P2" svg:width="122.49pt" svg:height="62.99pt" svg:x="369.75pt" svg:y="1372.51pt" draw:caption-point-x="-11.54pt" draw:caption-point-y="7.77pt">
              <dc:date>2020-04-19T00:00:00</dc:date>
              <text:p text:style-name="P1">P_CA25/-</text:p>
            </office:annotation>
            <text:p>46.2440490354808</text:p>
          </table:table-cell>
          <table:table-cell office:value-type="float" office:value="2.58543294584991" calcext:value-type="float">
            <office:annotation draw:style-name="gr1" draw:text-style-name="P2" svg:width="122.51pt" svg:height="62.99pt" svg:x="429.48pt" svg:y="1372.51pt" draw:caption-point-x="-11.54pt" draw:caption-point-y="7.77pt">
              <dc:date>2020-04-19T00:00:00</dc:date>
              <text:p text:style-name="P1">Swirl3_CA99/-</text:p>
            </office:annotation>
            <text:p>2.58543294584991</text:p>
          </table:table-cell>
          <table:table-cell office:value-type="float" office:value="2157.82713084826" calcext:value-type="float">
            <office:annotation draw:style-name="gr1" draw:text-style-name="P2" svg:width="122.51pt" svg:height="62.99pt" svg:x="489.23pt" svg:y="1372.51pt" draw:caption-point-x="-11.54pt" draw:caption-point-y="7.77pt">
              <dc:date>2020-04-19T00:00:00</dc:date>
              <text:p text:style-name="P1">TB_CA70/-</text:p>
            </office:annotation>
            <text:p>2157.82713084826</text:p>
          </table:table-cell>
          <table:table-cell office:value-type="float" office:value="990.544956232404" calcext:value-type="float">
            <office:annotation draw:style-name="gr1" draw:text-style-name="P2" svg:width="122.51pt" svg:height="62.99pt" svg:x="548.99pt" svg:y="1372.51pt" draw:caption-point-x="-11.54pt" draw:caption-point-y="7.77pt">
              <dc:date>2020-04-19T00:00:00</dc:date>
              <text:p text:style-name="P1">Temp_CA05/-</text:p>
            </office:annotation>
            <text:p>990.544956232404</text:p>
          </table:table-cell>
          <table:table-cell office:value-type="float" office:value="1073.63972290356" calcext:value-type="float">
            <office:annotation draw:style-name="gr1" draw:text-style-name="P2" svg:width="122.51pt" svg:height="62.99pt" svg:x="608.74pt" svg:y="1372.51pt" draw:caption-point-x="-11.54pt" draw:caption-point-y="7.77pt">
              <dc:date>2020-04-19T00:00:00</dc:date>
              <text:p text:style-name="P1">Temp_CA50/-</text:p>
            </office:annotation>
            <text:p>1073.63972290356</text:p>
          </table:table-cell>
          <table:table-cell office:value-type="float" office:value="0.165962215999099" calcext:value-type="float">
            <office:annotation draw:style-name="gr1" draw:text-style-name="P2" svg:width="122.51pt" svg:height="62.99pt" svg:x="668.49pt" svg:y="1372.51pt" draw:caption-point-x="-11.54pt" draw:caption-point-y="7.77pt">
              <dc:date>2020-04-19T00:00:00</dc:date>
              <text:p text:style-name="P1">TO2_CA50/-</text:p>
            </office:annotation>
            <text:p>0.165962215999099</text:p>
          </table:table-cell>
          <table:table-cell office:value-type="float" office:value="0.290583667048528" calcext:value-type="float">
            <office:annotation draw:style-name="gr1" draw:text-style-name="P2" svg:width="122.49pt" svg:height="62.99pt" svg:x="728.25pt" svg:y="1372.51pt" draw:caption-point-x="-11.54pt" draw:caption-point-y="7.77pt">
              <dc:date>2020-04-19T00:00:00</dc:date>
              <text:p text:style-name="P1">Vol_CA99/-</text:p>
            </office:annotation>
            <text:p>0.290583667048528</text:p>
          </table:table-cell>
          <table:table-cell office:value-type="float" office:value="3.86799465662945" calcext:value-type="float">
            <text:p>3.86799465662945</text:p>
          </table:table-cell>
          <table:table-cell office:value-type="float" office:value="0.865466850017669" calcext:value-type="float">
            <text:p>0.865466850017669</text:p>
          </table:table-cell>
          <table:table-cell table:style-name="ce4" office:value-type="float" office:value="0.000000087098975" calcext:value-type="float">
            <text:p>8.71E-08</text:p>
          </table:table-cell>
          <table:table-cell office:value-type="float" office:value="67.3358312531006" calcext:value-type="float">
            <text:p>67.3358312531006</text:p>
          </table:table-cell>
          <table:table-cell office:value-type="float" office:value="79.9524913867048" calcext:value-type="float">
            <text:p>79.9524913867048</text:p>
          </table:table-cell>
          <table:table-cell table:number-columns-repeated="1007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3" office:value-type="float" office:value="48.18954" calcext:value-type="float">
            <text:p>48.18954</text:p>
          </table:table-cell>
          <table:table-cell office:value-type="float" office:value="117.47074" calcext:value-type="float">
            <office:annotation draw:style-name="gr2" draw:text-style-name="P2" svg:width="122.51pt" svg:height="63.01pt" svg:x="190.49pt" svg:y="1387.5pt" draw:caption-point-x="-11.54pt" draw:caption-point-y="7.77pt">
              <dc:date>2020-04-19T00:00:00</dc:date>
              <text:p text:style-name="P1">HRR_max/-</text:p>
            </office:annotation>
            <text:p>117.47074</text:p>
          </table:table-cell>
          <table:table-cell office:value-type="float" office:value="592.9085037314" calcext:value-type="float">
            <text:p>592.9085037314</text:p>
          </table:table-cell>
          <table:table-cell office:value-type="float" office:value="56.0232373118936" calcext:value-type="float">
            <office:annotation draw:style-name="gr2" draw:text-style-name="P2" svg:width="122.49pt" svg:height="63.01pt" svg:x="310pt" svg:y="1387.5pt" draw:caption-point-x="-11.54pt" draw:caption-point-y="7.77pt">
              <dc:date>2020-04-19T00:00:00</dc:date>
              <text:p text:style-name="P1">P_CA01/-</text:p>
            </office:annotation>
            <text:p>56.0232373118936</text:p>
          </table:table-cell>
          <table:table-cell office:value-type="float" office:value="57.984974989371" calcext:value-type="float">
            <office:annotation draw:style-name="gr2" draw:text-style-name="P2" svg:width="122.49pt" svg:height="63.01pt" svg:x="369.75pt" svg:y="1387.5pt" draw:caption-point-x="-11.54pt" draw:caption-point-y="7.77pt">
              <dc:date>2020-04-19T00:00:00</dc:date>
              <text:p text:style-name="P1">P_CA25/-</text:p>
            </office:annotation>
            <text:p>57.984974989371</text:p>
          </table:table-cell>
          <table:table-cell office:value-type="float" office:value="2.36725410821346" calcext:value-type="float">
            <office:annotation draw:style-name="gr2" draw:text-style-name="P2" svg:width="122.51pt" svg:height="63.01pt" svg:x="429.48pt" svg:y="1387.5pt" draw:caption-point-x="-11.54pt" draw:caption-point-y="7.77pt">
              <dc:date>2020-04-19T00:00:00</dc:date>
              <text:p text:style-name="P1">Swirl3_CA99/-</text:p>
            </office:annotation>
            <text:p>2.36725410821346</text:p>
          </table:table-cell>
          <table:table-cell office:value-type="float" office:value="2480.13610200011" calcext:value-type="float">
            <office:annotation draw:style-name="gr2" draw:text-style-name="P2" svg:width="122.51pt" svg:height="63.01pt" svg:x="489.23pt" svg:y="1387.5pt" draw:caption-point-x="-11.54pt" draw:caption-point-y="7.77pt">
              <dc:date>2020-04-19T00:00:00</dc:date>
              <text:p text:style-name="P1">TB_CA70/-</text:p>
            </office:annotation>
            <text:p>2480.13610200011</text:p>
          </table:table-cell>
          <table:table-cell office:value-type="float" office:value="1012.10635231695" calcext:value-type="float">
            <office:annotation draw:style-name="gr2" draw:text-style-name="P2" svg:width="122.51pt" svg:height="63.01pt" svg:x="548.99pt" svg:y="1387.5pt" draw:caption-point-x="-11.54pt" draw:caption-point-y="7.77pt">
              <dc:date>2020-04-19T00:00:00</dc:date>
              <text:p text:style-name="P1">Temp_CA05/-</text:p>
            </office:annotation>
            <text:p>1012.10635231695</text:p>
          </table:table-cell>
          <table:table-cell office:value-type="float" office:value="1217.98802508575" calcext:value-type="float">
            <office:annotation draw:style-name="gr2" draw:text-style-name="P2" svg:width="122.51pt" svg:height="63.01pt" svg:x="608.74pt" svg:y="1387.5pt" draw:caption-point-x="-11.54pt" draw:caption-point-y="7.77pt">
              <dc:date>2020-04-19T00:00:00</dc:date>
              <text:p text:style-name="P1">Temp_CA50/-</text:p>
            </office:annotation>
            <text:p>1217.98802508575</text:p>
          </table:table-cell>
          <table:table-cell office:value-type="float" office:value="0.165311916597612" calcext:value-type="float">
            <office:annotation draw:style-name="gr2" draw:text-style-name="P2" svg:width="122.51pt" svg:height="63.01pt" svg:x="668.49pt" svg:y="1387.5pt" draw:caption-point-x="-11.54pt" draw:caption-point-y="7.77pt">
              <dc:date>2020-04-19T00:00:00</dc:date>
              <text:p text:style-name="P1">TO2_CA50/-</text:p>
            </office:annotation>
            <text:p>0.165311916597612</text:p>
          </table:table-cell>
          <table:table-cell office:value-type="float" office:value="0.383493562023201" calcext:value-type="float">
            <office:annotation draw:style-name="gr2" draw:text-style-name="P2" svg:width="122.49pt" svg:height="63.01pt" svg:x="728.25pt" svg:y="1387.5pt" draw:caption-point-x="-11.54pt" draw:caption-point-y="7.77pt">
              <dc:date>2020-04-19T00:00:00</dc:date>
              <text:p text:style-name="P1">Vol_CA99/-</text:p>
            </office:annotation>
            <text:p>0.383493562023201</text:p>
          </table:table-cell>
          <table:table-cell office:value-type="float" office:value="2.58510519087562" calcext:value-type="float">
            <text:p>2.58510519087562</text:p>
          </table:table-cell>
          <table:table-cell office:value-type="float" office:value="2.0844420252512" calcext:value-type="float">
            <text:p>2.0844420252512</text:p>
          </table:table-cell>
          <table:table-cell table:style-name="ce4" office:value-type="float" office:value="0.0000004066208" calcext:value-type="float">
            <text:p>4.07E-07</text:p>
          </table:table-cell>
          <table:table-cell office:value-type="float" office:value="114.192170073704" calcext:value-type="float">
            <text:p>114.192170073704</text:p>
          </table:table-cell>
          <table:table-cell office:value-type="float" office:value="68.5465196889219" calcext:value-type="float">
            <text:p>68.5465196889219</text:p>
          </table:table-cell>
          <table:table-cell table:number-columns-repeated="1007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3" office:value-type="float" office:value="42.01682" calcext:value-type="float">
            <text:p>42.01682</text:p>
          </table:table-cell>
          <table:table-cell office:value-type="float" office:value="152.48807" calcext:value-type="float">
            <office:annotation draw:style-name="gr2" draw:text-style-name="P2" svg:width="122.51pt" svg:height="63.01pt" svg:x="190.49pt" svg:y="1402.5pt" draw:caption-point-x="-11.54pt" draw:caption-point-y="7.77pt">
              <dc:date>2020-04-19T00:00:00</dc:date>
              <text:p text:style-name="P1">HRR_max/-</text:p>
            </office:annotation>
            <text:p>152.48807</text:p>
          </table:table-cell>
          <table:table-cell office:value-type="float" office:value="1033.83525186112" calcext:value-type="float">
            <text:p>1033.83525186112</text:p>
          </table:table-cell>
          <table:table-cell office:value-type="float" office:value="65.6270790853895" calcext:value-type="float">
            <office:annotation draw:style-name="gr2" draw:text-style-name="P2" svg:width="122.49pt" svg:height="63.01pt" svg:x="310pt" svg:y="1402.5pt" draw:caption-point-x="-11.54pt" draw:caption-point-y="7.77pt">
              <dc:date>2020-04-19T00:00:00</dc:date>
              <text:p text:style-name="P1">P_CA01/-</text:p>
            </office:annotation>
            <text:p>65.6270790853895</text:p>
          </table:table-cell>
          <table:table-cell office:value-type="float" office:value="79.6978559878164" calcext:value-type="float">
            <office:annotation draw:style-name="gr2" draw:text-style-name="P2" svg:width="122.49pt" svg:height="63.01pt" svg:x="369.75pt" svg:y="1402.5pt" draw:caption-point-x="-11.54pt" draw:caption-point-y="7.77pt">
              <dc:date>2020-04-19T00:00:00</dc:date>
              <text:p text:style-name="P1">P_CA25/-</text:p>
            </office:annotation>
            <text:p>79.6978559878164</text:p>
          </table:table-cell>
          <table:table-cell office:value-type="float" office:value="2.28894147563541" calcext:value-type="float">
            <office:annotation draw:style-name="gr2" draw:text-style-name="P2" svg:width="122.51pt" svg:height="63.01pt" svg:x="429.48pt" svg:y="1402.5pt" draw:caption-point-x="-11.54pt" draw:caption-point-y="7.77pt">
              <dc:date>2020-04-19T00:00:00</dc:date>
              <text:p text:style-name="P1">Swirl3_CA99/-</text:p>
            </office:annotation>
            <text:p>2.28894147563541</text:p>
          </table:table-cell>
          <table:table-cell office:value-type="float" office:value="2580.7589976945" calcext:value-type="float">
            <office:annotation draw:style-name="gr2" draw:text-style-name="P2" svg:width="122.51pt" svg:height="63.01pt" svg:x="489.23pt" svg:y="1402.5pt" draw:caption-point-x="-11.54pt" draw:caption-point-y="7.77pt">
              <dc:date>2020-04-19T00:00:00</dc:date>
              <text:p text:style-name="P1">TB_CA70/-</text:p>
            </office:annotation>
            <text:p>2580.7589976945</text:p>
          </table:table-cell>
          <table:table-cell office:value-type="float" office:value="1043.20729681711" calcext:value-type="float">
            <office:annotation draw:style-name="gr2" draw:text-style-name="P2" svg:width="122.51pt" svg:height="63.01pt" svg:x="548.99pt" svg:y="1402.5pt" draw:caption-point-x="-11.54pt" draw:caption-point-y="7.77pt">
              <dc:date>2020-04-19T00:00:00</dc:date>
              <text:p text:style-name="P1">Temp_CA05/-</text:p>
            </office:annotation>
            <text:p>1043.20729681711</text:p>
          </table:table-cell>
          <table:table-cell office:value-type="float" office:value="1373.62042060902" calcext:value-type="float">
            <office:annotation draw:style-name="gr2" draw:text-style-name="P2" svg:width="122.51pt" svg:height="63.01pt" svg:x="608.74pt" svg:y="1402.5pt" draw:caption-point-x="-11.54pt" draw:caption-point-y="7.77pt">
              <dc:date>2020-04-19T00:00:00</dc:date>
              <text:p text:style-name="P1">Temp_CA50/-</text:p>
            </office:annotation>
            <text:p>1373.62042060902</text:p>
          </table:table-cell>
          <table:table-cell office:value-type="float" office:value="0.154259425840772" calcext:value-type="float">
            <office:annotation draw:style-name="gr2" draw:text-style-name="P2" svg:width="122.51pt" svg:height="63.01pt" svg:x="668.49pt" svg:y="1402.5pt" draw:caption-point-x="-11.54pt" draw:caption-point-y="7.77pt">
              <dc:date>2020-04-19T00:00:00</dc:date>
              <text:p text:style-name="P1">TO2_CA50/-</text:p>
            </office:annotation>
            <text:p>0.154259425840772</text:p>
          </table:table-cell>
          <table:table-cell office:value-type="float" office:value="0.445759306412504" calcext:value-type="float">
            <office:annotation draw:style-name="gr2" draw:text-style-name="P2" svg:width="122.49pt" svg:height="63.01pt" svg:x="728.25pt" svg:y="1402.5pt" draw:caption-point-x="-11.54pt" draw:caption-point-y="7.77pt">
              <dc:date>2020-04-19T00:00:00</dc:date>
              <text:p text:style-name="P1">Vol_CA99/-</text:p>
            </office:annotation>
            <text:p>0.445759306412504</text:p>
          </table:table-cell>
          <table:table-cell office:value-type="float" office:value="1.34534726552707" calcext:value-type="float">
            <text:p>1.34534726552707</text:p>
          </table:table-cell>
          <table:table-cell office:value-type="float" office:value="1.19716085274968" calcext:value-type="float">
            <text:p>1.19716085274968</text:p>
          </table:table-cell>
          <table:table-cell table:style-name="ce4" office:value-type="float" office:value="0.0000009850003" calcext:value-type="float">
            <text:p>9.85E-07</text:p>
          </table:table-cell>
          <table:table-cell office:value-type="float" office:value="57.1178945859797" calcext:value-type="float">
            <text:p>57.1178945859797</text:p>
          </table:table-cell>
          <table:table-cell office:value-type="float" office:value="52.8151024029187" calcext:value-type="float">
            <text:p>52.8151024029187</text:p>
          </table:table-cell>
          <table:table-cell table:number-columns-repeated="1007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3" office:value-type="float" office:value="39.44499" calcext:value-type="float">
            <text:p>39.44499</text:p>
          </table:table-cell>
          <table:table-cell office:value-type="float" office:value="172.40994" calcext:value-type="float">
            <office:annotation draw:style-name="gr2" draw:text-style-name="P2" svg:width="122.51pt" svg:height="63.01pt" svg:x="190.49pt" svg:y="1417.49pt" draw:caption-point-x="-11.54pt" draw:caption-point-y="7.77pt">
              <dc:date>2020-04-19T00:00:00</dc:date>
              <text:p text:style-name="P1">HRR_max/-</text:p>
            </office:annotation>
            <text:p>172.40994</text:p>
          </table:table-cell>
          <table:table-cell office:value-type="float" office:value="1475.14668265205" calcext:value-type="float">
            <text:p>1475.14668265205</text:p>
          </table:table-cell>
          <table:table-cell office:value-type="float" office:value="69.2014135387" calcext:value-type="float">
            <office:annotation draw:style-name="gr2" draw:text-style-name="P2" svg:width="122.49pt" svg:height="63.01pt" svg:x="310pt" svg:y="1417.49pt" draw:caption-point-x="-11.54pt" draw:caption-point-y="7.77pt">
              <dc:date>2020-04-19T00:00:00</dc:date>
              <text:p text:style-name="P1">P_CA01/-</text:p>
            </office:annotation>
            <text:p>69.2014135387</text:p>
          </table:table-cell>
          <table:table-cell office:value-type="float" office:value="100.818550328128" calcext:value-type="float">
            <office:annotation draw:style-name="gr2" draw:text-style-name="P2" svg:width="122.49pt" svg:height="63.01pt" svg:x="369.75pt" svg:y="1417.49pt" draw:caption-point-x="-11.54pt" draw:caption-point-y="7.77pt">
              <dc:date>2020-04-19T00:00:00</dc:date>
              <text:p text:style-name="P1">P_CA25/-</text:p>
            </office:annotation>
            <text:p>100.818550328128</text:p>
          </table:table-cell>
          <table:table-cell office:value-type="float" office:value="2.22368791123086" calcext:value-type="float">
            <office:annotation draw:style-name="gr2" draw:text-style-name="P2" svg:width="122.51pt" svg:height="63.01pt" svg:x="429.48pt" svg:y="1417.49pt" draw:caption-point-x="-11.54pt" draw:caption-point-y="7.77pt">
              <dc:date>2020-04-19T00:00:00</dc:date>
              <text:p text:style-name="P1">Swirl3_CA99/-</text:p>
            </office:annotation>
            <text:p>2.22368791123086</text:p>
          </table:table-cell>
          <table:table-cell office:value-type="float" office:value="2554.61390629047" calcext:value-type="float">
            <office:annotation draw:style-name="gr2" draw:text-style-name="P2" svg:width="122.51pt" svg:height="63.01pt" svg:x="489.23pt" svg:y="1417.49pt" draw:caption-point-x="-11.54pt" draw:caption-point-y="7.77pt">
              <dc:date>2020-04-19T00:00:00</dc:date>
              <text:p text:style-name="P1">TB_CA70/-</text:p>
            </office:annotation>
            <text:p>2554.61390629047</text:p>
          </table:table-cell>
          <table:table-cell office:value-type="float" office:value="1059.6820460916" calcext:value-type="float">
            <office:annotation draw:style-name="gr2" draw:text-style-name="P2" svg:width="122.51pt" svg:height="63.01pt" svg:x="548.99pt" svg:y="1417.49pt" draw:caption-point-x="-11.54pt" draw:caption-point-y="7.77pt">
              <dc:date>2020-04-19T00:00:00</dc:date>
              <text:p text:style-name="P1">Temp_CA05/-</text:p>
            </office:annotation>
            <text:p>1059.6820460916</text:p>
          </table:table-cell>
          <table:table-cell office:value-type="float" office:value="1499.04440015978" calcext:value-type="float">
            <office:annotation draw:style-name="gr2" draw:text-style-name="P2" svg:width="122.51pt" svg:height="63.01pt" svg:x="608.74pt" svg:y="1417.49pt" draw:caption-point-x="-11.54pt" draw:caption-point-y="7.77pt">
              <dc:date>2020-04-19T00:00:00</dc:date>
              <text:p text:style-name="P1">Temp_CA50/-</text:p>
            </office:annotation>
            <text:p>1499.04440015978</text:p>
          </table:table-cell>
          <table:table-cell office:value-type="float" office:value="0.143689095895592" calcext:value-type="float">
            <office:annotation draw:style-name="gr2" draw:text-style-name="P2" svg:width="122.51pt" svg:height="63.01pt" svg:x="668.49pt" svg:y="1417.49pt" draw:caption-point-x="-11.54pt" draw:caption-point-y="7.77pt">
              <dc:date>2020-04-19T00:00:00</dc:date>
              <text:p text:style-name="P1">TO2_CA50/-</text:p>
            </office:annotation>
            <text:p>0.143689095895592</text:p>
          </table:table-cell>
          <table:table-cell office:value-type="float" office:value="0.504641291938695" calcext:value-type="float">
            <office:annotation draw:style-name="gr2" draw:text-style-name="P2" svg:width="122.49pt" svg:height="63.01pt" svg:x="728.25pt" svg:y="1417.49pt" draw:caption-point-x="-11.54pt" draw:caption-point-y="7.77pt">
              <dc:date>2020-04-19T00:00:00</dc:date>
              <text:p text:style-name="P1">Vol_CA99/-</text:p>
            </office:annotation>
            <text:p>0.504641291938695</text:p>
          </table:table-cell>
          <table:table-cell office:value-type="float" office:value="0.823118435050785" calcext:value-type="float">
            <text:p>0.823118435050785</text:p>
          </table:table-cell>
          <table:table-cell office:value-type="float" office:value="1.34045508620838" calcext:value-type="float">
            <text:p>1.34045508620838</text:p>
          </table:table-cell>
          <table:table-cell table:style-name="ce4" office:value-type="float" office:value="0.0000018115766" calcext:value-type="float">
            <text:p>1.81E-06</text:p>
          </table:table-cell>
          <table:table-cell office:value-type="float" office:value="28.6143267796731" calcext:value-type="float">
            <text:p>28.6143267796731</text:p>
          </table:table-cell>
          <table:table-cell office:value-type="float" office:value="42.247191531042" calcext:value-type="float">
            <text:p>42.247191531042</text:p>
          </table:table-cell>
          <table:table-cell table:number-columns-repeated="1007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3" office:value-type="float" office:value="33.95653" calcext:value-type="float">
            <text:p>33.95653</text:p>
          </table:table-cell>
          <table:table-cell office:value-type="float" office:value="179.25768" calcext:value-type="float">
            <office:annotation draw:style-name="gr2" draw:text-style-name="P2" svg:width="122.51pt" svg:height="63.01pt" svg:x="190.49pt" svg:y="1432.49pt" draw:caption-point-x="-11.54pt" draw:caption-point-y="7.8pt">
              <dc:date>2020-04-19T00:00:00</dc:date>
              <text:p text:style-name="P1">HRR_max/-</text:p>
            </office:annotation>
            <text:p>179.25768</text:p>
          </table:table-cell>
          <table:table-cell office:value-type="float" office:value="1911.79968387343" calcext:value-type="float">
            <text:p>1911.79968387343</text:p>
          </table:table-cell>
          <table:table-cell office:value-type="float" office:value="75.7095717065481" calcext:value-type="float">
            <office:annotation draw:style-name="gr2" draw:text-style-name="P2" svg:width="122.49pt" svg:height="63.01pt" svg:x="310pt" svg:y="1432.49pt" draw:caption-point-x="-11.54pt" draw:caption-point-y="7.8pt">
              <dc:date>2020-04-19T00:00:00</dc:date>
              <text:p text:style-name="P1">P_CA01/-</text:p>
            </office:annotation>
            <text:p>75.7095717065481</text:p>
          </table:table-cell>
          <table:table-cell office:value-type="float" office:value="120.553027751538" calcext:value-type="float">
            <office:annotation draw:style-name="gr2" draw:text-style-name="P2" svg:width="122.49pt" svg:height="63.01pt" svg:x="369.75pt" svg:y="1432.49pt" draw:caption-point-x="-11.54pt" draw:caption-point-y="7.8pt">
              <dc:date>2020-04-19T00:00:00</dc:date>
              <text:p text:style-name="P1">P_CA25/-</text:p>
            </office:annotation>
            <text:p>120.553027751538</text:p>
          </table:table-cell>
          <table:table-cell office:value-type="float" office:value="2.15893898512058" calcext:value-type="float">
            <office:annotation draw:style-name="gr2" draw:text-style-name="P2" svg:width="122.51pt" svg:height="63.01pt" svg:x="429.48pt" svg:y="1432.49pt" draw:caption-point-x="-11.54pt" draw:caption-point-y="7.8pt">
              <dc:date>2020-04-19T00:00:00</dc:date>
              <text:p text:style-name="P1">Swirl3_CA99/-</text:p>
            </office:annotation>
            <text:p>2.15893898512058</text:p>
          </table:table-cell>
          <table:table-cell office:value-type="float" office:value="2463.11203968691" calcext:value-type="float">
            <office:annotation draw:style-name="gr2" draw:text-style-name="P2" svg:width="122.51pt" svg:height="63.01pt" svg:x="489.23pt" svg:y="1432.49pt" draw:caption-point-x="-11.54pt" draw:caption-point-y="7.8pt">
              <dc:date>2020-04-19T00:00:00</dc:date>
              <text:p text:style-name="P1">TB_CA70/-</text:p>
            </office:annotation>
            <text:p>2463.11203968691</text:p>
          </table:table-cell>
          <table:table-cell office:value-type="float" office:value="1075.71914258044" calcext:value-type="float">
            <office:annotation draw:style-name="gr2" draw:text-style-name="P2" svg:width="122.51pt" svg:height="63.01pt" svg:x="548.99pt" svg:y="1432.49pt" draw:caption-point-x="-11.54pt" draw:caption-point-y="7.8pt">
              <dc:date>2020-04-19T00:00:00</dc:date>
              <text:p text:style-name="P1">Temp_CA05/-</text:p>
            </office:annotation>
            <text:p>1075.71914258044</text:p>
          </table:table-cell>
          <table:table-cell office:value-type="float" office:value="1576.58729236292" calcext:value-type="float">
            <office:annotation draw:style-name="gr2" draw:text-style-name="P2" svg:width="122.51pt" svg:height="63.01pt" svg:x="608.74pt" svg:y="1432.49pt" draw:caption-point-x="-11.54pt" draw:caption-point-y="7.8pt">
              <dc:date>2020-04-19T00:00:00</dc:date>
              <text:p text:style-name="P1">Temp_CA50/-</text:p>
            </office:annotation>
            <text:p>1576.58729236292</text:p>
          </table:table-cell>
          <table:table-cell office:value-type="float" office:value="0.135816091045261" calcext:value-type="float">
            <office:annotation draw:style-name="gr2" draw:text-style-name="P2" svg:width="122.51pt" svg:height="63.01pt" svg:x="668.49pt" svg:y="1432.49pt" draw:caption-point-x="-11.54pt" draw:caption-point-y="7.8pt">
              <dc:date>2020-04-19T00:00:00</dc:date>
              <text:p text:style-name="P1">TO2_CA50/-</text:p>
            </office:annotation>
            <text:p>0.135816091045261</text:p>
          </table:table-cell>
          <table:table-cell office:value-type="float" office:value="0.573719935334359" calcext:value-type="float">
            <office:annotation draw:style-name="gr2" draw:text-style-name="P2" svg:width="122.49pt" svg:height="63.01pt" svg:x="728.25pt" svg:y="1432.49pt" draw:caption-point-x="-11.54pt" draw:caption-point-y="7.8pt">
              <dc:date>2020-04-19T00:00:00</dc:date>
              <text:p text:style-name="P1">Vol_CA99/-</text:p>
            </office:annotation>
            <text:p>0.573719935334359</text:p>
          </table:table-cell>
          <table:table-cell office:value-type="float" office:value="0.53085398488924" calcext:value-type="float">
            <text:p>0.53085398488924</text:p>
          </table:table-cell>
          <table:table-cell office:value-type="float" office:value="2.22856496200215" calcext:value-type="float">
            <text:p>2.22856496200215</text:p>
          </table:table-cell>
          <table:table-cell table:style-name="ce4" office:value-type="float" office:value="0.0000028332402" calcext:value-type="float">
            <text:p>2.83E-06</text:p>
          </table:table-cell>
          <table:table-cell office:value-type="float" office:value="26.7366117421329" calcext:value-type="float">
            <text:p>26.7366117421329</text:p>
          </table:table-cell>
          <table:table-cell office:value-type="float" office:value="34.7507815390288" calcext:value-type="float">
            <text:p>34.7507815390288</text:p>
          </table:table-cell>
          <table:table-cell table:number-columns-repeated="1007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3" office:value-type="float" office:value="37.76139" calcext:value-type="float">
            <text:p>37.76139</text:p>
          </table:table-cell>
          <table:table-cell office:value-type="float" office:value="181.96986" calcext:value-type="float">
            <office:annotation draw:style-name="gr1" draw:text-style-name="P2" svg:width="122.51pt" svg:height="62.99pt" svg:x="190.49pt" svg:y="1447.51pt" draw:caption-point-x="-11.54pt" draw:caption-point-y="7.77pt">
              <dc:date>2020-04-19T00:00:00</dc:date>
              <text:p text:style-name="P1">HRR_max/-</text:p>
            </office:annotation>
            <text:p>181.96986</text:p>
          </table:table-cell>
          <table:table-cell office:value-type="float" office:value="2220.28279122149" calcext:value-type="float">
            <text:p>2220.28279122149</text:p>
          </table:table-cell>
          <table:table-cell office:value-type="float" office:value="78.1023981763691" calcext:value-type="float">
            <office:annotation draw:style-name="gr1" draw:text-style-name="P2" svg:width="122.49pt" svg:height="62.99pt" svg:x="310pt" svg:y="1447.51pt" draw:caption-point-x="-11.54pt" draw:caption-point-y="7.77pt">
              <dc:date>2020-04-19T00:00:00</dc:date>
              <text:p text:style-name="P1">P_CA01/-</text:p>
            </office:annotation>
            <text:p>78.1023981763691</text:p>
          </table:table-cell>
          <table:table-cell office:value-type="float" office:value="133.684127469576" calcext:value-type="float">
            <office:annotation draw:style-name="gr1" draw:text-style-name="P2" svg:width="122.49pt" svg:height="62.99pt" svg:x="369.75pt" svg:y="1447.51pt" draw:caption-point-x="-11.54pt" draw:caption-point-y="7.77pt">
              <dc:date>2020-04-19T00:00:00</dc:date>
              <text:p text:style-name="P1">P_CA25/-</text:p>
            </office:annotation>
            <text:p>133.684127469576</text:p>
          </table:table-cell>
          <table:table-cell office:value-type="float" office:value="2.09417118322047" calcext:value-type="float">
            <office:annotation draw:style-name="gr1" draw:text-style-name="P2" svg:width="122.51pt" svg:height="62.99pt" svg:x="429.48pt" svg:y="1447.51pt" draw:caption-point-x="-11.54pt" draw:caption-point-y="7.77pt">
              <dc:date>2020-04-19T00:00:00</dc:date>
              <text:p text:style-name="P1">Swirl3_CA99/-</text:p>
            </office:annotation>
            <text:p>2.09417118322047</text:p>
          </table:table-cell>
          <table:table-cell office:value-type="float" office:value="2417.93134066392" calcext:value-type="float">
            <office:annotation draw:style-name="gr1" draw:text-style-name="P2" svg:width="122.51pt" svg:height="62.99pt" svg:x="489.23pt" svg:y="1447.51pt" draw:caption-point-x="-11.54pt" draw:caption-point-y="7.77pt">
              <dc:date>2020-04-19T00:00:00</dc:date>
              <text:p text:style-name="P1">TB_CA70/-</text:p>
            </office:annotation>
            <text:p>2417.93134066392</text:p>
          </table:table-cell>
          <table:table-cell office:value-type="float" office:value="1087.75434868649" calcext:value-type="float">
            <office:annotation draw:style-name="gr1" draw:text-style-name="P2" svg:width="122.51pt" svg:height="62.99pt" svg:x="548.99pt" svg:y="1447.51pt" draw:caption-point-x="-11.54pt" draw:caption-point-y="7.77pt">
              <dc:date>2020-04-19T00:00:00</dc:date>
              <text:p text:style-name="P1">Temp_CA05/-</text:p>
            </office:annotation>
            <text:p>1087.75434868649</text:p>
          </table:table-cell>
          <table:table-cell office:value-type="float" office:value="1629.55628211083" calcext:value-type="float">
            <office:annotation draw:style-name="gr1" draw:text-style-name="P2" svg:width="122.51pt" svg:height="62.99pt" svg:x="608.74pt" svg:y="1447.51pt" draw:caption-point-x="-11.54pt" draw:caption-point-y="7.77pt">
              <dc:date>2020-04-19T00:00:00</dc:date>
              <text:p text:style-name="P1">Temp_CA50/-</text:p>
            </office:annotation>
            <text:p>1629.55628211083</text:p>
          </table:table-cell>
          <table:table-cell office:value-type="float" office:value="0.126974818118134" calcext:value-type="float">
            <office:annotation draw:style-name="gr1" draw:text-style-name="P2" svg:width="122.51pt" svg:height="62.99pt" svg:x="668.49pt" svg:y="1447.51pt" draw:caption-point-x="-11.54pt" draw:caption-point-y="7.77pt">
              <dc:date>2020-04-19T00:00:00</dc:date>
              <text:p text:style-name="P1">TO2_CA50/-</text:p>
            </office:annotation>
            <text:p>0.126974818118134</text:p>
          </table:table-cell>
          <table:table-cell office:value-type="float" office:value="0.647016700586907" calcext:value-type="float">
            <office:annotation draw:style-name="gr1" draw:text-style-name="P2" svg:width="122.49pt" svg:height="62.99pt" svg:x="728.25pt" svg:y="1447.51pt" draw:caption-point-x="-11.54pt" draw:caption-point-y="7.77pt">
              <dc:date>2020-04-19T00:00:00</dc:date>
              <text:p text:style-name="P1">Vol_CA99/-</text:p>
            </office:annotation>
            <text:p>0.647016700586907</text:p>
          </table:table-cell>
          <table:table-cell office:value-type="float" office:value="0.505751158461077" calcext:value-type="float">
            <text:p>0.505751158461077</text:p>
          </table:table-cell>
          <table:table-cell office:value-type="float" office:value="2.37751256747245" calcext:value-type="float">
            <text:p>2.37751256747245</text:p>
          </table:table-cell>
          <table:table-cell table:style-name="ce4" office:value-type="float" office:value="0.0000042056777" calcext:value-type="float">
            <text:p>4.21E-06</text:p>
          </table:table-cell>
          <table:table-cell office:value-type="float" office:value="26.3260484128169" calcext:value-type="float">
            <text:p>26.3260484128169</text:p>
          </table:table-cell>
          <table:table-cell office:value-type="float" office:value="28.7401674475709" calcext:value-type="float">
            <text:p>28.7401674475709</text:p>
          </table:table-cell>
          <table:table-cell table:number-columns-repeated="1007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3" office:value-type="float" office:value="70.66362" calcext:value-type="float">
            <text:p>70.66362</text:p>
          </table:table-cell>
          <table:table-cell office:value-type="float" office:value="68.80494" calcext:value-type="float">
            <office:annotation draw:style-name="gr1" draw:text-style-name="P2" svg:width="122.51pt" svg:height="62.99pt" svg:x="190.49pt" svg:y="1462.51pt" draw:caption-point-x="-11.54pt" draw:caption-point-y="7.77pt">
              <dc:date>2020-04-19T00:00:00</dc:date>
              <text:p text:style-name="P1">HRR_max/-</text:p>
            </office:annotation>
            <text:p>68.80494</text:p>
          </table:table-cell>
          <table:table-cell office:value-type="float" office:value="289.572301033146" calcext:value-type="float">
            <text:p>289.572301033146</text:p>
          </table:table-cell>
          <table:table-cell office:value-type="float" office:value="50.5544561419771" calcext:value-type="float">
            <office:annotation draw:style-name="gr1" draw:text-style-name="P2" svg:width="122.49pt" svg:height="62.99pt" svg:x="310pt" svg:y="1462.51pt" draw:caption-point-x="-11.54pt" draw:caption-point-y="7.77pt">
              <dc:date>2020-04-19T00:00:00</dc:date>
              <text:p text:style-name="P1">P_CA01/-</text:p>
            </office:annotation>
            <text:p>50.5544561419771</text:p>
          </table:table-cell>
          <table:table-cell office:value-type="float" office:value="49.9100275165185" calcext:value-type="float">
            <office:annotation draw:style-name="gr1" draw:text-style-name="P2" svg:width="122.49pt" svg:height="62.99pt" svg:x="369.75pt" svg:y="1462.51pt" draw:caption-point-x="-11.54pt" draw:caption-point-y="7.77pt">
              <dc:date>2020-04-19T00:00:00</dc:date>
              <text:p text:style-name="P1">P_CA25/-</text:p>
            </office:annotation>
            <text:p>49.9100275165185</text:p>
          </table:table-cell>
          <table:table-cell office:value-type="float" office:value="2.63436025624633" calcext:value-type="float">
            <office:annotation draw:style-name="gr1" draw:text-style-name="P2" svg:width="122.51pt" svg:height="62.99pt" svg:x="429.48pt" svg:y="1462.51pt" draw:caption-point-x="-11.54pt" draw:caption-point-y="7.77pt">
              <dc:date>2020-04-19T00:00:00</dc:date>
              <text:p text:style-name="P1">Swirl3_CA99/-</text:p>
            </office:annotation>
            <text:p>2.63436025624633</text:p>
          </table:table-cell>
          <table:table-cell office:value-type="float" office:value="2227.22055505948" calcext:value-type="float">
            <office:annotation draw:style-name="gr1" draw:text-style-name="P2" svg:width="122.51pt" svg:height="62.99pt" svg:x="489.23pt" svg:y="1462.51pt" draw:caption-point-x="-11.54pt" draw:caption-point-y="7.77pt">
              <dc:date>2020-04-19T00:00:00</dc:date>
              <text:p text:style-name="P1">TB_CA70/-</text:p>
            </office:annotation>
            <text:p>2227.22055505948</text:p>
          </table:table-cell>
          <table:table-cell office:value-type="float" office:value="998.081903260246" calcext:value-type="float">
            <office:annotation draw:style-name="gr1" draw:text-style-name="P2" svg:width="122.51pt" svg:height="62.99pt" svg:x="548.99pt" svg:y="1462.51pt" draw:caption-point-x="-11.54pt" draw:caption-point-y="7.77pt">
              <dc:date>2020-04-19T00:00:00</dc:date>
              <text:p text:style-name="P1">Temp_CA05/-</text:p>
            </office:annotation>
            <text:p>998.081903260246</text:p>
          </table:table-cell>
          <table:table-cell office:value-type="float" office:value="1087.22267707677" calcext:value-type="float">
            <office:annotation draw:style-name="gr1" draw:text-style-name="P2" svg:width="122.51pt" svg:height="62.99pt" svg:x="608.74pt" svg:y="1462.51pt" draw:caption-point-x="-11.54pt" draw:caption-point-y="7.77pt">
              <dc:date>2020-04-19T00:00:00</dc:date>
              <text:p text:style-name="P1">Temp_CA50/-</text:p>
            </office:annotation>
            <text:p>1087.22267707677</text:p>
          </table:table-cell>
          <table:table-cell office:value-type="float" office:value="0.168200041953698" calcext:value-type="float">
            <office:annotation draw:style-name="gr1" draw:text-style-name="P2" svg:width="122.51pt" svg:height="62.99pt" svg:x="668.49pt" svg:y="1462.51pt" draw:caption-point-x="-11.54pt" draw:caption-point-y="7.77pt">
              <dc:date>2020-04-19T00:00:00</dc:date>
              <text:p text:style-name="P1">TO2_CA50/-</text:p>
            </office:annotation>
            <text:p>0.168200041953698</text:p>
          </table:table-cell>
          <table:table-cell office:value-type="float" office:value="0.293595746745253" calcext:value-type="float">
            <office:annotation draw:style-name="gr1" draw:text-style-name="P2" svg:width="122.49pt" svg:height="62.99pt" svg:x="728.25pt" svg:y="1462.51pt" draw:caption-point-x="-11.54pt" draw:caption-point-y="7.77pt">
              <dc:date>2020-04-19T00:00:00</dc:date>
              <text:p text:style-name="P1">Vol_CA99/-</text:p>
            </office:annotation>
            <text:p>0.293595746745253</text:p>
          </table:table-cell>
          <table:table-cell office:value-type="float" office:value="4.41026921177462" calcext:value-type="float">
            <text:p>4.41026921177462</text:p>
          </table:table-cell>
          <table:table-cell office:value-type="float" office:value="0.874274458552422" calcext:value-type="float">
            <text:p>0.874274458552422</text:p>
          </table:table-cell>
          <table:table-cell table:style-name="ce4" office:value-type="float" office:value="0.00000007566196" calcext:value-type="float">
            <text:p>7.57E-08</text:p>
          </table:table-cell>
          <table:table-cell office:value-type="float" office:value="70.6034251474655" calcext:value-type="float">
            <text:p>70.6034251474655</text:p>
          </table:table-cell>
          <table:table-cell office:value-type="float" office:value="79.1812185004642" calcext:value-type="float">
            <text:p>79.1812185004642</text:p>
          </table:table-cell>
          <table:table-cell table:number-columns-repeated="1007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3" office:value-type="float" office:value="52.43313" calcext:value-type="float">
            <text:p>52.43313</text:p>
          </table:table-cell>
          <table:table-cell office:value-type="float" office:value="119.218575" calcext:value-type="float">
            <office:annotation draw:style-name="gr2" draw:text-style-name="P2" svg:width="122.51pt" svg:height="63.01pt" svg:x="190.49pt" svg:y="1477.5pt" draw:caption-point-x="-11.54pt" draw:caption-point-y="7.77pt">
              <dc:date>2020-04-19T00:00:00</dc:date>
              <text:p text:style-name="P1">HRR_max/-</text:p>
            </office:annotation>
            <text:p>119.218575</text:p>
          </table:table-cell>
          <table:table-cell office:value-type="float" office:value="632.387689744424" calcext:value-type="float">
            <text:p>632.387689744424</text:p>
          </table:table-cell>
          <table:table-cell office:value-type="float" office:value="57.5256725828102" calcext:value-type="float">
            <office:annotation draw:style-name="gr2" draw:text-style-name="P2" svg:width="122.49pt" svg:height="63.01pt" svg:x="310pt" svg:y="1477.5pt" draw:caption-point-x="-11.54pt" draw:caption-point-y="7.77pt">
              <dc:date>2020-04-19T00:00:00</dc:date>
              <text:p text:style-name="P1">P_CA01/-</text:p>
            </office:annotation>
            <text:p>57.5256725828102</text:p>
          </table:table-cell>
          <table:table-cell office:value-type="float" office:value="63.002657188843" calcext:value-type="float">
            <office:annotation draw:style-name="gr2" draw:text-style-name="P2" svg:width="122.49pt" svg:height="63.01pt" svg:x="369.75pt" svg:y="1477.5pt" draw:caption-point-x="-11.54pt" draw:caption-point-y="7.77pt">
              <dc:date>2020-04-19T00:00:00</dc:date>
              <text:p text:style-name="P1">P_CA25/-</text:p>
            </office:annotation>
            <text:p>63.002657188843</text:p>
          </table:table-cell>
          <table:table-cell office:value-type="float" office:value="2.44193918013051" calcext:value-type="float">
            <office:annotation draw:style-name="gr2" draw:text-style-name="P2" svg:width="122.51pt" svg:height="63.01pt" svg:x="429.48pt" svg:y="1477.5pt" draw:caption-point-x="-11.54pt" draw:caption-point-y="7.77pt">
              <dc:date>2020-04-19T00:00:00</dc:date>
              <text:p text:style-name="P1">Swirl3_CA99/-</text:p>
            </office:annotation>
            <text:p>2.44193918013051</text:p>
          </table:table-cell>
          <table:table-cell office:value-type="float" office:value="2505.57248159091" calcext:value-type="float">
            <office:annotation draw:style-name="gr2" draw:text-style-name="P2" svg:width="122.51pt" svg:height="63.01pt" svg:x="489.23pt" svg:y="1477.5pt" draw:caption-point-x="-11.54pt" draw:caption-point-y="7.77pt">
              <dc:date>2020-04-19T00:00:00</dc:date>
              <text:p text:style-name="P1">TB_CA70/-</text:p>
            </office:annotation>
            <text:p>2505.57248159091</text:p>
          </table:table-cell>
          <table:table-cell office:value-type="float" office:value="1014.92246623791" calcext:value-type="float">
            <office:annotation draw:style-name="gr2" draw:text-style-name="P2" svg:width="122.51pt" svg:height="63.01pt" svg:x="548.99pt" svg:y="1477.5pt" draw:caption-point-x="-11.54pt" draw:caption-point-y="7.77pt">
              <dc:date>2020-04-19T00:00:00</dc:date>
              <text:p text:style-name="P1">Temp_CA05/-</text:p>
            </office:annotation>
            <text:p>1014.92246623791</text:p>
          </table:table-cell>
          <table:table-cell office:value-type="float" office:value="1234.28790597516" calcext:value-type="float">
            <office:annotation draw:style-name="gr2" draw:text-style-name="P2" svg:width="122.51pt" svg:height="63.01pt" svg:x="608.74pt" svg:y="1477.5pt" draw:caption-point-x="-11.54pt" draw:caption-point-y="7.77pt">
              <dc:date>2020-04-19T00:00:00</dc:date>
              <text:p text:style-name="P1">Temp_CA50/-</text:p>
            </office:annotation>
            <text:p>1234.28790597516</text:p>
          </table:table-cell>
          <table:table-cell office:value-type="float" office:value="0.165242998098628" calcext:value-type="float">
            <office:annotation draw:style-name="gr2" draw:text-style-name="P2" svg:width="122.51pt" svg:height="63.01pt" svg:x="668.49pt" svg:y="1477.5pt" draw:caption-point-x="-11.54pt" draw:caption-point-y="7.77pt">
              <dc:date>2020-04-19T00:00:00</dc:date>
              <text:p text:style-name="P1">TO2_CA50/-</text:p>
            </office:annotation>
            <text:p>0.165242998098628</text:p>
          </table:table-cell>
          <table:table-cell office:value-type="float" office:value="0.374129272521897" calcext:value-type="float">
            <office:annotation draw:style-name="gr2" draw:text-style-name="P2" svg:width="122.49pt" svg:height="63.01pt" svg:x="728.25pt" svg:y="1477.5pt" draw:caption-point-x="-11.54pt" draw:caption-point-y="7.77pt">
              <dc:date>2020-04-19T00:00:00</dc:date>
              <text:p text:style-name="P1">Vol_CA99/-</text:p>
            </office:annotation>
            <text:p>0.374129272521897</text:p>
          </table:table-cell>
          <table:table-cell office:value-type="float" office:value="2.3308683588107" calcext:value-type="float">
            <text:p>2.3308683588107</text:p>
          </table:table-cell>
          <table:table-cell office:value-type="float" office:value="1.99357232526991" calcext:value-type="float">
            <text:p>1.99357232526991</text:p>
          </table:table-cell>
          <table:table-cell table:style-name="ce4" office:value-type="float" office:value="0.0000003500098" calcext:value-type="float">
            <text:p>3.50E-07</text:p>
          </table:table-cell>
          <table:table-cell office:value-type="float" office:value="100.971492214741" calcext:value-type="float">
            <text:p>100.971492214741</text:p>
          </table:table-cell>
          <table:table-cell office:value-type="float" office:value="67.5175564424447" calcext:value-type="float">
            <text:p>67.5175564424447</text:p>
          </table:table-cell>
          <table:table-cell table:number-columns-repeated="1007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3" office:value-type="float" office:value="45.02035" calcext:value-type="float">
            <text:p>45.02035</text:p>
          </table:table-cell>
          <table:table-cell office:value-type="float" office:value="152.42519" calcext:value-type="float">
            <office:annotation draw:style-name="gr2" draw:text-style-name="P2" svg:width="122.51pt" svg:height="63.01pt" svg:x="190.49pt" svg:y="1492.5pt" draw:caption-point-x="-11.54pt" draw:caption-point-y="7.77pt">
              <dc:date>2020-04-19T00:00:00</dc:date>
              <text:p text:style-name="P1">HRR_max/-</text:p>
            </office:annotation>
            <text:p>152.42519</text:p>
          </table:table-cell>
          <table:table-cell office:value-type="float" office:value="1102.63885318753" calcext:value-type="float">
            <text:p>1102.63885318753</text:p>
          </table:table-cell>
          <table:table-cell office:value-type="float" office:value="65.8387852303058" calcext:value-type="float">
            <office:annotation draw:style-name="gr2" draw:text-style-name="P2" svg:width="122.49pt" svg:height="63.01pt" svg:x="310pt" svg:y="1492.5pt" draw:caption-point-x="-11.54pt" draw:caption-point-y="7.77pt">
              <dc:date>2020-04-19T00:00:00</dc:date>
              <text:p text:style-name="P1">P_CA01/-</text:p>
            </office:annotation>
            <text:p>65.8387852303058</text:p>
          </table:table-cell>
          <table:table-cell office:value-type="float" office:value="87.8340056197196" calcext:value-type="float">
            <office:annotation draw:style-name="gr2" draw:text-style-name="P2" svg:width="122.49pt" svg:height="63.01pt" svg:x="369.75pt" svg:y="1492.5pt" draw:caption-point-x="-11.54pt" draw:caption-point-y="7.77pt">
              <dc:date>2020-04-19T00:00:00</dc:date>
              <text:p text:style-name="P1">P_CA25/-</text:p>
            </office:annotation>
            <text:p>87.8340056197196</text:p>
          </table:table-cell>
          <table:table-cell office:value-type="float" office:value="2.38399168166667" calcext:value-type="float">
            <office:annotation draw:style-name="gr2" draw:text-style-name="P2" svg:width="122.51pt" svg:height="63.01pt" svg:x="429.48pt" svg:y="1492.5pt" draw:caption-point-x="-11.54pt" draw:caption-point-y="7.77pt">
              <dc:date>2020-04-19T00:00:00</dc:date>
              <text:p text:style-name="P1">Swirl3_CA99/-</text:p>
            </office:annotation>
            <text:p>2.38399168166667</text:p>
          </table:table-cell>
          <table:table-cell office:value-type="float" office:value="2589.59716198861" calcext:value-type="float">
            <office:annotation draw:style-name="gr2" draw:text-style-name="P2" svg:width="122.51pt" svg:height="63.01pt" svg:x="489.23pt" svg:y="1492.5pt" draw:caption-point-x="-11.54pt" draw:caption-point-y="7.77pt">
              <dc:date>2020-04-19T00:00:00</dc:date>
              <text:p text:style-name="P1">TB_CA70/-</text:p>
            </office:annotation>
            <text:p>2589.59716198861</text:p>
          </table:table-cell>
          <table:table-cell office:value-type="float" office:value="1059.68048494993" calcext:value-type="float">
            <office:annotation draw:style-name="gr2" draw:text-style-name="P2" svg:width="122.51pt" svg:height="63.01pt" svg:x="548.99pt" svg:y="1492.5pt" draw:caption-point-x="-11.54pt" draw:caption-point-y="7.77pt">
              <dc:date>2020-04-19T00:00:00</dc:date>
              <text:p text:style-name="P1">Temp_CA05/-</text:p>
            </office:annotation>
            <text:p>1059.68048494993</text:p>
          </table:table-cell>
          <table:table-cell office:value-type="float" office:value="1392.78821658983" calcext:value-type="float">
            <office:annotation draw:style-name="gr2" draw:text-style-name="P2" svg:width="122.51pt" svg:height="63.01pt" svg:x="608.74pt" svg:y="1492.5pt" draw:caption-point-x="-11.54pt" draw:caption-point-y="7.77pt">
              <dc:date>2020-04-19T00:00:00</dc:date>
              <text:p text:style-name="P1">Temp_CA50/-</text:p>
            </office:annotation>
            <text:p>1392.78821658983</text:p>
          </table:table-cell>
          <table:table-cell office:value-type="float" office:value="0.156021643719054" calcext:value-type="float">
            <office:annotation draw:style-name="gr2" draw:text-style-name="P2" svg:width="122.51pt" svg:height="63.01pt" svg:x="668.49pt" svg:y="1492.5pt" draw:caption-point-x="-11.54pt" draw:caption-point-y="7.77pt">
              <dc:date>2020-04-19T00:00:00</dc:date>
              <text:p text:style-name="P1">TO2_CA50/-</text:p>
            </office:annotation>
            <text:p>0.156021643719054</text:p>
          </table:table-cell>
          <table:table-cell office:value-type="float" office:value="0.420789041713542" calcext:value-type="float">
            <office:annotation draw:style-name="gr2" draw:text-style-name="P2" svg:width="122.49pt" svg:height="63.01pt" svg:x="728.25pt" svg:y="1492.5pt" draw:caption-point-x="-11.54pt" draw:caption-point-y="7.77pt">
              <dc:date>2020-04-19T00:00:00</dc:date>
              <text:p text:style-name="P1">Vol_CA99/-</text:p>
            </office:annotation>
            <text:p>0.420789041713542</text:p>
          </table:table-cell>
          <table:table-cell office:value-type="float" office:value="1.07186131767328" calcext:value-type="float">
            <text:p>1.07186131767328</text:p>
          </table:table-cell>
          <table:table-cell office:value-type="float" office:value="1.23875538416246" calcext:value-type="float">
            <text:p>1.23875538416246</text:p>
          </table:table-cell>
          <table:table-cell table:style-name="ce4" office:value-type="float" office:value="0.00000076020564" calcext:value-type="float">
            <text:p>7.60E-07</text:p>
          </table:table-cell>
          <table:table-cell office:value-type="float" office:value="57.995268094636" calcext:value-type="float">
            <text:p>57.995268094636</text:p>
          </table:table-cell>
          <table:table-cell office:value-type="float" office:value="52.7766728877835" calcext:value-type="float">
            <text:p>52.7766728877835</text:p>
          </table:table-cell>
          <table:table-cell table:number-columns-repeated="1007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3" office:value-type="float" office:value="43.77309" calcext:value-type="float">
            <text:p>43.77309</text:p>
          </table:table-cell>
          <table:table-cell office:value-type="float" office:value="164.9123" calcext:value-type="float">
            <office:annotation draw:style-name="gr2" draw:text-style-name="P2" svg:width="122.51pt" svg:height="63.01pt" svg:x="190.49pt" svg:y="1507.49pt" draw:caption-point-x="-11.54pt" draw:caption-point-y="7.77pt">
              <dc:date>2020-04-19T00:00:00</dc:date>
              <text:p text:style-name="P1">HRR_max/-</text:p>
            </office:annotation>
            <text:p>164.9123</text:p>
          </table:table-cell>
          <table:table-cell office:value-type="float" office:value="1544.3373822664" calcext:value-type="float">
            <text:p>1544.3373822664</text:p>
          </table:table-cell>
          <table:table-cell office:value-type="float" office:value="70.4141052002626" calcext:value-type="float">
            <office:annotation draw:style-name="gr2" draw:text-style-name="P2" svg:width="122.49pt" svg:height="63.01pt" svg:x="310pt" svg:y="1507.49pt" draw:caption-point-x="-11.54pt" draw:caption-point-y="7.77pt">
              <dc:date>2020-04-19T00:00:00</dc:date>
              <text:p text:style-name="P1">P_CA01/-</text:p>
            </office:annotation>
            <text:p>70.4141052002626</text:p>
          </table:table-cell>
          <table:table-cell office:value-type="float" office:value="109.636918293305" calcext:value-type="float">
            <office:annotation draw:style-name="gr2" draw:text-style-name="P2" svg:width="122.49pt" svg:height="63.01pt" svg:x="369.75pt" svg:y="1507.49pt" draw:caption-point-x="-11.54pt" draw:caption-point-y="7.77pt">
              <dc:date>2020-04-19T00:00:00</dc:date>
              <text:p text:style-name="P1">P_CA25/-</text:p>
            </office:annotation>
            <text:p>109.636918293305</text:p>
          </table:table-cell>
          <table:table-cell office:value-type="float" office:value="2.28473189923211" calcext:value-type="float">
            <office:annotation draw:style-name="gr2" draw:text-style-name="P2" svg:width="122.51pt" svg:height="63.01pt" svg:x="429.48pt" svg:y="1507.49pt" draw:caption-point-x="-11.54pt" draw:caption-point-y="7.77pt">
              <dc:date>2020-04-19T00:00:00</dc:date>
              <text:p text:style-name="P1">Swirl3_CA99/-</text:p>
            </office:annotation>
            <text:p>2.28473189923211</text:p>
          </table:table-cell>
          <table:table-cell office:value-type="float" office:value="2536.03099542302" calcext:value-type="float">
            <office:annotation draw:style-name="gr2" draw:text-style-name="P2" svg:width="122.51pt" svg:height="63.01pt" svg:x="489.23pt" svg:y="1507.49pt" draw:caption-point-x="-11.54pt" draw:caption-point-y="7.77pt">
              <dc:date>2020-04-19T00:00:00</dc:date>
              <text:p text:style-name="P1">TB_CA70/-</text:p>
            </office:annotation>
            <text:p>2536.03099542302</text:p>
          </table:table-cell>
          <table:table-cell office:value-type="float" office:value="1078.83803271424" calcext:value-type="float">
            <office:annotation draw:style-name="gr2" draw:text-style-name="P2" svg:width="122.51pt" svg:height="63.01pt" svg:x="548.99pt" svg:y="1507.49pt" draw:caption-point-x="-11.54pt" draw:caption-point-y="7.77pt">
              <dc:date>2020-04-19T00:00:00</dc:date>
              <text:p text:style-name="P1">Temp_CA05/-</text:p>
            </office:annotation>
            <text:p>1078.83803271424</text:p>
          </table:table-cell>
          <table:table-cell office:value-type="float" office:value="1511.1369781663" calcext:value-type="float">
            <office:annotation draw:style-name="gr2" draw:text-style-name="P2" svg:width="122.51pt" svg:height="63.01pt" svg:x="608.74pt" svg:y="1507.49pt" draw:caption-point-x="-11.54pt" draw:caption-point-y="7.77pt">
              <dc:date>2020-04-19T00:00:00</dc:date>
              <text:p text:style-name="P1">Temp_CA50/-</text:p>
            </office:annotation>
            <text:p>1511.1369781663</text:p>
          </table:table-cell>
          <table:table-cell office:value-type="float" office:value="0.145926776653069" calcext:value-type="float">
            <office:annotation draw:style-name="gr2" draw:text-style-name="P2" svg:width="122.51pt" svg:height="63.01pt" svg:x="668.49pt" svg:y="1507.49pt" draw:caption-point-x="-11.54pt" draw:caption-point-y="7.77pt">
              <dc:date>2020-04-19T00:00:00</dc:date>
              <text:p text:style-name="P1">TO2_CA50/-</text:p>
            </office:annotation>
            <text:p>0.145926776653069</text:p>
          </table:table-cell>
          <table:table-cell office:value-type="float" office:value="0.498118607758985" calcext:value-type="float">
            <office:annotation draw:style-name="gr2" draw:text-style-name="P2" svg:width="122.49pt" svg:height="63.01pt" svg:x="728.25pt" svg:y="1507.49pt" draw:caption-point-x="-11.54pt" draw:caption-point-y="7.77pt">
              <dc:date>2020-04-19T00:00:00</dc:date>
              <text:p text:style-name="P1">Vol_CA99/-</text:p>
            </office:annotation>
            <text:p>0.498118607758985</text:p>
          </table:table-cell>
          <table:table-cell office:value-type="float" office:value="0.735280517281004" calcext:value-type="float">
            <text:p>0.735280517281004</text:p>
          </table:table-cell>
          <table:table-cell office:value-type="float" office:value="1.35841503261418" calcext:value-type="float">
            <text:p>1.35841503261418</text:p>
          </table:table-cell>
          <table:table-cell table:style-name="ce4" office:value-type="float" office:value="0.0000016754199" calcext:value-type="float">
            <text:p>1.68E-06</text:p>
          </table:table-cell>
          <table:table-cell office:value-type="float" office:value="28.5033878048212" calcext:value-type="float">
            <text:p>28.5033878048212</text:p>
          </table:table-cell>
          <table:table-cell office:value-type="float" office:value="42.201979365258" calcext:value-type="float">
            <text:p>42.201979365258</text:p>
          </table:table-cell>
          <table:table-cell table:number-columns-repeated="1007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office:value-type="float" office:value="41.91805" calcext:value-type="float">
            <text:p>41.91805</text:p>
          </table:table-cell>
          <table:table-cell office:value-type="float" office:value="171.99771" calcext:value-type="float">
            <office:annotation draw:style-name="gr2" draw:text-style-name="P2" svg:width="122.51pt" svg:height="63.01pt" svg:x="190.49pt" svg:y="1522.49pt" draw:caption-point-x="-11.54pt" draw:caption-point-y="7.8pt">
              <dc:date>2020-04-19T00:00:00</dc:date>
              <text:p text:style-name="P1">HRR_max/-</text:p>
            </office:annotation>
            <text:p>171.99771</text:p>
          </table:table-cell>
          <table:table-cell office:value-type="float" office:value="1959.7036367284" calcext:value-type="float">
            <text:p>1959.7036367284</text:p>
          </table:table-cell>
          <table:table-cell office:value-type="float" office:value="73.5690948377372" calcext:value-type="float">
            <office:annotation draw:style-name="gr2" draw:text-style-name="P2" svg:width="122.49pt" svg:height="63.01pt" svg:x="310pt" svg:y="1522.49pt" draw:caption-point-x="-11.54pt" draw:caption-point-y="7.8pt">
              <dc:date>2020-04-19T00:00:00</dc:date>
              <text:p text:style-name="P1">P_CA01/-</text:p>
            </office:annotation>
            <text:p>73.5690948377372</text:p>
          </table:table-cell>
          <table:table-cell office:value-type="float" office:value="127.964834266587" calcext:value-type="float">
            <office:annotation draw:style-name="gr2" draw:text-style-name="P2" svg:width="122.49pt" svg:height="63.01pt" svg:x="369.75pt" svg:y="1522.49pt" draw:caption-point-x="-11.54pt" draw:caption-point-y="7.8pt">
              <dc:date>2020-04-19T00:00:00</dc:date>
              <text:p text:style-name="P1">P_CA25/-</text:p>
            </office:annotation>
            <text:p>127.964834266587</text:p>
          </table:table-cell>
          <table:table-cell office:value-type="float" office:value="2.16910174534884" calcext:value-type="float">
            <office:annotation draw:style-name="gr2" draw:text-style-name="P2" svg:width="122.51pt" svg:height="63.01pt" svg:x="429.48pt" svg:y="1522.49pt" draw:caption-point-x="-11.54pt" draw:caption-point-y="7.8pt">
              <dc:date>2020-04-19T00:00:00</dc:date>
              <text:p text:style-name="P1">Swirl3_CA99/-</text:p>
            </office:annotation>
            <text:p>2.16910174534884</text:p>
          </table:table-cell>
          <table:table-cell office:value-type="float" office:value="2457.53075160285" calcext:value-type="float">
            <office:annotation draw:style-name="gr2" draw:text-style-name="P2" svg:width="122.51pt" svg:height="63.01pt" svg:x="489.23pt" svg:y="1522.49pt" draw:caption-point-x="-11.54pt" draw:caption-point-y="7.8pt">
              <dc:date>2020-04-19T00:00:00</dc:date>
              <text:p text:style-name="P1">TB_CA70/-</text:p>
            </office:annotation>
            <text:p>2457.53075160285</text:p>
          </table:table-cell>
          <table:table-cell office:value-type="float" office:value="1094.25469840996" calcext:value-type="float">
            <office:annotation draw:style-name="gr2" draw:text-style-name="P2" svg:width="122.51pt" svg:height="63.01pt" svg:x="548.99pt" svg:y="1522.49pt" draw:caption-point-x="-11.54pt" draw:caption-point-y="7.8pt">
              <dc:date>2020-04-19T00:00:00</dc:date>
              <text:p text:style-name="P1">Temp_CA05/-</text:p>
            </office:annotation>
            <text:p>1094.25469840996</text:p>
          </table:table-cell>
          <table:table-cell office:value-type="float" office:value="1583.34984850873" calcext:value-type="float">
            <office:annotation draw:style-name="gr2" draw:text-style-name="P2" svg:width="122.51pt" svg:height="63.01pt" svg:x="608.74pt" svg:y="1522.49pt" draw:caption-point-x="-11.54pt" draw:caption-point-y="7.8pt">
              <dc:date>2020-04-19T00:00:00</dc:date>
              <text:p text:style-name="P1">Temp_CA50/-</text:p>
            </office:annotation>
            <text:p>1583.34984850873</text:p>
          </table:table-cell>
          <table:table-cell office:value-type="float" office:value="0.135708544363183" calcext:value-type="float">
            <office:annotation draw:style-name="gr2" draw:text-style-name="P2" svg:width="122.51pt" svg:height="63.01pt" svg:x="668.49pt" svg:y="1522.49pt" draw:caption-point-x="-11.54pt" draw:caption-point-y="7.8pt">
              <dc:date>2020-04-19T00:00:00</dc:date>
              <text:p text:style-name="P1">TO2_CA50/-</text:p>
            </office:annotation>
            <text:p>0.135708544363183</text:p>
          </table:table-cell>
          <table:table-cell office:value-type="float" office:value="0.607845753197675" calcext:value-type="float">
            <office:annotation draw:style-name="gr2" draw:text-style-name="P2" svg:width="122.49pt" svg:height="63.01pt" svg:x="728.25pt" svg:y="1522.49pt" draw:caption-point-x="-11.54pt" draw:caption-point-y="7.8pt">
              <dc:date>2020-04-19T00:00:00</dc:date>
              <text:p text:style-name="P1">Vol_CA99/-</text:p>
            </office:annotation>
            <text:p>0.607845753197675</text:p>
          </table:table-cell>
          <table:table-cell office:value-type="float" office:value="0.548093274032544" calcext:value-type="float">
            <text:p>0.548093274032544</text:p>
          </table:table-cell>
          <table:table-cell office:value-type="float" office:value="1.44942047100807" calcext:value-type="float">
            <text:p>1.44942047100807</text:p>
          </table:table-cell>
          <table:table-cell table:style-name="ce4" office:value-type="float" office:value="0.0000033712342" calcext:value-type="float">
            <text:p>3.37E-06</text:p>
          </table:table-cell>
          <table:table-cell office:value-type="float" office:value="25.2142715343215" calcext:value-type="float">
            <text:p>25.2142715343215</text:p>
          </table:table-cell>
          <table:table-cell office:value-type="float" office:value="33.8214906124693" calcext:value-type="float">
            <text:p>33.8214906124693</text:p>
          </table:table-cell>
          <table:table-cell table:number-columns-repeated="1007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3" office:value-type="float" office:value="41.87704" calcext:value-type="float">
            <text:p>41.87704</text:p>
          </table:table-cell>
          <table:table-cell office:value-type="float" office:value="174.2743" calcext:value-type="float">
            <office:annotation draw:style-name="gr1" draw:text-style-name="P2" svg:width="122.51pt" svg:height="62.99pt" svg:x="190.49pt" svg:y="1537.51pt" draw:caption-point-x="-11.54pt" draw:caption-point-y="7.77pt">
              <dc:date>2020-04-19T00:00:00</dc:date>
              <text:p text:style-name="P1">HRR_max/-</text:p>
            </office:annotation>
            <text:p>174.2743</text:p>
          </table:table-cell>
          <table:table-cell office:value-type="float" office:value="2272.72989424131" calcext:value-type="float">
            <text:p>2272.72989424131</text:p>
          </table:table-cell>
          <table:table-cell office:value-type="float" office:value="72.2923085020124" calcext:value-type="float">
            <office:annotation draw:style-name="gr1" draw:text-style-name="P2" svg:width="122.49pt" svg:height="62.99pt" svg:x="310pt" svg:y="1537.51pt" draw:caption-point-x="-11.54pt" draw:caption-point-y="7.77pt">
              <dc:date>2020-04-19T00:00:00</dc:date>
              <text:p text:style-name="P1">P_CA01/-</text:p>
            </office:annotation>
            <text:p>72.2923085020124</text:p>
          </table:table-cell>
          <table:table-cell office:value-type="float" office:value="137.022115450943" calcext:value-type="float">
            <office:annotation draw:style-name="gr1" draw:text-style-name="P2" svg:width="122.49pt" svg:height="62.99pt" svg:x="369.75pt" svg:y="1537.51pt" draw:caption-point-x="-11.54pt" draw:caption-point-y="7.77pt">
              <dc:date>2020-04-19T00:00:00</dc:date>
              <text:p text:style-name="P1">P_CA25/-</text:p>
            </office:annotation>
            <text:p>137.022115450943</text:p>
          </table:table-cell>
          <table:table-cell office:value-type="float" office:value="2.10528097107697" calcext:value-type="float">
            <office:annotation draw:style-name="gr1" draw:text-style-name="P2" svg:width="122.51pt" svg:height="62.99pt" svg:x="429.48pt" svg:y="1537.51pt" draw:caption-point-x="-11.54pt" draw:caption-point-y="7.77pt">
              <dc:date>2020-04-19T00:00:00</dc:date>
              <text:p text:style-name="P1">Swirl3_CA99/-</text:p>
            </office:annotation>
            <text:p>2.10528097107697</text:p>
          </table:table-cell>
          <table:table-cell office:value-type="float" office:value="2418.11781600023" calcext:value-type="float">
            <office:annotation draw:style-name="gr1" draw:text-style-name="P2" svg:width="122.51pt" svg:height="62.99pt" svg:x="489.23pt" svg:y="1537.51pt" draw:caption-point-x="-11.54pt" draw:caption-point-y="7.77pt">
              <dc:date>2020-04-19T00:00:00</dc:date>
              <text:p text:style-name="P1">TB_CA70/-</text:p>
            </office:annotation>
            <text:p>2418.11781600023</text:p>
          </table:table-cell>
          <table:table-cell office:value-type="float" office:value="1101.57170426602" calcext:value-type="float">
            <office:annotation draw:style-name="gr1" draw:text-style-name="P2" svg:width="122.51pt" svg:height="62.99pt" svg:x="548.99pt" svg:y="1537.51pt" draw:caption-point-x="-11.54pt" draw:caption-point-y="7.77pt">
              <dc:date>2020-04-19T00:00:00</dc:date>
              <text:p text:style-name="P1">Temp_CA05/-</text:p>
            </office:annotation>
            <text:p>1101.57170426602</text:p>
          </table:table-cell>
          <table:table-cell office:value-type="float" office:value="1650.24962413457" calcext:value-type="float">
            <office:annotation draw:style-name="gr1" draw:text-style-name="P2" svg:width="122.51pt" svg:height="62.99pt" svg:x="608.74pt" svg:y="1537.51pt" draw:caption-point-x="-11.54pt" draw:caption-point-y="7.77pt">
              <dc:date>2020-04-19T00:00:00</dc:date>
              <text:p text:style-name="P1">Temp_CA50/-</text:p>
            </office:annotation>
            <text:p>1650.24962413457</text:p>
          </table:table-cell>
          <table:table-cell office:value-type="float" office:value="0.125934679676475" calcext:value-type="float">
            <office:annotation draw:style-name="gr1" draw:text-style-name="P2" svg:width="122.51pt" svg:height="62.99pt" svg:x="668.49pt" svg:y="1537.51pt" draw:caption-point-x="-11.54pt" draw:caption-point-y="7.77pt">
              <dc:date>2020-04-19T00:00:00</dc:date>
              <text:p text:style-name="P1">TO2_CA50/-</text:p>
            </office:annotation>
            <text:p>0.125934679676475</text:p>
          </table:table-cell>
          <table:table-cell office:value-type="float" office:value="0.672928068885405" calcext:value-type="float">
            <office:annotation draw:style-name="gr1" draw:text-style-name="P2" svg:width="122.49pt" svg:height="62.99pt" svg:x="728.25pt" svg:y="1537.51pt" draw:caption-point-x="-11.54pt" draw:caption-point-y="7.77pt">
              <dc:date>2020-04-19T00:00:00</dc:date>
              <text:p text:style-name="P1">Vol_CA99/-</text:p>
            </office:annotation>
            <text:p>0.672928068885405</text:p>
          </table:table-cell>
          <table:table-cell office:value-type="float" office:value="0.565858327934756" calcext:value-type="float">
            <text:p>0.565858327934756</text:p>
          </table:table-cell>
          <table:table-cell office:value-type="float" office:value="2.23717894533519" calcext:value-type="float">
            <text:p>2.23717894533519</text:p>
          </table:table-cell>
          <table:table-cell table:style-name="ce4" office:value-type="float" office:value="0.0000046036566" calcext:value-type="float">
            <text:p>4.60E-06</text:p>
          </table:table-cell>
          <table:table-cell office:value-type="float" office:value="25.0407450660501" calcext:value-type="float">
            <text:p>25.0407450660501</text:p>
          </table:table-cell>
          <table:table-cell office:value-type="float" office:value="26.8966641485792" calcext:value-type="float">
            <text:p>26.8966641485792</text:p>
          </table:table-cell>
          <table:table-cell table:number-columns-repeated="1007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3" office:value-type="float" office:value="76.01157" calcext:value-type="float">
            <text:p>76.01157</text:p>
          </table:table-cell>
          <table:table-cell office:value-type="float" office:value="77.8373" calcext:value-type="float">
            <office:annotation draw:style-name="gr1" draw:text-style-name="P2" svg:width="122.51pt" svg:height="62.99pt" svg:x="190.49pt" svg:y="1552.51pt" draw:caption-point-x="-11.54pt" draw:caption-point-y="7.77pt">
              <dc:date>2020-04-19T00:00:00</dc:date>
              <text:p text:style-name="P1">HRR_max/-</text:p>
            </office:annotation>
            <text:p>77.8373</text:p>
          </table:table-cell>
          <table:table-cell office:value-type="float" office:value="342.103585858042" calcext:value-type="float">
            <text:p>342.103585858042</text:p>
          </table:table-cell>
          <table:table-cell office:value-type="float" office:value="49.6395886420667" calcext:value-type="float">
            <office:annotation draw:style-name="gr1" draw:text-style-name="P2" svg:width="122.49pt" svg:height="62.99pt" svg:x="310pt" svg:y="1552.51pt" draw:caption-point-x="-11.54pt" draw:caption-point-y="7.77pt">
              <dc:date>2020-04-19T00:00:00</dc:date>
              <text:p text:style-name="P1">P_CA01/-</text:p>
            </office:annotation>
            <text:p>49.6395886420667</text:p>
          </table:table-cell>
          <table:table-cell office:value-type="float" office:value="56.1398705931772" calcext:value-type="float">
            <office:annotation draw:style-name="gr1" draw:text-style-name="P2" svg:width="122.49pt" svg:height="62.99pt" svg:x="369.75pt" svg:y="1552.51pt" draw:caption-point-x="-11.54pt" draw:caption-point-y="7.77pt">
              <dc:date>2020-04-19T00:00:00</dc:date>
              <text:p text:style-name="P1">P_CA25/-</text:p>
            </office:annotation>
            <text:p>56.1398705931772</text:p>
          </table:table-cell>
          <table:table-cell office:value-type="float" office:value="2.73246903777778" calcext:value-type="float">
            <office:annotation draw:style-name="gr1" draw:text-style-name="P2" svg:width="122.51pt" svg:height="62.99pt" svg:x="429.48pt" svg:y="1552.51pt" draw:caption-point-x="-11.54pt" draw:caption-point-y="7.77pt">
              <dc:date>2020-04-19T00:00:00</dc:date>
              <text:p text:style-name="P1">Swirl3_CA99/-</text:p>
            </office:annotation>
            <text:p>2.73246903777778</text:p>
          </table:table-cell>
          <table:table-cell office:value-type="float" office:value="2362.49418251516" calcext:value-type="float">
            <office:annotation draw:style-name="gr1" draw:text-style-name="P2" svg:width="122.51pt" svg:height="62.99pt" svg:x="489.23pt" svg:y="1552.51pt" draw:caption-point-x="-11.54pt" draw:caption-point-y="7.77pt">
              <dc:date>2020-04-19T00:00:00</dc:date>
              <text:p text:style-name="P1">TB_CA70/-</text:p>
            </office:annotation>
            <text:p>2362.49418251516</text:p>
          </table:table-cell>
          <table:table-cell office:value-type="float" office:value="1001.75036554126" calcext:value-type="float">
            <office:annotation draw:style-name="gr1" draw:text-style-name="P2" svg:width="122.51pt" svg:height="62.99pt" svg:x="548.99pt" svg:y="1552.51pt" draw:caption-point-x="-11.54pt" draw:caption-point-y="7.77pt">
              <dc:date>2020-04-19T00:00:00</dc:date>
              <text:p text:style-name="P1">Temp_CA05/-</text:p>
            </office:annotation>
            <text:p>1001.75036554126</text:p>
          </table:table-cell>
          <table:table-cell office:value-type="float" office:value="1127.83241738885" calcext:value-type="float">
            <office:annotation draw:style-name="gr1" draw:text-style-name="P2" svg:width="122.51pt" svg:height="62.99pt" svg:x="608.74pt" svg:y="1552.51pt" draw:caption-point-x="-11.54pt" draw:caption-point-y="7.77pt">
              <dc:date>2020-04-19T00:00:00</dc:date>
              <text:p text:style-name="P1">Temp_CA50/-</text:p>
            </office:annotation>
            <text:p>1127.83241738885</text:p>
          </table:table-cell>
          <table:table-cell office:value-type="float" office:value="0.173178235425739" calcext:value-type="float">
            <office:annotation draw:style-name="gr1" draw:text-style-name="P2" svg:width="122.51pt" svg:height="62.99pt" svg:x="668.49pt" svg:y="1552.51pt" draw:caption-point-x="-11.54pt" draw:caption-point-y="7.77pt">
              <dc:date>2020-04-19T00:00:00</dc:date>
              <text:p text:style-name="P1">TO2_CA50/-</text:p>
            </office:annotation>
            <text:p>0.173178235425739</text:p>
          </table:table-cell>
          <table:table-cell office:value-type="float" office:value="0.277981383555556" calcext:value-type="float">
            <office:annotation draw:style-name="gr1" draw:text-style-name="P2" svg:width="122.49pt" svg:height="62.99pt" svg:x="728.25pt" svg:y="1552.51pt" draw:caption-point-x="-11.54pt" draw:caption-point-y="7.77pt">
              <dc:date>2020-04-19T00:00:00</dc:date>
              <text:p text:style-name="P1">Vol_CA99/-</text:p>
            </office:annotation>
            <text:p>0.277981383555556</text:p>
          </table:table-cell>
          <table:table-cell office:value-type="float" office:value="3.46549032725955" calcext:value-type="float">
            <text:p>3.46549032725955</text:p>
          </table:table-cell>
          <table:table-cell office:value-type="float" office:value="0.924203118337098" calcext:value-type="float">
            <text:p>0.924203118337098</text:p>
          </table:table-cell>
          <table:table-cell table:style-name="ce4" office:value-type="float" office:value="0.00000004497955" calcext:value-type="float">
            <text:p>4.50E-08</text:p>
          </table:table-cell>
          <table:table-cell office:value-type="float" office:value="84.2473241339696" calcext:value-type="float">
            <text:p>84.2473241339696</text:p>
          </table:table-cell>
          <table:table-cell office:value-type="float" office:value="71.9489756532217" calcext:value-type="float">
            <text:p>71.9489756532217</text:p>
          </table:table-cell>
          <table:table-cell table:number-columns-repeated="1007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3" office:value-type="float" office:value="48.87133" calcext:value-type="float">
            <text:p>48.87133</text:p>
          </table:table-cell>
          <table:table-cell office:value-type="float" office:value="130.01976" calcext:value-type="float">
            <office:annotation draw:style-name="gr2" draw:text-style-name="P2" svg:width="122.51pt" svg:height="63.01pt" svg:x="190.49pt" svg:y="1567.5pt" draw:caption-point-x="-11.54pt" draw:caption-point-y="7.77pt">
              <dc:date>2020-04-19T00:00:00</dc:date>
              <text:p text:style-name="P1">HRR_max/-</text:p>
            </office:annotation>
            <text:p>130.01976</text:p>
          </table:table-cell>
          <table:table-cell office:value-type="float" office:value="765.252475694123" calcext:value-type="float">
            <text:p>765.252475694123</text:p>
          </table:table-cell>
          <table:table-cell office:value-type="float" office:value="57.9732587907235" calcext:value-type="float">
            <office:annotation draw:style-name="gr2" draw:text-style-name="P2" svg:width="122.49pt" svg:height="63.01pt" svg:x="310pt" svg:y="1567.5pt" draw:caption-point-x="-11.54pt" draw:caption-point-y="7.77pt">
              <dc:date>2020-04-19T00:00:00</dc:date>
              <text:p text:style-name="P1">P_CA01/-</text:p>
            </office:annotation>
            <text:p>57.9732587907235</text:p>
          </table:table-cell>
          <table:table-cell office:value-type="float" office:value="76.9496523752237" calcext:value-type="float">
            <office:annotation draw:style-name="gr2" draw:text-style-name="P2" svg:width="122.49pt" svg:height="63.01pt" svg:x="369.75pt" svg:y="1567.5pt" draw:caption-point-x="-11.54pt" draw:caption-point-y="7.77pt">
              <dc:date>2020-04-19T00:00:00</dc:date>
              <text:p text:style-name="P1">P_CA25/-</text:p>
            </office:annotation>
            <text:p>76.9496523752237</text:p>
          </table:table-cell>
          <table:table-cell office:value-type="float" office:value="2.64253330554881" calcext:value-type="float">
            <office:annotation draw:style-name="gr2" draw:text-style-name="P2" svg:width="122.51pt" svg:height="63.01pt" svg:x="429.48pt" svg:y="1567.5pt" draw:caption-point-x="-11.54pt" draw:caption-point-y="7.77pt">
              <dc:date>2020-04-19T00:00:00</dc:date>
              <text:p text:style-name="P1">Swirl3_CA99/-</text:p>
            </office:annotation>
            <text:p>2.64253330554881</text:p>
          </table:table-cell>
          <table:table-cell office:value-type="float" office:value="2603.8609975911" calcext:value-type="float">
            <office:annotation draw:style-name="gr2" draw:text-style-name="P2" svg:width="122.51pt" svg:height="63.01pt" svg:x="489.23pt" svg:y="1567.5pt" draw:caption-point-x="-11.54pt" draw:caption-point-y="7.77pt">
              <dc:date>2020-04-19T00:00:00</dc:date>
              <text:p text:style-name="P1">TB_CA70/-</text:p>
            </office:annotation>
            <text:p>2603.8609975911</text:p>
          </table:table-cell>
          <table:table-cell office:value-type="float" office:value="1012.43588265021" calcext:value-type="float">
            <office:annotation draw:style-name="gr2" draw:text-style-name="P2" svg:width="122.51pt" svg:height="63.01pt" svg:x="548.99pt" svg:y="1567.5pt" draw:caption-point-x="-11.54pt" draw:caption-point-y="7.77pt">
              <dc:date>2020-04-19T00:00:00</dc:date>
              <text:p text:style-name="P1">Temp_CA05/-</text:p>
            </office:annotation>
            <text:p>1012.43588265021</text:p>
          </table:table-cell>
          <table:table-cell office:value-type="float" office:value="1281.79555994571" calcext:value-type="float">
            <office:annotation draw:style-name="gr2" draw:text-style-name="P2" svg:width="122.51pt" svg:height="63.01pt" svg:x="608.74pt" svg:y="1567.5pt" draw:caption-point-x="-11.54pt" draw:caption-point-y="7.77pt">
              <dc:date>2020-04-19T00:00:00</dc:date>
              <text:p text:style-name="P1">Temp_CA50/-</text:p>
            </office:annotation>
            <text:p>1281.79555994571</text:p>
          </table:table-cell>
          <table:table-cell office:value-type="float" office:value="0.17011804142631" calcext:value-type="float">
            <office:annotation draw:style-name="gr2" draw:text-style-name="P2" svg:width="122.51pt" svg:height="63.01pt" svg:x="668.49pt" svg:y="1567.5pt" draw:caption-point-x="-11.54pt" draw:caption-point-y="7.77pt">
              <dc:date>2020-04-19T00:00:00</dc:date>
              <text:p text:style-name="P1">TO2_CA50/-</text:p>
            </office:annotation>
            <text:p>0.17011804142631</text:p>
          </table:table-cell>
          <table:table-cell office:value-type="float" office:value="0.31921428164596" calcext:value-type="float">
            <office:annotation draw:style-name="gr2" draw:text-style-name="P2" svg:width="122.49pt" svg:height="63.01pt" svg:x="728.25pt" svg:y="1567.5pt" draw:caption-point-x="-11.54pt" draw:caption-point-y="7.77pt">
              <dc:date>2020-04-19T00:00:00</dc:date>
              <text:p text:style-name="P1">Vol_CA99/-</text:p>
            </office:annotation>
            <text:p>0.31921428164596</text:p>
          </table:table-cell>
          <table:table-cell office:value-type="float" office:value="1.41527548005011" calcext:value-type="float">
            <text:p>1.41527548005011</text:p>
          </table:table-cell>
          <table:table-cell office:value-type="float" office:value="1.15626632067993" calcext:value-type="float">
            <text:p>1.15626632067993</text:p>
          </table:table-cell>
          <table:table-cell table:style-name="ce4" office:value-type="float" office:value="0.00000012667448" calcext:value-type="float">
            <text:p>1.27E-07</text:p>
          </table:table-cell>
          <table:table-cell office:value-type="float" office:value="68.5056879328684" calcext:value-type="float">
            <text:p>68.5056879328684</text:p>
          </table:table-cell>
          <table:table-cell office:value-type="float" office:value="60.9147173565536" calcext:value-type="float">
            <text:p>60.9147173565536</text:p>
          </table:table-cell>
          <table:table-cell table:number-columns-repeated="1007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3" office:value-type="float" office:value="42.78364" calcext:value-type="float">
            <text:p>42.78364</text:p>
          </table:table-cell>
          <table:table-cell office:value-type="float" office:value="147.57568" calcext:value-type="float">
            <office:annotation draw:style-name="gr2" draw:text-style-name="P2" svg:width="122.51pt" svg:height="63.01pt" svg:x="190.49pt" svg:y="1582.5pt" draw:caption-point-x="-11.54pt" draw:caption-point-y="7.77pt">
              <dc:date>2020-04-19T00:00:00</dc:date>
              <text:p text:style-name="P1">HRR_max/-</text:p>
            </office:annotation>
            <text:p>147.57568</text:p>
          </table:table-cell>
          <table:table-cell office:value-type="float" office:value="1213.03556315465" calcext:value-type="float">
            <text:p>1213.03556315465</text:p>
          </table:table-cell>
          <table:table-cell office:value-type="float" office:value="60.2954537880015" calcext:value-type="float">
            <office:annotation draw:style-name="gr2" draw:text-style-name="P2" svg:width="122.49pt" svg:height="63.01pt" svg:x="310pt" svg:y="1582.5pt" draw:caption-point-x="-11.54pt" draw:caption-point-y="7.77pt">
              <dc:date>2020-04-19T00:00:00</dc:date>
              <text:p text:style-name="P1">P_CA01/-</text:p>
            </office:annotation>
            <text:p>60.2954537880015</text:p>
          </table:table-cell>
          <table:table-cell office:value-type="float" office:value="98.5303798667572" calcext:value-type="float">
            <office:annotation draw:style-name="gr2" draw:text-style-name="P2" svg:width="122.49pt" svg:height="63.01pt" svg:x="369.75pt" svg:y="1582.5pt" draw:caption-point-x="-11.54pt" draw:caption-point-y="7.77pt">
              <dc:date>2020-04-19T00:00:00</dc:date>
              <text:p text:style-name="P1">P_CA25/-</text:p>
            </office:annotation>
            <text:p>98.5303798667572</text:p>
          </table:table-cell>
          <table:table-cell office:value-type="float" office:value="2.49297325003658" calcext:value-type="float">
            <office:annotation draw:style-name="gr2" draw:text-style-name="P2" svg:width="122.51pt" svg:height="63.01pt" svg:x="429.48pt" svg:y="1582.5pt" draw:caption-point-x="-11.54pt" draw:caption-point-y="7.77pt">
              <dc:date>2020-04-19T00:00:00</dc:date>
              <text:p text:style-name="P1">Swirl3_CA99/-</text:p>
            </office:annotation>
            <text:p>2.49297325003658</text:p>
          </table:table-cell>
          <table:table-cell office:value-type="float" office:value="2592.27383181093" calcext:value-type="float">
            <office:annotation draw:style-name="gr2" draw:text-style-name="P2" svg:width="122.51pt" svg:height="63.01pt" svg:x="489.23pt" svg:y="1582.5pt" draw:caption-point-x="-11.54pt" draw:caption-point-y="7.77pt">
              <dc:date>2020-04-19T00:00:00</dc:date>
              <text:p text:style-name="P1">TB_CA70/-</text:p>
            </office:annotation>
            <text:p>2592.27383181093</text:p>
          </table:table-cell>
          <table:table-cell office:value-type="float" office:value="1079.23684062884" calcext:value-type="float">
            <office:annotation draw:style-name="gr2" draw:text-style-name="P2" svg:width="122.51pt" svg:height="63.01pt" svg:x="548.99pt" svg:y="1582.5pt" draw:caption-point-x="-11.54pt" draw:caption-point-y="7.77pt">
              <dc:date>2020-04-19T00:00:00</dc:date>
              <text:p text:style-name="P1">Temp_CA05/-</text:p>
            </office:annotation>
            <text:p>1079.23684062884</text:p>
          </table:table-cell>
          <table:table-cell office:value-type="float" office:value="1431.1954934535" calcext:value-type="float">
            <office:annotation draw:style-name="gr2" draw:text-style-name="P2" svg:width="122.51pt" svg:height="63.01pt" svg:x="608.74pt" svg:y="1582.5pt" draw:caption-point-x="-11.54pt" draw:caption-point-y="7.77pt">
              <dc:date>2020-04-19T00:00:00</dc:date>
              <text:p text:style-name="P1">Temp_CA50/-</text:p>
            </office:annotation>
            <text:p>1431.1954934535</text:p>
          </table:table-cell>
          <table:table-cell office:value-type="float" office:value="0.158679837817344" calcext:value-type="float">
            <office:annotation draw:style-name="gr2" draw:text-style-name="P2" svg:width="122.51pt" svg:height="63.01pt" svg:x="668.49pt" svg:y="1582.5pt" draw:caption-point-x="-11.54pt" draw:caption-point-y="7.77pt">
              <dc:date>2020-04-19T00:00:00</dc:date>
              <text:p text:style-name="P1">TO2_CA50/-</text:p>
            </office:annotation>
            <text:p>0.158679837817344</text:p>
          </table:table-cell>
          <table:table-cell office:value-type="float" office:value="0.39506493621068" calcext:value-type="float">
            <office:annotation draw:style-name="gr2" draw:text-style-name="P2" svg:width="122.49pt" svg:height="63.01pt" svg:x="728.25pt" svg:y="1582.5pt" draw:caption-point-x="-11.54pt" draw:caption-point-y="7.77pt">
              <dc:date>2020-04-19T00:00:00</dc:date>
              <text:p text:style-name="P1">Vol_CA99/-</text:p>
            </office:annotation>
            <text:p>0.39506493621068</text:p>
          </table:table-cell>
          <table:table-cell office:value-type="float" office:value="0.857408737672766" calcext:value-type="float">
            <text:p>0.857408737672766</text:p>
          </table:table-cell>
          <table:table-cell office:value-type="float" office:value="1.27805238790317" calcext:value-type="float">
            <text:p>1.27805238790317</text:p>
          </table:table-cell>
          <table:table-cell table:style-name="ce4" office:value-type="float" office:value="0.0000005590078" calcext:value-type="float">
            <text:p>5.59E-07</text:p>
          </table:table-cell>
          <table:table-cell office:value-type="float" office:value="60.2599233166699" calcext:value-type="float">
            <text:p>60.2599233166699</text:p>
          </table:table-cell>
          <table:table-cell office:value-type="float" office:value="50.736150735052" calcext:value-type="float">
            <text:p>50.736150735052</text:p>
          </table:table-cell>
          <table:table-cell table:number-columns-repeated="1007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3" office:value-type="float" office:value="42.3102" calcext:value-type="float">
            <text:p>42.3102</text:p>
          </table:table-cell>
          <table:table-cell office:value-type="float" office:value="152.40915" calcext:value-type="float">
            <office:annotation draw:style-name="gr2" draw:text-style-name="P2" svg:width="122.51pt" svg:height="63.01pt" svg:x="190.49pt" svg:y="1597.49pt" draw:caption-point-x="-11.54pt" draw:caption-point-y="7.77pt">
              <dc:date>2020-04-19T00:00:00</dc:date>
              <text:p text:style-name="P1">HRR_max/-</text:p>
            </office:annotation>
            <text:p>152.40915</text:p>
          </table:table-cell>
          <table:table-cell office:value-type="float" office:value="1649.04795798529" calcext:value-type="float">
            <text:p>1649.04795798529</text:p>
          </table:table-cell>
          <table:table-cell office:value-type="float" office:value="63.7651396112801" calcext:value-type="float">
            <office:annotation draw:style-name="gr2" draw:text-style-name="P2" svg:width="122.49pt" svg:height="63.01pt" svg:x="310pt" svg:y="1597.49pt" draw:caption-point-x="-11.54pt" draw:caption-point-y="7.77pt">
              <dc:date>2020-04-19T00:00:00</dc:date>
              <text:p text:style-name="P1">P_CA01/-</text:p>
            </office:annotation>
            <text:p>63.7651396112801</text:p>
          </table:table-cell>
          <table:table-cell office:value-type="float" office:value="116.587425717918" calcext:value-type="float">
            <office:annotation draw:style-name="gr2" draw:text-style-name="P2" svg:width="122.49pt" svg:height="63.01pt" svg:x="369.75pt" svg:y="1597.49pt" draw:caption-point-x="-11.54pt" draw:caption-point-y="7.77pt">
              <dc:date>2020-04-19T00:00:00</dc:date>
              <text:p text:style-name="P1">P_CA25/-</text:p>
            </office:annotation>
            <text:p>116.587425717918</text:p>
          </table:table-cell>
          <table:table-cell office:value-type="float" office:value="2.31037208191126" calcext:value-type="float">
            <office:annotation draw:style-name="gr2" draw:text-style-name="P2" svg:width="122.51pt" svg:height="63.01pt" svg:x="429.48pt" svg:y="1597.49pt" draw:caption-point-x="-11.54pt" draw:caption-point-y="7.77pt">
              <dc:date>2020-04-19T00:00:00</dc:date>
              <text:p text:style-name="P1">Swirl3_CA99/-</text:p>
            </office:annotation>
            <text:p>2.31037208191126</text:p>
          </table:table-cell>
          <table:table-cell office:value-type="float" office:value="2507.59419230158" calcext:value-type="float">
            <office:annotation draw:style-name="gr2" draw:text-style-name="P2" svg:width="122.51pt" svg:height="63.01pt" svg:x="489.23pt" svg:y="1597.49pt" draw:caption-point-x="-11.54pt" draw:caption-point-y="7.77pt">
              <dc:date>2020-04-19T00:00:00</dc:date>
              <text:p text:style-name="P1">TB_CA70/-</text:p>
            </office:annotation>
            <text:p>2507.59419230158</text:p>
          </table:table-cell>
          <table:table-cell office:value-type="float" office:value="1101.69893625058" calcext:value-type="float">
            <office:annotation draw:style-name="gr2" draw:text-style-name="P2" svg:width="122.51pt" svg:height="63.01pt" svg:x="548.99pt" svg:y="1597.49pt" draw:caption-point-x="-11.54pt" draw:caption-point-y="7.77pt">
              <dc:date>2020-04-19T00:00:00</dc:date>
              <text:p text:style-name="P1">Temp_CA05/-</text:p>
            </office:annotation>
            <text:p>1101.69893625058</text:p>
          </table:table-cell>
          <table:table-cell office:value-type="float" office:value="1531.29914478177" calcext:value-type="float">
            <office:annotation draw:style-name="gr2" draw:text-style-name="P2" svg:width="122.51pt" svg:height="63.01pt" svg:x="608.74pt" svg:y="1597.49pt" draw:caption-point-x="-11.54pt" draw:caption-point-y="7.77pt">
              <dc:date>2020-04-19T00:00:00</dc:date>
              <text:p text:style-name="P1">Temp_CA50/-</text:p>
            </office:annotation>
            <text:p>1531.29914478177</text:p>
          </table:table-cell>
          <table:table-cell office:value-type="float" office:value="0.148276464900657" calcext:value-type="float">
            <office:annotation draw:style-name="gr2" draw:text-style-name="P2" svg:width="122.51pt" svg:height="63.01pt" svg:x="668.49pt" svg:y="1597.49pt" draw:caption-point-x="-11.54pt" draw:caption-point-y="7.77pt">
              <dc:date>2020-04-19T00:00:00</dc:date>
              <text:p text:style-name="P1">TO2_CA50/-</text:p>
            </office:annotation>
            <text:p>0.148276464900657</text:p>
          </table:table-cell>
          <table:table-cell office:value-type="float" office:value="0.520812914800909" calcext:value-type="float">
            <office:annotation draw:style-name="gr2" draw:text-style-name="P2" svg:width="122.49pt" svg:height="63.01pt" svg:x="728.25pt" svg:y="1597.49pt" draw:caption-point-x="-11.54pt" draw:caption-point-y="7.77pt">
              <dc:date>2020-04-19T00:00:00</dc:date>
              <text:p text:style-name="P1">Vol_CA99/-</text:p>
            </office:annotation>
            <text:p>0.520812914800909</text:p>
          </table:table-cell>
          <table:table-cell office:value-type="float" office:value="0.607667551456065" calcext:value-type="float">
            <text:p>0.607667551456065</text:p>
          </table:table-cell>
          <table:table-cell office:value-type="float" office:value="1.3565308799801" calcext:value-type="float">
            <text:p>1.3565308799801</text:p>
          </table:table-cell>
          <table:table-cell table:style-name="ce4" office:value-type="float" office:value="0.0000017714806" calcext:value-type="float">
            <text:p>1.77E-06</text:p>
          </table:table-cell>
          <table:table-cell office:value-type="float" office:value="30.243434825339" calcext:value-type="float">
            <text:p>30.243434825339</text:p>
          </table:table-cell>
          <table:table-cell office:value-type="float" office:value="41.963090234832" calcext:value-type="float">
            <text:p>41.963090234832</text:p>
          </table:table-cell>
          <table:table-cell table:number-columns-repeated="1007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3" office:value-type="float" office:value="37.46831" calcext:value-type="float">
            <text:p>37.46831</text:p>
          </table:table-cell>
          <table:table-cell office:value-type="float" office:value="158.46118" calcext:value-type="float">
            <office:annotation draw:style-name="gr2" draw:text-style-name="P2" svg:width="122.51pt" svg:height="63.01pt" svg:x="190.49pt" svg:y="1612.49pt" draw:caption-point-x="-11.54pt" draw:caption-point-y="7.8pt">
              <dc:date>2020-04-19T00:00:00</dc:date>
              <text:p text:style-name="P1">HRR_max/-</text:p>
            </office:annotation>
            <text:p>158.46118</text:p>
          </table:table-cell>
          <table:table-cell office:value-type="float" office:value="2392.80044575877" calcext:value-type="float">
            <text:p>2392.80044575877</text:p>
          </table:table-cell>
          <table:table-cell office:value-type="float" office:value="66.9779746452037" calcext:value-type="float">
            <office:annotation draw:style-name="gr2" draw:text-style-name="P2" svg:width="122.49pt" svg:height="63.01pt" svg:x="310pt" svg:y="1612.49pt" draw:caption-point-x="-11.54pt" draw:caption-point-y="7.8pt">
              <dc:date>2020-04-19T00:00:00</dc:date>
              <text:p text:style-name="P1">P_CA01/-</text:p>
            </office:annotation>
            <text:p>66.9779746452037</text:p>
          </table:table-cell>
          <table:table-cell office:value-type="float" office:value="128.368109827749" calcext:value-type="float">
            <office:annotation draw:style-name="gr2" draw:text-style-name="P2" svg:width="122.49pt" svg:height="63.01pt" svg:x="369.75pt" svg:y="1612.49pt" draw:caption-point-x="-11.54pt" draw:caption-point-y="7.8pt">
              <dc:date>2020-04-19T00:00:00</dc:date>
              <text:p text:style-name="P1">P_CA25/-</text:p>
            </office:annotation>
            <text:p>128.368109827749</text:p>
          </table:table-cell>
          <table:table-cell office:value-type="float" office:value="2.06744675391924" calcext:value-type="float">
            <office:annotation draw:style-name="gr2" draw:text-style-name="P2" svg:width="122.51pt" svg:height="63.01pt" svg:x="429.48pt" svg:y="1612.49pt" draw:caption-point-x="-11.54pt" draw:caption-point-y="7.8pt">
              <dc:date>2020-04-19T00:00:00</dc:date>
              <text:p text:style-name="P1">Swirl3_CA99/-</text:p>
            </office:annotation>
            <text:p>2.06744675391924</text:p>
          </table:table-cell>
          <table:table-cell office:value-type="float" office:value="2404.05688830454" calcext:value-type="float">
            <office:annotation draw:style-name="gr2" draw:text-style-name="P2" svg:width="122.51pt" svg:height="63.01pt" svg:x="489.23pt" svg:y="1612.49pt" draw:caption-point-x="-11.54pt" draw:caption-point-y="7.8pt">
              <dc:date>2020-04-19T00:00:00</dc:date>
              <text:p text:style-name="P1">TB_CA70/-</text:p>
            </office:annotation>
            <text:p>2404.05688830454</text:p>
          </table:table-cell>
          <table:table-cell office:value-type="float" office:value="1116.25948517195" calcext:value-type="float">
            <office:annotation draw:style-name="gr2" draw:text-style-name="P2" svg:width="122.51pt" svg:height="63.01pt" svg:x="548.99pt" svg:y="1612.49pt" draw:caption-point-x="-11.54pt" draw:caption-point-y="7.8pt">
              <dc:date>2020-04-19T00:00:00</dc:date>
              <text:p text:style-name="P1">Temp_CA05/-</text:p>
            </office:annotation>
            <text:p>1116.25948517195</text:p>
          </table:table-cell>
          <table:table-cell office:value-type="float" office:value="1680.17633591247" calcext:value-type="float">
            <office:annotation draw:style-name="gr2" draw:text-style-name="P2" svg:width="122.51pt" svg:height="63.01pt" svg:x="608.74pt" svg:y="1612.49pt" draw:caption-point-x="-11.54pt" draw:caption-point-y="7.8pt">
              <dc:date>2020-04-19T00:00:00</dc:date>
              <text:p text:style-name="P1">Temp_CA50/-</text:p>
            </office:annotation>
            <text:p>1680.17633591247</text:p>
          </table:table-cell>
          <table:table-cell office:value-type="float" office:value="0.125682659736325" calcext:value-type="float">
            <office:annotation draw:style-name="gr2" draw:text-style-name="P2" svg:width="122.51pt" svg:height="63.01pt" svg:x="668.49pt" svg:y="1612.49pt" draw:caption-point-x="-11.54pt" draw:caption-point-y="7.8pt">
              <dc:date>2020-04-19T00:00:00</dc:date>
              <text:p text:style-name="P1">TO2_CA50/-</text:p>
            </office:annotation>
            <text:p>0.125682659736325</text:p>
          </table:table-cell>
          <table:table-cell office:value-type="float" office:value="0.747959468535233" calcext:value-type="float">
            <office:annotation draw:style-name="gr2" draw:text-style-name="P2" svg:width="122.49pt" svg:height="63.01pt" svg:x="728.25pt" svg:y="1612.49pt" draw:caption-point-x="-11.54pt" draw:caption-point-y="7.8pt">
              <dc:date>2020-04-19T00:00:00</dc:date>
              <text:p text:style-name="P1">Vol_CA99/-</text:p>
            </office:annotation>
            <text:p>0.747959468535233</text:p>
          </table:table-cell>
          <table:table-cell office:value-type="float" office:value="0.614696452784209" calcext:value-type="float">
            <text:p>0.614696452784209</text:p>
          </table:table-cell>
          <table:table-cell office:value-type="float" office:value="2.02337279208126" calcext:value-type="float">
            <text:p>2.02337279208126</text:p>
          </table:table-cell>
          <table:table-cell table:style-name="ce4" office:value-type="float" office:value="0.0000056432723" calcext:value-type="float">
            <text:p>5.64E-06</text:p>
          </table:table-cell>
          <table:table-cell office:value-type="float" office:value="24.230222682821" calcext:value-type="float">
            <text:p>24.230222682821</text:p>
          </table:table-cell>
          <table:table-cell office:value-type="float" office:value="24.2432985249802" calcext:value-type="float">
            <text:p>24.2432985249802</text:p>
          </table:table-cell>
          <table:table-cell table:number-columns-repeated="1007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3" office:value-type="float" office:value="38.85742" calcext:value-type="float">
            <text:p>38.85742</text:p>
          </table:table-cell>
          <table:table-cell office:value-type="float" office:value="158.07452" calcext:value-type="float">
            <office:annotation draw:style-name="gr1" draw:text-style-name="P2" svg:width="122.51pt" svg:height="62.99pt" svg:x="190.49pt" svg:y="1627.51pt" draw:caption-point-x="-11.54pt" draw:caption-point-y="7.77pt">
              <dc:date>2020-04-19T00:00:00</dc:date>
              <text:p text:style-name="P1">HRR_max/-</text:p>
            </office:annotation>
            <text:p>158.07452</text:p>
          </table:table-cell>
          <table:table-cell office:value-type="float" office:value="2403.65694805166" calcext:value-type="float">
            <text:p>2403.65694805166</text:p>
          </table:table-cell>
          <table:table-cell office:value-type="float" office:value="66.6841297960124" calcext:value-type="float">
            <office:annotation draw:style-name="gr1" draw:text-style-name="P2" svg:width="122.49pt" svg:height="62.99pt" svg:x="310pt" svg:y="1627.51pt" draw:caption-point-x="-11.54pt" draw:caption-point-y="7.77pt">
              <dc:date>2020-04-19T00:00:00</dc:date>
              <text:p text:style-name="P1">P_CA01/-</text:p>
            </office:annotation>
            <text:p>66.6841297960124</text:p>
          </table:table-cell>
          <table:table-cell office:value-type="float" office:value="128.376465518098" calcext:value-type="float">
            <office:annotation draw:style-name="gr1" draw:text-style-name="P2" svg:width="122.49pt" svg:height="62.99pt" svg:x="369.75pt" svg:y="1627.51pt" draw:caption-point-x="-11.54pt" draw:caption-point-y="7.77pt">
              <dc:date>2020-04-19T00:00:00</dc:date>
              <text:p text:style-name="P1">P_CA25/-</text:p>
            </office:annotation>
            <text:p>128.376465518098</text:p>
          </table:table-cell>
          <table:table-cell office:value-type="float" office:value="2.07552808421053" calcext:value-type="float">
            <office:annotation draw:style-name="gr1" draw:text-style-name="P2" svg:width="122.51pt" svg:height="62.99pt" svg:x="429.48pt" svg:y="1627.51pt" draw:caption-point-x="-11.54pt" draw:caption-point-y="7.77pt">
              <dc:date>2020-04-19T00:00:00</dc:date>
              <text:p text:style-name="P1">Swirl3_CA99/-</text:p>
            </office:annotation>
            <text:p>2.07552808421053</text:p>
          </table:table-cell>
          <table:table-cell office:value-type="float" office:value="2405.41844234145" calcext:value-type="float">
            <office:annotation draw:style-name="gr1" draw:text-style-name="P2" svg:width="122.51pt" svg:height="62.99pt" svg:x="489.23pt" svg:y="1627.51pt" draw:caption-point-x="-11.54pt" draw:caption-point-y="7.77pt">
              <dc:date>2020-04-19T00:00:00</dc:date>
              <text:p text:style-name="P1">TB_CA70/-</text:p>
            </office:annotation>
            <text:p>2405.41844234145</text:p>
          </table:table-cell>
          <table:table-cell office:value-type="float" office:value="1116.64105339351" calcext:value-type="float">
            <office:annotation draw:style-name="gr1" draw:text-style-name="P2" svg:width="122.51pt" svg:height="62.99pt" svg:x="548.99pt" svg:y="1627.51pt" draw:caption-point-x="-11.54pt" draw:caption-point-y="7.77pt">
              <dc:date>2020-04-19T00:00:00</dc:date>
              <text:p text:style-name="P1">Temp_CA05/-</text:p>
            </office:annotation>
            <text:p>1116.64105339351</text:p>
          </table:table-cell>
          <table:table-cell office:value-type="float" office:value="1685.04286648211" calcext:value-type="float">
            <office:annotation draw:style-name="gr1" draw:text-style-name="P2" svg:width="122.51pt" svg:height="62.99pt" svg:x="608.74pt" svg:y="1627.51pt" draw:caption-point-x="-11.54pt" draw:caption-point-y="7.77pt">
              <dc:date>2020-04-19T00:00:00</dc:date>
              <text:p text:style-name="P1">Temp_CA50/-</text:p>
            </office:annotation>
            <text:p>1685.04286648211</text:p>
          </table:table-cell>
          <table:table-cell office:value-type="float" office:value="0.126539708979535" calcext:value-type="float">
            <office:annotation draw:style-name="gr1" draw:text-style-name="P2" svg:width="122.51pt" svg:height="62.99pt" svg:x="668.49pt" svg:y="1627.51pt" draw:caption-point-x="-11.54pt" draw:caption-point-y="7.77pt">
              <dc:date>2020-04-19T00:00:00</dc:date>
              <text:p text:style-name="P1">TO2_CA50/-</text:p>
            </office:annotation>
            <text:p>0.126539708979535</text:p>
          </table:table-cell>
          <table:table-cell office:value-type="float" office:value="0.732608633198381" calcext:value-type="float">
            <office:annotation draw:style-name="gr1" draw:text-style-name="P2" svg:width="122.49pt" svg:height="62.99pt" svg:x="728.25pt" svg:y="1627.51pt" draw:caption-point-x="-11.54pt" draw:caption-point-y="7.77pt">
              <dc:date>2020-04-19T00:00:00</dc:date>
              <text:p text:style-name="P1">Vol_CA99/-</text:p>
            </office:annotation>
            <text:p>0.732608633198381</text:p>
          </table:table-cell>
          <table:table-cell office:value-type="float" office:value="0.591552966600817" calcext:value-type="float">
            <text:p>0.591552966600817</text:p>
          </table:table-cell>
          <table:table-cell office:value-type="float" office:value="2.03017104532078" calcext:value-type="float">
            <text:p>2.03017104532078</text:p>
          </table:table-cell>
          <table:table-cell table:style-name="ce4" office:value-type="float" office:value="0.000005287906" calcext:value-type="float">
            <text:p>5.29E-06</text:p>
          </table:table-cell>
          <table:table-cell office:value-type="float" office:value="24.8420725042019" calcext:value-type="float">
            <text:p>24.8420725042019</text:p>
          </table:table-cell>
          <table:table-cell office:value-type="float" office:value="24.6993700902371" calcext:value-type="float">
            <text:p>24.6993700902371</text:p>
          </table:table-cell>
          <table:table-cell table:number-columns-repeated="1007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3" office:value-type="float" office:value="83.3049" calcext:value-type="float">
            <text:p>83.3049</text:p>
          </table:table-cell>
          <table:table-cell office:value-type="float" office:value="78.7041" calcext:value-type="float">
            <office:annotation draw:style-name="gr1" draw:text-style-name="P2" svg:width="122.51pt" svg:height="62.99pt" svg:x="190.49pt" svg:y="1642.51pt" draw:caption-point-x="-11.54pt" draw:caption-point-y="7.77pt">
              <dc:date>2020-04-19T00:00:00</dc:date>
              <text:p text:style-name="P1">HRR_max/-</text:p>
            </office:annotation>
            <text:p>78.7041</text:p>
          </table:table-cell>
          <table:table-cell office:value-type="float" office:value="362.954587715622" calcext:value-type="float">
            <text:p>362.954587715622</text:p>
          </table:table-cell>
          <table:table-cell office:value-type="float" office:value="46.2429075482334" calcext:value-type="float">
            <office:annotation draw:style-name="gr1" draw:text-style-name="P2" svg:width="122.49pt" svg:height="62.99pt" svg:x="310pt" svg:y="1642.51pt" draw:caption-point-x="-11.54pt" draw:caption-point-y="7.77pt">
              <dc:date>2020-04-19T00:00:00</dc:date>
              <text:p text:style-name="P1">P_CA01/-</text:p>
            </office:annotation>
            <text:p>46.2429075482334</text:p>
          </table:table-cell>
          <table:table-cell office:value-type="float" office:value="55.0733168010052" calcext:value-type="float">
            <office:annotation draw:style-name="gr1" draw:text-style-name="P2" svg:width="122.49pt" svg:height="62.99pt" svg:x="369.75pt" svg:y="1642.51pt" draw:caption-point-x="-11.54pt" draw:caption-point-y="7.77pt">
              <dc:date>2020-04-19T00:00:00</dc:date>
              <text:p text:style-name="P1">P_CA25/-</text:p>
            </office:annotation>
            <text:p>55.0733168010052</text:p>
          </table:table-cell>
          <table:table-cell office:value-type="float" office:value="2.79033204678475" calcext:value-type="float">
            <office:annotation draw:style-name="gr1" draw:text-style-name="P2" svg:width="122.51pt" svg:height="62.99pt" svg:x="429.48pt" svg:y="1642.51pt" draw:caption-point-x="-11.54pt" draw:caption-point-y="7.77pt">
              <dc:date>2020-04-19T00:00:00</dc:date>
              <text:p text:style-name="P1">Swirl3_CA99/-</text:p>
            </office:annotation>
            <text:p>2.79033204678475</text:p>
          </table:table-cell>
          <table:table-cell office:value-type="float" office:value="2421.81059794355" calcext:value-type="float">
            <office:annotation draw:style-name="gr1" draw:text-style-name="P2" svg:width="122.51pt" svg:height="62.99pt" svg:x="489.23pt" svg:y="1642.51pt" draw:caption-point-x="-11.54pt" draw:caption-point-y="7.77pt">
              <dc:date>2020-04-19T00:00:00</dc:date>
              <text:p text:style-name="P1">TB_CA70/-</text:p>
            </office:annotation>
            <text:p>2421.81059794355</text:p>
          </table:table-cell>
          <table:table-cell office:value-type="float" office:value="1009.92960745359" calcext:value-type="float">
            <office:annotation draw:style-name="gr1" draw:text-style-name="P2" svg:width="122.51pt" svg:height="62.99pt" svg:x="548.99pt" svg:y="1642.51pt" draw:caption-point-x="-11.54pt" draw:caption-point-y="7.77pt">
              <dc:date>2020-04-19T00:00:00</dc:date>
              <text:p text:style-name="P1">Temp_CA05/-</text:p>
            </office:annotation>
            <text:p>1009.92960745359</text:p>
          </table:table-cell>
          <table:table-cell office:value-type="float" office:value="1163.62415963353" calcext:value-type="float">
            <office:annotation draw:style-name="gr1" draw:text-style-name="P2" svg:width="122.51pt" svg:height="62.99pt" svg:x="608.74pt" svg:y="1642.51pt" draw:caption-point-x="-11.54pt" draw:caption-point-y="7.77pt">
              <dc:date>2020-04-19T00:00:00</dc:date>
              <text:p text:style-name="P1">Temp_CA50/-</text:p>
            </office:annotation>
            <text:p>1163.62415963353</text:p>
          </table:table-cell>
          <table:table-cell office:value-type="float" office:value="0.177866630341373" calcext:value-type="float">
            <office:annotation draw:style-name="gr1" draw:text-style-name="P2" svg:width="122.51pt" svg:height="62.99pt" svg:x="668.49pt" svg:y="1642.51pt" draw:caption-point-x="-11.54pt" draw:caption-point-y="7.77pt">
              <dc:date>2020-04-19T00:00:00</dc:date>
              <text:p text:style-name="P1">TO2_CA50/-</text:p>
            </office:annotation>
            <text:p>0.177866630341373</text:p>
          </table:table-cell>
          <table:table-cell office:value-type="float" office:value="0.270385408956439" calcext:value-type="float">
            <office:annotation draw:style-name="gr1" draw:text-style-name="P2" svg:width="122.49pt" svg:height="62.99pt" svg:x="728.25pt" svg:y="1642.51pt" draw:caption-point-x="-11.54pt" draw:caption-point-y="7.77pt">
              <dc:date>2020-04-19T00:00:00</dc:date>
              <text:p text:style-name="P1">Vol_CA99/-</text:p>
            </office:annotation>
            <text:p>0.270385408956439</text:p>
          </table:table-cell>
          <table:table-cell office:value-type="float" office:value="3.58592389087735" calcext:value-type="float">
            <text:p>3.58592389087735</text:p>
          </table:table-cell>
          <table:table-cell office:value-type="float" office:value="0.955580284025266" calcext:value-type="float">
            <text:p>0.955580284025266</text:p>
          </table:table-cell>
          <table:table-cell table:style-name="ce4" office:value-type="float" office:value="0.000000048980322" calcext:value-type="float">
            <text:p>4.90E-08</text:p>
          </table:table-cell>
          <table:table-cell office:value-type="float" office:value="117.417026101631" calcext:value-type="float">
            <text:p>117.417026101631</text:p>
          </table:table-cell>
          <table:table-cell office:value-type="float" office:value="71.1299298457311" calcext:value-type="float">
            <text:p>71.1299298457311</text:p>
          </table:table-cell>
          <table:table-cell table:number-columns-repeated="1007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3" office:value-type="float" office:value="51.87442" calcext:value-type="float">
            <text:p>51.87442</text:p>
          </table:table-cell>
          <table:table-cell office:value-type="float" office:value="119.782" calcext:value-type="float">
            <office:annotation draw:style-name="gr2" draw:text-style-name="P2" svg:width="122.51pt" svg:height="63.01pt" svg:x="190.49pt" svg:y="1657.5pt" draw:caption-point-x="-11.54pt" draw:caption-point-y="7.77pt">
              <dc:date>2020-04-19T00:00:00</dc:date>
              <text:p text:style-name="P1">HRR_max/-</text:p>
            </office:annotation>
            <text:p>119.782</text:p>
          </table:table-cell>
          <table:table-cell office:value-type="float" office:value="774.206340605701" calcext:value-type="float">
            <text:p>774.206340605701</text:p>
          </table:table-cell>
          <table:table-cell office:value-type="float" office:value="53.3278329269229" calcext:value-type="float">
            <office:annotation draw:style-name="gr2" draw:text-style-name="P2" svg:width="122.49pt" svg:height="63.01pt" svg:x="310pt" svg:y="1657.5pt" draw:caption-point-x="-11.54pt" draw:caption-point-y="7.77pt">
              <dc:date>2020-04-19T00:00:00</dc:date>
              <text:p text:style-name="P1">P_CA01/-</text:p>
            </office:annotation>
            <text:p>53.3278329269229</text:p>
          </table:table-cell>
          <table:table-cell office:value-type="float" office:value="74.3806919116982" calcext:value-type="float">
            <office:annotation draw:style-name="gr2" draw:text-style-name="P2" svg:width="122.49pt" svg:height="63.01pt" svg:x="369.75pt" svg:y="1657.5pt" draw:caption-point-x="-11.54pt" draw:caption-point-y="7.77pt">
              <dc:date>2020-04-19T00:00:00</dc:date>
              <text:p text:style-name="P1">P_CA25/-</text:p>
            </office:annotation>
            <text:p>74.3806919116982</text:p>
          </table:table-cell>
          <table:table-cell office:value-type="float" office:value="2.60844034165862" calcext:value-type="float">
            <office:annotation draw:style-name="gr2" draw:text-style-name="P2" svg:width="122.51pt" svg:height="63.01pt" svg:x="429.48pt" svg:y="1657.5pt" draw:caption-point-x="-11.54pt" draw:caption-point-y="7.77pt">
              <dc:date>2020-04-19T00:00:00</dc:date>
              <text:p text:style-name="P1">Swirl3_CA99/-</text:p>
            </office:annotation>
            <text:p>2.60844034165862</text:p>
          </table:table-cell>
          <table:table-cell office:value-type="float" office:value="2617.37677209757" calcext:value-type="float">
            <office:annotation draw:style-name="gr2" draw:text-style-name="P2" svg:width="122.51pt" svg:height="63.01pt" svg:x="489.23pt" svg:y="1657.5pt" draw:caption-point-x="-11.54pt" draw:caption-point-y="7.77pt">
              <dc:date>2020-04-19T00:00:00</dc:date>
              <text:p text:style-name="P1">TB_CA70/-</text:p>
            </office:annotation>
            <text:p>2617.37677209757</text:p>
          </table:table-cell>
          <table:table-cell office:value-type="float" office:value="1022.24320187852" calcext:value-type="float">
            <office:annotation draw:style-name="gr2" draw:text-style-name="P2" svg:width="122.51pt" svg:height="63.01pt" svg:x="548.99pt" svg:y="1657.5pt" draw:caption-point-x="-11.54pt" draw:caption-point-y="7.77pt">
              <dc:date>2020-04-19T00:00:00</dc:date>
              <text:p text:style-name="P1">Temp_CA05/-</text:p>
            </office:annotation>
            <text:p>1022.24320187852</text:p>
          </table:table-cell>
          <table:table-cell office:value-type="float" office:value="1317.30374331746" calcext:value-type="float">
            <office:annotation draw:style-name="gr2" draw:text-style-name="P2" svg:width="122.51pt" svg:height="63.01pt" svg:x="608.74pt" svg:y="1657.5pt" draw:caption-point-x="-11.54pt" draw:caption-point-y="7.77pt">
              <dc:date>2020-04-19T00:00:00</dc:date>
              <text:p text:style-name="P1">Temp_CA50/-</text:p>
            </office:annotation>
            <text:p>1317.30374331746</text:p>
          </table:table-cell>
          <table:table-cell office:value-type="float" office:value="0.169534050494017" calcext:value-type="float">
            <office:annotation draw:style-name="gr2" draw:text-style-name="P2" svg:width="122.51pt" svg:height="63.01pt" svg:x="668.49pt" svg:y="1657.5pt" draw:caption-point-x="-11.54pt" draw:caption-point-y="7.77pt">
              <dc:date>2020-04-19T00:00:00</dc:date>
              <text:p text:style-name="P1">TO2_CA50/-</text:p>
            </office:annotation>
            <text:p>0.169534050494017</text:p>
          </table:table-cell>
          <table:table-cell office:value-type="float" office:value="0.352105017191019" calcext:value-type="float">
            <office:annotation draw:style-name="gr2" draw:text-style-name="P2" svg:width="122.49pt" svg:height="63.01pt" svg:x="728.25pt" svg:y="1657.5pt" draw:caption-point-x="-11.54pt" draw:caption-point-y="7.77pt">
              <dc:date>2020-04-19T00:00:00</dc:date>
              <text:p text:style-name="P1">Vol_CA99/-</text:p>
            </office:annotation>
            <text:p>0.352105017191019</text:p>
          </table:table-cell>
          <table:table-cell office:value-type="float" office:value="1.84391889223757" calcext:value-type="float">
            <text:p>1.84391889223757</text:p>
          </table:table-cell>
          <table:table-cell office:value-type="float" office:value="1.1252933737567" calcext:value-type="float">
            <text:p>1.1252933737567</text:p>
          </table:table-cell>
          <table:table-cell table:style-name="ce4" office:value-type="float" office:value="0.00000024591267" calcext:value-type="float">
            <text:p>2.46E-07</text:p>
          </table:table-cell>
          <table:table-cell office:value-type="float" office:value="69.8213127101716" calcext:value-type="float">
            <text:p>69.8213127101716</text:p>
          </table:table-cell>
          <table:table-cell office:value-type="float" office:value="63.8745404981027" calcext:value-type="float">
            <text:p>63.8745404981027</text:p>
          </table:table-cell>
          <table:table-cell table:number-columns-repeated="1007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3" office:value-type="float" office:value="46.22013" calcext:value-type="float">
            <text:p>46.22013</text:p>
          </table:table-cell>
          <table:table-cell office:value-type="float" office:value="135.04245" calcext:value-type="float">
            <office:annotation draw:style-name="gr2" draw:text-style-name="P2" svg:width="122.51pt" svg:height="63.01pt" svg:x="190.49pt" svg:y="1672.5pt" draw:caption-point-x="-11.54pt" draw:caption-point-y="7.77pt">
              <dc:date>2020-04-19T00:00:00</dc:date>
              <text:p text:style-name="P1">HRR_max/-</text:p>
            </office:annotation>
            <text:p>135.04245</text:p>
          </table:table-cell>
          <table:table-cell office:value-type="float" office:value="1249.97512587371" calcext:value-type="float">
            <text:p>1249.97512587371</text:p>
          </table:table-cell>
          <table:table-cell office:value-type="float" office:value="57.5559867535507" calcext:value-type="float">
            <office:annotation draw:style-name="gr2" draw:text-style-name="P2" svg:width="122.49pt" svg:height="63.01pt" svg:x="310pt" svg:y="1672.5pt" draw:caption-point-x="-11.54pt" draw:caption-point-y="7.77pt">
              <dc:date>2020-04-19T00:00:00</dc:date>
              <text:p text:style-name="P1">P_CA01/-</text:p>
            </office:annotation>
            <text:p>57.5559867535507</text:p>
          </table:table-cell>
          <table:table-cell office:value-type="float" office:value="91.2571709346021" calcext:value-type="float">
            <office:annotation draw:style-name="gr2" draw:text-style-name="P2" svg:width="122.49pt" svg:height="63.01pt" svg:x="369.75pt" svg:y="1672.5pt" draw:caption-point-x="-11.54pt" draw:caption-point-y="7.77pt">
              <dc:date>2020-04-19T00:00:00</dc:date>
              <text:p text:style-name="P1">P_CA25/-</text:p>
            </office:annotation>
            <text:p>91.2571709346021</text:p>
          </table:table-cell>
          <table:table-cell office:value-type="float" office:value="2.3579567518569" calcext:value-type="float">
            <office:annotation draw:style-name="gr2" draw:text-style-name="P2" svg:width="122.51pt" svg:height="63.01pt" svg:x="429.48pt" svg:y="1672.5pt" draw:caption-point-x="-11.54pt" draw:caption-point-y="7.77pt">
              <dc:date>2020-04-19T00:00:00</dc:date>
              <text:p text:style-name="P1">Swirl3_CA99/-</text:p>
            </office:annotation>
            <text:p>2.3579567518569</text:p>
          </table:table-cell>
          <table:table-cell office:value-type="float" office:value="2588.24093745831" calcext:value-type="float">
            <office:annotation draw:style-name="gr2" draw:text-style-name="P2" svg:width="122.51pt" svg:height="63.01pt" svg:x="489.23pt" svg:y="1672.5pt" draw:caption-point-x="-11.54pt" draw:caption-point-y="7.77pt">
              <dc:date>2020-04-19T00:00:00</dc:date>
              <text:p text:style-name="P1">TB_CA70/-</text:p>
            </office:annotation>
            <text:p>2588.24093745831</text:p>
          </table:table-cell>
          <table:table-cell office:value-type="float" office:value="1088.52301467215" calcext:value-type="float">
            <office:annotation draw:style-name="gr2" draw:text-style-name="P2" svg:width="122.51pt" svg:height="63.01pt" svg:x="548.99pt" svg:y="1672.5pt" draw:caption-point-x="-11.54pt" draw:caption-point-y="7.77pt">
              <dc:date>2020-04-19T00:00:00</dc:date>
              <text:p text:style-name="P1">Temp_CA05/-</text:p>
            </office:annotation>
            <text:p>1088.52301467215</text:p>
          </table:table-cell>
          <table:table-cell office:value-type="float" office:value="1455.38295512915" calcext:value-type="float">
            <office:annotation draw:style-name="gr2" draw:text-style-name="P2" svg:width="122.51pt" svg:height="63.01pt" svg:x="608.74pt" svg:y="1672.5pt" draw:caption-point-x="-11.54pt" draw:caption-point-y="7.77pt">
              <dc:date>2020-04-19T00:00:00</dc:date>
              <text:p text:style-name="P1">Temp_CA50/-</text:p>
            </office:annotation>
            <text:p>1455.38295512915</text:p>
          </table:table-cell>
          <table:table-cell office:value-type="float" office:value="0.15518076614174" calcext:value-type="float">
            <office:annotation draw:style-name="gr2" draw:text-style-name="P2" svg:width="122.51pt" svg:height="63.01pt" svg:x="668.49pt" svg:y="1672.5pt" draw:caption-point-x="-11.54pt" draw:caption-point-y="7.77pt">
              <dc:date>2020-04-19T00:00:00</dc:date>
              <text:p text:style-name="P1">TO2_CA50/-</text:p>
            </office:annotation>
            <text:p>0.15518076614174</text:p>
          </table:table-cell>
          <table:table-cell office:value-type="float" office:value="0.510441987705439" calcext:value-type="float">
            <office:annotation draw:style-name="gr2" draw:text-style-name="P2" svg:width="122.49pt" svg:height="63.01pt" svg:x="728.25pt" svg:y="1672.5pt" draw:caption-point-x="-11.54pt" draw:caption-point-y="7.77pt">
              <dc:date>2020-04-19T00:00:00</dc:date>
              <text:p text:style-name="P1">Vol_CA99/-</text:p>
            </office:annotation>
            <text:p>0.510441987705439</text:p>
          </table:table-cell>
          <table:table-cell office:value-type="float" office:value="1.19517425631718" calcext:value-type="float">
            <text:p>1.19517425631718</text:p>
          </table:table-cell>
          <table:table-cell office:value-type="float" office:value="1.18727239184122" calcext:value-type="float">
            <text:p>1.18727239184122</text:p>
          </table:table-cell>
          <table:table-cell table:style-name="ce4" office:value-type="float" office:value="0.0000013244597" calcext:value-type="float">
            <text:p>1.32E-06</text:p>
          </table:table-cell>
          <table:table-cell office:value-type="float" office:value="47.4275514246656" calcext:value-type="float">
            <text:p>47.4275514246656</text:p>
          </table:table-cell>
          <table:table-cell office:value-type="float" office:value="56.0436942940228" calcext:value-type="float">
            <text:p>56.0436942940228</text:p>
          </table:table-cell>
          <table:table-cell table:number-columns-repeated="1007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3" office:value-type="float" office:value="42.67306" calcext:value-type="float">
            <text:p>42.67306</text:p>
          </table:table-cell>
          <table:table-cell office:value-type="float" office:value="138.73077" calcext:value-type="float">
            <office:annotation draw:style-name="gr2" draw:text-style-name="P2" svg:width="122.51pt" svg:height="63.01pt" svg:x="190.49pt" svg:y="1687.49pt" draw:caption-point-x="-11.54pt" draw:caption-point-y="7.77pt">
              <dc:date>2020-04-19T00:00:00</dc:date>
              <text:p text:style-name="P1">HRR_max/-</text:p>
            </office:annotation>
            <text:p>138.73077</text:p>
          </table:table-cell>
          <table:table-cell office:value-type="float" office:value="1708.71586141416" calcext:value-type="float">
            <text:p>1708.71586141416</text:p>
          </table:table-cell>
          <table:table-cell office:value-type="float" office:value="62.0764632915353" calcext:value-type="float">
            <office:annotation draw:style-name="gr2" draw:text-style-name="P2" svg:width="122.49pt" svg:height="63.01pt" svg:x="310pt" svg:y="1687.49pt" draw:caption-point-x="-11.54pt" draw:caption-point-y="7.77pt">
              <dc:date>2020-04-19T00:00:00</dc:date>
              <text:p text:style-name="P1">P_CA01/-</text:p>
            </office:annotation>
            <text:p>62.0764632915353</text:p>
          </table:table-cell>
          <table:table-cell office:value-type="float" office:value="103.066232394979" calcext:value-type="float">
            <office:annotation draw:style-name="gr2" draw:text-style-name="P2" svg:width="122.49pt" svg:height="63.01pt" svg:x="369.75pt" svg:y="1687.49pt" draw:caption-point-x="-11.54pt" draw:caption-point-y="7.77pt">
              <dc:date>2020-04-19T00:00:00</dc:date>
              <text:p text:style-name="P1">P_CA25/-</text:p>
            </office:annotation>
            <text:p>103.066232394979</text:p>
          </table:table-cell>
          <table:table-cell office:value-type="float" office:value="2.2196211935157" calcext:value-type="float">
            <office:annotation draw:style-name="gr2" draw:text-style-name="P2" svg:width="122.51pt" svg:height="63.01pt" svg:x="429.48pt" svg:y="1687.49pt" draw:caption-point-x="-11.54pt" draw:caption-point-y="7.77pt">
              <dc:date>2020-04-19T00:00:00</dc:date>
              <text:p text:style-name="P1">Swirl3_CA99/-</text:p>
            </office:annotation>
            <text:p>2.2196211935157</text:p>
          </table:table-cell>
          <table:table-cell office:value-type="float" office:value="2500.35988083704" calcext:value-type="float">
            <office:annotation draw:style-name="gr2" draw:text-style-name="P2" svg:width="122.51pt" svg:height="63.01pt" svg:x="489.23pt" svg:y="1687.49pt" draw:caption-point-x="-11.54pt" draw:caption-point-y="7.77pt">
              <dc:date>2020-04-19T00:00:00</dc:date>
              <text:p text:style-name="P1">TB_CA70/-</text:p>
            </office:annotation>
            <text:p>2500.35988083704</text:p>
          </table:table-cell>
          <table:table-cell office:value-type="float" office:value="1106.68360210946" calcext:value-type="float">
            <office:annotation draw:style-name="gr2" draw:text-style-name="P2" svg:width="122.51pt" svg:height="63.01pt" svg:x="548.99pt" svg:y="1687.49pt" draw:caption-point-x="-11.54pt" draw:caption-point-y="7.77pt">
              <dc:date>2020-04-19T00:00:00</dc:date>
              <text:p text:style-name="P1">Temp_CA05/-</text:p>
            </office:annotation>
            <text:p>1106.68360210946</text:p>
          </table:table-cell>
          <table:table-cell office:value-type="float" office:value="1553.84783672217" calcext:value-type="float">
            <office:annotation draw:style-name="gr2" draw:text-style-name="P2" svg:width="122.51pt" svg:height="63.01pt" svg:x="608.74pt" svg:y="1687.49pt" draw:caption-point-x="-11.54pt" draw:caption-point-y="7.77pt">
              <dc:date>2020-04-19T00:00:00</dc:date>
              <text:p text:style-name="P1">Temp_CA50/-</text:p>
            </office:annotation>
            <text:p>1553.84783672217</text:p>
          </table:table-cell>
          <table:table-cell office:value-type="float" office:value="0.148574519727047" calcext:value-type="float">
            <office:annotation draw:style-name="gr2" draw:text-style-name="P2" svg:width="122.51pt" svg:height="63.01pt" svg:x="668.49pt" svg:y="1687.49pt" draw:caption-point-x="-11.54pt" draw:caption-point-y="7.77pt">
              <dc:date>2020-04-19T00:00:00</dc:date>
              <text:p text:style-name="P1">TO2_CA50/-</text:p>
            </office:annotation>
            <text:p>0.148574519727047</text:p>
          </table:table-cell>
          <table:table-cell office:value-type="float" office:value="0.631510543890577" calcext:value-type="float">
            <office:annotation draw:style-name="gr2" draw:text-style-name="P2" svg:width="122.49pt" svg:height="63.01pt" svg:x="728.25pt" svg:y="1687.49pt" draw:caption-point-x="-11.54pt" draw:caption-point-y="7.77pt">
              <dc:date>2020-04-19T00:00:00</dc:date>
              <text:p text:style-name="P1">Vol_CA99/-</text:p>
            </office:annotation>
            <text:p>0.631510543890577</text:p>
          </table:table-cell>
          <table:table-cell office:value-type="float" office:value="0.842517791835221" calcext:value-type="float">
            <text:p>0.842517791835221</text:p>
          </table:table-cell>
          <table:table-cell office:value-type="float" office:value="1.29988540643389" calcext:value-type="float">
            <text:p>1.29988540643389</text:p>
          </table:table-cell>
          <table:table-cell table:style-name="ce4" office:value-type="float" office:value="0.0000028512743" calcext:value-type="float">
            <text:p>2.85E-06</text:p>
          </table:table-cell>
          <table:table-cell office:value-type="float" office:value="31.0289055167343" calcext:value-type="float">
            <text:p>31.0289055167343</text:p>
          </table:table-cell>
          <table:table-cell office:value-type="float" office:value="44.932874591" calcext:value-type="float">
            <text:p>44.932874591</text:p>
          </table:table-cell>
          <table:table-cell table:number-columns-repeated="1007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3" office:value-type="float" office:value="95.6321" calcext:value-type="float">
            <text:p>95.6321</text:p>
          </table:table-cell>
          <table:table-cell office:value-type="float" office:value="80.51709" calcext:value-type="float">
            <office:annotation draw:style-name="gr2" draw:text-style-name="P2" svg:width="122.51pt" svg:height="63.01pt" svg:x="190.49pt" svg:y="1702.49pt" draw:caption-point-x="-11.54pt" draw:caption-point-y="7.8pt">
              <dc:date>2020-04-19T00:00:00</dc:date>
              <text:p text:style-name="P1">HRR_max/-</text:p>
            </office:annotation>
            <text:p>80.51709</text:p>
          </table:table-cell>
          <table:table-cell office:value-type="float" office:value="403.330913021467" calcext:value-type="float">
            <text:p>403.330913021467</text:p>
          </table:table-cell>
          <table:table-cell office:value-type="float" office:value="45.4485462704973" calcext:value-type="float">
            <office:annotation draw:style-name="gr2" draw:text-style-name="P2" svg:width="122.49pt" svg:height="63.01pt" svg:x="310pt" svg:y="1702.49pt" draw:caption-point-x="-11.54pt" draw:caption-point-y="7.8pt">
              <dc:date>2020-04-19T00:00:00</dc:date>
              <text:p text:style-name="P1">P_CA01/-</text:p>
            </office:annotation>
            <text:p>45.4485462704973</text:p>
          </table:table-cell>
          <table:table-cell office:value-type="float" office:value="54.1125036859796" calcext:value-type="float">
            <office:annotation draw:style-name="gr2" draw:text-style-name="P2" svg:width="122.49pt" svg:height="63.01pt" svg:x="369.75pt" svg:y="1702.49pt" draw:caption-point-x="-11.54pt" draw:caption-point-y="7.8pt">
              <dc:date>2020-04-19T00:00:00</dc:date>
              <text:p text:style-name="P1">P_CA25/-</text:p>
            </office:annotation>
            <text:p>54.1125036859796</text:p>
          </table:table-cell>
          <table:table-cell office:value-type="float" office:value="2.76026729768684" calcext:value-type="float">
            <office:annotation draw:style-name="gr2" draw:text-style-name="P2" svg:width="122.51pt" svg:height="63.01pt" svg:x="429.48pt" svg:y="1702.49pt" draw:caption-point-x="-11.54pt" draw:caption-point-y="7.8pt">
              <dc:date>2020-04-19T00:00:00</dc:date>
              <text:p text:style-name="P1">Swirl3_CA99/-</text:p>
            </office:annotation>
            <text:p>2.76026729768684</text:p>
          </table:table-cell>
          <table:table-cell office:value-type="float" office:value="2471.51160496186" calcext:value-type="float">
            <office:annotation draw:style-name="gr2" draw:text-style-name="P2" svg:width="122.51pt" svg:height="63.01pt" svg:x="489.23pt" svg:y="1702.49pt" draw:caption-point-x="-11.54pt" draw:caption-point-y="7.8pt">
              <dc:date>2020-04-19T00:00:00</dc:date>
              <text:p text:style-name="P1">TB_CA70/-</text:p>
            </office:annotation>
            <text:p>2471.51160496186</text:p>
          </table:table-cell>
          <table:table-cell office:value-type="float" office:value="1012.36901985497" calcext:value-type="float">
            <office:annotation draw:style-name="gr2" draw:text-style-name="P2" svg:width="122.51pt" svg:height="63.01pt" svg:x="548.99pt" svg:y="1702.49pt" draw:caption-point-x="-11.54pt" draw:caption-point-y="7.8pt">
              <dc:date>2020-04-19T00:00:00</dc:date>
              <text:p text:style-name="P1">Temp_CA05/-</text:p>
            </office:annotation>
            <text:p>1012.36901985497</text:p>
          </table:table-cell>
          <table:table-cell office:value-type="float" office:value="1180.99750696127" calcext:value-type="float">
            <office:annotation draw:style-name="gr2" draw:text-style-name="P2" svg:width="122.51pt" svg:height="63.01pt" svg:x="608.74pt" svg:y="1702.49pt" draw:caption-point-x="-11.54pt" draw:caption-point-y="7.8pt">
              <dc:date>2020-04-19T00:00:00</dc:date>
              <text:p text:style-name="P1">Temp_CA50/-</text:p>
            </office:annotation>
            <text:p>1180.99750696127</text:p>
          </table:table-cell>
          <table:table-cell office:value-type="float" office:value="0.182010142765369" calcext:value-type="float">
            <office:annotation draw:style-name="gr2" draw:text-style-name="P2" svg:width="122.51pt" svg:height="63.01pt" svg:x="668.49pt" svg:y="1702.49pt" draw:caption-point-x="-11.54pt" draw:caption-point-y="7.8pt">
              <dc:date>2020-04-19T00:00:00</dc:date>
              <text:p text:style-name="P1">TO2_CA50/-</text:p>
            </office:annotation>
            <text:p>0.182010142765369</text:p>
          </table:table-cell>
          <table:table-cell office:value-type="float" office:value="0.28551350951973" calcext:value-type="float">
            <office:annotation draw:style-name="gr2" draw:text-style-name="P2" svg:width="122.49pt" svg:height="63.01pt" svg:x="728.25pt" svg:y="1702.49pt" draw:caption-point-x="-11.54pt" draw:caption-point-y="7.8pt">
              <dc:date>2020-04-19T00:00:00</dc:date>
              <text:p text:style-name="P1">Vol_CA99/-</text:p>
            </office:annotation>
            <text:p>0.28551350951973</text:p>
          </table:table-cell>
          <table:table-cell office:value-type="float" office:value="3.50369865267113" calcext:value-type="float">
            <text:p>3.50369865267113</text:p>
          </table:table-cell>
          <table:table-cell office:value-type="float" office:value="0.982369241953596" calcext:value-type="float">
            <text:p>0.982369241953596</text:p>
          </table:table-cell>
          <table:table-cell table:style-name="ce4" office:value-type="float" office:value="0.000000050556316" calcext:value-type="float">
            <text:p>5.06E-08</text:p>
          </table:table-cell>
          <table:table-cell office:value-type="float" office:value="157.643188266975" calcext:value-type="float">
            <text:p>157.643188266975</text:p>
          </table:table-cell>
          <table:table-cell office:value-type="float" office:value="77.0535194396829" calcext:value-type="float">
            <text:p>77.0535194396829</text:p>
          </table:table-cell>
          <table:table-cell table:number-columns-repeated="1007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3" office:value-type="float" office:value="70.82935" calcext:value-type="float">
            <text:p>70.82935</text:p>
          </table:table-cell>
          <table:table-cell office:value-type="float" office:value="109.50753" calcext:value-type="float">
            <office:annotation draw:style-name="gr1" draw:text-style-name="P2" svg:width="122.51pt" svg:height="62.99pt" svg:x="190.49pt" svg:y="1717.51pt" draw:caption-point-x="-11.54pt" draw:caption-point-y="7.77pt">
              <dc:date>2020-04-19T00:00:00</dc:date>
              <text:p text:style-name="P1">HRR_max/-</text:p>
            </office:annotation>
            <text:p>109.50753</text:p>
          </table:table-cell>
          <table:table-cell office:value-type="float" office:value="702.442711291723" calcext:value-type="float">
            <text:p>702.442711291723</text:p>
          </table:table-cell>
          <table:table-cell office:value-type="float" office:value="48.669367535374" calcext:value-type="float">
            <office:annotation draw:style-name="gr1" draw:text-style-name="P2" svg:width="122.49pt" svg:height="62.99pt" svg:x="310pt" svg:y="1717.51pt" draw:caption-point-x="-11.54pt" draw:caption-point-y="7.77pt">
              <dc:date>2020-04-19T00:00:00</dc:date>
              <text:p text:style-name="P1">P_CA01/-</text:p>
            </office:annotation>
            <text:p>48.669367535374</text:p>
          </table:table-cell>
          <table:table-cell office:value-type="float" office:value="66.834103365424" calcext:value-type="float">
            <office:annotation draw:style-name="gr1" draw:text-style-name="P2" svg:width="122.49pt" svg:height="62.99pt" svg:x="369.75pt" svg:y="1717.51pt" draw:caption-point-x="-11.54pt" draw:caption-point-y="7.77pt">
              <dc:date>2020-04-19T00:00:00</dc:date>
              <text:p text:style-name="P1">P_CA25/-</text:p>
            </office:annotation>
            <text:p>66.834103365424</text:p>
          </table:table-cell>
          <table:table-cell office:value-type="float" office:value="2.66637637269735" calcext:value-type="float">
            <office:annotation draw:style-name="gr1" draw:text-style-name="P2" svg:width="122.51pt" svg:height="62.99pt" svg:x="429.48pt" svg:y="1717.51pt" draw:caption-point-x="-11.54pt" draw:caption-point-y="7.77pt">
              <dc:date>2020-04-19T00:00:00</dc:date>
              <text:p text:style-name="P1">Swirl3_CA99/-</text:p>
            </office:annotation>
            <text:p>2.66637637269735</text:p>
          </table:table-cell>
          <table:table-cell office:value-type="float" office:value="2656.36230569417" calcext:value-type="float">
            <office:annotation draw:style-name="gr1" draw:text-style-name="P2" svg:width="122.51pt" svg:height="62.99pt" svg:x="489.23pt" svg:y="1717.51pt" draw:caption-point-x="-11.54pt" draw:caption-point-y="7.77pt">
              <dc:date>2020-04-19T00:00:00</dc:date>
              <text:p text:style-name="P1">TB_CA70/-</text:p>
            </office:annotation>
            <text:p>2656.36230569417</text:p>
          </table:table-cell>
          <table:table-cell office:value-type="float" office:value="1018.39176700454" calcext:value-type="float">
            <office:annotation draw:style-name="gr1" draw:text-style-name="P2" svg:width="122.51pt" svg:height="62.99pt" svg:x="548.99pt" svg:y="1717.51pt" draw:caption-point-x="-11.54pt" draw:caption-point-y="7.77pt">
              <dc:date>2020-04-19T00:00:00</dc:date>
              <text:p text:style-name="P1">Temp_CA05/-</text:p>
            </office:annotation>
            <text:p>1018.39176700454</text:p>
          </table:table-cell>
          <table:table-cell office:value-type="float" office:value="1303.9367355691" calcext:value-type="float">
            <office:annotation draw:style-name="gr1" draw:text-style-name="P2" svg:width="122.51pt" svg:height="62.99pt" svg:x="608.74pt" svg:y="1717.51pt" draw:caption-point-x="-11.54pt" draw:caption-point-y="7.77pt">
              <dc:date>2020-04-19T00:00:00</dc:date>
              <text:p text:style-name="P1">Temp_CA50/-</text:p>
            </office:annotation>
            <text:p>1303.9367355691</text:p>
          </table:table-cell>
          <table:table-cell office:value-type="float" office:value="0.179667387276339" calcext:value-type="float">
            <office:annotation draw:style-name="gr1" draw:text-style-name="P2" svg:width="122.51pt" svg:height="62.99pt" svg:x="668.49pt" svg:y="1717.51pt" draw:caption-point-x="-11.54pt" draw:caption-point-y="7.77pt">
              <dc:date>2020-04-19T00:00:00</dc:date>
              <text:p text:style-name="P1">TO2_CA50/-</text:p>
            </office:annotation>
            <text:p>0.179667387276339</text:p>
          </table:table-cell>
          <table:table-cell office:value-type="float" office:value="0.324927638182134" calcext:value-type="float">
            <office:annotation draw:style-name="gr1" draw:text-style-name="P2" svg:width="122.49pt" svg:height="62.99pt" svg:x="728.25pt" svg:y="1717.51pt" draw:caption-point-x="-11.54pt" draw:caption-point-y="7.77pt">
              <dc:date>2020-04-19T00:00:00</dc:date>
              <text:p text:style-name="P1">Vol_CA99/-</text:p>
            </office:annotation>
            <text:p>0.324927638182134</text:p>
          </table:table-cell>
          <table:table-cell office:value-type="float" office:value="1.97104126081558" calcext:value-type="float">
            <text:p>1.97104126081558</text:p>
          </table:table-cell>
          <table:table-cell office:value-type="float" office:value="1.106097191375" calcext:value-type="float">
            <text:p>1.106097191375</text:p>
          </table:table-cell>
          <table:table-cell table:style-name="ce4" office:value-type="float" office:value="0.00000012797912" calcext:value-type="float">
            <text:p>1.28E-07</text:p>
          </table:table-cell>
          <table:table-cell office:value-type="float" office:value="70.3871231244598" calcext:value-type="float">
            <text:p>70.3871231244598</text:p>
          </table:table-cell>
          <table:table-cell office:value-type="float" office:value="69.1445411706254" calcext:value-type="float">
            <text:p>69.1445411706254</text:p>
          </table:table-cell>
          <table:table-cell table:number-columns-repeated="1007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3" office:value-type="float" office:value="72.887" calcext:value-type="float">
            <text:p>72.887</text:p>
          </table:table-cell>
          <table:table-cell office:value-type="float" office:value="109.47576" calcext:value-type="float">
            <office:annotation draw:style-name="gr1" draw:text-style-name="P2" svg:width="122.51pt" svg:height="62.99pt" svg:x="190.49pt" svg:y="1732.51pt" draw:caption-point-x="-11.54pt" draw:caption-point-y="7.77pt">
              <dc:date>2020-04-19T00:00:00</dc:date>
              <text:p text:style-name="P1">HRR_max/-</text:p>
            </office:annotation>
            <text:p>109.47576</text:p>
          </table:table-cell>
          <table:table-cell office:value-type="float" office:value="702.139253965079" calcext:value-type="float">
            <text:p>702.139253965079</text:p>
          </table:table-cell>
          <table:table-cell office:value-type="float" office:value="48.6511952949116" calcext:value-type="float">
            <office:annotation draw:style-name="gr1" draw:text-style-name="P2" svg:width="122.49pt" svg:height="62.99pt" svg:x="310pt" svg:y="1732.51pt" draw:caption-point-x="-11.54pt" draw:caption-point-y="7.77pt">
              <dc:date>2020-04-19T00:00:00</dc:date>
              <text:p text:style-name="P1">P_CA01/-</text:p>
            </office:annotation>
            <text:p>48.6511952949116</text:p>
          </table:table-cell>
          <table:table-cell office:value-type="float" office:value="66.8003633062102" calcext:value-type="float">
            <office:annotation draw:style-name="gr1" draw:text-style-name="P2" svg:width="122.49pt" svg:height="62.99pt" svg:x="369.75pt" svg:y="1732.51pt" draw:caption-point-x="-11.54pt" draw:caption-point-y="7.77pt">
              <dc:date>2020-04-19T00:00:00</dc:date>
              <text:p text:style-name="P1">P_CA25/-</text:p>
            </office:annotation>
            <text:p>66.8003633062102</text:p>
          </table:table-cell>
          <table:table-cell office:value-type="float" office:value="2.6658829117715" calcext:value-type="float">
            <office:annotation draw:style-name="gr1" draw:text-style-name="P2" svg:width="122.51pt" svg:height="62.99pt" svg:x="429.48pt" svg:y="1732.51pt" draw:caption-point-x="-11.54pt" draw:caption-point-y="7.77pt">
              <dc:date>2020-04-19T00:00:00</dc:date>
              <text:p text:style-name="P1">Swirl3_CA99/-</text:p>
            </office:annotation>
            <text:p>2.6658829117715</text:p>
          </table:table-cell>
          <table:table-cell office:value-type="float" office:value="2656.30035251972" calcext:value-type="float">
            <office:annotation draw:style-name="gr1" draw:text-style-name="P2" svg:width="122.51pt" svg:height="62.99pt" svg:x="489.23pt" svg:y="1732.51pt" draw:caption-point-x="-11.54pt" draw:caption-point-y="7.77pt">
              <dc:date>2020-04-19T00:00:00</dc:date>
              <text:p text:style-name="P1">TB_CA70/-</text:p>
            </office:annotation>
            <text:p>2656.30035251972</text:p>
          </table:table-cell>
          <table:table-cell office:value-type="float" office:value="1018.47898948676" calcext:value-type="float">
            <office:annotation draw:style-name="gr1" draw:text-style-name="P2" svg:width="122.51pt" svg:height="62.99pt" svg:x="548.99pt" svg:y="1732.51pt" draw:caption-point-x="-11.54pt" draw:caption-point-y="7.77pt">
              <dc:date>2020-04-19T00:00:00</dc:date>
              <text:p text:style-name="P1">Temp_CA05/-</text:p>
            </office:annotation>
            <text:p>1018.47898948676</text:p>
          </table:table-cell>
          <table:table-cell office:value-type="float" office:value="1304.00134999006" calcext:value-type="float">
            <office:annotation draw:style-name="gr1" draw:text-style-name="P2" svg:width="122.51pt" svg:height="62.99pt" svg:x="608.74pt" svg:y="1732.51pt" draw:caption-point-x="-11.54pt" draw:caption-point-y="7.77pt">
              <dc:date>2020-04-19T00:00:00</dc:date>
              <text:p text:style-name="P1">Temp_CA50/-</text:p>
            </office:annotation>
            <text:p>1304.00134999006</text:p>
          </table:table-cell>
          <table:table-cell office:value-type="float" office:value="0.179658864163015" calcext:value-type="float">
            <office:annotation draw:style-name="gr1" draw:text-style-name="P2" svg:width="122.51pt" svg:height="62.99pt" svg:x="668.49pt" svg:y="1732.51pt" draw:caption-point-x="-11.54pt" draw:caption-point-y="7.77pt">
              <dc:date>2020-04-19T00:00:00</dc:date>
              <text:p text:style-name="P1">TO2_CA50/-</text:p>
            </office:annotation>
            <text:p>0.179658864163015</text:p>
          </table:table-cell>
          <table:table-cell office:value-type="float" office:value="0.325060160020196" calcext:value-type="float">
            <office:annotation draw:style-name="gr1" draw:text-style-name="P2" svg:width="122.49pt" svg:height="62.99pt" svg:x="728.25pt" svg:y="1732.51pt" draw:caption-point-x="-11.54pt" draw:caption-point-y="7.77pt">
              <dc:date>2020-04-19T00:00:00</dc:date>
              <text:p text:style-name="P1">Vol_CA99/-</text:p>
            </office:annotation>
            <text:p>0.325060160020196</text:p>
          </table:table-cell>
          <table:table-cell office:value-type="float" office:value="1.97407308704685" calcext:value-type="float">
            <text:p>1.97407308704685</text:p>
          </table:table-cell>
          <table:table-cell office:value-type="float" office:value="1.10597700870789" calcext:value-type="float">
            <text:p>1.10597700870789</text:p>
          </table:table-cell>
          <table:table-cell table:style-name="ce4" office:value-type="float" office:value="0.00000012852357" calcext:value-type="float">
            <text:p>1.29E-07</text:p>
          </table:table-cell>
          <table:table-cell office:value-type="float" office:value="70.4133366533278" calcext:value-type="float">
            <text:p>70.4133366533278</text:p>
          </table:table-cell>
          <table:table-cell office:value-type="float" office:value="69.1604478752064" calcext:value-type="float">
            <text:p>69.1604478752064</text:p>
          </table:table-cell>
          <table:table-cell table:number-columns-repeated="1007"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3" office:value-type="float" office:value="44.74225" calcext:value-type="float">
            <text:p>44.74225</text:p>
          </table:table-cell>
          <table:table-cell office:value-type="float" office:value="186.74962" calcext:value-type="float">
            <office:annotation draw:style-name="gr2" draw:text-style-name="P2" svg:width="122.51pt" svg:height="63.01pt" svg:x="190.49pt" svg:y="1747.5pt" draw:caption-point-x="-11.54pt" draw:caption-point-y="7.77pt">
              <dc:date>2020-04-19T00:00:00</dc:date>
              <text:p text:style-name="P1">HRR_max/-</text:p>
            </office:annotation>
            <text:p>186.74962</text:p>
          </table:table-cell>
          <table:table-cell office:value-type="float" office:value="994.105770414153" calcext:value-type="float">
            <text:p>994.105770414153</text:p>
          </table:table-cell>
          <table:table-cell office:value-type="float" office:value="46.2302971220557" calcext:value-type="float">
            <office:annotation draw:style-name="gr2" draw:text-style-name="P2" svg:width="122.49pt" svg:height="63.01pt" svg:x="310pt" svg:y="1747.5pt" draw:caption-point-x="-11.54pt" draw:caption-point-y="7.77pt">
              <dc:date>2020-04-19T00:00:00</dc:date>
              <text:p text:style-name="P1">P_CA01/-</text:p>
            </office:annotation>
            <text:p>46.2302971220557</text:p>
          </table:table-cell>
          <table:table-cell office:value-type="float" office:value="53.3223713262762" calcext:value-type="float">
            <office:annotation draw:style-name="gr2" draw:text-style-name="P2" svg:width="122.49pt" svg:height="63.01pt" svg:x="369.75pt" svg:y="1747.5pt" draw:caption-point-x="-11.54pt" draw:caption-point-y="7.77pt">
              <dc:date>2020-04-19T00:00:00</dc:date>
              <text:p text:style-name="P1">P_CA25/-</text:p>
            </office:annotation>
            <text:p>53.3223713262762</text:p>
          </table:table-cell>
          <table:table-cell office:value-type="float" office:value="1.98009827313529" calcext:value-type="float">
            <office:annotation draw:style-name="gr2" draw:text-style-name="P2" svg:width="122.51pt" svg:height="63.01pt" svg:x="429.48pt" svg:y="1747.5pt" draw:caption-point-x="-11.54pt" draw:caption-point-y="7.77pt">
              <dc:date>2020-04-19T00:00:00</dc:date>
              <text:p text:style-name="P1">Swirl3_CA99/-</text:p>
            </office:annotation>
            <text:p>1.98009827313529</text:p>
          </table:table-cell>
          <table:table-cell office:value-type="float" office:value="2569.21571610215" calcext:value-type="float">
            <office:annotation draw:style-name="gr2" draw:text-style-name="P2" svg:width="122.51pt" svg:height="63.01pt" svg:x="489.23pt" svg:y="1747.5pt" draw:caption-point-x="-11.54pt" draw:caption-point-y="7.77pt">
              <dc:date>2020-04-19T00:00:00</dc:date>
              <text:p text:style-name="P1">TB_CA70/-</text:p>
            </office:annotation>
            <text:p>2569.21571610215</text:p>
          </table:table-cell>
          <table:table-cell office:value-type="float" office:value="1027.18435874906" calcext:value-type="float">
            <office:annotation draw:style-name="gr2" draw:text-style-name="P2" svg:width="122.51pt" svg:height="63.01pt" svg:x="548.99pt" svg:y="1747.5pt" draw:caption-point-x="-11.54pt" draw:caption-point-y="7.77pt">
              <dc:date>2020-04-19T00:00:00</dc:date>
              <text:p text:style-name="P1">Temp_CA05/-</text:p>
            </office:annotation>
            <text:p>1027.18435874906</text:p>
          </table:table-cell>
          <table:table-cell office:value-type="float" office:value="1524.09281169447" calcext:value-type="float">
            <office:annotation draw:style-name="gr2" draw:text-style-name="P2" svg:width="122.51pt" svg:height="63.01pt" svg:x="608.74pt" svg:y="1747.5pt" draw:caption-point-x="-11.54pt" draw:caption-point-y="7.77pt">
              <dc:date>2020-04-19T00:00:00</dc:date>
              <text:p text:style-name="P1">Temp_CA50/-</text:p>
            </office:annotation>
            <text:p>1524.09281169447</text:p>
          </table:table-cell>
          <table:table-cell office:value-type="float" office:value="0.132265749398194" calcext:value-type="float">
            <office:annotation draw:style-name="gr2" draw:text-style-name="P2" svg:width="122.51pt" svg:height="63.01pt" svg:x="668.49pt" svg:y="1747.5pt" draw:caption-point-x="-11.54pt" draw:caption-point-y="7.77pt">
              <dc:date>2020-04-19T00:00:00</dc:date>
              <text:p text:style-name="P1">TO2_CA50/-</text:p>
            </office:annotation>
            <text:p>0.132265749398194</text:p>
          </table:table-cell>
          <table:table-cell office:value-type="float" office:value="0.373080437328489" calcext:value-type="float">
            <office:annotation draw:style-name="gr2" draw:text-style-name="P2" svg:width="122.49pt" svg:height="63.01pt" svg:x="728.25pt" svg:y="1747.5pt" draw:caption-point-x="-11.54pt" draw:caption-point-y="7.77pt">
              <dc:date>2020-04-19T00:00:00</dc:date>
              <text:p text:style-name="P1">Vol_CA99/-</text:p>
            </office:annotation>
            <text:p>0.373080437328489</text:p>
          </table:table-cell>
          <table:table-cell office:value-type="float" office:value="2.19985424869941" calcext:value-type="float">
            <text:p>2.19985424869941</text:p>
          </table:table-cell>
          <table:table-cell office:value-type="float" office:value="4.13740566290617" calcext:value-type="float">
            <text:p>4.13740566290617</text:p>
          </table:table-cell>
          <table:table-cell table:style-name="ce4" office:value-type="float" office:value="0.0000009420287" calcext:value-type="float">
            <text:p>9.42E-07</text:p>
          </table:table-cell>
          <table:table-cell office:value-type="float" office:value="23.6383875173051" calcext:value-type="float">
            <text:p>23.6383875173051</text:p>
          </table:table-cell>
          <table:table-cell office:value-type="float" office:value="32.4082316073383" calcext:value-type="float">
            <text:p>32.4082316073383</text:p>
          </table:table-cell>
          <table:table-cell table:number-columns-repeated="1007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3" office:value-type="float" office:value="42.4879" calcext:value-type="float">
            <text:p>42.4879</text:p>
          </table:table-cell>
          <table:table-cell office:value-type="float" office:value="152.6898" calcext:value-type="float">
            <office:annotation draw:style-name="gr2" draw:text-style-name="P2" svg:width="122.51pt" svg:height="63.01pt" svg:x="190.49pt" svg:y="1762.5pt" draw:caption-point-x="-11.54pt" draw:caption-point-y="7.77pt">
              <dc:date>2020-04-19T00:00:00</dc:date>
              <text:p text:style-name="P1">HRR_max/-</text:p>
            </office:annotation>
            <text:p>152.6898</text:p>
          </table:table-cell>
          <table:table-cell office:value-type="float" office:value="815.009754700093" calcext:value-type="float">
            <text:p>815.009754700093</text:p>
          </table:table-cell>
          <table:table-cell office:value-type="float" office:value="50.4601938252049" calcext:value-type="float">
            <office:annotation draw:style-name="gr2" draw:text-style-name="P2" svg:width="122.49pt" svg:height="63.01pt" svg:x="310pt" svg:y="1762.5pt" draw:caption-point-x="-11.54pt" draw:caption-point-y="7.77pt">
              <dc:date>2020-04-19T00:00:00</dc:date>
              <text:p text:style-name="P1">P_CA01/-</text:p>
            </office:annotation>
            <text:p>50.4601938252049</text:p>
          </table:table-cell>
          <table:table-cell office:value-type="float" office:value="52.8545765587545" calcext:value-type="float">
            <office:annotation draw:style-name="gr2" draw:text-style-name="P2" svg:width="122.49pt" svg:height="63.01pt" svg:x="369.75pt" svg:y="1762.5pt" draw:caption-point-x="-11.54pt" draw:caption-point-y="7.77pt">
              <dc:date>2020-04-19T00:00:00</dc:date>
              <text:p text:style-name="P1">P_CA25/-</text:p>
            </office:annotation>
            <text:p>52.8545765587545</text:p>
          </table:table-cell>
          <table:table-cell office:value-type="float" office:value="1.98569453929519" calcext:value-type="float">
            <office:annotation draw:style-name="gr2" draw:text-style-name="P2" svg:width="122.51pt" svg:height="63.01pt" svg:x="429.48pt" svg:y="1762.5pt" draw:caption-point-x="-11.54pt" draw:caption-point-y="7.77pt">
              <dc:date>2020-04-19T00:00:00</dc:date>
              <text:p text:style-name="P1">Swirl3_CA99/-</text:p>
            </office:annotation>
            <text:p>1.98569453929519</text:p>
          </table:table-cell>
          <table:table-cell office:value-type="float" office:value="2497.5698897108" calcext:value-type="float">
            <office:annotation draw:style-name="gr2" draw:text-style-name="P2" svg:width="122.51pt" svg:height="63.01pt" svg:x="489.23pt" svg:y="1762.5pt" draw:caption-point-x="-11.54pt" draw:caption-point-y="7.77pt">
              <dc:date>2020-04-19T00:00:00</dc:date>
              <text:p text:style-name="P1">TB_CA70/-</text:p>
            </office:annotation>
            <text:p>2497.5698897108</text:p>
          </table:table-cell>
          <table:table-cell office:value-type="float" office:value="1010.85945256992" calcext:value-type="float">
            <office:annotation draw:style-name="gr2" draw:text-style-name="P2" svg:width="122.51pt" svg:height="63.01pt" svg:x="548.99pt" svg:y="1762.5pt" draw:caption-point-x="-11.54pt" draw:caption-point-y="7.77pt">
              <dc:date>2020-04-19T00:00:00</dc:date>
              <text:p text:style-name="P1">Temp_CA05/-</text:p>
            </office:annotation>
            <text:p>1010.85945256992</text:p>
          </table:table-cell>
          <table:table-cell office:value-type="float" office:value="1371.7964840226" calcext:value-type="float">
            <office:annotation draw:style-name="gr2" draw:text-style-name="P2" svg:width="122.51pt" svg:height="63.01pt" svg:x="608.74pt" svg:y="1762.5pt" draw:caption-point-x="-11.54pt" draw:caption-point-y="7.77pt">
              <dc:date>2020-04-19T00:00:00</dc:date>
              <text:p text:style-name="P1">Temp_CA50/-</text:p>
            </office:annotation>
            <text:p>1371.7964840226</text:p>
          </table:table-cell>
          <table:table-cell office:value-type="float" office:value="0.141559712302114" calcext:value-type="float">
            <office:annotation draw:style-name="gr2" draw:text-style-name="P2" svg:width="122.51pt" svg:height="63.01pt" svg:x="668.49pt" svg:y="1762.5pt" draw:caption-point-x="-11.54pt" draw:caption-point-y="7.77pt">
              <dc:date>2020-04-19T00:00:00</dc:date>
              <text:p text:style-name="P1">TO2_CA50/-</text:p>
            </office:annotation>
            <text:p>0.141559712302114</text:p>
          </table:table-cell>
          <table:table-cell office:value-type="float" office:value="0.462349052404734" calcext:value-type="float">
            <office:annotation draw:style-name="gr2" draw:text-style-name="P2" svg:width="122.49pt" svg:height="63.01pt" svg:x="728.25pt" svg:y="1762.5pt" draw:caption-point-x="-11.54pt" draw:caption-point-y="7.77pt">
              <dc:date>2020-04-19T00:00:00</dc:date>
              <text:p text:style-name="P1">Vol_CA99/-</text:p>
            </office:annotation>
            <text:p>0.462349052404734</text:p>
          </table:table-cell>
          <table:table-cell office:value-type="float" office:value="2.70347737209689" calcext:value-type="float">
            <text:p>2.70347737209689</text:p>
          </table:table-cell>
          <table:table-cell office:value-type="float" office:value="2.44200938953109" calcext:value-type="float">
            <text:p>2.44200938953109</text:p>
          </table:table-cell>
          <table:table-cell table:style-name="ce4" office:value-type="float" office:value="0.000001581305" calcext:value-type="float">
            <text:p>1.58E-06</text:p>
          </table:table-cell>
          <table:table-cell office:value-type="float" office:value="37.405241227637" calcext:value-type="float">
            <text:p>37.405241227637</text:p>
          </table:table-cell>
          <table:table-cell office:value-type="float" office:value="41.4033869413725" calcext:value-type="float">
            <text:p>41.4033869413725</text:p>
          </table:table-cell>
          <table:table-cell table:number-columns-repeated="1007"/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ce3" office:value-type="float" office:value="40.12204" calcext:value-type="float">
            <text:p>40.12204</text:p>
          </table:table-cell>
          <table:table-cell office:value-type="float" office:value="205.93356" calcext:value-type="float">
            <office:annotation draw:style-name="gr2" draw:text-style-name="P2" svg:width="122.51pt" svg:height="63.01pt" svg:x="190.49pt" svg:y="1777.49pt" draw:caption-point-x="-11.54pt" draw:caption-point-y="7.77pt">
              <dc:date>2020-04-19T00:00:00</dc:date>
              <text:p text:style-name="P1">HRR_max/-</text:p>
            </office:annotation>
            <text:p>205.93356</text:p>
          </table:table-cell>
          <table:table-cell office:value-type="float" office:value="1307.01517814359" calcext:value-type="float">
            <text:p>1307.01517814359</text:p>
          </table:table-cell>
          <table:table-cell office:value-type="float" office:value="58.2981002373795" calcext:value-type="float">
            <office:annotation draw:style-name="gr2" draw:text-style-name="P2" svg:width="122.49pt" svg:height="63.01pt" svg:x="310pt" svg:y="1777.49pt" draw:caption-point-x="-11.54pt" draw:caption-point-y="7.77pt">
              <dc:date>2020-04-19T00:00:00</dc:date>
              <text:p text:style-name="P1">P_CA01/-</text:p>
            </office:annotation>
            <text:p>58.2981002373795</text:p>
          </table:table-cell>
          <table:table-cell office:value-type="float" office:value="66.6573742057521" calcext:value-type="float">
            <office:annotation draw:style-name="gr2" draw:text-style-name="P2" svg:width="122.49pt" svg:height="63.01pt" svg:x="369.75pt" svg:y="1777.49pt" draw:caption-point-x="-11.54pt" draw:caption-point-y="7.77pt">
              <dc:date>2020-04-19T00:00:00</dc:date>
              <text:p text:style-name="P1">P_CA25/-</text:p>
            </office:annotation>
            <text:p>66.6573742057521</text:p>
          </table:table-cell>
          <table:table-cell office:value-type="float" office:value="2.0197943757799" calcext:value-type="float">
            <office:annotation draw:style-name="gr2" draw:text-style-name="P2" svg:width="122.51pt" svg:height="63.01pt" svg:x="429.48pt" svg:y="1777.49pt" draw:caption-point-x="-11.54pt" draw:caption-point-y="7.77pt">
              <dc:date>2020-04-19T00:00:00</dc:date>
              <text:p text:style-name="P1">Swirl3_CA99/-</text:p>
            </office:annotation>
            <text:p>2.0197943757799</text:p>
          </table:table-cell>
          <table:table-cell office:value-type="float" office:value="2652.42172536006" calcext:value-type="float">
            <office:annotation draw:style-name="gr2" draw:text-style-name="P2" svg:width="122.51pt" svg:height="63.01pt" svg:x="489.23pt" svg:y="1777.49pt" draw:caption-point-x="-11.54pt" draw:caption-point-y="7.77pt">
              <dc:date>2020-04-19T00:00:00</dc:date>
              <text:p text:style-name="P1">TB_CA70/-</text:p>
            </office:annotation>
            <text:p>2652.42172536006</text:p>
          </table:table-cell>
          <table:table-cell office:value-type="float" office:value="1045.45582528566" calcext:value-type="float">
            <office:annotation draw:style-name="gr2" draw:text-style-name="P2" svg:width="122.51pt" svg:height="63.01pt" svg:x="548.99pt" svg:y="1777.49pt" draw:caption-point-x="-11.54pt" draw:caption-point-y="7.77pt">
              <dc:date>2020-04-19T00:00:00</dc:date>
              <text:p text:style-name="P1">Temp_CA05/-</text:p>
            </office:annotation>
            <text:p>1045.45582528566</text:p>
          </table:table-cell>
          <table:table-cell office:value-type="float" office:value="1582.33950159592" calcext:value-type="float">
            <office:annotation draw:style-name="gr2" draw:text-style-name="P2" svg:width="122.51pt" svg:height="63.01pt" svg:x="608.74pt" svg:y="1777.49pt" draw:caption-point-x="-11.54pt" draw:caption-point-y="7.77pt">
              <dc:date>2020-04-19T00:00:00</dc:date>
              <text:p text:style-name="P1">Temp_CA50/-</text:p>
            </office:annotation>
            <text:p>1582.33950159592</text:p>
          </table:table-cell>
          <table:table-cell office:value-type="float" office:value="0.138066365039669" calcext:value-type="float">
            <office:annotation draw:style-name="gr2" draw:text-style-name="P2" svg:width="122.51pt" svg:height="63.01pt" svg:x="668.49pt" svg:y="1777.49pt" draw:caption-point-x="-11.54pt" draw:caption-point-y="7.77pt">
              <dc:date>2020-04-19T00:00:00</dc:date>
              <text:p text:style-name="P1">TO2_CA50/-</text:p>
            </office:annotation>
            <text:p>0.138066365039669</text:p>
          </table:table-cell>
          <table:table-cell office:value-type="float" office:value="0.42590600101531" calcext:value-type="float">
            <office:annotation draw:style-name="gr2" draw:text-style-name="P2" svg:width="122.49pt" svg:height="63.01pt" svg:x="728.25pt" svg:y="1777.49pt" draw:caption-point-x="-11.54pt" draw:caption-point-y="7.77pt">
              <dc:date>2020-04-19T00:00:00</dc:date>
              <text:p text:style-name="P1">Vol_CA99/-</text:p>
            </office:annotation>
            <text:p>0.42590600101531</text:p>
          </table:table-cell>
          <table:table-cell office:value-type="float" office:value="1.37333884409127" calcext:value-type="float">
            <text:p>1.37333884409127</text:p>
          </table:table-cell>
          <table:table-cell office:value-type="float" office:value="3.0051480350949" calcext:value-type="float">
            <text:p>3.0051480350949</text:p>
          </table:table-cell>
          <table:table-cell table:style-name="ce4" office:value-type="float" office:value="0.0000010535516" calcext:value-type="float">
            <text:p>1.05E-06</text:p>
          </table:table-cell>
          <table:table-cell office:value-type="float" office:value="40.0926161304172" calcext:value-type="float">
            <text:p>40.0926161304172</text:p>
          </table:table-cell>
          <table:table-cell office:value-type="float" office:value="35.554575042578" calcext:value-type="float">
            <text:p>35.554575042578</text:p>
          </table:table-cell>
          <table:table-cell table:number-columns-repeated="1007"/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3" office:value-type="float" office:value="37.78768" calcext:value-type="float">
            <text:p>37.78768</text:p>
          </table:table-cell>
          <table:table-cell office:value-type="float" office:value="211.06743" calcext:value-type="float">
            <office:annotation draw:style-name="gr2" draw:text-style-name="P2" svg:width="122.51pt" svg:height="63.01pt" svg:x="190.49pt" svg:y="1792.49pt" draw:caption-point-x="-11.54pt" draw:caption-point-y="7.8pt">
              <dc:date>2020-04-19T00:00:00</dc:date>
              <text:p text:style-name="P1">HRR_max/-</text:p>
            </office:annotation>
            <text:p>211.06743</text:p>
          </table:table-cell>
          <table:table-cell office:value-type="float" office:value="1373.20041241848" calcext:value-type="float">
            <text:p>1373.20041241848</text:p>
          </table:table-cell>
          <table:table-cell office:value-type="float" office:value="59.2728311706985" calcext:value-type="float">
            <office:annotation draw:style-name="gr2" draw:text-style-name="P2" svg:width="122.49pt" svg:height="63.01pt" svg:x="310pt" svg:y="1792.49pt" draw:caption-point-x="-11.54pt" draw:caption-point-y="7.8pt">
              <dc:date>2020-04-19T00:00:00</dc:date>
              <text:p text:style-name="P1">P_CA01/-</text:p>
            </office:annotation>
            <text:p>59.2728311706985</text:p>
          </table:table-cell>
          <table:table-cell office:value-type="float" office:value="68.8934135259794" calcext:value-type="float">
            <office:annotation draw:style-name="gr2" draw:text-style-name="P2" svg:width="122.49pt" svg:height="63.01pt" svg:x="369.75pt" svg:y="1792.49pt" draw:caption-point-x="-11.54pt" draw:caption-point-y="7.8pt">
              <dc:date>2020-04-19T00:00:00</dc:date>
              <text:p text:style-name="P1">P_CA25/-</text:p>
            </office:annotation>
            <text:p>68.8934135259794</text:p>
          </table:table-cell>
          <table:table-cell office:value-type="float" office:value="2.02034158049858" calcext:value-type="float">
            <office:annotation draw:style-name="gr2" draw:text-style-name="P2" svg:width="122.51pt" svg:height="63.01pt" svg:x="429.48pt" svg:y="1792.49pt" draw:caption-point-x="-11.54pt" draw:caption-point-y="7.8pt">
              <dc:date>2020-04-19T00:00:00</dc:date>
              <text:p text:style-name="P1">Swirl3_CA99/-</text:p>
            </office:annotation>
            <text:p>2.02034158049858</text:p>
          </table:table-cell>
          <table:table-cell office:value-type="float" office:value="2657.34464412168" calcext:value-type="float">
            <office:annotation draw:style-name="gr2" draw:text-style-name="P2" svg:width="122.51pt" svg:height="63.01pt" svg:x="489.23pt" svg:y="1792.49pt" draw:caption-point-x="-11.54pt" draw:caption-point-y="7.8pt">
              <dc:date>2020-04-19T00:00:00</dc:date>
              <text:p text:style-name="P1">TB_CA70/-</text:p>
            </office:annotation>
            <text:p>2657.34464412168</text:p>
          </table:table-cell>
          <table:table-cell office:value-type="float" office:value="1051.53984138606" calcext:value-type="float">
            <office:annotation draw:style-name="gr2" draw:text-style-name="P2" svg:width="122.51pt" svg:height="63.01pt" svg:x="548.99pt" svg:y="1792.49pt" draw:caption-point-x="-11.54pt" draw:caption-point-y="7.8pt">
              <dc:date>2020-04-19T00:00:00</dc:date>
              <text:p text:style-name="P1">Temp_CA05/-</text:p>
            </office:annotation>
            <text:p>1051.53984138606</text:p>
          </table:table-cell>
          <table:table-cell office:value-type="float" office:value="1608.00226032001" calcext:value-type="float">
            <office:annotation draw:style-name="gr2" draw:text-style-name="P2" svg:width="122.51pt" svg:height="63.01pt" svg:x="608.74pt" svg:y="1792.49pt" draw:caption-point-x="-11.54pt" draw:caption-point-y="7.8pt">
              <dc:date>2020-04-19T00:00:00</dc:date>
              <text:p text:style-name="P1">Temp_CA50/-</text:p>
            </office:annotation>
            <text:p>1608.00226032001</text:p>
          </table:table-cell>
          <table:table-cell office:value-type="float" office:value="0.136150242820855" calcext:value-type="float">
            <office:annotation draw:style-name="gr2" draw:text-style-name="P2" svg:width="122.51pt" svg:height="63.01pt" svg:x="668.49pt" svg:y="1792.49pt" draw:caption-point-x="-11.54pt" draw:caption-point-y="7.8pt">
              <dc:date>2020-04-19T00:00:00</dc:date>
              <text:p text:style-name="P1">TO2_CA50/-</text:p>
            </office:annotation>
            <text:p>0.136150242820855</text:p>
          </table:table-cell>
          <table:table-cell office:value-type="float" office:value="0.424760868597461" calcext:value-type="float">
            <office:annotation draw:style-name="gr2" draw:text-style-name="P2" svg:width="122.49pt" svg:height="63.01pt" svg:x="728.25pt" svg:y="1792.49pt" draw:caption-point-x="-11.54pt" draw:caption-point-y="7.8pt">
              <dc:date>2020-04-19T00:00:00</dc:date>
              <text:p text:style-name="P1">Vol_CA99/-</text:p>
            </office:annotation>
            <text:p>0.424760868597461</text:p>
          </table:table-cell>
          <table:table-cell office:value-type="float" office:value="1.28674330165483" calcext:value-type="float">
            <text:p>1.28674330165483</text:p>
          </table:table-cell>
          <table:table-cell office:value-type="float" office:value="3.09407660154999" calcext:value-type="float">
            <text:p>3.09407660154999</text:p>
          </table:table-cell>
          <table:table-cell table:style-name="ce4" office:value-type="float" office:value="0.000001041972" calcext:value-type="float">
            <text:p>1.04E-06</text:p>
          </table:table-cell>
          <table:table-cell office:value-type="float" office:value="41.2141458788188" calcext:value-type="float">
            <text:p>41.2141458788188</text:p>
          </table:table-cell>
          <table:table-cell office:value-type="float" office:value="35.3350870746097" calcext:value-type="float">
            <text:p>35.3350870746097</text:p>
          </table:table-cell>
          <table:table-cell table:number-columns-repeated="1007"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3" office:value-type="float" office:value="44.40174" calcext:value-type="float">
            <text:p>44.40174</text:p>
          </table:table-cell>
          <table:table-cell office:value-type="float" office:value="111.95167" calcext:value-type="float">
            <office:annotation draw:style-name="gr1" draw:text-style-name="P2" svg:width="122.51pt" svg:height="62.99pt" svg:x="190.49pt" svg:y="1807.51pt" draw:caption-point-x="-11.54pt" draw:caption-point-y="7.77pt">
              <dc:date>2020-04-19T00:00:00</dc:date>
              <text:p text:style-name="P1">HRR_max/-</text:p>
            </office:annotation>
            <text:p>111.95167</text:p>
          </table:table-cell>
          <table:table-cell office:value-type="float" office:value="469.944591853031" calcext:value-type="float">
            <text:p>469.944591853031</text:p>
          </table:table-cell>
          <table:table-cell office:value-type="float" office:value="46.4701396379806" calcext:value-type="float">
            <office:annotation draw:style-name="gr1" draw:text-style-name="P2" svg:width="122.49pt" svg:height="62.99pt" svg:x="310pt" svg:y="1807.51pt" draw:caption-point-x="-11.54pt" draw:caption-point-y="7.77pt">
              <dc:date>2020-04-19T00:00:00</dc:date>
              <text:p text:style-name="P1">P_CA01/-</text:p>
            </office:annotation>
            <text:p>46.4701396379806</text:p>
          </table:table-cell>
          <table:table-cell office:value-type="float" office:value="52.0920579185006" calcext:value-type="float">
            <office:annotation draw:style-name="gr1" draw:text-style-name="P2" svg:width="122.49pt" svg:height="62.99pt" svg:x="369.75pt" svg:y="1807.51pt" draw:caption-point-x="-11.54pt" draw:caption-point-y="7.77pt">
              <dc:date>2020-04-19T00:00:00</dc:date>
              <text:p text:style-name="P1">P_CA25/-</text:p>
            </office:annotation>
            <text:p>52.0920579185006</text:p>
          </table:table-cell>
          <table:table-cell office:value-type="float" office:value="2.11751748381364" calcext:value-type="float">
            <office:annotation draw:style-name="gr1" draw:text-style-name="P2" svg:width="122.51pt" svg:height="62.99pt" svg:x="429.48pt" svg:y="1807.51pt" draw:caption-point-x="-11.54pt" draw:caption-point-y="7.77pt">
              <dc:date>2020-04-19T00:00:00</dc:date>
              <text:p text:style-name="P1">Swirl3_CA99/-</text:p>
            </office:annotation>
            <text:p>2.11751748381364</text:p>
          </table:table-cell>
          <table:table-cell office:value-type="float" office:value="2462.3290012224" calcext:value-type="float">
            <office:annotation draw:style-name="gr1" draw:text-style-name="P2" svg:width="122.51pt" svg:height="62.99pt" svg:x="489.23pt" svg:y="1807.51pt" draw:caption-point-x="-11.54pt" draw:caption-point-y="7.77pt">
              <dc:date>2020-04-19T00:00:00</dc:date>
              <text:p text:style-name="P1">TB_CA70/-</text:p>
            </office:annotation>
            <text:p>2462.3290012224</text:p>
          </table:table-cell>
          <table:table-cell office:value-type="float" office:value="1007.86384877419" calcext:value-type="float">
            <office:annotation draw:style-name="gr1" draw:text-style-name="P2" svg:width="122.51pt" svg:height="62.99pt" svg:x="548.99pt" svg:y="1807.51pt" draw:caption-point-x="-11.54pt" draw:caption-point-y="7.77pt">
              <dc:date>2020-04-19T00:00:00</dc:date>
              <text:p text:style-name="P1">Temp_CA05/-</text:p>
            </office:annotation>
            <text:p>1007.86384877419</text:p>
          </table:table-cell>
          <table:table-cell office:value-type="float" office:value="1227.72988335306" calcext:value-type="float">
            <office:annotation draw:style-name="gr1" draw:text-style-name="P2" svg:width="122.51pt" svg:height="62.99pt" svg:x="608.74pt" svg:y="1807.51pt" draw:caption-point-x="-11.54pt" draw:caption-point-y="7.77pt">
              <dc:date>2020-04-19T00:00:00</dc:date>
              <text:p text:style-name="P1">Temp_CA50/-</text:p>
            </office:annotation>
            <text:p>1227.72988335306</text:p>
          </table:table-cell>
          <table:table-cell office:value-type="float" office:value="0.155268627680463" calcext:value-type="float">
            <office:annotation draw:style-name="gr1" draw:text-style-name="P2" svg:width="122.51pt" svg:height="62.99pt" svg:x="668.49pt" svg:y="1807.51pt" draw:caption-point-x="-11.54pt" draw:caption-point-y="7.77pt">
              <dc:date>2020-04-19T00:00:00</dc:date>
              <text:p text:style-name="P1">TO2_CA50/-</text:p>
            </office:annotation>
            <text:p>0.155268627680463</text:p>
          </table:table-cell>
          <table:table-cell office:value-type="float" office:value="0.348271718263689" calcext:value-type="float">
            <office:annotation draw:style-name="gr1" draw:text-style-name="P2" svg:width="122.49pt" svg:height="62.99pt" svg:x="728.25pt" svg:y="1807.51pt" draw:caption-point-x="-11.54pt" draw:caption-point-y="7.77pt">
              <dc:date>2020-04-19T00:00:00</dc:date>
              <text:p text:style-name="P1">Vol_CA99/-</text:p>
            </office:annotation>
            <text:p>0.348271718263689</text:p>
          </table:table-cell>
          <table:table-cell office:value-type="float" office:value="3.20630461341041" calcext:value-type="float">
            <text:p>3.20630461341041</text:p>
          </table:table-cell>
          <table:table-cell office:value-type="float" office:value="1.78515434065828" calcext:value-type="float">
            <text:p>1.78515434065828</text:p>
          </table:table-cell>
          <table:table-cell table:style-name="ce4" office:value-type="float" office:value="0.0000006411497" calcext:value-type="float">
            <text:p>6.41E-07</text:p>
          </table:table-cell>
          <table:table-cell office:value-type="float" office:value="93.8934033134484" calcext:value-type="float">
            <text:p>93.8934033134484</text:p>
          </table:table-cell>
          <table:table-cell office:value-type="float" office:value="56.4657670104618" calcext:value-type="float">
            <text:p>56.4657670104618</text:p>
          </table:table-cell>
          <table:table-cell table:number-columns-repeated="1007"/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3" office:value-type="float" office:value="36.51714" calcext:value-type="float">
            <text:p>36.51714</text:p>
          </table:table-cell>
          <table:table-cell office:value-type="float" office:value="161.76414" calcext:value-type="float">
            <office:annotation draw:style-name="gr1" draw:text-style-name="P2" svg:width="122.51pt" svg:height="62.99pt" svg:x="190.49pt" svg:y="1822.51pt" draw:caption-point-x="-11.54pt" draw:caption-point-y="7.77pt">
              <dc:date>2020-04-19T00:00:00</dc:date>
              <text:p text:style-name="P1">HRR_max/-</text:p>
            </office:annotation>
            <text:p>161.76414</text:p>
          </table:table-cell>
          <table:table-cell office:value-type="float" office:value="889.115738813708" calcext:value-type="float">
            <text:p>889.115738813708</text:p>
          </table:table-cell>
          <table:table-cell office:value-type="float" office:value="56.048363614985" calcext:value-type="float">
            <office:annotation draw:style-name="gr1" draw:text-style-name="P2" svg:width="122.49pt" svg:height="62.99pt" svg:x="310pt" svg:y="1822.51pt" draw:caption-point-x="-11.54pt" draw:caption-point-y="7.77pt">
              <dc:date>2020-04-19T00:00:00</dc:date>
              <text:p text:style-name="P1">P_CA01/-</text:p>
            </office:annotation>
            <text:p>56.048363614985</text:p>
          </table:table-cell>
          <table:table-cell office:value-type="float" office:value="58.7872325532884" calcext:value-type="float">
            <office:annotation draw:style-name="gr1" draw:text-style-name="P2" svg:width="122.49pt" svg:height="62.99pt" svg:x="369.75pt" svg:y="1822.51pt" draw:caption-point-x="-11.54pt" draw:caption-point-y="7.77pt">
              <dc:date>2020-04-19T00:00:00</dc:date>
              <text:p text:style-name="P1">P_CA25/-</text:p>
            </office:annotation>
            <text:p>58.7872325532884</text:p>
          </table:table-cell>
          <table:table-cell office:value-type="float" office:value="1.92830157689973" calcext:value-type="float">
            <office:annotation draw:style-name="gr1" draw:text-style-name="P2" svg:width="122.51pt" svg:height="62.99pt" svg:x="429.48pt" svg:y="1822.51pt" draw:caption-point-x="-11.54pt" draw:caption-point-y="7.77pt">
              <dc:date>2020-04-19T00:00:00</dc:date>
              <text:p text:style-name="P1">Swirl3_CA99/-</text:p>
            </office:annotation>
            <text:p>1.92830157689973</text:p>
          </table:table-cell>
          <table:table-cell office:value-type="float" office:value="2558.89004017697" calcext:value-type="float">
            <office:annotation draw:style-name="gr1" draw:text-style-name="P2" svg:width="122.51pt" svg:height="62.99pt" svg:x="489.23pt" svg:y="1822.51pt" draw:caption-point-x="-11.54pt" draw:caption-point-y="7.77pt">
              <dc:date>2020-04-19T00:00:00</dc:date>
              <text:p text:style-name="P1">TB_CA70/-</text:p>
            </office:annotation>
            <text:p>2558.89004017697</text:p>
          </table:table-cell>
          <table:table-cell office:value-type="float" office:value="1016.10399290318" calcext:value-type="float">
            <office:annotation draw:style-name="gr1" draw:text-style-name="P2" svg:width="122.51pt" svg:height="62.99pt" svg:x="548.99pt" svg:y="1822.51pt" draw:caption-point-x="-11.54pt" draw:caption-point-y="7.77pt">
              <dc:date>2020-04-19T00:00:00</dc:date>
              <text:p text:style-name="P1">Temp_CA05/-</text:p>
            </office:annotation>
            <text:p>1016.10399290318</text:p>
          </table:table-cell>
          <table:table-cell office:value-type="float" office:value="1373.29271856275" calcext:value-type="float">
            <office:annotation draw:style-name="gr1" draw:text-style-name="P2" svg:width="122.51pt" svg:height="62.99pt" svg:x="608.74pt" svg:y="1822.51pt" draw:caption-point-x="-11.54pt" draw:caption-point-y="7.77pt">
              <dc:date>2020-04-19T00:00:00</dc:date>
              <text:p text:style-name="P1">Temp_CA50/-</text:p>
            </office:annotation>
            <text:p>1373.29271856275</text:p>
          </table:table-cell>
          <table:table-cell office:value-type="float" office:value="0.147674257426933" calcext:value-type="float">
            <office:annotation draw:style-name="gr1" draw:text-style-name="P2" svg:width="122.51pt" svg:height="62.99pt" svg:x="668.49pt" svg:y="1822.51pt" draw:caption-point-x="-11.54pt" draw:caption-point-y="7.77pt">
              <dc:date>2020-04-19T00:00:00</dc:date>
              <text:p text:style-name="P1">TO2_CA50/-</text:p>
            </office:annotation>
            <text:p>0.147674257426933</text:p>
          </table:table-cell>
          <table:table-cell office:value-type="float" office:value="0.469629639562276" calcext:value-type="float">
            <office:annotation draw:style-name="gr1" draw:text-style-name="P2" svg:width="122.49pt" svg:height="62.99pt" svg:x="728.25pt" svg:y="1822.51pt" draw:caption-point-x="-11.54pt" draw:caption-point-y="7.77pt">
              <dc:date>2020-04-19T00:00:00</dc:date>
              <text:p text:style-name="P1">Vol_CA99/-</text:p>
            </office:annotation>
            <text:p>0.469629639562276</text:p>
          </table:table-cell>
          <table:table-cell office:value-type="float" office:value="2.04673331184526" calcext:value-type="float">
            <text:p>2.04673331184526</text:p>
          </table:table-cell>
          <table:table-cell office:value-type="float" office:value="2.27016199050549" calcext:value-type="float">
            <text:p>2.27016199050549</text:p>
          </table:table-cell>
          <table:table-cell table:style-name="ce4" office:value-type="float" office:value="0.0000014277266" calcext:value-type="float">
            <text:p>1.43E-06</text:p>
          </table:table-cell>
          <table:table-cell office:value-type="float" office:value="31.445928276426" calcext:value-type="float">
            <text:p>31.445928276426</text:p>
          </table:table-cell>
          <table:table-cell office:value-type="float" office:value="39.233007388867" calcext:value-type="float">
            <text:p>39.233007388867</text:p>
          </table:table-cell>
          <table:table-cell table:number-columns-repeated="1007"/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3" office:value-type="float" office:value="32.76316" calcext:value-type="float">
            <text:p>32.76316</text:p>
          </table:table-cell>
          <table:table-cell office:value-type="float" office:value="196.36855" calcext:value-type="float">
            <office:annotation draw:style-name="gr2" draw:text-style-name="P2" svg:width="122.51pt" svg:height="63.01pt" svg:x="190.49pt" svg:y="1837.5pt" draw:caption-point-x="-11.54pt" draw:caption-point-y="7.77pt">
              <dc:date>2020-04-19T00:00:00</dc:date>
              <text:p text:style-name="P1">HRR_max/-</text:p>
            </office:annotation>
            <text:p>196.36855</text:p>
          </table:table-cell>
          <table:table-cell office:value-type="float" office:value="1332.91580738072" calcext:value-type="float">
            <text:p>1332.91580738072</text:p>
          </table:table-cell>
          <table:table-cell office:value-type="float" office:value="62.7351848043814" calcext:value-type="float">
            <office:annotation draw:style-name="gr2" draw:text-style-name="P2" svg:width="122.49pt" svg:height="63.01pt" svg:x="310pt" svg:y="1837.5pt" draw:caption-point-x="-11.54pt" draw:caption-point-y="7.77pt">
              <dc:date>2020-04-19T00:00:00</dc:date>
              <text:p text:style-name="P1">P_CA01/-</text:p>
            </office:annotation>
            <text:p>62.7351848043814</text:p>
          </table:table-cell>
          <table:table-cell office:value-type="float" office:value="69.9809869108489" calcext:value-type="float">
            <office:annotation draw:style-name="gr2" draw:text-style-name="P2" svg:width="122.49pt" svg:height="63.01pt" svg:x="369.75pt" svg:y="1837.5pt" draw:caption-point-x="-11.54pt" draw:caption-point-y="7.77pt">
              <dc:date>2020-04-19T00:00:00</dc:date>
              <text:p text:style-name="P1">P_CA25/-</text:p>
            </office:annotation>
            <text:p>69.9809869108489</text:p>
          </table:table-cell>
          <table:table-cell office:value-type="float" office:value="1.90088271881308" calcext:value-type="float">
            <office:annotation draw:style-name="gr2" draw:text-style-name="P2" svg:width="122.51pt" svg:height="63.01pt" svg:x="429.48pt" svg:y="1837.5pt" draw:caption-point-x="-11.54pt" draw:caption-point-y="7.77pt">
              <dc:date>2020-04-19T00:00:00</dc:date>
              <text:p text:style-name="P1">Swirl3_CA99/-</text:p>
            </office:annotation>
            <text:p>1.90088271881308</text:p>
          </table:table-cell>
          <table:table-cell office:value-type="float" office:value="2608.97839187122" calcext:value-type="float">
            <office:annotation draw:style-name="gr2" draw:text-style-name="P2" svg:width="122.51pt" svg:height="63.01pt" svg:x="489.23pt" svg:y="1837.5pt" draw:caption-point-x="-11.54pt" draw:caption-point-y="7.77pt">
              <dc:date>2020-04-19T00:00:00</dc:date>
              <text:p text:style-name="P1">TB_CA70/-</text:p>
            </office:annotation>
            <text:p>2608.97839187122</text:p>
          </table:table-cell>
          <table:table-cell office:value-type="float" office:value="1033.19611540337" calcext:value-type="float">
            <office:annotation draw:style-name="gr2" draw:text-style-name="P2" svg:width="122.51pt" svg:height="63.01pt" svg:x="548.99pt" svg:y="1837.5pt" draw:caption-point-x="-11.54pt" draw:caption-point-y="7.77pt">
              <dc:date>2020-04-19T00:00:00</dc:date>
              <text:p text:style-name="P1">Temp_CA05/-</text:p>
            </office:annotation>
            <text:p>1033.19611540337</text:p>
          </table:table-cell>
          <table:table-cell office:value-type="float" office:value="1534.0418092576" calcext:value-type="float">
            <office:annotation draw:style-name="gr2" draw:text-style-name="P2" svg:width="122.51pt" svg:height="63.01pt" svg:x="608.74pt" svg:y="1837.5pt" draw:caption-point-x="-11.54pt" draw:caption-point-y="7.77pt">
              <dc:date>2020-04-19T00:00:00</dc:date>
              <text:p text:style-name="P1">Temp_CA50/-</text:p>
            </office:annotation>
            <text:p>1534.0418092576</text:p>
          </table:table-cell>
          <table:table-cell office:value-type="float" office:value="0.139068261625182" calcext:value-type="float">
            <office:annotation draw:style-name="gr2" draw:text-style-name="P2" svg:width="122.51pt" svg:height="63.01pt" svg:x="668.49pt" svg:y="1837.5pt" draw:caption-point-x="-11.54pt" draw:caption-point-y="7.77pt">
              <dc:date>2020-04-19T00:00:00</dc:date>
              <text:p text:style-name="P1">TO2_CA50/-</text:p>
            </office:annotation>
            <text:p>0.139068261625182</text:p>
          </table:table-cell>
          <table:table-cell office:value-type="float" office:value="0.494395737488898" calcext:value-type="float">
            <office:annotation draw:style-name="gr2" draw:text-style-name="P2" svg:width="122.49pt" svg:height="63.01pt" svg:x="728.25pt" svg:y="1837.5pt" draw:caption-point-x="-11.54pt" draw:caption-point-y="7.77pt">
              <dc:date>2020-04-19T00:00:00</dc:date>
              <text:p text:style-name="P1">Vol_CA99/-</text:p>
            </office:annotation>
            <text:p>0.494395737488898</text:p>
          </table:table-cell>
          <table:table-cell office:value-type="float" office:value="1.31418286940551" calcext:value-type="float">
            <text:p>1.31418286940551</text:p>
          </table:table-cell>
          <table:table-cell office:value-type="float" office:value="2.65575422503449" calcext:value-type="float">
            <text:p>2.65575422503449</text:p>
          </table:table-cell>
          <table:table-cell table:style-name="ce4" office:value-type="float" office:value="0.0000015249747" calcext:value-type="float">
            <text:p>1.52E-06</text:p>
          </table:table-cell>
          <table:table-cell office:value-type="float" office:value="37.304358169352" calcext:value-type="float">
            <text:p>37.304358169352</text:p>
          </table:table-cell>
          <table:table-cell office:value-type="float" office:value="32.2194856657178" calcext:value-type="float">
            <text:p>32.2194856657178</text:p>
          </table:table-cell>
          <table:table-cell table:number-columns-repeated="1007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3" office:value-type="float" office:value="35.28664" calcext:value-type="float">
            <text:p>35.28664</text:p>
          </table:table-cell>
          <table:table-cell office:value-type="float" office:value="224.04788" calcext:value-type="float">
            <office:annotation draw:style-name="gr2" draw:text-style-name="P2" svg:width="122.51pt" svg:height="63.01pt" svg:x="190.49pt" svg:y="1852.5pt" draw:caption-point-x="-11.54pt" draw:caption-point-y="7.77pt">
              <dc:date>2020-04-19T00:00:00</dc:date>
              <text:p text:style-name="P1">HRR_max/-</text:p>
            </office:annotation>
            <text:p>224.04788</text:p>
          </table:table-cell>
          <table:table-cell office:value-type="float" office:value="1661.44691799361" calcext:value-type="float">
            <text:p>1661.44691799361</text:p>
          </table:table-cell>
          <table:table-cell office:value-type="float" office:value="66.4235339447017" calcext:value-type="float">
            <office:annotation draw:style-name="gr2" draw:text-style-name="P2" svg:width="122.49pt" svg:height="63.01pt" svg:x="310pt" svg:y="1852.5pt" draw:caption-point-x="-11.54pt" draw:caption-point-y="7.77pt">
              <dc:date>2020-04-19T00:00:00</dc:date>
              <text:p text:style-name="P1">P_CA01/-</text:p>
            </office:annotation>
            <text:p>66.4235339447017</text:p>
          </table:table-cell>
          <table:table-cell office:value-type="float" office:value="86.5563495518004" calcext:value-type="float">
            <office:annotation draw:style-name="gr2" draw:text-style-name="P2" svg:width="122.49pt" svg:height="63.01pt" svg:x="369.75pt" svg:y="1852.5pt" draw:caption-point-x="-11.54pt" draw:caption-point-y="7.77pt">
              <dc:date>2020-04-19T00:00:00</dc:date>
              <text:p text:style-name="P1">P_CA25/-</text:p>
            </office:annotation>
            <text:p>86.5563495518004</text:p>
          </table:table-cell>
          <table:table-cell office:value-type="float" office:value="1.98819932602721" calcext:value-type="float">
            <office:annotation draw:style-name="gr2" draw:text-style-name="P2" svg:width="122.51pt" svg:height="63.01pt" svg:x="429.48pt" svg:y="1852.5pt" draw:caption-point-x="-11.54pt" draw:caption-point-y="7.77pt">
              <dc:date>2020-04-19T00:00:00</dc:date>
              <text:p text:style-name="P1">Swirl3_CA99/-</text:p>
            </office:annotation>
            <text:p>1.98819932602721</text:p>
          </table:table-cell>
          <table:table-cell office:value-type="float" office:value="2662.85214002718" calcext:value-type="float">
            <office:annotation draw:style-name="gr2" draw:text-style-name="P2" svg:width="122.51pt" svg:height="63.01pt" svg:x="489.23pt" svg:y="1852.5pt" draw:caption-point-x="-11.54pt" draw:caption-point-y="7.77pt">
              <dc:date>2020-04-19T00:00:00</dc:date>
              <text:p text:style-name="P1">TB_CA70/-</text:p>
            </office:annotation>
            <text:p>2662.85214002718</text:p>
          </table:table-cell>
          <table:table-cell office:value-type="float" office:value="1065.39693628033" calcext:value-type="float">
            <office:annotation draw:style-name="gr2" draw:text-style-name="P2" svg:width="122.51pt" svg:height="63.01pt" svg:x="548.99pt" svg:y="1852.5pt" draw:caption-point-x="-11.54pt" draw:caption-point-y="7.77pt">
              <dc:date>2020-04-19T00:00:00</dc:date>
              <text:p text:style-name="P1">Temp_CA05/-</text:p>
            </office:annotation>
            <text:p>1065.39693628033</text:p>
          </table:table-cell>
          <table:table-cell office:value-type="float" office:value="1665.43446225" calcext:value-type="float">
            <office:annotation draw:style-name="gr2" draw:text-style-name="P2" svg:width="122.51pt" svg:height="63.01pt" svg:x="608.74pt" svg:y="1852.5pt" draw:caption-point-x="-11.54pt" draw:caption-point-y="7.77pt">
              <dc:date>2020-04-19T00:00:00</dc:date>
              <text:p text:style-name="P1">Temp_CA50/-</text:p>
            </office:annotation>
            <text:p>1665.43446225</text:p>
          </table:table-cell>
          <table:table-cell office:value-type="float" office:value="0.140480832586457" calcext:value-type="float">
            <office:annotation draw:style-name="gr2" draw:text-style-name="P2" svg:width="122.51pt" svg:height="63.01pt" svg:x="668.49pt" svg:y="1852.5pt" draw:caption-point-x="-11.54pt" draw:caption-point-y="7.77pt">
              <dc:date>2020-04-19T00:00:00</dc:date>
              <text:p text:style-name="P1">TO2_CA50/-</text:p>
            </office:annotation>
            <text:p>0.140480832586457</text:p>
          </table:table-cell>
          <table:table-cell office:value-type="float" office:value="0.414412131054551" calcext:value-type="float">
            <office:annotation draw:style-name="gr2" draw:text-style-name="P2" svg:width="122.49pt" svg:height="63.01pt" svg:x="728.25pt" svg:y="1852.5pt" draw:caption-point-x="-11.54pt" draw:caption-point-y="7.77pt">
              <dc:date>2020-04-19T00:00:00</dc:date>
              <text:p text:style-name="P1">Vol_CA99/-</text:p>
            </office:annotation>
            <text:p>0.414412131054551</text:p>
          </table:table-cell>
          <table:table-cell office:value-type="float" office:value="0.719117685916064" calcext:value-type="float">
            <text:p>0.719117685916064</text:p>
          </table:table-cell>
          <table:table-cell office:value-type="float" office:value="3.07895768298849" calcext:value-type="float">
            <text:p>3.07895768298849</text:p>
          </table:table-cell>
          <table:table-cell table:style-name="ce4" office:value-type="float" office:value="0.0000008370382" calcext:value-type="float">
            <text:p>8.37E-07</text:p>
          </table:table-cell>
          <table:table-cell office:value-type="float" office:value="50.2221298352938" calcext:value-type="float">
            <text:p>50.2221298352938</text:p>
          </table:table-cell>
          <table:table-cell office:value-type="float" office:value="33.937330028524" calcext:value-type="float">
            <text:p>33.937330028524</text:p>
          </table:table-cell>
          <table:table-cell table:number-columns-repeated="1007"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3" office:value-type="float" office:value="60.45786" calcext:value-type="float">
            <text:p>60.45786</text:p>
          </table:table-cell>
          <table:table-cell office:value-type="float" office:value="76.090645" calcext:value-type="float">
            <office:annotation draw:style-name="gr2" draw:text-style-name="P2" svg:width="122.51pt" svg:height="63.01pt" svg:x="190.49pt" svg:y="1867.49pt" draw:caption-point-x="-11.54pt" draw:caption-point-y="7.77pt">
              <dc:date>2020-04-19T00:00:00</dc:date>
              <text:p text:style-name="P1">HRR_max/-</text:p>
            </office:annotation>
            <text:p>76.090645</text:p>
          </table:table-cell>
          <table:table-cell office:value-type="float" office:value="257.450827401348" calcext:value-type="float">
            <text:p>257.450827401348</text:p>
          </table:table-cell>
          <table:table-cell office:value-type="float" office:value="43.7574823615798" calcext:value-type="float">
            <office:annotation draw:style-name="gr2" draw:text-style-name="P2" svg:width="122.49pt" svg:height="63.01pt" svg:x="310pt" svg:y="1867.49pt" draw:caption-point-x="-11.54pt" draw:caption-point-y="7.77pt">
              <dc:date>2020-04-19T00:00:00</dc:date>
              <text:p text:style-name="P1">P_CA01/-</text:p>
            </office:annotation>
            <text:p>43.7574823615798</text:p>
          </table:table-cell>
          <table:table-cell office:value-type="float" office:value="45.2842403300074" calcext:value-type="float">
            <office:annotation draw:style-name="gr2" draw:text-style-name="P2" svg:width="122.49pt" svg:height="63.01pt" svg:x="369.75pt" svg:y="1867.49pt" draw:caption-point-x="-11.54pt" draw:caption-point-y="7.77pt">
              <dc:date>2020-04-19T00:00:00</dc:date>
              <text:p text:style-name="P1">P_CA25/-</text:p>
            </office:annotation>
            <text:p>45.2842403300074</text:p>
          </table:table-cell>
          <table:table-cell office:value-type="float" office:value="2.60009207736207" calcext:value-type="float">
            <office:annotation draw:style-name="gr2" draw:text-style-name="P2" svg:width="122.51pt" svg:height="63.01pt" svg:x="429.48pt" svg:y="1867.49pt" draw:caption-point-x="-11.54pt" draw:caption-point-y="7.77pt">
              <dc:date>2020-04-19T00:00:00</dc:date>
              <text:p text:style-name="P1">Swirl3_CA99/-</text:p>
            </office:annotation>
            <text:p>2.60009207736207</text:p>
          </table:table-cell>
          <table:table-cell office:value-type="float" office:value="2278.90987207264" calcext:value-type="float">
            <office:annotation draw:style-name="gr2" draw:text-style-name="P2" svg:width="122.51pt" svg:height="63.01pt" svg:x="489.23pt" svg:y="1867.49pt" draw:caption-point-x="-11.54pt" draw:caption-point-y="7.77pt">
              <dc:date>2020-04-19T00:00:00</dc:date>
              <text:p text:style-name="P1">TB_CA70/-</text:p>
            </office:annotation>
            <text:p>2278.90987207264</text:p>
          </table:table-cell>
          <table:table-cell office:value-type="float" office:value="982.374614551044" calcext:value-type="float">
            <office:annotation draw:style-name="gr2" draw:text-style-name="P2" svg:width="122.51pt" svg:height="63.01pt" svg:x="548.99pt" svg:y="1867.49pt" draw:caption-point-x="-11.54pt" draw:caption-point-y="7.77pt">
              <dc:date>2020-04-19T00:00:00</dc:date>
              <text:p text:style-name="P1">Temp_CA05/-</text:p>
            </office:annotation>
            <text:p>982.374614551044</text:p>
          </table:table-cell>
          <table:table-cell office:value-type="float" office:value="1093.90631910889" calcext:value-type="float">
            <office:annotation draw:style-name="gr2" draw:text-style-name="P2" svg:width="122.51pt" svg:height="63.01pt" svg:x="608.74pt" svg:y="1867.49pt" draw:caption-point-x="-11.54pt" draw:caption-point-y="7.77pt">
              <dc:date>2020-04-19T00:00:00</dc:date>
              <text:p text:style-name="P1">Temp_CA50/-</text:p>
            </office:annotation>
            <text:p>1093.90631910889</text:p>
          </table:table-cell>
          <table:table-cell office:value-type="float" office:value="0.173811521709979" calcext:value-type="float">
            <office:annotation draw:style-name="gr2" draw:text-style-name="P2" svg:width="122.51pt" svg:height="63.01pt" svg:x="668.49pt" svg:y="1867.49pt" draw:caption-point-x="-11.54pt" draw:caption-point-y="7.77pt">
              <dc:date>2020-04-19T00:00:00</dc:date>
              <text:p text:style-name="P1">TO2_CA50/-</text:p>
            </office:annotation>
            <text:p>0.173811521709979</text:p>
          </table:table-cell>
          <table:table-cell office:value-type="float" office:value="0.20918233225914" calcext:value-type="float">
            <office:annotation draw:style-name="gr2" draw:text-style-name="P2" svg:width="122.49pt" svg:height="63.01pt" svg:x="728.25pt" svg:y="1867.49pt" draw:caption-point-x="-11.54pt" draw:caption-point-y="7.77pt">
              <dc:date>2020-04-19T00:00:00</dc:date>
              <text:p text:style-name="P1">Vol_CA99/-</text:p>
            </office:annotation>
            <text:p>0.20918233225914</text:p>
          </table:table-cell>
          <table:table-cell office:value-type="float" office:value="3.28944653117345" calcext:value-type="float">
            <text:p>3.28944653117345</text:p>
          </table:table-cell>
          <table:table-cell office:value-type="float" office:value="0.951473853257487" calcext:value-type="float">
            <text:p>0.951473853257487</text:p>
          </table:table-cell>
          <table:table-cell table:style-name="ce4" office:value-type="float" office:value="0.000000012100552" calcext:value-type="float">
            <text:p>1.21E-08</text:p>
          </table:table-cell>
          <table:table-cell office:value-type="float" office:value="103.68864039759" calcext:value-type="float">
            <text:p>103.68864039759</text:p>
          </table:table-cell>
          <table:table-cell office:value-type="float" office:value="66.1587420306163" calcext:value-type="float">
            <text:p>66.1587420306163</text:p>
          </table:table-cell>
          <table:table-cell table:number-columns-repeated="1007"/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3" office:value-type="float" office:value="44.47737" calcext:value-type="float">
            <text:p>44.47737</text:p>
          </table:table-cell>
          <table:table-cell office:value-type="float" office:value="105.57194" calcext:value-type="float">
            <office:annotation draw:style-name="gr2" draw:text-style-name="P2" svg:width="122.51pt" svg:height="63.01pt" svg:x="190.49pt" svg:y="1882.49pt" draw:caption-point-x="-11.54pt" draw:caption-point-y="7.8pt">
              <dc:date>2020-04-19T00:00:00</dc:date>
              <text:p text:style-name="P1">HRR_max/-</text:p>
            </office:annotation>
            <text:p>105.57194</text:p>
          </table:table-cell>
          <table:table-cell office:value-type="float" office:value="471.957591240165" calcext:value-type="float">
            <text:p>471.957591240165</text:p>
          </table:table-cell>
          <table:table-cell office:value-type="float" office:value="47.4888870074703" calcext:value-type="float">
            <office:annotation draw:style-name="gr2" draw:text-style-name="P2" svg:width="122.49pt" svg:height="63.01pt" svg:x="310pt" svg:y="1882.49pt" draw:caption-point-x="-11.54pt" draw:caption-point-y="7.8pt">
              <dc:date>2020-04-19T00:00:00</dc:date>
              <text:p text:style-name="P1">P_CA01/-</text:p>
            </office:annotation>
            <text:p>47.4888870074703</text:p>
          </table:table-cell>
          <table:table-cell office:value-type="float" office:value="54.3213708871117" calcext:value-type="float">
            <office:annotation draw:style-name="gr2" draw:text-style-name="P2" svg:width="122.49pt" svg:height="63.01pt" svg:x="369.75pt" svg:y="1882.49pt" draw:caption-point-x="-11.54pt" draw:caption-point-y="7.8pt">
              <dc:date>2020-04-19T00:00:00</dc:date>
              <text:p text:style-name="P1">P_CA25/-</text:p>
            </office:annotation>
            <text:p>54.3213708871117</text:p>
          </table:table-cell>
          <table:table-cell office:value-type="float" office:value="2.19161512930304" calcext:value-type="float">
            <office:annotation draw:style-name="gr2" draw:text-style-name="P2" svg:width="122.51pt" svg:height="63.01pt" svg:x="429.48pt" svg:y="1882.49pt" draw:caption-point-x="-11.54pt" draw:caption-point-y="7.8pt">
              <dc:date>2020-04-19T00:00:00</dc:date>
              <text:p text:style-name="P1">Swirl3_CA99/-</text:p>
            </office:annotation>
            <text:p>2.19161512930304</text:p>
          </table:table-cell>
          <table:table-cell office:value-type="float" office:value="2439.81850787902" calcext:value-type="float">
            <office:annotation draw:style-name="gr2" draw:text-style-name="P2" svg:width="122.51pt" svg:height="63.01pt" svg:x="489.23pt" svg:y="1882.49pt" draw:caption-point-x="-11.54pt" draw:caption-point-y="7.8pt">
              <dc:date>2020-04-19T00:00:00</dc:date>
              <text:p text:style-name="P1">TB_CA70/-</text:p>
            </office:annotation>
            <text:p>2439.81850787902</text:p>
          </table:table-cell>
          <table:table-cell office:value-type="float" office:value="1008.0954400086" calcext:value-type="float">
            <office:annotation draw:style-name="gr2" draw:text-style-name="P2" svg:width="122.51pt" svg:height="63.01pt" svg:x="548.99pt" svg:y="1882.49pt" draw:caption-point-x="-11.54pt" draw:caption-point-y="7.8pt">
              <dc:date>2020-04-19T00:00:00</dc:date>
              <text:p text:style-name="P1">Temp_CA05/-</text:p>
            </office:annotation>
            <text:p>1008.0954400086</text:p>
          </table:table-cell>
          <table:table-cell office:value-type="float" office:value="1220.94216803661" calcext:value-type="float">
            <office:annotation draw:style-name="gr2" draw:text-style-name="P2" svg:width="122.51pt" svg:height="63.01pt" svg:x="608.74pt" svg:y="1882.49pt" draw:caption-point-x="-11.54pt" draw:caption-point-y="7.8pt">
              <dc:date>2020-04-19T00:00:00</dc:date>
              <text:p text:style-name="P1">Temp_CA50/-</text:p>
            </office:annotation>
            <text:p>1220.94216803661</text:p>
          </table:table-cell>
          <table:table-cell office:value-type="float" office:value="0.155948123555048" calcext:value-type="float">
            <office:annotation draw:style-name="gr2" draw:text-style-name="P2" svg:width="122.51pt" svg:height="63.01pt" svg:x="668.49pt" svg:y="1882.49pt" draw:caption-point-x="-11.54pt" draw:caption-point-y="7.8pt">
              <dc:date>2020-04-19T00:00:00</dc:date>
              <text:p text:style-name="P1">TO2_CA50/-</text:p>
            </office:annotation>
            <text:p>0.155948123555048</text:p>
          </table:table-cell>
          <table:table-cell office:value-type="float" office:value="0.362623958151714" calcext:value-type="float">
            <office:annotation draw:style-name="gr2" draw:text-style-name="P2" svg:width="122.49pt" svg:height="63.01pt" svg:x="728.25pt" svg:y="1882.49pt" draw:caption-point-x="-11.54pt" draw:caption-point-y="7.8pt">
              <dc:date>2020-04-19T00:00:00</dc:date>
              <text:p text:style-name="P1">Vol_CA99/-</text:p>
            </office:annotation>
            <text:p>0.362623958151714</text:p>
          </table:table-cell>
          <table:table-cell office:value-type="float" office:value="3.46257943161791" calcext:value-type="float">
            <text:p>3.46257943161791</text:p>
          </table:table-cell>
          <table:table-cell office:value-type="float" office:value="1.6069931508498" calcext:value-type="float">
            <text:p>1.6069931508498</text:p>
          </table:table-cell>
          <table:table-cell table:style-name="ce4" office:value-type="float" office:value="0.0000007040247" calcext:value-type="float">
            <text:p>7.04E-07</text:p>
          </table:table-cell>
          <table:table-cell office:value-type="float" office:value="101.735097470921" calcext:value-type="float">
            <text:p>101.735097470921</text:p>
          </table:table-cell>
          <table:table-cell office:value-type="float" office:value="59.9716167462001" calcext:value-type="float">
            <text:p>59.9716167462001</text:p>
          </table:table-cell>
          <table:table-cell table:number-columns-repeated="1007"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3" office:value-type="float" office:value="37.2846" calcext:value-type="float">
            <text:p>37.2846</text:p>
          </table:table-cell>
          <table:table-cell office:value-type="float" office:value="149.85709" calcext:value-type="float">
            <office:annotation draw:style-name="gr1" draw:text-style-name="P2" svg:width="122.51pt" svg:height="62.99pt" svg:x="190.49pt" svg:y="1897.51pt" draw:caption-point-x="-11.54pt" draw:caption-point-y="7.77pt">
              <dc:date>2020-04-19T00:00:00</dc:date>
              <text:p text:style-name="P1">HRR_max/-</text:p>
            </office:annotation>
            <text:p>149.85709</text:p>
          </table:table-cell>
          <table:table-cell office:value-type="float" office:value="896.367887520647" calcext:value-type="float">
            <text:p>896.367887520647</text:p>
          </table:table-cell>
          <table:table-cell office:value-type="float" office:value="58.5227174687331" calcext:value-type="float">
            <office:annotation draw:style-name="gr1" draw:text-style-name="P2" svg:width="122.49pt" svg:height="62.99pt" svg:x="310pt" svg:y="1897.51pt" draw:caption-point-x="-11.54pt" draw:caption-point-y="7.77pt">
              <dc:date>2020-04-19T00:00:00</dc:date>
              <text:p text:style-name="P1">P_CA01/-</text:p>
            </office:annotation>
            <text:p>58.5227174687331</text:p>
          </table:table-cell>
          <table:table-cell office:value-type="float" office:value="61.7173826331631" calcext:value-type="float">
            <office:annotation draw:style-name="gr1" draw:text-style-name="P2" svg:width="122.49pt" svg:height="62.99pt" svg:x="369.75pt" svg:y="1897.51pt" draw:caption-point-x="-11.54pt" draw:caption-point-y="7.77pt">
              <dc:date>2020-04-19T00:00:00</dc:date>
              <text:p text:style-name="P1">P_CA25/-</text:p>
            </office:annotation>
            <text:p>61.7173826331631</text:p>
          </table:table-cell>
          <table:table-cell office:value-type="float" office:value="1.97612424763792" calcext:value-type="float">
            <office:annotation draw:style-name="gr1" draw:text-style-name="P2" svg:width="122.51pt" svg:height="62.99pt" svg:x="429.48pt" svg:y="1897.51pt" draw:caption-point-x="-11.54pt" draw:caption-point-y="7.77pt">
              <dc:date>2020-04-19T00:00:00</dc:date>
              <text:p text:style-name="P1">Swirl3_CA99/-</text:p>
            </office:annotation>
            <text:p>1.97612424763792</text:p>
          </table:table-cell>
          <table:table-cell office:value-type="float" office:value="2524.4367069528" calcext:value-type="float">
            <office:annotation draw:style-name="gr1" draw:text-style-name="P2" svg:width="122.51pt" svg:height="62.99pt" svg:x="489.23pt" svg:y="1897.51pt" draw:caption-point-x="-11.54pt" draw:caption-point-y="7.77pt">
              <dc:date>2020-04-19T00:00:00</dc:date>
              <text:p text:style-name="P1">TB_CA70/-</text:p>
            </office:annotation>
            <text:p>2524.4367069528</text:p>
          </table:table-cell>
          <table:table-cell office:value-type="float" office:value="1016.74489727699" calcext:value-type="float">
            <office:annotation draw:style-name="gr1" draw:text-style-name="P2" svg:width="122.51pt" svg:height="62.99pt" svg:x="548.99pt" svg:y="1897.51pt" draw:caption-point-x="-11.54pt" draw:caption-point-y="7.77pt">
              <dc:date>2020-04-19T00:00:00</dc:date>
              <text:p text:style-name="P1">Temp_CA05/-</text:p>
            </office:annotation>
            <text:p>1016.74489727699</text:p>
          </table:table-cell>
          <table:table-cell office:value-type="float" office:value="1351.35017477298" calcext:value-type="float">
            <office:annotation draw:style-name="gr1" draw:text-style-name="P2" svg:width="122.51pt" svg:height="62.99pt" svg:x="608.74pt" svg:y="1897.51pt" draw:caption-point-x="-11.54pt" draw:caption-point-y="7.77pt">
              <dc:date>2020-04-19T00:00:00</dc:date>
              <text:p text:style-name="P1">Temp_CA50/-</text:p>
            </office:annotation>
            <text:p>1351.35017477298</text:p>
          </table:table-cell>
          <table:table-cell office:value-type="float" office:value="0.146610929459118" calcext:value-type="float">
            <office:annotation draw:style-name="gr1" draw:text-style-name="P2" svg:width="122.51pt" svg:height="62.99pt" svg:x="668.49pt" svg:y="1897.51pt" draw:caption-point-x="-11.54pt" draw:caption-point-y="7.77pt">
              <dc:date>2020-04-19T00:00:00</dc:date>
              <text:p text:style-name="P1">TO2_CA50/-</text:p>
            </office:annotation>
            <text:p>0.146610929459118</text:p>
          </table:table-cell>
          <table:table-cell office:value-type="float" office:value="0.51385594772935" calcext:value-type="float">
            <office:annotation draw:style-name="gr1" draw:text-style-name="P2" svg:width="122.49pt" svg:height="62.99pt" svg:x="728.25pt" svg:y="1897.51pt" draw:caption-point-x="-11.54pt" draw:caption-point-y="7.77pt">
              <dc:date>2020-04-19T00:00:00</dc:date>
              <text:p text:style-name="P1">Vol_CA99/-</text:p>
            </office:annotation>
            <text:p>0.51385594772935</text:p>
          </table:table-cell>
          <table:table-cell office:value-type="float" office:value="2.19781480642658" calcext:value-type="float">
            <text:p>2.19781480642658</text:p>
          </table:table-cell>
          <table:table-cell office:value-type="float" office:value="2.03388203708323" calcext:value-type="float">
            <text:p>2.03388203708323</text:p>
          </table:table-cell>
          <table:table-cell table:style-name="ce4" office:value-type="float" office:value="0.0000017834525" calcext:value-type="float">
            <text:p>1.78E-06</text:p>
          </table:table-cell>
          <table:table-cell office:value-type="float" office:value="37.3289974089973" calcext:value-type="float">
            <text:p>37.3289974089973</text:p>
          </table:table-cell>
          <table:table-cell office:value-type="float" office:value="43.2112297339554" calcext:value-type="float">
            <text:p>43.2112297339554</text:p>
          </table:table-cell>
          <table:table-cell table:number-columns-repeated="1007"/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3" office:value-type="float" office:value="35.19382" calcext:value-type="float">
            <text:p>35.19382</text:p>
          </table:table-cell>
          <table:table-cell office:value-type="float" office:value="173.84567" calcext:value-type="float">
            <office:annotation draw:style-name="gr1" draw:text-style-name="P2" svg:width="122.51pt" svg:height="62.99pt" svg:x="190.49pt" svg:y="1912.51pt" draw:caption-point-x="-11.54pt" draw:caption-point-y="7.77pt">
              <dc:date>2020-04-19T00:00:00</dc:date>
              <text:p text:style-name="P1">HRR_max/-</text:p>
            </office:annotation>
            <text:p>173.84567</text:p>
          </table:table-cell>
          <table:table-cell office:value-type="float" office:value="1295.01442713424" calcext:value-type="float">
            <text:p>1295.01442713424</text:p>
          </table:table-cell>
          <table:table-cell office:value-type="float" office:value="65.882258097478" calcext:value-type="float">
            <office:annotation draw:style-name="gr1" draw:text-style-name="P2" svg:width="122.49pt" svg:height="62.99pt" svg:x="310pt" svg:y="1912.51pt" draw:caption-point-x="-11.54pt" draw:caption-point-y="7.77pt">
              <dc:date>2020-04-19T00:00:00</dc:date>
              <text:p text:style-name="P1">P_CA01/-</text:p>
            </office:annotation>
            <text:p>65.882258097478</text:p>
          </table:table-cell>
          <table:table-cell office:value-type="float" office:value="72.0178386530454" calcext:value-type="float">
            <office:annotation draw:style-name="gr1" draw:text-style-name="P2" svg:width="122.49pt" svg:height="62.99pt" svg:x="369.75pt" svg:y="1912.51pt" draw:caption-point-x="-11.54pt" draw:caption-point-y="7.77pt">
              <dc:date>2020-04-19T00:00:00</dc:date>
              <text:p text:style-name="P1">P_CA25/-</text:p>
            </office:annotation>
            <text:p>72.0178386530454</text:p>
          </table:table-cell>
          <table:table-cell office:value-type="float" office:value="1.88614649305762" calcext:value-type="float">
            <office:annotation draw:style-name="gr1" draw:text-style-name="P2" svg:width="122.51pt" svg:height="62.99pt" svg:x="429.48pt" svg:y="1912.51pt" draw:caption-point-x="-11.54pt" draw:caption-point-y="7.77pt">
              <dc:date>2020-04-19T00:00:00</dc:date>
              <text:p text:style-name="P1">Swirl3_CA99/-</text:p>
            </office:annotation>
            <text:p>1.88614649305762</text:p>
          </table:table-cell>
          <table:table-cell office:value-type="float" office:value="2512.12632181622" calcext:value-type="float">
            <office:annotation draw:style-name="gr1" draw:text-style-name="P2" svg:width="122.51pt" svg:height="62.99pt" svg:x="489.23pt" svg:y="1912.51pt" draw:caption-point-x="-11.54pt" draw:caption-point-y="7.77pt">
              <dc:date>2020-04-19T00:00:00</dc:date>
              <text:p text:style-name="P1">TB_CA70/-</text:p>
            </office:annotation>
            <text:p>2512.12632181622</text:p>
          </table:table-cell>
          <table:table-cell office:value-type="float" office:value="1030.20150034031" calcext:value-type="float">
            <office:annotation draw:style-name="gr1" draw:text-style-name="P2" svg:width="122.51pt" svg:height="62.99pt" svg:x="548.99pt" svg:y="1912.51pt" draw:caption-point-x="-11.54pt" draw:caption-point-y="7.77pt">
              <dc:date>2020-04-19T00:00:00</dc:date>
              <text:p text:style-name="P1">Temp_CA05/-</text:p>
            </office:annotation>
            <text:p>1030.20150034031</text:p>
          </table:table-cell>
          <table:table-cell office:value-type="float" office:value="1473.59588823871" calcext:value-type="float">
            <office:annotation draw:style-name="gr1" draw:text-style-name="P2" svg:width="122.51pt" svg:height="62.99pt" svg:x="608.74pt" svg:y="1912.51pt" draw:caption-point-x="-11.54pt" draw:caption-point-y="7.77pt">
              <dc:date>2020-04-19T00:00:00</dc:date>
              <text:p text:style-name="P1">Temp_CA50/-</text:p>
            </office:annotation>
            <text:p>1473.59588823871</text:p>
          </table:table-cell>
          <table:table-cell office:value-type="float" office:value="0.13162486984362" calcext:value-type="float">
            <office:annotation draw:style-name="gr1" draw:text-style-name="P2" svg:width="122.51pt" svg:height="62.99pt" svg:x="668.49pt" svg:y="1912.51pt" draw:caption-point-x="-11.54pt" draw:caption-point-y="7.77pt">
              <dc:date>2020-04-19T00:00:00</dc:date>
              <text:p text:style-name="P1">TO2_CA50/-</text:p>
            </office:annotation>
            <text:p>0.13162486984362</text:p>
          </table:table-cell>
          <table:table-cell office:value-type="float" office:value="0.608688149089557" calcext:value-type="float">
            <office:annotation draw:style-name="gr1" draw:text-style-name="P2" svg:width="122.49pt" svg:height="62.99pt" svg:x="728.25pt" svg:y="1912.51pt" draw:caption-point-x="-11.54pt" draw:caption-point-y="7.77pt">
              <dc:date>2020-04-19T00:00:00</dc:date>
              <text:p text:style-name="P1">Vol_CA99/-</text:p>
            </office:annotation>
            <text:p>0.608688149089557</text:p>
          </table:table-cell>
          <table:table-cell office:value-type="float" office:value="1.71924649892057" calcext:value-type="float">
            <text:p>1.71924649892057</text:p>
          </table:table-cell>
          <table:table-cell office:value-type="float" office:value="2.4135112156485" calcext:value-type="float">
            <text:p>2.4135112156485</text:p>
          </table:table-cell>
          <table:table-cell table:style-name="ce4" office:value-type="float" office:value="0.0000031696916" calcext:value-type="float">
            <text:p>3.17E-06</text:p>
          </table:table-cell>
          <table:table-cell office:value-type="float" office:value="22.7315971528435" calcext:value-type="float">
            <text:p>22.7315971528435</text:p>
          </table:table-cell>
          <table:table-cell office:value-type="float" office:value="31.9811235984616" calcext:value-type="float">
            <text:p>31.9811235984616</text:p>
          </table:table-cell>
          <table:table-cell table:number-columns-repeated="1007"/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3" office:value-type="float" office:value="32.45185" calcext:value-type="float">
            <text:p>32.45185</text:p>
          </table:table-cell>
          <table:table-cell office:value-type="float" office:value="204.43468" calcext:value-type="float">
            <office:annotation draw:style-name="gr2" draw:text-style-name="P2" svg:width="122.51pt" svg:height="63.01pt" svg:x="190.49pt" svg:y="1927.5pt" draw:caption-point-x="-11.54pt" draw:caption-point-y="7.77pt">
              <dc:date>2020-04-19T00:00:00</dc:date>
              <text:p text:style-name="P1">HRR_max/-</text:p>
            </office:annotation>
            <text:p>204.43468</text:p>
          </table:table-cell>
          <table:table-cell office:value-type="float" office:value="1748.11476123274" calcext:value-type="float">
            <text:p>1748.11476123274</text:p>
          </table:table-cell>
          <table:table-cell office:value-type="float" office:value="69.5038256056554" calcext:value-type="float">
            <office:annotation draw:style-name="gr2" draw:text-style-name="P2" svg:width="122.49pt" svg:height="63.01pt" svg:x="310pt" svg:y="1927.5pt" draw:caption-point-x="-11.54pt" draw:caption-point-y="7.77pt">
              <dc:date>2020-04-19T00:00:00</dc:date>
              <text:p text:style-name="P1">P_CA01/-</text:p>
            </office:annotation>
            <text:p>69.5038256056554</text:p>
          </table:table-cell>
          <table:table-cell office:value-type="float" office:value="92.140322153378" calcext:value-type="float">
            <office:annotation draw:style-name="gr2" draw:text-style-name="P2" svg:width="122.49pt" svg:height="63.01pt" svg:x="369.75pt" svg:y="1927.5pt" draw:caption-point-x="-11.54pt" draw:caption-point-y="7.77pt">
              <dc:date>2020-04-19T00:00:00</dc:date>
              <text:p text:style-name="P1">P_CA25/-</text:p>
            </office:annotation>
            <text:p>92.140322153378</text:p>
          </table:table-cell>
          <table:table-cell office:value-type="float" office:value="1.9286462763264" calcext:value-type="float">
            <office:annotation draw:style-name="gr2" draw:text-style-name="P2" svg:width="122.51pt" svg:height="63.01pt" svg:x="429.48pt" svg:y="1927.5pt" draw:caption-point-x="-11.54pt" draw:caption-point-y="7.77pt">
              <dc:date>2020-04-19T00:00:00</dc:date>
              <text:p text:style-name="P1">Swirl3_CA99/-</text:p>
            </office:annotation>
            <text:p>1.9286462763264</text:p>
          </table:table-cell>
          <table:table-cell office:value-type="float" office:value="2562.86008255623" calcext:value-type="float">
            <office:annotation draw:style-name="gr2" draw:text-style-name="P2" svg:width="122.51pt" svg:height="63.01pt" svg:x="489.23pt" svg:y="1927.5pt" draw:caption-point-x="-11.54pt" draw:caption-point-y="7.77pt">
              <dc:date>2020-04-19T00:00:00</dc:date>
              <text:p text:style-name="P1">TB_CA70/-</text:p>
            </office:annotation>
            <text:p>2562.86008255623</text:p>
          </table:table-cell>
          <table:table-cell office:value-type="float" office:value="1060.4958339479" calcext:value-type="float">
            <office:annotation draw:style-name="gr2" draw:text-style-name="P2" svg:width="122.51pt" svg:height="63.01pt" svg:x="548.99pt" svg:y="1927.5pt" draw:caption-point-x="-11.54pt" draw:caption-point-y="7.77pt">
              <dc:date>2020-04-19T00:00:00</dc:date>
              <text:p text:style-name="P1">Temp_CA05/-</text:p>
            </office:annotation>
            <text:p>1060.4958339479</text:p>
          </table:table-cell>
          <table:table-cell office:value-type="float" office:value="1628.60334892612" calcext:value-type="float">
            <office:annotation draw:style-name="gr2" draw:text-style-name="P2" svg:width="122.51pt" svg:height="63.01pt" svg:x="608.74pt" svg:y="1927.5pt" draw:caption-point-x="-11.54pt" draw:caption-point-y="7.77pt">
              <dc:date>2020-04-19T00:00:00</dc:date>
              <text:p text:style-name="P1">Temp_CA50/-</text:p>
            </office:annotation>
            <text:p>1628.60334892612</text:p>
          </table:table-cell>
          <table:table-cell office:value-type="float" office:value="0.125318206403517" calcext:value-type="float">
            <office:annotation draw:style-name="gr2" draw:text-style-name="P2" svg:width="122.51pt" svg:height="63.01pt" svg:x="668.49pt" svg:y="1927.5pt" draw:caption-point-x="-11.54pt" draw:caption-point-y="7.77pt">
              <dc:date>2020-04-19T00:00:00</dc:date>
              <text:p text:style-name="P1">TO2_CA50/-</text:p>
            </office:annotation>
            <text:p>0.125318206403517</text:p>
          </table:table-cell>
          <table:table-cell office:value-type="float" office:value="0.557206014334472" calcext:value-type="float">
            <office:annotation draw:style-name="gr2" draw:text-style-name="P2" svg:width="122.49pt" svg:height="63.01pt" svg:x="728.25pt" svg:y="1927.5pt" draw:caption-point-x="-11.54pt" draw:caption-point-y="7.77pt">
              <dc:date>2020-04-19T00:00:00</dc:date>
              <text:p text:style-name="P1">Vol_CA99/-</text:p>
            </office:annotation>
            <text:p>0.557206014334472</text:p>
          </table:table-cell>
          <table:table-cell office:value-type="float" office:value="0.974903749207326" calcext:value-type="float">
            <text:p>0.974903749207326</text:p>
          </table:table-cell>
          <table:table-cell office:value-type="float" office:value="2.79548479980484" calcext:value-type="float">
            <text:p>2.79548479980484</text:p>
          </table:table-cell>
          <table:table-cell table:style-name="ce4" office:value-type="float" office:value="0.0000025688746" calcext:value-type="float">
            <text:p>2.57E-06</text:p>
          </table:table-cell>
          <table:table-cell office:value-type="float" office:value="36.8464334002445" calcext:value-type="float">
            <text:p>36.8464334002445</text:p>
          </table:table-cell>
          <table:table-cell office:value-type="float" office:value="29.4103045546246" calcext:value-type="float">
            <text:p>29.4103045546246</text:p>
          </table:table-cell>
          <table:table-cell table:number-columns-repeated="1007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3" office:value-type="float" office:value="32.12849" calcext:value-type="float">
            <text:p>32.12849</text:p>
          </table:table-cell>
          <table:table-cell office:value-type="float" office:value="204.94778" calcext:value-type="float">
            <office:annotation draw:style-name="gr2" draw:text-style-name="P2" svg:width="122.51pt" svg:height="63.01pt" svg:x="190.49pt" svg:y="1942.5pt" draw:caption-point-x="-11.54pt" draw:caption-point-y="7.77pt">
              <dc:date>2020-04-19T00:00:00</dc:date>
              <text:p text:style-name="P1">HRR_max/-</text:p>
            </office:annotation>
            <text:p>204.94778</text:p>
          </table:table-cell>
          <table:table-cell office:value-type="float" office:value="1761.83523210816" calcext:value-type="float">
            <text:p>1761.83523210816</text:p>
          </table:table-cell>
          <table:table-cell office:value-type="float" office:value="69.7407666894123" calcext:value-type="float">
            <office:annotation draw:style-name="gr2" draw:text-style-name="P2" svg:width="122.49pt" svg:height="63.01pt" svg:x="310pt" svg:y="1942.5pt" draw:caption-point-x="-11.54pt" draw:caption-point-y="7.77pt">
              <dc:date>2020-04-19T00:00:00</dc:date>
              <text:p text:style-name="P1">P_CA01/-</text:p>
            </office:annotation>
            <text:p>69.7407666894123</text:p>
          </table:table-cell>
          <table:table-cell office:value-type="float" office:value="92.9011095281459" calcext:value-type="float">
            <office:annotation draw:style-name="gr2" draw:text-style-name="P2" svg:width="122.49pt" svg:height="63.01pt" svg:x="369.75pt" svg:y="1942.5pt" draw:caption-point-x="-11.54pt" draw:caption-point-y="7.77pt">
              <dc:date>2020-04-19T00:00:00</dc:date>
              <text:p text:style-name="P1">P_CA25/-</text:p>
            </office:annotation>
            <text:p>92.9011095281459</text:p>
          </table:table-cell>
          <table:table-cell office:value-type="float" office:value="1.92834308439002" calcext:value-type="float">
            <office:annotation draw:style-name="gr2" draw:text-style-name="P2" svg:width="122.51pt" svg:height="63.01pt" svg:x="429.48pt" svg:y="1942.5pt" draw:caption-point-x="-11.54pt" draw:caption-point-y="7.77pt">
              <dc:date>2020-04-19T00:00:00</dc:date>
              <text:p text:style-name="P1">Swirl3_CA99/-</text:p>
            </office:annotation>
            <text:p>1.92834308439002</text:p>
          </table:table-cell>
          <table:table-cell office:value-type="float" office:value="2563.16934497295" calcext:value-type="float">
            <office:annotation draw:style-name="gr2" draw:text-style-name="P2" svg:width="122.51pt" svg:height="63.01pt" svg:x="489.23pt" svg:y="1942.5pt" draw:caption-point-x="-11.54pt" draw:caption-point-y="7.77pt">
              <dc:date>2020-04-19T00:00:00</dc:date>
              <text:p text:style-name="P1">TB_CA70/-</text:p>
            </office:annotation>
            <text:p>2563.16934497295</text:p>
          </table:table-cell>
          <table:table-cell office:value-type="float" office:value="1062.45944123773" calcext:value-type="float">
            <office:annotation draw:style-name="gr2" draw:text-style-name="P2" svg:width="122.51pt" svg:height="63.01pt" svg:x="548.99pt" svg:y="1942.5pt" draw:caption-point-x="-11.54pt" draw:caption-point-y="7.77pt">
              <dc:date>2020-04-19T00:00:00</dc:date>
              <text:p text:style-name="P1">Temp_CA05/-</text:p>
            </office:annotation>
            <text:p>1062.45944123773</text:p>
          </table:table-cell>
          <table:table-cell office:value-type="float" office:value="1633.02930112623" calcext:value-type="float">
            <office:annotation draw:style-name="gr2" draw:text-style-name="P2" svg:width="122.51pt" svg:height="63.01pt" svg:x="608.74pt" svg:y="1942.5pt" draw:caption-point-x="-11.54pt" draw:caption-point-y="7.77pt">
              <dc:date>2020-04-19T00:00:00</dc:date>
              <text:p text:style-name="P1">Temp_CA50/-</text:p>
            </office:annotation>
            <text:p>1633.02930112623</text:p>
          </table:table-cell>
          <table:table-cell office:value-type="float" office:value="0.125079862950491" calcext:value-type="float">
            <office:annotation draw:style-name="gr2" draw:text-style-name="P2" svg:width="122.51pt" svg:height="63.01pt" svg:x="668.49pt" svg:y="1942.5pt" draw:caption-point-x="-11.54pt" draw:caption-point-y="7.77pt">
              <dc:date>2020-04-19T00:00:00</dc:date>
              <text:p text:style-name="P1">TO2_CA50/-</text:p>
            </office:annotation>
            <text:p>0.125079862950491</text:p>
          </table:table-cell>
          <table:table-cell office:value-type="float" office:value="0.556782334729499" calcext:value-type="float">
            <office:annotation draw:style-name="gr2" draw:text-style-name="P2" svg:width="122.49pt" svg:height="63.01pt" svg:x="728.25pt" svg:y="1942.5pt" draw:caption-point-x="-11.54pt" draw:caption-point-y="7.77pt">
              <dc:date>2020-04-19T00:00:00</dc:date>
              <text:p text:style-name="P1">Vol_CA99/-</text:p>
            </office:annotation>
            <text:p>0.556782334729499</text:p>
          </table:table-cell>
          <table:table-cell office:value-type="float" office:value="0.958563536282266" calcext:value-type="float">
            <text:p>0.958563536282266</text:p>
          </table:table-cell>
          <table:table-cell office:value-type="float" office:value="2.77078100005236" calcext:value-type="float">
            <text:p>2.77078100005236</text:p>
          </table:table-cell>
          <table:table-cell table:style-name="ce4" office:value-type="float" office:value="0.0000026130044" calcext:value-type="float">
            <text:p>2.61E-06</text:p>
          </table:table-cell>
          <table:table-cell office:value-type="float" office:value="36.9315560703174" calcext:value-type="float">
            <text:p>36.9315560703174</text:p>
          </table:table-cell>
          <table:table-cell office:value-type="float" office:value="29.2687819526082" calcext:value-type="float">
            <text:p>29.2687819526082</text:p>
          </table:table-cell>
          <table:table-cell table:number-columns-repeated="1007"/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3" office:value-type="float" office:value="54.37515" calcext:value-type="float">
            <text:p>54.37515</text:p>
          </table:table-cell>
          <table:table-cell office:value-type="float" office:value="81.60064" calcext:value-type="float">
            <office:annotation draw:style-name="gr2" draw:text-style-name="P2" svg:width="122.51pt" svg:height="63.01pt" svg:x="190.49pt" svg:y="1957.49pt" draw:caption-point-x="-11.54pt" draw:caption-point-y="7.77pt">
              <dc:date>2020-04-19T00:00:00</dc:date>
              <text:p text:style-name="P1">HRR_max/-</text:p>
            </office:annotation>
            <text:p>81.60064</text:p>
          </table:table-cell>
          <table:table-cell office:value-type="float" office:value="299.332671650595" calcext:value-type="float">
            <text:p>299.332671650595</text:p>
          </table:table-cell>
          <table:table-cell office:value-type="float" office:value="47.4220811292559" calcext:value-type="float">
            <office:annotation draw:style-name="gr2" draw:text-style-name="P2" svg:width="122.49pt" svg:height="63.01pt" svg:x="310pt" svg:y="1957.49pt" draw:caption-point-x="-11.54pt" draw:caption-point-y="7.77pt">
              <dc:date>2020-04-19T00:00:00</dc:date>
              <text:p text:style-name="P1">P_CA01/-</text:p>
            </office:annotation>
            <text:p>47.4220811292559</text:p>
          </table:table-cell>
          <table:table-cell office:value-type="float" office:value="47.0817983676056" calcext:value-type="float">
            <office:annotation draw:style-name="gr2" draw:text-style-name="P2" svg:width="122.49pt" svg:height="63.01pt" svg:x="369.75pt" svg:y="1957.49pt" draw:caption-point-x="-11.54pt" draw:caption-point-y="7.77pt">
              <dc:date>2020-04-19T00:00:00</dc:date>
              <text:p text:style-name="P1">P_CA25/-</text:p>
            </office:annotation>
            <text:p>47.0817983676056</text:p>
          </table:table-cell>
          <table:table-cell office:value-type="float" office:value="2.67201239375842" calcext:value-type="float">
            <office:annotation draw:style-name="gr2" draw:text-style-name="P2" svg:width="122.51pt" svg:height="63.01pt" svg:x="429.48pt" svg:y="1957.49pt" draw:caption-point-x="-11.54pt" draw:caption-point-y="7.77pt">
              <dc:date>2020-04-19T00:00:00</dc:date>
              <text:p text:style-name="P1">Swirl3_CA99/-</text:p>
            </office:annotation>
            <text:p>2.67201239375842</text:p>
          </table:table-cell>
          <table:table-cell office:value-type="float" office:value="2413.08413759437" calcext:value-type="float">
            <office:annotation draw:style-name="gr2" draw:text-style-name="P2" svg:width="122.51pt" svg:height="63.01pt" svg:x="489.23pt" svg:y="1957.49pt" draw:caption-point-x="-11.54pt" draw:caption-point-y="7.77pt">
              <dc:date>2020-04-19T00:00:00</dc:date>
              <text:p text:style-name="P1">TB_CA70/-</text:p>
            </office:annotation>
            <text:p>2413.08413759437</text:p>
          </table:table-cell>
          <table:table-cell office:value-type="float" office:value="986.751697564175" calcext:value-type="float">
            <office:annotation draw:style-name="gr2" draw:text-style-name="P2" svg:width="122.51pt" svg:height="63.01pt" svg:x="548.99pt" svg:y="1957.49pt" draw:caption-point-x="-11.54pt" draw:caption-point-y="7.77pt">
              <dc:date>2020-04-19T00:00:00</dc:date>
              <text:p text:style-name="P1">Temp_CA05/-</text:p>
            </office:annotation>
            <text:p>986.751697564175</text:p>
          </table:table-cell>
          <table:table-cell office:value-type="float" office:value="1098.46851931726" calcext:value-type="float">
            <office:annotation draw:style-name="gr2" draw:text-style-name="P2" svg:width="122.51pt" svg:height="63.01pt" svg:x="608.74pt" svg:y="1957.49pt" draw:caption-point-x="-11.54pt" draw:caption-point-y="7.77pt">
              <dc:date>2020-04-19T00:00:00</dc:date>
              <text:p text:style-name="P1">Temp_CA50/-</text:p>
            </office:annotation>
            <text:p>1098.46851931726</text:p>
          </table:table-cell>
          <table:table-cell office:value-type="float" office:value="0.183671598749849" calcext:value-type="float">
            <office:annotation draw:style-name="gr2" draw:text-style-name="P2" svg:width="122.51pt" svg:height="63.01pt" svg:x="668.49pt" svg:y="1957.49pt" draw:caption-point-x="-11.54pt" draw:caption-point-y="7.77pt">
              <dc:date>2020-04-19T00:00:00</dc:date>
              <text:p text:style-name="P1">TO2_CA50/-</text:p>
            </office:annotation>
            <text:p>0.183671598749849</text:p>
          </table:table-cell>
          <table:table-cell office:value-type="float" office:value="0.21987762741138" calcext:value-type="float">
            <office:annotation draw:style-name="gr2" draw:text-style-name="P2" svg:width="122.49pt" svg:height="63.01pt" svg:x="728.25pt" svg:y="1957.49pt" draw:caption-point-x="-11.54pt" draw:caption-point-y="7.77pt">
              <dc:date>2020-04-19T00:00:00</dc:date>
              <text:p text:style-name="P1">Vol_CA99/-</text:p>
            </office:annotation>
            <text:p>0.21987762741138</text:p>
          </table:table-cell>
          <table:table-cell office:value-type="float" office:value="2.82113067066631" calcext:value-type="float">
            <text:p>2.82113067066631</text:p>
          </table:table-cell>
          <table:table-cell office:value-type="float" office:value="0.977697838723603" calcext:value-type="float">
            <text:p>0.977697838723603</text:p>
          </table:table-cell>
          <table:table-cell table:style-name="ce4" office:value-type="float" office:value="0.000000006301846" calcext:value-type="float">
            <text:p>6.30E-09</text:p>
          </table:table-cell>
          <table:table-cell office:value-type="float" office:value="94.0499405903878" calcext:value-type="float">
            <text:p>94.0499405903878</text:p>
          </table:table-cell>
          <table:table-cell office:value-type="float" office:value="68.2497407535632" calcext:value-type="float">
            <text:p>68.2497407535632</text:p>
          </table:table-cell>
          <table:table-cell table:number-columns-repeated="1007"/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ce3" office:value-type="float" office:value="47.87228" calcext:value-type="float">
            <text:p>47.87228</text:p>
          </table:table-cell>
          <table:table-cell office:value-type="float" office:value="123.94857" calcext:value-type="float">
            <office:annotation draw:style-name="gr2" draw:text-style-name="P2" svg:width="122.51pt" svg:height="63.01pt" svg:x="190.49pt" svg:y="1972.49pt" draw:caption-point-x="-11.54pt" draw:caption-point-y="7.8pt">
              <dc:date>2020-04-19T00:00:00</dc:date>
              <text:p text:style-name="P1">HRR_max/-</text:p>
            </office:annotation>
            <text:p>123.94857</text:p>
          </table:table-cell>
          <table:table-cell office:value-type="float" office:value="535.747180473057" calcext:value-type="float">
            <text:p>535.747180473057</text:p>
          </table:table-cell>
          <table:table-cell office:value-type="float" office:value="51.4584613253865" calcext:value-type="float">
            <office:annotation draw:style-name="gr2" draw:text-style-name="P2" svg:width="122.49pt" svg:height="63.01pt" svg:x="310pt" svg:y="1972.49pt" draw:caption-point-x="-11.54pt" draw:caption-point-y="7.8pt">
              <dc:date>2020-04-19T00:00:00</dc:date>
              <text:p text:style-name="P1">P_CA01/-</text:p>
            </office:annotation>
            <text:p>51.4584613253865</text:p>
          </table:table-cell>
          <table:table-cell office:value-type="float" office:value="56.3401066257423" calcext:value-type="float">
            <office:annotation draw:style-name="gr2" draw:text-style-name="P2" svg:width="122.49pt" svg:height="63.01pt" svg:x="369.75pt" svg:y="1972.49pt" draw:caption-point-x="-11.54pt" draw:caption-point-y="7.8pt">
              <dc:date>2020-04-19T00:00:00</dc:date>
              <text:p text:style-name="P1">P_CA25/-</text:p>
            </office:annotation>
            <text:p>56.3401066257423</text:p>
          </table:table-cell>
          <table:table-cell office:value-type="float" office:value="2.31684670555738" calcext:value-type="float">
            <office:annotation draw:style-name="gr2" draw:text-style-name="P2" svg:width="122.51pt" svg:height="63.01pt" svg:x="429.48pt" svg:y="1972.49pt" draw:caption-point-x="-11.54pt" draw:caption-point-y="7.8pt">
              <dc:date>2020-04-19T00:00:00</dc:date>
              <text:p text:style-name="P1">Swirl3_CA99/-</text:p>
            </office:annotation>
            <text:p>2.31684670555738</text:p>
          </table:table-cell>
          <table:table-cell office:value-type="float" office:value="2478.34669687492" calcext:value-type="float">
            <office:annotation draw:style-name="gr2" draw:text-style-name="P2" svg:width="122.51pt" svg:height="63.01pt" svg:x="489.23pt" svg:y="1972.49pt" draw:caption-point-x="-11.54pt" draw:caption-point-y="7.8pt">
              <dc:date>2020-04-19T00:00:00</dc:date>
              <text:p text:style-name="P1">TB_CA70/-</text:p>
            </office:annotation>
            <text:p>2478.34669687492</text:p>
          </table:table-cell>
          <table:table-cell office:value-type="float" office:value="1010.24666422824" calcext:value-type="float">
            <office:annotation draw:style-name="gr2" draw:text-style-name="P2" svg:width="122.51pt" svg:height="63.01pt" svg:x="548.99pt" svg:y="1972.49pt" draw:caption-point-x="-11.54pt" draw:caption-point-y="7.8pt">
              <dc:date>2020-04-19T00:00:00</dc:date>
              <text:p text:style-name="P1">Temp_CA05/-</text:p>
            </office:annotation>
            <text:p>1010.24666422824</text:p>
          </table:table-cell>
          <table:table-cell office:value-type="float" office:value="1224.79909087204" calcext:value-type="float">
            <office:annotation draw:style-name="gr2" draw:text-style-name="P2" svg:width="122.51pt" svg:height="63.01pt" svg:x="608.74pt" svg:y="1972.49pt" draw:caption-point-x="-11.54pt" draw:caption-point-y="7.8pt">
              <dc:date>2020-04-19T00:00:00</dc:date>
              <text:p text:style-name="P1">Temp_CA50/-</text:p>
            </office:annotation>
            <text:p>1224.79909087204</text:p>
          </table:table-cell>
          <table:table-cell office:value-type="float" office:value="0.163233312996149" calcext:value-type="float">
            <office:annotation draw:style-name="gr2" draw:text-style-name="P2" svg:width="122.51pt" svg:height="63.01pt" svg:x="668.49pt" svg:y="1972.49pt" draw:caption-point-x="-11.54pt" draw:caption-point-y="7.8pt">
              <dc:date>2020-04-19T00:00:00</dc:date>
              <text:p text:style-name="P1">TO2_CA50/-</text:p>
            </office:annotation>
            <text:p>0.163233312996149</text:p>
          </table:table-cell>
          <table:table-cell office:value-type="float" office:value="0.339017959174614" calcext:value-type="float">
            <office:annotation draw:style-name="gr2" draw:text-style-name="P2" svg:width="122.49pt" svg:height="63.01pt" svg:x="728.25pt" svg:y="1972.49pt" draw:caption-point-x="-11.54pt" draw:caption-point-y="7.8pt">
              <dc:date>2020-04-19T00:00:00</dc:date>
              <text:p text:style-name="P1">Vol_CA99/-</text:p>
            </office:annotation>
            <text:p>0.339017959174614</text:p>
          </table:table-cell>
          <table:table-cell office:value-type="float" office:value="2.62069767928747" calcext:value-type="float">
            <text:p>2.62069767928747</text:p>
          </table:table-cell>
          <table:table-cell office:value-type="float" office:value="1.12117846416776" calcext:value-type="float">
            <text:p>1.12117846416776</text:p>
          </table:table-cell>
          <table:table-cell table:style-name="ce4" office:value-type="float" office:value="0.00000035665448" calcext:value-type="float">
            <text:p>3.57E-07</text:p>
          </table:table-cell>
          <table:table-cell office:value-type="float" office:value="95.6589642254377" calcext:value-type="float">
            <text:p>95.6589642254377</text:p>
          </table:table-cell>
          <table:table-cell office:value-type="float" office:value="60.7819928693876" calcext:value-type="float">
            <text:p>60.7819928693876</text:p>
          </table:table-cell>
          <table:table-cell table:number-columns-repeated="1007"/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3" office:value-type="float" office:value="42.75651" calcext:value-type="float">
            <text:p>42.75651</text:p>
          </table:table-cell>
          <table:table-cell office:value-type="float" office:value="158.19714" calcext:value-type="float">
            <office:annotation draw:style-name="gr1" draw:text-style-name="P2" svg:width="122.51pt" svg:height="62.99pt" svg:x="190.49pt" svg:y="1987.51pt" draw:caption-point-x="-11.54pt" draw:caption-point-y="7.77pt">
              <dc:date>2020-04-19T00:00:00</dc:date>
              <text:p text:style-name="P1">HRR_max/-</text:p>
            </office:annotation>
            <text:p>158.19714</text:p>
          </table:table-cell>
          <table:table-cell office:value-type="float" office:value="953.643817350369" calcext:value-type="float">
            <text:p>953.643817350369</text:p>
          </table:table-cell>
          <table:table-cell office:value-type="float" office:value="62.6830195086865" calcext:value-type="float">
            <office:annotation draw:style-name="gr1" draw:text-style-name="P2" svg:width="122.49pt" svg:height="62.99pt" svg:x="310pt" svg:y="1987.51pt" draw:caption-point-x="-11.54pt" draw:caption-point-y="7.77pt">
              <dc:date>2020-04-19T00:00:00</dc:date>
              <text:p text:style-name="P1">P_CA01/-</text:p>
            </office:annotation>
            <text:p>62.6830195086865</text:p>
          </table:table-cell>
          <table:table-cell office:value-type="float" office:value="66.7685938288695" calcext:value-type="float">
            <office:annotation draw:style-name="gr1" draw:text-style-name="P2" svg:width="122.49pt" svg:height="62.99pt" svg:x="369.75pt" svg:y="1987.51pt" draw:caption-point-x="-11.54pt" draw:caption-point-y="7.77pt">
              <dc:date>2020-04-19T00:00:00</dc:date>
              <text:p text:style-name="P1">P_CA25/-</text:p>
            </office:annotation>
            <text:p>66.7685938288695</text:p>
          </table:table-cell>
          <table:table-cell office:value-type="float" office:value="2.06770950729073" calcext:value-type="float">
            <office:annotation draw:style-name="gr1" draw:text-style-name="P2" svg:width="122.51pt" svg:height="62.99pt" svg:x="429.48pt" svg:y="1987.51pt" draw:caption-point-x="-11.54pt" draw:caption-point-y="7.77pt">
              <dc:date>2020-04-19T00:00:00</dc:date>
              <text:p text:style-name="P1">Swirl3_CA99/-</text:p>
            </office:annotation>
            <text:p>2.06770950729073</text:p>
          </table:table-cell>
          <table:table-cell office:value-type="float" office:value="2542.13449416713" calcext:value-type="float">
            <office:annotation draw:style-name="gr1" draw:text-style-name="P2" svg:width="122.51pt" svg:height="62.99pt" svg:x="489.23pt" svg:y="1987.51pt" draw:caption-point-x="-11.54pt" draw:caption-point-y="7.77pt">
              <dc:date>2020-04-19T00:00:00</dc:date>
              <text:p text:style-name="P1">TB_CA70/-</text:p>
            </office:annotation>
            <text:p>2542.13449416713</text:p>
          </table:table-cell>
          <table:table-cell office:value-type="float" office:value="1026.52676870057" calcext:value-type="float">
            <office:annotation draw:style-name="gr1" draw:text-style-name="P2" svg:width="122.51pt" svg:height="62.99pt" svg:x="548.99pt" svg:y="1987.51pt" draw:caption-point-x="-11.54pt" draw:caption-point-y="7.77pt">
              <dc:date>2020-04-19T00:00:00</dc:date>
              <text:p text:style-name="P1">Temp_CA05/-</text:p>
            </office:annotation>
            <text:p>1026.52676870057</text:p>
          </table:table-cell>
          <table:table-cell office:value-type="float" office:value="1354.05391368191" calcext:value-type="float">
            <office:annotation draw:style-name="gr1" draw:text-style-name="P2" svg:width="122.51pt" svg:height="62.99pt" svg:x="608.74pt" svg:y="1987.51pt" draw:caption-point-x="-11.54pt" draw:caption-point-y="7.77pt">
              <dc:date>2020-04-19T00:00:00</dc:date>
              <text:p text:style-name="P1">Temp_CA50/-</text:p>
            </office:annotation>
            <text:p>1354.05391368191</text:p>
          </table:table-cell>
          <table:table-cell office:value-type="float" office:value="0.149465242244617" calcext:value-type="float">
            <office:annotation draw:style-name="gr1" draw:text-style-name="P2" svg:width="122.51pt" svg:height="62.99pt" svg:x="668.49pt" svg:y="1987.51pt" draw:caption-point-x="-11.54pt" draw:caption-point-y="7.77pt">
              <dc:date>2020-04-19T00:00:00</dc:date>
              <text:p text:style-name="P1">TO2_CA50/-</text:p>
            </office:annotation>
            <text:p>0.149465242244617</text:p>
          </table:table-cell>
          <table:table-cell office:value-type="float" office:value="0.504945127902789" calcext:value-type="float">
            <office:annotation draw:style-name="gr1" draw:text-style-name="P2" svg:width="122.49pt" svg:height="62.99pt" svg:x="728.25pt" svg:y="1987.51pt" draw:caption-point-x="-11.54pt" draw:caption-point-y="7.77pt">
              <dc:date>2020-04-19T00:00:00</dc:date>
              <text:p text:style-name="P1">Vol_CA99/-</text:p>
            </office:annotation>
            <text:p>0.504945127902789</text:p>
          </table:table-cell>
          <table:table-cell office:value-type="float" office:value="1.77537052819033" calcext:value-type="float">
            <text:p>1.77537052819033</text:p>
          </table:table-cell>
          <table:table-cell office:value-type="float" office:value="1.17397068378582" calcext:value-type="float">
            <text:p>1.17397068378582</text:p>
          </table:table-cell>
          <table:table-cell table:style-name="ce4" office:value-type="float" office:value="0.0000015921734" calcext:value-type="float">
            <text:p>1.59E-06</text:p>
          </table:table-cell>
          <table:table-cell office:value-type="float" office:value="43.4076382044121" calcext:value-type="float">
            <text:p>43.4076382044121</text:p>
          </table:table-cell>
          <table:table-cell office:value-type="float" office:value="47.5402396526807" calcext:value-type="float">
            <text:p>47.5402396526807</text:p>
          </table:table-cell>
          <table:table-cell table:number-columns-repeated="1007"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3" office:value-type="float" office:value="34.55836" calcext:value-type="float">
            <text:p>34.55836</text:p>
          </table:table-cell>
          <table:table-cell office:value-type="float" office:value="180.63254" calcext:value-type="float">
            <office:annotation draw:style-name="gr1" draw:text-style-name="P2" svg:width="122.51pt" svg:height="62.99pt" svg:x="190.49pt" svg:y="2002.51pt" draw:caption-point-x="-11.54pt" draw:caption-point-y="7.77pt">
              <dc:date>2020-04-19T00:00:00</dc:date>
              <text:p text:style-name="P1">HRR_max/-</text:p>
            </office:annotation>
            <text:p>180.63254</text:p>
          </table:table-cell>
          <table:table-cell office:value-type="float" office:value="1398.54460451117" calcext:value-type="float">
            <text:p>1398.54460451117</text:p>
          </table:table-cell>
          <table:table-cell office:value-type="float" office:value="70.0389000830121" calcext:value-type="float">
            <office:annotation draw:style-name="gr1" draw:text-style-name="P2" svg:width="122.49pt" svg:height="62.99pt" svg:x="310pt" svg:y="2002.51pt" draw:caption-point-x="-11.54pt" draw:caption-point-y="7.77pt">
              <dc:date>2020-04-19T00:00:00</dc:date>
              <text:p text:style-name="P1">P_CA01/-</text:p>
            </office:annotation>
            <text:p>70.0389000830121</text:p>
          </table:table-cell>
          <table:table-cell office:value-type="float" office:value="80.3974856931783" calcext:value-type="float">
            <office:annotation draw:style-name="gr1" draw:text-style-name="P2" svg:width="122.49pt" svg:height="62.99pt" svg:x="369.75pt" svg:y="2002.51pt" draw:caption-point-x="-11.54pt" draw:caption-point-y="7.77pt">
              <dc:date>2020-04-19T00:00:00</dc:date>
              <text:p text:style-name="P1">P_CA25/-</text:p>
            </office:annotation>
            <text:p>80.3974856931783</text:p>
          </table:table-cell>
          <table:table-cell office:value-type="float" office:value="1.98741255762686" calcext:value-type="float">
            <office:annotation draw:style-name="gr1" draw:text-style-name="P2" svg:width="122.51pt" svg:height="62.99pt" svg:x="429.48pt" svg:y="2002.51pt" draw:caption-point-x="-11.54pt" draw:caption-point-y="7.77pt">
              <dc:date>2020-04-19T00:00:00</dc:date>
              <text:p text:style-name="P1">Swirl3_CA99/-</text:p>
            </office:annotation>
            <text:p>1.98741255762686</text:p>
          </table:table-cell>
          <table:table-cell office:value-type="float" office:value="2529.71591101284" calcext:value-type="float">
            <office:annotation draw:style-name="gr1" draw:text-style-name="P2" svg:width="122.51pt" svg:height="62.99pt" svg:x="489.23pt" svg:y="2002.51pt" draw:caption-point-x="-11.54pt" draw:caption-point-y="7.77pt">
              <dc:date>2020-04-19T00:00:00</dc:date>
              <text:p text:style-name="P1">TB_CA70/-</text:p>
            </office:annotation>
            <text:p>2529.71591101284</text:p>
          </table:table-cell>
          <table:table-cell office:value-type="float" office:value="1044.67214010815" calcext:value-type="float">
            <office:annotation draw:style-name="gr1" draw:text-style-name="P2" svg:width="122.51pt" svg:height="62.99pt" svg:x="548.99pt" svg:y="2002.51pt" draw:caption-point-x="-11.54pt" draw:caption-point-y="7.77pt">
              <dc:date>2020-04-19T00:00:00</dc:date>
              <text:p text:style-name="P1">Temp_CA05/-</text:p>
            </office:annotation>
            <text:p>1044.67214010815</text:p>
          </table:table-cell>
          <table:table-cell office:value-type="float" office:value="1483.62550799452" calcext:value-type="float">
            <office:annotation draw:style-name="gr1" draw:text-style-name="P2" svg:width="122.51pt" svg:height="62.99pt" svg:x="608.74pt" svg:y="2002.51pt" draw:caption-point-x="-11.54pt" draw:caption-point-y="7.77pt">
              <dc:date>2020-04-19T00:00:00</dc:date>
              <text:p text:style-name="P1">Temp_CA50/-</text:p>
            </office:annotation>
            <text:p>1483.62550799452</text:p>
          </table:table-cell>
          <table:table-cell office:value-type="float" office:value="0.136305745758596" calcext:value-type="float">
            <office:annotation draw:style-name="gr1" draw:text-style-name="P2" svg:width="122.51pt" svg:height="62.99pt" svg:x="668.49pt" svg:y="2002.51pt" draw:caption-point-x="-11.54pt" draw:caption-point-y="7.77pt">
              <dc:date>2020-04-19T00:00:00</dc:date>
              <text:p text:style-name="P1">TO2_CA50/-</text:p>
            </office:annotation>
            <text:p>0.136305745758596</text:p>
          </table:table-cell>
          <table:table-cell office:value-type="float" office:value="0.594603811127841" calcext:value-type="float">
            <office:annotation draw:style-name="gr1" draw:text-style-name="P2" svg:width="122.49pt" svg:height="62.99pt" svg:x="728.25pt" svg:y="2002.51pt" draw:caption-point-x="-11.54pt" draw:caption-point-y="7.77pt">
              <dc:date>2020-04-19T00:00:00</dc:date>
              <text:p text:style-name="P1">Vol_CA99/-</text:p>
            </office:annotation>
            <text:p>0.594603811127841</text:p>
          </table:table-cell>
          <table:table-cell office:value-type="float" office:value="1.16699745516505" calcext:value-type="float">
            <text:p>1.16699745516505</text:p>
          </table:table-cell>
          <table:table-cell office:value-type="float" office:value="2.27039127820029" calcext:value-type="float">
            <text:p>2.27039127820029</text:p>
          </table:table-cell>
          <table:table-cell table:style-name="ce4" office:value-type="float" office:value="0.0000027937958" calcext:value-type="float">
            <text:p>2.79E-06</text:p>
          </table:table-cell>
          <table:table-cell office:value-type="float" office:value="23.8824319727714" calcext:value-type="float">
            <text:p>23.8824319727714</text:p>
          </table:table-cell>
          <table:table-cell office:value-type="float" office:value="36.7396519186206" calcext:value-type="float">
            <text:p>36.7396519186206</text:p>
          </table:table-cell>
          <table:table-cell table:number-columns-repeated="1007"/>
        </table:table-row>
        <table:table-row table:style-name="ro1">
          <table:table-cell office:value-type="float" office:value="181" calcext:value-type="float">
            <text:p>181</text:p>
          </table:table-cell>
          <table:table-cell table:style-name="ce3" office:value-type="float" office:value="31.26416" calcext:value-type="float">
            <text:p>31.26416</text:p>
          </table:table-cell>
          <table:table-cell office:value-type="float" office:value="199.40091" calcext:value-type="float">
            <office:annotation draw:style-name="gr2" draw:text-style-name="P2" svg:width="122.51pt" svg:height="63.01pt" svg:x="190.49pt" svg:y="2017.5pt" draw:caption-point-x="-11.54pt" draw:caption-point-y="7.77pt">
              <dc:date>2020-04-19T00:00:00</dc:date>
              <text:p text:style-name="P1">HRR_max/-</text:p>
            </office:annotation>
            <text:p>199.40091</text:p>
          </table:table-cell>
          <table:table-cell office:value-type="float" office:value="1816.84224099692" calcext:value-type="float">
            <text:p>1816.84224099692</text:p>
          </table:table-cell>
          <table:table-cell office:value-type="float" office:value="72.1737627619874" calcext:value-type="float">
            <office:annotation draw:style-name="gr2" draw:text-style-name="P2" svg:width="122.49pt" svg:height="63.01pt" svg:x="310pt" svg:y="2017.5pt" draw:caption-point-x="-11.54pt" draw:caption-point-y="7.77pt">
              <dc:date>2020-04-19T00:00:00</dc:date>
              <text:p text:style-name="P1">P_CA01/-</text:p>
            </office:annotation>
            <text:p>72.1737627619874</text:p>
          </table:table-cell>
          <table:table-cell office:value-type="float" office:value="100.193405194696" calcext:value-type="float">
            <office:annotation draw:style-name="gr2" draw:text-style-name="P2" svg:width="122.49pt" svg:height="63.01pt" svg:x="369.75pt" svg:y="2017.5pt" draw:caption-point-x="-11.54pt" draw:caption-point-y="7.77pt">
              <dc:date>2020-04-19T00:00:00</dc:date>
              <text:p text:style-name="P1">P_CA25/-</text:p>
            </office:annotation>
            <text:p>100.193405194696</text:p>
          </table:table-cell>
          <table:table-cell office:value-type="float" office:value="2.00290131536357" calcext:value-type="float">
            <office:annotation draw:style-name="gr2" draw:text-style-name="P2" svg:width="122.51pt" svg:height="63.01pt" svg:x="429.48pt" svg:y="2017.5pt" draw:caption-point-x="-11.54pt" draw:caption-point-y="7.77pt">
              <dc:date>2020-04-19T00:00:00</dc:date>
              <text:p text:style-name="P1">Swirl3_CA99/-</text:p>
            </office:annotation>
            <text:p>2.00290131536357</text:p>
          </table:table-cell>
          <table:table-cell office:value-type="float" office:value="2528.59969520987" calcext:value-type="float">
            <office:annotation draw:style-name="gr2" draw:text-style-name="P2" svg:width="122.51pt" svg:height="63.01pt" svg:x="489.23pt" svg:y="2017.5pt" draw:caption-point-x="-11.54pt" draw:caption-point-y="7.77pt">
              <dc:date>2020-04-19T00:00:00</dc:date>
              <text:p text:style-name="P1">TB_CA70/-</text:p>
            </office:annotation>
            <text:p>2528.59969520987</text:p>
          </table:table-cell>
          <table:table-cell office:value-type="float" office:value="1069.27811667853" calcext:value-type="float">
            <office:annotation draw:style-name="gr2" draw:text-style-name="P2" svg:width="122.51pt" svg:height="63.01pt" svg:x="548.99pt" svg:y="2017.5pt" draw:caption-point-x="-11.54pt" draw:caption-point-y="7.77pt">
              <dc:date>2020-04-19T00:00:00</dc:date>
              <text:p text:style-name="P1">Temp_CA05/-</text:p>
            </office:annotation>
            <text:p>1069.27811667853</text:p>
          </table:table-cell>
          <table:table-cell office:value-type="float" office:value="1608.69624381782" calcext:value-type="float">
            <office:annotation draw:style-name="gr2" draw:text-style-name="P2" svg:width="122.51pt" svg:height="63.01pt" svg:x="608.74pt" svg:y="2017.5pt" draw:caption-point-x="-11.54pt" draw:caption-point-y="7.77pt">
              <dc:date>2020-04-19T00:00:00</dc:date>
              <text:p text:style-name="P1">Temp_CA50/-</text:p>
            </office:annotation>
            <text:p>1608.69624381782</text:p>
          </table:table-cell>
          <table:table-cell office:value-type="float" office:value="0.129269635761446" calcext:value-type="float">
            <office:annotation draw:style-name="gr2" draw:text-style-name="P2" svg:width="122.51pt" svg:height="63.01pt" svg:x="668.49pt" svg:y="2017.5pt" draw:caption-point-x="-11.54pt" draw:caption-point-y="7.77pt">
              <dc:date>2020-04-19T00:00:00</dc:date>
              <text:p text:style-name="P1">TO2_CA50/-</text:p>
            </office:annotation>
            <text:p>0.129269635761446</text:p>
          </table:table-cell>
          <table:table-cell office:value-type="float" office:value="0.578779502912431" calcext:value-type="float">
            <office:annotation draw:style-name="gr2" draw:text-style-name="P2" svg:width="122.49pt" svg:height="63.01pt" svg:x="728.25pt" svg:y="2017.5pt" draw:caption-point-x="-11.54pt" draw:caption-point-y="7.77pt">
              <dc:date>2020-04-19T00:00:00</dc:date>
              <text:p text:style-name="P1">Vol_CA99/-</text:p>
            </office:annotation>
            <text:p>0.578779502912431</text:p>
          </table:table-cell>
          <table:table-cell office:value-type="float" office:value="0.726898501867418" calcext:value-type="float">
            <text:p>0.726898501867418</text:p>
          </table:table-cell>
          <table:table-cell office:value-type="float" office:value="2.58469876374898" calcext:value-type="float">
            <text:p>2.58469876374898</text:p>
          </table:table-cell>
          <table:table-cell table:style-name="ce4" office:value-type="float" office:value="0.0000028030368" calcext:value-type="float">
            <text:p>2.80E-06</text:p>
          </table:table-cell>
          <table:table-cell office:value-type="float" office:value="34.6317362030284" calcext:value-type="float">
            <text:p>34.6317362030284</text:p>
          </table:table-cell>
          <table:table-cell office:value-type="float" office:value="31.8752987946223" calcext:value-type="float">
            <text:p>31.8752987946223</text:p>
          </table:table-cell>
          <table:table-cell table:number-columns-repeated="1007"/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3" office:value-type="float" office:value="30.29851" calcext:value-type="float">
            <text:p>30.29851</text:p>
          </table:table-cell>
          <table:table-cell office:value-type="float" office:value="203.95775" calcext:value-type="float">
            <office:annotation draw:style-name="gr2" draw:text-style-name="P2" svg:width="122.51pt" svg:height="63.01pt" svg:x="190.49pt" svg:y="2032.5pt" draw:caption-point-x="-11.54pt" draw:caption-point-y="7.77pt">
              <dc:date>2020-04-19T00:00:00</dc:date>
              <text:p text:style-name="P1">HRR_max/-</text:p>
            </office:annotation>
            <text:p>203.95775</text:p>
          </table:table-cell>
          <table:table-cell office:value-type="float" office:value="1978.20083650694" calcext:value-type="float">
            <text:p>1978.20083650694</text:p>
          </table:table-cell>
          <table:table-cell office:value-type="float" office:value="72.3567187759771" calcext:value-type="float">
            <office:annotation draw:style-name="gr2" draw:text-style-name="P2" svg:width="122.49pt" svg:height="63.01pt" svg:x="310pt" svg:y="2032.5pt" draw:caption-point-x="-11.54pt" draw:caption-point-y="7.77pt">
              <dc:date>2020-04-19T00:00:00</dc:date>
              <text:p text:style-name="P1">P_CA01/-</text:p>
            </office:annotation>
            <text:p>72.3567187759771</text:p>
          </table:table-cell>
          <table:table-cell office:value-type="float" office:value="110.290138023322" calcext:value-type="float">
            <office:annotation draw:style-name="gr2" draw:text-style-name="P2" svg:width="122.49pt" svg:height="63.01pt" svg:x="369.75pt" svg:y="2032.5pt" draw:caption-point-x="-11.54pt" draw:caption-point-y="7.77pt">
              <dc:date>2020-04-19T00:00:00</dc:date>
              <text:p text:style-name="P1">P_CA25/-</text:p>
            </office:annotation>
            <text:p>110.290138023322</text:p>
          </table:table-cell>
          <table:table-cell office:value-type="float" office:value="2.04850552451829" calcext:value-type="float">
            <office:annotation draw:style-name="gr2" draw:text-style-name="P2" svg:width="122.51pt" svg:height="63.01pt" svg:x="429.48pt" svg:y="2032.5pt" draw:caption-point-x="-11.54pt" draw:caption-point-y="7.77pt">
              <dc:date>2020-04-19T00:00:00</dc:date>
              <text:p text:style-name="P1">Swirl3_CA99/-</text:p>
            </office:annotation>
            <text:p>2.04850552451829</text:p>
          </table:table-cell>
          <table:table-cell office:value-type="float" office:value="2535.15410763949" calcext:value-type="float">
            <office:annotation draw:style-name="gr2" draw:text-style-name="P2" svg:width="122.51pt" svg:height="63.01pt" svg:x="489.23pt" svg:y="2032.5pt" draw:caption-point-x="-11.54pt" draw:caption-point-y="7.77pt">
              <dc:date>2020-04-19T00:00:00</dc:date>
              <text:p text:style-name="P1">TB_CA70/-</text:p>
            </office:annotation>
            <text:p>2535.15410763949</text:p>
          </table:table-cell>
          <table:table-cell office:value-type="float" office:value="1079.92210280247" calcext:value-type="float">
            <office:annotation draw:style-name="gr2" draw:text-style-name="P2" svg:width="122.51pt" svg:height="63.01pt" svg:x="548.99pt" svg:y="2032.5pt" draw:caption-point-x="-11.54pt" draw:caption-point-y="7.77pt">
              <dc:date>2020-04-19T00:00:00</dc:date>
              <text:p text:style-name="P1">Temp_CA05/-</text:p>
            </office:annotation>
            <text:p>1079.92210280247</text:p>
          </table:table-cell>
          <table:table-cell office:value-type="float" office:value="1653.84438941126" calcext:value-type="float">
            <office:annotation draw:style-name="gr2" draw:text-style-name="P2" svg:width="122.51pt" svg:height="63.01pt" svg:x="608.74pt" svg:y="2032.5pt" draw:caption-point-x="-11.54pt" draw:caption-point-y="7.77pt">
              <dc:date>2020-04-19T00:00:00</dc:date>
              <text:p text:style-name="P1">Temp_CA50/-</text:p>
            </office:annotation>
            <text:p>1653.84438941126</text:p>
          </table:table-cell>
          <table:table-cell office:value-type="float" office:value="0.1303193091238" calcext:value-type="float">
            <office:annotation draw:style-name="gr2" draw:text-style-name="P2" svg:width="122.51pt" svg:height="63.01pt" svg:x="668.49pt" svg:y="2032.5pt" draw:caption-point-x="-11.54pt" draw:caption-point-y="7.77pt">
              <dc:date>2020-04-19T00:00:00</dc:date>
              <text:p text:style-name="P1">TO2_CA50/-</text:p>
            </office:annotation>
            <text:p>0.1303193091238</text:p>
          </table:table-cell>
          <table:table-cell office:value-type="float" office:value="0.528536433505154" calcext:value-type="float">
            <office:annotation draw:style-name="gr2" draw:text-style-name="P2" svg:width="122.49pt" svg:height="63.01pt" svg:x="728.25pt" svg:y="2032.5pt" draw:caption-point-x="-11.54pt" draw:caption-point-y="7.77pt">
              <dc:date>2020-04-19T00:00:00</dc:date>
              <text:p text:style-name="P1">Vol_CA99/-</text:p>
            </office:annotation>
            <text:p>0.528536433505154</text:p>
          </table:table-cell>
          <table:table-cell office:value-type="float" office:value="0.537960544524541" calcext:value-type="float">
            <text:p>0.537960544524541</text:p>
          </table:table-cell>
          <table:table-cell office:value-type="float" office:value="2.65498291367349" calcext:value-type="float">
            <text:p>2.65498291367349</text:p>
          </table:table-cell>
          <table:table-cell table:style-name="ce4" office:value-type="float" office:value="0.000002209411" calcext:value-type="float">
            <text:p>2.21E-06</text:p>
          </table:table-cell>
          <table:table-cell office:value-type="float" office:value="34.3990484637591" calcext:value-type="float">
            <text:p>34.3990484637591</text:p>
          </table:table-cell>
          <table:table-cell office:value-type="float" office:value="32.0842026373797" calcext:value-type="float">
            <text:p>32.0842026373797</text:p>
          </table:table-cell>
          <table:table-cell table:number-columns-repeated="1007"/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3" office:value-type="float" office:value="58.72712" calcext:value-type="float">
            <text:p>58.72712</text:p>
          </table:table-cell>
          <table:table-cell office:value-type="float" office:value="78.04786" calcext:value-type="float">
            <office:annotation draw:style-name="gr2" draw:text-style-name="P2" svg:width="122.51pt" svg:height="63.01pt" svg:x="190.49pt" svg:y="2047.49pt" draw:caption-point-x="-11.54pt" draw:caption-point-y="7.77pt">
              <dc:date>2020-04-19T00:00:00</dc:date>
              <text:p text:style-name="P1">HRR_max/-</text:p>
            </office:annotation>
            <text:p>78.04786</text:p>
          </table:table-cell>
          <table:table-cell office:value-type="float" office:value="299.188966271083" calcext:value-type="float">
            <text:p>299.188966271083</text:p>
          </table:table-cell>
          <table:table-cell office:value-type="float" office:value="47.5463993798274" calcext:value-type="float">
            <office:annotation draw:style-name="gr2" draw:text-style-name="P2" svg:width="122.49pt" svg:height="63.01pt" svg:x="310pt" svg:y="2047.49pt" draw:caption-point-x="-11.54pt" draw:caption-point-y="7.77pt">
              <dc:date>2020-04-19T00:00:00</dc:date>
              <text:p text:style-name="P1">P_CA01/-</text:p>
            </office:annotation>
            <text:p>47.5463993798274</text:p>
          </table:table-cell>
          <table:table-cell office:value-type="float" office:value="45.9583328574818" calcext:value-type="float">
            <office:annotation draw:style-name="gr2" draw:text-style-name="P2" svg:width="122.49pt" svg:height="63.01pt" svg:x="369.75pt" svg:y="2047.49pt" draw:caption-point-x="-11.54pt" draw:caption-point-y="7.77pt">
              <dc:date>2020-04-19T00:00:00</dc:date>
              <text:p text:style-name="P1">P_CA25/-</text:p>
            </office:annotation>
            <text:p>45.9583328574818</text:p>
          </table:table-cell>
          <table:table-cell office:value-type="float" office:value="2.70477583854262" calcext:value-type="float">
            <office:annotation draw:style-name="gr2" draw:text-style-name="P2" svg:width="122.51pt" svg:height="63.01pt" svg:x="429.48pt" svg:y="2047.49pt" draw:caption-point-x="-11.54pt" draw:caption-point-y="7.77pt">
              <dc:date>2020-04-19T00:00:00</dc:date>
              <text:p text:style-name="P1">Swirl3_CA99/-</text:p>
            </office:annotation>
            <text:p>2.70477583854262</text:p>
          </table:table-cell>
          <table:table-cell office:value-type="float" office:value="2400.86541019092" calcext:value-type="float">
            <office:annotation draw:style-name="gr2" draw:text-style-name="P2" svg:width="122.51pt" svg:height="63.01pt" svg:x="489.23pt" svg:y="2047.49pt" draw:caption-point-x="-11.54pt" draw:caption-point-y="7.77pt">
              <dc:date>2020-04-19T00:00:00</dc:date>
              <text:p text:style-name="P1">TB_CA70/-</text:p>
            </office:annotation>
            <text:p>2400.86541019092</text:p>
          </table:table-cell>
          <table:table-cell office:value-type="float" office:value="987.455652683017" calcext:value-type="float">
            <office:annotation draw:style-name="gr2" draw:text-style-name="P2" svg:width="122.51pt" svg:height="63.01pt" svg:x="548.99pt" svg:y="2047.49pt" draw:caption-point-x="-11.54pt" draw:caption-point-y="7.77pt">
              <dc:date>2020-04-19T00:00:00</dc:date>
              <text:p text:style-name="P1">Temp_CA05/-</text:p>
            </office:annotation>
            <text:p>987.455652683017</text:p>
          </table:table-cell>
          <table:table-cell office:value-type="float" office:value="1093.10219801625" calcext:value-type="float">
            <office:annotation draw:style-name="gr2" draw:text-style-name="P2" svg:width="122.51pt" svg:height="63.01pt" svg:x="608.74pt" svg:y="2047.49pt" draw:caption-point-x="-11.54pt" draw:caption-point-y="7.77pt">
              <dc:date>2020-04-19T00:00:00</dc:date>
              <text:p text:style-name="P1">Temp_CA50/-</text:p>
            </office:annotation>
            <text:p>1093.10219801625</text:p>
          </table:table-cell>
          <table:table-cell office:value-type="float" office:value="0.185570303594242" calcext:value-type="float">
            <office:annotation draw:style-name="gr2" draw:text-style-name="P2" svg:width="122.51pt" svg:height="63.01pt" svg:x="668.49pt" svg:y="2047.49pt" draw:caption-point-x="-11.54pt" draw:caption-point-y="7.77pt">
              <dc:date>2020-04-19T00:00:00</dc:date>
              <text:p text:style-name="P1">TO2_CA50/-</text:p>
            </office:annotation>
            <text:p>0.185570303594242</text:p>
          </table:table-cell>
          <table:table-cell office:value-type="float" office:value="0.232359745189035" calcext:value-type="float">
            <office:annotation draw:style-name="gr2" draw:text-style-name="P2" svg:width="122.49pt" svg:height="63.01pt" svg:x="728.25pt" svg:y="2047.49pt" draw:caption-point-x="-11.54pt" draw:caption-point-y="7.77pt">
              <dc:date>2020-04-19T00:00:00</dc:date>
              <text:p text:style-name="P1">Vol_CA99/-</text:p>
            </office:annotation>
            <text:p>0.232359745189035</text:p>
          </table:table-cell>
          <table:table-cell office:value-type="float" office:value="3.16106293625475" calcext:value-type="float">
            <text:p>3.16106293625475</text:p>
          </table:table-cell>
          <table:table-cell office:value-type="float" office:value="0.944202213709471" calcext:value-type="float">
            <text:p>0.944202213709471</text:p>
          </table:table-cell>
          <table:table-cell table:style-name="ce4" office:value-type="float" office:value="0.000000017148984" calcext:value-type="float">
            <text:p>1.71E-08</text:p>
          </table:table-cell>
          <table:table-cell office:value-type="float" office:value="91.1922756729597" calcext:value-type="float">
            <text:p>91.1922756729597</text:p>
          </table:table-cell>
          <table:table-cell office:value-type="float" office:value="72.4821420429072" calcext:value-type="float">
            <text:p>72.4821420429072</text:p>
          </table:table-cell>
          <table:table-cell table:number-columns-repeated="1007"/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3" office:value-type="float" office:value="47.50204" calcext:value-type="float">
            <text:p>47.50204</text:p>
          </table:table-cell>
          <table:table-cell office:value-type="float" office:value="122.76976" calcext:value-type="float">
            <office:annotation draw:style-name="gr2" draw:text-style-name="P2" svg:width="122.51pt" svg:height="63.01pt" svg:x="190.49pt" svg:y="2062.49pt" draw:caption-point-x="-11.54pt" draw:caption-point-y="7.8pt">
              <dc:date>2020-04-19T00:00:00</dc:date>
              <text:p text:style-name="P1">HRR_max/-</text:p>
            </office:annotation>
            <text:p>122.76976</text:p>
          </table:table-cell>
          <table:table-cell office:value-type="float" office:value="580.756135195012" calcext:value-type="float">
            <text:p>580.756135195012</text:p>
          </table:table-cell>
          <table:table-cell office:value-type="float" office:value="54.5202392291906" calcext:value-type="float">
            <office:annotation draw:style-name="gr2" draw:text-style-name="P2" svg:width="122.49pt" svg:height="63.01pt" svg:x="310pt" svg:y="2062.49pt" draw:caption-point-x="-11.54pt" draw:caption-point-y="7.8pt">
              <dc:date>2020-04-19T00:00:00</dc:date>
              <text:p text:style-name="P1">P_CA01/-</text:p>
            </office:annotation>
            <text:p>54.5202392291906</text:p>
          </table:table-cell>
          <table:table-cell office:value-type="float" office:value="55.736285363817" calcext:value-type="float">
            <office:annotation draw:style-name="gr2" draw:text-style-name="P2" svg:width="122.49pt" svg:height="63.01pt" svg:x="369.75pt" svg:y="2062.49pt" draw:caption-point-x="-11.54pt" draw:caption-point-y="7.8pt">
              <dc:date>2020-04-19T00:00:00</dc:date>
              <text:p text:style-name="P1">P_CA25/-</text:p>
            </office:annotation>
            <text:p>55.736285363817</text:p>
          </table:table-cell>
          <table:table-cell office:value-type="float" office:value="2.34481841181728" calcext:value-type="float">
            <office:annotation draw:style-name="gr2" draw:text-style-name="P2" svg:width="122.51pt" svg:height="63.01pt" svg:x="429.48pt" svg:y="2062.49pt" draw:caption-point-x="-11.54pt" draw:caption-point-y="7.8pt">
              <dc:date>2020-04-19T00:00:00</dc:date>
              <text:p text:style-name="P1">Swirl3_CA99/-</text:p>
            </office:annotation>
            <text:p>2.34481841181728</text:p>
          </table:table-cell>
          <table:table-cell office:value-type="float" office:value="2503.43189356403" calcext:value-type="float">
            <office:annotation draw:style-name="gr2" draw:text-style-name="P2" svg:width="122.51pt" svg:height="63.01pt" svg:x="489.23pt" svg:y="2062.49pt" draw:caption-point-x="-11.54pt" draw:caption-point-y="7.8pt">
              <dc:date>2020-04-19T00:00:00</dc:date>
              <text:p text:style-name="P1">TB_CA70/-</text:p>
            </office:annotation>
            <text:p>2503.43189356403</text:p>
          </table:table-cell>
          <table:table-cell office:value-type="float" office:value="1014.2702314034" calcext:value-type="float">
            <office:annotation draw:style-name="gr2" draw:text-style-name="P2" svg:width="122.51pt" svg:height="63.01pt" svg:x="548.99pt" svg:y="2062.49pt" draw:caption-point-x="-11.54pt" draw:caption-point-y="7.8pt">
              <dc:date>2020-04-19T00:00:00</dc:date>
              <text:p text:style-name="P1">Temp_CA05/-</text:p>
            </office:annotation>
            <text:p>1014.2702314034</text:p>
          </table:table-cell>
          <table:table-cell office:value-type="float" office:value="1221.02510310914" calcext:value-type="float">
            <office:annotation draw:style-name="gr2" draw:text-style-name="P2" svg:width="122.51pt" svg:height="63.01pt" svg:x="608.74pt" svg:y="2062.49pt" draw:caption-point-x="-11.54pt" draw:caption-point-y="7.8pt">
              <dc:date>2020-04-19T00:00:00</dc:date>
              <text:p text:style-name="P1">Temp_CA50/-</text:p>
            </office:annotation>
            <text:p>1221.02510310914</text:p>
          </table:table-cell>
          <table:table-cell office:value-type="float" office:value="0.167235457461792" calcext:value-type="float">
            <office:annotation draw:style-name="gr2" draw:text-style-name="P2" svg:width="122.51pt" svg:height="63.01pt" svg:x="668.49pt" svg:y="2062.49pt" draw:caption-point-x="-11.54pt" draw:caption-point-y="7.8pt">
              <dc:date>2020-04-19T00:00:00</dc:date>
              <text:p text:style-name="P1">TO2_CA50/-</text:p>
            </office:annotation>
            <text:p>0.167235457461792</text:p>
          </table:table-cell>
          <table:table-cell office:value-type="float" office:value="0.362495922621649" calcext:value-type="float">
            <office:annotation draw:style-name="gr2" draw:text-style-name="P2" svg:width="122.49pt" svg:height="63.01pt" svg:x="728.25pt" svg:y="2062.49pt" draw:caption-point-x="-11.54pt" draw:caption-point-y="7.8pt">
              <dc:date>2020-04-19T00:00:00</dc:date>
              <text:p text:style-name="P1">Vol_CA99/-</text:p>
            </office:annotation>
            <text:p>0.362495922621649</text:p>
          </table:table-cell>
          <table:table-cell office:value-type="float" office:value="2.3979142583646" calcext:value-type="float">
            <text:p>2.3979142583646</text:p>
          </table:table-cell>
          <table:table-cell office:value-type="float" office:value="2.10458032409261" calcext:value-type="float">
            <text:p>2.10458032409261</text:p>
          </table:table-cell>
          <table:table-cell table:style-name="ce4" office:value-type="float" office:value="0.00000032176692" calcext:value-type="float">
            <text:p>3.22E-07</text:p>
          </table:table-cell>
          <table:table-cell office:value-type="float" office:value="110.317320861337" calcext:value-type="float">
            <text:p>110.317320861337</text:p>
          </table:table-cell>
          <table:table-cell office:value-type="float" office:value="65.7189449863364" calcext:value-type="float">
            <text:p>65.7189449863364</text:p>
          </table:table-cell>
          <table:table-cell table:number-columns-repeated="1007"/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3" office:value-type="float" office:value="42.62436" calcext:value-type="float">
            <text:p>42.62436</text:p>
          </table:table-cell>
          <table:table-cell office:value-type="float" office:value="153.66904" calcext:value-type="float">
            <office:annotation draw:style-name="gr1" draw:text-style-name="P2" svg:width="122.51pt" svg:height="62.99pt" svg:x="190.49pt" svg:y="2077.51pt" draw:caption-point-x="-11.54pt" draw:caption-point-y="7.77pt">
              <dc:date>2020-04-19T00:00:00</dc:date>
              <text:p text:style-name="P1">HRR_max/-</text:p>
            </office:annotation>
            <text:p>153.66904</text:p>
          </table:table-cell>
          <table:table-cell office:value-type="float" office:value="970.966140079838" calcext:value-type="float">
            <text:p>970.966140079838</text:p>
          </table:table-cell>
          <table:table-cell office:value-type="float" office:value="61.6837362774817" calcext:value-type="float">
            <office:annotation draw:style-name="gr1" draw:text-style-name="P2" svg:width="122.49pt" svg:height="62.99pt" svg:x="310pt" svg:y="2077.51pt" draw:caption-point-x="-11.54pt" draw:caption-point-y="7.77pt">
              <dc:date>2020-04-19T00:00:00</dc:date>
              <text:p text:style-name="P1">P_CA01/-</text:p>
            </office:annotation>
            <text:p>61.6837362774817</text:p>
          </table:table-cell>
          <table:table-cell office:value-type="float" office:value="73.1035409472236" calcext:value-type="float">
            <office:annotation draw:style-name="gr1" draw:text-style-name="P2" svg:width="122.49pt" svg:height="62.99pt" svg:x="369.75pt" svg:y="2077.51pt" draw:caption-point-x="-11.54pt" draw:caption-point-y="7.77pt">
              <dc:date>2020-04-19T00:00:00</dc:date>
              <text:p text:style-name="P1">P_CA25/-</text:p>
            </office:annotation>
            <text:p>73.1035409472236</text:p>
          </table:table-cell>
          <table:table-cell office:value-type="float" office:value="2.19698514353343" calcext:value-type="float">
            <office:annotation draw:style-name="gr1" draw:text-style-name="P2" svg:width="122.51pt" svg:height="62.99pt" svg:x="429.48pt" svg:y="2077.51pt" draw:caption-point-x="-11.54pt" draw:caption-point-y="7.77pt">
              <dc:date>2020-04-19T00:00:00</dc:date>
              <text:p text:style-name="P1">Swirl3_CA99/-</text:p>
            </office:annotation>
            <text:p>2.19698514353343</text:p>
          </table:table-cell>
          <table:table-cell office:value-type="float" office:value="2577.30368156296" calcext:value-type="float">
            <office:annotation draw:style-name="gr1" draw:text-style-name="P2" svg:width="122.51pt" svg:height="62.99pt" svg:x="489.23pt" svg:y="2077.51pt" draw:caption-point-x="-11.54pt" draw:caption-point-y="7.77pt">
              <dc:date>2020-04-19T00:00:00</dc:date>
              <text:p text:style-name="P1">TB_CA70/-</text:p>
            </office:annotation>
            <text:p>2577.30368156296</text:p>
          </table:table-cell>
          <table:table-cell office:value-type="float" office:value="1043.45547816388" calcext:value-type="float">
            <office:annotation draw:style-name="gr1" draw:text-style-name="P2" svg:width="122.51pt" svg:height="62.99pt" svg:x="548.99pt" svg:y="2077.51pt" draw:caption-point-x="-11.54pt" draw:caption-point-y="7.77pt">
              <dc:date>2020-04-19T00:00:00</dc:date>
              <text:p text:style-name="P1">Temp_CA05/-</text:p>
            </office:annotation>
            <text:p>1043.45547816388</text:p>
          </table:table-cell>
          <table:table-cell office:value-type="float" office:value="1375.21658611831" calcext:value-type="float">
            <office:annotation draw:style-name="gr1" draw:text-style-name="P2" svg:width="122.51pt" svg:height="62.99pt" svg:x="608.74pt" svg:y="2077.51pt" draw:caption-point-x="-11.54pt" draw:caption-point-y="7.77pt">
              <dc:date>2020-04-19T00:00:00</dc:date>
              <text:p text:style-name="P1">Temp_CA50/-</text:p>
            </office:annotation>
            <text:p>1375.21658611831</text:p>
          </table:table-cell>
          <table:table-cell office:value-type="float" office:value="0.152354693877464" calcext:value-type="float">
            <office:annotation draw:style-name="gr1" draw:text-style-name="P2" svg:width="122.51pt" svg:height="62.99pt" svg:x="668.49pt" svg:y="2077.51pt" draw:caption-point-x="-11.54pt" draw:caption-point-y="7.77pt">
              <dc:date>2020-04-19T00:00:00</dc:date>
              <text:p text:style-name="P1">TO2_CA50/-</text:p>
            </office:annotation>
            <text:p>0.152354693877464</text:p>
          </table:table-cell>
          <table:table-cell office:value-type="float" office:value="0.460741746293744" calcext:value-type="float">
            <office:annotation draw:style-name="gr1" draw:text-style-name="P2" svg:width="122.49pt" svg:height="62.99pt" svg:x="728.25pt" svg:y="2077.51pt" draw:caption-point-x="-11.54pt" draw:caption-point-y="7.77pt">
              <dc:date>2020-04-19T00:00:00</dc:date>
              <text:p text:style-name="P1">Vol_CA99/-</text:p>
            </office:annotation>
            <text:p>0.460741746293744</text:p>
          </table:table-cell>
          <table:table-cell office:value-type="float" office:value="1.62587981938327" calcext:value-type="float">
            <text:p>1.62587981938327</text:p>
          </table:table-cell>
          <table:table-cell office:value-type="float" office:value="1.1924612143348" calcext:value-type="float">
            <text:p>1.1924612143348</text:p>
          </table:table-cell>
          <table:table-cell table:style-name="ce4" office:value-type="float" office:value="0.000001201247" calcext:value-type="float">
            <text:p>1.20E-06</text:p>
          </table:table-cell>
          <table:table-cell office:value-type="float" office:value="49.8487021946696" calcext:value-type="float">
            <text:p>49.8487021946696</text:p>
          </table:table-cell>
          <table:table-cell office:value-type="float" office:value="50.0943652376217" calcext:value-type="float">
            <text:p>50.0943652376217</text:p>
          </table:table-cell>
          <table:table-cell table:number-columns-repeated="1007"/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3" office:value-type="float" office:value="39.32188" calcext:value-type="float">
            <text:p>39.32188</text:p>
          </table:table-cell>
          <table:table-cell office:value-type="float" office:value="180.97888" calcext:value-type="float">
            <office:annotation draw:style-name="gr1" draw:text-style-name="P2" svg:width="122.51pt" svg:height="62.99pt" svg:x="190.49pt" svg:y="2092.51pt" draw:caption-point-x="-11.54pt" draw:caption-point-y="7.77pt">
              <dc:date>2020-04-19T00:00:00</dc:date>
              <text:p text:style-name="P1">HRR_max/-</text:p>
            </office:annotation>
            <text:p>180.97888</text:p>
          </table:table-cell>
          <table:table-cell office:value-type="float" office:value="1439.54455268591" calcext:value-type="float">
            <text:p>1439.54455268591</text:p>
          </table:table-cell>
          <table:table-cell office:value-type="float" office:value="67.1260906776923" calcext:value-type="float">
            <office:annotation draw:style-name="gr1" draw:text-style-name="P2" svg:width="122.49pt" svg:height="62.99pt" svg:x="310pt" svg:y="2092.51pt" draw:caption-point-x="-11.54pt" draw:caption-point-y="7.77pt">
              <dc:date>2020-04-19T00:00:00</dc:date>
              <text:p text:style-name="P1">P_CA01/-</text:p>
            </office:annotation>
            <text:p>67.1260906776923</text:p>
          </table:table-cell>
          <table:table-cell office:value-type="float" office:value="94.9493218102466" calcext:value-type="float">
            <office:annotation draw:style-name="gr1" draw:text-style-name="P2" svg:width="122.49pt" svg:height="62.99pt" svg:x="369.75pt" svg:y="2092.51pt" draw:caption-point-x="-11.54pt" draw:caption-point-y="7.77pt">
              <dc:date>2020-04-19T00:00:00</dc:date>
              <text:p text:style-name="P1">P_CA25/-</text:p>
            </office:annotation>
            <text:p>94.9493218102466</text:p>
          </table:table-cell>
          <table:table-cell office:value-type="float" office:value="2.18129347078891" calcext:value-type="float">
            <office:annotation draw:style-name="gr1" draw:text-style-name="P2" svg:width="122.51pt" svg:height="62.99pt" svg:x="429.48pt" svg:y="2092.51pt" draw:caption-point-x="-11.54pt" draw:caption-point-y="7.77pt">
              <dc:date>2020-04-19T00:00:00</dc:date>
              <text:p text:style-name="P1">Swirl3_CA99/-</text:p>
            </office:annotation>
            <text:p>2.18129347078891</text:p>
          </table:table-cell>
          <table:table-cell office:value-type="float" office:value="2589.33980972652" calcext:value-type="float">
            <office:annotation draw:style-name="gr1" draw:text-style-name="P2" svg:width="122.51pt" svg:height="62.99pt" svg:x="489.23pt" svg:y="2092.51pt" draw:caption-point-x="-11.54pt" draw:caption-point-y="7.77pt">
              <dc:date>2020-04-19T00:00:00</dc:date>
              <text:p text:style-name="P1">TB_CA70/-</text:p>
            </office:annotation>
            <text:p>2589.33980972652</text:p>
          </table:table-cell>
          <table:table-cell office:value-type="float" office:value="1062.65905975085" calcext:value-type="float">
            <office:annotation draw:style-name="gr1" draw:text-style-name="P2" svg:width="122.51pt" svg:height="62.99pt" svg:x="548.99pt" svg:y="2092.51pt" draw:caption-point-x="-11.54pt" draw:caption-point-y="7.77pt">
              <dc:date>2020-04-19T00:00:00</dc:date>
              <text:p text:style-name="P1">Temp_CA05/-</text:p>
            </office:annotation>
            <text:p>1062.65905975085</text:p>
          </table:table-cell>
          <table:table-cell office:value-type="float" office:value="1517.05087619326" calcext:value-type="float">
            <office:annotation draw:style-name="gr1" draw:text-style-name="P2" svg:width="122.51pt" svg:height="62.99pt" svg:x="608.74pt" svg:y="2092.51pt" draw:caption-point-x="-11.54pt" draw:caption-point-y="7.77pt">
              <dc:date>2020-04-19T00:00:00</dc:date>
              <text:p text:style-name="P1">Temp_CA50/-</text:p>
            </office:annotation>
            <text:p>1517.05087619326</text:p>
          </table:table-cell>
          <table:table-cell office:value-type="float" office:value="0.143951771542995" calcext:value-type="float">
            <office:annotation draw:style-name="gr1" draw:text-style-name="P2" svg:width="122.51pt" svg:height="62.99pt" svg:x="668.49pt" svg:y="2092.51pt" draw:caption-point-x="-11.54pt" draw:caption-point-y="7.77pt">
              <dc:date>2020-04-19T00:00:00</dc:date>
              <text:p text:style-name="P1">TO2_CA50/-</text:p>
            </office:annotation>
            <text:p>0.143951771542995</text:p>
          </table:table-cell>
          <table:table-cell office:value-type="float" office:value="0.480074130362473" calcext:value-type="float">
            <office:annotation draw:style-name="gr1" draw:text-style-name="P2" svg:width="122.49pt" svg:height="62.99pt" svg:x="728.25pt" svg:y="2092.51pt" draw:caption-point-x="-11.54pt" draw:caption-point-y="7.77pt">
              <dc:date>2020-04-19T00:00:00</dc:date>
              <text:p text:style-name="P1">Vol_CA99/-</text:p>
            </office:annotation>
            <text:p>0.480074130362473</text:p>
          </table:table-cell>
          <table:table-cell office:value-type="float" office:value="0.84212798753092" calcext:value-type="float">
            <text:p>0.84212798753092</text:p>
          </table:table-cell>
          <table:table-cell office:value-type="float" office:value="1.38086809219632" calcext:value-type="float">
            <text:p>1.38086809219632</text:p>
          </table:table-cell>
          <table:table-cell table:style-name="ce4" office:value-type="float" office:value="0.000001589241" calcext:value-type="float">
            <text:p>1.59E-06</text:p>
          </table:table-cell>
          <table:table-cell office:value-type="float" office:value="24.7037273272954" calcext:value-type="float">
            <text:p>24.7037273272954</text:p>
          </table:table-cell>
          <table:table-cell office:value-type="float" office:value="40.4279441296218" calcext:value-type="float">
            <text:p>40.4279441296218</text:p>
          </table:table-cell>
          <table:table-cell table:number-columns-repeated="1007"/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3" office:value-type="float" office:value="33.18341" calcext:value-type="float">
            <text:p>33.18341</text:p>
          </table:table-cell>
          <table:table-cell office:value-type="float" office:value="190.51944" calcext:value-type="float">
            <office:annotation draw:style-name="gr2" draw:text-style-name="P2" svg:width="122.51pt" svg:height="63.01pt" svg:x="190.49pt" svg:y="2107.5pt" draw:caption-point-x="-11.54pt" draw:caption-point-y="7.77pt">
              <dc:date>2020-04-19T00:00:00</dc:date>
              <text:p text:style-name="P1">HRR_max/-</text:p>
            </office:annotation>
            <text:p>190.51944</text:p>
          </table:table-cell>
          <table:table-cell office:value-type="float" office:value="1867.20408031171" calcext:value-type="float">
            <text:p>1867.20408031171</text:p>
          </table:table-cell>
          <table:table-cell office:value-type="float" office:value="71.9167651288599" calcext:value-type="float">
            <office:annotation draw:style-name="gr2" draw:text-style-name="P2" svg:width="122.49pt" svg:height="63.01pt" svg:x="310pt" svg:y="2107.5pt" draw:caption-point-x="-11.54pt" draw:caption-point-y="7.77pt">
              <dc:date>2020-04-19T00:00:00</dc:date>
              <text:p text:style-name="P1">P_CA01/-</text:p>
            </office:annotation>
            <text:p>71.9167651288599</text:p>
          </table:table-cell>
          <table:table-cell office:value-type="float" office:value="111.655779146085" calcext:value-type="float">
            <office:annotation draw:style-name="gr2" draw:text-style-name="P2" svg:width="122.49pt" svg:height="63.01pt" svg:x="369.75pt" svg:y="2107.5pt" draw:caption-point-x="-11.54pt" draw:caption-point-y="7.77pt">
              <dc:date>2020-04-19T00:00:00</dc:date>
              <text:p text:style-name="P1">P_CA25/-</text:p>
            </office:annotation>
            <text:p>111.655779146085</text:p>
          </table:table-cell>
          <table:table-cell office:value-type="float" office:value="2.08864729734784" calcext:value-type="float">
            <office:annotation draw:style-name="gr2" draw:text-style-name="P2" svg:width="122.51pt" svg:height="63.01pt" svg:x="429.48pt" svg:y="2107.5pt" draw:caption-point-x="-11.54pt" draw:caption-point-y="7.77pt">
              <dc:date>2020-04-19T00:00:00</dc:date>
              <text:p text:style-name="P1">Swirl3_CA99/-</text:p>
            </office:annotation>
            <text:p>2.08864729734784</text:p>
          </table:table-cell>
          <table:table-cell office:value-type="float" office:value="2508.14200202824" calcext:value-type="float">
            <office:annotation draw:style-name="gr2" draw:text-style-name="P2" svg:width="122.51pt" svg:height="63.01pt" svg:x="489.23pt" svg:y="2107.5pt" draw:caption-point-x="-11.54pt" draw:caption-point-y="7.77pt">
              <dc:date>2020-04-19T00:00:00</dc:date>
              <text:p text:style-name="P1">TB_CA70/-</text:p>
            </office:annotation>
            <text:p>2508.14200202824</text:p>
          </table:table-cell>
          <table:table-cell office:value-type="float" office:value="1080.14045822871" calcext:value-type="float">
            <office:annotation draw:style-name="gr2" draw:text-style-name="P2" svg:width="122.51pt" svg:height="63.01pt" svg:x="548.99pt" svg:y="2107.5pt" draw:caption-point-x="-11.54pt" draw:caption-point-y="7.77pt">
              <dc:date>2020-04-19T00:00:00</dc:date>
              <text:p text:style-name="P1">Temp_CA05/-</text:p>
            </office:annotation>
            <text:p>1080.14045822871</text:p>
          </table:table-cell>
          <table:table-cell office:value-type="float" office:value="1605.7785001917" calcext:value-type="float">
            <office:annotation draw:style-name="gr2" draw:text-style-name="P2" svg:width="122.51pt" svg:height="63.01pt" svg:x="608.74pt" svg:y="2107.5pt" draw:caption-point-x="-11.54pt" draw:caption-point-y="7.77pt">
              <dc:date>2020-04-19T00:00:00</dc:date>
              <text:p text:style-name="P1">Temp_CA50/-</text:p>
            </office:annotation>
            <text:p>1605.7785001917</text:p>
          </table:table-cell>
          <table:table-cell office:value-type="float" office:value="0.131393231661953" calcext:value-type="float">
            <office:annotation draw:style-name="gr2" draw:text-style-name="P2" svg:width="122.51pt" svg:height="63.01pt" svg:x="668.49pt" svg:y="2107.5pt" draw:caption-point-x="-11.54pt" draw:caption-point-y="7.77pt">
              <dc:date>2020-04-19T00:00:00</dc:date>
              <text:p text:style-name="P1">TO2_CA50/-</text:p>
            </office:annotation>
            <text:p>0.131393231661953</text:p>
          </table:table-cell>
          <table:table-cell office:value-type="float" office:value="0.570246504148249" calcext:value-type="float">
            <office:annotation draw:style-name="gr2" draw:text-style-name="P2" svg:width="122.49pt" svg:height="63.01pt" svg:x="728.25pt" svg:y="2107.5pt" draw:caption-point-x="-11.54pt" draw:caption-point-y="7.77pt">
              <dc:date>2020-04-19T00:00:00</dc:date>
              <text:p text:style-name="P1">Vol_CA99/-</text:p>
            </office:annotation>
            <text:p>0.570246504148249</text:p>
          </table:table-cell>
          <table:table-cell office:value-type="float" office:value="0.667252133168142" calcext:value-type="float">
            <text:p>0.667252133168142</text:p>
          </table:table-cell>
          <table:table-cell office:value-type="float" office:value="2.34497799615054" calcext:value-type="float">
            <text:p>2.34497799615054</text:p>
          </table:table-cell>
          <table:table-cell table:style-name="ce4" office:value-type="float" office:value="0.0000028903503" calcext:value-type="float">
            <text:p>2.89E-06</text:p>
          </table:table-cell>
          <table:table-cell office:value-type="float" office:value="27.1883078996558" calcext:value-type="float">
            <text:p>27.1883078996558</text:p>
          </table:table-cell>
          <table:table-cell office:value-type="float" office:value="32.9541057224842" calcext:value-type="float">
            <text:p>32.9541057224842</text:p>
          </table:table-cell>
          <table:table-cell table:number-columns-repeated="1007"/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3" office:value-type="float" office:value="32.24065" calcext:value-type="float">
            <text:p>32.24065</text:p>
          </table:table-cell>
          <table:table-cell office:value-type="float" office:value="191.52727" calcext:value-type="float">
            <office:annotation draw:style-name="gr2" draw:text-style-name="P2" svg:width="122.51pt" svg:height="63.01pt" svg:x="190.49pt" svg:y="2122.5pt" draw:caption-point-x="-11.54pt" draw:caption-point-y="7.77pt">
              <dc:date>2020-04-19T00:00:00</dc:date>
              <text:p text:style-name="P1">HRR_max/-</text:p>
            </office:annotation>
            <text:p>191.52727</text:p>
          </table:table-cell>
          <table:table-cell office:value-type="float" office:value="2157.6930472098" calcext:value-type="float">
            <text:p>2157.6930472098</text:p>
          </table:table-cell>
          <table:table-cell office:value-type="float" office:value="78.801077083111" calcext:value-type="float">
            <office:annotation draw:style-name="gr2" draw:text-style-name="P2" svg:width="122.49pt" svg:height="63.01pt" svg:x="310pt" svg:y="2122.5pt" draw:caption-point-x="-11.54pt" draw:caption-point-y="7.77pt">
              <dc:date>2020-04-19T00:00:00</dc:date>
              <text:p text:style-name="P1">P_CA01/-</text:p>
            </office:annotation>
            <text:p>78.801077083111</text:p>
          </table:table-cell>
          <table:table-cell office:value-type="float" office:value="122.697021483607" calcext:value-type="float">
            <office:annotation draw:style-name="gr2" draw:text-style-name="P2" svg:width="122.49pt" svg:height="63.01pt" svg:x="369.75pt" svg:y="2122.5pt" draw:caption-point-x="-11.54pt" draw:caption-point-y="7.77pt">
              <dc:date>2020-04-19T00:00:00</dc:date>
              <text:p text:style-name="P1">P_CA25/-</text:p>
            </office:annotation>
            <text:p>122.697021483607</text:p>
          </table:table-cell>
          <table:table-cell office:value-type="float" office:value="2.04894033339627" calcext:value-type="float">
            <office:annotation draw:style-name="gr2" draw:text-style-name="P2" svg:width="122.51pt" svg:height="63.01pt" svg:x="429.48pt" svg:y="2122.5pt" draw:caption-point-x="-11.54pt" draw:caption-point-y="7.77pt">
              <dc:date>2020-04-19T00:00:00</dc:date>
              <text:p text:style-name="P1">Swirl3_CA99/-</text:p>
            </office:annotation>
            <text:p>2.04894033339627</text:p>
          </table:table-cell>
          <table:table-cell office:value-type="float" office:value="2452.0298918248" calcext:value-type="float">
            <office:annotation draw:style-name="gr2" draw:text-style-name="P2" svg:width="122.51pt" svg:height="63.01pt" svg:x="489.23pt" svg:y="2122.5pt" draw:caption-point-x="-11.54pt" draw:caption-point-y="7.77pt">
              <dc:date>2020-04-19T00:00:00</dc:date>
              <text:p text:style-name="P1">TB_CA70/-</text:p>
            </office:annotation>
            <text:p>2452.0298918248</text:p>
          </table:table-cell>
          <table:table-cell office:value-type="float" office:value="1092.29883977712" calcext:value-type="float">
            <office:annotation draw:style-name="gr2" draw:text-style-name="P2" svg:width="122.51pt" svg:height="63.01pt" svg:x="548.99pt" svg:y="2122.5pt" draw:caption-point-x="-11.54pt" draw:caption-point-y="7.77pt">
              <dc:date>2020-04-19T00:00:00</dc:date>
              <text:p text:style-name="P1">Temp_CA05/-</text:p>
            </office:annotation>
            <text:p>1092.29883977712</text:p>
          </table:table-cell>
          <table:table-cell office:value-type="float" office:value="1637.05387163048" calcext:value-type="float">
            <office:annotation draw:style-name="gr2" draw:text-style-name="P2" svg:width="122.51pt" svg:height="63.01pt" svg:x="608.74pt" svg:y="2122.5pt" draw:caption-point-x="-11.54pt" draw:caption-point-y="7.77pt">
              <dc:date>2020-04-19T00:00:00</dc:date>
              <text:p text:style-name="P1">Temp_CA50/-</text:p>
            </office:annotation>
            <text:p>1637.05387163048</text:p>
          </table:table-cell>
          <table:table-cell office:value-type="float" office:value="0.128127806502564" calcext:value-type="float">
            <office:annotation draw:style-name="gr2" draw:text-style-name="P2" svg:width="122.51pt" svg:height="63.01pt" svg:x="668.49pt" svg:y="2122.5pt" draw:caption-point-x="-11.54pt" draw:caption-point-y="7.77pt">
              <dc:date>2020-04-19T00:00:00</dc:date>
              <text:p text:style-name="P1">TO2_CA50/-</text:p>
            </office:annotation>
            <text:p>0.128127806502564</text:p>
          </table:table-cell>
          <table:table-cell office:value-type="float" office:value="0.614355980428439" calcext:value-type="float">
            <office:annotation draw:style-name="gr2" draw:text-style-name="P2" svg:width="122.49pt" svg:height="63.01pt" svg:x="728.25pt" svg:y="2122.5pt" draw:caption-point-x="-11.54pt" draw:caption-point-y="7.77pt">
              <dc:date>2020-04-19T00:00:00</dc:date>
              <text:p text:style-name="P1">Vol_CA99/-</text:p>
            </office:annotation>
            <text:p>0.614355980428439</text:p>
          </table:table-cell>
          <table:table-cell office:value-type="float" office:value="0.459395656816911" calcext:value-type="float">
            <text:p>0.459395656816911</text:p>
          </table:table-cell>
          <table:table-cell office:value-type="float" office:value="2.52092316080914" calcext:value-type="float">
            <text:p>2.52092316080914</text:p>
          </table:table-cell>
          <table:table-cell table:style-name="ce4" office:value-type="float" office:value="0.0000035550834" calcext:value-type="float">
            <text:p>3.56E-06</text:p>
          </table:table-cell>
          <table:table-cell office:value-type="float" office:value="29.3499649372587" calcext:value-type="float">
            <text:p>29.3499649372587</text:p>
          </table:table-cell>
          <table:table-cell office:value-type="float" office:value="29.6852226663979" calcext:value-type="float">
            <text:p>29.6852226663979</text:p>
          </table:table-cell>
          <table:table-cell table:number-columns-repeated="1007"/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3" office:value-type="float" office:value="59.04371" calcext:value-type="float">
            <text:p>59.04371</text:p>
          </table:table-cell>
          <table:table-cell office:value-type="float" office:value="78.9341" calcext:value-type="float">
            <office:annotation draw:style-name="gr2" draw:text-style-name="P2" svg:width="122.51pt" svg:height="63.01pt" svg:x="190.49pt" svg:y="2137.49pt" draw:caption-point-x="-11.54pt" draw:caption-point-y="7.77pt">
              <dc:date>2020-04-19T00:00:00</dc:date>
              <text:p text:style-name="P1">HRR_max/-</text:p>
            </office:annotation>
            <text:p>78.9341</text:p>
          </table:table-cell>
          <table:table-cell office:value-type="float" office:value="305.137833150084" calcext:value-type="float">
            <text:p>305.137833150084</text:p>
          </table:table-cell>
          <table:table-cell office:value-type="float" office:value="48.716444279783" calcext:value-type="float">
            <office:annotation draw:style-name="gr2" draw:text-style-name="P2" svg:width="122.49pt" svg:height="63.01pt" svg:x="310pt" svg:y="2137.49pt" draw:caption-point-x="-11.54pt" draw:caption-point-y="7.77pt">
              <dc:date>2020-04-19T00:00:00</dc:date>
              <text:p text:style-name="P1">P_CA01/-</text:p>
            </office:annotation>
            <text:p>48.716444279783</text:p>
          </table:table-cell>
          <table:table-cell office:value-type="float" office:value="47.7674230314343" calcext:value-type="float">
            <office:annotation draw:style-name="gr2" draw:text-style-name="P2" svg:width="122.49pt" svg:height="63.01pt" svg:x="369.75pt" svg:y="2137.49pt" draw:caption-point-x="-11.54pt" draw:caption-point-y="7.77pt">
              <dc:date>2020-04-19T00:00:00</dc:date>
              <text:p text:style-name="P1">P_CA25/-</text:p>
            </office:annotation>
            <text:p>47.7674230314343</text:p>
          </table:table-cell>
          <table:table-cell office:value-type="float" office:value="2.7307765654761" calcext:value-type="float">
            <office:annotation draw:style-name="gr2" draw:text-style-name="P2" svg:width="122.51pt" svg:height="63.01pt" svg:x="429.48pt" svg:y="2137.49pt" draw:caption-point-x="-11.54pt" draw:caption-point-y="7.77pt">
              <dc:date>2020-04-19T00:00:00</dc:date>
              <text:p text:style-name="P1">Swirl3_CA99/-</text:p>
            </office:annotation>
            <text:p>2.7307765654761</text:p>
          </table:table-cell>
          <table:table-cell office:value-type="float" office:value="2386.23579698058" calcext:value-type="float">
            <office:annotation draw:style-name="gr2" draw:text-style-name="P2" svg:width="122.51pt" svg:height="63.01pt" svg:x="489.23pt" svg:y="2137.49pt" draw:caption-point-x="-11.54pt" draw:caption-point-y="7.77pt">
              <dc:date>2020-04-19T00:00:00</dc:date>
              <text:p text:style-name="P1">TB_CA70/-</text:p>
            </office:annotation>
            <text:p>2386.23579698058</text:p>
          </table:table-cell>
          <table:table-cell office:value-type="float" office:value="994.660114700717" calcext:value-type="float">
            <office:annotation draw:style-name="gr2" draw:text-style-name="P2" svg:width="122.51pt" svg:height="63.01pt" svg:x="548.99pt" svg:y="2137.49pt" draw:caption-point-x="-11.54pt" draw:caption-point-y="7.77pt">
              <dc:date>2020-04-19T00:00:00</dc:date>
              <text:p text:style-name="P1">Temp_CA05/-</text:p>
            </office:annotation>
            <text:p>994.660114700717</text:p>
          </table:table-cell>
          <table:table-cell office:value-type="float" office:value="1103.16870844298" calcext:value-type="float">
            <office:annotation draw:style-name="gr2" draw:text-style-name="P2" svg:width="122.51pt" svg:height="63.01pt" svg:x="608.74pt" svg:y="2137.49pt" draw:caption-point-x="-11.54pt" draw:caption-point-y="7.77pt">
              <dc:date>2020-04-19T00:00:00</dc:date>
              <text:p text:style-name="P1">Temp_CA50/-</text:p>
            </office:annotation>
            <text:p>1103.16870844298</text:p>
          </table:table-cell>
          <table:table-cell office:value-type="float" office:value="0.183091990571511" calcext:value-type="float">
            <office:annotation draw:style-name="gr2" draw:text-style-name="P2" svg:width="122.51pt" svg:height="63.01pt" svg:x="668.49pt" svg:y="2137.49pt" draw:caption-point-x="-11.54pt" draw:caption-point-y="7.77pt">
              <dc:date>2020-04-19T00:00:00</dc:date>
              <text:p text:style-name="P1">TO2_CA50/-</text:p>
            </office:annotation>
            <text:p>0.183091990571511</text:p>
          </table:table-cell>
          <table:table-cell office:value-type="float" office:value="0.23949785001757" calcext:value-type="float">
            <office:annotation draw:style-name="gr2" draw:text-style-name="P2" svg:width="122.49pt" svg:height="63.01pt" svg:x="728.25pt" svg:y="2137.49pt" draw:caption-point-x="-11.54pt" draw:caption-point-y="7.77pt">
              <dc:date>2020-04-19T00:00:00</dc:date>
              <text:p text:style-name="P1">Vol_CA99/-</text:p>
            </office:annotation>
            <text:p>0.23949785001757</text:p>
          </table:table-cell>
          <table:table-cell office:value-type="float" office:value="3.25951742656216" calcext:value-type="float">
            <text:p>3.25951742656216</text:p>
          </table:table-cell>
          <table:table-cell office:value-type="float" office:value="0.954483472044424" calcext:value-type="float">
            <text:p>0.954483472044424</text:p>
          </table:table-cell>
          <table:table-cell table:style-name="ce4" office:value-type="float" office:value="0.000000013116229" calcext:value-type="float">
            <text:p>1.31E-08</text:p>
          </table:table-cell>
          <table:table-cell office:value-type="float" office:value="90.882933669538" calcext:value-type="float">
            <text:p>90.882933669538</text:p>
          </table:table-cell>
          <table:table-cell office:value-type="float" office:value="71.4032005252471" calcext:value-type="float">
            <text:p>71.4032005252471</text:p>
          </table:table-cell>
          <table:table-cell table:number-columns-repeated="1007"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3" office:value-type="float" office:value="49.07882" calcext:value-type="float">
            <text:p>49.07882</text:p>
          </table:table-cell>
          <table:table-cell office:value-type="float" office:value="118.889595" calcext:value-type="float">
            <office:annotation draw:style-name="gr2" draw:text-style-name="P2" svg:width="122.51pt" svg:height="63.01pt" svg:x="190.49pt" svg:y="2152.49pt" draw:caption-point-x="-11.54pt" draw:caption-point-y="7.8pt">
              <dc:date>2020-04-19T00:00:00</dc:date>
              <text:p text:style-name="P1">HRR_max/-</text:p>
            </office:annotation>
            <text:p>118.889595</text:p>
          </table:table-cell>
          <table:table-cell office:value-type="float" office:value="599.365200928108" calcext:value-type="float">
            <text:p>599.365200928108</text:p>
          </table:table-cell>
          <table:table-cell office:value-type="float" office:value="55.8569658774919" calcext:value-type="float">
            <office:annotation draw:style-name="gr2" draw:text-style-name="P2" svg:width="122.49pt" svg:height="63.01pt" svg:x="310pt" svg:y="2152.49pt" draw:caption-point-x="-11.54pt" draw:caption-point-y="7.8pt">
              <dc:date>2020-04-19T00:00:00</dc:date>
              <text:p text:style-name="P1">P_CA01/-</text:p>
            </office:annotation>
            <text:p>55.8569658774919</text:p>
          </table:table-cell>
          <table:table-cell office:value-type="float" office:value="58.1571424692954" calcext:value-type="float">
            <office:annotation draw:style-name="gr2" draw:text-style-name="P2" svg:width="122.49pt" svg:height="63.01pt" svg:x="369.75pt" svg:y="2152.49pt" draw:caption-point-x="-11.54pt" draw:caption-point-y="7.8pt">
              <dc:date>2020-04-19T00:00:00</dc:date>
              <text:p text:style-name="P1">P_CA25/-</text:p>
            </office:annotation>
            <text:p>58.1571424692954</text:p>
          </table:table-cell>
          <table:table-cell office:value-type="float" office:value="2.3741002257673" calcext:value-type="float">
            <office:annotation draw:style-name="gr2" draw:text-style-name="P2" svg:width="122.51pt" svg:height="63.01pt" svg:x="429.48pt" svg:y="2152.49pt" draw:caption-point-x="-11.54pt" draw:caption-point-y="7.8pt">
              <dc:date>2020-04-19T00:00:00</dc:date>
              <text:p text:style-name="P1">Swirl3_CA99/-</text:p>
            </office:annotation>
            <text:p>2.3741002257673</text:p>
          </table:table-cell>
          <table:table-cell office:value-type="float" office:value="2504.79462412532" calcext:value-type="float">
            <office:annotation draw:style-name="gr2" draw:text-style-name="P2" svg:width="122.51pt" svg:height="63.01pt" svg:x="489.23pt" svg:y="2152.49pt" draw:caption-point-x="-11.54pt" draw:caption-point-y="7.8pt">
              <dc:date>2020-04-19T00:00:00</dc:date>
              <text:p text:style-name="P1">TB_CA70/-</text:p>
            </office:annotation>
            <text:p>2504.79462412532</text:p>
          </table:table-cell>
          <table:table-cell office:value-type="float" office:value="1022.24553718491" calcext:value-type="float">
            <office:annotation draw:style-name="gr2" draw:text-style-name="P2" svg:width="122.51pt" svg:height="63.01pt" svg:x="548.99pt" svg:y="2152.49pt" draw:caption-point-x="-11.54pt" draw:caption-point-y="7.8pt">
              <dc:date>2020-04-19T00:00:00</dc:date>
              <text:p text:style-name="P1">Temp_CA05/-</text:p>
            </office:annotation>
            <text:p>1022.24553718491</text:p>
          </table:table-cell>
          <table:table-cell office:value-type="float" office:value="1233.68935113269" calcext:value-type="float">
            <office:annotation draw:style-name="gr2" draw:text-style-name="P2" svg:width="122.51pt" svg:height="63.01pt" svg:x="608.74pt" svg:y="2152.49pt" draw:caption-point-x="-11.54pt" draw:caption-point-y="7.8pt">
              <dc:date>2020-04-19T00:00:00</dc:date>
              <text:p text:style-name="P1">Temp_CA50/-</text:p>
            </office:annotation>
            <text:p>1233.68935113269</text:p>
          </table:table-cell>
          <table:table-cell office:value-type="float" office:value="0.166749966962126" calcext:value-type="float">
            <office:annotation draw:style-name="gr2" draw:text-style-name="P2" svg:width="122.51pt" svg:height="63.01pt" svg:x="668.49pt" svg:y="2152.49pt" draw:caption-point-x="-11.54pt" draw:caption-point-y="7.8pt">
              <dc:date>2020-04-19T00:00:00</dc:date>
              <text:p text:style-name="P1">TO2_CA50/-</text:p>
            </office:annotation>
            <text:p>0.166749966962126</text:p>
          </table:table-cell>
          <table:table-cell office:value-type="float" office:value="0.37613725013005" calcext:value-type="float">
            <office:annotation draw:style-name="gr2" draw:text-style-name="P2" svg:width="122.49pt" svg:height="63.01pt" svg:x="728.25pt" svg:y="2152.49pt" draw:caption-point-x="-11.54pt" draw:caption-point-y="7.8pt">
              <dc:date>2020-04-19T00:00:00</dc:date>
              <text:p text:style-name="P1">Vol_CA99/-</text:p>
            </office:annotation>
            <text:p>0.37613725013005</text:p>
          </table:table-cell>
          <table:table-cell office:value-type="float" office:value="2.51306814528218" calcext:value-type="float">
            <text:p>2.51306814528218</text:p>
          </table:table-cell>
          <table:table-cell office:value-type="float" office:value="2.11459536348871" calcext:value-type="float">
            <text:p>2.11459536348871</text:p>
          </table:table-cell>
          <table:table-cell table:style-name="ce4" office:value-type="float" office:value="0.00000037624685" calcext:value-type="float">
            <text:p>3.76E-07</text:p>
          </table:table-cell>
          <table:table-cell office:value-type="float" office:value="108.293034121933" calcext:value-type="float">
            <text:p>108.293034121933</text:p>
          </table:table-cell>
          <table:table-cell office:value-type="float" office:value="67.1584821940936" calcext:value-type="float">
            <text:p>67.1584821940936</text:p>
          </table:table-cell>
          <table:table-cell table:number-columns-repeated="1007"/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ce3" office:value-type="float" office:value="44.19584" calcext:value-type="float">
            <text:p>44.19584</text:p>
          </table:table-cell>
          <table:table-cell office:value-type="float" office:value="153.88959" calcext:value-type="float">
            <office:annotation draw:style-name="gr1" draw:text-style-name="P2" svg:width="122.51pt" svg:height="62.99pt" svg:x="190.49pt" svg:y="2167.51pt" draw:caption-point-x="-11.54pt" draw:caption-point-y="7.77pt">
              <dc:date>2020-04-19T00:00:00</dc:date>
              <text:p text:style-name="P1">HRR_max/-</text:p>
            </office:annotation>
            <text:p>153.88959</text:p>
          </table:table-cell>
          <table:table-cell office:value-type="float" office:value="1045.31605889259" calcext:value-type="float">
            <text:p>1045.31605889259</text:p>
          </table:table-cell>
          <table:table-cell office:value-type="float" office:value="65.3281904854615" calcext:value-type="float">
            <office:annotation draw:style-name="gr1" draw:text-style-name="P2" svg:width="122.49pt" svg:height="62.99pt" svg:x="310pt" svg:y="2167.51pt" draw:caption-point-x="-11.54pt" draw:caption-point-y="7.77pt">
              <dc:date>2020-04-19T00:00:00</dc:date>
              <text:p text:style-name="P1">P_CA01/-</text:p>
            </office:annotation>
            <text:p>65.3281904854615</text:p>
          </table:table-cell>
          <table:table-cell office:value-type="float" office:value="80.0711766294478" calcext:value-type="float">
            <office:annotation draw:style-name="gr1" draw:text-style-name="P2" svg:width="122.49pt" svg:height="62.99pt" svg:x="369.75pt" svg:y="2167.51pt" draw:caption-point-x="-11.54pt" draw:caption-point-y="7.77pt">
              <dc:date>2020-04-19T00:00:00</dc:date>
              <text:p text:style-name="P1">P_CA25/-</text:p>
            </office:annotation>
            <text:p>80.0711766294478</text:p>
          </table:table-cell>
          <table:table-cell office:value-type="float" office:value="2.30085258580624" calcext:value-type="float">
            <office:annotation draw:style-name="gr1" draw:text-style-name="P2" svg:width="122.51pt" svg:height="62.99pt" svg:x="429.48pt" svg:y="2167.51pt" draw:caption-point-x="-11.54pt" draw:caption-point-y="7.77pt">
              <dc:date>2020-04-19T00:00:00</dc:date>
              <text:p text:style-name="P1">Swirl3_CA99/-</text:p>
            </office:annotation>
            <text:p>2.30085258580624</text:p>
          </table:table-cell>
          <table:table-cell office:value-type="float" office:value="2602.28314888323" calcext:value-type="float">
            <office:annotation draw:style-name="gr1" draw:text-style-name="P2" svg:width="122.51pt" svg:height="62.99pt" svg:x="489.23pt" svg:y="2167.51pt" draw:caption-point-x="-11.54pt" draw:caption-point-y="7.77pt">
              <dc:date>2020-04-19T00:00:00</dc:date>
              <text:p text:style-name="P1">TB_CA70/-</text:p>
            </office:annotation>
            <text:p>2602.28314888323</text:p>
          </table:table-cell>
          <table:table-cell office:value-type="float" office:value="1054.31543690901" calcext:value-type="float">
            <office:annotation draw:style-name="gr1" draw:text-style-name="P2" svg:width="122.51pt" svg:height="62.99pt" svg:x="548.99pt" svg:y="2167.51pt" draw:caption-point-x="-11.54pt" draw:caption-point-y="7.77pt">
              <dc:date>2020-04-19T00:00:00</dc:date>
              <text:p text:style-name="P1">Temp_CA05/-</text:p>
            </office:annotation>
            <text:p>1054.31543690901</text:p>
          </table:table-cell>
          <table:table-cell office:value-type="float" office:value="1392.03772516995" calcext:value-type="float">
            <office:annotation draw:style-name="gr1" draw:text-style-name="P2" svg:width="122.51pt" svg:height="62.99pt" svg:x="608.74pt" svg:y="2167.51pt" draw:caption-point-x="-11.54pt" draw:caption-point-y="7.77pt">
              <dc:date>2020-04-19T00:00:00</dc:date>
              <text:p text:style-name="P1">Temp_CA50/-</text:p>
            </office:annotation>
            <text:p>1392.03772516995</text:p>
          </table:table-cell>
          <table:table-cell office:value-type="float" office:value="0.155920886886096" calcext:value-type="float">
            <office:annotation draw:style-name="gr1" draw:text-style-name="P2" svg:width="122.51pt" svg:height="62.99pt" svg:x="668.49pt" svg:y="2167.51pt" draw:caption-point-x="-11.54pt" draw:caption-point-y="7.77pt">
              <dc:date>2020-04-19T00:00:00</dc:date>
              <text:p text:style-name="P1">TO2_CA50/-</text:p>
            </office:annotation>
            <text:p>0.155920886886096</text:p>
          </table:table-cell>
          <table:table-cell office:value-type="float" office:value="0.432388493123499" calcext:value-type="float">
            <office:annotation draw:style-name="gr1" draw:text-style-name="P2" svg:width="122.49pt" svg:height="62.99pt" svg:x="728.25pt" svg:y="2167.51pt" draw:caption-point-x="-11.54pt" draw:caption-point-y="7.77pt">
              <dc:date>2020-04-19T00:00:00</dc:date>
              <text:p text:style-name="P1">Vol_CA99/-</text:p>
            </office:annotation>
            <text:p>0.432388493123499</text:p>
          </table:table-cell>
          <table:table-cell office:value-type="float" office:value="1.27479100438178" calcext:value-type="float">
            <text:p>1.27479100438178</text:p>
          </table:table-cell>
          <table:table-cell office:value-type="float" office:value="1.21247027439254" calcext:value-type="float">
            <text:p>1.21247027439254</text:p>
          </table:table-cell>
          <table:table-cell table:style-name="ce4" office:value-type="float" office:value="0.00000088997024" calcext:value-type="float">
            <text:p>8.90E-07</text:p>
          </table:table-cell>
          <table:table-cell office:value-type="float" office:value="56.1662512100005" calcext:value-type="float">
            <text:p>56.1662512100005</text:p>
          </table:table-cell>
          <table:table-cell office:value-type="float" office:value="51.5583020660713" calcext:value-type="float">
            <text:p>51.5583020660713</text:p>
          </table:table-cell>
          <table:table-cell table:number-columns-repeated="1007"/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3" office:value-type="float" office:value="42.12398" calcext:value-type="float">
            <text:p>42.12398</text:p>
          </table:table-cell>
          <table:table-cell office:value-type="float" office:value="171.86739" calcext:value-type="float">
            <office:annotation draw:style-name="gr1" draw:text-style-name="P2" svg:width="122.51pt" svg:height="62.99pt" svg:x="190.49pt" svg:y="2182.51pt" draw:caption-point-x="-11.54pt" draw:caption-point-y="7.77pt">
              <dc:date>2020-04-19T00:00:00</dc:date>
              <text:p text:style-name="P1">HRR_max/-</text:p>
            </office:annotation>
            <text:p>171.86739</text:p>
          </table:table-cell>
          <table:table-cell office:value-type="float" office:value="1491.10435580196" calcext:value-type="float">
            <text:p>1491.10435580196</text:p>
          </table:table-cell>
          <table:table-cell office:value-type="float" office:value="69.0657156806651" calcext:value-type="float">
            <office:annotation draw:style-name="gr1" draw:text-style-name="P2" svg:width="122.49pt" svg:height="62.99pt" svg:x="310pt" svg:y="2182.51pt" draw:caption-point-x="-11.54pt" draw:caption-point-y="7.77pt">
              <dc:date>2020-04-19T00:00:00</dc:date>
              <text:p text:style-name="P1">P_CA01/-</text:p>
            </office:annotation>
            <text:p>69.0657156806651</text:p>
          </table:table-cell>
          <table:table-cell office:value-type="float" office:value="101.794999830572" calcext:value-type="float">
            <office:annotation draw:style-name="gr1" draw:text-style-name="P2" svg:width="122.49pt" svg:height="62.99pt" svg:x="369.75pt" svg:y="2182.51pt" draw:caption-point-x="-11.54pt" draw:caption-point-y="7.77pt">
              <dc:date>2020-04-19T00:00:00</dc:date>
              <text:p text:style-name="P1">P_CA25/-</text:p>
            </office:annotation>
            <text:p>101.794999830572</text:p>
          </table:table-cell>
          <table:table-cell office:value-type="float" office:value="2.24246628819539" calcext:value-type="float">
            <office:annotation draw:style-name="gr1" draw:text-style-name="P2" svg:width="122.51pt" svg:height="62.99pt" svg:x="429.48pt" svg:y="2182.51pt" draw:caption-point-x="-11.54pt" draw:caption-point-y="7.77pt">
              <dc:date>2020-04-19T00:00:00</dc:date>
              <text:p text:style-name="P1">Swirl3_CA99/-</text:p>
            </office:annotation>
            <text:p>2.24246628819539</text:p>
          </table:table-cell>
          <table:table-cell office:value-type="float" office:value="2571.43864712487" calcext:value-type="float">
            <office:annotation draw:style-name="gr1" draw:text-style-name="P2" svg:width="122.51pt" svg:height="62.99pt" svg:x="489.23pt" svg:y="2182.51pt" draw:caption-point-x="-11.54pt" draw:caption-point-y="7.77pt">
              <dc:date>2020-04-19T00:00:00</dc:date>
              <text:p text:style-name="P1">TB_CA70/-</text:p>
            </office:annotation>
            <text:p>2571.43864712487</text:p>
          </table:table-cell>
          <table:table-cell office:value-type="float" office:value="1072.94623413406" calcext:value-type="float">
            <office:annotation draw:style-name="gr1" draw:text-style-name="P2" svg:width="122.51pt" svg:height="62.99pt" svg:x="548.99pt" svg:y="2182.51pt" draw:caption-point-x="-11.54pt" draw:caption-point-y="7.77pt">
              <dc:date>2020-04-19T00:00:00</dc:date>
              <text:p text:style-name="P1">Temp_CA05/-</text:p>
            </office:annotation>
            <text:p>1072.94623413406</text:p>
          </table:table-cell>
          <table:table-cell office:value-type="float" office:value="1519.08217023874" calcext:value-type="float">
            <office:annotation draw:style-name="gr1" draw:text-style-name="P2" svg:width="122.51pt" svg:height="62.99pt" svg:x="608.74pt" svg:y="2182.51pt" draw:caption-point-x="-11.54pt" draw:caption-point-y="7.77pt">
              <dc:date>2020-04-19T00:00:00</dc:date>
              <text:p text:style-name="P1">Temp_CA50/-</text:p>
            </office:annotation>
            <text:p>1519.08217023874</text:p>
          </table:table-cell>
          <table:table-cell office:value-type="float" office:value="0.146188792348288" calcext:value-type="float">
            <office:annotation draw:style-name="gr1" draw:text-style-name="P2" svg:width="122.51pt" svg:height="62.99pt" svg:x="668.49pt" svg:y="2182.51pt" draw:caption-point-x="-11.54pt" draw:caption-point-y="7.77pt">
              <dc:date>2020-04-19T00:00:00</dc:date>
              <text:p text:style-name="P1">TO2_CA50/-</text:p>
            </office:annotation>
            <text:p>0.146188792348288</text:p>
          </table:table-cell>
          <table:table-cell office:value-type="float" office:value="0.482122014192672" calcext:value-type="float">
            <office:annotation draw:style-name="gr1" draw:text-style-name="P2" svg:width="122.49pt" svg:height="62.99pt" svg:x="728.25pt" svg:y="2182.51pt" draw:caption-point-x="-11.54pt" draw:caption-point-y="7.77pt">
              <dc:date>2020-04-19T00:00:00</dc:date>
              <text:p text:style-name="P1">Vol_CA99/-</text:p>
            </office:annotation>
            <text:p>0.482122014192672</text:p>
          </table:table-cell>
          <table:table-cell office:value-type="float" office:value="0.788548911169245" calcext:value-type="float">
            <text:p>0.788548911169245</text:p>
          </table:table-cell>
          <table:table-cell office:value-type="float" office:value="1.38049520081515" calcext:value-type="float">
            <text:p>1.38049520081515</text:p>
          </table:table-cell>
          <table:table-cell table:style-name="ce4" office:value-type="float" office:value="0.0000015725859" calcext:value-type="float">
            <text:p>1.57E-06</text:p>
          </table:table-cell>
          <table:table-cell office:value-type="float" office:value="26.8025655581406" calcext:value-type="float">
            <text:p>26.8025655581406</text:p>
          </table:table-cell>
          <table:table-cell office:value-type="float" office:value="41.5083082358889" calcext:value-type="float">
            <text:p>41.5083082358889</text:p>
          </table:table-cell>
          <table:table-cell table:number-columns-repeated="1007"/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3" office:value-type="float" office:value="37.08396" calcext:value-type="float">
            <text:p>37.08396</text:p>
          </table:table-cell>
          <table:table-cell office:value-type="float" office:value="177.91187" calcext:value-type="float">
            <office:annotation draw:style-name="gr2" draw:text-style-name="P2" svg:width="122.51pt" svg:height="63.01pt" svg:x="190.49pt" svg:y="2197.5pt" draw:caption-point-x="-11.54pt" draw:caption-point-y="7.77pt">
              <dc:date>2020-04-19T00:00:00</dc:date>
              <text:p text:style-name="P1">HRR_max/-</text:p>
            </office:annotation>
            <text:p>177.91187</text:p>
          </table:table-cell>
          <table:table-cell office:value-type="float" office:value="1923.18088945053" calcext:value-type="float">
            <text:p>1923.18088945053</text:p>
          </table:table-cell>
          <table:table-cell office:value-type="float" office:value="75.257823264117" calcext:value-type="float">
            <office:annotation draw:style-name="gr2" draw:text-style-name="P2" svg:width="122.49pt" svg:height="63.01pt" svg:x="310pt" svg:y="2197.5pt" draw:caption-point-x="-11.54pt" draw:caption-point-y="7.77pt">
              <dc:date>2020-04-19T00:00:00</dc:date>
              <text:p text:style-name="P1">P_CA01/-</text:p>
            </office:annotation>
            <text:p>75.257823264117</text:p>
          </table:table-cell>
          <table:table-cell office:value-type="float" office:value="121.254663130058" calcext:value-type="float">
            <office:annotation draw:style-name="gr2" draw:text-style-name="P2" svg:width="122.49pt" svg:height="63.01pt" svg:x="369.75pt" svg:y="2197.5pt" draw:caption-point-x="-11.54pt" draw:caption-point-y="7.77pt">
              <dc:date>2020-04-19T00:00:00</dc:date>
              <text:p text:style-name="P1">P_CA25/-</text:p>
            </office:annotation>
            <text:p>121.254663130058</text:p>
          </table:table-cell>
          <table:table-cell office:value-type="float" office:value="2.16864644017467" calcext:value-type="float">
            <office:annotation draw:style-name="gr2" draw:text-style-name="P2" svg:width="122.51pt" svg:height="63.01pt" svg:x="429.48pt" svg:y="2197.5pt" draw:caption-point-x="-11.54pt" draw:caption-point-y="7.77pt">
              <dc:date>2020-04-19T00:00:00</dc:date>
              <text:p text:style-name="P1">Swirl3_CA99/-</text:p>
            </office:annotation>
            <text:p>2.16864644017467</text:p>
          </table:table-cell>
          <table:table-cell office:value-type="float" office:value="2484.30539217865" calcext:value-type="float">
            <office:annotation draw:style-name="gr2" draw:text-style-name="P2" svg:width="122.51pt" svg:height="63.01pt" svg:x="489.23pt" svg:y="2197.5pt" draw:caption-point-x="-11.54pt" draw:caption-point-y="7.77pt">
              <dc:date>2020-04-19T00:00:00</dc:date>
              <text:p text:style-name="P1">TB_CA70/-</text:p>
            </office:annotation>
            <text:p>2484.30539217865</text:p>
          </table:table-cell>
          <table:table-cell office:value-type="float" office:value="1091.86505988824" calcext:value-type="float">
            <office:annotation draw:style-name="gr2" draw:text-style-name="P2" svg:width="122.51pt" svg:height="63.01pt" svg:x="548.99pt" svg:y="2197.5pt" draw:caption-point-x="-11.54pt" draw:caption-point-y="7.77pt">
              <dc:date>2020-04-19T00:00:00</dc:date>
              <text:p text:style-name="P1">Temp_CA05/-</text:p>
            </office:annotation>
            <text:p>1091.86505988824</text:p>
          </table:table-cell>
          <table:table-cell office:value-type="float" office:value="1599.5778290276" calcext:value-type="float">
            <office:annotation draw:style-name="gr2" draw:text-style-name="P2" svg:width="122.51pt" svg:height="63.01pt" svg:x="608.74pt" svg:y="2197.5pt" draw:caption-point-x="-11.54pt" draw:caption-point-y="7.77pt">
              <dc:date>2020-04-19T00:00:00</dc:date>
              <text:p text:style-name="P1">Temp_CA50/-</text:p>
            </office:annotation>
            <text:p>1599.5778290276</text:p>
          </table:table-cell>
          <table:table-cell office:value-type="float" office:value="0.13815432780377" calcext:value-type="float">
            <office:annotation draw:style-name="gr2" draw:text-style-name="P2" svg:width="122.51pt" svg:height="63.01pt" svg:x="668.49pt" svg:y="2197.5pt" draw:caption-point-x="-11.54pt" draw:caption-point-y="7.77pt">
              <dc:date>2020-04-19T00:00:00</dc:date>
              <text:p text:style-name="P1">TO2_CA50/-</text:p>
            </office:annotation>
            <text:p>0.13815432780377</text:p>
          </table:table-cell>
          <table:table-cell office:value-type="float" office:value="0.552619579330423" calcext:value-type="float">
            <office:annotation draw:style-name="gr2" draw:text-style-name="P2" svg:width="122.49pt" svg:height="63.01pt" svg:x="728.25pt" svg:y="2197.5pt" draw:caption-point-x="-11.54pt" draw:caption-point-y="7.77pt">
              <dc:date>2020-04-19T00:00:00</dc:date>
              <text:p text:style-name="P1">Vol_CA99/-</text:p>
            </office:annotation>
            <text:p>0.552619579330423</text:p>
          </table:table-cell>
          <table:table-cell office:value-type="float" office:value="0.536493786221234" calcext:value-type="float">
            <text:p>0.536493786221234</text:p>
          </table:table-cell>
          <table:table-cell office:value-type="float" office:value="2.24519257915931" calcext:value-type="float">
            <text:p>2.24519257915931</text:p>
          </table:table-cell>
          <table:table-cell table:style-name="ce4" office:value-type="float" office:value="0.000002554276" calcext:value-type="float">
            <text:p>2.55E-06</text:p>
          </table:table-cell>
          <table:table-cell office:value-type="float" office:value="24.8157073041427" calcext:value-type="float">
            <text:p>24.8157073041427</text:p>
          </table:table-cell>
          <table:table-cell office:value-type="float" office:value="34.7571925007513" calcext:value-type="float">
            <text:p>34.7571925007513</text:p>
          </table:table-cell>
          <table:table-cell table:number-columns-repeated="1007"/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3" office:value-type="float" office:value="37.66644" calcext:value-type="float">
            <text:p>37.66644</text:p>
          </table:table-cell>
          <table:table-cell office:value-type="float" office:value="182.44766" calcext:value-type="float">
            <office:annotation draw:style-name="gr2" draw:text-style-name="P2" svg:width="122.51pt" svg:height="63.01pt" svg:x="190.49pt" svg:y="2212.5pt" draw:caption-point-x="-11.54pt" draw:caption-point-y="7.77pt">
              <dc:date>2020-04-19T00:00:00</dc:date>
              <text:p text:style-name="P1">HRR_max/-</text:p>
            </office:annotation>
            <text:p>182.44766</text:p>
          </table:table-cell>
          <table:table-cell office:value-type="float" office:value="2193.65608014405" calcext:value-type="float">
            <text:p>2193.65608014405</text:p>
          </table:table-cell>
          <table:table-cell office:value-type="float" office:value="74.2738831061189" calcext:value-type="float">
            <office:annotation draw:style-name="gr2" draw:text-style-name="P2" svg:width="122.49pt" svg:height="63.01pt" svg:x="310pt" svg:y="2212.5pt" draw:caption-point-x="-11.54pt" draw:caption-point-y="7.77pt">
              <dc:date>2020-04-19T00:00:00</dc:date>
              <text:p text:style-name="P1">P_CA01/-</text:p>
            </office:annotation>
            <text:p>74.2738831061189</text:p>
          </table:table-cell>
          <table:table-cell office:value-type="float" office:value="126.748171139989" calcext:value-type="float">
            <office:annotation draw:style-name="gr2" draw:text-style-name="P2" svg:width="122.49pt" svg:height="63.01pt" svg:x="369.75pt" svg:y="2212.5pt" draw:caption-point-x="-11.54pt" draw:caption-point-y="7.77pt">
              <dc:date>2020-04-19T00:00:00</dc:date>
              <text:p text:style-name="P1">P_CA25/-</text:p>
            </office:annotation>
            <text:p>126.748171139989</text:p>
          </table:table-cell>
          <table:table-cell office:value-type="float" office:value="2.06754841554614" calcext:value-type="float">
            <office:annotation draw:style-name="gr2" draw:text-style-name="P2" svg:width="122.51pt" svg:height="63.01pt" svg:x="429.48pt" svg:y="2212.5pt" draw:caption-point-x="-11.54pt" draw:caption-point-y="7.77pt">
              <dc:date>2020-04-19T00:00:00</dc:date>
              <text:p text:style-name="P1">Swirl3_CA99/-</text:p>
            </office:annotation>
            <text:p>2.06754841554614</text:p>
          </table:table-cell>
          <table:table-cell office:value-type="float" office:value="2456.69894517278" calcext:value-type="float">
            <office:annotation draw:style-name="gr2" draw:text-style-name="P2" svg:width="122.51pt" svg:height="63.01pt" svg:x="489.23pt" svg:y="2212.5pt" draw:caption-point-x="-11.54pt" draw:caption-point-y="7.77pt">
              <dc:date>2020-04-19T00:00:00</dc:date>
              <text:p text:style-name="P1">TB_CA70/-</text:p>
            </office:annotation>
            <text:p>2456.69894517278</text:p>
          </table:table-cell>
          <table:table-cell office:value-type="float" office:value="1095.70627982321" calcext:value-type="float">
            <office:annotation draw:style-name="gr2" draw:text-style-name="P2" svg:width="122.51pt" svg:height="63.01pt" svg:x="548.99pt" svg:y="2212.5pt" draw:caption-point-x="-11.54pt" draw:caption-point-y="7.77pt">
              <dc:date>2020-04-19T00:00:00</dc:date>
              <text:p text:style-name="P1">Temp_CA05/-</text:p>
            </office:annotation>
            <text:p>1095.70627982321</text:p>
          </table:table-cell>
          <table:table-cell office:value-type="float" office:value="1661.35435348515" calcext:value-type="float">
            <office:annotation draw:style-name="gr2" draw:text-style-name="P2" svg:width="122.51pt" svg:height="63.01pt" svg:x="608.74pt" svg:y="2212.5pt" draw:caption-point-x="-11.54pt" draw:caption-point-y="7.77pt">
              <dc:date>2020-04-19T00:00:00</dc:date>
              <text:p text:style-name="P1">Temp_CA50/-</text:p>
            </office:annotation>
            <text:p>1661.35435348515</text:p>
          </table:table-cell>
          <table:table-cell office:value-type="float" office:value="0.123666044392209" calcext:value-type="float">
            <office:annotation draw:style-name="gr2" draw:text-style-name="P2" svg:width="122.51pt" svg:height="63.01pt" svg:x="668.49pt" svg:y="2212.5pt" draw:caption-point-x="-11.54pt" draw:caption-point-y="7.77pt">
              <dc:date>2020-04-19T00:00:00</dc:date>
              <text:p text:style-name="P1">TO2_CA50/-</text:p>
            </office:annotation>
            <text:p>0.123666044392209</text:p>
          </table:table-cell>
          <table:table-cell office:value-type="float" office:value="0.65505775383496" calcext:value-type="float">
            <office:annotation draw:style-name="gr2" draw:text-style-name="P2" svg:width="122.49pt" svg:height="63.01pt" svg:x="728.25pt" svg:y="2212.5pt" draw:caption-point-x="-11.54pt" draw:caption-point-y="7.77pt">
              <dc:date>2020-04-19T00:00:00</dc:date>
              <text:p text:style-name="P1">Vol_CA99/-</text:p>
            </office:annotation>
            <text:p>0.65505775383496</text:p>
          </table:table-cell>
          <table:table-cell office:value-type="float" office:value="0.623579485754983" calcext:value-type="float">
            <text:p>0.623579485754983</text:p>
          </table:table-cell>
          <table:table-cell office:value-type="float" office:value="2.35365755011847" calcext:value-type="float">
            <text:p>2.35365755011847</text:p>
          </table:table-cell>
          <table:table-cell table:style-name="ce4" office:value-type="float" office:value="0.0000043605205" calcext:value-type="float">
            <text:p>4.36E-06</text:p>
          </table:table-cell>
          <table:table-cell office:value-type="float" office:value="25.2947782149379" calcext:value-type="float">
            <text:p>25.2947782149379</text:p>
          </table:table-cell>
          <table:table-cell office:value-type="float" office:value="27.4968245304625" calcext:value-type="float">
            <text:p>27.4968245304625</text:p>
          </table:table-cell>
          <table:table-cell table:number-columns-repeated="1007"/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3" office:value-type="float" office:value="60.97384" calcext:value-type="float">
            <text:p>60.97384</text:p>
          </table:table-cell>
          <table:table-cell office:value-type="float" office:value="80.914215" calcext:value-type="float">
            <office:annotation draw:style-name="gr2" draw:text-style-name="P2" svg:width="122.51pt" svg:height="63.01pt" svg:x="190.49pt" svg:y="2227.49pt" draw:caption-point-x="-11.54pt" draw:caption-point-y="7.77pt">
              <dc:date>2020-04-19T00:00:00</dc:date>
              <text:p text:style-name="P1">HRR_max/-</text:p>
            </office:annotation>
            <text:p>80.914215</text:p>
          </table:table-cell>
          <table:table-cell office:value-type="float" office:value="330.215046478834" calcext:value-type="float">
            <text:p>330.215046478834</text:p>
          </table:table-cell>
          <table:table-cell office:value-type="float" office:value="50.1562178709624" calcext:value-type="float">
            <office:annotation draw:style-name="gr2" draw:text-style-name="P2" svg:width="122.49pt" svg:height="63.01pt" svg:x="310pt" svg:y="2227.49pt" draw:caption-point-x="-11.54pt" draw:caption-point-y="7.77pt">
              <dc:date>2020-04-19T00:00:00</dc:date>
              <text:p text:style-name="P1">P_CA01/-</text:p>
            </office:annotation>
            <text:p>50.1562178709624</text:p>
          </table:table-cell>
          <table:table-cell office:value-type="float" office:value="51.2716003688027" calcext:value-type="float">
            <office:annotation draw:style-name="gr2" draw:text-style-name="P2" svg:width="122.49pt" svg:height="63.01pt" svg:x="369.75pt" svg:y="2227.49pt" draw:caption-point-x="-11.54pt" draw:caption-point-y="7.77pt">
              <dc:date>2020-04-19T00:00:00</dc:date>
              <text:p text:style-name="P1">P_CA25/-</text:p>
            </office:annotation>
            <text:p>51.2716003688027</text:p>
          </table:table-cell>
          <table:table-cell office:value-type="float" office:value="2.76519973111824" calcext:value-type="float">
            <office:annotation draw:style-name="gr2" draw:text-style-name="P2" svg:width="122.51pt" svg:height="63.01pt" svg:x="429.48pt" svg:y="2227.49pt" draw:caption-point-x="-11.54pt" draw:caption-point-y="7.77pt">
              <dc:date>2020-04-19T00:00:00</dc:date>
              <text:p text:style-name="P1">Swirl3_CA99/-</text:p>
            </office:annotation>
            <text:p>2.76519973111824</text:p>
          </table:table-cell>
          <table:table-cell office:value-type="float" office:value="2426.79849152318" calcext:value-type="float">
            <office:annotation draw:style-name="gr2" draw:text-style-name="P2" svg:width="122.51pt" svg:height="63.01pt" svg:x="489.23pt" svg:y="2227.49pt" draw:caption-point-x="-11.54pt" draw:caption-point-y="7.77pt">
              <dc:date>2020-04-19T00:00:00</dc:date>
              <text:p text:style-name="P1">TB_CA70/-</text:p>
            </office:annotation>
            <text:p>2426.79849152318</text:p>
          </table:table-cell>
          <table:table-cell office:value-type="float" office:value="1002.26985809882" calcext:value-type="float">
            <office:annotation draw:style-name="gr2" draw:text-style-name="P2" svg:width="122.51pt" svg:height="63.01pt" svg:x="548.99pt" svg:y="2227.49pt" draw:caption-point-x="-11.54pt" draw:caption-point-y="7.77pt">
              <dc:date>2020-04-19T00:00:00</dc:date>
              <text:p text:style-name="P1">Temp_CA05/-</text:p>
            </office:annotation>
            <text:p>1002.26985809882</text:p>
          </table:table-cell>
          <table:table-cell office:value-type="float" office:value="1119.92288000199" calcext:value-type="float">
            <office:annotation draw:style-name="gr2" draw:text-style-name="P2" svg:width="122.51pt" svg:height="63.01pt" svg:x="608.74pt" svg:y="2227.49pt" draw:caption-point-x="-11.54pt" draw:caption-point-y="7.77pt">
              <dc:date>2020-04-19T00:00:00</dc:date>
              <text:p text:style-name="P1">Temp_CA50/-</text:p>
            </office:annotation>
            <text:p>1119.92288000199</text:p>
          </table:table-cell>
          <table:table-cell office:value-type="float" office:value="0.18335767580418" calcext:value-type="float">
            <office:annotation draw:style-name="gr2" draw:text-style-name="P2" svg:width="122.51pt" svg:height="63.01pt" svg:x="668.49pt" svg:y="2227.49pt" draw:caption-point-x="-11.54pt" draw:caption-point-y="7.77pt">
              <dc:date>2020-04-19T00:00:00</dc:date>
              <text:p text:style-name="P1">TO2_CA50/-</text:p>
            </office:annotation>
            <text:p>0.18335767580418</text:p>
          </table:table-cell>
          <table:table-cell office:value-type="float" office:value="0.245294228625114" calcext:value-type="float">
            <office:annotation draw:style-name="gr2" draw:text-style-name="P2" svg:width="122.49pt" svg:height="63.01pt" svg:x="728.25pt" svg:y="2227.49pt" draw:caption-point-x="-11.54pt" draw:caption-point-y="7.77pt">
              <dc:date>2020-04-19T00:00:00</dc:date>
              <text:p text:style-name="P1">Vol_CA99/-</text:p>
            </office:annotation>
            <text:p>0.245294228625114</text:p>
          </table:table-cell>
          <table:table-cell office:value-type="float" office:value="3.06889858599011" calcext:value-type="float">
            <text:p>3.06889858599011</text:p>
          </table:table-cell>
          <table:table-cell office:value-type="float" office:value="0.957447504700509" calcext:value-type="float">
            <text:p>0.957447504700509</text:p>
          </table:table-cell>
          <table:table-cell table:style-name="ce4" office:value-type="float" office:value="0.000000021446278" calcext:value-type="float">
            <text:p>2.14E-08</text:p>
          </table:table-cell>
          <table:table-cell office:value-type="float" office:value="92.9199628346484" calcext:value-type="float">
            <text:p>92.9199628346484</text:p>
          </table:table-cell>
          <table:table-cell office:value-type="float" office:value="71.3221461953426" calcext:value-type="float">
            <text:p>71.3221461953426</text:p>
          </table:table-cell>
          <table:table-cell table:number-columns-repeated="1007"/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3" office:value-type="float" office:value="51.97483" calcext:value-type="float">
            <text:p>51.97483</text:p>
          </table:table-cell>
          <table:table-cell office:value-type="float" office:value="119.85888" calcext:value-type="float">
            <office:annotation draw:style-name="gr2" draw:text-style-name="P2" svg:width="122.51pt" svg:height="63.01pt" svg:x="190.49pt" svg:y="2242.49pt" draw:caption-point-x="-11.54pt" draw:caption-point-y="7.8pt">
              <dc:date>2020-04-19T00:00:00</dc:date>
              <text:p text:style-name="P1">HRR_max/-</text:p>
            </office:annotation>
            <text:p>119.85888</text:p>
          </table:table-cell>
          <table:table-cell office:value-type="float" office:value="637.450533136034" calcext:value-type="float">
            <text:p>637.450533136034</text:p>
          </table:table-cell>
          <table:table-cell office:value-type="float" office:value="57.3876192127874" calcext:value-type="float">
            <office:annotation draw:style-name="gr2" draw:text-style-name="P2" svg:width="122.49pt" svg:height="63.01pt" svg:x="310pt" svg:y="2242.49pt" draw:caption-point-x="-11.54pt" draw:caption-point-y="7.8pt">
              <dc:date>2020-04-19T00:00:00</dc:date>
              <text:p text:style-name="P1">P_CA01/-</text:p>
            </office:annotation>
            <text:p>57.3876192127874</text:p>
          </table:table-cell>
          <table:table-cell office:value-type="float" office:value="63.297349044647" calcext:value-type="float">
            <office:annotation draw:style-name="gr2" draw:text-style-name="P2" svg:width="122.49pt" svg:height="63.01pt" svg:x="369.75pt" svg:y="2242.49pt" draw:caption-point-x="-11.54pt" draw:caption-point-y="7.8pt">
              <dc:date>2020-04-19T00:00:00</dc:date>
              <text:p text:style-name="P1">P_CA25/-</text:p>
            </office:annotation>
            <text:p>63.297349044647</text:p>
          </table:table-cell>
          <table:table-cell office:value-type="float" office:value="2.43462354228507" calcext:value-type="float">
            <office:annotation draw:style-name="gr2" draw:text-style-name="P2" svg:width="122.51pt" svg:height="63.01pt" svg:x="429.48pt" svg:y="2242.49pt" draw:caption-point-x="-11.54pt" draw:caption-point-y="7.8pt">
              <dc:date>2020-04-19T00:00:00</dc:date>
              <text:p text:style-name="P1">Swirl3_CA99/-</text:p>
            </office:annotation>
            <text:p>2.43462354228507</text:p>
          </table:table-cell>
          <table:table-cell office:value-type="float" office:value="2524.34084641625" calcext:value-type="float">
            <office:annotation draw:style-name="gr2" draw:text-style-name="P2" svg:width="122.51pt" svg:height="63.01pt" svg:x="489.23pt" svg:y="2242.49pt" draw:caption-point-x="-11.54pt" draw:caption-point-y="7.8pt">
              <dc:date>2020-04-19T00:00:00</dc:date>
              <text:p text:style-name="P1">TB_CA70/-</text:p>
            </office:annotation>
            <text:p>2524.34084641625</text:p>
          </table:table-cell>
          <table:table-cell office:value-type="float" office:value="1028.23519517651" calcext:value-type="float">
            <office:annotation draw:style-name="gr2" draw:text-style-name="P2" svg:width="122.51pt" svg:height="63.01pt" svg:x="548.99pt" svg:y="2242.49pt" draw:caption-point-x="-11.54pt" draw:caption-point-y="7.8pt">
              <dc:date>2020-04-19T00:00:00</dc:date>
              <text:p text:style-name="P1">Temp_CA05/-</text:p>
            </office:annotation>
            <text:p>1028.23519517651</text:p>
          </table:table-cell>
          <table:table-cell office:value-type="float" office:value="1252.63524876326" calcext:value-type="float">
            <office:annotation draw:style-name="gr2" draw:text-style-name="P2" svg:width="122.51pt" svg:height="63.01pt" svg:x="608.74pt" svg:y="2242.49pt" draw:caption-point-x="-11.54pt" draw:caption-point-y="7.8pt">
              <dc:date>2020-04-19T00:00:00</dc:date>
              <text:p text:style-name="P1">Temp_CA50/-</text:p>
            </office:annotation>
            <text:p>1252.63524876326</text:p>
          </table:table-cell>
          <table:table-cell office:value-type="float" office:value="0.165868857194761" calcext:value-type="float">
            <office:annotation draw:style-name="gr2" draw:text-style-name="P2" svg:width="122.51pt" svg:height="63.01pt" svg:x="668.49pt" svg:y="2242.49pt" draw:caption-point-x="-11.54pt" draw:caption-point-y="7.8pt">
              <dc:date>2020-04-19T00:00:00</dc:date>
              <text:p text:style-name="P1">TO2_CA50/-</text:p>
            </office:annotation>
            <text:p>0.165868857194761</text:p>
          </table:table-cell>
          <table:table-cell office:value-type="float" office:value="0.373189187395928" calcext:value-type="float">
            <office:annotation draw:style-name="gr2" draw:text-style-name="P2" svg:width="122.49pt" svg:height="63.01pt" svg:x="728.25pt" svg:y="2242.49pt" draw:caption-point-x="-11.54pt" draw:caption-point-y="7.8pt">
              <dc:date>2020-04-19T00:00:00</dc:date>
              <text:p text:style-name="P1">Vol_CA99/-</text:p>
            </office:annotation>
            <text:p>0.373189187395928</text:p>
          </table:table-cell>
          <table:table-cell office:value-type="float" office:value="2.3178859818313" calcext:value-type="float">
            <text:p>2.3178859818313</text:p>
          </table:table-cell>
          <table:table-cell office:value-type="float" office:value="2.03248735031057" calcext:value-type="float">
            <text:p>2.03248735031057</text:p>
          </table:table-cell>
          <table:table-cell table:style-name="ce4" office:value-type="float" office:value="0.00000035989748" calcext:value-type="float">
            <text:p>3.60E-07</text:p>
          </table:table-cell>
          <table:table-cell office:value-type="float" office:value="98.0285740063325" calcext:value-type="float">
            <text:p>98.0285740063325</text:p>
          </table:table-cell>
          <table:table-cell office:value-type="float" office:value="66.2703109507852" calcext:value-type="float">
            <text:p>66.2703109507852</text:p>
          </table:table-cell>
          <table:table-cell table:number-columns-repeated="1007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3" office:value-type="float" office:value="45.03526" calcext:value-type="float">
            <text:p>45.03526</text:p>
          </table:table-cell>
          <table:table-cell office:value-type="float" office:value="153.4195" calcext:value-type="float">
            <office:annotation draw:style-name="gr1" draw:text-style-name="P2" svg:width="122.51pt" svg:height="62.99pt" svg:x="190.49pt" svg:y="2257.51pt" draw:caption-point-x="-11.54pt" draw:caption-point-y="7.77pt">
              <dc:date>2020-04-19T00:00:00</dc:date>
              <text:p text:style-name="P1">HRR_max/-</text:p>
            </office:annotation>
            <text:p>153.4195</text:p>
          </table:table-cell>
          <table:table-cell office:value-type="float" office:value="1121.2928292563" calcext:value-type="float">
            <text:p>1121.2928292563</text:p>
          </table:table-cell>
          <table:table-cell office:value-type="float" office:value="65.8701263207525" calcext:value-type="float">
            <office:annotation draw:style-name="gr1" draw:text-style-name="P2" svg:width="122.49pt" svg:height="62.99pt" svg:x="310pt" svg:y="2257.51pt" draw:caption-point-x="-11.54pt" draw:caption-point-y="7.77pt">
              <dc:date>2020-04-19T00:00:00</dc:date>
              <text:p text:style-name="P1">P_CA01/-</text:p>
            </office:annotation>
            <text:p>65.8701263207525</text:p>
          </table:table-cell>
          <table:table-cell office:value-type="float" office:value="89.0925725550672" calcext:value-type="float">
            <office:annotation draw:style-name="gr1" draw:text-style-name="P2" svg:width="122.49pt" svg:height="62.99pt" svg:x="369.75pt" svg:y="2257.51pt" draw:caption-point-x="-11.54pt" draw:caption-point-y="7.77pt">
              <dc:date>2020-04-19T00:00:00</dc:date>
              <text:p text:style-name="P1">P_CA25/-</text:p>
            </office:annotation>
            <text:p>89.0925725550672</text:p>
          </table:table-cell>
          <table:table-cell office:value-type="float" office:value="2.39027929613874" calcext:value-type="float">
            <office:annotation draw:style-name="gr1" draw:text-style-name="P2" svg:width="122.51pt" svg:height="62.99pt" svg:x="429.48pt" svg:y="2257.51pt" draw:caption-point-x="-11.54pt" draw:caption-point-y="7.77pt">
              <dc:date>2020-04-19T00:00:00</dc:date>
              <text:p text:style-name="P1">Swirl3_CA99/-</text:p>
            </office:annotation>
            <text:p>2.39027929613874</text:p>
          </table:table-cell>
          <table:table-cell office:value-type="float" office:value="2603.32342244844" calcext:value-type="float">
            <office:annotation draw:style-name="gr1" draw:text-style-name="P2" svg:width="122.51pt" svg:height="62.99pt" svg:x="489.23pt" svg:y="2257.51pt" draw:caption-point-x="-11.54pt" draw:caption-point-y="7.77pt">
              <dc:date>2020-04-19T00:00:00</dc:date>
              <text:p text:style-name="P1">TB_CA70/-</text:p>
            </office:annotation>
            <text:p>2603.32342244844</text:p>
          </table:table-cell>
          <table:table-cell office:value-type="float" office:value="1070.3274067822" calcext:value-type="float">
            <office:annotation draw:style-name="gr1" draw:text-style-name="P2" svg:width="122.51pt" svg:height="62.99pt" svg:x="548.99pt" svg:y="2257.51pt" draw:caption-point-x="-11.54pt" draw:caption-point-y="7.77pt">
              <dc:date>2020-04-19T00:00:00</dc:date>
              <text:p text:style-name="P1">Temp_CA05/-</text:p>
            </office:annotation>
            <text:p>1070.3274067822</text:p>
          </table:table-cell>
          <table:table-cell office:value-type="float" office:value="1410.926871298" calcext:value-type="float">
            <office:annotation draw:style-name="gr1" draw:text-style-name="P2" svg:width="122.51pt" svg:height="62.99pt" svg:x="608.74pt" svg:y="2257.51pt" draw:caption-point-x="-11.54pt" draw:caption-point-y="7.77pt">
              <dc:date>2020-04-19T00:00:00</dc:date>
              <text:p text:style-name="P1">Temp_CA50/-</text:p>
            </office:annotation>
            <text:p>1410.926871298</text:p>
          </table:table-cell>
          <table:table-cell office:value-type="float" office:value="0.156952041068451" calcext:value-type="float">
            <office:annotation draw:style-name="gr1" draw:text-style-name="P2" svg:width="122.51pt" svg:height="62.99pt" svg:x="668.49pt" svg:y="2257.51pt" draw:caption-point-x="-11.54pt" draw:caption-point-y="7.77pt">
              <dc:date>2020-04-19T00:00:00</dc:date>
              <text:p text:style-name="P1">TO2_CA50/-</text:p>
            </office:annotation>
            <text:p>0.156952041068451</text:p>
          </table:table-cell>
          <table:table-cell office:value-type="float" office:value="0.412575603561069" calcext:value-type="float">
            <office:annotation draw:style-name="gr1" draw:text-style-name="P2" svg:width="122.49pt" svg:height="62.99pt" svg:x="728.25pt" svg:y="2257.51pt" draw:caption-point-x="-11.54pt" draw:caption-point-y="7.77pt">
              <dc:date>2020-04-19T00:00:00</dc:date>
              <text:p text:style-name="P1">Vol_CA99/-</text:p>
            </office:annotation>
            <text:p>0.412575603561069</text:p>
          </table:table-cell>
          <table:table-cell office:value-type="float" office:value="1.04376551057721" calcext:value-type="float">
            <text:p>1.04376551057721</text:p>
          </table:table-cell>
          <table:table-cell office:value-type="float" office:value="1.24925367814071" calcext:value-type="float">
            <text:p>1.24925367814071</text:p>
          </table:table-cell>
          <table:table-cell table:style-name="ce4" office:value-type="float" office:value="0.00000072856955" calcext:value-type="float">
            <text:p>7.29E-07</text:p>
          </table:table-cell>
          <table:table-cell office:value-type="float" office:value="54.8267742191817" calcext:value-type="float">
            <text:p>54.8267742191817</text:p>
          </table:table-cell>
          <table:table-cell office:value-type="float" office:value="51.3434565731336" calcext:value-type="float">
            <text:p>51.3434565731336</text:p>
          </table:table-cell>
          <table:table-cell table:number-columns-repeated="1007"/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3" office:value-type="float" office:value="41.68055" calcext:value-type="float">
            <text:p>41.68055</text:p>
          </table:table-cell>
          <table:table-cell office:value-type="float" office:value="164.66609" calcext:value-type="float">
            <office:annotation draw:style-name="gr1" draw:text-style-name="P2" svg:width="122.51pt" svg:height="62.99pt" svg:x="190.49pt" svg:y="2272.51pt" draw:caption-point-x="-11.54pt" draw:caption-point-y="7.77pt">
              <dc:date>2020-04-19T00:00:00</dc:date>
              <text:p text:style-name="P1">HRR_max/-</text:p>
            </office:annotation>
            <text:p>164.66609</text:p>
          </table:table-cell>
          <table:table-cell office:value-type="float" office:value="1559.51605265135" calcext:value-type="float">
            <text:p>1559.51605265135</text:p>
          </table:table-cell>
          <table:table-cell office:value-type="float" office:value="70.0500162360846" calcext:value-type="float">
            <office:annotation draw:style-name="gr1" draw:text-style-name="P2" svg:width="122.49pt" svg:height="62.99pt" svg:x="310pt" svg:y="2272.51pt" draw:caption-point-x="-11.54pt" draw:caption-point-y="7.77pt">
              <dc:date>2020-04-19T00:00:00</dc:date>
              <text:p text:style-name="P1">P_CA01/-</text:p>
            </office:annotation>
            <text:p>70.0500162360846</text:p>
          </table:table-cell>
          <table:table-cell office:value-type="float" office:value="109.960250046886" calcext:value-type="float">
            <office:annotation draw:style-name="gr1" draw:text-style-name="P2" svg:width="122.49pt" svg:height="62.99pt" svg:x="369.75pt" svg:y="2272.51pt" draw:caption-point-x="-11.54pt" draw:caption-point-y="7.77pt">
              <dc:date>2020-04-19T00:00:00</dc:date>
              <text:p text:style-name="P1">P_CA25/-</text:p>
            </office:annotation>
            <text:p>109.960250046886</text:p>
          </table:table-cell>
          <table:table-cell office:value-type="float" office:value="2.27511290208528" calcext:value-type="float">
            <office:annotation draw:style-name="gr1" draw:text-style-name="P2" svg:width="122.51pt" svg:height="62.99pt" svg:x="429.48pt" svg:y="2272.51pt" draw:caption-point-x="-11.54pt" draw:caption-point-y="7.77pt">
              <dc:date>2020-04-19T00:00:00</dc:date>
              <text:p text:style-name="P1">Swirl3_CA99/-</text:p>
            </office:annotation>
            <text:p>2.27511290208528</text:p>
          </table:table-cell>
          <table:table-cell office:value-type="float" office:value="2547.72213157495" calcext:value-type="float">
            <office:annotation draw:style-name="gr1" draw:text-style-name="P2" svg:width="122.51pt" svg:height="62.99pt" svg:x="489.23pt" svg:y="2272.51pt" draw:caption-point-x="-11.54pt" draw:caption-point-y="7.77pt">
              <dc:date>2020-04-19T00:00:00</dc:date>
              <text:p text:style-name="P1">TB_CA70/-</text:p>
            </office:annotation>
            <text:p>2547.72213157495</text:p>
          </table:table-cell>
          <table:table-cell office:value-type="float" office:value="1090.03711138132" calcext:value-type="float">
            <office:annotation draw:style-name="gr1" draw:text-style-name="P2" svg:width="122.51pt" svg:height="62.99pt" svg:x="548.99pt" svg:y="2272.51pt" draw:caption-point-x="-11.54pt" draw:caption-point-y="7.77pt">
              <dc:date>2020-04-19T00:00:00</dc:date>
              <text:p text:style-name="P1">Temp_CA05/-</text:p>
            </office:annotation>
            <text:p>1090.03711138132</text:p>
          </table:table-cell>
          <table:table-cell office:value-type="float" office:value="1529.40461243154" calcext:value-type="float">
            <office:annotation draw:style-name="gr1" draw:text-style-name="P2" svg:width="122.51pt" svg:height="62.99pt" svg:x="608.74pt" svg:y="2272.51pt" draw:caption-point-x="-11.54pt" draw:caption-point-y="7.77pt">
              <dc:date>2020-04-19T00:00:00</dc:date>
              <text:p text:style-name="P1">Temp_CA50/-</text:p>
            </office:annotation>
            <text:p>1529.40461243154</text:p>
          </table:table-cell>
          <table:table-cell office:value-type="float" office:value="0.146203117059673" calcext:value-type="float">
            <office:annotation draw:style-name="gr1" draw:text-style-name="P2" svg:width="122.51pt" svg:height="62.99pt" svg:x="668.49pt" svg:y="2272.51pt" draw:caption-point-x="-11.54pt" draw:caption-point-y="7.77pt">
              <dc:date>2020-04-19T00:00:00</dc:date>
              <text:p text:style-name="P1">TO2_CA50/-</text:p>
            </office:annotation>
            <text:p>0.146203117059673</text:p>
          </table:table-cell>
          <table:table-cell office:value-type="float" office:value="0.49826715070028" calcext:value-type="float">
            <office:annotation draw:style-name="gr1" draw:text-style-name="P2" svg:width="122.49pt" svg:height="62.99pt" svg:x="728.25pt" svg:y="2272.51pt" draw:caption-point-x="-11.54pt" draw:caption-point-y="7.77pt">
              <dc:date>2020-04-19T00:00:00</dc:date>
              <text:p text:style-name="P1">Vol_CA99/-</text:p>
            </office:annotation>
            <text:p>0.49826715070028</text:p>
          </table:table-cell>
          <table:table-cell office:value-type="float" office:value="0.717326263106144" calcext:value-type="float">
            <text:p>0.717326263106144</text:p>
          </table:table-cell>
          <table:table-cell office:value-type="float" office:value="1.35929015145149" calcext:value-type="float">
            <text:p>1.35929015145149</text:p>
          </table:table-cell>
          <table:table-cell table:style-name="ce4" office:value-type="float" office:value="0.0000017263734" calcext:value-type="float">
            <text:p>1.73E-06</text:p>
          </table:table-cell>
          <table:table-cell office:value-type="float" office:value="26.0005731515266" calcext:value-type="float">
            <text:p>26.0005731515266</text:p>
          </table:table-cell>
          <table:table-cell office:value-type="float" office:value="41.4091013393563" calcext:value-type="float">
            <text:p>41.4091013393563</text:p>
          </table:table-cell>
          <table:table-cell table:number-columns-repeated="1007"/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ce3" office:value-type="float" office:value="41.06691" calcext:value-type="float">
            <text:p>41.06691</text:p>
          </table:table-cell>
          <table:table-cell office:value-type="float" office:value="171.53725" calcext:value-type="float">
            <office:annotation draw:style-name="gr2" draw:text-style-name="P2" svg:width="122.51pt" svg:height="63.01pt" svg:x="190.49pt" svg:y="2287.5pt" draw:caption-point-x="-11.54pt" draw:caption-point-y="7.77pt">
              <dc:date>2020-04-19T00:00:00</dc:date>
              <text:p text:style-name="P1">HRR_max/-</text:p>
            </office:annotation>
            <text:p>171.53725</text:p>
          </table:table-cell>
          <table:table-cell office:value-type="float" office:value="1954.59197201296" calcext:value-type="float">
            <text:p>1954.59197201296</text:p>
          </table:table-cell>
          <table:table-cell office:value-type="float" office:value="71.0025568243878" calcext:value-type="float">
            <office:annotation draw:style-name="gr2" draw:text-style-name="P2" svg:width="122.49pt" svg:height="63.01pt" svg:x="310pt" svg:y="2287.5pt" draw:caption-point-x="-11.54pt" draw:caption-point-y="7.77pt">
              <dc:date>2020-04-19T00:00:00</dc:date>
              <text:p text:style-name="P1">P_CA01/-</text:p>
            </office:annotation>
            <text:p>71.0025568243878</text:p>
          </table:table-cell>
          <table:table-cell office:value-type="float" office:value="124.031384143253" calcext:value-type="float">
            <office:annotation draw:style-name="gr2" draw:text-style-name="P2" svg:width="122.49pt" svg:height="63.01pt" svg:x="369.75pt" svg:y="2287.5pt" draw:caption-point-x="-11.54pt" draw:caption-point-y="7.77pt">
              <dc:date>2020-04-19T00:00:00</dc:date>
              <text:p text:style-name="P1">P_CA25/-</text:p>
            </office:annotation>
            <text:p>124.031384143253</text:p>
          </table:table-cell>
          <table:table-cell office:value-type="float" office:value="2.15462514382449" calcext:value-type="float">
            <office:annotation draw:style-name="gr2" draw:text-style-name="P2" svg:width="122.51pt" svg:height="63.01pt" svg:x="429.48pt" svg:y="2287.5pt" draw:caption-point-x="-11.54pt" draw:caption-point-y="7.77pt">
              <dc:date>2020-04-19T00:00:00</dc:date>
              <text:p text:style-name="P1">Swirl3_CA99/-</text:p>
            </office:annotation>
            <text:p>2.15462514382449</text:p>
          </table:table-cell>
          <table:table-cell office:value-type="float" office:value="2488.06993725359" calcext:value-type="float">
            <office:annotation draw:style-name="gr2" draw:text-style-name="P2" svg:width="122.51pt" svg:height="63.01pt" svg:x="489.23pt" svg:y="2287.5pt" draw:caption-point-x="-11.54pt" draw:caption-point-y="7.77pt">
              <dc:date>2020-04-19T00:00:00</dc:date>
              <text:p text:style-name="P1">TB_CA70/-</text:p>
            </office:annotation>
            <text:p>2488.06993725359</text:p>
          </table:table-cell>
          <table:table-cell office:value-type="float" office:value="1102.96817102972" calcext:value-type="float">
            <office:annotation draw:style-name="gr2" draw:text-style-name="P2" svg:width="122.51pt" svg:height="63.01pt" svg:x="548.99pt" svg:y="2287.5pt" draw:caption-point-x="-11.54pt" draw:caption-point-y="7.77pt">
              <dc:date>2020-04-19T00:00:00</dc:date>
              <text:p text:style-name="P1">Temp_CA05/-</text:p>
            </office:annotation>
            <text:p>1102.96817102972</text:p>
          </table:table-cell>
          <table:table-cell office:value-type="float" office:value="1610.74415436273" calcext:value-type="float">
            <office:annotation draw:style-name="gr2" draw:text-style-name="P2" svg:width="122.51pt" svg:height="63.01pt" svg:x="608.74pt" svg:y="2287.5pt" draw:caption-point-x="-11.54pt" draw:caption-point-y="7.77pt">
              <dc:date>2020-04-19T00:00:00</dc:date>
              <text:p text:style-name="P1">Temp_CA50/-</text:p>
            </office:annotation>
            <text:p>1610.74415436273</text:p>
          </table:table-cell>
          <table:table-cell office:value-type="float" office:value="0.135514923452245" calcext:value-type="float">
            <office:annotation draw:style-name="gr2" draw:text-style-name="P2" svg:width="122.51pt" svg:height="63.01pt" svg:x="668.49pt" svg:y="2287.5pt" draw:caption-point-x="-11.54pt" draw:caption-point-y="7.77pt">
              <dc:date>2020-04-19T00:00:00</dc:date>
              <text:p text:style-name="P1">TO2_CA50/-</text:p>
            </office:annotation>
            <text:p>0.135514923452245</text:p>
          </table:table-cell>
          <table:table-cell office:value-type="float" office:value="0.604054674192434" calcext:value-type="float">
            <office:annotation draw:style-name="gr2" draw:text-style-name="P2" svg:width="122.49pt" svg:height="63.01pt" svg:x="728.25pt" svg:y="2287.5pt" draw:caption-point-x="-11.54pt" draw:caption-point-y="7.77pt">
              <dc:date>2020-04-19T00:00:00</dc:date>
              <text:p text:style-name="P1">Vol_CA99/-</text:p>
            </office:annotation>
            <text:p>0.604054674192434</text:p>
          </table:table-cell>
          <table:table-cell office:value-type="float" office:value="0.598209603161995" calcext:value-type="float">
            <text:p>0.598209603161995</text:p>
          </table:table-cell>
          <table:table-cell office:value-type="float" office:value="1.46310993514101" calcext:value-type="float">
            <text:p>1.46310993514101</text:p>
          </table:table-cell>
          <table:table-cell table:style-name="ce4" office:value-type="float" office:value="0.0000032742532" calcext:value-type="float">
            <text:p>3.27E-06</text:p>
          </table:table-cell>
          <table:table-cell office:value-type="float" office:value="23.2601146497013" calcext:value-type="float">
            <text:p>23.2601146497013</text:p>
          </table:table-cell>
          <table:table-cell office:value-type="float" office:value="33.3546453455266" calcext:value-type="float">
            <text:p>33.3546453455266</text:p>
          </table:table-cell>
          <table:table-cell table:number-columns-repeated="1007"/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3" office:value-type="float" office:value="40.77253" calcext:value-type="float">
            <text:p>40.77253</text:p>
          </table:table-cell>
          <table:table-cell office:value-type="float" office:value="174.23906" calcext:value-type="float">
            <office:annotation draw:style-name="gr2" draw:text-style-name="P2" svg:width="122.51pt" svg:height="63.01pt" svg:x="190.49pt" svg:y="2302.5pt" draw:caption-point-x="-11.54pt" draw:caption-point-y="7.77pt">
              <dc:date>2020-04-19T00:00:00</dc:date>
              <text:p text:style-name="P1">HRR_max/-</text:p>
            </office:annotation>
            <text:p>174.23906</text:p>
          </table:table-cell>
          <table:table-cell office:value-type="float" office:value="2193.75432407222" calcext:value-type="float">
            <text:p>2193.75432407222</text:p>
          </table:table-cell>
          <table:table-cell office:value-type="float" office:value="68.9184175978268" calcext:value-type="float">
            <office:annotation draw:style-name="gr2" draw:text-style-name="P2" svg:width="122.49pt" svg:height="63.01pt" svg:x="310pt" svg:y="2302.5pt" draw:caption-point-x="-11.54pt" draw:caption-point-y="7.77pt">
              <dc:date>2020-04-19T00:00:00</dc:date>
              <text:p text:style-name="P1">P_CA01/-</text:p>
            </office:annotation>
            <text:p>68.9184175978268</text:p>
          </table:table-cell>
          <table:table-cell office:value-type="float" office:value="127.437851280615" calcext:value-type="float">
            <office:annotation draw:style-name="gr2" draw:text-style-name="P2" svg:width="122.49pt" svg:height="63.01pt" svg:x="369.75pt" svg:y="2302.5pt" draw:caption-point-x="-11.54pt" draw:caption-point-y="7.77pt">
              <dc:date>2020-04-19T00:00:00</dc:date>
              <text:p text:style-name="P1">P_CA25/-</text:p>
            </office:annotation>
            <text:p>127.437851280615</text:p>
          </table:table-cell>
          <table:table-cell office:value-type="float" office:value="2.09489787072634" calcext:value-type="float">
            <office:annotation draw:style-name="gr2" draw:text-style-name="P2" svg:width="122.51pt" svg:height="63.01pt" svg:x="429.48pt" svg:y="2302.5pt" draw:caption-point-x="-11.54pt" draw:caption-point-y="7.77pt">
              <dc:date>2020-04-19T00:00:00</dc:date>
              <text:p text:style-name="P1">Swirl3_CA99/-</text:p>
            </office:annotation>
            <text:p>2.09489787072634</text:p>
          </table:table-cell>
          <table:table-cell office:value-type="float" office:value="2468.94311876728" calcext:value-type="float">
            <office:annotation draw:style-name="gr2" draw:text-style-name="P2" svg:width="122.51pt" svg:height="63.01pt" svg:x="489.23pt" svg:y="2302.5pt" draw:caption-point-x="-11.54pt" draw:caption-point-y="7.77pt">
              <dc:date>2020-04-19T00:00:00</dc:date>
              <text:p text:style-name="P1">TB_CA70/-</text:p>
            </office:annotation>
            <text:p>2468.94311876728</text:p>
          </table:table-cell>
          <table:table-cell office:value-type="float" office:value="1106.49105870523" calcext:value-type="float">
            <office:annotation draw:style-name="gr2" draw:text-style-name="P2" svg:width="122.51pt" svg:height="63.01pt" svg:x="548.99pt" svg:y="2302.5pt" draw:caption-point-x="-11.54pt" draw:caption-point-y="7.77pt">
              <dc:date>2020-04-19T00:00:00</dc:date>
              <text:p text:style-name="P1">Temp_CA05/-</text:p>
            </office:annotation>
            <text:p>1106.49105870523</text:p>
          </table:table-cell>
          <table:table-cell office:value-type="float" office:value="1676.42007968328" calcext:value-type="float">
            <office:annotation draw:style-name="gr2" draw:text-style-name="P2" svg:width="122.51pt" svg:height="63.01pt" svg:x="608.74pt" svg:y="2302.5pt" draw:caption-point-x="-11.54pt" draw:caption-point-y="7.77pt">
              <dc:date>2020-04-19T00:00:00</dc:date>
              <text:p text:style-name="P1">Temp_CA50/-</text:p>
            </office:annotation>
            <text:p>1676.42007968328</text:p>
          </table:table-cell>
          <table:table-cell office:value-type="float" office:value="0.125061152690292" calcext:value-type="float">
            <office:annotation draw:style-name="gr2" draw:text-style-name="P2" svg:width="122.51pt" svg:height="63.01pt" svg:x="668.49pt" svg:y="2302.5pt" draw:caption-point-x="-11.54pt" draw:caption-point-y="7.77pt">
              <dc:date>2020-04-19T00:00:00</dc:date>
              <text:p text:style-name="P1">TO2_CA50/-</text:p>
            </office:annotation>
            <text:p>0.125061152690292</text:p>
          </table:table-cell>
          <table:table-cell office:value-type="float" office:value="0.657334552876008" calcext:value-type="float">
            <office:annotation draw:style-name="gr2" draw:text-style-name="P2" svg:width="122.49pt" svg:height="63.01pt" svg:x="728.25pt" svg:y="2302.5pt" draw:caption-point-x="-11.54pt" draw:caption-point-y="7.77pt">
              <dc:date>2020-04-19T00:00:00</dc:date>
              <text:p text:style-name="P1">Vol_CA99/-</text:p>
            </office:annotation>
            <text:p>0.657334552876008</text:p>
          </table:table-cell>
          <table:table-cell office:value-type="float" office:value="0.692484574067376" calcext:value-type="float">
            <text:p>0.692484574067376</text:p>
          </table:table-cell>
          <table:table-cell office:value-type="float" office:value="2.22755366346087" calcext:value-type="float">
            <text:p>2.22755366346087</text:p>
          </table:table-cell>
          <table:table-cell table:style-name="ce4" office:value-type="float" office:value="0.0000041392254" calcext:value-type="float">
            <text:p>4.14E-06</text:p>
          </table:table-cell>
          <table:table-cell office:value-type="float" office:value="22.8555757097281" calcext:value-type="float">
            <text:p>22.8555757097281</text:p>
          </table:table-cell>
          <table:table-cell office:value-type="float" office:value="27.0601365143175" calcext:value-type="float">
            <text:p>27.0601365143175</text:p>
          </table:table-cell>
          <table:table-cell table:number-columns-repeated="1007"/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3" office:value-type="float" office:value="65.75075" calcext:value-type="float">
            <text:p>65.75075</text:p>
          </table:table-cell>
          <table:table-cell office:value-type="float" office:value="85.00801" calcext:value-type="float">
            <office:annotation draw:style-name="gr2" draw:text-style-name="P2" svg:width="122.51pt" svg:height="63.01pt" svg:x="190.49pt" svg:y="2317.49pt" draw:caption-point-x="-11.54pt" draw:caption-point-y="7.77pt">
              <dc:date>2020-04-19T00:00:00</dc:date>
              <text:p text:style-name="P1">HRR_max/-</text:p>
            </office:annotation>
            <text:p>85.00801</text:p>
          </table:table-cell>
          <table:table-cell office:value-type="float" office:value="371.338413826229" calcext:value-type="float">
            <text:p>371.338413826229</text:p>
          </table:table-cell>
          <table:table-cell office:value-type="float" office:value="49.0961637308878" calcext:value-type="float">
            <office:annotation draw:style-name="gr2" draw:text-style-name="P2" svg:width="122.49pt" svg:height="63.01pt" svg:x="310pt" svg:y="2317.49pt" draw:caption-point-x="-11.54pt" draw:caption-point-y="7.77pt">
              <dc:date>2020-04-19T00:00:00</dc:date>
              <text:p text:style-name="P1">P_CA01/-</text:p>
            </office:annotation>
            <text:p>49.0961637308878</text:p>
          </table:table-cell>
          <table:table-cell office:value-type="float" office:value="57.1183539302062" calcext:value-type="float">
            <office:annotation draw:style-name="gr2" draw:text-style-name="P2" svg:width="122.49pt" svg:height="63.01pt" svg:x="369.75pt" svg:y="2317.49pt" draw:caption-point-x="-11.54pt" draw:caption-point-y="7.77pt">
              <dc:date>2020-04-19T00:00:00</dc:date>
              <text:p text:style-name="P1">P_CA25/-</text:p>
            </office:annotation>
            <text:p>57.1183539302062</text:p>
          </table:table-cell>
          <table:table-cell office:value-type="float" office:value="2.80842101761614" calcext:value-type="float">
            <office:annotation draw:style-name="gr2" draw:text-style-name="P2" svg:width="122.51pt" svg:height="63.01pt" svg:x="429.48pt" svg:y="2317.49pt" draw:caption-point-x="-11.54pt" draw:caption-point-y="7.77pt">
              <dc:date>2020-04-19T00:00:00</dc:date>
              <text:p text:style-name="P1">Swirl3_CA99/-</text:p>
            </office:annotation>
            <text:p>2.80842101761614</text:p>
          </table:table-cell>
          <table:table-cell office:value-type="float" office:value="2472.90498770282" calcext:value-type="float">
            <office:annotation draw:style-name="gr2" draw:text-style-name="P2" svg:width="122.51pt" svg:height="63.01pt" svg:x="489.23pt" svg:y="2317.49pt" draw:caption-point-x="-11.54pt" draw:caption-point-y="7.77pt">
              <dc:date>2020-04-19T00:00:00</dc:date>
              <text:p text:style-name="P1">TB_CA70/-</text:p>
            </office:annotation>
            <text:p>2472.90498770282</text:p>
          </table:table-cell>
          <table:table-cell office:value-type="float" office:value="1004.8534152599" calcext:value-type="float">
            <office:annotation draw:style-name="gr2" draw:text-style-name="P2" svg:width="122.51pt" svg:height="63.01pt" svg:x="548.99pt" svg:y="2317.49pt" draw:caption-point-x="-11.54pt" draw:caption-point-y="7.77pt">
              <dc:date>2020-04-19T00:00:00</dc:date>
              <text:p text:style-name="P1">Temp_CA05/-</text:p>
            </office:annotation>
            <text:p>1004.8534152599</text:p>
          </table:table-cell>
          <table:table-cell office:value-type="float" office:value="1151.61728112738" calcext:value-type="float">
            <office:annotation draw:style-name="gr2" draw:text-style-name="P2" svg:width="122.51pt" svg:height="63.01pt" svg:x="608.74pt" svg:y="2317.49pt" draw:caption-point-x="-11.54pt" draw:caption-point-y="7.77pt">
              <dc:date>2020-04-19T00:00:00</dc:date>
              <text:p text:style-name="P1">Temp_CA50/-</text:p>
            </office:annotation>
            <text:p>1151.61728112738</text:p>
          </table:table-cell>
          <table:table-cell office:value-type="float" office:value="0.181565381962353" calcext:value-type="float">
            <office:annotation draw:style-name="gr2" draw:text-style-name="P2" svg:width="122.51pt" svg:height="63.01pt" svg:x="668.49pt" svg:y="2317.49pt" draw:caption-point-x="-11.54pt" draw:caption-point-y="7.77pt">
              <dc:date>2020-04-19T00:00:00</dc:date>
              <text:p text:style-name="P1">TO2_CA50/-</text:p>
            </office:annotation>
            <text:p>0.181565381962353</text:p>
          </table:table-cell>
          <table:table-cell office:value-type="float" office:value="0.251191446878285" calcext:value-type="float">
            <office:annotation draw:style-name="gr2" draw:text-style-name="P2" svg:width="122.49pt" svg:height="63.01pt" svg:x="728.25pt" svg:y="2317.49pt" draw:caption-point-x="-11.54pt" draw:caption-point-y="7.77pt">
              <dc:date>2020-04-19T00:00:00</dc:date>
              <text:p text:style-name="P1">Vol_CA99/-</text:p>
            </office:annotation>
            <text:p>0.251191446878285</text:p>
          </table:table-cell>
          <table:table-cell office:value-type="float" office:value="2.79680813313945" calcext:value-type="float">
            <text:p>2.79680813313945</text:p>
          </table:table-cell>
          <table:table-cell office:value-type="float" office:value="0.975774459096113" calcext:value-type="float">
            <text:p>0.975774459096113</text:p>
          </table:table-cell>
          <table:table-cell table:style-name="ce4" office:value-type="float" office:value="0.000000029832957" calcext:value-type="float">
            <text:p>2.98E-08</text:p>
          </table:table-cell>
          <table:table-cell office:value-type="float" office:value="93.3055989669884" calcext:value-type="float">
            <text:p>93.3055989669884</text:p>
          </table:table-cell>
          <table:table-cell office:value-type="float" office:value="68.9826146816918" calcext:value-type="float">
            <text:p>68.9826146816918</text:p>
          </table:table-cell>
          <table:table-cell table:number-columns-repeated="1007"/>
        </table:table-row>
        <table:table-row table:style-name="ro1">
          <table:table-cell office:value-type="float" office:value="206" calcext:value-type="float">
            <text:p>206</text:p>
          </table:table-cell>
          <table:table-cell table:style-name="ce3" office:value-type="float" office:value="45.49187" calcext:value-type="float">
            <text:p>45.49187</text:p>
          </table:table-cell>
          <table:table-cell office:value-type="float" office:value="130.6555" calcext:value-type="float">
            <office:annotation draw:style-name="gr2" draw:text-style-name="P2" svg:width="122.51pt" svg:height="63.01pt" svg:x="190.49pt" svg:y="2332.49pt" draw:caption-point-x="-11.54pt" draw:caption-point-y="7.8pt">
              <dc:date>2020-04-19T00:00:00</dc:date>
              <text:p text:style-name="P1">HRR_max/-</text:p>
            </office:annotation>
            <text:p>130.6555</text:p>
          </table:table-cell>
          <table:table-cell office:value-type="float" office:value="774.288833246299" calcext:value-type="float">
            <text:p>774.288833246299</text:p>
          </table:table-cell>
          <table:table-cell office:value-type="float" office:value="57.4623967377671" calcext:value-type="float">
            <office:annotation draw:style-name="gr2" draw:text-style-name="P2" svg:width="122.49pt" svg:height="63.01pt" svg:x="310pt" svg:y="2332.49pt" draw:caption-point-x="-11.54pt" draw:caption-point-y="7.8pt">
              <dc:date>2020-04-19T00:00:00</dc:date>
              <text:p text:style-name="P1">P_CA01/-</text:p>
            </office:annotation>
            <text:p>57.4623967377671</text:p>
          </table:table-cell>
          <table:table-cell office:value-type="float" office:value="77.3737098863883" calcext:value-type="float">
            <office:annotation draw:style-name="gr2" draw:text-style-name="P2" svg:width="122.49pt" svg:height="63.01pt" svg:x="369.75pt" svg:y="2332.49pt" draw:caption-point-x="-11.54pt" draw:caption-point-y="7.8pt">
              <dc:date>2020-04-19T00:00:00</dc:date>
              <text:p text:style-name="P1">P_CA25/-</text:p>
            </office:annotation>
            <text:p>77.3737098863883</text:p>
          </table:table-cell>
          <table:table-cell office:value-type="float" office:value="2.64098320164887" calcext:value-type="float">
            <office:annotation draw:style-name="gr2" draw:text-style-name="P2" svg:width="122.51pt" svg:height="63.01pt" svg:x="429.48pt" svg:y="2332.49pt" draw:caption-point-x="-11.54pt" draw:caption-point-y="7.8pt">
              <dc:date>2020-04-19T00:00:00</dc:date>
              <text:p text:style-name="P1">Swirl3_CA99/-</text:p>
            </office:annotation>
            <text:p>2.64098320164887</text:p>
          </table:table-cell>
          <table:table-cell office:value-type="float" office:value="2623.53218802048" calcext:value-type="float">
            <office:annotation draw:style-name="gr2" draw:text-style-name="P2" svg:width="122.51pt" svg:height="63.01pt" svg:x="489.23pt" svg:y="2332.49pt" draw:caption-point-x="-11.54pt" draw:caption-point-y="7.8pt">
              <dc:date>2020-04-19T00:00:00</dc:date>
              <text:p text:style-name="P1">TB_CA70/-</text:p>
            </office:annotation>
            <text:p>2623.53218802048</text:p>
          </table:table-cell>
          <table:table-cell office:value-type="float" office:value="1023.6317468152" calcext:value-type="float">
            <office:annotation draw:style-name="gr2" draw:text-style-name="P2" svg:width="122.51pt" svg:height="63.01pt" svg:x="548.99pt" svg:y="2332.49pt" draw:caption-point-x="-11.54pt" draw:caption-point-y="7.8pt">
              <dc:date>2020-04-19T00:00:00</dc:date>
              <text:p text:style-name="P1">Temp_CA05/-</text:p>
            </office:annotation>
            <text:p>1023.6317468152</text:p>
          </table:table-cell>
          <table:table-cell office:value-type="float" office:value="1301.60771251207" calcext:value-type="float">
            <office:annotation draw:style-name="gr2" draw:text-style-name="P2" svg:width="122.51pt" svg:height="63.01pt" svg:x="608.74pt" svg:y="2332.49pt" draw:caption-point-x="-11.54pt" draw:caption-point-y="7.8pt">
              <dc:date>2020-04-19T00:00:00</dc:date>
              <text:p text:style-name="P1">Temp_CA50/-</text:p>
            </office:annotation>
            <text:p>1301.60771251207</text:p>
          </table:table-cell>
          <table:table-cell office:value-type="float" office:value="0.171061452703688" calcext:value-type="float">
            <office:annotation draw:style-name="gr2" draw:text-style-name="P2" svg:width="122.51pt" svg:height="63.01pt" svg:x="668.49pt" svg:y="2332.49pt" draw:caption-point-x="-11.54pt" draw:caption-point-y="7.8pt">
              <dc:date>2020-04-19T00:00:00</dc:date>
              <text:p text:style-name="P1">TO2_CA50/-</text:p>
            </office:annotation>
            <text:p>0.171061452703688</text:p>
          </table:table-cell>
          <table:table-cell office:value-type="float" office:value="0.316190697053918" calcext:value-type="float">
            <office:annotation draw:style-name="gr2" draw:text-style-name="P2" svg:width="122.49pt" svg:height="63.01pt" svg:x="728.25pt" svg:y="2332.49pt" draw:caption-point-x="-11.54pt" draw:caption-point-y="7.8pt">
              <dc:date>2020-04-19T00:00:00</dc:date>
              <text:p text:style-name="P1">Vol_CA99/-</text:p>
            </office:annotation>
            <text:p>0.316190697053918</text:p>
          </table:table-cell>
          <table:table-cell office:value-type="float" office:value="1.43884981879829" calcext:value-type="float">
            <text:p>1.43884981879829</text:p>
          </table:table-cell>
          <table:table-cell office:value-type="float" office:value="1.17206963223606" calcext:value-type="float">
            <text:p>1.17206963223606</text:p>
          </table:table-cell>
          <table:table-cell table:style-name="ce4" office:value-type="float" office:value="0.00000012912571" calcext:value-type="float">
            <text:p>1.29E-07</text:p>
          </table:table-cell>
          <table:table-cell office:value-type="float" office:value="67.339147217873" calcext:value-type="float">
            <text:p>67.339147217873</text:p>
          </table:table-cell>
          <table:table-cell office:value-type="float" office:value="59.7886754392722" calcext:value-type="float">
            <text:p>59.7886754392722</text:p>
          </table:table-cell>
          <table:table-cell table:number-columns-repeated="1007"/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3" office:value-type="float" office:value="44.21117" calcext:value-type="float">
            <text:p>44.21117</text:p>
          </table:table-cell>
          <table:table-cell office:value-type="float" office:value="147.08353" calcext:value-type="float">
            <office:annotation draw:style-name="gr1" draw:text-style-name="P2" svg:width="122.51pt" svg:height="62.99pt" svg:x="190.49pt" svg:y="2347.51pt" draw:caption-point-x="-11.54pt" draw:caption-point-y="7.77pt">
              <dc:date>2020-04-19T00:00:00</dc:date>
              <text:p text:style-name="P1">HRR_max/-</text:p>
            </office:annotation>
            <text:p>147.08353</text:p>
          </table:table-cell>
          <table:table-cell office:value-type="float" office:value="1222.77896546471" calcext:value-type="float">
            <text:p>1222.77896546471</text:p>
          </table:table-cell>
          <table:table-cell office:value-type="float" office:value="59.3959056750613" calcext:value-type="float">
            <office:annotation draw:style-name="gr1" draw:text-style-name="P2" svg:width="122.49pt" svg:height="62.99pt" svg:x="310pt" svg:y="2347.51pt" draw:caption-point-x="-11.54pt" draw:caption-point-y="7.77pt">
              <dc:date>2020-04-19T00:00:00</dc:date>
              <text:p text:style-name="P1">P_CA01/-</text:p>
            </office:annotation>
            <text:p>59.3959056750613</text:p>
          </table:table-cell>
          <table:table-cell office:value-type="float" office:value="98.0210081952845" calcext:value-type="float">
            <office:annotation draw:style-name="gr1" draw:text-style-name="P2" svg:width="122.49pt" svg:height="62.99pt" svg:x="369.75pt" svg:y="2347.51pt" draw:caption-point-x="-11.54pt" draw:caption-point-y="7.77pt">
              <dc:date>2020-04-19T00:00:00</dc:date>
              <text:p text:style-name="P1">P_CA25/-</text:p>
            </office:annotation>
            <text:p>98.0210081952845</text:p>
          </table:table-cell>
          <table:table-cell office:value-type="float" office:value="2.47841148866533" calcext:value-type="float">
            <office:annotation draw:style-name="gr1" draw:text-style-name="P2" svg:width="122.51pt" svg:height="62.99pt" svg:x="429.48pt" svg:y="2347.51pt" draw:caption-point-x="-11.54pt" draw:caption-point-y="7.77pt">
              <dc:date>2020-04-19T00:00:00</dc:date>
              <text:p text:style-name="P1">Swirl3_CA99/-</text:p>
            </office:annotation>
            <text:p>2.47841148866533</text:p>
          </table:table-cell>
          <table:table-cell office:value-type="float" office:value="2607.74696353615" calcext:value-type="float">
            <office:annotation draw:style-name="gr1" draw:text-style-name="P2" svg:width="122.51pt" svg:height="62.99pt" svg:x="489.23pt" svg:y="2347.51pt" draw:caption-point-x="-11.54pt" draw:caption-point-y="7.77pt">
              <dc:date>2020-04-19T00:00:00</dc:date>
              <text:p text:style-name="P1">TB_CA70/-</text:p>
            </office:annotation>
            <text:p>2607.74696353615</text:p>
          </table:table-cell>
          <table:table-cell office:value-type="float" office:value="1090.30498092408" calcext:value-type="float">
            <office:annotation draw:style-name="gr1" draw:text-style-name="P2" svg:width="122.51pt" svg:height="62.99pt" svg:x="548.99pt" svg:y="2347.51pt" draw:caption-point-x="-11.54pt" draw:caption-point-y="7.77pt">
              <dc:date>2020-04-19T00:00:00</dc:date>
              <text:p text:style-name="P1">Temp_CA05/-</text:p>
            </office:annotation>
            <text:p>1090.30498092408</text:p>
          </table:table-cell>
          <table:table-cell office:value-type="float" office:value="1451.07574397696" calcext:value-type="float">
            <office:annotation draw:style-name="gr1" draw:text-style-name="P2" svg:width="122.51pt" svg:height="62.99pt" svg:x="608.74pt" svg:y="2347.51pt" draw:caption-point-x="-11.54pt" draw:caption-point-y="7.77pt">
              <dc:date>2020-04-19T00:00:00</dc:date>
              <text:p text:style-name="P1">Temp_CA50/-</text:p>
            </office:annotation>
            <text:p>1451.07574397696</text:p>
          </table:table-cell>
          <table:table-cell office:value-type="float" office:value="0.159217023316614" calcext:value-type="float">
            <office:annotation draw:style-name="gr1" draw:text-style-name="P2" svg:width="122.51pt" svg:height="62.99pt" svg:x="668.49pt" svg:y="2347.51pt" draw:caption-point-x="-11.54pt" draw:caption-point-y="7.77pt">
              <dc:date>2020-04-19T00:00:00</dc:date>
              <text:p text:style-name="P1">TO2_CA50/-</text:p>
            </office:annotation>
            <text:p>0.159217023316614</text:p>
          </table:table-cell>
          <table:table-cell office:value-type="float" office:value="0.397720615358819" calcext:value-type="float">
            <office:annotation draw:style-name="gr1" draw:text-style-name="P2" svg:width="122.49pt" svg:height="62.99pt" svg:x="728.25pt" svg:y="2347.51pt" draw:caption-point-x="-11.54pt" draw:caption-point-y="7.77pt">
              <dc:date>2020-04-19T00:00:00</dc:date>
              <text:p text:style-name="P1">Vol_CA99/-</text:p>
            </office:annotation>
            <text:p>0.397720615358819</text:p>
          </table:table-cell>
          <table:table-cell office:value-type="float" office:value="0.909116479594961" calcext:value-type="float">
            <text:p>0.909116479594961</text:p>
          </table:table-cell>
          <table:table-cell office:value-type="float" office:value="1.28712911330494" calcext:value-type="float">
            <text:p>1.28712911330494</text:p>
          </table:table-cell>
          <table:table-cell table:style-name="ce4" office:value-type="float" office:value="0.0000005982418" calcext:value-type="float">
            <text:p>5.98E-07</text:p>
          </table:table-cell>
          <table:table-cell office:value-type="float" office:value="59.6914247019503" calcext:value-type="float">
            <text:p>59.6914247019503</text:p>
          </table:table-cell>
          <table:table-cell office:value-type="float" office:value="50.2254888808379" calcext:value-type="float">
            <text:p>50.2254888808379</text:p>
          </table:table-cell>
          <table:table-cell table:number-columns-repeated="1007"/>
        </table:table-row>
        <table:table-row table:style-name="ro1">
          <table:table-cell office:value-type="float" office:value="208" calcext:value-type="float">
            <text:p>208</text:p>
          </table:table-cell>
          <table:table-cell table:style-name="ce3" office:value-type="float" office:value="43.31927" calcext:value-type="float">
            <text:p>43.31927</text:p>
          </table:table-cell>
          <table:table-cell office:value-type="float" office:value="151.50148" calcext:value-type="float">
            <office:annotation draw:style-name="gr1" draw:text-style-name="P2" svg:width="122.51pt" svg:height="62.99pt" svg:x="190.49pt" svg:y="2362.51pt" draw:caption-point-x="-11.54pt" draw:caption-point-y="7.77pt">
              <dc:date>2020-04-19T00:00:00</dc:date>
              <text:p text:style-name="P1">HRR_max/-</text:p>
            </office:annotation>
            <text:p>151.50148</text:p>
          </table:table-cell>
          <table:table-cell office:value-type="float" office:value="1655.59433946349" calcext:value-type="float">
            <text:p>1655.59433946349</text:p>
          </table:table-cell>
          <table:table-cell office:value-type="float" office:value="61.8114795675922" calcext:value-type="float">
            <office:annotation draw:style-name="gr1" draw:text-style-name="P2" svg:width="122.49pt" svg:height="62.99pt" svg:x="310pt" svg:y="2362.51pt" draw:caption-point-x="-11.54pt" draw:caption-point-y="7.77pt">
              <dc:date>2020-04-19T00:00:00</dc:date>
              <text:p text:style-name="P1">P_CA01/-</text:p>
            </office:annotation>
            <text:p>61.8114795675922</text:p>
          </table:table-cell>
          <table:table-cell office:value-type="float" office:value="114.260544513822" calcext:value-type="float">
            <office:annotation draw:style-name="gr1" draw:text-style-name="P2" svg:width="122.49pt" svg:height="62.99pt" svg:x="369.75pt" svg:y="2362.51pt" draw:caption-point-x="-11.54pt" draw:caption-point-y="7.77pt">
              <dc:date>2020-04-19T00:00:00</dc:date>
              <text:p text:style-name="P1">P_CA25/-</text:p>
            </office:annotation>
            <text:p>114.260544513822</text:p>
          </table:table-cell>
          <table:table-cell office:value-type="float" office:value="2.30752701357159" calcext:value-type="float">
            <office:annotation draw:style-name="gr1" draw:text-style-name="P2" svg:width="122.51pt" svg:height="62.99pt" svg:x="429.48pt" svg:y="2362.51pt" draw:caption-point-x="-11.54pt" draw:caption-point-y="7.77pt">
              <dc:date>2020-04-19T00:00:00</dc:date>
              <text:p text:style-name="P1">Swirl3_CA99/-</text:p>
            </office:annotation>
            <text:p>2.30752701357159</text:p>
          </table:table-cell>
          <table:table-cell office:value-type="float" office:value="2532.04151096707" calcext:value-type="float">
            <office:annotation draw:style-name="gr1" draw:text-style-name="P2" svg:width="122.51pt" svg:height="62.99pt" svg:x="489.23pt" svg:y="2362.51pt" draw:caption-point-x="-11.54pt" draw:caption-point-y="7.77pt">
              <dc:date>2020-04-19T00:00:00</dc:date>
              <text:p text:style-name="P1">TB_CA70/-</text:p>
            </office:annotation>
            <text:p>2532.04151096707</text:p>
          </table:table-cell>
          <table:table-cell office:value-type="float" office:value="1109.16306590902" calcext:value-type="float">
            <office:annotation draw:style-name="gr1" draw:text-style-name="P2" svg:width="122.51pt" svg:height="62.99pt" svg:x="548.99pt" svg:y="2362.51pt" draw:caption-point-x="-11.54pt" draw:caption-point-y="7.77pt">
              <dc:date>2020-04-19T00:00:00</dc:date>
              <text:p text:style-name="P1">Temp_CA05/-</text:p>
            </office:annotation>
            <text:p>1109.16306590902</text:p>
          </table:table-cell>
          <table:table-cell office:value-type="float" office:value="1555.57262509713" calcext:value-type="float">
            <office:annotation draw:style-name="gr1" draw:text-style-name="P2" svg:width="122.51pt" svg:height="62.99pt" svg:x="608.74pt" svg:y="2362.51pt" draw:caption-point-x="-11.54pt" draw:caption-point-y="7.77pt">
              <dc:date>2020-04-19T00:00:00</dc:date>
              <text:p text:style-name="P1">Temp_CA50/-</text:p>
            </office:annotation>
            <text:p>1555.57262509713</text:p>
          </table:table-cell>
          <table:table-cell office:value-type="float" office:value="0.150004253213427" calcext:value-type="float">
            <office:annotation draw:style-name="gr1" draw:text-style-name="P2" svg:width="122.51pt" svg:height="62.99pt" svg:x="668.49pt" svg:y="2362.51pt" draw:caption-point-x="-11.54pt" draw:caption-point-y="7.77pt">
              <dc:date>2020-04-19T00:00:00</dc:date>
              <text:p text:style-name="P1">TO2_CA50/-</text:p>
            </office:annotation>
            <text:p>0.150004253213427</text:p>
          </table:table-cell>
          <table:table-cell office:value-type="float" office:value="0.510856859183443" calcext:value-type="float">
            <office:annotation draw:style-name="gr1" draw:text-style-name="P2" svg:width="122.49pt" svg:height="62.99pt" svg:x="728.25pt" svg:y="2362.51pt" draw:caption-point-x="-11.54pt" draw:caption-point-y="7.77pt">
              <dc:date>2020-04-19T00:00:00</dc:date>
              <text:p text:style-name="P1">Vol_CA99/-</text:p>
            </office:annotation>
            <text:p>0.510856859183443</text:p>
          </table:table-cell>
          <table:table-cell office:value-type="float" office:value="0.648988168300402" calcext:value-type="float">
            <text:p>0.648988168300402</text:p>
          </table:table-cell>
          <table:table-cell office:value-type="float" office:value="1.38772752608074" calcext:value-type="float">
            <text:p>1.38772752608074</text:p>
          </table:table-cell>
          <table:table-cell table:style-name="ce4" office:value-type="float" office:value="0.0000016838076" calcext:value-type="float">
            <text:p>1.68E-06</text:p>
          </table:table-cell>
          <table:table-cell office:value-type="float" office:value="31.5710143677864" calcext:value-type="float">
            <text:p>31.5710143677864</text:p>
          </table:table-cell>
          <table:table-cell office:value-type="float" office:value="41.9010315800822" calcext:value-type="float">
            <text:p>41.9010315800822</text:p>
          </table:table-cell>
          <table:table-cell table:number-columns-repeated="1007"/>
        </table:table-row>
        <table:table-row table:style-name="ro1">
          <table:table-cell office:value-type="float" office:value="209" calcext:value-type="float">
            <text:p>209</text:p>
          </table:table-cell>
          <table:table-cell table:style-name="ce3" office:value-type="float" office:value="49.37949" calcext:value-type="float">
            <text:p>49.37949</text:p>
          </table:table-cell>
          <table:table-cell office:value-type="float" office:value="156.18365" calcext:value-type="float">
            <office:annotation draw:style-name="gr2" draw:text-style-name="P2" svg:width="122.51pt" svg:height="63.01pt" svg:x="190.49pt" svg:y="2377.5pt" draw:caption-point-x="-11.54pt" draw:caption-point-y="7.77pt">
              <dc:date>2020-04-19T00:00:00</dc:date>
              <text:p text:style-name="P1">HRR_max/-</text:p>
            </office:annotation>
            <text:p>156.18365</text:p>
          </table:table-cell>
          <table:table-cell office:value-type="float" office:value="2042.90569275448" calcext:value-type="float">
            <text:p>2042.90569275448</text:p>
          </table:table-cell>
          <table:table-cell office:value-type="float" office:value="59.7933301808911" calcext:value-type="float">
            <office:annotation draw:style-name="gr2" draw:text-style-name="P2" svg:width="122.49pt" svg:height="63.01pt" svg:x="310pt" svg:y="2377.5pt" draw:caption-point-x="-11.54pt" draw:caption-point-y="7.77pt">
              <dc:date>2020-04-19T00:00:00</dc:date>
              <text:p text:style-name="P1">P_CA01/-</text:p>
            </office:annotation>
            <text:p>59.7933301808911</text:p>
          </table:table-cell>
          <table:table-cell office:value-type="float" office:value="120.535737309824" calcext:value-type="float">
            <office:annotation draw:style-name="gr2" draw:text-style-name="P2" svg:width="122.49pt" svg:height="63.01pt" svg:x="369.75pt" svg:y="2377.5pt" draw:caption-point-x="-11.54pt" draw:caption-point-y="7.77pt">
              <dc:date>2020-04-19T00:00:00</dc:date>
              <text:p text:style-name="P1">P_CA25/-</text:p>
            </office:annotation>
            <text:p>120.535737309824</text:p>
          </table:table-cell>
          <table:table-cell office:value-type="float" office:value="2.17668809777823" calcext:value-type="float">
            <office:annotation draw:style-name="gr2" draw:text-style-name="P2" svg:width="122.51pt" svg:height="63.01pt" svg:x="429.48pt" svg:y="2377.5pt" draw:caption-point-x="-11.54pt" draw:caption-point-y="7.77pt">
              <dc:date>2020-04-19T00:00:00</dc:date>
              <text:p text:style-name="P1">Swirl3_CA99/-</text:p>
            </office:annotation>
            <text:p>2.17668809777823</text:p>
          </table:table-cell>
          <table:table-cell office:value-type="float" office:value="2497.63601428473" calcext:value-type="float">
            <office:annotation draw:style-name="gr2" draw:text-style-name="P2" svg:width="122.51pt" svg:height="63.01pt" svg:x="489.23pt" svg:y="2377.5pt" draw:caption-point-x="-11.54pt" draw:caption-point-y="7.77pt">
              <dc:date>2020-04-19T00:00:00</dc:date>
              <text:p text:style-name="P1">TB_CA70/-</text:p>
            </office:annotation>
            <text:p>2497.63601428473</text:p>
          </table:table-cell>
          <table:table-cell office:value-type="float" office:value="1120.62984086566" calcext:value-type="float">
            <office:annotation draw:style-name="gr2" draw:text-style-name="P2" svg:width="122.51pt" svg:height="63.01pt" svg:x="548.99pt" svg:y="2377.5pt" draw:caption-point-x="-11.54pt" draw:caption-point-y="7.77pt">
              <dc:date>2020-04-19T00:00:00</dc:date>
              <text:p text:style-name="P1">Temp_CA05/-</text:p>
            </office:annotation>
            <text:p>1120.62984086566</text:p>
          </table:table-cell>
          <table:table-cell office:value-type="float" office:value="1665.72791437571" calcext:value-type="float">
            <office:annotation draw:style-name="gr2" draw:text-style-name="P2" svg:width="122.51pt" svg:height="63.01pt" svg:x="608.74pt" svg:y="2377.5pt" draw:caption-point-x="-11.54pt" draw:caption-point-y="7.77pt">
              <dc:date>2020-04-19T00:00:00</dc:date>
              <text:p text:style-name="P1">Temp_CA50/-</text:p>
            </office:annotation>
            <text:p>1665.72791437571</text:p>
          </table:table-cell>
          <table:table-cell office:value-type="float" office:value="0.137012158903055" calcext:value-type="float">
            <office:annotation draw:style-name="gr2" draw:text-style-name="P2" svg:width="122.51pt" svg:height="63.01pt" svg:x="668.49pt" svg:y="2377.5pt" draw:caption-point-x="-11.54pt" draw:caption-point-y="7.77pt">
              <dc:date>2020-04-19T00:00:00</dc:date>
              <text:p text:style-name="P1">TO2_CA50/-</text:p>
            </office:annotation>
            <text:p>0.137012158903055</text:p>
          </table:table-cell>
          <table:table-cell office:value-type="float" office:value="0.606525304308384" calcext:value-type="float">
            <office:annotation draw:style-name="gr2" draw:text-style-name="P2" svg:width="122.49pt" svg:height="63.01pt" svg:x="728.25pt" svg:y="2377.5pt" draw:caption-point-x="-11.54pt" draw:caption-point-y="7.77pt">
              <dc:date>2020-04-19T00:00:00</dc:date>
              <text:p text:style-name="P1">Vol_CA99/-</text:p>
            </office:annotation>
            <text:p>0.606525304308384</text:p>
          </table:table-cell>
          <table:table-cell office:value-type="float" office:value="0.683958226421267" calcext:value-type="float">
            <text:p>0.683958226421267</text:p>
          </table:table-cell>
          <table:table-cell office:value-type="float" office:value="1.92520083903225" calcext:value-type="float">
            <text:p>1.92520083903225</text:p>
          </table:table-cell>
          <table:table-cell table:style-name="ce4" office:value-type="float" office:value="0.0000030145452" calcext:value-type="float">
            <text:p>3.01E-06</text:p>
          </table:table-cell>
          <table:table-cell office:value-type="float" office:value="27.075635629057" calcext:value-type="float">
            <text:p>27.075635629057</text:p>
          </table:table-cell>
          <table:table-cell office:value-type="float" office:value="32.1493218928994" calcext:value-type="float">
            <text:p>32.1493218928994</text:p>
          </table:table-cell>
          <table:table-cell table:number-columns-repeated="1007"/>
        </table:table-row>
        <table:table-row table:style-name="ro1">
          <table:table-cell office:value-type="float" office:value="210" calcext:value-type="float">
            <text:p>210</text:p>
          </table:table-cell>
          <table:table-cell table:style-name="ce3" office:value-type="float" office:value="38.6621" calcext:value-type="float">
            <text:p>38.6621</text:p>
          </table:table-cell>
          <table:table-cell office:value-type="float" office:value="157.8417" calcext:value-type="float">
            <office:annotation draw:style-name="gr2" draw:text-style-name="P2" svg:width="122.51pt" svg:height="63.01pt" svg:x="190.49pt" svg:y="2392.5pt" draw:caption-point-x="-11.54pt" draw:caption-point-y="7.77pt">
              <dc:date>2020-04-19T00:00:00</dc:date>
              <text:p text:style-name="P1">HRR_max/-</text:p>
            </office:annotation>
            <text:p>157.8417</text:p>
          </table:table-cell>
          <table:table-cell office:value-type="float" office:value="2264.3869621376" calcext:value-type="float">
            <text:p>2264.3869621376</text:p>
          </table:table-cell>
          <table:table-cell office:value-type="float" office:value="61.4477855163622" calcext:value-type="float">
            <office:annotation draw:style-name="gr2" draw:text-style-name="P2" svg:width="122.49pt" svg:height="63.01pt" svg:x="310pt" svg:y="2392.5pt" draw:caption-point-x="-11.54pt" draw:caption-point-y="7.77pt">
              <dc:date>2020-04-19T00:00:00</dc:date>
              <text:p text:style-name="P1">P_CA01/-</text:p>
            </office:annotation>
            <text:p>61.4477855163622</text:p>
          </table:table-cell>
          <table:table-cell office:value-type="float" office:value="120.738185843735" calcext:value-type="float">
            <office:annotation draw:style-name="gr2" draw:text-style-name="P2" svg:width="122.49pt" svg:height="63.01pt" svg:x="369.75pt" svg:y="2392.5pt" draw:caption-point-x="-11.54pt" draw:caption-point-y="7.77pt">
              <dc:date>2020-04-19T00:00:00</dc:date>
              <text:p text:style-name="P1">P_CA25/-</text:p>
            </office:annotation>
            <text:p>120.738185843735</text:p>
          </table:table-cell>
          <table:table-cell office:value-type="float" office:value="2.09656827068947" calcext:value-type="float">
            <office:annotation draw:style-name="gr2" draw:text-style-name="P2" svg:width="122.51pt" svg:height="63.01pt" svg:x="429.48pt" svg:y="2392.5pt" draw:caption-point-x="-11.54pt" draw:caption-point-y="7.77pt">
              <dc:date>2020-04-19T00:00:00</dc:date>
              <text:p text:style-name="P1">Swirl3_CA99/-</text:p>
            </office:annotation>
            <text:p>2.09656827068947</text:p>
          </table:table-cell>
          <table:table-cell office:value-type="float" office:value="2478.17093086072" calcext:value-type="float">
            <office:annotation draw:style-name="gr2" draw:text-style-name="P2" svg:width="122.51pt" svg:height="63.01pt" svg:x="489.23pt" svg:y="2392.5pt" draw:caption-point-x="-11.54pt" draw:caption-point-y="7.77pt">
              <dc:date>2020-04-19T00:00:00</dc:date>
              <text:p text:style-name="P1">TB_CA70/-</text:p>
            </office:annotation>
            <text:p>2478.17093086072</text:p>
          </table:table-cell>
          <table:table-cell office:value-type="float" office:value="1124.77100635086" calcext:value-type="float">
            <office:annotation draw:style-name="gr2" draw:text-style-name="P2" svg:width="122.51pt" svg:height="63.01pt" svg:x="548.99pt" svg:y="2392.5pt" draw:caption-point-x="-11.54pt" draw:caption-point-y="7.77pt">
              <dc:date>2020-04-19T00:00:00</dc:date>
              <text:p text:style-name="P1">Temp_CA05/-</text:p>
            </office:annotation>
            <text:p>1124.77100635086</text:p>
          </table:table-cell>
          <table:table-cell office:value-type="float" office:value="1715.45882491587" calcext:value-type="float">
            <office:annotation draw:style-name="gr2" draw:text-style-name="P2" svg:width="122.51pt" svg:height="63.01pt" svg:x="608.74pt" svg:y="2392.5pt" draw:caption-point-x="-11.54pt" draw:caption-point-y="7.77pt">
              <dc:date>2020-04-19T00:00:00</dc:date>
              <text:p text:style-name="P1">Temp_CA50/-</text:p>
            </office:annotation>
            <text:p>1715.45882491587</text:p>
          </table:table-cell>
          <table:table-cell office:value-type="float" office:value="0.128979862305894" calcext:value-type="float">
            <office:annotation draw:style-name="gr2" draw:text-style-name="P2" svg:width="122.51pt" svg:height="63.01pt" svg:x="668.49pt" svg:y="2392.5pt" draw:caption-point-x="-11.54pt" draw:caption-point-y="7.77pt">
              <dc:date>2020-04-19T00:00:00</dc:date>
              <text:p text:style-name="P1">TO2_CA50/-</text:p>
            </office:annotation>
            <text:p>0.128979862305894</text:p>
          </table:table-cell>
          <table:table-cell office:value-type="float" office:value="0.674547073749596" calcext:value-type="float">
            <office:annotation draw:style-name="gr2" draw:text-style-name="P2" svg:width="122.49pt" svg:height="63.01pt" svg:x="728.25pt" svg:y="2392.5pt" draw:caption-point-x="-11.54pt" draw:caption-point-y="7.77pt">
              <dc:date>2020-04-19T00:00:00</dc:date>
              <text:p text:style-name="P1">Vol_CA99/-</text:p>
            </office:annotation>
            <text:p>0.674547073749596</text:p>
          </table:table-cell>
          <table:table-cell office:value-type="float" office:value="0.700881745761735" calcext:value-type="float">
            <text:p>0.700881745761735</text:p>
          </table:table-cell>
          <table:table-cell office:value-type="float" office:value="1.9958368886565" calcext:value-type="float">
            <text:p>1.9958368886565</text:p>
          </table:table-cell>
          <table:table-cell table:style-name="ce4" office:value-type="float" office:value="0.000004110657" calcext:value-type="float">
            <text:p>4.11E-06</text:p>
          </table:table-cell>
          <table:table-cell office:value-type="float" office:value="22.871450124405" calcext:value-type="float">
            <text:p>22.871450124405</text:p>
          </table:table-cell>
          <table:table-cell office:value-type="float" office:value="26.3597896139139" calcext:value-type="float">
            <text:p>26.3597896139139</text:p>
          </table:table-cell>
          <table:table-cell table:number-columns-repeated="1007"/>
        </table:table-row>
        <table:table-row table:style-name="ro1">
          <table:table-cell office:value-type="float" office:value="212" calcext:value-type="float">
            <text:p>212</text:p>
          </table:table-cell>
          <table:table-cell table:style-name="ce3" office:value-type="float" office:value="77.56422" calcext:value-type="float">
            <text:p>77.56422</text:p>
          </table:table-cell>
          <table:table-cell office:value-type="float" office:value="81.93578" calcext:value-type="float">
            <office:annotation draw:style-name="gr2" draw:text-style-name="P2" svg:width="122.51pt" svg:height="63.01pt" svg:x="190.49pt" svg:y="2407.49pt" draw:caption-point-x="-11.54pt" draw:caption-point-y="7.77pt">
              <dc:date>2020-04-19T00:00:00</dc:date>
              <text:p text:style-name="P1">HRR_max/-</text:p>
            </office:annotation>
            <text:p>81.93578</text:p>
          </table:table-cell>
          <table:table-cell office:value-type="float" office:value="379.010972327774" calcext:value-type="float">
            <text:p>379.010972327774</text:p>
          </table:table-cell>
          <table:table-cell office:value-type="float" office:value="45.7592781493235" calcext:value-type="float">
            <office:annotation draw:style-name="gr2" draw:text-style-name="P2" svg:width="122.49pt" svg:height="63.01pt" svg:x="310pt" svg:y="2407.49pt" draw:caption-point-x="-11.54pt" draw:caption-point-y="7.77pt">
              <dc:date>2020-04-19T00:00:00</dc:date>
              <text:p text:style-name="P1">P_CA01/-</text:p>
            </office:annotation>
            <text:p>45.7592781493235</text:p>
          </table:table-cell>
          <table:table-cell office:value-type="float" office:value="55.3935553922132" calcext:value-type="float">
            <office:annotation draw:style-name="gr2" draw:text-style-name="P2" svg:width="122.49pt" svg:height="63.01pt" svg:x="369.75pt" svg:y="2407.49pt" draw:caption-point-x="-11.54pt" draw:caption-point-y="7.77pt">
              <dc:date>2020-04-19T00:00:00</dc:date>
              <text:p text:style-name="P1">P_CA25/-</text:p>
            </office:annotation>
            <text:p>55.3935553922132</text:p>
          </table:table-cell>
          <table:table-cell office:value-type="float" office:value="2.82329244187974" calcext:value-type="float">
            <office:annotation draw:style-name="gr2" draw:text-style-name="P2" svg:width="122.51pt" svg:height="63.01pt" svg:x="429.48pt" svg:y="2407.49pt" draw:caption-point-x="-11.54pt" draw:caption-point-y="7.77pt">
              <dc:date>2020-04-19T00:00:00</dc:date>
              <text:p text:style-name="P1">Swirl3_CA99/-</text:p>
            </office:annotation>
            <text:p>2.82329244187974</text:p>
          </table:table-cell>
          <table:table-cell office:value-type="float" office:value="2479.74903673918" calcext:value-type="float">
            <office:annotation draw:style-name="gr2" draw:text-style-name="P2" svg:width="122.51pt" svg:height="63.01pt" svg:x="489.23pt" svg:y="2407.49pt" draw:caption-point-x="-11.54pt" draw:caption-point-y="7.77pt">
              <dc:date>2020-04-19T00:00:00</dc:date>
              <text:p text:style-name="P1">TB_CA70/-</text:p>
            </office:annotation>
            <text:p>2479.74903673918</text:p>
          </table:table-cell>
          <table:table-cell office:value-type="float" office:value="1015.56834374693" calcext:value-type="float">
            <office:annotation draw:style-name="gr2" draw:text-style-name="P2" svg:width="122.51pt" svg:height="63.01pt" svg:x="548.99pt" svg:y="2407.49pt" draw:caption-point-x="-11.54pt" draw:caption-point-y="7.77pt">
              <dc:date>2020-04-19T00:00:00</dc:date>
              <text:p text:style-name="P1">Temp_CA05/-</text:p>
            </office:annotation>
            <text:p>1015.56834374693</text:p>
          </table:table-cell>
          <table:table-cell office:value-type="float" office:value="1182.58272721153" calcext:value-type="float">
            <office:annotation draw:style-name="gr2" draw:text-style-name="P2" svg:width="122.51pt" svg:height="63.01pt" svg:x="608.74pt" svg:y="2407.49pt" draw:caption-point-x="-11.54pt" draw:caption-point-y="7.77pt">
              <dc:date>2020-04-19T00:00:00</dc:date>
              <text:p text:style-name="P1">Temp_CA50/-</text:p>
            </office:annotation>
            <text:p>1182.58272721153</text:p>
          </table:table-cell>
          <table:table-cell office:value-type="float" office:value="0.181951038965878" calcext:value-type="float">
            <office:annotation draw:style-name="gr2" draw:text-style-name="P2" svg:width="122.51pt" svg:height="63.01pt" svg:x="668.49pt" svg:y="2407.49pt" draw:caption-point-x="-11.54pt" draw:caption-point-y="7.77pt">
              <dc:date>2020-04-19T00:00:00</dc:date>
              <text:p text:style-name="P1">TO2_CA50/-</text:p>
            </office:annotation>
            <text:p>0.181951038965878</text:p>
          </table:table-cell>
          <table:table-cell office:value-type="float" office:value="0.257503654909872" calcext:value-type="float">
            <office:annotation draw:style-name="gr2" draw:text-style-name="P2" svg:width="122.49pt" svg:height="63.01pt" svg:x="728.25pt" svg:y="2407.49pt" draw:caption-point-x="-11.54pt" draw:caption-point-y="7.77pt">
              <dc:date>2020-04-19T00:00:00</dc:date>
              <text:p text:style-name="P1">Vol_CA99/-</text:p>
            </office:annotation>
            <text:p>0.257503654909872</text:p>
          </table:table-cell>
          <table:table-cell office:value-type="float" office:value="3.32182814394395" calcext:value-type="float">
            <text:p>3.32182814394395</text:p>
          </table:table-cell>
          <table:table-cell office:value-type="float" office:value="0.962894690760816" calcext:value-type="float">
            <text:p>0.962894690760816</text:p>
          </table:table-cell>
          <table:table-cell table:style-name="ce4" office:value-type="float" office:value="0.0000000403651" calcext:value-type="float">
            <text:p>4.04E-08</text:p>
          </table:table-cell>
          <table:table-cell office:value-type="float" office:value="137.060382457236" calcext:value-type="float">
            <text:p>137.060382457236</text:p>
          </table:table-cell>
          <table:table-cell office:value-type="float" office:value="70.1775358786022" calcext:value-type="float">
            <text:p>70.1775358786022</text:p>
          </table:table-cell>
          <table:table-cell table:number-columns-repeated="1007"/>
        </table:table-row>
        <table:table-row table:style-name="ro1">
          <table:table-cell office:value-type="float" office:value="213" calcext:value-type="float">
            <text:p>213</text:p>
          </table:table-cell>
          <table:table-cell table:style-name="ce3" office:value-type="float" office:value="53.27972" calcext:value-type="float">
            <text:p>53.27972</text:p>
          </table:table-cell>
          <table:table-cell office:value-type="float" office:value="120.9948" calcext:value-type="float">
            <office:annotation draw:style-name="gr2" draw:text-style-name="P2" svg:width="122.51pt" svg:height="63.01pt" svg:x="190.49pt" svg:y="2422.49pt" draw:caption-point-x="-11.54pt" draw:caption-point-y="7.8pt">
              <dc:date>2020-04-19T00:00:00</dc:date>
              <text:p text:style-name="P1">HRR_max/-</text:p>
            </office:annotation>
            <text:p>120.9948</text:p>
          </table:table-cell>
          <table:table-cell office:value-type="float" office:value="792.322274386163" calcext:value-type="float">
            <text:p>792.322274386163</text:p>
          </table:table-cell>
          <table:table-cell office:value-type="float" office:value="52.6716769518721" calcext:value-type="float">
            <office:annotation draw:style-name="gr2" draw:text-style-name="P2" svg:width="122.49pt" svg:height="63.01pt" svg:x="310pt" svg:y="2422.49pt" draw:caption-point-x="-11.54pt" draw:caption-point-y="7.8pt">
              <dc:date>2020-04-19T00:00:00</dc:date>
              <text:p text:style-name="P1">P_CA01/-</text:p>
            </office:annotation>
            <text:p>52.6716769518721</text:p>
          </table:table-cell>
          <table:table-cell office:value-type="float" office:value="74.7008048888049" calcext:value-type="float">
            <office:annotation draw:style-name="gr2" draw:text-style-name="P2" svg:width="122.49pt" svg:height="63.01pt" svg:x="369.75pt" svg:y="2422.49pt" draw:caption-point-x="-11.54pt" draw:caption-point-y="7.8pt">
              <dc:date>2020-04-19T00:00:00</dc:date>
              <text:p text:style-name="P1">P_CA25/-</text:p>
            </office:annotation>
            <text:p>74.7008048888049</text:p>
          </table:table-cell>
          <table:table-cell office:value-type="float" office:value="2.62103049758499" calcext:value-type="float">
            <office:annotation draw:style-name="gr2" draw:text-style-name="P2" svg:width="122.51pt" svg:height="63.01pt" svg:x="429.48pt" svg:y="2422.49pt" draw:caption-point-x="-11.54pt" draw:caption-point-y="7.8pt">
              <dc:date>2020-04-19T00:00:00</dc:date>
              <text:p text:style-name="P1">Swirl3_CA99/-</text:p>
            </office:annotation>
            <text:p>2.62103049758499</text:p>
          </table:table-cell>
          <table:table-cell office:value-type="float" office:value="2648.98327618298" calcext:value-type="float">
            <office:annotation draw:style-name="gr2" draw:text-style-name="P2" svg:width="122.51pt" svg:height="63.01pt" svg:x="489.23pt" svg:y="2422.49pt" draw:caption-point-x="-11.54pt" draw:caption-point-y="7.8pt">
              <dc:date>2020-04-19T00:00:00</dc:date>
              <text:p text:style-name="P1">TB_CA70/-</text:p>
            </office:annotation>
            <text:p>2648.98327618298</text:p>
          </table:table-cell>
          <table:table-cell office:value-type="float" office:value="1031.45771044744" calcext:value-type="float">
            <office:annotation draw:style-name="gr2" draw:text-style-name="P2" svg:width="122.51pt" svg:height="63.01pt" svg:x="548.99pt" svg:y="2422.49pt" draw:caption-point-x="-11.54pt" draw:caption-point-y="7.8pt">
              <dc:date>2020-04-19T00:00:00</dc:date>
              <text:p text:style-name="P1">Temp_CA05/-</text:p>
            </office:annotation>
            <text:p>1031.45771044744</text:p>
          </table:table-cell>
          <table:table-cell office:value-type="float" office:value="1339.87853898513" calcext:value-type="float">
            <office:annotation draw:style-name="gr2" draw:text-style-name="P2" svg:width="122.51pt" svg:height="63.01pt" svg:x="608.74pt" svg:y="2422.49pt" draw:caption-point-x="-11.54pt" draw:caption-point-y="7.8pt">
              <dc:date>2020-04-19T00:00:00</dc:date>
              <text:p text:style-name="P1">Temp_CA50/-</text:p>
            </office:annotation>
            <text:p>1339.87853898513</text:p>
          </table:table-cell>
          <table:table-cell office:value-type="float" office:value="0.171830441806277" calcext:value-type="float">
            <office:annotation draw:style-name="gr2" draw:text-style-name="P2" svg:width="122.51pt" svg:height="63.01pt" svg:x="668.49pt" svg:y="2422.49pt" draw:caption-point-x="-11.54pt" draw:caption-point-y="7.8pt">
              <dc:date>2020-04-19T00:00:00</dc:date>
              <text:p text:style-name="P1">TO2_CA50/-</text:p>
            </office:annotation>
            <text:p>0.171830441806277</text:p>
          </table:table-cell>
          <table:table-cell office:value-type="float" office:value="0.342288164405476" calcext:value-type="float">
            <office:annotation draw:style-name="gr2" draw:text-style-name="P2" svg:width="122.49pt" svg:height="63.01pt" svg:x="728.25pt" svg:y="2422.49pt" draw:caption-point-x="-11.54pt" draw:caption-point-y="7.8pt">
              <dc:date>2020-04-19T00:00:00</dc:date>
              <text:p text:style-name="P1">Vol_CA99/-</text:p>
            </office:annotation>
            <text:p>0.342288164405476</text:p>
          </table:table-cell>
          <table:table-cell office:value-type="float" office:value="1.73279335144981" calcext:value-type="float">
            <text:p>1.73279335144981</text:p>
          </table:table-cell>
          <table:table-cell office:value-type="float" office:value="1.12625463890134" calcext:value-type="float">
            <text:p>1.12625463890134</text:p>
          </table:table-cell>
          <table:table-cell table:style-name="ce4" office:value-type="float" office:value="0.00000021791351" calcext:value-type="float">
            <text:p>2.18E-07</text:p>
          </table:table-cell>
          <table:table-cell office:value-type="float" office:value="67.2991560443648" calcext:value-type="float">
            <text:p>67.2991560443648</text:p>
          </table:table-cell>
          <table:table-cell office:value-type="float" office:value="62.6237220446638" calcext:value-type="float">
            <text:p>62.6237220446638</text:p>
          </table:table-cell>
          <table:table-cell table:number-columns-repeated="1007"/>
        </table:table-row>
        <table:table-row table:style-name="ro1">
          <table:table-cell office:value-type="float" office:value="214" calcext:value-type="float">
            <text:p>214</text:p>
          </table:table-cell>
          <table:table-cell table:style-name="ce3" office:value-type="float" office:value="44.62553" calcext:value-type="float">
            <text:p>44.62553</text:p>
          </table:table-cell>
          <table:table-cell office:value-type="float" office:value="134.7601" calcext:value-type="float">
            <office:annotation draw:style-name="gr1" draw:text-style-name="P2" svg:width="122.51pt" svg:height="62.99pt" svg:x="190.49pt" svg:y="2437.51pt" draw:caption-point-x="-11.54pt" draw:caption-point-y="7.77pt">
              <dc:date>2020-04-19T00:00:00</dc:date>
              <text:p text:style-name="P1">HRR_max/-</text:p>
            </office:annotation>
            <text:p>134.7601</text:p>
          </table:table-cell>
          <table:table-cell office:value-type="float" office:value="1273.57738007224" calcext:value-type="float">
            <text:p>1273.57738007224</text:p>
          </table:table-cell>
          <table:table-cell office:value-type="float" office:value="56.8062919068058" calcext:value-type="float">
            <office:annotation draw:style-name="gr1" draw:text-style-name="P2" svg:width="122.49pt" svg:height="62.99pt" svg:x="310pt" svg:y="2437.51pt" draw:caption-point-x="-11.54pt" draw:caption-point-y="7.77pt">
              <dc:date>2020-04-19T00:00:00</dc:date>
              <text:p text:style-name="P1">P_CA01/-</text:p>
            </office:annotation>
            <text:p>56.8062919068058</text:p>
          </table:table-cell>
          <table:table-cell office:value-type="float" office:value="91.7734115105078" calcext:value-type="float">
            <office:annotation draw:style-name="gr1" draw:text-style-name="P2" svg:width="122.49pt" svg:height="62.99pt" svg:x="369.75pt" svg:y="2437.51pt" draw:caption-point-x="-11.54pt" draw:caption-point-y="7.77pt">
              <dc:date>2020-04-19T00:00:00</dc:date>
              <text:p text:style-name="P1">P_CA25/-</text:p>
            </office:annotation>
            <text:p>91.7734115105078</text:p>
          </table:table-cell>
          <table:table-cell office:value-type="float" office:value="2.36792639301385" calcext:value-type="float">
            <office:annotation draw:style-name="gr1" draw:text-style-name="P2" svg:width="122.51pt" svg:height="62.99pt" svg:x="429.48pt" svg:y="2437.51pt" draw:caption-point-x="-11.54pt" draw:caption-point-y="7.77pt">
              <dc:date>2020-04-19T00:00:00</dc:date>
              <text:p text:style-name="P1">Swirl3_CA99/-</text:p>
            </office:annotation>
            <text:p>2.36792639301385</text:p>
          </table:table-cell>
          <table:table-cell office:value-type="float" office:value="2606.11362051547" calcext:value-type="float">
            <office:annotation draw:style-name="gr1" draw:text-style-name="P2" svg:width="122.51pt" svg:height="62.99pt" svg:x="489.23pt" svg:y="2437.51pt" draw:caption-point-x="-11.54pt" draw:caption-point-y="7.77pt">
              <dc:date>2020-04-19T00:00:00</dc:date>
              <text:p text:style-name="P1">TB_CA70/-</text:p>
            </office:annotation>
            <text:p>2606.11362051547</text:p>
          </table:table-cell>
          <table:table-cell office:value-type="float" office:value="1101.00283514209" calcext:value-type="float">
            <office:annotation draw:style-name="gr1" draw:text-style-name="P2" svg:width="122.51pt" svg:height="62.99pt" svg:x="548.99pt" svg:y="2437.51pt" draw:caption-point-x="-11.54pt" draw:caption-point-y="7.77pt">
              <dc:date>2020-04-19T00:00:00</dc:date>
              <text:p text:style-name="P1">Temp_CA05/-</text:p>
            </office:annotation>
            <text:p>1101.00283514209</text:p>
          </table:table-cell>
          <table:table-cell office:value-type="float" office:value="1480.09851545822" calcext:value-type="float">
            <office:annotation draw:style-name="gr1" draw:text-style-name="P2" svg:width="122.51pt" svg:height="62.99pt" svg:x="608.74pt" svg:y="2437.51pt" draw:caption-point-x="-11.54pt" draw:caption-point-y="7.77pt">
              <dc:date>2020-04-19T00:00:00</dc:date>
              <text:p text:style-name="P1">Temp_CA50/-</text:p>
            </office:annotation>
            <text:p>1480.09851545822</text:p>
          </table:table-cell>
          <table:table-cell office:value-type="float" office:value="0.157214871730755" calcext:value-type="float">
            <office:annotation draw:style-name="gr1" draw:text-style-name="P2" svg:width="122.51pt" svg:height="62.99pt" svg:x="668.49pt" svg:y="2437.51pt" draw:caption-point-x="-11.54pt" draw:caption-point-y="7.77pt">
              <dc:date>2020-04-19T00:00:00</dc:date>
              <text:p text:style-name="P1">TO2_CA50/-</text:p>
            </office:annotation>
            <text:p>0.157214871730755</text:p>
          </table:table-cell>
          <table:table-cell office:value-type="float" office:value="0.495644137769939" calcext:value-type="float">
            <office:annotation draw:style-name="gr1" draw:text-style-name="P2" svg:width="122.49pt" svg:height="62.99pt" svg:x="728.25pt" svg:y="2437.51pt" draw:caption-point-x="-11.54pt" draw:caption-point-y="7.77pt">
              <dc:date>2020-04-19T00:00:00</dc:date>
              <text:p text:style-name="P1">Vol_CA99/-</text:p>
            </office:annotation>
            <text:p>0.495644137769939</text:p>
          </table:table-cell>
          <table:table-cell office:value-type="float" office:value="1.15175843962716" calcext:value-type="float">
            <text:p>1.15175843962716</text:p>
          </table:table-cell>
          <table:table-cell office:value-type="float" office:value="1.21071750365973" calcext:value-type="float">
            <text:p>1.21071750365973</text:p>
          </table:table-cell>
          <table:table-cell table:style-name="ce4" office:value-type="float" office:value="0.0000012175756" calcext:value-type="float">
            <text:p>1.22E-06</text:p>
          </table:table-cell>
          <table:table-cell office:value-type="float" office:value="43.432825645396" calcext:value-type="float">
            <text:p>43.432825645396</text:p>
          </table:table-cell>
          <table:table-cell office:value-type="float" office:value="54.8850365618062" calcext:value-type="float">
            <text:p>54.8850365618062</text:p>
          </table:table-cell>
          <table:table-cell table:number-columns-repeated="1007"/>
        </table:table-row>
        <table:table-row table:style-name="ro1">
          <table:table-cell office:value-type="float" office:value="215" calcext:value-type="float">
            <text:p>215</text:p>
          </table:table-cell>
          <table:table-cell table:style-name="ce3" office:value-type="float" office:value="40.14263" calcext:value-type="float">
            <text:p>40.14263</text:p>
          </table:table-cell>
          <table:table-cell office:value-type="float" office:value="136.8654" calcext:value-type="float">
            <office:annotation draw:style-name="gr1" draw:text-style-name="P2" svg:width="122.51pt" svg:height="62.99pt" svg:x="190.49pt" svg:y="2452.51pt" draw:caption-point-x="-11.54pt" draw:caption-point-y="7.77pt">
              <dc:date>2020-04-19T00:00:00</dc:date>
              <text:p text:style-name="P1">HRR_max/-</text:p>
            </office:annotation>
            <text:p>136.8654</text:p>
          </table:table-cell>
          <table:table-cell office:value-type="float" office:value="1640.61742096663" calcext:value-type="float">
            <text:p>1640.61742096663</text:p>
          </table:table-cell>
          <table:table-cell office:value-type="float" office:value="59.5953802692439" calcext:value-type="float">
            <office:annotation draw:style-name="gr1" draw:text-style-name="P2" svg:width="122.49pt" svg:height="62.99pt" svg:x="310pt" svg:y="2452.51pt" draw:caption-point-x="-11.54pt" draw:caption-point-y="7.77pt">
              <dc:date>2020-04-19T00:00:00</dc:date>
              <text:p text:style-name="P1">P_CA01/-</text:p>
            </office:annotation>
            <text:p>59.5953802692439</text:p>
          </table:table-cell>
          <table:table-cell office:value-type="float" office:value="100.57123614948" calcext:value-type="float">
            <office:annotation draw:style-name="gr1" draw:text-style-name="P2" svg:width="122.49pt" svg:height="62.99pt" svg:x="369.75pt" svg:y="2452.51pt" draw:caption-point-x="-11.54pt" draw:caption-point-y="7.77pt">
              <dc:date>2020-04-19T00:00:00</dc:date>
              <text:p text:style-name="P1">P_CA25/-</text:p>
            </office:annotation>
            <text:p>100.57123614948</text:p>
          </table:table-cell>
          <table:table-cell office:value-type="float" office:value="2.24686182054561" calcext:value-type="float">
            <office:annotation draw:style-name="gr1" draw:text-style-name="P2" svg:width="122.51pt" svg:height="62.99pt" svg:x="429.48pt" svg:y="2452.51pt" draw:caption-point-x="-11.54pt" draw:caption-point-y="7.77pt">
              <dc:date>2020-04-19T00:00:00</dc:date>
              <text:p text:style-name="P1">Swirl3_CA99/-</text:p>
            </office:annotation>
            <text:p>2.24686182054561</text:p>
          </table:table-cell>
          <table:table-cell office:value-type="float" office:value="2542.81006101001" calcext:value-type="float">
            <office:annotation draw:style-name="gr1" draw:text-style-name="P2" svg:width="122.51pt" svg:height="62.99pt" svg:x="489.23pt" svg:y="2452.51pt" draw:caption-point-x="-11.54pt" draw:caption-point-y="7.77pt">
              <dc:date>2020-04-19T00:00:00</dc:date>
              <text:p text:style-name="P1">TB_CA70/-</text:p>
            </office:annotation>
            <text:p>2542.81006101001</text:p>
          </table:table-cell>
          <table:table-cell office:value-type="float" office:value="1118.64093014456" calcext:value-type="float">
            <office:annotation draw:style-name="gr1" draw:text-style-name="P2" svg:width="122.51pt" svg:height="62.99pt" svg:x="548.99pt" svg:y="2452.51pt" draw:caption-point-x="-11.54pt" draw:caption-point-y="7.77pt">
              <dc:date>2020-04-19T00:00:00</dc:date>
              <text:p text:style-name="P1">Temp_CA05/-</text:p>
            </office:annotation>
            <text:p>1118.64093014456</text:p>
          </table:table-cell>
          <table:table-cell office:value-type="float" office:value="1568.50334023037" calcext:value-type="float">
            <office:annotation draw:style-name="gr1" draw:text-style-name="P2" svg:width="122.51pt" svg:height="62.99pt" svg:x="608.74pt" svg:y="2452.51pt" draw:caption-point-x="-11.54pt" draw:caption-point-y="7.77pt">
              <dc:date>2020-04-19T00:00:00</dc:date>
              <text:p text:style-name="P1">Temp_CA50/-</text:p>
            </office:annotation>
            <text:p>1568.50334023037</text:p>
          </table:table-cell>
          <table:table-cell office:value-type="float" office:value="0.152038689097706" calcext:value-type="float">
            <office:annotation draw:style-name="gr1" draw:text-style-name="P2" svg:width="122.51pt" svg:height="62.99pt" svg:x="668.49pt" svg:y="2452.51pt" draw:caption-point-x="-11.54pt" draw:caption-point-y="7.77pt">
              <dc:date>2020-04-19T00:00:00</dc:date>
              <text:p text:style-name="P1">TO2_CA50/-</text:p>
            </office:annotation>
            <text:p>0.152038689097706</text:p>
          </table:table-cell>
          <table:table-cell office:value-type="float" office:value="0.590353641687978" calcext:value-type="float">
            <office:annotation draw:style-name="gr1" draw:text-style-name="P2" svg:width="122.49pt" svg:height="62.99pt" svg:x="728.25pt" svg:y="2452.51pt" draw:caption-point-x="-11.54pt" draw:caption-point-y="7.77pt">
              <dc:date>2020-04-19T00:00:00</dc:date>
              <text:p text:style-name="P1">Vol_CA99/-</text:p>
            </office:annotation>
            <text:p>0.590353641687978</text:p>
          </table:table-cell>
          <table:table-cell office:value-type="float" office:value="0.851476720924352" calcext:value-type="float">
            <text:p>0.851476720924352</text:p>
          </table:table-cell>
          <table:table-cell office:value-type="float" office:value="1.30690570354629" calcext:value-type="float">
            <text:p>1.30690570354629</text:p>
          </table:table-cell>
          <table:table-cell table:style-name="ce4" office:value-type="float" office:value="0.000002337723" calcext:value-type="float">
            <text:p>2.34E-06</text:p>
          </table:table-cell>
          <table:table-cell office:value-type="float" office:value="29.462246435787" calcext:value-type="float">
            <text:p>29.462246435787</text:p>
          </table:table-cell>
          <table:table-cell office:value-type="float" office:value="46.8031392895754" calcext:value-type="float">
            <text:p>46.8031392895754</text:p>
          </table:table-cell>
          <table:table-cell table:number-columns-repeated="1007"/>
        </table:table-row>
        <table:table-row table:style-name="ro1">
          <table:table-cell office:value-type="float" office:value="217" calcext:value-type="float">
            <text:p>217</text:p>
          </table:table-cell>
          <table:table-cell table:style-name="ce3" office:value-type="float" office:value="86.5534" calcext:value-type="float">
            <text:p>86.5534</text:p>
          </table:table-cell>
          <table:table-cell office:value-type="float" office:value="83.08935" calcext:value-type="float">
            <office:annotation draw:style-name="gr2" draw:text-style-name="P2" svg:width="122.51pt" svg:height="63.01pt" svg:x="190.49pt" svg:y="2467.5pt" draw:caption-point-x="-11.54pt" draw:caption-point-y="7.77pt">
              <dc:date>2020-04-19T00:00:00</dc:date>
              <text:p text:style-name="P1">HRR_max/-</text:p>
            </office:annotation>
            <text:p>83.08935</text:p>
          </table:table-cell>
          <table:table-cell office:value-type="float" office:value="417.061367938148" calcext:value-type="float">
            <text:p>417.061367938148</text:p>
          </table:table-cell>
          <table:table-cell office:value-type="float" office:value="44.8954153646227" calcext:value-type="float">
            <office:annotation draw:style-name="gr2" draw:text-style-name="P2" svg:width="122.49pt" svg:height="63.01pt" svg:x="310pt" svg:y="2467.5pt" draw:caption-point-x="-11.54pt" draw:caption-point-y="7.77pt">
              <dc:date>2020-04-19T00:00:00</dc:date>
              <text:p text:style-name="P1">P_CA01/-</text:p>
            </office:annotation>
            <text:p>44.8954153646227</text:p>
          </table:table-cell>
          <table:table-cell office:value-type="float" office:value="54.3906638521767" calcext:value-type="float">
            <office:annotation draw:style-name="gr2" draw:text-style-name="P2" svg:width="122.49pt" svg:height="63.01pt" svg:x="369.75pt" svg:y="2467.5pt" draw:caption-point-x="-11.54pt" draw:caption-point-y="7.77pt">
              <dc:date>2020-04-19T00:00:00</dc:date>
              <text:p text:style-name="P1">P_CA25/-</text:p>
            </office:annotation>
            <text:p>54.3906638521767</text:p>
          </table:table-cell>
          <table:table-cell office:value-type="float" office:value="2.78131970500631" calcext:value-type="float">
            <office:annotation draw:style-name="gr2" draw:text-style-name="P2" svg:width="122.51pt" svg:height="63.01pt" svg:x="429.48pt" svg:y="2467.5pt" draw:caption-point-x="-11.54pt" draw:caption-point-y="7.77pt">
              <dc:date>2020-04-19T00:00:00</dc:date>
              <text:p text:style-name="P1">Swirl3_CA99/-</text:p>
            </office:annotation>
            <text:p>2.78131970500631</text:p>
          </table:table-cell>
          <table:table-cell office:value-type="float" office:value="2519.6390716965" calcext:value-type="float">
            <office:annotation draw:style-name="gr2" draw:text-style-name="P2" svg:width="122.51pt" svg:height="63.01pt" svg:x="489.23pt" svg:y="2467.5pt" draw:caption-point-x="-11.54pt" draw:caption-point-y="7.77pt">
              <dc:date>2020-04-19T00:00:00</dc:date>
              <text:p text:style-name="P1">TB_CA70/-</text:p>
            </office:annotation>
            <text:p>2519.6390716965</text:p>
          </table:table-cell>
          <table:table-cell office:value-type="float" office:value="1020.34178763465" calcext:value-type="float">
            <office:annotation draw:style-name="gr2" draw:text-style-name="P2" svg:width="122.51pt" svg:height="63.01pt" svg:x="548.99pt" svg:y="2467.5pt" draw:caption-point-x="-11.54pt" draw:caption-point-y="7.77pt">
              <dc:date>2020-04-19T00:00:00</dc:date>
              <text:p text:style-name="P1">Temp_CA05/-</text:p>
            </office:annotation>
            <text:p>1020.34178763465</text:p>
          </table:table-cell>
          <table:table-cell office:value-type="float" office:value="1200.85234750573" calcext:value-type="float">
            <office:annotation draw:style-name="gr2" draw:text-style-name="P2" svg:width="122.51pt" svg:height="63.01pt" svg:x="608.74pt" svg:y="2467.5pt" draw:caption-point-x="-11.54pt" draw:caption-point-y="7.77pt">
              <dc:date>2020-04-19T00:00:00</dc:date>
              <text:p text:style-name="P1">Temp_CA50/-</text:p>
            </office:annotation>
            <text:p>1200.85234750573</text:p>
          </table:table-cell>
          <table:table-cell office:value-type="float" office:value="0.185230469695375" calcext:value-type="float">
            <office:annotation draw:style-name="gr2" draw:text-style-name="P2" svg:width="122.51pt" svg:height="63.01pt" svg:x="668.49pt" svg:y="2467.5pt" draw:caption-point-x="-11.54pt" draw:caption-point-y="7.77pt">
              <dc:date>2020-04-19T00:00:00</dc:date>
              <text:p text:style-name="P1">TO2_CA50/-</text:p>
            </office:annotation>
            <text:p>0.185230469695375</text:p>
          </table:table-cell>
          <table:table-cell office:value-type="float" office:value="0.275638973457717" calcext:value-type="float">
            <office:annotation draw:style-name="gr2" draw:text-style-name="P2" svg:width="122.49pt" svg:height="63.01pt" svg:x="728.25pt" svg:y="2467.5pt" draw:caption-point-x="-11.54pt" draw:caption-point-y="7.77pt">
              <dc:date>2020-04-19T00:00:00</dc:date>
              <text:p text:style-name="P1">Vol_CA99/-</text:p>
            </office:annotation>
            <text:p>0.275638973457717</text:p>
          </table:table-cell>
          <table:table-cell office:value-type="float" office:value="3.32781054671868" calcext:value-type="float">
            <text:p>3.32781054671868</text:p>
          </table:table-cell>
          <table:table-cell office:value-type="float" office:value="1.01383820357375" calcext:value-type="float">
            <text:p>1.01383820357375</text:p>
          </table:table-cell>
          <table:table-cell table:style-name="ce4" office:value-type="float" office:value="0.000000039408626" calcext:value-type="float">
            <text:p>3.94E-08</text:p>
          </table:table-cell>
          <table:table-cell office:value-type="float" office:value="201.442487526436" calcext:value-type="float">
            <text:p>201.442487526436</text:p>
          </table:table-cell>
          <table:table-cell office:value-type="float" office:value="76.6567076974008" calcext:value-type="float">
            <text:p>76.6567076974008</text:p>
          </table:table-cell>
          <table:table-cell table:number-columns-repeated="1007"/>
        </table:table-row>
        <table:table-row table:style-name="ro1">
          <table:table-cell office:value-type="float" office:value="218" calcext:value-type="float">
            <text:p>218</text:p>
          </table:table-cell>
          <table:table-cell table:style-name="ce3" office:value-type="float" office:value="65.6954" calcext:value-type="float">
            <text:p>65.6954</text:p>
          </table:table-cell>
          <table:table-cell office:value-type="float" office:value="109.45559" calcext:value-type="float">
            <office:annotation draw:style-name="gr2" draw:text-style-name="P2" svg:width="122.51pt" svg:height="63.01pt" svg:x="190.49pt" svg:y="2482.5pt" draw:caption-point-x="-11.54pt" draw:caption-point-y="7.77pt">
              <dc:date>2020-04-19T00:00:00</dc:date>
              <text:p text:style-name="P1">HRR_max/-</text:p>
            </office:annotation>
            <text:p>109.45559</text:p>
          </table:table-cell>
          <table:table-cell office:value-type="float" office:value="705.387738348071" calcext:value-type="float">
            <text:p>705.387738348071</text:p>
          </table:table-cell>
          <table:table-cell office:value-type="float" office:value="48.0198352060529" calcext:value-type="float">
            <office:annotation draw:style-name="gr2" draw:text-style-name="P2" svg:width="122.49pt" svg:height="63.01pt" svg:x="310pt" svg:y="2482.5pt" draw:caption-point-x="-11.54pt" draw:caption-point-y="7.77pt">
              <dc:date>2020-04-19T00:00:00</dc:date>
              <text:p text:style-name="P1">P_CA01/-</text:p>
            </office:annotation>
            <text:p>48.0198352060529</text:p>
          </table:table-cell>
          <table:table-cell office:value-type="float" office:value="66.6638643882241" calcext:value-type="float">
            <office:annotation draw:style-name="gr2" draw:text-style-name="P2" svg:width="122.49pt" svg:height="63.01pt" svg:x="369.75pt" svg:y="2482.5pt" draw:caption-point-x="-11.54pt" draw:caption-point-y="7.77pt">
              <dc:date>2020-04-19T00:00:00</dc:date>
              <text:p text:style-name="P1">P_CA25/-</text:p>
            </office:annotation>
            <text:p>66.6638643882241</text:p>
          </table:table-cell>
          <table:table-cell office:value-type="float" office:value="2.67650562939837" calcext:value-type="float">
            <office:annotation draw:style-name="gr2" draw:text-style-name="P2" svg:width="122.51pt" svg:height="63.01pt" svg:x="429.48pt" svg:y="2482.5pt" draw:caption-point-x="-11.54pt" draw:caption-point-y="7.77pt">
              <dc:date>2020-04-19T00:00:00</dc:date>
              <text:p text:style-name="P1">Swirl3_CA99/-</text:p>
            </office:annotation>
            <text:p>2.67650562939837</text:p>
          </table:table-cell>
          <table:table-cell office:value-type="float" office:value="2679.54404696961" calcext:value-type="float">
            <office:annotation draw:style-name="gr2" draw:text-style-name="P2" svg:width="122.51pt" svg:height="63.01pt" svg:x="489.23pt" svg:y="2482.5pt" draw:caption-point-x="-11.54pt" draw:caption-point-y="7.77pt">
              <dc:date>2020-04-19T00:00:00</dc:date>
              <text:p text:style-name="P1">TB_CA70/-</text:p>
            </office:annotation>
            <text:p>2679.54404696961</text:p>
          </table:table-cell>
          <table:table-cell office:value-type="float" office:value="1026.75041666964" calcext:value-type="float">
            <office:annotation draw:style-name="gr2" draw:text-style-name="P2" svg:width="122.51pt" svg:height="63.01pt" svg:x="548.99pt" svg:y="2482.5pt" draw:caption-point-x="-11.54pt" draw:caption-point-y="7.77pt">
              <dc:date>2020-04-19T00:00:00</dc:date>
              <text:p text:style-name="P1">Temp_CA05/-</text:p>
            </office:annotation>
            <text:p>1026.75041666964</text:p>
          </table:table-cell>
          <table:table-cell office:value-type="float" office:value="1319.59034283143" calcext:value-type="float">
            <office:annotation draw:style-name="gr2" draw:text-style-name="P2" svg:width="122.51pt" svg:height="63.01pt" svg:x="608.74pt" svg:y="2482.5pt" draw:caption-point-x="-11.54pt" draw:caption-point-y="7.77pt">
              <dc:date>2020-04-19T00:00:00</dc:date>
              <text:p text:style-name="P1">Temp_CA50/-</text:p>
            </office:annotation>
            <text:p>1319.59034283143</text:p>
          </table:table-cell>
          <table:table-cell office:value-type="float" office:value="0.181609075687982" calcext:value-type="float">
            <office:annotation draw:style-name="gr2" draw:text-style-name="P2" svg:width="122.51pt" svg:height="63.01pt" svg:x="668.49pt" svg:y="2482.5pt" draw:caption-point-x="-11.54pt" draw:caption-point-y="7.77pt">
              <dc:date>2020-04-19T00:00:00</dc:date>
              <text:p text:style-name="P1">TO2_CA50/-</text:p>
            </office:annotation>
            <text:p>0.181609075687982</text:p>
          </table:table-cell>
          <table:table-cell office:value-type="float" office:value="0.318185179622532" calcext:value-type="float">
            <office:annotation draw:style-name="gr2" draw:text-style-name="P2" svg:width="122.49pt" svg:height="63.01pt" svg:x="728.25pt" svg:y="2482.5pt" draw:caption-point-x="-11.54pt" draw:caption-point-y="7.77pt">
              <dc:date>2020-04-19T00:00:00</dc:date>
              <text:p text:style-name="P1">Vol_CA99/-</text:p>
            </office:annotation>
            <text:p>0.318185179622532</text:p>
          </table:table-cell>
          <table:table-cell office:value-type="float" office:value="1.93407484487544" calcext:value-type="float">
            <text:p>1.93407484487544</text:p>
          </table:table-cell>
          <table:table-cell office:value-type="float" office:value="1.11037143236528" calcext:value-type="float">
            <text:p>1.11037143236528</text:p>
          </table:table-cell>
          <table:table-cell table:style-name="ce4" office:value-type="float" office:value="0.000000115998404" calcext:value-type="float">
            <text:p>1.16E-07</text:p>
          </table:table-cell>
          <table:table-cell office:value-type="float" office:value="70.8188701693722" calcext:value-type="float">
            <text:p>70.8188701693722</text:p>
          </table:table-cell>
          <table:table-cell office:value-type="float" office:value="68.9223845973764" calcext:value-type="float">
            <text:p>68.9223845973764</text:p>
          </table:table-cell>
          <table:table-cell table:number-columns-repeated="1007"/>
        </table:table-row>
        <table:table-row table:style-name="ro1">
          <table:table-cell office:value-type="float" office:value="219" calcext:value-type="float">
            <text:p>219</text:p>
          </table:table-cell>
          <table:table-cell table:style-name="ce3" office:value-type="float" office:value="67.85502" calcext:value-type="float">
            <text:p>67.85502</text:p>
          </table:table-cell>
          <table:table-cell office:value-type="float" office:value="109.4343" calcext:value-type="float">
            <office:annotation draw:style-name="gr2" draw:text-style-name="P2" svg:width="122.51pt" svg:height="63.01pt" svg:x="190.49pt" svg:y="2497.49pt" draw:caption-point-x="-11.54pt" draw:caption-point-y="7.77pt">
              <dc:date>2020-04-19T00:00:00</dc:date>
              <text:p text:style-name="P1">HRR_max/-</text:p>
            </office:annotation>
            <text:p>109.4343</text:p>
          </table:table-cell>
          <table:table-cell office:value-type="float" office:value="704.193590051797" calcext:value-type="float">
            <text:p>704.193590051797</text:p>
          </table:table-cell>
          <table:table-cell office:value-type="float" office:value="48.022054857516" calcext:value-type="float">
            <office:annotation draw:style-name="gr2" draw:text-style-name="P2" svg:width="122.49pt" svg:height="63.01pt" svg:x="310pt" svg:y="2497.49pt" draw:caption-point-x="-11.54pt" draw:caption-point-y="7.77pt">
              <dc:date>2020-04-19T00:00:00</dc:date>
              <text:p text:style-name="P1">P_CA01/-</text:p>
            </office:annotation>
            <text:p>48.022054857516</text:p>
          </table:table-cell>
          <table:table-cell office:value-type="float" office:value="66.721871663665" calcext:value-type="float">
            <office:annotation draw:style-name="gr2" draw:text-style-name="P2" svg:width="122.49pt" svg:height="63.01pt" svg:x="369.75pt" svg:y="2497.49pt" draw:caption-point-x="-11.54pt" draw:caption-point-y="7.77pt">
              <dc:date>2020-04-19T00:00:00</dc:date>
              <text:p text:style-name="P1">P_CA25/-</text:p>
            </office:annotation>
            <text:p>66.721871663665</text:p>
          </table:table-cell>
          <table:table-cell office:value-type="float" office:value="2.67925780286942" calcext:value-type="float">
            <office:annotation draw:style-name="gr2" draw:text-style-name="P2" svg:width="122.51pt" svg:height="63.01pt" svg:x="429.48pt" svg:y="2497.49pt" draw:caption-point-x="-11.54pt" draw:caption-point-y="7.77pt">
              <dc:date>2020-04-19T00:00:00</dc:date>
              <text:p text:style-name="P1">Swirl3_CA99/-</text:p>
            </office:annotation>
            <text:p>2.67925780286942</text:p>
          </table:table-cell>
          <table:table-cell office:value-type="float" office:value="2680.37077401252" calcext:value-type="float">
            <office:annotation draw:style-name="gr2" draw:text-style-name="P2" svg:width="122.51pt" svg:height="63.01pt" svg:x="489.23pt" svg:y="2497.49pt" draw:caption-point-x="-11.54pt" draw:caption-point-y="7.77pt">
              <dc:date>2020-04-19T00:00:00</dc:date>
              <text:p text:style-name="P1">TB_CA70/-</text:p>
            </office:annotation>
            <text:p>2680.37077401252</text:p>
          </table:table-cell>
          <table:table-cell office:value-type="float" office:value="1027.18852205478" calcext:value-type="float">
            <office:annotation draw:style-name="gr2" draw:text-style-name="P2" svg:width="122.51pt" svg:height="63.01pt" svg:x="548.99pt" svg:y="2497.49pt" draw:caption-point-x="-11.54pt" draw:caption-point-y="7.77pt">
              <dc:date>2020-04-19T00:00:00</dc:date>
              <text:p text:style-name="P1">Temp_CA05/-</text:p>
            </office:annotation>
            <text:p>1027.18852205478</text:p>
          </table:table-cell>
          <table:table-cell office:value-type="float" office:value="1319.6850569841" calcext:value-type="float">
            <office:annotation draw:style-name="gr2" draw:text-style-name="P2" svg:width="122.51pt" svg:height="63.01pt" svg:x="608.74pt" svg:y="2497.49pt" draw:caption-point-x="-11.54pt" draw:caption-point-y="7.77pt">
              <dc:date>2020-04-19T00:00:00</dc:date>
              <text:p text:style-name="P1">Temp_CA50/-</text:p>
            </office:annotation>
            <text:p>1319.6850569841</text:p>
          </table:table-cell>
          <table:table-cell office:value-type="float" office:value="0.181738151462061" calcext:value-type="float">
            <office:annotation draw:style-name="gr2" draw:text-style-name="P2" svg:width="122.51pt" svg:height="63.01pt" svg:x="668.49pt" svg:y="2497.49pt" draw:caption-point-x="-11.54pt" draw:caption-point-y="7.77pt">
              <dc:date>2020-04-19T00:00:00</dc:date>
              <text:p text:style-name="P1">TO2_CA50/-</text:p>
            </office:annotation>
            <text:p>0.181738151462061</text:p>
          </table:table-cell>
          <table:table-cell office:value-type="float" office:value="0.317116676790474" calcext:value-type="float">
            <office:annotation draw:style-name="gr2" draw:text-style-name="P2" svg:width="122.49pt" svg:height="63.01pt" svg:x="728.25pt" svg:y="2497.49pt" draw:caption-point-x="-11.54pt" draw:caption-point-y="7.77pt">
              <dc:date>2020-04-19T00:00:00</dc:date>
              <text:p text:style-name="P1">Vol_CA99/-</text:p>
            </office:annotation>
            <text:p>0.317116676790474</text:p>
          </table:table-cell>
          <table:table-cell office:value-type="float" office:value="1.93028578562663" calcext:value-type="float">
            <text:p>1.93028578562663</text:p>
          </table:table-cell>
          <table:table-cell office:value-type="float" office:value="1.10894113918189" calcext:value-type="float">
            <text:p>1.10894113918189</text:p>
          </table:table-cell>
          <table:table-cell table:style-name="ce4" office:value-type="float" office:value="0.00000011297723" calcext:value-type="float">
            <text:p>1.13E-07</text:p>
          </table:table-cell>
          <table:table-cell office:value-type="float" office:value="71.1050906415749" calcext:value-type="float">
            <text:p>71.1050906415749</text:p>
          </table:table-cell>
          <table:table-cell office:value-type="float" office:value="68.9056228679543" calcext:value-type="float">
            <text:p>68.9056228679543</text:p>
          </table:table-cell>
          <table:table-cell table:number-columns-repeated="1007"/>
        </table:table-row>
        <table:table-row table:style-name="ro1">
          <table:table-cell office:value-type="float" office:value="221" calcext:value-type="float">
            <text:p>221</text:p>
          </table:table-cell>
          <table:table-cell table:style-name="ce3" office:value-type="float" office:value="119.2306" calcext:value-type="float">
            <text:p>119.2306</text:p>
          </table:table-cell>
          <table:table-cell office:value-type="float" office:value="97.692566" calcext:value-type="float">
            <office:annotation draw:style-name="gr2" draw:text-style-name="P2" svg:width="122.51pt" svg:height="63.01pt" svg:x="190.49pt" svg:y="2512.49pt" draw:caption-point-x="-11.54pt" draw:caption-point-y="7.8pt">
              <dc:date>2020-04-19T00:00:00</dc:date>
              <text:p text:style-name="P1">HRR_max/-</text:p>
            </office:annotation>
            <text:p>97.692566</text:p>
          </table:table-cell>
          <table:table-cell office:value-type="float" office:value="398.617996655357" calcext:value-type="float">
            <text:p>398.617996655357</text:p>
          </table:table-cell>
          <table:table-cell office:value-type="float" office:value="42.2790550889703" calcext:value-type="float">
            <office:annotation draw:style-name="gr2" draw:text-style-name="P2" svg:width="122.49pt" svg:height="63.01pt" svg:x="310pt" svg:y="2512.49pt" draw:caption-point-x="-11.54pt" draw:caption-point-y="7.8pt">
              <dc:date>2020-04-19T00:00:00</dc:date>
              <text:p text:style-name="P1">P_CA01/-</text:p>
            </office:annotation>
            <text:p>42.2790550889703</text:p>
          </table:table-cell>
          <table:table-cell office:value-type="float" office:value="38.555864183533" calcext:value-type="float">
            <office:annotation draw:style-name="gr2" draw:text-style-name="P2" svg:width="122.49pt" svg:height="63.01pt" svg:x="369.75pt" svg:y="2512.49pt" draw:caption-point-x="-11.54pt" draw:caption-point-y="7.8pt">
              <dc:date>2020-04-19T00:00:00</dc:date>
              <text:p text:style-name="P1">P_CA25/-</text:p>
            </office:annotation>
            <text:p>38.555864183533</text:p>
          </table:table-cell>
          <table:table-cell office:value-type="float" office:value="2.28851020077628" calcext:value-type="float">
            <office:annotation draw:style-name="gr2" draw:text-style-name="P2" svg:width="122.51pt" svg:height="63.01pt" svg:x="429.48pt" svg:y="2512.49pt" draw:caption-point-x="-11.54pt" draw:caption-point-y="7.8pt">
              <dc:date>2020-04-19T00:00:00</dc:date>
              <text:p text:style-name="P1">Swirl3_CA99/-</text:p>
            </office:annotation>
            <text:p>2.28851020077628</text:p>
          </table:table-cell>
          <table:table-cell office:value-type="float" office:value="2182.77480450735" calcext:value-type="float">
            <office:annotation draw:style-name="gr2" draw:text-style-name="P2" svg:width="122.51pt" svg:height="63.01pt" svg:x="489.23pt" svg:y="2512.49pt" draw:caption-point-x="-11.54pt" draw:caption-point-y="7.8pt">
              <dc:date>2020-04-19T00:00:00</dc:date>
              <text:p text:style-name="P1">TB_CA70/-</text:p>
            </office:annotation>
            <text:p>2182.77480450735</text:p>
          </table:table-cell>
          <table:table-cell office:value-type="float" office:value="926.428952412757" calcext:value-type="float">
            <office:annotation draw:style-name="gr2" draw:text-style-name="P2" svg:width="122.51pt" svg:height="63.01pt" svg:x="548.99pt" svg:y="2512.49pt" draw:caption-point-x="-11.54pt" draw:caption-point-y="7.8pt">
              <dc:date>2020-04-19T00:00:00</dc:date>
              <text:p text:style-name="P1">Temp_CA05/-</text:p>
            </office:annotation>
            <text:p>926.428952412757</text:p>
          </table:table-cell>
          <table:table-cell office:value-type="float" office:value="1111.71338503589" calcext:value-type="float">
            <office:annotation draw:style-name="gr2" draw:text-style-name="P2" svg:width="122.51pt" svg:height="63.01pt" svg:x="608.74pt" svg:y="2512.49pt" draw:caption-point-x="-11.54pt" draw:caption-point-y="7.8pt">
              <dc:date>2020-04-19T00:00:00</dc:date>
              <text:p text:style-name="P1">Temp_CA50/-</text:p>
            </office:annotation>
            <text:p>1111.71338503589</text:p>
          </table:table-cell>
          <table:table-cell office:value-type="float" office:value="0.182537596229505" calcext:value-type="float">
            <office:annotation draw:style-name="gr2" draw:text-style-name="P2" svg:width="122.51pt" svg:height="63.01pt" svg:x="668.49pt" svg:y="2512.49pt" draw:caption-point-x="-11.54pt" draw:caption-point-y="7.8pt">
              <dc:date>2020-04-19T00:00:00</dc:date>
              <text:p text:style-name="P1">TO2_CA50/-</text:p>
            </office:annotation>
            <text:p>0.182537596229505</text:p>
          </table:table-cell>
          <table:table-cell office:value-type="float" office:value="0.244610371893433" calcext:value-type="float">
            <office:annotation draw:style-name="gr2" draw:text-style-name="P2" svg:width="122.49pt" svg:height="63.01pt" svg:x="728.25pt" svg:y="2512.49pt" draw:caption-point-x="-11.54pt" draw:caption-point-y="7.8pt">
              <dc:date>2020-04-19T00:00:00</dc:date>
              <text:p text:style-name="P1">Vol_CA99/-</text:p>
            </office:annotation>
            <text:p>0.244610371893433</text:p>
          </table:table-cell>
          <table:table-cell office:value-type="float" office:value="0.94014402027274" calcext:value-type="float">
            <text:p>0.94014402027274</text:p>
          </table:table-cell>
          <table:table-cell office:value-type="float" office:value="1.05334078205971" calcext:value-type="float">
            <text:p>1.05334078205971</text:p>
          </table:table-cell>
          <table:table-cell table:style-name="ce4" office:value-type="float" office:value="0.00000000045520288" calcext:value-type="float">
            <text:p>4.55E-10</text:p>
          </table:table-cell>
          <table:table-cell office:value-type="float" office:value="68.9462598167423" calcext:value-type="float">
            <text:p>68.9462598167423</text:p>
          </table:table-cell>
          <table:table-cell office:value-type="float" office:value="63.9522168963189" calcext:value-type="float">
            <text:p>63.9522168963189</text:p>
          </table:table-cell>
          <table:table-cell table:number-columns-repeated="1007"/>
        </table:table-row>
        <table:table-row table:style-name="ro1">
          <table:table-cell office:value-type="float" office:value="222" calcext:value-type="float">
            <text:p>222</text:p>
          </table:table-cell>
          <table:table-cell table:style-name="ce3" office:value-type="float" office:value="80.28174" calcext:value-type="float">
            <text:p>80.28174</text:p>
          </table:table-cell>
          <table:table-cell office:value-type="float" office:value="170.2593" calcext:value-type="float">
            <office:annotation draw:style-name="gr1" draw:text-style-name="P2" svg:width="122.51pt" svg:height="62.99pt" svg:x="190.49pt" svg:y="2527.51pt" draw:caption-point-x="-11.54pt" draw:caption-point-y="7.77pt">
              <dc:date>2020-04-19T00:00:00</dc:date>
              <text:p text:style-name="P1">HRR_max/-</text:p>
            </office:annotation>
            <text:p>170.2593</text:p>
          </table:table-cell>
          <table:table-cell office:value-type="float" office:value="578.915109135" calcext:value-type="float">
            <text:p>578.915109135</text:p>
          </table:table-cell>
          <table:table-cell office:value-type="float" office:value="43.3946547752718" calcext:value-type="float">
            <office:annotation draw:style-name="gr1" draw:text-style-name="P2" svg:width="122.49pt" svg:height="62.99pt" svg:x="310pt" svg:y="2527.51pt" draw:caption-point-x="-11.54pt" draw:caption-point-y="7.77pt">
              <dc:date>2020-04-19T00:00:00</dc:date>
              <text:p text:style-name="P1">P_CA01/-</text:p>
            </office:annotation>
            <text:p>43.3946547752718</text:p>
          </table:table-cell>
          <table:table-cell office:value-type="float" office:value="43.3948724244884" calcext:value-type="float">
            <office:annotation draw:style-name="gr1" draw:text-style-name="P2" svg:width="122.49pt" svg:height="62.99pt" svg:x="369.75pt" svg:y="2527.51pt" draw:caption-point-x="-11.54pt" draw:caption-point-y="7.77pt">
              <dc:date>2020-04-19T00:00:00</dc:date>
              <text:p text:style-name="P1">P_CA25/-</text:p>
            </office:annotation>
            <text:p>43.3948724244884</text:p>
          </table:table-cell>
          <table:table-cell office:value-type="float" office:value="2.0786494999435" calcext:value-type="float">
            <office:annotation draw:style-name="gr1" draw:text-style-name="P2" svg:width="122.51pt" svg:height="62.99pt" svg:x="429.48pt" svg:y="2527.51pt" draw:caption-point-x="-11.54pt" draw:caption-point-y="7.77pt">
              <dc:date>2020-04-19T00:00:00</dc:date>
              <text:p text:style-name="P1">Swirl3_CA99/-</text:p>
            </office:annotation>
            <text:p>2.0786494999435</text:p>
          </table:table-cell>
          <table:table-cell office:value-type="float" office:value="2575.90122815608" calcext:value-type="float">
            <office:annotation draw:style-name="gr1" draw:text-style-name="P2" svg:width="122.51pt" svg:height="62.99pt" svg:x="489.23pt" svg:y="2527.51pt" draw:caption-point-x="-11.54pt" draw:caption-point-y="7.77pt">
              <dc:date>2020-04-19T00:00:00</dc:date>
              <text:p text:style-name="P1">TB_CA70/-</text:p>
            </office:annotation>
            <text:p>2575.90122815608</text:p>
          </table:table-cell>
          <table:table-cell office:value-type="float" office:value="953.71925295915" calcext:value-type="float">
            <office:annotation draw:style-name="gr1" draw:text-style-name="P2" svg:width="122.51pt" svg:height="62.99pt" svg:x="548.99pt" svg:y="2527.51pt" draw:caption-point-x="-11.54pt" draw:caption-point-y="7.77pt">
              <dc:date>2020-04-19T00:00:00</dc:date>
              <text:p text:style-name="P1">Temp_CA05/-</text:p>
            </office:annotation>
            <text:p>953.71925295915</text:p>
          </table:table-cell>
          <table:table-cell office:value-type="float" office:value="1240.21091360077" calcext:value-type="float">
            <office:annotation draw:style-name="gr1" draw:text-style-name="P2" svg:width="122.51pt" svg:height="62.99pt" svg:x="608.74pt" svg:y="2527.51pt" draw:caption-point-x="-11.54pt" draw:caption-point-y="7.77pt">
              <dc:date>2020-04-19T00:00:00</dc:date>
              <text:p text:style-name="P1">Temp_CA50/-</text:p>
            </office:annotation>
            <text:p>1240.21091360077</text:p>
          </table:table-cell>
          <table:table-cell office:value-type="float" office:value="0.163654596316127" calcext:value-type="float">
            <office:annotation draw:style-name="gr1" draw:text-style-name="P2" svg:width="122.51pt" svg:height="62.99pt" svg:x="668.49pt" svg:y="2527.51pt" draw:caption-point-x="-11.54pt" draw:caption-point-y="7.77pt">
              <dc:date>2020-04-19T00:00:00</dc:date>
              <text:p text:style-name="P1">TO2_CA50/-</text:p>
            </office:annotation>
            <text:p>0.163654596316127</text:p>
          </table:table-cell>
          <table:table-cell office:value-type="float" office:value="0.293402830716765" calcext:value-type="float">
            <office:annotation draw:style-name="gr1" draw:text-style-name="P2" svg:width="122.49pt" svg:height="62.99pt" svg:x="728.25pt" svg:y="2527.51pt" draw:caption-point-x="-11.54pt" draw:caption-point-y="7.77pt">
              <dc:date>2020-04-19T00:00:00</dc:date>
              <text:p text:style-name="P1">Vol_CA99/-</text:p>
            </office:annotation>
            <text:p>0.293402830716765</text:p>
          </table:table-cell>
          <table:table-cell office:value-type="float" office:value="1.53399675818002" calcext:value-type="float">
            <text:p>1.53399675818002</text:p>
          </table:table-cell>
          <table:table-cell office:value-type="float" office:value="2.63102893667825" calcext:value-type="float">
            <text:p>2.63102893667825</text:p>
          </table:table-cell>
          <table:table-cell table:style-name="ce4" office:value-type="float" office:value="0.000000100717905" calcext:value-type="float">
            <text:p>1.01E-07</text:p>
          </table:table-cell>
          <table:table-cell office:value-type="float" office:value="54.1564770631178" calcext:value-type="float">
            <text:p>54.1564770631178</text:p>
          </table:table-cell>
          <table:table-cell office:value-type="float" office:value="48.5913708406569" calcext:value-type="float">
            <text:p>48.5913708406569</text:p>
          </table:table-cell>
          <table:table-cell table:number-columns-repeated="1007"/>
        </table:table-row>
        <table:table-row table:style-name="ro1">
          <table:table-cell office:value-type="float" office:value="223" calcext:value-type="float">
            <text:p>223</text:p>
          </table:table-cell>
          <table:table-cell table:style-name="ce3" office:value-type="float" office:value="63.76316" calcext:value-type="float">
            <text:p>63.76316</text:p>
          </table:table-cell>
          <table:table-cell office:value-type="float" office:value="220.58415" calcext:value-type="float">
            <office:annotation draw:style-name="gr1" draw:text-style-name="P2" svg:width="122.51pt" svg:height="62.99pt" svg:x="190.49pt" svg:y="2542.51pt" draw:caption-point-x="-11.54pt" draw:caption-point-y="7.77pt">
              <dc:date>2020-04-19T00:00:00</dc:date>
              <text:p text:style-name="P1">HRR_max/-</text:p>
            </office:annotation>
            <text:p>220.58415</text:p>
          </table:table-cell>
          <table:table-cell office:value-type="float" office:value="868.913342994397" calcext:value-type="float">
            <text:p>868.913342994397</text:p>
          </table:table-cell>
          <table:table-cell office:value-type="float" office:value="46.9411244464757" calcext:value-type="float">
            <office:annotation draw:style-name="gr1" draw:text-style-name="P2" svg:width="122.49pt" svg:height="62.99pt" svg:x="310pt" svg:y="2542.51pt" draw:caption-point-x="-11.54pt" draw:caption-point-y="7.77pt">
              <dc:date>2020-04-19T00:00:00</dc:date>
              <text:p text:style-name="P1">P_CA01/-</text:p>
            </office:annotation>
            <text:p>46.9411244464757</text:p>
          </table:table-cell>
          <table:table-cell office:value-type="float" office:value="50.4176337591556" calcext:value-type="float">
            <office:annotation draw:style-name="gr1" draw:text-style-name="P2" svg:width="122.49pt" svg:height="62.99pt" svg:x="369.75pt" svg:y="2542.51pt" draw:caption-point-x="-11.54pt" draw:caption-point-y="7.77pt">
              <dc:date>2020-04-19T00:00:00</dc:date>
              <text:p text:style-name="P1">P_CA25/-</text:p>
            </office:annotation>
            <text:p>50.4176337591556</text:p>
          </table:table-cell>
          <table:table-cell office:value-type="float" office:value="1.96690142030677" calcext:value-type="float">
            <office:annotation draw:style-name="gr1" draw:text-style-name="P2" svg:width="122.51pt" svg:height="62.99pt" svg:x="429.48pt" svg:y="2542.51pt" draw:caption-point-x="-11.54pt" draw:caption-point-y="7.77pt">
              <dc:date>2020-04-19T00:00:00</dc:date>
              <text:p text:style-name="P1">Swirl3_CA99/-</text:p>
            </office:annotation>
            <text:p>1.96690142030677</text:p>
          </table:table-cell>
          <table:table-cell office:value-type="float" office:value="2614.94616575918" calcext:value-type="float">
            <office:annotation draw:style-name="gr1" draw:text-style-name="P2" svg:width="122.51pt" svg:height="62.99pt" svg:x="489.23pt" svg:y="2542.51pt" draw:caption-point-x="-11.54pt" draw:caption-point-y="7.77pt">
              <dc:date>2020-04-19T00:00:00</dc:date>
              <text:p text:style-name="P1">TB_CA70/-</text:p>
            </office:annotation>
            <text:p>2614.94616575918</text:p>
          </table:table-cell>
          <table:table-cell office:value-type="float" office:value="989.121848214226" calcext:value-type="float">
            <office:annotation draw:style-name="gr1" draw:text-style-name="P2" svg:width="122.51pt" svg:height="62.99pt" svg:x="548.99pt" svg:y="2542.51pt" draw:caption-point-x="-11.54pt" draw:caption-point-y="7.77pt">
              <dc:date>2020-04-19T00:00:00</dc:date>
              <text:p text:style-name="P1">Temp_CA05/-</text:p>
            </office:annotation>
            <text:p>989.121848214226</text:p>
          </table:table-cell>
          <table:table-cell office:value-type="float" office:value="1413.94635932346" calcext:value-type="float">
            <office:annotation draw:style-name="gr1" draw:text-style-name="P2" svg:width="122.51pt" svg:height="62.99pt" svg:x="608.74pt" svg:y="2542.51pt" draw:caption-point-x="-11.54pt" draw:caption-point-y="7.77pt">
              <dc:date>2020-04-19T00:00:00</dc:date>
              <text:p text:style-name="P1">Temp_CA50/-</text:p>
            </office:annotation>
            <text:p>1413.94635932346</text:p>
          </table:table-cell>
          <table:table-cell office:value-type="float" office:value="0.146889527186755" calcext:value-type="float">
            <office:annotation draw:style-name="gr1" draw:text-style-name="P2" svg:width="122.51pt" svg:height="62.99pt" svg:x="668.49pt" svg:y="2542.51pt" draw:caption-point-x="-11.54pt" draw:caption-point-y="7.77pt">
              <dc:date>2020-04-19T00:00:00</dc:date>
              <text:p text:style-name="P1">TO2_CA50/-</text:p>
            </office:annotation>
            <text:p>0.146889527186755</text:p>
          </table:table-cell>
          <table:table-cell office:value-type="float" office:value="0.332455035273517" calcext:value-type="float">
            <office:annotation draw:style-name="gr1" draw:text-style-name="P2" svg:width="122.49pt" svg:height="62.99pt" svg:x="728.25pt" svg:y="2542.51pt" draw:caption-point-x="-11.54pt" draw:caption-point-y="7.77pt">
              <dc:date>2020-04-19T00:00:00</dc:date>
              <text:p text:style-name="P1">Vol_CA99/-</text:p>
            </office:annotation>
            <text:p>0.332455035273517</text:p>
          </table:table-cell>
          <table:table-cell office:value-type="float" office:value="1.60390892659332" calcext:value-type="float">
            <text:p>1.60390892659332</text:p>
          </table:table-cell>
          <table:table-cell office:value-type="float" office:value="3.42851140380702" calcext:value-type="float">
            <text:p>3.42851140380702</text:p>
          </table:table-cell>
          <table:table-cell table:style-name="ce4" office:value-type="float" office:value="0.00000034811129" calcext:value-type="float">
            <text:p>3.48E-07</text:p>
          </table:table-cell>
          <table:table-cell office:value-type="float" office:value="43.0581222388156" calcext:value-type="float">
            <text:p>43.0581222388156</text:p>
          </table:table-cell>
          <table:table-cell office:value-type="float" office:value="38.1718631196381" calcext:value-type="float">
            <text:p>38.1718631196381</text:p>
          </table:table-cell>
          <table:table-cell table:number-columns-repeated="1007"/>
        </table:table-row>
        <table:table-row table:style-name="ro1">
          <table:table-cell office:value-type="float" office:value="224" calcext:value-type="float">
            <text:p>224</text:p>
          </table:table-cell>
          <table:table-cell table:style-name="ce3" office:value-type="float" office:value="60.80727" calcext:value-type="float">
            <text:p>60.80727</text:p>
          </table:table-cell>
          <table:table-cell office:value-type="float" office:value="221.43127" calcext:value-type="float">
            <office:annotation draw:style-name="gr2" draw:text-style-name="P2" svg:width="122.51pt" svg:height="63.01pt" svg:x="190.49pt" svg:y="2557.5pt" draw:caption-point-x="-11.54pt" draw:caption-point-y="7.77pt">
              <dc:date>2020-04-19T00:00:00</dc:date>
              <text:p text:style-name="P1">HRR_max/-</text:p>
            </office:annotation>
            <text:p>221.43127</text:p>
          </table:table-cell>
          <table:table-cell office:value-type="float" office:value="911.166662999257" calcext:value-type="float">
            <text:p>911.166662999257</text:p>
          </table:table-cell>
          <table:table-cell office:value-type="float" office:value="47.4748601776147" calcext:value-type="float">
            <office:annotation draw:style-name="gr2" draw:text-style-name="P2" svg:width="122.49pt" svg:height="63.01pt" svg:x="310pt" svg:y="2557.5pt" draw:caption-point-x="-11.54pt" draw:caption-point-y="7.77pt">
              <dc:date>2020-04-19T00:00:00</dc:date>
              <text:p text:style-name="P1">P_CA01/-</text:p>
            </office:annotation>
            <text:p>47.4748601776147</text:p>
          </table:table-cell>
          <table:table-cell office:value-type="float" office:value="51.8253321555802" calcext:value-type="float">
            <office:annotation draw:style-name="gr2" draw:text-style-name="P2" svg:width="122.49pt" svg:height="63.01pt" svg:x="369.75pt" svg:y="2557.5pt" draw:caption-point-x="-11.54pt" draw:caption-point-y="7.77pt">
              <dc:date>2020-04-19T00:00:00</dc:date>
              <text:p text:style-name="P1">P_CA25/-</text:p>
            </office:annotation>
            <text:p>51.8253321555802</text:p>
          </table:table-cell>
          <table:table-cell office:value-type="float" office:value="1.95721759951302" calcext:value-type="float">
            <office:annotation draw:style-name="gr2" draw:text-style-name="P2" svg:width="122.51pt" svg:height="63.01pt" svg:x="429.48pt" svg:y="2557.5pt" draw:caption-point-x="-11.54pt" draw:caption-point-y="7.77pt">
              <dc:date>2020-04-19T00:00:00</dc:date>
              <text:p text:style-name="P1">Swirl3_CA99/-</text:p>
            </office:annotation>
            <text:p>1.95721759951302</text:p>
          </table:table-cell>
          <table:table-cell office:value-type="float" office:value="2607.96011268195" calcext:value-type="float">
            <office:annotation draw:style-name="gr2" draw:text-style-name="P2" svg:width="122.51pt" svg:height="63.01pt" svg:x="489.23pt" svg:y="2557.5pt" draw:caption-point-x="-11.54pt" draw:caption-point-y="7.77pt">
              <dc:date>2020-04-19T00:00:00</dc:date>
              <text:p text:style-name="P1">TB_CA70/-</text:p>
            </office:annotation>
            <text:p>2607.96011268195</text:p>
          </table:table-cell>
          <table:table-cell office:value-type="float" office:value="997.090149338993" calcext:value-type="float">
            <office:annotation draw:style-name="gr2" draw:text-style-name="P2" svg:width="122.51pt" svg:height="63.01pt" svg:x="548.99pt" svg:y="2557.5pt" draw:caption-point-x="-11.54pt" draw:caption-point-y="7.77pt">
              <dc:date>2020-04-19T00:00:00</dc:date>
              <text:p text:style-name="P1">Temp_CA05/-</text:p>
            </office:annotation>
            <text:p>997.090149338993</text:p>
          </table:table-cell>
          <table:table-cell office:value-type="float" office:value="1439.83961360339" calcext:value-type="float">
            <office:annotation draw:style-name="gr2" draw:text-style-name="P2" svg:width="122.51pt" svg:height="63.01pt" svg:x="608.74pt" svg:y="2557.5pt" draw:caption-point-x="-11.54pt" draw:caption-point-y="7.77pt">
              <dc:date>2020-04-19T00:00:00</dc:date>
              <text:p text:style-name="P1">Temp_CA50/-</text:p>
            </office:annotation>
            <text:p>1439.83961360339</text:p>
          </table:table-cell>
          <table:table-cell office:value-type="float" office:value="0.143006736861487" calcext:value-type="float">
            <office:annotation draw:style-name="gr2" draw:text-style-name="P2" svg:width="122.51pt" svg:height="63.01pt" svg:x="668.49pt" svg:y="2557.5pt" draw:caption-point-x="-11.54pt" draw:caption-point-y="7.77pt">
              <dc:date>2020-04-19T00:00:00</dc:date>
              <text:p text:style-name="P1">TO2_CA50/-</text:p>
            </office:annotation>
            <text:p>0.143006736861487</text:p>
          </table:table-cell>
          <table:table-cell office:value-type="float" office:value="0.335323610943997" calcext:value-type="float">
            <office:annotation draw:style-name="gr2" draw:text-style-name="P2" svg:width="122.49pt" svg:height="63.01pt" svg:x="728.25pt" svg:y="2557.5pt" draw:caption-point-x="-11.54pt" draw:caption-point-y="7.77pt">
              <dc:date>2020-04-19T00:00:00</dc:date>
              <text:p text:style-name="P1">Vol_CA99/-</text:p>
            </office:annotation>
            <text:p>0.335323610943997</text:p>
          </table:table-cell>
          <table:table-cell office:value-type="float" office:value="1.64755196499573" calcext:value-type="float">
            <text:p>1.64755196499573</text:p>
          </table:table-cell>
          <table:table-cell office:value-type="float" office:value="4.07573422034219" calcext:value-type="float">
            <text:p>4.07573422034219</text:p>
          </table:table-cell>
          <table:table-cell table:style-name="ce4" office:value-type="float" office:value="0.00000039049323" calcext:value-type="float">
            <text:p>3.90E-07</text:p>
          </table:table-cell>
          <table:table-cell office:value-type="float" office:value="43.6714296775859" calcext:value-type="float">
            <text:p>43.6714296775859</text:p>
          </table:table-cell>
          <table:table-cell office:value-type="float" office:value="37.6304952696187" calcext:value-type="float">
            <text:p>37.6304952696187</text:p>
          </table:table-cell>
          <table:table-cell table:number-columns-repeated="1007"/>
        </table:table-row>
        <table:table-row table:style-name="ro1">
          <table:table-cell office:value-type="float" office:value="226" calcext:value-type="float">
            <text:p>226</text:p>
          </table:table-cell>
          <table:table-cell table:style-name="ce3" office:value-type="float" office:value="56.3101" calcext:value-type="float">
            <text:p>56.3101</text:p>
          </table:table-cell>
          <table:table-cell office:value-type="float" office:value="90.79895" calcext:value-type="float">
            <office:annotation draw:style-name="gr2" draw:text-style-name="P2" svg:width="122.51pt" svg:height="63.01pt" svg:x="190.49pt" svg:y="2572.5pt" draw:caption-point-x="-11.54pt" draw:caption-point-y="7.77pt">
              <dc:date>2020-04-19T00:00:00</dc:date>
              <text:p text:style-name="P1">HRR_max/-</text:p>
            </office:annotation>
            <text:p>90.79895</text:p>
          </table:table-cell>
          <table:table-cell office:value-type="float" office:value="369.004376802643" calcext:value-type="float">
            <text:p>369.004376802643</text:p>
          </table:table-cell>
          <table:table-cell office:value-type="float" office:value="43.3863720792882" calcext:value-type="float">
            <office:annotation draw:style-name="gr2" draw:text-style-name="P2" svg:width="122.49pt" svg:height="63.01pt" svg:x="310pt" svg:y="2572.5pt" draw:caption-point-x="-11.54pt" draw:caption-point-y="7.77pt">
              <dc:date>2020-04-19T00:00:00</dc:date>
              <text:p text:style-name="P1">P_CA01/-</text:p>
            </office:annotation>
            <text:p>43.3863720792882</text:p>
          </table:table-cell>
          <table:table-cell office:value-type="float" office:value="40.6487373926326" calcext:value-type="float">
            <office:annotation draw:style-name="gr2" draw:text-style-name="P2" svg:width="122.49pt" svg:height="63.01pt" svg:x="369.75pt" svg:y="2572.5pt" draw:caption-point-x="-11.54pt" draw:caption-point-y="7.77pt">
              <dc:date>2020-04-19T00:00:00</dc:date>
              <text:p text:style-name="P1">P_CA25/-</text:p>
            </office:annotation>
            <text:p>40.6487373926326</text:p>
          </table:table-cell>
          <table:table-cell office:value-type="float" office:value="2.4486724636549" calcext:value-type="float">
            <office:annotation draw:style-name="gr2" draw:text-style-name="P2" svg:width="122.51pt" svg:height="63.01pt" svg:x="429.48pt" svg:y="2572.5pt" draw:caption-point-x="-11.54pt" draw:caption-point-y="7.77pt">
              <dc:date>2020-04-19T00:00:00</dc:date>
              <text:p text:style-name="P1">Swirl3_CA99/-</text:p>
            </office:annotation>
            <text:p>2.4486724636549</text:p>
          </table:table-cell>
          <table:table-cell office:value-type="float" office:value="2295.87634733713" calcext:value-type="float">
            <office:annotation draw:style-name="gr2" draw:text-style-name="P2" svg:width="122.51pt" svg:height="63.01pt" svg:x="489.23pt" svg:y="2572.5pt" draw:caption-point-x="-11.54pt" draw:caption-point-y="7.77pt">
              <dc:date>2020-04-19T00:00:00</dc:date>
              <text:p text:style-name="P1">TB_CA70/-</text:p>
            </office:annotation>
            <text:p>2295.87634733713</text:p>
          </table:table-cell>
          <table:table-cell office:value-type="float" office:value="937.178423874306" calcext:value-type="float">
            <office:annotation draw:style-name="gr2" draw:text-style-name="P2" svg:width="122.51pt" svg:height="63.01pt" svg:x="548.99pt" svg:y="2572.5pt" draw:caption-point-x="-11.54pt" draw:caption-point-y="7.77pt">
              <dc:date>2020-04-19T00:00:00</dc:date>
              <text:p text:style-name="P1">Temp_CA05/-</text:p>
            </office:annotation>
            <text:p>937.178423874306</text:p>
          </table:table-cell>
          <table:table-cell office:value-type="float" office:value="1108.21404164712" calcext:value-type="float">
            <office:annotation draw:style-name="gr2" draw:text-style-name="P2" svg:width="122.51pt" svg:height="63.01pt" svg:x="608.74pt" svg:y="2572.5pt" draw:caption-point-x="-11.54pt" draw:caption-point-y="7.77pt">
              <dc:date>2020-04-19T00:00:00</dc:date>
              <text:p text:style-name="P1">Temp_CA50/-</text:p>
            </office:annotation>
            <text:p>1108.21404164712</text:p>
          </table:table-cell>
          <table:table-cell office:value-type="float" office:value="0.185218338118165" calcext:value-type="float">
            <office:annotation draw:style-name="gr2" draw:text-style-name="P2" svg:width="122.51pt" svg:height="63.01pt" svg:x="668.49pt" svg:y="2572.5pt" draw:caption-point-x="-11.54pt" draw:caption-point-y="7.77pt">
              <dc:date>2020-04-19T00:00:00</dc:date>
              <text:p text:style-name="P1">TO2_CA50/-</text:p>
            </office:annotation>
            <text:p>0.185218338118165</text:p>
          </table:table-cell>
          <table:table-cell office:value-type="float" office:value="0.242316412753549" calcext:value-type="float">
            <office:annotation draw:style-name="gr2" draw:text-style-name="P2" svg:width="122.49pt" svg:height="63.01pt" svg:x="728.25pt" svg:y="2572.5pt" draw:caption-point-x="-11.54pt" draw:caption-point-y="7.77pt">
              <dc:date>2020-04-19T00:00:00</dc:date>
              <text:p text:style-name="P1">Vol_CA99/-</text:p>
            </office:annotation>
            <text:p>0.242316412753549</text:p>
          </table:table-cell>
          <table:table-cell office:value-type="float" office:value="1.17427405823526" calcext:value-type="float">
            <text:p>1.17427405823526</text:p>
          </table:table-cell>
          <table:table-cell office:value-type="float" office:value="1.02514273513723" calcext:value-type="float">
            <text:p>1.02514273513723</text:p>
          </table:table-cell>
          <table:table-cell table:style-name="ce4" office:value-type="float" office:value="0.00000000090327035" calcext:value-type="float">
            <text:p>9.03E-10</text:p>
          </table:table-cell>
          <table:table-cell office:value-type="float" office:value="69.6142057167414" calcext:value-type="float">
            <text:p>69.6142057167414</text:p>
          </table:table-cell>
          <table:table-cell office:value-type="float" office:value="63.1112680924552" calcext:value-type="float">
            <text:p>63.1112680924552</text:p>
          </table:table-cell>
          <table:table-cell table:number-columns-repeated="1007"/>
        </table:table-row>
        <table:table-row table:style-name="ro1">
          <table:table-cell office:value-type="float" office:value="227" calcext:value-type="float">
            <text:p>227</text:p>
          </table:table-cell>
          <table:table-cell table:style-name="ce3" office:value-type="float" office:value="51.31901" calcext:value-type="float">
            <text:p>51.31901</text:p>
          </table:table-cell>
          <table:table-cell office:value-type="float" office:value="146.00809" calcext:value-type="float">
            <office:annotation draw:style-name="gr2" draw:text-style-name="P2" svg:width="122.51pt" svg:height="63.01pt" svg:x="190.49pt" svg:y="2587.49pt" draw:caption-point-x="-11.54pt" draw:caption-point-y="7.77pt">
              <dc:date>2020-04-19T00:00:00</dc:date>
              <text:p text:style-name="P1">HRR_max/-</text:p>
            </office:annotation>
            <text:p>146.00809</text:p>
          </table:table-cell>
          <table:table-cell office:value-type="float" office:value="525.481403698187" calcext:value-type="float">
            <text:p>525.481403698187</text:p>
          </table:table-cell>
          <table:table-cell office:value-type="float" office:value="45.3242410385239" calcext:value-type="float">
            <office:annotation draw:style-name="gr2" draw:text-style-name="P2" svg:width="122.49pt" svg:height="63.01pt" svg:x="310pt" svg:y="2587.49pt" draw:caption-point-x="-11.54pt" draw:caption-point-y="7.77pt">
              <dc:date>2020-04-19T00:00:00</dc:date>
              <text:p text:style-name="P1">P_CA01/-</text:p>
            </office:annotation>
            <text:p>45.3242410385239</text:p>
          </table:table-cell>
          <table:table-cell office:value-type="float" office:value="44.9269485592311" calcext:value-type="float">
            <office:annotation draw:style-name="gr2" draw:text-style-name="P2" svg:width="122.49pt" svg:height="63.01pt" svg:x="369.75pt" svg:y="2587.49pt" draw:caption-point-x="-11.54pt" draw:caption-point-y="7.77pt">
              <dc:date>2020-04-19T00:00:00</dc:date>
              <text:p text:style-name="P1">P_CA25/-</text:p>
            </office:annotation>
            <text:p>44.9269485592311</text:p>
          </table:table-cell>
          <table:table-cell office:value-type="float" office:value="2.26559015939883" calcext:value-type="float">
            <office:annotation draw:style-name="gr2" draw:text-style-name="P2" svg:width="122.51pt" svg:height="63.01pt" svg:x="429.48pt" svg:y="2587.49pt" draw:caption-point-x="-11.54pt" draw:caption-point-y="7.77pt">
              <dc:date>2020-04-19T00:00:00</dc:date>
              <text:p text:style-name="P1">Swirl3_CA99/-</text:p>
            </office:annotation>
            <text:p>2.26559015939883</text:p>
          </table:table-cell>
          <table:table-cell office:value-type="float" office:value="2580.37384285654" calcext:value-type="float">
            <office:annotation draw:style-name="gr2" draw:text-style-name="P2" svg:width="122.51pt" svg:height="63.01pt" svg:x="489.23pt" svg:y="2587.49pt" draw:caption-point-x="-11.54pt" draw:caption-point-y="7.77pt">
              <dc:date>2020-04-19T00:00:00</dc:date>
              <text:p text:style-name="P1">TB_CA70/-</text:p>
            </office:annotation>
            <text:p>2580.37384285654</text:p>
          </table:table-cell>
          <table:table-cell office:value-type="float" office:value="960.415235133067" calcext:value-type="float">
            <office:annotation draw:style-name="gr2" draw:text-style-name="P2" svg:width="122.51pt" svg:height="63.01pt" svg:x="548.99pt" svg:y="2587.49pt" draw:caption-point-x="-11.54pt" draw:caption-point-y="7.77pt">
              <dc:date>2020-04-19T00:00:00</dc:date>
              <text:p text:style-name="P1">Temp_CA05/-</text:p>
            </office:annotation>
            <text:p>960.415235133067</text:p>
          </table:table-cell>
          <table:table-cell office:value-type="float" office:value="1206.97539120964" calcext:value-type="float">
            <office:annotation draw:style-name="gr2" draw:text-style-name="P2" svg:width="122.51pt" svg:height="63.01pt" svg:x="608.74pt" svg:y="2587.49pt" draw:caption-point-x="-11.54pt" draw:caption-point-y="7.77pt">
              <dc:date>2020-04-19T00:00:00</dc:date>
              <text:p text:style-name="P1">Temp_CA50/-</text:p>
            </office:annotation>
            <text:p>1206.97539120964</text:p>
          </table:table-cell>
          <table:table-cell office:value-type="float" office:value="0.169924272163345" calcext:value-type="float">
            <office:annotation draw:style-name="gr2" draw:text-style-name="P2" svg:width="122.51pt" svg:height="63.01pt" svg:x="668.49pt" svg:y="2587.49pt" draw:caption-point-x="-11.54pt" draw:caption-point-y="7.77pt">
              <dc:date>2020-04-19T00:00:00</dc:date>
              <text:p text:style-name="P1">TO2_CA50/-</text:p>
            </office:annotation>
            <text:p>0.169924272163345</text:p>
          </table:table-cell>
          <table:table-cell office:value-type="float" office:value="0.281352876617317" calcext:value-type="float">
            <office:annotation draw:style-name="gr2" draw:text-style-name="P2" svg:width="122.49pt" svg:height="63.01pt" svg:x="728.25pt" svg:y="2587.49pt" draw:caption-point-x="-11.54pt" draw:caption-point-y="7.77pt">
              <dc:date>2020-04-19T00:00:00</dc:date>
              <text:p text:style-name="P1">Vol_CA99/-</text:p>
            </office:annotation>
            <text:p>0.281352876617317</text:p>
          </table:table-cell>
          <table:table-cell office:value-type="float" office:value="1.69681164756008" calcext:value-type="float">
            <text:p>1.69681164756008</text:p>
          </table:table-cell>
          <table:table-cell office:value-type="float" office:value="2.22564322152275" calcext:value-type="float">
            <text:p>2.22564322152275</text:p>
          </table:table-cell>
          <table:table-cell table:style-name="ce4" office:value-type="float" office:value="0.00000006335322" calcext:value-type="float">
            <text:p>6.34E-08</text:p>
          </table:table-cell>
          <table:table-cell office:value-type="float" office:value="70.0338092997182" calcext:value-type="float">
            <text:p>70.0338092997182</text:p>
          </table:table-cell>
          <table:table-cell office:value-type="float" office:value="55.9682620898258" calcext:value-type="float">
            <text:p>55.9682620898258</text:p>
          </table:table-cell>
          <table:table-cell table:number-columns-repeated="1007"/>
        </table:table-row>
        <table:table-row table:style-name="ro1">
          <table:table-cell office:value-type="float" office:value="228" calcext:value-type="float">
            <text:p>228</text:p>
          </table:table-cell>
          <table:table-cell table:style-name="ce3" office:value-type="float" office:value="52.41051" calcext:value-type="float">
            <text:p>52.41051</text:p>
          </table:table-cell>
          <table:table-cell office:value-type="float" office:value="195.53847" calcext:value-type="float">
            <office:annotation draw:style-name="gr2" draw:text-style-name="P2" svg:width="122.51pt" svg:height="63.01pt" svg:x="190.49pt" svg:y="2602.49pt" draw:caption-point-x="-11.54pt" draw:caption-point-y="7.8pt">
              <dc:date>2020-04-19T00:00:00</dc:date>
              <text:p text:style-name="P1">HRR_max/-</text:p>
            </office:annotation>
            <text:p>195.53847</text:p>
          </table:table-cell>
          <table:table-cell office:value-type="float" office:value="831.099856336134" calcext:value-type="float">
            <text:p>831.099856336134</text:p>
          </table:table-cell>
          <table:table-cell office:value-type="float" office:value="50.347404979134" calcext:value-type="float">
            <office:annotation draw:style-name="gr2" draw:text-style-name="P2" svg:width="122.49pt" svg:height="63.01pt" svg:x="310pt" svg:y="2602.49pt" draw:caption-point-x="-11.54pt" draw:caption-point-y="7.8pt">
              <dc:date>2020-04-19T00:00:00</dc:date>
              <text:p text:style-name="P1">P_CA01/-</text:p>
            </office:annotation>
            <text:p>50.347404979134</text:p>
          </table:table-cell>
          <table:table-cell office:value-type="float" office:value="53.7648069987442" calcext:value-type="float">
            <office:annotation draw:style-name="gr2" draw:text-style-name="P2" svg:width="122.49pt" svg:height="63.01pt" svg:x="369.75pt" svg:y="2602.49pt" draw:caption-point-x="-11.54pt" draw:caption-point-y="7.8pt">
              <dc:date>2020-04-19T00:00:00</dc:date>
              <text:p text:style-name="P1">P_CA25/-</text:p>
            </office:annotation>
            <text:p>53.7648069987442</text:p>
          </table:table-cell>
          <table:table-cell office:value-type="float" office:value="2.07222430980453" calcext:value-type="float">
            <office:annotation draw:style-name="gr2" draw:text-style-name="P2" svg:width="122.51pt" svg:height="63.01pt" svg:x="429.48pt" svg:y="2602.49pt" draw:caption-point-x="-11.54pt" draw:caption-point-y="7.8pt">
              <dc:date>2020-04-19T00:00:00</dc:date>
              <text:p text:style-name="P1">Swirl3_CA99/-</text:p>
            </office:annotation>
            <text:p>2.07222430980453</text:p>
          </table:table-cell>
          <table:table-cell office:value-type="float" office:value="2601.24173415376" calcext:value-type="float">
            <office:annotation draw:style-name="gr2" draw:text-style-name="P2" svg:width="122.51pt" svg:height="63.01pt" svg:x="489.23pt" svg:y="2602.49pt" draw:caption-point-x="-11.54pt" draw:caption-point-y="7.8pt">
              <dc:date>2020-04-19T00:00:00</dc:date>
              <text:p text:style-name="P1">TB_CA70/-</text:p>
            </office:annotation>
            <text:p>2601.24173415376</text:p>
          </table:table-cell>
          <table:table-cell office:value-type="float" office:value="992.461550567561" calcext:value-type="float">
            <office:annotation draw:style-name="gr2" draw:text-style-name="P2" svg:width="122.51pt" svg:height="63.01pt" svg:x="548.99pt" svg:y="2602.49pt" draw:caption-point-x="-11.54pt" draw:caption-point-y="7.8pt">
              <dc:date>2020-04-19T00:00:00</dc:date>
              <text:p text:style-name="P1">Temp_CA05/-</text:p>
            </office:annotation>
            <text:p>992.461550567561</text:p>
          </table:table-cell>
          <table:table-cell office:value-type="float" office:value="1380.20808561293" calcext:value-type="float">
            <office:annotation draw:style-name="gr2" draw:text-style-name="P2" svg:width="122.51pt" svg:height="63.01pt" svg:x="608.74pt" svg:y="2602.49pt" draw:caption-point-x="-11.54pt" draw:caption-point-y="7.8pt">
              <dc:date>2020-04-19T00:00:00</dc:date>
              <text:p text:style-name="P1">Temp_CA50/-</text:p>
            </office:annotation>
            <text:p>1380.20808561293</text:p>
          </table:table-cell>
          <table:table-cell office:value-type="float" office:value="0.150147948832707" calcext:value-type="float">
            <office:annotation draw:style-name="gr2" draw:text-style-name="P2" svg:width="122.51pt" svg:height="63.01pt" svg:x="668.49pt" svg:y="2602.49pt" draw:caption-point-x="-11.54pt" draw:caption-point-y="7.8pt">
              <dc:date>2020-04-19T00:00:00</dc:date>
              <text:p text:style-name="P1">TO2_CA50/-</text:p>
            </office:annotation>
            <text:p>0.150147948832707</text:p>
          </table:table-cell>
          <table:table-cell office:value-type="float" office:value="0.36265550945975" calcext:value-type="float">
            <office:annotation draw:style-name="gr2" draw:text-style-name="P2" svg:width="122.49pt" svg:height="63.01pt" svg:x="728.25pt" svg:y="2602.49pt" draw:caption-point-x="-11.54pt" draw:caption-point-y="7.8pt">
              <dc:date>2020-04-19T00:00:00</dc:date>
              <text:p text:style-name="P1">Vol_CA99/-</text:p>
            </office:annotation>
            <text:p>0.36265550945975</text:p>
          </table:table-cell>
          <table:table-cell office:value-type="float" office:value="1.73360195310928" calcext:value-type="float">
            <text:p>1.73360195310928</text:p>
          </table:table-cell>
          <table:table-cell office:value-type="float" office:value="2.88102918781814" calcext:value-type="float">
            <text:p>2.88102918781814</text:p>
          </table:table-cell>
          <table:table-cell table:style-name="ce4" office:value-type="float" office:value="0.00000059151967" calcext:value-type="float">
            <text:p>5.92E-07</text:p>
          </table:table-cell>
          <table:table-cell office:value-type="float" office:value="43.8741196616081" calcext:value-type="float">
            <text:p>43.8741196616081</text:p>
          </table:table-cell>
          <table:table-cell office:value-type="float" office:value="43.1040846496396" calcext:value-type="float">
            <text:p>43.1040846496396</text:p>
          </table:table-cell>
          <table:table-cell table:number-columns-repeated="1007"/>
        </table:table-row>
        <table:table-row table:style-name="ro1">
          <table:table-cell office:value-type="float" office:value="229" calcext:value-type="float">
            <text:p>229</text:p>
          </table:table-cell>
          <table:table-cell table:style-name="ce3" office:value-type="float" office:value="54.65" calcext:value-type="float">
            <text:p>54.65</text:p>
          </table:table-cell>
          <table:table-cell office:value-type="float" office:value="198.31308" calcext:value-type="float">
            <office:annotation draw:style-name="gr1" draw:text-style-name="P2" svg:width="122.51pt" svg:height="62.99pt" svg:x="190.49pt" svg:y="2617.51pt" draw:caption-point-x="-11.54pt" draw:caption-point-y="7.77pt">
              <dc:date>2020-04-19T00:00:00</dc:date>
              <text:p text:style-name="P1">HRR_max/-</text:p>
            </office:annotation>
            <text:p>198.31308</text:p>
          </table:table-cell>
          <table:table-cell office:value-type="float" office:value="1038.58887799235" calcext:value-type="float">
            <text:p>1038.58887799235</text:p>
          </table:table-cell>
          <table:table-cell office:value-type="float" office:value="52.612179909016" calcext:value-type="float">
            <office:annotation draw:style-name="gr1" draw:text-style-name="P2" svg:width="122.49pt" svg:height="62.99pt" svg:x="310pt" svg:y="2617.51pt" draw:caption-point-x="-11.54pt" draw:caption-point-y="7.77pt">
              <dc:date>2020-04-19T00:00:00</dc:date>
              <text:p text:style-name="P1">P_CA01/-</text:p>
            </office:annotation>
            <text:p>52.612179909016</text:p>
          </table:table-cell>
          <table:table-cell office:value-type="float" office:value="59.5322455824535" calcext:value-type="float">
            <office:annotation draw:style-name="gr1" draw:text-style-name="P2" svg:width="122.49pt" svg:height="62.99pt" svg:x="369.75pt" svg:y="2617.51pt" draw:caption-point-x="-11.54pt" draw:caption-point-y="7.77pt">
              <dc:date>2020-04-19T00:00:00</dc:date>
              <text:p text:style-name="P1">P_CA25/-</text:p>
            </office:annotation>
            <text:p>59.5322455824535</text:p>
          </table:table-cell>
          <table:table-cell office:value-type="float" office:value="1.99008987267192" calcext:value-type="float">
            <office:annotation draw:style-name="gr1" draw:text-style-name="P2" svg:width="122.51pt" svg:height="62.99pt" svg:x="429.48pt" svg:y="2617.51pt" draw:caption-point-x="-11.54pt" draw:caption-point-y="7.77pt">
              <dc:date>2020-04-19T00:00:00</dc:date>
              <text:p text:style-name="P1">Swirl3_CA99/-</text:p>
            </office:annotation>
            <text:p>1.99008987267192</text:p>
          </table:table-cell>
          <table:table-cell office:value-type="float" office:value="2537.90325997368" calcext:value-type="float">
            <office:annotation draw:style-name="gr1" draw:text-style-name="P2" svg:width="122.51pt" svg:height="62.99pt" svg:x="489.23pt" svg:y="2617.51pt" draw:caption-point-x="-11.54pt" draw:caption-point-y="7.77pt">
              <dc:date>2020-04-19T00:00:00</dc:date>
              <text:p text:style-name="P1">TB_CA70/-</text:p>
            </office:annotation>
            <text:p>2537.90325997368</text:p>
          </table:table-cell>
          <table:table-cell office:value-type="float" office:value="1015.41620723611" calcext:value-type="float">
            <office:annotation draw:style-name="gr1" draw:text-style-name="P2" svg:width="122.51pt" svg:height="62.99pt" svg:x="548.99pt" svg:y="2617.51pt" draw:caption-point-x="-11.54pt" draw:caption-point-y="7.77pt">
              <dc:date>2020-04-19T00:00:00</dc:date>
              <text:p text:style-name="P1">Temp_CA05/-</text:p>
            </office:annotation>
            <text:p>1015.41620723611</text:p>
          </table:table-cell>
          <table:table-cell office:value-type="float" office:value="1481.05761866377" calcext:value-type="float">
            <office:annotation draw:style-name="gr1" draw:text-style-name="P2" svg:width="122.51pt" svg:height="62.99pt" svg:x="608.74pt" svg:y="2617.51pt" draw:caption-point-x="-11.54pt" draw:caption-point-y="7.77pt">
              <dc:date>2020-04-19T00:00:00</dc:date>
              <text:p text:style-name="P1">Temp_CA50/-</text:p>
            </office:annotation>
            <text:p>1481.05761866377</text:p>
          </table:table-cell>
          <table:table-cell office:value-type="float" office:value="0.130899080997432" calcext:value-type="float">
            <office:annotation draw:style-name="gr1" draw:text-style-name="P2" svg:width="122.51pt" svg:height="62.99pt" svg:x="668.49pt" svg:y="2617.51pt" draw:caption-point-x="-11.54pt" draw:caption-point-y="7.77pt">
              <dc:date>2020-04-19T00:00:00</dc:date>
              <text:p text:style-name="P1">TO2_CA50/-</text:p>
            </office:annotation>
            <text:p>0.130899080997432</text:p>
          </table:table-cell>
          <table:table-cell office:value-type="float" office:value="0.406794423284384" calcext:value-type="float">
            <office:annotation draw:style-name="gr1" draw:text-style-name="P2" svg:width="122.49pt" svg:height="62.99pt" svg:x="728.25pt" svg:y="2617.51pt" draw:caption-point-x="-11.54pt" draw:caption-point-y="7.77pt">
              <dc:date>2020-04-19T00:00:00</dc:date>
              <text:p text:style-name="P1">Vol_CA99/-</text:p>
            </office:annotation>
            <text:p>0.406794423284384</text:p>
          </table:table-cell>
          <table:table-cell office:value-type="float" office:value="2.03508919583116" calcext:value-type="float">
            <text:p>2.03508919583116</text:p>
          </table:table-cell>
          <table:table-cell office:value-type="float" office:value="3.32234131147845" calcext:value-type="float">
            <text:p>3.32234131147845</text:p>
          </table:table-cell>
          <table:table-cell table:style-name="ce4" office:value-type="float" office:value="0.0000012146692" calcext:value-type="float">
            <text:p>1.21E-06</text:p>
          </table:table-cell>
          <table:table-cell office:value-type="float" office:value="27.2716591905897" calcext:value-type="float">
            <text:p>27.2716591905897</text:p>
          </table:table-cell>
          <table:table-cell office:value-type="float" office:value="37.2058300307876" calcext:value-type="float">
            <text:p>37.2058300307876</text:p>
          </table:table-cell>
          <table:table-cell table:number-columns-repeated="1007"/>
        </table:table-row>
        <table:table-row table:style-name="ro1">
          <table:table-cell office:value-type="float" office:value="231" calcext:value-type="float">
            <text:p>231</text:p>
          </table:table-cell>
          <table:table-cell table:style-name="ce3" office:value-type="float" office:value="51.76152" calcext:value-type="float">
            <text:p>51.76152</text:p>
          </table:table-cell>
          <table:table-cell office:value-type="float" office:value="75.69157" calcext:value-type="float">
            <office:annotation draw:style-name="gr1" draw:text-style-name="P2" svg:width="122.51pt" svg:height="62.99pt" svg:x="190.49pt" svg:y="2632.51pt" draw:caption-point-x="-11.54pt" draw:caption-point-y="7.77pt">
              <dc:date>2020-04-19T00:00:00</dc:date>
              <text:p text:style-name="P1">HRR_max/-</text:p>
            </office:annotation>
            <text:p>75.69157</text:p>
          </table:table-cell>
          <table:table-cell office:value-type="float" office:value="324.067404254727" calcext:value-type="float">
            <text:p>324.067404254727</text:p>
          </table:table-cell>
          <table:table-cell office:value-type="float" office:value="46.5620895852778" calcext:value-type="float">
            <office:annotation draw:style-name="gr1" draw:text-style-name="P2" svg:width="122.49pt" svg:height="62.99pt" svg:x="310pt" svg:y="2632.51pt" draw:caption-point-x="-11.54pt" draw:caption-point-y="7.77pt">
              <dc:date>2020-04-19T00:00:00</dc:date>
              <text:p text:style-name="P1">P_CA01/-</text:p>
            </office:annotation>
            <text:p>46.5620895852778</text:p>
          </table:table-cell>
          <table:table-cell office:value-type="float" office:value="48.7399051697087" calcext:value-type="float">
            <office:annotation draw:style-name="gr1" draw:text-style-name="P2" svg:width="122.49pt" svg:height="62.99pt" svg:x="369.75pt" svg:y="2632.51pt" draw:caption-point-x="-11.54pt" draw:caption-point-y="7.77pt">
              <dc:date>2020-04-19T00:00:00</dc:date>
              <text:p text:style-name="P1">P_CA25/-</text:p>
            </office:annotation>
            <text:p>48.7399051697087</text:p>
          </table:table-cell>
          <table:table-cell office:value-type="float" office:value="2.7538350388536" calcext:value-type="float">
            <office:annotation draw:style-name="gr1" draw:text-style-name="P2" svg:width="122.51pt" svg:height="62.99pt" svg:x="429.48pt" svg:y="2632.51pt" draw:caption-point-x="-11.54pt" draw:caption-point-y="7.77pt">
              <dc:date>2020-04-19T00:00:00</dc:date>
              <text:p text:style-name="P1">Swirl3_CA99/-</text:p>
            </office:annotation>
            <text:p>2.7538350388536</text:p>
          </table:table-cell>
          <table:table-cell office:value-type="float" office:value="2521.34691082062" calcext:value-type="float">
            <office:annotation draw:style-name="gr1" draw:text-style-name="P2" svg:width="122.51pt" svg:height="62.99pt" svg:x="489.23pt" svg:y="2632.51pt" draw:caption-point-x="-11.54pt" draw:caption-point-y="7.77pt">
              <dc:date>2020-04-19T00:00:00</dc:date>
              <text:p text:style-name="P1">TB_CA70/-</text:p>
            </office:annotation>
            <text:p>2521.34691082062</text:p>
          </table:table-cell>
          <table:table-cell office:value-type="float" office:value="960.954415841327" calcext:value-type="float">
            <office:annotation draw:style-name="gr1" draw:text-style-name="P2" svg:width="122.51pt" svg:height="62.99pt" svg:x="548.99pt" svg:y="2632.51pt" draw:caption-point-x="-11.54pt" draw:caption-point-y="7.77pt">
              <dc:date>2020-04-19T00:00:00</dc:date>
              <text:p text:style-name="P1">Temp_CA05/-</text:p>
            </office:annotation>
            <text:p>960.954415841327</text:p>
          </table:table-cell>
          <table:table-cell office:value-type="float" office:value="1121.88656881665" calcext:value-type="float">
            <office:annotation draw:style-name="gr1" draw:text-style-name="P2" svg:width="122.51pt" svg:height="62.99pt" svg:x="608.74pt" svg:y="2632.51pt" draw:caption-point-x="-11.54pt" draw:caption-point-y="7.77pt">
              <dc:date>2020-04-19T00:00:00</dc:date>
              <text:p text:style-name="P1">Temp_CA50/-</text:p>
            </office:annotation>
            <text:p>1121.88656881665</text:p>
          </table:table-cell>
          <table:table-cell office:value-type="float" office:value="0.183491526027395" calcext:value-type="float">
            <office:annotation draw:style-name="gr1" draw:text-style-name="P2" svg:width="122.51pt" svg:height="62.99pt" svg:x="668.49pt" svg:y="2632.51pt" draw:caption-point-x="-11.54pt" draw:caption-point-y="7.77pt">
              <dc:date>2020-04-19T00:00:00</dc:date>
              <text:p text:style-name="P1">TO2_CA50/-</text:p>
            </office:annotation>
            <text:p>0.183491526027395</text:p>
          </table:table-cell>
          <table:table-cell office:value-type="float" office:value="0.196421797669868" calcext:value-type="float">
            <office:annotation draw:style-name="gr1" draw:text-style-name="P2" svg:width="122.49pt" svg:height="62.99pt" svg:x="728.25pt" svg:y="2632.51pt" draw:caption-point-x="-11.54pt" draw:caption-point-y="7.77pt">
              <dc:date>2020-04-19T00:00:00</dc:date>
              <text:p text:style-name="P1">Vol_CA99/-</text:p>
            </office:annotation>
            <text:p>0.196421797669868</text:p>
          </table:table-cell>
          <table:table-cell office:value-type="float" office:value="1.60875140025501" calcext:value-type="float">
            <text:p>1.60875140025501</text:p>
          </table:table-cell>
          <table:table-cell office:value-type="float" office:value="1.24453297847454" calcext:value-type="float">
            <text:p>1.24453297847454</text:p>
          </table:table-cell>
          <table:table-cell table:style-name="ce4" office:value-type="float" office:value="0.00000000079611584" calcext:value-type="float">
            <text:p>7.96E-10</text:p>
          </table:table-cell>
          <table:table-cell office:value-type="float" office:value="61.0725752624079" calcext:value-type="float">
            <text:p>61.0725752624079</text:p>
          </table:table-cell>
          <table:table-cell office:value-type="float" office:value="57.7099886295011" calcext:value-type="float">
            <text:p>57.7099886295011</text:p>
          </table:table-cell>
          <table:table-cell table:number-columns-repeated="1007"/>
        </table:table-row>
        <table:table-row table:style-name="ro1">
          <table:table-cell office:value-type="float" office:value="232" calcext:value-type="float">
            <text:p>232</text:p>
          </table:table-cell>
          <table:table-cell table:style-name="ce3" office:value-type="float" office:value="53.13169" calcext:value-type="float">
            <text:p>53.13169</text:p>
          </table:table-cell>
          <table:table-cell office:value-type="float" office:value="126.92614" calcext:value-type="float">
            <office:annotation draw:style-name="gr2" draw:text-style-name="P2" svg:width="122.51pt" svg:height="63.01pt" svg:x="190.49pt" svg:y="2647.5pt" draw:caption-point-x="-11.54pt" draw:caption-point-y="7.77pt">
              <dc:date>2020-04-19T00:00:00</dc:date>
              <text:p text:style-name="P1">HRR_max/-</text:p>
            </office:annotation>
            <text:p>126.92614</text:p>
          </table:table-cell>
          <table:table-cell office:value-type="float" office:value="521.648107047174" calcext:value-type="float">
            <text:p>521.648107047174</text:p>
          </table:table-cell>
          <table:table-cell office:value-type="float" office:value="49.7129962351646" calcext:value-type="float">
            <office:annotation draw:style-name="gr2" draw:text-style-name="P2" svg:width="122.49pt" svg:height="63.01pt" svg:x="310pt" svg:y="2647.5pt" draw:caption-point-x="-11.54pt" draw:caption-point-y="7.77pt">
              <dc:date>2020-04-19T00:00:00</dc:date>
              <text:p text:style-name="P1">P_CA01/-</text:p>
            </office:annotation>
            <text:p>49.7129962351646</text:p>
          </table:table-cell>
          <table:table-cell office:value-type="float" office:value="53.6105777090535" calcext:value-type="float">
            <office:annotation draw:style-name="gr2" draw:text-style-name="P2" svg:width="122.49pt" svg:height="63.01pt" svg:x="369.75pt" svg:y="2647.5pt" draw:caption-point-x="-11.54pt" draw:caption-point-y="7.77pt">
              <dc:date>2020-04-19T00:00:00</dc:date>
              <text:p text:style-name="P1">P_CA25/-</text:p>
            </office:annotation>
            <text:p>53.6105777090535</text:p>
          </table:table-cell>
          <table:table-cell office:value-type="float" office:value="2.30714807224466" calcext:value-type="float">
            <office:annotation draw:style-name="gr2" draw:text-style-name="P2" svg:width="122.51pt" svg:height="63.01pt" svg:x="429.48pt" svg:y="2647.5pt" draw:caption-point-x="-11.54pt" draw:caption-point-y="7.77pt">
              <dc:date>2020-04-19T00:00:00</dc:date>
              <text:p text:style-name="P1">Swirl3_CA99/-</text:p>
            </office:annotation>
            <text:p>2.30714807224466</text:p>
          </table:table-cell>
          <table:table-cell office:value-type="float" office:value="2518.83244639415" calcext:value-type="float">
            <office:annotation draw:style-name="gr2" draw:text-style-name="P2" svg:width="122.51pt" svg:height="63.01pt" svg:x="489.23pt" svg:y="2647.5pt" draw:caption-point-x="-11.54pt" draw:caption-point-y="7.77pt">
              <dc:date>2020-04-19T00:00:00</dc:date>
              <text:p text:style-name="P1">TB_CA70/-</text:p>
            </office:annotation>
            <text:p>2518.83244639415</text:p>
          </table:table-cell>
          <table:table-cell office:value-type="float" office:value="994.962517074065" calcext:value-type="float">
            <office:annotation draw:style-name="gr2" draw:text-style-name="P2" svg:width="122.51pt" svg:height="63.01pt" svg:x="548.99pt" svg:y="2647.5pt" draw:caption-point-x="-11.54pt" draw:caption-point-y="7.77pt">
              <dc:date>2020-04-19T00:00:00</dc:date>
              <text:p text:style-name="P1">Temp_CA05/-</text:p>
            </office:annotation>
            <text:p>994.962517074065</text:p>
          </table:table-cell>
          <table:table-cell office:value-type="float" office:value="1227.19972996847" calcext:value-type="float">
            <office:annotation draw:style-name="gr2" draw:text-style-name="P2" svg:width="122.51pt" svg:height="63.01pt" svg:x="608.74pt" svg:y="2647.5pt" draw:caption-point-x="-11.54pt" draw:caption-point-y="7.77pt">
              <dc:date>2020-04-19T00:00:00</dc:date>
              <text:p text:style-name="P1">Temp_CA50/-</text:p>
            </office:annotation>
            <text:p>1227.19972996847</text:p>
          </table:table-cell>
          <table:table-cell office:value-type="float" office:value="0.159355229106978" calcext:value-type="float">
            <office:annotation draw:style-name="gr2" draw:text-style-name="P2" svg:width="122.51pt" svg:height="63.01pt" svg:x="668.49pt" svg:y="2647.5pt" draw:caption-point-x="-11.54pt" draw:caption-point-y="7.77pt">
              <dc:date>2020-04-19T00:00:00</dc:date>
              <text:p text:style-name="P1">TO2_CA50/-</text:p>
            </office:annotation>
            <text:p>0.159355229106978</text:p>
          </table:table-cell>
          <table:table-cell office:value-type="float" office:value="0.315042909428737" calcext:value-type="float">
            <office:annotation draw:style-name="gr2" draw:text-style-name="P2" svg:width="122.49pt" svg:height="63.01pt" svg:x="728.25pt" svg:y="2647.5pt" draw:caption-point-x="-11.54pt" draw:caption-point-y="7.77pt">
              <dc:date>2020-04-19T00:00:00</dc:date>
              <text:p text:style-name="P1">Vol_CA99/-</text:p>
            </office:annotation>
            <text:p>0.315042909428737</text:p>
          </table:table-cell>
          <table:table-cell office:value-type="float" office:value="2.30053985333518" calcext:value-type="float">
            <text:p>2.30053985333518</text:p>
          </table:table-cell>
          <table:table-cell office:value-type="float" office:value="1.96456288318168" calcext:value-type="float">
            <text:p>1.96456288318168</text:p>
          </table:table-cell>
          <table:table-cell table:style-name="ce4" office:value-type="float" office:value="0.00000023996182" calcext:value-type="float">
            <text:p>2.40E-07</text:p>
          </table:table-cell>
          <table:table-cell office:value-type="float" office:value="91.6669869708914" calcext:value-type="float">
            <text:p>91.6669869708914</text:p>
          </table:table-cell>
          <table:table-cell office:value-type="float" office:value="58.4259897949276" calcext:value-type="float">
            <text:p>58.4259897949276</text:p>
          </table:table-cell>
          <table:table-cell table:number-columns-repeated="1007"/>
        </table:table-row>
        <table:table-row table:style-name="ro1">
          <table:table-cell office:value-type="float" office:value="233" calcext:value-type="float">
            <text:p>233</text:p>
          </table:table-cell>
          <table:table-cell table:style-name="ce3" office:value-type="float" office:value="46.17415" calcext:value-type="float">
            <text:p>46.17415</text:p>
          </table:table-cell>
          <table:table-cell office:value-type="float" office:value="173.47578" calcext:value-type="float">
            <office:annotation draw:style-name="gr2" draw:text-style-name="P2" svg:width="122.51pt" svg:height="63.01pt" svg:x="190.49pt" svg:y="2662.5pt" draw:caption-point-x="-11.54pt" draw:caption-point-y="7.77pt">
              <dc:date>2020-04-19T00:00:00</dc:date>
              <text:p text:style-name="P1">HRR_max/-</text:p>
            </office:annotation>
            <text:p>173.47578</text:p>
          </table:table-cell>
          <table:table-cell office:value-type="float" office:value="882.363706122176" calcext:value-type="float">
            <text:p>882.363706122176</text:p>
          </table:table-cell>
          <table:table-cell office:value-type="float" office:value="57.2273088446025" calcext:value-type="float">
            <office:annotation draw:style-name="gr2" draw:text-style-name="P2" svg:width="122.49pt" svg:height="63.01pt" svg:x="310pt" svg:y="2662.5pt" draw:caption-point-x="-11.54pt" draw:caption-point-y="7.77pt">
              <dc:date>2020-04-19T00:00:00</dc:date>
              <text:p text:style-name="P1">P_CA01/-</text:p>
            </office:annotation>
            <text:p>57.2273088446025</text:p>
          </table:table-cell>
          <table:table-cell office:value-type="float" office:value="59.298331456733" calcext:value-type="float">
            <office:annotation draw:style-name="gr2" draw:text-style-name="P2" svg:width="122.49pt" svg:height="63.01pt" svg:x="369.75pt" svg:y="2662.5pt" draw:caption-point-x="-11.54pt" draw:caption-point-y="7.77pt">
              <dc:date>2020-04-19T00:00:00</dc:date>
              <text:p text:style-name="P1">P_CA25/-</text:p>
            </office:annotation>
            <text:p>59.298331456733</text:p>
          </table:table-cell>
          <table:table-cell office:value-type="float" office:value="2.05208086328085" calcext:value-type="float">
            <office:annotation draw:style-name="gr2" draw:text-style-name="P2" svg:width="122.51pt" svg:height="63.01pt" svg:x="429.48pt" svg:y="2662.5pt" draw:caption-point-x="-11.54pt" draw:caption-point-y="7.77pt">
              <dc:date>2020-04-19T00:00:00</dc:date>
              <text:p text:style-name="P1">Swirl3_CA99/-</text:p>
            </office:annotation>
            <text:p>2.05208086328085</text:p>
          </table:table-cell>
          <table:table-cell office:value-type="float" office:value="2548.6507743637" calcext:value-type="float">
            <office:annotation draw:style-name="gr2" draw:text-style-name="P2" svg:width="122.51pt" svg:height="63.01pt" svg:x="489.23pt" svg:y="2662.5pt" draw:caption-point-x="-11.54pt" draw:caption-point-y="7.77pt">
              <dc:date>2020-04-19T00:00:00</dc:date>
              <text:p text:style-name="P1">TB_CA70/-</text:p>
            </office:annotation>
            <text:p>2548.6507743637</text:p>
          </table:table-cell>
          <table:table-cell office:value-type="float" office:value="1006.58064028422" calcext:value-type="float">
            <office:annotation draw:style-name="gr2" draw:text-style-name="P2" svg:width="122.51pt" svg:height="63.01pt" svg:x="548.99pt" svg:y="2662.5pt" draw:caption-point-x="-11.54pt" draw:caption-point-y="7.77pt">
              <dc:date>2020-04-19T00:00:00</dc:date>
              <text:p text:style-name="P1">Temp_CA05/-</text:p>
            </office:annotation>
            <text:p>1006.58064028422</text:p>
          </table:table-cell>
          <table:table-cell office:value-type="float" office:value="1360.04757045555" calcext:value-type="float">
            <office:annotation draw:style-name="gr2" draw:text-style-name="P2" svg:width="122.51pt" svg:height="63.01pt" svg:x="608.74pt" svg:y="2662.5pt" draw:caption-point-x="-11.54pt" draw:caption-point-y="7.77pt">
              <dc:date>2020-04-19T00:00:00</dc:date>
              <text:p text:style-name="P1">Temp_CA50/-</text:p>
            </office:annotation>
            <text:p>1360.04757045555</text:p>
          </table:table-cell>
          <table:table-cell office:value-type="float" office:value="0.146984602527774" calcext:value-type="float">
            <office:annotation draw:style-name="gr2" draw:text-style-name="P2" svg:width="122.51pt" svg:height="63.01pt" svg:x="668.49pt" svg:y="2662.5pt" draw:caption-point-x="-11.54pt" draw:caption-point-y="7.77pt">
              <dc:date>2020-04-19T00:00:00</dc:date>
              <text:p text:style-name="P1">TO2_CA50/-</text:p>
            </office:annotation>
            <text:p>0.146984602527774</text:p>
          </table:table-cell>
          <table:table-cell office:value-type="float" office:value="0.447240339294058" calcext:value-type="float">
            <office:annotation draw:style-name="gr2" draw:text-style-name="P2" svg:width="122.49pt" svg:height="63.01pt" svg:x="728.25pt" svg:y="2662.5pt" draw:caption-point-x="-11.54pt" draw:caption-point-y="7.77pt">
              <dc:date>2020-04-19T00:00:00</dc:date>
              <text:p text:style-name="P1">Vol_CA99/-</text:p>
            </office:annotation>
            <text:p>0.447240339294058</text:p>
          </table:table-cell>
          <table:table-cell office:value-type="float" office:value="1.91354524533627" calcext:value-type="float">
            <text:p>1.91354524533627</text:p>
          </table:table-cell>
          <table:table-cell office:value-type="float" office:value="2.40822056182862" calcext:value-type="float">
            <text:p>2.40822056182862</text:p>
          </table:table-cell>
          <table:table-cell table:style-name="ce4" office:value-type="float" office:value="0.0000012227231" calcext:value-type="float">
            <text:p>1.22E-06</text:p>
          </table:table-cell>
          <table:table-cell office:value-type="float" office:value="44.5894393971505" calcext:value-type="float">
            <text:p>44.5894393971505</text:p>
          </table:table-cell>
          <table:table-cell office:value-type="float" office:value="45.5541346730809" calcext:value-type="float">
            <text:p>45.5541346730809</text:p>
          </table:table-cell>
          <table:table-cell table:number-columns-repeated="1007"/>
        </table:table-row>
        <table:table-row table:style-name="ro1">
          <table:table-cell office:value-type="float" office:value="234" calcext:value-type="float">
            <text:p>234</text:p>
          </table:table-cell>
          <table:table-cell table:style-name="ce3" office:value-type="float" office:value="42.7875" calcext:value-type="float">
            <text:p>42.7875</text:p>
          </table:table-cell>
          <table:table-cell office:value-type="float" office:value="204.6442" calcext:value-type="float">
            <office:annotation draw:style-name="gr2" draw:text-style-name="P2" svg:width="122.51pt" svg:height="63.01pt" svg:x="190.49pt" svg:y="2677.49pt" draw:caption-point-x="-11.54pt" draw:caption-point-y="7.77pt">
              <dc:date>2020-04-19T00:00:00</dc:date>
              <text:p text:style-name="P1">HRR_max/-</text:p>
            </office:annotation>
            <text:p>204.6442</text:p>
          </table:table-cell>
          <table:table-cell office:value-type="float" office:value="1283.80339413876" calcext:value-type="float">
            <text:p>1283.80339413876</text:p>
          </table:table-cell>
          <table:table-cell office:value-type="float" office:value="62.7066000898" calcext:value-type="float">
            <office:annotation draw:style-name="gr2" draw:text-style-name="P2" svg:width="122.49pt" svg:height="63.01pt" svg:x="310pt" svg:y="2677.49pt" draw:caption-point-x="-11.54pt" draw:caption-point-y="7.77pt">
              <dc:date>2020-04-19T00:00:00</dc:date>
              <text:p text:style-name="P1">P_CA01/-</text:p>
            </office:annotation>
            <text:p>62.7066000898</text:p>
          </table:table-cell>
          <table:table-cell office:value-type="float" office:value="69.9900100297258" calcext:value-type="float">
            <office:annotation draw:style-name="gr2" draw:text-style-name="P2" svg:width="122.49pt" svg:height="63.01pt" svg:x="369.75pt" svg:y="2677.49pt" draw:caption-point-x="-11.54pt" draw:caption-point-y="7.77pt">
              <dc:date>2020-04-19T00:00:00</dc:date>
              <text:p text:style-name="P1">P_CA25/-</text:p>
            </office:annotation>
            <text:p>69.9900100297258</text:p>
          </table:table-cell>
          <table:table-cell office:value-type="float" office:value="2.00233085141816" calcext:value-type="float">
            <office:annotation draw:style-name="gr2" draw:text-style-name="P2" svg:width="122.51pt" svg:height="63.01pt" svg:x="429.48pt" svg:y="2677.49pt" draw:caption-point-x="-11.54pt" draw:caption-point-y="7.77pt">
              <dc:date>2020-04-19T00:00:00</dc:date>
              <text:p text:style-name="P1">Swirl3_CA99/-</text:p>
            </office:annotation>
            <text:p>2.00233085141816</text:p>
          </table:table-cell>
          <table:table-cell office:value-type="float" office:value="2582.11332467087" calcext:value-type="float">
            <office:annotation draw:style-name="gr2" draw:text-style-name="P2" svg:width="122.51pt" svg:height="63.01pt" svg:x="489.23pt" svg:y="2677.49pt" draw:caption-point-x="-11.54pt" draw:caption-point-y="7.77pt">
              <dc:date>2020-04-19T00:00:00</dc:date>
              <text:p text:style-name="P1">TB_CA70/-</text:p>
            </office:annotation>
            <text:p>2582.11332467087</text:p>
          </table:table-cell>
          <table:table-cell office:value-type="float" office:value="1031.30587120307" calcext:value-type="float">
            <office:annotation draw:style-name="gr2" draw:text-style-name="P2" svg:width="122.51pt" svg:height="63.01pt" svg:x="548.99pt" svg:y="2677.49pt" draw:caption-point-x="-11.54pt" draw:caption-point-y="7.77pt">
              <dc:date>2020-04-19T00:00:00</dc:date>
              <text:p text:style-name="P1">Temp_CA05/-</text:p>
            </office:annotation>
            <text:p>1031.30587120307</text:p>
          </table:table-cell>
          <table:table-cell office:value-type="float" office:value="1519.63106048315" calcext:value-type="float">
            <office:annotation draw:style-name="gr2" draw:text-style-name="P2" svg:width="122.51pt" svg:height="63.01pt" svg:x="608.74pt" svg:y="2677.49pt" draw:caption-point-x="-11.54pt" draw:caption-point-y="7.77pt">
              <dc:date>2020-04-19T00:00:00</dc:date>
              <text:p text:style-name="P1">Temp_CA50/-</text:p>
            </office:annotation>
            <text:p>1519.63106048315</text:p>
          </table:table-cell>
          <table:table-cell office:value-type="float" office:value="0.134190115654074" calcext:value-type="float">
            <office:annotation draw:style-name="gr2" draw:text-style-name="P2" svg:width="122.51pt" svg:height="63.01pt" svg:x="668.49pt" svg:y="2677.49pt" draw:caption-point-x="-11.54pt" draw:caption-point-y="7.77pt">
              <dc:date>2020-04-19T00:00:00</dc:date>
              <text:p text:style-name="P1">TO2_CA50/-</text:p>
            </office:annotation>
            <text:p>0.134190115654074</text:p>
          </table:table-cell>
          <table:table-cell office:value-type="float" office:value="0.472368619149105" calcext:value-type="float">
            <office:annotation draw:style-name="gr2" draw:text-style-name="P2" svg:width="122.49pt" svg:height="63.01pt" svg:x="728.25pt" svg:y="2677.49pt" draw:caption-point-x="-11.54pt" draw:caption-point-y="7.77pt">
              <dc:date>2020-04-19T00:00:00</dc:date>
              <text:p text:style-name="P1">Vol_CA99/-</text:p>
            </office:annotation>
            <text:p>0.472368619149105</text:p>
          </table:table-cell>
          <table:table-cell office:value-type="float" office:value="1.43974518823402" calcext:value-type="float">
            <text:p>1.43974518823402</text:p>
          </table:table-cell>
          <table:table-cell office:value-type="float" office:value="2.92407164305677" calcext:value-type="float">
            <text:p>2.92407164305677</text:p>
          </table:table-cell>
          <table:table-cell table:style-name="ce4" office:value-type="float" office:value="0.0000016078025" calcext:value-type="float">
            <text:p>1.61E-06</text:p>
          </table:table-cell>
          <table:table-cell office:value-type="float" office:value="35.84036390849" calcext:value-type="float">
            <text:p>35.84036390849</text:p>
          </table:table-cell>
          <table:table-cell office:value-type="float" office:value="37.7292299998592" calcext:value-type="float">
            <text:p>37.7292299998592</text:p>
          </table:table-cell>
          <table:table-cell table:number-columns-repeated="1007"/>
        </table:table-row>
        <table:table-row table:style-name="ro1">
          <table:table-cell office:value-type="float" office:value="235" calcext:value-type="float">
            <text:p>235</text:p>
          </table:table-cell>
          <table:table-cell table:style-name="ce3" office:value-type="float" office:value="34.55359" calcext:value-type="float">
            <text:p>34.55359</text:p>
          </table:table-cell>
          <table:table-cell office:value-type="float" office:value="154.60376" calcext:value-type="float">
            <office:annotation draw:style-name="gr2" draw:text-style-name="P2" svg:width="122.51pt" svg:height="63.01pt" svg:x="190.49pt" svg:y="2692.49pt" draw:caption-point-x="-11.54pt" draw:caption-point-y="7.8pt">
              <dc:date>2020-04-19T00:00:00</dc:date>
              <text:p text:style-name="P1">HRR_max/-</text:p>
            </office:annotation>
            <text:p>154.60376</text:p>
          </table:table-cell>
          <table:table-cell office:value-type="float" office:value="2054.11266999786" calcext:value-type="float">
            <text:p>2054.11266999786</text:p>
          </table:table-cell>
          <table:table-cell office:value-type="float" office:value="66.6775153896523" calcext:value-type="float">
            <office:annotation draw:style-name="gr2" draw:text-style-name="P2" svg:width="122.49pt" svg:height="63.01pt" svg:x="310pt" svg:y="2692.49pt" draw:caption-point-x="-11.54pt" draw:caption-point-y="7.8pt">
              <dc:date>2020-04-19T00:00:00</dc:date>
              <text:p text:style-name="P1">P_CA01/-</text:p>
            </office:annotation>
            <text:p>66.6775153896523</text:p>
          </table:table-cell>
          <table:table-cell office:value-type="float" office:value="134.622988936469" calcext:value-type="float">
            <office:annotation draw:style-name="gr2" draw:text-style-name="P2" svg:width="122.49pt" svg:height="63.01pt" svg:x="369.75pt" svg:y="2692.49pt" draw:caption-point-x="-11.54pt" draw:caption-point-y="7.8pt">
              <dc:date>2020-04-19T00:00:00</dc:date>
              <text:p text:style-name="P1">P_CA25/-</text:p>
            </office:annotation>
            <text:p>134.622988936469</text:p>
          </table:table-cell>
          <table:table-cell office:value-type="float" office:value="2.25589046732947" calcext:value-type="float">
            <office:annotation draw:style-name="gr2" draw:text-style-name="P2" svg:width="122.51pt" svg:height="63.01pt" svg:x="429.48pt" svg:y="2692.49pt" draw:caption-point-x="-11.54pt" draw:caption-point-y="7.8pt">
              <dc:date>2020-04-19T00:00:00</dc:date>
              <text:p text:style-name="P1">Swirl3_CA99/-</text:p>
            </office:annotation>
            <text:p>2.25589046732947</text:p>
          </table:table-cell>
          <table:table-cell office:value-type="float" office:value="2430.18901462433" calcext:value-type="float">
            <office:annotation draw:style-name="gr2" draw:text-style-name="P2" svg:width="122.51pt" svg:height="63.01pt" svg:x="489.23pt" svg:y="2692.49pt" draw:caption-point-x="-11.54pt" draw:caption-point-y="7.8pt">
              <dc:date>2020-04-19T00:00:00</dc:date>
              <text:p text:style-name="P1">TB_CA70/-</text:p>
            </office:annotation>
            <text:p>2430.18901462433</text:p>
          </table:table-cell>
          <table:table-cell office:value-type="float" office:value="1130.3574091026" calcext:value-type="float">
            <office:annotation draw:style-name="gr2" draw:text-style-name="P2" svg:width="122.51pt" svg:height="63.01pt" svg:x="548.99pt" svg:y="2692.49pt" draw:caption-point-x="-11.54pt" draw:caption-point-y="7.8pt">
              <dc:date>2020-04-19T00:00:00</dc:date>
              <text:p text:style-name="P1">Temp_CA05/-</text:p>
            </office:annotation>
            <text:p>1130.3574091026</text:p>
          </table:table-cell>
          <table:table-cell office:value-type="float" office:value="1601.37829638949" calcext:value-type="float">
            <office:annotation draw:style-name="gr2" draw:text-style-name="P2" svg:width="122.51pt" svg:height="63.01pt" svg:x="608.74pt" svg:y="2692.49pt" draw:caption-point-x="-11.54pt" draw:caption-point-y="7.8pt">
              <dc:date>2020-04-19T00:00:00</dc:date>
              <text:p text:style-name="P1">Temp_CA50/-</text:p>
            </office:annotation>
            <text:p>1601.37829638949</text:p>
          </table:table-cell>
          <table:table-cell office:value-type="float" office:value="0.148180942908845" calcext:value-type="float">
            <office:annotation draw:style-name="gr2" draw:text-style-name="P2" svg:width="122.51pt" svg:height="63.01pt" svg:x="668.49pt" svg:y="2692.49pt" draw:caption-point-x="-11.54pt" draw:caption-point-y="7.8pt">
              <dc:date>2020-04-19T00:00:00</dc:date>
              <text:p text:style-name="P1">TO2_CA50/-</text:p>
            </office:annotation>
            <text:p>0.148180942908845</text:p>
          </table:table-cell>
          <table:table-cell office:value-type="float" office:value="0.562649949932041" calcext:value-type="float">
            <office:annotation draw:style-name="gr2" draw:text-style-name="P2" svg:width="122.49pt" svg:height="63.01pt" svg:x="728.25pt" svg:y="2692.49pt" draw:caption-point-x="-11.54pt" draw:caption-point-y="7.8pt">
              <dc:date>2020-04-19T00:00:00</dc:date>
              <text:p text:style-name="P1">Vol_CA99/-</text:p>
            </office:annotation>
            <text:p>0.562649949932041</text:p>
          </table:table-cell>
          <table:table-cell office:value-type="float" office:value="0.346920799338904" calcext:value-type="float">
            <text:p>0.346920799338904</text:p>
          </table:table-cell>
          <table:table-cell office:value-type="float" office:value="2.13578312627553" calcext:value-type="float">
            <text:p>2.13578312627553</text:p>
          </table:table-cell>
          <table:table-cell table:style-name="ce4" office:value-type="float" office:value="0.0000020369764" calcext:value-type="float">
            <text:p>2.04E-06</text:p>
          </table:table-cell>
          <table:table-cell office:value-type="float" office:value="30.1417427694474" calcext:value-type="float">
            <text:p>30.1417427694474</text:p>
          </table:table-cell>
          <table:table-cell office:value-type="float" office:value="37.2138626128832" calcext:value-type="float">
            <text:p>37.2138626128832</text:p>
          </table:table-cell>
          <table:table-cell table:number-columns-repeated="1007"/>
        </table:table-row>
        <table:table-row table:style-name="ro1">
          <table:table-cell office:value-type="float" office:value="236" calcext:value-type="float">
            <text:p>236</text:p>
          </table:table-cell>
          <table:table-cell table:style-name="ce3" office:value-type="float" office:value="41.52543" calcext:value-type="float">
            <text:p>41.52543</text:p>
          </table:table-cell>
          <table:table-cell office:value-type="float" office:value="212.86752" calcext:value-type="float">
            <office:annotation draw:style-name="gr1" draw:text-style-name="P2" svg:width="122.51pt" svg:height="62.99pt" svg:x="190.49pt" svg:y="2707.51pt" draw:caption-point-x="-11.54pt" draw:caption-point-y="7.77pt">
              <dc:date>2020-04-19T00:00:00</dc:date>
              <text:p text:style-name="P1">HRR_max/-</text:p>
            </office:annotation>
            <text:p>212.86752</text:p>
          </table:table-cell>
          <table:table-cell office:value-type="float" office:value="1387.18511243697" calcext:value-type="float">
            <text:p>1387.18511243697</text:p>
          </table:table-cell>
          <table:table-cell office:value-type="float" office:value="64.3241459073552" calcext:value-type="float">
            <office:annotation draw:style-name="gr1" draw:text-style-name="P2" svg:width="122.49pt" svg:height="62.99pt" svg:x="310pt" svg:y="2707.51pt" draw:caption-point-x="-11.54pt" draw:caption-point-y="7.77pt">
              <dc:date>2020-04-19T00:00:00</dc:date>
              <text:p text:style-name="P1">P_CA01/-</text:p>
            </office:annotation>
            <text:p>64.3241459073552</text:p>
          </table:table-cell>
          <table:table-cell office:value-type="float" office:value="73.5410890911205" calcext:value-type="float">
            <office:annotation draw:style-name="gr1" draw:text-style-name="P2" svg:width="122.49pt" svg:height="62.99pt" svg:x="369.75pt" svg:y="2707.51pt" draw:caption-point-x="-11.54pt" draw:caption-point-y="7.77pt">
              <dc:date>2020-04-19T00:00:00</dc:date>
              <text:p text:style-name="P1">P_CA25/-</text:p>
            </office:annotation>
            <text:p>73.5410890911205</text:p>
          </table:table-cell>
          <table:table-cell office:value-type="float" office:value="2.00385439977297" calcext:value-type="float">
            <office:annotation draw:style-name="gr1" draw:text-style-name="P2" svg:width="122.51pt" svg:height="62.99pt" svg:x="429.48pt" svg:y="2707.51pt" draw:caption-point-x="-11.54pt" draw:caption-point-y="7.77pt">
              <dc:date>2020-04-19T00:00:00</dc:date>
              <text:p text:style-name="P1">Swirl3_CA99/-</text:p>
            </office:annotation>
            <text:p>2.00385439977297</text:p>
          </table:table-cell>
          <table:table-cell office:value-type="float" office:value="2590.84651061632" calcext:value-type="float">
            <office:annotation draw:style-name="gr1" draw:text-style-name="P2" svg:width="122.51pt" svg:height="62.99pt" svg:x="489.23pt" svg:y="2707.51pt" draw:caption-point-x="-11.54pt" draw:caption-point-y="7.77pt">
              <dc:date>2020-04-19T00:00:00</dc:date>
              <text:p text:style-name="P1">TB_CA70/-</text:p>
            </office:annotation>
            <text:p>2590.84651061632</text:p>
          </table:table-cell>
          <table:table-cell office:value-type="float" office:value="1039.08116554507" calcext:value-type="float">
            <office:annotation draw:style-name="gr1" draw:text-style-name="P2" svg:width="122.51pt" svg:height="62.99pt" svg:x="548.99pt" svg:y="2707.51pt" draw:caption-point-x="-11.54pt" draw:caption-point-y="7.77pt">
              <dc:date>2020-04-19T00:00:00</dc:date>
              <text:p text:style-name="P1">Temp_CA05/-</text:p>
            </office:annotation>
            <text:p>1039.08116554507</text:p>
          </table:table-cell>
          <table:table-cell office:value-type="float" office:value="1556.91018814816" calcext:value-type="float">
            <office:annotation draw:style-name="gr1" draw:text-style-name="P2" svg:width="122.51pt" svg:height="62.99pt" svg:x="608.74pt" svg:y="2707.51pt" draw:caption-point-x="-11.54pt" draw:caption-point-y="7.77pt">
              <dc:date>2020-04-19T00:00:00</dc:date>
              <text:p text:style-name="P1">Temp_CA50/-</text:p>
            </office:annotation>
            <text:p>1556.91018814816</text:p>
          </table:table-cell>
          <table:table-cell office:value-type="float" office:value="0.131651066229935" calcext:value-type="float">
            <office:annotation draw:style-name="gr1" draw:text-style-name="P2" svg:width="122.51pt" svg:height="62.99pt" svg:x="668.49pt" svg:y="2707.51pt" draw:caption-point-x="-11.54pt" draw:caption-point-y="7.77pt">
              <dc:date>2020-04-19T00:00:00</dc:date>
              <text:p text:style-name="P1">TO2_CA50/-</text:p>
            </office:annotation>
            <text:p>0.131651066229935</text:p>
          </table:table-cell>
          <table:table-cell office:value-type="float" office:value="0.470069031732412" calcext:value-type="float">
            <office:annotation draw:style-name="gr1" draw:text-style-name="P2" svg:width="122.49pt" svg:height="62.99pt" svg:x="728.25pt" svg:y="2707.51pt" draw:caption-point-x="-11.54pt" draw:caption-point-y="7.77pt">
              <dc:date>2020-04-19T00:00:00</dc:date>
              <text:p text:style-name="P1">Vol_CA99/-</text:p>
            </office:annotation>
            <text:p>0.470069031732412</text:p>
          </table:table-cell>
          <table:table-cell office:value-type="float" office:value="1.31150113577684" calcext:value-type="float">
            <text:p>1.31150113577684</text:p>
          </table:table-cell>
          <table:table-cell office:value-type="float" office:value="3.13015918852264" calcext:value-type="float">
            <text:p>3.13015918852264</text:p>
          </table:table-cell>
          <table:table-cell table:style-name="ce4" office:value-type="float" office:value="0.0000016317554" calcext:value-type="float">
            <text:p>1.63E-06</text:p>
          </table:table-cell>
          <table:table-cell office:value-type="float" office:value="38.3616128033326" calcext:value-type="float">
            <text:p>38.3616128033326</text:p>
          </table:table-cell>
          <table:table-cell office:value-type="float" office:value="37.2794540684312" calcext:value-type="float">
            <text:p>37.2794540684312</text:p>
          </table:table-cell>
          <table:table-cell table:number-columns-repeated="1007"/>
        </table:table-row>
        <table:table-row table:style-name="ro1">
          <table:table-cell office:value-type="float" office:value="238" calcext:value-type="float">
            <text:p>238</text:p>
          </table:table-cell>
          <table:table-cell table:style-name="ce3" office:value-type="float" office:value="57.63321" calcext:value-type="float">
            <text:p>57.63321</text:p>
          </table:table-cell>
          <table:table-cell office:value-type="float" office:value="93.970276" calcext:value-type="float">
            <office:annotation draw:style-name="gr1" draw:text-style-name="P2" svg:width="122.51pt" svg:height="62.99pt" svg:x="190.49pt" svg:y="2722.51pt" draw:caption-point-x="-11.54pt" draw:caption-point-y="7.77pt">
              <dc:date>2020-04-19T00:00:00</dc:date>
              <text:p text:style-name="P1">HRR_max/-</text:p>
            </office:annotation>
            <text:p>93.970276</text:p>
          </table:table-cell>
          <table:table-cell office:value-type="float" office:value="301.241084567183" calcext:value-type="float">
            <text:p>301.241084567183</text:p>
          </table:table-cell>
          <table:table-cell office:value-type="float" office:value="47.8556579403118" calcext:value-type="float">
            <office:annotation draw:style-name="gr1" draw:text-style-name="P2" svg:width="122.49pt" svg:height="62.99pt" svg:x="310pt" svg:y="2722.51pt" draw:caption-point-x="-11.54pt" draw:caption-point-y="7.77pt">
              <dc:date>2020-04-19T00:00:00</dc:date>
              <text:p text:style-name="P1">P_CA01/-</text:p>
            </office:annotation>
            <text:p>47.8556579403118</text:p>
          </table:table-cell>
          <table:table-cell office:value-type="float" office:value="51.0434544078319" calcext:value-type="float">
            <office:annotation draw:style-name="gr1" draw:text-style-name="P2" svg:width="122.49pt" svg:height="62.99pt" svg:x="369.75pt" svg:y="2722.51pt" draw:caption-point-x="-11.54pt" draw:caption-point-y="7.77pt">
              <dc:date>2020-04-19T00:00:00</dc:date>
              <text:p text:style-name="P1">P_CA25/-</text:p>
            </office:annotation>
            <text:p>51.0434544078319</text:p>
          </table:table-cell>
          <table:table-cell office:value-type="float" office:value="2.7664044770395" calcext:value-type="float">
            <office:annotation draw:style-name="gr1" draw:text-style-name="P2" svg:width="122.51pt" svg:height="62.99pt" svg:x="429.48pt" svg:y="2722.51pt" draw:caption-point-x="-11.54pt" draw:caption-point-y="7.77pt">
              <dc:date>2020-04-19T00:00:00</dc:date>
              <text:p text:style-name="P1">Swirl3_CA99/-</text:p>
            </office:annotation>
            <text:p>2.7664044770395</text:p>
          </table:table-cell>
          <table:table-cell office:value-type="float" office:value="2506.82642364309" calcext:value-type="float">
            <office:annotation draw:style-name="gr1" draw:text-style-name="P2" svg:width="122.51pt" svg:height="62.99pt" svg:x="489.23pt" svg:y="2722.51pt" draw:caption-point-x="-11.54pt" draw:caption-point-y="7.77pt">
              <dc:date>2020-04-19T00:00:00</dc:date>
              <text:p text:style-name="P1">TB_CA70/-</text:p>
            </office:annotation>
            <text:p>2506.82642364309</text:p>
          </table:table-cell>
          <table:table-cell office:value-type="float" office:value="970.065139837617" calcext:value-type="float">
            <office:annotation draw:style-name="gr1" draw:text-style-name="P2" svg:width="122.51pt" svg:height="62.99pt" svg:x="548.99pt" svg:y="2722.51pt" draw:caption-point-x="-11.54pt" draw:caption-point-y="7.77pt">
              <dc:date>2020-04-19T00:00:00</dc:date>
              <text:p text:style-name="P1">Temp_CA05/-</text:p>
            </office:annotation>
            <text:p>970.065139837617</text:p>
          </table:table-cell>
          <table:table-cell office:value-type="float" office:value="1104.62704269633" calcext:value-type="float">
            <office:annotation draw:style-name="gr1" draw:text-style-name="P2" svg:width="122.51pt" svg:height="62.99pt" svg:x="608.74pt" svg:y="2722.51pt" draw:caption-point-x="-11.54pt" draw:caption-point-y="7.77pt">
              <dc:date>2020-04-19T00:00:00</dc:date>
              <text:p text:style-name="P1">Temp_CA50/-</text:p>
            </office:annotation>
            <text:p>1104.62704269633</text:p>
          </table:table-cell>
          <table:table-cell office:value-type="float" office:value="0.186454977686016" calcext:value-type="float">
            <office:annotation draw:style-name="gr1" draw:text-style-name="P2" svg:width="122.51pt" svg:height="62.99pt" svg:x="668.49pt" svg:y="2722.51pt" draw:caption-point-x="-11.54pt" draw:caption-point-y="7.77pt">
              <dc:date>2020-04-19T00:00:00</dc:date>
              <text:p text:style-name="P1">TO2_CA50/-</text:p>
            </office:annotation>
            <text:p>0.186454977686016</text:p>
          </table:table-cell>
          <table:table-cell office:value-type="float" office:value="0.16916572556531" calcext:value-type="float">
            <office:annotation draw:style-name="gr1" draw:text-style-name="P2" svg:width="122.49pt" svg:height="62.99pt" svg:x="728.25pt" svg:y="2722.51pt" draw:caption-point-x="-11.54pt" draw:caption-point-y="7.77pt">
              <dc:date>2020-04-19T00:00:00</dc:date>
              <text:p text:style-name="P1">Vol_CA99/-</text:p>
            </office:annotation>
            <text:p>0.16916572556531</text:p>
          </table:table-cell>
          <table:table-cell office:value-type="float" office:value="2.04792767528958" calcext:value-type="float">
            <text:p>2.04792767528958</text:p>
          </table:table-cell>
          <table:table-cell office:value-type="float" office:value="1.05593119586944" calcext:value-type="float">
            <text:p>1.05593119586944</text:p>
          </table:table-cell>
          <table:table-cell table:style-name="ce4" office:value-type="float" office:value="0.00000000055444976" calcext:value-type="float">
            <text:p>5.54E-10</text:p>
          </table:table-cell>
          <table:table-cell office:value-type="float" office:value="58.3817004880704" calcext:value-type="float">
            <text:p>58.3817004880704</text:p>
          </table:table-cell>
          <table:table-cell office:value-type="float" office:value="55.0091918023" calcext:value-type="float">
            <text:p>55.0091918023</text:p>
          </table:table-cell>
          <table:table-cell table:number-columns-repeated="1007"/>
        </table:table-row>
        <table:table-row table:style-name="ro1">
          <table:table-cell office:value-type="float" office:value="239" calcext:value-type="float">
            <text:p>239</text:p>
          </table:table-cell>
          <table:table-cell table:style-name="ce3" office:value-type="float" office:value="47.19529" calcext:value-type="float">
            <text:p>47.19529</text:p>
          </table:table-cell>
          <table:table-cell office:value-type="float" office:value="124.21543" calcext:value-type="float">
            <office:annotation draw:style-name="gr2" draw:text-style-name="P2" svg:width="122.51pt" svg:height="63.01pt" svg:x="190.49pt" svg:y="2737.5pt" draw:caption-point-x="-11.54pt" draw:caption-point-y="7.77pt">
              <dc:date>2020-04-19T00:00:00</dc:date>
              <text:p text:style-name="P1">HRR_max/-</text:p>
            </office:annotation>
            <text:p>124.21543</text:p>
          </table:table-cell>
          <table:table-cell office:value-type="float" office:value="518.314769089728" calcext:value-type="float">
            <text:p>518.314769089728</text:p>
          </table:table-cell>
          <table:table-cell office:value-type="float" office:value="47.9737931228732" calcext:value-type="float">
            <office:annotation draw:style-name="gr2" draw:text-style-name="P2" svg:width="122.49pt" svg:height="63.01pt" svg:x="310pt" svg:y="2737.5pt" draw:caption-point-x="-11.54pt" draw:caption-point-y="7.77pt">
              <dc:date>2020-04-19T00:00:00</dc:date>
              <text:p text:style-name="P1">P_CA01/-</text:p>
            </office:annotation>
            <text:p>47.9737931228732</text:p>
          </table:table-cell>
          <table:table-cell office:value-type="float" office:value="54.5875479667769" calcext:value-type="float">
            <office:annotation draw:style-name="gr2" draw:text-style-name="P2" svg:width="122.49pt" svg:height="63.01pt" svg:x="369.75pt" svg:y="2737.5pt" draw:caption-point-x="-11.54pt" draw:caption-point-y="7.77pt">
              <dc:date>2020-04-19T00:00:00</dc:date>
              <text:p text:style-name="P1">P_CA25/-</text:p>
            </office:annotation>
            <text:p>54.5875479667769</text:p>
          </table:table-cell>
          <table:table-cell office:value-type="float" office:value="2.28364088786078" calcext:value-type="float">
            <office:annotation draw:style-name="gr2" draw:text-style-name="P2" svg:width="122.51pt" svg:height="63.01pt" svg:x="429.48pt" svg:y="2737.5pt" draw:caption-point-x="-11.54pt" draw:caption-point-y="7.77pt">
              <dc:date>2020-04-19T00:00:00</dc:date>
              <text:p text:style-name="P1">Swirl3_CA99/-</text:p>
            </office:annotation>
            <text:p>2.28364088786078</text:p>
          </table:table-cell>
          <table:table-cell office:value-type="float" office:value="2570.40347497195" calcext:value-type="float">
            <office:annotation draw:style-name="gr2" draw:text-style-name="P2" svg:width="122.51pt" svg:height="63.01pt" svg:x="489.23pt" svg:y="2737.5pt" draw:caption-point-x="-11.54pt" draw:caption-point-y="7.77pt">
              <dc:date>2020-04-19T00:00:00</dc:date>
              <text:p text:style-name="P1">TB_CA70/-</text:p>
            </office:annotation>
            <text:p>2570.40347497195</text:p>
          </table:table-cell>
          <table:table-cell office:value-type="float" office:value="996.543316734084" calcext:value-type="float">
            <office:annotation draw:style-name="gr2" draw:text-style-name="P2" svg:width="122.51pt" svg:height="63.01pt" svg:x="548.99pt" svg:y="2737.5pt" draw:caption-point-x="-11.54pt" draw:caption-point-y="7.77pt">
              <dc:date>2020-04-19T00:00:00</dc:date>
              <text:p text:style-name="P1">Temp_CA05/-</text:p>
            </office:annotation>
            <text:p>996.543316734084</text:p>
          </table:table-cell>
          <table:table-cell office:value-type="float" office:value="1238.77013035277" calcext:value-type="float">
            <office:annotation draw:style-name="gr2" draw:text-style-name="P2" svg:width="122.51pt" svg:height="63.01pt" svg:x="608.74pt" svg:y="2737.5pt" draw:caption-point-x="-11.54pt" draw:caption-point-y="7.77pt">
              <dc:date>2020-04-19T00:00:00</dc:date>
              <text:p text:style-name="P1">Temp_CA50/-</text:p>
            </office:annotation>
            <text:p>1238.77013035277</text:p>
          </table:table-cell>
          <table:table-cell office:value-type="float" office:value="0.164567192264175" calcext:value-type="float">
            <office:annotation draw:style-name="gr2" draw:text-style-name="P2" svg:width="122.51pt" svg:height="63.01pt" svg:x="668.49pt" svg:y="2737.5pt" draw:caption-point-x="-11.54pt" draw:caption-point-y="7.77pt">
              <dc:date>2020-04-19T00:00:00</dc:date>
              <text:p text:style-name="P1">TO2_CA50/-</text:p>
            </office:annotation>
            <text:p>0.164567192264175</text:p>
          </table:table-cell>
          <table:table-cell office:value-type="float" office:value="0.289845060962082" calcext:value-type="float">
            <office:annotation draw:style-name="gr2" draw:text-style-name="P2" svg:width="122.49pt" svg:height="63.01pt" svg:x="728.25pt" svg:y="2737.5pt" draw:caption-point-x="-11.54pt" draw:caption-point-y="7.77pt">
              <dc:date>2020-04-19T00:00:00</dc:date>
              <text:p text:style-name="P1">Vol_CA99/-</text:p>
            </office:annotation>
            <text:p>0.289845060962082</text:p>
          </table:table-cell>
          <table:table-cell office:value-type="float" office:value="2.27329564853577" calcext:value-type="float">
            <text:p>2.27329564853577</text:p>
          </table:table-cell>
          <table:table-cell office:value-type="float" office:value="1.76698332285225" calcext:value-type="float">
            <text:p>1.76698332285225</text:p>
          </table:table-cell>
          <table:table-cell table:style-name="ce4" office:value-type="float" office:value="0.00000015153636" calcext:value-type="float">
            <text:p>1.52E-07</text:p>
          </table:table-cell>
          <table:table-cell office:value-type="float" office:value="80.9673630312894" calcext:value-type="float">
            <text:p>80.9673630312894</text:p>
          </table:table-cell>
          <table:table-cell office:value-type="float" office:value="53.1685773177845" calcext:value-type="float">
            <text:p>53.1685773177845</text:p>
          </table:table-cell>
          <table:table-cell table:number-columns-repeated="1007"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3" office:value-type="float" office:value="41.28431" calcext:value-type="float">
            <text:p>41.28431</text:p>
          </table:table-cell>
          <table:table-cell office:value-type="float" office:value="167.32803" calcext:value-type="float">
            <office:annotation draw:style-name="gr2" draw:text-style-name="P2" svg:width="122.51pt" svg:height="63.01pt" svg:x="190.49pt" svg:y="2752.5pt" draw:caption-point-x="-11.54pt" draw:caption-point-y="7.77pt">
              <dc:date>2020-04-19T00:00:00</dc:date>
              <text:p text:style-name="P1">HRR_max/-</text:p>
            </office:annotation>
            <text:p>167.32803</text:p>
          </table:table-cell>
          <table:table-cell office:value-type="float" office:value="900.170810964878" calcext:value-type="float">
            <text:p>900.170810964878</text:p>
          </table:table-cell>
          <table:table-cell office:value-type="float" office:value="58.7983820226867" calcext:value-type="float">
            <office:annotation draw:style-name="gr2" draw:text-style-name="P2" svg:width="122.49pt" svg:height="63.01pt" svg:x="310pt" svg:y="2752.5pt" draw:caption-point-x="-11.54pt" draw:caption-point-y="7.77pt">
              <dc:date>2020-04-19T00:00:00</dc:date>
              <text:p text:style-name="P1">P_CA01/-</text:p>
            </office:annotation>
            <text:p>58.7983820226867</text:p>
          </table:table-cell>
          <table:table-cell office:value-type="float" office:value="61.2075516990682" calcext:value-type="float">
            <office:annotation draw:style-name="gr2" draw:text-style-name="P2" svg:width="122.49pt" svg:height="63.01pt" svg:x="369.75pt" svg:y="2752.5pt" draw:caption-point-x="-11.54pt" draw:caption-point-y="7.77pt">
              <dc:date>2020-04-19T00:00:00</dc:date>
              <text:p text:style-name="P1">P_CA25/-</text:p>
            </office:annotation>
            <text:p>61.2075516990682</text:p>
          </table:table-cell>
          <table:table-cell office:value-type="float" office:value="1.95885964414561" calcext:value-type="float">
            <office:annotation draw:style-name="gr2" draw:text-style-name="P2" svg:width="122.51pt" svg:height="63.01pt" svg:x="429.48pt" svg:y="2752.5pt" draw:caption-point-x="-11.54pt" draw:caption-point-y="7.77pt">
              <dc:date>2020-04-19T00:00:00</dc:date>
              <text:p text:style-name="P1">Swirl3_CA99/-</text:p>
            </office:annotation>
            <text:p>1.95885964414561</text:p>
          </table:table-cell>
          <table:table-cell office:value-type="float" office:value="2548.52990783175" calcext:value-type="float">
            <office:annotation draw:style-name="gr2" draw:text-style-name="P2" svg:width="122.51pt" svg:height="63.01pt" svg:x="489.23pt" svg:y="2752.5pt" draw:caption-point-x="-11.54pt" draw:caption-point-y="7.77pt">
              <dc:date>2020-04-19T00:00:00</dc:date>
              <text:p text:style-name="P1">TB_CA70/-</text:p>
            </office:annotation>
            <text:p>2548.52990783175</text:p>
          </table:table-cell>
          <table:table-cell office:value-type="float" office:value="1004.31226548944" calcext:value-type="float">
            <office:annotation draw:style-name="gr2" draw:text-style-name="P2" svg:width="122.51pt" svg:height="63.01pt" svg:x="548.99pt" svg:y="2752.5pt" draw:caption-point-x="-11.54pt" draw:caption-point-y="7.77pt">
              <dc:date>2020-04-19T00:00:00</dc:date>
              <text:p text:style-name="P1">Temp_CA05/-</text:p>
            </office:annotation>
            <text:p>1004.31226548944</text:p>
          </table:table-cell>
          <table:table-cell office:value-type="float" office:value="1349.46625577356" calcext:value-type="float">
            <office:annotation draw:style-name="gr2" draw:text-style-name="P2" svg:width="122.51pt" svg:height="63.01pt" svg:x="608.74pt" svg:y="2752.5pt" draw:caption-point-x="-11.54pt" draw:caption-point-y="7.77pt">
              <dc:date>2020-04-19T00:00:00</dc:date>
              <text:p text:style-name="P1">Temp_CA50/-</text:p>
            </office:annotation>
            <text:p>1349.46625577356</text:p>
          </table:table-cell>
          <table:table-cell office:value-type="float" office:value="0.148329608627564" calcext:value-type="float">
            <office:annotation draw:style-name="gr2" draw:text-style-name="P2" svg:width="122.51pt" svg:height="63.01pt" svg:x="668.49pt" svg:y="2752.5pt" draw:caption-point-x="-11.54pt" draw:caption-point-y="7.77pt">
              <dc:date>2020-04-19T00:00:00</dc:date>
              <text:p text:style-name="P1">TO2_CA50/-</text:p>
            </office:annotation>
            <text:p>0.148329608627564</text:p>
          </table:table-cell>
          <table:table-cell office:value-type="float" office:value="0.469309408421624" calcext:value-type="float">
            <office:annotation draw:style-name="gr2" draw:text-style-name="P2" svg:width="122.49pt" svg:height="63.01pt" svg:x="728.25pt" svg:y="2752.5pt" draw:caption-point-x="-11.54pt" draw:caption-point-y="7.77pt">
              <dc:date>2020-04-19T00:00:00</dc:date>
              <text:p text:style-name="P1">Vol_CA99/-</text:p>
            </office:annotation>
            <text:p>0.469309408421624</text:p>
          </table:table-cell>
          <table:table-cell office:value-type="float" office:value="1.83578187557697" calcext:value-type="float">
            <text:p>1.83578187557697</text:p>
          </table:table-cell>
          <table:table-cell office:value-type="float" office:value="2.20650440378136" calcext:value-type="float">
            <text:p>2.20650440378136</text:p>
          </table:table-cell>
          <table:table-cell table:style-name="ce4" office:value-type="float" office:value="0.000001218489" calcext:value-type="float">
            <text:p>1.22E-06</text:p>
          </table:table-cell>
          <table:table-cell office:value-type="float" office:value="38.1234631333248" calcext:value-type="float">
            <text:p>38.1234631333248</text:p>
          </table:table-cell>
          <table:table-cell office:value-type="float" office:value="42.0511926558443" calcext:value-type="float">
            <text:p>42.0511926558443</text:p>
          </table:table-cell>
          <table:table-cell table:number-columns-repeated="1007"/>
        </table:table-row>
        <table:table-row table:style-name="ro1">
          <table:table-cell office:value-type="float" office:value="241" calcext:value-type="float">
            <text:p>241</text:p>
          </table:table-cell>
          <table:table-cell table:style-name="ce3" office:value-type="float" office:value="36.3123" calcext:value-type="float">
            <text:p>36.3123</text:p>
          </table:table-cell>
          <table:table-cell office:value-type="float" office:value="204.16296" calcext:value-type="float">
            <office:annotation draw:style-name="gr2" draw:text-style-name="P2" svg:width="122.51pt" svg:height="63.01pt" svg:x="190.49pt" svg:y="2767.49pt" draw:caption-point-x="-11.54pt" draw:caption-point-y="7.77pt">
              <dc:date>2020-04-19T00:00:00</dc:date>
              <text:p text:style-name="P1">HRR_max/-</text:p>
            </office:annotation>
            <text:p>204.16296</text:p>
          </table:table-cell>
          <table:table-cell office:value-type="float" office:value="1354.79194692179" calcext:value-type="float">
            <text:p>1354.79194692179</text:p>
          </table:table-cell>
          <table:table-cell office:value-type="float" office:value="67.6062974750591" calcext:value-type="float">
            <office:annotation draw:style-name="gr2" draw:text-style-name="P2" svg:width="122.49pt" svg:height="63.01pt" svg:x="310pt" svg:y="2767.49pt" draw:caption-point-x="-11.54pt" draw:caption-point-y="7.77pt">
              <dc:date>2020-04-19T00:00:00</dc:date>
              <text:p text:style-name="P1">P_CA01/-</text:p>
            </office:annotation>
            <text:p>67.6062974750591</text:p>
          </table:table-cell>
          <table:table-cell office:value-type="float" office:value="74.4415060412401" calcext:value-type="float">
            <office:annotation draw:style-name="gr2" draw:text-style-name="P2" svg:width="122.49pt" svg:height="63.01pt" svg:x="369.75pt" svg:y="2767.49pt" draw:caption-point-x="-11.54pt" draw:caption-point-y="7.77pt">
              <dc:date>2020-04-19T00:00:00</dc:date>
              <text:p text:style-name="P1">P_CA25/-</text:p>
            </office:annotation>
            <text:p>74.4415060412401</text:p>
          </table:table-cell>
          <table:table-cell office:value-type="float" office:value="1.92022263954023" calcext:value-type="float">
            <office:annotation draw:style-name="gr2" draw:text-style-name="P2" svg:width="122.51pt" svg:height="63.01pt" svg:x="429.48pt" svg:y="2767.49pt" draw:caption-point-x="-11.54pt" draw:caption-point-y="7.77pt">
              <dc:date>2020-04-19T00:00:00</dc:date>
              <text:p text:style-name="P1">Swirl3_CA99/-</text:p>
            </office:annotation>
            <text:p>1.92022263954023</text:p>
          </table:table-cell>
          <table:table-cell office:value-type="float" office:value="2577.83915696832" calcext:value-type="float">
            <office:annotation draw:style-name="gr2" draw:text-style-name="P2" svg:width="122.51pt" svg:height="63.01pt" svg:x="489.23pt" svg:y="2767.49pt" draw:caption-point-x="-11.54pt" draw:caption-point-y="7.77pt">
              <dc:date>2020-04-19T00:00:00</dc:date>
              <text:p text:style-name="P1">TB_CA70/-</text:p>
            </office:annotation>
            <text:p>2577.83915696832</text:p>
          </table:table-cell>
          <table:table-cell office:value-type="float" office:value="1025.50026075871" calcext:value-type="float">
            <office:annotation draw:style-name="gr2" draw:text-style-name="P2" svg:width="122.51pt" svg:height="63.01pt" svg:x="548.99pt" svg:y="2767.49pt" draw:caption-point-x="-11.54pt" draw:caption-point-y="7.77pt">
              <dc:date>2020-04-19T00:00:00</dc:date>
              <text:p text:style-name="P1">Temp_CA05/-</text:p>
            </office:annotation>
            <text:p>1025.50026075871</text:p>
          </table:table-cell>
          <table:table-cell office:value-type="float" office:value="1501.49372724064" calcext:value-type="float">
            <office:annotation draw:style-name="gr2" draw:text-style-name="P2" svg:width="122.51pt" svg:height="63.01pt" svg:x="608.74pt" svg:y="2767.49pt" draw:caption-point-x="-11.54pt" draw:caption-point-y="7.77pt">
              <dc:date>2020-04-19T00:00:00</dc:date>
              <text:p text:style-name="P1">Temp_CA50/-</text:p>
            </office:annotation>
            <text:p>1501.49372724064</text:p>
          </table:table-cell>
          <table:table-cell office:value-type="float" office:value="0.139825949719513" calcext:value-type="float">
            <office:annotation draw:style-name="gr2" draw:text-style-name="P2" svg:width="122.51pt" svg:height="63.01pt" svg:x="668.49pt" svg:y="2767.49pt" draw:caption-point-x="-11.54pt" draw:caption-point-y="7.77pt">
              <dc:date>2020-04-19T00:00:00</dc:date>
              <text:p text:style-name="P1">TO2_CA50/-</text:p>
            </office:annotation>
            <text:p>0.139825949719513</text:p>
          </table:table-cell>
          <table:table-cell office:value-type="float" office:value="0.504560059598747" calcext:value-type="float">
            <office:annotation draw:style-name="gr2" draw:text-style-name="P2" svg:width="122.49pt" svg:height="63.01pt" svg:x="728.25pt" svg:y="2767.49pt" draw:caption-point-x="-11.54pt" draw:caption-point-y="7.77pt">
              <dc:date>2020-04-19T00:00:00</dc:date>
              <text:p text:style-name="P1">Vol_CA99/-</text:p>
            </office:annotation>
            <text:p>0.504560059598747</text:p>
          </table:table-cell>
          <table:table-cell office:value-type="float" office:value="1.11354762146865" calcext:value-type="float">
            <text:p>1.11354762146865</text:p>
          </table:table-cell>
          <table:table-cell office:value-type="float" office:value="2.63848844382042" calcext:value-type="float">
            <text:p>2.63848844382042</text:p>
          </table:table-cell>
          <table:table-cell table:style-name="ce4" office:value-type="float" office:value="0.0000015576541" calcext:value-type="float">
            <text:p>1.56E-06</text:p>
          </table:table-cell>
          <table:table-cell office:value-type="float" office:value="38.2861787774504" calcext:value-type="float">
            <text:p>38.2861787774504</text:p>
          </table:table-cell>
          <table:table-cell office:value-type="float" office:value="34.6021731213555" calcext:value-type="float">
            <text:p>34.6021731213555</text:p>
          </table:table-cell>
          <table:table-cell table:number-columns-repeated="1007"/>
        </table:table-row>
        <table:table-row table:style-name="ro1">
          <table:table-cell office:value-type="float" office:value="242" calcext:value-type="float">
            <text:p>242</text:p>
          </table:table-cell>
          <table:table-cell table:style-name="ce3" office:value-type="float" office:value="33.61351" calcext:value-type="float">
            <text:p>33.61351</text:p>
          </table:table-cell>
          <table:table-cell office:value-type="float" office:value="228.36679" calcext:value-type="float">
            <office:annotation draw:style-name="gr2" draw:text-style-name="P2" svg:width="122.51pt" svg:height="63.01pt" svg:x="190.49pt" svg:y="2782.49pt" draw:caption-point-x="-11.54pt" draw:caption-point-y="7.8pt">
              <dc:date>2020-04-19T00:00:00</dc:date>
              <text:p text:style-name="P1">HRR_max/-</text:p>
            </office:annotation>
            <text:p>228.36679</text:p>
          </table:table-cell>
          <table:table-cell office:value-type="float" office:value="1673.14414159149" calcext:value-type="float">
            <text:p>1673.14414159149</text:p>
          </table:table-cell>
          <table:table-cell office:value-type="float" office:value="71.3627751622865" calcext:value-type="float">
            <office:annotation draw:style-name="gr2" draw:text-style-name="P2" svg:width="122.49pt" svg:height="63.01pt" svg:x="310pt" svg:y="2782.49pt" draw:caption-point-x="-11.54pt" draw:caption-point-y="7.8pt">
              <dc:date>2020-04-19T00:00:00</dc:date>
              <text:p text:style-name="P1">P_CA01/-</text:p>
            </office:annotation>
            <text:p>71.3627751622865</text:p>
          </table:table-cell>
          <table:table-cell office:value-type="float" office:value="91.3713661033342" calcext:value-type="float">
            <office:annotation draw:style-name="gr2" draw:text-style-name="P2" svg:width="122.49pt" svg:height="63.01pt" svg:x="369.75pt" svg:y="2782.49pt" draw:caption-point-x="-11.54pt" draw:caption-point-y="7.8pt">
              <dc:date>2020-04-19T00:00:00</dc:date>
              <text:p text:style-name="P1">P_CA25/-</text:p>
            </office:annotation>
            <text:p>91.3713661033342</text:p>
          </table:table-cell>
          <table:table-cell office:value-type="float" office:value="1.97015601809109" calcext:value-type="float">
            <office:annotation draw:style-name="gr2" draw:text-style-name="P2" svg:width="122.51pt" svg:height="63.01pt" svg:x="429.48pt" svg:y="2782.49pt" draw:caption-point-x="-11.54pt" draw:caption-point-y="7.8pt">
              <dc:date>2020-04-19T00:00:00</dc:date>
              <text:p text:style-name="P1">Swirl3_CA99/-</text:p>
            </office:annotation>
            <text:p>1.97015601809109</text:p>
          </table:table-cell>
          <table:table-cell office:value-type="float" office:value="2601.66570807199" calcext:value-type="float">
            <office:annotation draw:style-name="gr2" draw:text-style-name="P2" svg:width="122.51pt" svg:height="63.01pt" svg:x="489.23pt" svg:y="2782.49pt" draw:caption-point-x="-11.54pt" draw:caption-point-y="7.8pt">
              <dc:date>2020-04-19T00:00:00</dc:date>
              <text:p text:style-name="P1">TB_CA70/-</text:p>
            </office:annotation>
            <text:p>2601.66570807199</text:p>
          </table:table-cell>
          <table:table-cell office:value-type="float" office:value="1054.78360425113" calcext:value-type="float">
            <office:annotation draw:style-name="gr2" draw:text-style-name="P2" svg:width="122.51pt" svg:height="63.01pt" svg:x="548.99pt" svg:y="2782.49pt" draw:caption-point-x="-11.54pt" draw:caption-point-y="7.8pt">
              <dc:date>2020-04-19T00:00:00</dc:date>
              <text:p text:style-name="P1">Temp_CA05/-</text:p>
            </office:annotation>
            <text:p>1054.78360425113</text:p>
          </table:table-cell>
          <table:table-cell office:value-type="float" office:value="1617.19912449192" calcext:value-type="float">
            <office:annotation draw:style-name="gr2" draw:text-style-name="P2" svg:width="122.51pt" svg:height="63.01pt" svg:x="608.74pt" svg:y="2782.49pt" draw:caption-point-x="-11.54pt" draw:caption-point-y="7.8pt">
              <dc:date>2020-04-19T00:00:00</dc:date>
              <text:p text:style-name="P1">Temp_CA50/-</text:p>
            </office:annotation>
            <text:p>1617.19912449192</text:p>
          </table:table-cell>
          <table:table-cell office:value-type="float" office:value="0.136272183307859" calcext:value-type="float">
            <office:annotation draw:style-name="gr2" draw:text-style-name="P2" svg:width="122.51pt" svg:height="63.01pt" svg:x="668.49pt" svg:y="2782.49pt" draw:caption-point-x="-11.54pt" draw:caption-point-y="7.8pt">
              <dc:date>2020-04-19T00:00:00</dc:date>
              <text:p text:style-name="P1">TO2_CA50/-</text:p>
            </office:annotation>
            <text:p>0.136272183307859</text:p>
          </table:table-cell>
          <table:table-cell office:value-type="float" office:value="0.453643533768978" calcext:value-type="float">
            <office:annotation draw:style-name="gr2" draw:text-style-name="P2" svg:width="122.49pt" svg:height="63.01pt" svg:x="728.25pt" svg:y="2782.49pt" draw:caption-point-x="-11.54pt" draw:caption-point-y="7.8pt">
              <dc:date>2020-04-19T00:00:00</dc:date>
              <text:p text:style-name="P1">Vol_CA99/-</text:p>
            </office:annotation>
            <text:p>0.453643533768978</text:p>
          </table:table-cell>
          <table:table-cell office:value-type="float" office:value="0.705644457979202" calcext:value-type="float">
            <text:p>0.705644457979202</text:p>
          </table:table-cell>
          <table:table-cell office:value-type="float" office:value="3.08584309126559" calcext:value-type="float">
            <text:p>3.08584309126559</text:p>
          </table:table-cell>
          <table:table-cell table:style-name="ce4" office:value-type="float" office:value="0.0000012506823" calcext:value-type="float">
            <text:p>1.25E-06</text:p>
          </table:table-cell>
          <table:table-cell office:value-type="float" office:value="48.6114088368371" calcext:value-type="float">
            <text:p>48.6114088368371</text:p>
          </table:table-cell>
          <table:table-cell office:value-type="float" office:value="34.48657995816" calcext:value-type="float">
            <text:p>34.48657995816</text:p>
          </table:table-cell>
          <table:table-cell table:number-columns-repeated="1007"/>
        </table:table-row>
        <table:table-row table:style-name="ro1">
          <table:table-cell office:value-type="float" office:value="244" calcext:value-type="float">
            <text:p>244</text:p>
          </table:table-cell>
          <table:table-cell table:style-name="ce3" office:value-type="float" office:value="60.19427" calcext:value-type="float">
            <text:p>60.19427</text:p>
          </table:table-cell>
          <table:table-cell office:value-type="float" office:value="83.212975" calcext:value-type="float">
            <office:annotation draw:style-name="gr1" draw:text-style-name="P2" svg:width="122.51pt" svg:height="62.99pt" svg:x="190.49pt" svg:y="2797.51pt" draw:caption-point-x="-11.54pt" draw:caption-point-y="7.77pt">
              <dc:date>2020-04-19T00:00:00</dc:date>
              <text:p text:style-name="P1">HRR_max/-</text:p>
            </office:annotation>
            <text:p>83.212975</text:p>
          </table:table-cell>
          <table:table-cell office:value-type="float" office:value="288.31297103058" calcext:value-type="float">
            <text:p>288.31297103058</text:p>
          </table:table-cell>
          <table:table-cell office:value-type="float" office:value="47.2952759609793" calcext:value-type="float">
            <office:annotation draw:style-name="gr1" draw:text-style-name="P2" svg:width="122.49pt" svg:height="62.99pt" svg:x="310pt" svg:y="2797.51pt" draw:caption-point-x="-11.54pt" draw:caption-point-y="7.77pt">
              <dc:date>2020-04-19T00:00:00</dc:date>
              <text:p text:style-name="P1">P_CA01/-</text:p>
            </office:annotation>
            <text:p>47.2952759609793</text:p>
          </table:table-cell>
          <table:table-cell office:value-type="float" office:value="49.5325279952804" calcext:value-type="float">
            <office:annotation draw:style-name="gr1" draw:text-style-name="P2" svg:width="122.49pt" svg:height="62.99pt" svg:x="369.75pt" svg:y="2797.51pt" draw:caption-point-x="-11.54pt" draw:caption-point-y="7.77pt">
              <dc:date>2020-04-19T00:00:00</dc:date>
              <text:p text:style-name="P1">P_CA25/-</text:p>
            </office:annotation>
            <text:p>49.5325279952804</text:p>
          </table:table-cell>
          <table:table-cell office:value-type="float" office:value="2.74299954280022" calcext:value-type="float">
            <office:annotation draw:style-name="gr1" draw:text-style-name="P2" svg:width="122.51pt" svg:height="62.99pt" svg:x="429.48pt" svg:y="2797.51pt" draw:caption-point-x="-11.54pt" draw:caption-point-y="7.77pt">
              <dc:date>2020-04-19T00:00:00</dc:date>
              <text:p text:style-name="P1">Swirl3_CA99/-</text:p>
            </office:annotation>
            <text:p>2.74299954280022</text:p>
          </table:table-cell>
          <table:table-cell office:value-type="float" office:value="2439.76016161175" calcext:value-type="float">
            <office:annotation draw:style-name="gr1" draw:text-style-name="P2" svg:width="122.51pt" svg:height="62.99pt" svg:x="489.23pt" svg:y="2797.51pt" draw:caption-point-x="-11.54pt" draw:caption-point-y="7.77pt">
              <dc:date>2020-04-19T00:00:00</dc:date>
              <text:p text:style-name="P1">TB_CA70/-</text:p>
            </office:annotation>
            <text:p>2439.76016161175</text:p>
          </table:table-cell>
          <table:table-cell office:value-type="float" office:value="972.462277332236" calcext:value-type="float">
            <office:annotation draw:style-name="gr1" draw:text-style-name="P2" svg:width="122.51pt" svg:height="62.99pt" svg:x="548.99pt" svg:y="2797.51pt" draw:caption-point-x="-11.54pt" draw:caption-point-y="7.77pt">
              <dc:date>2020-04-19T00:00:00</dc:date>
              <text:p text:style-name="P1">Temp_CA05/-</text:p>
            </office:annotation>
            <text:p>972.462277332236</text:p>
          </table:table-cell>
          <table:table-cell office:value-type="float" office:value="1093.99077439859" calcext:value-type="float">
            <office:annotation draw:style-name="gr1" draw:text-style-name="P2" svg:width="122.51pt" svg:height="62.99pt" svg:x="608.74pt" svg:y="2797.51pt" draw:caption-point-x="-11.54pt" draw:caption-point-y="7.77pt">
              <dc:date>2020-04-19T00:00:00</dc:date>
              <text:p text:style-name="P1">Temp_CA50/-</text:p>
            </office:annotation>
            <text:p>1093.99077439859</text:p>
          </table:table-cell>
          <table:table-cell office:value-type="float" office:value="0.184225001378541" calcext:value-type="float">
            <office:annotation draw:style-name="gr1" draw:text-style-name="P2" svg:width="122.51pt" svg:height="62.99pt" svg:x="668.49pt" svg:y="2797.51pt" draw:caption-point-x="-11.54pt" draw:caption-point-y="7.77pt">
              <dc:date>2020-04-19T00:00:00</dc:date>
              <text:p text:style-name="P1">TO2_CA50/-</text:p>
            </office:annotation>
            <text:p>0.184225001378541</text:p>
          </table:table-cell>
          <table:table-cell office:value-type="float" office:value="0.188838507856654" calcext:value-type="float">
            <office:annotation draw:style-name="gr1" draw:text-style-name="P2" svg:width="122.49pt" svg:height="62.99pt" svg:x="728.25pt" svg:y="2797.51pt" draw:caption-point-x="-11.54pt" draw:caption-point-y="7.77pt">
              <dc:date>2020-04-19T00:00:00</dc:date>
              <text:p text:style-name="P1">Vol_CA99/-</text:p>
            </office:annotation>
            <text:p>0.188838507856654</text:p>
          </table:table-cell>
          <table:table-cell office:value-type="float" office:value="2.55310600600447" calcext:value-type="float">
            <text:p>2.55310600600447</text:p>
          </table:table-cell>
          <table:table-cell office:value-type="float" office:value="0.970614486081439" calcext:value-type="float">
            <text:p>0.970614486081439</text:p>
          </table:table-cell>
          <table:table-cell table:style-name="ce4" office:value-type="float" office:value="0.000000001683052" calcext:value-type="float">
            <text:p>1.68E-09</text:p>
          </table:table-cell>
          <table:table-cell office:value-type="float" office:value="59.649269461473" calcext:value-type="float">
            <text:p>59.649269461473</text:p>
          </table:table-cell>
          <table:table-cell office:value-type="float" office:value="59.7877855335324" calcext:value-type="float">
            <text:p>59.7877855335324</text:p>
          </table:table-cell>
          <table:table-cell table:number-columns-repeated="1007"/>
        </table:table-row>
        <table:table-row table:style-name="ro1">
          <table:table-cell office:value-type="float" office:value="245" calcext:value-type="float">
            <text:p>245</text:p>
          </table:table-cell>
          <table:table-cell table:style-name="ce3" office:value-type="float" office:value="50.56505" calcext:value-type="float">
            <text:p>50.56505</text:p>
          </table:table-cell>
          <table:table-cell office:value-type="float" office:value="109.01607" calcext:value-type="float">
            <office:annotation draw:style-name="gr1" draw:text-style-name="P2" svg:width="122.51pt" svg:height="62.99pt" svg:x="190.49pt" svg:y="2812.51pt" draw:caption-point-x="-11.54pt" draw:caption-point-y="7.77pt">
              <dc:date>2020-04-19T00:00:00</dc:date>
              <text:p text:style-name="P1">HRR_max/-</text:p>
            </office:annotation>
            <text:p>109.01607</text:p>
          </table:table-cell>
          <table:table-cell office:value-type="float" office:value="483.784926901318" calcext:value-type="float">
            <text:p>483.784926901318</text:p>
          </table:table-cell>
          <table:table-cell office:value-type="float" office:value="47.4558533713838" calcext:value-type="float">
            <office:annotation draw:style-name="gr1" draw:text-style-name="P2" svg:width="122.49pt" svg:height="62.99pt" svg:x="310pt" svg:y="2812.51pt" draw:caption-point-x="-11.54pt" draw:caption-point-y="7.77pt">
              <dc:date>2020-04-19T00:00:00</dc:date>
              <text:p text:style-name="P1">P_CA01/-</text:p>
            </office:annotation>
            <text:p>47.4558533713838</text:p>
          </table:table-cell>
          <table:table-cell office:value-type="float" office:value="54.5109527028118" calcext:value-type="float">
            <office:annotation draw:style-name="gr1" draw:text-style-name="P2" svg:width="122.49pt" svg:height="62.99pt" svg:x="369.75pt" svg:y="2812.51pt" draw:caption-point-x="-11.54pt" draw:caption-point-y="7.77pt">
              <dc:date>2020-04-19T00:00:00</dc:date>
              <text:p text:style-name="P1">P_CA25/-</text:p>
            </office:annotation>
            <text:p>54.5109527028118</text:p>
          </table:table-cell>
          <table:table-cell office:value-type="float" office:value="2.25125329124887" calcext:value-type="float">
            <office:annotation draw:style-name="gr1" draw:text-style-name="P2" svg:width="122.51pt" svg:height="62.99pt" svg:x="429.48pt" svg:y="2812.51pt" draw:caption-point-x="-11.54pt" draw:caption-point-y="7.77pt">
              <dc:date>2020-04-19T00:00:00</dc:date>
              <text:p text:style-name="P1">Swirl3_CA99/-</text:p>
            </office:annotation>
            <text:p>2.25125329124887</text:p>
          </table:table-cell>
          <table:table-cell office:value-type="float" office:value="2470.38203315436" calcext:value-type="float">
            <office:annotation draw:style-name="gr1" draw:text-style-name="P2" svg:width="122.51pt" svg:height="62.99pt" svg:x="489.23pt" svg:y="2812.51pt" draw:caption-point-x="-11.54pt" draw:caption-point-y="7.77pt">
              <dc:date>2020-04-19T00:00:00</dc:date>
              <text:p text:style-name="P1">TB_CA70/-</text:p>
            </office:annotation>
            <text:p>2470.38203315436</text:p>
          </table:table-cell>
          <table:table-cell office:value-type="float" office:value="998.178146998275" calcext:value-type="float">
            <office:annotation draw:style-name="gr1" draw:text-style-name="P2" svg:width="122.51pt" svg:height="62.99pt" svg:x="548.99pt" svg:y="2812.51pt" draw:caption-point-x="-11.54pt" draw:caption-point-y="7.77pt">
              <dc:date>2020-04-19T00:00:00</dc:date>
              <text:p text:style-name="P1">Temp_CA05/-</text:p>
            </office:annotation>
            <text:p>998.178146998275</text:p>
          </table:table-cell>
          <table:table-cell office:value-type="float" office:value="1218.18458679213" calcext:value-type="float">
            <office:annotation draw:style-name="gr1" draw:text-style-name="P2" svg:width="122.51pt" svg:height="62.99pt" svg:x="608.74pt" svg:y="2812.51pt" draw:caption-point-x="-11.54pt" draw:caption-point-y="7.77pt">
              <dc:date>2020-04-19T00:00:00</dc:date>
              <text:p text:style-name="P1">Temp_CA50/-</text:p>
            </office:annotation>
            <text:p>1218.18458679213</text:p>
          </table:table-cell>
          <table:table-cell office:value-type="float" office:value="0.158954569102595" calcext:value-type="float">
            <office:annotation draw:style-name="gr1" draw:text-style-name="P2" svg:width="122.51pt" svg:height="62.99pt" svg:x="668.49pt" svg:y="2812.51pt" draw:caption-point-x="-11.54pt" draw:caption-point-y="7.77pt">
              <dc:date>2020-04-19T00:00:00</dc:date>
              <text:p text:style-name="P1">TO2_CA50/-</text:p>
            </office:annotation>
            <text:p>0.158954569102595</text:p>
          </table:table-cell>
          <table:table-cell office:value-type="float" office:value="0.340834466795202" calcext:value-type="float">
            <office:annotation draw:style-name="gr1" draw:text-style-name="P2" svg:width="122.49pt" svg:height="62.99pt" svg:x="728.25pt" svg:y="2812.51pt" draw:caption-point-x="-11.54pt" draw:caption-point-y="7.77pt">
              <dc:date>2020-04-19T00:00:00</dc:date>
              <text:p text:style-name="P1">Vol_CA99/-</text:p>
            </office:annotation>
            <text:p>0.340834466795202</text:p>
          </table:table-cell>
          <table:table-cell office:value-type="float" office:value="3.13091223615014" calcext:value-type="float">
            <text:p>3.13091223615014</text:p>
          </table:table-cell>
          <table:table-cell office:value-type="float" office:value="1.63054985747286" calcext:value-type="float">
            <text:p>1.63054985747286</text:p>
          </table:table-cell>
          <table:table-cell table:style-name="ce4" office:value-type="float" office:value="0.00000039985358" calcext:value-type="float">
            <text:p>4.00E-07</text:p>
          </table:table-cell>
          <table:table-cell office:value-type="float" office:value="95.2993837012188" calcext:value-type="float">
            <text:p>95.2993837012188</text:p>
          </table:table-cell>
          <table:table-cell office:value-type="float" office:value="59.5302159671999" calcext:value-type="float">
            <text:p>59.5302159671999</text:p>
          </table:table-cell>
          <table:table-cell table:number-columns-repeated="1007"/>
        </table:table-row>
        <table:table-row table:style-name="ro1">
          <table:table-cell office:value-type="float" office:value="246" calcext:value-type="float">
            <text:p>246</text:p>
          </table:table-cell>
          <table:table-cell table:style-name="ce3" office:value-type="float" office:value="43.12032" calcext:value-type="float">
            <text:p>43.12032</text:p>
          </table:table-cell>
          <table:table-cell office:value-type="float" office:value="149.75871" calcext:value-type="float">
            <office:annotation draw:style-name="gr2" draw:text-style-name="P2" svg:width="122.51pt" svg:height="63.01pt" svg:x="190.49pt" svg:y="2827.5pt" draw:caption-point-x="-11.54pt" draw:caption-point-y="7.77pt">
              <dc:date>2020-04-19T00:00:00</dc:date>
              <text:p text:style-name="P1">HRR_max/-</text:p>
            </office:annotation>
            <text:p>149.75871</text:p>
          </table:table-cell>
          <table:table-cell office:value-type="float" office:value="892.419667899712" calcext:value-type="float">
            <text:p>892.419667899712</text:p>
          </table:table-cell>
          <table:table-cell office:value-type="float" office:value="59.7800899858445" calcext:value-type="float">
            <office:annotation draw:style-name="gr2" draw:text-style-name="P2" svg:width="122.49pt" svg:height="63.01pt" svg:x="310pt" svg:y="2827.5pt" draw:caption-point-x="-11.54pt" draw:caption-point-y="7.77pt">
              <dc:date>2020-04-19T00:00:00</dc:date>
              <text:p text:style-name="P1">P_CA01/-</text:p>
            </office:annotation>
            <text:p>59.7800899858445</text:p>
          </table:table-cell>
          <table:table-cell office:value-type="float" office:value="61.5361731787959" calcext:value-type="float">
            <office:annotation draw:style-name="gr2" draw:text-style-name="P2" svg:width="122.49pt" svg:height="63.01pt" svg:x="369.75pt" svg:y="2827.5pt" draw:caption-point-x="-11.54pt" draw:caption-point-y="7.77pt">
              <dc:date>2020-04-19T00:00:00</dc:date>
              <text:p text:style-name="P1">P_CA25/-</text:p>
            </office:annotation>
            <text:p>61.5361731787959</text:p>
          </table:table-cell>
          <table:table-cell office:value-type="float" office:value="1.97074733831715" calcext:value-type="float">
            <office:annotation draw:style-name="gr2" draw:text-style-name="P2" svg:width="122.51pt" svg:height="63.01pt" svg:x="429.48pt" svg:y="2827.5pt" draw:caption-point-x="-11.54pt" draw:caption-point-y="7.77pt">
              <dc:date>2020-04-19T00:00:00</dc:date>
              <text:p text:style-name="P1">Swirl3_CA99/-</text:p>
            </office:annotation>
            <text:p>1.97074733831715</text:p>
          </table:table-cell>
          <table:table-cell office:value-type="float" office:value="2499.27997335963" calcext:value-type="float">
            <office:annotation draw:style-name="gr2" draw:text-style-name="P2" svg:width="122.51pt" svg:height="63.01pt" svg:x="489.23pt" svg:y="2827.5pt" draw:caption-point-x="-11.54pt" draw:caption-point-y="7.77pt">
              <dc:date>2020-04-19T00:00:00</dc:date>
              <text:p text:style-name="P1">TB_CA70/-</text:p>
            </office:annotation>
            <text:p>2499.27997335963</text:p>
          </table:table-cell>
          <table:table-cell office:value-type="float" office:value="1006.06797970453" calcext:value-type="float">
            <office:annotation draw:style-name="gr2" draw:text-style-name="P2" svg:width="122.51pt" svg:height="63.01pt" svg:x="548.99pt" svg:y="2827.5pt" draw:caption-point-x="-11.54pt" draw:caption-point-y="7.77pt">
              <dc:date>2020-04-19T00:00:00</dc:date>
              <text:p text:style-name="P1">Temp_CA05/-</text:p>
            </office:annotation>
            <text:p>1006.06797970453</text:p>
          </table:table-cell>
          <table:table-cell office:value-type="float" office:value="1331.19319986521" calcext:value-type="float">
            <office:annotation draw:style-name="gr2" draw:text-style-name="P2" svg:width="122.51pt" svg:height="63.01pt" svg:x="608.74pt" svg:y="2827.5pt" draw:caption-point-x="-11.54pt" draw:caption-point-y="7.77pt">
              <dc:date>2020-04-19T00:00:00</dc:date>
              <text:p text:style-name="P1">Temp_CA50/-</text:p>
            </office:annotation>
            <text:p>1331.19319986521</text:p>
          </table:table-cell>
          <table:table-cell office:value-type="float" office:value="0.145333555042042" calcext:value-type="float">
            <office:annotation draw:style-name="gr2" draw:text-style-name="P2" svg:width="122.51pt" svg:height="63.01pt" svg:x="668.49pt" svg:y="2827.5pt" draw:caption-point-x="-11.54pt" draw:caption-point-y="7.77pt">
              <dc:date>2020-04-19T00:00:00</dc:date>
              <text:p text:style-name="P1">TO2_CA50/-</text:p>
            </office:annotation>
            <text:p>0.145333555042042</text:p>
          </table:table-cell>
          <table:table-cell office:value-type="float" office:value="0.532852452021853" calcext:value-type="float">
            <office:annotation draw:style-name="gr2" draw:text-style-name="P2" svg:width="122.49pt" svg:height="63.01pt" svg:x="728.25pt" svg:y="2827.5pt" draw:caption-point-x="-11.54pt" draw:caption-point-y="7.77pt">
              <dc:date>2020-04-19T00:00:00</dc:date>
              <text:p text:style-name="P1">Vol_CA99/-</text:p>
            </office:annotation>
            <text:p>0.532852452021853</text:p>
          </table:table-cell>
          <table:table-cell office:value-type="float" office:value="2.22475134501359" calcext:value-type="float">
            <text:p>2.22475134501359</text:p>
          </table:table-cell>
          <table:table-cell office:value-type="float" office:value="2.07287457730323" calcext:value-type="float">
            <text:p>2.07287457730323</text:p>
          </table:table-cell>
          <table:table-cell table:style-name="ce4" office:value-type="float" office:value="0.0000018640577" calcext:value-type="float">
            <text:p>1.86E-06</text:p>
          </table:table-cell>
          <table:table-cell office:value-type="float" office:value="42.7710520239829" calcext:value-type="float">
            <text:p>42.7710520239829</text:p>
          </table:table-cell>
          <table:table-cell office:value-type="float" office:value="44.7379400783046" calcext:value-type="float">
            <text:p>44.7379400783046</text:p>
          </table:table-cell>
          <table:table-cell table:number-columns-repeated="1007"/>
        </table:table-row>
        <table:table-row table:style-name="ro1">
          <table:table-cell office:value-type="float" office:value="247" calcext:value-type="float">
            <text:p>247</text:p>
          </table:table-cell>
          <table:table-cell table:style-name="ce3" office:value-type="float" office:value="36.56841" calcext:value-type="float">
            <text:p>36.56841</text:p>
          </table:table-cell>
          <table:table-cell office:value-type="float" office:value="187.33023" calcext:value-type="float">
            <office:annotation draw:style-name="gr2" draw:text-style-name="P2" svg:width="122.51pt" svg:height="63.01pt" svg:x="190.49pt" svg:y="2842.5pt" draw:caption-point-x="-11.54pt" draw:caption-point-y="7.77pt">
              <dc:date>2020-04-19T00:00:00</dc:date>
              <text:p text:style-name="P1">HRR_max/-</text:p>
            </office:annotation>
            <text:p>187.33023</text:p>
          </table:table-cell>
          <table:table-cell office:value-type="float" office:value="1345.87922685283" calcext:value-type="float">
            <text:p>1345.87922685283</text:p>
          </table:table-cell>
          <table:table-cell office:value-type="float" office:value="70.3503344832556" calcext:value-type="float">
            <office:annotation draw:style-name="gr2" draw:text-style-name="P2" svg:width="122.49pt" svg:height="63.01pt" svg:x="310pt" svg:y="2842.5pt" draw:caption-point-x="-11.54pt" draw:caption-point-y="7.77pt">
              <dc:date>2020-04-19T00:00:00</dc:date>
              <text:p text:style-name="P1">P_CA01/-</text:p>
            </office:annotation>
            <text:p>70.3503344832556</text:p>
          </table:table-cell>
          <table:table-cell office:value-type="float" office:value="76.8676116868772" calcext:value-type="float">
            <office:annotation draw:style-name="gr2" draw:text-style-name="P2" svg:width="122.49pt" svg:height="63.01pt" svg:x="369.75pt" svg:y="2842.5pt" draw:caption-point-x="-11.54pt" draw:caption-point-y="7.77pt">
              <dc:date>2020-04-19T00:00:00</dc:date>
              <text:p text:style-name="P1">P_CA25/-</text:p>
            </office:annotation>
            <text:p>76.8676116868772</text:p>
          </table:table-cell>
          <table:table-cell office:value-type="float" office:value="1.93025158934375" calcext:value-type="float">
            <office:annotation draw:style-name="gr2" draw:text-style-name="P2" svg:width="122.51pt" svg:height="63.01pt" svg:x="429.48pt" svg:y="2842.5pt" draw:caption-point-x="-11.54pt" draw:caption-point-y="7.77pt">
              <dc:date>2020-04-19T00:00:00</dc:date>
              <text:p text:style-name="P1">Swirl3_CA99/-</text:p>
            </office:annotation>
            <text:p>1.93025158934375</text:p>
          </table:table-cell>
          <table:table-cell office:value-type="float" office:value="2524.90806829016" calcext:value-type="float">
            <office:annotation draw:style-name="gr2" draw:text-style-name="P2" svg:width="122.51pt" svg:height="63.01pt" svg:x="489.23pt" svg:y="2842.5pt" draw:caption-point-x="-11.54pt" draw:caption-point-y="7.77pt">
              <dc:date>2020-04-19T00:00:00</dc:date>
              <text:p text:style-name="P1">TB_CA70/-</text:p>
            </office:annotation>
            <text:p>2524.90806829016</text:p>
          </table:table-cell>
          <table:table-cell office:value-type="float" office:value="1026.03404540738" calcext:value-type="float">
            <office:annotation draw:style-name="gr2" draw:text-style-name="P2" svg:width="122.51pt" svg:height="63.01pt" svg:x="548.99pt" svg:y="2842.5pt" draw:caption-point-x="-11.54pt" draw:caption-point-y="7.77pt">
              <dc:date>2020-04-19T00:00:00</dc:date>
              <text:p text:style-name="P1">Temp_CA05/-</text:p>
            </office:annotation>
            <text:p>1026.03404540738</text:p>
          </table:table-cell>
          <table:table-cell office:value-type="float" office:value="1463.74155221434" calcext:value-type="float">
            <office:annotation draw:style-name="gr2" draw:text-style-name="P2" svg:width="122.51pt" svg:height="63.01pt" svg:x="608.74pt" svg:y="2842.5pt" draw:caption-point-x="-11.54pt" draw:caption-point-y="7.77pt">
              <dc:date>2020-04-19T00:00:00</dc:date>
              <text:p text:style-name="P1">Temp_CA50/-</text:p>
            </office:annotation>
            <text:p>1463.74155221434</text:p>
          </table:table-cell>
          <table:table-cell office:value-type="float" office:value="0.136606109216932" calcext:value-type="float">
            <office:annotation draw:style-name="gr2" draw:text-style-name="P2" svg:width="122.51pt" svg:height="63.01pt" svg:x="668.49pt" svg:y="2842.5pt" draw:caption-point-x="-11.54pt" draw:caption-point-y="7.77pt">
              <dc:date>2020-04-19T00:00:00</dc:date>
              <text:p text:style-name="P1">TO2_CA50/-</text:p>
            </office:annotation>
            <text:p>0.136606109216932</text:p>
          </table:table-cell>
          <table:table-cell office:value-type="float" office:value="0.58358661756754" calcext:value-type="float">
            <office:annotation draw:style-name="gr2" draw:text-style-name="P2" svg:width="122.49pt" svg:height="63.01pt" svg:x="728.25pt" svg:y="2842.5pt" draw:caption-point-x="-11.54pt" draw:caption-point-y="7.77pt">
              <dc:date>2020-04-19T00:00:00</dc:date>
              <text:p text:style-name="P1">Vol_CA99/-</text:p>
            </office:annotation>
            <text:p>0.58358661756754</text:p>
          </table:table-cell>
          <table:table-cell office:value-type="float" office:value="1.2461162848623" calcext:value-type="float">
            <text:p>1.2461162848623</text:p>
          </table:table-cell>
          <table:table-cell office:value-type="float" office:value="2.42012572795959" calcext:value-type="float">
            <text:p>2.42012572795959</text:p>
          </table:table-cell>
          <table:table-cell table:style-name="ce4" office:value-type="float" office:value="0.0000025625225" calcext:value-type="float">
            <text:p>2.56E-06</text:p>
          </table:table-cell>
          <table:table-cell office:value-type="float" office:value="27.0131064520931" calcext:value-type="float">
            <text:p>27.0131064520931</text:p>
          </table:table-cell>
          <table:table-cell office:value-type="float" office:value="35.4752956987888" calcext:value-type="float">
            <text:p>35.4752956987888</text:p>
          </table:table-cell>
          <table:table-cell table:number-columns-repeated="1007"/>
        </table:table-row>
        <table:table-row table:style-name="ro1">
          <table:table-cell office:value-type="float" office:value="248" calcext:value-type="float">
            <text:p>248</text:p>
          </table:table-cell>
          <table:table-cell table:style-name="ce3" office:value-type="float" office:value="33.01185" calcext:value-type="float">
            <text:p>33.01185</text:p>
          </table:table-cell>
          <table:table-cell office:value-type="float" office:value="212.49939" calcext:value-type="float">
            <office:annotation draw:style-name="gr2" draw:text-style-name="P2" svg:width="122.51pt" svg:height="63.01pt" svg:x="190.49pt" svg:y="2857.49pt" draw:caption-point-x="-11.54pt" draw:caption-point-y="7.77pt">
              <dc:date>2020-04-19T00:00:00</dc:date>
              <text:p text:style-name="P1">HRR_max/-</text:p>
            </office:annotation>
            <text:p>212.49939</text:p>
          </table:table-cell>
          <table:table-cell office:value-type="float" office:value="1773.99040280954" calcext:value-type="float">
            <text:p>1773.99040280954</text:p>
          </table:table-cell>
          <table:table-cell office:value-type="float" office:value="74.1200408133768" calcext:value-type="float">
            <office:annotation draw:style-name="gr2" draw:text-style-name="P2" svg:width="122.49pt" svg:height="63.01pt" svg:x="310pt" svg:y="2857.49pt" draw:caption-point-x="-11.54pt" draw:caption-point-y="7.77pt">
              <dc:date>2020-04-19T00:00:00</dc:date>
              <text:p text:style-name="P1">P_CA01/-</text:p>
            </office:annotation>
            <text:p>74.1200408133768</text:p>
          </table:table-cell>
          <table:table-cell office:value-type="float" office:value="97.6724712102385" calcext:value-type="float">
            <office:annotation draw:style-name="gr2" draw:text-style-name="P2" svg:width="122.49pt" svg:height="63.01pt" svg:x="369.75pt" svg:y="2857.49pt" draw:caption-point-x="-11.54pt" draw:caption-point-y="7.77pt">
              <dc:date>2020-04-19T00:00:00</dc:date>
              <text:p text:style-name="P1">P_CA25/-</text:p>
            </office:annotation>
            <text:p>97.6724712102385</text:p>
          </table:table-cell>
          <table:table-cell office:value-type="float" office:value="1.98204152469588" calcext:value-type="float">
            <office:annotation draw:style-name="gr2" draw:text-style-name="P2" svg:width="122.51pt" svg:height="63.01pt" svg:x="429.48pt" svg:y="2857.49pt" draw:caption-point-x="-11.54pt" draw:caption-point-y="7.77pt">
              <dc:date>2020-04-19T00:00:00</dc:date>
              <text:p text:style-name="P1">Swirl3_CA99/-</text:p>
            </office:annotation>
            <text:p>1.98204152469588</text:p>
          </table:table-cell>
          <table:table-cell office:value-type="float" office:value="2548.23574956391" calcext:value-type="float">
            <office:annotation draw:style-name="gr2" draw:text-style-name="P2" svg:width="122.51pt" svg:height="63.01pt" svg:x="489.23pt" svg:y="2857.49pt" draw:caption-point-x="-11.54pt" draw:caption-point-y="7.77pt">
              <dc:date>2020-04-19T00:00:00</dc:date>
              <text:p text:style-name="P1">TB_CA70/-</text:p>
            </office:annotation>
            <text:p>2548.23574956391</text:p>
          </table:table-cell>
          <table:table-cell office:value-type="float" office:value="1056.94687124874" calcext:value-type="float">
            <office:annotation draw:style-name="gr2" draw:text-style-name="P2" svg:width="122.51pt" svg:height="63.01pt" svg:x="548.99pt" svg:y="2857.49pt" draw:caption-point-x="-11.54pt" draw:caption-point-y="7.77pt">
              <dc:date>2020-04-19T00:00:00</dc:date>
              <text:p text:style-name="P1">Temp_CA05/-</text:p>
            </office:annotation>
            <text:p>1056.94687124874</text:p>
          </table:table-cell>
          <table:table-cell office:value-type="float" office:value="1605.35791460485" calcext:value-type="float">
            <office:annotation draw:style-name="gr2" draw:text-style-name="P2" svg:width="122.51pt" svg:height="63.01pt" svg:x="608.74pt" svg:y="2857.49pt" draw:caption-point-x="-11.54pt" draw:caption-point-y="7.77pt">
              <dc:date>2020-04-19T00:00:00</dc:date>
              <text:p text:style-name="P1">Temp_CA50/-</text:p>
            </office:annotation>
            <text:p>1605.35791460485</text:p>
          </table:table-cell>
          <table:table-cell office:value-type="float" office:value="0.133020662939506" calcext:value-type="float">
            <office:annotation draw:style-name="gr2" draw:text-style-name="P2" svg:width="122.51pt" svg:height="63.01pt" svg:x="668.49pt" svg:y="2857.49pt" draw:caption-point-x="-11.54pt" draw:caption-point-y="7.77pt">
              <dc:date>2020-04-19T00:00:00</dc:date>
              <text:p text:style-name="P1">TO2_CA50/-</text:p>
            </office:annotation>
            <text:p>0.133020662939506</text:p>
          </table:table-cell>
          <table:table-cell office:value-type="float" office:value="0.52477350873516" calcext:value-type="float">
            <office:annotation draw:style-name="gr2" draw:text-style-name="P2" svg:width="122.49pt" svg:height="63.01pt" svg:x="728.25pt" svg:y="2857.49pt" draw:caption-point-x="-11.54pt" draw:caption-point-y="7.77pt">
              <dc:date>2020-04-19T00:00:00</dc:date>
              <text:p text:style-name="P1">Vol_CA99/-</text:p>
            </office:annotation>
            <text:p>0.52477350873516</text:p>
          </table:table-cell>
          <table:table-cell office:value-type="float" office:value="0.650904426125646" calcext:value-type="float">
            <text:p>0.650904426125646</text:p>
          </table:table-cell>
          <table:table-cell office:value-type="float" office:value="2.85133591527926" calcext:value-type="float">
            <text:p>2.85133591527926</text:p>
          </table:table-cell>
          <table:table-cell table:style-name="ce4" office:value-type="float" office:value="0.000001955561" calcext:value-type="float">
            <text:p>1.96E-06</text:p>
          </table:table-cell>
          <table:table-cell office:value-type="float" office:value="40.8797354897548" calcext:value-type="float">
            <text:p>40.8797354897548</text:p>
          </table:table-cell>
          <table:table-cell office:value-type="float" office:value="33.3398260723256" calcext:value-type="float">
            <text:p>33.3398260723256</text:p>
          </table:table-cell>
          <table:table-cell table:number-columns-repeated="1007"/>
        </table:table-row>
        <table:table-row table:style-name="ro1">
          <table:table-cell office:value-type="float" office:value="249" calcext:value-type="float">
            <text:p>249</text:p>
          </table:table-cell>
          <table:table-cell table:style-name="ce3" office:value-type="float" office:value="30.90859" calcext:value-type="float">
            <text:p>30.90859</text:p>
          </table:table-cell>
          <table:table-cell office:value-type="float" office:value="214.05363" calcext:value-type="float">
            <office:annotation draw:style-name="gr2" draw:text-style-name="P2" svg:width="122.51pt" svg:height="63.01pt" svg:x="190.49pt" svg:y="2872.49pt" draw:caption-point-x="-11.54pt" draw:caption-point-y="7.8pt">
              <dc:date>2020-04-19T00:00:00</dc:date>
              <text:p text:style-name="P1">HRR_max/-</text:p>
            </office:annotation>
            <text:p>214.05363</text:p>
          </table:table-cell>
          <table:table-cell office:value-type="float" office:value="1829.53415327121" calcext:value-type="float">
            <text:p>1829.53415327121</text:p>
          </table:table-cell>
          <table:table-cell office:value-type="float" office:value="75.2440587993575" calcext:value-type="float">
            <office:annotation draw:style-name="gr2" draw:text-style-name="P2" svg:width="122.49pt" svg:height="63.01pt" svg:x="310pt" svg:y="2872.49pt" draw:caption-point-x="-11.54pt" draw:caption-point-y="7.8pt">
              <dc:date>2020-04-19T00:00:00</dc:date>
              <text:p text:style-name="P1">P_CA01/-</text:p>
            </office:annotation>
            <text:p>75.2440587993575</text:p>
          </table:table-cell>
          <table:table-cell office:value-type="float" office:value="101.271450174498" calcext:value-type="float">
            <office:annotation draw:style-name="gr2" draw:text-style-name="P2" svg:width="122.49pt" svg:height="63.01pt" svg:x="369.75pt" svg:y="2872.49pt" draw:caption-point-x="-11.54pt" draw:caption-point-y="7.8pt">
              <dc:date>2020-04-19T00:00:00</dc:date>
              <text:p text:style-name="P1">P_CA25/-</text:p>
            </office:annotation>
            <text:p>101.271450174498</text:p>
          </table:table-cell>
          <table:table-cell office:value-type="float" office:value="1.9891000017713" calcext:value-type="float">
            <office:annotation draw:style-name="gr2" draw:text-style-name="P2" svg:width="122.51pt" svg:height="63.01pt" svg:x="429.48pt" svg:y="2872.49pt" draw:caption-point-x="-11.54pt" draw:caption-point-y="7.8pt">
              <dc:date>2020-04-19T00:00:00</dc:date>
              <text:p text:style-name="P1">Swirl3_CA99/-</text:p>
            </office:annotation>
            <text:p>1.9891000017713</text:p>
          </table:table-cell>
          <table:table-cell office:value-type="float" office:value="2543.98680911518" calcext:value-type="float">
            <office:annotation draw:style-name="gr2" draw:text-style-name="P2" svg:width="122.51pt" svg:height="63.01pt" svg:x="489.23pt" svg:y="2872.49pt" draw:caption-point-x="-11.54pt" draw:caption-point-y="7.8pt">
              <dc:date>2020-04-19T00:00:00</dc:date>
              <text:p text:style-name="P1">TB_CA70/-</text:p>
            </office:annotation>
            <text:p>2543.98680911518</text:p>
          </table:table-cell>
          <table:table-cell office:value-type="float" office:value="1060.50887071656" calcext:value-type="float">
            <office:annotation draw:style-name="gr2" draw:text-style-name="P2" svg:width="122.51pt" svg:height="63.01pt" svg:x="548.99pt" svg:y="2872.49pt" draw:caption-point-x="-11.54pt" draw:caption-point-y="7.8pt">
              <dc:date>2020-04-19T00:00:00</dc:date>
              <text:p text:style-name="P1">Temp_CA05/-</text:p>
            </office:annotation>
            <text:p>1060.50887071656</text:p>
          </table:table-cell>
          <table:table-cell office:value-type="float" office:value="1616.36142751754" calcext:value-type="float">
            <office:annotation draw:style-name="gr2" draw:text-style-name="P2" svg:width="122.51pt" svg:height="63.01pt" svg:x="608.74pt" svg:y="2872.49pt" draw:caption-point-x="-11.54pt" draw:caption-point-y="7.8pt">
              <dc:date>2020-04-19T00:00:00</dc:date>
              <text:p text:style-name="P1">Temp_CA50/-</text:p>
            </office:annotation>
            <text:p>1616.36142751754</text:p>
          </table:table-cell>
          <table:table-cell office:value-type="float" office:value="0.132843151428462" calcext:value-type="float">
            <office:annotation draw:style-name="gr2" draw:text-style-name="P2" svg:width="122.51pt" svg:height="63.01pt" svg:x="668.49pt" svg:y="2872.49pt" draw:caption-point-x="-11.54pt" draw:caption-point-y="7.8pt">
              <dc:date>2020-04-19T00:00:00</dc:date>
              <text:p text:style-name="P1">TO2_CA50/-</text:p>
            </office:annotation>
            <text:p>0.132843151428462</text:p>
          </table:table-cell>
          <table:table-cell office:value-type="float" office:value="0.519319006737559" calcext:value-type="float">
            <office:annotation draw:style-name="gr2" draw:text-style-name="P2" svg:width="122.49pt" svg:height="63.01pt" svg:x="728.25pt" svg:y="2872.49pt" draw:caption-point-x="-11.54pt" draw:caption-point-y="7.8pt">
              <dc:date>2020-04-19T00:00:00</dc:date>
              <text:p text:style-name="P1">Vol_CA99/-</text:p>
            </office:annotation>
            <text:p>0.519319006737559</text:p>
          </table:table-cell>
          <table:table-cell office:value-type="float" office:value="0.56180035349085" calcext:value-type="float">
            <text:p>0.56180035349085</text:p>
          </table:table-cell>
          <table:table-cell office:value-type="float" office:value="2.90528187268908" calcext:value-type="float">
            <text:p>2.90528187268908</text:p>
          </table:table-cell>
          <table:table-cell table:style-name="ce4" office:value-type="float" office:value="0.0000019384356" calcext:value-type="float">
            <text:p>1.94E-06</text:p>
          </table:table-cell>
          <table:table-cell office:value-type="float" office:value="40.917561734942" calcext:value-type="float">
            <text:p>40.917561734942</text:p>
          </table:table-cell>
          <table:table-cell office:value-type="float" office:value="33.2808321440356" calcext:value-type="float">
            <text:p>33.2808321440356</text:p>
          </table:table-cell>
          <table:table-cell table:number-columns-repeated="1007"/>
        </table:table-row>
        <table:table-row table:style-name="ro1">
          <table:table-cell office:value-type="float" office:value="251" calcext:value-type="float">
            <text:p>251</text:p>
          </table:table-cell>
          <table:table-cell table:style-name="ce3" office:value-type="float" office:value="63.06989" calcext:value-type="float">
            <text:p>63.06989</text:p>
          </table:table-cell>
          <table:table-cell office:value-type="float" office:value="77.818794" calcext:value-type="float">
            <office:annotation draw:style-name="gr1" draw:text-style-name="P2" svg:width="122.51pt" svg:height="62.99pt" svg:x="190.49pt" svg:y="2887.51pt" draw:caption-point-x="-11.54pt" draw:caption-point-y="7.77pt">
              <dc:date>2020-04-19T00:00:00</dc:date>
              <text:p text:style-name="P1">HRR_max/-</text:p>
            </office:annotation>
            <text:p>77.818794</text:p>
          </table:table-cell>
          <table:table-cell office:value-type="float" office:value="288.336169576784" calcext:value-type="float">
            <text:p>288.336169576784</text:p>
          </table:table-cell>
          <table:table-cell office:value-type="float" office:value="47.5646738438881" calcext:value-type="float">
            <office:annotation draw:style-name="gr1" draw:text-style-name="P2" svg:width="122.49pt" svg:height="62.99pt" svg:x="310pt" svg:y="2887.51pt" draw:caption-point-x="-11.54pt" draw:caption-point-y="7.77pt">
              <dc:date>2020-04-19T00:00:00</dc:date>
              <text:p text:style-name="P1">P_CA01/-</text:p>
            </office:annotation>
            <text:p>47.5646738438881</text:p>
          </table:table-cell>
          <table:table-cell office:value-type="float" office:value="46.8836195610209" calcext:value-type="float">
            <office:annotation draw:style-name="gr1" draw:text-style-name="P2" svg:width="122.49pt" svg:height="62.99pt" svg:x="369.75pt" svg:y="2887.51pt" draw:caption-point-x="-11.54pt" draw:caption-point-y="7.77pt">
              <dc:date>2020-04-19T00:00:00</dc:date>
              <text:p text:style-name="P1">P_CA25/-</text:p>
            </office:annotation>
            <text:p>46.8836195610209</text:p>
          </table:table-cell>
          <table:table-cell office:value-type="float" office:value="2.68799822202804" calcext:value-type="float">
            <office:annotation draw:style-name="gr1" draw:text-style-name="P2" svg:width="122.51pt" svg:height="62.99pt" svg:x="429.48pt" svg:y="2887.51pt" draw:caption-point-x="-11.54pt" draw:caption-point-y="7.77pt">
              <dc:date>2020-04-19T00:00:00</dc:date>
              <text:p text:style-name="P1">Swirl3_CA99/-</text:p>
            </office:annotation>
            <text:p>2.68799822202804</text:p>
          </table:table-cell>
          <table:table-cell office:value-type="float" office:value="2375.45014429487" calcext:value-type="float">
            <office:annotation draw:style-name="gr1" draw:text-style-name="P2" svg:width="122.51pt" svg:height="62.99pt" svg:x="489.23pt" svg:y="2887.51pt" draw:caption-point-x="-11.54pt" draw:caption-point-y="7.77pt">
              <dc:date>2020-04-19T00:00:00</dc:date>
              <text:p text:style-name="P1">TB_CA70/-</text:p>
            </office:annotation>
            <text:p>2375.45014429487</text:p>
          </table:table-cell>
          <table:table-cell office:value-type="float" office:value="976.791516984578" calcext:value-type="float">
            <office:annotation draw:style-name="gr1" draw:text-style-name="P2" svg:width="122.51pt" svg:height="62.99pt" svg:x="548.99pt" svg:y="2887.51pt" draw:caption-point-x="-11.54pt" draw:caption-point-y="7.77pt">
              <dc:date>2020-04-19T00:00:00</dc:date>
              <text:p text:style-name="P1">Temp_CA05/-</text:p>
            </office:annotation>
            <text:p>976.791516984578</text:p>
          </table:table-cell>
          <table:table-cell office:value-type="float" office:value="1081.58957472765" calcext:value-type="float">
            <office:annotation draw:style-name="gr1" draw:text-style-name="P2" svg:width="122.51pt" svg:height="62.99pt" svg:x="608.74pt" svg:y="2887.51pt" draw:caption-point-x="-11.54pt" draw:caption-point-y="7.77pt">
              <dc:date>2020-04-19T00:00:00</dc:date>
              <text:p text:style-name="P1">Temp_CA50/-</text:p>
            </office:annotation>
            <text:p>1081.58957472765</text:p>
          </table:table-cell>
          <table:table-cell office:value-type="float" office:value="0.18170335097091" calcext:value-type="float">
            <office:annotation draw:style-name="gr1" draw:text-style-name="P2" svg:width="122.51pt" svg:height="62.99pt" svg:x="668.49pt" svg:y="2887.51pt" draw:caption-point-x="-11.54pt" draw:caption-point-y="7.77pt">
              <dc:date>2020-04-19T00:00:00</dc:date>
              <text:p text:style-name="P1">TO2_CA50/-</text:p>
            </office:annotation>
            <text:p>0.18170335097091</text:p>
          </table:table-cell>
          <table:table-cell office:value-type="float" office:value="0.222266822030268" calcext:value-type="float">
            <office:annotation draw:style-name="gr1" draw:text-style-name="P2" svg:width="122.49pt" svg:height="62.99pt" svg:x="728.25pt" svg:y="2887.51pt" draw:caption-point-x="-11.54pt" draw:caption-point-y="7.77pt">
              <dc:date>2020-04-19T00:00:00</dc:date>
              <text:p text:style-name="P1">Vol_CA99/-</text:p>
            </office:annotation>
            <text:p>0.222266822030268</text:p>
          </table:table-cell>
          <table:table-cell office:value-type="float" office:value="2.98789488436431" calcext:value-type="float">
            <text:p>2.98789488436431</text:p>
          </table:table-cell>
          <table:table-cell office:value-type="float" office:value="0.941591958701689" calcext:value-type="float">
            <text:p>0.941591958701689</text:p>
          </table:table-cell>
          <table:table-cell table:style-name="ce4" office:value-type="float" office:value="0.0000000056060387" calcext:value-type="float">
            <text:p>5.61E-09</text:p>
          </table:table-cell>
          <table:table-cell office:value-type="float" office:value="70.0388838188057" calcext:value-type="float">
            <text:p>70.0388838188057</text:p>
          </table:table-cell>
          <table:table-cell office:value-type="float" office:value="68.9464902268179" calcext:value-type="float">
            <text:p>68.9464902268179</text:p>
          </table:table-cell>
          <table:table-cell table:number-columns-repeated="1007"/>
        </table:table-row>
        <table:table-row table:style-name="ro1">
          <table:table-cell office:value-type="float" office:value="252" calcext:value-type="float">
            <text:p>252</text:p>
          </table:table-cell>
          <table:table-cell table:style-name="ce3" office:value-type="float" office:value="58.36825" calcext:value-type="float">
            <text:p>58.36825</text:p>
          </table:table-cell>
          <table:table-cell office:value-type="float" office:value="118.97005" calcext:value-type="float">
            <office:annotation draw:style-name="gr1" draw:text-style-name="P2" svg:width="122.51pt" svg:height="62.99pt" svg:x="190.49pt" svg:y="2902.51pt" draw:caption-point-x="-11.54pt" draw:caption-point-y="7.77pt">
              <dc:date>2020-04-19T00:00:00</dc:date>
              <text:p text:style-name="P1">HRR_max/-</text:p>
            </office:annotation>
            <text:p>118.97005</text:p>
          </table:table-cell>
          <table:table-cell office:value-type="float" office:value="515.537412201297" calcext:value-type="float">
            <text:p>515.537412201297</text:p>
          </table:table-cell>
          <table:table-cell office:value-type="float" office:value="51.2995032940433" calcext:value-type="float">
            <office:annotation draw:style-name="gr1" draw:text-style-name="P2" svg:width="122.49pt" svg:height="62.99pt" svg:x="310pt" svg:y="2902.51pt" draw:caption-point-x="-11.54pt" draw:caption-point-y="7.77pt">
              <dc:date>2020-04-19T00:00:00</dc:date>
              <text:p text:style-name="P1">P_CA01/-</text:p>
            </office:annotation>
            <text:p>51.2995032940433</text:p>
          </table:table-cell>
          <table:table-cell office:value-type="float" office:value="55.7049225980035" calcext:value-type="float">
            <office:annotation draw:style-name="gr1" draw:text-style-name="P2" svg:width="122.49pt" svg:height="62.99pt" svg:x="369.75pt" svg:y="2902.51pt" draw:caption-point-x="-11.54pt" draw:caption-point-y="7.77pt">
              <dc:date>2020-04-19T00:00:00</dc:date>
              <text:p text:style-name="P1">P_CA25/-</text:p>
            </office:annotation>
            <text:p>55.7049225980035</text:p>
          </table:table-cell>
          <table:table-cell office:value-type="float" office:value="2.28997544925342" calcext:value-type="float">
            <office:annotation draw:style-name="gr1" draw:text-style-name="P2" svg:width="122.51pt" svg:height="62.99pt" svg:x="429.48pt" svg:y="2902.51pt" draw:caption-point-x="-11.54pt" draw:caption-point-y="7.77pt">
              <dc:date>2020-04-19T00:00:00</dc:date>
              <text:p text:style-name="P1">Swirl3_CA99/-</text:p>
            </office:annotation>
            <text:p>2.28997544925342</text:p>
          </table:table-cell>
          <table:table-cell office:value-type="float" office:value="2433.3065358414" calcext:value-type="float">
            <office:annotation draw:style-name="gr1" draw:text-style-name="P2" svg:width="122.51pt" svg:height="62.99pt" svg:x="489.23pt" svg:y="2902.51pt" draw:caption-point-x="-11.54pt" draw:caption-point-y="7.77pt">
              <dc:date>2020-04-19T00:00:00</dc:date>
              <text:p text:style-name="P1">TB_CA70/-</text:p>
            </office:annotation>
            <text:p>2433.3065358414</text:p>
          </table:table-cell>
          <table:table-cell office:value-type="float" office:value="1004.45567677866" calcext:value-type="float">
            <office:annotation draw:style-name="gr1" draw:text-style-name="P2" svg:width="122.51pt" svg:height="62.99pt" svg:x="548.99pt" svg:y="2902.51pt" draw:caption-point-x="-11.54pt" draw:caption-point-y="7.77pt">
              <dc:date>2020-04-19T00:00:00</dc:date>
              <text:p text:style-name="P1">Temp_CA05/-</text:p>
            </office:annotation>
            <text:p>1004.45567677866</text:p>
          </table:table-cell>
          <table:table-cell office:value-type="float" office:value="1207.63988690291" calcext:value-type="float">
            <office:annotation draw:style-name="gr1" draw:text-style-name="P2" svg:width="122.51pt" svg:height="62.99pt" svg:x="608.74pt" svg:y="2902.51pt" draw:caption-point-x="-11.54pt" draw:caption-point-y="7.77pt">
              <dc:date>2020-04-19T00:00:00</dc:date>
              <text:p text:style-name="P1">Temp_CA50/-</text:p>
            </office:annotation>
            <text:p>1207.63988690291</text:p>
          </table:table-cell>
          <table:table-cell office:value-type="float" office:value="0.16048077221016" calcext:value-type="float">
            <office:annotation draw:style-name="gr1" draw:text-style-name="P2" svg:width="122.51pt" svg:height="62.99pt" svg:x="668.49pt" svg:y="2902.51pt" draw:caption-point-x="-11.54pt" draw:caption-point-y="7.77pt">
              <dc:date>2020-04-19T00:00:00</dc:date>
              <text:p text:style-name="P1">TO2_CA50/-</text:p>
            </office:annotation>
            <text:p>0.16048077221016</text:p>
          </table:table-cell>
          <table:table-cell office:value-type="float" office:value="0.357878532266694" calcext:value-type="float">
            <office:annotation draw:style-name="gr1" draw:text-style-name="P2" svg:width="122.49pt" svg:height="62.99pt" svg:x="728.25pt" svg:y="2902.51pt" draw:caption-point-x="-11.54pt" draw:caption-point-y="7.77pt">
              <dc:date>2020-04-19T00:00:00</dc:date>
              <text:p text:style-name="P1">Vol_CA99/-</text:p>
            </office:annotation>
            <text:p>0.357878532266694</text:p>
          </table:table-cell>
          <table:table-cell office:value-type="float" office:value="2.89869196701187" calcext:value-type="float">
            <text:p>2.89869196701187</text:p>
          </table:table-cell>
          <table:table-cell office:value-type="float" office:value="1.10985255002504" calcext:value-type="float">
            <text:p>1.10985255002504</text:p>
          </table:table-cell>
          <table:table-cell table:style-name="ce4" office:value-type="float" office:value="0.000000417414" calcext:value-type="float">
            <text:p>4.17E-07</text:p>
          </table:table-cell>
          <table:table-cell office:value-type="float" office:value="104.796665403354" calcext:value-type="float">
            <text:p>104.796665403354</text:p>
          </table:table-cell>
          <table:table-cell office:value-type="float" office:value="63.6250762784046" calcext:value-type="float">
            <text:p>63.6250762784046</text:p>
          </table:table-cell>
          <table:table-cell table:number-columns-repeated="1007"/>
        </table:table-row>
        <table:table-row table:style-name="ro1">
          <table:table-cell office:value-type="float" office:value="253" calcext:value-type="float">
            <text:p>253</text:p>
          </table:table-cell>
          <table:table-cell table:style-name="ce3" office:value-type="float" office:value="49.37977" calcext:value-type="float">
            <text:p>49.37977</text:p>
          </table:table-cell>
          <table:table-cell office:value-type="float" office:value="152.57732" calcext:value-type="float">
            <office:annotation draw:style-name="gr2" draw:text-style-name="P2" svg:width="122.51pt" svg:height="63.01pt" svg:x="190.49pt" svg:y="2917.5pt" draw:caption-point-x="-11.54pt" draw:caption-point-y="7.77pt">
              <dc:date>2020-04-19T00:00:00</dc:date>
              <text:p text:style-name="P1">HRR_max/-</text:p>
            </office:annotation>
            <text:p>152.57732</text:p>
          </table:table-cell>
          <table:table-cell office:value-type="float" office:value="933.663142416875" calcext:value-type="float">
            <text:p>933.663142416875</text:p>
          </table:table-cell>
          <table:table-cell office:value-type="float" office:value="63.8983612634053" calcext:value-type="float">
            <office:annotation draw:style-name="gr2" draw:text-style-name="P2" svg:width="122.49pt" svg:height="63.01pt" svg:x="310pt" svg:y="2917.5pt" draw:caption-point-x="-11.54pt" draw:caption-point-y="7.77pt">
              <dc:date>2020-04-19T00:00:00</dc:date>
              <text:p text:style-name="P1">P_CA01/-</text:p>
            </office:annotation>
            <text:p>63.8983612634053</text:p>
          </table:table-cell>
          <table:table-cell office:value-type="float" office:value="67.023716413927" calcext:value-type="float">
            <office:annotation draw:style-name="gr2" draw:text-style-name="P2" svg:width="122.49pt" svg:height="63.01pt" svg:x="369.75pt" svg:y="2917.5pt" draw:caption-point-x="-11.54pt" draw:caption-point-y="7.77pt">
              <dc:date>2020-04-19T00:00:00</dc:date>
              <text:p text:style-name="P1">P_CA25/-</text:p>
            </office:annotation>
            <text:p>67.023716413927</text:p>
          </table:table-cell>
          <table:table-cell office:value-type="float" office:value="2.03260877634531" calcext:value-type="float">
            <office:annotation draw:style-name="gr2" draw:text-style-name="P2" svg:width="122.51pt" svg:height="63.01pt" svg:x="429.48pt" svg:y="2917.5pt" draw:caption-point-x="-11.54pt" draw:caption-point-y="7.77pt">
              <dc:date>2020-04-19T00:00:00</dc:date>
              <text:p text:style-name="P1">Swirl3_CA99/-</text:p>
            </office:annotation>
            <text:p>2.03260877634531</text:p>
          </table:table-cell>
          <table:table-cell office:value-type="float" office:value="2481.46597140633" calcext:value-type="float">
            <office:annotation draw:style-name="gr2" draw:text-style-name="P2" svg:width="122.51pt" svg:height="63.01pt" svg:x="489.23pt" svg:y="2917.5pt" draw:caption-point-x="-11.54pt" draw:caption-point-y="7.77pt">
              <dc:date>2020-04-19T00:00:00</dc:date>
              <text:p text:style-name="P1">TB_CA70/-</text:p>
            </office:annotation>
            <text:p>2481.46597140633</text:p>
          </table:table-cell>
          <table:table-cell office:value-type="float" office:value="1017.94881808821" calcext:value-type="float">
            <office:annotation draw:style-name="gr2" draw:text-style-name="P2" svg:width="122.51pt" svg:height="63.01pt" svg:x="548.99pt" svg:y="2917.5pt" draw:caption-point-x="-11.54pt" draw:caption-point-y="7.77pt">
              <dc:date>2020-04-19T00:00:00</dc:date>
              <text:p text:style-name="P1">Temp_CA05/-</text:p>
            </office:annotation>
            <text:p>1017.94881808821</text:p>
          </table:table-cell>
          <table:table-cell office:value-type="float" office:value="1327.31467236093" calcext:value-type="float">
            <office:annotation draw:style-name="gr2" draw:text-style-name="P2" svg:width="122.51pt" svg:height="63.01pt" svg:x="608.74pt" svg:y="2917.5pt" draw:caption-point-x="-11.54pt" draw:caption-point-y="7.77pt">
              <dc:date>2020-04-19T00:00:00</dc:date>
              <text:p text:style-name="P1">Temp_CA50/-</text:p>
            </office:annotation>
            <text:p>1327.31467236093</text:p>
          </table:table-cell>
          <table:table-cell office:value-type="float" office:value="0.144705117141231" calcext:value-type="float">
            <office:annotation draw:style-name="gr2" draw:text-style-name="P2" svg:width="122.51pt" svg:height="63.01pt" svg:x="668.49pt" svg:y="2917.5pt" draw:caption-point-x="-11.54pt" draw:caption-point-y="7.77pt">
              <dc:date>2020-04-19T00:00:00</dc:date>
              <text:p text:style-name="P1">TO2_CA50/-</text:p>
            </office:annotation>
            <text:p>0.144705117141231</text:p>
          </table:table-cell>
          <table:table-cell office:value-type="float" office:value="0.554941276631911" calcext:value-type="float">
            <office:annotation draw:style-name="gr2" draw:text-style-name="P2" svg:width="122.49pt" svg:height="63.01pt" svg:x="728.25pt" svg:y="2917.5pt" draw:caption-point-x="-11.54pt" draw:caption-point-y="7.77pt">
              <dc:date>2020-04-19T00:00:00</dc:date>
              <text:p text:style-name="P1">Vol_CA99/-</text:p>
            </office:annotation>
            <text:p>0.554941276631911</text:p>
          </table:table-cell>
          <table:table-cell office:value-type="float" office:value="2.03180199717756" calcext:value-type="float">
            <text:p>2.03180199717756</text:p>
          </table:table-cell>
          <table:table-cell office:value-type="float" office:value="1.13496045987348" calcext:value-type="float">
            <text:p>1.13496045987348</text:p>
          </table:table-cell>
          <table:table-cell table:style-name="ce4" office:value-type="float" office:value="0.000002093815" calcext:value-type="float">
            <text:p>2.09E-06</text:p>
          </table:table-cell>
          <table:table-cell office:value-type="float" office:value="48.7630327513339" calcext:value-type="float">
            <text:p>48.7630327513339</text:p>
          </table:table-cell>
          <table:table-cell office:value-type="float" office:value="48.3114615292496" calcext:value-type="float">
            <text:p>48.3114615292496</text:p>
          </table:table-cell>
          <table:table-cell table:number-columns-repeated="1007"/>
        </table:table-row>
        <table:table-row table:style-name="ro1">
          <table:table-cell office:value-type="float" office:value="254" calcext:value-type="float">
            <text:p>254</text:p>
          </table:table-cell>
          <table:table-cell table:style-name="ce3" office:value-type="float" office:value="39.74737" calcext:value-type="float">
            <text:p>39.74737</text:p>
          </table:table-cell>
          <table:table-cell office:value-type="float" office:value="179.21631" calcext:value-type="float">
            <office:annotation draw:style-name="gr2" draw:text-style-name="P2" svg:width="122.51pt" svg:height="63.01pt" svg:x="190.49pt" svg:y="2932.5pt" draw:caption-point-x="-11.54pt" draw:caption-point-y="7.77pt">
              <dc:date>2020-04-19T00:00:00</dc:date>
              <text:p text:style-name="P1">HRR_max/-</text:p>
            </office:annotation>
            <text:p>179.21631</text:p>
          </table:table-cell>
          <table:table-cell office:value-type="float" office:value="1377.5737807711" calcext:value-type="float">
            <text:p>1377.5737807711</text:p>
          </table:table-cell>
          <table:table-cell office:value-type="float" office:value="73.1741088110623" calcext:value-type="float">
            <office:annotation draw:style-name="gr2" draw:text-style-name="P2" svg:width="122.49pt" svg:height="63.01pt" svg:x="310pt" svg:y="2932.5pt" draw:caption-point-x="-11.54pt" draw:caption-point-y="7.77pt">
              <dc:date>2020-04-19T00:00:00</dc:date>
              <text:p text:style-name="P1">P_CA01/-</text:p>
            </office:annotation>
            <text:p>73.1741088110623</text:p>
          </table:table-cell>
          <table:table-cell office:value-type="float" office:value="83.0672486113796" calcext:value-type="float">
            <office:annotation draw:style-name="gr2" draw:text-style-name="P2" svg:width="122.49pt" svg:height="63.01pt" svg:x="369.75pt" svg:y="2932.5pt" draw:caption-point-x="-11.54pt" draw:caption-point-y="7.77pt">
              <dc:date>2020-04-19T00:00:00</dc:date>
              <text:p text:style-name="P1">P_CA25/-</text:p>
            </office:annotation>
            <text:p>83.0672486113796</text:p>
          </table:table-cell>
          <table:table-cell office:value-type="float" office:value="1.97889445146199" calcext:value-type="float">
            <office:annotation draw:style-name="gr2" draw:text-style-name="P2" svg:width="122.51pt" svg:height="63.01pt" svg:x="429.48pt" svg:y="2932.5pt" draw:caption-point-x="-11.54pt" draw:caption-point-y="7.77pt">
              <dc:date>2020-04-19T00:00:00</dc:date>
              <text:p text:style-name="P1">Swirl3_CA99/-</text:p>
            </office:annotation>
            <text:p>1.97889445146199</text:p>
          </table:table-cell>
          <table:table-cell office:value-type="float" office:value="2488.40448941734" calcext:value-type="float">
            <office:annotation draw:style-name="gr2" draw:text-style-name="P2" svg:width="122.51pt" svg:height="63.01pt" svg:x="489.23pt" svg:y="2932.5pt" draw:caption-point-x="-11.54pt" draw:caption-point-y="7.77pt">
              <dc:date>2020-04-19T00:00:00</dc:date>
              <text:p text:style-name="P1">TB_CA70/-</text:p>
            </office:annotation>
            <text:p>2488.40448941734</text:p>
          </table:table-cell>
          <table:table-cell office:value-type="float" office:value="1037.39005204155" calcext:value-type="float">
            <office:annotation draw:style-name="gr2" draw:text-style-name="P2" svg:width="122.51pt" svg:height="63.01pt" svg:x="548.99pt" svg:y="2932.5pt" draw:caption-point-x="-11.54pt" draw:caption-point-y="7.77pt">
              <dc:date>2020-04-19T00:00:00</dc:date>
              <text:p text:style-name="P1">Temp_CA05/-</text:p>
            </office:annotation>
            <text:p>1037.39005204155</text:p>
          </table:table-cell>
          <table:table-cell office:value-type="float" office:value="1448.40718498336" calcext:value-type="float">
            <office:annotation draw:style-name="gr2" draw:text-style-name="P2" svg:width="122.51pt" svg:height="63.01pt" svg:x="608.74pt" svg:y="2932.5pt" draw:caption-point-x="-11.54pt" draw:caption-point-y="7.77pt">
              <dc:date>2020-04-19T00:00:00</dc:date>
              <text:p text:style-name="P1">Temp_CA50/-</text:p>
            </office:annotation>
            <text:p>1448.40718498336</text:p>
          </table:table-cell>
          <table:table-cell office:value-type="float" office:value="0.133316545982579" calcext:value-type="float">
            <office:annotation draw:style-name="gr2" draw:text-style-name="P2" svg:width="122.51pt" svg:height="63.01pt" svg:x="668.49pt" svg:y="2932.5pt" draw:caption-point-x="-11.54pt" draw:caption-point-y="7.77pt">
              <dc:date>2020-04-19T00:00:00</dc:date>
              <text:p text:style-name="P1">TO2_CA50/-</text:p>
            </office:annotation>
            <text:p>0.133316545982579</text:p>
          </table:table-cell>
          <table:table-cell office:value-type="float" office:value="0.631361111376927" calcext:value-type="float">
            <office:annotation draw:style-name="gr2" draw:text-style-name="P2" svg:width="122.49pt" svg:height="63.01pt" svg:x="728.25pt" svg:y="2932.5pt" draw:caption-point-x="-11.54pt" draw:caption-point-y="7.77pt">
              <dc:date>2020-04-19T00:00:00</dc:date>
              <text:p text:style-name="P1">Vol_CA99/-</text:p>
            </office:annotation>
            <text:p>0.631361111376927</text:p>
          </table:table-cell>
          <table:table-cell office:value-type="float" office:value="1.2712167101309" calcext:value-type="float">
            <text:p>1.2712167101309</text:p>
          </table:table-cell>
          <table:table-cell office:value-type="float" office:value="2.25201347645224" calcext:value-type="float">
            <text:p>2.25201347645224</text:p>
          </table:table-cell>
          <table:table-cell table:style-name="ce4" office:value-type="float" office:value="0.0000033667857" calcext:value-type="float">
            <text:p>3.37E-06</text:p>
          </table:table-cell>
          <table:table-cell office:value-type="float" office:value="27.1681107772418" calcext:value-type="float">
            <text:p>27.1681107772418</text:p>
          </table:table-cell>
          <table:table-cell office:value-type="float" office:value="37.4578023518858" calcext:value-type="float">
            <text:p>37.4578023518858</text:p>
          </table:table-cell>
          <table:table-cell table:number-columns-repeated="1007"/>
        </table:table-row>
        <table:table-row table:style-name="ro1">
          <table:table-cell office:value-type="float" office:value="255" calcext:value-type="float">
            <text:p>255</text:p>
          </table:table-cell>
          <table:table-cell table:style-name="ce3" office:value-type="float" office:value="34.96149" calcext:value-type="float">
            <text:p>34.96149</text:p>
          </table:table-cell>
          <table:table-cell office:value-type="float" office:value="202.26616" calcext:value-type="float">
            <office:annotation draw:style-name="gr2" draw:text-style-name="P2" svg:width="122.51pt" svg:height="63.01pt" svg:x="190.49pt" svg:y="2947.49pt" draw:caption-point-x="-11.54pt" draw:caption-point-y="7.77pt">
              <dc:date>2020-04-19T00:00:00</dc:date>
              <text:p text:style-name="P1">HRR_max/-</text:p>
            </office:annotation>
            <text:p>202.26616</text:p>
          </table:table-cell>
          <table:table-cell office:value-type="float" office:value="1837.82327623426" calcext:value-type="float">
            <text:p>1837.82327623426</text:p>
          </table:table-cell>
          <table:table-cell office:value-type="float" office:value="75.4810580447788" calcext:value-type="float">
            <office:annotation draw:style-name="gr2" draw:text-style-name="P2" svg:width="122.49pt" svg:height="63.01pt" svg:x="310pt" svg:y="2947.49pt" draw:caption-point-x="-11.54pt" draw:caption-point-y="7.77pt">
              <dc:date>2020-04-19T00:00:00</dc:date>
              <text:p text:style-name="P1">P_CA01/-</text:p>
            </office:annotation>
            <text:p>75.4810580447788</text:p>
          </table:table-cell>
          <table:table-cell office:value-type="float" office:value="105.226829043724" calcext:value-type="float">
            <office:annotation draw:style-name="gr2" draw:text-style-name="P2" svg:width="122.49pt" svg:height="63.01pt" svg:x="369.75pt" svg:y="2947.49pt" draw:caption-point-x="-11.54pt" draw:caption-point-y="7.77pt">
              <dc:date>2020-04-19T00:00:00</dc:date>
              <text:p text:style-name="P1">P_CA25/-</text:p>
            </office:annotation>
            <text:p>105.226829043724</text:p>
          </table:table-cell>
          <table:table-cell office:value-type="float" office:value="2.00517073831074" calcext:value-type="float">
            <office:annotation draw:style-name="gr2" draw:text-style-name="P2" svg:width="122.51pt" svg:height="63.01pt" svg:x="429.48pt" svg:y="2947.49pt" draw:caption-point-x="-11.54pt" draw:caption-point-y="7.77pt">
              <dc:date>2020-04-19T00:00:00</dc:date>
              <text:p text:style-name="P1">Swirl3_CA99/-</text:p>
            </office:annotation>
            <text:p>2.00517073831074</text:p>
          </table:table-cell>
          <table:table-cell office:value-type="float" office:value="2489.18796760745" calcext:value-type="float">
            <office:annotation draw:style-name="gr2" draw:text-style-name="P2" svg:width="122.51pt" svg:height="63.01pt" svg:x="489.23pt" svg:y="2947.49pt" draw:caption-point-x="-11.54pt" draw:caption-point-y="7.77pt">
              <dc:date>2020-04-19T00:00:00</dc:date>
              <text:p text:style-name="P1">TB_CA70/-</text:p>
            </office:annotation>
            <text:p>2489.18796760745</text:p>
          </table:table-cell>
          <table:table-cell office:value-type="float" office:value="1062.62332296792" calcext:value-type="float">
            <office:annotation draw:style-name="gr2" draw:text-style-name="P2" svg:width="122.51pt" svg:height="63.01pt" svg:x="548.99pt" svg:y="2947.49pt" draw:caption-point-x="-11.54pt" draw:caption-point-y="7.77pt">
              <dc:date>2020-04-19T00:00:00</dc:date>
              <text:p text:style-name="P1">Temp_CA05/-</text:p>
            </office:annotation>
            <text:p>1062.62332296792</text:p>
          </table:table-cell>
          <table:table-cell office:value-type="float" office:value="1582.14766896978" calcext:value-type="float">
            <office:annotation draw:style-name="gr2" draw:text-style-name="P2" svg:width="122.51pt" svg:height="63.01pt" svg:x="608.74pt" svg:y="2947.49pt" draw:caption-point-x="-11.54pt" draw:caption-point-y="7.77pt">
              <dc:date>2020-04-19T00:00:00</dc:date>
              <text:p text:style-name="P1">Temp_CA50/-</text:p>
            </office:annotation>
            <text:p>1582.14766896978</text:p>
          </table:table-cell>
          <table:table-cell office:value-type="float" office:value="0.127218856207033" calcext:value-type="float">
            <office:annotation draw:style-name="gr2" draw:text-style-name="P2" svg:width="122.51pt" svg:height="63.01pt" svg:x="668.49pt" svg:y="2947.49pt" draw:caption-point-x="-11.54pt" draw:caption-point-y="7.77pt">
              <dc:date>2020-04-19T00:00:00</dc:date>
              <text:p text:style-name="P1">TO2_CA50/-</text:p>
            </office:annotation>
            <text:p>0.127218856207033</text:p>
          </table:table-cell>
          <table:table-cell office:value-type="float" office:value="0.604377702340648" calcext:value-type="float">
            <office:annotation draw:style-name="gr2" draw:text-style-name="P2" svg:width="122.49pt" svg:height="63.01pt" svg:x="728.25pt" svg:y="2947.49pt" draw:caption-point-x="-11.54pt" draw:caption-point-y="7.77pt">
              <dc:date>2020-04-19T00:00:00</dc:date>
              <text:p text:style-name="P1">Vol_CA99/-</text:p>
            </office:annotation>
            <text:p>0.604377702340648</text:p>
          </table:table-cell>
          <table:table-cell office:value-type="float" office:value="0.691305541421264" calcext:value-type="float">
            <text:p>0.691305541421264</text:p>
          </table:table-cell>
          <table:table-cell office:value-type="float" office:value="2.59439709626129" calcext:value-type="float">
            <text:p>2.59439709626129</text:p>
          </table:table-cell>
          <table:table-cell table:style-name="ce4" office:value-type="float" office:value="0.0000031746988" calcext:value-type="float">
            <text:p>3.17E-06</text:p>
          </table:table-cell>
          <table:table-cell office:value-type="float" office:value="35.0446960643278" calcext:value-type="float">
            <text:p>35.0446960643278</text:p>
          </table:table-cell>
          <table:table-cell office:value-type="float" office:value="32.0561808103867" calcext:value-type="float">
            <text:p>32.0561808103867</text:p>
          </table:table-cell>
          <table:table-cell table:number-columns-repeated="1007"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3" office:value-type="float" office:value="32.53735" calcext:value-type="float">
            <text:p>32.53735</text:p>
          </table:table-cell>
          <table:table-cell office:value-type="float" office:value="206.82094" calcext:value-type="float">
            <office:annotation draw:style-name="gr2" draw:text-style-name="P2" svg:width="122.51pt" svg:height="63.01pt" svg:x="190.49pt" svg:y="2962.49pt" draw:caption-point-x="-11.54pt" draw:caption-point-y="7.8pt">
              <dc:date>2020-04-19T00:00:00</dc:date>
              <text:p text:style-name="P1">HRR_max/-</text:p>
            </office:annotation>
            <text:p>206.82094</text:p>
          </table:table-cell>
          <table:table-cell office:value-type="float" office:value="1991.13505739449" calcext:value-type="float">
            <text:p>1991.13505739449</text:p>
          </table:table-cell>
          <table:table-cell office:value-type="float" office:value="76.6146032415107" calcext:value-type="float">
            <office:annotation draw:style-name="gr2" draw:text-style-name="P2" svg:width="122.49pt" svg:height="63.01pt" svg:x="310pt" svg:y="2962.49pt" draw:caption-point-x="-11.54pt" draw:caption-point-y="7.8pt">
              <dc:date>2020-04-19T00:00:00</dc:date>
              <text:p text:style-name="P1">P_CA01/-</text:p>
            </office:annotation>
            <text:p>76.6146032415107</text:p>
          </table:table-cell>
          <table:table-cell office:value-type="float" office:value="115.71714720384" calcext:value-type="float">
            <office:annotation draw:style-name="gr2" draw:text-style-name="P2" svg:width="122.49pt" svg:height="63.01pt" svg:x="369.75pt" svg:y="2962.49pt" draw:caption-point-x="-11.54pt" draw:caption-point-y="7.8pt">
              <dc:date>2020-04-19T00:00:00</dc:date>
              <text:p text:style-name="P1">P_CA25/-</text:p>
            </office:annotation>
            <text:p>115.71714720384</text:p>
          </table:table-cell>
          <table:table-cell office:value-type="float" office:value="2.04079891147044" calcext:value-type="float">
            <office:annotation draw:style-name="gr2" draw:text-style-name="P2" svg:width="122.51pt" svg:height="63.01pt" svg:x="429.48pt" svg:y="2962.49pt" draw:caption-point-x="-11.54pt" draw:caption-point-y="7.8pt">
              <dc:date>2020-04-19T00:00:00</dc:date>
              <text:p text:style-name="P1">Swirl3_CA99/-</text:p>
            </office:annotation>
            <text:p>2.04079891147044</text:p>
          </table:table-cell>
          <table:table-cell office:value-type="float" office:value="2485.20178055756" calcext:value-type="float">
            <office:annotation draw:style-name="gr2" draw:text-style-name="P2" svg:width="122.51pt" svg:height="63.01pt" svg:x="489.23pt" svg:y="2962.49pt" draw:caption-point-x="-11.54pt" draw:caption-point-y="7.8pt">
              <dc:date>2020-04-19T00:00:00</dc:date>
              <text:p text:style-name="P1">TB_CA70/-</text:p>
            </office:annotation>
            <text:p>2485.20178055756</text:p>
          </table:table-cell>
          <table:table-cell office:value-type="float" office:value="1071.137047994" calcext:value-type="float">
            <office:annotation draw:style-name="gr2" draw:text-style-name="P2" svg:width="122.51pt" svg:height="63.01pt" svg:x="548.99pt" svg:y="2962.49pt" draw:caption-point-x="-11.54pt" draw:caption-point-y="7.8pt">
              <dc:date>2020-04-19T00:00:00</dc:date>
              <text:p text:style-name="P1">Temp_CA05/-</text:p>
            </office:annotation>
            <text:p>1071.137047994</text:p>
          </table:table-cell>
          <table:table-cell office:value-type="float" office:value="1616.36704168395" calcext:value-type="float">
            <office:annotation draw:style-name="gr2" draw:text-style-name="P2" svg:width="122.51pt" svg:height="63.01pt" svg:x="608.74pt" svg:y="2962.49pt" draw:caption-point-x="-11.54pt" draw:caption-point-y="7.8pt">
              <dc:date>2020-04-19T00:00:00</dc:date>
              <text:p text:style-name="P1">Temp_CA50/-</text:p>
            </office:annotation>
            <text:p>1616.36704168395</text:p>
          </table:table-cell>
          <table:table-cell office:value-type="float" office:value="0.127659047349122" calcext:value-type="float">
            <office:annotation draw:style-name="gr2" draw:text-style-name="P2" svg:width="122.51pt" svg:height="63.01pt" svg:x="668.49pt" svg:y="2962.49pt" draw:caption-point-x="-11.54pt" draw:caption-point-y="7.8pt">
              <dc:date>2020-04-19T00:00:00</dc:date>
              <text:p text:style-name="P1">TO2_CA50/-</text:p>
            </office:annotation>
            <text:p>0.127659047349122</text:p>
          </table:table-cell>
          <table:table-cell office:value-type="float" office:value="0.566200251894895" calcext:value-type="float">
            <office:annotation draw:style-name="gr2" draw:text-style-name="P2" svg:width="122.49pt" svg:height="63.01pt" svg:x="728.25pt" svg:y="2962.49pt" draw:caption-point-x="-11.54pt" draw:caption-point-y="7.8pt">
              <dc:date>2020-04-19T00:00:00</dc:date>
              <text:p text:style-name="P1">Vol_CA99/-</text:p>
            </office:annotation>
            <text:p>0.566200251894895</text:p>
          </table:table-cell>
          <table:table-cell office:value-type="float" office:value="0.541362180251187" calcext:value-type="float">
            <text:p>0.541362180251187</text:p>
          </table:table-cell>
          <table:table-cell office:value-type="float" office:value="2.64046682125246" calcext:value-type="float">
            <text:p>2.64046682125246</text:p>
          </table:table-cell>
          <table:table-cell table:style-name="ce4" office:value-type="float" office:value="0.0000027327874" calcext:value-type="float">
            <text:p>2.73E-06</text:p>
          </table:table-cell>
          <table:table-cell office:value-type="float" office:value="33.9337230204762" calcext:value-type="float">
            <text:p>33.9337230204762</text:p>
          </table:table-cell>
          <table:table-cell office:value-type="float" office:value="31.9959930359783" calcext:value-type="float">
            <text:p>31.9959930359783</text:p>
          </table:table-cell>
          <table:table-cell table:number-columns-repeated="1007"/>
        </table:table-row>
        <table:table-row table:style-name="ro1">
          <table:table-cell office:value-type="float" office:value="258" calcext:value-type="float">
            <text:p>258</text:p>
          </table:table-cell>
          <table:table-cell table:style-name="ce3" office:value-type="float" office:value="65.19111" calcext:value-type="float">
            <text:p>65.19111</text:p>
          </table:table-cell>
          <table:table-cell office:value-type="float" office:value="73.71599" calcext:value-type="float">
            <office:annotation draw:style-name="gr1" draw:text-style-name="P2" svg:width="122.51pt" svg:height="62.99pt" svg:x="190.49pt" svg:y="2977.51pt" draw:caption-point-x="-11.54pt" draw:caption-point-y="7.77pt">
              <dc:date>2020-04-19T00:00:00</dc:date>
              <text:p text:style-name="P1">HRR_max/-</text:p>
            </office:annotation>
            <text:p>73.71599</text:p>
          </table:table-cell>
          <table:table-cell office:value-type="float" office:value="284.660326862269" calcext:value-type="float">
            <text:p>284.660326862269</text:p>
          </table:table-cell>
          <table:table-cell office:value-type="float" office:value="47.7227923680907" calcext:value-type="float">
            <office:annotation draw:style-name="gr1" draw:text-style-name="P2" svg:width="122.49pt" svg:height="62.99pt" svg:x="310pt" svg:y="2977.51pt" draw:caption-point-x="-11.54pt" draw:caption-point-y="7.77pt">
              <dc:date>2020-04-19T00:00:00</dc:date>
              <text:p text:style-name="P1">P_CA01/-</text:p>
            </office:annotation>
            <text:p>47.7227923680907</text:p>
          </table:table-cell>
          <table:table-cell office:value-type="float" office:value="45.6481294610386" calcext:value-type="float">
            <office:annotation draw:style-name="gr1" draw:text-style-name="P2" svg:width="122.49pt" svg:height="62.99pt" svg:x="369.75pt" svg:y="2977.51pt" draw:caption-point-x="-11.54pt" draw:caption-point-y="7.77pt">
              <dc:date>2020-04-19T00:00:00</dc:date>
              <text:p text:style-name="P1">P_CA25/-</text:p>
            </office:annotation>
            <text:p>45.6481294610386</text:p>
          </table:table-cell>
          <table:table-cell office:value-type="float" office:value="2.68121230458752" calcext:value-type="float">
            <office:annotation draw:style-name="gr1" draw:text-style-name="P2" svg:width="122.51pt" svg:height="62.99pt" svg:x="429.48pt" svg:y="2977.51pt" draw:caption-point-x="-11.54pt" draw:caption-point-y="7.77pt">
              <dc:date>2020-04-19T00:00:00</dc:date>
              <text:p text:style-name="P1">Swirl3_CA99/-</text:p>
            </office:annotation>
            <text:p>2.68121230458752</text:p>
          </table:table-cell>
          <table:table-cell office:value-type="float" office:value="2332.76763414132" calcext:value-type="float">
            <office:annotation draw:style-name="gr1" draw:text-style-name="P2" svg:width="122.51pt" svg:height="62.99pt" svg:x="489.23pt" svg:y="2977.51pt" draw:caption-point-x="-11.54pt" draw:caption-point-y="7.77pt">
              <dc:date>2020-04-19T00:00:00</dc:date>
              <text:p text:style-name="P1">TB_CA70/-</text:p>
            </office:annotation>
            <text:p>2332.76763414132</text:p>
          </table:table-cell>
          <table:table-cell office:value-type="float" office:value="982.792688807424" calcext:value-type="float">
            <office:annotation draw:style-name="gr1" draw:text-style-name="P2" svg:width="122.51pt" svg:height="62.99pt" svg:x="548.99pt" svg:y="2977.51pt" draw:caption-point-x="-11.54pt" draw:caption-point-y="7.77pt">
              <dc:date>2020-04-19T00:00:00</dc:date>
              <text:p text:style-name="P1">Temp_CA05/-</text:p>
            </office:annotation>
            <text:p>982.792688807424</text:p>
          </table:table-cell>
          <table:table-cell office:value-type="float" office:value="1077.99874778296" calcext:value-type="float">
            <office:annotation draw:style-name="gr1" draw:text-style-name="P2" svg:width="122.51pt" svg:height="62.99pt" svg:x="608.74pt" svg:y="2977.51pt" draw:caption-point-x="-11.54pt" draw:caption-point-y="7.77pt">
              <dc:date>2020-04-19T00:00:00</dc:date>
              <text:p text:style-name="P1">Temp_CA50/-</text:p>
            </office:annotation>
            <text:p>1077.99874778296</text:p>
          </table:table-cell>
          <table:table-cell office:value-type="float" office:value="0.180728875284553" calcext:value-type="float">
            <office:annotation draw:style-name="gr1" draw:text-style-name="P2" svg:width="122.51pt" svg:height="62.99pt" svg:x="668.49pt" svg:y="2977.51pt" draw:caption-point-x="-11.54pt" draw:caption-point-y="7.77pt">
              <dc:date>2020-04-19T00:00:00</dc:date>
              <text:p text:style-name="P1">TO2_CA50/-</text:p>
            </office:annotation>
            <text:p>0.180728875284553</text:p>
          </table:table-cell>
          <table:table-cell office:value-type="float" office:value="0.242970168593227" calcext:value-type="float">
            <office:annotation draw:style-name="gr1" draw:text-style-name="P2" svg:width="122.49pt" svg:height="62.99pt" svg:x="728.25pt" svg:y="2977.51pt" draw:caption-point-x="-11.54pt" draw:caption-point-y="7.77pt">
              <dc:date>2020-04-19T00:00:00</dc:date>
              <text:p text:style-name="P1">Vol_CA99/-</text:p>
            </office:annotation>
            <text:p>0.242970168593227</text:p>
          </table:table-cell>
          <table:table-cell office:value-type="float" office:value="3.45607005684927" calcext:value-type="float">
            <text:p>3.45607005684927</text:p>
          </table:table-cell>
          <table:table-cell office:value-type="float" office:value="0.94783878870594" calcext:value-type="float">
            <text:p>0.94783878870594</text:p>
          </table:table-cell>
          <table:table-cell table:style-name="ce4" office:value-type="float" office:value="0.000000011201677" calcext:value-type="float">
            <text:p>1.12E-08</text:p>
          </table:table-cell>
          <table:table-cell office:value-type="float" office:value="78.0136726441521" calcext:value-type="float">
            <text:p>78.0136726441521</text:p>
          </table:table-cell>
          <table:table-cell office:value-type="float" office:value="74.5612060145147" calcext:value-type="float">
            <text:p>74.5612060145147</text:p>
          </table:table-cell>
          <table:table-cell table:number-columns-repeated="1007"/>
        </table:table-row>
        <table:table-row table:style-name="ro1">
          <table:table-cell office:value-type="float" office:value="259" calcext:value-type="float">
            <text:p>259</text:p>
          </table:table-cell>
          <table:table-cell table:style-name="ce3" office:value-type="float" office:value="56.10454" calcext:value-type="float">
            <text:p>56.10454</text:p>
          </table:table-cell>
          <table:table-cell office:value-type="float" office:value="117.536964" calcext:value-type="float">
            <office:annotation draw:style-name="gr1" draw:text-style-name="P2" svg:width="122.51pt" svg:height="62.99pt" svg:x="190.49pt" svg:y="2992.51pt" draw:caption-point-x="-11.54pt" draw:caption-point-y="7.77pt">
              <dc:date>2020-04-19T00:00:00</dc:date>
              <text:p text:style-name="P1">HRR_max/-</text:p>
            </office:annotation>
            <text:p>117.536964</text:p>
          </table:table-cell>
          <table:table-cell office:value-type="float" office:value="556.311004975688" calcext:value-type="float">
            <text:p>556.311004975688</text:p>
          </table:table-cell>
          <table:table-cell office:value-type="float" office:value="54.8781327581707" calcext:value-type="float">
            <office:annotation draw:style-name="gr1" draw:text-style-name="P2" svg:width="122.49pt" svg:height="62.99pt" svg:x="310pt" svg:y="2992.51pt" draw:caption-point-x="-11.54pt" draw:caption-point-y="7.77pt">
              <dc:date>2020-04-19T00:00:00</dc:date>
              <text:p text:style-name="P1">P_CA01/-</text:p>
            </office:annotation>
            <text:p>54.8781327581707</text:p>
          </table:table-cell>
          <table:table-cell office:value-type="float" office:value="55.7545757308791" calcext:value-type="float">
            <office:annotation draw:style-name="gr1" draw:text-style-name="P2" svg:width="122.49pt" svg:height="62.99pt" svg:x="369.75pt" svg:y="2992.51pt" draw:caption-point-x="-11.54pt" draw:caption-point-y="7.77pt">
              <dc:date>2020-04-19T00:00:00</dc:date>
              <text:p text:style-name="P1">P_CA25/-</text:p>
            </office:annotation>
            <text:p>55.7545757308791</text:p>
          </table:table-cell>
          <table:table-cell office:value-type="float" office:value="2.29728392173934" calcext:value-type="float">
            <office:annotation draw:style-name="gr1" draw:text-style-name="P2" svg:width="122.51pt" svg:height="62.99pt" svg:x="429.48pt" svg:y="2992.51pt" draw:caption-point-x="-11.54pt" draw:caption-point-y="7.77pt">
              <dc:date>2020-04-19T00:00:00</dc:date>
              <text:p text:style-name="P1">Swirl3_CA99/-</text:p>
            </office:annotation>
            <text:p>2.29728392173934</text:p>
          </table:table-cell>
          <table:table-cell office:value-type="float" office:value="2443.35948260898" calcext:value-type="float">
            <office:annotation draw:style-name="gr1" draw:text-style-name="P2" svg:width="122.51pt" svg:height="62.99pt" svg:x="489.23pt" svg:y="2992.51pt" draw:caption-point-x="-11.54pt" draw:caption-point-y="7.77pt">
              <dc:date>2020-04-19T00:00:00</dc:date>
              <text:p text:style-name="P1">TB_CA70/-</text:p>
            </office:annotation>
            <text:p>2443.35948260898</text:p>
          </table:table-cell>
          <table:table-cell office:value-type="float" office:value="1013.01890182546" calcext:value-type="float">
            <office:annotation draw:style-name="gr1" draw:text-style-name="P2" svg:width="122.51pt" svg:height="62.99pt" svg:x="548.99pt" svg:y="2992.51pt" draw:caption-point-x="-11.54pt" draw:caption-point-y="7.77pt">
              <dc:date>2020-04-19T00:00:00</dc:date>
              <text:p text:style-name="P1">Temp_CA05/-</text:p>
            </office:annotation>
            <text:p>1013.01890182546</text:p>
          </table:table-cell>
          <table:table-cell office:value-type="float" office:value="1204.96848384611" calcext:value-type="float">
            <office:annotation draw:style-name="gr1" draw:text-style-name="P2" svg:width="122.51pt" svg:height="62.99pt" svg:x="608.74pt" svg:y="2992.51pt" draw:caption-point-x="-11.54pt" draw:caption-point-y="7.77pt">
              <dc:date>2020-04-19T00:00:00</dc:date>
              <text:p text:style-name="P1">Temp_CA50/-</text:p>
            </office:annotation>
            <text:p>1204.96848384611</text:p>
          </table:table-cell>
          <table:table-cell office:value-type="float" office:value="0.162379395476711" calcext:value-type="float">
            <office:annotation draw:style-name="gr1" draw:text-style-name="P2" svg:width="122.51pt" svg:height="62.99pt" svg:x="668.49pt" svg:y="2992.51pt" draw:caption-point-x="-11.54pt" draw:caption-point-y="7.77pt">
              <dc:date>2020-04-19T00:00:00</dc:date>
              <text:p text:style-name="P1">TO2_CA50/-</text:p>
            </office:annotation>
            <text:p>0.162379395476711</text:p>
          </table:table-cell>
          <table:table-cell office:value-type="float" office:value="0.394268659988512" calcext:value-type="float">
            <office:annotation draw:style-name="gr1" draw:text-style-name="P2" svg:width="122.49pt" svg:height="62.99pt" svg:x="728.25pt" svg:y="2992.51pt" draw:caption-point-x="-11.54pt" draw:caption-point-y="7.77pt">
              <dc:date>2020-04-19T00:00:00</dc:date>
              <text:p text:style-name="P1">Vol_CA99/-</text:p>
            </office:annotation>
            <text:p>0.394268659988512</text:p>
          </table:table-cell>
          <table:table-cell office:value-type="float" office:value="2.75299997326799" calcext:value-type="float">
            <text:p>2.75299997326799</text:p>
          </table:table-cell>
          <table:table-cell office:value-type="float" office:value="2.12397543524535" calcext:value-type="float">
            <text:p>2.12397543524535</text:p>
          </table:table-cell>
          <table:table-cell table:style-name="ce4" office:value-type="float" office:value="0.0000004784849" calcext:value-type="float">
            <text:p>4.78E-07</text:p>
          </table:table-cell>
          <table:table-cell office:value-type="float" office:value="127.488287485432" calcext:value-type="float">
            <text:p>127.488287485432</text:p>
          </table:table-cell>
          <table:table-cell office:value-type="float" office:value="68.9098390392447" calcext:value-type="float">
            <text:p>68.9098390392447</text:p>
          </table:table-cell>
          <table:table-cell table:number-columns-repeated="1007"/>
        </table:table-row>
        <table:table-row table:style-name="ro1">
          <table:table-cell office:value-type="float" office:value="260" calcext:value-type="float">
            <text:p>260</text:p>
          </table:table-cell>
          <table:table-cell table:style-name="ce3" office:value-type="float" office:value="48.7978" calcext:value-type="float">
            <text:p>48.7978</text:p>
          </table:table-cell>
          <table:table-cell office:value-type="float" office:value="149.87968" calcext:value-type="float">
            <office:annotation draw:style-name="gr2" draw:text-style-name="P2" svg:width="122.51pt" svg:height="63.01pt" svg:x="190.49pt" svg:y="3007.5pt" draw:caption-point-x="-11.54pt" draw:caption-point-y="7.77pt">
              <dc:date>2020-04-19T00:00:00</dc:date>
              <text:p text:style-name="P1">HRR_max/-</text:p>
            </office:annotation>
            <text:p>149.87968</text:p>
          </table:table-cell>
          <table:table-cell office:value-type="float" office:value="945.30090024725" calcext:value-type="float">
            <text:p>945.30090024725</text:p>
          </table:table-cell>
          <table:table-cell office:value-type="float" office:value="62.0102467721544" calcext:value-type="float">
            <office:annotation draw:style-name="gr2" draw:text-style-name="P2" svg:width="122.49pt" svg:height="63.01pt" svg:x="310pt" svg:y="3007.5pt" draw:caption-point-x="-11.54pt" draw:caption-point-y="7.77pt">
              <dc:date>2020-04-19T00:00:00</dc:date>
              <text:p text:style-name="P1">P_CA01/-</text:p>
            </office:annotation>
            <text:p>62.0102467721544</text:p>
          </table:table-cell>
          <table:table-cell office:value-type="float" office:value="72.9796764864358" calcext:value-type="float">
            <office:annotation draw:style-name="gr2" draw:text-style-name="P2" svg:width="122.49pt" svg:height="63.01pt" svg:x="369.75pt" svg:y="3007.5pt" draw:caption-point-x="-11.54pt" draw:caption-point-y="7.77pt">
              <dc:date>2020-04-19T00:00:00</dc:date>
              <text:p text:style-name="P1">P_CA25/-</text:p>
            </office:annotation>
            <text:p>72.9796764864358</text:p>
          </table:table-cell>
          <table:table-cell office:value-type="float" office:value="2.17131171530915" calcext:value-type="float">
            <office:annotation draw:style-name="gr2" draw:text-style-name="P2" svg:width="122.51pt" svg:height="63.01pt" svg:x="429.48pt" svg:y="3007.5pt" draw:caption-point-x="-11.54pt" draw:caption-point-y="7.77pt">
              <dc:date>2020-04-19T00:00:00</dc:date>
              <text:p text:style-name="P1">Swirl3_CA99/-</text:p>
            </office:annotation>
            <text:p>2.17131171530915</text:p>
          </table:table-cell>
          <table:table-cell office:value-type="float" office:value="2538.15545798411" calcext:value-type="float">
            <office:annotation draw:style-name="gr2" draw:text-style-name="P2" svg:width="122.51pt" svg:height="63.01pt" svg:x="489.23pt" svg:y="3007.5pt" draw:caption-point-x="-11.54pt" draw:caption-point-y="7.77pt">
              <dc:date>2020-04-19T00:00:00</dc:date>
              <text:p text:style-name="P1">TB_CA70/-</text:p>
            </office:annotation>
            <text:p>2538.15545798411</text:p>
          </table:table-cell>
          <table:table-cell office:value-type="float" office:value="1037.66236490114" calcext:value-type="float">
            <office:annotation draw:style-name="gr2" draw:text-style-name="P2" svg:width="122.51pt" svg:height="63.01pt" svg:x="548.99pt" svg:y="3007.5pt" draw:caption-point-x="-11.54pt" draw:caption-point-y="7.77pt">
              <dc:date>2020-04-19T00:00:00</dc:date>
              <text:p text:style-name="P1">Temp_CA05/-</text:p>
            </office:annotation>
            <text:p>1037.66236490114</text:p>
          </table:table-cell>
          <table:table-cell office:value-type="float" office:value="1356.52965099358" calcext:value-type="float">
            <office:annotation draw:style-name="gr2" draw:text-style-name="P2" svg:width="122.51pt" svg:height="63.01pt" svg:x="608.74pt" svg:y="3007.5pt" draw:caption-point-x="-11.54pt" draw:caption-point-y="7.77pt">
              <dc:date>2020-04-19T00:00:00</dc:date>
              <text:p text:style-name="P1">Temp_CA50/-</text:p>
            </office:annotation>
            <text:p>1356.52965099358</text:p>
          </table:table-cell>
          <table:table-cell office:value-type="float" office:value="0.148997692964734" calcext:value-type="float">
            <office:annotation draw:style-name="gr2" draw:text-style-name="P2" svg:width="122.51pt" svg:height="63.01pt" svg:x="668.49pt" svg:y="3007.5pt" draw:caption-point-x="-11.54pt" draw:caption-point-y="7.77pt">
              <dc:date>2020-04-19T00:00:00</dc:date>
              <text:p text:style-name="P1">TO2_CA50/-</text:p>
            </office:annotation>
            <text:p>0.148997692964734</text:p>
          </table:table-cell>
          <table:table-cell office:value-type="float" office:value="0.490315096650695" calcext:value-type="float">
            <office:annotation draw:style-name="gr2" draw:text-style-name="P2" svg:width="122.49pt" svg:height="63.01pt" svg:x="728.25pt" svg:y="3007.5pt" draw:caption-point-x="-11.54pt" draw:caption-point-y="7.77pt">
              <dc:date>2020-04-19T00:00:00</dc:date>
              <text:p text:style-name="P1">Vol_CA99/-</text:p>
            </office:annotation>
            <text:p>0.490315096650695</text:p>
          </table:table-cell>
          <table:table-cell office:value-type="float" office:value="1.82096815091946" calcext:value-type="float">
            <text:p>1.82096815091946</text:p>
          </table:table-cell>
          <table:table-cell office:value-type="float" office:value="1.15846770522423" calcext:value-type="float">
            <text:p>1.15846770522423</text:p>
          </table:table-cell>
          <table:table-cell table:style-name="ce4" office:value-type="float" office:value="0.0000014173512" calcext:value-type="float">
            <text:p>1.42E-06</text:p>
          </table:table-cell>
          <table:table-cell office:value-type="float" office:value="49.7987469068658" calcext:value-type="float">
            <text:p>49.7987469068658</text:p>
          </table:table-cell>
          <table:table-cell office:value-type="float" office:value="51.174562964528" calcext:value-type="float">
            <text:p>51.174562964528</text:p>
          </table:table-cell>
          <table:table-cell table:number-columns-repeated="1007"/>
        </table:table-row>
        <table:table-row table:style-name="ro1">
          <table:table-cell office:value-type="float" office:value="261" calcext:value-type="float">
            <text:p>261</text:p>
          </table:table-cell>
          <table:table-cell table:style-name="ce3" office:value-type="float" office:value="40.24977" calcext:value-type="float">
            <text:p>40.24977</text:p>
          </table:table-cell>
          <table:table-cell office:value-type="float" office:value="181.03697" calcext:value-type="float">
            <office:annotation draw:style-name="gr2" draw:text-style-name="P2" svg:width="122.51pt" svg:height="63.01pt" svg:x="190.49pt" svg:y="3022.5pt" draw:caption-point-x="-11.54pt" draw:caption-point-y="7.77pt">
              <dc:date>2020-04-19T00:00:00</dc:date>
              <text:p text:style-name="P1">HRR_max/-</text:p>
            </office:annotation>
            <text:p>181.03697</text:p>
          </table:table-cell>
          <table:table-cell office:value-type="float" office:value="1417.68679733616" calcext:value-type="float">
            <text:p>1417.68679733616</text:p>
          </table:table-cell>
          <table:table-cell office:value-type="float" office:value="69.0212020429266" calcext:value-type="float">
            <office:annotation draw:style-name="gr2" draw:text-style-name="P2" svg:width="122.49pt" svg:height="63.01pt" svg:x="310pt" svg:y="3022.5pt" draw:caption-point-x="-11.54pt" draw:caption-point-y="7.77pt">
              <dc:date>2020-04-19T00:00:00</dc:date>
              <text:p text:style-name="P1">P_CA01/-</text:p>
            </office:annotation>
            <text:p>69.0212020429266</text:p>
          </table:table-cell>
          <table:table-cell office:value-type="float" office:value="96.5012168582924" calcext:value-type="float">
            <office:annotation draw:style-name="gr2" draw:text-style-name="P2" svg:width="122.49pt" svg:height="63.01pt" svg:x="369.75pt" svg:y="3022.5pt" draw:caption-point-x="-11.54pt" draw:caption-point-y="7.77pt">
              <dc:date>2020-04-19T00:00:00</dc:date>
              <text:p text:style-name="P1">P_CA25/-</text:p>
            </office:annotation>
            <text:p>96.5012168582924</text:p>
          </table:table-cell>
          <table:table-cell office:value-type="float" office:value="2.1723914135793" calcext:value-type="float">
            <office:annotation draw:style-name="gr2" draw:text-style-name="P2" svg:width="122.51pt" svg:height="63.01pt" svg:x="429.48pt" svg:y="3022.5pt" draw:caption-point-x="-11.54pt" draw:caption-point-y="7.77pt">
              <dc:date>2020-04-19T00:00:00</dc:date>
              <text:p text:style-name="P1">Swirl3_CA99/-</text:p>
            </office:annotation>
            <text:p>2.1723914135793</text:p>
          </table:table-cell>
          <table:table-cell office:value-type="float" office:value="2562.17938679608" calcext:value-type="float">
            <office:annotation draw:style-name="gr2" draw:text-style-name="P2" svg:width="122.51pt" svg:height="63.01pt" svg:x="489.23pt" svg:y="3022.5pt" draw:caption-point-x="-11.54pt" draw:caption-point-y="7.77pt">
              <dc:date>2020-04-19T00:00:00</dc:date>
              <text:p text:style-name="P1">TB_CA70/-</text:p>
            </office:annotation>
            <text:p>2562.17938679608</text:p>
          </table:table-cell>
          <table:table-cell office:value-type="float" office:value="1056.07177515221" calcext:value-type="float">
            <office:annotation draw:style-name="gr2" draw:text-style-name="P2" svg:width="122.51pt" svg:height="63.01pt" svg:x="548.99pt" svg:y="3022.5pt" draw:caption-point-x="-11.54pt" draw:caption-point-y="7.77pt">
              <dc:date>2020-04-19T00:00:00</dc:date>
              <text:p text:style-name="P1">Temp_CA05/-</text:p>
            </office:annotation>
            <text:p>1056.07177515221</text:p>
          </table:table-cell>
          <table:table-cell office:value-type="float" office:value="1490.36856396744" calcext:value-type="float">
            <office:annotation draw:style-name="gr2" draw:text-style-name="P2" svg:width="122.51pt" svg:height="63.01pt" svg:x="608.74pt" svg:y="3022.5pt" draw:caption-point-x="-11.54pt" draw:caption-point-y="7.77pt">
              <dc:date>2020-04-19T00:00:00</dc:date>
              <text:p text:style-name="P1">Temp_CA50/-</text:p>
            </office:annotation>
            <text:p>1490.36856396744</text:p>
          </table:table-cell>
          <table:table-cell office:value-type="float" office:value="0.141379767527559" calcext:value-type="float">
            <office:annotation draw:style-name="gr2" draw:text-style-name="P2" svg:width="122.51pt" svg:height="63.01pt" svg:x="668.49pt" svg:y="3022.5pt" draw:caption-point-x="-11.54pt" draw:caption-point-y="7.77pt">
              <dc:date>2020-04-19T00:00:00</dc:date>
              <text:p text:style-name="P1">TO2_CA50/-</text:p>
            </office:annotation>
            <text:p>0.141379767527559</text:p>
          </table:table-cell>
          <table:table-cell office:value-type="float" office:value="0.50393577285762" calcext:value-type="float">
            <office:annotation draw:style-name="gr2" draw:text-style-name="P2" svg:width="122.49pt" svg:height="63.01pt" svg:x="728.25pt" svg:y="3022.5pt" draw:caption-point-x="-11.54pt" draw:caption-point-y="7.77pt">
              <dc:date>2020-04-19T00:00:00</dc:date>
              <text:p text:style-name="P1">Vol_CA99/-</text:p>
            </office:annotation>
            <text:p>0.50393577285762</text:p>
          </table:table-cell>
          <table:table-cell office:value-type="float" office:value="0.921060830834718" calcext:value-type="float">
            <text:p>0.921060830834718</text:p>
          </table:table-cell>
          <table:table-cell office:value-type="float" office:value="1.33903742157936" calcext:value-type="float">
            <text:p>1.33903742157936</text:p>
          </table:table-cell>
          <table:table-cell table:style-name="ce4" office:value-type="float" office:value="0.0000017801142" calcext:value-type="float">
            <text:p>1.78E-06</text:p>
          </table:table-cell>
          <table:table-cell office:value-type="float" office:value="26.16711518101" calcext:value-type="float">
            <text:p>26.16711518101</text:p>
          </table:table-cell>
          <table:table-cell office:value-type="float" office:value="41.5530580960963" calcext:value-type="float">
            <text:p>41.5530580960963</text:p>
          </table:table-cell>
          <table:table-cell table:number-columns-repeated="1007"/>
        </table:table-row>
        <table:table-row table:style-name="ro1">
          <table:table-cell office:value-type="float" office:value="262" calcext:value-type="float">
            <text:p>262</text:p>
          </table:table-cell>
          <table:table-cell table:style-name="ce3" office:value-type="float" office:value="34.79091" calcext:value-type="float">
            <text:p>34.79091</text:p>
          </table:table-cell>
          <table:table-cell office:value-type="float" office:value="191.93677" calcext:value-type="float">
            <office:annotation draw:style-name="gr2" draw:text-style-name="P2" svg:width="122.51pt" svg:height="63.01pt" svg:x="190.49pt" svg:y="3037.49pt" draw:caption-point-x="-11.54pt" draw:caption-point-y="7.77pt">
              <dc:date>2020-04-19T00:00:00</dc:date>
              <text:p text:style-name="P1">HRR_max/-</text:p>
            </office:annotation>
            <text:p>191.93677</text:p>
          </table:table-cell>
          <table:table-cell office:value-type="float" office:value="1876.16433521421" calcext:value-type="float">
            <text:p>1876.16433521421</text:p>
          </table:table-cell>
          <table:table-cell office:value-type="float" office:value="74.6204946133985" calcext:value-type="float">
            <office:annotation draw:style-name="gr2" draw:text-style-name="P2" svg:width="122.49pt" svg:height="63.01pt" svg:x="310pt" svg:y="3037.49pt" draw:caption-point-x="-11.54pt" draw:caption-point-y="7.77pt">
              <dc:date>2020-04-19T00:00:00</dc:date>
              <text:p text:style-name="P1">P_CA01/-</text:p>
            </office:annotation>
            <text:p>74.6204946133985</text:p>
          </table:table-cell>
          <table:table-cell office:value-type="float" office:value="115.55756720788" calcext:value-type="float">
            <office:annotation draw:style-name="gr2" draw:text-style-name="P2" svg:width="122.49pt" svg:height="63.01pt" svg:x="369.75pt" svg:y="3037.49pt" draw:caption-point-x="-11.54pt" draw:caption-point-y="7.77pt">
              <dc:date>2020-04-19T00:00:00</dc:date>
              <text:p text:style-name="P1">P_CA25/-</text:p>
            </office:annotation>
            <text:p>115.55756720788</text:p>
          </table:table-cell>
          <table:table-cell office:value-type="float" office:value="2.11041674822515" calcext:value-type="float">
            <office:annotation draw:style-name="gr2" draw:text-style-name="P2" svg:width="122.51pt" svg:height="63.01pt" svg:x="429.48pt" svg:y="3037.49pt" draw:caption-point-x="-11.54pt" draw:caption-point-y="7.77pt">
              <dc:date>2020-04-19T00:00:00</dc:date>
              <text:p text:style-name="P1">Swirl3_CA99/-</text:p>
            </office:annotation>
            <text:p>2.11041674822515</text:p>
          </table:table-cell>
          <table:table-cell office:value-type="float" office:value="2480.86207643342" calcext:value-type="float">
            <office:annotation draw:style-name="gr2" draw:text-style-name="P2" svg:width="122.51pt" svg:height="63.01pt" svg:x="489.23pt" svg:y="3037.49pt" draw:caption-point-x="-11.54pt" draw:caption-point-y="7.77pt">
              <dc:date>2020-04-19T00:00:00</dc:date>
              <text:p text:style-name="P1">TB_CA70/-</text:p>
            </office:annotation>
            <text:p>2480.86207643342</text:p>
          </table:table-cell>
          <table:table-cell office:value-type="float" office:value="1072.77420690672" calcext:value-type="float">
            <office:annotation draw:style-name="gr2" draw:text-style-name="P2" svg:width="122.51pt" svg:height="63.01pt" svg:x="548.99pt" svg:y="3037.49pt" draw:caption-point-x="-11.54pt" draw:caption-point-y="7.77pt">
              <dc:date>2020-04-19T00:00:00</dc:date>
              <text:p text:style-name="P1">Temp_CA05/-</text:p>
            </office:annotation>
            <text:p>1072.77420690672</text:p>
          </table:table-cell>
          <table:table-cell office:value-type="float" office:value="1581.17245209741" calcext:value-type="float">
            <office:annotation draw:style-name="gr2" draw:text-style-name="P2" svg:width="122.51pt" svg:height="63.01pt" svg:x="608.74pt" svg:y="3037.49pt" draw:caption-point-x="-11.54pt" draw:caption-point-y="7.77pt">
              <dc:date>2020-04-19T00:00:00</dc:date>
              <text:p text:style-name="P1">Temp_CA50/-</text:p>
            </office:annotation>
            <text:p>1581.17245209741</text:p>
          </table:table-cell>
          <table:table-cell office:value-type="float" office:value="0.132686291279932" calcext:value-type="float">
            <office:annotation draw:style-name="gr2" draw:text-style-name="P2" svg:width="122.51pt" svg:height="63.01pt" svg:x="668.49pt" svg:y="3037.49pt" draw:caption-point-x="-11.54pt" draw:caption-point-y="7.77pt">
              <dc:date>2020-04-19T00:00:00</dc:date>
              <text:p text:style-name="P1">TO2_CA50/-</text:p>
            </office:annotation>
            <text:p>0.132686291279932</text:p>
          </table:table-cell>
          <table:table-cell office:value-type="float" office:value="0.568264203397567" calcext:value-type="float">
            <office:annotation draw:style-name="gr2" draw:text-style-name="P2" svg:width="122.49pt" svg:height="63.01pt" svg:x="728.25pt" svg:y="3037.49pt" draw:caption-point-x="-11.54pt" draw:caption-point-y="7.77pt">
              <dc:date>2020-04-19T00:00:00</dc:date>
              <text:p text:style-name="P1">Vol_CA99/-</text:p>
            </office:annotation>
            <text:p>0.568264203397567</text:p>
          </table:table-cell>
          <table:table-cell office:value-type="float" office:value="0.574906843019189" calcext:value-type="float">
            <text:p>0.574906843019189</text:p>
          </table:table-cell>
          <table:table-cell office:value-type="float" office:value="2.35392216085225" calcext:value-type="float">
            <text:p>2.35392216085225</text:p>
          </table:table-cell>
          <table:table-cell table:style-name="ce4" office:value-type="float" office:value="0.0000026404073" calcext:value-type="float">
            <text:p>2.64E-06</text:p>
          </table:table-cell>
          <table:table-cell office:value-type="float" office:value="27.5002322510559" calcext:value-type="float">
            <text:p>27.5002322510559</text:p>
          </table:table-cell>
          <table:table-cell office:value-type="float" office:value="34.0169246413696" calcext:value-type="float">
            <text:p>34.0169246413696</text:p>
          </table:table-cell>
          <table:table-cell table:number-columns-repeated="1007"/>
        </table:table-row>
        <table:table-row table:style-name="ro1">
          <table:table-cell office:value-type="float" office:value="263" calcext:value-type="float">
            <text:p>263</text:p>
          </table:table-cell>
          <table:table-cell table:style-name="ce3" office:value-type="float" office:value="33.89399" calcext:value-type="float">
            <text:p>33.89399</text:p>
          </table:table-cell>
          <table:table-cell office:value-type="float" office:value="191.91812" calcext:value-type="float">
            <office:annotation draw:style-name="gr2" draw:text-style-name="P2" svg:width="122.51pt" svg:height="63.01pt" svg:x="190.49pt" svg:y="3052.49pt" draw:caption-point-x="-11.54pt" draw:caption-point-y="7.8pt">
              <dc:date>2020-04-19T00:00:00</dc:date>
              <text:p text:style-name="P1">HRR_max/-</text:p>
            </office:annotation>
            <text:p>191.91812</text:p>
          </table:table-cell>
          <table:table-cell office:value-type="float" office:value="2168.80705384827" calcext:value-type="float">
            <text:p>2168.80705384827</text:p>
          </table:table-cell>
          <table:table-cell office:value-type="float" office:value="79.1639142393698" calcext:value-type="float">
            <office:annotation draw:style-name="gr2" draw:text-style-name="P2" svg:width="122.49pt" svg:height="63.01pt" svg:x="310pt" svg:y="3052.49pt" draw:caption-point-x="-11.54pt" draw:caption-point-y="7.8pt">
              <dc:date>2020-04-19T00:00:00</dc:date>
              <text:p text:style-name="P1">P_CA01/-</text:p>
            </office:annotation>
            <text:p>79.1639142393698</text:p>
          </table:table-cell>
          <table:table-cell office:value-type="float" office:value="130.552830171749" calcext:value-type="float">
            <office:annotation draw:style-name="gr2" draw:text-style-name="P2" svg:width="122.49pt" svg:height="63.01pt" svg:x="369.75pt" svg:y="3052.49pt" draw:caption-point-x="-11.54pt" draw:caption-point-y="7.8pt">
              <dc:date>2020-04-19T00:00:00</dc:date>
              <text:p text:style-name="P1">P_CA25/-</text:p>
            </office:annotation>
            <text:p>130.552830171749</text:p>
          </table:table-cell>
          <table:table-cell office:value-type="float" office:value="2.09295076470588" calcext:value-type="float">
            <office:annotation draw:style-name="gr2" draw:text-style-name="P2" svg:width="122.51pt" svg:height="63.01pt" svg:x="429.48pt" svg:y="3052.49pt" draw:caption-point-x="-11.54pt" draw:caption-point-y="7.8pt">
              <dc:date>2020-04-19T00:00:00</dc:date>
              <text:p text:style-name="P1">Swirl3_CA99/-</text:p>
            </office:annotation>
            <text:p>2.09295076470588</text:p>
          </table:table-cell>
          <table:table-cell office:value-type="float" office:value="2439.54252616713" calcext:value-type="float">
            <office:annotation draw:style-name="gr2" draw:text-style-name="P2" svg:width="122.51pt" svg:height="63.01pt" svg:x="489.23pt" svg:y="3052.49pt" draw:caption-point-x="-11.54pt" draw:caption-point-y="7.8pt">
              <dc:date>2020-04-19T00:00:00</dc:date>
              <text:p text:style-name="P1">TB_CA70/-</text:p>
            </office:annotation>
            <text:p>2439.54252616713</text:p>
          </table:table-cell>
          <table:table-cell office:value-type="float" office:value="1086.02522618436" calcext:value-type="float">
            <office:annotation draw:style-name="gr2" draw:text-style-name="P2" svg:width="122.51pt" svg:height="63.01pt" svg:x="548.99pt" svg:y="3052.49pt" draw:caption-point-x="-11.54pt" draw:caption-point-y="7.8pt">
              <dc:date>2020-04-19T00:00:00</dc:date>
              <text:p text:style-name="P1">Temp_CA05/-</text:p>
            </office:annotation>
            <text:p>1086.02522618436</text:p>
          </table:table-cell>
          <table:table-cell office:value-type="float" office:value="1625.67103586313" calcext:value-type="float">
            <office:annotation draw:style-name="gr2" draw:text-style-name="P2" svg:width="122.51pt" svg:height="63.01pt" svg:x="608.74pt" svg:y="3052.49pt" draw:caption-point-x="-11.54pt" draw:caption-point-y="7.8pt">
              <dc:date>2020-04-19T00:00:00</dc:date>
              <text:p text:style-name="P1">Temp_CA50/-</text:p>
            </office:annotation>
            <text:p>1625.67103586313</text:p>
          </table:table-cell>
          <table:table-cell office:value-type="float" office:value="0.130253847143568" calcext:value-type="float">
            <office:annotation draw:style-name="gr2" draw:text-style-name="P2" svg:width="122.51pt" svg:height="63.01pt" svg:x="668.49pt" svg:y="3052.49pt" draw:caption-point-x="-11.54pt" draw:caption-point-y="7.8pt">
              <dc:date>2020-04-19T00:00:00</dc:date>
              <text:p text:style-name="P1">TO2_CA50/-</text:p>
            </office:annotation>
            <text:p>0.130253847143568</text:p>
          </table:table-cell>
          <table:table-cell office:value-type="float" office:value="0.588423061265909" calcext:value-type="float">
            <office:annotation draw:style-name="gr2" draw:text-style-name="P2" svg:width="122.49pt" svg:height="63.01pt" svg:x="728.25pt" svg:y="3052.49pt" draw:caption-point-x="-11.54pt" draw:caption-point-y="7.8pt">
              <dc:date>2020-04-19T00:00:00</dc:date>
              <text:p text:style-name="P1">Vol_CA99/-</text:p>
            </office:annotation>
            <text:p>0.588423061265909</text:p>
          </table:table-cell>
          <table:table-cell office:value-type="float" office:value="0.384721751390645" calcext:value-type="float">
            <text:p>0.384721751390645</text:p>
          </table:table-cell>
          <table:table-cell office:value-type="float" office:value="2.53724754302191" calcext:value-type="float">
            <text:p>2.53724754302191</text:p>
          </table:table-cell>
          <table:table-cell table:style-name="ce4" office:value-type="float" office:value="0.0000029635382" calcext:value-type="float">
            <text:p>2.96E-06</text:p>
          </table:table-cell>
          <table:table-cell office:value-type="float" office:value="28.4251881283909" calcext:value-type="float">
            <text:p>28.4251881283909</text:p>
          </table:table-cell>
          <table:table-cell office:value-type="float" office:value="30.6118409072339" calcext:value-type="float">
            <text:p>30.6118409072339</text:p>
          </table:table-cell>
          <table:table-cell table:number-columns-repeated="1007"/>
        </table:table-row>
        <table:table-row table:style-name="ro1">
          <table:table-cell office:value-type="float" office:value="265" calcext:value-type="float">
            <text:p>265</text:p>
          </table:table-cell>
          <table:table-cell table:style-name="ce3" office:value-type="float" office:value="62.30581" calcext:value-type="float">
            <text:p>62.30581</text:p>
          </table:table-cell>
          <table:table-cell office:value-type="float" office:value="75.63629" calcext:value-type="float">
            <office:annotation draw:style-name="gr1" draw:text-style-name="P2" svg:width="122.51pt" svg:height="62.99pt" svg:x="190.49pt" svg:y="3067.51pt" draw:caption-point-x="-11.54pt" draw:caption-point-y="7.77pt">
              <dc:date>2020-04-19T00:00:00</dc:date>
              <text:p text:style-name="P1">HRR_max/-</text:p>
            </office:annotation>
            <text:p>75.63629</text:p>
          </table:table-cell>
          <table:table-cell office:value-type="float" office:value="295.22343403097" calcext:value-type="float">
            <text:p>295.22343403097</text:p>
          </table:table-cell>
          <table:table-cell office:value-type="float" office:value="48.9417495610753" calcext:value-type="float">
            <office:annotation draw:style-name="gr1" draw:text-style-name="P2" svg:width="122.49pt" svg:height="62.99pt" svg:x="310pt" svg:y="3067.51pt" draw:caption-point-x="-11.54pt" draw:caption-point-y="7.77pt">
              <dc:date>2020-04-19T00:00:00</dc:date>
              <text:p text:style-name="P1">P_CA01/-</text:p>
            </office:annotation>
            <text:p>48.9417495610753</text:p>
          </table:table-cell>
          <table:table-cell office:value-type="float" office:value="47.6996914349144" calcext:value-type="float">
            <office:annotation draw:style-name="gr1" draw:text-style-name="P2" svg:width="122.49pt" svg:height="62.99pt" svg:x="369.75pt" svg:y="3067.51pt" draw:caption-point-x="-11.54pt" draw:caption-point-y="7.77pt">
              <dc:date>2020-04-19T00:00:00</dc:date>
              <text:p text:style-name="P1">P_CA25/-</text:p>
            </office:annotation>
            <text:p>47.6996914349144</text:p>
          </table:table-cell>
          <table:table-cell office:value-type="float" office:value="2.71474637187088" calcext:value-type="float">
            <office:annotation draw:style-name="gr1" draw:text-style-name="P2" svg:width="122.51pt" svg:height="62.99pt" svg:x="429.48pt" svg:y="3067.51pt" draw:caption-point-x="-11.54pt" draw:caption-point-y="7.77pt">
              <dc:date>2020-04-19T00:00:00</dc:date>
              <text:p text:style-name="P1">Swirl3_CA99/-</text:p>
            </office:annotation>
            <text:p>2.71474637187088</text:p>
          </table:table-cell>
          <table:table-cell office:value-type="float" office:value="2337.0793859514" calcext:value-type="float">
            <office:annotation draw:style-name="gr1" draw:text-style-name="P2" svg:width="122.51pt" svg:height="62.99pt" svg:x="489.23pt" svg:y="3067.51pt" draw:caption-point-x="-11.54pt" draw:caption-point-y="7.77pt">
              <dc:date>2020-04-19T00:00:00</dc:date>
              <text:p text:style-name="P1">TB_CA70/-</text:p>
            </office:annotation>
            <text:p>2337.0793859514</text:p>
          </table:table-cell>
          <table:table-cell office:value-type="float" office:value="990.87653776372" calcext:value-type="float">
            <office:annotation draw:style-name="gr1" draw:text-style-name="P2" svg:width="122.51pt" svg:height="62.99pt" svg:x="548.99pt" svg:y="3067.51pt" draw:caption-point-x="-11.54pt" draw:caption-point-y="7.77pt">
              <dc:date>2020-04-19T00:00:00</dc:date>
              <text:p text:style-name="P1">Temp_CA05/-</text:p>
            </office:annotation>
            <text:p>990.87653776372</text:p>
          </table:table-cell>
          <table:table-cell office:value-type="float" office:value="1092.41039942647" calcext:value-type="float">
            <office:annotation draw:style-name="gr1" draw:text-style-name="P2" svg:width="122.51pt" svg:height="62.99pt" svg:x="608.74pt" svg:y="3067.51pt" draw:caption-point-x="-11.54pt" draw:caption-point-y="7.77pt">
              <dc:date>2020-04-19T00:00:00</dc:date>
              <text:p text:style-name="P1">Temp_CA50/-</text:p>
            </office:annotation>
            <text:p>1092.41039942647</text:p>
          </table:table-cell>
          <table:table-cell office:value-type="float" office:value="0.179519059952765" calcext:value-type="float">
            <office:annotation draw:style-name="gr1" draw:text-style-name="P2" svg:width="122.51pt" svg:height="62.99pt" svg:x="668.49pt" svg:y="3067.51pt" draw:caption-point-x="-11.54pt" draw:caption-point-y="7.77pt">
              <dc:date>2020-04-19T00:00:00</dc:date>
              <text:p text:style-name="P1">TO2_CA50/-</text:p>
            </office:annotation>
            <text:p>0.179519059952765</text:p>
          </table:table-cell>
          <table:table-cell office:value-type="float" office:value="0.247109840974967" calcext:value-type="float">
            <office:annotation draw:style-name="gr1" draw:text-style-name="P2" svg:width="122.49pt" svg:height="62.99pt" svg:x="728.25pt" svg:y="3067.51pt" draw:caption-point-x="-11.54pt" draw:caption-point-y="7.77pt">
              <dc:date>2020-04-19T00:00:00</dc:date>
              <text:p text:style-name="P1">Vol_CA99/-</text:p>
            </office:annotation>
            <text:p>0.247109840974967</text:p>
          </table:table-cell>
          <table:table-cell office:value-type="float" office:value="3.52679999574279" calcext:value-type="float">
            <text:p>3.52679999574279</text:p>
          </table:table-cell>
          <table:table-cell office:value-type="float" office:value="0.943830812951914" calcext:value-type="float">
            <text:p>0.943830812951914</text:p>
          </table:table-cell>
          <table:table-cell table:style-name="ce4" office:value-type="float" office:value="0.00000001537537" calcext:value-type="float">
            <text:p>1.54E-08</text:p>
          </table:table-cell>
          <table:table-cell office:value-type="float" office:value="79.2873599750232" calcext:value-type="float">
            <text:p>79.2873599750232</text:p>
          </table:table-cell>
          <table:table-cell office:value-type="float" office:value="72.2961290332476" calcext:value-type="float">
            <text:p>72.2961290332476</text:p>
          </table:table-cell>
          <table:table-cell table:number-columns-repeated="1007"/>
        </table:table-row>
        <table:table-row table:style-name="ro1">
          <table:table-cell office:value-type="float" office:value="266" calcext:value-type="float">
            <text:p>266</text:p>
          </table:table-cell>
          <table:table-cell table:style-name="ce3" office:value-type="float" office:value="52.96315" calcext:value-type="float">
            <text:p>52.96315</text:p>
          </table:table-cell>
          <table:table-cell office:value-type="float" office:value="117.33469" calcext:value-type="float">
            <office:annotation draw:style-name="gr1" draw:text-style-name="P2" svg:width="122.51pt" svg:height="62.99pt" svg:x="190.49pt" svg:y="3082.51pt" draw:caption-point-x="-11.54pt" draw:caption-point-y="7.77pt">
              <dc:date>2020-04-19T00:00:00</dc:date>
              <text:p text:style-name="P1">HRR_max/-</text:p>
            </office:annotation>
            <text:p>117.33469</text:p>
          </table:table-cell>
          <table:table-cell office:value-type="float" office:value="592.134139573431" calcext:value-type="float">
            <text:p>592.134139573431</text:p>
          </table:table-cell>
          <table:table-cell office:value-type="float" office:value="56.3570487022331" calcext:value-type="float">
            <office:annotation draw:style-name="gr1" draw:text-style-name="P2" svg:width="122.49pt" svg:height="62.99pt" svg:x="310pt" svg:y="3082.51pt" draw:caption-point-x="-11.54pt" draw:caption-point-y="7.77pt">
              <dc:date>2020-04-19T00:00:00</dc:date>
              <text:p text:style-name="P1">P_CA01/-</text:p>
            </office:annotation>
            <text:p>56.3570487022331</text:p>
          </table:table-cell>
          <table:table-cell office:value-type="float" office:value="58.7610728085069" calcext:value-type="float">
            <office:annotation draw:style-name="gr1" draw:text-style-name="P2" svg:width="122.49pt" svg:height="62.99pt" svg:x="369.75pt" svg:y="3082.51pt" draw:caption-point-x="-11.54pt" draw:caption-point-y="7.77pt">
              <dc:date>2020-04-19T00:00:00</dc:date>
              <text:p text:style-name="P1">P_CA25/-</text:p>
            </office:annotation>
            <text:p>58.7610728085069</text:p>
          </table:table-cell>
          <table:table-cell office:value-type="float" office:value="2.36600088983986" calcext:value-type="float">
            <office:annotation draw:style-name="gr1" draw:text-style-name="P2" svg:width="122.51pt" svg:height="62.99pt" svg:x="429.48pt" svg:y="3082.51pt" draw:caption-point-x="-11.54pt" draw:caption-point-y="7.77pt">
              <dc:date>2020-04-19T00:00:00</dc:date>
              <text:p text:style-name="P1">Swirl3_CA99/-</text:p>
            </office:annotation>
            <text:p>2.36600088983986</text:p>
          </table:table-cell>
          <table:table-cell office:value-type="float" office:value="2478.03510691762" calcext:value-type="float">
            <office:annotation draw:style-name="gr1" draw:text-style-name="P2" svg:width="122.51pt" svg:height="62.99pt" svg:x="489.23pt" svg:y="3082.51pt" draw:caption-point-x="-11.54pt" draw:caption-point-y="7.77pt">
              <dc:date>2020-04-19T00:00:00</dc:date>
              <text:p text:style-name="P1">TB_CA70/-</text:p>
            </office:annotation>
            <text:p>2478.03510691762</text:p>
          </table:table-cell>
          <table:table-cell office:value-type="float" office:value="1018.3504996519" calcext:value-type="float">
            <office:annotation draw:style-name="gr1" draw:text-style-name="P2" svg:width="122.51pt" svg:height="62.99pt" svg:x="548.99pt" svg:y="3082.51pt" draw:caption-point-x="-11.54pt" draw:caption-point-y="7.77pt">
              <dc:date>2020-04-19T00:00:00</dc:date>
              <text:p text:style-name="P1">Temp_CA05/-</text:p>
            </office:annotation>
            <text:p>1018.3504996519</text:p>
          </table:table-cell>
          <table:table-cell office:value-type="float" office:value="1223.41829110019" calcext:value-type="float">
            <office:annotation draw:style-name="gr1" draw:text-style-name="P2" svg:width="122.51pt" svg:height="62.99pt" svg:x="608.74pt" svg:y="3082.51pt" draw:caption-point-x="-11.54pt" draw:caption-point-y="7.77pt">
              <dc:date>2020-04-19T00:00:00</dc:date>
              <text:p text:style-name="P1">Temp_CA50/-</text:p>
            </office:annotation>
            <text:p>1223.41829110019</text:p>
          </table:table-cell>
          <table:table-cell office:value-type="float" office:value="0.164505891620521" calcext:value-type="float">
            <office:annotation draw:style-name="gr1" draw:text-style-name="P2" svg:width="122.51pt" svg:height="62.99pt" svg:x="668.49pt" svg:y="3082.51pt" draw:caption-point-x="-11.54pt" draw:caption-point-y="7.77pt">
              <dc:date>2020-04-19T00:00:00</dc:date>
              <text:p text:style-name="P1">TO2_CA50/-</text:p>
            </office:annotation>
            <text:p>0.164505891620521</text:p>
          </table:table-cell>
          <table:table-cell office:value-type="float" office:value="0.386342845462688" calcext:value-type="float">
            <office:annotation draw:style-name="gr1" draw:text-style-name="P2" svg:width="122.49pt" svg:height="62.99pt" svg:x="728.25pt" svg:y="3082.51pt" draw:caption-point-x="-11.54pt" draw:caption-point-y="7.77pt">
              <dc:date>2020-04-19T00:00:00</dc:date>
              <text:p text:style-name="P1">Vol_CA99/-</text:p>
            </office:annotation>
            <text:p>0.386342845462688</text:p>
          </table:table-cell>
          <table:table-cell office:value-type="float" office:value="2.60833386315675" calcext:value-type="float">
            <text:p>2.60833386315675</text:p>
          </table:table-cell>
          <table:table-cell office:value-type="float" office:value="2.12877754207217" calcext:value-type="float">
            <text:p>2.12877754207217</text:p>
          </table:table-cell>
          <table:table-cell table:style-name="ce4" office:value-type="float" office:value="0.00000041333962" calcext:value-type="float">
            <text:p>4.13E-07</text:p>
          </table:table-cell>
          <table:table-cell office:value-type="float" office:value="113.832242162207" calcext:value-type="float">
            <text:p>113.832242162207</text:p>
          </table:table-cell>
          <table:table-cell office:value-type="float" office:value="68.3573266036647" calcext:value-type="float">
            <text:p>68.3573266036647</text:p>
          </table:table-cell>
          <table:table-cell table:number-columns-repeated="1007"/>
        </table:table-row>
        <table:table-row table:style-name="ro1">
          <table:table-cell office:value-type="float" office:value="267" calcext:value-type="float">
            <text:p>267</text:p>
          </table:table-cell>
          <table:table-cell table:style-name="ce3" office:value-type="float" office:value="46.28445" calcext:value-type="float">
            <text:p>46.28445</text:p>
          </table:table-cell>
          <table:table-cell office:value-type="float" office:value="153.62378" calcext:value-type="float">
            <office:annotation draw:style-name="gr2" draw:text-style-name="P2" svg:width="122.51pt" svg:height="63.01pt" svg:x="190.49pt" svg:y="3097.5pt" draw:caption-point-x="-11.54pt" draw:caption-point-y="7.77pt">
              <dc:date>2020-04-19T00:00:00</dc:date>
              <text:p text:style-name="P1">HRR_max/-</text:p>
            </office:annotation>
            <text:p>153.62378</text:p>
          </table:table-cell>
          <table:table-cell office:value-type="float" office:value="1035.82965008846" calcext:value-type="float">
            <text:p>1035.82965008846</text:p>
          </table:table-cell>
          <table:table-cell office:value-type="float" office:value="65.4232994941824" calcext:value-type="float">
            <office:annotation draw:style-name="gr2" draw:text-style-name="P2" svg:width="122.49pt" svg:height="63.01pt" svg:x="310pt" svg:y="3097.5pt" draw:caption-point-x="-11.54pt" draw:caption-point-y="7.77pt">
              <dc:date>2020-04-19T00:00:00</dc:date>
              <text:p text:style-name="P1">P_CA01/-</text:p>
            </office:annotation>
            <text:p>65.4232994941824</text:p>
          </table:table-cell>
          <table:table-cell office:value-type="float" office:value="79.8210739783812" calcext:value-type="float">
            <office:annotation draw:style-name="gr2" draw:text-style-name="P2" svg:width="122.49pt" svg:height="63.01pt" svg:x="369.75pt" svg:y="3097.5pt" draw:caption-point-x="-11.54pt" draw:caption-point-y="7.77pt">
              <dc:date>2020-04-19T00:00:00</dc:date>
              <text:p text:style-name="P1">P_CA25/-</text:p>
            </office:annotation>
            <text:p>79.8210739783812</text:p>
          </table:table-cell>
          <table:table-cell office:value-type="float" office:value="2.31756431910908" calcext:value-type="float">
            <office:annotation draw:style-name="gr2" draw:text-style-name="P2" svg:width="122.51pt" svg:height="63.01pt" svg:x="429.48pt" svg:y="3097.5pt" draw:caption-point-x="-11.54pt" draw:caption-point-y="7.77pt">
              <dc:date>2020-04-19T00:00:00</dc:date>
              <text:p text:style-name="P1">Swirl3_CA99/-</text:p>
            </office:annotation>
            <text:p>2.31756431910908</text:p>
          </table:table-cell>
          <table:table-cell office:value-type="float" office:value="2597.44533120056" calcext:value-type="float">
            <office:annotation draw:style-name="gr2" draw:text-style-name="P2" svg:width="122.51pt" svg:height="63.01pt" svg:x="489.23pt" svg:y="3097.5pt" draw:caption-point-x="-11.54pt" draw:caption-point-y="7.77pt">
              <dc:date>2020-04-19T00:00:00</dc:date>
              <text:p text:style-name="P1">TB_CA70/-</text:p>
            </office:annotation>
            <text:p>2597.44533120056</text:p>
          </table:table-cell>
          <table:table-cell office:value-type="float" office:value="1046.28956837914" calcext:value-type="float">
            <office:annotation draw:style-name="gr2" draw:text-style-name="P2" svg:width="122.51pt" svg:height="63.01pt" svg:x="548.99pt" svg:y="3097.5pt" draw:caption-point-x="-11.54pt" draw:caption-point-y="7.77pt">
              <dc:date>2020-04-19T00:00:00</dc:date>
              <text:p text:style-name="P1">Temp_CA05/-</text:p>
            </office:annotation>
            <text:p>1046.28956837914</text:p>
          </table:table-cell>
          <table:table-cell office:value-type="float" office:value="1380.47813871654" calcext:value-type="float">
            <office:annotation draw:style-name="gr2" draw:text-style-name="P2" svg:width="122.51pt" svg:height="63.01pt" svg:x="608.74pt" svg:y="3097.5pt" draw:caption-point-x="-11.54pt" draw:caption-point-y="7.77pt">
              <dc:date>2020-04-19T00:00:00</dc:date>
              <text:p text:style-name="P1">Temp_CA50/-</text:p>
            </office:annotation>
            <text:p>1380.47813871654</text:p>
          </table:table-cell>
          <table:table-cell office:value-type="float" office:value="0.156343712934138" calcext:value-type="float">
            <office:annotation draw:style-name="gr2" draw:text-style-name="P2" svg:width="122.51pt" svg:height="63.01pt" svg:x="668.49pt" svg:y="3097.5pt" draw:caption-point-x="-11.54pt" draw:caption-point-y="7.77pt">
              <dc:date>2020-04-19T00:00:00</dc:date>
              <text:p text:style-name="P1">TO2_CA50/-</text:p>
            </office:annotation>
            <text:p>0.156343712934138</text:p>
          </table:table-cell>
          <table:table-cell office:value-type="float" office:value="0.425583563935632" calcext:value-type="float">
            <office:annotation draw:style-name="gr2" draw:text-style-name="P2" svg:width="122.49pt" svg:height="63.01pt" svg:x="728.25pt" svg:y="3097.5pt" draw:caption-point-x="-11.54pt" draw:caption-point-y="7.77pt">
              <dc:date>2020-04-19T00:00:00</dc:date>
              <text:p text:style-name="P1">Vol_CA99/-</text:p>
            </office:annotation>
            <text:p>0.425583563935632</text:p>
          </table:table-cell>
          <table:table-cell office:value-type="float" office:value="1.24583147381219" calcext:value-type="float">
            <text:p>1.24583147381219</text:p>
          </table:table-cell>
          <table:table-cell office:value-type="float" office:value="1.21535977420183" calcext:value-type="float">
            <text:p>1.21535977420183</text:p>
          </table:table-cell>
          <table:table-cell table:style-name="ce4" office:value-type="float" office:value="0.00000075903233" calcext:value-type="float">
            <text:p>7.59E-07</text:p>
          </table:table-cell>
          <table:table-cell office:value-type="float" office:value="60.2312977676149" calcext:value-type="float">
            <text:p>60.2312977676149</text:p>
          </table:table-cell>
          <table:table-cell office:value-type="float" office:value="52.3973860908819" calcext:value-type="float">
            <text:p>52.3973860908819</text:p>
          </table:table-cell>
          <table:table-cell table:number-columns-repeated="1007"/>
        </table:table-row>
        <table:table-row table:style-name="ro1">
          <table:table-cell office:value-type="float" office:value="268" calcext:value-type="float">
            <text:p>268</text:p>
          </table:table-cell>
          <table:table-cell table:style-name="ce3" office:value-type="float" office:value="43.97103" calcext:value-type="float">
            <text:p>43.97103</text:p>
          </table:table-cell>
          <table:table-cell office:value-type="float" office:value="172.4753" calcext:value-type="float">
            <office:annotation draw:style-name="gr2" draw:text-style-name="P2" svg:width="122.51pt" svg:height="63.01pt" svg:x="190.49pt" svg:y="3112.5pt" draw:caption-point-x="-11.54pt" draw:caption-point-y="7.77pt">
              <dc:date>2020-04-19T00:00:00</dc:date>
              <text:p text:style-name="P1">HRR_max/-</text:p>
            </office:annotation>
            <text:p>172.4753</text:p>
          </table:table-cell>
          <table:table-cell office:value-type="float" office:value="1476.47293788969" calcext:value-type="float">
            <text:p>1476.47293788969</text:p>
          </table:table-cell>
          <table:table-cell office:value-type="float" office:value="69.6987662361118" calcext:value-type="float">
            <office:annotation draw:style-name="gr2" draw:text-style-name="P2" svg:width="122.49pt" svg:height="63.01pt" svg:x="310pt" svg:y="3112.5pt" draw:caption-point-x="-11.54pt" draw:caption-point-y="7.77pt">
              <dc:date>2020-04-19T00:00:00</dc:date>
              <text:p text:style-name="P1">P_CA01/-</text:p>
            </office:annotation>
            <text:p>69.6987662361118</text:p>
          </table:table-cell>
          <table:table-cell office:value-type="float" office:value="102.364332720167" calcext:value-type="float">
            <office:annotation draw:style-name="gr2" draw:text-style-name="P2" svg:width="122.49pt" svg:height="63.01pt" svg:x="369.75pt" svg:y="3112.5pt" draw:caption-point-x="-11.54pt" draw:caption-point-y="7.77pt">
              <dc:date>2020-04-19T00:00:00</dc:date>
              <text:p text:style-name="P1">P_CA25/-</text:p>
            </office:annotation>
            <text:p>102.364332720167</text:p>
          </table:table-cell>
          <table:table-cell office:value-type="float" office:value="2.27036969997662" calcext:value-type="float">
            <office:annotation draw:style-name="gr2" draw:text-style-name="P2" svg:width="122.51pt" svg:height="63.01pt" svg:x="429.48pt" svg:y="3112.5pt" draw:caption-point-x="-11.54pt" draw:caption-point-y="7.77pt">
              <dc:date>2020-04-19T00:00:00</dc:date>
              <text:p text:style-name="P1">Swirl3_CA99/-</text:p>
            </office:annotation>
            <text:p>2.27036969997662</text:p>
          </table:table-cell>
          <table:table-cell office:value-type="float" office:value="2561.7805103697" calcext:value-type="float">
            <office:annotation draw:style-name="gr2" draw:text-style-name="P2" svg:width="122.51pt" svg:height="63.01pt" svg:x="489.23pt" svg:y="3112.5pt" draw:caption-point-x="-11.54pt" draw:caption-point-y="7.77pt">
              <dc:date>2020-04-19T00:00:00</dc:date>
              <text:p text:style-name="P1">TB_CA70/-</text:p>
            </office:annotation>
            <text:p>2561.7805103697</text:p>
          </table:table-cell>
          <table:table-cell office:value-type="float" office:value="1064.23570096547" calcext:value-type="float">
            <office:annotation draw:style-name="gr2" draw:text-style-name="P2" svg:width="122.51pt" svg:height="63.01pt" svg:x="548.99pt" svg:y="3112.5pt" draw:caption-point-x="-11.54pt" draw:caption-point-y="7.77pt">
              <dc:date>2020-04-19T00:00:00</dc:date>
              <text:p text:style-name="P1">Temp_CA05/-</text:p>
            </office:annotation>
            <text:p>1064.23570096547</text:p>
          </table:table-cell>
          <table:table-cell office:value-type="float" office:value="1501.95912457841" calcext:value-type="float">
            <office:annotation draw:style-name="gr2" draw:text-style-name="P2" svg:width="122.51pt" svg:height="63.01pt" svg:x="608.74pt" svg:y="3112.5pt" draw:caption-point-x="-11.54pt" draw:caption-point-y="7.77pt">
              <dc:date>2020-04-19T00:00:00</dc:date>
              <text:p text:style-name="P1">Temp_CA50/-</text:p>
            </office:annotation>
            <text:p>1501.95912457841</text:p>
          </table:table-cell>
          <table:table-cell office:value-type="float" office:value="0.147139431361374" calcext:value-type="float">
            <office:annotation draw:style-name="gr2" draw:text-style-name="P2" svg:width="122.51pt" svg:height="63.01pt" svg:x="668.49pt" svg:y="3112.5pt" draw:caption-point-x="-11.54pt" draw:caption-point-y="7.77pt">
              <dc:date>2020-04-19T00:00:00</dc:date>
              <text:p text:style-name="P1">TO2_CA50/-</text:p>
            </office:annotation>
            <text:p>0.147139431361374</text:p>
          </table:table-cell>
          <table:table-cell office:value-type="float" office:value="0.469255890513533" calcext:value-type="float">
            <office:annotation draw:style-name="gr2" draw:text-style-name="P2" svg:width="122.49pt" svg:height="63.01pt" svg:x="728.25pt" svg:y="3112.5pt" draw:caption-point-x="-11.54pt" draw:caption-point-y="7.77pt">
              <dc:date>2020-04-19T00:00:00</dc:date>
              <text:p text:style-name="P1">Vol_CA99/-</text:p>
            </office:annotation>
            <text:p>0.469255890513533</text:p>
          </table:table-cell>
          <table:table-cell office:value-type="float" office:value="0.712380461144291" calcext:value-type="float">
            <text:p>0.712380461144291</text:p>
          </table:table-cell>
          <table:table-cell office:value-type="float" office:value="1.38706722773735" calcext:value-type="float">
            <text:p>1.38706722773735</text:p>
          </table:table-cell>
          <table:table-cell table:style-name="ce4" office:value-type="float" office:value="0.0000012942219" calcext:value-type="float">
            <text:p>1.29E-06</text:p>
          </table:table-cell>
          <table:table-cell office:value-type="float" office:value="30.0368394726909" calcext:value-type="float">
            <text:p>30.0368394726909</text:p>
          </table:table-cell>
          <table:table-cell office:value-type="float" office:value="42.5418488577572" calcext:value-type="float">
            <text:p>42.5418488577572</text:p>
          </table:table-cell>
          <table:table-cell table:number-columns-repeated="1007"/>
        </table:table-row>
        <table:table-row table:style-name="ro1">
          <table:table-cell office:value-type="float" office:value="269" calcext:value-type="float">
            <text:p>269</text:p>
          </table:table-cell>
          <table:table-cell table:style-name="ce3" office:value-type="float" office:value="41.46212" calcext:value-type="float">
            <text:p>41.46212</text:p>
          </table:table-cell>
          <table:table-cell office:value-type="float" office:value="179.22176" calcext:value-type="float">
            <office:annotation draw:style-name="gr2" draw:text-style-name="P2" svg:width="122.51pt" svg:height="63.01pt" svg:x="190.49pt" svg:y="3127.49pt" draw:caption-point-x="-11.54pt" draw:caption-point-y="7.77pt">
              <dc:date>2020-04-19T00:00:00</dc:date>
              <text:p text:style-name="P1">HRR_max/-</text:p>
            </office:annotation>
            <text:p>179.22176</text:p>
          </table:table-cell>
          <table:table-cell office:value-type="float" office:value="1879.80708969202" calcext:value-type="float">
            <text:p>1879.80708969202</text:p>
          </table:table-cell>
          <table:table-cell office:value-type="float" office:value="72.66830681819" calcext:value-type="float">
            <office:annotation draw:style-name="gr2" draw:text-style-name="P2" svg:width="122.49pt" svg:height="63.01pt" svg:x="310pt" svg:y="3127.49pt" draw:caption-point-x="-11.54pt" draw:caption-point-y="7.77pt">
              <dc:date>2020-04-19T00:00:00</dc:date>
              <text:p text:style-name="P1">P_CA01/-</text:p>
            </office:annotation>
            <text:p>72.66830681819</text:p>
          </table:table-cell>
          <table:table-cell office:value-type="float" office:value="115.366965458307" calcext:value-type="float">
            <office:annotation draw:style-name="gr2" draw:text-style-name="P2" svg:width="122.49pt" svg:height="63.01pt" svg:x="369.75pt" svg:y="3127.49pt" draw:caption-point-x="-11.54pt" draw:caption-point-y="7.77pt">
              <dc:date>2020-04-19T00:00:00</dc:date>
              <text:p text:style-name="P1">P_CA25/-</text:p>
            </office:annotation>
            <text:p>115.366965458307</text:p>
          </table:table-cell>
          <table:table-cell office:value-type="float" office:value="2.14663449054658" calcext:value-type="float">
            <office:annotation draw:style-name="gr2" draw:text-style-name="P2" svg:width="122.51pt" svg:height="63.01pt" svg:x="429.48pt" svg:y="3127.49pt" draw:caption-point-x="-11.54pt" draw:caption-point-y="7.77pt">
              <dc:date>2020-04-19T00:00:00</dc:date>
              <text:p text:style-name="P1">Swirl3_CA99/-</text:p>
            </office:annotation>
            <text:p>2.14663449054658</text:p>
          </table:table-cell>
          <table:table-cell office:value-type="float" office:value="2490.18717812051" calcext:value-type="float">
            <office:annotation draw:style-name="gr2" draw:text-style-name="P2" svg:width="122.51pt" svg:height="63.01pt" svg:x="489.23pt" svg:y="3127.49pt" draw:caption-point-x="-11.54pt" draw:caption-point-y="7.77pt">
              <dc:date>2020-04-19T00:00:00</dc:date>
              <text:p text:style-name="P1">TB_CA70/-</text:p>
            </office:annotation>
            <text:p>2490.18717812051</text:p>
          </table:table-cell>
          <table:table-cell office:value-type="float" office:value="1076.92611249226" calcext:value-type="float">
            <office:annotation draw:style-name="gr2" draw:text-style-name="P2" svg:width="122.51pt" svg:height="63.01pt" svg:x="548.99pt" svg:y="3127.49pt" draw:caption-point-x="-11.54pt" draw:caption-point-y="7.77pt">
              <dc:date>2020-04-19T00:00:00</dc:date>
              <text:p text:style-name="P1">Temp_CA05/-</text:p>
            </office:annotation>
            <text:p>1076.92611249226</text:p>
          </table:table-cell>
          <table:table-cell office:value-type="float" office:value="1592.69782550327" calcext:value-type="float">
            <office:annotation draw:style-name="gr2" draw:text-style-name="P2" svg:width="122.51pt" svg:height="63.01pt" svg:x="608.74pt" svg:y="3127.49pt" draw:caption-point-x="-11.54pt" draw:caption-point-y="7.77pt">
              <dc:date>2020-04-19T00:00:00</dc:date>
              <text:p text:style-name="P1">Temp_CA50/-</text:p>
            </office:annotation>
            <text:p>1592.69782550327</text:p>
          </table:table-cell>
          <table:table-cell office:value-type="float" office:value="0.134495378667364" calcext:value-type="float">
            <office:annotation draw:style-name="gr2" draw:text-style-name="P2" svg:width="122.51pt" svg:height="63.01pt" svg:x="668.49pt" svg:y="3127.49pt" draw:caption-point-x="-11.54pt" draw:caption-point-y="7.77pt">
              <dc:date>2020-04-19T00:00:00</dc:date>
              <text:p text:style-name="P1">TO2_CA50/-</text:p>
            </office:annotation>
            <text:p>0.134495378667364</text:p>
          </table:table-cell>
          <table:table-cell office:value-type="float" office:value="0.576949177621176" calcext:value-type="float">
            <office:annotation draw:style-name="gr2" draw:text-style-name="P2" svg:width="122.49pt" svg:height="63.01pt" svg:x="728.25pt" svg:y="3127.49pt" draw:caption-point-x="-11.54pt" draw:caption-point-y="7.77pt">
              <dc:date>2020-04-19T00:00:00</dc:date>
              <text:p text:style-name="P1">Vol_CA99/-</text:p>
            </office:annotation>
            <text:p>0.576949177621176</text:p>
          </table:table-cell>
          <table:table-cell office:value-type="float" office:value="0.642957520894784" calcext:value-type="float">
            <text:p>0.642957520894784</text:p>
          </table:table-cell>
          <table:table-cell office:value-type="float" office:value="2.19642445159187" calcext:value-type="float">
            <text:p>2.19642445159187</text:p>
          </table:table-cell>
          <table:table-cell table:style-name="ce4" office:value-type="float" office:value="0.0000025380925" calcext:value-type="float">
            <text:p>2.54E-06</text:p>
          </table:table-cell>
          <table:table-cell office:value-type="float" office:value="25.7024371731099" calcext:value-type="float">
            <text:p>25.7024371731099</text:p>
          </table:table-cell>
          <table:table-cell office:value-type="float" office:value="34.6555005841477" calcext:value-type="float">
            <text:p>34.6555005841477</text:p>
          </table:table-cell>
          <table:table-cell table:number-columns-repeated="1007"/>
        </table:table-row>
        <table:table-row table:style-name="ro1">
          <table:table-cell office:value-type="float" office:value="270" calcext:value-type="float">
            <text:p>270</text:p>
          </table:table-cell>
          <table:table-cell table:style-name="ce3" office:value-type="float" office:value="38.06892" calcext:value-type="float">
            <text:p>38.06892</text:p>
          </table:table-cell>
          <table:table-cell office:value-type="float" office:value="181.73306" calcext:value-type="float">
            <office:annotation draw:style-name="gr2" draw:text-style-name="P2" svg:width="122.51pt" svg:height="63.01pt" svg:x="190.49pt" svg:y="3142.49pt" draw:caption-point-x="-11.54pt" draw:caption-point-y="7.8pt">
              <dc:date>2020-04-19T00:00:00</dc:date>
              <text:p text:style-name="P1">HRR_max/-</text:p>
            </office:annotation>
            <text:p>181.73306</text:p>
          </table:table-cell>
          <table:table-cell office:value-type="float" office:value="2255.65697510995" calcext:value-type="float">
            <text:p>2255.65697510995</text:p>
          </table:table-cell>
          <table:table-cell office:value-type="float" office:value="76.9050287327524" calcext:value-type="float">
            <office:annotation draw:style-name="gr2" draw:text-style-name="P2" svg:width="122.49pt" svg:height="63.01pt" svg:x="310pt" svg:y="3142.49pt" draw:caption-point-x="-11.54pt" draw:caption-point-y="7.8pt">
              <dc:date>2020-04-19T00:00:00</dc:date>
              <text:p text:style-name="P1">P_CA01/-</text:p>
            </office:annotation>
            <text:p>76.9050287327524</text:p>
          </table:table-cell>
          <table:table-cell office:value-type="float" office:value="133.447784995006" calcext:value-type="float">
            <office:annotation draw:style-name="gr2" draw:text-style-name="P2" svg:width="122.49pt" svg:height="63.01pt" svg:x="369.75pt" svg:y="3142.49pt" draw:caption-point-x="-11.54pt" draw:caption-point-y="7.8pt">
              <dc:date>2020-04-19T00:00:00</dc:date>
              <text:p text:style-name="P1">P_CA25/-</text:p>
            </office:annotation>
            <text:p>133.447784995006</text:p>
          </table:table-cell>
          <table:table-cell office:value-type="float" office:value="2.08662432874431" calcext:value-type="float">
            <office:annotation draw:style-name="gr2" draw:text-style-name="P2" svg:width="122.51pt" svg:height="63.01pt" svg:x="429.48pt" svg:y="3142.49pt" draw:caption-point-x="-11.54pt" draw:caption-point-y="7.8pt">
              <dc:date>2020-04-19T00:00:00</dc:date>
              <text:p text:style-name="P1">Swirl3_CA99/-</text:p>
            </office:annotation>
            <text:p>2.08662432874431</text:p>
          </table:table-cell>
          <table:table-cell office:value-type="float" office:value="2423.94575104386" calcext:value-type="float">
            <office:annotation draw:style-name="gr2" draw:text-style-name="P2" svg:width="122.51pt" svg:height="63.01pt" svg:x="489.23pt" svg:y="3142.49pt" draw:caption-point-x="-11.54pt" draw:caption-point-y="7.8pt">
              <dc:date>2020-04-19T00:00:00</dc:date>
              <text:p text:style-name="P1">TB_CA70/-</text:p>
            </office:annotation>
            <text:p>2423.94575104386</text:p>
          </table:table-cell>
          <table:table-cell office:value-type="float" office:value="1092.53165524328" calcext:value-type="float">
            <office:annotation draw:style-name="gr2" draw:text-style-name="P2" svg:width="122.51pt" svg:height="63.01pt" svg:x="548.99pt" svg:y="3142.49pt" draw:caption-point-x="-11.54pt" draw:caption-point-y="7.8pt">
              <dc:date>2020-04-19T00:00:00</dc:date>
              <text:p text:style-name="P1">Temp_CA05/-</text:p>
            </office:annotation>
            <text:p>1092.53165524328</text:p>
          </table:table-cell>
          <table:table-cell office:value-type="float" office:value="1645.51697856777" calcext:value-type="float">
            <office:annotation draw:style-name="gr2" draw:text-style-name="P2" svg:width="122.51pt" svg:height="63.01pt" svg:x="608.74pt" svg:y="3142.49pt" draw:caption-point-x="-11.54pt" draw:caption-point-y="7.8pt">
              <dc:date>2020-04-19T00:00:00</dc:date>
              <text:p text:style-name="P1">Temp_CA50/-</text:p>
            </office:annotation>
            <text:p>1645.51697856777</text:p>
          </table:table-cell>
          <table:table-cell office:value-type="float" office:value="0.125627377800055" calcext:value-type="float">
            <office:annotation draw:style-name="gr2" draw:text-style-name="P2" svg:width="122.51pt" svg:height="63.01pt" svg:x="668.49pt" svg:y="3142.49pt" draw:caption-point-x="-11.54pt" draw:caption-point-y="7.8pt">
              <dc:date>2020-04-19T00:00:00</dc:date>
              <text:p text:style-name="P1">TO2_CA50/-</text:p>
            </office:annotation>
            <text:p>0.125627377800055</text:p>
          </table:table-cell>
          <table:table-cell office:value-type="float" office:value="0.653685243408461" calcext:value-type="float">
            <office:annotation draw:style-name="gr2" draw:text-style-name="P2" svg:width="122.49pt" svg:height="63.01pt" svg:x="728.25pt" svg:y="3142.49pt" draw:caption-point-x="-11.54pt" draw:caption-point-y="7.8pt">
              <dc:date>2020-04-19T00:00:00</dc:date>
              <text:p text:style-name="P1">Vol_CA99/-</text:p>
            </office:annotation>
            <text:p>0.653685243408461</text:p>
          </table:table-cell>
          <table:table-cell office:value-type="float" office:value="0.521566253547924" calcext:value-type="float">
            <text:p>0.521566253547924</text:p>
          </table:table-cell>
          <table:table-cell office:value-type="float" office:value="2.36962111583531" calcext:value-type="float">
            <text:p>2.36962111583531</text:p>
          </table:table-cell>
          <table:table-cell table:style-name="ce4" office:value-type="float" office:value="0.0000038954904" calcext:value-type="float">
            <text:p>3.90E-06</text:p>
          </table:table-cell>
          <table:table-cell office:value-type="float" office:value="26.1047637872045" calcext:value-type="float">
            <text:p>26.1047637872045</text:p>
          </table:table-cell>
          <table:table-cell office:value-type="float" office:value="27.9457060735196" calcext:value-type="float">
            <text:p>27.9457060735196</text:p>
          </table:table-cell>
          <table:table-cell table:number-columns-repeated="1007"/>
        </table:table-row>
        <table:table-row table:style-name="ro1">
          <table:table-cell office:value-type="float" office:value="272" calcext:value-type="float">
            <text:p>272</text:p>
          </table:table-cell>
          <table:table-cell table:style-name="ce3" office:value-type="float" office:value="64.81399" calcext:value-type="float">
            <text:p>64.81399</text:p>
          </table:table-cell>
          <table:table-cell office:value-type="float" office:value="76.58583" calcext:value-type="float">
            <office:annotation draw:style-name="gr1" draw:text-style-name="P2" svg:width="122.51pt" svg:height="62.99pt" svg:x="190.49pt" svg:y="3157.51pt" draw:caption-point-x="-11.54pt" draw:caption-point-y="7.77pt">
              <dc:date>2020-04-19T00:00:00</dc:date>
              <text:p text:style-name="P1">HRR_max/-</text:p>
            </office:annotation>
            <text:p>76.58583</text:p>
          </table:table-cell>
          <table:table-cell office:value-type="float" office:value="314.690101811642" calcext:value-type="float">
            <text:p>314.690101811642</text:p>
          </table:table-cell>
          <table:table-cell office:value-type="float" office:value="50.2516926094648" calcext:value-type="float">
            <office:annotation draw:style-name="gr1" draw:text-style-name="P2" svg:width="122.49pt" svg:height="62.99pt" svg:x="310pt" svg:y="3157.51pt" draw:caption-point-x="-11.54pt" draw:caption-point-y="7.77pt">
              <dc:date>2020-04-19T00:00:00</dc:date>
              <text:p text:style-name="P1">P_CA01/-</text:p>
            </office:annotation>
            <text:p>50.2516926094648</text:p>
          </table:table-cell>
          <table:table-cell office:value-type="float" office:value="50.9932753303529" calcext:value-type="float">
            <office:annotation draw:style-name="gr1" draw:text-style-name="P2" svg:width="122.49pt" svg:height="62.99pt" svg:x="369.75pt" svg:y="3157.51pt" draw:caption-point-x="-11.54pt" draw:caption-point-y="7.77pt">
              <dc:date>2020-04-19T00:00:00</dc:date>
              <text:p text:style-name="P1">P_CA25/-</text:p>
            </office:annotation>
            <text:p>50.9932753303529</text:p>
          </table:table-cell>
          <table:table-cell office:value-type="float" office:value="2.73909922309089" calcext:value-type="float">
            <office:annotation draw:style-name="gr1" draw:text-style-name="P2" svg:width="122.51pt" svg:height="62.99pt" svg:x="429.48pt" svg:y="3157.51pt" draw:caption-point-x="-11.54pt" draw:caption-point-y="7.77pt">
              <dc:date>2020-04-19T00:00:00</dc:date>
              <text:p text:style-name="P1">Swirl3_CA99/-</text:p>
            </office:annotation>
            <text:p>2.73909922309089</text:p>
          </table:table-cell>
          <table:table-cell office:value-type="float" office:value="2365.53122807487" calcext:value-type="float">
            <office:annotation draw:style-name="gr1" draw:text-style-name="P2" svg:width="122.51pt" svg:height="62.99pt" svg:x="489.23pt" svg:y="3157.51pt" draw:caption-point-x="-11.54pt" draw:caption-point-y="7.77pt">
              <dc:date>2020-04-19T00:00:00</dc:date>
              <text:p text:style-name="P1">TB_CA70/-</text:p>
            </office:annotation>
            <text:p>2365.53122807487</text:p>
          </table:table-cell>
          <table:table-cell office:value-type="float" office:value="1000.35485812063" calcext:value-type="float">
            <office:annotation draw:style-name="gr1" draw:text-style-name="P2" svg:width="122.51pt" svg:height="62.99pt" svg:x="548.99pt" svg:y="3157.51pt" draw:caption-point-x="-11.54pt" draw:caption-point-y="7.77pt">
              <dc:date>2020-04-19T00:00:00</dc:date>
              <text:p text:style-name="P1">Temp_CA05/-</text:p>
            </office:annotation>
            <text:p>1000.35485812063</text:p>
          </table:table-cell>
          <table:table-cell office:value-type="float" office:value="1108.73190804733" calcext:value-type="float">
            <office:annotation draw:style-name="gr1" draw:text-style-name="P2" svg:width="122.51pt" svg:height="62.99pt" svg:x="608.74pt" svg:y="3157.51pt" draw:caption-point-x="-11.54pt" draw:caption-point-y="7.77pt">
              <dc:date>2020-04-19T00:00:00</dc:date>
              <text:p text:style-name="P1">Temp_CA50/-</text:p>
            </office:annotation>
            <text:p>1108.73190804733</text:p>
          </table:table-cell>
          <table:table-cell office:value-type="float" office:value="0.178844458192825" calcext:value-type="float">
            <office:annotation draw:style-name="gr1" draw:text-style-name="P2" svg:width="122.51pt" svg:height="62.99pt" svg:x="668.49pt" svg:y="3157.51pt" draw:caption-point-x="-11.54pt" draw:caption-point-y="7.77pt">
              <dc:date>2020-04-19T00:00:00</dc:date>
              <text:p text:style-name="P1">TO2_CA50/-</text:p>
            </office:annotation>
            <text:p>0.178844458192825</text:p>
          </table:table-cell>
          <table:table-cell office:value-type="float" office:value="0.255857830936926" calcext:value-type="float">
            <office:annotation draw:style-name="gr1" draw:text-style-name="P2" svg:width="122.49pt" svg:height="62.99pt" svg:x="728.25pt" svg:y="3157.51pt" draw:caption-point-x="-11.54pt" draw:caption-point-y="7.77pt">
              <dc:date>2020-04-19T00:00:00</dc:date>
              <text:p text:style-name="P1">Vol_CA99/-</text:p>
            </office:annotation>
            <text:p>0.255857830936926</text:p>
          </table:table-cell>
          <table:table-cell office:value-type="float" office:value="3.43968237988672" calcext:value-type="float">
            <text:p>3.43968237988672</text:p>
          </table:table-cell>
          <table:table-cell office:value-type="float" office:value="0.935975435366952" calcext:value-type="float">
            <text:p>0.935975435366952</text:p>
          </table:table-cell>
          <table:table-cell table:style-name="ce4" office:value-type="float" office:value="0.000000019858085" calcext:value-type="float">
            <text:p>1.99E-08</text:p>
          </table:table-cell>
          <table:table-cell office:value-type="float" office:value="82.8641244165569" calcext:value-type="float">
            <text:p>82.8641244165569</text:p>
          </table:table-cell>
          <table:table-cell office:value-type="float" office:value="72.4874237812471" calcext:value-type="float">
            <text:p>72.4874237812471</text:p>
          </table:table-cell>
          <table:table-cell table:number-columns-repeated="1007"/>
        </table:table-row>
        <table:table-row table:style-name="ro1">
          <table:table-cell office:value-type="float" office:value="273" calcext:value-type="float">
            <text:p>273</text:p>
          </table:table-cell>
          <table:table-cell table:style-name="ce3" office:value-type="float" office:value="52.56594" calcext:value-type="float">
            <text:p>52.56594</text:p>
          </table:table-cell>
          <table:table-cell office:value-type="float" office:value="120.44565" calcext:value-type="float">
            <office:annotation draw:style-name="gr1" draw:text-style-name="P2" svg:width="122.51pt" svg:height="62.99pt" svg:x="190.49pt" svg:y="3172.51pt" draw:caption-point-x="-11.54pt" draw:caption-point-y="7.77pt">
              <dc:date>2020-04-19T00:00:00</dc:date>
              <text:p text:style-name="P1">HRR_max/-</text:p>
            </office:annotation>
            <text:p>120.44565</text:p>
          </table:table-cell>
          <table:table-cell office:value-type="float" office:value="636.863159952806" calcext:value-type="float">
            <text:p>636.863159952806</text:p>
          </table:table-cell>
          <table:table-cell office:value-type="float" office:value="57.6134122141633" calcext:value-type="float">
            <office:annotation draw:style-name="gr1" draw:text-style-name="P2" svg:width="122.49pt" svg:height="62.99pt" svg:x="310pt" svg:y="3172.51pt" draw:caption-point-x="-11.54pt" draw:caption-point-y="7.77pt">
              <dc:date>2020-04-19T00:00:00</dc:date>
              <text:p text:style-name="P1">P_CA01/-</text:p>
            </office:annotation>
            <text:p>57.6134122141633</text:p>
          </table:table-cell>
          <table:table-cell office:value-type="float" office:value="63.5886129609468" calcext:value-type="float">
            <office:annotation draw:style-name="gr1" draw:text-style-name="P2" svg:width="122.49pt" svg:height="62.99pt" svg:x="369.75pt" svg:y="3172.51pt" draw:caption-point-x="-11.54pt" draw:caption-point-y="7.77pt">
              <dc:date>2020-04-19T00:00:00</dc:date>
              <text:p text:style-name="P1">P_CA25/-</text:p>
            </office:annotation>
            <text:p>63.5886129609468</text:p>
          </table:table-cell>
          <table:table-cell office:value-type="float" office:value="2.4523735765019" calcext:value-type="float">
            <office:annotation draw:style-name="gr1" draw:text-style-name="P2" svg:width="122.51pt" svg:height="62.99pt" svg:x="429.48pt" svg:y="3172.51pt" draw:caption-point-x="-11.54pt" draw:caption-point-y="7.77pt">
              <dc:date>2020-04-19T00:00:00</dc:date>
              <text:p text:style-name="P1">Swirl3_CA99/-</text:p>
            </office:annotation>
            <text:p>2.4523735765019</text:p>
          </table:table-cell>
          <table:table-cell office:value-type="float" office:value="2524.48578661012" calcext:value-type="float">
            <office:annotation draw:style-name="gr1" draw:text-style-name="P2" svg:width="122.51pt" svg:height="62.99pt" svg:x="489.23pt" svg:y="3172.51pt" draw:caption-point-x="-11.54pt" draw:caption-point-y="7.77pt">
              <dc:date>2020-04-19T00:00:00</dc:date>
              <text:p text:style-name="P1">TB_CA70/-</text:p>
            </office:annotation>
            <text:p>2524.48578661012</text:p>
          </table:table-cell>
          <table:table-cell office:value-type="float" office:value="1024.49601038518" calcext:value-type="float">
            <office:annotation draw:style-name="gr1" draw:text-style-name="P2" svg:width="122.51pt" svg:height="62.99pt" svg:x="548.99pt" svg:y="3172.51pt" draw:caption-point-x="-11.54pt" draw:caption-point-y="7.77pt">
              <dc:date>2020-04-19T00:00:00</dc:date>
              <text:p text:style-name="P1">Temp_CA05/-</text:p>
            </office:annotation>
            <text:p>1024.49601038518</text:p>
          </table:table-cell>
          <table:table-cell office:value-type="float" office:value="1247.95795758759" calcext:value-type="float">
            <office:annotation draw:style-name="gr1" draw:text-style-name="P2" svg:width="122.51pt" svg:height="62.99pt" svg:x="608.74pt" svg:y="3172.51pt" draw:caption-point-x="-11.54pt" draw:caption-point-y="7.77pt">
              <dc:date>2020-04-19T00:00:00</dc:date>
              <text:p text:style-name="P1">Temp_CA50/-</text:p>
            </office:annotation>
            <text:p>1247.95795758759</text:p>
          </table:table-cell>
          <table:table-cell office:value-type="float" office:value="0.166153412530797" calcext:value-type="float">
            <office:annotation draw:style-name="gr1" draw:text-style-name="P2" svg:width="122.51pt" svg:height="62.99pt" svg:x="668.49pt" svg:y="3172.51pt" draw:caption-point-x="-11.54pt" draw:caption-point-y="7.77pt">
              <dc:date>2020-04-19T00:00:00</dc:date>
              <text:p text:style-name="P1">TO2_CA50/-</text:p>
            </office:annotation>
            <text:p>0.166153412530797</text:p>
          </table:table-cell>
          <table:table-cell office:value-type="float" office:value="0.367178620942965" calcext:value-type="float">
            <office:annotation draw:style-name="gr1" draw:text-style-name="P2" svg:width="122.49pt" svg:height="62.99pt" svg:x="728.25pt" svg:y="3172.51pt" draw:caption-point-x="-11.54pt" draw:caption-point-y="7.77pt">
              <dc:date>2020-04-19T00:00:00</dc:date>
              <text:p text:style-name="P1">Vol_CA99/-</text:p>
            </office:annotation>
            <text:p>0.367178620942965</text:p>
          </table:table-cell>
          <table:table-cell office:value-type="float" office:value="2.26620479859588" calcext:value-type="float">
            <text:p>2.26620479859588</text:p>
          </table:table-cell>
          <table:table-cell office:value-type="float" office:value="2.04640734520769" calcext:value-type="float">
            <text:p>2.04640734520769</text:p>
          </table:table-cell>
          <table:table-cell table:style-name="ce4" office:value-type="float" office:value="0.000000307533" calcext:value-type="float">
            <text:p>3.08E-07</text:p>
          </table:table-cell>
          <table:table-cell office:value-type="float" office:value="96.857993603912" calcext:value-type="float">
            <text:p>96.857993603912</text:p>
          </table:table-cell>
          <table:table-cell office:value-type="float" office:value="66.3344157862501" calcext:value-type="float">
            <text:p>66.3344157862501</text:p>
          </table:table-cell>
          <table:table-cell table:number-columns-repeated="1007"/>
        </table:table-row>
        <table:table-row table:style-name="ro1">
          <table:table-cell office:value-type="float" office:value="274" calcext:value-type="float">
            <text:p>274</text:p>
          </table:table-cell>
          <table:table-cell table:style-name="ce3" office:value-type="float" office:value="46.31949" calcext:value-type="float">
            <text:p>46.31949</text:p>
          </table:table-cell>
          <table:table-cell office:value-type="float" office:value="154.14241" calcext:value-type="float">
            <office:annotation draw:style-name="gr2" draw:text-style-name="P2" svg:width="122.51pt" svg:height="63.01pt" svg:x="190.49pt" svg:y="3187.5pt" draw:caption-point-x="-11.54pt" draw:caption-point-y="7.77pt">
              <dc:date>2020-04-19T00:00:00</dc:date>
              <text:p text:style-name="P1">HRR_max/-</text:p>
            </office:annotation>
            <text:p>154.14241</text:p>
          </table:table-cell>
          <table:table-cell office:value-type="float" office:value="1109.57682146461" calcext:value-type="float">
            <text:p>1109.57682146461</text:p>
          </table:table-cell>
          <table:table-cell office:value-type="float" office:value="66.092414004496" calcext:value-type="float">
            <office:annotation draw:style-name="gr2" draw:text-style-name="P2" svg:width="122.49pt" svg:height="63.01pt" svg:x="310pt" svg:y="3187.5pt" draw:caption-point-x="-11.54pt" draw:caption-point-y="7.77pt">
              <dc:date>2020-04-19T00:00:00</dc:date>
              <text:p text:style-name="P1">P_CA01/-</text:p>
            </office:annotation>
            <text:p>66.092414004496</text:p>
          </table:table-cell>
          <table:table-cell office:value-type="float" office:value="89.4952110159997" calcext:value-type="float">
            <office:annotation draw:style-name="gr2" draw:text-style-name="P2" svg:width="122.49pt" svg:height="63.01pt" svg:x="369.75pt" svg:y="3187.5pt" draw:caption-point-x="-11.54pt" draw:caption-point-y="7.77pt">
              <dc:date>2020-04-19T00:00:00</dc:date>
              <text:p text:style-name="P1">P_CA25/-</text:p>
            </office:annotation>
            <text:p>89.4952110159997</text:p>
          </table:table-cell>
          <table:table-cell office:value-type="float" office:value="2.43112570407662" calcext:value-type="float">
            <office:annotation draw:style-name="gr2" draw:text-style-name="P2" svg:width="122.51pt" svg:height="63.01pt" svg:x="429.48pt" svg:y="3187.5pt" draw:caption-point-x="-11.54pt" draw:caption-point-y="7.77pt">
              <dc:date>2020-04-19T00:00:00</dc:date>
              <text:p text:style-name="P1">Swirl3_CA99/-</text:p>
            </office:annotation>
            <text:p>2.43112570407662</text:p>
          </table:table-cell>
          <table:table-cell office:value-type="float" office:value="2601.82667752642" calcext:value-type="float">
            <office:annotation draw:style-name="gr2" draw:text-style-name="P2" svg:width="122.51pt" svg:height="63.01pt" svg:x="489.23pt" svg:y="3187.5pt" draw:caption-point-x="-11.54pt" draw:caption-point-y="7.77pt">
              <dc:date>2020-04-19T00:00:00</dc:date>
              <text:p text:style-name="P1">TB_CA70/-</text:p>
            </office:annotation>
            <text:p>2601.82667752642</text:p>
          </table:table-cell>
          <table:table-cell office:value-type="float" office:value="1062.5002914256" calcext:value-type="float">
            <office:annotation draw:style-name="gr2" draw:text-style-name="P2" svg:width="122.51pt" svg:height="63.01pt" svg:x="548.99pt" svg:y="3187.5pt" draw:caption-point-x="-11.54pt" draw:caption-point-y="7.77pt">
              <dc:date>2020-04-19T00:00:00</dc:date>
              <text:p text:style-name="P1">Temp_CA05/-</text:p>
            </office:annotation>
            <text:p>1062.5002914256</text:p>
          </table:table-cell>
          <table:table-cell office:value-type="float" office:value="1399.16644708295" calcext:value-type="float">
            <office:annotation draw:style-name="gr2" draw:text-style-name="P2" svg:width="122.51pt" svg:height="63.01pt" svg:x="608.74pt" svg:y="3187.5pt" draw:caption-point-x="-11.54pt" draw:caption-point-y="7.77pt">
              <dc:date>2020-04-19T00:00:00</dc:date>
              <text:p text:style-name="P1">Temp_CA50/-</text:p>
            </office:annotation>
            <text:p>1399.16644708295</text:p>
          </table:table-cell>
          <table:table-cell office:value-type="float" office:value="0.15833604520892" calcext:value-type="float">
            <office:annotation draw:style-name="gr2" draw:text-style-name="P2" svg:width="122.51pt" svg:height="63.01pt" svg:x="668.49pt" svg:y="3187.5pt" draw:caption-point-x="-11.54pt" draw:caption-point-y="7.77pt">
              <dc:date>2020-04-19T00:00:00</dc:date>
              <text:p text:style-name="P1">TO2_CA50/-</text:p>
            </office:annotation>
            <text:p>0.15833604520892</text:p>
          </table:table-cell>
          <table:table-cell office:value-type="float" office:value="0.393286617465619" calcext:value-type="float">
            <office:annotation draw:style-name="gr2" draw:text-style-name="P2" svg:width="122.49pt" svg:height="63.01pt" svg:x="728.25pt" svg:y="3187.5pt" draw:caption-point-x="-11.54pt" draw:caption-point-y="7.77pt">
              <dc:date>2020-04-19T00:00:00</dc:date>
              <text:p text:style-name="P1">Vol_CA99/-</text:p>
            </office:annotation>
            <text:p>0.393286617465619</text:p>
          </table:table-cell>
          <table:table-cell office:value-type="float" office:value="0.983642209499643" calcext:value-type="float">
            <text:p>0.983642209499643</text:p>
          </table:table-cell>
          <table:table-cell office:value-type="float" office:value="1.27747913795437" calcext:value-type="float">
            <text:p>1.27747913795437</text:p>
          </table:table-cell>
          <table:table-cell table:style-name="ce4" office:value-type="float" office:value="0.0000005317025" calcext:value-type="float">
            <text:p>5.32E-07</text:p>
          </table:table-cell>
          <table:table-cell office:value-type="float" office:value="60.2690314355815" calcext:value-type="float">
            <text:p>60.2690314355815</text:p>
          </table:table-cell>
          <table:table-cell office:value-type="float" office:value="51.6932876968307" calcext:value-type="float">
            <text:p>51.6932876968307</text:p>
          </table:table-cell>
          <table:table-cell table:number-columns-repeated="1007"/>
        </table:table-row>
        <table:table-row table:style-name="ro1">
          <table:table-cell office:value-type="float" office:value="275" calcext:value-type="float">
            <text:p>275</text:p>
          </table:table-cell>
          <table:table-cell table:style-name="ce3" office:value-type="float" office:value="43.97537" calcext:value-type="float">
            <text:p>43.97537</text:p>
          </table:table-cell>
          <table:table-cell office:value-type="float" office:value="164.23125" calcext:value-type="float">
            <office:annotation draw:style-name="gr2" draw:text-style-name="P2" svg:width="122.51pt" svg:height="63.01pt" svg:x="190.49pt" svg:y="3202.5pt" draw:caption-point-x="-11.54pt" draw:caption-point-y="7.77pt">
              <dc:date>2020-04-19T00:00:00</dc:date>
              <text:p text:style-name="P1">HRR_max/-</text:p>
            </office:annotation>
            <text:p>164.23125</text:p>
          </table:table-cell>
          <table:table-cell office:value-type="float" office:value="1531.51323337986" calcext:value-type="float">
            <text:p>1531.51323337986</text:p>
          </table:table-cell>
          <table:table-cell office:value-type="float" office:value="70.1108396888216" calcext:value-type="float">
            <office:annotation draw:style-name="gr2" draw:text-style-name="P2" svg:width="122.49pt" svg:height="63.01pt" svg:x="310pt" svg:y="3202.5pt" draw:caption-point-x="-11.54pt" draw:caption-point-y="7.77pt">
              <dc:date>2020-04-19T00:00:00</dc:date>
              <text:p text:style-name="P1">P_CA01/-</text:p>
            </office:annotation>
            <text:p>70.1108396888216</text:p>
          </table:table-cell>
          <table:table-cell office:value-type="float" office:value="109.351047454694" calcext:value-type="float">
            <office:annotation draw:style-name="gr2" draw:text-style-name="P2" svg:width="122.49pt" svg:height="63.01pt" svg:x="369.75pt" svg:y="3202.5pt" draw:caption-point-x="-11.54pt" draw:caption-point-y="7.77pt">
              <dc:date>2020-04-19T00:00:00</dc:date>
              <text:p text:style-name="P1">P_CA25/-</text:p>
            </office:annotation>
            <text:p>109.351047454694</text:p>
          </table:table-cell>
          <table:table-cell office:value-type="float" office:value="2.31338326585586" calcext:value-type="float">
            <office:annotation draw:style-name="gr2" draw:text-style-name="P2" svg:width="122.51pt" svg:height="63.01pt" svg:x="429.48pt" svg:y="3202.5pt" draw:caption-point-x="-11.54pt" draw:caption-point-y="7.77pt">
              <dc:date>2020-04-19T00:00:00</dc:date>
              <text:p text:style-name="P1">Swirl3_CA99/-</text:p>
            </office:annotation>
            <text:p>2.31338326585586</text:p>
          </table:table-cell>
          <table:table-cell office:value-type="float" office:value="2543.40381627342" calcext:value-type="float">
            <office:annotation draw:style-name="gr2" draw:text-style-name="P2" svg:width="122.51pt" svg:height="63.01pt" svg:x="489.23pt" svg:y="3202.5pt" draw:caption-point-x="-11.54pt" draw:caption-point-y="7.77pt">
              <dc:date>2020-04-19T00:00:00</dc:date>
              <text:p text:style-name="P1">TB_CA70/-</text:p>
            </office:annotation>
            <text:p>2543.40381627342</text:p>
          </table:table-cell>
          <table:table-cell office:value-type="float" office:value="1078.67892212136" calcext:value-type="float">
            <office:annotation draw:style-name="gr2" draw:text-style-name="P2" svg:width="122.51pt" svg:height="63.01pt" svg:x="548.99pt" svg:y="3202.5pt" draw:caption-point-x="-11.54pt" draw:caption-point-y="7.77pt">
              <dc:date>2020-04-19T00:00:00</dc:date>
              <text:p text:style-name="P1">Temp_CA05/-</text:p>
            </office:annotation>
            <text:p>1078.67892212136</text:p>
          </table:table-cell>
          <table:table-cell office:value-type="float" office:value="1510.12959793346" calcext:value-type="float">
            <office:annotation draw:style-name="gr2" draw:text-style-name="P2" svg:width="122.51pt" svg:height="63.01pt" svg:x="608.74pt" svg:y="3202.5pt" draw:caption-point-x="-11.54pt" draw:caption-point-y="7.77pt">
              <dc:date>2020-04-19T00:00:00</dc:date>
              <text:p text:style-name="P1">Temp_CA50/-</text:p>
            </office:annotation>
            <text:p>1510.12959793346</text:p>
          </table:table-cell>
          <table:table-cell office:value-type="float" office:value="0.148197677064058" calcext:value-type="float">
            <office:annotation draw:style-name="gr2" draw:text-style-name="P2" svg:width="122.51pt" svg:height="63.01pt" svg:x="668.49pt" svg:y="3202.5pt" draw:caption-point-x="-11.54pt" draw:caption-point-y="7.77pt">
              <dc:date>2020-04-19T00:00:00</dc:date>
              <text:p text:style-name="P1">TO2_CA50/-</text:p>
            </office:annotation>
            <text:p>0.148197677064058</text:p>
          </table:table-cell>
          <table:table-cell office:value-type="float" office:value="0.475551799166666" calcext:value-type="float">
            <office:annotation draw:style-name="gr2" draw:text-style-name="P2" svg:width="122.49pt" svg:height="63.01pt" svg:x="728.25pt" svg:y="3202.5pt" draw:caption-point-x="-11.54pt" draw:caption-point-y="7.77pt">
              <dc:date>2020-04-19T00:00:00</dc:date>
              <text:p text:style-name="P1">Vol_CA99/-</text:p>
            </office:annotation>
            <text:p>0.475551799166666</text:p>
          </table:table-cell>
          <table:table-cell office:value-type="float" office:value="0.680837535487309" calcext:value-type="float">
            <text:p>0.680837535487309</text:p>
          </table:table-cell>
          <table:table-cell office:value-type="float" office:value="1.37011371274057" calcext:value-type="float">
            <text:p>1.37011371274057</text:p>
          </table:table-cell>
          <table:table-cell table:style-name="ce4" office:value-type="float" office:value="0.0000012826029" calcext:value-type="float">
            <text:p>1.28E-06</text:p>
          </table:table-cell>
          <table:table-cell office:value-type="float" office:value="30.2716685041461" calcext:value-type="float">
            <text:p>30.2716685041461</text:p>
          </table:table-cell>
          <table:table-cell office:value-type="float" office:value="42.5590806760083" calcext:value-type="float">
            <text:p>42.5590806760083</text:p>
          </table:table-cell>
          <table:table-cell table:number-columns-repeated="1007"/>
        </table:table-row>
        <table:table-row table:style-name="ro1">
          <table:table-cell office:value-type="float" office:value="276" calcext:value-type="float">
            <text:p>276</text:p>
          </table:table-cell>
          <table:table-cell table:style-name="ce3" office:value-type="float" office:value="42.38906" calcext:value-type="float">
            <text:p>42.38906</text:p>
          </table:table-cell>
          <table:table-cell office:value-type="float" office:value="172.05135" calcext:value-type="float">
            <office:annotation draw:style-name="gr2" draw:text-style-name="P2" svg:width="122.51pt" svg:height="63.01pt" svg:x="190.49pt" svg:y="3217.49pt" draw:caption-point-x="-11.54pt" draw:caption-point-y="7.77pt">
              <dc:date>2020-04-19T00:00:00</dc:date>
              <text:p text:style-name="P1">HRR_max/-</text:p>
            </office:annotation>
            <text:p>172.05135</text:p>
          </table:table-cell>
          <table:table-cell office:value-type="float" office:value="1926.36837673554" calcext:value-type="float">
            <text:p>1926.36837673554</text:p>
          </table:table-cell>
          <table:table-cell office:value-type="float" office:value="71.4589113240501" calcext:value-type="float">
            <office:annotation draw:style-name="gr2" draw:text-style-name="P2" svg:width="122.49pt" svg:height="63.01pt" svg:x="310pt" svg:y="3217.49pt" draw:caption-point-x="-11.54pt" draw:caption-point-y="7.77pt">
              <dc:date>2020-04-19T00:00:00</dc:date>
              <text:p text:style-name="P1">P_CA01/-</text:p>
            </office:annotation>
            <text:p>71.4589113240501</text:p>
          </table:table-cell>
          <table:table-cell office:value-type="float" office:value="123.67893214996" calcext:value-type="float">
            <office:annotation draw:style-name="gr2" draw:text-style-name="P2" svg:width="122.49pt" svg:height="63.01pt" svg:x="369.75pt" svg:y="3217.49pt" draw:caption-point-x="-11.54pt" draw:caption-point-y="7.77pt">
              <dc:date>2020-04-19T00:00:00</dc:date>
              <text:p text:style-name="P1">P_CA25/-</text:p>
            </office:annotation>
            <text:p>123.67893214996</text:p>
          </table:table-cell>
          <table:table-cell office:value-type="float" office:value="2.16717173671791" calcext:value-type="float">
            <office:annotation draw:style-name="gr2" draw:text-style-name="P2" svg:width="122.51pt" svg:height="63.01pt" svg:x="429.48pt" svg:y="3217.49pt" draw:caption-point-x="-11.54pt" draw:caption-point-y="7.77pt">
              <dc:date>2020-04-19T00:00:00</dc:date>
              <text:p text:style-name="P1">Swirl3_CA99/-</text:p>
            </office:annotation>
            <text:p>2.16717173671791</text:p>
          </table:table-cell>
          <table:table-cell office:value-type="float" office:value="2477.08324447425" calcext:value-type="float">
            <office:annotation draw:style-name="gr2" draw:text-style-name="P2" svg:width="122.51pt" svg:height="63.01pt" svg:x="489.23pt" svg:y="3217.49pt" draw:caption-point-x="-11.54pt" draw:caption-point-y="7.77pt">
              <dc:date>2020-04-19T00:00:00</dc:date>
              <text:p text:style-name="P1">TB_CA70/-</text:p>
            </office:annotation>
            <text:p>2477.08324447425</text:p>
          </table:table-cell>
          <table:table-cell office:value-type="float" office:value="1091.12310874839" calcext:value-type="float">
            <office:annotation draw:style-name="gr2" draw:text-style-name="P2" svg:width="122.51pt" svg:height="63.01pt" svg:x="548.99pt" svg:y="3217.49pt" draw:caption-point-x="-11.54pt" draw:caption-point-y="7.77pt">
              <dc:date>2020-04-19T00:00:00</dc:date>
              <text:p text:style-name="P1">Temp_CA05/-</text:p>
            </office:annotation>
            <text:p>1091.12310874839</text:p>
          </table:table-cell>
          <table:table-cell office:value-type="float" office:value="1589.70322649306" calcext:value-type="float">
            <office:annotation draw:style-name="gr2" draw:text-style-name="P2" svg:width="122.51pt" svg:height="63.01pt" svg:x="608.74pt" svg:y="3217.49pt" draw:caption-point-x="-11.54pt" draw:caption-point-y="7.77pt">
              <dc:date>2020-04-19T00:00:00</dc:date>
              <text:p text:style-name="P1">Temp_CA50/-</text:p>
            </office:annotation>
            <text:p>1589.70322649306</text:p>
          </table:table-cell>
          <table:table-cell office:value-type="float" office:value="0.135501871612258" calcext:value-type="float">
            <office:annotation draw:style-name="gr2" draw:text-style-name="P2" svg:width="122.51pt" svg:height="63.01pt" svg:x="668.49pt" svg:y="3217.49pt" draw:caption-point-x="-11.54pt" draw:caption-point-y="7.77pt">
              <dc:date>2020-04-19T00:00:00</dc:date>
              <text:p text:style-name="P1">TO2_CA50/-</text:p>
            </office:annotation>
            <text:p>0.135501871612258</text:p>
          </table:table-cell>
          <table:table-cell office:value-type="float" office:value="0.604625360314624" calcext:value-type="float">
            <office:annotation draw:style-name="gr2" draw:text-style-name="P2" svg:width="122.49pt" svg:height="63.01pt" svg:x="728.25pt" svg:y="3217.49pt" draw:caption-point-x="-11.54pt" draw:caption-point-y="7.77pt">
              <dc:date>2020-04-19T00:00:00</dc:date>
              <text:p text:style-name="P1">Vol_CA99/-</text:p>
            </office:annotation>
            <text:p>0.604625360314624</text:p>
          </table:table-cell>
          <table:table-cell office:value-type="float" office:value="0.619157834274478" calcext:value-type="float">
            <text:p>0.619157834274478</text:p>
          </table:table-cell>
          <table:table-cell office:value-type="float" office:value="1.45063678503928" calcext:value-type="float">
            <text:p>1.45063678503928</text:p>
          </table:table-cell>
          <table:table-cell table:style-name="ce4" office:value-type="float" office:value="0.0000029031155" calcext:value-type="float">
            <text:p>2.90E-06</text:p>
          </table:table-cell>
          <table:table-cell office:value-type="float" office:value="25.7024329126255" calcext:value-type="float">
            <text:p>25.7024329126255</text:p>
          </table:table-cell>
          <table:table-cell office:value-type="float" office:value="34.2620913278323" calcext:value-type="float">
            <text:p>34.2620913278323</text:p>
          </table:table-cell>
          <table:table-cell table:number-columns-repeated="1007"/>
        </table:table-row>
        <table:table-row table:style-name="ro1">
          <table:table-cell office:value-type="float" office:value="277" calcext:value-type="float">
            <text:p>277</text:p>
          </table:table-cell>
          <table:table-cell table:style-name="ce3" office:value-type="float" office:value="41.8217" calcext:value-type="float">
            <text:p>41.8217</text:p>
          </table:table-cell>
          <table:table-cell office:value-type="float" office:value="174.80026" calcext:value-type="float">
            <office:annotation draw:style-name="gr2" draw:text-style-name="P2" svg:width="122.51pt" svg:height="63.01pt" svg:x="190.49pt" svg:y="3232.49pt" draw:caption-point-x="-11.54pt" draw:caption-point-y="7.8pt">
              <dc:date>2020-04-19T00:00:00</dc:date>
              <text:p text:style-name="P1">HRR_max/-</text:p>
            </office:annotation>
            <text:p>174.80026</text:p>
          </table:table-cell>
          <table:table-cell office:value-type="float" office:value="2288.51397084771" calcext:value-type="float">
            <text:p>2288.51397084771</text:p>
          </table:table-cell>
          <table:table-cell office:value-type="float" office:value="73.290236949076" calcext:value-type="float">
            <office:annotation draw:style-name="gr2" draw:text-style-name="P2" svg:width="122.49pt" svg:height="63.01pt" svg:x="310pt" svg:y="3232.49pt" draw:caption-point-x="-11.54pt" draw:caption-point-y="7.8pt">
              <dc:date>2020-04-19T00:00:00</dc:date>
              <text:p text:style-name="P1">P_CA01/-</text:p>
            </office:annotation>
            <text:p>73.290236949076</text:p>
          </table:table-cell>
          <table:table-cell office:value-type="float" office:value="139.173058553867" calcext:value-type="float">
            <office:annotation draw:style-name="gr2" draw:text-style-name="P2" svg:width="122.49pt" svg:height="63.01pt" svg:x="369.75pt" svg:y="3232.49pt" draw:caption-point-x="-11.54pt" draw:caption-point-y="7.8pt">
              <dc:date>2020-04-19T00:00:00</dc:date>
              <text:p text:style-name="P1">P_CA25/-</text:p>
            </office:annotation>
            <text:p>139.173058553867</text:p>
          </table:table-cell>
          <table:table-cell office:value-type="float" office:value="2.09932546738545" calcext:value-type="float">
            <office:annotation draw:style-name="gr2" draw:text-style-name="P2" svg:width="122.51pt" svg:height="63.01pt" svg:x="429.48pt" svg:y="3232.49pt" draw:caption-point-x="-11.54pt" draw:caption-point-y="7.8pt">
              <dc:date>2020-04-19T00:00:00</dc:date>
              <text:p text:style-name="P1">Swirl3_CA99/-</text:p>
            </office:annotation>
            <text:p>2.09932546738545</text:p>
          </table:table-cell>
          <table:table-cell office:value-type="float" office:value="2407.04889308641" calcext:value-type="float">
            <office:annotation draw:style-name="gr2" draw:text-style-name="P2" svg:width="122.51pt" svg:height="63.01pt" svg:x="489.23pt" svg:y="3232.49pt" draw:caption-point-x="-11.54pt" draw:caption-point-y="7.8pt">
              <dc:date>2020-04-19T00:00:00</dc:date>
              <text:p text:style-name="P1">TB_CA70/-</text:p>
            </office:annotation>
            <text:p>2407.04889308641</text:p>
          </table:table-cell>
          <table:table-cell office:value-type="float" office:value="1104.98346878204" calcext:value-type="float">
            <office:annotation draw:style-name="gr2" draw:text-style-name="P2" svg:width="122.51pt" svg:height="63.01pt" svg:x="548.99pt" svg:y="3232.49pt" draw:caption-point-x="-11.54pt" draw:caption-point-y="7.8pt">
              <dc:date>2020-04-19T00:00:00</dc:date>
              <text:p text:style-name="P1">Temp_CA05/-</text:p>
            </office:annotation>
            <text:p>1104.98346878204</text:p>
          </table:table-cell>
          <table:table-cell office:value-type="float" office:value="1646.9573104784" calcext:value-type="float">
            <office:annotation draw:style-name="gr2" draw:text-style-name="P2" svg:width="122.51pt" svg:height="63.01pt" svg:x="608.74pt" svg:y="3232.49pt" draw:caption-point-x="-11.54pt" draw:caption-point-y="7.8pt">
              <dc:date>2020-04-19T00:00:00</dc:date>
              <text:p text:style-name="P1">Temp_CA50/-</text:p>
            </office:annotation>
            <text:p>1646.9573104784</text:p>
          </table:table-cell>
          <table:table-cell office:value-type="float" office:value="0.124504139129075" calcext:value-type="float">
            <office:annotation draw:style-name="gr2" draw:text-style-name="P2" svg:width="122.51pt" svg:height="63.01pt" svg:x="668.49pt" svg:y="3232.49pt" draw:caption-point-x="-11.54pt" draw:caption-point-y="7.8pt">
              <dc:date>2020-04-19T00:00:00</dc:date>
              <text:p text:style-name="P1">TO2_CA50/-</text:p>
            </office:annotation>
            <text:p>0.124504139129075</text:p>
          </table:table-cell>
          <table:table-cell office:value-type="float" office:value="0.691687821671158" calcext:value-type="float">
            <office:annotation draw:style-name="gr2" draw:text-style-name="P2" svg:width="122.49pt" svg:height="63.01pt" svg:x="728.25pt" svg:y="3232.49pt" draw:caption-point-x="-11.54pt" draw:caption-point-y="7.8pt">
              <dc:date>2020-04-19T00:00:00</dc:date>
              <text:p text:style-name="P1">Vol_CA99/-</text:p>
            </office:annotation>
            <text:p>0.691687821671158</text:p>
          </table:table-cell>
          <table:table-cell office:value-type="float" office:value="0.545128541284778" calcext:value-type="float">
            <text:p>0.545128541284778</text:p>
          </table:table-cell>
          <table:table-cell office:value-type="float" office:value="2.2426820160902" calcext:value-type="float">
            <text:p>2.2426820160902</text:p>
          </table:table-cell>
          <table:table-cell table:style-name="ce4" office:value-type="float" office:value="0.000004538694" calcext:value-type="float">
            <text:p>4.54E-06</text:p>
          </table:table-cell>
          <table:table-cell office:value-type="float" office:value="24.5327047839966" calcext:value-type="float">
            <text:p>24.5327047839966</text:p>
          </table:table-cell>
          <table:table-cell office:value-type="float" office:value="26.2086112833564" calcext:value-type="float">
            <text:p>26.2086112833564</text:p>
          </table:table-cell>
          <table:table-cell table:number-columns-repeated="1007"/>
        </table:table-row>
        <table:table-row table:style-name="ro1">
          <table:table-cell office:value-type="float" office:value="279" calcext:value-type="float">
            <text:p>279</text:p>
          </table:table-cell>
          <table:table-cell table:style-name="ce3" office:value-type="float" office:value="72.44088" calcext:value-type="float">
            <text:p>72.44088</text:p>
          </table:table-cell>
          <table:table-cell office:value-type="float" office:value="81.72061" calcext:value-type="float">
            <office:annotation draw:style-name="gr1" draw:text-style-name="P2" svg:width="122.51pt" svg:height="62.99pt" svg:x="190.49pt" svg:y="3247.51pt" draw:caption-point-x="-11.54pt" draw:caption-point-y="7.77pt">
              <dc:date>2020-04-19T00:00:00</dc:date>
              <text:p text:style-name="P1">HRR_max/-</text:p>
            </office:annotation>
            <text:p>81.72061</text:p>
          </table:table-cell>
          <table:table-cell office:value-type="float" office:value="353.803583797348" calcext:value-type="float">
            <text:p>353.803583797348</text:p>
          </table:table-cell>
          <table:table-cell office:value-type="float" office:value="49.4744829455658" calcext:value-type="float">
            <office:annotation draw:style-name="gr1" draw:text-style-name="P2" svg:width="122.49pt" svg:height="62.99pt" svg:x="310pt" svg:y="3247.51pt" draw:caption-point-x="-11.54pt" draw:caption-point-y="7.77pt">
              <dc:date>2020-04-19T00:00:00</dc:date>
              <text:p text:style-name="P1">P_CA01/-</text:p>
            </office:annotation>
            <text:p>49.4744829455658</text:p>
          </table:table-cell>
          <table:table-cell office:value-type="float" office:value="56.8606848859271" calcext:value-type="float">
            <office:annotation draw:style-name="gr1" draw:text-style-name="P2" svg:width="122.49pt" svg:height="62.99pt" svg:x="369.75pt" svg:y="3247.51pt" draw:caption-point-x="-11.54pt" draw:caption-point-y="7.77pt">
              <dc:date>2020-04-19T00:00:00</dc:date>
              <text:p text:style-name="P1">P_CA25/-</text:p>
            </office:annotation>
            <text:p>56.8606848859271</text:p>
          </table:table-cell>
          <table:table-cell office:value-type="float" office:value="2.79335517054894" calcext:value-type="float">
            <office:annotation draw:style-name="gr1" draw:text-style-name="P2" svg:width="122.51pt" svg:height="62.99pt" svg:x="429.48pt" svg:y="3247.51pt" draw:caption-point-x="-11.54pt" draw:caption-point-y="7.77pt">
              <dc:date>2020-04-19T00:00:00</dc:date>
              <text:p text:style-name="P1">Swirl3_CA99/-</text:p>
            </office:annotation>
            <text:p>2.79335517054894</text:p>
          </table:table-cell>
          <table:table-cell office:value-type="float" office:value="2426.2617482568" calcext:value-type="float">
            <office:annotation draw:style-name="gr1" draw:text-style-name="P2" svg:width="122.51pt" svg:height="62.99pt" svg:x="489.23pt" svg:y="3247.51pt" draw:caption-point-x="-11.54pt" draw:caption-point-y="7.77pt">
              <dc:date>2020-04-19T00:00:00</dc:date>
              <text:p text:style-name="P1">TB_CA70/-</text:p>
            </office:annotation>
            <text:p>2426.2617482568</text:p>
          </table:table-cell>
          <table:table-cell office:value-type="float" office:value="1001.02355250928" calcext:value-type="float">
            <office:annotation draw:style-name="gr1" draw:text-style-name="P2" svg:width="122.51pt" svg:height="62.99pt" svg:x="548.99pt" svg:y="3247.51pt" draw:caption-point-x="-11.54pt" draw:caption-point-y="7.77pt">
              <dc:date>2020-04-19T00:00:00</dc:date>
              <text:p text:style-name="P1">Temp_CA05/-</text:p>
            </office:annotation>
            <text:p>1001.02355250928</text:p>
          </table:table-cell>
          <table:table-cell office:value-type="float" office:value="1135.96043331051" calcext:value-type="float">
            <office:annotation draw:style-name="gr1" draw:text-style-name="P2" svg:width="122.51pt" svg:height="62.99pt" svg:x="608.74pt" svg:y="3247.51pt" draw:caption-point-x="-11.54pt" draw:caption-point-y="7.77pt">
              <dc:date>2020-04-19T00:00:00</dc:date>
              <text:p text:style-name="P1">Temp_CA50/-</text:p>
            </office:annotation>
            <text:p>1135.96043331051</text:p>
          </table:table-cell>
          <table:table-cell office:value-type="float" office:value="0.178610721611084" calcext:value-type="float">
            <office:annotation draw:style-name="gr1" draw:text-style-name="P2" svg:width="122.51pt" svg:height="62.99pt" svg:x="668.49pt" svg:y="3247.51pt" draw:caption-point-x="-11.54pt" draw:caption-point-y="7.77pt">
              <dc:date>2020-04-19T00:00:00</dc:date>
              <text:p text:style-name="P1">TO2_CA50/-</text:p>
            </office:annotation>
            <text:p>0.178610721611084</text:p>
          </table:table-cell>
          <table:table-cell office:value-type="float" office:value="0.258483119302973" calcext:value-type="float">
            <office:annotation draw:style-name="gr1" draw:text-style-name="P2" svg:width="122.49pt" svg:height="62.99pt" svg:x="728.25pt" svg:y="3247.51pt" draw:caption-point-x="-11.54pt" draw:caption-point-y="7.77pt">
              <dc:date>2020-04-19T00:00:00</dc:date>
              <text:p text:style-name="P1">Vol_CA99/-</text:p>
            </office:annotation>
            <text:p>0.258483119302973</text:p>
          </table:table-cell>
          <table:table-cell office:value-type="float" office:value="3.07449018674726" calcext:value-type="float">
            <text:p>3.07449018674726</text:p>
          </table:table-cell>
          <table:table-cell office:value-type="float" office:value="0.941193121496483" calcext:value-type="float">
            <text:p>0.941193121496483</text:p>
          </table:table-cell>
          <table:table-cell table:style-name="ce4" office:value-type="float" office:value="0.000000022146471" calcext:value-type="float">
            <text:p>2.21E-08</text:p>
          </table:table-cell>
          <table:table-cell office:value-type="float" office:value="82.1439250357479" calcext:value-type="float">
            <text:p>82.1439250357479</text:p>
          </table:table-cell>
          <table:table-cell office:value-type="float" office:value="69.7926015490451" calcext:value-type="float">
            <text:p>69.7926015490451</text:p>
          </table:table-cell>
          <table:table-cell table:number-columns-repeated="1007"/>
        </table:table-row>
        <table:table-row table:style-name="ro1">
          <table:table-cell office:value-type="float" office:value="280" calcext:value-type="float">
            <text:p>280</text:p>
          </table:table-cell>
          <table:table-cell table:style-name="ce3" office:value-type="float" office:value="53.60075" calcext:value-type="float">
            <text:p>53.60075</text:p>
          </table:table-cell>
          <table:table-cell office:value-type="float" office:value="127.99554" calcext:value-type="float">
            <office:annotation draw:style-name="gr1" draw:text-style-name="P2" svg:width="122.51pt" svg:height="62.99pt" svg:x="190.49pt" svg:y="3262.51pt" draw:caption-point-x="-11.54pt" draw:caption-point-y="7.77pt">
              <dc:date>2020-04-19T00:00:00</dc:date>
              <text:p text:style-name="P1">HRR_max/-</text:p>
            </office:annotation>
            <text:p>127.99554</text:p>
          </table:table-cell>
          <table:table-cell office:value-type="float" office:value="746.168111432787" calcext:value-type="float">
            <text:p>746.168111432787</text:p>
          </table:table-cell>
          <table:table-cell office:value-type="float" office:value="57.5434230290212" calcext:value-type="float">
            <office:annotation draw:style-name="gr1" draw:text-style-name="P2" svg:width="122.49pt" svg:height="62.99pt" svg:x="310pt" svg:y="3262.51pt" draw:caption-point-x="-11.54pt" draw:caption-point-y="7.77pt">
              <dc:date>2020-04-19T00:00:00</dc:date>
              <text:p text:style-name="P1">P_CA01/-</text:p>
            </office:annotation>
            <text:p>57.5434230290212</text:p>
          </table:table-cell>
          <table:table-cell office:value-type="float" office:value="75.5861324493379" calcext:value-type="float">
            <office:annotation draw:style-name="gr1" draw:text-style-name="P2" svg:width="122.49pt" svg:height="62.99pt" svg:x="369.75pt" svg:y="3262.51pt" draw:caption-point-x="-11.54pt" draw:caption-point-y="7.77pt">
              <dc:date>2020-04-19T00:00:00</dc:date>
              <text:p text:style-name="P1">P_CA25/-</text:p>
            </office:annotation>
            <text:p>75.5861324493379</text:p>
          </table:table-cell>
          <table:table-cell office:value-type="float" office:value="2.63615888348818" calcext:value-type="float">
            <office:annotation draw:style-name="gr1" draw:text-style-name="P2" svg:width="122.51pt" svg:height="62.99pt" svg:x="429.48pt" svg:y="3262.51pt" draw:caption-point-x="-11.54pt" draw:caption-point-y="7.77pt">
              <dc:date>2020-04-19T00:00:00</dc:date>
              <text:p text:style-name="P1">Swirl3_CA99/-</text:p>
            </office:annotation>
            <text:p>2.63615888348818</text:p>
          </table:table-cell>
          <table:table-cell office:value-type="float" office:value="2604.22299330227" calcext:value-type="float">
            <office:annotation draw:style-name="gr1" draw:text-style-name="P2" svg:width="122.51pt" svg:height="62.99pt" svg:x="489.23pt" svg:y="3262.51pt" draw:caption-point-x="-11.54pt" draw:caption-point-y="7.77pt">
              <dc:date>2020-04-19T00:00:00</dc:date>
              <text:p text:style-name="P1">TB_CA70/-</text:p>
            </office:annotation>
            <text:p>2604.22299330227</text:p>
          </table:table-cell>
          <table:table-cell office:value-type="float" office:value="1017.54244688917" calcext:value-type="float">
            <office:annotation draw:style-name="gr1" draw:text-style-name="P2" svg:width="122.51pt" svg:height="62.99pt" svg:x="548.99pt" svg:y="3262.51pt" draw:caption-point-x="-11.54pt" draw:caption-point-y="7.77pt">
              <dc:date>2020-04-19T00:00:00</dc:date>
              <text:p text:style-name="P1">Temp_CA05/-</text:p>
            </office:annotation>
            <text:p>1017.54244688917</text:p>
          </table:table-cell>
          <table:table-cell office:value-type="float" office:value="1281.62726129115" calcext:value-type="float">
            <office:annotation draw:style-name="gr1" draw:text-style-name="P2" svg:width="122.51pt" svg:height="62.99pt" svg:x="608.74pt" svg:y="3262.51pt" draw:caption-point-x="-11.54pt" draw:caption-point-y="7.77pt">
              <dc:date>2020-04-19T00:00:00</dc:date>
              <text:p text:style-name="P1">Temp_CA50/-</text:p>
            </office:annotation>
            <text:p>1281.62726129115</text:p>
          </table:table-cell>
          <table:table-cell office:value-type="float" office:value="0.170617758173763" calcext:value-type="float">
            <office:annotation draw:style-name="gr1" draw:text-style-name="P2" svg:width="122.51pt" svg:height="62.99pt" svg:x="668.49pt" svg:y="3262.51pt" draw:caption-point-x="-11.54pt" draw:caption-point-y="7.77pt">
              <dc:date>2020-04-19T00:00:00</dc:date>
              <text:p text:style-name="P1">TO2_CA50/-</text:p>
            </office:annotation>
            <text:p>0.170617758173763</text:p>
          </table:table-cell>
          <table:table-cell office:value-type="float" office:value="0.32050202774001" calcext:value-type="float">
            <office:annotation draw:style-name="gr1" draw:text-style-name="P2" svg:width="122.49pt" svg:height="62.99pt" svg:x="728.25pt" svg:y="3262.51pt" draw:caption-point-x="-11.54pt" draw:caption-point-y="7.77pt">
              <dc:date>2020-04-19T00:00:00</dc:date>
              <text:p text:style-name="P1">Vol_CA99/-</text:p>
            </office:annotation>
            <text:p>0.32050202774001</text:p>
          </table:table-cell>
          <table:table-cell office:value-type="float" office:value="1.52849863362426" calcext:value-type="float">
            <text:p>1.52849863362426</text:p>
          </table:table-cell>
          <table:table-cell office:value-type="float" office:value="1.14137417995677" calcext:value-type="float">
            <text:p>1.14137417995677</text:p>
          </table:table-cell>
          <table:table-cell table:style-name="ce4" office:value-type="float" office:value="0.00000011857441" calcext:value-type="float">
            <text:p>1.19E-07</text:p>
          </table:table-cell>
          <table:table-cell office:value-type="float" office:value="69.8602424093425" calcext:value-type="float">
            <text:p>69.8602424093425</text:p>
          </table:table-cell>
          <table:table-cell office:value-type="float" office:value="61.6473237350329" calcext:value-type="float">
            <text:p>61.6473237350329</text:p>
          </table:table-cell>
          <table:table-cell table:number-columns-repeated="1007"/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3" office:value-type="float" office:value="48.61071" calcext:value-type="float">
            <text:p>48.61071</text:p>
          </table:table-cell>
          <table:table-cell office:value-type="float" office:value="146.50601" calcext:value-type="float">
            <office:annotation draw:style-name="gr2" draw:text-style-name="P2" svg:width="122.51pt" svg:height="63.01pt" svg:x="190.49pt" svg:y="3277.5pt" draw:caption-point-x="-11.54pt" draw:caption-point-y="7.77pt">
              <dc:date>2020-04-19T00:00:00</dc:date>
              <text:p text:style-name="P1">HRR_max/-</text:p>
            </office:annotation>
            <text:p>146.50601</text:p>
          </table:table-cell>
          <table:table-cell office:value-type="float" office:value="1193.82928015003" calcext:value-type="float">
            <text:p>1193.82928015003</text:p>
          </table:table-cell>
          <table:table-cell office:value-type="float" office:value="59.944370790681" calcext:value-type="float">
            <office:annotation draw:style-name="gr2" draw:text-style-name="P2" svg:width="122.49pt" svg:height="63.01pt" svg:x="310pt" svg:y="3277.5pt" draw:caption-point-x="-11.54pt" draw:caption-point-y="7.77pt">
              <dc:date>2020-04-19T00:00:00</dc:date>
              <text:p text:style-name="P1">P_CA01/-</text:p>
            </office:annotation>
            <text:p>59.944370790681</text:p>
          </table:table-cell>
          <table:table-cell office:value-type="float" office:value="97.8505082425049" calcext:value-type="float">
            <office:annotation draw:style-name="gr2" draw:text-style-name="P2" svg:width="122.49pt" svg:height="63.01pt" svg:x="369.75pt" svg:y="3277.5pt" draw:caption-point-x="-11.54pt" draw:caption-point-y="7.77pt">
              <dc:date>2020-04-19T00:00:00</dc:date>
              <text:p text:style-name="P1">P_CA25/-</text:p>
            </office:annotation>
            <text:p>97.8505082425049</text:p>
          </table:table-cell>
          <table:table-cell office:value-type="float" office:value="2.52449735739769" calcext:value-type="float">
            <office:annotation draw:style-name="gr2" draw:text-style-name="P2" svg:width="122.51pt" svg:height="63.01pt" svg:x="429.48pt" svg:y="3277.5pt" draw:caption-point-x="-11.54pt" draw:caption-point-y="7.77pt">
              <dc:date>2020-04-19T00:00:00</dc:date>
              <text:p text:style-name="P1">Swirl3_CA99/-</text:p>
            </office:annotation>
            <text:p>2.52449735739769</text:p>
          </table:table-cell>
          <table:table-cell office:value-type="float" office:value="2602.03465449223" calcext:value-type="float">
            <office:annotation draw:style-name="gr2" draw:text-style-name="P2" svg:width="122.51pt" svg:height="63.01pt" svg:x="489.23pt" svg:y="3277.5pt" draw:caption-point-x="-11.54pt" draw:caption-point-y="7.77pt">
              <dc:date>2020-04-19T00:00:00</dc:date>
              <text:p text:style-name="P1">TB_CA70/-</text:p>
            </office:annotation>
            <text:p>2602.03465449223</text:p>
          </table:table-cell>
          <table:table-cell office:value-type="float" office:value="1081.28655272312" calcext:value-type="float">
            <office:annotation draw:style-name="gr2" draw:text-style-name="P2" svg:width="122.51pt" svg:height="63.01pt" svg:x="548.99pt" svg:y="3277.5pt" draw:caption-point-x="-11.54pt" draw:caption-point-y="7.77pt">
              <dc:date>2020-04-19T00:00:00</dc:date>
              <text:p text:style-name="P1">Temp_CA05/-</text:p>
            </office:annotation>
            <text:p>1081.28655272312</text:p>
          </table:table-cell>
          <table:table-cell office:value-type="float" office:value="1429.57119481656" calcext:value-type="float">
            <office:annotation draw:style-name="gr2" draw:text-style-name="P2" svg:width="122.51pt" svg:height="63.01pt" svg:x="608.74pt" svg:y="3277.5pt" draw:caption-point-x="-11.54pt" draw:caption-point-y="7.77pt">
              <dc:date>2020-04-19T00:00:00</dc:date>
              <text:p text:style-name="P1">Temp_CA50/-</text:p>
            </office:annotation>
            <text:p>1429.57119481656</text:p>
          </table:table-cell>
          <table:table-cell office:value-type="float" office:value="0.160986379896117" calcext:value-type="float">
            <office:annotation draw:style-name="gr2" draw:text-style-name="P2" svg:width="122.51pt" svg:height="63.01pt" svg:x="668.49pt" svg:y="3277.5pt" draw:caption-point-x="-11.54pt" draw:caption-point-y="7.77pt">
              <dc:date>2020-04-19T00:00:00</dc:date>
              <text:p text:style-name="P1">TO2_CA50/-</text:p>
            </office:annotation>
            <text:p>0.160986379896117</text:p>
          </table:table-cell>
          <table:table-cell office:value-type="float" office:value="0.377437469622246" calcext:value-type="float">
            <office:annotation draw:style-name="gr2" draw:text-style-name="P2" svg:width="122.49pt" svg:height="63.01pt" svg:x="728.25pt" svg:y="3277.5pt" draw:caption-point-x="-11.54pt" draw:caption-point-y="7.77pt">
              <dc:date>2020-04-19T00:00:00</dc:date>
              <text:p text:style-name="P1">Vol_CA99/-</text:p>
            </office:annotation>
            <text:p>0.377437469622246</text:p>
          </table:table-cell>
          <table:table-cell office:value-type="float" office:value="0.886956125554167" calcext:value-type="float">
            <text:p>0.886956125554167</text:p>
          </table:table-cell>
          <table:table-cell office:value-type="float" office:value="1.28158182363101" calcext:value-type="float">
            <text:p>1.28158182363101</text:p>
          </table:table-cell>
          <table:table-cell table:style-name="ce4" office:value-type="float" office:value="0.0000004021192" calcext:value-type="float">
            <text:p>4.02E-07</text:p>
          </table:table-cell>
          <table:table-cell office:value-type="float" office:value="61.8630814163054" calcext:value-type="float">
            <text:p>61.8630814163054</text:p>
          </table:table-cell>
          <table:table-cell office:value-type="float" office:value="50.8204550696898" calcext:value-type="float">
            <text:p>50.8204550696898</text:p>
          </table:table-cell>
          <table:table-cell table:number-columns-repeated="1007"/>
        </table:table-row>
        <table:table-row table:style-name="ro1">
          <table:table-cell office:value-type="float" office:value="282" calcext:value-type="float">
            <text:p>282</text:p>
          </table:table-cell>
          <table:table-cell table:style-name="ce3" office:value-type="float" office:value="44.598" calcext:value-type="float">
            <text:p>44.598</text:p>
          </table:table-cell>
          <table:table-cell office:value-type="float" office:value="151.72774" calcext:value-type="float">
            <office:annotation draw:style-name="gr2" draw:text-style-name="P2" svg:width="122.51pt" svg:height="63.01pt" svg:x="190.49pt" svg:y="3292.5pt" draw:caption-point-x="-11.54pt" draw:caption-point-y="7.77pt">
              <dc:date>2020-04-19T00:00:00</dc:date>
              <text:p text:style-name="P1">HRR_max/-</text:p>
            </office:annotation>
            <text:p>151.72774</text:p>
          </table:table-cell>
          <table:table-cell office:value-type="float" office:value="1628.12192463478" calcext:value-type="float">
            <text:p>1628.12192463478</text:p>
          </table:table-cell>
          <table:table-cell office:value-type="float" office:value="64.8763554891" calcext:value-type="float">
            <office:annotation draw:style-name="gr2" draw:text-style-name="P2" svg:width="122.49pt" svg:height="63.01pt" svg:x="310pt" svg:y="3292.5pt" draw:caption-point-x="-11.54pt" draw:caption-point-y="7.77pt">
              <dc:date>2020-04-19T00:00:00</dc:date>
              <text:p text:style-name="P1">P_CA01/-</text:p>
            </office:annotation>
            <text:p>64.8763554891</text:p>
          </table:table-cell>
          <table:table-cell office:value-type="float" office:value="119.004640045375" calcext:value-type="float">
            <office:annotation draw:style-name="gr2" draw:text-style-name="P2" svg:width="122.49pt" svg:height="63.01pt" svg:x="369.75pt" svg:y="3292.5pt" draw:caption-point-x="-11.54pt" draw:caption-point-y="7.77pt">
              <dc:date>2020-04-19T00:00:00</dc:date>
              <text:p text:style-name="P1">P_CA25/-</text:p>
            </office:annotation>
            <text:p>119.004640045375</text:p>
          </table:table-cell>
          <table:table-cell office:value-type="float" office:value="2.36086074893239" calcext:value-type="float">
            <office:annotation draw:style-name="gr2" draw:text-style-name="P2" svg:width="122.51pt" svg:height="63.01pt" svg:x="429.48pt" svg:y="3292.5pt" draw:caption-point-x="-11.54pt" draw:caption-point-y="7.77pt">
              <dc:date>2020-04-19T00:00:00</dc:date>
              <text:p text:style-name="P1">Swirl3_CA99/-</text:p>
            </office:annotation>
            <text:p>2.36086074893239</text:p>
          </table:table-cell>
          <table:table-cell office:value-type="float" office:value="2504.14583742194" calcext:value-type="float">
            <office:annotation draw:style-name="gr2" draw:text-style-name="P2" svg:width="122.51pt" svg:height="63.01pt" svg:x="489.23pt" svg:y="3292.5pt" draw:caption-point-x="-11.54pt" draw:caption-point-y="7.77pt">
              <dc:date>2020-04-19T00:00:00</dc:date>
              <text:p text:style-name="P1">TB_CA70/-</text:p>
            </office:annotation>
            <text:p>2504.14583742194</text:p>
          </table:table-cell>
          <table:table-cell office:value-type="float" office:value="1103.49063494365" calcext:value-type="float">
            <office:annotation draw:style-name="gr2" draw:text-style-name="P2" svg:width="122.51pt" svg:height="63.01pt" svg:x="548.99pt" svg:y="3292.5pt" draw:caption-point-x="-11.54pt" draw:caption-point-y="7.77pt">
              <dc:date>2020-04-19T00:00:00</dc:date>
              <text:p text:style-name="P1">Temp_CA05/-</text:p>
            </office:annotation>
            <text:p>1103.49063494365</text:p>
          </table:table-cell>
          <table:table-cell office:value-type="float" office:value="1519.48467994738" calcext:value-type="float">
            <office:annotation draw:style-name="gr2" draw:text-style-name="P2" svg:width="122.51pt" svg:height="63.01pt" svg:x="608.74pt" svg:y="3292.5pt" draw:caption-point-x="-11.54pt" draw:caption-point-y="7.77pt">
              <dc:date>2020-04-19T00:00:00</dc:date>
              <text:p text:style-name="P1">Temp_CA50/-</text:p>
            </office:annotation>
            <text:p>1519.48467994738</text:p>
          </table:table-cell>
          <table:table-cell office:value-type="float" office:value="0.151175566428226" calcext:value-type="float">
            <office:annotation draw:style-name="gr2" draw:text-style-name="P2" svg:width="122.51pt" svg:height="63.01pt" svg:x="668.49pt" svg:y="3292.5pt" draw:caption-point-x="-11.54pt" draw:caption-point-y="7.77pt">
              <dc:date>2020-04-19T00:00:00</dc:date>
              <text:p text:style-name="P1">TO2_CA50/-</text:p>
            </office:annotation>
            <text:p>0.151175566428226</text:p>
          </table:table-cell>
          <table:table-cell office:value-type="float" office:value="0.486537375160141" calcext:value-type="float">
            <office:annotation draw:style-name="gr2" draw:text-style-name="P2" svg:width="122.49pt" svg:height="63.01pt" svg:x="728.25pt" svg:y="3292.5pt" draw:caption-point-x="-11.54pt" draw:caption-point-y="7.77pt">
              <dc:date>2020-04-19T00:00:00</dc:date>
              <text:p text:style-name="P1">Vol_CA99/-</text:p>
            </office:annotation>
            <text:p>0.486537375160141</text:p>
          </table:table-cell>
          <table:table-cell office:value-type="float" office:value="0.584478827009486" calcext:value-type="float">
            <text:p>0.584478827009486</text:p>
          </table:table-cell>
          <table:table-cell office:value-type="float" office:value="1.39404747438147" calcext:value-type="float">
            <text:p>1.39404747438147</text:p>
          </table:table-cell>
          <table:table-cell table:style-name="ce4" office:value-type="float" office:value="0.0000012430322" calcext:value-type="float">
            <text:p>1.24E-06</text:p>
          </table:table-cell>
          <table:table-cell office:value-type="float" office:value="31.4733581839178" calcext:value-type="float">
            <text:p>31.4733581839178</text:p>
          </table:table-cell>
          <table:table-cell office:value-type="float" office:value="42.6499316238418" calcext:value-type="float">
            <text:p>42.6499316238418</text:p>
          </table:table-cell>
          <table:table-cell table:number-columns-repeated="1007"/>
        </table:table-row>
        <table:table-row table:style-name="ro1">
          <table:table-cell office:value-type="float" office:value="283" calcext:value-type="float">
            <text:p>283</text:p>
          </table:table-cell>
          <table:table-cell table:style-name="ce3" office:value-type="float" office:value="42.29794" calcext:value-type="float">
            <text:p>42.29794</text:p>
          </table:table-cell>
          <table:table-cell office:value-type="float" office:value="159.0098" calcext:value-type="float">
            <office:annotation draw:style-name="gr2" draw:text-style-name="P2" svg:width="122.51pt" svg:height="63.01pt" svg:x="190.49pt" svg:y="3307.49pt" draw:caption-point-x="-11.54pt" draw:caption-point-y="7.77pt">
              <dc:date>2020-04-19T00:00:00</dc:date>
              <text:p text:style-name="P1">HRR_max/-</text:p>
            </office:annotation>
            <text:p>159.0098</text:p>
          </table:table-cell>
          <table:table-cell office:value-type="float" office:value="2394.37217279608" calcext:value-type="float">
            <text:p>2394.37217279608</text:p>
          </table:table-cell>
          <table:table-cell office:value-type="float" office:value="70.8841979063355" calcext:value-type="float">
            <office:annotation draw:style-name="gr2" draw:text-style-name="P2" svg:width="122.49pt" svg:height="63.01pt" svg:x="310pt" svg:y="3307.49pt" draw:caption-point-x="-11.54pt" draw:caption-point-y="7.77pt">
              <dc:date>2020-04-19T00:00:00</dc:date>
              <text:p text:style-name="P1">P_CA01/-</text:p>
            </office:annotation>
            <text:p>70.8841979063355</text:p>
          </table:table-cell>
          <table:table-cell office:value-type="float" office:value="143.644429525753" calcext:value-type="float">
            <office:annotation draw:style-name="gr2" draw:text-style-name="P2" svg:width="122.49pt" svg:height="63.01pt" svg:x="369.75pt" svg:y="3307.49pt" draw:caption-point-x="-11.54pt" draw:caption-point-y="7.77pt">
              <dc:date>2020-04-19T00:00:00</dc:date>
              <text:p text:style-name="P1">P_CA25/-</text:p>
            </office:annotation>
            <text:p>143.644429525753</text:p>
          </table:table-cell>
          <table:table-cell office:value-type="float" office:value="2.1084336683153" calcext:value-type="float">
            <office:annotation draw:style-name="gr2" draw:text-style-name="P2" svg:width="122.51pt" svg:height="63.01pt" svg:x="429.48pt" svg:y="3307.49pt" draw:caption-point-x="-11.54pt" draw:caption-point-y="7.77pt">
              <dc:date>2020-04-19T00:00:00</dc:date>
              <text:p text:style-name="P1">Swirl3_CA99/-</text:p>
            </office:annotation>
            <text:p>2.1084336683153</text:p>
          </table:table-cell>
          <table:table-cell office:value-type="float" office:value="2363.2183448154" calcext:value-type="float">
            <office:annotation draw:style-name="gr2" draw:text-style-name="P2" svg:width="122.51pt" svg:height="63.01pt" svg:x="489.23pt" svg:y="3307.49pt" draw:caption-point-x="-11.54pt" draw:caption-point-y="7.77pt">
              <dc:date>2020-04-19T00:00:00</dc:date>
              <text:p text:style-name="P1">TB_CA70/-</text:p>
            </office:annotation>
            <text:p>2363.2183448154</text:p>
          </table:table-cell>
          <table:table-cell office:value-type="float" office:value="1127.8746126485" calcext:value-type="float">
            <office:annotation draw:style-name="gr2" draw:text-style-name="P2" svg:width="122.51pt" svg:height="63.01pt" svg:x="548.99pt" svg:y="3307.49pt" draw:caption-point-x="-11.54pt" draw:caption-point-y="7.77pt">
              <dc:date>2020-04-19T00:00:00</dc:date>
              <text:p text:style-name="P1">Temp_CA05/-</text:p>
            </office:annotation>
            <text:p>1127.8746126485</text:p>
          </table:table-cell>
          <table:table-cell office:value-type="float" office:value="1650.04470742155" calcext:value-type="float">
            <office:annotation draw:style-name="gr2" draw:text-style-name="P2" svg:width="122.51pt" svg:height="63.01pt" svg:x="608.74pt" svg:y="3307.49pt" draw:caption-point-x="-11.54pt" draw:caption-point-y="7.77pt">
              <dc:date>2020-04-19T00:00:00</dc:date>
              <text:p text:style-name="P1">Temp_CA50/-</text:p>
            </office:annotation>
            <text:p>1650.04470742155</text:p>
          </table:table-cell>
          <table:table-cell office:value-type="float" office:value="0.128287044646863" calcext:value-type="float">
            <office:annotation draw:style-name="gr2" draw:text-style-name="P2" svg:width="122.51pt" svg:height="63.01pt" svg:x="668.49pt" svg:y="3307.49pt" draw:caption-point-x="-11.54pt" draw:caption-point-y="7.77pt">
              <dc:date>2020-04-19T00:00:00</dc:date>
              <text:p text:style-name="P1">TO2_CA50/-</text:p>
            </office:annotation>
            <text:p>0.128287044646863</text:p>
          </table:table-cell>
          <table:table-cell office:value-type="float" office:value="0.736911998918084" calcext:value-type="float">
            <office:annotation draw:style-name="gr2" draw:text-style-name="P2" svg:width="122.49pt" svg:height="63.01pt" svg:x="728.25pt" svg:y="3307.49pt" draw:caption-point-x="-11.54pt" draw:caption-point-y="7.77pt">
              <dc:date>2020-04-19T00:00:00</dc:date>
              <text:p text:style-name="P1">Vol_CA99/-</text:p>
            </office:annotation>
            <text:p>0.736911998918084</text:p>
          </table:table-cell>
          <table:table-cell office:value-type="float" office:value="0.539828378502457" calcext:value-type="float">
            <text:p>0.539828378502457</text:p>
          </table:table-cell>
          <table:table-cell office:value-type="float" office:value="2.04671516000316" calcext:value-type="float">
            <text:p>2.04671516000316</text:p>
          </table:table-cell>
          <table:table-cell table:style-name="ce4" office:value-type="float" office:value="0.0000051374845" calcext:value-type="float">
            <text:p>5.14E-06</text:p>
          </table:table-cell>
          <table:table-cell office:value-type="float" office:value="21.8632353457758" calcext:value-type="float">
            <text:p>21.8632353457758</text:p>
          </table:table-cell>
          <table:table-cell office:value-type="float" office:value="25.4127446368831" calcext:value-type="float">
            <text:p>25.4127446368831</text:p>
          </table:table-cell>
          <table:table-cell table:number-columns-repeated="1007"/>
        </table:table-row>
        <table:table-row table:style-name="ro1">
          <table:table-cell office:value-type="float" office:value="285" calcext:value-type="float">
            <text:p>285</text:p>
          </table:table-cell>
          <table:table-cell table:style-name="ce3" office:value-type="float" office:value="81.91531" calcext:value-type="float">
            <text:p>81.91531</text:p>
          </table:table-cell>
          <table:table-cell office:value-type="float" office:value="81.61177" calcext:value-type="float">
            <office:annotation draw:style-name="gr2" draw:text-style-name="P2" svg:width="122.51pt" svg:height="63.01pt" svg:x="190.49pt" svg:y="3322.49pt" draw:caption-point-x="-11.54pt" draw:caption-point-y="7.8pt">
              <dc:date>2020-04-19T00:00:00</dc:date>
              <text:p text:style-name="P1">HRR_max/-</text:p>
            </office:annotation>
            <text:p>81.61177</text:p>
          </table:table-cell>
          <table:table-cell office:value-type="float" office:value="372.940934762347" calcext:value-type="float">
            <text:p>372.940934762347</text:p>
          </table:table-cell>
          <table:table-cell office:value-type="float" office:value="46.0494413805837" calcext:value-type="float">
            <office:annotation draw:style-name="gr2" draw:text-style-name="P2" svg:width="122.49pt" svg:height="63.01pt" svg:x="310pt" svg:y="3322.49pt" draw:caption-point-x="-11.54pt" draw:caption-point-y="7.8pt">
              <dc:date>2020-04-19T00:00:00</dc:date>
              <text:p text:style-name="P1">P_CA01/-</text:p>
            </office:annotation>
            <text:p>46.0494413805837</text:p>
          </table:table-cell>
          <table:table-cell office:value-type="float" office:value="55.5691162959152" calcext:value-type="float">
            <office:annotation draw:style-name="gr2" draw:text-style-name="P2" svg:width="122.49pt" svg:height="63.01pt" svg:x="369.75pt" svg:y="3322.49pt" draw:caption-point-x="-11.54pt" draw:caption-point-y="7.8pt">
              <dc:date>2020-04-19T00:00:00</dc:date>
              <text:p text:style-name="P1">P_CA25/-</text:p>
            </office:annotation>
            <text:p>55.5691162959152</text:p>
          </table:table-cell>
          <table:table-cell office:value-type="float" office:value="2.82135657886598" calcext:value-type="float">
            <office:annotation draw:style-name="gr2" draw:text-style-name="P2" svg:width="122.51pt" svg:height="63.01pt" svg:x="429.48pt" svg:y="3322.49pt" draw:caption-point-x="-11.54pt" draw:caption-point-y="7.8pt">
              <dc:date>2020-04-19T00:00:00</dc:date>
              <text:p text:style-name="P1">Swirl3_CA99/-</text:p>
            </office:annotation>
            <text:p>2.82135657886598</text:p>
          </table:table-cell>
          <table:table-cell office:value-type="float" office:value="2466.23487031856" calcext:value-type="float">
            <office:annotation draw:style-name="gr2" draw:text-style-name="P2" svg:width="122.51pt" svg:height="63.01pt" svg:x="489.23pt" svg:y="3322.49pt" draw:caption-point-x="-11.54pt" draw:caption-point-y="7.8pt">
              <dc:date>2020-04-19T00:00:00</dc:date>
              <text:p text:style-name="P1">TB_CA70/-</text:p>
            </office:annotation>
            <text:p>2466.23487031856</text:p>
          </table:table-cell>
          <table:table-cell office:value-type="float" office:value="1015.00019948768" calcext:value-type="float">
            <office:annotation draw:style-name="gr2" draw:text-style-name="P2" svg:width="122.51pt" svg:height="63.01pt" svg:x="548.99pt" svg:y="3322.49pt" draw:caption-point-x="-11.54pt" draw:caption-point-y="7.8pt">
              <dc:date>2020-04-19T00:00:00</dc:date>
              <text:p text:style-name="P1">Temp_CA05/-</text:p>
            </office:annotation>
            <text:p>1015.00019948768</text:p>
          </table:table-cell>
          <table:table-cell office:value-type="float" office:value="1176.98037015879" calcext:value-type="float">
            <office:annotation draw:style-name="gr2" draw:text-style-name="P2" svg:width="122.51pt" svg:height="63.01pt" svg:x="608.74pt" svg:y="3322.49pt" draw:caption-point-x="-11.54pt" draw:caption-point-y="7.8pt">
              <dc:date>2020-04-19T00:00:00</dc:date>
              <text:p text:style-name="P1">Temp_CA50/-</text:p>
            </office:annotation>
            <text:p>1176.98037015879</text:p>
          </table:table-cell>
          <table:table-cell office:value-type="float" office:value="0.181128536781705" calcext:value-type="float">
            <office:annotation draw:style-name="gr2" draw:text-style-name="P2" svg:width="122.51pt" svg:height="63.01pt" svg:x="668.49pt" svg:y="3322.49pt" draw:caption-point-x="-11.54pt" draw:caption-point-y="7.8pt">
              <dc:date>2020-04-19T00:00:00</dc:date>
              <text:p text:style-name="P1">TO2_CA50/-</text:p>
            </office:annotation>
            <text:p>0.181128536781705</text:p>
          </table:table-cell>
          <table:table-cell office:value-type="float" office:value="0.259158020296392" calcext:value-type="float">
            <office:annotation draw:style-name="gr2" draw:text-style-name="P2" svg:width="122.49pt" svg:height="63.01pt" svg:x="728.25pt" svg:y="3322.49pt" draw:caption-point-x="-11.54pt" draw:caption-point-y="7.8pt">
              <dc:date>2020-04-19T00:00:00</dc:date>
              <text:p text:style-name="P1">Vol_CA99/-</text:p>
            </office:annotation>
            <text:p>0.259158020296392</text:p>
          </table:table-cell>
          <table:table-cell office:value-type="float" office:value="3.38896857646881" calcext:value-type="float">
            <text:p>3.38896857646881</text:p>
          </table:table-cell>
          <table:table-cell office:value-type="float" office:value="0.992670758649979" calcext:value-type="float">
            <text:p>0.992670758649979</text:p>
          </table:table-cell>
          <table:table-cell table:style-name="ce4" office:value-type="float" office:value="0.00000003013542" calcext:value-type="float">
            <text:p>3.01E-08</text:p>
          </table:table-cell>
          <table:table-cell office:value-type="float" office:value="130.266629189046" calcext:value-type="float">
            <text:p>130.266629189046</text:p>
          </table:table-cell>
          <table:table-cell office:value-type="float" office:value="70.3027879946178" calcext:value-type="float">
            <text:p>70.3027879946178</text:p>
          </table:table-cell>
          <table:table-cell table:number-columns-repeated="1007"/>
        </table:table-row>
        <table:table-row table:style-name="ro1">
          <table:table-cell office:value-type="float" office:value="286" calcext:value-type="float">
            <text:p>286</text:p>
          </table:table-cell>
          <table:table-cell table:style-name="ce3" office:value-type="float" office:value="56.53075" calcext:value-type="float">
            <text:p>56.53075</text:p>
          </table:table-cell>
          <table:table-cell office:value-type="float" office:value="119.03614" calcext:value-type="float">
            <office:annotation draw:style-name="gr1" draw:text-style-name="P2" svg:width="122.51pt" svg:height="62.99pt" svg:x="190.49pt" svg:y="3337.51pt" draw:caption-point-x="-11.54pt" draw:caption-point-y="7.77pt">
              <dc:date>2020-04-19T00:00:00</dc:date>
              <text:p text:style-name="P1">HRR_max/-</text:p>
            </office:annotation>
            <text:p>119.03614</text:p>
          </table:table-cell>
          <table:table-cell office:value-type="float" office:value="765.528748052862" calcext:value-type="float">
            <text:p>765.528748052862</text:p>
          </table:table-cell>
          <table:table-cell office:value-type="float" office:value="52.7262319409611" calcext:value-type="float">
            <office:annotation draw:style-name="gr1" draw:text-style-name="P2" svg:width="122.49pt" svg:height="62.99pt" svg:x="310pt" svg:y="3337.51pt" draw:caption-point-x="-11.54pt" draw:caption-point-y="7.77pt">
              <dc:date>2020-04-19T00:00:00</dc:date>
              <text:p text:style-name="P1">P_CA01/-</text:p>
            </office:annotation>
            <text:p>52.7262319409611</text:p>
          </table:table-cell>
          <table:table-cell office:value-type="float" office:value="73.7047969987995" calcext:value-type="float">
            <office:annotation draw:style-name="gr1" draw:text-style-name="P2" svg:width="122.49pt" svg:height="62.99pt" svg:x="369.75pt" svg:y="3337.51pt" draw:caption-point-x="-11.54pt" draw:caption-point-y="7.77pt">
              <dc:date>2020-04-19T00:00:00</dc:date>
              <text:p text:style-name="P1">P_CA25/-</text:p>
            </office:annotation>
            <text:p>73.7047969987995</text:p>
          </table:table-cell>
          <table:table-cell office:value-type="float" office:value="2.61451102269092" calcext:value-type="float">
            <office:annotation draw:style-name="gr1" draw:text-style-name="P2" svg:width="122.51pt" svg:height="62.99pt" svg:x="429.48pt" svg:y="3337.51pt" draw:caption-point-x="-11.54pt" draw:caption-point-y="7.77pt">
              <dc:date>2020-04-19T00:00:00</dc:date>
              <text:p text:style-name="P1">Swirl3_CA99/-</text:p>
            </office:annotation>
            <text:p>2.61451102269092</text:p>
          </table:table-cell>
          <table:table-cell office:value-type="float" office:value="2630.42821105978" calcext:value-type="float">
            <office:annotation draw:style-name="gr1" draw:text-style-name="P2" svg:width="122.51pt" svg:height="62.99pt" svg:x="489.23pt" svg:y="3337.51pt" draw:caption-point-x="-11.54pt" draw:caption-point-y="7.77pt">
              <dc:date>2020-04-19T00:00:00</dc:date>
              <text:p text:style-name="P1">TB_CA70/-</text:p>
            </office:annotation>
            <text:p>2630.42821105978</text:p>
          </table:table-cell>
          <table:table-cell office:value-type="float" office:value="1028.6162219294" calcext:value-type="float">
            <office:annotation draw:style-name="gr1" draw:text-style-name="P2" svg:width="122.51pt" svg:height="62.99pt" svg:x="548.99pt" svg:y="3337.51pt" draw:caption-point-x="-11.54pt" draw:caption-point-y="7.77pt">
              <dc:date>2020-04-19T00:00:00</dc:date>
              <text:p text:style-name="P1">Temp_CA05/-</text:p>
            </office:annotation>
            <text:p>1028.6162219294</text:p>
          </table:table-cell>
          <table:table-cell office:value-type="float" office:value="1325.63556439116" calcext:value-type="float">
            <office:annotation draw:style-name="gr1" draw:text-style-name="P2" svg:width="122.51pt" svg:height="62.99pt" svg:x="608.74pt" svg:y="3337.51pt" draw:caption-point-x="-11.54pt" draw:caption-point-y="7.77pt">
              <dc:date>2020-04-19T00:00:00</dc:date>
              <text:p text:style-name="P1">Temp_CA50/-</text:p>
            </office:annotation>
            <text:p>1325.63556439116</text:p>
          </table:table-cell>
          <table:table-cell office:value-type="float" office:value="0.170852842722031" calcext:value-type="float">
            <office:annotation draw:style-name="gr1" draw:text-style-name="P2" svg:width="122.51pt" svg:height="62.99pt" svg:x="668.49pt" svg:y="3337.51pt" draw:caption-point-x="-11.54pt" draw:caption-point-y="7.77pt">
              <dc:date>2020-04-19T00:00:00</dc:date>
              <text:p text:style-name="P1">TO2_CA50/-</text:p>
            </office:annotation>
            <text:p>0.170852842722031</text:p>
          </table:table-cell>
          <table:table-cell office:value-type="float" office:value="0.346429377444338" calcext:value-type="float">
            <office:annotation draw:style-name="gr1" draw:text-style-name="P2" svg:width="122.49pt" svg:height="62.99pt" svg:x="728.25pt" svg:y="3337.51pt" draw:caption-point-x="-11.54pt" draw:caption-point-y="7.77pt">
              <dc:date>2020-04-19T00:00:00</dc:date>
              <text:p text:style-name="P1">Vol_CA99/-</text:p>
            </office:annotation>
            <text:p>0.346429377444338</text:p>
          </table:table-cell>
          <table:table-cell office:value-type="float" office:value="1.82718917758926" calcext:value-type="float">
            <text:p>1.82718917758926</text:p>
          </table:table-cell>
          <table:table-cell office:value-type="float" office:value="1.11658698786837" calcext:value-type="float">
            <text:p>1.11658698786837</text:p>
          </table:table-cell>
          <table:table-cell table:style-name="ce4" office:value-type="float" office:value="0.00000021786059" calcext:value-type="float">
            <text:p>2.18E-07</text:p>
          </table:table-cell>
          <table:table-cell office:value-type="float" office:value="68.9628249734324" calcext:value-type="float">
            <text:p>68.9628249734324</text:p>
          </table:table-cell>
          <table:table-cell office:value-type="float" office:value="63.6300566270857" calcext:value-type="float">
            <text:p>63.6300566270857</text:p>
          </table:table-cell>
          <table:table-cell table:number-columns-repeated="1007"/>
        </table:table-row>
        <table:table-row table:style-name="ro1">
          <table:table-cell office:value-type="float" office:value="287" calcext:value-type="float">
            <text:p>287</text:p>
          </table:table-cell>
          <table:table-cell table:style-name="ce3" office:value-type="float" office:value="51.29507" calcext:value-type="float">
            <text:p>51.29507</text:p>
          </table:table-cell>
          <table:table-cell office:value-type="float" office:value="133.71735" calcext:value-type="float">
            <office:annotation draw:style-name="gr1" draw:text-style-name="P2" svg:width="122.51pt" svg:height="62.99pt" svg:x="190.49pt" svg:y="3352.51pt" draw:caption-point-x="-11.54pt" draw:caption-point-y="7.77pt">
              <dc:date>2020-04-19T00:00:00</dc:date>
              <text:p text:style-name="P1">HRR_max/-</text:p>
            </office:annotation>
            <text:p>133.71735</text:p>
          </table:table-cell>
          <table:table-cell office:value-type="float" office:value="1221.83754515319" calcext:value-type="float">
            <text:p>1221.83754515319</text:p>
          </table:table-cell>
          <table:table-cell office:value-type="float" office:value="56.7569851481301" calcext:value-type="float">
            <office:annotation draw:style-name="gr1" draw:text-style-name="P2" svg:width="122.49pt" svg:height="62.99pt" svg:x="310pt" svg:y="3352.51pt" draw:caption-point-x="-11.54pt" draw:caption-point-y="7.77pt">
              <dc:date>2020-04-19T00:00:00</dc:date>
              <text:p text:style-name="P1">P_CA01/-</text:p>
            </office:annotation>
            <text:p>56.7569851481301</text:p>
          </table:table-cell>
          <table:table-cell office:value-type="float" office:value="89.5809493936281" calcext:value-type="float">
            <office:annotation draw:style-name="gr1" draw:text-style-name="P2" svg:width="122.49pt" svg:height="62.99pt" svg:x="369.75pt" svg:y="3352.51pt" draw:caption-point-x="-11.54pt" draw:caption-point-y="7.77pt">
              <dc:date>2020-04-19T00:00:00</dc:date>
              <text:p text:style-name="P1">P_CA25/-</text:p>
            </office:annotation>
            <text:p>89.5809493936281</text:p>
          </table:table-cell>
          <table:table-cell office:value-type="float" office:value="2.35136059630407" calcext:value-type="float">
            <office:annotation draw:style-name="gr1" draw:text-style-name="P2" svg:width="122.51pt" svg:height="62.99pt" svg:x="429.48pt" svg:y="3352.51pt" draw:caption-point-x="-11.54pt" draw:caption-point-y="7.77pt">
              <dc:date>2020-04-19T00:00:00</dc:date>
              <text:p text:style-name="P1">Swirl3_CA99/-</text:p>
            </office:annotation>
            <text:p>2.35136059630407</text:p>
          </table:table-cell>
          <table:table-cell office:value-type="float" office:value="2599.33305873469" calcext:value-type="float">
            <office:annotation draw:style-name="gr1" draw:text-style-name="P2" svg:width="122.51pt" svg:height="62.99pt" svg:x="489.23pt" svg:y="3352.51pt" draw:caption-point-x="-11.54pt" draw:caption-point-y="7.77pt">
              <dc:date>2020-04-19T00:00:00</dc:date>
              <text:p text:style-name="P1">TB_CA70/-</text:p>
            </office:annotation>
            <text:p>2599.33305873469</text:p>
          </table:table-cell>
          <table:table-cell office:value-type="float" office:value="1093.92193895328" calcext:value-type="float">
            <office:annotation draw:style-name="gr1" draw:text-style-name="P2" svg:width="122.51pt" svg:height="62.99pt" svg:x="548.99pt" svg:y="3352.51pt" draw:caption-point-x="-11.54pt" draw:caption-point-y="7.77pt">
              <dc:date>2020-04-19T00:00:00</dc:date>
              <text:p text:style-name="P1">Temp_CA05/-</text:p>
            </office:annotation>
            <text:p>1093.92193895328</text:p>
          </table:table-cell>
          <table:table-cell office:value-type="float" office:value="1458.24625275241" calcext:value-type="float">
            <office:annotation draw:style-name="gr1" draw:text-style-name="P2" svg:width="122.51pt" svg:height="62.99pt" svg:x="608.74pt" svg:y="3352.51pt" draw:caption-point-x="-11.54pt" draw:caption-point-y="7.77pt">
              <dc:date>2020-04-19T00:00:00</dc:date>
              <text:p text:style-name="P1">Temp_CA50/-</text:p>
            </office:annotation>
            <text:p>1458.24625275241</text:p>
          </table:table-cell>
          <table:table-cell office:value-type="float" office:value="0.155505360894681" calcext:value-type="float">
            <office:annotation draw:style-name="gr1" draw:text-style-name="P2" svg:width="122.51pt" svg:height="62.99pt" svg:x="668.49pt" svg:y="3352.51pt" draw:caption-point-x="-11.54pt" draw:caption-point-y="7.77pt">
              <dc:date>2020-04-19T00:00:00</dc:date>
              <text:p text:style-name="P1">TO2_CA50/-</text:p>
            </office:annotation>
            <text:p>0.155505360894681</text:p>
          </table:table-cell>
          <table:table-cell office:value-type="float" office:value="0.510968508540811" calcext:value-type="float">
            <office:annotation draw:style-name="gr1" draw:text-style-name="P2" svg:width="122.49pt" svg:height="62.99pt" svg:x="728.25pt" svg:y="3352.51pt" draw:caption-point-x="-11.54pt" draw:caption-point-y="7.77pt">
              <dc:date>2020-04-19T00:00:00</dc:date>
              <text:p text:style-name="P1">Vol_CA99/-</text:p>
            </office:annotation>
            <text:p>0.510968508540811</text:p>
          </table:table-cell>
          <table:table-cell office:value-type="float" office:value="1.27305281625758" calcext:value-type="float">
            <text:p>1.27305281625758</text:p>
          </table:table-cell>
          <table:table-cell office:value-type="float" office:value="1.17940404124612" calcext:value-type="float">
            <text:p>1.17940404124612</text:p>
          </table:table-cell>
          <table:table-cell table:style-name="ce4" office:value-type="float" office:value="0.000001253946" calcext:value-type="float">
            <text:p>1.25E-06</text:p>
          </table:table-cell>
          <table:table-cell office:value-type="float" office:value="46.0676410351798" calcext:value-type="float">
            <text:p>46.0676410351798</text:p>
          </table:table-cell>
          <table:table-cell office:value-type="float" office:value="56.513396381927" calcext:value-type="float">
            <text:p>56.513396381927</text:p>
          </table:table-cell>
          <table:table-cell table:number-columns-repeated="1007"/>
        </table:table-row>
        <table:table-row table:style-name="ro1">
          <table:table-cell office:value-type="float" office:value="288" calcext:value-type="float">
            <text:p>288</text:p>
          </table:table-cell>
          <table:table-cell table:style-name="ce3" office:value-type="float" office:value="42.20165" calcext:value-type="float">
            <text:p>42.20165</text:p>
          </table:table-cell>
          <table:table-cell office:value-type="float" office:value="138.45154" calcext:value-type="float">
            <office:annotation draw:style-name="gr2" draw:text-style-name="P2" svg:width="122.51pt" svg:height="63.01pt" svg:x="190.49pt" svg:y="3367.5pt" draw:caption-point-x="-11.54pt" draw:caption-point-y="7.77pt">
              <dc:date>2020-04-19T00:00:00</dc:date>
              <text:p text:style-name="P1">HRR_max/-</text:p>
            </office:annotation>
            <text:p>138.45154</text:p>
          </table:table-cell>
          <table:table-cell office:value-type="float" office:value="1736.96027421871" calcext:value-type="float">
            <text:p>1736.96027421871</text:p>
          </table:table-cell>
          <table:table-cell office:value-type="float" office:value="64.890524797226" calcext:value-type="float">
            <office:annotation draw:style-name="gr2" draw:text-style-name="P2" svg:width="122.49pt" svg:height="63.01pt" svg:x="310pt" svg:y="3367.5pt" draw:caption-point-x="-11.54pt" draw:caption-point-y="7.77pt">
              <dc:date>2020-04-19T00:00:00</dc:date>
              <text:p text:style-name="P1">P_CA01/-</text:p>
            </office:annotation>
            <text:p>64.890524797226</text:p>
          </table:table-cell>
          <table:table-cell office:value-type="float" office:value="109.417432782525" calcext:value-type="float">
            <office:annotation draw:style-name="gr2" draw:text-style-name="P2" svg:width="122.49pt" svg:height="63.01pt" svg:x="369.75pt" svg:y="3367.5pt" draw:caption-point-x="-11.54pt" draw:caption-point-y="7.77pt">
              <dc:date>2020-04-19T00:00:00</dc:date>
              <text:p text:style-name="P1">P_CA25/-</text:p>
            </office:annotation>
            <text:p>109.417432782525</text:p>
          </table:table-cell>
          <table:table-cell office:value-type="float" office:value="2.25225397881314" calcext:value-type="float">
            <office:annotation draw:style-name="gr2" draw:text-style-name="P2" svg:width="122.51pt" svg:height="63.01pt" svg:x="429.48pt" svg:y="3367.5pt" draw:caption-point-x="-11.54pt" draw:caption-point-y="7.77pt">
              <dc:date>2020-04-19T00:00:00</dc:date>
              <text:p text:style-name="P1">Swirl3_CA99/-</text:p>
            </office:annotation>
            <text:p>2.25225397881314</text:p>
          </table:table-cell>
          <table:table-cell office:value-type="float" office:value="2471.86336450332" calcext:value-type="float">
            <office:annotation draw:style-name="gr2" draw:text-style-name="P2" svg:width="122.51pt" svg:height="63.01pt" svg:x="489.23pt" svg:y="3367.5pt" draw:caption-point-x="-11.54pt" draw:caption-point-y="7.77pt">
              <dc:date>2020-04-19T00:00:00</dc:date>
              <text:p text:style-name="P1">TB_CA70/-</text:p>
            </office:annotation>
            <text:p>2471.86336450332</text:p>
          </table:table-cell>
          <table:table-cell office:value-type="float" office:value="1114.12898947312" calcext:value-type="float">
            <office:annotation draw:style-name="gr2" draw:text-style-name="P2" svg:width="122.51pt" svg:height="63.01pt" svg:x="548.99pt" svg:y="3367.5pt" draw:caption-point-x="-11.54pt" draw:caption-point-y="7.77pt">
              <dc:date>2020-04-19T00:00:00</dc:date>
              <text:p text:style-name="P1">Temp_CA05/-</text:p>
            </office:annotation>
            <text:p>1114.12898947312</text:p>
          </table:table-cell>
          <table:table-cell office:value-type="float" office:value="1538.70609871162" calcext:value-type="float">
            <office:annotation draw:style-name="gr2" draw:text-style-name="P2" svg:width="122.51pt" svg:height="63.01pt" svg:x="608.74pt" svg:y="3367.5pt" draw:caption-point-x="-11.54pt" draw:caption-point-y="7.77pt">
              <dc:date>2020-04-19T00:00:00</dc:date>
              <text:p text:style-name="P1">Temp_CA50/-</text:p>
            </office:annotation>
            <text:p>1538.70609871162</text:p>
          </table:table-cell>
          <table:table-cell office:value-type="float" office:value="0.150724528439894" calcext:value-type="float">
            <office:annotation draw:style-name="gr2" draw:text-style-name="P2" svg:width="122.51pt" svg:height="63.01pt" svg:x="668.49pt" svg:y="3367.5pt" draw:caption-point-x="-11.54pt" draw:caption-point-y="7.77pt">
              <dc:date>2020-04-19T00:00:00</dc:date>
              <text:p text:style-name="P1">TO2_CA50/-</text:p>
            </office:annotation>
            <text:p>0.150724528439894</text:p>
          </table:table-cell>
          <table:table-cell office:value-type="float" office:value="0.612266382344286" calcext:value-type="float">
            <office:annotation draw:style-name="gr2" draw:text-style-name="P2" svg:width="122.49pt" svg:height="63.01pt" svg:x="728.25pt" svg:y="3367.5pt" draw:caption-point-x="-11.54pt" draw:caption-point-y="7.77pt">
              <dc:date>2020-04-19T00:00:00</dc:date>
              <text:p text:style-name="P1">Vol_CA99/-</text:p>
            </office:annotation>
            <text:p>0.612266382344286</text:p>
          </table:table-cell>
          <table:table-cell office:value-type="float" office:value="0.692759818706243" calcext:value-type="float">
            <text:p>0.692759818706243</text:p>
          </table:table-cell>
          <table:table-cell office:value-type="float" office:value="2.12695758694103" calcext:value-type="float">
            <text:p>2.12695758694103</text:p>
          </table:table-cell>
          <table:table-cell table:style-name="ce4" office:value-type="float" office:value="0.0000023090959" calcext:value-type="float">
            <text:p>2.31E-06</text:p>
          </table:table-cell>
          <table:table-cell office:value-type="float" office:value="29.225063275262" calcext:value-type="float">
            <text:p>29.225063275262</text:p>
          </table:table-cell>
          <table:table-cell office:value-type="float" office:value="45.8357556256602" calcext:value-type="float">
            <text:p>45.8357556256602</text:p>
          </table:table-cell>
          <table:table-cell table:number-columns-repeated="1007"/>
        </table:table-row>
        <table:table-row table:style-name="ro1">
          <table:table-cell office:value-type="float" office:value="290" calcext:value-type="float">
            <text:p>290</text:p>
          </table:table-cell>
          <table:table-cell table:style-name="ce3" office:value-type="float" office:value="85.8721" calcext:value-type="float">
            <text:p>85.8721</text:p>
          </table:table-cell>
          <table:table-cell office:value-type="float" office:value="83.74332" calcext:value-type="float">
            <office:annotation draw:style-name="gr2" draw:text-style-name="P2" svg:width="122.51pt" svg:height="63.01pt" svg:x="190.49pt" svg:y="3382.5pt" draw:caption-point-x="-11.54pt" draw:caption-point-y="7.77pt">
              <dc:date>2020-04-19T00:00:00</dc:date>
              <text:p text:style-name="P1">HRR_max/-</text:p>
            </office:annotation>
            <text:p>83.74332</text:p>
          </table:table-cell>
          <table:table-cell office:value-type="float" office:value="416.526275907298" calcext:value-type="float">
            <text:p>416.526275907298</text:p>
          </table:table-cell>
          <table:table-cell office:value-type="float" office:value="45.9394639776157" calcext:value-type="float">
            <office:annotation draw:style-name="gr2" draw:text-style-name="P2" svg:width="122.49pt" svg:height="63.01pt" svg:x="310pt" svg:y="3382.5pt" draw:caption-point-x="-11.54pt" draw:caption-point-y="7.77pt">
              <dc:date>2020-04-19T00:00:00</dc:date>
              <text:p text:style-name="P1">P_CA01/-</text:p>
            </office:annotation>
            <text:p>45.9394639776157</text:p>
          </table:table-cell>
          <table:table-cell office:value-type="float" office:value="55.696163346306" calcext:value-type="float">
            <office:annotation draw:style-name="gr2" draw:text-style-name="P2" svg:width="122.49pt" svg:height="63.01pt" svg:x="369.75pt" svg:y="3382.5pt" draw:caption-point-x="-11.54pt" draw:caption-point-y="7.77pt">
              <dc:date>2020-04-19T00:00:00</dc:date>
              <text:p text:style-name="P1">P_CA25/-</text:p>
            </office:annotation>
            <text:p>55.696163346306</text:p>
          </table:table-cell>
          <table:table-cell office:value-type="float" office:value="2.79524485443745" calcext:value-type="float">
            <office:annotation draw:style-name="gr2" draw:text-style-name="P2" svg:width="122.51pt" svg:height="63.01pt" svg:x="429.48pt" svg:y="3382.5pt" draw:caption-point-x="-11.54pt" draw:caption-point-y="7.77pt">
              <dc:date>2020-04-19T00:00:00</dc:date>
              <text:p text:style-name="P1">Swirl3_CA99/-</text:p>
            </office:annotation>
            <text:p>2.79524485443745</text:p>
          </table:table-cell>
          <table:table-cell office:value-type="float" office:value="2512.8382039513" calcext:value-type="float">
            <office:annotation draw:style-name="gr2" draw:text-style-name="P2" svg:width="122.51pt" svg:height="63.01pt" svg:x="489.23pt" svg:y="3382.5pt" draw:caption-point-x="-11.54pt" draw:caption-point-y="7.77pt">
              <dc:date>2020-04-19T00:00:00</dc:date>
              <text:p text:style-name="P1">TB_CA70/-</text:p>
            </office:annotation>
            <text:p>2512.8382039513</text:p>
          </table:table-cell>
          <table:table-cell office:value-type="float" office:value="1017.29117330533" calcext:value-type="float">
            <office:annotation draw:style-name="gr2" draw:text-style-name="P2" svg:width="122.51pt" svg:height="63.01pt" svg:x="548.99pt" svg:y="3382.5pt" draw:caption-point-x="-11.54pt" draw:caption-point-y="7.77pt">
              <dc:date>2020-04-19T00:00:00</dc:date>
              <text:p text:style-name="P1">Temp_CA05/-</text:p>
            </office:annotation>
            <text:p>1017.29117330533</text:p>
          </table:table-cell>
          <table:table-cell office:value-type="float" office:value="1193.08266043145" calcext:value-type="float">
            <office:annotation draw:style-name="gr2" draw:text-style-name="P2" svg:width="122.51pt" svg:height="63.01pt" svg:x="608.74pt" svg:y="3382.5pt" draw:caption-point-x="-11.54pt" draw:caption-point-y="7.77pt">
              <dc:date>2020-04-19T00:00:00</dc:date>
              <text:p text:style-name="P1">Temp_CA50/-</text:p>
            </office:annotation>
            <text:p>1193.08266043145</text:p>
          </table:table-cell>
          <table:table-cell office:value-type="float" office:value="0.184675588005519" calcext:value-type="float">
            <office:annotation draw:style-name="gr2" draw:text-style-name="P2" svg:width="122.51pt" svg:height="63.01pt" svg:x="668.49pt" svg:y="3382.5pt" draw:caption-point-x="-11.54pt" draw:caption-point-y="7.77pt">
              <dc:date>2020-04-19T00:00:00</dc:date>
              <text:p text:style-name="P1">TO2_CA50/-</text:p>
            </office:annotation>
            <text:p>0.184675588005519</text:p>
          </table:table-cell>
          <table:table-cell office:value-type="float" office:value="0.274362201004402" calcext:value-type="float">
            <office:annotation draw:style-name="gr2" draw:text-style-name="P2" svg:width="122.49pt" svg:height="63.01pt" svg:x="728.25pt" svg:y="3382.5pt" draw:caption-point-x="-11.54pt" draw:caption-point-y="7.77pt">
              <dc:date>2020-04-19T00:00:00</dc:date>
              <text:p text:style-name="P1">Vol_CA99/-</text:p>
            </office:annotation>
            <text:p>0.274362201004402</text:p>
          </table:table-cell>
          <table:table-cell office:value-type="float" office:value="3.26155610083288" calcext:value-type="float">
            <text:p>3.26155610083288</text:p>
          </table:table-cell>
          <table:table-cell office:value-type="float" office:value="1.01327233109088" calcext:value-type="float">
            <text:p>1.01327233109088</text:p>
          </table:table-cell>
          <table:table-cell table:style-name="ce4" office:value-type="float" office:value="0.000000035338292" calcext:value-type="float">
            <text:p>3.53E-08</text:p>
          </table:table-cell>
          <table:table-cell office:value-type="float" office:value="158.496965709454" calcext:value-type="float">
            <text:p>158.496965709454</text:p>
          </table:table-cell>
          <table:table-cell office:value-type="float" office:value="75.7547921744085" calcext:value-type="float">
            <text:p>75.7547921744085</text:p>
          </table:table-cell>
          <table:table-cell table:number-columns-repeated="1007"/>
        </table:table-row>
        <table:table-row table:style-name="ro1">
          <table:table-cell office:value-type="float" office:value="291" calcext:value-type="float">
            <text:p>291</text:p>
          </table:table-cell>
          <table:table-cell table:style-name="ce3" office:value-type="float" office:value="69.10068" calcext:value-type="float">
            <text:p>69.10068</text:p>
          </table:table-cell>
          <table:table-cell office:value-type="float" office:value="110.684586" calcext:value-type="float">
            <office:annotation draw:style-name="gr2" draw:text-style-name="P2" svg:width="122.51pt" svg:height="63.01pt" svg:x="190.49pt" svg:y="3397.49pt" draw:caption-point-x="-11.54pt" draw:caption-point-y="7.77pt">
              <dc:date>2020-04-19T00:00:00</dc:date>
              <text:p text:style-name="P1">HRR_max/-</text:p>
            </office:annotation>
            <text:p>110.684586</text:p>
          </table:table-cell>
          <table:table-cell office:value-type="float" office:value="734.746300014383" calcext:value-type="float">
            <text:p>734.746300014383</text:p>
          </table:table-cell>
          <table:table-cell office:value-type="float" office:value="48.6517159704457" calcext:value-type="float">
            <office:annotation draw:style-name="gr2" draw:text-style-name="P2" svg:width="122.49pt" svg:height="63.01pt" svg:x="310pt" svg:y="3397.49pt" draw:caption-point-x="-11.54pt" draw:caption-point-y="7.77pt">
              <dc:date>2020-04-19T00:00:00</dc:date>
              <text:p text:style-name="P1">P_CA01/-</text:p>
            </office:annotation>
            <text:p>48.6517159704457</text:p>
          </table:table-cell>
          <table:table-cell office:value-type="float" office:value="67.3937436313122" calcext:value-type="float">
            <office:annotation draw:style-name="gr2" draw:text-style-name="P2" svg:width="122.49pt" svg:height="63.01pt" svg:x="369.75pt" svg:y="3397.49pt" draw:caption-point-x="-11.54pt" draw:caption-point-y="7.77pt">
              <dc:date>2020-04-19T00:00:00</dc:date>
              <text:p text:style-name="P1">P_CA25/-</text:p>
            </office:annotation>
            <text:p>67.3937436313122</text:p>
          </table:table-cell>
          <table:table-cell office:value-type="float" office:value="2.64226353255943" calcext:value-type="float">
            <office:annotation draw:style-name="gr2" draw:text-style-name="P2" svg:width="122.51pt" svg:height="63.01pt" svg:x="429.48pt" svg:y="3397.49pt" draw:caption-point-x="-11.54pt" draw:caption-point-y="7.77pt">
              <dc:date>2020-04-19T00:00:00</dc:date>
              <text:p text:style-name="P1">Swirl3_CA99/-</text:p>
            </office:annotation>
            <text:p>2.64226353255943</text:p>
          </table:table-cell>
          <table:table-cell office:value-type="float" office:value="2672.83726873886" calcext:value-type="float">
            <office:annotation draw:style-name="gr2" draw:text-style-name="P2" svg:width="122.51pt" svg:height="63.01pt" svg:x="489.23pt" svg:y="3397.49pt" draw:caption-point-x="-11.54pt" draw:caption-point-y="7.77pt">
              <dc:date>2020-04-19T00:00:00</dc:date>
              <text:p text:style-name="P1">TB_CA70/-</text:p>
            </office:annotation>
            <text:p>2672.83726873886</text:p>
          </table:table-cell>
          <table:table-cell office:value-type="float" office:value="1027.14875394228" calcext:value-type="float">
            <office:annotation draw:style-name="gr2" draw:text-style-name="P2" svg:width="122.51pt" svg:height="63.01pt" svg:x="548.99pt" svg:y="3397.49pt" draw:caption-point-x="-11.54pt" draw:caption-point-y="7.77pt">
              <dc:date>2020-04-19T00:00:00</dc:date>
              <text:p text:style-name="P1">Temp_CA05/-</text:p>
            </office:annotation>
            <text:p>1027.14875394228</text:p>
          </table:table-cell>
          <table:table-cell office:value-type="float" office:value="1325.23741996894" calcext:value-type="float">
            <office:annotation draw:style-name="gr2" draw:text-style-name="P2" svg:width="122.51pt" svg:height="63.01pt" svg:x="608.74pt" svg:y="3397.49pt" draw:caption-point-x="-11.54pt" draw:caption-point-y="7.77pt">
              <dc:date>2020-04-19T00:00:00</dc:date>
              <text:p text:style-name="P1">Temp_CA50/-</text:p>
            </office:annotation>
            <text:p>1325.23741996894</text:p>
          </table:table-cell>
          <table:table-cell office:value-type="float" office:value="0.179693529283199" calcext:value-type="float">
            <office:annotation draw:style-name="gr2" draw:text-style-name="P2" svg:width="122.51pt" svg:height="63.01pt" svg:x="668.49pt" svg:y="3397.49pt" draw:caption-point-x="-11.54pt" draw:caption-point-y="7.77pt">
              <dc:date>2020-04-19T00:00:00</dc:date>
              <text:p text:style-name="P1">TO2_CA50/-</text:p>
            </office:annotation>
            <text:p>0.179693529283199</text:p>
          </table:table-cell>
          <table:table-cell office:value-type="float" office:value="0.333583084206744" calcext:value-type="float">
            <office:annotation draw:style-name="gr2" draw:text-style-name="P2" svg:width="122.49pt" svg:height="63.01pt" svg:x="728.25pt" svg:y="3397.49pt" draw:caption-point-x="-11.54pt" draw:caption-point-y="7.77pt">
              <dc:date>2020-04-19T00:00:00</dc:date>
              <text:p text:style-name="P1">Vol_CA99/-</text:p>
            </office:annotation>
            <text:p>0.333583084206744</text:p>
          </table:table-cell>
          <table:table-cell office:value-type="float" office:value="1.92324540564302" calcext:value-type="float">
            <text:p>1.92324540564302</text:p>
          </table:table-cell>
          <table:table-cell office:value-type="float" office:value="1.10177954431245" calcext:value-type="float">
            <text:p>1.10177954431245</text:p>
          </table:table-cell>
          <table:table-cell table:style-name="ce4" office:value-type="float" office:value="0.00000014747563" calcext:value-type="float">
            <text:p>1.47E-07</text:p>
          </table:table-cell>
          <table:table-cell office:value-type="float" office:value="66.6720979095049" calcext:value-type="float">
            <text:p>66.6720979095049</text:p>
          </table:table-cell>
          <table:table-cell office:value-type="float" office:value="68.9011004483089" calcext:value-type="float">
            <text:p>68.9011004483089</text:p>
          </table:table-cell>
          <table:table-cell table:number-columns-repeated="1007"/>
        </table:table-row>
        <table:table-row table:style-name="ro1">
          <table:table-cell office:value-type="float" office:value="292" calcext:value-type="float">
            <text:p>292</text:p>
          </table:table-cell>
          <table:table-cell table:style-name="ce3" office:value-type="float" office:value="70.59929" calcext:value-type="float">
            <text:p>70.59929</text:p>
          </table:table-cell>
          <table:table-cell office:value-type="float" office:value="110.681595" calcext:value-type="float">
            <office:annotation draw:style-name="gr2" draw:text-style-name="P2" svg:width="122.51pt" svg:height="63.01pt" svg:x="190.49pt" svg:y="3412.49pt" draw:caption-point-x="-11.54pt" draw:caption-point-y="7.8pt">
              <dc:date>2020-04-19T00:00:00</dc:date>
              <text:p text:style-name="P1">HRR_max/-</text:p>
            </office:annotation>
            <text:p>110.681595</text:p>
          </table:table-cell>
          <table:table-cell office:value-type="float" office:value="733.861563856494" calcext:value-type="float">
            <text:p>733.861563856494</text:p>
          </table:table-cell>
          <table:table-cell office:value-type="float" office:value="48.6752626480924" calcext:value-type="float">
            <office:annotation draw:style-name="gr2" draw:text-style-name="P2" svg:width="122.49pt" svg:height="63.01pt" svg:x="310pt" svg:y="3412.49pt" draw:caption-point-x="-11.54pt" draw:caption-point-y="7.8pt">
              <dc:date>2020-04-19T00:00:00</dc:date>
              <text:p text:style-name="P1">P_CA01/-</text:p>
            </office:annotation>
            <text:p>48.6752626480924</text:p>
          </table:table-cell>
          <table:table-cell office:value-type="float" office:value="67.4168794194751" calcext:value-type="float">
            <office:annotation draw:style-name="gr2" draw:text-style-name="P2" svg:width="122.49pt" svg:height="63.01pt" svg:x="369.75pt" svg:y="3412.49pt" draw:caption-point-x="-11.54pt" draw:caption-point-y="7.8pt">
              <dc:date>2020-04-19T00:00:00</dc:date>
              <text:p text:style-name="P1">P_CA25/-</text:p>
            </office:annotation>
            <text:p>67.4168794194751</text:p>
          </table:table-cell>
          <table:table-cell office:value-type="float" office:value="2.6435477220168" calcext:value-type="float">
            <office:annotation draw:style-name="gr2" draw:text-style-name="P2" svg:width="122.51pt" svg:height="63.01pt" svg:x="429.48pt" svg:y="3412.49pt" draw:caption-point-x="-11.54pt" draw:caption-point-y="7.8pt">
              <dc:date>2020-04-19T00:00:00</dc:date>
              <text:p text:style-name="P1">Swirl3_CA99/-</text:p>
            </office:annotation>
            <text:p>2.6435477220168</text:p>
          </table:table-cell>
          <table:table-cell office:value-type="float" office:value="2672.3926254408" calcext:value-type="float">
            <office:annotation draw:style-name="gr2" draw:text-style-name="P2" svg:width="122.51pt" svg:height="63.01pt" svg:x="489.23pt" svg:y="3412.49pt" draw:caption-point-x="-11.54pt" draw:caption-point-y="7.8pt">
              <dc:date>2020-04-19T00:00:00</dc:date>
              <text:p text:style-name="P1">TB_CA70/-</text:p>
            </office:annotation>
            <text:p>2672.3926254408</text:p>
          </table:table-cell>
          <table:table-cell office:value-type="float" office:value="1026.92202086901" calcext:value-type="float">
            <office:annotation draw:style-name="gr2" draw:text-style-name="P2" svg:width="122.51pt" svg:height="63.01pt" svg:x="548.99pt" svg:y="3412.49pt" draw:caption-point-x="-11.54pt" draw:caption-point-y="7.8pt">
              <dc:date>2020-04-19T00:00:00</dc:date>
              <text:p text:style-name="P1">Temp_CA05/-</text:p>
            </office:annotation>
            <text:p>1026.92202086901</text:p>
          </table:table-cell>
          <table:table-cell office:value-type="float" office:value="1324.51533848485" calcext:value-type="float">
            <office:annotation draw:style-name="gr2" draw:text-style-name="P2" svg:width="122.51pt" svg:height="63.01pt" svg:x="608.74pt" svg:y="3412.49pt" draw:caption-point-x="-11.54pt" draw:caption-point-y="7.8pt">
              <dc:date>2020-04-19T00:00:00</dc:date>
              <text:p text:style-name="P1">Temp_CA50/-</text:p>
            </office:annotation>
            <text:p>1324.51533848485</text:p>
          </table:table-cell>
          <table:table-cell office:value-type="float" office:value="0.179699784452298" calcext:value-type="float">
            <office:annotation draw:style-name="gr2" draw:text-style-name="P2" svg:width="122.51pt" svg:height="63.01pt" svg:x="668.49pt" svg:y="3412.49pt" draw:caption-point-x="-11.54pt" draw:caption-point-y="7.8pt">
              <dc:date>2020-04-19T00:00:00</dc:date>
              <text:p text:style-name="P1">TO2_CA50/-</text:p>
            </office:annotation>
            <text:p>0.179699784452298</text:p>
          </table:table-cell>
          <table:table-cell office:value-type="float" office:value="0.333167898847188" calcext:value-type="float">
            <office:annotation draw:style-name="gr2" draw:text-style-name="P2" svg:width="122.49pt" svg:height="63.01pt" svg:x="728.25pt" svg:y="3412.49pt" draw:caption-point-x="-11.54pt" draw:caption-point-y="7.8pt">
              <dc:date>2020-04-19T00:00:00</dc:date>
              <text:p text:style-name="P1">Vol_CA99/-</text:p>
            </office:annotation>
            <text:p>0.333167898847188</text:p>
          </table:table-cell>
          <table:table-cell office:value-type="float" office:value="1.92278592705499" calcext:value-type="float">
            <text:p>1.92278592705499</text:p>
          </table:table-cell>
          <table:table-cell office:value-type="float" office:value="1.10082477952162" calcext:value-type="float">
            <text:p>1.10082477952162</text:p>
          </table:table-cell>
          <table:table-cell table:style-name="ce4" office:value-type="float" office:value="0.00000014637938" calcext:value-type="float">
            <text:p>1.46E-07</text:p>
          </table:table-cell>
          <table:table-cell office:value-type="float" office:value="66.7138744095134" calcext:value-type="float">
            <text:p>66.7138744095134</text:p>
          </table:table-cell>
          <table:table-cell office:value-type="float" office:value="68.9087743008508" calcext:value-type="float">
            <text:p>68.9087743008508</text:p>
          </table:table-cell>
          <table:table-cell table:number-columns-repeated="1007"/>
        </table:table-row>
        <table:table-row table:style-name="ro1">
          <table:table-cell office:value-type="float" office:value="302" calcext:value-type="float">
            <text:p>302</text:p>
          </table:table-cell>
          <table:table-cell table:style-name="ce3" office:value-type="float" office:value="51.6355" calcext:value-type="float">
            <text:p>51.6355</text:p>
          </table:table-cell>
          <table:table-cell office:value-type="float" office:value="210.10231" calcext:value-type="float">
            <office:annotation draw:style-name="gr1" draw:text-style-name="P2" svg:width="122.51pt" svg:height="62.99pt" svg:x="190.49pt" svg:y="3427.51pt" draw:caption-point-x="-11.54pt" draw:caption-point-y="7.77pt">
              <dc:date>2020-04-19T00:00:00</dc:date>
              <text:p text:style-name="P1">HRR_max/-</text:p>
            </office:annotation>
            <text:p>210.10231</text:p>
          </table:table-cell>
          <table:table-cell office:value-type="float" office:value="1090.17078622583" calcext:value-type="float">
            <text:p>1090.17078622583</text:p>
          </table:table-cell>
          <table:table-cell office:value-type="float" office:value="49.2921314426556" calcext:value-type="float">
            <office:annotation draw:style-name="gr1" draw:text-style-name="P2" svg:width="122.49pt" svg:height="62.99pt" svg:x="310pt" svg:y="3427.51pt" draw:caption-point-x="-11.54pt" draw:caption-point-y="7.77pt">
              <dc:date>2020-04-19T00:00:00</dc:date>
              <text:p text:style-name="P1">P_CA01/-</text:p>
            </office:annotation>
            <text:p>49.2921314426556</text:p>
          </table:table-cell>
          <table:table-cell office:value-type="float" office:value="57.3041090111844" calcext:value-type="float">
            <office:annotation draw:style-name="gr1" draw:text-style-name="P2" svg:width="122.49pt" svg:height="62.99pt" svg:x="369.75pt" svg:y="3427.51pt" draw:caption-point-x="-11.54pt" draw:caption-point-y="7.77pt">
              <dc:date>2020-04-19T00:00:00</dc:date>
              <text:p text:style-name="P1">P_CA25/-</text:p>
            </office:annotation>
            <text:p>57.3041090111844</text:p>
          </table:table-cell>
          <table:table-cell office:value-type="float" office:value="2.04825867275178" calcext:value-type="float">
            <office:annotation draw:style-name="gr1" draw:text-style-name="P2" svg:width="122.51pt" svg:height="62.99pt" svg:x="429.48pt" svg:y="3427.51pt" draw:caption-point-x="-11.54pt" draw:caption-point-y="7.77pt">
              <dc:date>2020-04-19T00:00:00</dc:date>
              <text:p text:style-name="P1">Swirl3_CA99/-</text:p>
            </office:annotation>
            <text:p>2.04825867275178</text:p>
          </table:table-cell>
          <table:table-cell office:value-type="float" office:value="2562.12832434056" calcext:value-type="float">
            <office:annotation draw:style-name="gr1" draw:text-style-name="P2" svg:width="122.51pt" svg:height="62.99pt" svg:x="489.23pt" svg:y="3427.51pt" draw:caption-point-x="-11.54pt" draw:caption-point-y="7.77pt">
              <dc:date>2020-04-19T00:00:00</dc:date>
              <text:p text:style-name="P1">TB_CA70/-</text:p>
            </office:annotation>
            <text:p>2562.12832434056</text:p>
          </table:table-cell>
          <table:table-cell office:value-type="float" office:value="950.268919241984" calcext:value-type="float">
            <office:annotation draw:style-name="gr1" draw:text-style-name="P2" svg:width="122.51pt" svg:height="62.99pt" svg:x="548.99pt" svg:y="3427.51pt" draw:caption-point-x="-11.54pt" draw:caption-point-y="7.77pt">
              <dc:date>2020-04-19T00:00:00</dc:date>
              <text:p text:style-name="P1">Temp_CA05/-</text:p>
            </office:annotation>
            <text:p>950.268919241984</text:p>
          </table:table-cell>
          <table:table-cell office:value-type="float" office:value="1450.98672596643" calcext:value-type="float">
            <office:annotation draw:style-name="gr1" draw:text-style-name="P2" svg:width="122.51pt" svg:height="62.99pt" svg:x="608.74pt" svg:y="3427.51pt" draw:caption-point-x="-11.54pt" draw:caption-point-y="7.77pt">
              <dc:date>2020-04-19T00:00:00</dc:date>
              <text:p text:style-name="P1">Temp_CA50/-</text:p>
            </office:annotation>
            <text:p>1450.98672596643</text:p>
          </table:table-cell>
          <table:table-cell office:value-type="float" office:value="0.135707525254361" calcext:value-type="float">
            <office:annotation draw:style-name="gr1" draw:text-style-name="P2" svg:width="122.51pt" svg:height="62.99pt" svg:x="668.49pt" svg:y="3427.51pt" draw:caption-point-x="-11.54pt" draw:caption-point-y="7.77pt">
              <dc:date>2020-04-19T00:00:00</dc:date>
              <text:p text:style-name="P1">TO2_CA50/-</text:p>
            </office:annotation>
            <text:p>0.135707525254361</text:p>
          </table:table-cell>
          <table:table-cell office:value-type="float" office:value="0.386748336984477" calcext:value-type="float">
            <office:annotation draw:style-name="gr1" draw:text-style-name="P2" svg:width="122.49pt" svg:height="62.99pt" svg:x="728.25pt" svg:y="3427.51pt" draw:caption-point-x="-11.54pt" draw:caption-point-y="7.77pt">
              <dc:date>2020-04-19T00:00:00</dc:date>
              <text:p text:style-name="P1">Vol_CA99/-</text:p>
            </office:annotation>
            <text:p>0.386748336984477</text:p>
          </table:table-cell>
          <table:table-cell office:value-type="float" office:value="1.62596987748493" calcext:value-type="float">
            <text:p>1.62596987748493</text:p>
          </table:table-cell>
          <table:table-cell office:value-type="float" office:value="3.40317477812514" calcext:value-type="float">
            <text:p>3.40317477812514</text:p>
          </table:table-cell>
          <table:table-cell table:style-name="ce4" office:value-type="float" office:value="0.0000008036053" calcext:value-type="float">
            <text:p>8.04E-07</text:p>
          </table:table-cell>
          <table:table-cell office:value-type="float" office:value="33.5191170363336" calcext:value-type="float">
            <text:p>33.5191170363336</text:p>
          </table:table-cell>
          <table:table-cell office:value-type="float" office:value="43.1289001352272" calcext:value-type="float">
            <text:p>43.1289001352272</text:p>
          </table:table-cell>
          <table:table-cell table:number-columns-repeated="1007"/>
        </table:table-row>
        <table:table-row table:style-name="ro1">
          <table:table-cell office:value-type="float" office:value="304" calcext:value-type="float">
            <text:p>304</text:p>
          </table:table-cell>
          <table:table-cell table:style-name="ce3" office:value-type="float" office:value="62.7304" calcext:value-type="float">
            <text:p>62.7304</text:p>
          </table:table-cell>
          <table:table-cell office:value-type="float" office:value="85.16594" calcext:value-type="float">
            <office:annotation draw:style-name="gr1" draw:text-style-name="P2" svg:width="122.51pt" svg:height="62.99pt" svg:x="190.49pt" svg:y="3442.51pt" draw:caption-point-x="-11.54pt" draw:caption-point-y="7.77pt">
              <dc:date>2020-04-19T00:00:00</dc:date>
              <text:p text:style-name="P1">HRR_max/-</text:p>
            </office:annotation>
            <text:p>85.16594</text:p>
          </table:table-cell>
          <table:table-cell office:value-type="float" office:value="344.356210600151" calcext:value-type="float">
            <text:p>344.356210600151</text:p>
          </table:table-cell>
          <table:table-cell office:value-type="float" office:value="42.7673292074073" calcext:value-type="float">
            <office:annotation draw:style-name="gr1" draw:text-style-name="P2" svg:width="122.49pt" svg:height="62.99pt" svg:x="310pt" svg:y="3442.51pt" draw:caption-point-x="-11.54pt" draw:caption-point-y="7.77pt">
              <dc:date>2020-04-19T00:00:00</dc:date>
              <text:p text:style-name="P1">P_CA01/-</text:p>
            </office:annotation>
            <text:p>42.7673292074073</text:p>
          </table:table-cell>
          <table:table-cell office:value-type="float" office:value="45.5768348984936" calcext:value-type="float">
            <office:annotation draw:style-name="gr1" draw:text-style-name="P2" svg:width="122.49pt" svg:height="62.99pt" svg:x="369.75pt" svg:y="3442.51pt" draw:caption-point-x="-11.54pt" draw:caption-point-y="7.77pt">
              <dc:date>2020-04-19T00:00:00</dc:date>
              <text:p text:style-name="P1">P_CA25/-</text:p>
            </office:annotation>
            <text:p>45.5768348984936</text:p>
          </table:table-cell>
          <table:table-cell office:value-type="float" office:value="2.66549659994744" calcext:value-type="float">
            <office:annotation draw:style-name="gr1" draw:text-style-name="P2" svg:width="122.51pt" svg:height="62.99pt" svg:x="429.48pt" svg:y="3442.51pt" draw:caption-point-x="-11.54pt" draw:caption-point-y="7.77pt">
              <dc:date>2020-04-19T00:00:00</dc:date>
              <text:p text:style-name="P1">Swirl3_CA99/-</text:p>
            </office:annotation>
            <text:p>2.66549659994744</text:p>
          </table:table-cell>
          <table:table-cell office:value-type="float" office:value="2552.19928545831" calcext:value-type="float">
            <office:annotation draw:style-name="gr1" draw:text-style-name="P2" svg:width="122.51pt" svg:height="62.99pt" svg:x="489.23pt" svg:y="3442.51pt" draw:caption-point-x="-11.54pt" draw:caption-point-y="7.77pt">
              <dc:date>2020-04-19T00:00:00</dc:date>
              <text:p text:style-name="P1">TB_CA70/-</text:p>
            </office:annotation>
            <text:p>2552.19928545831</text:p>
          </table:table-cell>
          <table:table-cell office:value-type="float" office:value="903.355826581225" calcext:value-type="float">
            <office:annotation draw:style-name="gr1" draw:text-style-name="P2" svg:width="122.51pt" svg:height="62.99pt" svg:x="548.99pt" svg:y="3442.51pt" draw:caption-point-x="-11.54pt" draw:caption-point-y="7.77pt">
              <dc:date>2020-04-19T00:00:00</dc:date>
              <text:p text:style-name="P1">Temp_CA05/-</text:p>
            </office:annotation>
            <text:p>903.355826581225</text:p>
          </table:table-cell>
          <table:table-cell office:value-type="float" office:value="1086.33838798499" calcext:value-type="float">
            <office:annotation draw:style-name="gr1" draw:text-style-name="P2" svg:width="122.51pt" svg:height="62.99pt" svg:x="608.74pt" svg:y="3442.51pt" draw:caption-point-x="-11.54pt" draw:caption-point-y="7.77pt">
              <dc:date>2020-04-19T00:00:00</dc:date>
              <text:p text:style-name="P1">Temp_CA50/-</text:p>
            </office:annotation>
            <text:p>1086.33838798499</text:p>
          </table:table-cell>
          <table:table-cell office:value-type="float" office:value="0.187175607502161" calcext:value-type="float">
            <office:annotation draw:style-name="gr1" draw:text-style-name="P2" svg:width="122.51pt" svg:height="62.99pt" svg:x="668.49pt" svg:y="3442.51pt" draw:caption-point-x="-11.54pt" draw:caption-point-y="7.77pt">
              <dc:date>2020-04-19T00:00:00</dc:date>
              <text:p text:style-name="P1">TO2_CA50/-</text:p>
            </office:annotation>
            <text:p>0.187175607502161</text:p>
          </table:table-cell>
          <table:table-cell office:value-type="float" office:value="0.189005357092572" calcext:value-type="float">
            <office:annotation draw:style-name="gr1" draw:text-style-name="P2" svg:width="122.49pt" svg:height="62.99pt" svg:x="728.25pt" svg:y="3442.51pt" draw:caption-point-x="-11.54pt" draw:caption-point-y="7.77pt">
              <dc:date>2020-04-19T00:00:00</dc:date>
              <text:p text:style-name="P1">Vol_CA99/-</text:p>
            </office:annotation>
            <text:p>0.189005357092572</text:p>
          </table:table-cell>
          <table:table-cell office:value-type="float" office:value="1.29911723806489" calcext:value-type="float">
            <text:p>1.29911723806489</text:p>
          </table:table-cell>
          <table:table-cell office:value-type="float" office:value="1.27649909562697" calcext:value-type="float">
            <text:p>1.27649909562697</text:p>
          </table:table-cell>
          <table:table-cell table:style-name="ce4" office:value-type="float" office:value="0.000000000477391" calcext:value-type="float">
            <text:p>4.77E-10</text:p>
          </table:table-cell>
          <table:table-cell office:value-type="float" office:value="38.5382429229123" calcext:value-type="float">
            <text:p>38.5382429229123</text:p>
          </table:table-cell>
          <table:table-cell office:value-type="float" office:value="57.2123574837733" calcext:value-type="float">
            <text:p>57.2123574837733</text:p>
          </table:table-cell>
          <table:table-cell table:number-columns-repeated="1007"/>
        </table:table-row>
        <table:table-row table:style-name="ro1">
          <table:table-cell office:value-type="float" office:value="305" calcext:value-type="float">
            <text:p>305</text:p>
          </table:table-cell>
          <table:table-cell table:style-name="ce3" office:value-type="float" office:value="54.28626" calcext:value-type="float">
            <text:p>54.28626</text:p>
          </table:table-cell>
          <table:table-cell office:value-type="float" office:value="118.104095" calcext:value-type="float">
            <office:annotation draw:style-name="gr2" draw:text-style-name="P2" svg:width="122.51pt" svg:height="63.01pt" svg:x="190.49pt" svg:y="3457.5pt" draw:caption-point-x="-11.54pt" draw:caption-point-y="7.77pt">
              <dc:date>2020-04-19T00:00:00</dc:date>
              <text:p text:style-name="P1">HRR_max/-</text:p>
            </office:annotation>
            <text:p>118.104095</text:p>
          </table:table-cell>
          <table:table-cell office:value-type="float" office:value="500.31984472064" calcext:value-type="float">
            <text:p>500.31984472064</text:p>
          </table:table-cell>
          <table:table-cell office:value-type="float" office:value="45.7712131770383" calcext:value-type="float">
            <office:annotation draw:style-name="gr2" draw:text-style-name="P2" svg:width="122.49pt" svg:height="63.01pt" svg:x="310pt" svg:y="3457.5pt" draw:caption-point-x="-11.54pt" draw:caption-point-y="7.77pt">
              <dc:date>2020-04-19T00:00:00</dc:date>
              <text:p text:style-name="P1">P_CA01/-</text:p>
            </office:annotation>
            <text:p>45.7712131770383</text:p>
          </table:table-cell>
          <table:table-cell office:value-type="float" office:value="49.6966612538916" calcext:value-type="float">
            <office:annotation draw:style-name="gr2" draw:text-style-name="P2" svg:width="122.49pt" svg:height="63.01pt" svg:x="369.75pt" svg:y="3457.5pt" draw:caption-point-x="-11.54pt" draw:caption-point-y="7.77pt">
              <dc:date>2020-04-19T00:00:00</dc:date>
              <text:p text:style-name="P1">P_CA25/-</text:p>
            </office:annotation>
            <text:p>49.6966612538916</text:p>
          </table:table-cell>
          <table:table-cell office:value-type="float" office:value="2.16734795360429" calcext:value-type="float">
            <office:annotation draw:style-name="gr2" draw:text-style-name="P2" svg:width="122.51pt" svg:height="63.01pt" svg:x="429.48pt" svg:y="3457.5pt" draw:caption-point-x="-11.54pt" draw:caption-point-y="7.77pt">
              <dc:date>2020-04-19T00:00:00</dc:date>
              <text:p text:style-name="P1">Swirl3_CA99/-</text:p>
            </office:annotation>
            <text:p>2.16734795360429</text:p>
          </table:table-cell>
          <table:table-cell office:value-type="float" office:value="2444.96475850732" calcext:value-type="float">
            <office:annotation draw:style-name="gr2" draw:text-style-name="P2" svg:width="122.51pt" svg:height="63.01pt" svg:x="489.23pt" svg:y="3457.5pt" draw:caption-point-x="-11.54pt" draw:caption-point-y="7.77pt">
              <dc:date>2020-04-19T00:00:00</dc:date>
              <text:p text:style-name="P1">TB_CA70/-</text:p>
            </office:annotation>
            <text:p>2444.96475850732</text:p>
          </table:table-cell>
          <table:table-cell office:value-type="float" office:value="939.751209266163" calcext:value-type="float">
            <office:annotation draw:style-name="gr2" draw:text-style-name="P2" svg:width="122.51pt" svg:height="63.01pt" svg:x="548.99pt" svg:y="3457.5pt" draw:caption-point-x="-11.54pt" draw:caption-point-y="7.77pt">
              <dc:date>2020-04-19T00:00:00</dc:date>
              <text:p text:style-name="P1">Temp_CA05/-</text:p>
            </office:annotation>
            <text:p>939.751209266163</text:p>
          </table:table-cell>
          <table:table-cell office:value-type="float" office:value="1175.29204816449" calcext:value-type="float">
            <office:annotation draw:style-name="gr2" draw:text-style-name="P2" svg:width="122.51pt" svg:height="63.01pt" svg:x="608.74pt" svg:y="3457.5pt" draw:caption-point-x="-11.54pt" draw:caption-point-y="7.77pt">
              <dc:date>2020-04-19T00:00:00</dc:date>
              <text:p text:style-name="P1">Temp_CA50/-</text:p>
            </office:annotation>
            <text:p>1175.29204816449</text:p>
          </table:table-cell>
          <table:table-cell office:value-type="float" office:value="0.155737444964995" calcext:value-type="float">
            <office:annotation draw:style-name="gr2" draw:text-style-name="P2" svg:width="122.51pt" svg:height="63.01pt" svg:x="668.49pt" svg:y="3457.5pt" draw:caption-point-x="-11.54pt" draw:caption-point-y="7.77pt">
              <dc:date>2020-04-19T00:00:00</dc:date>
              <text:p text:style-name="P1">TO2_CA50/-</text:p>
            </office:annotation>
            <text:p>0.155737444964995</text:p>
          </table:table-cell>
          <table:table-cell office:value-type="float" office:value="0.335785566602761" calcext:value-type="float">
            <office:annotation draw:style-name="gr2" draw:text-style-name="P2" svg:width="122.49pt" svg:height="63.01pt" svg:x="728.25pt" svg:y="3457.5pt" draw:caption-point-x="-11.54pt" draw:caption-point-y="7.77pt">
              <dc:date>2020-04-19T00:00:00</dc:date>
              <text:p text:style-name="P1">Vol_CA99/-</text:p>
            </office:annotation>
            <text:p>0.335785566602761</text:p>
          </table:table-cell>
          <table:table-cell office:value-type="float" office:value="2.67449801169045" calcext:value-type="float">
            <text:p>2.67449801169045</text:p>
          </table:table-cell>
          <table:table-cell office:value-type="float" office:value="1.98162939467326" calcext:value-type="float">
            <text:p>1.98162939467326</text:p>
          </table:table-cell>
          <table:table-cell table:style-name="ce4" office:value-type="float" office:value="0.00000035540802" calcext:value-type="float">
            <text:p>3.55E-07</text:p>
          </table:table-cell>
          <table:table-cell office:value-type="float" office:value="88.3631565437839" calcext:value-type="float">
            <text:p>88.3631565437839</text:p>
          </table:table-cell>
          <table:table-cell office:value-type="float" office:value="60.6845876715657" calcext:value-type="float">
            <text:p>60.6845876715657</text:p>
          </table:table-cell>
          <table:table-cell table:number-columns-repeated="1007"/>
        </table:table-row>
        <table:table-row table:style-name="ro1">
          <table:table-cell office:value-type="float" office:value="306" calcext:value-type="float">
            <text:p>306</text:p>
          </table:table-cell>
          <table:table-cell table:style-name="ce3" office:value-type="float" office:value="45.512" calcext:value-type="float">
            <text:p>45.512</text:p>
          </table:table-cell>
          <table:table-cell office:value-type="float" office:value="159.10274" calcext:value-type="float">
            <office:annotation draw:style-name="gr2" draw:text-style-name="P2" svg:width="122.51pt" svg:height="63.01pt" svg:x="190.49pt" svg:y="3472.5pt" draw:caption-point-x="-11.54pt" draw:caption-point-y="7.77pt">
              <dc:date>2020-04-19T00:00:00</dc:date>
              <text:p text:style-name="P1">HRR_max/-</text:p>
            </office:annotation>
            <text:p>159.10274</text:p>
          </table:table-cell>
          <table:table-cell office:value-type="float" office:value="816.112287474126" calcext:value-type="float">
            <text:p>816.112287474126</text:p>
          </table:table-cell>
          <table:table-cell office:value-type="float" office:value="52.024059686124" calcext:value-type="float">
            <office:annotation draw:style-name="gr2" draw:text-style-name="P2" svg:width="122.49pt" svg:height="63.01pt" svg:x="310pt" svg:y="3472.5pt" draw:caption-point-x="-11.54pt" draw:caption-point-y="7.77pt">
              <dc:date>2020-04-19T00:00:00</dc:date>
              <text:p text:style-name="P1">P_CA01/-</text:p>
            </office:annotation>
            <text:p>52.024059686124</text:p>
          </table:table-cell>
          <table:table-cell office:value-type="float" office:value="54.770586356777" calcext:value-type="float">
            <office:annotation draw:style-name="gr2" draw:text-style-name="P2" svg:width="122.49pt" svg:height="63.01pt" svg:x="369.75pt" svg:y="3472.5pt" draw:caption-point-x="-11.54pt" draw:caption-point-y="7.77pt">
              <dc:date>2020-04-19T00:00:00</dc:date>
              <text:p text:style-name="P1">P_CA25/-</text:p>
            </office:annotation>
            <text:p>54.770586356777</text:p>
          </table:table-cell>
          <table:table-cell office:value-type="float" office:value="1.94538030718426" calcext:value-type="float">
            <office:annotation draw:style-name="gr2" draw:text-style-name="P2" svg:width="122.51pt" svg:height="63.01pt" svg:x="429.48pt" svg:y="3472.5pt" draw:caption-point-x="-11.54pt" draw:caption-point-y="7.77pt">
              <dc:date>2020-04-19T00:00:00</dc:date>
              <text:p text:style-name="P1">Swirl3_CA99/-</text:p>
            </office:annotation>
            <text:p>1.94538030718426</text:p>
          </table:table-cell>
          <table:table-cell office:value-type="float" office:value="2460.18766349639" calcext:value-type="float">
            <office:annotation draw:style-name="gr2" draw:text-style-name="P2" svg:width="122.51pt" svg:height="63.01pt" svg:x="489.23pt" svg:y="3472.5pt" draw:caption-point-x="-11.54pt" draw:caption-point-y="7.77pt">
              <dc:date>2020-04-19T00:00:00</dc:date>
              <text:p text:style-name="P1">TB_CA70/-</text:p>
            </office:annotation>
            <text:p>2460.18766349639</text:p>
          </table:table-cell>
          <table:table-cell office:value-type="float" office:value="943.442777652968" calcext:value-type="float">
            <office:annotation draw:style-name="gr2" draw:text-style-name="P2" svg:width="122.51pt" svg:height="63.01pt" svg:x="548.99pt" svg:y="3472.5pt" draw:caption-point-x="-11.54pt" draw:caption-point-y="7.77pt">
              <dc:date>2020-04-19T00:00:00</dc:date>
              <text:p text:style-name="P1">Temp_CA05/-</text:p>
            </office:annotation>
            <text:p>943.442777652968</text:p>
          </table:table-cell>
          <table:table-cell office:value-type="float" office:value="1283.26767769664" calcext:value-type="float">
            <office:annotation draw:style-name="gr2" draw:text-style-name="P2" svg:width="122.51pt" svg:height="63.01pt" svg:x="608.74pt" svg:y="3472.5pt" draw:caption-point-x="-11.54pt" draw:caption-point-y="7.77pt">
              <dc:date>2020-04-19T00:00:00</dc:date>
              <text:p text:style-name="P1">Temp_CA50/-</text:p>
            </office:annotation>
            <text:p>1283.26767769664</text:p>
          </table:table-cell>
          <table:table-cell office:value-type="float" office:value="0.143391251681596" calcext:value-type="float">
            <office:annotation draw:style-name="gr2" draw:text-style-name="P2" svg:width="122.51pt" svg:height="63.01pt" svg:x="668.49pt" svg:y="3472.5pt" draw:caption-point-x="-11.54pt" draw:caption-point-y="7.77pt">
              <dc:date>2020-04-19T00:00:00</dc:date>
              <text:p text:style-name="P1">TO2_CA50/-</text:p>
            </office:annotation>
            <text:p>0.143391251681596</text:p>
          </table:table-cell>
          <table:table-cell office:value-type="float" office:value="0.470547394721261" calcext:value-type="float">
            <office:annotation draw:style-name="gr2" draw:text-style-name="P2" svg:width="122.49pt" svg:height="63.01pt" svg:x="728.25pt" svg:y="3472.5pt" draw:caption-point-x="-11.54pt" draw:caption-point-y="7.77pt">
              <dc:date>2020-04-19T00:00:00</dc:date>
              <text:p text:style-name="P1">Vol_CA99/-</text:p>
            </office:annotation>
            <text:p>0.470547394721261</text:p>
          </table:table-cell>
          <table:table-cell office:value-type="float" office:value="2.2664382571287" calcext:value-type="float">
            <text:p>2.2664382571287</text:p>
          </table:table-cell>
          <table:table-cell office:value-type="float" office:value="2.46650840085462" calcext:value-type="float">
            <text:p>2.46650840085462</text:p>
          </table:table-cell>
          <table:table-cell table:style-name="ce4" office:value-type="float" office:value="0.0000014105935" calcext:value-type="float">
            <text:p>1.41E-06</text:p>
          </table:table-cell>
          <table:table-cell office:value-type="float" office:value="47.597526022054" calcext:value-type="float">
            <text:p>47.597526022054</text:p>
          </table:table-cell>
          <table:table-cell office:value-type="float" office:value="46.4660698752746" calcext:value-type="float">
            <text:p>46.4660698752746</text:p>
          </table:table-cell>
          <table:table-cell table:number-columns-repeated="1007"/>
        </table:table-row>
        <table:table-row table:style-name="ro1">
          <table:table-cell office:value-type="float" office:value="307" calcext:value-type="float">
            <text:p>307</text:p>
          </table:table-cell>
          <table:table-cell table:style-name="ce3" office:value-type="float" office:value="38.17994" calcext:value-type="float">
            <text:p>38.17994</text:p>
          </table:table-cell>
          <table:table-cell office:value-type="float" office:value="213.05093" calcext:value-type="float">
            <office:annotation draw:style-name="gr2" draw:text-style-name="P2" svg:width="122.51pt" svg:height="63.01pt" svg:x="190.49pt" svg:y="3487.49pt" draw:caption-point-x="-11.54pt" draw:caption-point-y="7.77pt">
              <dc:date>2020-04-19T00:00:00</dc:date>
              <text:p text:style-name="P1">HRR_max/-</text:p>
            </office:annotation>
            <text:p>213.05093</text:p>
          </table:table-cell>
          <table:table-cell office:value-type="float" office:value="1271.15453725778" calcext:value-type="float">
            <text:p>1271.15453725778</text:p>
          </table:table-cell>
          <table:table-cell office:value-type="float" office:value="60.2365688852241" calcext:value-type="float">
            <office:annotation draw:style-name="gr2" draw:text-style-name="P2" svg:width="122.49pt" svg:height="63.01pt" svg:x="310pt" svg:y="3487.49pt" draw:caption-point-x="-11.54pt" draw:caption-point-y="7.77pt">
              <dc:date>2020-04-19T00:00:00</dc:date>
              <text:p text:style-name="P1">P_CA01/-</text:p>
            </office:annotation>
            <text:p>60.2365688852241</text:p>
          </table:table-cell>
          <table:table-cell office:value-type="float" office:value="67.0776920216584" calcext:value-type="float">
            <office:annotation draw:style-name="gr2" draw:text-style-name="P2" svg:width="122.49pt" svg:height="63.01pt" svg:x="369.75pt" svg:y="3487.49pt" draw:caption-point-x="-11.54pt" draw:caption-point-y="7.77pt">
              <dc:date>2020-04-19T00:00:00</dc:date>
              <text:p text:style-name="P1">P_CA25/-</text:p>
            </office:annotation>
            <text:p>67.0776920216584</text:p>
          </table:table-cell>
          <table:table-cell office:value-type="float" office:value="1.96516817955469" calcext:value-type="float">
            <office:annotation draw:style-name="gr2" draw:text-style-name="P2" svg:width="122.51pt" svg:height="63.01pt" svg:x="429.48pt" svg:y="3487.49pt" draw:caption-point-x="-11.54pt" draw:caption-point-y="7.77pt">
              <dc:date>2020-04-19T00:00:00</dc:date>
              <text:p text:style-name="P1">Swirl3_CA99/-</text:p>
            </office:annotation>
            <text:p>1.96516817955469</text:p>
          </table:table-cell>
          <table:table-cell office:value-type="float" office:value="2562.19419096318" calcext:value-type="float">
            <office:annotation draw:style-name="gr2" draw:text-style-name="P2" svg:width="122.51pt" svg:height="63.01pt" svg:x="489.23pt" svg:y="3487.49pt" draw:caption-point-x="-11.54pt" draw:caption-point-y="7.77pt">
              <dc:date>2020-04-19T00:00:00</dc:date>
              <text:p text:style-name="P1">TB_CA70/-</text:p>
            </office:annotation>
            <text:p>2562.19419096318</text:p>
          </table:table-cell>
          <table:table-cell office:value-type="float" office:value="954.743196192722" calcext:value-type="float">
            <office:annotation draw:style-name="gr2" draw:text-style-name="P2" svg:width="122.51pt" svg:height="63.01pt" svg:x="548.99pt" svg:y="3487.49pt" draw:caption-point-x="-11.54pt" draw:caption-point-y="7.77pt">
              <dc:date>2020-04-19T00:00:00</dc:date>
              <text:p text:style-name="P1">Temp_CA05/-</text:p>
            </office:annotation>
            <text:p>954.743196192722</text:p>
          </table:table-cell>
          <table:table-cell office:value-type="float" office:value="1438.88119603295" calcext:value-type="float">
            <office:annotation draw:style-name="gr2" draw:text-style-name="P2" svg:width="122.51pt" svg:height="63.01pt" svg:x="608.74pt" svg:y="3487.49pt" draw:caption-point-x="-11.54pt" draw:caption-point-y="7.77pt">
              <dc:date>2020-04-19T00:00:00</dc:date>
              <text:p text:style-name="P1">Temp_CA50/-</text:p>
            </office:annotation>
            <text:p>1438.88119603295</text:p>
          </table:table-cell>
          <table:table-cell office:value-type="float" office:value="0.141486135469759" calcext:value-type="float">
            <office:annotation draw:style-name="gr2" draw:text-style-name="P2" svg:width="122.51pt" svg:height="63.01pt" svg:x="668.49pt" svg:y="3487.49pt" draw:caption-point-x="-11.54pt" draw:caption-point-y="7.77pt">
              <dc:date>2020-04-19T00:00:00</dc:date>
              <text:p text:style-name="P1">TO2_CA50/-</text:p>
            </office:annotation>
            <text:p>0.141486135469759</text:p>
          </table:table-cell>
          <table:table-cell office:value-type="float" office:value="0.450531205194824" calcext:value-type="float">
            <office:annotation draw:style-name="gr2" draw:text-style-name="P2" svg:width="122.49pt" svg:height="63.01pt" svg:x="728.25pt" svg:y="3487.49pt" draw:caption-point-x="-11.54pt" draw:caption-point-y="7.77pt">
              <dc:date>2020-04-19T00:00:00</dc:date>
              <text:p text:style-name="P1">Vol_CA99/-</text:p>
            </office:annotation>
            <text:p>0.450531205194824</text:p>
          </table:table-cell>
          <table:table-cell office:value-type="float" office:value="1.09080617601622" calcext:value-type="float">
            <text:p>1.09080617601622</text:p>
          </table:table-cell>
          <table:table-cell office:value-type="float" office:value="2.94166625723929" calcext:value-type="float">
            <text:p>2.94166625723929</text:p>
          </table:table-cell>
          <table:table-cell table:style-name="ce4" office:value-type="float" office:value="0.0000010723373" calcext:value-type="float">
            <text:p>1.07E-06</text:p>
          </table:table-cell>
          <table:table-cell office:value-type="float" office:value="32.3229538794136" calcext:value-type="float">
            <text:p>32.3229538794136</text:p>
          </table:table-cell>
          <table:table-cell office:value-type="float" office:value="40.2491755426095" calcext:value-type="float">
            <text:p>40.2491755426095</text:p>
          </table:table-cell>
          <table:table-cell table:number-columns-repeated="1007"/>
        </table:table-row>
        <table:table-row table:style-name="ro1">
          <table:table-cell office:value-type="float" office:value="308" calcext:value-type="float">
            <text:p>308</text:p>
          </table:table-cell>
          <table:table-cell table:style-name="ce3" office:value-type="float" office:value="36.66696" calcext:value-type="float">
            <text:p>36.66696</text:p>
          </table:table-cell>
          <table:table-cell office:value-type="float" office:value="232.56828" calcext:value-type="float">
            <office:annotation draw:style-name="gr2" draw:text-style-name="P2" svg:width="122.51pt" svg:height="63.01pt" svg:x="190.49pt" svg:y="3502.49pt" draw:caption-point-x="-11.54pt" draw:caption-point-y="7.8pt">
              <dc:date>2020-04-19T00:00:00</dc:date>
              <text:p text:style-name="P1">HRR_max/-</text:p>
            </office:annotation>
            <text:p>232.56828</text:p>
          </table:table-cell>
          <table:table-cell office:value-type="float" office:value="1505.81495123214" calcext:value-type="float">
            <text:p>1505.81495123214</text:p>
          </table:table-cell>
          <table:table-cell office:value-type="float" office:value="64.3377948236158" calcext:value-type="float">
            <office:annotation draw:style-name="gr2" draw:text-style-name="P2" svg:width="122.49pt" svg:height="63.01pt" svg:x="310pt" svg:y="3502.49pt" draw:caption-point-x="-11.54pt" draw:caption-point-y="7.8pt">
              <dc:date>2020-04-19T00:00:00</dc:date>
              <text:p text:style-name="P1">P_CA01/-</text:p>
            </office:annotation>
            <text:p>64.3377948236158</text:p>
          </table:table-cell>
          <table:table-cell office:value-type="float" office:value="75.2749783750328" calcext:value-type="float">
            <office:annotation draw:style-name="gr2" draw:text-style-name="P2" svg:width="122.49pt" svg:height="63.01pt" svg:x="369.75pt" svg:y="3502.49pt" draw:caption-point-x="-11.54pt" draw:caption-point-y="7.8pt">
              <dc:date>2020-04-19T00:00:00</dc:date>
              <text:p text:style-name="P1">P_CA25/-</text:p>
            </office:annotation>
            <text:p>75.2749783750328</text:p>
          </table:table-cell>
          <table:table-cell office:value-type="float" office:value="1.982354727922" calcext:value-type="float">
            <office:annotation draw:style-name="gr2" draw:text-style-name="P2" svg:width="122.51pt" svg:height="63.01pt" svg:x="429.48pt" svg:y="3502.49pt" draw:caption-point-x="-11.54pt" draw:caption-point-y="7.8pt">
              <dc:date>2020-04-19T00:00:00</dc:date>
              <text:p text:style-name="P1">Swirl3_CA99/-</text:p>
            </office:annotation>
            <text:p>1.982354727922</text:p>
          </table:table-cell>
          <table:table-cell office:value-type="float" office:value="2569.50562090571" calcext:value-type="float">
            <office:annotation draw:style-name="gr2" draw:text-style-name="P2" svg:width="122.51pt" svg:height="63.01pt" svg:x="489.23pt" svg:y="3502.49pt" draw:caption-point-x="-11.54pt" draw:caption-point-y="7.8pt">
              <dc:date>2020-04-19T00:00:00</dc:date>
              <text:p text:style-name="P1">TB_CA70/-</text:p>
            </office:annotation>
            <text:p>2569.50562090571</text:p>
          </table:table-cell>
          <table:table-cell office:value-type="float" office:value="969.678685852309" calcext:value-type="float">
            <office:annotation draw:style-name="gr2" draw:text-style-name="P2" svg:width="122.51pt" svg:height="63.01pt" svg:x="548.99pt" svg:y="3502.49pt" draw:caption-point-x="-11.54pt" draw:caption-point-y="7.8pt">
              <dc:date>2020-04-19T00:00:00</dc:date>
              <text:p text:style-name="P1">Temp_CA05/-</text:p>
            </office:annotation>
            <text:p>969.678685852309</text:p>
          </table:table-cell>
          <table:table-cell office:value-type="float" office:value="1516.49313947399" calcext:value-type="float">
            <office:annotation draw:style-name="gr2" draw:text-style-name="P2" svg:width="122.51pt" svg:height="63.01pt" svg:x="608.74pt" svg:y="3502.49pt" draw:caption-point-x="-11.54pt" draw:caption-point-y="7.8pt">
              <dc:date>2020-04-19T00:00:00</dc:date>
              <text:p text:style-name="P1">Temp_CA50/-</text:p>
            </office:annotation>
            <text:p>1516.49313947399</text:p>
          </table:table-cell>
          <table:table-cell office:value-type="float" office:value="0.138547584696794" calcext:value-type="float">
            <office:annotation draw:style-name="gr2" draw:text-style-name="P2" svg:width="122.51pt" svg:height="63.01pt" svg:x="668.49pt" svg:y="3502.49pt" draw:caption-point-x="-11.54pt" draw:caption-point-y="7.8pt">
              <dc:date>2020-04-19T00:00:00</dc:date>
              <text:p text:style-name="P1">TO2_CA50/-</text:p>
            </office:annotation>
            <text:p>0.138547584696794</text:p>
          </table:table-cell>
          <table:table-cell office:value-type="float" office:value="0.437774789226182" calcext:value-type="float">
            <office:annotation draw:style-name="gr2" draw:text-style-name="P2" svg:width="122.49pt" svg:height="63.01pt" svg:x="728.25pt" svg:y="3502.49pt" draw:caption-point-x="-11.54pt" draw:caption-point-y="7.8pt">
              <dc:date>2020-04-19T00:00:00</dc:date>
              <text:p text:style-name="P1">Vol_CA99/-</text:p>
            </office:annotation>
            <text:p>0.437774789226182</text:p>
          </table:table-cell>
          <table:table-cell office:value-type="float" office:value="0.780705391122125" calcext:value-type="float">
            <text:p>0.780705391122125</text:p>
          </table:table-cell>
          <table:table-cell office:value-type="float" office:value="3.29564632086573" calcext:value-type="float">
            <text:p>3.29564632086573</text:p>
          </table:table-cell>
          <table:table-cell table:style-name="ce4" office:value-type="float" office:value="0.0000009828308" calcext:value-type="float">
            <text:p>9.83E-07</text:p>
          </table:table-cell>
          <table:table-cell office:value-type="float" office:value="35.1474386591671" calcext:value-type="float">
            <text:p>35.1474386591671</text:p>
          </table:table-cell>
          <table:table-cell office:value-type="float" office:value="40.0263543371635" calcext:value-type="float">
            <text:p>40.0263543371635</text:p>
          </table:table-cell>
          <table:table-cell table:number-columns-repeated="1007"/>
        </table:table-row>
        <table:table-row table:style-name="ro1">
          <table:table-cell office:value-type="float" office:value="310" calcext:value-type="float">
            <text:p>310</text:p>
          </table:table-cell>
          <table:table-cell table:style-name="ce3" office:value-type="float" office:value="70.11555" calcext:value-type="float">
            <text:p>70.11555</text:p>
          </table:table-cell>
          <table:table-cell office:value-type="float" office:value="85.22532" calcext:value-type="float">
            <office:annotation draw:style-name="gr1" draw:text-style-name="P2" svg:width="122.51pt" svg:height="62.99pt" svg:x="190.49pt" svg:y="3517.51pt" draw:caption-point-x="-11.54pt" draw:caption-point-y="7.77pt">
              <dc:date>2020-04-19T00:00:00</dc:date>
              <text:p text:style-name="P1">HRR_max/-</text:p>
            </office:annotation>
            <text:p>85.22532</text:p>
          </table:table-cell>
          <table:table-cell office:value-type="float" office:value="282.129817353438" calcext:value-type="float">
            <text:p>282.129817353438</text:p>
          </table:table-cell>
          <table:table-cell office:value-type="float" office:value="43.6159730378989" calcext:value-type="float">
            <office:annotation draw:style-name="gr1" draw:text-style-name="P2" svg:width="122.49pt" svg:height="62.99pt" svg:x="310pt" svg:y="3517.51pt" draw:caption-point-x="-11.54pt" draw:caption-point-y="7.77pt">
              <dc:date>2020-04-19T00:00:00</dc:date>
              <text:p text:style-name="P1">P_CA01/-</text:p>
            </office:annotation>
            <text:p>43.6159730378989</text:p>
          </table:table-cell>
          <table:table-cell office:value-type="float" office:value="46.5710298286223" calcext:value-type="float">
            <office:annotation draw:style-name="gr1" draw:text-style-name="P2" svg:width="122.49pt" svg:height="62.99pt" svg:x="369.75pt" svg:y="3517.51pt" draw:caption-point-x="-11.54pt" draw:caption-point-y="7.77pt">
              <dc:date>2020-04-19T00:00:00</dc:date>
              <text:p text:style-name="P1">P_CA25/-</text:p>
            </office:annotation>
            <text:p>46.5710298286223</text:p>
          </table:table-cell>
          <table:table-cell office:value-type="float" office:value="2.6329793113655" calcext:value-type="float">
            <office:annotation draw:style-name="gr1" draw:text-style-name="P2" svg:width="122.51pt" svg:height="62.99pt" svg:x="429.48pt" svg:y="3517.51pt" draw:caption-point-x="-11.54pt" draw:caption-point-y="7.77pt">
              <dc:date>2020-04-19T00:00:00</dc:date>
              <text:p text:style-name="P1">Swirl3_CA99/-</text:p>
            </office:annotation>
            <text:p>2.6329793113655</text:p>
          </table:table-cell>
          <table:table-cell office:value-type="float" office:value="2305.16055650542" calcext:value-type="float">
            <office:annotation draw:style-name="gr1" draw:text-style-name="P2" svg:width="122.51pt" svg:height="62.99pt" svg:x="489.23pt" svg:y="3517.51pt" draw:caption-point-x="-11.54pt" draw:caption-point-y="7.77pt">
              <dc:date>2020-04-19T00:00:00</dc:date>
              <text:p text:style-name="P1">TB_CA70/-</text:p>
            </office:annotation>
            <text:p>2305.16055650542</text:p>
          </table:table-cell>
          <table:table-cell office:value-type="float" office:value="924.718180488641" calcext:value-type="float">
            <office:annotation draw:style-name="gr1" draw:text-style-name="P2" svg:width="122.51pt" svg:height="62.99pt" svg:x="548.99pt" svg:y="3517.51pt" draw:caption-point-x="-11.54pt" draw:caption-point-y="7.77pt">
              <dc:date>2020-04-19T00:00:00</dc:date>
              <text:p text:style-name="P1">Temp_CA05/-</text:p>
            </office:annotation>
            <text:p>924.718180488641</text:p>
          </table:table-cell>
          <table:table-cell office:value-type="float" office:value="1058.85335218898" calcext:value-type="float">
            <office:annotation draw:style-name="gr1" draw:text-style-name="P2" svg:width="122.51pt" svg:height="62.99pt" svg:x="608.74pt" svg:y="3517.51pt" draw:caption-point-x="-11.54pt" draw:caption-point-y="7.77pt">
              <dc:date>2020-04-19T00:00:00</dc:date>
              <text:p text:style-name="P1">Temp_CA50/-</text:p>
            </office:annotation>
            <text:p>1058.85335218898</text:p>
          </table:table-cell>
          <table:table-cell office:value-type="float" office:value="0.172845186605702" calcext:value-type="float">
            <office:annotation draw:style-name="gr1" draw:text-style-name="P2" svg:width="122.51pt" svg:height="62.99pt" svg:x="668.49pt" svg:y="3517.51pt" draw:caption-point-x="-11.54pt" draw:caption-point-y="7.77pt">
              <dc:date>2020-04-19T00:00:00</dc:date>
              <text:p text:style-name="P1">TO2_CA50/-</text:p>
            </office:annotation>
            <text:p>0.172845186605702</text:p>
          </table:table-cell>
          <table:table-cell office:value-type="float" office:value="0.186022713577853" calcext:value-type="float">
            <office:annotation draw:style-name="gr1" draw:text-style-name="P2" svg:width="122.49pt" svg:height="62.99pt" svg:x="728.25pt" svg:y="3517.51pt" draw:caption-point-x="-11.54pt" draw:caption-point-y="7.77pt">
              <dc:date>2020-04-19T00:00:00</dc:date>
              <text:p text:style-name="P1">Vol_CA99/-</text:p>
            </office:annotation>
            <text:p>0.186022713577853</text:p>
          </table:table-cell>
          <table:table-cell office:value-type="float" office:value="2.32292138650814" calcext:value-type="float">
            <text:p>2.32292138650814</text:p>
          </table:table-cell>
          <table:table-cell office:value-type="float" office:value="0.974129394512936" calcext:value-type="float">
            <text:p>0.974129394512936</text:p>
          </table:table-cell>
          <table:table-cell table:style-name="ce4" office:value-type="float" office:value="0.0000000040164267" calcext:value-type="float">
            <text:p>4.02E-09</text:p>
          </table:table-cell>
          <table:table-cell office:value-type="float" office:value="35.9726834217551" calcext:value-type="float">
            <text:p>35.9726834217551</text:p>
          </table:table-cell>
          <table:table-cell office:value-type="float" office:value="58.2577896929898" calcext:value-type="float">
            <text:p>58.2577896929898</text:p>
          </table:table-cell>
          <table:table-cell table:number-columns-repeated="1007"/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3" office:value-type="float" office:value="49.45783" calcext:value-type="float">
            <text:p>49.45783</text:p>
          </table:table-cell>
          <table:table-cell office:value-type="float" office:value="109.96748" calcext:value-type="float">
            <office:annotation draw:style-name="gr1" draw:text-style-name="P2" svg:width="122.51pt" svg:height="62.99pt" svg:x="190.49pt" svg:y="3532.51pt" draw:caption-point-x="-11.54pt" draw:caption-point-y="7.77pt">
              <dc:date>2020-04-19T00:00:00</dc:date>
              <text:p text:style-name="P1">HRR_max/-</text:p>
            </office:annotation>
            <text:p>109.96748</text:p>
          </table:table-cell>
          <table:table-cell office:value-type="float" office:value="473.512032671872" calcext:value-type="float">
            <text:p>473.512032671872</text:p>
          </table:table-cell>
          <table:table-cell office:value-type="float" office:value="47.5458029909845" calcext:value-type="float">
            <office:annotation draw:style-name="gr1" draw:text-style-name="P2" svg:width="122.49pt" svg:height="62.99pt" svg:x="310pt" svg:y="3532.51pt" draw:caption-point-x="-11.54pt" draw:caption-point-y="7.77pt">
              <dc:date>2020-04-19T00:00:00</dc:date>
              <text:p text:style-name="P1">P_CA01/-</text:p>
            </office:annotation>
            <text:p>47.5458029909845</text:p>
          </table:table-cell>
          <table:table-cell office:value-type="float" office:value="52.9663523907007" calcext:value-type="float">
            <office:annotation draw:style-name="gr1" draw:text-style-name="P2" svg:width="122.49pt" svg:height="62.99pt" svg:x="369.75pt" svg:y="3532.51pt" draw:caption-point-x="-11.54pt" draw:caption-point-y="7.77pt">
              <dc:date>2020-04-19T00:00:00</dc:date>
              <text:p text:style-name="P1">P_CA25/-</text:p>
            </office:annotation>
            <text:p>52.9663523907007</text:p>
          </table:table-cell>
          <table:table-cell office:value-type="float" office:value="2.14867530793435" calcext:value-type="float">
            <office:annotation draw:style-name="gr1" draw:text-style-name="P2" svg:width="122.51pt" svg:height="62.99pt" svg:x="429.48pt" svg:y="3532.51pt" draw:caption-point-x="-11.54pt" draw:caption-point-y="7.77pt">
              <dc:date>2020-04-19T00:00:00</dc:date>
              <text:p text:style-name="P1">Swirl3_CA99/-</text:p>
            </office:annotation>
            <text:p>2.14867530793435</text:p>
          </table:table-cell>
          <table:table-cell office:value-type="float" office:value="2394.75677181768" calcext:value-type="float">
            <office:annotation draw:style-name="gr1" draw:text-style-name="P2" svg:width="122.51pt" svg:height="62.99pt" svg:x="489.23pt" svg:y="3532.51pt" draw:caption-point-x="-11.54pt" draw:caption-point-y="7.77pt">
              <dc:date>2020-04-19T00:00:00</dc:date>
              <text:p text:style-name="P1">TB_CA70/-</text:p>
            </office:annotation>
            <text:p>2394.75677181768</text:p>
          </table:table-cell>
          <table:table-cell office:value-type="float" office:value="947.595990449586" calcext:value-type="float">
            <office:annotation draw:style-name="gr1" draw:text-style-name="P2" svg:width="122.51pt" svg:height="62.99pt" svg:x="548.99pt" svg:y="3532.51pt" draw:caption-point-x="-11.54pt" draw:caption-point-y="7.77pt">
              <dc:date>2020-04-19T00:00:00</dc:date>
              <text:p text:style-name="P1">Temp_CA05/-</text:p>
            </office:annotation>
            <text:p>947.595990449586</text:p>
          </table:table-cell>
          <table:table-cell office:value-type="float" office:value="1159.70119896348" calcext:value-type="float">
            <office:annotation draw:style-name="gr1" draw:text-style-name="P2" svg:width="122.51pt" svg:height="62.99pt" svg:x="608.74pt" svg:y="3532.51pt" draw:caption-point-x="-11.54pt" draw:caption-point-y="7.77pt">
              <dc:date>2020-04-19T00:00:00</dc:date>
              <text:p text:style-name="P1">Temp_CA50/-</text:p>
            </office:annotation>
            <text:p>1159.70119896348</text:p>
          </table:table-cell>
          <table:table-cell office:value-type="float" office:value="0.152613330330516" calcext:value-type="float">
            <office:annotation draw:style-name="gr1" draw:text-style-name="P2" svg:width="122.51pt" svg:height="62.99pt" svg:x="668.49pt" svg:y="3532.51pt" draw:caption-point-x="-11.54pt" draw:caption-point-y="7.77pt">
              <dc:date>2020-04-19T00:00:00</dc:date>
              <text:p text:style-name="P1">TO2_CA50/-</text:p>
            </office:annotation>
            <text:p>0.152613330330516</text:p>
          </table:table-cell>
          <table:table-cell office:value-type="float" office:value="0.350674720716916" calcext:value-type="float">
            <office:annotation draw:style-name="gr1" draw:text-style-name="P2" svg:width="122.49pt" svg:height="62.99pt" svg:x="728.25pt" svg:y="3532.51pt" draw:caption-point-x="-11.54pt" draw:caption-point-y="7.77pt">
              <dc:date>2020-04-19T00:00:00</dc:date>
              <text:p text:style-name="P1">Vol_CA99/-</text:p>
            </office:annotation>
            <text:p>0.350674720716916</text:p>
          </table:table-cell>
          <table:table-cell office:value-type="float" office:value="3.11105326547448" calcext:value-type="float">
            <text:p>3.11105326547448</text:p>
          </table:table-cell>
          <table:table-cell office:value-type="float" office:value="1.79335729818439" calcext:value-type="float">
            <text:p>1.79335729818439</text:p>
          </table:table-cell>
          <table:table-cell table:style-name="ce4" office:value-type="float" office:value="0.00000057671093" calcext:value-type="float">
            <text:p>5.77E-07</text:p>
          </table:table-cell>
          <table:table-cell office:value-type="float" office:value="97.0847206347516" calcext:value-type="float">
            <text:p>97.0847206347516</text:p>
          </table:table-cell>
          <table:table-cell office:value-type="float" office:value="63.4666630510296" calcext:value-type="float">
            <text:p>63.4666630510296</text:p>
          </table:table-cell>
          <table:table-cell table:number-columns-repeated="1007"/>
        </table:table-row>
        <table:table-row table:style-name="ro1">
          <table:table-cell office:value-type="float" office:value="312" calcext:value-type="float">
            <text:p>312</text:p>
          </table:table-cell>
          <table:table-cell table:style-name="ce3" office:value-type="float" office:value="40.97703" calcext:value-type="float">
            <text:p>40.97703</text:p>
          </table:table-cell>
          <table:table-cell office:value-type="float" office:value="156.83093" calcext:value-type="float">
            <office:annotation draw:style-name="gr2" draw:text-style-name="P2" svg:width="122.51pt" svg:height="63.01pt" svg:x="190.49pt" svg:y="3547.5pt" draw:caption-point-x="-11.54pt" draw:caption-point-y="7.77pt">
              <dc:date>2020-04-19T00:00:00</dc:date>
              <text:p text:style-name="P1">HRR_max/-</text:p>
            </office:annotation>
            <text:p>156.83093</text:p>
          </table:table-cell>
          <table:table-cell office:value-type="float" office:value="857.013606610366" calcext:value-type="float">
            <text:p>857.013606610366</text:p>
          </table:table-cell>
          <table:table-cell office:value-type="float" office:value="55.8489324703492" calcext:value-type="float">
            <office:annotation draw:style-name="gr2" draw:text-style-name="P2" svg:width="122.49pt" svg:height="63.01pt" svg:x="310pt" svg:y="3547.5pt" draw:caption-point-x="-11.54pt" draw:caption-point-y="7.77pt">
              <dc:date>2020-04-19T00:00:00</dc:date>
              <text:p text:style-name="P1">P_CA01/-</text:p>
            </office:annotation>
            <text:p>55.8489324703492</text:p>
          </table:table-cell>
          <table:table-cell office:value-type="float" office:value="58.866326111414" calcext:value-type="float">
            <office:annotation draw:style-name="gr2" draw:text-style-name="P2" svg:width="122.49pt" svg:height="63.01pt" svg:x="369.75pt" svg:y="3547.5pt" draw:caption-point-x="-11.54pt" draw:caption-point-y="7.77pt">
              <dc:date>2020-04-19T00:00:00</dc:date>
              <text:p text:style-name="P1">P_CA25/-</text:p>
            </office:annotation>
            <text:p>58.866326111414</text:p>
          </table:table-cell>
          <table:table-cell office:value-type="float" office:value="1.9237804049377" calcext:value-type="float">
            <office:annotation draw:style-name="gr2" draw:text-style-name="P2" svg:width="122.51pt" svg:height="63.01pt" svg:x="429.48pt" svg:y="3547.5pt" draw:caption-point-x="-11.54pt" draw:caption-point-y="7.77pt">
              <dc:date>2020-04-19T00:00:00</dc:date>
              <text:p text:style-name="P1">Swirl3_CA99/-</text:p>
            </office:annotation>
            <text:p>1.9237804049377</text:p>
          </table:table-cell>
          <table:table-cell office:value-type="float" office:value="2452.79744818194" calcext:value-type="float">
            <office:annotation draw:style-name="gr2" draw:text-style-name="P2" svg:width="122.51pt" svg:height="63.01pt" svg:x="489.23pt" svg:y="3547.5pt" draw:caption-point-x="-11.54pt" draw:caption-point-y="7.77pt">
              <dc:date>2020-04-19T00:00:00</dc:date>
              <text:p text:style-name="P1">TB_CA70/-</text:p>
            </office:annotation>
            <text:p>2452.79744818194</text:p>
          </table:table-cell>
          <table:table-cell office:value-type="float" office:value="944.904690088305" calcext:value-type="float">
            <office:annotation draw:style-name="gr2" draw:text-style-name="P2" svg:width="122.51pt" svg:height="63.01pt" svg:x="548.99pt" svg:y="3547.5pt" draw:caption-point-x="-11.54pt" draw:caption-point-y="7.77pt">
              <dc:date>2020-04-19T00:00:00</dc:date>
              <text:p text:style-name="P1">Temp_CA05/-</text:p>
            </office:annotation>
            <text:p>944.904690088305</text:p>
          </table:table-cell>
          <table:table-cell office:value-type="float" office:value="1276.80622213382" calcext:value-type="float">
            <office:annotation draw:style-name="gr2" draw:text-style-name="P2" svg:width="122.51pt" svg:height="63.01pt" svg:x="608.74pt" svg:y="3547.5pt" draw:caption-point-x="-11.54pt" draw:caption-point-y="7.77pt">
              <dc:date>2020-04-19T00:00:00</dc:date>
              <text:p text:style-name="P1">Temp_CA50/-</text:p>
            </office:annotation>
            <text:p>1276.80622213382</text:p>
          </table:table-cell>
          <table:table-cell office:value-type="float" office:value="0.142795255767732" calcext:value-type="float">
            <office:annotation draw:style-name="gr2" draw:text-style-name="P2" svg:width="122.51pt" svg:height="63.01pt" svg:x="668.49pt" svg:y="3547.5pt" draw:caption-point-x="-11.54pt" draw:caption-point-y="7.77pt">
              <dc:date>2020-04-19T00:00:00</dc:date>
              <text:p text:style-name="P1">TO2_CA50/-</text:p>
            </office:annotation>
            <text:p>0.142795255767732</text:p>
          </table:table-cell>
          <table:table-cell office:value-type="float" office:value="0.508287493479464" calcext:value-type="float">
            <office:annotation draw:style-name="gr2" draw:text-style-name="P2" svg:width="122.49pt" svg:height="63.01pt" svg:x="728.25pt" svg:y="3547.5pt" draw:caption-point-x="-11.54pt" draw:caption-point-y="7.77pt">
              <dc:date>2020-04-19T00:00:00</dc:date>
              <text:p text:style-name="P1">Vol_CA99/-</text:p>
            </office:annotation>
            <text:p>0.508287493479464</text:p>
          </table:table-cell>
          <table:table-cell office:value-type="float" office:value="2.17246100466279" calcext:value-type="float">
            <text:p>2.17246100466279</text:p>
          </table:table-cell>
          <table:table-cell office:value-type="float" office:value="2.18707694038195" calcext:value-type="float">
            <text:p>2.18707694038195</text:p>
          </table:table-cell>
          <table:table-cell table:style-name="ce4" office:value-type="float" office:value="0.0000018092353" calcext:value-type="float">
            <text:p>1.81E-06</text:p>
          </table:table-cell>
          <table:table-cell office:value-type="float" office:value="54.6594930775686" calcext:value-type="float">
            <text:p>54.6594930775686</text:p>
          </table:table-cell>
          <table:table-cell office:value-type="float" office:value="45.8625970224279" calcext:value-type="float">
            <text:p>45.8625970224279</text:p>
          </table:table-cell>
          <table:table-cell table:number-columns-repeated="1007"/>
        </table:table-row>
        <table:table-row table:style-name="ro1">
          <table:table-cell office:value-type="float" office:value="313" calcext:value-type="float">
            <text:p>313</text:p>
          </table:table-cell>
          <table:table-cell table:style-name="ce3" office:value-type="float" office:value="35.33171" calcext:value-type="float">
            <text:p>35.33171</text:p>
          </table:table-cell>
          <table:table-cell office:value-type="float" office:value="206.14833" calcext:value-type="float">
            <office:annotation draw:style-name="gr2" draw:text-style-name="P2" svg:width="122.51pt" svg:height="63.01pt" svg:x="190.49pt" svg:y="3562.5pt" draw:caption-point-x="-11.54pt" draw:caption-point-y="7.77pt">
              <dc:date>2020-04-19T00:00:00</dc:date>
              <text:p text:style-name="P1">HRR_max/-</text:p>
            </office:annotation>
            <text:p>206.14833</text:p>
          </table:table-cell>
          <table:table-cell office:value-type="float" office:value="1354.82316112587" calcext:value-type="float">
            <text:p>1354.82316112587</text:p>
          </table:table-cell>
          <table:table-cell office:value-type="float" office:value="65.4808365778866" calcext:value-type="float">
            <office:annotation draw:style-name="gr2" draw:text-style-name="P2" svg:width="122.49pt" svg:height="63.01pt" svg:x="310pt" svg:y="3562.5pt" draw:caption-point-x="-11.54pt" draw:caption-point-y="7.77pt">
              <dc:date>2020-04-19T00:00:00</dc:date>
              <text:p text:style-name="P1">P_CA01/-</text:p>
            </office:annotation>
            <text:p>65.4808365778866</text:p>
          </table:table-cell>
          <table:table-cell office:value-type="float" office:value="71.4938999127344" calcext:value-type="float">
            <office:annotation draw:style-name="gr2" draw:text-style-name="P2" svg:width="122.49pt" svg:height="63.01pt" svg:x="369.75pt" svg:y="3562.5pt" draw:caption-point-x="-11.54pt" draw:caption-point-y="7.77pt">
              <dc:date>2020-04-19T00:00:00</dc:date>
              <text:p text:style-name="P1">P_CA25/-</text:p>
            </office:annotation>
            <text:p>71.4938999127344</text:p>
          </table:table-cell>
          <table:table-cell office:value-type="float" office:value="1.94455429582976" calcext:value-type="float">
            <office:annotation draw:style-name="gr2" draw:text-style-name="P2" svg:width="122.51pt" svg:height="63.01pt" svg:x="429.48pt" svg:y="3562.5pt" draw:caption-point-x="-11.54pt" draw:caption-point-y="7.77pt">
              <dc:date>2020-04-19T00:00:00</dc:date>
              <text:p text:style-name="P1">Swirl3_CA99/-</text:p>
            </office:annotation>
            <text:p>1.94455429582976</text:p>
          </table:table-cell>
          <table:table-cell office:value-type="float" office:value="2506.17363236565" calcext:value-type="float">
            <office:annotation draw:style-name="gr2" draw:text-style-name="P2" svg:width="122.51pt" svg:height="63.01pt" svg:x="489.23pt" svg:y="3562.5pt" draw:caption-point-x="-11.54pt" draw:caption-point-y="7.77pt">
              <dc:date>2020-04-19T00:00:00</dc:date>
              <text:p text:style-name="P1">TB_CA70/-</text:p>
            </office:annotation>
            <text:p>2506.17363236565</text:p>
          </table:table-cell>
          <table:table-cell office:value-type="float" office:value="943.076790095265" calcext:value-type="float">
            <office:annotation draw:style-name="gr2" draw:text-style-name="P2" svg:width="122.51pt" svg:height="63.01pt" svg:x="548.99pt" svg:y="3562.5pt" draw:caption-point-x="-11.54pt" draw:caption-point-y="7.77pt">
              <dc:date>2020-04-19T00:00:00</dc:date>
              <text:p text:style-name="P1">Temp_CA05/-</text:p>
            </office:annotation>
            <text:p>943.076790095265</text:p>
          </table:table-cell>
          <table:table-cell office:value-type="float" office:value="1411.05994988256" calcext:value-type="float">
            <office:annotation draw:style-name="gr2" draw:text-style-name="P2" svg:width="122.51pt" svg:height="63.01pt" svg:x="608.74pt" svg:y="3562.5pt" draw:caption-point-x="-11.54pt" draw:caption-point-y="7.77pt">
              <dc:date>2020-04-19T00:00:00</dc:date>
              <text:p text:style-name="P1">Temp_CA50/-</text:p>
            </office:annotation>
            <text:p>1411.05994988256</text:p>
          </table:table-cell>
          <table:table-cell office:value-type="float" office:value="0.140751741928283" calcext:value-type="float">
            <office:annotation draw:style-name="gr2" draw:text-style-name="P2" svg:width="122.51pt" svg:height="63.01pt" svg:x="668.49pt" svg:y="3562.5pt" draw:caption-point-x="-11.54pt" draw:caption-point-y="7.77pt">
              <dc:date>2020-04-19T00:00:00</dc:date>
              <text:p text:style-name="P1">TO2_CA50/-</text:p>
            </office:annotation>
            <text:p>0.140751741928283</text:p>
          </table:table-cell>
          <table:table-cell office:value-type="float" office:value="0.5155782246501" calcext:value-type="float">
            <office:annotation draw:style-name="gr2" draw:text-style-name="P2" svg:width="122.49pt" svg:height="63.01pt" svg:x="728.25pt" svg:y="3562.5pt" draw:caption-point-x="-11.54pt" draw:caption-point-y="7.77pt">
              <dc:date>2020-04-19T00:00:00</dc:date>
              <text:p text:style-name="P1">Vol_CA99/-</text:p>
            </office:annotation>
            <text:p>0.5155782246501</text:p>
          </table:table-cell>
          <table:table-cell office:value-type="float" office:value="0.936625310037681" calcext:value-type="float">
            <text:p>0.936625310037681</text:p>
          </table:table-cell>
          <table:table-cell office:value-type="float" office:value="2.58515232167395" calcext:value-type="float">
            <text:p>2.58515232167395</text:p>
          </table:table-cell>
          <table:table-cell table:style-name="ce4" office:value-type="float" office:value="0.000001180067" calcext:value-type="float">
            <text:p>1.18E-06</text:p>
          </table:table-cell>
          <table:table-cell office:value-type="float" office:value="30.7151097629252" calcext:value-type="float">
            <text:p>30.7151097629252</text:p>
          </table:table-cell>
          <table:table-cell office:value-type="float" office:value="39.3660480238042" calcext:value-type="float">
            <text:p>39.3660480238042</text:p>
          </table:table-cell>
          <table:table-cell table:number-columns-repeated="1007"/>
        </table:table-row>
        <table:table-row table:style-name="ro1">
          <table:table-cell office:value-type="float" office:value="314" calcext:value-type="float">
            <text:p>314</text:p>
          </table:table-cell>
          <table:table-cell table:style-name="ce3" office:value-type="float" office:value="34.95089" calcext:value-type="float">
            <text:p>34.95089</text:p>
          </table:table-cell>
          <table:table-cell office:value-type="float" office:value="230.27019" calcext:value-type="float">
            <office:annotation draw:style-name="gr2" draw:text-style-name="P2" svg:width="122.51pt" svg:height="63.01pt" svg:x="190.49pt" svg:y="3577.49pt" draw:caption-point-x="-11.54pt" draw:caption-point-y="7.77pt">
              <dc:date>2020-04-19T00:00:00</dc:date>
              <text:p text:style-name="P1">HRR_max/-</text:p>
            </office:annotation>
            <text:p>230.27019</text:p>
          </table:table-cell>
          <table:table-cell office:value-type="float" office:value="1708.45337528418" calcext:value-type="float">
            <text:p>1708.45337528418</text:p>
          </table:table-cell>
          <table:table-cell office:value-type="float" office:value="69.3997348118157" calcext:value-type="float">
            <office:annotation draw:style-name="gr2" draw:text-style-name="P2" svg:width="122.49pt" svg:height="63.01pt" svg:x="310pt" svg:y="3577.49pt" draw:caption-point-x="-11.54pt" draw:caption-point-y="7.77pt">
              <dc:date>2020-04-19T00:00:00</dc:date>
              <text:p text:style-name="P1">P_CA01/-</text:p>
            </office:annotation>
            <text:p>69.3997348118157</text:p>
          </table:table-cell>
          <table:table-cell office:value-type="float" office:value="88.8756760122115" calcext:value-type="float">
            <office:annotation draw:style-name="gr2" draw:text-style-name="P2" svg:width="122.49pt" svg:height="63.01pt" svg:x="369.75pt" svg:y="3577.49pt" draw:caption-point-x="-11.54pt" draw:caption-point-y="7.77pt">
              <dc:date>2020-04-19T00:00:00</dc:date>
              <text:p text:style-name="P1">P_CA25/-</text:p>
            </office:annotation>
            <text:p>88.8756760122115</text:p>
          </table:table-cell>
          <table:table-cell office:value-type="float" office:value="1.95667119893208" calcext:value-type="float">
            <office:annotation draw:style-name="gr2" draw:text-style-name="P2" svg:width="122.51pt" svg:height="63.01pt" svg:x="429.48pt" svg:y="3577.49pt" draw:caption-point-x="-11.54pt" draw:caption-point-y="7.77pt">
              <dc:date>2020-04-19T00:00:00</dc:date>
              <text:p text:style-name="P1">Swirl3_CA99/-</text:p>
            </office:annotation>
            <text:p>1.95667119893208</text:p>
          </table:table-cell>
          <table:table-cell office:value-type="float" office:value="2522.81522987539" calcext:value-type="float">
            <office:annotation draw:style-name="gr2" draw:text-style-name="P2" svg:width="122.51pt" svg:height="63.01pt" svg:x="489.23pt" svg:y="3577.49pt" draw:caption-point-x="-11.54pt" draw:caption-point-y="7.77pt">
              <dc:date>2020-04-19T00:00:00</dc:date>
              <text:p text:style-name="P1">TB_CA70/-</text:p>
            </office:annotation>
            <text:p>2522.81522987539</text:p>
          </table:table-cell>
          <table:table-cell office:value-type="float" office:value="977.292787514251" calcext:value-type="float">
            <office:annotation draw:style-name="gr2" draw:text-style-name="P2" svg:width="122.51pt" svg:height="63.01pt" svg:x="548.99pt" svg:y="3577.49pt" draw:caption-point-x="-11.54pt" draw:caption-point-y="7.77pt">
              <dc:date>2020-04-19T00:00:00</dc:date>
              <text:p text:style-name="P1">Temp_CA05/-</text:p>
            </office:annotation>
            <text:p>977.292787514251</text:p>
          </table:table-cell>
          <table:table-cell office:value-type="float" office:value="1542.89252079554" calcext:value-type="float">
            <office:annotation draw:style-name="gr2" draw:text-style-name="P2" svg:width="122.51pt" svg:height="63.01pt" svg:x="608.74pt" svg:y="3577.49pt" draw:caption-point-x="-11.54pt" draw:caption-point-y="7.77pt">
              <dc:date>2020-04-19T00:00:00</dc:date>
              <text:p text:style-name="P1">Temp_CA50/-</text:p>
            </office:annotation>
            <text:p>1542.89252079554</text:p>
          </table:table-cell>
          <table:table-cell office:value-type="float" office:value="0.132912988450088" calcext:value-type="float">
            <office:annotation draw:style-name="gr2" draw:text-style-name="P2" svg:width="122.51pt" svg:height="63.01pt" svg:x="668.49pt" svg:y="3577.49pt" draw:caption-point-x="-11.54pt" draw:caption-point-y="7.77pt">
              <dc:date>2020-04-19T00:00:00</dc:date>
              <text:p text:style-name="P1">TO2_CA50/-</text:p>
            </office:annotation>
            <text:p>0.132912988450088</text:p>
          </table:table-cell>
          <table:table-cell office:value-type="float" office:value="0.485317444468175" calcext:value-type="float">
            <office:annotation draw:style-name="gr2" draw:text-style-name="P2" svg:width="122.49pt" svg:height="63.01pt" svg:x="728.25pt" svg:y="3577.49pt" draw:caption-point-x="-11.54pt" draw:caption-point-y="7.77pt">
              <dc:date>2020-04-19T00:00:00</dc:date>
              <text:p text:style-name="P1">Vol_CA99/-</text:p>
            </office:annotation>
            <text:p>0.485317444468175</text:p>
          </table:table-cell>
          <table:table-cell office:value-type="float" office:value="0.63666873250072" calcext:value-type="float">
            <text:p>0.63666873250072</text:p>
          </table:table-cell>
          <table:table-cell office:value-type="float" office:value="3.13306459093311" calcext:value-type="float">
            <text:p>3.13306459093311</text:p>
          </table:table-cell>
          <table:table-cell table:style-name="ce4" office:value-type="float" office:value="0.000001218378" calcext:value-type="float">
            <text:p>1.22E-06</text:p>
          </table:table-cell>
          <table:table-cell office:value-type="float" office:value="33.7275588546109" calcext:value-type="float">
            <text:p>33.7275588546109</text:p>
          </table:table-cell>
          <table:table-cell office:value-type="float" office:value="37.3942075435841" calcext:value-type="float">
            <text:p>37.3942075435841</text:p>
          </table:table-cell>
          <table:table-cell table:number-columns-repeated="1007"/>
        </table:table-row>
        <table:table-row table:style-name="ro1">
          <table:table-cell office:value-type="float" office:value="316" calcext:value-type="float">
            <text:p>316</text:p>
          </table:table-cell>
          <table:table-cell table:style-name="ce3" office:value-type="float" office:value="66.83441" calcext:value-type="float">
            <text:p>66.83441</text:p>
          </table:table-cell>
          <table:table-cell office:value-type="float" office:value="78.800316" calcext:value-type="float">
            <office:annotation draw:style-name="gr2" draw:text-style-name="P2" svg:width="122.51pt" svg:height="63.01pt" svg:x="190.49pt" svg:y="3592.49pt" draw:caption-point-x="-11.54pt" draw:caption-point-y="7.8pt">
              <dc:date>2020-04-19T00:00:00</dc:date>
              <text:p text:style-name="P1">HRR_max/-</text:p>
            </office:annotation>
            <text:p>78.800316</text:p>
          </table:table-cell>
          <table:table-cell office:value-type="float" office:value="276.207110799546" calcext:value-type="float">
            <text:p>276.207110799546</text:p>
          </table:table-cell>
          <table:table-cell office:value-type="float" office:value="45.253124659121" calcext:value-type="float">
            <office:annotation draw:style-name="gr2" draw:text-style-name="P2" svg:width="122.49pt" svg:height="63.01pt" svg:x="310pt" svg:y="3592.49pt" draw:caption-point-x="-11.54pt" draw:caption-point-y="7.8pt">
              <dc:date>2020-04-19T00:00:00</dc:date>
              <text:p text:style-name="P1">P_CA01/-</text:p>
            </office:annotation>
            <text:p>45.253124659121</text:p>
          </table:table-cell>
          <table:table-cell office:value-type="float" office:value="46.7230632963672" calcext:value-type="float">
            <office:annotation draw:style-name="gr2" draw:text-style-name="P2" svg:width="122.49pt" svg:height="63.01pt" svg:x="369.75pt" svg:y="3592.49pt" draw:caption-point-x="-11.54pt" draw:caption-point-y="7.8pt">
              <dc:date>2020-04-19T00:00:00</dc:date>
              <text:p text:style-name="P1">P_CA25/-</text:p>
            </office:annotation>
            <text:p>46.7230632963672</text:p>
          </table:table-cell>
          <table:table-cell office:value-type="float" office:value="2.67379962525732" calcext:value-type="float">
            <office:annotation draw:style-name="gr2" draw:text-style-name="P2" svg:width="122.51pt" svg:height="63.01pt" svg:x="429.48pt" svg:y="3592.49pt" draw:caption-point-x="-11.54pt" draw:caption-point-y="7.8pt">
              <dc:date>2020-04-19T00:00:00</dc:date>
              <text:p text:style-name="P1">Swirl3_CA99/-</text:p>
            </office:annotation>
            <text:p>2.67379962525732</text:p>
          </table:table-cell>
          <table:table-cell office:value-type="float" office:value="2293.86548810998" calcext:value-type="float">
            <office:annotation draw:style-name="gr2" draw:text-style-name="P2" svg:width="122.51pt" svg:height="63.01pt" svg:x="489.23pt" svg:y="3592.49pt" draw:caption-point-x="-11.54pt" draw:caption-point-y="7.8pt">
              <dc:date>2020-04-19T00:00:00</dc:date>
              <text:p text:style-name="P1">TB_CA70/-</text:p>
            </office:annotation>
            <text:p>2293.86548810998</text:p>
          </table:table-cell>
          <table:table-cell office:value-type="float" office:value="928.700376341667" calcext:value-type="float">
            <office:annotation draw:style-name="gr2" draw:text-style-name="P2" svg:width="122.51pt" svg:height="63.01pt" svg:x="548.99pt" svg:y="3592.49pt" draw:caption-point-x="-11.54pt" draw:caption-point-y="7.8pt">
              <dc:date>2020-04-19T00:00:00</dc:date>
              <text:p text:style-name="P1">Temp_CA05/-</text:p>
            </office:annotation>
            <text:p>928.700376341667</text:p>
          </table:table-cell>
          <table:table-cell office:value-type="float" office:value="1044.937719607" calcext:value-type="float">
            <office:annotation draw:style-name="gr2" draw:text-style-name="P2" svg:width="122.51pt" svg:height="63.01pt" svg:x="608.74pt" svg:y="3592.49pt" draw:caption-point-x="-11.54pt" draw:caption-point-y="7.8pt">
              <dc:date>2020-04-19T00:00:00</dc:date>
              <text:p text:style-name="P1">Temp_CA50/-</text:p>
            </office:annotation>
            <text:p>1044.937719607</text:p>
          </table:table-cell>
          <table:table-cell office:value-type="float" office:value="0.174376747997818" calcext:value-type="float">
            <office:annotation draw:style-name="gr2" draw:text-style-name="P2" svg:width="122.51pt" svg:height="63.01pt" svg:x="668.49pt" svg:y="3592.49pt" draw:caption-point-x="-11.54pt" draw:caption-point-y="7.8pt">
              <dc:date>2020-04-19T00:00:00</dc:date>
              <text:p text:style-name="P1">TO2_CA50/-</text:p>
            </office:annotation>
            <text:p>0.174376747997818</text:p>
          </table:table-cell>
          <table:table-cell office:value-type="float" office:value="0.20617077625969" calcext:value-type="float">
            <office:annotation draw:style-name="gr2" draw:text-style-name="P2" svg:width="122.49pt" svg:height="63.01pt" svg:x="728.25pt" svg:y="3592.49pt" draw:caption-point-x="-11.54pt" draw:caption-point-y="7.8pt">
              <dc:date>2020-04-19T00:00:00</dc:date>
              <text:p text:style-name="P1">Vol_CA99/-</text:p>
            </office:annotation>
            <text:p>0.20617077625969</text:p>
          </table:table-cell>
          <table:table-cell office:value-type="float" office:value="2.50223805257329" calcext:value-type="float">
            <text:p>2.50223805257329</text:p>
          </table:table-cell>
          <table:table-cell office:value-type="float" office:value="0.933611034968095" calcext:value-type="float">
            <text:p>0.933611034968095</text:p>
          </table:table-cell>
          <table:table-cell table:style-name="ce4" office:value-type="float" office:value="0.000000006848969" calcext:value-type="float">
            <text:p>6.85E-09</text:p>
          </table:table-cell>
          <table:table-cell office:value-type="float" office:value="31.8196193322788" calcext:value-type="float">
            <text:p>31.8196193322788</text:p>
          </table:table-cell>
          <table:table-cell office:value-type="float" office:value="62.6521291755348" calcext:value-type="float">
            <text:p>62.6521291755348</text:p>
          </table:table-cell>
          <table:table-cell table:number-columns-repeated="1007"/>
        </table:table-row>
        <table:table-row table:style-name="ro1">
          <table:table-cell office:value-type="float" office:value="317" calcext:value-type="float">
            <text:p>317</text:p>
          </table:table-cell>
          <table:table-cell table:style-name="ce3" office:value-type="float" office:value="48.50929" calcext:value-type="float">
            <text:p>48.50929</text:p>
          </table:table-cell>
          <table:table-cell office:value-type="float" office:value="104.02421" calcext:value-type="float">
            <office:annotation draw:style-name="gr1" draw:text-style-name="P2" svg:width="122.51pt" svg:height="62.99pt" svg:x="190.49pt" svg:y="3607.51pt" draw:caption-point-x="-11.54pt" draw:caption-point-y="7.77pt">
              <dc:date>2020-04-19T00:00:00</dc:date>
              <text:p text:style-name="P1">HRR_max/-</text:p>
            </office:annotation>
            <text:p>104.02421</text:p>
          </table:table-cell>
          <table:table-cell office:value-type="float" office:value="471.026576275107" calcext:value-type="float">
            <text:p>471.026576275107</text:p>
          </table:table-cell>
          <table:table-cell office:value-type="float" office:value="47.9583663558069" calcext:value-type="float">
            <office:annotation draw:style-name="gr1" draw:text-style-name="P2" svg:width="122.49pt" svg:height="62.99pt" svg:x="310pt" svg:y="3607.51pt" draw:caption-point-x="-11.54pt" draw:caption-point-y="7.77pt">
              <dc:date>2020-04-19T00:00:00</dc:date>
              <text:p text:style-name="P1">P_CA01/-</text:p>
            </office:annotation>
            <text:p>47.9583663558069</text:p>
          </table:table-cell>
          <table:table-cell office:value-type="float" office:value="54.4263039765483" calcext:value-type="float">
            <office:annotation draw:style-name="gr1" draw:text-style-name="P2" svg:width="122.49pt" svg:height="62.99pt" svg:x="369.75pt" svg:y="3607.51pt" draw:caption-point-x="-11.54pt" draw:caption-point-y="7.77pt">
              <dc:date>2020-04-19T00:00:00</dc:date>
              <text:p text:style-name="P1">P_CA25/-</text:p>
            </office:annotation>
            <text:p>54.4263039765483</text:p>
          </table:table-cell>
          <table:table-cell office:value-type="float" office:value="2.2667351646244" calcext:value-type="float">
            <office:annotation draw:style-name="gr1" draw:text-style-name="P2" svg:width="122.51pt" svg:height="62.99pt" svg:x="429.48pt" svg:y="3607.51pt" draw:caption-point-x="-11.54pt" draw:caption-point-y="7.77pt">
              <dc:date>2020-04-19T00:00:00</dc:date>
              <text:p text:style-name="P1">Swirl3_CA99/-</text:p>
            </office:annotation>
            <text:p>2.2667351646244</text:p>
          </table:table-cell>
          <table:table-cell office:value-type="float" office:value="2387.16881346934" calcext:value-type="float">
            <office:annotation draw:style-name="gr1" draw:text-style-name="P2" svg:width="122.51pt" svg:height="62.99pt" svg:x="489.23pt" svg:y="3607.51pt" draw:caption-point-x="-11.54pt" draw:caption-point-y="7.77pt">
              <dc:date>2020-04-19T00:00:00</dc:date>
              <text:p text:style-name="P1">TB_CA70/-</text:p>
            </office:annotation>
            <text:p>2387.16881346934</text:p>
          </table:table-cell>
          <table:table-cell office:value-type="float" office:value="947.3789637463" calcext:value-type="float">
            <office:annotation draw:style-name="gr1" draw:text-style-name="P2" svg:width="122.51pt" svg:height="62.99pt" svg:x="548.99pt" svg:y="3607.51pt" draw:caption-point-x="-11.54pt" draw:caption-point-y="7.77pt">
              <dc:date>2020-04-19T00:00:00</dc:date>
              <text:p text:style-name="P1">Temp_CA05/-</text:p>
            </office:annotation>
            <text:p>947.3789637463</text:p>
          </table:table-cell>
          <table:table-cell office:value-type="float" office:value="1153.78644241073" calcext:value-type="float">
            <office:annotation draw:style-name="gr1" draw:text-style-name="P2" svg:width="122.51pt" svg:height="62.99pt" svg:x="608.74pt" svg:y="3607.51pt" draw:caption-point-x="-11.54pt" draw:caption-point-y="7.77pt">
              <dc:date>2020-04-19T00:00:00</dc:date>
              <text:p text:style-name="P1">Temp_CA50/-</text:p>
            </office:annotation>
            <text:p>1153.78644241073</text:p>
          </table:table-cell>
          <table:table-cell office:value-type="float" office:value="0.154934446833446" calcext:value-type="float">
            <office:annotation draw:style-name="gr1" draw:text-style-name="P2" svg:width="122.51pt" svg:height="62.99pt" svg:x="668.49pt" svg:y="3607.51pt" draw:caption-point-x="-11.54pt" draw:caption-point-y="7.77pt">
              <dc:date>2020-04-19T00:00:00</dc:date>
              <text:p text:style-name="P1">TO2_CA50/-</text:p>
            </office:annotation>
            <text:p>0.154934446833446</text:p>
          </table:table-cell>
          <table:table-cell office:value-type="float" office:value="0.350765917876043" calcext:value-type="float">
            <office:annotation draw:style-name="gr1" draw:text-style-name="P2" svg:width="122.49pt" svg:height="62.99pt" svg:x="728.25pt" svg:y="3607.51pt" draw:caption-point-x="-11.54pt" draw:caption-point-y="7.77pt">
              <dc:date>2020-04-19T00:00:00</dc:date>
              <text:p text:style-name="P1">Vol_CA99/-</text:p>
            </office:annotation>
            <text:p>0.350765917876043</text:p>
          </table:table-cell>
          <table:table-cell office:value-type="float" office:value="3.20088092473858" calcext:value-type="float">
            <text:p>3.20088092473858</text:p>
          </table:table-cell>
          <table:table-cell office:value-type="float" office:value="1.63897740781267" calcext:value-type="float">
            <text:p>1.63897740781267</text:p>
          </table:table-cell>
          <table:table-cell table:style-name="ce4" office:value-type="float" office:value="0.000000491639" calcext:value-type="float">
            <text:p>4.92E-07</text:p>
          </table:table-cell>
          <table:table-cell office:value-type="float" office:value="101.244304437795" calcext:value-type="float">
            <text:p>101.244304437795</text:p>
          </table:table-cell>
          <table:table-cell office:value-type="float" office:value="65.916248955553" calcext:value-type="float">
            <text:p>65.916248955553</text:p>
          </table:table-cell>
          <table:table-cell table:number-columns-repeated="1007"/>
        </table:table-row>
        <table:table-row table:style-name="ro1">
          <table:table-cell office:value-type="float" office:value="318" calcext:value-type="float">
            <text:p>318</text:p>
          </table:table-cell>
          <table:table-cell table:style-name="ce3" office:value-type="float" office:value="40.09638" calcext:value-type="float">
            <text:p>40.09638</text:p>
          </table:table-cell>
          <table:table-cell office:value-type="float" office:value="150.0157" calcext:value-type="float">
            <office:annotation draw:style-name="gr1" draw:text-style-name="P2" svg:width="122.51pt" svg:height="62.99pt" svg:x="190.49pt" svg:y="3622.51pt" draw:caption-point-x="-11.54pt" draw:caption-point-y="7.77pt">
              <dc:date>2020-04-19T00:00:00</dc:date>
              <text:p text:style-name="P1">HRR_max/-</text:p>
            </office:annotation>
            <text:p>150.0157</text:p>
          </table:table-cell>
          <table:table-cell office:value-type="float" office:value="871.722075472996" calcext:value-type="float">
            <text:p>871.722075472996</text:p>
          </table:table-cell>
          <table:table-cell office:value-type="float" office:value="58.0657330232704" calcext:value-type="float">
            <office:annotation draw:style-name="gr1" draw:text-style-name="P2" svg:width="122.49pt" svg:height="62.99pt" svg:x="310pt" svg:y="3622.51pt" draw:caption-point-x="-11.54pt" draw:caption-point-y="7.77pt">
              <dc:date>2020-04-19T00:00:00</dc:date>
              <text:p text:style-name="P1">P_CA01/-</text:p>
            </office:annotation>
            <text:p>58.0657330232704</text:p>
          </table:table-cell>
          <table:table-cell office:value-type="float" office:value="62.9509351870677" calcext:value-type="float">
            <office:annotation draw:style-name="gr1" draw:text-style-name="P2" svg:width="122.49pt" svg:height="62.99pt" svg:x="369.75pt" svg:y="3622.51pt" draw:caption-point-x="-11.54pt" draw:caption-point-y="7.77pt">
              <dc:date>2020-04-19T00:00:00</dc:date>
              <text:p text:style-name="P1">P_CA25/-</text:p>
            </office:annotation>
            <text:p>62.9509351870677</text:p>
          </table:table-cell>
          <table:table-cell office:value-type="float" office:value="2.04138411589251" calcext:value-type="float">
            <office:annotation draw:style-name="gr1" draw:text-style-name="P2" svg:width="122.51pt" svg:height="62.99pt" svg:x="429.48pt" svg:y="3622.51pt" draw:caption-point-x="-11.54pt" draw:caption-point-y="7.77pt">
              <dc:date>2020-04-19T00:00:00</dc:date>
              <text:p text:style-name="P1">Swirl3_CA99/-</text:p>
            </office:annotation>
            <text:p>2.04138411589251</text:p>
          </table:table-cell>
          <table:table-cell office:value-type="float" office:value="2466.55289082865" calcext:value-type="float">
            <office:annotation draw:style-name="gr1" draw:text-style-name="P2" svg:width="122.51pt" svg:height="62.99pt" svg:x="489.23pt" svg:y="3622.51pt" draw:caption-point-x="-11.54pt" draw:caption-point-y="7.77pt">
              <dc:date>2020-04-19T00:00:00</dc:date>
              <text:p text:style-name="P1">TB_CA70/-</text:p>
            </office:annotation>
            <text:p>2466.55289082865</text:p>
          </table:table-cell>
          <table:table-cell office:value-type="float" office:value="951.377207558468" calcext:value-type="float">
            <office:annotation draw:style-name="gr1" draw:text-style-name="P2" svg:width="122.51pt" svg:height="62.99pt" svg:x="548.99pt" svg:y="3622.51pt" draw:caption-point-x="-11.54pt" draw:caption-point-y="7.77pt">
              <dc:date>2020-04-19T00:00:00</dc:date>
              <text:p text:style-name="P1">Temp_CA05/-</text:p>
            </office:annotation>
            <text:p>951.377207558468</text:p>
          </table:table-cell>
          <table:table-cell office:value-type="float" office:value="1269.07512241256" calcext:value-type="float">
            <office:annotation draw:style-name="gr1" draw:text-style-name="P2" svg:width="122.51pt" svg:height="62.99pt" svg:x="608.74pt" svg:y="3622.51pt" draw:caption-point-x="-11.54pt" draw:caption-point-y="7.77pt">
              <dc:date>2020-04-19T00:00:00</dc:date>
              <text:p text:style-name="P1">Temp_CA50/-</text:p>
            </office:annotation>
            <text:p>1269.07512241256</text:p>
          </table:table-cell>
          <table:table-cell office:value-type="float" office:value="0.14607182826098" calcext:value-type="float">
            <office:annotation draw:style-name="gr1" draw:text-style-name="P2" svg:width="122.51pt" svg:height="62.99pt" svg:x="668.49pt" svg:y="3622.51pt" draw:caption-point-x="-11.54pt" draw:caption-point-y="7.77pt">
              <dc:date>2020-04-19T00:00:00</dc:date>
              <text:p text:style-name="P1">TO2_CA50/-</text:p>
            </office:annotation>
            <text:p>0.14607182826098</text:p>
          </table:table-cell>
          <table:table-cell office:value-type="float" office:value="0.505694218360895" calcext:value-type="float">
            <office:annotation draw:style-name="gr1" draw:text-style-name="P2" svg:width="122.49pt" svg:height="62.99pt" svg:x="728.25pt" svg:y="3622.51pt" draw:caption-point-x="-11.54pt" draw:caption-point-y="7.77pt">
              <dc:date>2020-04-19T00:00:00</dc:date>
              <text:p text:style-name="P1">Vol_CA99/-</text:p>
            </office:annotation>
            <text:p>0.505694218360895</text:p>
          </table:table-cell>
          <table:table-cell office:value-type="float" office:value="2.0367165070056" calcext:value-type="float">
            <text:p>2.0367165070056</text:p>
          </table:table-cell>
          <table:table-cell office:value-type="float" office:value="2.0700886107881" calcext:value-type="float">
            <text:p>2.0700886107881</text:p>
          </table:table-cell>
          <table:table-cell table:style-name="ce4" office:value-type="float" office:value="0.0000013407597" calcext:value-type="float">
            <text:p>1.34E-06</text:p>
          </table:table-cell>
          <table:table-cell office:value-type="float" office:value="54.6959561991009" calcext:value-type="float">
            <text:p>54.6959561991009</text:p>
          </table:table-cell>
          <table:table-cell office:value-type="float" office:value="51.466100067527" calcext:value-type="float">
            <text:p>51.466100067527</text:p>
          </table:table-cell>
          <table:table-cell table:number-columns-repeated="1007"/>
        </table:table-row>
        <table:table-row table:style-name="ro1">
          <table:table-cell office:value-type="float" office:value="319" calcext:value-type="float">
            <text:p>319</text:p>
          </table:table-cell>
          <table:table-cell table:style-name="ce3" office:value-type="float" office:value="34.87468" calcext:value-type="float">
            <text:p>34.87468</text:p>
          </table:table-cell>
          <table:table-cell office:value-type="float" office:value="200.54727" calcext:value-type="float">
            <office:annotation draw:style-name="gr2" draw:text-style-name="P2" svg:width="122.51pt" svg:height="63.01pt" svg:x="190.49pt" svg:y="3637.5pt" draw:caption-point-x="-11.54pt" draw:caption-point-y="7.77pt">
              <dc:date>2020-04-19T00:00:00</dc:date>
              <text:p text:style-name="P1">HRR_max/-</text:p>
            </office:annotation>
            <text:p>200.54727</text:p>
          </table:table-cell>
          <table:table-cell office:value-type="float" office:value="1417.16118541009" calcext:value-type="float">
            <text:p>1417.16118541009</text:p>
          </table:table-cell>
          <table:table-cell office:value-type="float" office:value="71.1746990290082" calcext:value-type="float">
            <office:annotation draw:style-name="gr2" draw:text-style-name="P2" svg:width="122.49pt" svg:height="63.01pt" svg:x="310pt" svg:y="3637.5pt" draw:caption-point-x="-11.54pt" draw:caption-point-y="7.77pt">
              <dc:date>2020-04-19T00:00:00</dc:date>
              <text:p text:style-name="P1">P_CA01/-</text:p>
            </office:annotation>
            <text:p>71.1746990290082</text:p>
          </table:table-cell>
          <table:table-cell office:value-type="float" office:value="77.2060260188993" calcext:value-type="float">
            <office:annotation draw:style-name="gr2" draw:text-style-name="P2" svg:width="122.49pt" svg:height="63.01pt" svg:x="369.75pt" svg:y="3637.5pt" draw:caption-point-x="-11.54pt" draw:caption-point-y="7.77pt">
              <dc:date>2020-04-19T00:00:00</dc:date>
              <text:p text:style-name="P1">P_CA25/-</text:p>
            </office:annotation>
            <text:p>77.2060260188993</text:p>
          </table:table-cell>
          <table:table-cell office:value-type="float" office:value="2.0241515107881" calcext:value-type="float">
            <office:annotation draw:style-name="gr2" draw:text-style-name="P2" svg:width="122.51pt" svg:height="63.01pt" svg:x="429.48pt" svg:y="3637.5pt" draw:caption-point-x="-11.54pt" draw:caption-point-y="7.77pt">
              <dc:date>2020-04-19T00:00:00</dc:date>
              <text:p text:style-name="P1">Swirl3_CA99/-</text:p>
            </office:annotation>
            <text:p>2.0241515107881</text:p>
          </table:table-cell>
          <table:table-cell office:value-type="float" office:value="2447.65530980925" calcext:value-type="float">
            <office:annotation draw:style-name="gr2" draw:text-style-name="P2" svg:width="122.51pt" svg:height="63.01pt" svg:x="489.23pt" svg:y="3637.5pt" draw:caption-point-x="-11.54pt" draw:caption-point-y="7.77pt">
              <dc:date>2020-04-19T00:00:00</dc:date>
              <text:p text:style-name="P1">TB_CA70/-</text:p>
            </office:annotation>
            <text:p>2447.65530980925</text:p>
          </table:table-cell>
          <table:table-cell office:value-type="float" office:value="937.839103381044" calcext:value-type="float">
            <office:annotation draw:style-name="gr2" draw:text-style-name="P2" svg:width="122.51pt" svg:height="63.01pt" svg:x="548.99pt" svg:y="3637.5pt" draw:caption-point-x="-11.54pt" draw:caption-point-y="7.77pt">
              <dc:date>2020-04-19T00:00:00</dc:date>
              <text:p text:style-name="P1">Temp_CA05/-</text:p>
            </office:annotation>
            <text:p>937.839103381044</text:p>
          </table:table-cell>
          <table:table-cell office:value-type="float" office:value="1378.17097528034" calcext:value-type="float">
            <office:annotation draw:style-name="gr2" draw:text-style-name="P2" svg:width="122.51pt" svg:height="63.01pt" svg:x="608.74pt" svg:y="3637.5pt" draw:caption-point-x="-11.54pt" draw:caption-point-y="7.77pt">
              <dc:date>2020-04-19T00:00:00</dc:date>
              <text:p text:style-name="P1">Temp_CA50/-</text:p>
            </office:annotation>
            <text:p>1378.17097528034</text:p>
          </table:table-cell>
          <table:table-cell office:value-type="float" office:value="0.142221423983178" calcext:value-type="float">
            <office:annotation draw:style-name="gr2" draw:text-style-name="P2" svg:width="122.51pt" svg:height="63.01pt" svg:x="668.49pt" svg:y="3637.5pt" draw:caption-point-x="-11.54pt" draw:caption-point-y="7.77pt">
              <dc:date>2020-04-19T00:00:00</dc:date>
              <text:p text:style-name="P1">TO2_CA50/-</text:p>
            </office:annotation>
            <text:p>0.142221423983178</text:p>
          </table:table-cell>
          <table:table-cell office:value-type="float" office:value="0.548082871456784" calcext:value-type="float">
            <office:annotation draw:style-name="gr2" draw:text-style-name="P2" svg:width="122.49pt" svg:height="63.01pt" svg:x="728.25pt" svg:y="3637.5pt" draw:caption-point-x="-11.54pt" draw:caption-point-y="7.77pt">
              <dc:date>2020-04-19T00:00:00</dc:date>
              <text:p text:style-name="P1">Vol_CA99/-</text:p>
            </office:annotation>
            <text:p>0.548082871456784</text:p>
          </table:table-cell>
          <table:table-cell office:value-type="float" office:value="0.70957932012737" calcext:value-type="float">
            <text:p>0.70957932012737</text:p>
          </table:table-cell>
          <table:table-cell office:value-type="float" office:value="2.43764513448542" calcext:value-type="float">
            <text:p>2.43764513448542</text:p>
          </table:table-cell>
          <table:table-cell table:style-name="ce4" office:value-type="float" office:value="0.0000014219568" calcext:value-type="float">
            <text:p>1.42E-06</text:p>
          </table:table-cell>
          <table:table-cell office:value-type="float" office:value="37.9975116194205" calcext:value-type="float">
            <text:p>37.9975116194205</text:p>
          </table:table-cell>
          <table:table-cell office:value-type="float" office:value="41.3779556995145" calcext:value-type="float">
            <text:p>41.3779556995145</text:p>
          </table:table-cell>
          <table:table-cell table:number-columns-repeated="1007"/>
        </table:table-row>
        <table:table-row table:style-name="ro1">
          <table:table-cell office:value-type="float" office:value="320" calcext:value-type="float">
            <text:p>320</text:p>
          </table:table-cell>
          <table:table-cell table:style-name="ce3" office:value-type="float" office:value="33.03698" calcext:value-type="float">
            <text:p>33.03698</text:p>
          </table:table-cell>
          <table:table-cell office:value-type="float" office:value="190.55388" calcext:value-type="float">
            <office:annotation draw:style-name="gr2" draw:text-style-name="P2" svg:width="122.51pt" svg:height="63.01pt" svg:x="190.49pt" svg:y="3652.5pt" draw:caption-point-x="-11.54pt" draw:caption-point-y="7.77pt">
              <dc:date>2020-04-19T00:00:00</dc:date>
              <text:p text:style-name="P1">HRR_max/-</text:p>
            </office:annotation>
            <text:p>190.55388</text:p>
          </table:table-cell>
          <table:table-cell office:value-type="float" office:value="1588.01272757434" calcext:value-type="float">
            <text:p>1588.01272757434</text:p>
          </table:table-cell>
          <table:table-cell office:value-type="float" office:value="73.9217666607838" calcext:value-type="float">
            <office:annotation draw:style-name="gr2" draw:text-style-name="P2" svg:width="122.49pt" svg:height="63.01pt" svg:x="310pt" svg:y="3652.5pt" draw:caption-point-x="-11.54pt" draw:caption-point-y="7.77pt">
              <dc:date>2020-04-19T00:00:00</dc:date>
              <text:p text:style-name="P1">P_CA01/-</text:p>
            </office:annotation>
            <text:p>73.9217666607838</text:p>
          </table:table-cell>
          <table:table-cell office:value-type="float" office:value="89.6131116871987" calcext:value-type="float">
            <office:annotation draw:style-name="gr2" draw:text-style-name="P2" svg:width="122.49pt" svg:height="63.01pt" svg:x="369.75pt" svg:y="3652.5pt" draw:caption-point-x="-11.54pt" draw:caption-point-y="7.77pt">
              <dc:date>2020-04-19T00:00:00</dc:date>
              <text:p text:style-name="P1">P_CA25/-</text:p>
            </office:annotation>
            <text:p>89.6131116871987</text:p>
          </table:table-cell>
          <table:table-cell office:value-type="float" office:value="1.89473679216152" calcext:value-type="float">
            <office:annotation draw:style-name="gr2" draw:text-style-name="P2" svg:width="122.51pt" svg:height="63.01pt" svg:x="429.48pt" svg:y="3652.5pt" draw:caption-point-x="-11.54pt" draw:caption-point-y="7.77pt">
              <dc:date>2020-04-19T00:00:00</dc:date>
              <text:p text:style-name="P1">Swirl3_CA99/-</text:p>
            </office:annotation>
            <text:p>1.89473679216152</text:p>
          </table:table-cell>
          <table:table-cell office:value-type="float" office:value="2383.71993230795" calcext:value-type="float">
            <office:annotation draw:style-name="gr2" draw:text-style-name="P2" svg:width="122.51pt" svg:height="63.01pt" svg:x="489.23pt" svg:y="3652.5pt" draw:caption-point-x="-11.54pt" draw:caption-point-y="7.77pt">
              <dc:date>2020-04-19T00:00:00</dc:date>
              <text:p text:style-name="P1">TB_CA70/-</text:p>
            </office:annotation>
            <text:p>2383.71993230795</text:p>
          </table:table-cell>
          <table:table-cell office:value-type="float" office:value="964.590537154083" calcext:value-type="float">
            <office:annotation draw:style-name="gr2" draw:text-style-name="P2" svg:width="122.51pt" svg:height="63.01pt" svg:x="548.99pt" svg:y="3652.5pt" draw:caption-point-x="-11.54pt" draw:caption-point-y="7.77pt">
              <dc:date>2020-04-19T00:00:00</dc:date>
              <text:p text:style-name="P1">Temp_CA05/-</text:p>
            </office:annotation>
            <text:p>964.590537154083</text:p>
          </table:table-cell>
          <table:table-cell office:value-type="float" office:value="1431.37358803848" calcext:value-type="float">
            <office:annotation draw:style-name="gr2" draw:text-style-name="P2" svg:width="122.51pt" svg:height="63.01pt" svg:x="608.74pt" svg:y="3652.5pt" draw:caption-point-x="-11.54pt" draw:caption-point-y="7.77pt">
              <dc:date>2020-04-19T00:00:00</dc:date>
              <text:p text:style-name="P1">Temp_CA50/-</text:p>
            </office:annotation>
            <text:p>1431.37358803848</text:p>
          </table:table-cell>
          <table:table-cell office:value-type="float" office:value="0.118499686126812" calcext:value-type="float">
            <office:annotation draw:style-name="gr2" draw:text-style-name="P2" svg:width="122.51pt" svg:height="63.01pt" svg:x="668.49pt" svg:y="3652.5pt" draw:caption-point-x="-11.54pt" draw:caption-point-y="7.77pt">
              <dc:date>2020-04-19T00:00:00</dc:date>
              <text:p text:style-name="P1">TO2_CA50/-</text:p>
            </office:annotation>
            <text:p>0.118499686126812</text:p>
          </table:table-cell>
          <table:table-cell office:value-type="float" office:value="0.711392301009502" calcext:value-type="float">
            <office:annotation draw:style-name="gr2" draw:text-style-name="P2" svg:width="122.49pt" svg:height="63.01pt" svg:x="728.25pt" svg:y="3652.5pt" draw:caption-point-x="-11.54pt" draw:caption-point-y="7.77pt">
              <dc:date>2020-04-19T00:00:00</dc:date>
              <text:p text:style-name="P1">Vol_CA99/-</text:p>
            </office:annotation>
            <text:p>0.711392301009502</text:p>
          </table:table-cell>
          <table:table-cell office:value-type="float" office:value="1.3741407705789" calcext:value-type="float">
            <text:p>1.3741407705789</text:p>
          </table:table-cell>
          <table:table-cell office:value-type="float" office:value="2.62632785238493" calcext:value-type="float">
            <text:p>2.62632785238493</text:p>
          </table:table-cell>
          <table:table-cell table:style-name="ce4" office:value-type="float" office:value="0.0000051646675" calcext:value-type="float">
            <text:p>5.16E-06</text:p>
          </table:table-cell>
          <table:table-cell office:value-type="float" office:value="38.0828755081469" calcext:value-type="float">
            <text:p>38.0828755081469</text:p>
          </table:table-cell>
          <table:table-cell office:value-type="float" office:value="31.4959871767519" calcext:value-type="float">
            <text:p>31.4959871767519</text:p>
          </table:table-cell>
          <table:table-cell table:number-columns-repeated="1007"/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3" office:value-type="float" office:value="32.91554" calcext:value-type="float">
            <text:p>32.91554</text:p>
          </table:table-cell>
          <table:table-cell office:value-type="float" office:value="216.40599" calcext:value-type="float">
            <office:annotation draw:style-name="gr2" draw:text-style-name="P2" svg:width="122.51pt" svg:height="63.01pt" svg:x="190.49pt" svg:y="3667.49pt" draw:caption-point-x="-11.54pt" draw:caption-point-y="7.77pt">
              <dc:date>2020-04-19T00:00:00</dc:date>
              <text:p text:style-name="P1">HRR_max/-</text:p>
            </office:annotation>
            <text:p>216.40599</text:p>
          </table:table-cell>
          <table:table-cell office:value-type="float" office:value="1899.21382853621" calcext:value-type="float">
            <text:p>1899.21382853621</text:p>
          </table:table-cell>
          <table:table-cell office:value-type="float" office:value="77.2223187818401" calcext:value-type="float">
            <office:annotation draw:style-name="gr2" draw:text-style-name="P2" svg:width="122.49pt" svg:height="63.01pt" svg:x="310pt" svg:y="3667.49pt" draw:caption-point-x="-11.54pt" draw:caption-point-y="7.77pt">
              <dc:date>2020-04-19T00:00:00</dc:date>
              <text:p text:style-name="P1">P_CA01/-</text:p>
            </office:annotation>
            <text:p>77.2223187818401</text:p>
          </table:table-cell>
          <table:table-cell office:value-type="float" office:value="103.556429225138" calcext:value-type="float">
            <office:annotation draw:style-name="gr2" draw:text-style-name="P2" svg:width="122.49pt" svg:height="63.01pt" svg:x="369.75pt" svg:y="3667.49pt" draw:caption-point-x="-11.54pt" draw:caption-point-y="7.77pt">
              <dc:date>2020-04-19T00:00:00</dc:date>
              <text:p text:style-name="P1">P_CA25/-</text:p>
            </office:annotation>
            <text:p>103.556429225138</text:p>
          </table:table-cell>
          <table:table-cell office:value-type="float" office:value="2.06260926547406" calcext:value-type="float">
            <office:annotation draw:style-name="gr2" draw:text-style-name="P2" svg:width="122.51pt" svg:height="63.01pt" svg:x="429.48pt" svg:y="3667.49pt" draw:caption-point-x="-11.54pt" draw:caption-point-y="7.77pt">
              <dc:date>2020-04-19T00:00:00</dc:date>
              <text:p text:style-name="P1">Swirl3_CA99/-</text:p>
            </office:annotation>
            <text:p>2.06260926547406</text:p>
          </table:table-cell>
          <table:table-cell office:value-type="float" office:value="2428.53548274333" calcext:value-type="float">
            <office:annotation draw:style-name="gr2" draw:text-style-name="P2" svg:width="122.51pt" svg:height="63.01pt" svg:x="489.23pt" svg:y="3667.49pt" draw:caption-point-x="-11.54pt" draw:caption-point-y="7.77pt">
              <dc:date>2020-04-19T00:00:00</dc:date>
              <text:p text:style-name="P1">TB_CA70/-</text:p>
            </office:annotation>
            <text:p>2428.53548274333</text:p>
          </table:table-cell>
          <table:table-cell office:value-type="float" office:value="966.49065914699" calcext:value-type="float">
            <office:annotation draw:style-name="gr2" draw:text-style-name="P2" svg:width="122.51pt" svg:height="63.01pt" svg:x="548.99pt" svg:y="3667.49pt" draw:caption-point-x="-11.54pt" draw:caption-point-y="7.77pt">
              <dc:date>2020-04-19T00:00:00</dc:date>
              <text:p text:style-name="P1">Temp_CA05/-</text:p>
            </office:annotation>
            <text:p>966.49065914699</text:p>
          </table:table-cell>
          <table:table-cell office:value-type="float" office:value="1505.94527284852" calcext:value-type="float">
            <office:annotation draw:style-name="gr2" draw:text-style-name="P2" svg:width="122.51pt" svg:height="63.01pt" svg:x="608.74pt" svg:y="3667.49pt" draw:caption-point-x="-11.54pt" draw:caption-point-y="7.77pt">
              <dc:date>2020-04-19T00:00:00</dc:date>
              <text:p text:style-name="P1">Temp_CA50/-</text:p>
            </office:annotation>
            <text:p>1505.94527284852</text:p>
          </table:table-cell>
          <table:table-cell office:value-type="float" office:value="0.136871297332449" calcext:value-type="float">
            <office:annotation draw:style-name="gr2" draw:text-style-name="P2" svg:width="122.51pt" svg:height="63.01pt" svg:x="668.49pt" svg:y="3667.49pt" draw:caption-point-x="-11.54pt" draw:caption-point-y="7.77pt">
              <dc:date>2020-04-19T00:00:00</dc:date>
              <text:p text:style-name="P1">TO2_CA50/-</text:p>
            </office:annotation>
            <text:p>0.136871297332449</text:p>
          </table:table-cell>
          <table:table-cell office:value-type="float" office:value="0.515117329695886" calcext:value-type="float">
            <office:annotation draw:style-name="gr2" draw:text-style-name="P2" svg:width="122.49pt" svg:height="63.01pt" svg:x="728.25pt" svg:y="3667.49pt" draw:caption-point-x="-11.54pt" draw:caption-point-y="7.77pt">
              <dc:date>2020-04-19T00:00:00</dc:date>
              <text:p text:style-name="P1">Vol_CA99/-</text:p>
            </office:annotation>
            <text:p>0.515117329695886</text:p>
          </table:table-cell>
          <table:table-cell office:value-type="float" office:value="0.321507661363718" calcext:value-type="float">
            <text:p>0.321507661363718</text:p>
          </table:table-cell>
          <table:table-cell office:value-type="float" office:value="3.00077088255289" calcext:value-type="float">
            <text:p>3.00077088255289</text:p>
          </table:table-cell>
          <table:table-cell table:style-name="ce4" office:value-type="float" office:value="0.0000012130408" calcext:value-type="float">
            <text:p>1.21E-06</text:p>
          </table:table-cell>
          <table:table-cell office:value-type="float" office:value="23.4777145031302" calcext:value-type="float">
            <text:p>23.4777145031302</text:p>
          </table:table-cell>
          <table:table-cell office:value-type="float" office:value="37.2639530299728" calcext:value-type="float">
            <text:p>37.2639530299728</text:p>
          </table:table-cell>
          <table:table-cell table:number-columns-repeated="1007"/>
        </table:table-row>
        <table:table-row table:style-name="ro1">
          <table:table-cell office:value-type="float" office:value="323" calcext:value-type="float">
            <text:p>323</text:p>
          </table:table-cell>
          <table:table-cell table:style-name="ce3" office:value-type="float" office:value="75.34448" calcext:value-type="float">
            <text:p>75.34448</text:p>
          </table:table-cell>
          <table:table-cell office:value-type="float" office:value="74.61594" calcext:value-type="float">
            <office:annotation draw:style-name="gr2" draw:text-style-name="P2" svg:width="122.51pt" svg:height="63.01pt" svg:x="190.49pt" svg:y="3682.49pt" draw:caption-point-x="-11.54pt" draw:caption-point-y="7.8pt">
              <dc:date>2020-04-19T00:00:00</dc:date>
              <text:p text:style-name="P1">HRR_max/-</text:p>
            </office:annotation>
            <text:p>74.61594</text:p>
          </table:table-cell>
          <table:table-cell office:value-type="float" office:value="279.57925183878" calcext:value-type="float">
            <text:p>279.57925183878</text:p>
          </table:table-cell>
          <table:table-cell office:value-type="float" office:value="47.2409272013147" calcext:value-type="float">
            <office:annotation draw:style-name="gr2" draw:text-style-name="P2" svg:width="122.49pt" svg:height="63.01pt" svg:x="310pt" svg:y="3682.49pt" draw:caption-point-x="-11.54pt" draw:caption-point-y="7.8pt">
              <dc:date>2020-04-19T00:00:00</dc:date>
              <text:p text:style-name="P1">P_CA01/-</text:p>
            </office:annotation>
            <text:p>47.2409272013147</text:p>
          </table:table-cell>
          <table:table-cell office:value-type="float" office:value="45.9589266435473" calcext:value-type="float">
            <office:annotation draw:style-name="gr2" draw:text-style-name="P2" svg:width="122.49pt" svg:height="63.01pt" svg:x="369.75pt" svg:y="3682.49pt" draw:caption-point-x="-11.54pt" draw:caption-point-y="7.8pt">
              <dc:date>2020-04-19T00:00:00</dc:date>
              <text:p text:style-name="P1">P_CA25/-</text:p>
            </office:annotation>
            <text:p>45.9589266435473</text:p>
          </table:table-cell>
          <table:table-cell office:value-type="float" office:value="2.63224124158654" calcext:value-type="float">
            <office:annotation draw:style-name="gr2" draw:text-style-name="P2" svg:width="122.51pt" svg:height="63.01pt" svg:x="429.48pt" svg:y="3682.49pt" draw:caption-point-x="-11.54pt" draw:caption-point-y="7.8pt">
              <dc:date>2020-04-19T00:00:00</dc:date>
              <text:p text:style-name="P1">Swirl3_CA99/-</text:p>
            </office:annotation>
            <text:p>2.63224124158654</text:p>
          </table:table-cell>
          <table:table-cell office:value-type="float" office:value="2237.01438629038" calcext:value-type="float">
            <office:annotation draw:style-name="gr2" draw:text-style-name="P2" svg:width="122.51pt" svg:height="63.01pt" svg:x="489.23pt" svg:y="3682.49pt" draw:caption-point-x="-11.54pt" draw:caption-point-y="7.8pt">
              <dc:date>2020-04-19T00:00:00</dc:date>
              <text:p text:style-name="P1">TB_CA70/-</text:p>
            </office:annotation>
            <text:p>2237.01438629038</text:p>
          </table:table-cell>
          <table:table-cell office:value-type="float" office:value="935.667750572937" calcext:value-type="float">
            <office:annotation draw:style-name="gr2" draw:text-style-name="P2" svg:width="122.51pt" svg:height="63.01pt" svg:x="548.99pt" svg:y="3682.49pt" draw:caption-point-x="-11.54pt" draw:caption-point-y="7.8pt">
              <dc:date>2020-04-19T00:00:00</dc:date>
              <text:p text:style-name="P1">Temp_CA05/-</text:p>
            </office:annotation>
            <text:p>935.667750572937</text:p>
          </table:table-cell>
          <table:table-cell office:value-type="float" office:value="1032.99995326312" calcext:value-type="float">
            <office:annotation draw:style-name="gr2" draw:text-style-name="P2" svg:width="122.51pt" svg:height="63.01pt" svg:x="608.74pt" svg:y="3682.49pt" draw:caption-point-x="-11.54pt" draw:caption-point-y="7.8pt">
              <dc:date>2020-04-19T00:00:00</dc:date>
              <text:p text:style-name="P1">Temp_CA50/-</text:p>
            </office:annotation>
            <text:p>1032.99995326312</text:p>
          </table:table-cell>
          <table:table-cell office:value-type="float" office:value="0.17145532154089" calcext:value-type="float">
            <office:annotation draw:style-name="gr2" draw:text-style-name="P2" svg:width="122.51pt" svg:height="63.01pt" svg:x="668.49pt" svg:y="3682.49pt" draw:caption-point-x="-11.54pt" draw:caption-point-y="7.8pt">
              <dc:date>2020-04-19T00:00:00</dc:date>
              <text:p text:style-name="P1">TO2_CA50/-</text:p>
            </office:annotation>
            <text:p>0.17145532154089</text:p>
          </table:table-cell>
          <table:table-cell office:value-type="float" office:value="0.244379362560096" calcext:value-type="float">
            <office:annotation draw:style-name="gr2" draw:text-style-name="P2" svg:width="122.49pt" svg:height="63.01pt" svg:x="728.25pt" svg:y="3682.49pt" draw:caption-point-x="-11.54pt" draw:caption-point-y="7.8pt">
              <dc:date>2020-04-19T00:00:00</dc:date>
              <text:p text:style-name="P1">Vol_CA99/-</text:p>
            </office:annotation>
            <text:p>0.244379362560096</text:p>
          </table:table-cell>
          <table:table-cell office:value-type="float" office:value="2.76605749388133" calcext:value-type="float">
            <text:p>2.76605749388133</text:p>
          </table:table-cell>
          <table:table-cell office:value-type="float" office:value="0.879818866728198" calcext:value-type="float">
            <text:p>0.879818866728198</text:p>
          </table:table-cell>
          <table:table-cell table:style-name="ce4" office:value-type="float" office:value="0.000000018740964" calcext:value-type="float">
            <text:p>1.87E-08</text:p>
          </table:table-cell>
          <table:table-cell office:value-type="float" office:value="35.6551512682684" calcext:value-type="float">
            <text:p>35.6551512682684</text:p>
          </table:table-cell>
          <table:table-cell office:value-type="float" office:value="71.6267437382779" calcext:value-type="float">
            <text:p>71.6267437382779</text:p>
          </table:table-cell>
          <table:table-cell table:number-columns-repeated="1007"/>
        </table:table-row>
        <table:table-row table:style-name="ro1">
          <table:table-cell office:value-type="float" office:value="324" calcext:value-type="float">
            <text:p>324</text:p>
          </table:table-cell>
          <table:table-cell table:style-name="ce3" office:value-type="float" office:value="52.66324" calcext:value-type="float">
            <text:p>52.66324</text:p>
          </table:table-cell>
          <table:table-cell office:value-type="float" office:value="118.53408" calcext:value-type="float">
            <office:annotation draw:style-name="gr1" draw:text-style-name="P2" svg:width="122.51pt" svg:height="62.99pt" svg:x="190.49pt" svg:y="3697.51pt" draw:caption-point-x="-11.54pt" draw:caption-point-y="7.77pt">
              <dc:date>2020-04-19T00:00:00</dc:date>
              <text:p text:style-name="P1">HRR_max/-</text:p>
            </office:annotation>
            <text:p>118.53408</text:p>
          </table:table-cell>
          <table:table-cell office:value-type="float" office:value="519.344667633776" calcext:value-type="float">
            <text:p>519.344667633776</text:p>
          </table:table-cell>
          <table:table-cell office:value-type="float" office:value="51.4924947964699" calcext:value-type="float">
            <office:annotation draw:style-name="gr1" draw:text-style-name="P2" svg:width="122.49pt" svg:height="62.99pt" svg:x="310pt" svg:y="3697.51pt" draw:caption-point-x="-11.54pt" draw:caption-point-y="7.77pt">
              <dc:date>2020-04-19T00:00:00</dc:date>
              <text:p text:style-name="P1">P_CA01/-</text:p>
            </office:annotation>
            <text:p>51.4924947964699</text:p>
          </table:table-cell>
          <table:table-cell office:value-type="float" office:value="55.3473261920548" calcext:value-type="float">
            <office:annotation draw:style-name="gr1" draw:text-style-name="P2" svg:width="122.49pt" svg:height="62.99pt" svg:x="369.75pt" svg:y="3697.51pt" draw:caption-point-x="-11.54pt" draw:caption-point-y="7.77pt">
              <dc:date>2020-04-19T00:00:00</dc:date>
              <text:p text:style-name="P1">P_CA25/-</text:p>
            </office:annotation>
            <text:p>55.3473261920548</text:p>
          </table:table-cell>
          <table:table-cell office:value-type="float" office:value="2.35598083603465" calcext:value-type="float">
            <office:annotation draw:style-name="gr1" draw:text-style-name="P2" svg:width="122.51pt" svg:height="62.99pt" svg:x="429.48pt" svg:y="3697.51pt" draw:caption-point-x="-11.54pt" draw:caption-point-y="7.77pt">
              <dc:date>2020-04-19T00:00:00</dc:date>
              <text:p text:style-name="P1">Swirl3_CA99/-</text:p>
            </office:annotation>
            <text:p>2.35598083603465</text:p>
          </table:table-cell>
          <table:table-cell office:value-type="float" office:value="2394.38330633651" calcext:value-type="float">
            <office:annotation draw:style-name="gr1" draw:text-style-name="P2" svg:width="122.51pt" svg:height="62.99pt" svg:x="489.23pt" svg:y="3697.51pt" draw:caption-point-x="-11.54pt" draw:caption-point-y="7.77pt">
              <dc:date>2020-04-19T00:00:00</dc:date>
              <text:p text:style-name="P1">TB_CA70/-</text:p>
            </office:annotation>
            <text:p>2394.38330633651</text:p>
          </table:table-cell>
          <table:table-cell office:value-type="float" office:value="949.882859409403" calcext:value-type="float">
            <office:annotation draw:style-name="gr1" draw:text-style-name="P2" svg:width="122.51pt" svg:height="62.99pt" svg:x="548.99pt" svg:y="3697.51pt" draw:caption-point-x="-11.54pt" draw:caption-point-y="7.77pt">
              <dc:date>2020-04-19T00:00:00</dc:date>
              <text:p text:style-name="P1">Temp_CA05/-</text:p>
            </office:annotation>
            <text:p>949.882859409403</text:p>
          </table:table-cell>
          <table:table-cell office:value-type="float" office:value="1148.87166396475" calcext:value-type="float">
            <office:annotation draw:style-name="gr1" draw:text-style-name="P2" svg:width="122.51pt" svg:height="62.99pt" svg:x="608.74pt" svg:y="3697.51pt" draw:caption-point-x="-11.54pt" draw:caption-point-y="7.77pt">
              <dc:date>2020-04-19T00:00:00</dc:date>
              <text:p text:style-name="P1">Temp_CA50/-</text:p>
            </office:annotation>
            <text:p>1148.87166396475</text:p>
          </table:table-cell>
          <table:table-cell office:value-type="float" office:value="0.160208350185153" calcext:value-type="float">
            <office:annotation draw:style-name="gr1" draw:text-style-name="P2" svg:width="122.51pt" svg:height="62.99pt" svg:x="668.49pt" svg:y="3697.51pt" draw:caption-point-x="-11.54pt" draw:caption-point-y="7.77pt">
              <dc:date>2020-04-19T00:00:00</dc:date>
              <text:p text:style-name="P1">TO2_CA50/-</text:p>
            </office:annotation>
            <text:p>0.160208350185153</text:p>
          </table:table-cell>
          <table:table-cell office:value-type="float" office:value="0.342309542970586" calcext:value-type="float">
            <office:annotation draw:style-name="gr1" draw:text-style-name="P2" svg:width="122.49pt" svg:height="62.99pt" svg:x="728.25pt" svg:y="3697.51pt" draw:caption-point-x="-11.54pt" draw:caption-point-y="7.77pt">
              <dc:date>2020-04-19T00:00:00</dc:date>
              <text:p text:style-name="P1">Vol_CA99/-</text:p>
            </office:annotation>
            <text:p>0.342309542970586</text:p>
          </table:table-cell>
          <table:table-cell office:value-type="float" office:value="2.63336266034207" calcext:value-type="float">
            <text:p>2.63336266034207</text:p>
          </table:table-cell>
          <table:table-cell office:value-type="float" office:value="1.10323482933761" calcext:value-type="float">
            <text:p>1.10323482933761</text:p>
          </table:table-cell>
          <table:table-cell table:style-name="ce4" office:value-type="float" office:value="0.00000030877413" calcext:value-type="float">
            <text:p>3.09E-07</text:p>
          </table:table-cell>
          <table:table-cell office:value-type="float" office:value="104.74293953984" calcext:value-type="float">
            <text:p>104.74293953984</text:p>
          </table:table-cell>
          <table:table-cell office:value-type="float" office:value="67.0782947141846" calcext:value-type="float">
            <text:p>67.0782947141846</text:p>
          </table:table-cell>
          <table:table-cell table:number-columns-repeated="1007"/>
        </table:table-row>
        <table:table-row table:style-name="ro1">
          <table:table-cell office:value-type="float" office:value="325" calcext:value-type="float">
            <text:p>325</text:p>
          </table:table-cell>
          <table:table-cell table:style-name="ce3" office:value-type="float" office:value="45.41278" calcext:value-type="float">
            <text:p>45.41278</text:p>
          </table:table-cell>
          <table:table-cell office:value-type="float" office:value="170.42386" calcext:value-type="float">
            <office:annotation draw:style-name="gr1" draw:text-style-name="P2" svg:width="122.51pt" svg:height="62.99pt" svg:x="190.49pt" svg:y="3712.51pt" draw:caption-point-x="-11.54pt" draw:caption-point-y="7.77pt">
              <dc:date>2020-04-19T00:00:00</dc:date>
              <text:p text:style-name="P1">HRR_max/-</text:p>
            </office:annotation>
            <text:p>170.42386</text:p>
          </table:table-cell>
          <table:table-cell office:value-type="float" office:value="986.249369491893" calcext:value-type="float">
            <text:p>986.249369491893</text:p>
          </table:table-cell>
          <table:table-cell office:value-type="float" office:value="65.7213283558085" calcext:value-type="float">
            <office:annotation draw:style-name="gr1" draw:text-style-name="P2" svg:width="122.49pt" svg:height="62.99pt" svg:x="310pt" svg:y="3712.51pt" draw:caption-point-x="-11.54pt" draw:caption-point-y="7.77pt">
              <dc:date>2020-04-19T00:00:00</dc:date>
              <text:p text:style-name="P1">P_CA01/-</text:p>
            </office:annotation>
            <text:p>65.7213283558085</text:p>
          </table:table-cell>
          <table:table-cell office:value-type="float" office:value="71.60004555213" calcext:value-type="float">
            <office:annotation draw:style-name="gr1" draw:text-style-name="P2" svg:width="122.49pt" svg:height="62.99pt" svg:x="369.75pt" svg:y="3712.51pt" draw:caption-point-x="-11.54pt" draw:caption-point-y="7.77pt">
              <dc:date>2020-04-19T00:00:00</dc:date>
              <text:p text:style-name="P1">P_CA25/-</text:p>
            </office:annotation>
            <text:p>71.60004555213</text:p>
          </table:table-cell>
          <table:table-cell office:value-type="float" office:value="2.22560135465086" calcext:value-type="float">
            <office:annotation draw:style-name="gr1" draw:text-style-name="P2" svg:width="122.51pt" svg:height="62.99pt" svg:x="429.48pt" svg:y="3712.51pt" draw:caption-point-x="-11.54pt" draw:caption-point-y="7.77pt">
              <dc:date>2020-04-19T00:00:00</dc:date>
              <text:p text:style-name="P1">Swirl3_CA99/-</text:p>
            </office:annotation>
            <text:p>2.22560135465086</text:p>
          </table:table-cell>
          <table:table-cell office:value-type="float" office:value="2530.969504541" calcext:value-type="float">
            <office:annotation draw:style-name="gr1" draw:text-style-name="P2" svg:width="122.51pt" svg:height="62.99pt" svg:x="489.23pt" svg:y="3712.51pt" draw:caption-point-x="-11.54pt" draw:caption-point-y="7.77pt">
              <dc:date>2020-04-19T00:00:00</dc:date>
              <text:p text:style-name="P1">TB_CA70/-</text:p>
            </office:annotation>
            <text:p>2530.969504541</text:p>
          </table:table-cell>
          <table:table-cell office:value-type="float" office:value="971.617898114675" calcext:value-type="float">
            <office:annotation draw:style-name="gr1" draw:text-style-name="P2" svg:width="122.51pt" svg:height="62.99pt" svg:x="548.99pt" svg:y="3712.51pt" draw:caption-point-x="-11.54pt" draw:caption-point-y="7.77pt">
              <dc:date>2020-04-19T00:00:00</dc:date>
              <text:p text:style-name="P1">Temp_CA05/-</text:p>
            </office:annotation>
            <text:p>971.617898114675</text:p>
          </table:table-cell>
          <table:table-cell office:value-type="float" office:value="1290.07360323881" calcext:value-type="float">
            <office:annotation draw:style-name="gr1" draw:text-style-name="P2" svg:width="122.51pt" svg:height="62.99pt" svg:x="608.74pt" svg:y="3712.51pt" draw:caption-point-x="-11.54pt" draw:caption-point-y="7.77pt">
              <dc:date>2020-04-19T00:00:00</dc:date>
              <text:p text:style-name="P1">Temp_CA50/-</text:p>
            </office:annotation>
            <text:p>1290.07360323881</text:p>
          </table:table-cell>
          <table:table-cell office:value-type="float" office:value="0.153589596899597" calcext:value-type="float">
            <office:annotation draw:style-name="gr1" draw:text-style-name="P2" svg:width="122.51pt" svg:height="62.99pt" svg:x="668.49pt" svg:y="3712.51pt" draw:caption-point-x="-11.54pt" draw:caption-point-y="7.77pt">
              <dc:date>2020-04-19T00:00:00</dc:date>
              <text:p text:style-name="P1">TO2_CA50/-</text:p>
            </office:annotation>
            <text:p>0.153589596899597</text:p>
          </table:table-cell>
          <table:table-cell office:value-type="float" office:value="0.425791454181912" calcext:value-type="float">
            <office:annotation draw:style-name="gr1" draw:text-style-name="P2" svg:width="122.49pt" svg:height="62.99pt" svg:x="728.25pt" svg:y="3712.51pt" draw:caption-point-x="-11.54pt" draw:caption-point-y="7.77pt">
              <dc:date>2020-04-19T00:00:00</dc:date>
              <text:p text:style-name="P1">Vol_CA99/-</text:p>
            </office:annotation>
            <text:p>0.425791454181912</text:p>
          </table:table-cell>
          <table:table-cell office:value-type="float" office:value="1.17379582295578" calcext:value-type="float">
            <text:p>1.17379582295578</text:p>
          </table:table-cell>
          <table:table-cell office:value-type="float" office:value="1.25735863490456" calcext:value-type="float">
            <text:p>1.25735863490456</text:p>
          </table:table-cell>
          <table:table-cell office:value-type="float" office:value="0" calcext:value-type="float">
            <text:p>0</text:p>
          </table:table-cell>
          <table:table-cell office:value-type="float" office:value="43.149831249477" calcext:value-type="float">
            <text:p>43.149831249477</text:p>
          </table:table-cell>
          <table:table-cell office:value-type="float" office:value="54.3743666884021" calcext:value-type="float">
            <text:p>54.3743666884021</text:p>
          </table:table-cell>
          <table:table-cell table:number-columns-repeated="1007"/>
        </table:table-row>
        <table:table-row table:style-name="ro1">
          <table:table-cell office:value-type="float" office:value="326" calcext:value-type="float">
            <text:p>326</text:p>
          </table:table-cell>
          <table:table-cell table:style-name="ce3" office:value-type="float" office:value="35.99463" calcext:value-type="float">
            <text:p>35.99463</text:p>
          </table:table-cell>
          <table:table-cell office:value-type="float" office:value="192.22147" calcext:value-type="float">
            <office:annotation draw:style-name="gr2" draw:text-style-name="P2" svg:width="122.51pt" svg:height="63.01pt" svg:x="190.49pt" svg:y="3727.5pt" draw:caption-point-x="-11.54pt" draw:caption-point-y="7.77pt">
              <dc:date>2020-04-19T00:00:00</dc:date>
              <text:p text:style-name="P1">HRR_max/-</text:p>
            </office:annotation>
            <text:p>192.22147</text:p>
          </table:table-cell>
          <table:table-cell office:value-type="float" office:value="1485.36490701291" calcext:value-type="float">
            <text:p>1485.36490701291</text:p>
          </table:table-cell>
          <table:table-cell office:value-type="float" office:value="76.8941668875843" calcext:value-type="float">
            <office:annotation draw:style-name="gr2" draw:text-style-name="P2" svg:width="122.49pt" svg:height="63.01pt" svg:x="310pt" svg:y="3727.5pt" draw:caption-point-x="-11.54pt" draw:caption-point-y="7.77pt">
              <dc:date>2020-04-19T00:00:00</dc:date>
              <text:p text:style-name="P1">P_CA01/-</text:p>
            </office:annotation>
            <text:p>76.8941668875843</text:p>
          </table:table-cell>
          <table:table-cell office:value-type="float" office:value="87.737944004014" calcext:value-type="float">
            <office:annotation draw:style-name="gr2" draw:text-style-name="P2" svg:width="122.49pt" svg:height="63.01pt" svg:x="369.75pt" svg:y="3727.5pt" draw:caption-point-x="-11.54pt" draw:caption-point-y="7.77pt">
              <dc:date>2020-04-19T00:00:00</dc:date>
              <text:p text:style-name="P1">P_CA25/-</text:p>
            </office:annotation>
            <text:p>87.737944004014</text:p>
          </table:table-cell>
          <table:table-cell office:value-type="float" office:value="2.17975546618437" calcext:value-type="float">
            <office:annotation draw:style-name="gr2" draw:text-style-name="P2" svg:width="122.51pt" svg:height="63.01pt" svg:x="429.48pt" svg:y="3727.5pt" draw:caption-point-x="-11.54pt" draw:caption-point-y="7.77pt">
              <dc:date>2020-04-19T00:00:00</dc:date>
              <text:p text:style-name="P1">Swirl3_CA99/-</text:p>
            </office:annotation>
            <text:p>2.17975546618437</text:p>
          </table:table-cell>
          <table:table-cell office:value-type="float" office:value="2420.54785486192" calcext:value-type="float">
            <office:annotation draw:style-name="gr2" draw:text-style-name="P2" svg:width="122.51pt" svg:height="63.01pt" svg:x="489.23pt" svg:y="3727.5pt" draw:caption-point-x="-11.54pt" draw:caption-point-y="7.77pt">
              <dc:date>2020-04-19T00:00:00</dc:date>
              <text:p text:style-name="P1">TB_CA70/-</text:p>
            </office:annotation>
            <text:p>2420.54785486192</text:p>
          </table:table-cell>
          <table:table-cell office:value-type="float" office:value="951.896482519091" calcext:value-type="float">
            <office:annotation draw:style-name="gr2" draw:text-style-name="P2" svg:width="122.51pt" svg:height="63.01pt" svg:x="548.99pt" svg:y="3727.5pt" draw:caption-point-x="-11.54pt" draw:caption-point-y="7.77pt">
              <dc:date>2020-04-19T00:00:00</dc:date>
              <text:p text:style-name="P1">Temp_CA05/-</text:p>
            </office:annotation>
            <text:p>951.896482519091</text:p>
          </table:table-cell>
          <table:table-cell office:value-type="float" office:value="1367.7776034896" calcext:value-type="float">
            <office:annotation draw:style-name="gr2" draw:text-style-name="P2" svg:width="122.51pt" svg:height="63.01pt" svg:x="608.74pt" svg:y="3727.5pt" draw:caption-point-x="-11.54pt" draw:caption-point-y="7.77pt">
              <dc:date>2020-04-19T00:00:00</dc:date>
              <text:p text:style-name="P1">Temp_CA50/-</text:p>
            </office:annotation>
            <text:p>1367.7776034896</text:p>
          </table:table-cell>
          <table:table-cell office:value-type="float" office:value="0.149913012960774" calcext:value-type="float">
            <office:annotation draw:style-name="gr2" draw:text-style-name="P2" svg:width="122.51pt" svg:height="63.01pt" svg:x="668.49pt" svg:y="3727.5pt" draw:caption-point-x="-11.54pt" draw:caption-point-y="7.77pt">
              <dc:date>2020-04-19T00:00:00</dc:date>
              <text:p text:style-name="P1">TO2_CA50/-</text:p>
            </office:annotation>
            <text:p>0.149913012960774</text:p>
          </table:table-cell>
          <table:table-cell office:value-type="float" office:value="0.482206447829682" calcext:value-type="float">
            <office:annotation draw:style-name="gr2" draw:text-style-name="P2" svg:width="122.49pt" svg:height="63.01pt" svg:x="728.25pt" svg:y="3727.5pt" draw:caption-point-x="-11.54pt" draw:caption-point-y="7.77pt">
              <dc:date>2020-04-19T00:00:00</dc:date>
              <text:p text:style-name="P1">Vol_CA99/-</text:p>
            </office:annotation>
            <text:p>0.482206447829682</text:p>
          </table:table-cell>
          <table:table-cell office:value-type="float" office:value="0.352558370560791" calcext:value-type="float">
            <text:p>0.352558370560791</text:p>
          </table:table-cell>
          <table:table-cell office:value-type="float" office:value="2.27834862227836" calcext:value-type="float">
            <text:p>2.27834862227836</text:p>
          </table:table-cell>
          <table:table-cell table:style-name="ce4" office:value-type="float" office:value="0.0000008215012" calcext:value-type="float">
            <text:p>8.22E-07</text:p>
          </table:table-cell>
          <table:table-cell office:value-type="float" office:value="52.3556059496131" calcext:value-type="float">
            <text:p>52.3556059496131</text:p>
          </table:table-cell>
          <table:table-cell office:value-type="float" office:value="42.3577425821305" calcext:value-type="float">
            <text:p>42.3577425821305</text:p>
          </table:table-cell>
          <table:table-cell table:number-columns-repeated="1007"/>
        </table:table-row>
        <table:table-row table:style-name="ro1">
          <table:table-cell office:value-type="float" office:value="327" calcext:value-type="float">
            <text:p>327</text:p>
          </table:table-cell>
          <table:table-cell table:style-name="ce3" office:value-type="float" office:value="33.02851" calcext:value-type="float">
            <text:p>33.02851</text:p>
          </table:table-cell>
          <table:table-cell office:value-type="float" office:value="199.25067" calcext:value-type="float">
            <office:annotation draw:style-name="gr2" draw:text-style-name="P2" svg:width="122.51pt" svg:height="63.01pt" svg:x="190.49pt" svg:y="3742.5pt" draw:caption-point-x="-11.54pt" draw:caption-point-y="7.77pt">
              <dc:date>2020-04-19T00:00:00</dc:date>
              <text:p text:style-name="P1">HRR_max/-</text:p>
            </office:annotation>
            <text:p>199.25067</text:p>
          </table:table-cell>
          <table:table-cell office:value-type="float" office:value="1843.10187570473" calcext:value-type="float">
            <text:p>1843.10187570473</text:p>
          </table:table-cell>
          <table:table-cell office:value-type="float" office:value="82.6069099578005" calcext:value-type="float">
            <office:annotation draw:style-name="gr2" draw:text-style-name="P2" svg:width="122.49pt" svg:height="63.01pt" svg:x="310pt" svg:y="3742.5pt" draw:caption-point-x="-11.54pt" draw:caption-point-y="7.77pt">
              <dc:date>2020-04-19T00:00:00</dc:date>
              <text:p text:style-name="P1">P_CA01/-</text:p>
            </office:annotation>
            <text:p>82.6069099578005</text:p>
          </table:table-cell>
          <table:table-cell office:value-type="float" office:value="110.306676913643" calcext:value-type="float">
            <office:annotation draw:style-name="gr2" draw:text-style-name="P2" svg:width="122.49pt" svg:height="63.01pt" svg:x="369.75pt" svg:y="3742.5pt" draw:caption-point-x="-11.54pt" draw:caption-point-y="7.77pt">
              <dc:date>2020-04-19T00:00:00</dc:date>
              <text:p text:style-name="P1">P_CA25/-</text:p>
            </office:annotation>
            <text:p>110.306676913643</text:p>
          </table:table-cell>
          <table:table-cell office:value-type="float" office:value="2.15751477926413" calcext:value-type="float">
            <office:annotation draw:style-name="gr2" draw:text-style-name="P2" svg:width="122.51pt" svg:height="63.01pt" svg:x="429.48pt" svg:y="3742.5pt" draw:caption-point-x="-11.54pt" draw:caption-point-y="7.77pt">
              <dc:date>2020-04-19T00:00:00</dc:date>
              <text:p text:style-name="P1">Swirl3_CA99/-</text:p>
            </office:annotation>
            <text:p>2.15751477926413</text:p>
          </table:table-cell>
          <table:table-cell office:value-type="float" office:value="2385.74919009674" calcext:value-type="float">
            <office:annotation draw:style-name="gr2" draw:text-style-name="P2" svg:width="122.51pt" svg:height="63.01pt" svg:x="489.23pt" svg:y="3742.5pt" draw:caption-point-x="-11.54pt" draw:caption-point-y="7.77pt">
              <dc:date>2020-04-19T00:00:00</dc:date>
              <text:p text:style-name="P1">TB_CA70/-</text:p>
            </office:annotation>
            <text:p>2385.74919009674</text:p>
          </table:table-cell>
          <table:table-cell office:value-type="float" office:value="984.323411267267" calcext:value-type="float">
            <office:annotation draw:style-name="gr2" draw:text-style-name="P2" svg:width="122.51pt" svg:height="63.01pt" svg:x="548.99pt" svg:y="3742.5pt" draw:caption-point-x="-11.54pt" draw:caption-point-y="7.77pt">
              <dc:date>2020-04-19T00:00:00</dc:date>
              <text:p text:style-name="P1">Temp_CA05/-</text:p>
            </office:annotation>
            <text:p>984.323411267267</text:p>
          </table:table-cell>
          <table:table-cell office:value-type="float" office:value="1455.35890600362" calcext:value-type="float">
            <office:annotation draw:style-name="gr2" draw:text-style-name="P2" svg:width="122.51pt" svg:height="63.01pt" svg:x="608.74pt" svg:y="3742.5pt" draw:caption-point-x="-11.54pt" draw:caption-point-y="7.77pt">
              <dc:date>2020-04-19T00:00:00</dc:date>
              <text:p text:style-name="P1">Temp_CA50/-</text:p>
            </office:annotation>
            <text:p>1455.35890600362</text:p>
          </table:table-cell>
          <table:table-cell office:value-type="float" office:value="0.143412182222536" calcext:value-type="float">
            <office:annotation draw:style-name="gr2" draw:text-style-name="P2" svg:width="122.51pt" svg:height="63.01pt" svg:x="668.49pt" svg:y="3742.5pt" draw:caption-point-x="-11.54pt" draw:caption-point-y="7.77pt">
              <dc:date>2020-04-19T00:00:00</dc:date>
              <text:p text:style-name="P1">TO2_CA50/-</text:p>
            </office:annotation>
            <text:p>0.143412182222536</text:p>
          </table:table-cell>
          <table:table-cell office:value-type="float" office:value="0.511125532524078" calcext:value-type="float">
            <office:annotation draw:style-name="gr2" draw:text-style-name="P2" svg:width="122.49pt" svg:height="63.01pt" svg:x="728.25pt" svg:y="3742.5pt" draw:caption-point-x="-11.54pt" draw:caption-point-y="7.77pt">
              <dc:date>2020-04-19T00:00:00</dc:date>
              <text:p text:style-name="P1">Vol_CA99/-</text:p>
            </office:annotation>
            <text:p>0.511125532524078</text:p>
          </table:table-cell>
          <table:table-cell office:value-type="float" office:value="0.223562810353411" calcext:value-type="float">
            <text:p>0.223562810353411</text:p>
          </table:table-cell>
          <table:table-cell office:value-type="float" office:value="2.63565367368432" calcext:value-type="float">
            <text:p>2.63565367368432</text:p>
          </table:table-cell>
          <table:table-cell table:style-name="ce4" office:value-type="float" office:value="0.0000006115377" calcext:value-type="float">
            <text:p>6.12E-07</text:p>
          </table:table-cell>
          <table:table-cell office:value-type="float" office:value="35.0493570761252" calcext:value-type="float">
            <text:p>35.0493570761252</text:p>
          </table:table-cell>
          <table:table-cell office:value-type="float" office:value="36.8408065646984" calcext:value-type="float">
            <text:p>36.8408065646984</text:p>
          </table:table-cell>
          <table:table-cell table:number-columns-repeated="1007"/>
        </table:table-row>
        <table:table-row table:style-name="ro1">
          <table:table-cell office:value-type="float" office:value="328" calcext:value-type="float">
            <text:p>328</text:p>
          </table:table-cell>
          <table:table-cell table:style-name="ce3" office:value-type="float" office:value="30.81899" calcext:value-type="float">
            <text:p>30.81899</text:p>
          </table:table-cell>
          <table:table-cell office:value-type="float" office:value="209.10428" calcext:value-type="float">
            <office:annotation draw:style-name="gr2" draw:text-style-name="P2" svg:width="122.51pt" svg:height="63.01pt" svg:x="190.49pt" svg:y="3757.49pt" draw:caption-point-x="-11.54pt" draw:caption-point-y="7.77pt">
              <dc:date>2020-04-19T00:00:00</dc:date>
              <text:p text:style-name="P1">HRR_max/-</text:p>
            </office:annotation>
            <text:p>209.10428</text:p>
          </table:table-cell>
          <table:table-cell office:value-type="float" office:value="2038.65114535369" calcext:value-type="float">
            <text:p>2038.65114535369</text:p>
          </table:table-cell>
          <table:table-cell office:value-type="float" office:value="80.645671426869" calcext:value-type="float">
            <office:annotation draw:style-name="gr2" draw:text-style-name="P2" svg:width="122.49pt" svg:height="63.01pt" svg:x="310pt" svg:y="3757.49pt" draw:caption-point-x="-11.54pt" draw:caption-point-y="7.77pt">
              <dc:date>2020-04-19T00:00:00</dc:date>
              <text:p text:style-name="P1">P_CA01/-</text:p>
            </office:annotation>
            <text:p>80.645671426869</text:p>
          </table:table-cell>
          <table:table-cell office:value-type="float" office:value="118.494900984345" calcext:value-type="float">
            <office:annotation draw:style-name="gr2" draw:text-style-name="P2" svg:width="122.49pt" svg:height="63.01pt" svg:x="369.75pt" svg:y="3757.49pt" draw:caption-point-x="-11.54pt" draw:caption-point-y="7.77pt">
              <dc:date>2020-04-19T00:00:00</dc:date>
              <text:p text:style-name="P1">P_CA25/-</text:p>
            </office:annotation>
            <text:p>118.494900984345</text:p>
          </table:table-cell>
          <table:table-cell office:value-type="float" office:value="2.08113025424084" calcext:value-type="float">
            <office:annotation draw:style-name="gr2" draw:text-style-name="P2" svg:width="122.51pt" svg:height="63.01pt" svg:x="429.48pt" svg:y="3757.49pt" draw:caption-point-x="-11.54pt" draw:caption-point-y="7.77pt">
              <dc:date>2020-04-19T00:00:00</dc:date>
              <text:p text:style-name="P1">Swirl3_CA99/-</text:p>
            </office:annotation>
            <text:p>2.08113025424084</text:p>
          </table:table-cell>
          <table:table-cell office:value-type="float" office:value="2351.09500732295" calcext:value-type="float">
            <office:annotation draw:style-name="gr2" draw:text-style-name="P2" svg:width="122.51pt" svg:height="63.01pt" svg:x="489.23pt" svg:y="3757.49pt" draw:caption-point-x="-11.54pt" draw:caption-point-y="7.77pt">
              <dc:date>2020-04-19T00:00:00</dc:date>
              <text:p text:style-name="P1">TB_CA70/-</text:p>
            </office:annotation>
            <text:p>2351.09500732295</text:p>
          </table:table-cell>
          <table:table-cell office:value-type="float" office:value="976.769389772006" calcext:value-type="float">
            <office:annotation draw:style-name="gr2" draw:text-style-name="P2" svg:width="122.51pt" svg:height="63.01pt" svg:x="548.99pt" svg:y="3757.49pt" draw:caption-point-x="-11.54pt" draw:caption-point-y="7.77pt">
              <dc:date>2020-04-19T00:00:00</dc:date>
              <text:p text:style-name="P1">Temp_CA05/-</text:p>
            </office:annotation>
            <text:p>976.769389772006</text:p>
          </table:table-cell>
          <table:table-cell office:value-type="float" office:value="1491.66661533442" calcext:value-type="float">
            <office:annotation draw:style-name="gr2" draw:text-style-name="P2" svg:width="122.51pt" svg:height="63.01pt" svg:x="608.74pt" svg:y="3757.49pt" draw:caption-point-x="-11.54pt" draw:caption-point-y="7.77pt">
              <dc:date>2020-04-19T00:00:00</dc:date>
              <text:p text:style-name="P1">Temp_CA50/-</text:p>
            </office:annotation>
            <text:p>1491.66661533442</text:p>
          </table:table-cell>
          <table:table-cell office:value-type="float" office:value="0.128462016023888" calcext:value-type="float">
            <office:annotation draw:style-name="gr2" draw:text-style-name="P2" svg:width="122.51pt" svg:height="63.01pt" svg:x="668.49pt" svg:y="3757.49pt" draw:caption-point-x="-11.54pt" draw:caption-point-y="7.77pt">
              <dc:date>2020-04-19T00:00:00</dc:date>
              <text:p text:style-name="P1">TO2_CA50/-</text:p>
            </office:annotation>
            <text:p>0.128462016023888</text:p>
          </table:table-cell>
          <table:table-cell office:value-type="float" office:value="0.592408333193717" calcext:value-type="float">
            <office:annotation draw:style-name="gr2" draw:text-style-name="P2" svg:width="122.49pt" svg:height="63.01pt" svg:x="728.25pt" svg:y="3757.49pt" draw:caption-point-x="-11.54pt" draw:caption-point-y="7.77pt">
              <dc:date>2020-04-19T00:00:00</dc:date>
              <text:p text:style-name="P1">Vol_CA99/-</text:p>
            </office:annotation>
            <text:p>0.592408333193717</text:p>
          </table:table-cell>
          <table:table-cell office:value-type="float" office:value="0.330180477415384" calcext:value-type="float">
            <text:p>0.330180477415384</text:p>
          </table:table-cell>
          <table:table-cell office:value-type="float" office:value="2.68331313840465" calcext:value-type="float">
            <text:p>2.68331313840465</text:p>
          </table:table-cell>
          <table:table-cell table:style-name="ce4" office:value-type="float" office:value="0.000002393252" calcext:value-type="float">
            <text:p>2.39E-06</text:p>
          </table:table-cell>
          <table:table-cell office:value-type="float" office:value="23.4729854883708" calcext:value-type="float">
            <text:p>23.4729854883708</text:p>
          </table:table-cell>
          <table:table-cell office:value-type="float" office:value="33.8952272265083" calcext:value-type="float">
            <text:p>33.8952272265083</text:p>
          </table:table-cell>
          <table:table-cell table:number-columns-repeated="1007"/>
        </table:table-row>
        <table:table-row table:style-name="ro1">
          <table:table-cell office:value-type="float" office:value="330" calcext:value-type="float">
            <text:p>330</text:p>
          </table:table-cell>
          <table:table-cell table:style-name="ce3" office:value-type="float" office:value="76.82013" calcext:value-type="float">
            <text:p>76.82013</text:p>
          </table:table-cell>
          <table:table-cell office:value-type="float" office:value="73.145645" calcext:value-type="float">
            <office:annotation draw:style-name="gr2" draw:text-style-name="P2" svg:width="122.51pt" svg:height="63.01pt" svg:x="190.49pt" svg:y="3772.49pt" draw:caption-point-x="-11.54pt" draw:caption-point-y="7.8pt">
              <dc:date>2020-04-19T00:00:00</dc:date>
              <text:p text:style-name="P1">HRR_max/-</text:p>
            </office:annotation>
            <text:p>73.145645</text:p>
          </table:table-cell>
          <table:table-cell office:value-type="float" office:value="288.292980265677" calcext:value-type="float">
            <text:p>288.292980265677</text:p>
          </table:table-cell>
          <table:table-cell office:value-type="float" office:value="48.2307106340359" calcext:value-type="float">
            <office:annotation draw:style-name="gr2" draw:text-style-name="P2" svg:width="122.49pt" svg:height="63.01pt" svg:x="310pt" svg:y="3772.49pt" draw:caption-point-x="-11.54pt" draw:caption-point-y="7.8pt">
              <dc:date>2020-04-19T00:00:00</dc:date>
              <text:p text:style-name="P1">P_CA01/-</text:p>
            </office:annotation>
            <text:p>48.2307106340359</text:p>
          </table:table-cell>
          <table:table-cell office:value-type="float" office:value="46.0234653257229" calcext:value-type="float">
            <office:annotation draw:style-name="gr2" draw:text-style-name="P2" svg:width="122.49pt" svg:height="63.01pt" svg:x="369.75pt" svg:y="3772.49pt" draw:caption-point-x="-11.54pt" draw:caption-point-y="7.8pt">
              <dc:date>2020-04-19T00:00:00</dc:date>
              <text:p text:style-name="P1">P_CA25/-</text:p>
            </office:annotation>
            <text:p>46.0234653257229</text:p>
          </table:table-cell>
          <table:table-cell office:value-type="float" office:value="2.69176696780211" calcext:value-type="float">
            <office:annotation draw:style-name="gr2" draw:text-style-name="P2" svg:width="122.51pt" svg:height="63.01pt" svg:x="429.48pt" svg:y="3772.49pt" draw:caption-point-x="-11.54pt" draw:caption-point-y="7.8pt">
              <dc:date>2020-04-19T00:00:00</dc:date>
              <text:p text:style-name="P1">Swirl3_CA99/-</text:p>
            </office:annotation>
            <text:p>2.69176696780211</text:p>
          </table:table-cell>
          <table:table-cell office:value-type="float" office:value="2267.21003993274" calcext:value-type="float">
            <office:annotation draw:style-name="gr2" draw:text-style-name="P2" svg:width="122.51pt" svg:height="63.01pt" svg:x="489.23pt" svg:y="3772.49pt" draw:caption-point-x="-11.54pt" draw:caption-point-y="7.8pt">
              <dc:date>2020-04-19T00:00:00</dc:date>
              <text:p text:style-name="P1">TB_CA70/-</text:p>
            </office:annotation>
            <text:p>2267.21003993274</text:p>
          </table:table-cell>
          <table:table-cell office:value-type="float" office:value="932.500659865612" calcext:value-type="float">
            <office:annotation draw:style-name="gr2" draw:text-style-name="P2" svg:width="122.51pt" svg:height="63.01pt" svg:x="548.99pt" svg:y="3772.49pt" draw:caption-point-x="-11.54pt" draw:caption-point-y="7.8pt">
              <dc:date>2020-04-19T00:00:00</dc:date>
              <text:p text:style-name="P1">Temp_CA05/-</text:p>
            </office:annotation>
            <text:p>932.500659865612</text:p>
          </table:table-cell>
          <table:table-cell office:value-type="float" office:value="1027.25007763426" calcext:value-type="float">
            <office:annotation draw:style-name="gr2" draw:text-style-name="P2" svg:width="122.51pt" svg:height="63.01pt" svg:x="608.74pt" svg:y="3772.49pt" draw:caption-point-x="-11.54pt" draw:caption-point-y="7.8pt">
              <dc:date>2020-04-19T00:00:00</dc:date>
              <text:p text:style-name="P1">Temp_CA50/-</text:p>
            </office:annotation>
            <text:p>1027.25007763426</text:p>
          </table:table-cell>
          <table:table-cell office:value-type="float" office:value="0.175664190460869" calcext:value-type="float">
            <office:annotation draw:style-name="gr2" draw:text-style-name="P2" svg:width="122.51pt" svg:height="63.01pt" svg:x="668.49pt" svg:y="3772.49pt" draw:caption-point-x="-11.54pt" draw:caption-point-y="7.8pt">
              <dc:date>2020-04-19T00:00:00</dc:date>
              <text:p text:style-name="P1">TO2_CA50/-</text:p>
            </office:annotation>
            <text:p>0.175664190460869</text:p>
          </table:table-cell>
          <table:table-cell office:value-type="float" office:value="0.25121190870911" calcext:value-type="float">
            <office:annotation draw:style-name="gr2" draw:text-style-name="P2" svg:width="122.49pt" svg:height="63.01pt" svg:x="728.25pt" svg:y="3772.49pt" draw:caption-point-x="-11.54pt" draw:caption-point-y="7.8pt">
              <dc:date>2020-04-19T00:00:00</dc:date>
              <text:p text:style-name="P1">Vol_CA99/-</text:p>
            </office:annotation>
            <text:p>0.25121190870911</text:p>
          </table:table-cell>
          <table:table-cell office:value-type="float" office:value="2.89467869549855" calcext:value-type="float">
            <text:p>2.89467869549855</text:p>
          </table:table-cell>
          <table:table-cell office:value-type="float" office:value="0.89411798541026" calcext:value-type="float">
            <text:p>0.89411798541026</text:p>
          </table:table-cell>
          <table:table-cell table:style-name="ce4" office:value-type="float" office:value="0.000000015491526" calcext:value-type="float">
            <text:p>1.55E-08</text:p>
          </table:table-cell>
          <table:table-cell office:value-type="float" office:value="33.9711374882155" calcext:value-type="float">
            <text:p>33.9711374882155</text:p>
          </table:table-cell>
          <table:table-cell office:value-type="float" office:value="72.7770786974325" calcext:value-type="float">
            <text:p>72.7770786974325</text:p>
          </table:table-cell>
          <table:table-cell table:number-columns-repeated="1007"/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3" office:value-type="float" office:value="51.48662" calcext:value-type="float">
            <text:p>51.48662</text:p>
          </table:table-cell>
          <table:table-cell office:value-type="float" office:value="118.43775" calcext:value-type="float">
            <office:annotation draw:style-name="gr1" draw:text-style-name="P2" svg:width="122.51pt" svg:height="62.99pt" svg:x="190.49pt" svg:y="3787.51pt" draw:caption-point-x="-11.54pt" draw:caption-point-y="7.77pt">
              <dc:date>2020-04-19T00:00:00</dc:date>
              <text:p text:style-name="P1">HRR_max/-</text:p>
            </office:annotation>
            <text:p>118.43775</text:p>
          </table:table-cell>
          <table:table-cell office:value-type="float" office:value="561.767537894733" calcext:value-type="float">
            <text:p>561.767537894733</text:p>
          </table:table-cell>
          <table:table-cell office:value-type="float" office:value="54.8573087113371" calcext:value-type="float">
            <office:annotation draw:style-name="gr1" draw:text-style-name="P2" svg:width="122.49pt" svg:height="62.99pt" svg:x="310pt" svg:y="3787.51pt" draw:caption-point-x="-11.54pt" draw:caption-point-y="7.77pt">
              <dc:date>2020-04-19T00:00:00</dc:date>
              <text:p text:style-name="P1">P_CA01/-</text:p>
            </office:annotation>
            <text:p>54.8573087113371</text:p>
          </table:table-cell>
          <table:table-cell office:value-type="float" office:value="54.5766763184756" calcext:value-type="float">
            <office:annotation draw:style-name="gr1" draw:text-style-name="P2" svg:width="122.49pt" svg:height="62.99pt" svg:x="369.75pt" svg:y="3787.51pt" draw:caption-point-x="-11.54pt" draw:caption-point-y="7.77pt">
              <dc:date>2020-04-19T00:00:00</dc:date>
              <text:p text:style-name="P1">P_CA25/-</text:p>
            </office:annotation>
            <text:p>54.5766763184756</text:p>
          </table:table-cell>
          <table:table-cell office:value-type="float" office:value="2.37855925322656" calcext:value-type="float">
            <office:annotation draw:style-name="gr1" draw:text-style-name="P2" svg:width="122.51pt" svg:height="62.99pt" svg:x="429.48pt" svg:y="3787.51pt" draw:caption-point-x="-11.54pt" draw:caption-point-y="7.77pt">
              <dc:date>2020-04-19T00:00:00</dc:date>
              <text:p text:style-name="P1">Swirl3_CA99/-</text:p>
            </office:annotation>
            <text:p>2.37855925322656</text:p>
          </table:table-cell>
          <table:table-cell office:value-type="float" office:value="2413.44689640783" calcext:value-type="float">
            <office:annotation draw:style-name="gr1" draw:text-style-name="P2" svg:width="122.51pt" svg:height="62.99pt" svg:x="489.23pt" svg:y="3787.51pt" draw:caption-point-x="-11.54pt" draw:caption-point-y="7.77pt">
              <dc:date>2020-04-19T00:00:00</dc:date>
              <text:p text:style-name="P1">TB_CA70/-</text:p>
            </office:annotation>
            <text:p>2413.44689640783</text:p>
          </table:table-cell>
          <table:table-cell office:value-type="float" office:value="949.597827041271" calcext:value-type="float">
            <office:annotation draw:style-name="gr1" draw:text-style-name="P2" svg:width="122.51pt" svg:height="62.99pt" svg:x="548.99pt" svg:y="3787.51pt" draw:caption-point-x="-11.54pt" draw:caption-point-y="7.77pt">
              <dc:date>2020-04-19T00:00:00</dc:date>
              <text:p text:style-name="P1">Temp_CA05/-</text:p>
            </office:annotation>
            <text:p>949.597827041271</text:p>
          </table:table-cell>
          <table:table-cell office:value-type="float" office:value="1137.61451565917" calcext:value-type="float">
            <office:annotation draw:style-name="gr1" draw:text-style-name="P2" svg:width="122.51pt" svg:height="62.99pt" svg:x="608.74pt" svg:y="3787.51pt" draw:caption-point-x="-11.54pt" draw:caption-point-y="7.77pt">
              <dc:date>2020-04-19T00:00:00</dc:date>
              <text:p text:style-name="P1">Temp_CA50/-</text:p>
            </office:annotation>
            <text:p>1137.61451565917</text:p>
          </table:table-cell>
          <table:table-cell office:value-type="float" office:value="0.163805633594318" calcext:value-type="float">
            <office:annotation draw:style-name="gr1" draw:text-style-name="P2" svg:width="122.51pt" svg:height="62.99pt" svg:x="668.49pt" svg:y="3787.51pt" draw:caption-point-x="-11.54pt" draw:caption-point-y="7.77pt">
              <dc:date>2020-04-19T00:00:00</dc:date>
              <text:p text:style-name="P1">TO2_CA50/-</text:p>
            </office:annotation>
            <text:p>0.163805633594318</text:p>
          </table:table-cell>
          <table:table-cell office:value-type="float" office:value="0.368442906352045" calcext:value-type="float">
            <office:annotation draw:style-name="gr1" draw:text-style-name="P2" svg:width="122.49pt" svg:height="62.99pt" svg:x="728.25pt" svg:y="3787.51pt" draw:caption-point-x="-11.54pt" draw:caption-point-y="7.77pt">
              <dc:date>2020-04-19T00:00:00</dc:date>
              <text:p text:style-name="P1">Vol_CA99/-</text:p>
            </office:annotation>
            <text:p>0.368442906352045</text:p>
          </table:table-cell>
          <table:table-cell office:value-type="float" office:value="2.39253318726504" calcext:value-type="float">
            <text:p>2.39253318726504</text:p>
          </table:table-cell>
          <table:table-cell office:value-type="float" office:value="1.12174141264693" calcext:value-type="float">
            <text:p>1.12174141264693</text:p>
          </table:table-cell>
          <table:table-cell table:style-name="ce4" office:value-type="float" office:value="0.00000027865073" calcext:value-type="float">
            <text:p>2.79E-07</text:p>
          </table:table-cell>
          <table:table-cell office:value-type="float" office:value="119.268820044227" calcext:value-type="float">
            <text:p>119.268820044227</text:p>
          </table:table-cell>
          <table:table-cell office:value-type="float" office:value="72.6514581595248" calcext:value-type="float">
            <text:p>72.6514581595248</text:p>
          </table:table-cell>
          <table:table-cell table:number-columns-repeated="1007"/>
        </table:table-row>
        <table:table-row table:style-name="ro1">
          <table:table-cell office:value-type="float" office:value="332" calcext:value-type="float">
            <text:p>332</text:p>
          </table:table-cell>
          <table:table-cell table:style-name="ce3" office:value-type="float" office:value="44.43872" calcext:value-type="float">
            <text:p>44.43872</text:p>
          </table:table-cell>
          <table:table-cell office:value-type="float" office:value="154.42813" calcext:value-type="float">
            <office:annotation draw:style-name="gr1" draw:text-style-name="P2" svg:width="122.51pt" svg:height="62.99pt" svg:x="190.49pt" svg:y="3802.51pt" draw:caption-point-x="-11.54pt" draw:caption-point-y="7.77pt">
              <dc:date>2020-04-19T00:00:00</dc:date>
              <text:p text:style-name="P1">HRR_max/-</text:p>
            </office:annotation>
            <text:p>154.42813</text:p>
          </table:table-cell>
          <table:table-cell office:value-type="float" office:value="947.263851956052" calcext:value-type="float">
            <text:p>947.263851956052</text:p>
          </table:table-cell>
          <table:table-cell office:value-type="float" office:value="62.934331560138" calcext:value-type="float">
            <office:annotation draw:style-name="gr1" draw:text-style-name="P2" svg:width="122.49pt" svg:height="62.99pt" svg:x="310pt" svg:y="3802.51pt" draw:caption-point-x="-11.54pt" draw:caption-point-y="7.77pt">
              <dc:date>2020-04-19T00:00:00</dc:date>
              <text:p text:style-name="P1">P_CA01/-</text:p>
            </office:annotation>
            <text:p>62.934331560138</text:p>
          </table:table-cell>
          <table:table-cell office:value-type="float" office:value="72.1532925340455" calcext:value-type="float">
            <office:annotation draw:style-name="gr1" draw:text-style-name="P2" svg:width="122.49pt" svg:height="62.99pt" svg:x="369.75pt" svg:y="3802.51pt" draw:caption-point-x="-11.54pt" draw:caption-point-y="7.77pt">
              <dc:date>2020-04-19T00:00:00</dc:date>
              <text:p text:style-name="P1">P_CA25/-</text:p>
            </office:annotation>
            <text:p>72.1532925340455</text:p>
          </table:table-cell>
          <table:table-cell office:value-type="float" office:value="2.25018973518124" calcext:value-type="float">
            <office:annotation draw:style-name="gr1" draw:text-style-name="P2" svg:width="122.51pt" svg:height="62.99pt" svg:x="429.48pt" svg:y="3802.51pt" draw:caption-point-x="-11.54pt" draw:caption-point-y="7.77pt">
              <dc:date>2020-04-19T00:00:00</dc:date>
              <text:p text:style-name="P1">Swirl3_CA99/-</text:p>
            </office:annotation>
            <text:p>2.25018973518124</text:p>
          </table:table-cell>
          <table:table-cell office:value-type="float" office:value="2501.59985889791" calcext:value-type="float">
            <office:annotation draw:style-name="gr1" draw:text-style-name="P2" svg:width="122.51pt" svg:height="62.99pt" svg:x="489.23pt" svg:y="3802.51pt" draw:caption-point-x="-11.54pt" draw:caption-point-y="7.77pt">
              <dc:date>2020-04-19T00:00:00</dc:date>
              <text:p text:style-name="P1">TB_CA70/-</text:p>
            </office:annotation>
            <text:p>2501.59985889791</text:p>
          </table:table-cell>
          <table:table-cell office:value-type="float" office:value="972.790841736464" calcext:value-type="float">
            <office:annotation draw:style-name="gr1" draw:text-style-name="P2" svg:width="122.51pt" svg:height="62.99pt" svg:x="548.99pt" svg:y="3802.51pt" draw:caption-point-x="-11.54pt" draw:caption-point-y="7.77pt">
              <dc:date>2020-04-19T00:00:00</dc:date>
              <text:p text:style-name="P1">Temp_CA05/-</text:p>
            </office:annotation>
            <text:p>972.790841736464</text:p>
          </table:table-cell>
          <table:table-cell office:value-type="float" office:value="1278.94188526385" calcext:value-type="float">
            <office:annotation draw:style-name="gr1" draw:text-style-name="P2" svg:width="122.51pt" svg:height="62.99pt" svg:x="608.74pt" svg:y="3802.51pt" draw:caption-point-x="-11.54pt" draw:caption-point-y="7.77pt">
              <dc:date>2020-04-19T00:00:00</dc:date>
              <text:p text:style-name="P1">Temp_CA50/-</text:p>
            </office:annotation>
            <text:p>1278.94188526385</text:p>
          </table:table-cell>
          <table:table-cell office:value-type="float" office:value="0.151159219267405" calcext:value-type="float">
            <office:annotation draw:style-name="gr1" draw:text-style-name="P2" svg:width="122.51pt" svg:height="62.99pt" svg:x="668.49pt" svg:y="3802.51pt" draw:caption-point-x="-11.54pt" draw:caption-point-y="7.77pt">
              <dc:date>2020-04-19T00:00:00</dc:date>
              <text:p text:style-name="P1">TO2_CA50/-</text:p>
            </office:annotation>
            <text:p>0.151159219267405</text:p>
          </table:table-cell>
          <table:table-cell office:value-type="float" office:value="0.456905777479745" calcext:value-type="float">
            <office:annotation draw:style-name="gr1" draw:text-style-name="P2" svg:width="122.49pt" svg:height="62.99pt" svg:x="728.25pt" svg:y="3802.51pt" draw:caption-point-x="-11.54pt" draw:caption-point-y="7.77pt">
              <dc:date>2020-04-19T00:00:00</dc:date>
              <text:p text:style-name="P1">Vol_CA99/-</text:p>
            </office:annotation>
            <text:p>0.456905777479745</text:p>
          </table:table-cell>
          <table:table-cell office:value-type="float" office:value="1.46719733639202" calcext:value-type="float">
            <text:p>1.46719733639202</text:p>
          </table:table-cell>
          <table:table-cell office:value-type="float" office:value="1.18299887963592" calcext:value-type="float">
            <text:p>1.18299887963592</text:p>
          </table:table-cell>
          <table:table-cell table:style-name="ce4" office:value-type="float" office:value="0.000000958433" calcext:value-type="float">
            <text:p>9.58E-07</text:p>
          </table:table-cell>
          <table:table-cell office:value-type="float" office:value="52.7252386564547" calcext:value-type="float">
            <text:p>52.7252386564547</text:p>
          </table:table-cell>
          <table:table-cell office:value-type="float" office:value="58.2244292562555" calcext:value-type="float">
            <text:p>58.2244292562555</text:p>
          </table:table-cell>
          <table:table-cell table:number-columns-repeated="1007"/>
        </table:table-row>
        <table:table-row table:style-name="ro1">
          <table:table-cell office:value-type="float" office:value="333" calcext:value-type="float">
            <text:p>333</text:p>
          </table:table-cell>
          <table:table-cell table:style-name="ce3" office:value-type="float" office:value="38.89593" calcext:value-type="float">
            <text:p>38.89593</text:p>
          </table:table-cell>
          <table:table-cell office:value-type="float" office:value="183.75876" calcext:value-type="float">
            <office:annotation draw:style-name="gr2" draw:text-style-name="P2" svg:width="122.51pt" svg:height="63.01pt" svg:x="190.49pt" svg:y="3817.5pt" draw:caption-point-x="-11.54pt" draw:caption-point-y="7.77pt">
              <dc:date>2020-04-19T00:00:00</dc:date>
              <text:p text:style-name="P1">HRR_max/-</text:p>
            </office:annotation>
            <text:p>183.75876</text:p>
          </table:table-cell>
          <table:table-cell office:value-type="float" office:value="1412.42652538663" calcext:value-type="float">
            <text:p>1412.42652538663</text:p>
          </table:table-cell>
          <table:table-cell office:value-type="float" office:value="70.0962964277188" calcext:value-type="float">
            <office:annotation draw:style-name="gr2" draw:text-style-name="P2" svg:width="122.49pt" svg:height="63.01pt" svg:x="310pt" svg:y="3817.5pt" draw:caption-point-x="-11.54pt" draw:caption-point-y="7.77pt">
              <dc:date>2020-04-19T00:00:00</dc:date>
              <text:p text:style-name="P1">P_CA01/-</text:p>
            </office:annotation>
            <text:p>70.0962964277188</text:p>
          </table:table-cell>
          <table:table-cell office:value-type="float" office:value="96.1167777714875" calcext:value-type="float">
            <office:annotation draw:style-name="gr2" draw:text-style-name="P2" svg:width="122.49pt" svg:height="63.01pt" svg:x="369.75pt" svg:y="3817.5pt" draw:caption-point-x="-11.54pt" draw:caption-point-y="7.77pt">
              <dc:date>2020-04-19T00:00:00</dc:date>
              <text:p text:style-name="P1">P_CA25/-</text:p>
            </office:annotation>
            <text:p>96.1167777714875</text:p>
          </table:table-cell>
          <table:table-cell office:value-type="float" office:value="2.25213044852741" calcext:value-type="float">
            <office:annotation draw:style-name="gr2" draw:text-style-name="P2" svg:width="122.51pt" svg:height="63.01pt" svg:x="429.48pt" svg:y="3817.5pt" draw:caption-point-x="-11.54pt" draw:caption-point-y="7.77pt">
              <dc:date>2020-04-19T00:00:00</dc:date>
              <text:p text:style-name="P1">Swirl3_CA99/-</text:p>
            </office:annotation>
            <text:p>2.25213044852741</text:p>
          </table:table-cell>
          <table:table-cell office:value-type="float" office:value="2497.96931922901" calcext:value-type="float">
            <office:annotation draw:style-name="gr2" draw:text-style-name="P2" svg:width="122.51pt" svg:height="63.01pt" svg:x="489.23pt" svg:y="3817.5pt" draw:caption-point-x="-11.54pt" draw:caption-point-y="7.77pt">
              <dc:date>2020-04-19T00:00:00</dc:date>
              <text:p text:style-name="P1">TB_CA70/-</text:p>
            </office:annotation>
            <text:p>2497.96931922901</text:p>
          </table:table-cell>
          <table:table-cell office:value-type="float" office:value="987.966895872863" calcext:value-type="float">
            <office:annotation draw:style-name="gr2" draw:text-style-name="P2" svg:width="122.51pt" svg:height="63.01pt" svg:x="548.99pt" svg:y="3817.5pt" draw:caption-point-x="-11.54pt" draw:caption-point-y="7.77pt">
              <dc:date>2020-04-19T00:00:00</dc:date>
              <text:p text:style-name="P1">Temp_CA05/-</text:p>
            </office:annotation>
            <text:p>987.966895872863</text:p>
          </table:table-cell>
          <table:table-cell office:value-type="float" office:value="1406.06831137496" calcext:value-type="float">
            <office:annotation draw:style-name="gr2" draw:text-style-name="P2" svg:width="122.51pt" svg:height="63.01pt" svg:x="608.74pt" svg:y="3817.5pt" draw:caption-point-x="-11.54pt" draw:caption-point-y="7.77pt">
              <dc:date>2020-04-19T00:00:00</dc:date>
              <text:p text:style-name="P1">Temp_CA50/-</text:p>
            </office:annotation>
            <text:p>1406.06831137496</text:p>
          </table:table-cell>
          <table:table-cell office:value-type="float" office:value="0.143707369919699" calcext:value-type="float">
            <office:annotation draw:style-name="gr2" draw:text-style-name="P2" svg:width="122.51pt" svg:height="63.01pt" svg:x="668.49pt" svg:y="3817.5pt" draw:caption-point-x="-11.54pt" draw:caption-point-y="7.77pt">
              <dc:date>2020-04-19T00:00:00</dc:date>
              <text:p text:style-name="P1">TO2_CA50/-</text:p>
            </office:annotation>
            <text:p>0.143707369919699</text:p>
          </table:table-cell>
          <table:table-cell office:value-type="float" office:value="0.470977895885818" calcext:value-type="float">
            <office:annotation draw:style-name="gr2" draw:text-style-name="P2" svg:width="122.49pt" svg:height="63.01pt" svg:x="728.25pt" svg:y="3817.5pt" draw:caption-point-x="-11.54pt" draw:caption-point-y="7.77pt">
              <dc:date>2020-04-19T00:00:00</dc:date>
              <text:p text:style-name="P1">Vol_CA99/-</text:p>
            </office:annotation>
            <text:p>0.470977895885818</text:p>
          </table:table-cell>
          <table:table-cell office:value-type="float" office:value="0.666158909920812" calcext:value-type="float">
            <text:p>0.666158909920812</text:p>
          </table:table-cell>
          <table:table-cell office:value-type="float" office:value="1.35649135323104" calcext:value-type="float">
            <text:p>1.35649135323104</text:p>
          </table:table-cell>
          <table:table-cell table:style-name="ce4" office:value-type="float" office:value="0.0000012815746" calcext:value-type="float">
            <text:p>1.28E-06</text:p>
          </table:table-cell>
          <table:table-cell office:value-type="float" office:value="47.493190911581" calcext:value-type="float">
            <text:p>47.493190911581</text:p>
          </table:table-cell>
          <table:table-cell office:value-type="float" office:value="46.3989279416626" calcext:value-type="float">
            <text:p>46.3989279416626</text:p>
          </table:table-cell>
          <table:table-cell table:number-columns-repeated="1007"/>
        </table:table-row>
        <table:table-row table:style-name="ro1">
          <table:table-cell office:value-type="float" office:value="334" calcext:value-type="float">
            <text:p>334</text:p>
          </table:table-cell>
          <table:table-cell table:style-name="ce3" office:value-type="float" office:value="33.00859" calcext:value-type="float">
            <text:p>33.00859</text:p>
          </table:table-cell>
          <table:table-cell office:value-type="float" office:value="186.92694" calcext:value-type="float">
            <office:annotation draw:style-name="gr2" draw:text-style-name="P2" svg:width="122.51pt" svg:height="63.01pt" svg:x="190.49pt" svg:y="3832.5pt" draw:caption-point-x="-11.54pt" draw:caption-point-y="7.77pt">
              <dc:date>2020-04-19T00:00:00</dc:date>
              <text:p text:style-name="P1">HRR_max/-</text:p>
            </office:annotation>
            <text:p>186.92694</text:p>
          </table:table-cell>
          <table:table-cell office:value-type="float" office:value="1864.7473133917" calcext:value-type="float">
            <text:p>1864.7473133917</text:p>
          </table:table-cell>
          <table:table-cell office:value-type="float" office:value="81.7135485664998" calcext:value-type="float">
            <office:annotation draw:style-name="gr2" draw:text-style-name="P2" svg:width="122.49pt" svg:height="63.01pt" svg:x="310pt" svg:y="3832.5pt" draw:caption-point-x="-11.54pt" draw:caption-point-y="7.77pt">
              <dc:date>2020-04-19T00:00:00</dc:date>
              <text:p text:style-name="P1">P_CA01/-</text:p>
            </office:annotation>
            <text:p>81.7135485664998</text:p>
          </table:table-cell>
          <table:table-cell office:value-type="float" office:value="125.314587151989" calcext:value-type="float">
            <office:annotation draw:style-name="gr2" draw:text-style-name="P2" svg:width="122.49pt" svg:height="63.01pt" svg:x="369.75pt" svg:y="3832.5pt" draw:caption-point-x="-11.54pt" draw:caption-point-y="7.77pt">
              <dc:date>2020-04-19T00:00:00</dc:date>
              <text:p text:style-name="P1">P_CA25/-</text:p>
            </office:annotation>
            <text:p>125.314587151989</text:p>
          </table:table-cell>
          <table:table-cell office:value-type="float" office:value="2.27368641830828" calcext:value-type="float">
            <office:annotation draw:style-name="gr2" draw:text-style-name="P2" svg:width="122.51pt" svg:height="63.01pt" svg:x="429.48pt" svg:y="3832.5pt" draw:caption-point-x="-11.54pt" draw:caption-point-y="7.77pt">
              <dc:date>2020-04-19T00:00:00</dc:date>
              <text:p text:style-name="P1">Swirl3_CA99/-</text:p>
            </office:annotation>
            <text:p>2.27368641830828</text:p>
          </table:table-cell>
          <table:table-cell office:value-type="float" office:value="2365.70754651882" calcext:value-type="float">
            <office:annotation draw:style-name="gr2" draw:text-style-name="P2" svg:width="122.51pt" svg:height="63.01pt" svg:x="489.23pt" svg:y="3832.5pt" draw:caption-point-x="-11.54pt" draw:caption-point-y="7.77pt">
              <dc:date>2020-04-19T00:00:00</dc:date>
              <text:p text:style-name="P1">TB_CA70/-</text:p>
            </office:annotation>
            <text:p>2365.70754651882</text:p>
          </table:table-cell>
          <table:table-cell office:value-type="float" office:value="1001.34742089802" calcext:value-type="float">
            <office:annotation draw:style-name="gr2" draw:text-style-name="P2" svg:width="122.51pt" svg:height="63.01pt" svg:x="548.99pt" svg:y="3832.5pt" draw:caption-point-x="-11.54pt" draw:caption-point-y="7.77pt">
              <dc:date>2020-04-19T00:00:00</dc:date>
              <text:p text:style-name="P1">Temp_CA05/-</text:p>
            </office:annotation>
            <text:p>1001.34742089802</text:p>
          </table:table-cell>
          <table:table-cell office:value-type="float" office:value="1452.39591893984" calcext:value-type="float">
            <office:annotation draw:style-name="gr2" draw:text-style-name="P2" svg:width="122.51pt" svg:height="63.01pt" svg:x="608.74pt" svg:y="3832.5pt" draw:caption-point-x="-11.54pt" draw:caption-point-y="7.77pt">
              <dc:date>2020-04-19T00:00:00</dc:date>
              <text:p text:style-name="P1">Temp_CA50/-</text:p>
            </office:annotation>
            <text:p>1452.39591893984</text:p>
          </table:table-cell>
          <table:table-cell office:value-type="float" office:value="0.143113077052433" calcext:value-type="float">
            <office:annotation draw:style-name="gr2" draw:text-style-name="P2" svg:width="122.51pt" svg:height="63.01pt" svg:x="668.49pt" svg:y="3832.5pt" draw:caption-point-x="-11.54pt" draw:caption-point-y="7.77pt">
              <dc:date>2020-04-19T00:00:00</dc:date>
              <text:p text:style-name="P1">TO2_CA50/-</text:p>
            </office:annotation>
            <text:p>0.143113077052433</text:p>
          </table:table-cell>
          <table:table-cell office:value-type="float" office:value="0.483358744518734" calcext:value-type="float">
            <office:annotation draw:style-name="gr2" draw:text-style-name="P2" svg:width="122.49pt" svg:height="63.01pt" svg:x="728.25pt" svg:y="3832.5pt" draw:caption-point-x="-11.54pt" draw:caption-point-y="7.77pt">
              <dc:date>2020-04-19T00:00:00</dc:date>
              <text:p text:style-name="P1">Vol_CA99/-</text:p>
            </office:annotation>
            <text:p>0.483358744518734</text:p>
          </table:table-cell>
          <table:table-cell office:value-type="float" office:value="0.210457557642573" calcext:value-type="float">
            <text:p>0.210457557642573</text:p>
          </table:table-cell>
          <table:table-cell office:value-type="float" office:value="2.39652933546786" calcext:value-type="float">
            <text:p>2.39652933546786</text:p>
          </table:table-cell>
          <table:table-cell table:style-name="ce4" office:value-type="float" office:value="0.00000068006096" calcext:value-type="float">
            <text:p>6.80E-07</text:p>
          </table:table-cell>
          <table:table-cell office:value-type="float" office:value="38.7439120648233" calcext:value-type="float">
            <text:p>38.7439120648233</text:p>
          </table:table-cell>
          <table:table-cell office:value-type="float" office:value="36.6677980789949" calcext:value-type="float">
            <text:p>36.6677980789949</text:p>
          </table:table-cell>
          <table:table-cell table:number-columns-repeated="1007"/>
        </table:table-row>
        <table:table-row table:style-name="ro1">
          <table:table-cell office:value-type="float" office:value="335" calcext:value-type="float">
            <text:p>335</text:p>
          </table:table-cell>
          <table:table-cell table:style-name="ce3" office:value-type="float" office:value="30.71834" calcext:value-type="float">
            <text:p>30.71834</text:p>
          </table:table-cell>
          <table:table-cell office:value-type="float" office:value="191.6367" calcext:value-type="float">
            <office:annotation draw:style-name="gr2" draw:text-style-name="P2" svg:width="122.51pt" svg:height="63.01pt" svg:x="190.49pt" svg:y="3847.49pt" draw:caption-point-x="-11.54pt" draw:caption-point-y="7.77pt">
              <dc:date>2020-04-19T00:00:00</dc:date>
              <text:p text:style-name="P1">HRR_max/-</text:p>
            </office:annotation>
            <text:p>191.6367</text:p>
          </table:table-cell>
          <table:table-cell office:value-type="float" office:value="2202.33612472602" calcext:value-type="float">
            <text:p>2202.33612472602</text:p>
          </table:table-cell>
          <table:table-cell office:value-type="float" office:value="88.6219674482447" calcext:value-type="float">
            <office:annotation draw:style-name="gr2" draw:text-style-name="P2" svg:width="122.49pt" svg:height="63.01pt" svg:x="310pt" svg:y="3847.49pt" draw:caption-point-x="-11.54pt" draw:caption-point-y="7.77pt">
              <dc:date>2020-04-19T00:00:00</dc:date>
              <text:p text:style-name="P1">P_CA01/-</text:p>
            </office:annotation>
            <text:p>88.6219674482447</text:p>
          </table:table-cell>
          <table:table-cell office:value-type="float" office:value="143.297571698258" calcext:value-type="float">
            <office:annotation draw:style-name="gr2" draw:text-style-name="P2" svg:width="122.49pt" svg:height="63.01pt" svg:x="369.75pt" svg:y="3847.49pt" draw:caption-point-x="-11.54pt" draw:caption-point-y="7.77pt">
              <dc:date>2020-04-19T00:00:00</dc:date>
              <text:p text:style-name="P1">P_CA25/-</text:p>
            </office:annotation>
            <text:p>143.297571698258</text:p>
          </table:table-cell>
          <table:table-cell office:value-type="float" office:value="2.2245941014959" calcext:value-type="float">
            <office:annotation draw:style-name="gr2" draw:text-style-name="P2" svg:width="122.51pt" svg:height="63.01pt" svg:x="429.48pt" svg:y="3847.49pt" draw:caption-point-x="-11.54pt" draw:caption-point-y="7.77pt">
              <dc:date>2020-04-19T00:00:00</dc:date>
              <text:p text:style-name="P1">Swirl3_CA99/-</text:p>
            </office:annotation>
            <text:p>2.2245941014959</text:p>
          </table:table-cell>
          <table:table-cell office:value-type="float" office:value="2293.7141578243" calcext:value-type="float">
            <office:annotation draw:style-name="gr2" draw:text-style-name="P2" svg:width="122.51pt" svg:height="63.01pt" svg:x="489.23pt" svg:y="3847.49pt" draw:caption-point-x="-11.54pt" draw:caption-point-y="7.77pt">
              <dc:date>2020-04-19T00:00:00</dc:date>
              <text:p text:style-name="P1">TB_CA70/-</text:p>
            </office:annotation>
            <text:p>2293.7141578243</text:p>
          </table:table-cell>
          <table:table-cell office:value-type="float" office:value="1007.14152261008" calcext:value-type="float">
            <office:annotation draw:style-name="gr2" draw:text-style-name="P2" svg:width="122.51pt" svg:height="63.01pt" svg:x="548.99pt" svg:y="3847.49pt" draw:caption-point-x="-11.54pt" draw:caption-point-y="7.77pt">
              <dc:date>2020-04-19T00:00:00</dc:date>
              <text:p text:style-name="P1">Temp_CA05/-</text:p>
            </office:annotation>
            <text:p>1007.14152261008</text:p>
          </table:table-cell>
          <table:table-cell office:value-type="float" office:value="1483.04210502773" calcext:value-type="float">
            <office:annotation draw:style-name="gr2" draw:text-style-name="P2" svg:width="122.51pt" svg:height="63.01pt" svg:x="608.74pt" svg:y="3847.49pt" draw:caption-point-x="-11.54pt" draw:caption-point-y="7.77pt">
              <dc:date>2020-04-19T00:00:00</dc:date>
              <text:p text:style-name="P1">Temp_CA50/-</text:p>
            </office:annotation>
            <text:p>1483.04210502773</text:p>
          </table:table-cell>
          <table:table-cell office:value-type="float" office:value="0.140403070435205" calcext:value-type="float">
            <office:annotation draw:style-name="gr2" draw:text-style-name="P2" svg:width="122.51pt" svg:height="63.01pt" svg:x="668.49pt" svg:y="3847.49pt" draw:caption-point-x="-11.54pt" draw:caption-point-y="7.77pt">
              <dc:date>2020-04-19T00:00:00</dc:date>
              <text:p text:style-name="P1">TO2_CA50/-</text:p>
            </office:annotation>
            <text:p>0.140403070435205</text:p>
          </table:table-cell>
          <table:table-cell office:value-type="float" office:value="0.530250299848531" calcext:value-type="float">
            <office:annotation draw:style-name="gr2" draw:text-style-name="P2" svg:width="122.49pt" svg:height="63.01pt" svg:x="728.25pt" svg:y="3847.49pt" draw:caption-point-x="-11.54pt" draw:caption-point-y="7.77pt">
              <dc:date>2020-04-19T00:00:00</dc:date>
              <text:p text:style-name="P1">Vol_CA99/-</text:p>
            </office:annotation>
            <text:p>0.530250299848531</text:p>
          </table:table-cell>
          <table:table-cell office:value-type="float" office:value="0.0695259702343034" calcext:value-type="float">
            <text:p>0.069525970234303</text:p>
          </table:table-cell>
          <table:table-cell office:value-type="float" office:value="2.60176431564623" calcext:value-type="float">
            <text:p>2.60176431564623</text:p>
          </table:table-cell>
          <table:table-cell table:style-name="ce4" office:value-type="float" office:value="0.000001323824" calcext:value-type="float">
            <text:p>1.32E-06</text:p>
          </table:table-cell>
          <table:table-cell office:value-type="float" office:value="32.0243997127946" calcext:value-type="float">
            <text:p>32.0243997127946</text:p>
          </table:table-cell>
          <table:table-cell office:value-type="float" office:value="31.4514418747134" calcext:value-type="float">
            <text:p>31.4514418747134</text:p>
          </table:table-cell>
          <table:table-cell table:number-columns-repeated="1007"/>
        </table:table-row>
        <table:table-row table:style-name="ro1">
          <table:table-cell office:value-type="float" office:value="337" calcext:value-type="float">
            <text:p>337</text:p>
          </table:table-cell>
          <table:table-cell table:style-name="ce3" office:value-type="float" office:value="70.61611" calcext:value-type="float">
            <text:p>70.61611</text:p>
          </table:table-cell>
          <table:table-cell office:value-type="float" office:value="75.328766" calcext:value-type="float">
            <office:annotation draw:style-name="gr2" draw:text-style-name="P2" svg:width="122.51pt" svg:height="63.01pt" svg:x="190.49pt" svg:y="3862.49pt" draw:caption-point-x="-11.54pt" draw:caption-point-y="7.8pt">
              <dc:date>2020-04-19T00:00:00</dc:date>
              <text:p text:style-name="P1">HRR_max/-</text:p>
            </office:annotation>
            <text:p>75.328766</text:p>
          </table:table-cell>
          <table:table-cell office:value-type="float" office:value="304.24250236947" calcext:value-type="float">
            <text:p>304.24250236947</text:p>
          </table:table-cell>
          <table:table-cell office:value-type="float" office:value="49.8062258166192" calcext:value-type="float">
            <office:annotation draw:style-name="gr2" draw:text-style-name="P2" svg:width="122.49pt" svg:height="63.01pt" svg:x="310pt" svg:y="3862.49pt" draw:caption-point-x="-11.54pt" draw:caption-point-y="7.8pt">
              <dc:date>2020-04-19T00:00:00</dc:date>
              <text:p text:style-name="P1">P_CA01/-</text:p>
            </office:annotation>
            <text:p>49.8062258166192</text:p>
          </table:table-cell>
          <table:table-cell office:value-type="float" office:value="48.4748046342543" calcext:value-type="float">
            <office:annotation draw:style-name="gr2" draw:text-style-name="P2" svg:width="122.49pt" svg:height="63.01pt" svg:x="369.75pt" svg:y="3862.49pt" draw:caption-point-x="-11.54pt" draw:caption-point-y="7.8pt">
              <dc:date>2020-04-19T00:00:00</dc:date>
              <text:p text:style-name="P1">P_CA25/-</text:p>
            </office:annotation>
            <text:p>48.4748046342543</text:p>
          </table:table-cell>
          <table:table-cell office:value-type="float" office:value="2.74903010705742" calcext:value-type="float">
            <office:annotation draw:style-name="gr2" draw:text-style-name="P2" svg:width="122.51pt" svg:height="63.01pt" svg:x="429.48pt" svg:y="3862.49pt" draw:caption-point-x="-11.54pt" draw:caption-point-y="7.8pt">
              <dc:date>2020-04-19T00:00:00</dc:date>
              <text:p text:style-name="P1">Swirl3_CA99/-</text:p>
            </office:annotation>
            <text:p>2.74903010705742</text:p>
          </table:table-cell>
          <table:table-cell office:value-type="float" office:value="2305.07941373584" calcext:value-type="float">
            <office:annotation draw:style-name="gr2" draw:text-style-name="P2" svg:width="122.51pt" svg:height="63.01pt" svg:x="489.23pt" svg:y="3862.49pt" draw:caption-point-x="-11.54pt" draw:caption-point-y="7.8pt">
              <dc:date>2020-04-19T00:00:00</dc:date>
              <text:p text:style-name="P1">TB_CA70/-</text:p>
            </office:annotation>
            <text:p>2305.07941373584</text:p>
          </table:table-cell>
          <table:table-cell office:value-type="float" office:value="936.540502780601" calcext:value-type="float">
            <office:annotation draw:style-name="gr2" draw:text-style-name="P2" svg:width="122.51pt" svg:height="63.01pt" svg:x="548.99pt" svg:y="3862.49pt" draw:caption-point-x="-11.54pt" draw:caption-point-y="7.8pt">
              <dc:date>2020-04-19T00:00:00</dc:date>
              <text:p text:style-name="P1">Temp_CA05/-</text:p>
            </office:annotation>
            <text:p>936.540502780601</text:p>
          </table:table-cell>
          <table:table-cell office:value-type="float" office:value="1039.28529087145" calcext:value-type="float">
            <office:annotation draw:style-name="gr2" draw:text-style-name="P2" svg:width="122.51pt" svg:height="63.01pt" svg:x="608.74pt" svg:y="3862.49pt" draw:caption-point-x="-11.54pt" draw:caption-point-y="7.8pt">
              <dc:date>2020-04-19T00:00:00</dc:date>
              <text:p text:style-name="P1">Temp_CA50/-</text:p>
            </office:annotation>
            <text:p>1039.28529087145</text:p>
          </table:table-cell>
          <table:table-cell office:value-type="float" office:value="0.177518345172873" calcext:value-type="float">
            <office:annotation draw:style-name="gr2" draw:text-style-name="P2" svg:width="122.51pt" svg:height="63.01pt" svg:x="668.49pt" svg:y="3862.49pt" draw:caption-point-x="-11.54pt" draw:caption-point-y="7.8pt">
              <dc:date>2020-04-19T00:00:00</dc:date>
              <text:p text:style-name="P1">TO2_CA50/-</text:p>
            </office:annotation>
            <text:p>0.177518345172873</text:p>
          </table:table-cell>
          <table:table-cell office:value-type="float" office:value="0.247706593026316" calcext:value-type="float">
            <office:annotation draw:style-name="gr2" draw:text-style-name="P2" svg:width="122.49pt" svg:height="63.01pt" svg:x="728.25pt" svg:y="3862.49pt" draw:caption-point-x="-11.54pt" draw:caption-point-y="7.8pt">
              <dc:date>2020-04-19T00:00:00</dc:date>
              <text:p text:style-name="P1">Vol_CA99/-</text:p>
            </office:annotation>
            <text:p>0.247706593026316</text:p>
          </table:table-cell>
          <table:table-cell office:value-type="float" office:value="3.15154462041765" calcext:value-type="float">
            <text:p>3.15154462041765</text:p>
          </table:table-cell>
          <table:table-cell office:value-type="float" office:value="0.928316127054588" calcext:value-type="float">
            <text:p>0.928316127054588</text:p>
          </table:table-cell>
          <table:table-cell table:style-name="ce4" office:value-type="float" office:value="0.000000014206237" calcext:value-type="float">
            <text:p>1.42E-08</text:p>
          </table:table-cell>
          <table:table-cell office:value-type="float" office:value="33.2472553089551" calcext:value-type="float">
            <text:p>33.2472553089551</text:p>
          </table:table-cell>
          <table:table-cell office:value-type="float" office:value="69.4801649013006" calcext:value-type="float">
            <text:p>69.4801649013006</text:p>
          </table:table-cell>
          <table:table-cell table:number-columns-repeated="1007"/>
        </table:table-row>
        <table:table-row table:style-name="ro1">
          <table:table-cell office:value-type="float" office:value="338" calcext:value-type="float">
            <text:p>338</text:p>
          </table:table-cell>
          <table:table-cell table:style-name="ce3" office:value-type="float" office:value="49.99344" calcext:value-type="float">
            <text:p>49.99344</text:p>
          </table:table-cell>
          <table:table-cell office:value-type="float" office:value="120.384254" calcext:value-type="float">
            <office:annotation draw:style-name="gr1" draw:text-style-name="P2" svg:width="122.51pt" svg:height="62.99pt" svg:x="190.49pt" svg:y="3877.51pt" draw:caption-point-x="-11.54pt" draw:caption-point-y="7.77pt">
              <dc:date>2020-04-19T00:00:00</dc:date>
              <text:p text:style-name="P1">HRR_max/-</text:p>
            </office:annotation>
            <text:p>120.384254</text:p>
          </table:table-cell>
          <table:table-cell office:value-type="float" office:value="601.91642514205" calcext:value-type="float">
            <text:p>601.91642514205</text:p>
          </table:table-cell>
          <table:table-cell office:value-type="float" office:value="57.108289376544" calcext:value-type="float">
            <office:annotation draw:style-name="gr1" draw:text-style-name="P2" svg:width="122.49pt" svg:height="62.99pt" svg:x="310pt" svg:y="3877.51pt" draw:caption-point-x="-11.54pt" draw:caption-point-y="7.77pt">
              <dc:date>2020-04-19T00:00:00</dc:date>
              <text:p text:style-name="P1">P_CA01/-</text:p>
            </office:annotation>
            <text:p>57.108289376544</text:p>
          </table:table-cell>
          <table:table-cell office:value-type="float" office:value="58.3856593601843" calcext:value-type="float">
            <office:annotation draw:style-name="gr1" draw:text-style-name="P2" svg:width="122.49pt" svg:height="62.99pt" svg:x="369.75pt" svg:y="3877.51pt" draw:caption-point-x="-11.54pt" draw:caption-point-y="7.77pt">
              <dc:date>2020-04-19T00:00:00</dc:date>
              <text:p text:style-name="P1">P_CA25/-</text:p>
            </office:annotation>
            <text:p>58.3856593601843</text:p>
          </table:table-cell>
          <table:table-cell office:value-type="float" office:value="2.46397539157895" calcext:value-type="float">
            <office:annotation draw:style-name="gr1" draw:text-style-name="P2" svg:width="122.51pt" svg:height="62.99pt" svg:x="429.48pt" svg:y="3877.51pt" draw:caption-point-x="-11.54pt" draw:caption-point-y="7.77pt">
              <dc:date>2020-04-19T00:00:00</dc:date>
              <text:p text:style-name="P1">Swirl3_CA99/-</text:p>
            </office:annotation>
            <text:p>2.46397539157895</text:p>
          </table:table-cell>
          <table:table-cell office:value-type="float" office:value="2453.91765937809" calcext:value-type="float">
            <office:annotation draw:style-name="gr1" draw:text-style-name="P2" svg:width="122.51pt" svg:height="62.99pt" svg:x="489.23pt" svg:y="3877.51pt" draw:caption-point-x="-11.54pt" draw:caption-point-y="7.77pt">
              <dc:date>2020-04-19T00:00:00</dc:date>
              <text:p text:style-name="P1">TB_CA70/-</text:p>
            </office:annotation>
            <text:p>2453.91765937809</text:p>
          </table:table-cell>
          <table:table-cell office:value-type="float" office:value="952.35215110023" calcext:value-type="float">
            <office:annotation draw:style-name="gr1" draw:text-style-name="P2" svg:width="122.51pt" svg:height="62.99pt" svg:x="548.99pt" svg:y="3877.51pt" draw:caption-point-x="-11.54pt" draw:caption-point-y="7.77pt">
              <dc:date>2020-04-19T00:00:00</dc:date>
              <text:p text:style-name="P1">Temp_CA05/-</text:p>
            </office:annotation>
            <text:p>952.35215110023</text:p>
          </table:table-cell>
          <table:table-cell office:value-type="float" office:value="1152.50481248297" calcext:value-type="float">
            <office:annotation draw:style-name="gr1" draw:text-style-name="P2" svg:width="122.51pt" svg:height="62.99pt" svg:x="608.74pt" svg:y="3877.51pt" draw:caption-point-x="-11.54pt" draw:caption-point-y="7.77pt">
              <dc:date>2020-04-19T00:00:00</dc:date>
              <text:p text:style-name="P1">Temp_CA50/-</text:p>
            </office:annotation>
            <text:p>1152.50481248297</text:p>
          </table:table-cell>
          <table:table-cell office:value-type="float" office:value="0.166328416341456" calcext:value-type="float">
            <office:annotation draw:style-name="gr1" draw:text-style-name="P2" svg:width="122.51pt" svg:height="62.99pt" svg:x="668.49pt" svg:y="3877.51pt" draw:caption-point-x="-11.54pt" draw:caption-point-y="7.77pt">
              <dc:date>2020-04-19T00:00:00</dc:date>
              <text:p text:style-name="P1">TO2_CA50/-</text:p>
            </office:annotation>
            <text:p>0.166328416341456</text:p>
          </table:table-cell>
          <table:table-cell office:value-type="float" office:value="0.352956665263158" calcext:value-type="float">
            <office:annotation draw:style-name="gr1" draw:text-style-name="P2" svg:width="122.49pt" svg:height="62.99pt" svg:x="728.25pt" svg:y="3877.51pt" draw:caption-point-x="-11.54pt" draw:caption-point-y="7.77pt">
              <dc:date>2020-04-19T00:00:00</dc:date>
              <text:p text:style-name="P1">Vol_CA99/-</text:p>
            </office:annotation>
            <text:p>0.352956665263158</text:p>
          </table:table-cell>
          <table:table-cell office:value-type="float" office:value="2.10361281758659" calcext:value-type="float">
            <text:p>2.10361281758659</text:p>
          </table:table-cell>
          <table:table-cell office:value-type="float" office:value="2.08727231399583" calcext:value-type="float">
            <text:p>2.08727231399583</text:p>
          </table:table-cell>
          <table:table-cell table:style-name="ce4" office:value-type="float" office:value="0.00000019588717" calcext:value-type="float">
            <text:p>1.96E-07</text:p>
          </table:table-cell>
          <table:table-cell office:value-type="float" office:value="90.8252711988728" calcext:value-type="float">
            <text:p>90.8252711988728</text:p>
          </table:table-cell>
          <table:table-cell office:value-type="float" office:value="70.713528782076" calcext:value-type="float">
            <text:p>70.713528782076</text:p>
          </table:table-cell>
          <table:table-cell table:number-columns-repeated="1007"/>
        </table:table-row>
        <table:table-row table:style-name="ro1">
          <table:table-cell office:value-type="float" office:value="339" calcext:value-type="float">
            <text:p>339</text:p>
          </table:table-cell>
          <table:table-cell table:style-name="ce3" office:value-type="float" office:value="42.33493" calcext:value-type="float">
            <text:p>42.33493</text:p>
          </table:table-cell>
          <table:table-cell office:value-type="float" office:value="155.47101" calcext:value-type="float">
            <office:annotation draw:style-name="gr1" draw:text-style-name="P2" svg:width="122.51pt" svg:height="62.99pt" svg:x="190.49pt" svg:y="3892.51pt" draw:caption-point-x="-11.54pt" draw:caption-point-y="7.77pt">
              <dc:date>2020-04-19T00:00:00</dc:date>
              <text:p text:style-name="P1">HRR_max/-</text:p>
            </office:annotation>
            <text:p>155.47101</text:p>
          </table:table-cell>
          <table:table-cell office:value-type="float" office:value="1026.11100760303" calcext:value-type="float">
            <text:p>1026.11100760303</text:p>
          </table:table-cell>
          <table:table-cell office:value-type="float" office:value="66.8669383029737" calcext:value-type="float">
            <office:annotation draw:style-name="gr1" draw:text-style-name="P2" svg:width="122.49pt" svg:height="62.99pt" svg:x="310pt" svg:y="3892.51pt" draw:caption-point-x="-11.54pt" draw:caption-point-y="7.77pt">
              <dc:date>2020-04-19T00:00:00</dc:date>
              <text:p text:style-name="P1">P_CA01/-</text:p>
            </office:annotation>
            <text:p>66.8669383029737</text:p>
          </table:table-cell>
          <table:table-cell office:value-type="float" office:value="78.8051474199445" calcext:value-type="float">
            <office:annotation draw:style-name="gr1" draw:text-style-name="P2" svg:width="122.49pt" svg:height="62.99pt" svg:x="369.75pt" svg:y="3892.51pt" draw:caption-point-x="-11.54pt" draw:caption-point-y="7.77pt">
              <dc:date>2020-04-19T00:00:00</dc:date>
              <text:p text:style-name="P1">P_CA25/-</text:p>
            </office:annotation>
            <text:p>78.8051474199445</text:p>
          </table:table-cell>
          <table:table-cell office:value-type="float" office:value="2.37993395278072" calcext:value-type="float">
            <office:annotation draw:style-name="gr1" draw:text-style-name="P2" svg:width="122.51pt" svg:height="62.99pt" svg:x="429.48pt" svg:y="3892.51pt" draw:caption-point-x="-11.54pt" draw:caption-point-y="7.77pt">
              <dc:date>2020-04-19T00:00:00</dc:date>
              <text:p text:style-name="P1">Swirl3_CA99/-</text:p>
            </office:annotation>
            <text:p>2.37993395278072</text:p>
          </table:table-cell>
          <table:table-cell office:value-type="float" office:value="2532.66671874215" calcext:value-type="float">
            <office:annotation draw:style-name="gr1" draw:text-style-name="P2" svg:width="122.51pt" svg:height="62.99pt" svg:x="489.23pt" svg:y="3892.51pt" draw:caption-point-x="-11.54pt" draw:caption-point-y="7.77pt">
              <dc:date>2020-04-19T00:00:00</dc:date>
              <text:p text:style-name="P1">TB_CA70/-</text:p>
            </office:annotation>
            <text:p>2532.66671874215</text:p>
          </table:table-cell>
          <table:table-cell office:value-type="float" office:value="977.977103462449" calcext:value-type="float">
            <office:annotation draw:style-name="gr1" draw:text-style-name="P2" svg:width="122.51pt" svg:height="62.99pt" svg:x="548.99pt" svg:y="3892.51pt" draw:caption-point-x="-11.54pt" draw:caption-point-y="7.77pt">
              <dc:date>2020-04-19T00:00:00</dc:date>
              <text:p text:style-name="P1">Temp_CA05/-</text:p>
            </office:annotation>
            <text:p>977.977103462449</text:p>
          </table:table-cell>
          <table:table-cell office:value-type="float" office:value="1292.10091273688" calcext:value-type="float">
            <office:annotation draw:style-name="gr1" draw:text-style-name="P2" svg:width="122.51pt" svg:height="62.99pt" svg:x="608.74pt" svg:y="3892.51pt" draw:caption-point-x="-11.54pt" draw:caption-point-y="7.77pt">
              <dc:date>2020-04-19T00:00:00</dc:date>
              <text:p text:style-name="P1">Temp_CA50/-</text:p>
            </office:annotation>
            <text:p>1292.10091273688</text:p>
          </table:table-cell>
          <table:table-cell office:value-type="float" office:value="0.156201157329124" calcext:value-type="float">
            <office:annotation draw:style-name="gr1" draw:text-style-name="P2" svg:width="122.51pt" svg:height="62.99pt" svg:x="668.49pt" svg:y="3892.51pt" draw:caption-point-x="-11.54pt" draw:caption-point-y="7.77pt">
              <dc:date>2020-04-19T00:00:00</dc:date>
              <text:p text:style-name="P1">TO2_CA50/-</text:p>
            </office:annotation>
            <text:p>0.156201157329124</text:p>
          </table:table-cell>
          <table:table-cell office:value-type="float" office:value="0.410299819048234" calcext:value-type="float">
            <office:annotation draw:style-name="gr1" draw:text-style-name="P2" svg:width="122.49pt" svg:height="62.99pt" svg:x="728.25pt" svg:y="3892.51pt" draw:caption-point-x="-11.54pt" draw:caption-point-y="7.77pt">
              <dc:date>2020-04-19T00:00:00</dc:date>
              <text:p text:style-name="P1">Vol_CA99/-</text:p>
            </office:annotation>
            <text:p>0.410299819048234</text:p>
          </table:table-cell>
          <table:table-cell office:value-type="float" office:value="1.07498062982932" calcext:value-type="float">
            <text:p>1.07498062982932</text:p>
          </table:table-cell>
          <table:table-cell office:value-type="float" office:value="1.22239101296253" calcext:value-type="float">
            <text:p>1.22239101296253</text:p>
          </table:table-cell>
          <table:table-cell table:style-name="ce4" office:value-type="float" office:value="0.00000054814114" calcext:value-type="float">
            <text:p>5.48E-07</text:p>
          </table:table-cell>
          <table:table-cell office:value-type="float" office:value="61.1155446526577" calcext:value-type="float">
            <text:p>61.1155446526577</text:p>
          </table:table-cell>
          <table:table-cell office:value-type="float" office:value="57.9345225189294" calcext:value-type="float">
            <text:p>57.9345225189294</text:p>
          </table:table-cell>
          <table:table-cell table:number-columns-repeated="1007"/>
        </table:table-row>
        <table:table-row table:style-name="ro1">
          <table:table-cell office:value-type="float" office:value="340" calcext:value-type="float">
            <text:p>340</text:p>
          </table:table-cell>
          <table:table-cell table:style-name="ce3" office:value-type="float" office:value="40.21613" calcext:value-type="float">
            <text:p>40.21613</text:p>
          </table:table-cell>
          <table:table-cell office:value-type="float" office:value="173.92189" calcext:value-type="float">
            <office:annotation draw:style-name="gr2" draw:text-style-name="P2" svg:width="122.51pt" svg:height="63.01pt" svg:x="190.49pt" svg:y="3907.5pt" draw:caption-point-x="-11.54pt" draw:caption-point-y="7.77pt">
              <dc:date>2020-04-19T00:00:00</dc:date>
              <text:p text:style-name="P1">HRR_max/-</text:p>
            </office:annotation>
            <text:p>173.92189</text:p>
          </table:table-cell>
          <table:table-cell office:value-type="float" office:value="1451.69807076932" calcext:value-type="float">
            <text:p>1451.69807076932</text:p>
          </table:table-cell>
          <table:table-cell office:value-type="float" office:value="70.9444582870701" calcext:value-type="float">
            <office:annotation draw:style-name="gr2" draw:text-style-name="P2" svg:width="122.49pt" svg:height="63.01pt" svg:x="310pt" svg:y="3907.5pt" draw:caption-point-x="-11.54pt" draw:caption-point-y="7.77pt">
              <dc:date>2020-04-19T00:00:00</dc:date>
              <text:p text:style-name="P1">P_CA01/-</text:p>
            </office:annotation>
            <text:p>70.9444582870701</text:p>
          </table:table-cell>
          <table:table-cell office:value-type="float" office:value="101.129222096149" calcext:value-type="float">
            <office:annotation draw:style-name="gr2" draw:text-style-name="P2" svg:width="122.49pt" svg:height="63.01pt" svg:x="369.75pt" svg:y="3907.5pt" draw:caption-point-x="-11.54pt" draw:caption-point-y="7.77pt">
              <dc:date>2020-04-19T00:00:00</dc:date>
              <text:p text:style-name="P1">P_CA25/-</text:p>
            </office:annotation>
            <text:p>101.129222096149</text:p>
          </table:table-cell>
          <table:table-cell office:value-type="float" office:value="2.33348733810345" calcext:value-type="float">
            <office:annotation draw:style-name="gr2" draw:text-style-name="P2" svg:width="122.51pt" svg:height="63.01pt" svg:x="429.48pt" svg:y="3907.5pt" draw:caption-point-x="-11.54pt" draw:caption-point-y="7.77pt">
              <dc:date>2020-04-19T00:00:00</dc:date>
              <text:p text:style-name="P1">Swirl3_CA99/-</text:p>
            </office:annotation>
            <text:p>2.33348733810345</text:p>
          </table:table-cell>
          <table:table-cell office:value-type="float" office:value="2490.99909262947" calcext:value-type="float">
            <office:annotation draw:style-name="gr2" draw:text-style-name="P2" svg:width="122.51pt" svg:height="63.01pt" svg:x="489.23pt" svg:y="3907.5pt" draw:caption-point-x="-11.54pt" draw:caption-point-y="7.77pt">
              <dc:date>2020-04-19T00:00:00</dc:date>
              <text:p text:style-name="P1">TB_CA70/-</text:p>
            </office:annotation>
            <text:p>2490.99909262947</text:p>
          </table:table-cell>
          <table:table-cell office:value-type="float" office:value="993.297102454265" calcext:value-type="float">
            <office:annotation draw:style-name="gr2" draw:text-style-name="P2" svg:width="122.51pt" svg:height="63.01pt" svg:x="548.99pt" svg:y="3907.5pt" draw:caption-point-x="-11.54pt" draw:caption-point-y="7.77pt">
              <dc:date>2020-04-19T00:00:00</dc:date>
              <text:p text:style-name="P1">Temp_CA05/-</text:p>
            </office:annotation>
            <text:p>993.297102454265</text:p>
          </table:table-cell>
          <table:table-cell office:value-type="float" office:value="1409.85283130233" calcext:value-type="float">
            <office:annotation draw:style-name="gr2" draw:text-style-name="P2" svg:width="122.51pt" svg:height="63.01pt" svg:x="608.74pt" svg:y="3907.5pt" draw:caption-point-x="-11.54pt" draw:caption-point-y="7.77pt">
              <dc:date>2020-04-19T00:00:00</dc:date>
              <text:p text:style-name="P1">Temp_CA50/-</text:p>
            </office:annotation>
            <text:p>1409.85283130233</text:p>
          </table:table-cell>
          <table:table-cell office:value-type="float" office:value="0.147421755605639" calcext:value-type="float">
            <office:annotation draw:style-name="gr2" draw:text-style-name="P2" svg:width="122.51pt" svg:height="63.01pt" svg:x="668.49pt" svg:y="3907.5pt" draw:caption-point-x="-11.54pt" draw:caption-point-y="7.77pt">
              <dc:date>2020-04-19T00:00:00</dc:date>
              <text:p text:style-name="P1">TO2_CA50/-</text:p>
            </office:annotation>
            <text:p>0.147421755605639</text:p>
          </table:table-cell>
          <table:table-cell office:value-type="float" office:value="0.450235306318965" calcext:value-type="float">
            <office:annotation draw:style-name="gr2" draw:text-style-name="P2" svg:width="122.49pt" svg:height="63.01pt" svg:x="728.25pt" svg:y="3907.5pt" draw:caption-point-x="-11.54pt" draw:caption-point-y="7.77pt">
              <dc:date>2020-04-19T00:00:00</dc:date>
              <text:p text:style-name="P1">Vol_CA99/-</text:p>
            </office:annotation>
            <text:p>0.450235306318965</text:p>
          </table:table-cell>
          <table:table-cell office:value-type="float" office:value="0.58635026764026" calcext:value-type="float">
            <text:p>0.58635026764026</text:p>
          </table:table-cell>
          <table:table-cell office:value-type="float" office:value="1.37535999102394" calcext:value-type="float">
            <text:p>1.37535999102394</text:p>
          </table:table-cell>
          <table:table-cell table:style-name="ce4" office:value-type="float" office:value="0.0000010024487" calcext:value-type="float">
            <text:p>1.00E-06</text:p>
          </table:table-cell>
          <table:table-cell office:value-type="float" office:value="48.9630337278174" calcext:value-type="float">
            <text:p>48.9630337278174</text:p>
          </table:table-cell>
          <table:table-cell office:value-type="float" office:value="46.0538296833965" calcext:value-type="float">
            <text:p>46.0538296833965</text:p>
          </table:table-cell>
          <table:table-cell table:number-columns-repeated="1007"/>
        </table:table-row>
        <table:table-row table:style-name="ro1">
          <table:table-cell office:value-type="float" office:value="341" calcext:value-type="float">
            <text:p>341</text:p>
          </table:table-cell>
          <table:table-cell table:style-name="ce3" office:value-type="float" office:value="35.45949" calcext:value-type="float">
            <text:p>35.45949</text:p>
          </table:table-cell>
          <table:table-cell office:value-type="float" office:value="177.64897" calcext:value-type="float">
            <office:annotation draw:style-name="gr2" draw:text-style-name="P2" svg:width="122.51pt" svg:height="63.01pt" svg:x="190.49pt" svg:y="3922.5pt" draw:caption-point-x="-11.54pt" draw:caption-point-y="7.77pt">
              <dc:date>2020-04-19T00:00:00</dc:date>
              <text:p text:style-name="P1">HRR_max/-</text:p>
            </office:annotation>
            <text:p>177.64897</text:p>
          </table:table-cell>
          <table:table-cell office:value-type="float" office:value="1860.38894487077" calcext:value-type="float">
            <text:p>1860.38894487077</text:p>
          </table:table-cell>
          <table:table-cell office:value-type="float" office:value="78.5578378712881" calcext:value-type="float">
            <office:annotation draw:style-name="gr2" draw:text-style-name="P2" svg:width="122.49pt" svg:height="63.01pt" svg:x="310pt" svg:y="3922.5pt" draw:caption-point-x="-11.54pt" draw:caption-point-y="7.77pt">
              <dc:date>2020-04-19T00:00:00</dc:date>
              <text:p text:style-name="P1">P_CA01/-</text:p>
            </office:annotation>
            <text:p>78.5578378712881</text:p>
          </table:table-cell>
          <table:table-cell office:value-type="float" office:value="122.568132625527" calcext:value-type="float">
            <office:annotation draw:style-name="gr2" draw:text-style-name="P2" svg:width="122.49pt" svg:height="63.01pt" svg:x="369.75pt" svg:y="3922.5pt" draw:caption-point-x="-11.54pt" draw:caption-point-y="7.77pt">
              <dc:date>2020-04-19T00:00:00</dc:date>
              <text:p text:style-name="P1">P_CA25/-</text:p>
            </office:annotation>
            <text:p>122.568132625527</text:p>
          </table:table-cell>
          <table:table-cell office:value-type="float" office:value="2.25493018545697" calcext:value-type="float">
            <office:annotation draw:style-name="gr2" draw:text-style-name="P2" svg:width="122.51pt" svg:height="63.01pt" svg:x="429.48pt" svg:y="3922.5pt" draw:caption-point-x="-11.54pt" draw:caption-point-y="7.77pt">
              <dc:date>2020-04-19T00:00:00</dc:date>
              <text:p text:style-name="P1">Swirl3_CA99/-</text:p>
            </office:annotation>
            <text:p>2.25493018545697</text:p>
          </table:table-cell>
          <table:table-cell office:value-type="float" office:value="2387.68556205714" calcext:value-type="float">
            <office:annotation draw:style-name="gr2" draw:text-style-name="P2" svg:width="122.51pt" svg:height="63.01pt" svg:x="489.23pt" svg:y="3922.5pt" draw:caption-point-x="-11.54pt" draw:caption-point-y="7.77pt">
              <dc:date>2020-04-19T00:00:00</dc:date>
              <text:p text:style-name="P1">TB_CA70/-</text:p>
            </office:annotation>
            <text:p>2387.68556205714</text:p>
          </table:table-cell>
          <table:table-cell office:value-type="float" office:value="1011.52788778806" calcext:value-type="float">
            <office:annotation draw:style-name="gr2" draw:text-style-name="P2" svg:width="122.51pt" svg:height="63.01pt" svg:x="548.99pt" svg:y="3922.5pt" draw:caption-point-x="-11.54pt" draw:caption-point-y="7.77pt">
              <dc:date>2020-04-19T00:00:00</dc:date>
              <text:p text:style-name="P1">Temp_CA05/-</text:p>
            </office:annotation>
            <text:p>1011.52788778806</text:p>
          </table:table-cell>
          <table:table-cell office:value-type="float" office:value="1475.80633918086" calcext:value-type="float">
            <office:annotation draw:style-name="gr2" draw:text-style-name="P2" svg:width="122.51pt" svg:height="63.01pt" svg:x="608.74pt" svg:y="3922.5pt" draw:caption-point-x="-11.54pt" draw:caption-point-y="7.77pt">
              <dc:date>2020-04-19T00:00:00</dc:date>
              <text:p text:style-name="P1">Temp_CA50/-</text:p>
            </office:annotation>
            <text:p>1475.80633918086</text:p>
          </table:table-cell>
          <table:table-cell office:value-type="float" office:value="0.141145949172746" calcext:value-type="float">
            <office:annotation draw:style-name="gr2" draw:text-style-name="P2" svg:width="122.51pt" svg:height="63.01pt" svg:x="668.49pt" svg:y="3922.5pt" draw:caption-point-x="-11.54pt" draw:caption-point-y="7.77pt">
              <dc:date>2020-04-19T00:00:00</dc:date>
              <text:p text:style-name="P1">TO2_CA50/-</text:p>
            </office:annotation>
            <text:p>0.141145949172746</text:p>
          </table:table-cell>
          <table:table-cell office:value-type="float" office:value="0.52446955723816" calcext:value-type="float">
            <office:annotation draw:style-name="gr2" draw:text-style-name="P2" svg:width="122.49pt" svg:height="63.01pt" svg:x="728.25pt" svg:y="3922.5pt" draw:caption-point-x="-11.54pt" draw:caption-point-y="7.77pt">
              <dc:date>2020-04-19T00:00:00</dc:date>
              <text:p text:style-name="P1">Vol_CA99/-</text:p>
            </office:annotation>
            <text:p>0.52446955723816</text:p>
          </table:table-cell>
          <table:table-cell office:value-type="float" office:value="0.371802591931718" calcext:value-type="float">
            <text:p>0.371802591931718</text:p>
          </table:table-cell>
          <table:table-cell office:value-type="float" office:value="2.6458673787748" calcext:value-type="float">
            <text:p>2.6458673787748</text:p>
          </table:table-cell>
          <table:table-cell table:style-name="ce4" office:value-type="float" office:value="0.0000018131194" calcext:value-type="float">
            <text:p>1.81E-06</text:p>
          </table:table-cell>
          <table:table-cell office:value-type="float" office:value="40.5538109166344" calcext:value-type="float">
            <text:p>40.5538109166344</text:p>
          </table:table-cell>
          <table:table-cell office:value-type="float" office:value="37.4555348300423" calcext:value-type="float">
            <text:p>37.4555348300423</text:p>
          </table:table-cell>
          <table:table-cell table:number-columns-repeated="1007"/>
        </table:table-row>
        <table:table-row table:style-name="ro1">
          <table:table-cell office:value-type="float" office:value="342" calcext:value-type="float">
            <text:p>342</text:p>
          </table:table-cell>
          <table:table-cell table:style-name="ce3" office:value-type="float" office:value="33.76479" calcext:value-type="float">
            <text:p>33.76479</text:p>
          </table:table-cell>
          <table:table-cell office:value-type="float" office:value="177.83075" calcext:value-type="float">
            <office:annotation draw:style-name="gr2" draw:text-style-name="P2" svg:width="122.51pt" svg:height="63.01pt" svg:x="190.49pt" svg:y="3937.49pt" draw:caption-point-x="-11.54pt" draw:caption-point-y="7.77pt">
              <dc:date>2020-04-19T00:00:00</dc:date>
              <text:p text:style-name="P1">HRR_max/-</text:p>
            </office:annotation>
            <text:p>177.83075</text:p>
          </table:table-cell>
          <table:table-cell office:value-type="float" office:value="2248.32850155861" calcext:value-type="float">
            <text:p>2248.32850155861</text:p>
          </table:table-cell>
          <table:table-cell office:value-type="float" office:value="84.3586858626259" calcext:value-type="float">
            <office:annotation draw:style-name="gr2" draw:text-style-name="P2" svg:width="122.49pt" svg:height="63.01pt" svg:x="310pt" svg:y="3937.49pt" draw:caption-point-x="-11.54pt" draw:caption-point-y="7.77pt">
              <dc:date>2020-04-19T00:00:00</dc:date>
              <text:p text:style-name="P1">P_CA01/-</text:p>
            </office:annotation>
            <text:p>84.3586858626259</text:p>
          </table:table-cell>
          <table:table-cell office:value-type="float" office:value="142.507254538854" calcext:value-type="float">
            <office:annotation draw:style-name="gr2" draw:text-style-name="P2" svg:width="122.49pt" svg:height="63.01pt" svg:x="369.75pt" svg:y="3937.49pt" draw:caption-point-x="-11.54pt" draw:caption-point-y="7.77pt">
              <dc:date>2020-04-19T00:00:00</dc:date>
              <text:p text:style-name="P1">P_CA25/-</text:p>
            </office:annotation>
            <text:p>142.507254538854</text:p>
          </table:table-cell>
          <table:table-cell office:value-type="float" office:value="2.16805734705882" calcext:value-type="float">
            <office:annotation draw:style-name="gr2" draw:text-style-name="P2" svg:width="122.51pt" svg:height="63.01pt" svg:x="429.48pt" svg:y="3937.49pt" draw:caption-point-x="-11.54pt" draw:caption-point-y="7.77pt">
              <dc:date>2020-04-19T00:00:00</dc:date>
              <text:p text:style-name="P1">Swirl3_CA99/-</text:p>
            </office:annotation>
            <text:p>2.16805734705882</text:p>
          </table:table-cell>
          <table:table-cell office:value-type="float" office:value="2313.37699098749" calcext:value-type="float">
            <office:annotation draw:style-name="gr2" draw:text-style-name="P2" svg:width="122.51pt" svg:height="63.01pt" svg:x="489.23pt" svg:y="3937.49pt" draw:caption-point-x="-11.54pt" draw:caption-point-y="7.77pt">
              <dc:date>2020-04-19T00:00:00</dc:date>
              <text:p text:style-name="P1">TB_CA70/-</text:p>
            </office:annotation>
            <text:p>2313.37699098749</text:p>
          </table:table-cell>
          <table:table-cell office:value-type="float" office:value="1028.47459058839" calcext:value-type="float">
            <office:annotation draw:style-name="gr2" draw:text-style-name="P2" svg:width="122.51pt" svg:height="63.01pt" svg:x="548.99pt" svg:y="3937.49pt" draw:caption-point-x="-11.54pt" draw:caption-point-y="7.77pt">
              <dc:date>2020-04-19T00:00:00</dc:date>
              <text:p text:style-name="P1">Temp_CA05/-</text:p>
            </office:annotation>
            <text:p>1028.47459058839</text:p>
          </table:table-cell>
          <table:table-cell office:value-type="float" office:value="1527.17625373178" calcext:value-type="float">
            <office:annotation draw:style-name="gr2" draw:text-style-name="P2" svg:width="122.51pt" svg:height="63.01pt" svg:x="608.74pt" svg:y="3937.49pt" draw:caption-point-x="-11.54pt" draw:caption-point-y="7.77pt">
              <dc:date>2020-04-19T00:00:00</dc:date>
              <text:p text:style-name="P1">Temp_CA50/-</text:p>
            </office:annotation>
            <text:p>1527.17625373178</text:p>
          </table:table-cell>
          <table:table-cell office:value-type="float" office:value="0.1333222584634" calcext:value-type="float">
            <office:annotation draw:style-name="gr2" draw:text-style-name="P2" svg:width="122.51pt" svg:height="63.01pt" svg:x="668.49pt" svg:y="3937.49pt" draw:caption-point-x="-11.54pt" draw:caption-point-y="7.77pt">
              <dc:date>2020-04-19T00:00:00</dc:date>
              <text:p text:style-name="P1">TO2_CA50/-</text:p>
            </office:annotation>
            <text:p>0.1333222584634</text:p>
          </table:table-cell>
          <table:table-cell office:value-type="float" office:value="0.617094090686275" calcext:value-type="float">
            <office:annotation draw:style-name="gr2" draw:text-style-name="P2" svg:width="122.49pt" svg:height="63.01pt" svg:x="728.25pt" svg:y="3937.49pt" draw:caption-point-x="-11.54pt" draw:caption-point-y="7.77pt">
              <dc:date>2020-04-19T00:00:00</dc:date>
              <text:p text:style-name="P1">Vol_CA99/-</text:p>
            </office:annotation>
            <text:p>0.617094090686275</text:p>
          </table:table-cell>
          <table:table-cell office:value-type="float" office:value="0.165856931379977" calcext:value-type="float">
            <text:p>0.165856931379977</text:p>
          </table:table-cell>
          <table:table-cell office:value-type="float" office:value="2.39915383020085" calcext:value-type="float">
            <text:p>2.39915383020085</text:p>
          </table:table-cell>
          <table:table-cell table:style-name="ce4" office:value-type="float" office:value="0.000003208196" calcext:value-type="float">
            <text:p>3.21E-06</text:p>
          </table:table-cell>
          <table:table-cell office:value-type="float" office:value="32.5607654268766" calcext:value-type="float">
            <text:p>32.5607654268766</text:p>
          </table:table-cell>
          <table:table-cell office:value-type="float" office:value="30.2005651322039" calcext:value-type="float">
            <text:p>30.2005651322039</text:p>
          </table:table-cell>
          <table:table-cell table:number-columns-repeated="1007"/>
        </table:table-row>
        <table:table-row table:style-name="ro1">
          <table:table-cell office:value-type="float" office:value="344" calcext:value-type="float">
            <text:p>344</text:p>
          </table:table-cell>
          <table:table-cell table:style-name="ce3" office:value-type="float" office:value="85.9415" calcext:value-type="float">
            <text:p>85.9415</text:p>
          </table:table-cell>
          <table:table-cell office:value-type="float" office:value="71.878075" calcext:value-type="float">
            <office:annotation draw:style-name="gr2" draw:text-style-name="P2" svg:width="122.51pt" svg:height="63.01pt" svg:x="190.49pt" svg:y="3952.49pt" draw:caption-point-x="-11.54pt" draw:caption-point-y="7.8pt">
              <dc:date>2020-04-19T00:00:00</dc:date>
              <text:p text:style-name="P1">HRR_max/-</text:p>
            </office:annotation>
            <text:p>71.878075</text:p>
          </table:table-cell>
          <table:table-cell office:value-type="float" office:value="309.105647691785" calcext:value-type="float">
            <text:p>309.105647691785</text:p>
          </table:table-cell>
          <table:table-cell office:value-type="float" office:value="46.9687489393666" calcext:value-type="float">
            <office:annotation draw:style-name="gr2" draw:text-style-name="P2" svg:width="122.49pt" svg:height="63.01pt" svg:x="310pt" svg:y="3952.49pt" draw:caption-point-x="-11.54pt" draw:caption-point-y="7.8pt">
              <dc:date>2020-04-19T00:00:00</dc:date>
              <text:p text:style-name="P1">P_CA01/-</text:p>
            </office:annotation>
            <text:p>46.9687489393666</text:p>
          </table:table-cell>
          <table:table-cell office:value-type="float" office:value="46.9732089428553" calcext:value-type="float">
            <office:annotation draw:style-name="gr2" draw:text-style-name="P2" svg:width="122.49pt" svg:height="63.01pt" svg:x="369.75pt" svg:y="3952.49pt" draw:caption-point-x="-11.54pt" draw:caption-point-y="7.8pt">
              <dc:date>2020-04-19T00:00:00</dc:date>
              <text:p text:style-name="P1">P_CA25/-</text:p>
            </office:annotation>
            <text:p>46.9732089428553</text:p>
          </table:table-cell>
          <table:table-cell office:value-type="float" office:value="2.74555120293867" calcext:value-type="float">
            <office:annotation draw:style-name="gr2" draw:text-style-name="P2" svg:width="122.51pt" svg:height="63.01pt" svg:x="429.48pt" svg:y="3952.49pt" draw:caption-point-x="-11.54pt" draw:caption-point-y="7.8pt">
              <dc:date>2020-04-19T00:00:00</dc:date>
              <text:p text:style-name="P1">Swirl3_CA99/-</text:p>
            </office:annotation>
            <text:p>2.74555120293867</text:p>
          </table:table-cell>
          <table:table-cell office:value-type="float" office:value="2298.02522017364" calcext:value-type="float">
            <office:annotation draw:style-name="gr2" draw:text-style-name="P2" svg:width="122.51pt" svg:height="63.01pt" svg:x="489.23pt" svg:y="3952.49pt" draw:caption-point-x="-11.54pt" draw:caption-point-y="7.8pt">
              <dc:date>2020-04-19T00:00:00</dc:date>
              <text:p text:style-name="P1">TB_CA70/-</text:p>
            </office:annotation>
            <text:p>2298.02522017364</text:p>
          </table:table-cell>
          <table:table-cell office:value-type="float" office:value="942.615465542823" calcext:value-type="float">
            <office:annotation draw:style-name="gr2" draw:text-style-name="P2" svg:width="122.51pt" svg:height="63.01pt" svg:x="548.99pt" svg:y="3952.49pt" draw:caption-point-x="-11.54pt" draw:caption-point-y="7.8pt">
              <dc:date>2020-04-19T00:00:00</dc:date>
              <text:p text:style-name="P1">Temp_CA05/-</text:p>
            </office:annotation>
            <text:p>942.615465542823</text:p>
          </table:table-cell>
          <table:table-cell office:value-type="float" office:value="1055.0331330971" calcext:value-type="float">
            <office:annotation draw:style-name="gr2" draw:text-style-name="P2" svg:width="122.51pt" svg:height="63.01pt" svg:x="608.74pt" svg:y="3952.49pt" draw:caption-point-x="-11.54pt" draw:caption-point-y="7.8pt">
              <dc:date>2020-04-19T00:00:00</dc:date>
              <text:p text:style-name="P1">Temp_CA50/-</text:p>
            </office:annotation>
            <text:p>1055.0331330971</text:p>
          </table:table-cell>
          <table:table-cell office:value-type="float" office:value="0.177056259166213" calcext:value-type="float">
            <office:annotation draw:style-name="gr2" draw:text-style-name="P2" svg:width="122.51pt" svg:height="63.01pt" svg:x="668.49pt" svg:y="3952.49pt" draw:caption-point-x="-11.54pt" draw:caption-point-y="7.8pt">
              <dc:date>2020-04-19T00:00:00</dc:date>
              <text:p text:style-name="P1">TO2_CA50/-</text:p>
            </office:annotation>
            <text:p>0.177056259166213</text:p>
          </table:table-cell>
          <table:table-cell office:value-type="float" office:value="0.256019743892675" calcext:value-type="float">
            <office:annotation draw:style-name="gr2" draw:text-style-name="P2" svg:width="122.49pt" svg:height="63.01pt" svg:x="728.25pt" svg:y="3952.49pt" draw:caption-point-x="-11.54pt" draw:caption-point-y="7.8pt">
              <dc:date>2020-04-19T00:00:00</dc:date>
              <text:p text:style-name="P1">Vol_CA99/-</text:p>
            </office:annotation>
            <text:p>0.256019743892675</text:p>
          </table:table-cell>
          <table:table-cell office:value-type="float" office:value="3.70990419192501" calcext:value-type="float">
            <text:p>3.70990419192501</text:p>
          </table:table-cell>
          <table:table-cell office:value-type="float" office:value="0.916191107255035" calcext:value-type="float">
            <text:p>0.916191107255035</text:p>
          </table:table-cell>
          <table:table-cell table:style-name="ce4" office:value-type="float" office:value="0.000000020751136" calcext:value-type="float">
            <text:p>2.08E-08</text:p>
          </table:table-cell>
          <table:table-cell office:value-type="float" office:value="41.6130175884521" calcext:value-type="float">
            <text:p>41.6130175884521</text:p>
          </table:table-cell>
          <table:table-cell office:value-type="float" office:value="71.0061571259966" calcext:value-type="float">
            <text:p>71.0061571259966</text:p>
          </table:table-cell>
          <table:table-cell table:number-columns-repeated="1007"/>
        </table:table-row>
        <table:table-row table:style-name="ro1">
          <table:table-cell office:value-type="float" office:value="345" calcext:value-type="float">
            <text:p>345</text:p>
          </table:table-cell>
          <table:table-cell table:style-name="ce3" office:value-type="float" office:value="53.27828" calcext:value-type="float">
            <text:p>53.27828</text:p>
          </table:table-cell>
          <table:table-cell office:value-type="float" office:value="121.191864" calcext:value-type="float">
            <office:annotation draw:style-name="gr1" draw:text-style-name="P2" svg:width="122.51pt" svg:height="62.99pt" svg:x="190.49pt" svg:y="3967.51pt" draw:caption-point-x="-11.54pt" draw:caption-point-y="7.77pt">
              <dc:date>2020-04-19T00:00:00</dc:date>
              <text:p text:style-name="P1">HRR_max/-</text:p>
            </office:annotation>
            <text:p>121.191864</text:p>
          </table:table-cell>
          <table:table-cell office:value-type="float" office:value="637.720362234889" calcext:value-type="float">
            <text:p>637.720362234889</text:p>
          </table:table-cell>
          <table:table-cell office:value-type="float" office:value="58.5484596284112" calcext:value-type="float">
            <office:annotation draw:style-name="gr1" draw:text-style-name="P2" svg:width="122.49pt" svg:height="62.99pt" svg:x="310pt" svg:y="3967.51pt" draw:caption-point-x="-11.54pt" draw:caption-point-y="7.77pt">
              <dc:date>2020-04-19T00:00:00</dc:date>
              <text:p text:style-name="P1">P_CA01/-</text:p>
            </office:annotation>
            <text:p>58.5484596284112</text:p>
          </table:table-cell>
          <table:table-cell office:value-type="float" office:value="63.0126074597497" calcext:value-type="float">
            <office:annotation draw:style-name="gr1" draw:text-style-name="P2" svg:width="122.49pt" svg:height="62.99pt" svg:x="369.75pt" svg:y="3967.51pt" draw:caption-point-x="-11.54pt" draw:caption-point-y="7.77pt">
              <dc:date>2020-04-19T00:00:00</dc:date>
              <text:p text:style-name="P1">P_CA25/-</text:p>
            </office:annotation>
            <text:p>63.0126074597497</text:p>
          </table:table-cell>
          <table:table-cell office:value-type="float" office:value="2.52230282586049" calcext:value-type="float">
            <office:annotation draw:style-name="gr1" draw:text-style-name="P2" svg:width="122.51pt" svg:height="62.99pt" svg:x="429.48pt" svg:y="3967.51pt" draw:caption-point-x="-11.54pt" draw:caption-point-y="7.77pt">
              <dc:date>2020-04-19T00:00:00</dc:date>
              <text:p text:style-name="P1">Swirl3_CA99/-</text:p>
            </office:annotation>
            <text:p>2.52230282586049</text:p>
          </table:table-cell>
          <table:table-cell office:value-type="float" office:value="2478.62794106654" calcext:value-type="float">
            <office:annotation draw:style-name="gr1" draw:text-style-name="P2" svg:width="122.51pt" svg:height="62.99pt" svg:x="489.23pt" svg:y="3967.51pt" draw:caption-point-x="-11.54pt" draw:caption-point-y="7.77pt">
              <dc:date>2020-04-19T00:00:00</dc:date>
              <text:p text:style-name="P1">TB_CA70/-</text:p>
            </office:annotation>
            <text:p>2478.62794106654</text:p>
          </table:table-cell>
          <table:table-cell office:value-type="float" office:value="962.322314815761" calcext:value-type="float">
            <office:annotation draw:style-name="gr1" draw:text-style-name="P2" svg:width="122.51pt" svg:height="62.99pt" svg:x="548.99pt" svg:y="3967.51pt" draw:caption-point-x="-11.54pt" draw:caption-point-y="7.77pt">
              <dc:date>2020-04-19T00:00:00</dc:date>
              <text:p text:style-name="P1">Temp_CA05/-</text:p>
            </office:annotation>
            <text:p>962.322314815761</text:p>
          </table:table-cell>
          <table:table-cell office:value-type="float" office:value="1174.39360969068" calcext:value-type="float">
            <office:annotation draw:style-name="gr1" draw:text-style-name="P2" svg:width="122.51pt" svg:height="62.99pt" svg:x="608.74pt" svg:y="3967.51pt" draw:caption-point-x="-11.54pt" draw:caption-point-y="7.77pt">
              <dc:date>2020-04-19T00:00:00</dc:date>
              <text:p text:style-name="P1">Temp_CA50/-</text:p>
            </office:annotation>
            <text:p>1174.39360969068</text:p>
          </table:table-cell>
          <table:table-cell office:value-type="float" office:value="0.166223650303242" calcext:value-type="float">
            <office:annotation draw:style-name="gr1" draw:text-style-name="P2" svg:width="122.51pt" svg:height="62.99pt" svg:x="668.49pt" svg:y="3967.51pt" draw:caption-point-x="-11.54pt" draw:caption-point-y="7.77pt">
              <dc:date>2020-04-19T00:00:00</dc:date>
              <text:p text:style-name="P1">TO2_CA50/-</text:p>
            </office:annotation>
            <text:p>0.166223650303242</text:p>
          </table:table-cell>
          <table:table-cell office:value-type="float" office:value="0.349459096813889" calcext:value-type="float">
            <office:annotation draw:style-name="gr1" draw:text-style-name="P2" svg:width="122.49pt" svg:height="62.99pt" svg:x="728.25pt" svg:y="3967.51pt" draw:caption-point-x="-11.54pt" draw:caption-point-y="7.77pt">
              <dc:date>2020-04-19T00:00:00</dc:date>
              <text:p text:style-name="P1">Vol_CA99/-</text:p>
            </office:annotation>
            <text:p>0.349459096813889</text:p>
          </table:table-cell>
          <table:table-cell office:value-type="float" office:value="1.98058505808608" calcext:value-type="float">
            <text:p>1.98058505808608</text:p>
          </table:table-cell>
          <table:table-cell office:value-type="float" office:value="1.99038902315904" calcext:value-type="float">
            <text:p>1.99038902315904</text:p>
          </table:table-cell>
          <table:table-cell table:style-name="ce4" office:value-type="float" office:value="0.00000018556307" calcext:value-type="float">
            <text:p>1.86E-07</text:p>
          </table:table-cell>
          <table:table-cell office:value-type="float" office:value="84.8064130915442" calcext:value-type="float">
            <text:p>84.8064130915442</text:p>
          </table:table-cell>
          <table:table-cell office:value-type="float" office:value="69.3899998229986" calcext:value-type="float">
            <text:p>69.3899998229986</text:p>
          </table:table-cell>
          <table:table-cell table:number-columns-repeated="1007"/>
        </table:table-row>
        <table:table-row table:style-name="ro1">
          <table:table-cell office:value-type="float" office:value="346" calcext:value-type="float">
            <text:p>346</text:p>
          </table:table-cell>
          <table:table-cell table:style-name="ce3" office:value-type="float" office:value="45.33704" calcext:value-type="float">
            <text:p>45.33704</text:p>
          </table:table-cell>
          <table:table-cell office:value-type="float" office:value="154.20306" calcext:value-type="float">
            <office:annotation draw:style-name="gr1" draw:text-style-name="P2" svg:width="122.51pt" svg:height="62.99pt" svg:x="190.49pt" svg:y="3982.51pt" draw:caption-point-x="-11.54pt" draw:caption-point-y="7.77pt">
              <dc:date>2020-04-19T00:00:00</dc:date>
              <text:p text:style-name="P1">HRR_max/-</text:p>
            </office:annotation>
            <text:p>154.20306</text:p>
          </table:table-cell>
          <table:table-cell office:value-type="float" office:value="1088.09481899486" calcext:value-type="float">
            <text:p>1088.09481899486</text:p>
          </table:table-cell>
          <table:table-cell office:value-type="float" office:value="67.0141882768058" calcext:value-type="float">
            <office:annotation draw:style-name="gr1" draw:text-style-name="P2" svg:width="122.49pt" svg:height="62.99pt" svg:x="310pt" svg:y="3982.51pt" draw:caption-point-x="-11.54pt" draw:caption-point-y="7.77pt">
              <dc:date>2020-04-19T00:00:00</dc:date>
              <text:p text:style-name="P1">P_CA01/-</text:p>
            </office:annotation>
            <text:p>67.0141882768058</text:p>
          </table:table-cell>
          <table:table-cell office:value-type="float" office:value="86.2910254449637" calcext:value-type="float">
            <office:annotation draw:style-name="gr1" draw:text-style-name="P2" svg:width="122.49pt" svg:height="62.99pt" svg:x="369.75pt" svg:y="3982.51pt" draw:caption-point-x="-11.54pt" draw:caption-point-y="7.77pt">
              <dc:date>2020-04-19T00:00:00</dc:date>
              <text:p text:style-name="P1">P_CA25/-</text:p>
            </office:annotation>
            <text:p>86.2910254449637</text:p>
          </table:table-cell>
          <table:table-cell office:value-type="float" office:value="2.46755247658949" calcext:value-type="float">
            <office:annotation draw:style-name="gr1" draw:text-style-name="P2" svg:width="122.51pt" svg:height="62.99pt" svg:x="429.48pt" svg:y="3982.51pt" draw:caption-point-x="-11.54pt" draw:caption-point-y="7.77pt">
              <dc:date>2020-04-19T00:00:00</dc:date>
              <text:p text:style-name="P1">Swirl3_CA99/-</text:p>
            </office:annotation>
            <text:p>2.46755247658949</text:p>
          </table:table-cell>
          <table:table-cell office:value-type="float" office:value="2536.24046515723" calcext:value-type="float">
            <office:annotation draw:style-name="gr1" draw:text-style-name="P2" svg:width="122.51pt" svg:height="62.99pt" svg:x="489.23pt" svg:y="3982.51pt" draw:caption-point-x="-11.54pt" draw:caption-point-y="7.77pt">
              <dc:date>2020-04-19T00:00:00</dc:date>
              <text:p text:style-name="P1">TB_CA70/-</text:p>
            </office:annotation>
            <text:p>2536.24046515723</text:p>
          </table:table-cell>
          <table:table-cell office:value-type="float" office:value="993.265011071294" calcext:value-type="float">
            <office:annotation draw:style-name="gr1" draw:text-style-name="P2" svg:width="122.51pt" svg:height="62.99pt" svg:x="548.99pt" svg:y="3982.51pt" draw:caption-point-x="-11.54pt" draw:caption-point-y="7.77pt">
              <dc:date>2020-04-19T00:00:00</dc:date>
              <text:p text:style-name="P1">Temp_CA05/-</text:p>
            </office:annotation>
            <text:p>993.265011071294</text:p>
          </table:table-cell>
          <table:table-cell office:value-type="float" office:value="1312.3568645271" calcext:value-type="float">
            <office:annotation draw:style-name="gr1" draw:text-style-name="P2" svg:width="122.51pt" svg:height="62.99pt" svg:x="608.74pt" svg:y="3982.51pt" draw:caption-point-x="-11.54pt" draw:caption-point-y="7.77pt">
              <dc:date>2020-04-19T00:00:00</dc:date>
              <text:p text:style-name="P1">Temp_CA50/-</text:p>
            </office:annotation>
            <text:p>1312.3568645271</text:p>
          </table:table-cell>
          <table:table-cell office:value-type="float" office:value="0.157430115048172" calcext:value-type="float">
            <office:annotation draw:style-name="gr1" draw:text-style-name="P2" svg:width="122.51pt" svg:height="62.99pt" svg:x="668.49pt" svg:y="3982.51pt" draw:caption-point-x="-11.54pt" draw:caption-point-y="7.77pt">
              <dc:date>2020-04-19T00:00:00</dc:date>
              <text:p text:style-name="P1">TO2_CA50/-</text:p>
            </office:annotation>
            <text:p>0.157430115048172</text:p>
          </table:table-cell>
          <table:table-cell office:value-type="float" office:value="0.390829853550165" calcext:value-type="float">
            <office:annotation draw:style-name="gr1" draw:text-style-name="P2" svg:width="122.49pt" svg:height="62.99pt" svg:x="728.25pt" svg:y="3982.51pt" draw:caption-point-x="-11.54pt" draw:caption-point-y="7.77pt">
              <dc:date>2020-04-19T00:00:00</dc:date>
              <text:p text:style-name="P1">Vol_CA99/-</text:p>
            </office:annotation>
            <text:p>0.390829853550165</text:p>
          </table:table-cell>
          <table:table-cell office:value-type="float" office:value="0.922699118292464" calcext:value-type="float">
            <text:p>0.922699118292464</text:p>
          </table:table-cell>
          <table:table-cell office:value-type="float" office:value="1.26438284983837" calcext:value-type="float">
            <text:p>1.26438284983837</text:p>
          </table:table-cell>
          <table:table-cell table:style-name="ce4" office:value-type="float" office:value="0.00000042671232" calcext:value-type="float">
            <text:p>4.27E-07</text:p>
          </table:table-cell>
          <table:table-cell office:value-type="float" office:value="63.7324604026933" calcext:value-type="float">
            <text:p>63.7324604026933</text:p>
          </table:table-cell>
          <table:table-cell office:value-type="float" office:value="56.1156959562444" calcext:value-type="float">
            <text:p>56.1156959562444</text:p>
          </table:table-cell>
          <table:table-cell table:number-columns-repeated="1007"/>
        </table:table-row>
        <table:table-row table:style-name="ro1">
          <table:table-cell office:value-type="float" office:value="347" calcext:value-type="float">
            <text:p>347</text:p>
          </table:table-cell>
          <table:table-cell table:style-name="ce3" office:value-type="float" office:value="42.36783" calcext:value-type="float">
            <text:p>42.36783</text:p>
          </table:table-cell>
          <table:table-cell office:value-type="float" office:value="165.33151" calcext:value-type="float">
            <office:annotation draw:style-name="gr2" draw:text-style-name="P2" svg:width="122.51pt" svg:height="63.01pt" svg:x="190.49pt" svg:y="3997.5pt" draw:caption-point-x="-11.54pt" draw:caption-point-y="7.77pt">
              <dc:date>2020-04-19T00:00:00</dc:date>
              <text:p text:style-name="P1">HRR_max/-</text:p>
            </office:annotation>
            <text:p>165.33151</text:p>
          </table:table-cell>
          <table:table-cell office:value-type="float" office:value="1510.80880280359" calcext:value-type="float">
            <text:p>1510.80880280359</text:p>
          </table:table-cell>
          <table:table-cell office:value-type="float" office:value="72.1147148189643" calcext:value-type="float">
            <office:annotation draw:style-name="gr2" draw:text-style-name="P2" svg:width="122.49pt" svg:height="63.01pt" svg:x="310pt" svg:y="3997.5pt" draw:caption-point-x="-11.54pt" draw:caption-point-y="7.77pt">
              <dc:date>2020-04-19T00:00:00</dc:date>
              <text:p text:style-name="P1">P_CA01/-</text:p>
            </office:annotation>
            <text:p>72.1147148189643</text:p>
          </table:table-cell>
          <table:table-cell office:value-type="float" office:value="109.317805021463" calcext:value-type="float">
            <office:annotation draw:style-name="gr2" draw:text-style-name="P2" svg:width="122.49pt" svg:height="63.01pt" svg:x="369.75pt" svg:y="3997.5pt" draw:caption-point-x="-11.54pt" draw:caption-point-y="7.77pt">
              <dc:date>2020-04-19T00:00:00</dc:date>
              <text:p text:style-name="P1">P_CA25/-</text:p>
            </office:annotation>
            <text:p>109.317805021463</text:p>
          </table:table-cell>
          <table:table-cell office:value-type="float" office:value="2.39047050657806" calcext:value-type="float">
            <office:annotation draw:style-name="gr2" draw:text-style-name="P2" svg:width="122.51pt" svg:height="63.01pt" svg:x="429.48pt" svg:y="3997.5pt" draw:caption-point-x="-11.54pt" draw:caption-point-y="7.77pt">
              <dc:date>2020-04-19T00:00:00</dc:date>
              <text:p text:style-name="P1">Swirl3_CA99/-</text:p>
            </office:annotation>
            <text:p>2.39047050657806</text:p>
          </table:table-cell>
          <table:table-cell office:value-type="float" office:value="2473.86222004072" calcext:value-type="float">
            <office:annotation draw:style-name="gr2" draw:text-style-name="P2" svg:width="122.51pt" svg:height="63.01pt" svg:x="489.23pt" svg:y="3997.5pt" draw:caption-point-x="-11.54pt" draw:caption-point-y="7.77pt">
              <dc:date>2020-04-19T00:00:00</dc:date>
              <text:p text:style-name="P1">TB_CA70/-</text:p>
            </office:annotation>
            <text:p>2473.86222004072</text:p>
          </table:table-cell>
          <table:table-cell office:value-type="float" office:value="1013.34120797243" calcext:value-type="float">
            <office:annotation draw:style-name="gr2" draw:text-style-name="P2" svg:width="122.51pt" svg:height="63.01pt" svg:x="548.99pt" svg:y="3997.5pt" draw:caption-point-x="-11.54pt" draw:caption-point-y="7.77pt">
              <dc:date>2020-04-19T00:00:00</dc:date>
              <text:p text:style-name="P1">Temp_CA05/-</text:p>
            </office:annotation>
            <text:p>1013.34120797243</text:p>
          </table:table-cell>
          <table:table-cell office:value-type="float" office:value="1423.43172667677" calcext:value-type="float">
            <office:annotation draw:style-name="gr2" draw:text-style-name="P2" svg:width="122.51pt" svg:height="63.01pt" svg:x="608.74pt" svg:y="3997.5pt" draw:caption-point-x="-11.54pt" draw:caption-point-y="7.77pt">
              <dc:date>2020-04-19T00:00:00</dc:date>
              <text:p text:style-name="P1">Temp_CA50/-</text:p>
            </office:annotation>
            <text:p>1423.43172667677</text:p>
          </table:table-cell>
          <table:table-cell office:value-type="float" office:value="0.149097608786151" calcext:value-type="float">
            <office:annotation draw:style-name="gr2" draw:text-style-name="P2" svg:width="122.51pt" svg:height="63.01pt" svg:x="668.49pt" svg:y="3997.5pt" draw:caption-point-x="-11.54pt" draw:caption-point-y="7.77pt">
              <dc:date>2020-04-19T00:00:00</dc:date>
              <text:p text:style-name="P1">TO2_CA50/-</text:p>
            </office:annotation>
            <text:p>0.149097608786151</text:p>
          </table:table-cell>
          <table:table-cell office:value-type="float" office:value="0.446627719224428" calcext:value-type="float">
            <office:annotation draw:style-name="gr2" draw:text-style-name="P2" svg:width="122.49pt" svg:height="63.01pt" svg:x="728.25pt" svg:y="3997.5pt" draw:caption-point-x="-11.54pt" draw:caption-point-y="7.77pt">
              <dc:date>2020-04-19T00:00:00</dc:date>
              <text:p text:style-name="P1">Vol_CA99/-</text:p>
            </office:annotation>
            <text:p>0.446627719224428</text:p>
          </table:table-cell>
          <table:table-cell office:value-type="float" office:value="0.557673963662462" calcext:value-type="float">
            <text:p>0.557673963662462</text:p>
          </table:table-cell>
          <table:table-cell office:value-type="float" office:value="1.38458438313757" calcext:value-type="float">
            <text:p>1.38458438313757</text:p>
          </table:table-cell>
          <table:table-cell table:style-name="ce4" office:value-type="float" office:value="0.00000093738834" calcext:value-type="float">
            <text:p>9.37E-07</text:p>
          </table:table-cell>
          <table:table-cell office:value-type="float" office:value="48.3997763523386" calcext:value-type="float">
            <text:p>48.3997763523386</text:p>
          </table:table-cell>
          <table:table-cell office:value-type="float" office:value="44.5439326255004" calcext:value-type="float">
            <text:p>44.5439326255004</text:p>
          </table:table-cell>
          <table:table-cell table:number-columns-repeated="1007"/>
        </table:table-row>
        <table:table-row table:style-name="ro1">
          <table:table-cell office:value-type="float" office:value="348" calcext:value-type="float">
            <text:p>348</text:p>
          </table:table-cell>
          <table:table-cell table:style-name="ce3" office:value-type="float" office:value="40.58505" calcext:value-type="float">
            <text:p>40.58505</text:p>
          </table:table-cell>
          <table:table-cell office:value-type="float" office:value="169.86836" calcext:value-type="float">
            <office:annotation draw:style-name="gr2" draw:text-style-name="P2" svg:width="122.51pt" svg:height="63.01pt" svg:x="190.49pt" svg:y="4012.5pt" draw:caption-point-x="-11.54pt" draw:caption-point-y="7.77pt">
              <dc:date>2020-04-19T00:00:00</dc:date>
              <text:p text:style-name="P1">HRR_max/-</text:p>
            </office:annotation>
            <text:p>169.86836</text:p>
          </table:table-cell>
          <table:table-cell office:value-type="float" office:value="1901.10007531465" calcext:value-type="float">
            <text:p>1901.10007531465</text:p>
          </table:table-cell>
          <table:table-cell office:value-type="float" office:value="75.4959020414925" calcext:value-type="float">
            <office:annotation draw:style-name="gr2" draw:text-style-name="P2" svg:width="122.49pt" svg:height="63.01pt" svg:x="310pt" svg:y="4012.5pt" draw:caption-point-x="-11.54pt" draw:caption-point-y="7.77pt">
              <dc:date>2020-04-19T00:00:00</dc:date>
              <text:p text:style-name="P1">P_CA01/-</text:p>
            </office:annotation>
            <text:p>75.4959020414925</text:p>
          </table:table-cell>
          <table:table-cell office:value-type="float" office:value="128.878645938353" calcext:value-type="float">
            <office:annotation draw:style-name="gr2" draw:text-style-name="P2" svg:width="122.49pt" svg:height="63.01pt" svg:x="369.75pt" svg:y="4012.5pt" draw:caption-point-x="-11.54pt" draw:caption-point-y="7.77pt">
              <dc:date>2020-04-19T00:00:00</dc:date>
              <text:p text:style-name="P1">P_CA25/-</text:p>
            </office:annotation>
            <text:p>128.878645938353</text:p>
          </table:table-cell>
          <table:table-cell office:value-type="float" office:value="2.27327079873266" calcext:value-type="float">
            <office:annotation draw:style-name="gr2" draw:text-style-name="P2" svg:width="122.51pt" svg:height="63.01pt" svg:x="429.48pt" svg:y="4012.5pt" draw:caption-point-x="-11.54pt" draw:caption-point-y="7.77pt">
              <dc:date>2020-04-19T00:00:00</dc:date>
              <text:p text:style-name="P1">Swirl3_CA99/-</text:p>
            </office:annotation>
            <text:p>2.27327079873266</text:p>
          </table:table-cell>
          <table:table-cell office:value-type="float" office:value="2393.68197145527" calcext:value-type="float">
            <office:annotation draw:style-name="gr2" draw:text-style-name="P2" svg:width="122.51pt" svg:height="63.01pt" svg:x="489.23pt" svg:y="4012.5pt" draw:caption-point-x="-11.54pt" draw:caption-point-y="7.77pt">
              <dc:date>2020-04-19T00:00:00</dc:date>
              <text:p text:style-name="P1">TB_CA70/-</text:p>
            </office:annotation>
            <text:p>2393.68197145527</text:p>
          </table:table-cell>
          <table:table-cell office:value-type="float" office:value="1030.34822413058" calcext:value-type="float">
            <office:annotation draw:style-name="gr2" draw:text-style-name="P2" svg:width="122.51pt" svg:height="63.01pt" svg:x="548.99pt" svg:y="4012.5pt" draw:caption-point-x="-11.54pt" draw:caption-point-y="7.77pt">
              <dc:date>2020-04-19T00:00:00</dc:date>
              <text:p text:style-name="P1">Temp_CA05/-</text:p>
            </office:annotation>
            <text:p>1030.34822413058</text:p>
          </table:table-cell>
          <table:table-cell office:value-type="float" office:value="1490.87481060067" calcext:value-type="float">
            <office:annotation draw:style-name="gr2" draw:text-style-name="P2" svg:width="122.51pt" svg:height="63.01pt" svg:x="608.74pt" svg:y="4012.5pt" draw:caption-point-x="-11.54pt" draw:caption-point-y="7.77pt">
              <dc:date>2020-04-19T00:00:00</dc:date>
              <text:p text:style-name="P1">Temp_CA50/-</text:p>
            </office:annotation>
            <text:p>1490.87481060067</text:p>
          </table:table-cell>
          <table:table-cell office:value-type="float" office:value="0.141258977958639" calcext:value-type="float">
            <office:annotation draw:style-name="gr2" draw:text-style-name="P2" svg:width="122.51pt" svg:height="63.01pt" svg:x="668.49pt" svg:y="4012.5pt" draw:caption-point-x="-11.54pt" draw:caption-point-y="7.77pt">
              <dc:date>2020-04-19T00:00:00</dc:date>
              <text:p text:style-name="P1">TO2_CA50/-</text:p>
            </office:annotation>
            <text:p>0.141258977958639</text:p>
          </table:table-cell>
          <table:table-cell office:value-type="float" office:value="0.542370145504269" calcext:value-type="float">
            <office:annotation draw:style-name="gr2" draw:text-style-name="P2" svg:width="122.49pt" svg:height="63.01pt" svg:x="728.25pt" svg:y="4012.5pt" draw:caption-point-x="-11.54pt" draw:caption-point-y="7.77pt">
              <dc:date>2020-04-19T00:00:00</dc:date>
              <text:p text:style-name="P1">Vol_CA99/-</text:p>
            </office:annotation>
            <text:p>0.542370145504269</text:p>
          </table:table-cell>
          <table:table-cell office:value-type="float" office:value="0.403455305037383" calcext:value-type="float">
            <text:p>0.403455305037383</text:p>
          </table:table-cell>
          <table:table-cell office:value-type="float" office:value="1.47898366130131" calcext:value-type="float">
            <text:p>1.47898366130131</text:p>
          </table:table-cell>
          <table:table-cell table:style-name="ce4" office:value-type="float" office:value="0.0000019365857" calcext:value-type="float">
            <text:p>1.94E-06</text:p>
          </table:table-cell>
          <table:table-cell office:value-type="float" office:value="39.4804809892434" calcext:value-type="float">
            <text:p>39.4804809892434</text:p>
          </table:table-cell>
          <table:table-cell office:value-type="float" office:value="36.8079611828383" calcext:value-type="float">
            <text:p>36.8079611828383</text:p>
          </table:table-cell>
          <table:table-cell table:number-columns-repeated="1007"/>
        </table:table-row>
        <table:table-row table:style-name="ro1">
          <table:table-cell office:value-type="float" office:value="349" calcext:value-type="float">
            <text:p>349</text:p>
          </table:table-cell>
          <table:table-cell table:style-name="ce3" office:value-type="float" office:value="38.21106" calcext:value-type="float">
            <text:p>38.21106</text:p>
          </table:table-cell>
          <table:table-cell office:value-type="float" office:value="170.63295" calcext:value-type="float">
            <office:annotation draw:style-name="gr2" draw:text-style-name="P2" svg:width="122.51pt" svg:height="63.01pt" svg:x="190.49pt" svg:y="4027.49pt" draw:caption-point-x="-11.54pt" draw:caption-point-y="7.77pt">
              <dc:date>2020-04-19T00:00:00</dc:date>
              <text:p text:style-name="P1">HRR_max/-</text:p>
            </office:annotation>
            <text:p>170.63295</text:p>
          </table:table-cell>
          <table:table-cell office:value-type="float" office:value="2310.67740646932" calcext:value-type="float">
            <text:p>2310.67740646932</text:p>
          </table:table-cell>
          <table:table-cell office:value-type="float" office:value="78.9519295419581" calcext:value-type="float">
            <office:annotation draw:style-name="gr2" draw:text-style-name="P2" svg:width="122.49pt" svg:height="63.01pt" svg:x="310pt" svg:y="4027.49pt" draw:caption-point-x="-11.54pt" draw:caption-point-y="7.77pt">
              <dc:date>2020-04-19T00:00:00</dc:date>
              <text:p text:style-name="P1">P_CA01/-</text:p>
            </office:annotation>
            <text:p>78.9519295419581</text:p>
          </table:table-cell>
          <table:table-cell office:value-type="float" office:value="149.66758198098" calcext:value-type="float">
            <office:annotation draw:style-name="gr2" draw:text-style-name="P2" svg:width="122.49pt" svg:height="63.01pt" svg:x="369.75pt" svg:y="4027.49pt" draw:caption-point-x="-11.54pt" draw:caption-point-y="7.77pt">
              <dc:date>2020-04-19T00:00:00</dc:date>
              <text:p text:style-name="P1">P_CA25/-</text:p>
            </office:annotation>
            <text:p>149.66758198098</text:p>
          </table:table-cell>
          <table:table-cell office:value-type="float" office:value="2.19998618112142" calcext:value-type="float">
            <office:annotation draw:style-name="gr2" draw:text-style-name="P2" svg:width="122.51pt" svg:height="63.01pt" svg:x="429.48pt" svg:y="4027.49pt" draw:caption-point-x="-11.54pt" draw:caption-point-y="7.77pt">
              <dc:date>2020-04-19T00:00:00</dc:date>
              <text:p text:style-name="P1">Swirl3_CA99/-</text:p>
            </office:annotation>
            <text:p>2.19998618112142</text:p>
          </table:table-cell>
          <table:table-cell office:value-type="float" office:value="2309.18584712637" calcext:value-type="float">
            <office:annotation draw:style-name="gr2" draw:text-style-name="P2" svg:width="122.51pt" svg:height="63.01pt" svg:x="489.23pt" svg:y="4027.49pt" draw:caption-point-x="-11.54pt" draw:caption-point-y="7.77pt">
              <dc:date>2020-04-19T00:00:00</dc:date>
              <text:p text:style-name="P1">TB_CA70/-</text:p>
            </office:annotation>
            <text:p>2309.18584712637</text:p>
          </table:table-cell>
          <table:table-cell office:value-type="float" office:value="1045.72409203696" calcext:value-type="float">
            <office:annotation draw:style-name="gr2" draw:text-style-name="P2" svg:width="122.51pt" svg:height="63.01pt" svg:x="548.99pt" svg:y="4027.49pt" draw:caption-point-x="-11.54pt" draw:caption-point-y="7.77pt">
              <dc:date>2020-04-19T00:00:00</dc:date>
              <text:p text:style-name="P1">Temp_CA05/-</text:p>
            </office:annotation>
            <text:p>1045.72409203696</text:p>
          </table:table-cell>
          <table:table-cell office:value-type="float" office:value="1546.17227801455" calcext:value-type="float">
            <office:annotation draw:style-name="gr2" draw:text-style-name="P2" svg:width="122.51pt" svg:height="63.01pt" svg:x="608.74pt" svg:y="4027.49pt" draw:caption-point-x="-11.54pt" draw:caption-point-y="7.77pt">
              <dc:date>2020-04-19T00:00:00</dc:date>
              <text:p text:style-name="P1">Temp_CA50/-</text:p>
            </office:annotation>
            <text:p>1546.17227801455</text:p>
          </table:table-cell>
          <table:table-cell office:value-type="float" office:value="0.134652934358664" calcext:value-type="float">
            <office:annotation draw:style-name="gr2" draw:text-style-name="P2" svg:width="122.51pt" svg:height="63.01pt" svg:x="668.49pt" svg:y="4027.49pt" draw:caption-point-x="-11.54pt" draw:caption-point-y="7.77pt">
              <dc:date>2020-04-19T00:00:00</dc:date>
              <text:p text:style-name="P1">TO2_CA50/-</text:p>
            </office:annotation>
            <text:p>0.134652934358664</text:p>
          </table:table-cell>
          <table:table-cell office:value-type="float" office:value="0.622370945188677" calcext:value-type="float">
            <office:annotation draw:style-name="gr2" draw:text-style-name="P2" svg:width="122.49pt" svg:height="63.01pt" svg:x="728.25pt" svg:y="4027.49pt" draw:caption-point-x="-11.54pt" draw:caption-point-y="7.77pt">
              <dc:date>2020-04-19T00:00:00</dc:date>
              <text:p text:style-name="P1">Vol_CA99/-</text:p>
            </office:annotation>
            <text:p>0.622370945188677</text:p>
          </table:table-cell>
          <table:table-cell office:value-type="float" office:value="0.160332107602899" calcext:value-type="float">
            <text:p>0.160332107602899</text:p>
          </table:table-cell>
          <table:table-cell office:value-type="float" office:value="2.25799417395396" calcext:value-type="float">
            <text:p>2.25799417395396</text:p>
          </table:table-cell>
          <table:table-cell table:style-name="ce4" office:value-type="float" office:value="0.0000032044688" calcext:value-type="float">
            <text:p>3.20E-06</text:p>
          </table:table-cell>
          <table:table-cell office:value-type="float" office:value="32.5070387844844" calcext:value-type="float">
            <text:p>32.5070387844844</text:p>
          </table:table-cell>
          <table:table-cell office:value-type="float" office:value="29.1574978855182" calcext:value-type="float">
            <text:p>29.1574978855182</text:p>
          </table:table-cell>
          <table:table-cell table:number-columns-repeated="1007"/>
        </table:table-row>
        <table:table-row table:style-name="ro1">
          <table:table-cell office:value-type="float" office:value="351" calcext:value-type="float">
            <text:p>351</text:p>
          </table:table-cell>
          <table:table-cell table:style-name="ce3" office:value-type="float" office:value="91.816" calcext:value-type="float">
            <text:p>91.816</text:p>
          </table:table-cell>
          <table:table-cell office:value-type="float" office:value="83.43512" calcext:value-type="float">
            <office:annotation draw:style-name="gr2" draw:text-style-name="P2" svg:width="122.51pt" svg:height="63.01pt" svg:x="190.49pt" svg:y="4042.49pt" draw:caption-point-x="-11.54pt" draw:caption-point-y="7.8pt">
              <dc:date>2020-04-19T00:00:00</dc:date>
              <text:p text:style-name="P1">HRR_max/-</text:p>
            </office:annotation>
            <text:p>83.43512</text:p>
          </table:table-cell>
          <table:table-cell office:value-type="float" office:value="375.22160098576" calcext:value-type="float">
            <text:p>375.22160098576</text:p>
          </table:table-cell>
          <table:table-cell office:value-type="float" office:value="50.773024564958" calcext:value-type="float">
            <office:annotation draw:style-name="gr2" draw:text-style-name="P2" svg:width="122.49pt" svg:height="63.01pt" svg:x="310pt" svg:y="4042.49pt" draw:caption-point-x="-11.54pt" draw:caption-point-y="7.8pt">
              <dc:date>2020-04-19T00:00:00</dc:date>
              <text:p text:style-name="P1">P_CA01/-</text:p>
            </office:annotation>
            <text:p>50.773024564958</text:p>
          </table:table-cell>
          <table:table-cell office:value-type="float" office:value="57.6835473228782" calcext:value-type="float">
            <office:annotation draw:style-name="gr2" draw:text-style-name="P2" svg:width="122.49pt" svg:height="63.01pt" svg:x="369.75pt" svg:y="4042.49pt" draw:caption-point-x="-11.54pt" draw:caption-point-y="7.8pt">
              <dc:date>2020-04-19T00:00:00</dc:date>
              <text:p text:style-name="P1">P_CA25/-</text:p>
            </office:annotation>
            <text:p>57.6835473228782</text:p>
          </table:table-cell>
          <table:table-cell office:value-type="float" office:value="2.85997898515847" calcext:value-type="float">
            <office:annotation draw:style-name="gr2" draw:text-style-name="P2" svg:width="122.51pt" svg:height="63.01pt" svg:x="429.48pt" svg:y="4042.49pt" draw:caption-point-x="-11.54pt" draw:caption-point-y="7.8pt">
              <dc:date>2020-04-19T00:00:00</dc:date>
              <text:p text:style-name="P1">Swirl3_CA99/-</text:p>
            </office:annotation>
            <text:p>2.85997898515847</text:p>
          </table:table-cell>
          <table:table-cell office:value-type="float" office:value="2428.35532491575" calcext:value-type="float">
            <office:annotation draw:style-name="gr2" draw:text-style-name="P2" svg:width="122.51pt" svg:height="63.01pt" svg:x="489.23pt" svg:y="4042.49pt" draw:caption-point-x="-11.54pt" draw:caption-point-y="7.8pt">
              <dc:date>2020-04-19T00:00:00</dc:date>
              <text:p text:style-name="P1">TB_CA70/-</text:p>
            </office:annotation>
            <text:p>2428.35532491575</text:p>
          </table:table-cell>
          <table:table-cell office:value-type="float" office:value="947.18386377369" calcext:value-type="float">
            <office:annotation draw:style-name="gr2" draw:text-style-name="P2" svg:width="122.51pt" svg:height="63.01pt" svg:x="548.99pt" svg:y="4042.49pt" draw:caption-point-x="-11.54pt" draw:caption-point-y="7.8pt">
              <dc:date>2020-04-19T00:00:00</dc:date>
              <text:p text:style-name="P1">Temp_CA05/-</text:p>
            </office:annotation>
            <text:p>947.18386377369</text:p>
          </table:table-cell>
          <table:table-cell office:value-type="float" office:value="1086.45479421666" calcext:value-type="float">
            <office:annotation draw:style-name="gr2" draw:text-style-name="P2" svg:width="122.51pt" svg:height="63.01pt" svg:x="608.74pt" svg:y="4042.49pt" draw:caption-point-x="-11.54pt" draw:caption-point-y="7.8pt">
              <dc:date>2020-04-19T00:00:00</dc:date>
              <text:p text:style-name="P1">Temp_CA50/-</text:p>
            </office:annotation>
            <text:p>1086.45479421666</text:p>
          </table:table-cell>
          <table:table-cell office:value-type="float" office:value="0.179980471066088" calcext:value-type="float">
            <office:annotation draw:style-name="gr2" draw:text-style-name="P2" svg:width="122.51pt" svg:height="63.01pt" svg:x="668.49pt" svg:y="4042.49pt" draw:caption-point-x="-11.54pt" draw:caption-point-y="7.8pt">
              <dc:date>2020-04-19T00:00:00</dc:date>
              <text:p text:style-name="P1">TO2_CA50/-</text:p>
            </office:annotation>
            <text:p>0.179980471066088</text:p>
          </table:table-cell>
          <table:table-cell office:value-type="float" office:value="0.249584568307095" calcext:value-type="float">
            <office:annotation draw:style-name="gr2" draw:text-style-name="P2" svg:width="122.49pt" svg:height="63.01pt" svg:x="728.25pt" svg:y="4042.49pt" draw:caption-point-x="-11.54pt" draw:caption-point-y="7.8pt">
              <dc:date>2020-04-19T00:00:00</dc:date>
              <text:p text:style-name="P1">Vol_CA99/-</text:p>
            </office:annotation>
            <text:p>0.249584568307095</text:p>
          </table:table-cell>
          <table:table-cell office:value-type="float" office:value="2.54844422828181" calcext:value-type="float">
            <text:p>2.54844422828181</text:p>
          </table:table-cell>
          <table:table-cell office:value-type="float" office:value="0.942996371790623" calcext:value-type="float">
            <text:p>0.942996371790623</text:p>
          </table:table-cell>
          <table:table-cell table:style-name="ce4" office:value-type="float" office:value="0.000000013090571" calcext:value-type="float">
            <text:p>1.31E-08</text:p>
          </table:table-cell>
          <table:table-cell office:value-type="float" office:value="37.7011862934332" calcext:value-type="float">
            <text:p>37.7011862934332</text:p>
          </table:table-cell>
          <table:table-cell office:value-type="float" office:value="67.1582340884981" calcext:value-type="float">
            <text:p>67.1582340884981</text:p>
          </table:table-cell>
          <table:table-cell table:number-columns-repeated="1007"/>
        </table:table-row>
        <table:table-row table:style-name="ro1">
          <table:table-cell office:value-type="float" office:value="352" calcext:value-type="float">
            <text:p>352</text:p>
          </table:table-cell>
          <table:table-cell table:style-name="ce3" office:value-type="float" office:value="53.75758" calcext:value-type="float">
            <text:p>53.75758</text:p>
          </table:table-cell>
          <table:table-cell office:value-type="float" office:value="131.26122" calcext:value-type="float">
            <office:annotation draw:style-name="gr1" draw:text-style-name="P2" svg:width="122.51pt" svg:height="62.99pt" svg:x="190.49pt" svg:y="4057.51pt" draw:caption-point-x="-11.54pt" draw:caption-point-y="7.77pt">
              <dc:date>2020-04-19T00:00:00</dc:date>
              <text:p text:style-name="P1">HRR_max/-</text:p>
            </office:annotation>
            <text:p>131.26122</text:p>
          </table:table-cell>
          <table:table-cell office:value-type="float" office:value="764.445844387998" calcext:value-type="float">
            <text:p>764.445844387998</text:p>
          </table:table-cell>
          <table:table-cell office:value-type="float" office:value="59.9751066580837" calcext:value-type="float">
            <office:annotation draw:style-name="gr1" draw:text-style-name="P2" svg:width="122.49pt" svg:height="62.99pt" svg:x="310pt" svg:y="4057.51pt" draw:caption-point-x="-11.54pt" draw:caption-point-y="7.77pt">
              <dc:date>2020-04-19T00:00:00</dc:date>
              <text:p text:style-name="P1">P_CA01/-</text:p>
            </office:annotation>
            <text:p>59.9751066580837</text:p>
          </table:table-cell>
          <table:table-cell office:value-type="float" office:value="76.8442315972616" calcext:value-type="float">
            <office:annotation draw:style-name="gr1" draw:text-style-name="P2" svg:width="122.49pt" svg:height="62.99pt" svg:x="369.75pt" svg:y="4057.51pt" draw:caption-point-x="-11.54pt" draw:caption-point-y="7.77pt">
              <dc:date>2020-04-19T00:00:00</dc:date>
              <text:p text:style-name="P1">P_CA25/-</text:p>
            </office:annotation>
            <text:p>76.8442315972616</text:p>
          </table:table-cell>
          <table:table-cell office:value-type="float" office:value="2.73271090671825" calcext:value-type="float">
            <office:annotation draw:style-name="gr1" draw:text-style-name="P2" svg:width="122.51pt" svg:height="62.99pt" svg:x="429.48pt" svg:y="4057.51pt" draw:caption-point-x="-11.54pt" draw:caption-point-y="7.77pt">
              <dc:date>2020-04-19T00:00:00</dc:date>
              <text:p text:style-name="P1">Swirl3_CA99/-</text:p>
            </office:annotation>
            <text:p>2.73271090671825</text:p>
          </table:table-cell>
          <table:table-cell office:value-type="float" office:value="2566.8419648479" calcext:value-type="float">
            <office:annotation draw:style-name="gr1" draw:text-style-name="P2" svg:width="122.51pt" svg:height="62.99pt" svg:x="489.23pt" svg:y="4057.51pt" draw:caption-point-x="-11.54pt" draw:caption-point-y="7.77pt">
              <dc:date>2020-04-19T00:00:00</dc:date>
              <text:p text:style-name="P1">TB_CA70/-</text:p>
            </office:annotation>
            <text:p>2566.8419648479</text:p>
          </table:table-cell>
          <table:table-cell office:value-type="float" office:value="958.254141413455" calcext:value-type="float">
            <office:annotation draw:style-name="gr1" draw:text-style-name="P2" svg:width="122.51pt" svg:height="62.99pt" svg:x="548.99pt" svg:y="4057.51pt" draw:caption-point-x="-11.54pt" draw:caption-point-y="7.77pt">
              <dc:date>2020-04-19T00:00:00</dc:date>
              <text:p text:style-name="P1">Temp_CA05/-</text:p>
            </office:annotation>
            <text:p>958.254141413455</text:p>
          </table:table-cell>
          <table:table-cell office:value-type="float" office:value="1211.35532597464" calcext:value-type="float">
            <office:annotation draw:style-name="gr1" draw:text-style-name="P2" svg:width="122.51pt" svg:height="62.99pt" svg:x="608.74pt" svg:y="4057.51pt" draw:caption-point-x="-11.54pt" draw:caption-point-y="7.77pt">
              <dc:date>2020-04-19T00:00:00</dc:date>
              <text:p text:style-name="P1">Temp_CA50/-</text:p>
            </office:annotation>
            <text:p>1211.35532597464</text:p>
          </table:table-cell>
          <table:table-cell office:value-type="float" office:value="0.171786257068784" calcext:value-type="float">
            <office:annotation draw:style-name="gr1" draw:text-style-name="P2" svg:width="122.51pt" svg:height="62.99pt" svg:x="668.49pt" svg:y="4057.51pt" draw:caption-point-x="-11.54pt" draw:caption-point-y="7.77pt">
              <dc:date>2020-04-19T00:00:00</dc:date>
              <text:p text:style-name="P1">TO2_CA50/-</text:p>
            </office:annotation>
            <text:p>0.171786257068784</text:p>
          </table:table-cell>
          <table:table-cell office:value-type="float" office:value="0.299510882978384" calcext:value-type="float">
            <office:annotation draw:style-name="gr1" draw:text-style-name="P2" svg:width="122.49pt" svg:height="62.99pt" svg:x="728.25pt" svg:y="4057.51pt" draw:caption-point-x="-11.54pt" draw:caption-point-y="7.77pt">
              <dc:date>2020-04-19T00:00:00</dc:date>
              <text:p text:style-name="P1">Vol_CA99/-</text:p>
            </office:annotation>
            <text:p>0.299510882978384</text:p>
          </table:table-cell>
          <table:table-cell office:value-type="float" office:value="1.17765936694783" calcext:value-type="float">
            <text:p>1.17765936694783</text:p>
          </table:table-cell>
          <table:table-cell office:value-type="float" office:value="1.1779456417807" calcext:value-type="float">
            <text:p>1.1779456417807</text:p>
          </table:table-cell>
          <table:table-cell table:style-name="ce4" office:value-type="float" office:value="0.0000000588596" calcext:value-type="float">
            <text:p>5.89E-08</text:p>
          </table:table-cell>
          <table:table-cell office:value-type="float" office:value="50.74303477558" calcext:value-type="float">
            <text:p>50.74303477558</text:p>
          </table:table-cell>
          <table:table-cell office:value-type="float" office:value="62.3186756028389" calcext:value-type="float">
            <text:p>62.3186756028389</text:p>
          </table:table-cell>
          <table:table-cell table:number-columns-repeated="1007"/>
        </table:table-row>
        <table:table-row table:style-name="ro1">
          <table:table-cell office:value-type="float" office:value="353" calcext:value-type="float">
            <text:p>353</text:p>
          </table:table-cell>
          <table:table-cell table:style-name="ce3" office:value-type="float" office:value="46.79279" calcext:value-type="float">
            <text:p>46.79279</text:p>
          </table:table-cell>
          <table:table-cell office:value-type="float" office:value="147.25313" calcext:value-type="float">
            <office:annotation draw:style-name="gr1" draw:text-style-name="P2" svg:width="122.51pt" svg:height="62.99pt" svg:x="190.49pt" svg:y="4072.51pt" draw:caption-point-x="-11.54pt" draw:caption-point-y="7.77pt">
              <dc:date>2020-04-19T00:00:00</dc:date>
              <text:p text:style-name="P1">HRR_max/-</text:p>
            </office:annotation>
            <text:p>147.25313</text:p>
          </table:table-cell>
          <table:table-cell office:value-type="float" office:value="1197.13403267674" calcext:value-type="float">
            <text:p>1197.13403267674</text:p>
          </table:table-cell>
          <table:table-cell office:value-type="float" office:value="62.9060339874089" calcext:value-type="float">
            <office:annotation draw:style-name="gr1" draw:text-style-name="P2" svg:width="122.49pt" svg:height="62.99pt" svg:x="310pt" svg:y="4072.51pt" draw:caption-point-x="-11.54pt" draw:caption-point-y="7.77pt">
              <dc:date>2020-04-19T00:00:00</dc:date>
              <text:p text:style-name="P1">P_CA01/-</text:p>
            </office:annotation>
            <text:p>62.9060339874089</text:p>
          </table:table-cell>
          <table:table-cell office:value-type="float" office:value="98.7948738895355" calcext:value-type="float">
            <office:annotation draw:style-name="gr1" draw:text-style-name="P2" svg:width="122.49pt" svg:height="62.99pt" svg:x="369.75pt" svg:y="4072.51pt" draw:caption-point-x="-11.54pt" draw:caption-point-y="7.77pt">
              <dc:date>2020-04-19T00:00:00</dc:date>
              <text:p text:style-name="P1">P_CA25/-</text:p>
            </office:annotation>
            <text:p>98.7948738895355</text:p>
          </table:table-cell>
          <table:table-cell office:value-type="float" office:value="2.63780226475311" calcext:value-type="float">
            <office:annotation draw:style-name="gr1" draw:text-style-name="P2" svg:width="122.51pt" svg:height="62.99pt" svg:x="429.48pt" svg:y="4072.51pt" draw:caption-point-x="-11.54pt" draw:caption-point-y="7.77pt">
              <dc:date>2020-04-19T00:00:00</dc:date>
              <text:p text:style-name="P1">Swirl3_CA99/-</text:p>
            </office:annotation>
            <text:p>2.63780226475311</text:p>
          </table:table-cell>
          <table:table-cell office:value-type="float" office:value="2531.34074285929" calcext:value-type="float">
            <office:annotation draw:style-name="gr1" draw:text-style-name="P2" svg:width="122.51pt" svg:height="62.99pt" svg:x="489.23pt" svg:y="4072.51pt" draw:caption-point-x="-11.54pt" draw:caption-point-y="7.77pt">
              <dc:date>2020-04-19T00:00:00</dc:date>
              <text:p text:style-name="P1">TB_CA70/-</text:p>
            </office:annotation>
            <text:p>2531.34074285929</text:p>
          </table:table-cell>
          <table:table-cell office:value-type="float" office:value="1010.19237255186" calcext:value-type="float">
            <office:annotation draw:style-name="gr1" draw:text-style-name="P2" svg:width="122.51pt" svg:height="62.99pt" svg:x="548.99pt" svg:y="4072.51pt" draw:caption-point-x="-11.54pt" draw:caption-point-y="7.77pt">
              <dc:date>2020-04-19T00:00:00</dc:date>
              <text:p text:style-name="P1">Temp_CA05/-</text:p>
            </office:annotation>
            <text:p>1010.19237255186</text:p>
          </table:table-cell>
          <table:table-cell office:value-type="float" office:value="1345.90342051345" calcext:value-type="float">
            <office:annotation draw:style-name="gr1" draw:text-style-name="P2" svg:width="122.51pt" svg:height="62.99pt" svg:x="608.74pt" svg:y="4072.51pt" draw:caption-point-x="-11.54pt" draw:caption-point-y="7.77pt">
              <dc:date>2020-04-19T00:00:00</dc:date>
              <text:p text:style-name="P1">Temp_CA50/-</text:p>
            </office:annotation>
            <text:p>1345.90342051345</text:p>
          </table:table-cell>
          <table:table-cell office:value-type="float" office:value="0.162556356363054" calcext:value-type="float">
            <office:annotation draw:style-name="gr1" draw:text-style-name="P2" svg:width="122.51pt" svg:height="62.99pt" svg:x="668.49pt" svg:y="4072.51pt" draw:caption-point-x="-11.54pt" draw:caption-point-y="7.77pt">
              <dc:date>2020-04-19T00:00:00</dc:date>
              <text:p text:style-name="P1">TO2_CA50/-</text:p>
            </office:annotation>
            <text:p>0.162556356363054</text:p>
          </table:table-cell>
          <table:table-cell office:value-type="float" office:value="0.342618958787635" calcext:value-type="float">
            <office:annotation draw:style-name="gr1" draw:text-style-name="P2" svg:width="122.49pt" svg:height="62.99pt" svg:x="728.25pt" svg:y="4072.51pt" draw:caption-point-x="-11.54pt" draw:caption-point-y="7.77pt">
              <dc:date>2020-04-19T00:00:00</dc:date>
              <text:p text:style-name="P1">Vol_CA99/-</text:p>
            </office:annotation>
            <text:p>0.342618958787635</text:p>
          </table:table-cell>
          <table:table-cell office:value-type="float" office:value="0.665009348188387" calcext:value-type="float">
            <text:p>0.665009348188387</text:p>
          </table:table-cell>
          <table:table-cell office:value-type="float" office:value="1.33778708700572" calcext:value-type="float">
            <text:p>1.33778708700572</text:p>
          </table:table-cell>
          <table:table-cell table:style-name="ce4" office:value-type="float" office:value="0.00000020504221" calcext:value-type="float">
            <text:p>2.05E-07</text:p>
          </table:table-cell>
          <table:table-cell office:value-type="float" office:value="55.828887210609" calcext:value-type="float">
            <text:p>55.828887210609</text:p>
          </table:table-cell>
          <table:table-cell office:value-type="float" office:value="49.8162692677487" calcext:value-type="float">
            <text:p>49.8162692677487</text:p>
          </table:table-cell>
          <table:table-cell table:number-columns-repeated="1007"/>
        </table:table-row>
        <table:table-row table:style-name="ro1">
          <table:table-cell office:value-type="float" office:value="354" calcext:value-type="float">
            <text:p>354</text:p>
          </table:table-cell>
          <table:table-cell table:style-name="ce3" office:value-type="float" office:value="44.85013" calcext:value-type="float">
            <text:p>44.85013</text:p>
          </table:table-cell>
          <table:table-cell office:value-type="float" office:value="150.29689" calcext:value-type="float">
            <office:annotation draw:style-name="gr2" draw:text-style-name="P2" svg:width="122.51pt" svg:height="63.01pt" svg:x="190.49pt" svg:y="4087.5pt" draw:caption-point-x="-11.54pt" draw:caption-point-y="7.77pt">
              <dc:date>2020-04-19T00:00:00</dc:date>
              <text:p text:style-name="P1">HRR_max/-</text:p>
            </office:annotation>
            <text:p>150.29689</text:p>
          </table:table-cell>
          <table:table-cell office:value-type="float" office:value="1611.87280446865" calcext:value-type="float">
            <text:p>1611.87280446865</text:p>
          </table:table-cell>
          <table:table-cell office:value-type="float" office:value="68.0072573344976" calcext:value-type="float">
            <office:annotation draw:style-name="gr2" draw:text-style-name="P2" svg:width="122.49pt" svg:height="63.01pt" svg:x="310pt" svg:y="4087.5pt" draw:caption-point-x="-11.54pt" draw:caption-point-y="7.77pt">
              <dc:date>2020-04-19T00:00:00</dc:date>
              <text:p text:style-name="P1">P_CA01/-</text:p>
            </office:annotation>
            <text:p>68.0072573344976</text:p>
          </table:table-cell>
          <table:table-cell office:value-type="float" office:value="120.181624825755" calcext:value-type="float">
            <office:annotation draw:style-name="gr2" draw:text-style-name="P2" svg:width="122.49pt" svg:height="63.01pt" svg:x="369.75pt" svg:y="4087.5pt" draw:caption-point-x="-11.54pt" draw:caption-point-y="7.77pt">
              <dc:date>2020-04-19T00:00:00</dc:date>
              <text:p text:style-name="P1">P_CA25/-</text:p>
            </office:annotation>
            <text:p>120.181624825755</text:p>
          </table:table-cell>
          <table:table-cell office:value-type="float" office:value="2.47858329427031" calcext:value-type="float">
            <office:annotation draw:style-name="gr2" draw:text-style-name="P2" svg:width="122.51pt" svg:height="63.01pt" svg:x="429.48pt" svg:y="4087.5pt" draw:caption-point-x="-11.54pt" draw:caption-point-y="7.77pt">
              <dc:date>2020-04-19T00:00:00</dc:date>
              <text:p text:style-name="P1">Swirl3_CA99/-</text:p>
            </office:annotation>
            <text:p>2.47858329427031</text:p>
          </table:table-cell>
          <table:table-cell office:value-type="float" office:value="2430.81017707154" calcext:value-type="float">
            <office:annotation draw:style-name="gr2" draw:text-style-name="P2" svg:width="122.51pt" svg:height="63.01pt" svg:x="489.23pt" svg:y="4087.5pt" draw:caption-point-x="-11.54pt" draw:caption-point-y="7.77pt">
              <dc:date>2020-04-19T00:00:00</dc:date>
              <text:p text:style-name="P1">TB_CA70/-</text:p>
            </office:annotation>
            <text:p>2430.81017707154</text:p>
          </table:table-cell>
          <table:table-cell office:value-type="float" office:value="1034.20274384468" calcext:value-type="float">
            <office:annotation draw:style-name="gr2" draw:text-style-name="P2" svg:width="122.51pt" svg:height="63.01pt" svg:x="548.99pt" svg:y="4087.5pt" draw:caption-point-x="-11.54pt" draw:caption-point-y="7.77pt">
              <dc:date>2020-04-19T00:00:00</dc:date>
              <text:p text:style-name="P1">Temp_CA05/-</text:p>
            </office:annotation>
            <text:p>1034.20274384468</text:p>
          </table:table-cell>
          <table:table-cell office:value-type="float" office:value="1430.34453625458" calcext:value-type="float">
            <office:annotation draw:style-name="gr2" draw:text-style-name="P2" svg:width="122.51pt" svg:height="63.01pt" svg:x="608.74pt" svg:y="4087.5pt" draw:caption-point-x="-11.54pt" draw:caption-point-y="7.77pt">
              <dc:date>2020-04-19T00:00:00</dc:date>
              <text:p text:style-name="P1">Temp_CA50/-</text:p>
            </office:annotation>
            <text:p>1430.34453625458</text:p>
          </table:table-cell>
          <table:table-cell office:value-type="float" office:value="0.15471331472296" calcext:value-type="float">
            <office:annotation draw:style-name="gr2" draw:text-style-name="P2" svg:width="122.51pt" svg:height="63.01pt" svg:x="668.49pt" svg:y="4087.5pt" draw:caption-point-x="-11.54pt" draw:caption-point-y="7.77pt">
              <dc:date>2020-04-19T00:00:00</dc:date>
              <text:p text:style-name="P1">TO2_CA50/-</text:p>
            </office:annotation>
            <text:p>0.15471331472296</text:p>
          </table:table-cell>
          <table:table-cell office:value-type="float" office:value="0.432127531806747" calcext:value-type="float">
            <office:annotation draw:style-name="gr2" draw:text-style-name="P2" svg:width="122.49pt" svg:height="63.01pt" svg:x="728.25pt" svg:y="4087.5pt" draw:caption-point-x="-11.54pt" draw:caption-point-y="7.77pt">
              <dc:date>2020-04-19T00:00:00</dc:date>
              <text:p text:style-name="P1">Vol_CA99/-</text:p>
            </office:annotation>
            <text:p>0.432127531806747</text:p>
          </table:table-cell>
          <table:table-cell office:value-type="float" office:value="0.360954730999424" calcext:value-type="float">
            <text:p>0.360954730999424</text:p>
          </table:table-cell>
          <table:table-cell office:value-type="float" office:value="1.45429597832756" calcext:value-type="float">
            <text:p>1.45429597832756</text:p>
          </table:table-cell>
          <table:table-cell table:style-name="ce4" office:value-type="float" office:value="0.00000069550515" calcext:value-type="float">
            <text:p>6.96E-07</text:p>
          </table:table-cell>
          <table:table-cell office:value-type="float" office:value="44.3931897088331" calcext:value-type="float">
            <text:p>44.3931897088331</text:p>
          </table:table-cell>
          <table:table-cell office:value-type="float" office:value="42.085863394788" calcext:value-type="float">
            <text:p>42.085863394788</text:p>
          </table:table-cell>
          <table:table-cell table:number-columns-repeated="1007"/>
        </table:table-row>
        <table:table-row table:style-name="ro1">
          <table:table-cell office:value-type="float" office:value="355" calcext:value-type="float">
            <text:p>355</text:p>
          </table:table-cell>
          <table:table-cell table:style-name="ce3" office:value-type="float" office:value="44.87899" calcext:value-type="float">
            <text:p>44.87899</text:p>
          </table:table-cell>
          <table:table-cell office:value-type="float" office:value="154.5556" calcext:value-type="float">
            <office:annotation draw:style-name="gr2" draw:text-style-name="P2" svg:width="122.51pt" svg:height="63.01pt" svg:x="190.49pt" svg:y="4102.5pt" draw:caption-point-x="-11.54pt" draw:caption-point-y="7.77pt">
              <dc:date>2020-04-19T00:00:00</dc:date>
              <text:p text:style-name="P1">HRR_max/-</text:p>
            </office:annotation>
            <text:p>154.5556</text:p>
          </table:table-cell>
          <table:table-cell office:value-type="float" office:value="2018.06887995407" calcext:value-type="float">
            <text:p>2018.06887995407</text:p>
          </table:table-cell>
          <table:table-cell office:value-type="float" office:value="69.1355815828677" calcext:value-type="float">
            <office:annotation draw:style-name="gr2" draw:text-style-name="P2" svg:width="122.49pt" svg:height="63.01pt" svg:x="310pt" svg:y="4102.5pt" draw:caption-point-x="-11.54pt" draw:caption-point-y="7.77pt">
              <dc:date>2020-04-19T00:00:00</dc:date>
              <text:p text:style-name="P1">P_CA01/-</text:p>
            </office:annotation>
            <text:p>69.1355815828677</text:p>
          </table:table-cell>
          <table:table-cell office:value-type="float" office:value="138.989252047424" calcext:value-type="float">
            <office:annotation draw:style-name="gr2" draw:text-style-name="P2" svg:width="122.49pt" svg:height="63.01pt" svg:x="369.75pt" svg:y="4102.5pt" draw:caption-point-x="-11.54pt" draw:caption-point-y="7.77pt">
              <dc:date>2020-04-19T00:00:00</dc:date>
              <text:p text:style-name="P1">P_CA25/-</text:p>
            </office:annotation>
            <text:p>138.989252047424</text:p>
          </table:table-cell>
          <table:table-cell office:value-type="float" office:value="2.31683096656863" calcext:value-type="float">
            <office:annotation draw:style-name="gr2" draw:text-style-name="P2" svg:width="122.51pt" svg:height="63.01pt" svg:x="429.48pt" svg:y="4102.5pt" draw:caption-point-x="-11.54pt" draw:caption-point-y="7.77pt">
              <dc:date>2020-04-19T00:00:00</dc:date>
              <text:p text:style-name="P1">Swirl3_CA99/-</text:p>
            </office:annotation>
            <text:p>2.31683096656863</text:p>
          </table:table-cell>
          <table:table-cell office:value-type="float" office:value="2354.07431457374" calcext:value-type="float">
            <office:annotation draw:style-name="gr2" draw:text-style-name="P2" svg:width="122.51pt" svg:height="63.01pt" svg:x="489.23pt" svg:y="4102.5pt" draw:caption-point-x="-11.54pt" draw:caption-point-y="7.77pt">
              <dc:date>2020-04-19T00:00:00</dc:date>
              <text:p text:style-name="P1">TB_CA70/-</text:p>
            </office:annotation>
            <text:p>2354.07431457374</text:p>
          </table:table-cell>
          <table:table-cell office:value-type="float" office:value="1056.21114435905" calcext:value-type="float">
            <office:annotation draw:style-name="gr2" draw:text-style-name="P2" svg:width="122.51pt" svg:height="63.01pt" svg:x="548.99pt" svg:y="4102.5pt" draw:caption-point-x="-11.54pt" draw:caption-point-y="7.77pt">
              <dc:date>2020-04-19T00:00:00</dc:date>
              <text:p text:style-name="P1">Temp_CA05/-</text:p>
            </office:annotation>
            <text:p>1056.21114435905</text:p>
          </table:table-cell>
          <table:table-cell office:value-type="float" office:value="1505.91820637128" calcext:value-type="float">
            <office:annotation draw:style-name="gr2" draw:text-style-name="P2" svg:width="122.51pt" svg:height="63.01pt" svg:x="608.74pt" svg:y="4102.5pt" draw:caption-point-x="-11.54pt" draw:caption-point-y="7.77pt">
              <dc:date>2020-04-19T00:00:00</dc:date>
              <text:p text:style-name="P1">Temp_CA50/-</text:p>
            </office:annotation>
            <text:p>1505.91820637128</text:p>
          </table:table-cell>
          <table:table-cell office:value-type="float" office:value="0.146021848124363" calcext:value-type="float">
            <office:annotation draw:style-name="gr2" draw:text-style-name="P2" svg:width="122.51pt" svg:height="63.01pt" svg:x="668.49pt" svg:y="4102.5pt" draw:caption-point-x="-11.54pt" draw:caption-point-y="7.77pt">
              <dc:date>2020-04-19T00:00:00</dc:date>
              <text:p text:style-name="P1">TO2_CA50/-</text:p>
            </office:annotation>
            <text:p>0.146021848124363</text:p>
          </table:table-cell>
          <table:table-cell office:value-type="float" office:value="0.553532827176472" calcext:value-type="float">
            <office:annotation draw:style-name="gr2" draw:text-style-name="P2" svg:width="122.49pt" svg:height="63.01pt" svg:x="728.25pt" svg:y="4102.5pt" draw:caption-point-x="-11.54pt" draw:caption-point-y="7.77pt">
              <dc:date>2020-04-19T00:00:00</dc:date>
              <text:p text:style-name="P1">Vol_CA99/-</text:p>
            </office:annotation>
            <text:p>0.553532827176472</text:p>
          </table:table-cell>
          <table:table-cell office:value-type="float" office:value="0.20957373592416" calcext:value-type="float">
            <text:p>0.20957373592416</text:p>
          </table:table-cell>
          <table:table-cell office:value-type="float" office:value="1.51518403817668" calcext:value-type="float">
            <text:p>1.51518403817668</text:p>
          </table:table-cell>
          <table:table-cell table:style-name="ce4" office:value-type="float" office:value="0.0000019252034" calcext:value-type="float">
            <text:p>1.93E-06</text:p>
          </table:table-cell>
          <table:table-cell office:value-type="float" office:value="38.5484702717471" calcext:value-type="float">
            <text:p>38.5484702717471</text:p>
          </table:table-cell>
          <table:table-cell office:value-type="float" office:value="35.5258323450099" calcext:value-type="float">
            <text:p>35.5258323450099</text:p>
          </table:table-cell>
          <table:table-cell table:number-columns-repeated="1007"/>
        </table:table-row>
        <table:table-row table:style-name="ro1">
          <table:table-cell office:value-type="float" office:value="356" calcext:value-type="float">
            <text:p>356</text:p>
          </table:table-cell>
          <table:table-cell table:style-name="ce3" office:value-type="float" office:value="49.50906" calcext:value-type="float">
            <text:p>49.50906</text:p>
          </table:table-cell>
          <table:table-cell office:value-type="float" office:value="156.86296" calcext:value-type="float">
            <office:annotation draw:style-name="gr2" draw:text-style-name="P2" svg:width="122.51pt" svg:height="63.01pt" svg:x="190.49pt" svg:y="4117.49pt" draw:caption-point-x="-11.54pt" draw:caption-point-y="7.77pt">
              <dc:date>2020-04-19T00:00:00</dc:date>
              <text:p text:style-name="P1">HRR_max/-</text:p>
            </office:annotation>
            <text:p>156.86296</text:p>
          </table:table-cell>
          <table:table-cell office:value-type="float" office:value="2443.08280120741" calcext:value-type="float">
            <text:p>2443.08280120741</text:p>
          </table:table-cell>
          <table:table-cell office:value-type="float" office:value="75.8107219061335" calcext:value-type="float">
            <office:annotation draw:style-name="gr2" draw:text-style-name="P2" svg:width="122.49pt" svg:height="63.01pt" svg:x="310pt" svg:y="4117.49pt" draw:caption-point-x="-11.54pt" draw:caption-point-y="7.77pt">
              <dc:date>2020-04-19T00:00:00</dc:date>
              <text:p text:style-name="P1">P_CA01/-</text:p>
            </office:annotation>
            <text:p>75.8107219061335</text:p>
          </table:table-cell>
          <table:table-cell office:value-type="float" office:value="151.414710779074" calcext:value-type="float">
            <office:annotation draw:style-name="gr2" draw:text-style-name="P2" svg:width="122.49pt" svg:height="63.01pt" svg:x="369.75pt" svg:y="4117.49pt" draw:caption-point-x="-11.54pt" draw:caption-point-y="7.77pt">
              <dc:date>2020-04-19T00:00:00</dc:date>
              <text:p text:style-name="P1">P_CA25/-</text:p>
            </office:annotation>
            <text:p>151.414710779074</text:p>
          </table:table-cell>
          <table:table-cell office:value-type="float" office:value="2.17346222135477" calcext:value-type="float">
            <office:annotation draw:style-name="gr2" draw:text-style-name="P2" svg:width="122.51pt" svg:height="63.01pt" svg:x="429.48pt" svg:y="4117.49pt" draw:caption-point-x="-11.54pt" draw:caption-point-y="7.77pt">
              <dc:date>2020-04-19T00:00:00</dc:date>
              <text:p text:style-name="P1">Swirl3_CA99/-</text:p>
            </office:annotation>
            <text:p>2.17346222135477</text:p>
          </table:table-cell>
          <table:table-cell office:value-type="float" office:value="2267.27396071549" calcext:value-type="float">
            <office:annotation draw:style-name="gr2" draw:text-style-name="P2" svg:width="122.51pt" svg:height="63.01pt" svg:x="489.23pt" svg:y="4117.49pt" draw:caption-point-x="-11.54pt" draw:caption-point-y="7.77pt">
              <dc:date>2020-04-19T00:00:00</dc:date>
              <text:p text:style-name="P1">TB_CA70/-</text:p>
            </office:annotation>
            <text:p>2267.27396071549</text:p>
          </table:table-cell>
          <table:table-cell office:value-type="float" office:value="1069.98398004084" calcext:value-type="float">
            <office:annotation draw:style-name="gr2" draw:text-style-name="P2" svg:width="122.51pt" svg:height="63.01pt" svg:x="548.99pt" svg:y="4117.49pt" draw:caption-point-x="-11.54pt" draw:caption-point-y="7.77pt">
              <dc:date>2020-04-19T00:00:00</dc:date>
              <text:p text:style-name="P1">Temp_CA05/-</text:p>
            </office:annotation>
            <text:p>1069.98398004084</text:p>
          </table:table-cell>
          <table:table-cell office:value-type="float" office:value="1561.82662996006" calcext:value-type="float">
            <office:annotation draw:style-name="gr2" draw:text-style-name="P2" svg:width="122.51pt" svg:height="63.01pt" svg:x="608.74pt" svg:y="4117.49pt" draw:caption-point-x="-11.54pt" draw:caption-point-y="7.77pt">
              <dc:date>2020-04-19T00:00:00</dc:date>
              <text:p text:style-name="P1">Temp_CA50/-</text:p>
            </office:annotation>
            <text:p>1561.82662996006</text:p>
          </table:table-cell>
          <table:table-cell office:value-type="float" office:value="0.134607933942374" calcext:value-type="float">
            <office:annotation draw:style-name="gr2" draw:text-style-name="P2" svg:width="122.51pt" svg:height="63.01pt" svg:x="668.49pt" svg:y="4117.49pt" draw:caption-point-x="-11.54pt" draw:caption-point-y="7.77pt">
              <dc:date>2020-04-19T00:00:00</dc:date>
              <text:p text:style-name="P1">TO2_CA50/-</text:p>
            </office:annotation>
            <text:p>0.134607933942374</text:p>
          </table:table-cell>
          <table:table-cell office:value-type="float" office:value="0.703631952123994" calcext:value-type="float">
            <office:annotation draw:style-name="gr2" draw:text-style-name="P2" svg:width="122.49pt" svg:height="63.01pt" svg:x="728.25pt" svg:y="4117.49pt" draw:caption-point-x="-11.54pt" draw:caption-point-y="7.77pt">
              <dc:date>2020-04-19T00:00:00</dc:date>
              <text:p text:style-name="P1">Vol_CA99/-</text:p>
            </office:annotation>
            <text:p>0.703631952123994</text:p>
          </table:table-cell>
          <table:table-cell office:value-type="float" office:value="0.17690168539469" calcext:value-type="float">
            <text:p>0.17690168539469</text:p>
          </table:table-cell>
          <table:table-cell office:value-type="float" office:value="2.05692498907338" calcext:value-type="float">
            <text:p>2.05692498907338</text:p>
          </table:table-cell>
          <table:table-cell table:style-name="ce4" office:value-type="float" office:value="0.0000043799005" calcext:value-type="float">
            <text:p>4.38E-06</text:p>
          </table:table-cell>
          <table:table-cell office:value-type="float" office:value="31.3020349946927" calcext:value-type="float">
            <text:p>31.3020349946927</text:p>
          </table:table-cell>
          <table:table-cell office:value-type="float" office:value="26.685036741381" calcext:value-type="float">
            <text:p>26.685036741381</text:p>
          </table:table-cell>
          <table:table-cell table:number-columns-repeated="1007"/>
        </table:table-row>
        <table:table-row table:style-name="ro1">
          <table:table-cell office:value-type="float" office:value="358" calcext:value-type="float">
            <text:p>358</text:p>
          </table:table-cell>
          <table:table-cell table:style-name="ce3" office:value-type="float" office:value="119.0745" calcext:value-type="float">
            <text:p>119.0745</text:p>
          </table:table-cell>
          <table:table-cell office:value-type="float" office:value="82.8658" calcext:value-type="float">
            <office:annotation draw:style-name="gr2" draw:text-style-name="P2" svg:width="122.51pt" svg:height="63.01pt" svg:x="190.49pt" svg:y="4132.49pt" draw:caption-point-x="-11.54pt" draw:caption-point-y="7.8pt">
              <dc:date>2020-04-19T00:00:00</dc:date>
              <text:p text:style-name="P1">HRR_max/-</text:p>
            </office:annotation>
            <text:p>82.8658</text:p>
          </table:table-cell>
          <table:table-cell office:value-type="float" office:value="391.60417867729" calcext:value-type="float">
            <text:p>391.60417867729</text:p>
          </table:table-cell>
          <table:table-cell office:value-type="float" office:value="47.8536774443751" calcext:value-type="float">
            <office:annotation draw:style-name="gr2" draw:text-style-name="P2" svg:width="122.49pt" svg:height="63.01pt" svg:x="310pt" svg:y="4132.49pt" draw:caption-point-x="-11.54pt" draw:caption-point-y="7.8pt">
              <dc:date>2020-04-19T00:00:00</dc:date>
              <text:p text:style-name="P1">P_CA01/-</text:p>
            </office:annotation>
            <text:p>47.8536774443751</text:p>
          </table:table-cell>
          <table:table-cell office:value-type="float" office:value="56.5022255558176" calcext:value-type="float">
            <office:annotation draw:style-name="gr2" draw:text-style-name="P2" svg:width="122.49pt" svg:height="63.01pt" svg:x="369.75pt" svg:y="4132.49pt" draw:caption-point-x="-11.54pt" draw:caption-point-y="7.8pt">
              <dc:date>2020-04-19T00:00:00</dc:date>
              <text:p text:style-name="P1">P_CA25/-</text:p>
            </office:annotation>
            <text:p>56.5022255558176</text:p>
          </table:table-cell>
          <table:table-cell office:value-type="float" office:value="2.88014464346375" calcext:value-type="float">
            <office:annotation draw:style-name="gr2" draw:text-style-name="P2" svg:width="122.51pt" svg:height="63.01pt" svg:x="429.48pt" svg:y="4132.49pt" draw:caption-point-x="-11.54pt" draw:caption-point-y="7.8pt">
              <dc:date>2020-04-19T00:00:00</dc:date>
              <text:p text:style-name="P1">Swirl3_CA99/-</text:p>
            </office:annotation>
            <text:p>2.88014464346375</text:p>
          </table:table-cell>
          <table:table-cell office:value-type="float" office:value="2454.47226325766" calcext:value-type="float">
            <office:annotation draw:style-name="gr2" draw:text-style-name="P2" svg:width="122.51pt" svg:height="63.01pt" svg:x="489.23pt" svg:y="4132.49pt" draw:caption-point-x="-11.54pt" draw:caption-point-y="7.8pt">
              <dc:date>2020-04-19T00:00:00</dc:date>
              <text:p text:style-name="P1">TB_CA70/-</text:p>
            </office:annotation>
            <text:p>2454.47226325766</text:p>
          </table:table-cell>
          <table:table-cell office:value-type="float" office:value="958.727750300806" calcext:value-type="float">
            <office:annotation draw:style-name="gr2" draw:text-style-name="P2" svg:width="122.51pt" svg:height="63.01pt" svg:x="548.99pt" svg:y="4132.49pt" draw:caption-point-x="-11.54pt" draw:caption-point-y="7.8pt">
              <dc:date>2020-04-19T00:00:00</dc:date>
              <text:p text:style-name="P1">Temp_CA05/-</text:p>
            </office:annotation>
            <text:p>958.727750300806</text:p>
          </table:table-cell>
          <table:table-cell office:value-type="float" office:value="1119.90715977336" calcext:value-type="float">
            <office:annotation draw:style-name="gr2" draw:text-style-name="P2" svg:width="122.51pt" svg:height="63.01pt" svg:x="608.74pt" svg:y="4132.49pt" draw:caption-point-x="-11.54pt" draw:caption-point-y="7.8pt">
              <dc:date>2020-04-19T00:00:00</dc:date>
              <text:p text:style-name="P1">Temp_CA50/-</text:p>
            </office:annotation>
            <text:p>1119.90715977336</text:p>
          </table:table-cell>
          <table:table-cell office:value-type="float" office:value="0.181715197152456" calcext:value-type="float">
            <office:annotation draw:style-name="gr2" draw:text-style-name="P2" svg:width="122.51pt" svg:height="63.01pt" svg:x="668.49pt" svg:y="4132.49pt" draw:caption-point-x="-11.54pt" draw:caption-point-y="7.8pt">
              <dc:date>2020-04-19T00:00:00</dc:date>
              <text:p text:style-name="P1">TO2_CA50/-</text:p>
            </office:annotation>
            <text:p>0.181715197152456</text:p>
          </table:table-cell>
          <table:table-cell office:value-type="float" office:value="0.250446636963005" calcext:value-type="float">
            <office:annotation draw:style-name="gr2" draw:text-style-name="P2" svg:width="122.49pt" svg:height="63.01pt" svg:x="728.25pt" svg:y="4132.49pt" draw:caption-point-x="-11.54pt" draw:caption-point-y="7.8pt">
              <dc:date>2020-04-19T00:00:00</dc:date>
              <text:p text:style-name="P1">Vol_CA99/-</text:p>
            </office:annotation>
            <text:p>0.250446636963005</text:p>
          </table:table-cell>
          <table:table-cell office:value-type="float" office:value="2.80112278829143" calcext:value-type="float">
            <text:p>2.80112278829143</text:p>
          </table:table-cell>
          <table:table-cell office:value-type="float" office:value="0.969682184764852" calcext:value-type="float">
            <text:p>0.969682184764852</text:p>
          </table:table-cell>
          <table:table-cell table:style-name="ce4" office:value-type="float" office:value="0.000000016999737" calcext:value-type="float">
            <text:p>1.70E-08</text:p>
          </table:table-cell>
          <table:table-cell office:value-type="float" office:value="51.7884600460545" calcext:value-type="float">
            <text:p>51.7884600460545</text:p>
          </table:table-cell>
          <table:table-cell office:value-type="float" office:value="66.8688319877803" calcext:value-type="float">
            <text:p>66.8688319877803</text:p>
          </table:table-cell>
          <table:table-cell table:number-columns-repeated="1007"/>
        </table:table-row>
        <table:table-row table:style-name="ro1">
          <table:table-cell office:value-type="float" office:value="359" calcext:value-type="float">
            <text:p>359</text:p>
          </table:table-cell>
          <table:table-cell table:style-name="ce3" office:value-type="float" office:value="65.50273" calcext:value-type="float">
            <text:p>65.50273</text:p>
          </table:table-cell>
          <table:table-cell office:value-type="float" office:value="122.70309" calcext:value-type="float">
            <office:annotation draw:style-name="gr1" draw:text-style-name="P2" svg:width="122.51pt" svg:height="62.99pt" svg:x="190.49pt" svg:y="4147.51pt" draw:caption-point-x="-11.54pt" draw:caption-point-y="7.77pt">
              <dc:date>2020-04-19T00:00:00</dc:date>
              <text:p text:style-name="P1">HRR_max/-</text:p>
            </office:annotation>
            <text:p>122.70309</text:p>
          </table:table-cell>
          <table:table-cell office:value-type="float" office:value="776.630209052148" calcext:value-type="float">
            <text:p>776.630209052148</text:p>
          </table:table-cell>
          <table:table-cell office:value-type="float" office:value="55.5698493966303" calcext:value-type="float">
            <office:annotation draw:style-name="gr1" draw:text-style-name="P2" svg:width="122.49pt" svg:height="62.99pt" svg:x="310pt" svg:y="4147.51pt" draw:caption-point-x="-11.54pt" draw:caption-point-y="7.77pt">
              <dc:date>2020-04-19T00:00:00</dc:date>
              <text:p text:style-name="P1">P_CA01/-</text:p>
            </office:annotation>
            <text:p>55.5698493966303</text:p>
          </table:table-cell>
          <table:table-cell office:value-type="float" office:value="74.9686706043764" calcext:value-type="float">
            <office:annotation draw:style-name="gr1" draw:text-style-name="P2" svg:width="122.49pt" svg:height="62.99pt" svg:x="369.75pt" svg:y="4147.51pt" draw:caption-point-x="-11.54pt" draw:caption-point-y="7.77pt">
              <dc:date>2020-04-19T00:00:00</dc:date>
              <text:p text:style-name="P1">P_CA25/-</text:p>
            </office:annotation>
            <text:p>74.9686706043764</text:p>
          </table:table-cell>
          <table:table-cell office:value-type="float" office:value="2.70089725529954" calcext:value-type="float">
            <office:annotation draw:style-name="gr1" draw:text-style-name="P2" svg:width="122.51pt" svg:height="62.99pt" svg:x="429.48pt" svg:y="4147.51pt" draw:caption-point-x="-11.54pt" draw:caption-point-y="7.77pt">
              <dc:date>2020-04-19T00:00:00</dc:date>
              <text:p text:style-name="P1">Swirl3_CA99/-</text:p>
            </office:annotation>
            <text:p>2.70089725529954</text:p>
          </table:table-cell>
          <table:table-cell office:value-type="float" office:value="2586.15310827503" calcext:value-type="float">
            <office:annotation draw:style-name="gr1" draw:text-style-name="P2" svg:width="122.51pt" svg:height="62.99pt" svg:x="489.23pt" svg:y="4147.51pt" draw:caption-point-x="-11.54pt" draw:caption-point-y="7.77pt">
              <dc:date>2020-04-19T00:00:00</dc:date>
              <text:p text:style-name="P1">TB_CA70/-</text:p>
            </office:annotation>
            <text:p>2586.15310827503</text:p>
          </table:table-cell>
          <table:table-cell office:value-type="float" office:value="970.213612711863" calcext:value-type="float">
            <office:annotation draw:style-name="gr1" draw:text-style-name="P2" svg:width="122.51pt" svg:height="62.99pt" svg:x="548.99pt" svg:y="4147.51pt" draw:caption-point-x="-11.54pt" draw:caption-point-y="7.77pt">
              <dc:date>2020-04-19T00:00:00</dc:date>
              <text:p text:style-name="P1">Temp_CA05/-</text:p>
            </office:annotation>
            <text:p>970.213612711863</text:p>
          </table:table-cell>
          <table:table-cell office:value-type="float" office:value="1250.07224931239" calcext:value-type="float">
            <office:annotation draw:style-name="gr1" draw:text-style-name="P2" svg:width="122.51pt" svg:height="62.99pt" svg:x="608.74pt" svg:y="4147.51pt" draw:caption-point-x="-11.54pt" draw:caption-point-y="7.77pt">
              <dc:date>2020-04-19T00:00:00</dc:date>
              <text:p text:style-name="P1">Temp_CA50/-</text:p>
            </office:annotation>
            <text:p>1250.07224931239</text:p>
          </table:table-cell>
          <table:table-cell office:value-type="float" office:value="0.171119479885233" calcext:value-type="float">
            <office:annotation draw:style-name="gr1" draw:text-style-name="P2" svg:width="122.51pt" svg:height="62.99pt" svg:x="668.49pt" svg:y="4147.51pt" draw:caption-point-x="-11.54pt" draw:caption-point-y="7.77pt">
              <dc:date>2020-04-19T00:00:00</dc:date>
              <text:p text:style-name="P1">TO2_CA50/-</text:p>
            </office:annotation>
            <text:p>0.171119479885233</text:p>
          </table:table-cell>
          <table:table-cell office:value-type="float" office:value="0.322607134123458" calcext:value-type="float">
            <office:annotation draw:style-name="gr1" draw:text-style-name="P2" svg:width="122.49pt" svg:height="62.99pt" svg:x="728.25pt" svg:y="4147.51pt" draw:caption-point-x="-11.54pt" draw:caption-point-y="7.77pt">
              <dc:date>2020-04-19T00:00:00</dc:date>
              <text:p text:style-name="P1">Vol_CA99/-</text:p>
            </office:annotation>
            <text:p>0.322607134123458</text:p>
          </table:table-cell>
          <table:table-cell office:value-type="float" office:value="1.48212023022403" calcext:value-type="float">
            <text:p>1.48212023022403</text:p>
          </table:table-cell>
          <table:table-cell office:value-type="float" office:value="1.13524554149104" calcext:value-type="float">
            <text:p>1.13524554149104</text:p>
          </table:table-cell>
          <table:table-cell table:style-name="ce4" office:value-type="float" office:value="0.00000011513616" calcext:value-type="float">
            <text:p>1.15E-07</text:p>
          </table:table-cell>
          <table:table-cell office:value-type="float" office:value="55.0769005216483" calcext:value-type="float">
            <text:p>55.0769005216483</text:p>
          </table:table-cell>
          <table:table-cell office:value-type="float" office:value="64.202400261772" calcext:value-type="float">
            <text:p>64.202400261772</text:p>
          </table:table-cell>
          <table:table-cell table:number-columns-repeated="1007"/>
        </table:table-row>
        <table:table-row table:style-name="ro1">
          <table:table-cell office:value-type="float" office:value="360" calcext:value-type="float">
            <text:p>360</text:p>
          </table:table-cell>
          <table:table-cell table:style-name="ce3" office:value-type="float" office:value="54.54026" calcext:value-type="float">
            <text:p>54.54026</text:p>
          </table:table-cell>
          <table:table-cell office:value-type="float" office:value="136.78032" calcext:value-type="float">
            <office:annotation draw:style-name="gr1" draw:text-style-name="P2" svg:width="122.51pt" svg:height="62.99pt" svg:x="190.49pt" svg:y="4162.51pt" draw:caption-point-x="-11.54pt" draw:caption-point-y="7.77pt">
              <dc:date>2020-04-19T00:00:00</dc:date>
              <text:p text:style-name="P1">HRR_max/-</text:p>
            </office:annotation>
            <text:p>136.78032</text:p>
          </table:table-cell>
          <table:table-cell office:value-type="float" office:value="1234.63273229926" calcext:value-type="float">
            <text:p>1234.63273229926</text:p>
          </table:table-cell>
          <table:table-cell office:value-type="float" office:value="59.9418012811033" calcext:value-type="float">
            <office:annotation draw:style-name="gr1" draw:text-style-name="P2" svg:width="122.49pt" svg:height="62.99pt" svg:x="310pt" svg:y="4162.51pt" draw:caption-point-x="-11.54pt" draw:caption-point-y="7.77pt">
              <dc:date>2020-04-19T00:00:00</dc:date>
              <text:p text:style-name="P1">P_CA01/-</text:p>
            </office:annotation>
            <text:p>59.9418012811033</text:p>
          </table:table-cell>
          <table:table-cell office:value-type="float" office:value="90.9276406332256" calcext:value-type="float">
            <office:annotation draw:style-name="gr1" draw:text-style-name="P2" svg:width="122.49pt" svg:height="62.99pt" svg:x="369.75pt" svg:y="4162.51pt" draw:caption-point-x="-11.54pt" draw:caption-point-y="7.77pt">
              <dc:date>2020-04-19T00:00:00</dc:date>
              <text:p text:style-name="P1">P_CA25/-</text:p>
            </office:annotation>
            <text:p>90.9276406332256</text:p>
          </table:table-cell>
          <table:table-cell office:value-type="float" office:value="2.45564921251391" calcext:value-type="float">
            <office:annotation draw:style-name="gr1" draw:text-style-name="P2" svg:width="122.51pt" svg:height="62.99pt" svg:x="429.48pt" svg:y="4162.51pt" draw:caption-point-x="-11.54pt" draw:caption-point-y="7.77pt">
              <dc:date>2020-04-19T00:00:00</dc:date>
              <text:p text:style-name="P1">Swirl3_CA99/-</text:p>
            </office:annotation>
            <text:p>2.45564921251391</text:p>
          </table:table-cell>
          <table:table-cell office:value-type="float" office:value="2538.72653528219" calcext:value-type="float">
            <office:annotation draw:style-name="gr1" draw:text-style-name="P2" svg:width="122.51pt" svg:height="62.99pt" svg:x="489.23pt" svg:y="4162.51pt" draw:caption-point-x="-11.54pt" draw:caption-point-y="7.77pt">
              <dc:date>2020-04-19T00:00:00</dc:date>
              <text:p text:style-name="P1">TB_CA70/-</text:p>
            </office:annotation>
            <text:p>2538.72653528219</text:p>
          </table:table-cell>
          <table:table-cell office:value-type="float" office:value="1020.75008907927" calcext:value-type="float">
            <office:annotation draw:style-name="gr1" draw:text-style-name="P2" svg:width="122.51pt" svg:height="62.99pt" svg:x="548.99pt" svg:y="4162.51pt" draw:caption-point-x="-11.54pt" draw:caption-point-y="7.77pt">
              <dc:date>2020-04-19T00:00:00</dc:date>
              <text:p text:style-name="P1">Temp_CA05/-</text:p>
            </office:annotation>
            <text:p>1020.75008907927</text:p>
          </table:table-cell>
          <table:table-cell office:value-type="float" office:value="1375.1087938577" calcext:value-type="float">
            <office:annotation draw:style-name="gr1" draw:text-style-name="P2" svg:width="122.51pt" svg:height="62.99pt" svg:x="608.74pt" svg:y="4162.51pt" draw:caption-point-x="-11.54pt" draw:caption-point-y="7.77pt">
              <dc:date>2020-04-19T00:00:00</dc:date>
              <text:p text:style-name="P1">Temp_CA50/-</text:p>
            </office:annotation>
            <text:p>1375.1087938577</text:p>
          </table:table-cell>
          <table:table-cell office:value-type="float" office:value="0.157849889154166" calcext:value-type="float">
            <office:annotation draw:style-name="gr1" draw:text-style-name="P2" svg:width="122.51pt" svg:height="62.99pt" svg:x="668.49pt" svg:y="4162.51pt" draw:caption-point-x="-11.54pt" draw:caption-point-y="7.77pt">
              <dc:date>2020-04-19T00:00:00</dc:date>
              <text:p text:style-name="P1">TO2_CA50/-</text:p>
            </office:annotation>
            <text:p>0.157849889154166</text:p>
          </table:table-cell>
          <table:table-cell office:value-type="float" office:value="0.458063522091212" calcext:value-type="float">
            <office:annotation draw:style-name="gr1" draw:text-style-name="P2" svg:width="122.49pt" svg:height="62.99pt" svg:x="728.25pt" svg:y="4162.51pt" draw:caption-point-x="-11.54pt" draw:caption-point-y="7.77pt">
              <dc:date>2020-04-19T00:00:00</dc:date>
              <text:p text:style-name="P1">Vol_CA99/-</text:p>
            </office:annotation>
            <text:p>0.458063522091212</text:p>
          </table:table-cell>
          <table:table-cell office:value-type="float" office:value="0.923337039641374" calcext:value-type="float">
            <text:p>0.923337039641374</text:p>
          </table:table-cell>
          <table:table-cell office:value-type="float" office:value="1.21174015199751" calcext:value-type="float">
            <text:p>1.21174015199751</text:p>
          </table:table-cell>
          <table:table-cell table:style-name="ce4" office:value-type="float" office:value="0.00000071869044" calcext:value-type="float">
            <text:p>7.19E-07</text:p>
          </table:table-cell>
          <table:table-cell office:value-type="float" office:value="69.4737041888348" calcext:value-type="float">
            <text:p>69.4737041888348</text:p>
          </table:table-cell>
          <table:table-cell office:value-type="float" office:value="57.4515061947231" calcext:value-type="float">
            <text:p>57.4515061947231</text:p>
          </table:table-cell>
          <table:table-cell table:number-columns-repeated="1007"/>
        </table:table-row>
        <table:table-row table:style-name="ro1">
          <table:table-cell office:value-type="float" office:value="361" calcext:value-type="float">
            <text:p>361</text:p>
          </table:table-cell>
          <table:table-cell table:style-name="ce3" office:value-type="float" office:value="47.10576" calcext:value-type="float">
            <text:p>47.10576</text:p>
          </table:table-cell>
          <table:table-cell office:value-type="float" office:value="137.52982" calcext:value-type="float">
            <office:annotation draw:style-name="gr2" draw:text-style-name="P2" svg:width="122.51pt" svg:height="63.01pt" svg:x="190.49pt" svg:y="4177.5pt" draw:caption-point-x="-11.54pt" draw:caption-point-y="7.77pt">
              <dc:date>2020-04-19T00:00:00</dc:date>
              <text:p text:style-name="P1">HRR_max/-</text:p>
            </office:annotation>
            <text:p>137.52982</text:p>
          </table:table-cell>
          <table:table-cell office:value-type="float" office:value="1750.40333780564" calcext:value-type="float">
            <text:p>1750.40333780564</text:p>
          </table:table-cell>
          <table:table-cell office:value-type="float" office:value="67.796278423533" calcext:value-type="float">
            <office:annotation draw:style-name="gr2" draw:text-style-name="P2" svg:width="122.49pt" svg:height="63.01pt" svg:x="310pt" svg:y="4177.5pt" draw:caption-point-x="-11.54pt" draw:caption-point-y="7.77pt">
              <dc:date>2020-04-19T00:00:00</dc:date>
              <text:p text:style-name="P1">P_CA01/-</text:p>
            </office:annotation>
            <text:p>67.796278423533</text:p>
          </table:table-cell>
          <table:table-cell office:value-type="float" office:value="110.847090542996" calcext:value-type="float">
            <office:annotation draw:style-name="gr2" draw:text-style-name="P2" svg:width="122.49pt" svg:height="63.01pt" svg:x="369.75pt" svg:y="4177.5pt" draw:caption-point-x="-11.54pt" draw:caption-point-y="7.77pt">
              <dc:date>2020-04-19T00:00:00</dc:date>
              <text:p text:style-name="P1">P_CA25/-</text:p>
            </office:annotation>
            <text:p>110.847090542996</text:p>
          </table:table-cell>
          <table:table-cell office:value-type="float" office:value="2.32284590241433" calcext:value-type="float">
            <office:annotation draw:style-name="gr2" draw:text-style-name="P2" svg:width="122.51pt" svg:height="63.01pt" svg:x="429.48pt" svg:y="4177.5pt" draw:caption-point-x="-11.54pt" draw:caption-point-y="7.77pt">
              <dc:date>2020-04-19T00:00:00</dc:date>
              <text:p text:style-name="P1">Swirl3_CA99/-</text:p>
            </office:annotation>
            <text:p>2.32284590241433</text:p>
          </table:table-cell>
          <table:table-cell office:value-type="float" office:value="2395.04053616681" calcext:value-type="float">
            <office:annotation draw:style-name="gr2" draw:text-style-name="P2" svg:width="122.51pt" svg:height="63.01pt" svg:x="489.23pt" svg:y="4177.5pt" draw:caption-point-x="-11.54pt" draw:caption-point-y="7.77pt">
              <dc:date>2020-04-19T00:00:00</dc:date>
              <text:p text:style-name="P1">TB_CA70/-</text:p>
            </office:annotation>
            <text:p>2395.04053616681</text:p>
          </table:table-cell>
          <table:table-cell office:value-type="float" office:value="1044.06873318789" calcext:value-type="float">
            <office:annotation draw:style-name="gr2" draw:text-style-name="P2" svg:width="122.51pt" svg:height="63.01pt" svg:x="548.99pt" svg:y="4177.5pt" draw:caption-point-x="-11.54pt" draw:caption-point-y="7.77pt">
              <dc:date>2020-04-19T00:00:00</dc:date>
              <text:p text:style-name="P1">Temp_CA05/-</text:p>
            </office:annotation>
            <text:p>1044.06873318789</text:p>
          </table:table-cell>
          <table:table-cell office:value-type="float" office:value="1454.99589089391" calcext:value-type="float">
            <office:annotation draw:style-name="gr2" draw:text-style-name="P2" svg:width="122.51pt" svg:height="63.01pt" svg:x="608.74pt" svg:y="4177.5pt" draw:caption-point-x="-11.54pt" draw:caption-point-y="7.77pt">
              <dc:date>2020-04-19T00:00:00</dc:date>
              <text:p text:style-name="P1">Temp_CA50/-</text:p>
            </office:annotation>
            <text:p>1454.99589089391</text:p>
          </table:table-cell>
          <table:table-cell office:value-type="float" office:value="0.153624884459698" calcext:value-type="float">
            <office:annotation draw:style-name="gr2" draw:text-style-name="P2" svg:width="122.51pt" svg:height="63.01pt" svg:x="668.49pt" svg:y="4177.5pt" draw:caption-point-x="-11.54pt" draw:caption-point-y="7.77pt">
              <dc:date>2020-04-19T00:00:00</dc:date>
              <text:p text:style-name="P1">TO2_CA50/-</text:p>
            </office:annotation>
            <text:p>0.153624884459698</text:p>
          </table:table-cell>
          <table:table-cell office:value-type="float" office:value="0.572078221068849" calcext:value-type="float">
            <office:annotation draw:style-name="gr2" draw:text-style-name="P2" svg:width="122.49pt" svg:height="63.01pt" svg:x="728.25pt" svg:y="4177.5pt" draw:caption-point-x="-11.54pt" draw:caption-point-y="7.77pt">
              <dc:date>2020-04-19T00:00:00</dc:date>
              <text:p text:style-name="P1">Vol_CA99/-</text:p>
            </office:annotation>
            <text:p>0.572078221068849</text:p>
          </table:table-cell>
          <table:table-cell office:value-type="float" office:value="0.540856442988146" calcext:value-type="float">
            <text:p>0.540856442988146</text:p>
          </table:table-cell>
          <table:table-cell office:value-type="float" office:value="1.36069064412625" calcext:value-type="float">
            <text:p>1.36069064412625</text:p>
          </table:table-cell>
          <table:table-cell table:style-name="ce4" office:value-type="float" office:value="0.0000017091457" calcext:value-type="float">
            <text:p>1.71E-06</text:p>
          </table:table-cell>
          <table:table-cell office:value-type="float" office:value="59.2907160236713" calcext:value-type="float">
            <text:p>59.2907160236713</text:p>
          </table:table-cell>
          <table:table-cell office:value-type="float" office:value="45.1358930089166" calcext:value-type="float">
            <text:p>45.1358930089166</text:p>
          </table:table-cell>
          <table:table-cell table:number-columns-repeated="1007"/>
        </table:table-row>
        <table:table-row table:style-name="ro1">
          <table:table-cell office:value-type="float" office:value="363" calcext:value-type="float">
            <text:p>363</text:p>
          </table:table-cell>
          <table:table-cell table:style-name="ce3" office:value-type="float" office:value="174.5475" calcext:value-type="float">
            <text:p>174.5475</text:p>
          </table:table-cell>
          <table:table-cell office:value-type="float" office:value="84.10457" calcext:value-type="float">
            <office:annotation draw:style-name="gr2" draw:text-style-name="P2" svg:width="122.51pt" svg:height="63.01pt" svg:x="190.49pt" svg:y="4192.5pt" draw:caption-point-x="-11.54pt" draw:caption-point-y="7.77pt">
              <dc:date>2020-04-19T00:00:00</dc:date>
              <text:p text:style-name="P1">HRR_max/-</text:p>
            </office:annotation>
            <text:p>84.10457</text:p>
          </table:table-cell>
          <table:table-cell office:value-type="float" office:value="427.804263054645" calcext:value-type="float">
            <text:p>427.804263054645</text:p>
          </table:table-cell>
          <table:table-cell office:value-type="float" office:value="47.4067643286892" calcext:value-type="float">
            <office:annotation draw:style-name="gr2" draw:text-style-name="P2" svg:width="122.49pt" svg:height="63.01pt" svg:x="310pt" svg:y="4192.5pt" draw:caption-point-x="-11.54pt" draw:caption-point-y="7.77pt">
              <dc:date>2020-04-19T00:00:00</dc:date>
              <text:p text:style-name="P1">P_CA01/-</text:p>
            </office:annotation>
            <text:p>47.4067643286892</text:p>
          </table:table-cell>
          <table:table-cell office:value-type="float" office:value="55.3048361264769" calcext:value-type="float">
            <office:annotation draw:style-name="gr2" draw:text-style-name="P2" svg:width="122.49pt" svg:height="63.01pt" svg:x="369.75pt" svg:y="4192.5pt" draw:caption-point-x="-11.54pt" draw:caption-point-y="7.77pt">
              <dc:date>2020-04-19T00:00:00</dc:date>
              <text:p text:style-name="P1">P_CA25/-</text:p>
            </office:annotation>
            <text:p>55.3048361264769</text:p>
          </table:table-cell>
          <table:table-cell office:value-type="float" office:value="2.83417968601368" calcext:value-type="float">
            <office:annotation draw:style-name="gr2" draw:text-style-name="P2" svg:width="122.51pt" svg:height="63.01pt" svg:x="429.48pt" svg:y="4192.5pt" draw:caption-point-x="-11.54pt" draw:caption-point-y="7.77pt">
              <dc:date>2020-04-19T00:00:00</dc:date>
              <text:p text:style-name="P1">Swirl3_CA99/-</text:p>
            </office:annotation>
            <text:p>2.83417968601368</text:p>
          </table:table-cell>
          <table:table-cell office:value-type="float" office:value="2478.19730128953" calcext:value-type="float">
            <office:annotation draw:style-name="gr2" draw:text-style-name="P2" svg:width="122.51pt" svg:height="63.01pt" svg:x="489.23pt" svg:y="4192.5pt" draw:caption-point-x="-11.54pt" draw:caption-point-y="7.77pt">
              <dc:date>2020-04-19T00:00:00</dc:date>
              <text:p text:style-name="P1">TB_CA70/-</text:p>
            </office:annotation>
            <text:p>2478.19730128953</text:p>
          </table:table-cell>
          <table:table-cell office:value-type="float" office:value="957.440658134435" calcext:value-type="float">
            <office:annotation draw:style-name="gr2" draw:text-style-name="P2" svg:width="122.51pt" svg:height="63.01pt" svg:x="548.99pt" svg:y="4192.5pt" draw:caption-point-x="-11.54pt" draw:caption-point-y="7.77pt">
              <dc:date>2020-04-19T00:00:00</dc:date>
              <text:p text:style-name="P1">Temp_CA05/-</text:p>
            </office:annotation>
            <text:p>957.440658134435</text:p>
          </table:table-cell>
          <table:table-cell office:value-type="float" office:value="1127.71535457882" calcext:value-type="float">
            <office:annotation draw:style-name="gr2" draw:text-style-name="P2" svg:width="122.51pt" svg:height="63.01pt" svg:x="608.74pt" svg:y="4192.5pt" draw:caption-point-x="-11.54pt" draw:caption-point-y="7.77pt">
              <dc:date>2020-04-19T00:00:00</dc:date>
              <text:p text:style-name="P1">Temp_CA50/-</text:p>
            </office:annotation>
            <text:p>1127.71535457882</text:p>
          </table:table-cell>
          <table:table-cell office:value-type="float" office:value="0.184126076548599" calcext:value-type="float">
            <office:annotation draw:style-name="gr2" draw:text-style-name="P2" svg:width="122.51pt" svg:height="63.01pt" svg:x="668.49pt" svg:y="4192.5pt" draw:caption-point-x="-11.54pt" draw:caption-point-y="7.77pt">
              <dc:date>2020-04-19T00:00:00</dc:date>
              <text:p text:style-name="P1">TO2_CA50/-</text:p>
            </office:annotation>
            <text:p>0.184126076548599</text:p>
          </table:table-cell>
          <table:table-cell office:value-type="float" office:value="0.26874782170051" calcext:value-type="float">
            <office:annotation draw:style-name="gr2" draw:text-style-name="P2" svg:width="122.49pt" svg:height="63.01pt" svg:x="728.25pt" svg:y="4192.5pt" draw:caption-point-x="-11.54pt" draw:caption-point-y="7.77pt">
              <dc:date>2020-04-19T00:00:00</dc:date>
              <text:p text:style-name="P1">Vol_CA99/-</text:p>
            </office:annotation>
            <text:p>0.26874782170051</text:p>
          </table:table-cell>
          <table:table-cell office:value-type="float" office:value="2.92163144345188" calcext:value-type="float">
            <text:p>2.92163144345188</text:p>
          </table:table-cell>
          <table:table-cell office:value-type="float" office:value="1.02746741371289" calcext:value-type="float">
            <text:p>1.02746741371289</text:p>
          </table:table-cell>
          <table:table-cell table:style-name="ce4" office:value-type="float" office:value="0.00000002335795" calcext:value-type="float">
            <text:p>2.34E-08</text:p>
          </table:table-cell>
          <table:table-cell office:value-type="float" office:value="58.7256158908771" calcext:value-type="float">
            <text:p>58.7256158908771</text:p>
          </table:table-cell>
          <table:table-cell office:value-type="float" office:value="72.3581589580475" calcext:value-type="float">
            <text:p>72.3581589580475</text:p>
          </table:table-cell>
          <table:table-cell table:number-columns-repeated="1007"/>
        </table:table-row>
        <table:table-row table:style-name="ro1">
          <table:table-cell office:value-type="float" office:value="364" calcext:value-type="float">
            <text:p>364</text:p>
          </table:table-cell>
          <table:table-cell table:style-name="ce3" office:value-type="float" office:value="98.6608" calcext:value-type="float">
            <text:p>98.6608</text:p>
          </table:table-cell>
          <table:table-cell office:value-type="float" office:value="113.35199" calcext:value-type="float">
            <office:annotation draw:style-name="gr2" draw:text-style-name="P2" svg:width="122.51pt" svg:height="63.01pt" svg:x="190.49pt" svg:y="4207.49pt" draw:caption-point-x="-11.54pt" draw:caption-point-y="7.77pt">
              <dc:date>2020-04-19T00:00:00</dc:date>
              <text:p text:style-name="P1">HRR_max/-</text:p>
            </office:annotation>
            <text:p>113.35199</text:p>
          </table:table-cell>
          <table:table-cell office:value-type="float" office:value="729.526862801161" calcext:value-type="float">
            <text:p>729.526862801161</text:p>
          </table:table-cell>
          <table:table-cell office:value-type="float" office:value="51.5507520699673" calcext:value-type="float">
            <office:annotation draw:style-name="gr2" draw:text-style-name="P2" svg:width="122.49pt" svg:height="63.01pt" svg:x="310pt" svg:y="4207.49pt" draw:caption-point-x="-11.54pt" draw:caption-point-y="7.77pt">
              <dc:date>2020-04-19T00:00:00</dc:date>
              <text:p text:style-name="P1">P_CA01/-</text:p>
            </office:annotation>
            <text:p>51.5507520699673</text:p>
          </table:table-cell>
          <table:table-cell office:value-type="float" office:value="68.0864526058242" calcext:value-type="float">
            <office:annotation draw:style-name="gr2" draw:text-style-name="P2" svg:width="122.49pt" svg:height="63.01pt" svg:x="369.75pt" svg:y="4207.49pt" draw:caption-point-x="-11.54pt" draw:caption-point-y="7.77pt">
              <dc:date>2020-04-19T00:00:00</dc:date>
              <text:p text:style-name="P1">P_CA25/-</text:p>
            </office:annotation>
            <text:p>68.0864526058242</text:p>
          </table:table-cell>
          <table:table-cell office:value-type="float" office:value="2.72378613464035" calcext:value-type="float">
            <office:annotation draw:style-name="gr2" draw:text-style-name="P2" svg:width="122.51pt" svg:height="63.01pt" svg:x="429.48pt" svg:y="4207.49pt" draw:caption-point-x="-11.54pt" draw:caption-point-y="7.77pt">
              <dc:date>2020-04-19T00:00:00</dc:date>
              <text:p text:style-name="P1">Swirl3_CA99/-</text:p>
            </office:annotation>
            <text:p>2.72378613464035</text:p>
          </table:table-cell>
          <table:table-cell office:value-type="float" office:value="2616.22382765421" calcext:value-type="float">
            <office:annotation draw:style-name="gr2" draw:text-style-name="P2" svg:width="122.51pt" svg:height="63.01pt" svg:x="489.23pt" svg:y="4207.49pt" draw:caption-point-x="-11.54pt" draw:caption-point-y="7.77pt">
              <dc:date>2020-04-19T00:00:00</dc:date>
              <text:p text:style-name="P1">TB_CA70/-</text:p>
            </office:annotation>
            <text:p>2616.22382765421</text:p>
          </table:table-cell>
          <table:table-cell office:value-type="float" office:value="963.357888959139" calcext:value-type="float">
            <office:annotation draw:style-name="gr2" draw:text-style-name="P2" svg:width="122.51pt" svg:height="63.01pt" svg:x="548.99pt" svg:y="4207.49pt" draw:caption-point-x="-11.54pt" draw:caption-point-y="7.77pt">
              <dc:date>2020-04-19T00:00:00</dc:date>
              <text:p text:style-name="P1">Temp_CA05/-</text:p>
            </office:annotation>
            <text:p>963.357888959139</text:p>
          </table:table-cell>
          <table:table-cell office:value-type="float" office:value="1237.25077004927" calcext:value-type="float">
            <office:annotation draw:style-name="gr2" draw:text-style-name="P2" svg:width="122.51pt" svg:height="63.01pt" svg:x="608.74pt" svg:y="4207.49pt" draw:caption-point-x="-11.54pt" draw:caption-point-y="7.77pt">
              <dc:date>2020-04-19T00:00:00</dc:date>
              <text:p text:style-name="P1">Temp_CA50/-</text:p>
            </office:annotation>
            <text:p>1237.25077004927</text:p>
          </table:table-cell>
          <table:table-cell office:value-type="float" office:value="0.1790849898912" calcext:value-type="float">
            <office:annotation draw:style-name="gr2" draw:text-style-name="P2" svg:width="122.51pt" svg:height="63.01pt" svg:x="668.49pt" svg:y="4207.49pt" draw:caption-point-x="-11.54pt" draw:caption-point-y="7.77pt">
              <dc:date>2020-04-19T00:00:00</dc:date>
              <text:p text:style-name="P1">TO2_CA50/-</text:p>
            </office:annotation>
            <text:p>0.1790849898912</text:p>
          </table:table-cell>
          <table:table-cell office:value-type="float" office:value="0.312116461737211" calcext:value-type="float">
            <office:annotation draw:style-name="gr2" draw:text-style-name="P2" svg:width="122.49pt" svg:height="63.01pt" svg:x="728.25pt" svg:y="4207.49pt" draw:caption-point-x="-11.54pt" draw:caption-point-y="7.77pt">
              <dc:date>2020-04-19T00:00:00</dc:date>
              <text:p text:style-name="P1">Vol_CA99/-</text:p>
            </office:annotation>
            <text:p>0.312116461737211</text:p>
          </table:table-cell>
          <table:table-cell office:value-type="float" office:value="1.60693291313192" calcext:value-type="float">
            <text:p>1.60693291313192</text:p>
          </table:table-cell>
          <table:table-cell office:value-type="float" office:value="1.12571203509152" calcext:value-type="float">
            <text:p>1.12571203509152</text:p>
          </table:table-cell>
          <table:table-cell table:style-name="ce4" office:value-type="float" office:value="0.00000007592633" calcext:value-type="float">
            <text:p>7.59E-08</text:p>
          </table:table-cell>
          <table:table-cell office:value-type="float" office:value="53.3389033472571" calcext:value-type="float">
            <text:p>53.3389033472571</text:p>
          </table:table-cell>
          <table:table-cell office:value-type="float" office:value="68.3103676338522" calcext:value-type="float">
            <text:p>68.3103676338522</text:p>
          </table:table-cell>
          <table:table-cell table:number-columns-repeated="1007"/>
        </table:table-row>
        <table:table-row table:style-name="ro1">
          <table:table-cell office:value-type="float" office:value="365" calcext:value-type="float">
            <text:p>365</text:p>
          </table:table-cell>
          <table:table-cell table:style-name="ce3" office:value-type="float" office:value="99.993" calcext:value-type="float">
            <text:p>99.993</text:p>
          </table:table-cell>
          <table:table-cell office:value-type="float" office:value="112.87828" calcext:value-type="float">
            <office:annotation draw:style-name="gr2" draw:text-style-name="P2" svg:width="122.51pt" svg:height="63.01pt" svg:x="190.49pt" svg:y="4222.49pt" draw:caption-point-x="-11.54pt" draw:caption-point-y="7.8pt">
              <dc:date>2020-04-19T00:00:00</dc:date>
              <text:p text:style-name="P1">HRR_max/-</text:p>
            </office:annotation>
            <text:p>112.87828</text:p>
          </table:table-cell>
          <table:table-cell office:value-type="float" office:value="726.435467566781" calcext:value-type="float">
            <text:p>726.435467566781</text:p>
          </table:table-cell>
          <table:table-cell office:value-type="float" office:value="51.4894082721748" calcext:value-type="float">
            <office:annotation draw:style-name="gr2" draw:text-style-name="P2" svg:width="122.49pt" svg:height="63.01pt" svg:x="310pt" svg:y="4222.49pt" draw:caption-point-x="-11.54pt" draw:caption-point-y="7.8pt">
              <dc:date>2020-04-19T00:00:00</dc:date>
              <text:p text:style-name="P1">P_CA01/-</text:p>
            </office:annotation>
            <text:p>51.4894082721748</text:p>
          </table:table-cell>
          <table:table-cell office:value-type="float" office:value="68.151524798651" calcext:value-type="float">
            <office:annotation draw:style-name="gr2" draw:text-style-name="P2" svg:width="122.49pt" svg:height="63.01pt" svg:x="369.75pt" svg:y="4222.49pt" draw:caption-point-x="-11.54pt" draw:caption-point-y="7.8pt">
              <dc:date>2020-04-19T00:00:00</dc:date>
              <text:p text:style-name="P1">P_CA25/-</text:p>
            </office:annotation>
            <text:p>68.151524798651</text:p>
          </table:table-cell>
          <table:table-cell office:value-type="float" office:value="2.7265992179201" calcext:value-type="float">
            <office:annotation draw:style-name="gr2" draw:text-style-name="P2" svg:width="122.51pt" svg:height="63.01pt" svg:x="429.48pt" svg:y="4222.49pt" draw:caption-point-x="-11.54pt" draw:caption-point-y="7.8pt">
              <dc:date>2020-04-19T00:00:00</dc:date>
              <text:p text:style-name="P1">Swirl3_CA99/-</text:p>
            </office:annotation>
            <text:p>2.7265992179201</text:p>
          </table:table-cell>
          <table:table-cell office:value-type="float" office:value="2615.68075507895" calcext:value-type="float">
            <office:annotation draw:style-name="gr2" draw:text-style-name="P2" svg:width="122.51pt" svg:height="63.01pt" svg:x="489.23pt" svg:y="4222.49pt" draw:caption-point-x="-11.54pt" draw:caption-point-y="7.8pt">
              <dc:date>2020-04-19T00:00:00</dc:date>
              <text:p text:style-name="P1">TB_CA70/-</text:p>
            </office:annotation>
            <text:p>2615.68075507895</text:p>
          </table:table-cell>
          <table:table-cell office:value-type="float" office:value="963.241409416947" calcext:value-type="float">
            <office:annotation draw:style-name="gr2" draw:text-style-name="P2" svg:width="122.51pt" svg:height="63.01pt" svg:x="548.99pt" svg:y="4222.49pt" draw:caption-point-x="-11.54pt" draw:caption-point-y="7.8pt">
              <dc:date>2020-04-19T00:00:00</dc:date>
              <text:p text:style-name="P1">Temp_CA05/-</text:p>
            </office:annotation>
            <text:p>963.241409416947</text:p>
          </table:table-cell>
          <table:table-cell office:value-type="float" office:value="1236.89651449948" calcext:value-type="float">
            <office:annotation draw:style-name="gr2" draw:text-style-name="P2" svg:width="122.51pt" svg:height="63.01pt" svg:x="608.74pt" svg:y="4222.49pt" draw:caption-point-x="-11.54pt" draw:caption-point-y="7.8pt">
              <dc:date>2020-04-19T00:00:00</dc:date>
              <text:p text:style-name="P1">Temp_CA50/-</text:p>
            </office:annotation>
            <text:p>1236.89651449948</text:p>
          </table:table-cell>
          <table:table-cell office:value-type="float" office:value="0.179120915779258" calcext:value-type="float">
            <office:annotation draw:style-name="gr2" draw:text-style-name="P2" svg:width="122.51pt" svg:height="63.01pt" svg:x="668.49pt" svg:y="4222.49pt" draw:caption-point-x="-11.54pt" draw:caption-point-y="7.8pt">
              <dc:date>2020-04-19T00:00:00</dc:date>
              <text:p text:style-name="P1">TO2_CA50/-</text:p>
            </office:annotation>
            <text:p>0.179120915779258</text:p>
          </table:table-cell>
          <table:table-cell office:value-type="float" office:value="0.311226048565473" calcext:value-type="float">
            <office:annotation draw:style-name="gr2" draw:text-style-name="P2" svg:width="122.49pt" svg:height="63.01pt" svg:x="728.25pt" svg:y="4222.49pt" draw:caption-point-x="-11.54pt" draw:caption-point-y="7.8pt">
              <dc:date>2020-04-19T00:00:00</dc:date>
              <text:p text:style-name="P1">Vol_CA99/-</text:p>
            </office:annotation>
            <text:p>0.311226048565473</text:p>
          </table:table-cell>
          <table:table-cell office:value-type="float" office:value="1.61391630657377" calcext:value-type="float">
            <text:p>1.61391630657377</text:p>
          </table:table-cell>
          <table:table-cell office:value-type="float" office:value="1.12031677624294" calcext:value-type="float">
            <text:p>1.12031677624294</text:p>
          </table:table-cell>
          <table:table-cell table:style-name="ce4" office:value-type="float" office:value="0.00000007460578" calcext:value-type="float">
            <text:p>7.46E-08</text:p>
          </table:table-cell>
          <table:table-cell office:value-type="float" office:value="53.2189336610326" calcext:value-type="float">
            <text:p>53.2189336610326</text:p>
          </table:table-cell>
          <table:table-cell office:value-type="float" office:value="68.1582879999506" calcext:value-type="float">
            <text:p>68.1582879999506</text:p>
          </table:table-cell>
          <table:table-cell table:number-columns-repeated="1007"/>
        </table:table-row>
        <table:table-row table:style-name="ro1">
          <table:table-cell office:value-type="float" office:value="369" calcext:value-type="float">
            <text:p>369</text:p>
          </table:table-cell>
          <table:table-cell table:style-name="ce3" office:value-type="float" office:value="70.01199" calcext:value-type="float">
            <text:p>70.01199</text:p>
          </table:table-cell>
          <table:table-cell office:value-type="float" office:value="199.63484" calcext:value-type="float">
            <office:annotation draw:style-name="gr1" draw:text-style-name="P2" svg:width="122.51pt" svg:height="62.99pt" svg:x="190.49pt" svg:y="4237.51pt" draw:caption-point-x="-11.54pt" draw:caption-point-y="7.77pt">
              <dc:date>2020-04-19T00:00:00</dc:date>
              <text:p text:style-name="P1">HRR_max/-</text:p>
            </office:annotation>
            <text:p>199.63484</text:p>
          </table:table-cell>
          <table:table-cell office:value-type="float" office:value="809.879770975519" calcext:value-type="float">
            <text:p>809.879770975519</text:p>
          </table:table-cell>
          <table:table-cell office:value-type="float" office:value="47.3535567429162" calcext:value-type="float">
            <office:annotation draw:style-name="gr1" draw:text-style-name="P2" svg:width="122.49pt" svg:height="62.99pt" svg:x="310pt" svg:y="4237.51pt" draw:caption-point-x="-11.54pt" draw:caption-point-y="7.77pt">
              <dc:date>2020-04-19T00:00:00</dc:date>
              <text:p text:style-name="P1">P_CA01/-</text:p>
            </office:annotation>
            <text:p>47.3535567429162</text:p>
          </table:table-cell>
          <table:table-cell office:value-type="float" office:value="50.0826710367859" calcext:value-type="float">
            <office:annotation draw:style-name="gr1" draw:text-style-name="P2" svg:width="122.49pt" svg:height="62.99pt" svg:x="369.75pt" svg:y="4237.51pt" draw:caption-point-x="-11.54pt" draw:caption-point-y="7.77pt">
              <dc:date>2020-04-19T00:00:00</dc:date>
              <text:p text:style-name="P1">P_CA25/-</text:p>
            </office:annotation>
            <text:p>50.0826710367859</text:p>
          </table:table-cell>
          <table:table-cell office:value-type="float" office:value="1.94535227587669" calcext:value-type="float">
            <office:annotation draw:style-name="gr1" draw:text-style-name="P2" svg:width="122.51pt" svg:height="62.99pt" svg:x="429.48pt" svg:y="4237.51pt" draw:caption-point-x="-11.54pt" draw:caption-point-y="7.77pt">
              <dc:date>2020-04-19T00:00:00</dc:date>
              <text:p text:style-name="P1">Swirl3_CA99/-</text:p>
            </office:annotation>
            <text:p>1.94535227587669</text:p>
          </table:table-cell>
          <table:table-cell office:value-type="float" office:value="2446.60485561443" calcext:value-type="float">
            <office:annotation draw:style-name="gr1" draw:text-style-name="P2" svg:width="122.51pt" svg:height="62.99pt" svg:x="489.23pt" svg:y="4237.51pt" draw:caption-point-x="-11.54pt" draw:caption-point-y="7.77pt">
              <dc:date>2020-04-19T00:00:00</dc:date>
              <text:p text:style-name="P1">TB_CA70/-</text:p>
            </office:annotation>
            <text:p>2446.60485561443</text:p>
          </table:table-cell>
          <table:table-cell office:value-type="float" office:value="914.333611420253" calcext:value-type="float">
            <office:annotation draw:style-name="gr1" draw:text-style-name="P2" svg:width="122.51pt" svg:height="62.99pt" svg:x="548.99pt" svg:y="4237.51pt" draw:caption-point-x="-11.54pt" draw:caption-point-y="7.77pt">
              <dc:date>2020-04-19T00:00:00</dc:date>
              <text:p text:style-name="P1">Temp_CA05/-</text:p>
            </office:annotation>
            <text:p>914.333611420253</text:p>
          </table:table-cell>
          <table:table-cell office:value-type="float" office:value="1286.07227399953" calcext:value-type="float">
            <office:annotation draw:style-name="gr1" draw:text-style-name="P2" svg:width="122.51pt" svg:height="62.99pt" svg:x="608.74pt" svg:y="4237.51pt" draw:caption-point-x="-11.54pt" draw:caption-point-y="7.77pt">
              <dc:date>2020-04-19T00:00:00</dc:date>
              <text:p text:style-name="P1">Temp_CA50/-</text:p>
            </office:annotation>
            <text:p>1286.07227399953</text:p>
          </table:table-cell>
          <table:table-cell office:value-type="float" office:value="0.138032537027938" calcext:value-type="float">
            <office:annotation draw:style-name="gr1" draw:text-style-name="P2" svg:width="122.51pt" svg:height="62.99pt" svg:x="668.49pt" svg:y="4237.51pt" draw:caption-point-x="-11.54pt" draw:caption-point-y="7.77pt">
              <dc:date>2020-04-19T00:00:00</dc:date>
              <text:p text:style-name="P1">TO2_CA50/-</text:p>
            </office:annotation>
            <text:p>0.138032537027938</text:p>
          </table:table-cell>
          <table:table-cell office:value-type="float" office:value="0.393509188279999" calcext:value-type="float">
            <office:annotation draw:style-name="gr1" draw:text-style-name="P2" svg:width="122.49pt" svg:height="62.99pt" svg:x="728.25pt" svg:y="4237.51pt" draw:caption-point-x="-11.54pt" draw:caption-point-y="7.77pt">
              <dc:date>2020-04-19T00:00:00</dc:date>
              <text:p text:style-name="P1">Vol_CA99/-</text:p>
            </office:annotation>
            <text:p>0.393509188279999</text:p>
          </table:table-cell>
          <table:table-cell office:value-type="float" office:value="1.89984921594848" calcext:value-type="float">
            <text:p>1.89984921594848</text:p>
          </table:table-cell>
          <table:table-cell office:value-type="float" office:value="3.2981410157699" calcext:value-type="float">
            <text:p>3.2981410157699</text:p>
          </table:table-cell>
          <table:table-cell table:style-name="ce4" office:value-type="float" office:value="0.0000008446648" calcext:value-type="float">
            <text:p>8.45E-07</text:p>
          </table:table-cell>
          <table:table-cell office:value-type="float" office:value="37.7525012392226" calcext:value-type="float">
            <text:p>37.7525012392226</text:p>
          </table:table-cell>
          <table:table-cell office:value-type="float" office:value="48.5242402165785" calcext:value-type="float">
            <text:p>48.5242402165785</text:p>
          </table:table-cell>
          <table:table-cell table:number-columns-repeated="1007"/>
        </table:table-row>
        <table:table-row table:style-name="ro1">
          <table:table-cell office:value-type="float" office:value="370" calcext:value-type="float">
            <text:p>370</text:p>
          </table:table-cell>
          <table:table-cell table:style-name="ce3" office:value-type="float" office:value="64.30496" calcext:value-type="float">
            <text:p>64.30496</text:p>
          </table:table-cell>
          <table:table-cell office:value-type="float" office:value="209.12381" calcext:value-type="float">
            <office:annotation draw:style-name="gr1" draw:text-style-name="P2" svg:width="122.51pt" svg:height="62.99pt" svg:x="190.49pt" svg:y="4252.51pt" draw:caption-point-x="-11.54pt" draw:caption-point-y="7.77pt">
              <dc:date>2020-04-19T00:00:00</dc:date>
              <text:p text:style-name="P1">HRR_max/-</text:p>
            </office:annotation>
            <text:p>209.12381</text:p>
          </table:table-cell>
          <table:table-cell office:value-type="float" office:value="942.711205916878" calcext:value-type="float">
            <text:p>942.711205916878</text:p>
          </table:table-cell>
          <table:table-cell office:value-type="float" office:value="49.3062952434993" calcext:value-type="float">
            <office:annotation draw:style-name="gr1" draw:text-style-name="P2" svg:width="122.49pt" svg:height="62.99pt" svg:x="310pt" svg:y="4252.51pt" draw:caption-point-x="-11.54pt" draw:caption-point-y="7.77pt">
              <dc:date>2020-04-19T00:00:00</dc:date>
              <text:p text:style-name="P1">P_CA01/-</text:p>
            </office:annotation>
            <text:p>49.3062952434993</text:p>
          </table:table-cell>
          <table:table-cell office:value-type="float" office:value="54.2674088668956" calcext:value-type="float">
            <office:annotation draw:style-name="gr1" draw:text-style-name="P2" svg:width="122.49pt" svg:height="62.99pt" svg:x="369.75pt" svg:y="4252.51pt" draw:caption-point-x="-11.54pt" draw:caption-point-y="7.77pt">
              <dc:date>2020-04-19T00:00:00</dc:date>
              <text:p text:style-name="P1">P_CA25/-</text:p>
            </office:annotation>
            <text:p>54.2674088668956</text:p>
          </table:table-cell>
          <table:table-cell office:value-type="float" office:value="1.92949761228859" calcext:value-type="float">
            <office:annotation draw:style-name="gr1" draw:text-style-name="P2" svg:width="122.51pt" svg:height="62.99pt" svg:x="429.48pt" svg:y="4252.51pt" draw:caption-point-x="-11.54pt" draw:caption-point-y="7.77pt">
              <dc:date>2020-04-19T00:00:00</dc:date>
              <text:p text:style-name="P1">Swirl3_CA99/-</text:p>
            </office:annotation>
            <text:p>1.92949761228859</text:p>
          </table:table-cell>
          <table:table-cell office:value-type="float" office:value="2443.04592014974" calcext:value-type="float">
            <office:annotation draw:style-name="gr1" draw:text-style-name="P2" svg:width="122.51pt" svg:height="62.99pt" svg:x="489.23pt" svg:y="4252.51pt" draw:caption-point-x="-11.54pt" draw:caption-point-y="7.77pt">
              <dc:date>2020-04-19T00:00:00</dc:date>
              <text:p text:style-name="P1">TB_CA70/-</text:p>
            </office:annotation>
            <text:p>2443.04592014974</text:p>
          </table:table-cell>
          <table:table-cell office:value-type="float" office:value="930.138607284409" calcext:value-type="float">
            <office:annotation draw:style-name="gr1" draw:text-style-name="P2" svg:width="122.51pt" svg:height="62.99pt" svg:x="548.99pt" svg:y="4252.51pt" draw:caption-point-x="-11.54pt" draw:caption-point-y="7.77pt">
              <dc:date>2020-04-19T00:00:00</dc:date>
              <text:p text:style-name="P1">Temp_CA05/-</text:p>
            </office:annotation>
            <text:p>930.138607284409</text:p>
          </table:table-cell>
          <table:table-cell office:value-type="float" office:value="1353.07323497033" calcext:value-type="float">
            <office:annotation draw:style-name="gr1" draw:text-style-name="P2" svg:width="122.51pt" svg:height="62.99pt" svg:x="608.74pt" svg:y="4252.51pt" draw:caption-point-x="-11.54pt" draw:caption-point-y="7.77pt">
              <dc:date>2020-04-19T00:00:00</dc:date>
              <text:p text:style-name="P1">Temp_CA50/-</text:p>
            </office:annotation>
            <text:p>1353.07323497033</text:p>
          </table:table-cell>
          <table:table-cell office:value-type="float" office:value="0.130426232050955" calcext:value-type="float">
            <office:annotation draw:style-name="gr1" draw:text-style-name="P2" svg:width="122.51pt" svg:height="62.99pt" svg:x="668.49pt" svg:y="4252.51pt" draw:caption-point-x="-11.54pt" draw:caption-point-y="7.77pt">
              <dc:date>2020-04-19T00:00:00</dc:date>
              <text:p text:style-name="P1">TO2_CA50/-</text:p>
            </office:annotation>
            <text:p>0.130426232050955</text:p>
          </table:table-cell>
          <table:table-cell office:value-type="float" office:value="0.399328151054021" calcext:value-type="float">
            <office:annotation draw:style-name="gr1" draw:text-style-name="P2" svg:width="122.49pt" svg:height="62.99pt" svg:x="728.25pt" svg:y="4252.51pt" draw:caption-point-x="-11.54pt" draw:caption-point-y="7.77pt">
              <dc:date>2020-04-19T00:00:00</dc:date>
              <text:p text:style-name="P1">Vol_CA99/-</text:p>
            </office:annotation>
            <text:p>0.399328151054021</text:p>
          </table:table-cell>
          <table:table-cell office:value-type="float" office:value="1.94125794427712" calcext:value-type="float">
            <text:p>1.94125794427712</text:p>
          </table:table-cell>
          <table:table-cell office:value-type="float" office:value="4.46920538500756" calcext:value-type="float">
            <text:p>4.46920538500756</text:p>
          </table:table-cell>
          <table:table-cell table:style-name="ce4" office:value-type="float" office:value="0.0000010112666" calcext:value-type="float">
            <text:p>1.01E-06</text:p>
          </table:table-cell>
          <table:table-cell office:value-type="float" office:value="23.8962054906619" calcext:value-type="float">
            <text:p>23.8962054906619</text:p>
          </table:table-cell>
          <table:table-cell office:value-type="float" office:value="45.216136167967" calcext:value-type="float">
            <text:p>45.216136167967</text:p>
          </table:table-cell>
          <table:table-cell table:number-columns-repeated="1007"/>
        </table:table-row>
        <table:table-row table:style-name="ro1">
          <table:table-cell office:value-type="float" office:value="374" calcext:value-type="float">
            <text:p>374</text:p>
          </table:table-cell>
          <table:table-cell table:style-name="ce3" office:value-type="float" office:value="49.89735" calcext:value-type="float">
            <text:p>49.89735</text:p>
          </table:table-cell>
          <table:table-cell office:value-type="float" office:value="188.71535" calcext:value-type="float">
            <office:annotation draw:style-name="gr2" draw:text-style-name="P2" svg:width="122.51pt" svg:height="63.01pt" svg:x="190.49pt" svg:y="4267.5pt" draw:caption-point-x="-11.54pt" draw:caption-point-y="7.77pt">
              <dc:date>2020-04-19T00:00:00</dc:date>
              <text:p text:style-name="P1">HRR_max/-</text:p>
            </office:annotation>
            <text:p>188.71535</text:p>
          </table:table-cell>
          <table:table-cell office:value-type="float" office:value="815.733152893643" calcext:value-type="float">
            <text:p>815.733152893643</text:p>
          </table:table-cell>
          <table:table-cell office:value-type="float" office:value="51.5316200882617" calcext:value-type="float">
            <office:annotation draw:style-name="gr2" draw:text-style-name="P2" svg:width="122.49pt" svg:height="63.01pt" svg:x="310pt" svg:y="4267.5pt" draw:caption-point-x="-11.54pt" draw:caption-point-y="7.77pt">
              <dc:date>2020-04-19T00:00:00</dc:date>
              <text:p text:style-name="P1">P_CA01/-</text:p>
            </office:annotation>
            <text:p>51.5316200882617</text:p>
          </table:table-cell>
          <table:table-cell office:value-type="float" office:value="54.6493407952578" calcext:value-type="float">
            <office:annotation draw:style-name="gr2" draw:text-style-name="P2" svg:width="122.49pt" svg:height="63.01pt" svg:x="369.75pt" svg:y="4267.5pt" draw:caption-point-x="-11.54pt" draw:caption-point-y="7.77pt">
              <dc:date>2020-04-19T00:00:00</dc:date>
              <text:p text:style-name="P1">P_CA25/-</text:p>
            </office:annotation>
            <text:p>54.6493407952578</text:p>
          </table:table-cell>
          <table:table-cell office:value-type="float" office:value="2.08839113063515" calcext:value-type="float">
            <office:annotation draw:style-name="gr2" draw:text-style-name="P2" svg:width="122.51pt" svg:height="63.01pt" svg:x="429.48pt" svg:y="4267.5pt" draw:caption-point-x="-11.54pt" draw:caption-point-y="7.77pt">
              <dc:date>2020-04-19T00:00:00</dc:date>
              <text:p text:style-name="P1">Swirl3_CA99/-</text:p>
            </office:annotation>
            <text:p>2.08839113063515</text:p>
          </table:table-cell>
          <table:table-cell office:value-type="float" office:value="2478.8817392023" calcext:value-type="float">
            <office:annotation draw:style-name="gr2" draw:text-style-name="P2" svg:width="122.51pt" svg:height="63.01pt" svg:x="489.23pt" svg:y="4267.5pt" draw:caption-point-x="-11.54pt" draw:caption-point-y="7.77pt">
              <dc:date>2020-04-19T00:00:00</dc:date>
              <text:p text:style-name="P1">TB_CA70/-</text:p>
            </office:annotation>
            <text:p>2478.8817392023</text:p>
          </table:table-cell>
          <table:table-cell office:value-type="float" office:value="919.34402340238" calcext:value-type="float">
            <office:annotation draw:style-name="gr2" draw:text-style-name="P2" svg:width="122.51pt" svg:height="63.01pt" svg:x="548.99pt" svg:y="4267.5pt" draw:caption-point-x="-11.54pt" draw:caption-point-y="7.77pt">
              <dc:date>2020-04-19T00:00:00</dc:date>
              <text:p text:style-name="P1">Temp_CA05/-</text:p>
            </office:annotation>
            <text:p>919.34402340238</text:p>
          </table:table-cell>
          <table:table-cell office:value-type="float" office:value="1273.08403466588" calcext:value-type="float">
            <office:annotation draw:style-name="gr2" draw:text-style-name="P2" svg:width="122.51pt" svg:height="63.01pt" svg:x="608.74pt" svg:y="4267.5pt" draw:caption-point-x="-11.54pt" draw:caption-point-y="7.77pt">
              <dc:date>2020-04-19T00:00:00</dc:date>
              <text:p text:style-name="P1">Temp_CA50/-</text:p>
            </office:annotation>
            <text:p>1273.08403466588</text:p>
          </table:table-cell>
          <table:table-cell office:value-type="float" office:value="0.14396266798668" calcext:value-type="float">
            <office:annotation draw:style-name="gr2" draw:text-style-name="P2" svg:width="122.51pt" svg:height="63.01pt" svg:x="668.49pt" svg:y="4267.5pt" draw:caption-point-x="-11.54pt" draw:caption-point-y="7.77pt">
              <dc:date>2020-04-19T00:00:00</dc:date>
              <text:p text:style-name="P1">TO2_CA50/-</text:p>
            </office:annotation>
            <text:p>0.14396266798668</text:p>
          </table:table-cell>
          <table:table-cell office:value-type="float" office:value="0.405190834789876" calcext:value-type="float">
            <office:annotation draw:style-name="gr2" draw:text-style-name="P2" svg:width="122.49pt" svg:height="63.01pt" svg:x="728.25pt" svg:y="4267.5pt" draw:caption-point-x="-11.54pt" draw:caption-point-y="7.77pt">
              <dc:date>2020-04-19T00:00:00</dc:date>
              <text:p text:style-name="P1">Vol_CA99/-</text:p>
            </office:annotation>
            <text:p>0.405190834789876</text:p>
          </table:table-cell>
          <table:table-cell office:value-type="float" office:value="1.77031738276722" calcext:value-type="float">
            <text:p>1.77031738276722</text:p>
          </table:table-cell>
          <table:table-cell office:value-type="float" office:value="3.74963216519636" calcext:value-type="float">
            <text:p>3.74963216519636</text:p>
          </table:table-cell>
          <table:table-cell table:style-name="ce4" office:value-type="float" office:value="0.0000008935467" calcext:value-type="float">
            <text:p>8.94E-07</text:p>
          </table:table-cell>
          <table:table-cell office:value-type="float" office:value="41.5014917308512" calcext:value-type="float">
            <text:p>41.5014917308512</text:p>
          </table:table-cell>
          <table:table-cell office:value-type="float" office:value="52.9804082902331" calcext:value-type="float">
            <text:p>52.9804082902331</text:p>
          </table:table-cell>
          <table:table-cell table:number-columns-repeated="1007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ce3" office:value-type="float" office:value="45.51327" calcext:value-type="float">
            <text:p>45.51327</text:p>
          </table:table-cell>
          <table:table-cell office:value-type="float" office:value="223.07675" calcext:value-type="float">
            <office:annotation draw:style-name="gr2" draw:text-style-name="P2" svg:width="122.51pt" svg:height="63.01pt" svg:x="190.49pt" svg:y="4282.5pt" draw:caption-point-x="-11.54pt" draw:caption-point-y="7.77pt">
              <dc:date>2020-04-19T00:00:00</dc:date>
              <text:p text:style-name="P1">HRR_max/-</text:p>
            </office:annotation>
            <text:p>223.07675</text:p>
          </table:table-cell>
          <table:table-cell office:value-type="float" office:value="1174.24239055069" calcext:value-type="float">
            <text:p>1174.24239055069</text:p>
          </table:table-cell>
          <table:table-cell office:value-type="float" office:value="56.5511573128742" calcext:value-type="float">
            <office:annotation draw:style-name="gr2" draw:text-style-name="P2" svg:width="122.49pt" svg:height="63.01pt" svg:x="310pt" svg:y="4282.5pt" draw:caption-point-x="-11.54pt" draw:caption-point-y="7.77pt">
              <dc:date>2020-04-19T00:00:00</dc:date>
              <text:p text:style-name="P1">P_CA01/-</text:p>
            </office:annotation>
            <text:p>56.5511573128742</text:p>
          </table:table-cell>
          <table:table-cell office:value-type="float" office:value="64.7622487520643" calcext:value-type="float">
            <office:annotation draw:style-name="gr2" draw:text-style-name="P2" svg:width="122.49pt" svg:height="63.01pt" svg:x="369.75pt" svg:y="4282.5pt" draw:caption-point-x="-11.54pt" draw:caption-point-y="7.77pt">
              <dc:date>2020-04-19T00:00:00</dc:date>
              <text:p text:style-name="P1">P_CA25/-</text:p>
            </office:annotation>
            <text:p>64.7622487520643</text:p>
          </table:table-cell>
          <table:table-cell office:value-type="float" office:value="2.05554696199743" calcext:value-type="float">
            <office:annotation draw:style-name="gr2" draw:text-style-name="P2" svg:width="122.51pt" svg:height="63.01pt" svg:x="429.48pt" svg:y="4282.5pt" draw:caption-point-x="-11.54pt" draw:caption-point-y="7.77pt">
              <dc:date>2020-04-19T00:00:00</dc:date>
              <text:p text:style-name="P1">Swirl3_CA99/-</text:p>
            </office:annotation>
            <text:p>2.05554696199743</text:p>
          </table:table-cell>
          <table:table-cell office:value-type="float" office:value="2523.07233868653" calcext:value-type="float">
            <office:annotation draw:style-name="gr2" draw:text-style-name="P2" svg:width="122.51pt" svg:height="63.01pt" svg:x="489.23pt" svg:y="4282.5pt" draw:caption-point-x="-11.54pt" draw:caption-point-y="7.77pt">
              <dc:date>2020-04-19T00:00:00</dc:date>
              <text:p text:style-name="P1">TB_CA70/-</text:p>
            </office:annotation>
            <text:p>2523.07233868653</text:p>
          </table:table-cell>
          <table:table-cell office:value-type="float" office:value="946.90671505707" calcext:value-type="float">
            <office:annotation draw:style-name="gr2" draw:text-style-name="P2" svg:width="122.51pt" svg:height="63.01pt" svg:x="548.99pt" svg:y="4282.5pt" draw:caption-point-x="-11.54pt" draw:caption-point-y="7.77pt">
              <dc:date>2020-04-19T00:00:00</dc:date>
              <text:p text:style-name="P1">Temp_CA05/-</text:p>
            </office:annotation>
            <text:p>946.90671505707</text:p>
          </table:table-cell>
          <table:table-cell office:value-type="float" office:value="1426.55420555154" calcext:value-type="float">
            <office:annotation draw:style-name="gr2" draw:text-style-name="P2" svg:width="122.51pt" svg:height="63.01pt" svg:x="608.74pt" svg:y="4282.5pt" draw:caption-point-x="-11.54pt" draw:caption-point-y="7.77pt">
              <dc:date>2020-04-19T00:00:00</dc:date>
              <text:p text:style-name="P1">Temp_CA50/-</text:p>
            </office:annotation>
            <text:p>1426.55420555154</text:p>
          </table:table-cell>
          <table:table-cell office:value-type="float" office:value="0.132492270745249" calcext:value-type="float">
            <office:annotation draw:style-name="gr2" draw:text-style-name="P2" svg:width="122.51pt" svg:height="63.01pt" svg:x="668.49pt" svg:y="4282.5pt" draw:caption-point-x="-11.54pt" draw:caption-point-y="7.77pt">
              <dc:date>2020-04-19T00:00:00</dc:date>
              <text:p text:style-name="P1">TO2_CA50/-</text:p>
            </office:annotation>
            <text:p>0.132492270745249</text:p>
          </table:table-cell>
          <table:table-cell office:value-type="float" office:value="0.418713986502662" calcext:value-type="float">
            <office:annotation draw:style-name="gr2" draw:text-style-name="P2" svg:width="122.49pt" svg:height="63.01pt" svg:x="728.25pt" svg:y="4282.5pt" draw:caption-point-x="-11.54pt" draw:caption-point-y="7.77pt">
              <dc:date>2020-04-19T00:00:00</dc:date>
              <text:p text:style-name="P1">Vol_CA99/-</text:p>
            </office:annotation>
            <text:p>0.418713986502662</text:p>
          </table:table-cell>
          <table:table-cell office:value-type="float" office:value="1.39611644871104" calcext:value-type="float">
            <text:p>1.39611644871104</text:p>
          </table:table-cell>
          <table:table-cell office:value-type="float" office:value="3.48676456975726" calcext:value-type="float">
            <text:p>3.48676456975726</text:p>
          </table:table-cell>
          <table:table-cell table:style-name="ce4" office:value-type="float" office:value="0.0000011430759" calcext:value-type="float">
            <text:p>1.14E-06</text:p>
          </table:table-cell>
          <table:table-cell office:value-type="float" office:value="30.4610401239998" calcext:value-type="float">
            <text:p>30.4610401239998</text:p>
          </table:table-cell>
          <table:table-cell office:value-type="float" office:value="46.5796542372207" calcext:value-type="float">
            <text:p>46.5796542372207</text:p>
          </table:table-cell>
          <table:table-cell table:number-columns-repeated="1007"/>
        </table:table-row>
        <table:table-row table:style-name="ro1">
          <table:table-cell office:value-type="float" office:value="377" calcext:value-type="float">
            <text:p>377</text:p>
          </table:table-cell>
          <table:table-cell table:style-name="ce3" office:value-type="float" office:value="53.42088" calcext:value-type="float">
            <text:p>53.42088</text:p>
          </table:table-cell>
          <table:table-cell office:value-type="float" office:value="80.95405" calcext:value-type="float">
            <office:annotation draw:style-name="gr2" draw:text-style-name="P2" svg:width="122.51pt" svg:height="63.01pt" svg:x="190.49pt" svg:y="4297.49pt" draw:caption-point-x="-11.54pt" draw:caption-point-y="7.77pt">
              <dc:date>2020-04-19T00:00:00</dc:date>
              <text:p text:style-name="P1">HRR_max/-</text:p>
            </office:annotation>
            <text:p>80.95405</text:p>
          </table:table-cell>
          <table:table-cell office:value-type="float" office:value="369.930005397273" calcext:value-type="float">
            <text:p>369.930005397273</text:p>
          </table:table-cell>
          <table:table-cell office:value-type="float" office:value="49.9288518291709" calcext:value-type="float">
            <office:annotation draw:style-name="gr2" draw:text-style-name="P2" svg:width="122.49pt" svg:height="63.01pt" svg:x="310pt" svg:y="4297.49pt" draw:caption-point-x="-11.54pt" draw:caption-point-y="7.77pt">
              <dc:date>2020-04-19T00:00:00</dc:date>
              <text:p text:style-name="P1">P_CA01/-</text:p>
            </office:annotation>
            <text:p>49.9288518291709</text:p>
          </table:table-cell>
          <table:table-cell office:value-type="float" office:value="52.5721967323952" calcext:value-type="float">
            <office:annotation draw:style-name="gr2" draw:text-style-name="P2" svg:width="122.49pt" svg:height="63.01pt" svg:x="369.75pt" svg:y="4297.49pt" draw:caption-point-x="-11.54pt" draw:caption-point-y="7.77pt">
              <dc:date>2020-04-19T00:00:00</dc:date>
              <text:p text:style-name="P1">P_CA25/-</text:p>
            </office:annotation>
            <text:p>52.5721967323952</text:p>
          </table:table-cell>
          <table:table-cell office:value-type="float" office:value="2.72659797126469" calcext:value-type="float">
            <office:annotation draw:style-name="gr2" draw:text-style-name="P2" svg:width="122.51pt" svg:height="63.01pt" svg:x="429.48pt" svg:y="4297.49pt" draw:caption-point-x="-11.54pt" draw:caption-point-y="7.77pt">
              <dc:date>2020-04-19T00:00:00</dc:date>
              <text:p text:style-name="P1">Swirl3_CA99/-</text:p>
            </office:annotation>
            <text:p>2.72659797126469</text:p>
          </table:table-cell>
          <table:table-cell office:value-type="float" office:value="2431.49358117793" calcext:value-type="float">
            <office:annotation draw:style-name="gr2" draw:text-style-name="P2" svg:width="122.51pt" svg:height="63.01pt" svg:x="489.23pt" svg:y="4297.49pt" draw:caption-point-x="-11.54pt" draw:caption-point-y="7.77pt">
              <dc:date>2020-04-19T00:00:00</dc:date>
              <text:p text:style-name="P1">TB_CA70/-</text:p>
            </office:annotation>
            <text:p>2431.49358117793</text:p>
          </table:table-cell>
          <table:table-cell office:value-type="float" office:value="907.42613296377" calcext:value-type="float">
            <office:annotation draw:style-name="gr2" draw:text-style-name="P2" svg:width="122.51pt" svg:height="63.01pt" svg:x="548.99pt" svg:y="4297.49pt" draw:caption-point-x="-11.54pt" draw:caption-point-y="7.77pt">
              <dc:date>2020-04-19T00:00:00</dc:date>
              <text:p text:style-name="P1">Temp_CA05/-</text:p>
            </office:annotation>
            <text:p>907.42613296377</text:p>
          </table:table-cell>
          <table:table-cell office:value-type="float" office:value="1076.99326075983" calcext:value-type="float">
            <office:annotation draw:style-name="gr2" draw:text-style-name="P2" svg:width="122.51pt" svg:height="63.01pt" svg:x="608.74pt" svg:y="4297.49pt" draw:caption-point-x="-11.54pt" draw:caption-point-y="7.77pt">
              <dc:date>2020-04-19T00:00:00</dc:date>
              <text:p text:style-name="P1">Temp_CA50/-</text:p>
            </office:annotation>
            <text:p>1076.99326075983</text:p>
          </table:table-cell>
          <table:table-cell office:value-type="float" office:value="0.188486927451039" calcext:value-type="float">
            <office:annotation draw:style-name="gr2" draw:text-style-name="P2" svg:width="122.51pt" svg:height="63.01pt" svg:x="668.49pt" svg:y="4297.49pt" draw:caption-point-x="-11.54pt" draw:caption-point-y="7.77pt">
              <dc:date>2020-04-19T00:00:00</dc:date>
              <text:p text:style-name="P1">TO2_CA50/-</text:p>
            </office:annotation>
            <text:p>0.188486927451039</text:p>
          </table:table-cell>
          <table:table-cell office:value-type="float" office:value="0.192128913913771" calcext:value-type="float">
            <office:annotation draw:style-name="gr2" draw:text-style-name="P2" svg:width="122.49pt" svg:height="63.01pt" svg:x="728.25pt" svg:y="4297.49pt" draw:caption-point-x="-11.54pt" draw:caption-point-y="7.77pt">
              <dc:date>2020-04-19T00:00:00</dc:date>
              <text:p text:style-name="P1">Vol_CA99/-</text:p>
            </office:annotation>
            <text:p>0.192128913913771</text:p>
          </table:table-cell>
          <table:table-cell office:value-type="float" office:value="1.06303633017743" calcext:value-type="float">
            <text:p>1.06303633017743</text:p>
          </table:table-cell>
          <table:table-cell office:value-type="float" office:value="1.24432868154871" calcext:value-type="float">
            <text:p>1.24432868154871</text:p>
          </table:table-cell>
          <table:table-cell table:style-name="ce4" office:value-type="float" office:value="0.00000000030750727" calcext:value-type="float">
            <text:p>3.08E-10</text:p>
          </table:table-cell>
          <table:table-cell office:value-type="float" office:value="23.8272984902589" calcext:value-type="float">
            <text:p>23.8272984902589</text:p>
          </table:table-cell>
          <table:table-cell office:value-type="float" office:value="50.8586894914693" calcext:value-type="float">
            <text:p>50.8586894914693</text:p>
          </table:table-cell>
          <table:table-cell table:number-columns-repeated="1007"/>
        </table:table-row>
        <table:table-row table:style-name="ro1">
          <table:table-cell office:value-type="float" office:value="378" calcext:value-type="float">
            <text:p>378</text:p>
          </table:table-cell>
          <table:table-cell table:style-name="ce3" office:value-type="float" office:value="50.59241" calcext:value-type="float">
            <text:p>50.59241</text:p>
          </table:table-cell>
          <table:table-cell office:value-type="float" office:value="135.00937" calcext:value-type="float">
            <office:annotation draw:style-name="gr2" draw:text-style-name="P2" svg:width="122.51pt" svg:height="63.01pt" svg:x="190.49pt" svg:y="4312.49pt" draw:caption-point-x="-11.54pt" draw:caption-point-y="7.8pt">
              <dc:date>2020-04-19T00:00:00</dc:date>
              <text:p text:style-name="P1">HRR_max/-</text:p>
            </office:annotation>
            <text:p>135.00937</text:p>
          </table:table-cell>
          <table:table-cell office:value-type="float" office:value="576.04954786296" calcext:value-type="float">
            <text:p>576.04954786296</text:p>
          </table:table-cell>
          <table:table-cell office:value-type="float" office:value="53.3773421649127" calcext:value-type="float">
            <office:annotation draw:style-name="gr2" draw:text-style-name="P2" svg:width="122.49pt" svg:height="63.01pt" svg:x="310pt" svg:y="4312.49pt" draw:caption-point-x="-11.54pt" draw:caption-point-y="7.8pt">
              <dc:date>2020-04-19T00:00:00</dc:date>
              <text:p text:style-name="P1">P_CA01/-</text:p>
            </office:annotation>
            <text:p>53.3773421649127</text:p>
          </table:table-cell>
          <table:table-cell office:value-type="float" office:value="57.7961655074042" calcext:value-type="float">
            <office:annotation draw:style-name="gr2" draw:text-style-name="P2" svg:width="122.49pt" svg:height="63.01pt" svg:x="369.75pt" svg:y="4312.49pt" draw:caption-point-x="-11.54pt" draw:caption-point-y="7.8pt">
              <dc:date>2020-04-19T00:00:00</dc:date>
              <text:p text:style-name="P1">P_CA25/-</text:p>
            </office:annotation>
            <text:p>57.7961655074042</text:p>
          </table:table-cell>
          <table:table-cell office:value-type="float" office:value="2.36525407310465" calcext:value-type="float">
            <office:annotation draw:style-name="gr2" draw:text-style-name="P2" svg:width="122.51pt" svg:height="63.01pt" svg:x="429.48pt" svg:y="4312.49pt" draw:caption-point-x="-11.54pt" draw:caption-point-y="7.8pt">
              <dc:date>2020-04-19T00:00:00</dc:date>
              <text:p text:style-name="P1">Swirl3_CA99/-</text:p>
            </office:annotation>
            <text:p>2.36525407310465</text:p>
          </table:table-cell>
          <table:table-cell office:value-type="float" office:value="2512.21934301062" calcext:value-type="float">
            <office:annotation draw:style-name="gr2" draw:text-style-name="P2" svg:width="122.51pt" svg:height="63.01pt" svg:x="489.23pt" svg:y="4312.49pt" draw:caption-point-x="-11.54pt" draw:caption-point-y="7.8pt">
              <dc:date>2020-04-19T00:00:00</dc:date>
              <text:p text:style-name="P1">TB_CA70/-</text:p>
            </office:annotation>
            <text:p>2512.21934301062</text:p>
          </table:table-cell>
          <table:table-cell office:value-type="float" office:value="940.997362525945" calcext:value-type="float">
            <office:annotation draw:style-name="gr2" draw:text-style-name="P2" svg:width="122.51pt" svg:height="63.01pt" svg:x="548.99pt" svg:y="4312.49pt" draw:caption-point-x="-11.54pt" draw:caption-point-y="7.8pt">
              <dc:date>2020-04-19T00:00:00</dc:date>
              <text:p text:style-name="P1">Temp_CA05/-</text:p>
            </office:annotation>
            <text:p>940.997362525945</text:p>
          </table:table-cell>
          <table:table-cell office:value-type="float" office:value="1177.50044509061" calcext:value-type="float">
            <office:annotation draw:style-name="gr2" draw:text-style-name="P2" svg:width="122.51pt" svg:height="63.01pt" svg:x="608.74pt" svg:y="4312.49pt" draw:caption-point-x="-11.54pt" draw:caption-point-y="7.8pt">
              <dc:date>2020-04-19T00:00:00</dc:date>
              <text:p text:style-name="P1">Temp_CA50/-</text:p>
            </office:annotation>
            <text:p>1177.50044509061</text:p>
          </table:table-cell>
          <table:table-cell office:value-type="float" office:value="0.162666888870627" calcext:value-type="float">
            <office:annotation draw:style-name="gr2" draw:text-style-name="P2" svg:width="122.51pt" svg:height="63.01pt" svg:x="668.49pt" svg:y="4312.49pt" draw:caption-point-x="-11.54pt" draw:caption-point-y="7.8pt">
              <dc:date>2020-04-19T00:00:00</dc:date>
              <text:p text:style-name="P1">TO2_CA50/-</text:p>
            </office:annotation>
            <text:p>0.162666888870627</text:p>
          </table:table-cell>
          <table:table-cell office:value-type="float" office:value="0.271210889352769" calcext:value-type="float">
            <office:annotation draw:style-name="gr2" draw:text-style-name="P2" svg:width="122.49pt" svg:height="63.01pt" svg:x="728.25pt" svg:y="4312.49pt" draw:caption-point-x="-11.54pt" draw:caption-point-y="7.8pt">
              <dc:date>2020-04-19T00:00:00</dc:date>
              <text:p text:style-name="P1">Vol_CA99/-</text:p>
            </office:annotation>
            <text:p>0.271210889352769</text:p>
          </table:table-cell>
          <table:table-cell office:value-type="float" office:value="1.57636298317665" calcext:value-type="float">
            <text:p>1.57636298317665</text:p>
          </table:table-cell>
          <table:table-cell office:value-type="float" office:value="1.95128719125336" calcext:value-type="float">
            <text:p>1.95128719125336</text:p>
          </table:table-cell>
          <table:table-cell table:style-name="ce4" office:value-type="float" office:value="0.00000005973083" calcext:value-type="float">
            <text:p>5.97E-08</text:p>
          </table:table-cell>
          <table:table-cell office:value-type="float" office:value="70.6502819694751" calcext:value-type="float">
            <text:p>70.6502819694751</text:p>
          </table:table-cell>
          <table:table-cell office:value-type="float" office:value="56.749015910633" calcext:value-type="float">
            <text:p>56.749015910633</text:p>
          </table:table-cell>
          <table:table-cell table:number-columns-repeated="1007"/>
        </table:table-row>
        <table:table-row table:style-name="ro1">
          <table:table-cell office:value-type="float" office:value="379" calcext:value-type="float">
            <text:p>379</text:p>
          </table:table-cell>
          <table:table-cell table:style-name="ce3" office:value-type="float" office:value="44.10647" calcext:value-type="float">
            <text:p>44.10647</text:p>
          </table:table-cell>
          <table:table-cell office:value-type="float" office:value="186.6186" calcext:value-type="float">
            <office:annotation draw:style-name="gr1" draw:text-style-name="P2" svg:width="122.51pt" svg:height="62.99pt" svg:x="190.49pt" svg:y="4327.51pt" draw:caption-point-x="-11.54pt" draw:caption-point-y="7.77pt">
              <dc:date>2020-04-19T00:00:00</dc:date>
              <text:p text:style-name="P1">HRR_max/-</text:p>
            </office:annotation>
            <text:p>186.6186</text:p>
          </table:table-cell>
          <table:table-cell office:value-type="float" office:value="925.919032989362" calcext:value-type="float">
            <text:p>925.919032989362</text:p>
          </table:table-cell>
          <table:table-cell office:value-type="float" office:value="60.3606661067279" calcext:value-type="float">
            <office:annotation draw:style-name="gr1" draw:text-style-name="P2" svg:width="122.49pt" svg:height="62.99pt" svg:x="310pt" svg:y="4327.51pt" draw:caption-point-x="-11.54pt" draw:caption-point-y="7.77pt">
              <dc:date>2020-04-19T00:00:00</dc:date>
              <text:p text:style-name="P1">P_CA01/-</text:p>
            </office:annotation>
            <text:p>60.3606661067279</text:p>
          </table:table-cell>
          <table:table-cell office:value-type="float" office:value="62.9672006215846" calcext:value-type="float">
            <office:annotation draw:style-name="gr1" draw:text-style-name="P2" svg:width="122.49pt" svg:height="62.99pt" svg:x="369.75pt" svg:y="4327.51pt" draw:caption-point-x="-11.54pt" draw:caption-point-y="7.77pt">
              <dc:date>2020-04-19T00:00:00</dc:date>
              <text:p text:style-name="P1">P_CA25/-</text:p>
            </office:annotation>
            <text:p>62.9672006215846</text:p>
          </table:table-cell>
          <table:table-cell office:value-type="float" office:value="2.05741474966711" calcext:value-type="float">
            <office:annotation draw:style-name="gr1" draw:text-style-name="P2" svg:width="122.51pt" svg:height="62.99pt" svg:x="429.48pt" svg:y="4327.51pt" draw:caption-point-x="-11.54pt" draw:caption-point-y="7.77pt">
              <dc:date>2020-04-19T00:00:00</dc:date>
              <text:p text:style-name="P1">Swirl3_CA99/-</text:p>
            </office:annotation>
            <text:p>2.05741474966711</text:p>
          </table:table-cell>
          <table:table-cell office:value-type="float" office:value="2512.09351723316" calcext:value-type="float">
            <office:annotation draw:style-name="gr1" draw:text-style-name="P2" svg:width="122.51pt" svg:height="62.99pt" svg:x="489.23pt" svg:y="4327.51pt" draw:caption-point-x="-11.54pt" draw:caption-point-y="7.77pt">
              <dc:date>2020-04-19T00:00:00</dc:date>
              <text:p text:style-name="P1">TB_CA70/-</text:p>
            </office:annotation>
            <text:p>2512.09351723316</text:p>
          </table:table-cell>
          <table:table-cell office:value-type="float" office:value="940.701450312154" calcext:value-type="float">
            <office:annotation draw:style-name="gr1" draw:text-style-name="P2" svg:width="122.51pt" svg:height="62.99pt" svg:x="548.99pt" svg:y="4327.51pt" draw:caption-point-x="-11.54pt" draw:caption-point-y="7.77pt">
              <dc:date>2020-04-19T00:00:00</dc:date>
              <text:p text:style-name="P1">Temp_CA05/-</text:p>
            </office:annotation>
            <text:p>940.701450312154</text:p>
          </table:table-cell>
          <table:table-cell office:value-type="float" office:value="1284.46464612408" calcext:value-type="float">
            <office:annotation draw:style-name="gr1" draw:text-style-name="P2" svg:width="122.51pt" svg:height="62.99pt" svg:x="608.74pt" svg:y="4327.51pt" draw:caption-point-x="-11.54pt" draw:caption-point-y="7.77pt">
              <dc:date>2020-04-19T00:00:00</dc:date>
              <text:p text:style-name="P1">Temp_CA50/-</text:p>
            </office:annotation>
            <text:p>1284.46464612408</text:p>
          </table:table-cell>
          <table:table-cell office:value-type="float" office:value="0.150597463461276" calcext:value-type="float">
            <office:annotation draw:style-name="gr1" draw:text-style-name="P2" svg:width="122.51pt" svg:height="62.99pt" svg:x="668.49pt" svg:y="4327.51pt" draw:caption-point-x="-11.54pt" draw:caption-point-y="7.77pt">
              <dc:date>2020-04-19T00:00:00</dc:date>
              <text:p text:style-name="P1">TO2_CA50/-</text:p>
            </office:annotation>
            <text:p>0.150597463461276</text:p>
          </table:table-cell>
          <table:table-cell office:value-type="float" office:value="0.413328094770609" calcext:value-type="float">
            <office:annotation draw:style-name="gr1" draw:text-style-name="P2" svg:width="122.49pt" svg:height="62.99pt" svg:x="728.25pt" svg:y="4327.51pt" draw:caption-point-x="-11.54pt" draw:caption-point-y="7.77pt">
              <dc:date>2020-04-19T00:00:00</dc:date>
              <text:p text:style-name="P1">Vol_CA99/-</text:p>
            </office:annotation>
            <text:p>0.413328094770609</text:p>
          </table:table-cell>
          <table:table-cell office:value-type="float" office:value="1.30069621945508" calcext:value-type="float">
            <text:p>1.30069621945508</text:p>
          </table:table-cell>
          <table:table-cell office:value-type="float" office:value="2.42786944091279" calcext:value-type="float">
            <text:p>2.42786944091279</text:p>
          </table:table-cell>
          <table:table-cell table:style-name="ce4" office:value-type="float" office:value="0.00000069455723" calcext:value-type="float">
            <text:p>6.95E-07</text:p>
          </table:table-cell>
          <table:table-cell office:value-type="float" office:value="40.5959045890859" calcext:value-type="float">
            <text:p>40.5959045890859</text:p>
          </table:table-cell>
          <table:table-cell office:value-type="float" office:value="48.2101914544448" calcext:value-type="float">
            <text:p>48.2101914544448</text:p>
          </table:table-cell>
          <table:table-cell table:number-columns-repeated="1007"/>
        </table:table-row>
        <table:table-row table:style-name="ro1">
          <table:table-cell office:value-type="float" office:value="380" calcext:value-type="float">
            <text:p>380</text:p>
          </table:table-cell>
          <table:table-cell table:style-name="ce3" office:value-type="float" office:value="38.62649" calcext:value-type="float">
            <text:p>38.62649</text:p>
          </table:table-cell>
          <table:table-cell office:value-type="float" office:value="231.1407" calcext:value-type="float">
            <office:annotation draw:style-name="gr1" draw:text-style-name="P2" svg:width="122.51pt" svg:height="62.99pt" svg:x="190.49pt" svg:y="4342.51pt" draw:caption-point-x="-11.54pt" draw:caption-point-y="7.77pt">
              <dc:date>2020-04-19T00:00:00</dc:date>
              <text:p text:style-name="P1">HRR_max/-</text:p>
            </office:annotation>
            <text:p>231.1407</text:p>
          </table:table-cell>
          <table:table-cell office:value-type="float" office:value="1373.49786504712" calcext:value-type="float">
            <text:p>1373.49786504712</text:p>
          </table:table-cell>
          <table:table-cell office:value-type="float" office:value="68.4725516271571" calcext:value-type="float">
            <office:annotation draw:style-name="gr1" draw:text-style-name="P2" svg:width="122.49pt" svg:height="62.99pt" svg:x="310pt" svg:y="4342.51pt" draw:caption-point-x="-11.54pt" draw:caption-point-y="7.77pt">
              <dc:date>2020-04-19T00:00:00</dc:date>
              <text:p text:style-name="P1">P_CA01/-</text:p>
            </office:annotation>
            <text:p>68.4725516271571</text:p>
          </table:table-cell>
          <table:table-cell office:value-type="float" office:value="75.4358614180981" calcext:value-type="float">
            <office:annotation draw:style-name="gr1" draw:text-style-name="P2" svg:width="122.49pt" svg:height="62.99pt" svg:x="369.75pt" svg:y="4342.51pt" draw:caption-point-x="-11.54pt" draw:caption-point-y="7.77pt">
              <dc:date>2020-04-19T00:00:00</dc:date>
              <text:p text:style-name="P1">P_CA25/-</text:p>
            </office:annotation>
            <text:p>75.4358614180981</text:p>
          </table:table-cell>
          <table:table-cell office:value-type="float" office:value="2.03450671888945" calcext:value-type="float">
            <office:annotation draw:style-name="gr1" draw:text-style-name="P2" svg:width="122.51pt" svg:height="62.99pt" svg:x="429.48pt" svg:y="4342.51pt" draw:caption-point-x="-11.54pt" draw:caption-point-y="7.77pt">
              <dc:date>2020-04-19T00:00:00</dc:date>
              <text:p text:style-name="P1">Swirl3_CA99/-</text:p>
            </office:annotation>
            <text:p>2.03450671888945</text:p>
          </table:table-cell>
          <table:table-cell office:value-type="float" office:value="2528.36768001214" calcext:value-type="float">
            <office:annotation draw:style-name="gr1" draw:text-style-name="P2" svg:width="122.51pt" svg:height="62.99pt" svg:x="489.23pt" svg:y="4342.51pt" draw:caption-point-x="-11.54pt" draw:caption-point-y="7.77pt">
              <dc:date>2020-04-19T00:00:00</dc:date>
              <text:p text:style-name="P1">TB_CA70/-</text:p>
            </office:annotation>
            <text:p>2528.36768001214</text:p>
          </table:table-cell>
          <table:table-cell office:value-type="float" office:value="955.46524595414" calcext:value-type="float">
            <office:annotation draw:style-name="gr1" draw:text-style-name="P2" svg:width="122.51pt" svg:height="62.99pt" svg:x="548.99pt" svg:y="4342.51pt" draw:caption-point-x="-11.54pt" draw:caption-point-y="7.77pt">
              <dc:date>2020-04-19T00:00:00</dc:date>
              <text:p text:style-name="P1">Temp_CA05/-</text:p>
            </office:annotation>
            <text:p>955.46524595414</text:p>
          </table:table-cell>
          <table:table-cell office:value-type="float" office:value="1426.44289408531" calcext:value-type="float">
            <office:annotation draw:style-name="gr1" draw:text-style-name="P2" svg:width="122.51pt" svg:height="62.99pt" svg:x="608.74pt" svg:y="4342.51pt" draw:caption-point-x="-11.54pt" draw:caption-point-y="7.77pt">
              <dc:date>2020-04-19T00:00:00</dc:date>
              <text:p text:style-name="P1">Temp_CA50/-</text:p>
            </office:annotation>
            <text:p>1426.44289408531</text:p>
          </table:table-cell>
          <table:table-cell office:value-type="float" office:value="0.146227481622324" calcext:value-type="float">
            <office:annotation draw:style-name="gr1" draw:text-style-name="P2" svg:width="122.51pt" svg:height="62.99pt" svg:x="668.49pt" svg:y="4342.51pt" draw:caption-point-x="-11.54pt" draw:caption-point-y="7.77pt">
              <dc:date>2020-04-19T00:00:00</dc:date>
              <text:p text:style-name="P1">TO2_CA50/-</text:p>
            </office:annotation>
            <text:p>0.146227481622324</text:p>
          </table:table-cell>
          <table:table-cell office:value-type="float" office:value="0.42386991649273" calcext:value-type="float">
            <office:annotation draw:style-name="gr1" draw:text-style-name="P2" svg:width="122.49pt" svg:height="62.99pt" svg:x="728.25pt" svg:y="4342.51pt" draw:caption-point-x="-11.54pt" draw:caption-point-y="7.77pt">
              <dc:date>2020-04-19T00:00:00</dc:date>
              <text:p text:style-name="P1">Vol_CA99/-</text:p>
            </office:annotation>
            <text:p>0.42386991649273</text:p>
          </table:table-cell>
          <table:table-cell office:value-type="float" office:value="0.675626130534346" calcext:value-type="float">
            <text:p>0.675626130534346</text:p>
          </table:table-cell>
          <table:table-cell office:value-type="float" office:value="3.0815735919822" calcext:value-type="float">
            <text:p>3.0815735919822</text:p>
          </table:table-cell>
          <table:table-cell table:style-name="ce4" office:value-type="float" office:value="0.0000007955893" calcext:value-type="float">
            <text:p>7.96E-07</text:p>
          </table:table-cell>
          <table:table-cell office:value-type="float" office:value="36.3492322032698" calcext:value-type="float">
            <text:p>36.3492322032698</text:p>
          </table:table-cell>
          <table:table-cell office:value-type="float" office:value="40.3241226606114" calcext:value-type="float">
            <text:p>40.3241226606114</text:p>
          </table:table-cell>
          <table:table-cell table:number-columns-repeated="1007"/>
        </table:table-row>
        <table:table-row table:style-name="ro1">
          <table:table-cell office:value-type="float" office:value="381" calcext:value-type="float">
            <text:p>381</text:p>
          </table:table-cell>
          <table:table-cell table:style-name="ce3" office:value-type="float" office:value="37.06593" calcext:value-type="float">
            <text:p>37.06593</text:p>
          </table:table-cell>
          <table:table-cell office:value-type="float" office:value="243.2953" calcext:value-type="float">
            <office:annotation draw:style-name="gr2" draw:text-style-name="P2" svg:width="122.51pt" svg:height="63.01pt" svg:x="190.49pt" svg:y="4357.5pt" draw:caption-point-x="-11.54pt" draw:caption-point-y="7.77pt">
              <dc:date>2020-04-19T00:00:00</dc:date>
              <text:p text:style-name="P1">HRR_max/-</text:p>
            </office:annotation>
            <text:p>243.2953</text:p>
          </table:table-cell>
          <table:table-cell office:value-type="float" office:value="1585.06664204735" calcext:value-type="float">
            <text:p>1585.06664204735</text:p>
          </table:table-cell>
          <table:table-cell office:value-type="float" office:value="71.9884354064881" calcext:value-type="float">
            <office:annotation draw:style-name="gr2" draw:text-style-name="P2" svg:width="122.49pt" svg:height="63.01pt" svg:x="310pt" svg:y="4357.5pt" draw:caption-point-x="-11.54pt" draw:caption-point-y="7.77pt">
              <dc:date>2020-04-19T00:00:00</dc:date>
              <text:p text:style-name="P1">P_CA01/-</text:p>
            </office:annotation>
            <text:p>71.9884354064881</text:p>
          </table:table-cell>
          <table:table-cell office:value-type="float" office:value="83.2830249074109" calcext:value-type="float">
            <office:annotation draw:style-name="gr2" draw:text-style-name="P2" svg:width="122.49pt" svg:height="63.01pt" svg:x="369.75pt" svg:y="4357.5pt" draw:caption-point-x="-11.54pt" draw:caption-point-y="7.77pt">
              <dc:date>2020-04-19T00:00:00</dc:date>
              <text:p text:style-name="P1">P_CA25/-</text:p>
            </office:annotation>
            <text:p>83.2830249074109</text:p>
          </table:table-cell>
          <table:table-cell office:value-type="float" office:value="2.02401146331643" calcext:value-type="float">
            <office:annotation draw:style-name="gr2" draw:text-style-name="P2" svg:width="122.51pt" svg:height="63.01pt" svg:x="429.48pt" svg:y="4357.5pt" draw:caption-point-x="-11.54pt" draw:caption-point-y="7.77pt">
              <dc:date>2020-04-19T00:00:00</dc:date>
              <text:p text:style-name="P1">Swirl3_CA99/-</text:p>
            </office:annotation>
            <text:p>2.02401146331643</text:p>
          </table:table-cell>
          <table:table-cell office:value-type="float" office:value="2516.44338776285" calcext:value-type="float">
            <office:annotation draw:style-name="gr2" draw:text-style-name="P2" svg:width="122.51pt" svg:height="63.01pt" svg:x="489.23pt" svg:y="4357.5pt" draw:caption-point-x="-11.54pt" draw:caption-point-y="7.77pt">
              <dc:date>2020-04-19T00:00:00</dc:date>
              <text:p text:style-name="P1">TB_CA70/-</text:p>
            </office:annotation>
            <text:p>2516.44338776285</text:p>
          </table:table-cell>
          <table:table-cell office:value-type="float" office:value="967.108904809807" calcext:value-type="float">
            <office:annotation draw:style-name="gr2" draw:text-style-name="P2" svg:width="122.51pt" svg:height="63.01pt" svg:x="548.99pt" svg:y="4357.5pt" draw:caption-point-x="-11.54pt" draw:caption-point-y="7.77pt">
              <dc:date>2020-04-19T00:00:00</dc:date>
              <text:p text:style-name="P1">Temp_CA05/-</text:p>
            </office:annotation>
            <text:p>967.108904809807</text:p>
          </table:table-cell>
          <table:table-cell office:value-type="float" office:value="1489.26385329261" calcext:value-type="float">
            <office:annotation draw:style-name="gr2" draw:text-style-name="P2" svg:width="122.51pt" svg:height="63.01pt" svg:x="608.74pt" svg:y="4357.5pt" draw:caption-point-x="-11.54pt" draw:caption-point-y="7.77pt">
              <dc:date>2020-04-19T00:00:00</dc:date>
              <text:p text:style-name="P1">Temp_CA50/-</text:p>
            </office:annotation>
            <text:p>1489.26385329261</text:p>
          </table:table-cell>
          <table:table-cell office:value-type="float" office:value="0.141040912090753" calcext:value-type="float">
            <office:annotation draw:style-name="gr2" draw:text-style-name="P2" svg:width="122.51pt" svg:height="63.01pt" svg:x="668.49pt" svg:y="4357.5pt" draw:caption-point-x="-11.54pt" draw:caption-point-y="7.77pt">
              <dc:date>2020-04-19T00:00:00</dc:date>
              <text:p text:style-name="P1">TO2_CA50/-</text:p>
            </office:annotation>
            <text:p>0.141040912090753</text:p>
          </table:table-cell>
          <table:table-cell office:value-type="float" office:value="0.433281242443335" calcext:value-type="float">
            <office:annotation draw:style-name="gr2" draw:text-style-name="P2" svg:width="122.49pt" svg:height="63.01pt" svg:x="728.25pt" svg:y="4357.5pt" draw:caption-point-x="-11.54pt" draw:caption-point-y="7.77pt">
              <dc:date>2020-04-19T00:00:00</dc:date>
              <text:p text:style-name="P1">Vol_CA99/-</text:p>
            </office:annotation>
            <text:p>0.433281242443335</text:p>
          </table:table-cell>
          <table:table-cell office:value-type="float" office:value="0.522579455912219" calcext:value-type="float">
            <text:p>0.522579455912219</text:p>
          </table:table-cell>
          <table:table-cell office:value-type="float" office:value="3.28069508810561" calcext:value-type="float">
            <text:p>3.28069508810561</text:p>
          </table:table-cell>
          <table:table-cell table:style-name="ce4" office:value-type="float" office:value="0.00000091446196" calcext:value-type="float">
            <text:p>9.14E-07</text:p>
          </table:table-cell>
          <table:table-cell office:value-type="float" office:value="36.8127598920122" calcext:value-type="float">
            <text:p>36.8127598920122</text:p>
          </table:table-cell>
          <table:table-cell office:value-type="float" office:value="39.943961501721" calcext:value-type="float">
            <text:p>39.943961501721</text:p>
          </table:table-cell>
          <table:table-cell table:number-columns-repeated="1007"/>
        </table:table-row>
        <table:table-row table:style-name="ro1">
          <table:table-cell office:value-type="float" office:value="383" calcext:value-type="float">
            <text:p>383</text:p>
          </table:table-cell>
          <table:table-cell table:style-name="ce3" office:value-type="float" office:value="61.51434" calcext:value-type="float">
            <text:p>61.51434</text:p>
          </table:table-cell>
          <table:table-cell office:value-type="float" office:value="95.34163" calcext:value-type="float">
            <office:annotation draw:style-name="gr2" draw:text-style-name="P2" svg:width="122.51pt" svg:height="63.01pt" svg:x="190.49pt" svg:y="4372.5pt" draw:caption-point-x="-11.54pt" draw:caption-point-y="7.77pt">
              <dc:date>2020-04-19T00:00:00</dc:date>
              <text:p text:style-name="P1">HRR_max/-</text:p>
            </office:annotation>
            <text:p>95.34163</text:p>
          </table:table-cell>
          <table:table-cell office:value-type="float" office:value="318.772234767253" calcext:value-type="float">
            <text:p>318.772234767253</text:p>
          </table:table-cell>
          <table:table-cell office:value-type="float" office:value="48.816371795138" calcext:value-type="float">
            <office:annotation draw:style-name="gr2" draw:text-style-name="P2" svg:width="122.49pt" svg:height="63.01pt" svg:x="310pt" svg:y="4372.5pt" draw:caption-point-x="-11.54pt" draw:caption-point-y="7.77pt">
              <dc:date>2020-04-19T00:00:00</dc:date>
              <text:p text:style-name="P1">P_CA01/-</text:p>
            </office:annotation>
            <text:p>48.816371795138</text:p>
          </table:table-cell>
          <table:table-cell office:value-type="float" office:value="51.7445199383714" calcext:value-type="float">
            <office:annotation draw:style-name="gr2" draw:text-style-name="P2" svg:width="122.49pt" svg:height="63.01pt" svg:x="369.75pt" svg:y="4372.5pt" draw:caption-point-x="-11.54pt" draw:caption-point-y="7.77pt">
              <dc:date>2020-04-19T00:00:00</dc:date>
              <text:p text:style-name="P1">P_CA25/-</text:p>
            </office:annotation>
            <text:p>51.7445199383714</text:p>
          </table:table-cell>
          <table:table-cell office:value-type="float" office:value="2.79847881915124" calcext:value-type="float">
            <office:annotation draw:style-name="gr2" draw:text-style-name="P2" svg:width="122.51pt" svg:height="63.01pt" svg:x="429.48pt" svg:y="4372.5pt" draw:caption-point-x="-11.54pt" draw:caption-point-y="7.77pt">
              <dc:date>2020-04-19T00:00:00</dc:date>
              <text:p text:style-name="P1">Swirl3_CA99/-</text:p>
            </office:annotation>
            <text:p>2.79847881915124</text:p>
          </table:table-cell>
          <table:table-cell office:value-type="float" office:value="2510.72987913889" calcext:value-type="float">
            <office:annotation draw:style-name="gr2" draw:text-style-name="P2" svg:width="122.51pt" svg:height="63.01pt" svg:x="489.23pt" svg:y="4372.5pt" draw:caption-point-x="-11.54pt" draw:caption-point-y="7.77pt">
              <dc:date>2020-04-19T00:00:00</dc:date>
              <text:p text:style-name="P1">TB_CA70/-</text:p>
            </office:annotation>
            <text:p>2510.72987913889</text:p>
          </table:table-cell>
          <table:table-cell office:value-type="float" office:value="911.434547616254" calcext:value-type="float">
            <office:annotation draw:style-name="gr2" draw:text-style-name="P2" svg:width="122.51pt" svg:height="63.01pt" svg:x="548.99pt" svg:y="4372.5pt" draw:caption-point-x="-11.54pt" draw:caption-point-y="7.77pt">
              <dc:date>2020-04-19T00:00:00</dc:date>
              <text:p text:style-name="P1">Temp_CA05/-</text:p>
            </office:annotation>
            <text:p>911.434547616254</text:p>
          </table:table-cell>
          <table:table-cell office:value-type="float" office:value="1048.72565764314" calcext:value-type="float">
            <office:annotation draw:style-name="gr2" draw:text-style-name="P2" svg:width="122.51pt" svg:height="63.01pt" svg:x="608.74pt" svg:y="4372.5pt" draw:caption-point-x="-11.54pt" draw:caption-point-y="7.77pt">
              <dc:date>2020-04-19T00:00:00</dc:date>
              <text:p text:style-name="P1">Temp_CA50/-</text:p>
            </office:annotation>
            <text:p>1048.72565764314</text:p>
          </table:table-cell>
          <table:table-cell office:value-type="float" office:value="0.187607802819194" calcext:value-type="float">
            <office:annotation draw:style-name="gr2" draw:text-style-name="P2" svg:width="122.51pt" svg:height="63.01pt" svg:x="668.49pt" svg:y="4372.5pt" draw:caption-point-x="-11.54pt" draw:caption-point-y="7.77pt">
              <dc:date>2020-04-19T00:00:00</dc:date>
              <text:p text:style-name="P1">TO2_CA50/-</text:p>
            </office:annotation>
            <text:p>0.187607802819194</text:p>
          </table:table-cell>
          <table:table-cell office:value-type="float" office:value="0.169282399567385" calcext:value-type="float">
            <office:annotation draw:style-name="gr2" draw:text-style-name="P2" svg:width="122.49pt" svg:height="63.01pt" svg:x="728.25pt" svg:y="4372.5pt" draw:caption-point-x="-11.54pt" draw:caption-point-y="7.77pt">
              <dc:date>2020-04-19T00:00:00</dc:date>
              <text:p text:style-name="P1">Vol_CA99/-</text:p>
            </office:annotation>
            <text:p>0.169282399567385</text:p>
          </table:table-cell>
          <table:table-cell office:value-type="float" office:value="1.54691477374574" calcext:value-type="float">
            <text:p>1.54691477374574</text:p>
          </table:table-cell>
          <table:table-cell office:value-type="float" office:value="1.03069618806911" calcext:value-type="float">
            <text:p>1.03069618806911</text:p>
          </table:table-cell>
          <table:table-cell table:style-name="ce4" office:value-type="float" office:value="0.00000000035865785" calcext:value-type="float">
            <text:p>3.59E-10</text:p>
          </table:table-cell>
          <table:table-cell office:value-type="float" office:value="22.602878328735" calcext:value-type="float">
            <text:p>22.602878328735</text:p>
          </table:table-cell>
          <table:table-cell office:value-type="float" office:value="55.6948573388873" calcext:value-type="float">
            <text:p>55.6948573388873</text:p>
          </table:table-cell>
          <table:table-cell table:number-columns-repeated="1007"/>
        </table:table-row>
        <table:table-row table:style-name="ro1">
          <table:table-cell office:value-type="float" office:value="384" calcext:value-type="float">
            <text:p>384</text:p>
          </table:table-cell>
          <table:table-cell table:style-name="ce3" office:value-type="float" office:value="51.96511" calcext:value-type="float">
            <text:p>51.96511</text:p>
          </table:table-cell>
          <table:table-cell office:value-type="float" office:value="123.09194" calcext:value-type="float">
            <office:annotation draw:style-name="gr2" draw:text-style-name="P2" svg:width="122.51pt" svg:height="63.01pt" svg:x="190.49pt" svg:y="4387.49pt" draw:caption-point-x="-11.54pt" draw:caption-point-y="7.77pt">
              <dc:date>2020-04-19T00:00:00</dc:date>
              <text:p text:style-name="P1">HRR_max/-</text:p>
            </office:annotation>
            <text:p>123.09194</text:p>
          </table:table-cell>
          <table:table-cell office:value-type="float" office:value="531.209866931706" calcext:value-type="float">
            <text:p>531.209866931706</text:p>
          </table:table-cell>
          <table:table-cell office:value-type="float" office:value="48.4816748976711" calcext:value-type="float">
            <office:annotation draw:style-name="gr2" draw:text-style-name="P2" svg:width="122.49pt" svg:height="63.01pt" svg:x="310pt" svg:y="4387.49pt" draw:caption-point-x="-11.54pt" draw:caption-point-y="7.77pt">
              <dc:date>2020-04-19T00:00:00</dc:date>
              <text:p text:style-name="P1">P_CA01/-</text:p>
            </office:annotation>
            <text:p>48.4816748976711</text:p>
          </table:table-cell>
          <table:table-cell office:value-type="float" office:value="55.0972162185052" calcext:value-type="float">
            <office:annotation draw:style-name="gr2" draw:text-style-name="P2" svg:width="122.49pt" svg:height="63.01pt" svg:x="369.75pt" svg:y="4387.49pt" draw:caption-point-x="-11.54pt" draw:caption-point-y="7.77pt">
              <dc:date>2020-04-19T00:00:00</dc:date>
              <text:p text:style-name="P1">P_CA25/-</text:p>
            </office:annotation>
            <text:p>55.0972162185052</text:p>
          </table:table-cell>
          <table:table-cell office:value-type="float" office:value="2.35663980380086" calcext:value-type="float">
            <office:annotation draw:style-name="gr2" draw:text-style-name="P2" svg:width="122.51pt" svg:height="63.01pt" svg:x="429.48pt" svg:y="4387.49pt" draw:caption-point-x="-11.54pt" draw:caption-point-y="7.77pt">
              <dc:date>2020-04-19T00:00:00</dc:date>
              <text:p text:style-name="P1">Swirl3_CA99/-</text:p>
            </office:annotation>
            <text:p>2.35663980380086</text:p>
          </table:table-cell>
          <table:table-cell office:value-type="float" office:value="2531.78330584607" calcext:value-type="float">
            <office:annotation draw:style-name="gr2" draw:text-style-name="P2" svg:width="122.51pt" svg:height="63.01pt" svg:x="489.23pt" svg:y="4387.49pt" draw:caption-point-x="-11.54pt" draw:caption-point-y="7.77pt">
              <dc:date>2020-04-19T00:00:00</dc:date>
              <text:p text:style-name="P1">TB_CA70/-</text:p>
            </office:annotation>
            <text:p>2531.78330584607</text:p>
          </table:table-cell>
          <table:table-cell office:value-type="float" office:value="934.318042947615" calcext:value-type="float">
            <office:annotation draw:style-name="gr2" draw:text-style-name="P2" svg:width="122.51pt" svg:height="63.01pt" svg:x="548.99pt" svg:y="4387.49pt" draw:caption-point-x="-11.54pt" draw:caption-point-y="7.77pt">
              <dc:date>2020-04-19T00:00:00</dc:date>
              <text:p text:style-name="P1">Temp_CA05/-</text:p>
            </office:annotation>
            <text:p>934.318042947615</text:p>
          </table:table-cell>
          <table:table-cell office:value-type="float" office:value="1175.04068518489" calcext:value-type="float">
            <office:annotation draw:style-name="gr2" draw:text-style-name="P2" svg:width="122.51pt" svg:height="63.01pt" svg:x="608.74pt" svg:y="4387.49pt" draw:caption-point-x="-11.54pt" draw:caption-point-y="7.77pt">
              <dc:date>2020-04-19T00:00:00</dc:date>
              <text:p text:style-name="P1">Temp_CA50/-</text:p>
            </office:annotation>
            <text:p>1175.04068518489</text:p>
          </table:table-cell>
          <table:table-cell office:value-type="float" office:value="0.164428989455671" calcext:value-type="float">
            <office:annotation draw:style-name="gr2" draw:text-style-name="P2" svg:width="122.51pt" svg:height="63.01pt" svg:x="668.49pt" svg:y="4387.49pt" draw:caption-point-x="-11.54pt" draw:caption-point-y="7.77pt">
              <dc:date>2020-04-19T00:00:00</dc:date>
              <text:p text:style-name="P1">TO2_CA50/-</text:p>
            </office:annotation>
            <text:p>0.164428989455671</text:p>
          </table:table-cell>
          <table:table-cell office:value-type="float" office:value="0.272731370153052" calcext:value-type="float">
            <office:annotation draw:style-name="gr2" draw:text-style-name="P2" svg:width="122.49pt" svg:height="63.01pt" svg:x="728.25pt" svg:y="4387.49pt" draw:caption-point-x="-11.54pt" draw:caption-point-y="7.77pt">
              <dc:date>2020-04-19T00:00:00</dc:date>
              <text:p text:style-name="P1">Vol_CA99/-</text:p>
            </office:annotation>
            <text:p>0.272731370153052</text:p>
          </table:table-cell>
          <table:table-cell office:value-type="float" office:value="1.99577079539083" calcext:value-type="float">
            <text:p>1.99577079539083</text:p>
          </table:table-cell>
          <table:table-cell office:value-type="float" office:value="1.72787323816735" calcext:value-type="float">
            <text:p>1.72787323816735</text:p>
          </table:table-cell>
          <table:table-cell table:style-name="ce4" office:value-type="float" office:value="0.00000008008102" calcext:value-type="float">
            <text:p>8.01E-08</text:p>
          </table:table-cell>
          <table:table-cell office:value-type="float" office:value="67.9331308880048" calcext:value-type="float">
            <text:p>67.9331308880048</text:p>
          </table:table-cell>
          <table:table-cell office:value-type="float" office:value="57.0107494664672" calcext:value-type="float">
            <text:p>57.0107494664672</text:p>
          </table:table-cell>
          <table:table-cell table:number-columns-repeated="1007"/>
        </table:table-row>
        <table:table-row table:style-name="ro1">
          <table:table-cell office:value-type="float" office:value="385" calcext:value-type="float">
            <text:p>385</text:p>
          </table:table-cell>
          <table:table-cell table:style-name="ce3" office:value-type="float" office:value="43.12975" calcext:value-type="float">
            <text:p>43.12975</text:p>
          </table:table-cell>
          <table:table-cell office:value-type="float" office:value="177.13097" calcext:value-type="float">
            <office:annotation draw:style-name="gr2" draw:text-style-name="P2" svg:width="122.51pt" svg:height="63.01pt" svg:x="190.49pt" svg:y="4402.49pt" draw:caption-point-x="-11.54pt" draw:caption-point-y="7.8pt">
              <dc:date>2020-04-19T00:00:00</dc:date>
              <text:p text:style-name="P1">HRR_max/-</text:p>
            </office:annotation>
            <text:p>177.13097</text:p>
          </table:table-cell>
          <table:table-cell office:value-type="float" office:value="913.906394533083" calcext:value-type="float">
            <text:p>913.906394533083</text:p>
          </table:table-cell>
          <table:table-cell office:value-type="float" office:value="57.2201345654259" calcext:value-type="float">
            <office:annotation draw:style-name="gr2" draw:text-style-name="P2" svg:width="122.49pt" svg:height="63.01pt" svg:x="310pt" svg:y="4402.49pt" draw:caption-point-x="-11.54pt" draw:caption-point-y="7.8pt">
              <dc:date>2020-04-19T00:00:00</dc:date>
              <text:p text:style-name="P1">P_CA01/-</text:p>
            </office:annotation>
            <text:p>57.2201345654259</text:p>
          </table:table-cell>
          <table:table-cell office:value-type="float" office:value="62.5074992487798" calcext:value-type="float">
            <office:annotation draw:style-name="gr2" draw:text-style-name="P2" svg:width="122.49pt" svg:height="63.01pt" svg:x="369.75pt" svg:y="4402.49pt" draw:caption-point-x="-11.54pt" draw:caption-point-y="7.8pt">
              <dc:date>2020-04-19T00:00:00</dc:date>
              <text:p text:style-name="P1">P_CA25/-</text:p>
            </office:annotation>
            <text:p>62.5074992487798</text:p>
          </table:table-cell>
          <table:table-cell office:value-type="float" office:value="2.08271623379175" calcext:value-type="float">
            <office:annotation draw:style-name="gr2" draw:text-style-name="P2" svg:width="122.51pt" svg:height="63.01pt" svg:x="429.48pt" svg:y="4402.49pt" draw:caption-point-x="-11.54pt" draw:caption-point-y="7.8pt">
              <dc:date>2020-04-19T00:00:00</dc:date>
              <text:p text:style-name="P1">Swirl3_CA99/-</text:p>
            </office:annotation>
            <text:p>2.08271623379175</text:p>
          </table:table-cell>
          <table:table-cell office:value-type="float" office:value="2544.96572959532" calcext:value-type="float">
            <office:annotation draw:style-name="gr2" draw:text-style-name="P2" svg:width="122.51pt" svg:height="63.01pt" svg:x="489.23pt" svg:y="4402.49pt" draw:caption-point-x="-11.54pt" draw:caption-point-y="7.8pt">
              <dc:date>2020-04-19T00:00:00</dc:date>
              <text:p text:style-name="P1">TB_CA70/-</text:p>
            </office:annotation>
            <text:p>2544.96572959532</text:p>
          </table:table-cell>
          <table:table-cell office:value-type="float" office:value="938.685168978319" calcext:value-type="float">
            <office:annotation draw:style-name="gr2" draw:text-style-name="P2" svg:width="122.51pt" svg:height="63.01pt" svg:x="548.99pt" svg:y="4402.49pt" draw:caption-point-x="-11.54pt" draw:caption-point-y="7.8pt">
              <dc:date>2020-04-19T00:00:00</dc:date>
              <text:p text:style-name="P1">Temp_CA05/-</text:p>
            </office:annotation>
            <text:p>938.685168978319</text:p>
          </table:table-cell>
          <table:table-cell office:value-type="float" office:value="1291.53151722456" calcext:value-type="float">
            <office:annotation draw:style-name="gr2" draw:text-style-name="P2" svg:width="122.51pt" svg:height="63.01pt" svg:x="608.74pt" svg:y="4402.49pt" draw:caption-point-x="-11.54pt" draw:caption-point-y="7.8pt">
              <dc:date>2020-04-19T00:00:00</dc:date>
              <text:p text:style-name="P1">Temp_CA50/-</text:p>
            </office:annotation>
            <text:p>1291.53151722456</text:p>
          </table:table-cell>
          <table:table-cell office:value-type="float" office:value="0.154737615831095" calcext:value-type="float">
            <office:annotation draw:style-name="gr2" draw:text-style-name="P2" svg:width="122.51pt" svg:height="63.01pt" svg:x="668.49pt" svg:y="4402.49pt" draw:caption-point-x="-11.54pt" draw:caption-point-y="7.8pt">
              <dc:date>2020-04-19T00:00:00</dc:date>
              <text:p text:style-name="P1">TO2_CA50/-</text:p>
            </office:annotation>
            <text:p>0.154737615831095</text:p>
          </table:table-cell>
          <table:table-cell office:value-type="float" office:value="0.400819670962671" calcext:value-type="float">
            <office:annotation draw:style-name="gr2" draw:text-style-name="P2" svg:width="122.49pt" svg:height="63.01pt" svg:x="728.25pt" svg:y="4402.49pt" draw:caption-point-x="-11.54pt" draw:caption-point-y="7.8pt">
              <dc:date>2020-04-19T00:00:00</dc:date>
              <text:p text:style-name="P1">Vol_CA99/-</text:p>
            </office:annotation>
            <text:p>0.400819670962671</text:p>
          </table:table-cell>
          <table:table-cell office:value-type="float" office:value="1.32111981744356" calcext:value-type="float">
            <text:p>1.32111981744356</text:p>
          </table:table-cell>
          <table:table-cell office:value-type="float" office:value="2.21282549829737" calcext:value-type="float">
            <text:p>2.21282549829737</text:p>
          </table:table-cell>
          <table:table-cell table:style-name="ce4" office:value-type="float" office:value="0.00000051237157" calcext:value-type="float">
            <text:p>5.12E-07</text:p>
          </table:table-cell>
          <table:table-cell office:value-type="float" office:value="44.4985578347145" calcext:value-type="float">
            <text:p>44.4985578347145</text:p>
          </table:table-cell>
          <table:table-cell office:value-type="float" office:value="47.791307434689" calcext:value-type="float">
            <text:p>47.791307434689</text:p>
          </table:table-cell>
          <table:table-cell table:number-columns-repeated="1007"/>
        </table:table-row>
        <table:table-row table:style-name="ro1">
          <table:table-cell office:value-type="float" office:value="386" calcext:value-type="float">
            <text:p>386</text:p>
          </table:table-cell>
          <table:table-cell table:style-name="ce3" office:value-type="float" office:value="37.02985" calcext:value-type="float">
            <text:p>37.02985</text:p>
          </table:table-cell>
          <table:table-cell office:value-type="float" office:value="211.53886" calcext:value-type="float">
            <office:annotation draw:style-name="gr1" draw:text-style-name="P2" svg:width="122.51pt" svg:height="62.99pt" svg:x="190.49pt" svg:y="4417.51pt" draw:caption-point-x="-11.54pt" draw:caption-point-y="7.77pt">
              <dc:date>2020-04-19T00:00:00</dc:date>
              <text:p text:style-name="P1">HRR_max/-</text:p>
            </office:annotation>
            <text:p>211.53886</text:p>
          </table:table-cell>
          <table:table-cell office:value-type="float" office:value="1367.36784340344" calcext:value-type="float">
            <text:p>1367.36784340344</text:p>
          </table:table-cell>
          <table:table-cell office:value-type="float" office:value="67.6862229446985" calcext:value-type="float">
            <office:annotation draw:style-name="gr1" draw:text-style-name="P2" svg:width="122.49pt" svg:height="62.99pt" svg:x="310pt" svg:y="4417.51pt" draw:caption-point-x="-11.54pt" draw:caption-point-y="7.77pt">
              <dc:date>2020-04-19T00:00:00</dc:date>
              <text:p text:style-name="P1">P_CA01/-</text:p>
            </office:annotation>
            <text:p>67.6862229446985</text:p>
          </table:table-cell>
          <table:table-cell office:value-type="float" office:value="72.9764445498683" calcext:value-type="float">
            <office:annotation draw:style-name="gr1" draw:text-style-name="P2" svg:width="122.49pt" svg:height="62.99pt" svg:x="369.75pt" svg:y="4417.51pt" draw:caption-point-x="-11.54pt" draw:caption-point-y="7.77pt">
              <dc:date>2020-04-19T00:00:00</dc:date>
              <text:p text:style-name="P1">P_CA25/-</text:p>
            </office:annotation>
            <text:p>72.9764445498683</text:p>
          </table:table-cell>
          <table:table-cell office:value-type="float" office:value="1.97610046456577" calcext:value-type="float">
            <office:annotation draw:style-name="gr1" draw:text-style-name="P2" svg:width="122.51pt" svg:height="62.99pt" svg:x="429.48pt" svg:y="4417.51pt" draw:caption-point-x="-11.54pt" draw:caption-point-y="7.77pt">
              <dc:date>2020-04-19T00:00:00</dc:date>
              <text:p text:style-name="P1">Swirl3_CA99/-</text:p>
            </office:annotation>
            <text:p>1.97610046456577</text:p>
          </table:table-cell>
          <table:table-cell office:value-type="float" office:value="2498.9627338366" calcext:value-type="float">
            <office:annotation draw:style-name="gr1" draw:text-style-name="P2" svg:width="122.51pt" svg:height="62.99pt" svg:x="489.23pt" svg:y="4417.51pt" draw:caption-point-x="-11.54pt" draw:caption-point-y="7.77pt">
              <dc:date>2020-04-19T00:00:00</dc:date>
              <text:p text:style-name="P1">TB_CA70/-</text:p>
            </office:annotation>
            <text:p>2498.9627338366</text:p>
          </table:table-cell>
          <table:table-cell office:value-type="float" office:value="941.762594580715" calcext:value-type="float">
            <office:annotation draw:style-name="gr1" draw:text-style-name="P2" svg:width="122.51pt" svg:height="62.99pt" svg:x="548.99pt" svg:y="4417.51pt" draw:caption-point-x="-11.54pt" draw:caption-point-y="7.77pt">
              <dc:date>2020-04-19T00:00:00</dc:date>
              <text:p text:style-name="P1">Temp_CA05/-</text:p>
            </office:annotation>
            <text:p>941.762594580715</text:p>
          </table:table-cell>
          <table:table-cell office:value-type="float" office:value="1400.43144846501" calcext:value-type="float">
            <office:annotation draw:style-name="gr1" draw:text-style-name="P2" svg:width="122.51pt" svg:height="62.99pt" svg:x="608.74pt" svg:y="4417.51pt" draw:caption-point-x="-11.54pt" draw:caption-point-y="7.77pt">
              <dc:date>2020-04-19T00:00:00</dc:date>
              <text:p text:style-name="P1">Temp_CA50/-</text:p>
            </office:annotation>
            <text:p>1400.43144846501</text:p>
          </table:table-cell>
          <table:table-cell office:value-type="float" office:value="0.145107233141832" calcext:value-type="float">
            <office:annotation draw:style-name="gr1" draw:text-style-name="P2" svg:width="122.51pt" svg:height="62.99pt" svg:x="668.49pt" svg:y="4417.51pt" draw:caption-point-x="-11.54pt" draw:caption-point-y="7.77pt">
              <dc:date>2020-04-19T00:00:00</dc:date>
              <text:p text:style-name="P1">TO2_CA50/-</text:p>
            </office:annotation>
            <text:p>0.145107233141832</text:p>
          </table:table-cell>
          <table:table-cell office:value-type="float" office:value="0.488700716808" calcext:value-type="float">
            <office:annotation draw:style-name="gr1" draw:text-style-name="P2" svg:width="122.49pt" svg:height="62.99pt" svg:x="728.25pt" svg:y="4417.51pt" draw:caption-point-x="-11.54pt" draw:caption-point-y="7.77pt">
              <dc:date>2020-04-19T00:00:00</dc:date>
              <text:p text:style-name="P1">Vol_CA99/-</text:p>
            </office:annotation>
            <text:p>0.488700716808</text:p>
          </table:table-cell>
          <table:table-cell office:value-type="float" office:value="0.716519435247027" calcext:value-type="float">
            <text:p>0.716519435247027</text:p>
          </table:table-cell>
          <table:table-cell office:value-type="float" office:value="2.68729804933917" calcext:value-type="float">
            <text:p>2.68729804933917</text:p>
          </table:table-cell>
          <table:table-cell table:style-name="ce4" office:value-type="float" office:value="0.0000010744275" calcext:value-type="float">
            <text:p>1.07E-06</text:p>
          </table:table-cell>
          <table:table-cell office:value-type="float" office:value="29.7676176700432" calcext:value-type="float">
            <text:p>29.7676176700432</text:p>
          </table:table-cell>
          <table:table-cell office:value-type="float" office:value="39.5641221553934" calcext:value-type="float">
            <text:p>39.5641221553934</text:p>
          </table:table-cell>
          <table:table-cell table:number-columns-repeated="1007"/>
        </table:table-row>
        <table:table-row table:style-name="ro1">
          <table:table-cell office:value-type="float" office:value="387" calcext:value-type="float">
            <text:p>387</text:p>
          </table:table-cell>
          <table:table-cell table:style-name="ce3" office:value-type="float" office:value="35.08291" calcext:value-type="float">
            <text:p>35.08291</text:p>
          </table:table-cell>
          <table:table-cell office:value-type="float" office:value="234.50833" calcext:value-type="float">
            <office:annotation draw:style-name="gr1" draw:text-style-name="P2" svg:width="122.51pt" svg:height="62.99pt" svg:x="190.49pt" svg:y="4432.51pt" draw:caption-point-x="-11.54pt" draw:caption-point-y="7.77pt">
              <dc:date>2020-04-19T00:00:00</dc:date>
              <text:p text:style-name="P1">HRR_max/-</text:p>
            </office:annotation>
            <text:p>234.50833</text:p>
          </table:table-cell>
          <table:table-cell office:value-type="float" office:value="1767.91481988526" calcext:value-type="float">
            <text:p>1767.91481988526</text:p>
          </table:table-cell>
          <table:table-cell office:value-type="float" office:value="74.1511718679151" calcext:value-type="float">
            <office:annotation draw:style-name="gr1" draw:text-style-name="P2" svg:width="122.49pt" svg:height="62.99pt" svg:x="310pt" svg:y="4432.51pt" draw:caption-point-x="-11.54pt" draw:caption-point-y="7.77pt">
              <dc:date>2020-04-19T00:00:00</dc:date>
              <text:p text:style-name="P1">P_CA01/-</text:p>
            </office:annotation>
            <text:p>74.1511718679151</text:p>
          </table:table-cell>
          <table:table-cell office:value-type="float" office:value="95.4726661089074" calcext:value-type="float">
            <office:annotation draw:style-name="gr1" draw:text-style-name="P2" svg:width="122.49pt" svg:height="62.99pt" svg:x="369.75pt" svg:y="4432.51pt" draw:caption-point-x="-11.54pt" draw:caption-point-y="7.77pt">
              <dc:date>2020-04-19T00:00:00</dc:date>
              <text:p text:style-name="P1">P_CA25/-</text:p>
            </office:annotation>
            <text:p>95.4726661089074</text:p>
          </table:table-cell>
          <table:table-cell office:value-type="float" office:value="2.01616198683892" calcext:value-type="float">
            <office:annotation draw:style-name="gr1" draw:text-style-name="P2" svg:width="122.51pt" svg:height="62.99pt" svg:x="429.48pt" svg:y="4432.51pt" draw:caption-point-x="-11.54pt" draw:caption-point-y="7.77pt">
              <dc:date>2020-04-19T00:00:00</dc:date>
              <text:p text:style-name="P1">Swirl3_CA99/-</text:p>
            </office:annotation>
            <text:p>2.01616198683892</text:p>
          </table:table-cell>
          <table:table-cell office:value-type="float" office:value="2490.67265530377" calcext:value-type="float">
            <office:annotation draw:style-name="gr1" draw:text-style-name="P2" svg:width="122.51pt" svg:height="62.99pt" svg:x="489.23pt" svg:y="4432.51pt" draw:caption-point-x="-11.54pt" draw:caption-point-y="7.77pt">
              <dc:date>2020-04-19T00:00:00</dc:date>
              <text:p text:style-name="P1">TB_CA70/-</text:p>
            </office:annotation>
            <text:p>2490.67265530377</text:p>
          </table:table-cell>
          <table:table-cell office:value-type="float" office:value="971.532838870518" calcext:value-type="float">
            <office:annotation draw:style-name="gr1" draw:text-style-name="P2" svg:width="122.51pt" svg:height="62.99pt" svg:x="548.99pt" svg:y="4432.51pt" draw:caption-point-x="-11.54pt" draw:caption-point-y="7.77pt">
              <dc:date>2020-04-19T00:00:00</dc:date>
              <text:p text:style-name="P1">Temp_CA05/-</text:p>
            </office:annotation>
            <text:p>971.532838870518</text:p>
          </table:table-cell>
          <table:table-cell office:value-type="float" office:value="1522.36176045878" calcext:value-type="float">
            <office:annotation draw:style-name="gr1" draw:text-style-name="P2" svg:width="122.51pt" svg:height="62.99pt" svg:x="608.74pt" svg:y="4432.51pt" draw:caption-point-x="-11.54pt" draw:caption-point-y="7.77pt">
              <dc:date>2020-04-19T00:00:00</dc:date>
              <text:p text:style-name="P1">Temp_CA50/-</text:p>
            </office:annotation>
            <text:p>1522.36176045878</text:p>
          </table:table-cell>
          <table:table-cell office:value-type="float" office:value="0.138700188007244" calcext:value-type="float">
            <office:annotation draw:style-name="gr1" draw:text-style-name="P2" svg:width="122.51pt" svg:height="62.99pt" svg:x="668.49pt" svg:y="4432.51pt" draw:caption-point-x="-11.54pt" draw:caption-point-y="7.77pt">
              <dc:date>2020-04-19T00:00:00</dc:date>
              <text:p text:style-name="P1">TO2_CA50/-</text:p>
            </office:annotation>
            <text:p>0.138700188007244</text:p>
          </table:table-cell>
          <table:table-cell office:value-type="float" office:value="0.45475895926524" calcext:value-type="float">
            <office:annotation draw:style-name="gr1" draw:text-style-name="P2" svg:width="122.49pt" svg:height="62.99pt" svg:x="728.25pt" svg:y="4432.51pt" draw:caption-point-x="-11.54pt" draw:caption-point-y="7.77pt">
              <dc:date>2020-04-19T00:00:00</dc:date>
              <text:p text:style-name="P1">Vol_CA99/-</text:p>
            </office:annotation>
            <text:p>0.45475895926524</text:p>
          </table:table-cell>
          <table:table-cell office:value-type="float" office:value="0.411748647691961" calcext:value-type="float">
            <text:p>0.411748647691961</text:p>
          </table:table-cell>
          <table:table-cell office:value-type="float" office:value="3.13987425238857" calcext:value-type="float">
            <text:p>3.13987425238857</text:p>
          </table:table-cell>
          <table:table-cell table:style-name="ce4" office:value-type="float" office:value="0.0000010203738" calcext:value-type="float">
            <text:p>1.02E-06</text:p>
          </table:table-cell>
          <table:table-cell office:value-type="float" office:value="30.8735135815899" calcext:value-type="float">
            <text:p>30.8735135815899</text:p>
          </table:table-cell>
          <table:table-cell office:value-type="float" office:value="38.2542492937562" calcext:value-type="float">
            <text:p>38.2542492937562</text:p>
          </table:table-cell>
          <table:table-cell table:number-columns-repeated="1007"/>
        </table:table-row>
        <table:table-row table:style-name="ro1">
          <table:table-cell office:value-type="float" office:value="389" calcext:value-type="float">
            <text:p>389</text:p>
          </table:table-cell>
          <table:table-cell table:style-name="ce3" office:value-type="float" office:value="63.34977" calcext:value-type="float">
            <text:p>63.34977</text:p>
          </table:table-cell>
          <table:table-cell office:value-type="float" office:value="85.67265" calcext:value-type="float">
            <office:annotation draw:style-name="gr2" draw:text-style-name="P2" svg:width="122.51pt" svg:height="63.01pt" svg:x="190.49pt" svg:y="4447.5pt" draw:caption-point-x="-11.54pt" draw:caption-point-y="7.77pt">
              <dc:date>2020-04-19T00:00:00</dc:date>
              <text:p text:style-name="P1">HRR_max/-</text:p>
            </office:annotation>
            <text:p>85.67265</text:p>
          </table:table-cell>
          <table:table-cell office:value-type="float" office:value="310.748969081481" calcext:value-type="float">
            <text:p>310.748969081481</text:p>
          </table:table-cell>
          <table:table-cell office:value-type="float" office:value="48.4222459734664" calcext:value-type="float">
            <office:annotation draw:style-name="gr2" draw:text-style-name="P2" svg:width="122.49pt" svg:height="63.01pt" svg:x="310pt" svg:y="4447.5pt" draw:caption-point-x="-11.54pt" draw:caption-point-y="7.77pt">
              <dc:date>2020-04-19T00:00:00</dc:date>
              <text:p text:style-name="P1">P_CA01/-</text:p>
            </office:annotation>
            <text:p>48.4222459734664</text:p>
          </table:table-cell>
          <table:table-cell office:value-type="float" office:value="50.4648211891295" calcext:value-type="float">
            <office:annotation draw:style-name="gr2" draw:text-style-name="P2" svg:width="122.49pt" svg:height="63.01pt" svg:x="369.75pt" svg:y="4447.5pt" draw:caption-point-x="-11.54pt" draw:caption-point-y="7.77pt">
              <dc:date>2020-04-19T00:00:00</dc:date>
              <text:p text:style-name="P1">P_CA25/-</text:p>
            </office:annotation>
            <text:p>50.4648211891295</text:p>
          </table:table-cell>
          <table:table-cell office:value-type="float" office:value="2.81274179129726" calcext:value-type="float">
            <office:annotation draw:style-name="gr2" draw:text-style-name="P2" svg:width="122.51pt" svg:height="63.01pt" svg:x="429.48pt" svg:y="4447.5pt" draw:caption-point-x="-11.54pt" draw:caption-point-y="7.77pt">
              <dc:date>2020-04-19T00:00:00</dc:date>
              <text:p text:style-name="P1">Swirl3_CA99/-</text:p>
            </office:annotation>
            <text:p>2.81274179129726</text:p>
          </table:table-cell>
          <table:table-cell office:value-type="float" office:value="2468.01983087196" calcext:value-type="float">
            <office:annotation draw:style-name="gr2" draw:text-style-name="P2" svg:width="122.51pt" svg:height="63.01pt" svg:x="489.23pt" svg:y="4447.5pt" draw:caption-point-x="-11.54pt" draw:caption-point-y="7.77pt">
              <dc:date>2020-04-19T00:00:00</dc:date>
              <text:p text:style-name="P1">TB_CA70/-</text:p>
            </office:annotation>
            <text:p>2468.01983087196</text:p>
          </table:table-cell>
          <table:table-cell office:value-type="float" office:value="914.586284513638" calcext:value-type="float">
            <office:annotation draw:style-name="gr2" draw:text-style-name="P2" svg:width="122.51pt" svg:height="63.01pt" svg:x="548.99pt" svg:y="4447.5pt" draw:caption-point-x="-11.54pt" draw:caption-point-y="7.77pt">
              <dc:date>2020-04-19T00:00:00</dc:date>
              <text:p text:style-name="P1">Temp_CA05/-</text:p>
            </office:annotation>
            <text:p>914.586284513638</text:p>
          </table:table-cell>
          <table:table-cell office:value-type="float" office:value="1041.81641559254" calcext:value-type="float">
            <office:annotation draw:style-name="gr2" draw:text-style-name="P2" svg:width="122.51pt" svg:height="63.01pt" svg:x="608.74pt" svg:y="4447.5pt" draw:caption-point-x="-11.54pt" draw:caption-point-y="7.77pt">
              <dc:date>2020-04-19T00:00:00</dc:date>
              <text:p text:style-name="P1">Temp_CA50/-</text:p>
            </office:annotation>
            <text:p>1041.81641559254</text:p>
          </table:table-cell>
          <table:table-cell office:value-type="float" office:value="0.186804726969209" calcext:value-type="float">
            <office:annotation draw:style-name="gr2" draw:text-style-name="P2" svg:width="122.51pt" svg:height="63.01pt" svg:x="668.49pt" svg:y="4447.5pt" draw:caption-point-x="-11.54pt" draw:caption-point-y="7.77pt">
              <dc:date>2020-04-19T00:00:00</dc:date>
              <text:p text:style-name="P1">TO2_CA50/-</text:p>
            </office:annotation>
            <text:p>0.186804726969209</text:p>
          </table:table-cell>
          <table:table-cell office:value-type="float" office:value="0.186214734477663" calcext:value-type="float">
            <office:annotation draw:style-name="gr2" draw:text-style-name="P2" svg:width="122.49pt" svg:height="63.01pt" svg:x="728.25pt" svg:y="4447.5pt" draw:caption-point-x="-11.54pt" draw:caption-point-y="7.77pt">
              <dc:date>2020-04-19T00:00:00</dc:date>
              <text:p text:style-name="P1">Vol_CA99/-</text:p>
            </office:annotation>
            <text:p>0.186214734477663</text:p>
          </table:table-cell>
          <table:table-cell office:value-type="float" office:value="1.99902739088846" calcext:value-type="float">
            <text:p>1.99902739088846</text:p>
          </table:table-cell>
          <table:table-cell office:value-type="float" office:value="0.984337520864837" calcext:value-type="float">
            <text:p>0.984337520864837</text:p>
          </table:table-cell>
          <table:table-cell table:style-name="ce4" office:value-type="float" office:value="0.00000000089968966" calcext:value-type="float">
            <text:p>9.00E-10</text:p>
          </table:table-cell>
          <table:table-cell office:value-type="float" office:value="25.1217804402521" calcext:value-type="float">
            <text:p>25.1217804402521</text:p>
          </table:table-cell>
          <table:table-cell office:value-type="float" office:value="59.3772353123836" calcext:value-type="float">
            <text:p>59.3772353123836</text:p>
          </table:table-cell>
          <table:table-cell table:number-columns-repeated="1007"/>
        </table:table-row>
        <table:table-row table:style-name="ro1">
          <table:table-cell office:value-type="float" office:value="390" calcext:value-type="float">
            <text:p>390</text:p>
          </table:table-cell>
          <table:table-cell table:style-name="ce3" office:value-type="float" office:value="53.31797" calcext:value-type="float">
            <text:p>53.31797</text:p>
          </table:table-cell>
          <table:table-cell office:value-type="float" office:value="112.033134" calcext:value-type="float">
            <office:annotation draw:style-name="gr2" draw:text-style-name="P2" svg:width="122.51pt" svg:height="63.01pt" svg:x="190.49pt" svg:y="4462.5pt" draw:caption-point-x="-11.54pt" draw:caption-point-y="7.77pt">
              <dc:date>2020-04-19T00:00:00</dc:date>
              <text:p text:style-name="P1">HRR_max/-</text:p>
            </office:annotation>
            <text:p>112.033134</text:p>
          </table:table-cell>
          <table:table-cell office:value-type="float" office:value="501.774643474694" calcext:value-type="float">
            <text:p>501.774643474694</text:p>
          </table:table-cell>
          <table:table-cell office:value-type="float" office:value="48.0538287088519" calcext:value-type="float">
            <office:annotation draw:style-name="gr2" draw:text-style-name="P2" svg:width="122.49pt" svg:height="63.01pt" svg:x="310pt" svg:y="4462.5pt" draw:caption-point-x="-11.54pt" draw:caption-point-y="7.77pt">
              <dc:date>2020-04-19T00:00:00</dc:date>
              <text:p text:style-name="P1">P_CA01/-</text:p>
            </office:annotation>
            <text:p>48.0538287088519</text:p>
          </table:table-cell>
          <table:table-cell office:value-type="float" office:value="55.1242110674479" calcext:value-type="float">
            <office:annotation draw:style-name="gr2" draw:text-style-name="P2" svg:width="122.49pt" svg:height="63.01pt" svg:x="369.75pt" svg:y="4462.5pt" draw:caption-point-x="-11.54pt" draw:caption-point-y="7.77pt">
              <dc:date>2020-04-19T00:00:00</dc:date>
              <text:p text:style-name="P1">P_CA25/-</text:p>
            </office:annotation>
            <text:p>55.1242110674479</text:p>
          </table:table-cell>
          <table:table-cell office:value-type="float" office:value="2.3624370980236" calcext:value-type="float">
            <office:annotation draw:style-name="gr2" draw:text-style-name="P2" svg:width="122.51pt" svg:height="63.01pt" svg:x="429.48pt" svg:y="4462.5pt" draw:caption-point-x="-11.54pt" draw:caption-point-y="7.77pt">
              <dc:date>2020-04-19T00:00:00</dc:date>
              <text:p text:style-name="P1">Swirl3_CA99/-</text:p>
            </office:annotation>
            <text:p>2.3624370980236</text:p>
          </table:table-cell>
          <table:table-cell office:value-type="float" office:value="2462.24129671542" calcext:value-type="float">
            <office:annotation draw:style-name="gr2" draw:text-style-name="P2" svg:width="122.51pt" svg:height="63.01pt" svg:x="489.23pt" svg:y="4462.5pt" draw:caption-point-x="-11.54pt" draw:caption-point-y="7.77pt">
              <dc:date>2020-04-19T00:00:00</dc:date>
              <text:p text:style-name="P1">TB_CA70/-</text:p>
            </office:annotation>
            <text:p>2462.24129671542</text:p>
          </table:table-cell>
          <table:table-cell office:value-type="float" office:value="938.799947583716" calcext:value-type="float">
            <office:annotation draw:style-name="gr2" draw:text-style-name="P2" svg:width="122.51pt" svg:height="63.01pt" svg:x="548.99pt" svg:y="4462.5pt" draw:caption-point-x="-11.54pt" draw:caption-point-y="7.77pt">
              <dc:date>2020-04-19T00:00:00</dc:date>
              <text:p text:style-name="P1">Temp_CA05/-</text:p>
            </office:annotation>
            <text:p>938.799947583716</text:p>
          </table:table-cell>
          <table:table-cell office:value-type="float" office:value="1161.18173473125" calcext:value-type="float">
            <office:annotation draw:style-name="gr2" draw:text-style-name="P2" svg:width="122.51pt" svg:height="63.01pt" svg:x="608.74pt" svg:y="4462.5pt" draw:caption-point-x="-11.54pt" draw:caption-point-y="7.77pt">
              <dc:date>2020-04-19T00:00:00</dc:date>
              <text:p text:style-name="P1">Temp_CA50/-</text:p>
            </office:annotation>
            <text:p>1161.18173473125</text:p>
          </table:table-cell>
          <table:table-cell office:value-type="float" office:value="0.161036710508265" calcext:value-type="float">
            <office:annotation draw:style-name="gr2" draw:text-style-name="P2" svg:width="122.51pt" svg:height="63.01pt" svg:x="668.49pt" svg:y="4462.5pt" draw:caption-point-x="-11.54pt" draw:caption-point-y="7.77pt">
              <dc:date>2020-04-19T00:00:00</dc:date>
              <text:p text:style-name="P1">TO2_CA50/-</text:p>
            </office:annotation>
            <text:p>0.161036710508265</text:p>
          </table:table-cell>
          <table:table-cell office:value-type="float" office:value="0.310059143923304" calcext:value-type="float">
            <office:annotation draw:style-name="gr2" draw:text-style-name="P2" svg:width="122.49pt" svg:height="63.01pt" svg:x="728.25pt" svg:y="4462.5pt" draw:caption-point-x="-11.54pt" draw:caption-point-y="7.77pt">
              <dc:date>2020-04-19T00:00:00</dc:date>
              <text:p text:style-name="P1">Vol_CA99/-</text:p>
            </office:annotation>
            <text:p>0.310059143923304</text:p>
          </table:table-cell>
          <table:table-cell office:value-type="float" office:value="2.59331252841682" calcext:value-type="float">
            <text:p>2.59331252841682</text:p>
          </table:table-cell>
          <table:table-cell office:value-type="float" office:value="1.65371094006703" calcext:value-type="float">
            <text:p>1.65371094006703</text:p>
          </table:table-cell>
          <table:table-cell table:style-name="ce4" office:value-type="float" office:value="0.0000001923591" calcext:value-type="float">
            <text:p>1.92E-07</text:p>
          </table:table-cell>
          <table:table-cell office:value-type="float" office:value="80.4519225264055" calcext:value-type="float">
            <text:p>80.4519225264055</text:p>
          </table:table-cell>
          <table:table-cell office:value-type="float" office:value="62.6080133302486" calcext:value-type="float">
            <text:p>62.6080133302486</text:p>
          </table:table-cell>
          <table:table-cell table:number-columns-repeated="1007"/>
        </table:table-row>
        <table:table-row table:style-name="ro1">
          <table:table-cell office:value-type="float" office:value="391" calcext:value-type="float">
            <text:p>391</text:p>
          </table:table-cell>
          <table:table-cell table:style-name="ce3" office:value-type="float" office:value="43.88365" calcext:value-type="float">
            <text:p>43.88365</text:p>
          </table:table-cell>
          <table:table-cell office:value-type="float" office:value="157.03984" calcext:value-type="float">
            <office:annotation draw:style-name="gr2" draw:text-style-name="P2" svg:width="122.51pt" svg:height="63.01pt" svg:x="190.49pt" svg:y="4477.49pt" draw:caption-point-x="-11.54pt" draw:caption-point-y="7.77pt">
              <dc:date>2020-04-19T00:00:00</dc:date>
              <text:p text:style-name="P1">HRR_max/-</text:p>
            </office:annotation>
            <text:p>157.03984</text:p>
          </table:table-cell>
          <table:table-cell office:value-type="float" office:value="893.887384881972" calcext:value-type="float">
            <text:p>893.887384881972</text:p>
          </table:table-cell>
          <table:table-cell office:value-type="float" office:value="57.795847801286" calcext:value-type="float">
            <office:annotation draw:style-name="gr2" draw:text-style-name="P2" svg:width="122.49pt" svg:height="63.01pt" svg:x="310pt" svg:y="4477.49pt" draw:caption-point-x="-11.54pt" draw:caption-point-y="7.77pt">
              <dc:date>2020-04-19T00:00:00</dc:date>
              <text:p text:style-name="P1">P_CA01/-</text:p>
            </office:annotation>
            <text:p>57.795847801286</text:p>
          </table:table-cell>
          <table:table-cell office:value-type="float" office:value="63.4709475853182" calcext:value-type="float">
            <office:annotation draw:style-name="gr2" draw:text-style-name="P2" svg:width="122.49pt" svg:height="63.01pt" svg:x="369.75pt" svg:y="4477.49pt" draw:caption-point-x="-11.54pt" draw:caption-point-y="7.77pt">
              <dc:date>2020-04-19T00:00:00</dc:date>
              <text:p text:style-name="P1">P_CA25/-</text:p>
            </office:annotation>
            <text:p>63.4709475853182</text:p>
          </table:table-cell>
          <table:table-cell office:value-type="float" office:value="2.09840648454469" calcext:value-type="float">
            <office:annotation draw:style-name="gr2" draw:text-style-name="P2" svg:width="122.51pt" svg:height="63.01pt" svg:x="429.48pt" svg:y="4477.49pt" draw:caption-point-x="-11.54pt" draw:caption-point-y="7.77pt">
              <dc:date>2020-04-19T00:00:00</dc:date>
              <text:p text:style-name="P1">Swirl3_CA99/-</text:p>
            </office:annotation>
            <text:p>2.09840648454469</text:p>
          </table:table-cell>
          <table:table-cell office:value-type="float" office:value="2507.86668424165" calcext:value-type="float">
            <office:annotation draw:style-name="gr2" draw:text-style-name="P2" svg:width="122.51pt" svg:height="63.01pt" svg:x="489.23pt" svg:y="4477.49pt" draw:caption-point-x="-11.54pt" draw:caption-point-y="7.77pt">
              <dc:date>2020-04-19T00:00:00</dc:date>
              <text:p text:style-name="P1">TB_CA70/-</text:p>
            </office:annotation>
            <text:p>2507.86668424165</text:p>
          </table:table-cell>
          <table:table-cell office:value-type="float" office:value="944.886520854952" calcext:value-type="float">
            <office:annotation draw:style-name="gr2" draw:text-style-name="P2" svg:width="122.51pt" svg:height="63.01pt" svg:x="548.99pt" svg:y="4477.49pt" draw:caption-point-x="-11.54pt" draw:caption-point-y="7.77pt">
              <dc:date>2020-04-19T00:00:00</dc:date>
              <text:p text:style-name="P1">Temp_CA05/-</text:p>
            </office:annotation>
            <text:p>944.886520854952</text:p>
          </table:table-cell>
          <table:table-cell office:value-type="float" office:value="1275.88267346784" calcext:value-type="float">
            <office:annotation draw:style-name="gr2" draw:text-style-name="P2" svg:width="122.51pt" svg:height="63.01pt" svg:x="608.74pt" svg:y="4477.49pt" draw:caption-point-x="-11.54pt" draw:caption-point-y="7.77pt">
              <dc:date>2020-04-19T00:00:00</dc:date>
              <text:p text:style-name="P1">Temp_CA50/-</text:p>
            </office:annotation>
            <text:p>1275.88267346784</text:p>
          </table:table-cell>
          <table:table-cell office:value-type="float" office:value="0.150691882170705" calcext:value-type="float">
            <office:annotation draw:style-name="gr2" draw:text-style-name="P2" svg:width="122.51pt" svg:height="63.01pt" svg:x="668.49pt" svg:y="4477.49pt" draw:caption-point-x="-11.54pt" draw:caption-point-y="7.77pt">
              <dc:date>2020-04-19T00:00:00</dc:date>
              <text:p text:style-name="P1">TO2_CA50/-</text:p>
            </office:annotation>
            <text:p>0.150691882170705</text:p>
          </table:table-cell>
          <table:table-cell office:value-type="float" office:value="0.462507672857144" calcext:value-type="float">
            <office:annotation draw:style-name="gr2" draw:text-style-name="P2" svg:width="122.49pt" svg:height="63.01pt" svg:x="728.25pt" svg:y="4477.49pt" draw:caption-point-x="-11.54pt" draw:caption-point-y="7.77pt">
              <dc:date>2020-04-19T00:00:00</dc:date>
              <text:p text:style-name="P1">Vol_CA99/-</text:p>
            </office:annotation>
            <text:p>0.462507672857144</text:p>
          </table:table-cell>
          <table:table-cell office:value-type="float" office:value="1.70159364496296" calcext:value-type="float">
            <text:p>1.70159364496296</text:p>
          </table:table-cell>
          <table:table-cell office:value-type="float" office:value="2.05098756352022" calcext:value-type="float">
            <text:p>2.05098756352022</text:p>
          </table:table-cell>
          <table:table-cell table:style-name="ce4" office:value-type="float" office:value="0.00000092169245" calcext:value-type="float">
            <text:p>9.22E-07</text:p>
          </table:table-cell>
          <table:table-cell office:value-type="float" office:value="48.8641491198277" calcext:value-type="float">
            <text:p>48.8641491198277</text:p>
          </table:table-cell>
          <table:table-cell office:value-type="float" office:value="52.2991573465555" calcext:value-type="float">
            <text:p>52.2991573465555</text:p>
          </table:table-cell>
          <table:table-cell table:number-columns-repeated="1007"/>
        </table:table-row>
        <table:table-row table:style-name="ro1">
          <table:table-cell office:value-type="float" office:value="392" calcext:value-type="float">
            <text:p>392</text:p>
          </table:table-cell>
          <table:table-cell table:style-name="ce3" office:value-type="float" office:value="37.45349" calcext:value-type="float">
            <text:p>37.45349</text:p>
          </table:table-cell>
          <table:table-cell office:value-type="float" office:value="203.0233" calcext:value-type="float">
            <office:annotation draw:style-name="gr2" draw:text-style-name="P2" svg:width="122.51pt" svg:height="63.01pt" svg:x="190.49pt" svg:y="4492.49pt" draw:caption-point-x="-11.54pt" draw:caption-point-y="7.8pt">
              <dc:date>2020-04-19T00:00:00</dc:date>
              <text:p text:style-name="P1">HRR_max/-</text:p>
            </office:annotation>
            <text:p>203.0233</text:p>
          </table:table-cell>
          <table:table-cell office:value-type="float" office:value="1419.6111827915" calcext:value-type="float">
            <text:p>1419.6111827915</text:p>
          </table:table-cell>
          <table:table-cell office:value-type="float" office:value="76.2115335082579" calcext:value-type="float">
            <office:annotation draw:style-name="gr2" draw:text-style-name="P2" svg:width="122.49pt" svg:height="63.01pt" svg:x="310pt" svg:y="4492.49pt" draw:caption-point-x="-11.54pt" draw:caption-point-y="7.8pt">
              <dc:date>2020-04-19T00:00:00</dc:date>
              <text:p text:style-name="P1">P_CA01/-</text:p>
            </office:annotation>
            <text:p>76.2115335082579</text:p>
          </table:table-cell>
          <table:table-cell office:value-type="float" office:value="81.2485552119189" calcext:value-type="float">
            <office:annotation draw:style-name="gr2" draw:text-style-name="P2" svg:width="122.49pt" svg:height="63.01pt" svg:x="369.75pt" svg:y="4492.49pt" draw:caption-point-x="-11.54pt" draw:caption-point-y="7.8pt">
              <dc:date>2020-04-19T00:00:00</dc:date>
              <text:p text:style-name="P1">P_CA25/-</text:p>
            </office:annotation>
            <text:p>81.2485552119189</text:p>
          </table:table-cell>
          <table:table-cell office:value-type="float" office:value="2.06635987054429" calcext:value-type="float">
            <office:annotation draw:style-name="gr2" draw:text-style-name="P2" svg:width="122.51pt" svg:height="63.01pt" svg:x="429.48pt" svg:y="4492.49pt" draw:caption-point-x="-11.54pt" draw:caption-point-y="7.8pt">
              <dc:date>2020-04-19T00:00:00</dc:date>
              <text:p text:style-name="P1">Swirl3_CA99/-</text:p>
            </office:annotation>
            <text:p>2.06635987054429</text:p>
          </table:table-cell>
          <table:table-cell office:value-type="float" office:value="2453.01102846437" calcext:value-type="float">
            <office:annotation draw:style-name="gr2" draw:text-style-name="P2" svg:width="122.51pt" svg:height="63.01pt" svg:x="489.23pt" svg:y="4492.49pt" draw:caption-point-x="-11.54pt" draw:caption-point-y="7.8pt">
              <dc:date>2020-04-19T00:00:00</dc:date>
              <text:p text:style-name="P1">TB_CA70/-</text:p>
            </office:annotation>
            <text:p>2453.01102846437</text:p>
          </table:table-cell>
          <table:table-cell office:value-type="float" office:value="964.762297316221" calcext:value-type="float">
            <office:annotation draw:style-name="gr2" draw:text-style-name="P2" svg:width="122.51pt" svg:height="63.01pt" svg:x="548.99pt" svg:y="4492.49pt" draw:caption-point-x="-11.54pt" draw:caption-point-y="7.8pt">
              <dc:date>2020-04-19T00:00:00</dc:date>
              <text:p text:style-name="P1">Temp_CA05/-</text:p>
            </office:annotation>
            <text:p>964.762297316221</text:p>
          </table:table-cell>
          <table:table-cell office:value-type="float" office:value="1385.73352594393" calcext:value-type="float">
            <office:annotation draw:style-name="gr2" draw:text-style-name="P2" svg:width="122.51pt" svg:height="63.01pt" svg:x="608.74pt" svg:y="4492.49pt" draw:caption-point-x="-11.54pt" draw:caption-point-y="7.8pt">
              <dc:date>2020-04-19T00:00:00</dc:date>
              <text:p text:style-name="P1">Temp_CA50/-</text:p>
            </office:annotation>
            <text:p>1385.73352594393</text:p>
          </table:table-cell>
          <table:table-cell office:value-type="float" office:value="0.146822713702021" calcext:value-type="float">
            <office:annotation draw:style-name="gr2" draw:text-style-name="P2" svg:width="122.51pt" svg:height="63.01pt" svg:x="668.49pt" svg:y="4492.49pt" draw:caption-point-x="-11.54pt" draw:caption-point-y="7.8pt">
              <dc:date>2020-04-19T00:00:00</dc:date>
              <text:p text:style-name="P1">TO2_CA50/-</text:p>
            </office:annotation>
            <text:p>0.146822713702021</text:p>
          </table:table-cell>
          <table:table-cell office:value-type="float" office:value="0.509357803575241" calcext:value-type="float">
            <office:annotation draw:style-name="gr2" draw:text-style-name="P2" svg:width="122.49pt" svg:height="63.01pt" svg:x="728.25pt" svg:y="4492.49pt" draw:caption-point-x="-11.54pt" draw:caption-point-y="7.8pt">
              <dc:date>2020-04-19T00:00:00</dc:date>
              <text:p text:style-name="P1">Vol_CA99/-</text:p>
            </office:annotation>
            <text:p>0.509357803575241</text:p>
          </table:table-cell>
          <table:table-cell office:value-type="float" office:value="0.561094004973813" calcext:value-type="float">
            <text:p>0.561094004973813</text:p>
          </table:table-cell>
          <table:table-cell office:value-type="float" office:value="2.43400828532861" calcext:value-type="float">
            <text:p>2.43400828532861</text:p>
          </table:table-cell>
          <table:table-cell office:value-type="float" office:value="0" calcext:value-type="float">
            <text:p>0</text:p>
          </table:table-cell>
          <table:table-cell office:value-type="float" office:value="39.6894406009309" calcext:value-type="float">
            <text:p>39.6894406009309</text:p>
          </table:table-cell>
          <table:table-cell office:value-type="float" office:value="40.6151809389424" calcext:value-type="float">
            <text:p>40.6151809389424</text:p>
          </table:table-cell>
          <table:table-cell table:number-columns-repeated="1007"/>
        </table:table-row>
        <table:table-row table:style-name="ro1">
          <table:table-cell office:value-type="float" office:value="393" calcext:value-type="float">
            <text:p>393</text:p>
          </table:table-cell>
          <table:table-cell table:style-name="ce3" office:value-type="float" office:value="36.16448" calcext:value-type="float">
            <text:p>36.16448</text:p>
          </table:table-cell>
          <table:table-cell office:value-type="float" office:value="214.00725" calcext:value-type="float">
            <office:annotation draw:style-name="gr1" draw:text-style-name="P2" svg:width="122.51pt" svg:height="62.99pt" svg:x="190.49pt" svg:y="4507.51pt" draw:caption-point-x="-11.54pt" draw:caption-point-y="7.77pt">
              <dc:date>2020-04-19T00:00:00</dc:date>
              <text:p text:style-name="P1">HRR_max/-</text:p>
            </office:annotation>
            <text:p>214.00725</text:p>
          </table:table-cell>
          <table:table-cell office:value-type="float" office:value="1743.19295887593" calcext:value-type="float">
            <text:p>1743.19295887593</text:p>
          </table:table-cell>
          <table:table-cell office:value-type="float" office:value="74.3263381495336" calcext:value-type="float">
            <office:annotation draw:style-name="gr1" draw:text-style-name="P2" svg:width="122.49pt" svg:height="62.99pt" svg:x="310pt" svg:y="4507.51pt" draw:caption-point-x="-11.54pt" draw:caption-point-y="7.77pt">
              <dc:date>2020-04-19T00:00:00</dc:date>
              <text:p text:style-name="P1">P_CA01/-</text:p>
            </office:annotation>
            <text:p>74.3263381495336</text:p>
          </table:table-cell>
          <table:table-cell office:value-type="float" office:value="94.1158504315101" calcext:value-type="float">
            <office:annotation draw:style-name="gr1" draw:text-style-name="P2" svg:width="122.49pt" svg:height="62.99pt" svg:x="369.75pt" svg:y="4507.51pt" draw:caption-point-x="-11.54pt" draw:caption-point-y="7.77pt">
              <dc:date>2020-04-19T00:00:00</dc:date>
              <text:p text:style-name="P1">P_CA25/-</text:p>
            </office:annotation>
            <text:p>94.1158504315101</text:p>
          </table:table-cell>
          <table:table-cell office:value-type="float" office:value="2.04933654652857" calcext:value-type="float">
            <office:annotation draw:style-name="gr1" draw:text-style-name="P2" svg:width="122.51pt" svg:height="62.99pt" svg:x="429.48pt" svg:y="4507.51pt" draw:caption-point-x="-11.54pt" draw:caption-point-y="7.77pt">
              <dc:date>2020-04-19T00:00:00</dc:date>
              <text:p text:style-name="P1">Swirl3_CA99/-</text:p>
            </office:annotation>
            <text:p>2.04933654652857</text:p>
          </table:table-cell>
          <table:table-cell office:value-type="float" office:value="2464.77286342642" calcext:value-type="float">
            <office:annotation draw:style-name="gr1" draw:text-style-name="P2" svg:width="122.51pt" svg:height="62.99pt" svg:x="489.23pt" svg:y="4507.51pt" draw:caption-point-x="-11.54pt" draw:caption-point-y="7.77pt">
              <dc:date>2020-04-19T00:00:00</dc:date>
              <text:p text:style-name="P1">TB_CA70/-</text:p>
            </office:annotation>
            <text:p>2464.77286342642</text:p>
          </table:table-cell>
          <table:table-cell office:value-type="float" office:value="970.192491956095" calcext:value-type="float">
            <office:annotation draw:style-name="gr1" draw:text-style-name="P2" svg:width="122.51pt" svg:height="62.99pt" svg:x="548.99pt" svg:y="4507.51pt" draw:caption-point-x="-11.54pt" draw:caption-point-y="7.77pt">
              <dc:date>2020-04-19T00:00:00</dc:date>
              <text:p text:style-name="P1">Temp_CA05/-</text:p>
            </office:annotation>
            <text:p>970.192491956095</text:p>
          </table:table-cell>
          <table:table-cell office:value-type="float" office:value="1492.66036680345" calcext:value-type="float">
            <office:annotation draw:style-name="gr1" draw:text-style-name="P2" svg:width="122.51pt" svg:height="62.99pt" svg:x="608.74pt" svg:y="4507.51pt" draw:caption-point-x="-11.54pt" draw:caption-point-y="7.77pt">
              <dc:date>2020-04-19T00:00:00</dc:date>
              <text:p text:style-name="P1">Temp_CA50/-</text:p>
            </office:annotation>
            <text:p>1492.66036680345</text:p>
          </table:table-cell>
          <table:table-cell office:value-type="float" office:value="0.13970377032574" calcext:value-type="float">
            <office:annotation draw:style-name="gr1" draw:text-style-name="P2" svg:width="122.51pt" svg:height="62.99pt" svg:x="668.49pt" svg:y="4507.51pt" draw:caption-point-x="-11.54pt" draw:caption-point-y="7.77pt">
              <dc:date>2020-04-19T00:00:00</dc:date>
              <text:p text:style-name="P1">TO2_CA50/-</text:p>
            </office:annotation>
            <text:p>0.13970377032574</text:p>
          </table:table-cell>
          <table:table-cell office:value-type="float" office:value="0.510420781671201" calcext:value-type="float">
            <office:annotation draw:style-name="gr1" draw:text-style-name="P2" svg:width="122.49pt" svg:height="62.99pt" svg:x="728.25pt" svg:y="4507.51pt" draw:caption-point-x="-11.54pt" draw:caption-point-y="7.77pt">
              <dc:date>2020-04-19T00:00:00</dc:date>
              <text:p text:style-name="P1">Vol_CA99/-</text:p>
            </office:annotation>
            <text:p>0.510420781671201</text:p>
          </table:table-cell>
          <table:table-cell office:value-type="float" office:value="0.412514667143286" calcext:value-type="float">
            <text:p>0.412514667143286</text:p>
          </table:table-cell>
          <table:table-cell office:value-type="float" office:value="2.84496811726571" calcext:value-type="float">
            <text:p>2.84496811726571</text:p>
          </table:table-cell>
          <table:table-cell table:style-name="ce4" office:value-type="float" office:value="0.000001374039" calcext:value-type="float">
            <text:p>1.37E-06</text:p>
          </table:table-cell>
          <table:table-cell office:value-type="float" office:value="26.147044575198" calcext:value-type="float">
            <text:p>26.147044575198</text:p>
          </table:table-cell>
          <table:table-cell office:value-type="float" office:value="38.082209126182" calcext:value-type="float">
            <text:p>38.082209126182</text:p>
          </table:table-cell>
          <table:table-cell table:number-columns-repeated="1007"/>
        </table:table-row>
        <table:table-row table:style-name="ro1">
          <table:table-cell office:value-type="float" office:value="394" calcext:value-type="float">
            <text:p>394</text:p>
          </table:table-cell>
          <table:table-cell table:style-name="ce3" office:value-type="float" office:value="35.80094" calcext:value-type="float">
            <text:p>35.80094</text:p>
          </table:table-cell>
          <table:table-cell office:value-type="float" office:value="215.81" calcext:value-type="float">
            <office:annotation draw:style-name="gr1" draw:text-style-name="P2" svg:width="122.51pt" svg:height="62.99pt" svg:x="190.49pt" svg:y="4522.51pt" draw:caption-point-x="-11.54pt" draw:caption-point-y="7.77pt">
              <dc:date>2020-04-19T00:00:00</dc:date>
              <text:p text:style-name="P1">HRR_max/-</text:p>
            </office:annotation>
            <text:p>215.81</text:p>
          </table:table-cell>
          <table:table-cell office:value-type="float" office:value="1914.08686005804" calcext:value-type="float">
            <text:p>1914.08686005804</text:p>
          </table:table-cell>
          <table:table-cell office:value-type="float" office:value="77.7906763665573" calcext:value-type="float">
            <office:annotation draw:style-name="gr1" draw:text-style-name="P2" svg:width="122.49pt" svg:height="62.99pt" svg:x="310pt" svg:y="4522.51pt" draw:caption-point-x="-11.54pt" draw:caption-point-y="7.77pt">
              <dc:date>2020-04-19T00:00:00</dc:date>
              <text:p text:style-name="P1">P_CA01/-</text:p>
            </office:annotation>
            <text:p>77.7906763665573</text:p>
          </table:table-cell>
          <table:table-cell office:value-type="float" office:value="105.617092206509" calcext:value-type="float">
            <office:annotation draw:style-name="gr1" draw:text-style-name="P2" svg:width="122.49pt" svg:height="62.99pt" svg:x="369.75pt" svg:y="4522.51pt" draw:caption-point-x="-11.54pt" draw:caption-point-y="7.77pt">
              <dc:date>2020-04-19T00:00:00</dc:date>
              <text:p text:style-name="P1">P_CA25/-</text:p>
            </office:annotation>
            <text:p>105.617092206509</text:p>
          </table:table-cell>
          <table:table-cell office:value-type="float" office:value="2.07174516514752" calcext:value-type="float">
            <office:annotation draw:style-name="gr1" draw:text-style-name="P2" svg:width="122.51pt" svg:height="62.99pt" svg:x="429.48pt" svg:y="4522.51pt" draw:caption-point-x="-11.54pt" draw:caption-point-y="7.77pt">
              <dc:date>2020-04-19T00:00:00</dc:date>
              <text:p text:style-name="P1">Swirl3_CA99/-</text:p>
            </office:annotation>
            <text:p>2.07174516514752</text:p>
          </table:table-cell>
          <table:table-cell office:value-type="float" office:value="2441.27636264336" calcext:value-type="float">
            <office:annotation draw:style-name="gr1" draw:text-style-name="P2" svg:width="122.51pt" svg:height="62.99pt" svg:x="489.23pt" svg:y="4522.51pt" draw:caption-point-x="-11.54pt" draw:caption-point-y="7.77pt">
              <dc:date>2020-04-19T00:00:00</dc:date>
              <text:p text:style-name="P1">TB_CA70/-</text:p>
            </office:annotation>
            <text:p>2441.27636264336</text:p>
          </table:table-cell>
          <table:table-cell office:value-type="float" office:value="978.964014082102" calcext:value-type="float">
            <office:annotation draw:style-name="gr1" draw:text-style-name="P2" svg:width="122.51pt" svg:height="62.99pt" svg:x="548.99pt" svg:y="4522.51pt" draw:caption-point-x="-11.54pt" draw:caption-point-y="7.77pt">
              <dc:date>2020-04-19T00:00:00</dc:date>
              <text:p text:style-name="P1">Temp_CA05/-</text:p>
            </office:annotation>
            <text:p>978.964014082102</text:p>
          </table:table-cell>
          <table:table-cell office:value-type="float" office:value="1521.62296081838" calcext:value-type="float">
            <office:annotation draw:style-name="gr1" draw:text-style-name="P2" svg:width="122.51pt" svg:height="62.99pt" svg:x="608.74pt" svg:y="4522.51pt" draw:caption-point-x="-11.54pt" draw:caption-point-y="7.77pt">
              <dc:date>2020-04-19T00:00:00</dc:date>
              <text:p text:style-name="P1">Temp_CA50/-</text:p>
            </office:annotation>
            <text:p>1521.62296081838</text:p>
          </table:table-cell>
          <table:table-cell office:value-type="float" office:value="0.138639057527198" calcext:value-type="float">
            <office:annotation draw:style-name="gr1" draw:text-style-name="P2" svg:width="122.51pt" svg:height="62.99pt" svg:x="668.49pt" svg:y="4522.51pt" draw:caption-point-x="-11.54pt" draw:caption-point-y="7.77pt">
              <dc:date>2020-04-19T00:00:00</dc:date>
              <text:p text:style-name="P1">TO2_CA50/-</text:p>
            </office:annotation>
            <text:p>0.138639057527198</text:p>
          </table:table-cell>
          <table:table-cell office:value-type="float" office:value="0.49746130898314" calcext:value-type="float">
            <office:annotation draw:style-name="gr1" draw:text-style-name="P2" svg:width="122.49pt" svg:height="62.99pt" svg:x="728.25pt" svg:y="4522.51pt" draw:caption-point-x="-11.54pt" draw:caption-point-y="7.77pt">
              <dc:date>2020-04-19T00:00:00</dc:date>
              <text:p text:style-name="P1">Vol_CA99/-</text:p>
            </office:annotation>
            <text:p>0.49746130898314</text:p>
          </table:table-cell>
          <table:table-cell office:value-type="float" office:value="0.279005963579074" calcext:value-type="float">
            <text:p>0.279005963579074</text:p>
          </table:table-cell>
          <table:table-cell office:value-type="float" office:value="3.03282950319525" calcext:value-type="float">
            <text:p>3.03282950319525</text:p>
          </table:table-cell>
          <table:table-cell table:style-name="ce4" office:value-type="float" office:value="0.000001295363" calcext:value-type="float">
            <text:p>1.30E-06</text:p>
          </table:table-cell>
          <table:table-cell office:value-type="float" office:value="24.7211407829127" calcext:value-type="float">
            <text:p>24.7211407829127</text:p>
          </table:table-cell>
          <table:table-cell office:value-type="float" office:value="37.0103411629796" calcext:value-type="float">
            <text:p>37.0103411629796</text:p>
          </table:table-cell>
          <table:table-cell table:number-columns-repeated="1007"/>
        </table:table-row>
        <table:table-row table:style-name="ro1">
          <table:table-cell office:value-type="float" office:value="396" calcext:value-type="float">
            <text:p>396</text:p>
          </table:table-cell>
          <table:table-cell table:style-name="ce3" office:value-type="float" office:value="70.15985" calcext:value-type="float">
            <text:p>70.15985</text:p>
          </table:table-cell>
          <table:table-cell office:value-type="float" office:value="80.99516" calcext:value-type="float">
            <office:annotation draw:style-name="gr2" draw:text-style-name="P2" svg:width="122.51pt" svg:height="63.01pt" svg:x="190.49pt" svg:y="4537.5pt" draw:caption-point-x="-11.54pt" draw:caption-point-y="7.77pt">
              <dc:date>2020-04-19T00:00:00</dc:date>
              <text:p text:style-name="P1">HRR_max/-</text:p>
            </office:annotation>
            <text:p>80.99516</text:p>
          </table:table-cell>
          <table:table-cell office:value-type="float" office:value="312.005484434438" calcext:value-type="float">
            <text:p>312.005484434438</text:p>
          </table:table-cell>
          <table:table-cell office:value-type="float" office:value="48.6098024120948" calcext:value-type="float">
            <office:annotation draw:style-name="gr2" draw:text-style-name="P2" svg:width="122.49pt" svg:height="63.01pt" svg:x="310pt" svg:y="4537.5pt" draw:caption-point-x="-11.54pt" draw:caption-point-y="7.77pt">
              <dc:date>2020-04-19T00:00:00</dc:date>
              <text:p text:style-name="P1">P_CA01/-</text:p>
            </office:annotation>
            <text:p>48.6098024120948</text:p>
          </table:table-cell>
          <table:table-cell office:value-type="float" office:value="48.0214356965663" calcext:value-type="float">
            <office:annotation draw:style-name="gr2" draw:text-style-name="P2" svg:width="122.49pt" svg:height="63.01pt" svg:x="369.75pt" svg:y="4537.5pt" draw:caption-point-x="-11.54pt" draw:caption-point-y="7.77pt">
              <dc:date>2020-04-19T00:00:00</dc:date>
              <text:p text:style-name="P1">P_CA25/-</text:p>
            </office:annotation>
            <text:p>48.0214356965663</text:p>
          </table:table-cell>
          <table:table-cell office:value-type="float" office:value="2.76521492978444" calcext:value-type="float">
            <office:annotation draw:style-name="gr2" draw:text-style-name="P2" svg:width="122.51pt" svg:height="63.01pt" svg:x="429.48pt" svg:y="4537.5pt" draw:caption-point-x="-11.54pt" draw:caption-point-y="7.77pt">
              <dc:date>2020-04-19T00:00:00</dc:date>
              <text:p text:style-name="P1">Swirl3_CA99/-</text:p>
            </office:annotation>
            <text:p>2.76521492978444</text:p>
          </table:table-cell>
          <table:table-cell office:value-type="float" office:value="2411.96922001632" calcext:value-type="float">
            <office:annotation draw:style-name="gr2" draw:text-style-name="P2" svg:width="122.51pt" svg:height="63.01pt" svg:x="489.23pt" svg:y="4537.5pt" draw:caption-point-x="-11.54pt" draw:caption-point-y="7.77pt">
              <dc:date>2020-04-19T00:00:00</dc:date>
              <text:p text:style-name="P1">TB_CA70/-</text:p>
            </office:annotation>
            <text:p>2411.96922001632</text:p>
          </table:table-cell>
          <table:table-cell office:value-type="float" office:value="919.283984503256" calcext:value-type="float">
            <office:annotation draw:style-name="gr2" draw:text-style-name="P2" svg:width="122.51pt" svg:height="63.01pt" svg:x="548.99pt" svg:y="4537.5pt" draw:caption-point-x="-11.54pt" draw:caption-point-y="7.77pt">
              <dc:date>2020-04-19T00:00:00</dc:date>
              <text:p text:style-name="P1">Temp_CA05/-</text:p>
            </office:annotation>
            <text:p>919.283984503256</text:p>
          </table:table-cell>
          <table:table-cell office:value-type="float" office:value="1032.89239270214" calcext:value-type="float">
            <office:annotation draw:style-name="gr2" draw:text-style-name="P2" svg:width="122.51pt" svg:height="63.01pt" svg:x="608.74pt" svg:y="4537.5pt" draw:caption-point-x="-11.54pt" draw:caption-point-y="7.77pt">
              <dc:date>2020-04-19T00:00:00</dc:date>
              <text:p text:style-name="P1">Temp_CA50/-</text:p>
            </office:annotation>
            <text:p>1032.89239270214</text:p>
          </table:table-cell>
          <table:table-cell office:value-type="float" office:value="0.184664171292253" calcext:value-type="float">
            <office:annotation draw:style-name="gr2" draw:text-style-name="P2" svg:width="122.51pt" svg:height="63.01pt" svg:x="668.49pt" svg:y="4537.5pt" draw:caption-point-x="-11.54pt" draw:caption-point-y="7.77pt">
              <dc:date>2020-04-19T00:00:00</dc:date>
              <text:p text:style-name="P1">TO2_CA50/-</text:p>
            </office:annotation>
            <text:p>0.184664171292253</text:p>
          </table:table-cell>
          <table:table-cell office:value-type="float" office:value="0.215459415787067" calcext:value-type="float">
            <office:annotation draw:style-name="gr2" draw:text-style-name="P2" svg:width="122.49pt" svg:height="63.01pt" svg:x="728.25pt" svg:y="4537.5pt" draw:caption-point-x="-11.54pt" draw:caption-point-y="7.77pt">
              <dc:date>2020-04-19T00:00:00</dc:date>
              <text:p text:style-name="P1">Vol_CA99/-</text:p>
            </office:annotation>
            <text:p>0.215459415787067</text:p>
          </table:table-cell>
          <table:table-cell office:value-type="float" office:value="2.3111804304109" calcext:value-type="float">
            <text:p>2.3111804304109</text:p>
          </table:table-cell>
          <table:table-cell office:value-type="float" office:value="0.942281881573601" calcext:value-type="float">
            <text:p>0.942281881573601</text:p>
          </table:table-cell>
          <table:table-cell table:style-name="ce4" office:value-type="float" office:value="0.0000000027182052" calcext:value-type="float">
            <text:p>2.72E-09</text:p>
          </table:table-cell>
          <table:table-cell office:value-type="float" office:value="29.094603167431" calcext:value-type="float">
            <text:p>29.094603167431</text:p>
          </table:table-cell>
          <table:table-cell office:value-type="float" office:value="66.4828950512964" calcext:value-type="float">
            <text:p>66.4828950512964</text:p>
          </table:table-cell>
          <table:table-cell table:number-columns-repeated="1007"/>
        </table:table-row>
        <table:table-row table:style-name="ro1">
          <table:table-cell office:value-type="float" office:value="397" calcext:value-type="float">
            <text:p>397</text:p>
          </table:table-cell>
          <table:table-cell table:style-name="ce3" office:value-type="float" office:value="57.75634" calcext:value-type="float">
            <text:p>57.75634</text:p>
          </table:table-cell>
          <table:table-cell office:value-type="float" office:value="120.7852" calcext:value-type="float">
            <office:annotation draw:style-name="gr2" draw:text-style-name="P2" svg:width="122.51pt" svg:height="63.01pt" svg:x="190.49pt" svg:y="4552.5pt" draw:caption-point-x="-11.54pt" draw:caption-point-y="7.77pt">
              <dc:date>2020-04-19T00:00:00</dc:date>
              <text:p text:style-name="P1">HRR_max/-</text:p>
            </office:annotation>
            <text:p>120.7852</text:p>
          </table:table-cell>
          <table:table-cell office:value-type="float" office:value="525.212528594618" calcext:value-type="float">
            <text:p>525.212528594618</text:p>
          </table:table-cell>
          <table:table-cell office:value-type="float" office:value="51.7893567182571" calcext:value-type="float">
            <office:annotation draw:style-name="gr2" draw:text-style-name="P2" svg:width="122.49pt" svg:height="63.01pt" svg:x="310pt" svg:y="4552.5pt" draw:caption-point-x="-11.54pt" draw:caption-point-y="7.77pt">
              <dc:date>2020-04-19T00:00:00</dc:date>
              <text:p text:style-name="P1">P_CA01/-</text:p>
            </office:annotation>
            <text:p>51.7893567182571</text:p>
          </table:table-cell>
          <table:table-cell office:value-type="float" office:value="55.6841125708821" calcext:value-type="float">
            <office:annotation draw:style-name="gr2" draw:text-style-name="P2" svg:width="122.49pt" svg:height="63.01pt" svg:x="369.75pt" svg:y="4552.5pt" draw:caption-point-x="-11.54pt" draw:caption-point-y="7.77pt">
              <dc:date>2020-04-19T00:00:00</dc:date>
              <text:p text:style-name="P1">P_CA25/-</text:p>
            </office:annotation>
            <text:p>55.6841125708821</text:p>
          </table:table-cell>
          <table:table-cell office:value-type="float" office:value="2.4003522027558" calcext:value-type="float">
            <office:annotation draw:style-name="gr2" draw:text-style-name="P2" svg:width="122.51pt" svg:height="63.01pt" svg:x="429.48pt" svg:y="4552.5pt" draw:caption-point-x="-11.54pt" draw:caption-point-y="7.77pt">
              <dc:date>2020-04-19T00:00:00</dc:date>
              <text:p text:style-name="P1">Swirl3_CA99/-</text:p>
            </office:annotation>
            <text:p>2.4003522027558</text:p>
          </table:table-cell>
          <table:table-cell office:value-type="float" office:value="2411.6872064495" calcext:value-type="float">
            <office:annotation draw:style-name="gr2" draw:text-style-name="P2" svg:width="122.51pt" svg:height="63.01pt" svg:x="489.23pt" svg:y="4552.5pt" draw:caption-point-x="-11.54pt" draw:caption-point-y="7.77pt">
              <dc:date>2020-04-19T00:00:00</dc:date>
              <text:p text:style-name="P1">TB_CA70/-</text:p>
            </office:annotation>
            <text:p>2411.6872064495</text:p>
          </table:table-cell>
          <table:table-cell office:value-type="float" office:value="942.692013638202" calcext:value-type="float">
            <office:annotation draw:style-name="gr2" draw:text-style-name="P2" svg:width="122.51pt" svg:height="63.01pt" svg:x="548.99pt" svg:y="4552.5pt" draw:caption-point-x="-11.54pt" draw:caption-point-y="7.77pt">
              <dc:date>2020-04-19T00:00:00</dc:date>
              <text:p text:style-name="P1">Temp_CA05/-</text:p>
            </office:annotation>
            <text:p>942.692013638202</text:p>
          </table:table-cell>
          <table:table-cell office:value-type="float" office:value="1142.91937758644" calcext:value-type="float">
            <office:annotation draw:style-name="gr2" draw:text-style-name="P2" svg:width="122.51pt" svg:height="63.01pt" svg:x="608.74pt" svg:y="4552.5pt" draw:caption-point-x="-11.54pt" draw:caption-point-y="7.77pt">
              <dc:date>2020-04-19T00:00:00</dc:date>
              <text:p text:style-name="P1">Temp_CA50/-</text:p>
            </office:annotation>
            <text:p>1142.91937758644</text:p>
          </table:table-cell>
          <table:table-cell office:value-type="float" office:value="0.162080602616184" calcext:value-type="float">
            <office:annotation draw:style-name="gr2" draw:text-style-name="P2" svg:width="122.51pt" svg:height="63.01pt" svg:x="668.49pt" svg:y="4552.5pt" draw:caption-point-x="-11.54pt" draw:caption-point-y="7.77pt">
              <dc:date>2020-04-19T00:00:00</dc:date>
              <text:p text:style-name="P1">TO2_CA50/-</text:p>
            </office:annotation>
            <text:p>0.162080602616184</text:p>
          </table:table-cell>
          <table:table-cell office:value-type="float" office:value="0.324664059254259" calcext:value-type="float">
            <office:annotation draw:style-name="gr2" draw:text-style-name="P2" svg:width="122.49pt" svg:height="63.01pt" svg:x="728.25pt" svg:y="4552.5pt" draw:caption-point-x="-11.54pt" draw:caption-point-y="7.77pt">
              <dc:date>2020-04-19T00:00:00</dc:date>
              <text:p text:style-name="P1">Vol_CA99/-</text:p>
            </office:annotation>
            <text:p>0.324664059254259</text:p>
          </table:table-cell>
          <table:table-cell office:value-type="float" office:value="2.42191404658849" calcext:value-type="float">
            <text:p>2.42191404658849</text:p>
          </table:table-cell>
          <table:table-cell office:value-type="float" office:value="1.11700938218422" calcext:value-type="float">
            <text:p>1.11700938218422</text:p>
          </table:table-cell>
          <table:table-cell table:style-name="ce4" office:value-type="float" office:value="0.00000020066271" calcext:value-type="float">
            <text:p>2.01E-07</text:p>
          </table:table-cell>
          <table:table-cell office:value-type="float" office:value="94.2501467891963" calcext:value-type="float">
            <text:p>94.2501467891963</text:p>
          </table:table-cell>
          <table:table-cell office:value-type="float" office:value="66.3553645113087" calcext:value-type="float">
            <text:p>66.3553645113087</text:p>
          </table:table-cell>
          <table:table-cell table:number-columns-repeated="1007"/>
        </table:table-row>
        <table:table-row table:style-name="ro1">
          <table:table-cell office:value-type="float" office:value="398" calcext:value-type="float">
            <text:p>398</text:p>
          </table:table-cell>
          <table:table-cell table:style-name="ce3" office:value-type="float" office:value="49.20521" calcext:value-type="float">
            <text:p>49.20521</text:p>
          </table:table-cell>
          <table:table-cell office:value-type="float" office:value="159.08348" calcext:value-type="float">
            <office:annotation draw:style-name="gr2" draw:text-style-name="P2" svg:width="122.51pt" svg:height="63.01pt" svg:x="190.49pt" svg:y="4567.49pt" draw:caption-point-x="-11.54pt" draw:caption-point-y="7.77pt">
              <dc:date>2020-04-19T00:00:00</dc:date>
              <text:p text:style-name="P1">HRR_max/-</text:p>
            </office:annotation>
            <text:p>159.08348</text:p>
          </table:table-cell>
          <table:table-cell office:value-type="float" office:value="912.10216973036" calcext:value-type="float">
            <text:p>912.10216973036</text:p>
          </table:table-cell>
          <table:table-cell office:value-type="float" office:value="62.0912187962835" calcext:value-type="float">
            <office:annotation draw:style-name="gr2" draw:text-style-name="P2" svg:width="122.49pt" svg:height="63.01pt" svg:x="310pt" svg:y="4567.49pt" draw:caption-point-x="-11.54pt" draw:caption-point-y="7.77pt">
              <dc:date>2020-04-19T00:00:00</dc:date>
              <text:p text:style-name="P1">P_CA01/-</text:p>
            </office:annotation>
            <text:p>62.0912187962835</text:p>
          </table:table-cell>
          <table:table-cell office:value-type="float" office:value="67.5776651608439" calcext:value-type="float">
            <office:annotation draw:style-name="gr2" draw:text-style-name="P2" svg:width="122.49pt" svg:height="63.01pt" svg:x="369.75pt" svg:y="4567.49pt" draw:caption-point-x="-11.54pt" draw:caption-point-y="7.77pt">
              <dc:date>2020-04-19T00:00:00</dc:date>
              <text:p text:style-name="P1">P_CA25/-</text:p>
            </office:annotation>
            <text:p>67.5776651608439</text:p>
          </table:table-cell>
          <table:table-cell office:value-type="float" office:value="2.16790653966928" calcext:value-type="float">
            <office:annotation draw:style-name="gr2" draw:text-style-name="P2" svg:width="122.51pt" svg:height="63.01pt" svg:x="429.48pt" svg:y="4567.49pt" draw:caption-point-x="-11.54pt" draw:caption-point-y="7.77pt">
              <dc:date>2020-04-19T00:00:00</dc:date>
              <text:p text:style-name="P1">Swirl3_CA99/-</text:p>
            </office:annotation>
            <text:p>2.16790653966928</text:p>
          </table:table-cell>
          <table:table-cell office:value-type="float" office:value="2478.44950398905" calcext:value-type="float">
            <office:annotation draw:style-name="gr2" draw:text-style-name="P2" svg:width="122.51pt" svg:height="63.01pt" svg:x="489.23pt" svg:y="4567.49pt" draw:caption-point-x="-11.54pt" draw:caption-point-y="7.77pt">
              <dc:date>2020-04-19T00:00:00</dc:date>
              <text:p text:style-name="P1">TB_CA70/-</text:p>
            </office:annotation>
            <text:p>2478.44950398905</text:p>
          </table:table-cell>
          <table:table-cell office:value-type="float" office:value="953.572184831337" calcext:value-type="float">
            <office:annotation draw:style-name="gr2" draw:text-style-name="P2" svg:width="122.51pt" svg:height="63.01pt" svg:x="548.99pt" svg:y="4567.49pt" draw:caption-point-x="-11.54pt" draw:caption-point-y="7.77pt">
              <dc:date>2020-04-19T00:00:00</dc:date>
              <text:p text:style-name="P1">Temp_CA05/-</text:p>
            </office:annotation>
            <text:p>953.572184831337</text:p>
          </table:table-cell>
          <table:table-cell office:value-type="float" office:value="1259.73759387648" calcext:value-type="float">
            <office:annotation draw:style-name="gr2" draw:text-style-name="P2" svg:width="122.51pt" svg:height="63.01pt" svg:x="608.74pt" svg:y="4567.49pt" draw:caption-point-x="-11.54pt" draw:caption-point-y="7.77pt">
              <dc:date>2020-04-19T00:00:00</dc:date>
              <text:p text:style-name="P1">Temp_CA50/-</text:p>
            </office:annotation>
            <text:p>1259.73759387648</text:p>
          </table:table-cell>
          <table:table-cell office:value-type="float" office:value="0.149401815543616" calcext:value-type="float">
            <office:annotation draw:style-name="gr2" draw:text-style-name="P2" svg:width="122.51pt" svg:height="63.01pt" svg:x="668.49pt" svg:y="4567.49pt" draw:caption-point-x="-11.54pt" draw:caption-point-y="7.77pt">
              <dc:date>2020-04-19T00:00:00</dc:date>
              <text:p text:style-name="P1">TO2_CA50/-</text:p>
            </office:annotation>
            <text:p>0.149401815543616</text:p>
          </table:table-cell>
          <table:table-cell office:value-type="float" office:value="0.469670097956969" calcext:value-type="float">
            <office:annotation draw:style-name="gr2" draw:text-style-name="P2" svg:width="122.49pt" svg:height="63.01pt" svg:x="728.25pt" svg:y="4567.49pt" draw:caption-point-x="-11.54pt" draw:caption-point-y="7.77pt">
              <dc:date>2020-04-19T00:00:00</dc:date>
              <text:p text:style-name="P1">Vol_CA99/-</text:p>
            </office:annotation>
            <text:p>0.469670097956969</text:p>
          </table:table-cell>
          <table:table-cell office:value-type="float" office:value="1.60969538446104" calcext:value-type="float">
            <text:p>1.60969538446104</text:p>
          </table:table-cell>
          <table:table-cell office:value-type="float" office:value="1.18001579595228" calcext:value-type="float">
            <text:p>1.18001579595228</text:p>
          </table:table-cell>
          <table:table-cell table:style-name="ce4" office:value-type="float" office:value="0.0000009853363" calcext:value-type="float">
            <text:p>9.85E-07</text:p>
          </table:table-cell>
          <table:table-cell office:value-type="float" office:value="46.1879276826319" calcext:value-type="float">
            <text:p>46.1879276826319</text:p>
          </table:table-cell>
          <table:table-cell office:value-type="float" office:value="56.8159223693535" calcext:value-type="float">
            <text:p>56.8159223693535</text:p>
          </table:table-cell>
          <table:table-cell table:number-columns-repeated="1007"/>
        </table:table-row>
        <table:table-row table:style-name="ro1">
          <table:table-cell office:value-type="float" office:value="399" calcext:value-type="float">
            <text:p>399</text:p>
          </table:table-cell>
          <table:table-cell table:style-name="ce3" office:value-type="float" office:value="39.52043" calcext:value-type="float">
            <text:p>39.52043</text:p>
          </table:table-cell>
          <table:table-cell office:value-type="float" office:value="189.89575" calcext:value-type="float">
            <office:annotation draw:style-name="gr2" draw:text-style-name="P2" svg:width="122.51pt" svg:height="63.01pt" svg:x="190.49pt" svg:y="4582.49pt" draw:caption-point-x="-11.54pt" draw:caption-point-y="7.8pt">
              <dc:date>2020-04-19T00:00:00</dc:date>
              <text:p text:style-name="P1">HRR_max/-</text:p>
            </office:annotation>
            <text:p>189.89575</text:p>
          </table:table-cell>
          <table:table-cell office:value-type="float" office:value="1402.27876008239" calcext:value-type="float">
            <text:p>1402.27876008239</text:p>
          </table:table-cell>
          <table:table-cell office:value-type="float" office:value="74.3507945410713" calcext:value-type="float">
            <office:annotation draw:style-name="gr2" draw:text-style-name="P2" svg:width="122.49pt" svg:height="63.01pt" svg:x="310pt" svg:y="4582.49pt" draw:caption-point-x="-11.54pt" draw:caption-point-y="7.8pt">
              <dc:date>2020-04-19T00:00:00</dc:date>
              <text:p text:style-name="P1">P_CA01/-</text:p>
            </office:annotation>
            <text:p>74.3507945410713</text:p>
          </table:table-cell>
          <table:table-cell office:value-type="float" office:value="82.8697917480813" calcext:value-type="float">
            <office:annotation draw:style-name="gr2" draw:text-style-name="P2" svg:width="122.49pt" svg:height="63.01pt" svg:x="369.75pt" svg:y="4582.49pt" draw:caption-point-x="-11.54pt" draw:caption-point-y="7.8pt">
              <dc:date>2020-04-19T00:00:00</dc:date>
              <text:p text:style-name="P1">P_CA25/-</text:p>
            </office:annotation>
            <text:p>82.8697917480813</text:p>
          </table:table-cell>
          <table:table-cell office:value-type="float" office:value="2.0727997900503" calcext:value-type="float">
            <office:annotation draw:style-name="gr2" draw:text-style-name="P2" svg:width="122.51pt" svg:height="63.01pt" svg:x="429.48pt" svg:y="4582.49pt" draw:caption-point-x="-11.54pt" draw:caption-point-y="7.8pt">
              <dc:date>2020-04-19T00:00:00</dc:date>
              <text:p text:style-name="P1">Swirl3_CA99/-</text:p>
            </office:annotation>
            <text:p>2.0727997900503</text:p>
          </table:table-cell>
          <table:table-cell office:value-type="float" office:value="2421.9775924497" calcext:value-type="float">
            <office:annotation draw:style-name="gr2" draw:text-style-name="P2" svg:width="122.51pt" svg:height="63.01pt" svg:x="489.23pt" svg:y="4582.49pt" draw:caption-point-x="-11.54pt" draw:caption-point-y="7.8pt">
              <dc:date>2020-04-19T00:00:00</dc:date>
              <text:p text:style-name="P1">TB_CA70/-</text:p>
            </office:annotation>
            <text:p>2421.9775924497</text:p>
          </table:table-cell>
          <table:table-cell office:value-type="float" office:value="957.827934739931" calcext:value-type="float">
            <office:annotation draw:style-name="gr2" draw:text-style-name="P2" svg:width="122.51pt" svg:height="63.01pt" svg:x="548.99pt" svg:y="4582.49pt" draw:caption-point-x="-11.54pt" draw:caption-point-y="7.8pt">
              <dc:date>2020-04-19T00:00:00</dc:date>
              <text:p text:style-name="P1">Temp_CA05/-</text:p>
            </office:annotation>
            <text:p>957.827934739931</text:p>
          </table:table-cell>
          <table:table-cell office:value-type="float" office:value="1360.94536942371" calcext:value-type="float">
            <office:annotation draw:style-name="gr2" draw:text-style-name="P2" svg:width="122.51pt" svg:height="63.01pt" svg:x="608.74pt" svg:y="4582.49pt" draw:caption-point-x="-11.54pt" draw:caption-point-y="7.8pt">
              <dc:date>2020-04-19T00:00:00</dc:date>
              <text:p text:style-name="P1">Temp_CA50/-</text:p>
            </office:annotation>
            <text:p>1360.94536942371</text:p>
          </table:table-cell>
          <table:table-cell office:value-type="float" office:value="0.139520636969878" calcext:value-type="float">
            <office:annotation draw:style-name="gr2" draw:text-style-name="P2" svg:width="122.51pt" svg:height="63.01pt" svg:x="668.49pt" svg:y="4582.49pt" draw:caption-point-x="-11.54pt" draw:caption-point-y="7.8pt">
              <dc:date>2020-04-19T00:00:00</dc:date>
              <text:p text:style-name="P1">TO2_CA50/-</text:p>
            </office:annotation>
            <text:p>0.139520636969878</text:p>
          </table:table-cell>
          <table:table-cell office:value-type="float" office:value="0.578883973103928" calcext:value-type="float">
            <office:annotation draw:style-name="gr2" draw:text-style-name="P2" svg:width="122.49pt" svg:height="63.01pt" svg:x="728.25pt" svg:y="4582.49pt" draw:caption-point-x="-11.54pt" draw:caption-point-y="7.8pt">
              <dc:date>2020-04-19T00:00:00</dc:date>
              <text:p text:style-name="P1">Vol_CA99/-</text:p>
            </office:annotation>
            <text:p>0.578883973103928</text:p>
          </table:table-cell>
          <table:table-cell office:value-type="float" office:value="0.751090133665445" calcext:value-type="float">
            <text:p>0.751090133665445</text:p>
          </table:table-cell>
          <table:table-cell office:value-type="float" office:value="2.23445776669564" calcext:value-type="float">
            <text:p>2.23445776669564</text:p>
          </table:table-cell>
          <table:table-cell table:style-name="ce4" office:value-type="float" office:value="0.0000022358693" calcext:value-type="float">
            <text:p>2.24E-06</text:p>
          </table:table-cell>
          <table:table-cell office:value-type="float" office:value="53.1648521734831" calcext:value-type="float">
            <text:p>53.1648521734831</text:p>
          </table:table-cell>
          <table:table-cell office:value-type="float" office:value="43.6297750905737" calcext:value-type="float">
            <text:p>43.6297750905737</text:p>
          </table:table-cell>
          <table:table-cell table:number-columns-repeated="1007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3" office:value-type="float" office:value="35.87876" calcext:value-type="float">
            <text:p>35.87876</text:p>
          </table:table-cell>
          <table:table-cell office:value-type="float" office:value="166.70142" calcext:value-type="float">
            <office:annotation draw:style-name="gr1" draw:text-style-name="P2" svg:width="122.51pt" svg:height="62.99pt" svg:x="190.49pt" svg:y="4597.51pt" draw:caption-point-x="-11.54pt" draw:caption-point-y="7.77pt">
              <dc:date>2020-04-19T00:00:00</dc:date>
              <text:p text:style-name="P1">HRR_max/-</text:p>
            </office:annotation>
            <text:p>166.70142</text:p>
          </table:table-cell>
          <table:table-cell office:value-type="float" office:value="1493.59134915769" calcext:value-type="float">
            <text:p>1493.59134915769</text:p>
          </table:table-cell>
          <table:table-cell office:value-type="float" office:value="71.6868664528022" calcext:value-type="float">
            <office:annotation draw:style-name="gr1" draw:text-style-name="P2" svg:width="122.49pt" svg:height="62.99pt" svg:x="310pt" svg:y="4597.51pt" draw:caption-point-x="-11.54pt" draw:caption-point-y="7.77pt">
              <dc:date>2020-04-19T00:00:00</dc:date>
              <text:p text:style-name="P1">P_CA01/-</text:p>
            </office:annotation>
            <text:p>71.6868664528022</text:p>
          </table:table-cell>
          <table:table-cell office:value-type="float" office:value="88.3037579387265" calcext:value-type="float">
            <office:annotation draw:style-name="gr1" draw:text-style-name="P2" svg:width="122.49pt" svg:height="62.99pt" svg:x="369.75pt" svg:y="4597.51pt" draw:caption-point-x="-11.54pt" draw:caption-point-y="7.77pt">
              <dc:date>2020-04-19T00:00:00</dc:date>
              <text:p text:style-name="P1">P_CA25/-</text:p>
            </office:annotation>
            <text:p>88.3037579387265</text:p>
          </table:table-cell>
          <table:table-cell office:value-type="float" office:value="1.88667232684976" calcext:value-type="float">
            <office:annotation draw:style-name="gr1" draw:text-style-name="P2" svg:width="122.51pt" svg:height="62.99pt" svg:x="429.48pt" svg:y="4597.51pt" draw:caption-point-x="-11.54pt" draw:caption-point-y="7.77pt">
              <dc:date>2020-04-19T00:00:00</dc:date>
              <text:p text:style-name="P1">Swirl3_CA99/-</text:p>
            </office:annotation>
            <text:p>1.88667232684976</text:p>
          </table:table-cell>
          <table:table-cell office:value-type="float" office:value="2380.10212962739" calcext:value-type="float">
            <office:annotation draw:style-name="gr1" draw:text-style-name="P2" svg:width="122.51pt" svg:height="62.99pt" svg:x="489.23pt" svg:y="4597.51pt" draw:caption-point-x="-11.54pt" draw:caption-point-y="7.77pt">
              <dc:date>2020-04-19T00:00:00</dc:date>
              <text:p text:style-name="P1">TB_CA70/-</text:p>
            </office:annotation>
            <text:p>2380.10212962739</text:p>
          </table:table-cell>
          <table:table-cell office:value-type="float" office:value="1030.40443769582" calcext:value-type="float">
            <office:annotation draw:style-name="gr1" draw:text-style-name="P2" svg:width="122.51pt" svg:height="62.99pt" svg:x="548.99pt" svg:y="4597.51pt" draw:caption-point-x="-11.54pt" draw:caption-point-y="7.77pt">
              <dc:date>2020-04-19T00:00:00</dc:date>
              <text:p text:style-name="P1">Temp_CA05/-</text:p>
            </office:annotation>
            <text:p>1030.40443769582</text:p>
          </table:table-cell>
          <table:table-cell office:value-type="float" office:value="1468.96431987753" calcext:value-type="float">
            <office:annotation draw:style-name="gr1" draw:text-style-name="P2" svg:width="122.51pt" svg:height="62.99pt" svg:x="608.74pt" svg:y="4597.51pt" draw:caption-point-x="-11.54pt" draw:caption-point-y="7.77pt">
              <dc:date>2020-04-19T00:00:00</dc:date>
              <text:p text:style-name="P1">Temp_CA50/-</text:p>
            </office:annotation>
            <text:p>1468.96431987753</text:p>
          </table:table-cell>
          <table:table-cell office:value-type="float" office:value="0.116005446785871" calcext:value-type="float">
            <office:annotation draw:style-name="gr1" draw:text-style-name="P2" svg:width="122.51pt" svg:height="62.99pt" svg:x="668.49pt" svg:y="4597.51pt" draw:caption-point-x="-11.54pt" draw:caption-point-y="7.77pt">
              <dc:date>2020-04-19T00:00:00</dc:date>
              <text:p text:style-name="P1">TO2_CA50/-</text:p>
            </office:annotation>
            <text:p>0.116005446785871</text:p>
          </table:table-cell>
          <table:table-cell office:value-type="float" office:value="0.760846089447494" calcext:value-type="float">
            <office:annotation draw:style-name="gr1" draw:text-style-name="P2" svg:width="122.49pt" svg:height="62.99pt" svg:x="728.25pt" svg:y="4597.51pt" draw:caption-point-x="-11.54pt" draw:caption-point-y="7.77pt">
              <dc:date>2020-04-19T00:00:00</dc:date>
              <text:p text:style-name="P1">Vol_CA99/-</text:p>
            </office:annotation>
            <text:p>0.760846089447494</text:p>
          </table:table-cell>
          <table:table-cell office:value-type="float" office:value="1.9942099923324" calcext:value-type="float">
            <text:p>1.9942099923324</text:p>
          </table:table-cell>
          <table:table-cell office:value-type="float" office:value="2.41074535495333" calcext:value-type="float">
            <text:p>2.41074535495333</text:p>
          </table:table-cell>
          <table:table-cell table:style-name="ce4" office:value-type="float" office:value="0.00003681834" calcext:value-type="float">
            <text:p>3.68E-05</text:p>
          </table:table-cell>
          <table:table-cell office:value-type="float" office:value="26.1306578012023" calcext:value-type="float">
            <text:p>26.1306578012023</text:p>
          </table:table-cell>
          <table:table-cell office:value-type="float" office:value="26.1223253296114" calcext:value-type="float">
            <text:p>26.1223253296114</text:p>
          </table:table-cell>
          <table:table-cell table:number-columns-repeated="1007"/>
        </table:table-row>
        <table:table-row table:style-name="ro1">
          <table:table-cell office:value-type="float" office:value="401" calcext:value-type="float">
            <text:p>401</text:p>
          </table:table-cell>
          <table:table-cell table:style-name="ce3" office:value-type="float" office:value="34.71983" calcext:value-type="float">
            <text:p>34.71983</text:p>
          </table:table-cell>
          <table:table-cell office:value-type="float" office:value="204.39462" calcext:value-type="float">
            <office:annotation draw:style-name="gr1" draw:text-style-name="P2" svg:width="122.51pt" svg:height="62.99pt" svg:x="190.49pt" svg:y="4612.51pt" draw:caption-point-x="-11.54pt" draw:caption-point-y="7.77pt">
              <dc:date>2020-04-19T00:00:00</dc:date>
              <text:p text:style-name="P1">HRR_max/-</text:p>
            </office:annotation>
            <text:p>204.39462</text:p>
          </table:table-cell>
          <table:table-cell office:value-type="float" office:value="2038.13790505562" calcext:value-type="float">
            <text:p>2038.13790505562</text:p>
          </table:table-cell>
          <table:table-cell office:value-type="float" office:value="77.8855196169448" calcext:value-type="float">
            <office:annotation draw:style-name="gr1" draw:text-style-name="P2" svg:width="122.49pt" svg:height="62.99pt" svg:x="310pt" svg:y="4612.51pt" draw:caption-point-x="-11.54pt" draw:caption-point-y="7.77pt">
              <dc:date>2020-04-19T00:00:00</dc:date>
              <text:p text:style-name="P1">P_CA01/-</text:p>
            </office:annotation>
            <text:p>77.8855196169448</text:p>
          </table:table-cell>
          <table:table-cell office:value-type="float" office:value="119.818392148372" calcext:value-type="float">
            <office:annotation draw:style-name="gr1" draw:text-style-name="P2" svg:width="122.49pt" svg:height="62.99pt" svg:x="369.75pt" svg:y="4612.51pt" draw:caption-point-x="-11.54pt" draw:caption-point-y="7.77pt">
              <dc:date>2020-04-19T00:00:00</dc:date>
              <text:p text:style-name="P1">P_CA25/-</text:p>
            </office:annotation>
            <text:p>119.818392148372</text:p>
          </table:table-cell>
          <table:table-cell office:value-type="float" office:value="2.13207976126249" calcext:value-type="float">
            <office:annotation draw:style-name="gr1" draw:text-style-name="P2" svg:width="122.51pt" svg:height="62.99pt" svg:x="429.48pt" svg:y="4612.51pt" draw:caption-point-x="-11.54pt" draw:caption-point-y="7.77pt">
              <dc:date>2020-04-19T00:00:00</dc:date>
              <text:p text:style-name="P1">Swirl3_CA99/-</text:p>
            </office:annotation>
            <text:p>2.13207976126249</text:p>
          </table:table-cell>
          <table:table-cell office:value-type="float" office:value="2456.19490373797" calcext:value-type="float">
            <office:annotation draw:style-name="gr1" draw:text-style-name="P2" svg:width="122.51pt" svg:height="62.99pt" svg:x="489.23pt" svg:y="4612.51pt" draw:caption-point-x="-11.54pt" draw:caption-point-y="7.77pt">
              <dc:date>2020-04-19T00:00:00</dc:date>
              <text:p text:style-name="P1">TB_CA70/-</text:p>
            </office:annotation>
            <text:p>2456.19490373797</text:p>
          </table:table-cell>
          <table:table-cell office:value-type="float" office:value="1039.44377273108" calcext:value-type="float">
            <office:annotation draw:style-name="gr1" draw:text-style-name="P2" svg:width="122.51pt" svg:height="62.99pt" svg:x="548.99pt" svg:y="4612.51pt" draw:caption-point-x="-11.54pt" draw:caption-point-y="7.77pt">
              <dc:date>2020-04-19T00:00:00</dc:date>
              <text:p text:style-name="P1">Temp_CA05/-</text:p>
            </office:annotation>
            <text:p>1039.44377273108</text:p>
          </table:table-cell>
          <table:table-cell office:value-type="float" office:value="1582.35832116051" calcext:value-type="float">
            <office:annotation draw:style-name="gr1" draw:text-style-name="P2" svg:width="122.51pt" svg:height="62.99pt" svg:x="608.74pt" svg:y="4612.51pt" draw:caption-point-x="-11.54pt" draw:caption-point-y="7.77pt">
              <dc:date>2020-04-19T00:00:00</dc:date>
              <text:p text:style-name="P1">Temp_CA50/-</text:p>
            </office:annotation>
            <text:p>1582.35832116051</text:p>
          </table:table-cell>
          <table:table-cell office:value-type="float" office:value="0.137883964184547" calcext:value-type="float">
            <office:annotation draw:style-name="gr1" draw:text-style-name="P2" svg:width="122.51pt" svg:height="62.99pt" svg:x="668.49pt" svg:y="4612.51pt" draw:caption-point-x="-11.54pt" draw:caption-point-y="7.77pt">
              <dc:date>2020-04-19T00:00:00</dc:date>
              <text:p text:style-name="P1">TO2_CA50/-</text:p>
            </office:annotation>
            <text:p>0.137883964184547</text:p>
          </table:table-cell>
          <table:table-cell office:value-type="float" office:value="0.497320506975477" calcext:value-type="float">
            <office:annotation draw:style-name="gr1" draw:text-style-name="P2" svg:width="122.49pt" svg:height="62.99pt" svg:x="728.25pt" svg:y="4612.51pt" draw:caption-point-x="-11.54pt" draw:caption-point-y="7.77pt">
              <dc:date>2020-04-19T00:00:00</dc:date>
              <text:p text:style-name="P1">Vol_CA99/-</text:p>
            </office:annotation>
            <text:p>0.497320506975477</text:p>
          </table:table-cell>
          <table:table-cell office:value-type="float" office:value="0.247485232243393" calcext:value-type="float">
            <text:p>0.247485232243393</text:p>
          </table:table-cell>
          <table:table-cell office:value-type="float" office:value="2.72102154741034" calcext:value-type="float">
            <text:p>2.72102154741034</text:p>
          </table:table-cell>
          <table:table-cell office:value-type="float" office:value="0" calcext:value-type="float">
            <text:p>0</text:p>
          </table:table-cell>
          <table:table-cell office:value-type="float" office:value="28.3431048387452" calcext:value-type="float">
            <text:p>28.3431048387452</text:p>
          </table:table-cell>
          <table:table-cell office:value-type="float" office:value="35.1241337011147" calcext:value-type="float">
            <text:p>35.1241337011147</text:p>
          </table:table-cell>
          <table:table-cell table:number-columns-repeated="1007"/>
        </table:table-row>
        <table:table-row table:style-name="ro1">
          <table:table-cell office:value-type="float" office:value="403" calcext:value-type="float">
            <text:p>403</text:p>
          </table:table-cell>
          <table:table-cell table:style-name="ce3" office:value-type="float" office:value="74.20823" calcext:value-type="float">
            <text:p>74.20823</text:p>
          </table:table-cell>
          <table:table-cell office:value-type="float" office:value="76.30574" calcext:value-type="float">
            <office:annotation draw:style-name="gr2" draw:text-style-name="P2" svg:width="122.51pt" svg:height="63.01pt" svg:x="190.49pt" svg:y="4627.5pt" draw:caption-point-x="-11.54pt" draw:caption-point-y="7.77pt">
              <dc:date>2020-04-19T00:00:00</dc:date>
              <text:p text:style-name="P1">HRR_max/-</text:p>
            </office:annotation>
            <text:p>76.30574</text:p>
          </table:table-cell>
          <table:table-cell office:value-type="float" office:value="306.275724146149" calcext:value-type="float">
            <text:p>306.275724146149</text:p>
          </table:table-cell>
          <table:table-cell office:value-type="float" office:value="48.7968877636686" calcext:value-type="float">
            <office:annotation draw:style-name="gr2" draw:text-style-name="P2" svg:width="122.49pt" svg:height="63.01pt" svg:x="310pt" svg:y="4627.5pt" draw:caption-point-x="-11.54pt" draw:caption-point-y="7.77pt">
              <dc:date>2020-04-19T00:00:00</dc:date>
              <text:p text:style-name="P1">P_CA01/-</text:p>
            </office:annotation>
            <text:p>48.7968877636686</text:p>
          </table:table-cell>
          <table:table-cell office:value-type="float" office:value="47.1589664486941" calcext:value-type="float">
            <office:annotation draw:style-name="gr2" draw:text-style-name="P2" svg:width="122.49pt" svg:height="63.01pt" svg:x="369.75pt" svg:y="4627.5pt" draw:caption-point-x="-11.54pt" draw:caption-point-y="7.77pt">
              <dc:date>2020-04-19T00:00:00</dc:date>
              <text:p text:style-name="P1">P_CA25/-</text:p>
            </office:annotation>
            <text:p>47.1589664486941</text:p>
          </table:table-cell>
          <table:table-cell office:value-type="float" office:value="2.77127295597686" calcext:value-type="float">
            <office:annotation draw:style-name="gr2" draw:text-style-name="P2" svg:width="122.51pt" svg:height="63.01pt" svg:x="429.48pt" svg:y="4627.5pt" draw:caption-point-x="-11.54pt" draw:caption-point-y="7.77pt">
              <dc:date>2020-04-19T00:00:00</dc:date>
              <text:p text:style-name="P1">Swirl3_CA99/-</text:p>
            </office:annotation>
            <text:p>2.77127295597686</text:p>
          </table:table-cell>
          <table:table-cell office:value-type="float" office:value="2374.5946093389" calcext:value-type="float">
            <office:annotation draw:style-name="gr2" draw:text-style-name="P2" svg:width="122.51pt" svg:height="63.01pt" svg:x="489.23pt" svg:y="4627.5pt" draw:caption-point-x="-11.54pt" draw:caption-point-y="7.77pt">
              <dc:date>2020-04-19T00:00:00</dc:date>
              <text:p text:style-name="P1">TB_CA70/-</text:p>
            </office:annotation>
            <text:p>2374.5946093389</text:p>
          </table:table-cell>
          <table:table-cell office:value-type="float" office:value="923.86337713366" calcext:value-type="float">
            <office:annotation draw:style-name="gr2" draw:text-style-name="P2" svg:width="122.51pt" svg:height="63.01pt" svg:x="548.99pt" svg:y="4627.5pt" draw:caption-point-x="-11.54pt" draw:caption-point-y="7.77pt">
              <dc:date>2020-04-19T00:00:00</dc:date>
              <text:p text:style-name="P1">Temp_CA05/-</text:p>
            </office:annotation>
            <text:p>923.86337713366</text:p>
          </table:table-cell>
          <table:table-cell office:value-type="float" office:value="1028.94561908103" calcext:value-type="float">
            <office:annotation draw:style-name="gr2" draw:text-style-name="P2" svg:width="122.51pt" svg:height="63.01pt" svg:x="608.74pt" svg:y="4627.5pt" draw:caption-point-x="-11.54pt" draw:caption-point-y="7.77pt">
              <dc:date>2020-04-19T00:00:00</dc:date>
              <text:p text:style-name="P1">Temp_CA50/-</text:p>
            </office:annotation>
            <text:p>1028.94561908103</text:p>
          </table:table-cell>
          <table:table-cell office:value-type="float" office:value="0.18400819600968" calcext:value-type="float">
            <office:annotation draw:style-name="gr2" draw:text-style-name="P2" svg:width="122.51pt" svg:height="63.01pt" svg:x="668.49pt" svg:y="4627.5pt" draw:caption-point-x="-11.54pt" draw:caption-point-y="7.77pt">
              <dc:date>2020-04-19T00:00:00</dc:date>
              <text:p text:style-name="P1">TO2_CA50/-</text:p>
            </office:annotation>
            <text:p>0.18400819600968</text:p>
          </table:table-cell>
          <table:table-cell office:value-type="float" office:value="0.230967467651334" calcext:value-type="float">
            <office:annotation draw:style-name="gr2" draw:text-style-name="P2" svg:width="122.49pt" svg:height="63.01pt" svg:x="728.25pt" svg:y="4627.5pt" draw:caption-point-x="-11.54pt" draw:caption-point-y="7.77pt">
              <dc:date>2020-04-19T00:00:00</dc:date>
              <text:p text:style-name="P1">Vol_CA99/-</text:p>
            </office:annotation>
            <text:p>0.230967467651334</text:p>
          </table:table-cell>
          <table:table-cell office:value-type="float" office:value="2.57201366175074" calcext:value-type="float">
            <text:p>2.57201366175074</text:p>
          </table:table-cell>
          <table:table-cell office:value-type="float" office:value="0.944342298889508" calcext:value-type="float">
            <text:p>0.944342298889508</text:p>
          </table:table-cell>
          <table:table-cell table:style-name="ce4" office:value-type="float" office:value="0.0000000048549715" calcext:value-type="float">
            <text:p>4.85E-09</text:p>
          </table:table-cell>
          <table:table-cell office:value-type="float" office:value="32.0754560058181" calcext:value-type="float">
            <text:p>32.0754560058181</text:p>
          </table:table-cell>
          <table:table-cell office:value-type="float" office:value="69.8685538527124" calcext:value-type="float">
            <text:p>69.8685538527124</text:p>
          </table:table-cell>
          <table:table-cell table:number-columns-repeated="1007"/>
        </table:table-row>
        <table:table-row table:style-name="ro1">
          <table:table-cell office:value-type="float" office:value="404" calcext:value-type="float">
            <text:p>404</text:p>
          </table:table-cell>
          <table:table-cell table:style-name="ce3" office:value-type="float" office:value="55.9142" calcext:value-type="float">
            <text:p>55.9142</text:p>
          </table:table-cell>
          <table:table-cell office:value-type="float" office:value="118.299675" calcext:value-type="float">
            <office:annotation draw:style-name="gr2" draw:text-style-name="P2" svg:width="122.51pt" svg:height="63.01pt" svg:x="190.49pt" svg:y="4642.5pt" draw:caption-point-x="-11.54pt" draw:caption-point-y="7.77pt">
              <dc:date>2020-04-19T00:00:00</dc:date>
              <text:p text:style-name="P1">HRR_max/-</text:p>
            </office:annotation>
            <text:p>118.299675</text:p>
          </table:table-cell>
          <table:table-cell office:value-type="float" office:value="561.149229517015" calcext:value-type="float">
            <text:p>561.149229517015</text:p>
          </table:table-cell>
          <table:table-cell office:value-type="float" office:value="54.7206367755087" calcext:value-type="float">
            <office:annotation draw:style-name="gr2" draw:text-style-name="P2" svg:width="122.49pt" svg:height="63.01pt" svg:x="310pt" svg:y="4642.5pt" draw:caption-point-x="-11.54pt" draw:caption-point-y="7.77pt">
              <dc:date>2020-04-19T00:00:00</dc:date>
              <text:p text:style-name="P1">P_CA01/-</text:p>
            </office:annotation>
            <text:p>54.7206367755087</text:p>
          </table:table-cell>
          <table:table-cell office:value-type="float" office:value="54.2070738166725" calcext:value-type="float">
            <office:annotation draw:style-name="gr2" draw:text-style-name="P2" svg:width="122.49pt" svg:height="63.01pt" svg:x="369.75pt" svg:y="4642.5pt" draw:caption-point-x="-11.54pt" draw:caption-point-y="7.77pt">
              <dc:date>2020-04-19T00:00:00</dc:date>
              <text:p text:style-name="P1">P_CA25/-</text:p>
            </office:annotation>
            <text:p>54.2070738166725</text:p>
          </table:table-cell>
          <table:table-cell office:value-type="float" office:value="2.38187797013048" calcext:value-type="float">
            <office:annotation draw:style-name="gr2" draw:text-style-name="P2" svg:width="122.51pt" svg:height="63.01pt" svg:x="429.48pt" svg:y="4642.5pt" draw:caption-point-x="-11.54pt" draw:caption-point-y="7.77pt">
              <dc:date>2020-04-19T00:00:00</dc:date>
              <text:p text:style-name="P1">Swirl3_CA99/-</text:p>
            </office:annotation>
            <text:p>2.38187797013048</text:p>
          </table:table-cell>
          <table:table-cell office:value-type="float" office:value="2414.98682385014" calcext:value-type="float">
            <office:annotation draw:style-name="gr2" draw:text-style-name="P2" svg:width="122.51pt" svg:height="63.01pt" svg:x="489.23pt" svg:y="4642.5pt" draw:caption-point-x="-11.54pt" draw:caption-point-y="7.77pt">
              <dc:date>2020-04-19T00:00:00</dc:date>
              <text:p text:style-name="P1">TB_CA70/-</text:p>
            </office:annotation>
            <text:p>2414.98682385014</text:p>
          </table:table-cell>
          <table:table-cell office:value-type="float" office:value="947.903708433907" calcext:value-type="float">
            <office:annotation draw:style-name="gr2" draw:text-style-name="P2" svg:width="122.51pt" svg:height="63.01pt" svg:x="548.99pt" svg:y="4642.5pt" draw:caption-point-x="-11.54pt" draw:caption-point-y="7.77pt">
              <dc:date>2020-04-19T00:00:00</dc:date>
              <text:p text:style-name="P1">Temp_CA05/-</text:p>
            </office:annotation>
            <text:p>947.903708433907</text:p>
          </table:table-cell>
          <table:table-cell office:value-type="float" office:value="1135.6568025154" calcext:value-type="float">
            <office:annotation draw:style-name="gr2" draw:text-style-name="P2" svg:width="122.51pt" svg:height="63.01pt" svg:x="608.74pt" svg:y="4642.5pt" draw:caption-point-x="-11.54pt" draw:caption-point-y="7.77pt">
              <dc:date>2020-04-19T00:00:00</dc:date>
              <text:p text:style-name="P1">Temp_CA50/-</text:p>
            </office:annotation>
            <text:p>1135.6568025154</text:p>
          </table:table-cell>
          <table:table-cell office:value-type="float" office:value="0.164244909523256" calcext:value-type="float">
            <office:annotation draw:style-name="gr2" draw:text-style-name="P2" svg:width="122.51pt" svg:height="63.01pt" svg:x="668.49pt" svg:y="4642.5pt" draw:caption-point-x="-11.54pt" draw:caption-point-y="7.77pt">
              <dc:date>2020-04-19T00:00:00</dc:date>
              <text:p text:style-name="P1">TO2_CA50/-</text:p>
            </office:annotation>
            <text:p>0.164244909523256</text:p>
          </table:table-cell>
          <table:table-cell office:value-type="float" office:value="0.36742165334853" calcext:value-type="float">
            <office:annotation draw:style-name="gr2" draw:text-style-name="P2" svg:width="122.49pt" svg:height="63.01pt" svg:x="728.25pt" svg:y="4642.5pt" draw:caption-point-x="-11.54pt" draw:caption-point-y="7.77pt">
              <dc:date>2020-04-19T00:00:00</dc:date>
              <text:p text:style-name="P1">Vol_CA99/-</text:p>
            </office:annotation>
            <text:p>0.36742165334853</text:p>
          </table:table-cell>
          <table:table-cell office:value-type="float" office:value="2.43661667286914" calcext:value-type="float">
            <text:p>2.43661667286914</text:p>
          </table:table-cell>
          <table:table-cell office:value-type="float" office:value="1.10703414937045" calcext:value-type="float">
            <text:p>1.10703414937045</text:p>
          </table:table-cell>
          <table:table-cell table:style-name="ce4" office:value-type="float" office:value="0.00000025316055" calcext:value-type="float">
            <text:p>2.53E-07</text:p>
          </table:table-cell>
          <table:table-cell office:value-type="float" office:value="116.924793244648" calcext:value-type="float">
            <text:p>116.924793244648</text:p>
          </table:table-cell>
          <table:table-cell office:value-type="float" office:value="72.9236715347174" calcext:value-type="float">
            <text:p>72.9236715347174</text:p>
          </table:table-cell>
          <table:table-cell table:number-columns-repeated="1007"/>
        </table:table-row>
        <table:table-row table:style-name="ro1">
          <table:table-cell office:value-type="float" office:value="405" calcext:value-type="float">
            <text:p>405</text:p>
          </table:table-cell>
          <table:table-cell table:style-name="ce3" office:value-type="float" office:value="49.13444" calcext:value-type="float">
            <text:p>49.13444</text:p>
          </table:table-cell>
          <table:table-cell office:value-type="float" office:value="155.84996" calcext:value-type="float">
            <office:annotation draw:style-name="gr2" draw:text-style-name="P2" svg:width="122.51pt" svg:height="63.01pt" svg:x="190.49pt" svg:y="4657.49pt" draw:caption-point-x="-11.54pt" draw:caption-point-y="7.77pt">
              <dc:date>2020-04-19T00:00:00</dc:date>
              <text:p text:style-name="P1">HRR_max/-</text:p>
            </office:annotation>
            <text:p>155.84996</text:p>
          </table:table-cell>
          <table:table-cell office:value-type="float" office:value="949.684900482703" calcext:value-type="float">
            <text:p>949.684900482703</text:p>
          </table:table-cell>
          <table:table-cell office:value-type="float" office:value="63.0033727833023" calcext:value-type="float">
            <office:annotation draw:style-name="gr2" draw:text-style-name="P2" svg:width="122.49pt" svg:height="63.01pt" svg:x="310pt" svg:y="4657.49pt" draw:caption-point-x="-11.54pt" draw:caption-point-y="7.77pt">
              <dc:date>2020-04-19T00:00:00</dc:date>
              <text:p text:style-name="P1">P_CA01/-</text:p>
            </office:annotation>
            <text:p>63.0033727833023</text:p>
          </table:table-cell>
          <table:table-cell office:value-type="float" office:value="72.1422197206718" calcext:value-type="float">
            <office:annotation draw:style-name="gr2" draw:text-style-name="P2" svg:width="122.49pt" svg:height="63.01pt" svg:x="369.75pt" svg:y="4657.49pt" draw:caption-point-x="-11.54pt" draw:caption-point-y="7.77pt">
              <dc:date>2020-04-19T00:00:00</dc:date>
              <text:p text:style-name="P1">P_CA25/-</text:p>
            </office:annotation>
            <text:p>72.1422197206718</text:p>
          </table:table-cell>
          <table:table-cell office:value-type="float" office:value="2.27477473942695" calcext:value-type="float">
            <office:annotation draw:style-name="gr2" draw:text-style-name="P2" svg:width="122.51pt" svg:height="63.01pt" svg:x="429.48pt" svg:y="4657.49pt" draw:caption-point-x="-11.54pt" draw:caption-point-y="7.77pt">
              <dc:date>2020-04-19T00:00:00</dc:date>
              <text:p text:style-name="P1">Swirl3_CA99/-</text:p>
            </office:annotation>
            <text:p>2.27477473942695</text:p>
          </table:table-cell>
          <table:table-cell office:value-type="float" office:value="2510.63162247137" calcext:value-type="float">
            <office:annotation draw:style-name="gr2" draw:text-style-name="P2" svg:width="122.51pt" svg:height="63.01pt" svg:x="489.23pt" svg:y="4657.49pt" draw:caption-point-x="-11.54pt" draw:caption-point-y="7.77pt">
              <dc:date>2020-04-19T00:00:00</dc:date>
              <text:p text:style-name="P1">TB_CA70/-</text:p>
            </office:annotation>
            <text:p>2510.63162247137</text:p>
          </table:table-cell>
          <table:table-cell office:value-type="float" office:value="968.91984952797" calcext:value-type="float">
            <office:annotation draw:style-name="gr2" draw:text-style-name="P2" svg:width="122.51pt" svg:height="63.01pt" svg:x="548.99pt" svg:y="4657.49pt" draw:caption-point-x="-11.54pt" draw:caption-point-y="7.77pt">
              <dc:date>2020-04-19T00:00:00</dc:date>
              <text:p text:style-name="P1">Temp_CA05/-</text:p>
            </office:annotation>
            <text:p>968.91984952797</text:p>
          </table:table-cell>
          <table:table-cell office:value-type="float" office:value="1276.97824254283" calcext:value-type="float">
            <office:annotation draw:style-name="gr2" draw:text-style-name="P2" svg:width="122.51pt" svg:height="63.01pt" svg:x="608.74pt" svg:y="4657.49pt" draw:caption-point-x="-11.54pt" draw:caption-point-y="7.77pt">
              <dc:date>2020-04-19T00:00:00</dc:date>
              <text:p text:style-name="P1">Temp_CA50/-</text:p>
            </office:annotation>
            <text:p>1276.97824254283</text:p>
          </table:table-cell>
          <table:table-cell office:value-type="float" office:value="0.152534121475236" calcext:value-type="float">
            <office:annotation draw:style-name="gr2" draw:text-style-name="P2" svg:width="122.51pt" svg:height="63.01pt" svg:x="668.49pt" svg:y="4657.49pt" draw:caption-point-x="-11.54pt" draw:caption-point-y="7.77pt">
              <dc:date>2020-04-19T00:00:00</dc:date>
              <text:p text:style-name="P1">TO2_CA50/-</text:p>
            </office:annotation>
            <text:p>0.152534121475236</text:p>
          </table:table-cell>
          <table:table-cell office:value-type="float" office:value="0.441990714416603" calcext:value-type="float">
            <office:annotation draw:style-name="gr2" draw:text-style-name="P2" svg:width="122.49pt" svg:height="63.01pt" svg:x="728.25pt" svg:y="4657.49pt" draw:caption-point-x="-11.54pt" draw:caption-point-y="7.77pt">
              <dc:date>2020-04-19T00:00:00</dc:date>
              <text:p text:style-name="P1">Vol_CA99/-</text:p>
            </office:annotation>
            <text:p>0.441990714416603</text:p>
          </table:table-cell>
          <table:table-cell office:value-type="float" office:value="1.37987943981506" calcext:value-type="float">
            <text:p>1.37987943981506</text:p>
          </table:table-cell>
          <table:table-cell office:value-type="float" office:value="1.18404821337139" calcext:value-type="float">
            <text:p>1.18404821337139</text:p>
          </table:table-cell>
          <table:table-cell table:style-name="ce4" office:value-type="float" office:value="0.00000074582334" calcext:value-type="float">
            <text:p>7.46E-07</text:p>
          </table:table-cell>
          <table:table-cell office:value-type="float" office:value="52.3157044897872" calcext:value-type="float">
            <text:p>52.3157044897872</text:p>
          </table:table-cell>
          <table:table-cell office:value-type="float" office:value="58.5806591425875" calcext:value-type="float">
            <text:p>58.5806591425875</text:p>
          </table:table-cell>
          <table:table-cell table:number-columns-repeated="1007"/>
        </table:table-row>
        <table:table-row table:style-name="ro1">
          <table:table-cell office:value-type="float" office:value="406" calcext:value-type="float">
            <text:p>406</text:p>
          </table:table-cell>
          <table:table-cell table:style-name="ce3" office:value-type="float" office:value="43.2478" calcext:value-type="float">
            <text:p>43.2478</text:p>
          </table:table-cell>
          <table:table-cell office:value-type="float" office:value="154.83917" calcext:value-type="float">
            <office:annotation draw:style-name="gr2" draw:text-style-name="P2" svg:width="122.51pt" svg:height="63.01pt" svg:x="190.49pt" svg:y="4672.49pt" draw:caption-point-x="-11.54pt" draw:caption-point-y="7.8pt">
              <dc:date>2020-04-19T00:00:00</dc:date>
              <text:p text:style-name="P1">HRR_max/-</text:p>
            </office:annotation>
            <text:p>154.83917</text:p>
          </table:table-cell>
          <table:table-cell office:value-type="float" office:value="1179.3440213073" calcext:value-type="float">
            <text:p>1179.3440213073</text:p>
          </table:table-cell>
          <table:table-cell office:value-type="float" office:value="69.8925338810711" calcext:value-type="float">
            <office:annotation draw:style-name="gr2" draw:text-style-name="P2" svg:width="122.49pt" svg:height="63.01pt" svg:x="310pt" svg:y="4672.49pt" draw:caption-point-x="-11.54pt" draw:caption-point-y="7.8pt">
              <dc:date>2020-04-19T00:00:00</dc:date>
              <text:p text:style-name="P1">P_CA01/-</text:p>
            </office:annotation>
            <text:p>69.8925338810711</text:p>
          </table:table-cell>
          <table:table-cell office:value-type="float" office:value="89.6319539873604" calcext:value-type="float">
            <office:annotation draw:style-name="gr2" draw:text-style-name="P2" svg:width="122.49pt" svg:height="63.01pt" svg:x="369.75pt" svg:y="4672.49pt" draw:caption-point-x="-11.54pt" draw:caption-point-y="7.8pt">
              <dc:date>2020-04-19T00:00:00</dc:date>
              <text:p text:style-name="P1">P_CA25/-</text:p>
            </office:annotation>
            <text:p>89.6319539873604</text:p>
          </table:table-cell>
          <table:table-cell office:value-type="float" office:value="2.04038503836978" calcext:value-type="float">
            <office:annotation draw:style-name="gr2" draw:text-style-name="P2" svg:width="122.51pt" svg:height="63.01pt" svg:x="429.48pt" svg:y="4672.49pt" draw:caption-point-x="-11.54pt" draw:caption-point-y="7.8pt">
              <dc:date>2020-04-19T00:00:00</dc:date>
              <text:p text:style-name="P1">Swirl3_CA99/-</text:p>
            </office:annotation>
            <text:p>2.04038503836978</text:p>
          </table:table-cell>
          <table:table-cell office:value-type="float" office:value="2376.60176589694" calcext:value-type="float">
            <office:annotation draw:style-name="gr2" draw:text-style-name="P2" svg:width="122.51pt" svg:height="63.01pt" svg:x="489.23pt" svg:y="4672.49pt" draw:caption-point-x="-11.54pt" draw:caption-point-y="7.8pt">
              <dc:date>2020-04-19T00:00:00</dc:date>
              <text:p text:style-name="P1">TB_CA70/-</text:p>
            </office:annotation>
            <text:p>2376.60176589694</text:p>
          </table:table-cell>
          <table:table-cell office:value-type="float" office:value="1000.43459503216" calcext:value-type="float">
            <office:annotation draw:style-name="gr2" draw:text-style-name="P2" svg:width="122.51pt" svg:height="63.01pt" svg:x="548.99pt" svg:y="4672.49pt" draw:caption-point-x="-11.54pt" draw:caption-point-y="7.8pt">
              <dc:date>2020-04-19T00:00:00</dc:date>
              <text:p text:style-name="P1">Temp_CA05/-</text:p>
            </office:annotation>
            <text:p>1000.43459503216</text:p>
          </table:table-cell>
          <table:table-cell office:value-type="float" office:value="1347.28509248408" calcext:value-type="float">
            <office:annotation draw:style-name="gr2" draw:text-style-name="P2" svg:width="122.51pt" svg:height="63.01pt" svg:x="608.74pt" svg:y="4672.49pt" draw:caption-point-x="-11.54pt" draw:caption-point-y="7.8pt">
              <dc:date>2020-04-19T00:00:00</dc:date>
              <text:p text:style-name="P1">Temp_CA50/-</text:p>
            </office:annotation>
            <text:p>1347.28509248408</text:p>
          </table:table-cell>
          <table:table-cell office:value-type="float" office:value="0.127133372757349" calcext:value-type="float">
            <office:annotation draw:style-name="gr2" draw:text-style-name="P2" svg:width="122.51pt" svg:height="63.01pt" svg:x="668.49pt" svg:y="4672.49pt" draw:caption-point-x="-11.54pt" draw:caption-point-y="7.8pt">
              <dc:date>2020-04-19T00:00:00</dc:date>
              <text:p text:style-name="P1">TO2_CA50/-</text:p>
            </office:annotation>
            <text:p>0.127133372757349</text:p>
          </table:table-cell>
          <table:table-cell office:value-type="float" office:value="0.701468587892643" calcext:value-type="float">
            <office:annotation draw:style-name="gr2" draw:text-style-name="P2" svg:width="122.49pt" svg:height="63.01pt" svg:x="728.25pt" svg:y="4672.49pt" draw:caption-point-x="-11.54pt" draw:caption-point-y="7.8pt">
              <dc:date>2020-04-19T00:00:00</dc:date>
              <text:p text:style-name="P1">Vol_CA99/-</text:p>
            </office:annotation>
            <text:p>0.701468587892643</text:p>
          </table:table-cell>
          <table:table-cell office:value-type="float" office:value="2.08218143380644" calcext:value-type="float">
            <text:p>2.08218143380644</text:p>
          </table:table-cell>
          <table:table-cell office:value-type="float" office:value="1.1065158342959" calcext:value-type="float">
            <text:p>1.1065158342959</text:p>
          </table:table-cell>
          <table:table-cell table:style-name="ce4" office:value-type="float" office:value="0.000005726887" calcext:value-type="float">
            <text:p>5.73E-06</text:p>
          </table:table-cell>
          <table:table-cell office:value-type="float" office:value="52.4498157231079" calcext:value-type="float">
            <text:p>52.4498157231079</text:p>
          </table:table-cell>
          <table:table-cell office:value-type="float" office:value="42.1755348081119" calcext:value-type="float">
            <text:p>42.1755348081119</text:p>
          </table:table-cell>
          <table:table-cell table:number-columns-repeated="1007"/>
        </table:table-row>
        <table:table-row table:style-name="ro1">
          <table:table-cell office:value-type="float" office:value="407" calcext:value-type="float">
            <text:p>407</text:p>
          </table:table-cell>
          <table:table-cell table:style-name="ce3" office:value-type="float" office:value="36.15478" calcext:value-type="float">
            <text:p>36.15478</text:p>
          </table:table-cell>
          <table:table-cell office:value-type="float" office:value="188.88496" calcext:value-type="float">
            <office:annotation draw:style-name="gr1" draw:text-style-name="P2" svg:width="122.51pt" svg:height="62.99pt" svg:x="190.49pt" svg:y="4687.51pt" draw:caption-point-x="-11.54pt" draw:caption-point-y="7.77pt">
              <dc:date>2020-04-19T00:00:00</dc:date>
              <text:p text:style-name="P1">HRR_max/-</text:p>
            </office:annotation>
            <text:p>188.88496</text:p>
          </table:table-cell>
          <table:table-cell office:value-type="float" office:value="1848.57814119708" calcext:value-type="float">
            <text:p>1848.57814119708</text:p>
          </table:table-cell>
          <table:table-cell office:value-type="float" office:value="79.1067664171817" calcext:value-type="float">
            <office:annotation draw:style-name="gr1" draw:text-style-name="P2" svg:width="122.49pt" svg:height="62.99pt" svg:x="310pt" svg:y="4687.51pt" draw:caption-point-x="-11.54pt" draw:caption-point-y="7.77pt">
              <dc:date>2020-04-19T00:00:00</dc:date>
              <text:p text:style-name="P1">P_CA01/-</text:p>
            </office:annotation>
            <text:p>79.1067664171817</text:p>
          </table:table-cell>
          <table:table-cell office:value-type="float" office:value="123.357984822121" calcext:value-type="float">
            <office:annotation draw:style-name="gr1" draw:text-style-name="P2" svg:width="122.49pt" svg:height="62.99pt" svg:x="369.75pt" svg:y="4687.51pt" draw:caption-point-x="-11.54pt" draw:caption-point-y="7.77pt">
              <dc:date>2020-04-19T00:00:00</dc:date>
              <text:p text:style-name="P1">P_CA25/-</text:p>
            </office:annotation>
            <text:p>123.357984822121</text:p>
          </table:table-cell>
          <table:table-cell office:value-type="float" office:value="2.40476531408759" calcext:value-type="float">
            <office:annotation draw:style-name="gr1" draw:text-style-name="P2" svg:width="122.51pt" svg:height="62.99pt" svg:x="429.48pt" svg:y="4687.51pt" draw:caption-point-x="-11.54pt" draw:caption-point-y="7.77pt">
              <dc:date>2020-04-19T00:00:00</dc:date>
              <text:p text:style-name="P1">Swirl3_CA99/-</text:p>
            </office:annotation>
            <text:p>2.40476531408759</text:p>
          </table:table-cell>
          <table:table-cell office:value-type="float" office:value="2361.08399361021" calcext:value-type="float">
            <office:annotation draw:style-name="gr1" draw:text-style-name="P2" svg:width="122.51pt" svg:height="62.99pt" svg:x="489.23pt" svg:y="4687.51pt" draw:caption-point-x="-11.54pt" draw:caption-point-y="7.77pt">
              <dc:date>2020-04-19T00:00:00</dc:date>
              <text:p text:style-name="P1">TB_CA70/-</text:p>
            </office:annotation>
            <text:p>2361.08399361021</text:p>
          </table:table-cell>
          <table:table-cell office:value-type="float" office:value="963.717461589465" calcext:value-type="float">
            <office:annotation draw:style-name="gr1" draw:text-style-name="P2" svg:width="122.51pt" svg:height="62.99pt" svg:x="548.99pt" svg:y="4687.51pt" draw:caption-point-x="-11.54pt" draw:caption-point-y="7.77pt">
              <dc:date>2020-04-19T00:00:00</dc:date>
              <text:p text:style-name="P1">Temp_CA05/-</text:p>
            </office:annotation>
            <text:p>963.717461589465</text:p>
          </table:table-cell>
          <table:table-cell office:value-type="float" office:value="1422.76521774485" calcext:value-type="float">
            <office:annotation draw:style-name="gr1" draw:text-style-name="P2" svg:width="122.51pt" svg:height="62.99pt" svg:x="608.74pt" svg:y="4687.51pt" draw:caption-point-x="-11.54pt" draw:caption-point-y="7.77pt">
              <dc:date>2020-04-19T00:00:00</dc:date>
              <text:p text:style-name="P1">Temp_CA50/-</text:p>
            </office:annotation>
            <text:p>1422.76521774485</text:p>
          </table:table-cell>
          <table:table-cell office:value-type="float" office:value="0.15469165714974" calcext:value-type="float">
            <office:annotation draw:style-name="gr1" draw:text-style-name="P2" svg:width="122.51pt" svg:height="62.99pt" svg:x="668.49pt" svg:y="4687.51pt" draw:caption-point-x="-11.54pt" draw:caption-point-y="7.77pt">
              <dc:date>2020-04-19T00:00:00</dc:date>
              <text:p text:style-name="P1">TO2_CA50/-</text:p>
            </office:annotation>
            <text:p>0.15469165714974</text:p>
          </table:table-cell>
          <table:table-cell office:value-type="float" office:value="0.39570680964423" calcext:value-type="float">
            <office:annotation draw:style-name="gr1" draw:text-style-name="P2" svg:width="122.49pt" svg:height="62.99pt" svg:x="728.25pt" svg:y="4687.51pt" draw:caption-point-x="-11.54pt" draw:caption-point-y="7.77pt">
              <dc:date>2020-04-19T00:00:00</dc:date>
              <text:p text:style-name="P1">Vol_CA99/-</text:p>
            </office:annotation>
            <text:p>0.39570680964423</text:p>
          </table:table-cell>
          <table:table-cell office:value-type="float" office:value="0.0954191138352151" calcext:value-type="float">
            <text:p>0.095419113835215</text:p>
          </table:table-cell>
          <table:table-cell office:value-type="float" office:value="2.41633252021623" calcext:value-type="float">
            <text:p>2.41633252021623</text:p>
          </table:table-cell>
          <table:table-cell table:style-name="ce4" office:value-type="float" office:value="0.000000498636" calcext:value-type="float">
            <text:p>4.99E-07</text:p>
          </table:table-cell>
          <table:table-cell office:value-type="float" office:value="18.8466104271174" calcext:value-type="float">
            <text:p>18.8466104271174</text:p>
          </table:table-cell>
          <table:table-cell office:value-type="float" office:value="35.2526918298384" calcext:value-type="float">
            <text:p>35.2526918298384</text:p>
          </table:table-cell>
          <table:table-cell table:number-columns-repeated="1007"/>
        </table:table-row>
        <table:table-row table:style-name="ro1">
          <table:table-cell office:value-type="float" office:value="408" calcext:value-type="float">
            <text:p>408</text:p>
          </table:table-cell>
          <table:table-cell table:style-name="ce3" office:value-type="float" office:value="34.05031" calcext:value-type="float">
            <text:p>34.05031</text:p>
          </table:table-cell>
          <table:table-cell office:value-type="float" office:value="163.74161" calcext:value-type="float">
            <office:annotation draw:style-name="gr1" draw:text-style-name="P2" svg:width="122.51pt" svg:height="62.99pt" svg:x="190.49pt" svg:y="4702.51pt" draw:caption-point-x="-11.54pt" draw:caption-point-y="7.77pt">
              <dc:date>2020-04-19T00:00:00</dc:date>
              <text:p text:style-name="P1">HRR_max/-</text:p>
            </office:annotation>
            <text:p>163.74161</text:p>
          </table:table-cell>
          <table:table-cell office:value-type="float" office:value="1865.28752835859" calcext:value-type="float">
            <text:p>1865.28752835859</text:p>
          </table:table-cell>
          <table:table-cell office:value-type="float" office:value="84.206127383174" calcext:value-type="float">
            <office:annotation draw:style-name="gr1" draw:text-style-name="P2" svg:width="122.49pt" svg:height="62.99pt" svg:x="310pt" svg:y="4702.51pt" draw:caption-point-x="-11.54pt" draw:caption-point-y="7.77pt">
              <dc:date>2020-04-19T00:00:00</dc:date>
              <text:p text:style-name="P1">P_CA01/-</text:p>
            </office:annotation>
            <text:p>84.206127383174</text:p>
          </table:table-cell>
          <table:table-cell office:value-type="float" office:value="119.105915504916" calcext:value-type="float">
            <office:annotation draw:style-name="gr1" draw:text-style-name="P2" svg:width="122.49pt" svg:height="62.99pt" svg:x="369.75pt" svg:y="4702.51pt" draw:caption-point-x="-11.54pt" draw:caption-point-y="7.77pt">
              <dc:date>2020-04-19T00:00:00</dc:date>
              <text:p text:style-name="P1">P_CA25/-</text:p>
            </office:annotation>
            <text:p>119.105915504916</text:p>
          </table:table-cell>
          <table:table-cell office:value-type="float" office:value="1.88705291030205" calcext:value-type="float">
            <office:annotation draw:style-name="gr1" draw:text-style-name="P2" svg:width="122.51pt" svg:height="62.99pt" svg:x="429.48pt" svg:y="4702.51pt" draw:caption-point-x="-11.54pt" draw:caption-point-y="7.77pt">
              <dc:date>2020-04-19T00:00:00</dc:date>
              <text:p text:style-name="P1">Swirl3_CA99/-</text:p>
            </office:annotation>
            <text:p>1.88705291030205</text:p>
          </table:table-cell>
          <table:table-cell office:value-type="float" office:value="2215.88802546099" calcext:value-type="float">
            <office:annotation draw:style-name="gr1" draw:text-style-name="P2" svg:width="122.51pt" svg:height="62.99pt" svg:x="489.23pt" svg:y="4702.51pt" draw:caption-point-x="-11.54pt" draw:caption-point-y="7.77pt">
              <dc:date>2020-04-19T00:00:00</dc:date>
              <text:p text:style-name="P1">TB_CA70/-</text:p>
            </office:annotation>
            <text:p>2215.88802546099</text:p>
          </table:table-cell>
          <table:table-cell office:value-type="float" office:value="1037.01611978157" calcext:value-type="float">
            <office:annotation draw:style-name="gr1" draw:text-style-name="P2" svg:width="122.51pt" svg:height="62.99pt" svg:x="548.99pt" svg:y="4702.51pt" draw:caption-point-x="-11.54pt" draw:caption-point-y="7.77pt">
              <dc:date>2020-04-19T00:00:00</dc:date>
              <text:p text:style-name="P1">Temp_CA05/-</text:p>
            </office:annotation>
            <text:p>1037.01611978157</text:p>
          </table:table-cell>
          <table:table-cell office:value-type="float" office:value="1468.25406094438" calcext:value-type="float">
            <office:annotation draw:style-name="gr1" draw:text-style-name="P2" svg:width="122.51pt" svg:height="62.99pt" svg:x="608.74pt" svg:y="4702.51pt" draw:caption-point-x="-11.54pt" draw:caption-point-y="7.77pt">
              <dc:date>2020-04-19T00:00:00</dc:date>
              <text:p text:style-name="P1">Temp_CA50/-</text:p>
            </office:annotation>
            <text:p>1468.25406094438</text:p>
          </table:table-cell>
          <table:table-cell office:value-type="float" office:value="0.0994536620572846" calcext:value-type="float">
            <office:annotation draw:style-name="gr1" draw:text-style-name="P2" svg:width="122.51pt" svg:height="62.99pt" svg:x="668.49pt" svg:y="4702.51pt" draw:caption-point-x="-11.54pt" draw:caption-point-y="7.77pt">
              <dc:date>2020-04-19T00:00:00</dc:date>
              <text:p text:style-name="P1">TO2_CA50/-</text:p>
            </office:annotation>
            <text:p>0.099453662057285</text:p>
          </table:table-cell>
          <table:table-cell office:value-type="float" office:value="1.00529411713014" calcext:value-type="float">
            <office:annotation draw:style-name="gr1" draw:text-style-name="P2" svg:width="122.49pt" svg:height="62.99pt" svg:x="728.25pt" svg:y="4702.51pt" draw:caption-point-x="-11.54pt" draw:caption-point-y="7.77pt">
              <dc:date>2020-04-19T00:00:00</dc:date>
              <text:p text:style-name="P1">Vol_CA99/-</text:p>
            </office:annotation>
            <text:p>1.00529411713014</text:p>
          </table:table-cell>
          <table:table-cell office:value-type="float" office:value="2.18628614620315" calcext:value-type="float">
            <text:p>2.18628614620315</text:p>
          </table:table-cell>
          <table:table-cell office:value-type="float" office:value="2.34440244929852" calcext:value-type="float">
            <text:p>2.34440244929852</text:p>
          </table:table-cell>
          <table:table-cell table:style-name="ce4" office:value-type="float" office:value="0.0000239021" calcext:value-type="float">
            <text:p>2.39E-05</text:p>
          </table:table-cell>
          <table:table-cell office:value-type="float" office:value="25.2239130517007" calcext:value-type="float">
            <text:p>25.2239130517007</text:p>
          </table:table-cell>
          <table:table-cell office:value-type="float" office:value="13.704687783224" calcext:value-type="float">
            <text:p>13.704687783224</text:p>
          </table:table-cell>
          <table:table-cell table:number-columns-repeated="1007"/>
        </table:table-row>
        <table:table-row table:style-name="ro1">
          <table:table-cell office:value-type="float" office:value="410" calcext:value-type="float">
            <text:p>410</text:p>
          </table:table-cell>
          <table:table-cell table:style-name="ce3" office:value-type="float" office:value="73.82339" calcext:value-type="float">
            <text:p>73.82339</text:p>
          </table:table-cell>
          <table:table-cell office:value-type="float" office:value="78.60584" calcext:value-type="float">
            <office:annotation draw:style-name="gr2" draw:text-style-name="P2" svg:width="122.51pt" svg:height="63.01pt" svg:x="190.49pt" svg:y="4717.5pt" draw:caption-point-x="-11.54pt" draw:caption-point-y="7.77pt">
              <dc:date>2020-04-19T00:00:00</dc:date>
              <text:p text:style-name="P1">HRR_max/-</text:p>
            </office:annotation>
            <text:p>78.60584</text:p>
          </table:table-cell>
          <table:table-cell office:value-type="float" office:value="315.607557353403" calcext:value-type="float">
            <text:p>315.607557353403</text:p>
          </table:table-cell>
          <table:table-cell office:value-type="float" office:value="50.1995861663535" calcext:value-type="float">
            <office:annotation draw:style-name="gr2" draw:text-style-name="P2" svg:width="122.49pt" svg:height="63.01pt" svg:x="310pt" svg:y="4717.5pt" draw:caption-point-x="-11.54pt" draw:caption-point-y="7.77pt">
              <dc:date>2020-04-19T00:00:00</dc:date>
              <text:p text:style-name="P1">P_CA01/-</text:p>
            </office:annotation>
            <text:p>50.1995861663535</text:p>
          </table:table-cell>
          <table:table-cell office:value-type="float" office:value="49.2154309677872" calcext:value-type="float">
            <office:annotation draw:style-name="gr2" draw:text-style-name="P2" svg:width="122.49pt" svg:height="63.01pt" svg:x="369.75pt" svg:y="4717.5pt" draw:caption-point-x="-11.54pt" draw:caption-point-y="7.77pt">
              <dc:date>2020-04-19T00:00:00</dc:date>
              <text:p text:style-name="P1">P_CA25/-</text:p>
            </office:annotation>
            <text:p>49.2154309677872</text:p>
          </table:table-cell>
          <table:table-cell office:value-type="float" office:value="2.80360006088603" calcext:value-type="float">
            <office:annotation draw:style-name="gr2" draw:text-style-name="P2" svg:width="122.51pt" svg:height="63.01pt" svg:x="429.48pt" svg:y="4717.5pt" draw:caption-point-x="-11.54pt" draw:caption-point-y="7.77pt">
              <dc:date>2020-04-19T00:00:00</dc:date>
              <text:p text:style-name="P1">Swirl3_CA99/-</text:p>
            </office:annotation>
            <text:p>2.80360006088603</text:p>
          </table:table-cell>
          <table:table-cell office:value-type="float" office:value="2374.50468012057" calcext:value-type="float">
            <office:annotation draw:style-name="gr2" draw:text-style-name="P2" svg:width="122.51pt" svg:height="63.01pt" svg:x="489.23pt" svg:y="4717.5pt" draw:caption-point-x="-11.54pt" draw:caption-point-y="7.77pt">
              <dc:date>2020-04-19T00:00:00</dc:date>
              <text:p text:style-name="P1">TB_CA70/-</text:p>
            </office:annotation>
            <text:p>2374.50468012057</text:p>
          </table:table-cell>
          <table:table-cell office:value-type="float" office:value="929.805598211337" calcext:value-type="float">
            <office:annotation draw:style-name="gr2" draw:text-style-name="P2" svg:width="122.51pt" svg:height="63.01pt" svg:x="548.99pt" svg:y="4717.5pt" draw:caption-point-x="-11.54pt" draw:caption-point-y="7.77pt">
              <dc:date>2020-04-19T00:00:00</dc:date>
              <text:p text:style-name="P1">Temp_CA05/-</text:p>
            </office:annotation>
            <text:p>929.805598211337</text:p>
          </table:table-cell>
          <table:table-cell office:value-type="float" office:value="1038.91078632387" calcext:value-type="float">
            <office:annotation draw:style-name="gr2" draw:text-style-name="P2" svg:width="122.51pt" svg:height="63.01pt" svg:x="608.74pt" svg:y="4717.5pt" draw:caption-point-x="-11.54pt" draw:caption-point-y="7.77pt">
              <dc:date>2020-04-19T00:00:00</dc:date>
              <text:p text:style-name="P1">Temp_CA50/-</text:p>
            </office:annotation>
            <text:p>1038.91078632387</text:p>
          </table:table-cell>
          <table:table-cell office:value-type="float" office:value="0.183116037547599" calcext:value-type="float">
            <office:annotation draw:style-name="gr2" draw:text-style-name="P2" svg:width="122.51pt" svg:height="63.01pt" svg:x="668.49pt" svg:y="4717.5pt" draw:caption-point-x="-11.54pt" draw:caption-point-y="7.77pt">
              <dc:date>2020-04-19T00:00:00</dc:date>
              <text:p text:style-name="P1">TO2_CA50/-</text:p>
            </office:annotation>
            <text:p>0.183116037547599</text:p>
          </table:table-cell>
          <table:table-cell office:value-type="float" office:value="0.233882884881458" calcext:value-type="float">
            <office:annotation draw:style-name="gr2" draw:text-style-name="P2" svg:width="122.49pt" svg:height="63.01pt" svg:x="728.25pt" svg:y="4717.5pt" draw:caption-point-x="-11.54pt" draw:caption-point-y="7.77pt">
              <dc:date>2020-04-19T00:00:00</dc:date>
              <text:p text:style-name="P1">Vol_CA99/-</text:p>
            </office:annotation>
            <text:p>0.233882884881458</text:p>
          </table:table-cell>
          <table:table-cell office:value-type="float" office:value="2.85439053892179" calcext:value-type="float">
            <text:p>2.85439053892179</text:p>
          </table:table-cell>
          <table:table-cell office:value-type="float" office:value="0.944272701092783" calcext:value-type="float">
            <text:p>0.944272701092783</text:p>
          </table:table-cell>
          <table:table-cell table:style-name="ce4" office:value-type="float" office:value="0.0000000063794428" calcext:value-type="float">
            <text:p>6.38E-09</text:p>
          </table:table-cell>
          <table:table-cell office:value-type="float" office:value="31.7333981077097" calcext:value-type="float">
            <text:p>31.7333981077097</text:p>
          </table:table-cell>
          <table:table-cell office:value-type="float" office:value="67.8935803473637" calcext:value-type="float">
            <text:p>67.8935803473637</text:p>
          </table:table-cell>
          <table:table-cell table:number-columns-repeated="1007"/>
        </table:table-row>
        <table:table-row table:style-name="ro1">
          <table:table-cell office:value-type="float" office:value="411" calcext:value-type="float">
            <text:p>411</text:p>
          </table:table-cell>
          <table:table-cell table:style-name="ce3" office:value-type="float" office:value="55.11558" calcext:value-type="float">
            <text:p>55.11558</text:p>
          </table:table-cell>
          <table:table-cell office:value-type="float" office:value="119.77736" calcext:value-type="float">
            <office:annotation draw:style-name="gr2" draw:text-style-name="P2" svg:width="122.51pt" svg:height="63.01pt" svg:x="190.49pt" svg:y="4732.5pt" draw:caption-point-x="-11.54pt" draw:caption-point-y="7.77pt">
              <dc:date>2020-04-19T00:00:00</dc:date>
              <text:p text:style-name="P1">HRR_max/-</text:p>
            </office:annotation>
            <text:p>119.77736</text:p>
          </table:table-cell>
          <table:table-cell office:value-type="float" office:value="595.67048624616" calcext:value-type="float">
            <text:p>595.67048624616</text:p>
          </table:table-cell>
          <table:table-cell office:value-type="float" office:value="57.0402228235404" calcext:value-type="float">
            <office:annotation draw:style-name="gr2" draw:text-style-name="P2" svg:width="122.49pt" svg:height="63.01pt" svg:x="310pt" svg:y="4732.5pt" draw:caption-point-x="-11.54pt" draw:caption-point-y="7.77pt">
              <dc:date>2020-04-19T00:00:00</dc:date>
              <text:p text:style-name="P1">P_CA01/-</text:p>
            </office:annotation>
            <text:p>57.0402228235404</text:p>
          </table:table-cell>
          <table:table-cell office:value-type="float" office:value="58.0721057589594" calcext:value-type="float">
            <office:annotation draw:style-name="gr2" draw:text-style-name="P2" svg:width="122.49pt" svg:height="63.01pt" svg:x="369.75pt" svg:y="4732.5pt" draw:caption-point-x="-11.54pt" draw:caption-point-y="7.77pt">
              <dc:date>2020-04-19T00:00:00</dc:date>
              <text:p text:style-name="P1">P_CA25/-</text:p>
            </office:annotation>
            <text:p>58.0721057589594</text:p>
          </table:table-cell>
          <table:table-cell office:value-type="float" office:value="2.46357969750351" calcext:value-type="float">
            <office:annotation draw:style-name="gr2" draw:text-style-name="P2" svg:width="122.51pt" svg:height="63.01pt" svg:x="429.48pt" svg:y="4732.5pt" draw:caption-point-x="-11.54pt" draw:caption-point-y="7.77pt">
              <dc:date>2020-04-19T00:00:00</dc:date>
              <text:p text:style-name="P1">Swirl3_CA99/-</text:p>
            </office:annotation>
            <text:p>2.46357969750351</text:p>
          </table:table-cell>
          <table:table-cell office:value-type="float" office:value="2448.85637089021" calcext:value-type="float">
            <office:annotation draw:style-name="gr2" draw:text-style-name="P2" svg:width="122.51pt" svg:height="63.01pt" svg:x="489.23pt" svg:y="4732.5pt" draw:caption-point-x="-11.54pt" draw:caption-point-y="7.77pt">
              <dc:date>2020-04-19T00:00:00</dc:date>
              <text:p text:style-name="P1">TB_CA70/-</text:p>
            </office:annotation>
            <text:p>2448.85637089021</text:p>
          </table:table-cell>
          <table:table-cell office:value-type="float" office:value="952.095360763671" calcext:value-type="float">
            <office:annotation draw:style-name="gr2" draw:text-style-name="P2" svg:width="122.51pt" svg:height="63.01pt" svg:x="548.99pt" svg:y="4732.5pt" draw:caption-point-x="-11.54pt" draw:caption-point-y="7.77pt">
              <dc:date>2020-04-19T00:00:00</dc:date>
              <text:p text:style-name="P1">Temp_CA05/-</text:p>
            </office:annotation>
            <text:p>952.095360763671</text:p>
          </table:table-cell>
          <table:table-cell office:value-type="float" office:value="1149.36087063535" calcext:value-type="float">
            <office:annotation draw:style-name="gr2" draw:text-style-name="P2" svg:width="122.51pt" svg:height="63.01pt" svg:x="608.74pt" svg:y="4732.5pt" draw:caption-point-x="-11.54pt" draw:caption-point-y="7.77pt">
              <dc:date>2020-04-19T00:00:00</dc:date>
              <text:p text:style-name="P1">Temp_CA50/-</text:p>
            </office:annotation>
            <text:p>1149.36087063535</text:p>
          </table:table-cell>
          <table:table-cell office:value-type="float" office:value="0.166245331786358" calcext:value-type="float">
            <office:annotation draw:style-name="gr2" draw:text-style-name="P2" svg:width="122.51pt" svg:height="63.01pt" svg:x="668.49pt" svg:y="4732.5pt" draw:caption-point-x="-11.54pt" draw:caption-point-y="7.77pt">
              <dc:date>2020-04-19T00:00:00</dc:date>
              <text:p text:style-name="P1">TO2_CA50/-</text:p>
            </office:annotation>
            <text:p>0.166245331786358</text:p>
          </table:table-cell>
          <table:table-cell office:value-type="float" office:value="0.354115980348532" calcext:value-type="float">
            <office:annotation draw:style-name="gr2" draw:text-style-name="P2" svg:width="122.49pt" svg:height="63.01pt" svg:x="728.25pt" svg:y="4732.5pt" draw:caption-point-x="-11.54pt" draw:caption-point-y="7.77pt">
              <dc:date>2020-04-19T00:00:00</dc:date>
              <text:p text:style-name="P1">Vol_CA99/-</text:p>
            </office:annotation>
            <text:p>0.354115980348532</text:p>
          </table:table-cell>
          <table:table-cell office:value-type="float" office:value="2.18513599105874" calcext:value-type="float">
            <text:p>2.18513599105874</text:p>
          </table:table-cell>
          <table:table-cell office:value-type="float" office:value="2.03834116489079" calcext:value-type="float">
            <text:p>2.03834116489079</text:p>
          </table:table-cell>
          <table:table-cell table:style-name="ce4" office:value-type="float" office:value="0.00000019240058" calcext:value-type="float">
            <text:p>1.92E-07</text:p>
          </table:table-cell>
          <table:table-cell office:value-type="float" office:value="91.6845272272833" calcext:value-type="float">
            <text:p>91.6845272272833</text:p>
          </table:table-cell>
          <table:table-cell office:value-type="float" office:value="71.2733352640014" calcext:value-type="float">
            <text:p>71.2733352640014</text:p>
          </table:table-cell>
          <table:table-cell table:number-columns-repeated="1007"/>
        </table:table-row>
        <table:table-row table:style-name="ro1">
          <table:table-cell office:value-type="float" office:value="412" calcext:value-type="float">
            <text:p>412</text:p>
          </table:table-cell>
          <table:table-cell table:style-name="ce3" office:value-type="float" office:value="49.00869" calcext:value-type="float">
            <text:p>49.00869</text:p>
          </table:table-cell>
          <table:table-cell office:value-type="float" office:value="154.47598" calcext:value-type="float">
            <office:annotation draw:style-name="gr2" draw:text-style-name="P2" svg:width="122.51pt" svg:height="63.01pt" svg:x="190.49pt" svg:y="4747.49pt" draw:caption-point-x="-11.54pt" draw:caption-point-y="7.77pt">
              <dc:date>2020-04-19T00:00:00</dc:date>
              <text:p text:style-name="P1">HRR_max/-</text:p>
            </office:annotation>
            <text:p>154.47598</text:p>
          </table:table-cell>
          <table:table-cell office:value-type="float" office:value="1014.11314816882" calcext:value-type="float">
            <text:p>1014.11314816882</text:p>
          </table:table-cell>
          <table:table-cell office:value-type="float" office:value="66.8903355302428" calcext:value-type="float">
            <office:annotation draw:style-name="gr2" draw:text-style-name="P2" svg:width="122.49pt" svg:height="63.01pt" svg:x="310pt" svg:y="4747.49pt" draw:caption-point-x="-11.54pt" draw:caption-point-y="7.77pt">
              <dc:date>2020-04-19T00:00:00</dc:date>
              <text:p text:style-name="P1">P_CA01/-</text:p>
            </office:annotation>
            <text:p>66.8903355302428</text:p>
          </table:table-cell>
          <table:table-cell office:value-type="float" office:value="78.2459276267165" calcext:value-type="float">
            <office:annotation draw:style-name="gr2" draw:text-style-name="P2" svg:width="122.49pt" svg:height="63.01pt" svg:x="369.75pt" svg:y="4747.49pt" draw:caption-point-x="-11.54pt" draw:caption-point-y="7.77pt">
              <dc:date>2020-04-19T00:00:00</dc:date>
              <text:p text:style-name="P1">P_CA25/-</text:p>
            </office:annotation>
            <text:p>78.2459276267165</text:p>
          </table:table-cell>
          <table:table-cell office:value-type="float" office:value="2.37698503447051" calcext:value-type="float">
            <office:annotation draw:style-name="gr2" draw:text-style-name="P2" svg:width="122.51pt" svg:height="63.01pt" svg:x="429.48pt" svg:y="4747.49pt" draw:caption-point-x="-11.54pt" draw:caption-point-y="7.77pt">
              <dc:date>2020-04-19T00:00:00</dc:date>
              <text:p text:style-name="P1">Swirl3_CA99/-</text:p>
            </office:annotation>
            <text:p>2.37698503447051</text:p>
          </table:table-cell>
          <table:table-cell office:value-type="float" office:value="2526.15217890298" calcext:value-type="float">
            <office:annotation draw:style-name="gr2" draw:text-style-name="P2" svg:width="122.51pt" svg:height="63.01pt" svg:x="489.23pt" svg:y="4747.49pt" draw:caption-point-x="-11.54pt" draw:caption-point-y="7.77pt">
              <dc:date>2020-04-19T00:00:00</dc:date>
              <text:p text:style-name="P1">TB_CA70/-</text:p>
            </office:annotation>
            <text:p>2526.15217890298</text:p>
          </table:table-cell>
          <table:table-cell office:value-type="float" office:value="975.128954063986" calcext:value-type="float">
            <office:annotation draw:style-name="gr2" draw:text-style-name="P2" svg:width="122.51pt" svg:height="63.01pt" svg:x="548.99pt" svg:y="4747.49pt" draw:caption-point-x="-11.54pt" draw:caption-point-y="7.77pt">
              <dc:date>2020-04-19T00:00:00</dc:date>
              <text:p text:style-name="P1">Temp_CA05/-</text:p>
            </office:annotation>
            <text:p>975.128954063986</text:p>
          </table:table-cell>
          <table:table-cell office:value-type="float" office:value="1284.79475528321" calcext:value-type="float">
            <office:annotation draw:style-name="gr2" draw:text-style-name="P2" svg:width="122.51pt" svg:height="63.01pt" svg:x="608.74pt" svg:y="4747.49pt" draw:caption-point-x="-11.54pt" draw:caption-point-y="7.77pt">
              <dc:date>2020-04-19T00:00:00</dc:date>
              <text:p text:style-name="P1">Temp_CA50/-</text:p>
            </office:annotation>
            <text:p>1284.79475528321</text:p>
          </table:table-cell>
          <table:table-cell office:value-type="float" office:value="0.15579806216403" calcext:value-type="float">
            <office:annotation draw:style-name="gr2" draw:text-style-name="P2" svg:width="122.51pt" svg:height="63.01pt" svg:x="668.49pt" svg:y="4747.49pt" draw:caption-point-x="-11.54pt" draw:caption-point-y="7.77pt">
              <dc:date>2020-04-19T00:00:00</dc:date>
              <text:p text:style-name="P1">TO2_CA50/-</text:p>
            </office:annotation>
            <text:p>0.15579806216403</text:p>
          </table:table-cell>
          <table:table-cell office:value-type="float" office:value="0.414802526723524" calcext:value-type="float">
            <office:annotation draw:style-name="gr2" draw:text-style-name="P2" svg:width="122.49pt" svg:height="63.01pt" svg:x="728.25pt" svg:y="4747.49pt" draw:caption-point-x="-11.54pt" draw:caption-point-y="7.77pt">
              <dc:date>2020-04-19T00:00:00</dc:date>
              <text:p text:style-name="P1">Vol_CA99/-</text:p>
            </office:annotation>
            <text:p>0.414802526723524</text:p>
          </table:table-cell>
          <table:table-cell office:value-type="float" office:value="1.08369395682099" calcext:value-type="float">
            <text:p>1.08369395682099</text:p>
          </table:table-cell>
          <table:table-cell office:value-type="float" office:value="1.21700043898741" calcext:value-type="float">
            <text:p>1.21700043898741</text:p>
          </table:table-cell>
          <table:table-cell table:style-name="ce4" office:value-type="float" office:value="0.00000051031014" calcext:value-type="float">
            <text:p>5.10E-07</text:p>
          </table:table-cell>
          <table:table-cell office:value-type="float" office:value="62.4223403070889" calcext:value-type="float">
            <text:p>62.4223403070889</text:p>
          </table:table-cell>
          <table:table-cell office:value-type="float" office:value="58.8649304461799" calcext:value-type="float">
            <text:p>58.8649304461799</text:p>
          </table:table-cell>
          <table:table-cell table:number-columns-repeated="1007"/>
        </table:table-row>
        <table:table-row table:style-name="ro1">
          <table:table-cell office:value-type="float" office:value="413" calcext:value-type="float">
            <text:p>413</text:p>
          </table:table-cell>
          <table:table-cell table:style-name="ce3" office:value-type="float" office:value="44.02132" calcext:value-type="float">
            <text:p>44.02132</text:p>
          </table:table-cell>
          <table:table-cell office:value-type="float" office:value="174.05095" calcext:value-type="float">
            <office:annotation draw:style-name="gr2" draw:text-style-name="P2" svg:width="122.51pt" svg:height="63.01pt" svg:x="190.49pt" svg:y="4762.49pt" draw:caption-point-x="-11.54pt" draw:caption-point-y="7.8pt">
              <dc:date>2020-04-19T00:00:00</dc:date>
              <text:p text:style-name="P1">HRR_max/-</text:p>
            </office:annotation>
            <text:p>174.05095</text:p>
          </table:table-cell>
          <table:table-cell office:value-type="float" office:value="1433.59802117666" calcext:value-type="float">
            <text:p>1433.59802117666</text:p>
          </table:table-cell>
          <table:table-cell office:value-type="float" office:value="70.7669111844645" calcext:value-type="float">
            <office:annotation draw:style-name="gr2" draw:text-style-name="P2" svg:width="122.49pt" svg:height="63.01pt" svg:x="310pt" svg:y="4762.49pt" draw:caption-point-x="-11.54pt" draw:caption-point-y="7.8pt">
              <dc:date>2020-04-19T00:00:00</dc:date>
              <text:p text:style-name="P1">P_CA01/-</text:p>
            </office:annotation>
            <text:p>70.7669111844645</text:p>
          </table:table-cell>
          <table:table-cell office:value-type="float" office:value="100.369389482576" calcext:value-type="float">
            <office:annotation draw:style-name="gr2" draw:text-style-name="P2" svg:width="122.49pt" svg:height="63.01pt" svg:x="369.75pt" svg:y="4762.49pt" draw:caption-point-x="-11.54pt" draw:caption-point-y="7.8pt">
              <dc:date>2020-04-19T00:00:00</dc:date>
              <text:p text:style-name="P1">P_CA25/-</text:p>
            </office:annotation>
            <text:p>100.369389482576</text:p>
          </table:table-cell>
          <table:table-cell office:value-type="float" office:value="2.33755462618359" calcext:value-type="float">
            <office:annotation draw:style-name="gr2" draw:text-style-name="P2" svg:width="122.51pt" svg:height="63.01pt" svg:x="429.48pt" svg:y="4762.49pt" draw:caption-point-x="-11.54pt" draw:caption-point-y="7.8pt">
              <dc:date>2020-04-19T00:00:00</dc:date>
              <text:p text:style-name="P1">Swirl3_CA99/-</text:p>
            </office:annotation>
            <text:p>2.33755462618359</text:p>
          </table:table-cell>
          <table:table-cell office:value-type="float" office:value="2491.88126524067" calcext:value-type="float">
            <office:annotation draw:style-name="gr2" draw:text-style-name="P2" svg:width="122.51pt" svg:height="63.01pt" svg:x="489.23pt" svg:y="4762.49pt" draw:caption-point-x="-11.54pt" draw:caption-point-y="7.8pt">
              <dc:date>2020-04-19T00:00:00</dc:date>
              <text:p text:style-name="P1">TB_CA70/-</text:p>
            </office:annotation>
            <text:p>2491.88126524067</text:p>
          </table:table-cell>
          <table:table-cell office:value-type="float" office:value="990.833018116655" calcext:value-type="float">
            <office:annotation draw:style-name="gr2" draw:text-style-name="P2" svg:width="122.51pt" svg:height="63.01pt" svg:x="548.99pt" svg:y="4762.49pt" draw:caption-point-x="-11.54pt" draw:caption-point-y="7.8pt">
              <dc:date>2020-04-19T00:00:00</dc:date>
              <text:p text:style-name="P1">Temp_CA05/-</text:p>
            </office:annotation>
            <text:p>990.833018116655</text:p>
          </table:table-cell>
          <table:table-cell office:value-type="float" office:value="1403.83613193227" calcext:value-type="float">
            <office:annotation draw:style-name="gr2" draw:text-style-name="P2" svg:width="122.51pt" svg:height="63.01pt" svg:x="608.74pt" svg:y="4762.49pt" draw:caption-point-x="-11.54pt" draw:caption-point-y="7.8pt">
              <dc:date>2020-04-19T00:00:00</dc:date>
              <text:p text:style-name="P1">Temp_CA50/-</text:p>
            </office:annotation>
            <text:p>1403.83613193227</text:p>
          </table:table-cell>
          <table:table-cell office:value-type="float" office:value="0.147270800609988" calcext:value-type="float">
            <office:annotation draw:style-name="gr2" draw:text-style-name="P2" svg:width="122.51pt" svg:height="63.01pt" svg:x="668.49pt" svg:y="4762.49pt" draw:caption-point-x="-11.54pt" draw:caption-point-y="7.8pt">
              <dc:date>2020-04-19T00:00:00</dc:date>
              <text:p text:style-name="P1">TO2_CA50/-</text:p>
            </office:annotation>
            <text:p>0.147270800609988</text:p>
          </table:table-cell>
          <table:table-cell office:value-type="float" office:value="0.450553173052437" calcext:value-type="float">
            <office:annotation draw:style-name="gr2" draw:text-style-name="P2" svg:width="122.49pt" svg:height="63.01pt" svg:x="728.25pt" svg:y="4762.49pt" draw:caption-point-x="-11.54pt" draw:caption-point-y="7.8pt">
              <dc:date>2020-04-19T00:00:00</dc:date>
              <text:p text:style-name="P1">Vol_CA99/-</text:p>
            </office:annotation>
            <text:p>0.450553173052437</text:p>
          </table:table-cell>
          <table:table-cell office:value-type="float" office:value="0.613141769694449" calcext:value-type="float">
            <text:p>0.613141769694449</text:p>
          </table:table-cell>
          <table:table-cell office:value-type="float" office:value="1.37150396307683" calcext:value-type="float">
            <text:p>1.37150396307683</text:p>
          </table:table-cell>
          <table:table-cell table:style-name="ce4" office:value-type="float" office:value="0.0000009002352" calcext:value-type="float">
            <text:p>9.00E-07</text:p>
          </table:table-cell>
          <table:table-cell office:value-type="float" office:value="50.3119874973069" calcext:value-type="float">
            <text:p>50.3119874973069</text:p>
          </table:table-cell>
          <table:table-cell office:value-type="float" office:value="46.7748775740132" calcext:value-type="float">
            <text:p>46.7748775740132</text:p>
          </table:table-cell>
          <table:table-cell table:number-columns-repeated="1007"/>
        </table:table-row>
        <table:table-row table:style-name="ro1">
          <table:table-cell office:value-type="float" office:value="414" calcext:value-type="float">
            <text:p>414</text:p>
          </table:table-cell>
          <table:table-cell table:style-name="ce3" office:value-type="float" office:value="38.08326" calcext:value-type="float">
            <text:p>38.08326</text:p>
          </table:table-cell>
          <table:table-cell office:value-type="float" office:value="177.72441" calcext:value-type="float">
            <office:annotation draw:style-name="gr1" draw:text-style-name="P2" svg:width="122.51pt" svg:height="62.99pt" svg:x="190.49pt" svg:y="4777.51pt" draw:caption-point-x="-11.54pt" draw:caption-point-y="7.77pt">
              <dc:date>2020-04-19T00:00:00</dc:date>
              <text:p text:style-name="P1">HRR_max/-</text:p>
            </office:annotation>
            <text:p>177.72441</text:p>
          </table:table-cell>
          <table:table-cell office:value-type="float" office:value="1832.59880431284" calcext:value-type="float">
            <text:p>1832.59880431284</text:p>
          </table:table-cell>
          <table:table-cell office:value-type="float" office:value="77.9865172289504" calcext:value-type="float">
            <office:annotation draw:style-name="gr1" draw:text-style-name="P2" svg:width="122.49pt" svg:height="62.99pt" svg:x="310pt" svg:y="4777.51pt" draw:caption-point-x="-11.54pt" draw:caption-point-y="7.77pt">
              <dc:date>2020-04-19T00:00:00</dc:date>
              <text:p text:style-name="P1">P_CA01/-</text:p>
            </office:annotation>
            <text:p>77.9865172289504</text:p>
          </table:table-cell>
          <table:table-cell office:value-type="float" office:value="121.80056719492" calcext:value-type="float">
            <office:annotation draw:style-name="gr1" draw:text-style-name="P2" svg:width="122.49pt" svg:height="62.99pt" svg:x="369.75pt" svg:y="4777.51pt" draw:caption-point-x="-11.54pt" draw:caption-point-y="7.77pt">
              <dc:date>2020-04-19T00:00:00</dc:date>
              <text:p text:style-name="P1">P_CA25/-</text:p>
            </office:annotation>
            <text:p>121.80056719492</text:p>
          </table:table-cell>
          <table:table-cell office:value-type="float" office:value="2.27553303798303" calcext:value-type="float">
            <office:annotation draw:style-name="gr1" draw:text-style-name="P2" svg:width="122.51pt" svg:height="62.99pt" svg:x="429.48pt" svg:y="4777.51pt" draw:caption-point-x="-11.54pt" draw:caption-point-y="7.77pt">
              <dc:date>2020-04-19T00:00:00</dc:date>
              <text:p text:style-name="P1">Swirl3_CA99/-</text:p>
            </office:annotation>
            <text:p>2.27553303798303</text:p>
          </table:table-cell>
          <table:table-cell office:value-type="float" office:value="2389.32012060524" calcext:value-type="float">
            <office:annotation draw:style-name="gr1" draw:text-style-name="P2" svg:width="122.51pt" svg:height="62.99pt" svg:x="489.23pt" svg:y="4777.51pt" draw:caption-point-x="-11.54pt" draw:caption-point-y="7.77pt">
              <dc:date>2020-04-19T00:00:00</dc:date>
              <text:p text:style-name="P1">TB_CA70/-</text:p>
            </office:annotation>
            <text:p>2389.32012060524</text:p>
          </table:table-cell>
          <table:table-cell office:value-type="float" office:value="1005.05377728364" calcext:value-type="float">
            <office:annotation draw:style-name="gr1" draw:text-style-name="P2" svg:width="122.51pt" svg:height="62.99pt" svg:x="548.99pt" svg:y="4777.51pt" draw:caption-point-x="-11.54pt" draw:caption-point-y="7.77pt">
              <dc:date>2020-04-19T00:00:00</dc:date>
              <text:p text:style-name="P1">Temp_CA05/-</text:p>
            </office:annotation>
            <text:p>1005.05377728364</text:p>
          </table:table-cell>
          <table:table-cell office:value-type="float" office:value="1467.13785918549" calcext:value-type="float">
            <office:annotation draw:style-name="gr1" draw:text-style-name="P2" svg:width="122.51pt" svg:height="62.99pt" svg:x="608.74pt" svg:y="4777.51pt" draw:caption-point-x="-11.54pt" draw:caption-point-y="7.77pt">
              <dc:date>2020-04-19T00:00:00</dc:date>
              <text:p text:style-name="P1">Temp_CA50/-</text:p>
            </office:annotation>
            <text:p>1467.13785918549</text:p>
          </table:table-cell>
          <table:table-cell office:value-type="float" office:value="0.141832599486169" calcext:value-type="float">
            <office:annotation draw:style-name="gr1" draw:text-style-name="P2" svg:width="122.51pt" svg:height="62.99pt" svg:x="668.49pt" svg:y="4777.51pt" draw:caption-point-x="-11.54pt" draw:caption-point-y="7.77pt">
              <dc:date>2020-04-19T00:00:00</dc:date>
              <text:p text:style-name="P1">TO2_CA50/-</text:p>
            </office:annotation>
            <text:p>0.141832599486169</text:p>
          </table:table-cell>
          <table:table-cell office:value-type="float" office:value="0.512602308482564" calcext:value-type="float">
            <office:annotation draw:style-name="gr1" draw:text-style-name="P2" svg:width="122.49pt" svg:height="62.99pt" svg:x="728.25pt" svg:y="4777.51pt" draw:caption-point-x="-11.54pt" draw:caption-point-y="7.77pt">
              <dc:date>2020-04-19T00:00:00</dc:date>
              <text:p text:style-name="P1">Vol_CA99/-</text:p>
            </office:annotation>
            <text:p>0.512602308482564</text:p>
          </table:table-cell>
          <table:table-cell office:value-type="float" office:value="0.377117608661636" calcext:value-type="float">
            <text:p>0.377117608661636</text:p>
          </table:table-cell>
          <table:table-cell office:value-type="float" office:value="2.19664644348359" calcext:value-type="float">
            <text:p>2.19664644348359</text:p>
          </table:table-cell>
          <table:table-cell table:style-name="ce4" office:value-type="float" office:value="0.0000014363595" calcext:value-type="float">
            <text:p>1.44E-06</text:p>
          </table:table-cell>
          <table:table-cell office:value-type="float" office:value="42.3849612062378" calcext:value-type="float">
            <text:p>42.3849612062378</text:p>
          </table:table-cell>
          <table:table-cell office:value-type="float" office:value="38.1297833228855" calcext:value-type="float">
            <text:p>38.1297833228855</text:p>
          </table:table-cell>
          <table:table-cell table:number-columns-repeated="1007"/>
        </table:table-row>
        <table:table-row table:style-name="ro1">
          <table:table-cell office:value-type="float" office:value="415" calcext:value-type="float">
            <text:p>415</text:p>
          </table:table-cell>
          <table:table-cell table:style-name="ce3" office:value-type="float" office:value="37.50495" calcext:value-type="float">
            <text:p>37.50495</text:p>
          </table:table-cell>
          <table:table-cell office:value-type="float" office:value="177.93066" calcext:value-type="float">
            <office:annotation draw:style-name="gr1" draw:text-style-name="P2" svg:width="122.51pt" svg:height="62.99pt" svg:x="190.49pt" svg:y="4792.51pt" draw:caption-point-x="-11.54pt" draw:caption-point-y="7.77pt">
              <dc:date>2020-04-19T00:00:00</dc:date>
              <text:p text:style-name="P1">HRR_max/-</text:p>
            </office:annotation>
            <text:p>177.93066</text:p>
          </table:table-cell>
          <table:table-cell office:value-type="float" office:value="2286.68418172403" calcext:value-type="float">
            <text:p>2286.68418172403</text:p>
          </table:table-cell>
          <table:table-cell office:value-type="float" office:value="84.3277003823104" calcext:value-type="float">
            <office:annotation draw:style-name="gr1" draw:text-style-name="P2" svg:width="122.49pt" svg:height="62.99pt" svg:x="310pt" svg:y="4792.51pt" draw:caption-point-x="-11.54pt" draw:caption-point-y="7.77pt">
              <dc:date>2020-04-19T00:00:00</dc:date>
              <text:p text:style-name="P1">P_CA01/-</text:p>
            </office:annotation>
            <text:p>84.3277003823104</text:p>
          </table:table-cell>
          <table:table-cell office:value-type="float" office:value="144.603248207817" calcext:value-type="float">
            <office:annotation draw:style-name="gr1" draw:text-style-name="P2" svg:width="122.49pt" svg:height="62.99pt" svg:x="369.75pt" svg:y="4792.51pt" draw:caption-point-x="-11.54pt" draw:caption-point-y="7.77pt">
              <dc:date>2020-04-19T00:00:00</dc:date>
              <text:p text:style-name="P1">P_CA25/-</text:p>
            </office:annotation>
            <text:p>144.603248207817</text:p>
          </table:table-cell>
          <table:table-cell office:value-type="float" office:value="2.16929450738488" calcext:value-type="float">
            <office:annotation draw:style-name="gr1" draw:text-style-name="P2" svg:width="122.51pt" svg:height="62.99pt" svg:x="429.48pt" svg:y="4792.51pt" draw:caption-point-x="-11.54pt" draw:caption-point-y="7.77pt">
              <dc:date>2020-04-19T00:00:00</dc:date>
              <text:p text:style-name="P1">Swirl3_CA99/-</text:p>
            </office:annotation>
            <text:p>2.16929450738488</text:p>
          </table:table-cell>
          <table:table-cell office:value-type="float" office:value="2301.68008075988" calcext:value-type="float">
            <office:annotation draw:style-name="gr1" draw:text-style-name="P2" svg:width="122.51pt" svg:height="62.99pt" svg:x="489.23pt" svg:y="4792.51pt" draw:caption-point-x="-11.54pt" draw:caption-point-y="7.77pt">
              <dc:date>2020-04-19T00:00:00</dc:date>
              <text:p text:style-name="P1">TB_CA70/-</text:p>
            </office:annotation>
            <text:p>2301.68008075988</text:p>
          </table:table-cell>
          <table:table-cell office:value-type="float" office:value="1024.8638842785" calcext:value-type="float">
            <office:annotation draw:style-name="gr1" draw:text-style-name="P2" svg:width="122.51pt" svg:height="62.99pt" svg:x="548.99pt" svg:y="4792.51pt" draw:caption-point-x="-11.54pt" draw:caption-point-y="7.77pt">
              <dc:date>2020-04-19T00:00:00</dc:date>
              <text:p text:style-name="P1">Temp_CA05/-</text:p>
            </office:annotation>
            <text:p>1024.8638842785</text:p>
          </table:table-cell>
          <table:table-cell office:value-type="float" office:value="1526.39806724723" calcext:value-type="float">
            <office:annotation draw:style-name="gr1" draw:text-style-name="P2" svg:width="122.51pt" svg:height="62.99pt" svg:x="608.74pt" svg:y="4792.51pt" draw:caption-point-x="-11.54pt" draw:caption-point-y="7.77pt">
              <dc:date>2020-04-19T00:00:00</dc:date>
              <text:p text:style-name="P1">Temp_CA50/-</text:p>
            </office:annotation>
            <text:p>1526.39806724723</text:p>
          </table:table-cell>
          <table:table-cell office:value-type="float" office:value="0.132417004648561" calcext:value-type="float">
            <office:annotation draw:style-name="gr1" draw:text-style-name="P2" svg:width="122.51pt" svg:height="62.99pt" svg:x="668.49pt" svg:y="4792.51pt" draw:caption-point-x="-11.54pt" draw:caption-point-y="7.77pt">
              <dc:date>2020-04-19T00:00:00</dc:date>
              <text:p text:style-name="P1">TO2_CA50/-</text:p>
            </office:annotation>
            <text:p>0.132417004648561</text:p>
          </table:table-cell>
          <table:table-cell office:value-type="float" office:value="0.626652306571098" calcext:value-type="float">
            <office:annotation draw:style-name="gr1" draw:text-style-name="P2" svg:width="122.49pt" svg:height="62.99pt" svg:x="728.25pt" svg:y="4792.51pt" draw:caption-point-x="-11.54pt" draw:caption-point-y="7.77pt">
              <dc:date>2020-04-19T00:00:00</dc:date>
              <text:p text:style-name="P1">Vol_CA99/-</text:p>
            </office:annotation>
            <text:p>0.626652306571098</text:p>
          </table:table-cell>
          <table:table-cell office:value-type="float" office:value="0.150786462265694" calcext:value-type="float">
            <text:p>0.150786462265694</text:p>
          </table:table-cell>
          <table:table-cell office:value-type="float" office:value="2.42542918762065" calcext:value-type="float">
            <text:p>2.42542918762065</text:p>
          </table:table-cell>
          <table:table-cell table:style-name="ce4" office:value-type="float" office:value="0.0000028216202" calcext:value-type="float">
            <text:p>2.82E-06</text:p>
          </table:table-cell>
          <table:table-cell office:value-type="float" office:value="32.8973925480812" calcext:value-type="float">
            <text:p>32.8973925480812</text:p>
          </table:table-cell>
          <table:table-cell office:value-type="float" office:value="29.5772169953249" calcext:value-type="float">
            <text:p>29.5772169953249</text:p>
          </table:table-cell>
          <table:table-cell table:number-columns-repeated="1007"/>
        </table:table-row>
        <table:table-row table:style-name="ro1">
          <table:table-cell office:value-type="float" office:value="417" calcext:value-type="float">
            <text:p>417</text:p>
          </table:table-cell>
          <table:table-cell table:style-name="ce3" office:value-type="float" office:value="66.56549" calcext:value-type="float">
            <text:p>66.56549</text:p>
          </table:table-cell>
          <table:table-cell office:value-type="float" office:value="83.977585" calcext:value-type="float">
            <office:annotation draw:style-name="gr2" draw:text-style-name="P2" svg:width="122.51pt" svg:height="63.01pt" svg:x="190.49pt" svg:y="4807.5pt" draw:caption-point-x="-11.54pt" draw:caption-point-y="7.77pt">
              <dc:date>2020-04-19T00:00:00</dc:date>
              <text:p text:style-name="P1">HRR_max/-</text:p>
            </office:annotation>
            <text:p>83.977585</text:p>
          </table:table-cell>
          <table:table-cell office:value-type="float" office:value="354.737892174686" calcext:value-type="float">
            <text:p>354.737892174686</text:p>
          </table:table-cell>
          <table:table-cell office:value-type="float" office:value="54.500042548098" calcext:value-type="float">
            <office:annotation draw:style-name="gr2" draw:text-style-name="P2" svg:width="122.49pt" svg:height="63.01pt" svg:x="310pt" svg:y="4807.5pt" draw:caption-point-x="-11.54pt" draw:caption-point-y="7.77pt">
              <dc:date>2020-04-19T00:00:00</dc:date>
              <text:p text:style-name="P1">P_CA01/-</text:p>
            </office:annotation>
            <text:p>54.500042548098</text:p>
          </table:table-cell>
          <table:table-cell office:value-type="float" office:value="55.7578714030728" calcext:value-type="float">
            <office:annotation draw:style-name="gr2" draw:text-style-name="P2" svg:width="122.49pt" svg:height="63.01pt" svg:x="369.75pt" svg:y="4807.5pt" draw:caption-point-x="-11.54pt" draw:caption-point-y="7.77pt">
              <dc:date>2020-04-19T00:00:00</dc:date>
              <text:p text:style-name="P1">P_CA25/-</text:p>
            </office:annotation>
            <text:p>55.7578714030728</text:p>
          </table:table-cell>
          <table:table-cell office:value-type="float" office:value="2.86296562616562" calcext:value-type="float">
            <office:annotation draw:style-name="gr2" draw:text-style-name="P2" svg:width="122.51pt" svg:height="63.01pt" svg:x="429.48pt" svg:y="4807.5pt" draw:caption-point-x="-11.54pt" draw:caption-point-y="7.77pt">
              <dc:date>2020-04-19T00:00:00</dc:date>
              <text:p text:style-name="P1">Swirl3_CA99/-</text:p>
            </office:annotation>
            <text:p>2.86296562616562</text:p>
          </table:table-cell>
          <table:table-cell office:value-type="float" office:value="2440.05188091388" calcext:value-type="float">
            <office:annotation draw:style-name="gr2" draw:text-style-name="P2" svg:width="122.51pt" svg:height="63.01pt" svg:x="489.23pt" svg:y="4807.5pt" draw:caption-point-x="-11.54pt" draw:caption-point-y="7.77pt">
              <dc:date>2020-04-19T00:00:00</dc:date>
              <text:p text:style-name="P1">TB_CA70/-</text:p>
            </office:annotation>
            <text:p>2440.05188091388</text:p>
          </table:table-cell>
          <table:table-cell office:value-type="float" office:value="935.944155643961" calcext:value-type="float">
            <office:annotation draw:style-name="gr2" draw:text-style-name="P2" svg:width="122.51pt" svg:height="63.01pt" svg:x="548.99pt" svg:y="4807.5pt" draw:caption-point-x="-11.54pt" draw:caption-point-y="7.77pt">
              <dc:date>2020-04-19T00:00:00</dc:date>
              <text:p text:style-name="P1">Temp_CA05/-</text:p>
            </office:annotation>
            <text:p>935.944155643961</text:p>
          </table:table-cell>
          <table:table-cell office:value-type="float" office:value="1052.61450045607" calcext:value-type="float">
            <office:annotation draw:style-name="gr2" draw:text-style-name="P2" svg:width="122.51pt" svg:height="63.01pt" svg:x="608.74pt" svg:y="4807.5pt" draw:caption-point-x="-11.54pt" draw:caption-point-y="7.77pt">
              <dc:date>2020-04-19T00:00:00</dc:date>
              <text:p text:style-name="P1">Temp_CA50/-</text:p>
            </office:annotation>
            <text:p>1052.61450045607</text:p>
          </table:table-cell>
          <table:table-cell office:value-type="float" office:value="0.184695038578827" calcext:value-type="float">
            <office:annotation draw:style-name="gr2" draw:text-style-name="P2" svg:width="122.51pt" svg:height="63.01pt" svg:x="668.49pt" svg:y="4807.5pt" draw:caption-point-x="-11.54pt" draw:caption-point-y="7.77pt">
              <dc:date>2020-04-19T00:00:00</dc:date>
              <text:p text:style-name="P1">TO2_CA50/-</text:p>
            </office:annotation>
            <text:p>0.184695038578827</text:p>
          </table:table-cell>
          <table:table-cell office:value-type="float" office:value="0.236420238320281" calcext:value-type="float">
            <office:annotation draw:style-name="gr2" draw:text-style-name="P2" svg:width="122.49pt" svg:height="63.01pt" svg:x="728.25pt" svg:y="4807.5pt" draw:caption-point-x="-11.54pt" draw:caption-point-y="7.77pt">
              <dc:date>2020-04-19T00:00:00</dc:date>
              <text:p text:style-name="P1">Vol_CA99/-</text:p>
            </office:annotation>
            <text:p>0.236420238320281</text:p>
          </table:table-cell>
          <table:table-cell office:value-type="float" office:value="2.13267224819575" calcext:value-type="float">
            <text:p>2.13267224819575</text:p>
          </table:table-cell>
          <table:table-cell office:value-type="float" office:value="0.958945700977536" calcext:value-type="float">
            <text:p>0.958945700977536</text:p>
          </table:table-cell>
          <table:table-cell table:style-name="ce4" office:value-type="float" office:value="0.0000000058758296" calcext:value-type="float">
            <text:p>5.88E-09</text:p>
          </table:table-cell>
          <table:table-cell office:value-type="float" office:value="30.164925173734" calcext:value-type="float">
            <text:p>30.164925173734</text:p>
          </table:table-cell>
          <table:table-cell office:value-type="float" office:value="67.3184241452797" calcext:value-type="float">
            <text:p>67.3184241452797</text:p>
          </table:table-cell>
          <table:table-cell table:number-columns-repeated="1007"/>
        </table:table-row>
        <table:table-row table:style-name="ro1">
          <table:table-cell office:value-type="float" office:value="418" calcext:value-type="float">
            <text:p>418</text:p>
          </table:table-cell>
          <table:table-cell table:style-name="ce3" office:value-type="float" office:value="54.92376" calcext:value-type="float">
            <text:p>54.92376</text:p>
          </table:table-cell>
          <table:table-cell office:value-type="float" office:value="122.18693" calcext:value-type="float">
            <office:annotation draw:style-name="gr2" draw:text-style-name="P2" svg:width="122.51pt" svg:height="63.01pt" svg:x="190.49pt" svg:y="4822.5pt" draw:caption-point-x="-11.54pt" draw:caption-point-y="7.77pt">
              <dc:date>2020-04-19T00:00:00</dc:date>
              <text:p text:style-name="P1">HRR_max/-</text:p>
            </office:annotation>
            <text:p>122.18693</text:p>
          </table:table-cell>
          <table:table-cell office:value-type="float" office:value="639.541097619056" calcext:value-type="float">
            <text:p>639.541097619056</text:p>
          </table:table-cell>
          <table:table-cell office:value-type="float" office:value="58.5946661771884" calcext:value-type="float">
            <office:annotation draw:style-name="gr2" draw:text-style-name="P2" svg:width="122.49pt" svg:height="63.01pt" svg:x="310pt" svg:y="4822.5pt" draw:caption-point-x="-11.54pt" draw:caption-point-y="7.77pt">
              <dc:date>2020-04-19T00:00:00</dc:date>
              <text:p text:style-name="P1">P_CA01/-</text:p>
            </office:annotation>
            <text:p>58.5946661771884</text:p>
          </table:table-cell>
          <table:table-cell office:value-type="float" office:value="62.9034445846685" calcext:value-type="float">
            <office:annotation draw:style-name="gr2" draw:text-style-name="P2" svg:width="122.49pt" svg:height="63.01pt" svg:x="369.75pt" svg:y="4822.5pt" draw:caption-point-x="-11.54pt" draw:caption-point-y="7.77pt">
              <dc:date>2020-04-19T00:00:00</dc:date>
              <text:p text:style-name="P1">P_CA25/-</text:p>
            </office:annotation>
            <text:p>62.9034445846685</text:p>
          </table:table-cell>
          <table:table-cell office:value-type="float" office:value="2.54432456017442" calcext:value-type="float">
            <office:annotation draw:style-name="gr2" draw:text-style-name="P2" svg:width="122.51pt" svg:height="63.01pt" svg:x="429.48pt" svg:y="4822.5pt" draw:caption-point-x="-11.54pt" draw:caption-point-y="7.77pt">
              <dc:date>2020-04-19T00:00:00</dc:date>
              <text:p text:style-name="P1">Swirl3_CA99/-</text:p>
            </office:annotation>
            <text:p>2.54432456017442</text:p>
          </table:table-cell>
          <table:table-cell office:value-type="float" office:value="2488.03856762692" calcext:value-type="float">
            <office:annotation draw:style-name="gr2" draw:text-style-name="P2" svg:width="122.51pt" svg:height="63.01pt" svg:x="489.23pt" svg:y="4822.5pt" draw:caption-point-x="-11.54pt" draw:caption-point-y="7.77pt">
              <dc:date>2020-04-19T00:00:00</dc:date>
              <text:p text:style-name="P1">TB_CA70/-</text:p>
            </office:annotation>
            <text:p>2488.03856762692</text:p>
          </table:table-cell>
          <table:table-cell office:value-type="float" office:value="958.290092514309" calcext:value-type="float">
            <office:annotation draw:style-name="gr2" draw:text-style-name="P2" svg:width="122.51pt" svg:height="63.01pt" svg:x="548.99pt" svg:y="4822.5pt" draw:caption-point-x="-11.54pt" draw:caption-point-y="7.77pt">
              <dc:date>2020-04-19T00:00:00</dc:date>
              <text:p text:style-name="P1">Temp_CA05/-</text:p>
            </office:annotation>
            <text:p>958.290092514309</text:p>
          </table:table-cell>
          <table:table-cell office:value-type="float" office:value="1170.45382010435" calcext:value-type="float">
            <office:annotation draw:style-name="gr2" draw:text-style-name="P2" svg:width="122.51pt" svg:height="63.01pt" svg:x="608.74pt" svg:y="4822.5pt" draw:caption-point-x="-11.54pt" draw:caption-point-y="7.77pt">
              <dc:date>2020-04-19T00:00:00</dc:date>
              <text:p text:style-name="P1">Temp_CA50/-</text:p>
            </office:annotation>
            <text:p>1170.45382010435</text:p>
          </table:table-cell>
          <table:table-cell office:value-type="float" office:value="0.167566724400524" calcext:value-type="float">
            <office:annotation draw:style-name="gr2" draw:text-style-name="P2" svg:width="122.51pt" svg:height="63.01pt" svg:x="668.49pt" svg:y="4822.5pt" draw:caption-point-x="-11.54pt" draw:caption-point-y="7.77pt">
              <dc:date>2020-04-19T00:00:00</dc:date>
              <text:p text:style-name="P1">TO2_CA50/-</text:p>
            </office:annotation>
            <text:p>0.167566724400524</text:p>
          </table:table-cell>
          <table:table-cell office:value-type="float" office:value="0.340401631104651" calcext:value-type="float">
            <office:annotation draw:style-name="gr2" draw:text-style-name="P2" svg:width="122.49pt" svg:height="63.01pt" svg:x="728.25pt" svg:y="4822.5pt" draw:caption-point-x="-11.54pt" draw:caption-point-y="7.77pt">
              <dc:date>2020-04-19T00:00:00</dc:date>
              <text:p text:style-name="P1">Vol_CA99/-</text:p>
            </office:annotation>
            <text:p>0.340401631104651</text:p>
          </table:table-cell>
          <table:table-cell office:value-type="float" office:value="1.8921408144881" calcext:value-type="float">
            <text:p>1.8921408144881</text:p>
          </table:table-cell>
          <table:table-cell office:value-type="float" office:value="1.98810071274586" calcext:value-type="float">
            <text:p>1.98810071274586</text:p>
          </table:table-cell>
          <table:table-cell table:style-name="ce4" office:value-type="float" office:value="0.00000014508642" calcext:value-type="float">
            <text:p>1.45E-07</text:p>
          </table:table-cell>
          <table:table-cell office:value-type="float" office:value="73.6898451056096" calcext:value-type="float">
            <text:p>73.6898451056096</text:p>
          </table:table-cell>
          <table:table-cell office:value-type="float" office:value="69.1668623503508" calcext:value-type="float">
            <text:p>69.1668623503508</text:p>
          </table:table-cell>
          <table:table-cell table:number-columns-repeated="1007"/>
        </table:table-row>
        <table:table-row table:style-name="ro1">
          <table:table-cell office:value-type="float" office:value="419" calcext:value-type="float">
            <text:p>419</text:p>
          </table:table-cell>
          <table:table-cell table:style-name="ce3" office:value-type="float" office:value="48.04389" calcext:value-type="float">
            <text:p>48.04389</text:p>
          </table:table-cell>
          <table:table-cell office:value-type="float" office:value="153.85094" calcext:value-type="float">
            <office:annotation draw:style-name="gr2" draw:text-style-name="P2" svg:width="122.51pt" svg:height="63.01pt" svg:x="190.49pt" svg:y="4837.49pt" draw:caption-point-x="-11.54pt" draw:caption-point-y="7.77pt">
              <dc:date>2020-04-19T00:00:00</dc:date>
              <text:p text:style-name="P1">HRR_max/-</text:p>
            </office:annotation>
            <text:p>153.85094</text:p>
          </table:table-cell>
          <table:table-cell office:value-type="float" office:value="1072.2846945468" calcext:value-type="float">
            <text:p>1072.2846945468</text:p>
          </table:table-cell>
          <table:table-cell office:value-type="float" office:value="67.0952929872014" calcext:value-type="float">
            <office:annotation draw:style-name="gr2" draw:text-style-name="P2" svg:width="122.49pt" svg:height="63.01pt" svg:x="310pt" svg:y="4837.49pt" draw:caption-point-x="-11.54pt" draw:caption-point-y="7.77pt">
              <dc:date>2020-04-19T00:00:00</dc:date>
              <text:p text:style-name="P1">P_CA01/-</text:p>
            </office:annotation>
            <text:p>67.0952929872014</text:p>
          </table:table-cell>
          <table:table-cell office:value-type="float" office:value="85.3576736123631" calcext:value-type="float">
            <office:annotation draw:style-name="gr2" draw:text-style-name="P2" svg:width="122.49pt" svg:height="63.01pt" svg:x="369.75pt" svg:y="4837.49pt" draw:caption-point-x="-11.54pt" draw:caption-point-y="7.77pt">
              <dc:date>2020-04-19T00:00:00</dc:date>
              <text:p text:style-name="P1">P_CA25/-</text:p>
            </office:annotation>
            <text:p>85.3576736123631</text:p>
          </table:table-cell>
          <table:table-cell office:value-type="float" office:value="2.47042269032203" calcext:value-type="float">
            <office:annotation draw:style-name="gr2" draw:text-style-name="P2" svg:width="122.51pt" svg:height="63.01pt" svg:x="429.48pt" svg:y="4837.49pt" draw:caption-point-x="-11.54pt" draw:caption-point-y="7.77pt">
              <dc:date>2020-04-19T00:00:00</dc:date>
              <text:p text:style-name="P1">Swirl3_CA99/-</text:p>
            </office:annotation>
            <text:p>2.47042269032203</text:p>
          </table:table-cell>
          <table:table-cell office:value-type="float" office:value="2530.51874971913" calcext:value-type="float">
            <office:annotation draw:style-name="gr2" draw:text-style-name="P2" svg:width="122.51pt" svg:height="63.01pt" svg:x="489.23pt" svg:y="4837.49pt" draw:caption-point-x="-11.54pt" draw:caption-point-y="7.77pt">
              <dc:date>2020-04-19T00:00:00</dc:date>
              <text:p text:style-name="P1">TB_CA70/-</text:p>
            </office:annotation>
            <text:p>2530.51874971913</text:p>
          </table:table-cell>
          <table:table-cell office:value-type="float" office:value="987.401574562238" calcext:value-type="float">
            <office:annotation draw:style-name="gr2" draw:text-style-name="P2" svg:width="122.51pt" svg:height="63.01pt" svg:x="548.99pt" svg:y="4837.49pt" draw:caption-point-x="-11.54pt" draw:caption-point-y="7.77pt">
              <dc:date>2020-04-19T00:00:00</dc:date>
              <text:p text:style-name="P1">Temp_CA05/-</text:p>
            </office:annotation>
            <text:p>987.401574562238</text:p>
          </table:table-cell>
          <table:table-cell office:value-type="float" office:value="1301.03116978051" calcext:value-type="float">
            <office:annotation draw:style-name="gr2" draw:text-style-name="P2" svg:width="122.51pt" svg:height="63.01pt" svg:x="608.74pt" svg:y="4837.49pt" draw:caption-point-x="-11.54pt" draw:caption-point-y="7.77pt">
              <dc:date>2020-04-19T00:00:00</dc:date>
              <text:p text:style-name="P1">Temp_CA50/-</text:p>
            </office:annotation>
            <text:p>1301.03116978051</text:p>
          </table:table-cell>
          <table:table-cell office:value-type="float" office:value="0.157348612581285" calcext:value-type="float">
            <office:annotation draw:style-name="gr2" draw:text-style-name="P2" svg:width="122.51pt" svg:height="63.01pt" svg:x="668.49pt" svg:y="4837.49pt" draw:caption-point-x="-11.54pt" draw:caption-point-y="7.77pt">
              <dc:date>2020-04-19T00:00:00</dc:date>
              <text:p text:style-name="P1">TO2_CA50/-</text:p>
            </office:annotation>
            <text:p>0.157348612581285</text:p>
          </table:table-cell>
          <table:table-cell office:value-type="float" office:value="0.391808752995609" calcext:value-type="float">
            <office:annotation draw:style-name="gr2" draw:text-style-name="P2" svg:width="122.49pt" svg:height="63.01pt" svg:x="728.25pt" svg:y="4837.49pt" draw:caption-point-x="-11.54pt" draw:caption-point-y="7.77pt">
              <dc:date>2020-04-19T00:00:00</dc:date>
              <text:p text:style-name="P1">Vol_CA99/-</text:p>
            </office:annotation>
            <text:p>0.391808752995609</text:p>
          </table:table-cell>
          <table:table-cell office:value-type="float" office:value="0.888560006523196" calcext:value-type="float">
            <text:p>0.888560006523196</text:p>
          </table:table-cell>
          <table:table-cell office:value-type="float" office:value="1.2425638114265" calcext:value-type="float">
            <text:p>1.2425638114265</text:p>
          </table:table-cell>
          <table:table-cell table:style-name="ce4" office:value-type="float" office:value="0.00000037682946" calcext:value-type="float">
            <text:p>3.77E-07</text:p>
          </table:table-cell>
          <table:table-cell office:value-type="float" office:value="65.2674368805406" calcext:value-type="float">
            <text:p>65.2674368805406</text:p>
          </table:table-cell>
          <table:table-cell office:value-type="float" office:value="57.2175570384526" calcext:value-type="float">
            <text:p>57.2175570384526</text:p>
          </table:table-cell>
          <table:table-cell table:number-columns-repeated="1007"/>
        </table:table-row>
        <table:table-row table:style-name="ro1">
          <table:table-cell office:value-type="float" office:value="420" calcext:value-type="float">
            <text:p>420</text:p>
          </table:table-cell>
          <table:table-cell table:style-name="ce3" office:value-type="float" office:value="44.99101" calcext:value-type="float">
            <text:p>44.99101</text:p>
          </table:table-cell>
          <table:table-cell office:value-type="float" office:value="164.94109" calcext:value-type="float">
            <office:annotation draw:style-name="gr2" draw:text-style-name="P2" svg:width="122.51pt" svg:height="63.01pt" svg:x="190.49pt" svg:y="4852.49pt" draw:caption-point-x="-11.54pt" draw:caption-point-y="7.8pt">
              <dc:date>2020-04-19T00:00:00</dc:date>
              <text:p text:style-name="P1">HRR_max/-</text:p>
            </office:annotation>
            <text:p>164.94109</text:p>
          </table:table-cell>
          <table:table-cell office:value-type="float" office:value="1491.83738794583" calcext:value-type="float">
            <text:p>1491.83738794583</text:p>
          </table:table-cell>
          <table:table-cell office:value-type="float" office:value="72.4211941705464" calcext:value-type="float">
            <office:annotation draw:style-name="gr2" draw:text-style-name="P2" svg:width="122.49pt" svg:height="63.01pt" svg:x="310pt" svg:y="4852.49pt" draw:caption-point-x="-11.54pt" draw:caption-point-y="7.8pt">
              <dc:date>2020-04-19T00:00:00</dc:date>
              <text:p text:style-name="P1">P_CA01/-</text:p>
            </office:annotation>
            <text:p>72.4211941705464</text:p>
          </table:table-cell>
          <table:table-cell office:value-type="float" office:value="108.758676941465" calcext:value-type="float">
            <office:annotation draw:style-name="gr2" draw:text-style-name="P2" svg:width="122.49pt" svg:height="63.01pt" svg:x="369.75pt" svg:y="4852.49pt" draw:caption-point-x="-11.54pt" draw:caption-point-y="7.8pt">
              <dc:date>2020-04-19T00:00:00</dc:date>
              <text:p text:style-name="P1">P_CA25/-</text:p>
            </office:annotation>
            <text:p>108.758676941465</text:p>
          </table:table-cell>
          <table:table-cell office:value-type="float" office:value="2.42058681110226" calcext:value-type="float">
            <office:annotation draw:style-name="gr2" draw:text-style-name="P2" svg:width="122.51pt" svg:height="63.01pt" svg:x="429.48pt" svg:y="4852.49pt" draw:caption-point-x="-11.54pt" draw:caption-point-y="7.8pt">
              <dc:date>2020-04-19T00:00:00</dc:date>
              <text:p text:style-name="P1">Swirl3_CA99/-</text:p>
            </office:annotation>
            <text:p>2.42058681110226</text:p>
          </table:table-cell>
          <table:table-cell office:value-type="float" office:value="2463.799494332" calcext:value-type="float">
            <office:annotation draw:style-name="gr2" draw:text-style-name="P2" svg:width="122.51pt" svg:height="63.01pt" svg:x="489.23pt" svg:y="4852.49pt" draw:caption-point-x="-11.54pt" draw:caption-point-y="7.8pt">
              <dc:date>2020-04-19T00:00:00</dc:date>
              <text:p text:style-name="P1">TB_CA70/-</text:p>
            </office:annotation>
            <text:p>2463.799494332</text:p>
          </table:table-cell>
          <table:table-cell office:value-type="float" office:value="999.851074954293" calcext:value-type="float">
            <office:annotation draw:style-name="gr2" draw:text-style-name="P2" svg:width="122.51pt" svg:height="63.01pt" svg:x="548.99pt" svg:y="4852.49pt" draw:caption-point-x="-11.54pt" draw:caption-point-y="7.8pt">
              <dc:date>2020-04-19T00:00:00</dc:date>
              <text:p text:style-name="P1">Temp_CA05/-</text:p>
            </office:annotation>
            <text:p>999.851074954293</text:p>
          </table:table-cell>
          <table:table-cell office:value-type="float" office:value="1403.09420632867" calcext:value-type="float">
            <office:annotation draw:style-name="gr2" draw:text-style-name="P2" svg:width="122.51pt" svg:height="63.01pt" svg:x="608.74pt" svg:y="4852.49pt" draw:caption-point-x="-11.54pt" draw:caption-point-y="7.8pt">
              <dc:date>2020-04-19T00:00:00</dc:date>
              <text:p text:style-name="P1">Temp_CA50/-</text:p>
            </office:annotation>
            <text:p>1403.09420632867</text:p>
          </table:table-cell>
          <table:table-cell office:value-type="float" office:value="0.149954999894139" calcext:value-type="float">
            <office:annotation draw:style-name="gr2" draw:text-style-name="P2" svg:width="122.51pt" svg:height="63.01pt" svg:x="668.49pt" svg:y="4852.49pt" draw:caption-point-x="-11.54pt" draw:caption-point-y="7.8pt">
              <dc:date>2020-04-19T00:00:00</dc:date>
              <text:p text:style-name="P1">TO2_CA50/-</text:p>
            </office:annotation>
            <text:p>0.149954999894139</text:p>
          </table:table-cell>
          <table:table-cell office:value-type="float" office:value="0.432861750298407" calcext:value-type="float">
            <office:annotation draw:style-name="gr2" draw:text-style-name="P2" svg:width="122.49pt" svg:height="63.01pt" svg:x="728.25pt" svg:y="4852.49pt" draw:caption-point-x="-11.54pt" draw:caption-point-y="7.8pt">
              <dc:date>2020-04-19T00:00:00</dc:date>
              <text:p text:style-name="P1">Vol_CA99/-</text:p>
            </office:annotation>
            <text:p>0.432861750298407</text:p>
          </table:table-cell>
          <table:table-cell office:value-type="float" office:value="0.532708756805233" calcext:value-type="float">
            <text:p>0.532708756805233</text:p>
          </table:table-cell>
          <table:table-cell office:value-type="float" office:value="1.39083015987443" calcext:value-type="float">
            <text:p>1.39083015987443</text:p>
          </table:table-cell>
          <table:table-cell table:style-name="ce4" office:value-type="float" office:value="0.00000069711774" calcext:value-type="float">
            <text:p>6.97E-07</text:p>
          </table:table-cell>
          <table:table-cell office:value-type="float" office:value="46.9395186280542" calcext:value-type="float">
            <text:p>46.9395186280542</text:p>
          </table:table-cell>
          <table:table-cell office:value-type="float" office:value="45.0457745414867" calcext:value-type="float">
            <text:p>45.0457745414867</text:p>
          </table:table-cell>
          <table:table-cell table:number-columns-repeated="1007"/>
        </table:table-row>
        <table:table-row table:style-name="ro1">
          <table:table-cell office:value-type="float" office:value="421" calcext:value-type="float">
            <text:p>421</text:p>
          </table:table-cell>
          <table:table-cell table:style-name="ce3" office:value-type="float" office:value="41.67225" calcext:value-type="float">
            <text:p>41.67225</text:p>
          </table:table-cell>
          <table:table-cell office:value-type="float" office:value="170.18306" calcext:value-type="float">
            <office:annotation draw:style-name="gr1" draw:text-style-name="P2" svg:width="122.51pt" svg:height="62.99pt" svg:x="190.49pt" svg:y="4867.51pt" draw:caption-point-x="-11.54pt" draw:caption-point-y="7.77pt">
              <dc:date>2020-04-19T00:00:00</dc:date>
              <text:p text:style-name="P1">HRR_max/-</text:p>
            </office:annotation>
            <text:p>170.18306</text:p>
          </table:table-cell>
          <table:table-cell office:value-type="float" office:value="1867.3889472816" calcext:value-type="float">
            <text:p>1867.3889472816</text:p>
          </table:table-cell>
          <table:table-cell office:value-type="float" office:value="75.1655466873768" calcext:value-type="float">
            <office:annotation draw:style-name="gr1" draw:text-style-name="P2" svg:width="122.49pt" svg:height="62.99pt" svg:x="310pt" svg:y="4867.51pt" draw:caption-point-x="-11.54pt" draw:caption-point-y="7.77pt">
              <dc:date>2020-04-19T00:00:00</dc:date>
              <text:p text:style-name="P1">P_CA01/-</text:p>
            </office:annotation>
            <text:p>75.1655466873768</text:p>
          </table:table-cell>
          <table:table-cell office:value-type="float" office:value="126.970254979819" calcext:value-type="float">
            <office:annotation draw:style-name="gr1" draw:text-style-name="P2" svg:width="122.49pt" svg:height="62.99pt" svg:x="369.75pt" svg:y="4867.51pt" draw:caption-point-x="-11.54pt" draw:caption-point-y="7.77pt">
              <dc:date>2020-04-19T00:00:00</dc:date>
              <text:p text:style-name="P1">P_CA25/-</text:p>
            </office:annotation>
            <text:p>126.970254979819</text:p>
          </table:table-cell>
          <table:table-cell office:value-type="float" office:value="2.2879354460907" calcext:value-type="float">
            <office:annotation draw:style-name="gr1" draw:text-style-name="P2" svg:width="122.51pt" svg:height="62.99pt" svg:x="429.48pt" svg:y="4867.51pt" draw:caption-point-x="-11.54pt" draw:caption-point-y="7.77pt">
              <dc:date>2020-04-19T00:00:00</dc:date>
              <text:p text:style-name="P1">Swirl3_CA99/-</text:p>
            </office:annotation>
            <text:p>2.2879354460907</text:p>
          </table:table-cell>
          <table:table-cell office:value-type="float" office:value="2390.33247031718" calcext:value-type="float">
            <office:annotation draw:style-name="gr1" draw:text-style-name="P2" svg:width="122.51pt" svg:height="62.99pt" svg:x="489.23pt" svg:y="4867.51pt" draw:caption-point-x="-11.54pt" draw:caption-point-y="7.77pt">
              <dc:date>2020-04-19T00:00:00</dc:date>
              <text:p text:style-name="P1">TB_CA70/-</text:p>
            </office:annotation>
            <text:p>2390.33247031718</text:p>
          </table:table-cell>
          <table:table-cell office:value-type="float" office:value="1017.80244933035" calcext:value-type="float">
            <office:annotation draw:style-name="gr1" draw:text-style-name="P2" svg:width="122.51pt" svg:height="62.99pt" svg:x="548.99pt" svg:y="4867.51pt" draw:caption-point-x="-11.54pt" draw:caption-point-y="7.77pt">
              <dc:date>2020-04-19T00:00:00</dc:date>
              <text:p text:style-name="P1">Temp_CA05/-</text:p>
            </office:annotation>
            <text:p>1017.80244933035</text:p>
          </table:table-cell>
          <table:table-cell office:value-type="float" office:value="1474.25944425102" calcext:value-type="float">
            <office:annotation draw:style-name="gr1" draw:text-style-name="P2" svg:width="122.51pt" svg:height="62.99pt" svg:x="608.74pt" svg:y="4867.51pt" draw:caption-point-x="-11.54pt" draw:caption-point-y="7.77pt">
              <dc:date>2020-04-19T00:00:00</dc:date>
              <text:p text:style-name="P1">Temp_CA50/-</text:p>
            </office:annotation>
            <text:p>1474.25944425102</text:p>
          </table:table-cell>
          <table:table-cell office:value-type="float" office:value="0.141277057079507" calcext:value-type="float">
            <office:annotation draw:style-name="gr1" draw:text-style-name="P2" svg:width="122.51pt" svg:height="62.99pt" svg:x="668.49pt" svg:y="4867.51pt" draw:caption-point-x="-11.54pt" draw:caption-point-y="7.77pt">
              <dc:date>2020-04-19T00:00:00</dc:date>
              <text:p text:style-name="P1">TO2_CA50/-</text:p>
            </office:annotation>
            <text:p>0.141277057079507</text:p>
          </table:table-cell>
          <table:table-cell office:value-type="float" office:value="0.536532126550935" calcext:value-type="float">
            <office:annotation draw:style-name="gr1" draw:text-style-name="P2" svg:width="122.49pt" svg:height="62.99pt" svg:x="728.25pt" svg:y="4867.51pt" draw:caption-point-x="-11.54pt" draw:caption-point-y="7.77pt">
              <dc:date>2020-04-19T00:00:00</dc:date>
              <text:p text:style-name="P1">Vol_CA99/-</text:p>
            </office:annotation>
            <text:p>0.536532126550935</text:p>
          </table:table-cell>
          <table:table-cell office:value-type="float" office:value="0.407739038480093" calcext:value-type="float">
            <text:p>0.407739038480093</text:p>
          </table:table-cell>
          <table:table-cell office:value-type="float" office:value="1.44632023663988" calcext:value-type="float">
            <text:p>1.44632023663988</text:p>
          </table:table-cell>
          <table:table-cell table:style-name="ce4" office:value-type="float" office:value="0.0000016049029" calcext:value-type="float">
            <text:p>1.60E-06</text:p>
          </table:table-cell>
          <table:table-cell office:value-type="float" office:value="43.0240012934689" calcext:value-type="float">
            <text:p>43.0240012934689</text:p>
          </table:table-cell>
          <table:table-cell office:value-type="float" office:value="37.6732490559529" calcext:value-type="float">
            <text:p>37.6732490559529</text:p>
          </table:table-cell>
          <table:table-cell table:number-columns-repeated="1007"/>
        </table:table-row>
        <table:table-row table:style-name="ro1">
          <table:table-cell office:value-type="float" office:value="422" calcext:value-type="float">
            <text:p>422</text:p>
          </table:table-cell>
          <table:table-cell table:style-name="ce3" office:value-type="float" office:value="42.2384" calcext:value-type="float">
            <text:p>42.2384</text:p>
          </table:table-cell>
          <table:table-cell office:value-type="float" office:value="169.99858" calcext:value-type="float">
            <office:annotation draw:style-name="gr1" draw:text-style-name="P2" svg:width="122.51pt" svg:height="62.99pt" svg:x="190.49pt" svg:y="4882.51pt" draw:caption-point-x="-11.54pt" draw:caption-point-y="7.77pt">
              <dc:date>2020-04-19T00:00:00</dc:date>
              <text:p text:style-name="P1">HRR_max/-</text:p>
            </office:annotation>
            <text:p>169.99858</text:p>
          </table:table-cell>
          <table:table-cell office:value-type="float" office:value="2358.86793605754" calcext:value-type="float">
            <text:p>2358.86793605754</text:p>
          </table:table-cell>
          <table:table-cell office:value-type="float" office:value="79.6535157683306" calcext:value-type="float">
            <office:annotation draw:style-name="gr1" draw:text-style-name="P2" svg:width="122.49pt" svg:height="62.99pt" svg:x="310pt" svg:y="4882.51pt" draw:caption-point-x="-11.54pt" draw:caption-point-y="7.77pt">
              <dc:date>2020-04-19T00:00:00</dc:date>
              <text:p text:style-name="P1">P_CA01/-</text:p>
            </office:annotation>
            <text:p>79.6535157683306</text:p>
          </table:table-cell>
          <table:table-cell office:value-type="float" office:value="151.053058700527" calcext:value-type="float">
            <office:annotation draw:style-name="gr1" draw:text-style-name="P2" svg:width="122.49pt" svg:height="62.99pt" svg:x="369.75pt" svg:y="4882.51pt" draw:caption-point-x="-11.54pt" draw:caption-point-y="7.77pt">
              <dc:date>2020-04-19T00:00:00</dc:date>
              <text:p text:style-name="P1">P_CA25/-</text:p>
            </office:annotation>
            <text:p>151.053058700527</text:p>
          </table:table-cell>
          <table:table-cell office:value-type="float" office:value="2.17653647820389" calcext:value-type="float">
            <office:annotation draw:style-name="gr1" draw:text-style-name="P2" svg:width="122.51pt" svg:height="62.99pt" svg:x="429.48pt" svg:y="4882.51pt" draw:caption-point-x="-11.54pt" draw:caption-point-y="7.77pt">
              <dc:date>2020-04-19T00:00:00</dc:date>
              <text:p text:style-name="P1">Swirl3_CA99/-</text:p>
            </office:annotation>
            <text:p>2.17653647820389</text:p>
          </table:table-cell>
          <table:table-cell office:value-type="float" office:value="2286.57758037783" calcext:value-type="float">
            <office:annotation draw:style-name="gr1" draw:text-style-name="P2" svg:width="122.51pt" svg:height="62.99pt" svg:x="489.23pt" svg:y="4882.51pt" draw:caption-point-x="-11.54pt" draw:caption-point-y="7.77pt">
              <dc:date>2020-04-19T00:00:00</dc:date>
              <text:p text:style-name="P1">TB_CA70/-</text:p>
            </office:annotation>
            <text:p>2286.57758037783</text:p>
          </table:table-cell>
          <table:table-cell office:value-type="float" office:value="1039.00430429149" calcext:value-type="float">
            <office:annotation draw:style-name="gr1" draw:text-style-name="P2" svg:width="122.51pt" svg:height="62.99pt" svg:x="548.99pt" svg:y="4882.51pt" draw:caption-point-x="-11.54pt" draw:caption-point-y="7.77pt">
              <dc:date>2020-04-19T00:00:00</dc:date>
              <text:p text:style-name="P1">Temp_CA05/-</text:p>
            </office:annotation>
            <text:p>1039.00430429149</text:p>
          </table:table-cell>
          <table:table-cell office:value-type="float" office:value="1539.738779718" calcext:value-type="float">
            <office:annotation draw:style-name="gr1" draw:text-style-name="P2" svg:width="122.51pt" svg:height="62.99pt" svg:x="608.74pt" svg:y="4882.51pt" draw:caption-point-x="-11.54pt" draw:caption-point-y="7.77pt">
              <dc:date>2020-04-19T00:00:00</dc:date>
              <text:p text:style-name="P1">Temp_CA50/-</text:p>
            </office:annotation>
            <text:p>1539.738779718</text:p>
          </table:table-cell>
          <table:table-cell office:value-type="float" office:value="0.131008102465641" calcext:value-type="float">
            <office:annotation draw:style-name="gr1" draw:text-style-name="P2" svg:width="122.51pt" svg:height="62.99pt" svg:x="668.49pt" svg:y="4882.51pt" draw:caption-point-x="-11.54pt" draw:caption-point-y="7.77pt">
              <dc:date>2020-04-19T00:00:00</dc:date>
              <text:p text:style-name="P1">TO2_CA50/-</text:p>
            </office:annotation>
            <text:p>0.131008102465641</text:p>
          </table:table-cell>
          <table:table-cell office:value-type="float" office:value="0.66363670375795" calcext:value-type="float">
            <office:annotation draw:style-name="gr1" draw:text-style-name="P2" svg:width="122.49pt" svg:height="62.99pt" svg:x="728.25pt" svg:y="4882.51pt" draw:caption-point-x="-11.54pt" draw:caption-point-y="7.77pt">
              <dc:date>2020-04-19T00:00:00</dc:date>
              <text:p text:style-name="P1">Vol_CA99/-</text:p>
            </office:annotation>
            <text:p>0.66363670375795</text:p>
          </table:table-cell>
          <table:table-cell office:value-type="float" office:value="0.162462511451566" calcext:value-type="float">
            <text:p>0.162462511451566</text:p>
          </table:table-cell>
          <table:table-cell office:value-type="float" office:value="2.26556090748024" calcext:value-type="float">
            <text:p>2.26556090748024</text:p>
          </table:table-cell>
          <table:table-cell table:style-name="ce4" office:value-type="float" office:value="0.0000032135151" calcext:value-type="float">
            <text:p>3.21E-06</text:p>
          </table:table-cell>
          <table:table-cell office:value-type="float" office:value="32.7403083197224" calcext:value-type="float">
            <text:p>32.7403083197224</text:p>
          </table:table-cell>
          <table:table-cell office:value-type="float" office:value="27.4039596870183" calcext:value-type="float">
            <text:p>27.4039596870183</text:p>
          </table:table-cell>
          <table:table-cell table:number-columns-repeated="1007"/>
        </table:table-row>
        <table:table-row table:style-name="ro1">
          <table:table-cell office:value-type="float" office:value="424" calcext:value-type="float">
            <text:p>424</text:p>
          </table:table-cell>
          <table:table-cell table:style-name="ce3" office:value-type="float" office:value="98.4161" calcext:value-type="float">
            <text:p>98.4161</text:p>
          </table:table-cell>
          <table:table-cell office:value-type="float" office:value="84.758255" calcext:value-type="float">
            <office:annotation draw:style-name="gr2" draw:text-style-name="P2" svg:width="122.51pt" svg:height="63.01pt" svg:x="190.49pt" svg:y="4897.5pt" draw:caption-point-x="-11.54pt" draw:caption-point-y="7.77pt">
              <dc:date>2020-04-19T00:00:00</dc:date>
              <text:p text:style-name="P1">HRR_max/-</text:p>
            </office:annotation>
            <text:p>84.758255</text:p>
          </table:table-cell>
          <table:table-cell office:value-type="float" office:value="379.10191797067" calcext:value-type="float">
            <text:p>379.10191797067</text:p>
          </table:table-cell>
          <table:table-cell office:value-type="float" office:value="50.9128997424287" calcext:value-type="float">
            <office:annotation draw:style-name="gr2" draw:text-style-name="P2" svg:width="122.49pt" svg:height="63.01pt" svg:x="310pt" svg:y="4897.5pt" draw:caption-point-x="-11.54pt" draw:caption-point-y="7.77pt">
              <dc:date>2020-04-19T00:00:00</dc:date>
              <text:p text:style-name="P1">P_CA01/-</text:p>
            </office:annotation>
            <text:p>50.9128997424287</text:p>
          </table:table-cell>
          <table:table-cell office:value-type="float" office:value="57.8654382446446" calcext:value-type="float">
            <office:annotation draw:style-name="gr2" draw:text-style-name="P2" svg:width="122.49pt" svg:height="63.01pt" svg:x="369.75pt" svg:y="4897.5pt" draw:caption-point-x="-11.54pt" draw:caption-point-y="7.77pt">
              <dc:date>2020-04-19T00:00:00</dc:date>
              <text:p text:style-name="P1">P_CA25/-</text:p>
            </office:annotation>
            <text:p>57.8654382446446</text:p>
          </table:table-cell>
          <table:table-cell office:value-type="float" office:value="2.88916680017129" calcext:value-type="float">
            <office:annotation draw:style-name="gr2" draw:text-style-name="P2" svg:width="122.51pt" svg:height="63.01pt" svg:x="429.48pt" svg:y="4897.5pt" draw:caption-point-x="-11.54pt" draw:caption-point-y="7.77pt">
              <dc:date>2020-04-19T00:00:00</dc:date>
              <text:p text:style-name="P1">Swirl3_CA99/-</text:p>
            </office:annotation>
            <text:p>2.88916680017129</text:p>
          </table:table-cell>
          <table:table-cell office:value-type="float" office:value="2450.04226700723" calcext:value-type="float">
            <office:annotation draw:style-name="gr2" draw:text-style-name="P2" svg:width="122.51pt" svg:height="63.01pt" svg:x="489.23pt" svg:y="4897.5pt" draw:caption-point-x="-11.54pt" draw:caption-point-y="7.77pt">
              <dc:date>2020-04-19T00:00:00</dc:date>
              <text:p text:style-name="P1">TB_CA70/-</text:p>
            </office:annotation>
            <text:p>2450.04226700723</text:p>
          </table:table-cell>
          <table:table-cell office:value-type="float" office:value="939.980165414734" calcext:value-type="float">
            <office:annotation draw:style-name="gr2" draw:text-style-name="P2" svg:width="122.51pt" svg:height="63.01pt" svg:x="548.99pt" svg:y="4897.5pt" draw:caption-point-x="-11.54pt" draw:caption-point-y="7.77pt">
              <dc:date>2020-04-19T00:00:00</dc:date>
              <text:p text:style-name="P1">Temp_CA05/-</text:p>
            </office:annotation>
            <text:p>939.980165414734</text:p>
          </table:table-cell>
          <table:table-cell office:value-type="float" office:value="1080.9668569111" calcext:value-type="float">
            <office:annotation draw:style-name="gr2" draw:text-style-name="P2" svg:width="122.51pt" svg:height="63.01pt" svg:x="608.74pt" svg:y="4897.5pt" draw:caption-point-x="-11.54pt" draw:caption-point-y="7.77pt">
              <dc:date>2020-04-19T00:00:00</dc:date>
              <text:p text:style-name="P1">Temp_CA50/-</text:p>
            </office:annotation>
            <text:p>1080.9668569111</text:p>
          </table:table-cell>
          <table:table-cell office:value-type="float" office:value="0.182371795625282" calcext:value-type="float">
            <office:annotation draw:style-name="gr2" draw:text-style-name="P2" svg:width="122.51pt" svg:height="63.01pt" svg:x="668.49pt" svg:y="4897.5pt" draw:caption-point-x="-11.54pt" draw:caption-point-y="7.77pt">
              <dc:date>2020-04-19T00:00:00</dc:date>
              <text:p text:style-name="P1">TO2_CA50/-</text:p>
            </office:annotation>
            <text:p>0.182371795625282</text:p>
          </table:table-cell>
          <table:table-cell office:value-type="float" office:value="0.242699117813266" calcext:value-type="float">
            <office:annotation draw:style-name="gr2" draw:text-style-name="P2" svg:width="122.49pt" svg:height="63.01pt" svg:x="728.25pt" svg:y="4897.5pt" draw:caption-point-x="-11.54pt" draw:caption-point-y="7.77pt">
              <dc:date>2020-04-19T00:00:00</dc:date>
              <text:p text:style-name="P1">Vol_CA99/-</text:p>
            </office:annotation>
            <text:p>0.242699117813266</text:p>
          </table:table-cell>
          <table:table-cell office:value-type="float" office:value="2.33126613449038" calcext:value-type="float">
            <text:p>2.33126613449038</text:p>
          </table:table-cell>
          <table:table-cell office:value-type="float" office:value="0.964926590985139" calcext:value-type="float">
            <text:p>0.964926590985139</text:p>
          </table:table-cell>
          <table:table-cell table:style-name="ce4" office:value-type="float" office:value="0.000000009098696" calcext:value-type="float">
            <text:p>9.10E-09</text:p>
          </table:table-cell>
          <table:table-cell office:value-type="float" office:value="34.8031691663491" calcext:value-type="float">
            <text:p>34.8031691663491</text:p>
          </table:table-cell>
          <table:table-cell office:value-type="float" office:value="66.8000696728733" calcext:value-type="float">
            <text:p>66.8000696728733</text:p>
          </table:table-cell>
          <table:table-cell table:number-columns-repeated="1007"/>
        </table:table-row>
        <table:table-row table:style-name="ro1">
          <table:table-cell office:value-type="float" office:value="425" calcext:value-type="float">
            <text:p>425</text:p>
          </table:table-cell>
          <table:table-cell table:style-name="ce3" office:value-type="float" office:value="58.27471" calcext:value-type="float">
            <text:p>58.27471</text:p>
          </table:table-cell>
          <table:table-cell office:value-type="float" office:value="131.2885" calcext:value-type="float">
            <office:annotation draw:style-name="gr2" draw:text-style-name="P2" svg:width="122.51pt" svg:height="63.01pt" svg:x="190.49pt" svg:y="4912.5pt" draw:caption-point-x="-11.54pt" draw:caption-point-y="7.77pt">
              <dc:date>2020-04-19T00:00:00</dc:date>
              <text:p text:style-name="P1">HRR_max/-</text:p>
            </office:annotation>
            <text:p>131.2885</text:p>
          </table:table-cell>
          <table:table-cell office:value-type="float" office:value="755.241713223439" calcext:value-type="float">
            <text:p>755.241713223439</text:p>
          </table:table-cell>
          <table:table-cell office:value-type="float" office:value="60.1857205754123" calcext:value-type="float">
            <office:annotation draw:style-name="gr2" draw:text-style-name="P2" svg:width="122.49pt" svg:height="63.01pt" svg:x="310pt" svg:y="4912.5pt" draw:caption-point-x="-11.54pt" draw:caption-point-y="7.77pt">
              <dc:date>2020-04-19T00:00:00</dc:date>
              <text:p text:style-name="P1">P_CA01/-</text:p>
            </office:annotation>
            <text:p>60.1857205754123</text:p>
          </table:table-cell>
          <table:table-cell office:value-type="float" office:value="76.5121585379333" calcext:value-type="float">
            <office:annotation draw:style-name="gr2" draw:text-style-name="P2" svg:width="122.49pt" svg:height="63.01pt" svg:x="369.75pt" svg:y="4912.5pt" draw:caption-point-x="-11.54pt" draw:caption-point-y="7.77pt">
              <dc:date>2020-04-19T00:00:00</dc:date>
              <text:p text:style-name="P1">P_CA25/-</text:p>
            </office:annotation>
            <text:p>76.5121585379333</text:p>
          </table:table-cell>
          <table:table-cell office:value-type="float" office:value="2.75475373870219" calcext:value-type="float">
            <office:annotation draw:style-name="gr2" draw:text-style-name="P2" svg:width="122.51pt" svg:height="63.01pt" svg:x="429.48pt" svg:y="4912.5pt" draw:caption-point-x="-11.54pt" draw:caption-point-y="7.77pt">
              <dc:date>2020-04-19T00:00:00</dc:date>
              <text:p text:style-name="P1">Swirl3_CA99/-</text:p>
            </office:annotation>
            <text:p>2.75475373870219</text:p>
          </table:table-cell>
          <table:table-cell office:value-type="float" office:value="2567.20498848393" calcext:value-type="float">
            <office:annotation draw:style-name="gr2" draw:text-style-name="P2" svg:width="122.51pt" svg:height="63.01pt" svg:x="489.23pt" svg:y="4912.5pt" draw:caption-point-x="-11.54pt" draw:caption-point-y="7.77pt">
              <dc:date>2020-04-19T00:00:00</dc:date>
              <text:p text:style-name="P1">TB_CA70/-</text:p>
            </office:annotation>
            <text:p>2567.20498848393</text:p>
          </table:table-cell>
          <table:table-cell office:value-type="float" office:value="952.62217047317" calcext:value-type="float">
            <office:annotation draw:style-name="gr2" draw:text-style-name="P2" svg:width="122.51pt" svg:height="63.01pt" svg:x="548.99pt" svg:y="4912.5pt" draw:caption-point-x="-11.54pt" draw:caption-point-y="7.77pt">
              <dc:date>2020-04-19T00:00:00</dc:date>
              <text:p text:style-name="P1">Temp_CA05/-</text:p>
            </office:annotation>
            <text:p>952.62217047317</text:p>
          </table:table-cell>
          <table:table-cell office:value-type="float" office:value="1200.86586219961" calcext:value-type="float">
            <office:annotation draw:style-name="gr2" draw:text-style-name="P2" svg:width="122.51pt" svg:height="63.01pt" svg:x="608.74pt" svg:y="4912.5pt" draw:caption-point-x="-11.54pt" draw:caption-point-y="7.77pt">
              <dc:date>2020-04-19T00:00:00</dc:date>
              <text:p text:style-name="P1">Temp_CA50/-</text:p>
            </office:annotation>
            <text:p>1200.86586219961</text:p>
          </table:table-cell>
          <table:table-cell office:value-type="float" office:value="0.173025769134638" calcext:value-type="float">
            <office:annotation draw:style-name="gr2" draw:text-style-name="P2" svg:width="122.51pt" svg:height="63.01pt" svg:x="668.49pt" svg:y="4912.5pt" draw:caption-point-x="-11.54pt" draw:caption-point-y="7.77pt">
              <dc:date>2020-04-19T00:00:00</dc:date>
              <text:p text:style-name="P1">TO2_CA50/-</text:p>
            </office:annotation>
            <text:p>0.173025769134638</text:p>
          </table:table-cell>
          <table:table-cell office:value-type="float" office:value="0.293125637299279" calcext:value-type="float">
            <office:annotation draw:style-name="gr2" draw:text-style-name="P2" svg:width="122.49pt" svg:height="63.01pt" svg:x="728.25pt" svg:y="4912.5pt" draw:caption-point-x="-11.54pt" draw:caption-point-y="7.77pt">
              <dc:date>2020-04-19T00:00:00</dc:date>
              <text:p text:style-name="P1">Vol_CA99/-</text:p>
            </office:annotation>
            <text:p>0.293125637299279</text:p>
          </table:table-cell>
          <table:table-cell office:value-type="float" office:value="1.1412357955952" calcext:value-type="float">
            <text:p>1.1412357955952</text:p>
          </table:table-cell>
          <table:table-cell office:value-type="float" office:value="1.18357898935946" calcext:value-type="float">
            <text:p>1.18357898935946</text:p>
          </table:table-cell>
          <table:table-cell table:style-name="ce4" office:value-type="float" office:value="0.000000044017675" calcext:value-type="float">
            <text:p>4.40E-08</text:p>
          </table:table-cell>
          <table:table-cell office:value-type="float" office:value="48.2612332289762" calcext:value-type="float">
            <text:p>48.2612332289762</text:p>
          </table:table-cell>
          <table:table-cell office:value-type="float" office:value="62.4315646246925" calcext:value-type="float">
            <text:p>62.4315646246925</text:p>
          </table:table-cell>
          <table:table-cell table:number-columns-repeated="1007"/>
        </table:table-row>
        <table:table-row table:style-name="ro1">
          <table:table-cell office:value-type="float" office:value="426" calcext:value-type="float">
            <text:p>426</text:p>
          </table:table-cell>
          <table:table-cell table:style-name="ce3" office:value-type="float" office:value="50.02265" calcext:value-type="float">
            <text:p>50.02265</text:p>
          </table:table-cell>
          <table:table-cell office:value-type="float" office:value="147.2172" calcext:value-type="float">
            <office:annotation draw:style-name="gr2" draw:text-style-name="P2" svg:width="122.51pt" svg:height="63.01pt" svg:x="190.49pt" svg:y="4927.49pt" draw:caption-point-x="-11.54pt" draw:caption-point-y="7.77pt">
              <dc:date>2020-04-19T00:00:00</dc:date>
              <text:p text:style-name="P1">HRR_max/-</text:p>
            </office:annotation>
            <text:p>147.2172</text:p>
          </table:table-cell>
          <table:table-cell office:value-type="float" office:value="1171.70013254788" calcext:value-type="float">
            <text:p>1171.70013254788</text:p>
          </table:table-cell>
          <table:table-cell office:value-type="float" office:value="63.1896745262705" calcext:value-type="float">
            <office:annotation draw:style-name="gr2" draw:text-style-name="P2" svg:width="122.49pt" svg:height="63.01pt" svg:x="310pt" svg:y="4927.49pt" draw:caption-point-x="-11.54pt" draw:caption-point-y="7.77pt">
              <dc:date>2020-04-19T00:00:00</dc:date>
              <text:p text:style-name="P1">P_CA01/-</text:p>
            </office:annotation>
            <text:p>63.1896745262705</text:p>
          </table:table-cell>
          <table:table-cell office:value-type="float" office:value="97.7778713832095" calcext:value-type="float">
            <office:annotation draw:style-name="gr2" draw:text-style-name="P2" svg:width="122.49pt" svg:height="63.01pt" svg:x="369.75pt" svg:y="4927.49pt" draw:caption-point-x="-11.54pt" draw:caption-point-y="7.77pt">
              <dc:date>2020-04-19T00:00:00</dc:date>
              <text:p text:style-name="P1">P_CA25/-</text:p>
            </office:annotation>
            <text:p>97.7778713832095</text:p>
          </table:table-cell>
          <table:table-cell office:value-type="float" office:value="2.65628117580645" calcext:value-type="float">
            <office:annotation draw:style-name="gr2" draw:text-style-name="P2" svg:width="122.51pt" svg:height="63.01pt" svg:x="429.48pt" svg:y="4927.49pt" draw:caption-point-x="-11.54pt" draw:caption-point-y="7.77pt">
              <dc:date>2020-04-19T00:00:00</dc:date>
              <text:p text:style-name="P1">Swirl3_CA99/-</text:p>
            </office:annotation>
            <text:p>2.65628117580645</text:p>
          </table:table-cell>
          <table:table-cell office:value-type="float" office:value="2529.71685528971" calcext:value-type="float">
            <office:annotation draw:style-name="gr2" draw:text-style-name="P2" svg:width="122.51pt" svg:height="63.01pt" svg:x="489.23pt" svg:y="4927.49pt" draw:caption-point-x="-11.54pt" draw:caption-point-y="7.77pt">
              <dc:date>2020-04-19T00:00:00</dc:date>
              <text:p text:style-name="P1">TB_CA70/-</text:p>
            </office:annotation>
            <text:p>2529.71685528971</text:p>
          </table:table-cell>
          <table:table-cell office:value-type="float" office:value="1003.13749083548" calcext:value-type="float">
            <office:annotation draw:style-name="gr2" draw:text-style-name="P2" svg:width="122.51pt" svg:height="63.01pt" svg:x="548.99pt" svg:y="4927.49pt" draw:caption-point-x="-11.54pt" draw:caption-point-y="7.77pt">
              <dc:date>2020-04-19T00:00:00</dc:date>
              <text:p text:style-name="P1">Temp_CA05/-</text:p>
            </office:annotation>
            <text:p>1003.13749083548</text:p>
          </table:table-cell>
          <table:table-cell office:value-type="float" office:value="1331.74216410043" calcext:value-type="float">
            <office:annotation draw:style-name="gr2" draw:text-style-name="P2" svg:width="122.51pt" svg:height="63.01pt" svg:x="608.74pt" svg:y="4927.49pt" draw:caption-point-x="-11.54pt" draw:caption-point-y="7.77pt">
              <dc:date>2020-04-19T00:00:00</dc:date>
              <text:p text:style-name="P1">Temp_CA50/-</text:p>
            </office:annotation>
            <text:p>1331.74216410043</text:p>
          </table:table-cell>
          <table:table-cell office:value-type="float" office:value="0.163090808581178" calcext:value-type="float">
            <office:annotation draw:style-name="gr2" draw:text-style-name="P2" svg:width="122.51pt" svg:height="63.01pt" svg:x="668.49pt" svg:y="4927.49pt" draw:caption-point-x="-11.54pt" draw:caption-point-y="7.77pt">
              <dc:date>2020-04-19T00:00:00</dc:date>
              <text:p text:style-name="P1">TO2_CA50/-</text:p>
            </office:annotation>
            <text:p>0.163090808581178</text:p>
          </table:table-cell>
          <table:table-cell office:value-type="float" office:value="0.336218887150537" calcext:value-type="float">
            <office:annotation draw:style-name="gr2" draw:text-style-name="P2" svg:width="122.49pt" svg:height="63.01pt" svg:x="728.25pt" svg:y="4927.49pt" draw:caption-point-x="-11.54pt" draw:caption-point-y="7.77pt">
              <dc:date>2020-04-19T00:00:00</dc:date>
              <text:p text:style-name="P1">Vol_CA99/-</text:p>
            </office:annotation>
            <text:p>0.336218887150537</text:p>
          </table:table-cell>
          <table:table-cell office:value-type="float" office:value="0.634051508587312" calcext:value-type="float">
            <text:p>0.634051508587312</text:p>
          </table:table-cell>
          <table:table-cell office:value-type="float" office:value="1.32172128944296" calcext:value-type="float">
            <text:p>1.32172128944296</text:p>
          </table:table-cell>
          <table:table-cell table:style-name="ce4" office:value-type="float" office:value="0.00000015991898" calcext:value-type="float">
            <text:p>1.60E-07</text:p>
          </table:table-cell>
          <table:table-cell office:value-type="float" office:value="56.3060527687131" calcext:value-type="float">
            <text:p>56.3060527687131</text:p>
          </table:table-cell>
          <table:table-cell office:value-type="float" office:value="50.3038809063099" calcext:value-type="float">
            <text:p>50.3038809063099</text:p>
          </table:table-cell>
          <table:table-cell table:number-columns-repeated="1007"/>
        </table:table-row>
        <table:table-row table:style-name="ro1">
          <table:table-cell office:value-type="float" office:value="427" calcext:value-type="float">
            <text:p>427</text:p>
          </table:table-cell>
          <table:table-cell table:style-name="ce3" office:value-type="float" office:value="46.31343" calcext:value-type="float">
            <text:p>46.31343</text:p>
          </table:table-cell>
          <table:table-cell office:value-type="float" office:value="149.82776" calcext:value-type="float">
            <office:annotation draw:style-name="gr2" draw:text-style-name="P2" svg:width="122.51pt" svg:height="63.01pt" svg:x="190.49pt" svg:y="4942.49pt" draw:caption-point-x="-11.54pt" draw:caption-point-y="7.8pt">
              <dc:date>2020-04-19T00:00:00</dc:date>
              <text:p text:style-name="P1">HRR_max/-</text:p>
            </office:annotation>
            <text:p>149.82776</text:p>
          </table:table-cell>
          <table:table-cell office:value-type="float" office:value="1570.41501389668" calcext:value-type="float">
            <text:p>1570.41501389668</text:p>
          </table:table-cell>
          <table:table-cell office:value-type="float" office:value="67.9752844472532" calcext:value-type="float">
            <office:annotation draw:style-name="gr2" draw:text-style-name="P2" svg:width="122.49pt" svg:height="63.01pt" svg:x="310pt" svg:y="4942.49pt" draw:caption-point-x="-11.54pt" draw:caption-point-y="7.8pt">
              <dc:date>2020-04-19T00:00:00</dc:date>
              <text:p text:style-name="P1">P_CA01/-</text:p>
            </office:annotation>
            <text:p>67.9752844472532</text:p>
          </table:table-cell>
          <table:table-cell office:value-type="float" office:value="118.300597853478" calcext:value-type="float">
            <office:annotation draw:style-name="gr2" draw:text-style-name="P2" svg:width="122.49pt" svg:height="63.01pt" svg:x="369.75pt" svg:y="4942.49pt" draw:caption-point-x="-11.54pt" draw:caption-point-y="7.8pt">
              <dc:date>2020-04-19T00:00:00</dc:date>
              <text:p text:style-name="P1">P_CA25/-</text:p>
            </office:annotation>
            <text:p>118.300597853478</text:p>
          </table:table-cell>
          <table:table-cell office:value-type="float" office:value="2.5052616687356" calcext:value-type="float">
            <office:annotation draw:style-name="gr2" draw:text-style-name="P2" svg:width="122.51pt" svg:height="63.01pt" svg:x="429.48pt" svg:y="4942.49pt" draw:caption-point-x="-11.54pt" draw:caption-point-y="7.8pt">
              <dc:date>2020-04-19T00:00:00</dc:date>
              <text:p text:style-name="P1">Swirl3_CA99/-</text:p>
            </office:annotation>
            <text:p>2.5052616687356</text:p>
          </table:table-cell>
          <table:table-cell office:value-type="float" office:value="2432.03913454386" calcext:value-type="float">
            <office:annotation draw:style-name="gr2" draw:text-style-name="P2" svg:width="122.51pt" svg:height="63.01pt" svg:x="489.23pt" svg:y="4942.49pt" draw:caption-point-x="-11.54pt" draw:caption-point-y="7.8pt">
              <dc:date>2020-04-19T00:00:00</dc:date>
              <text:p text:style-name="P1">TB_CA70/-</text:p>
            </office:annotation>
            <text:p>2432.03913454386</text:p>
          </table:table-cell>
          <table:table-cell office:value-type="float" office:value="1023.7949313945" calcext:value-type="float">
            <office:annotation draw:style-name="gr2" draw:text-style-name="P2" svg:width="122.51pt" svg:height="63.01pt" svg:x="548.99pt" svg:y="4942.49pt" draw:caption-point-x="-11.54pt" draw:caption-point-y="7.8pt">
              <dc:date>2020-04-19T00:00:00</dc:date>
              <text:p text:style-name="P1">Temp_CA05/-</text:p>
            </office:annotation>
            <text:p>1023.7949313945</text:p>
          </table:table-cell>
          <table:table-cell office:value-type="float" office:value="1412.66365410342" calcext:value-type="float">
            <office:annotation draw:style-name="gr2" draw:text-style-name="P2" svg:width="122.51pt" svg:height="63.01pt" svg:x="608.74pt" svg:y="4942.49pt" draw:caption-point-x="-11.54pt" draw:caption-point-y="7.8pt">
              <dc:date>2020-04-19T00:00:00</dc:date>
              <text:p text:style-name="P1">Temp_CA50/-</text:p>
            </office:annotation>
            <text:p>1412.66365410342</text:p>
          </table:table-cell>
          <table:table-cell office:value-type="float" office:value="0.155296658528386" calcext:value-type="float">
            <office:annotation draw:style-name="gr2" draw:text-style-name="P2" svg:width="122.51pt" svg:height="63.01pt" svg:x="668.49pt" svg:y="4942.49pt" draw:caption-point-x="-11.54pt" draw:caption-point-y="7.8pt">
              <dc:date>2020-04-19T00:00:00</dc:date>
              <text:p text:style-name="P1">TO2_CA50/-</text:p>
            </office:annotation>
            <text:p>0.155296658528386</text:p>
          </table:table-cell>
          <table:table-cell office:value-type="float" office:value="0.419162396481027" calcext:value-type="float">
            <office:annotation draw:style-name="gr2" draw:text-style-name="P2" svg:width="122.49pt" svg:height="63.01pt" svg:x="728.25pt" svg:y="4942.49pt" draw:caption-point-x="-11.54pt" draw:caption-point-y="7.8pt">
              <dc:date>2020-04-19T00:00:00</dc:date>
              <text:p text:style-name="P1">Vol_CA99/-</text:p>
            </office:annotation>
            <text:p>0.419162396481027</text:p>
          </table:table-cell>
          <table:table-cell office:value-type="float" office:value="0.412507702177486" calcext:value-type="float">
            <text:p>0.412507702177486</text:p>
          </table:table-cell>
          <table:table-cell office:value-type="float" office:value="1.42638800031966" calcext:value-type="float">
            <text:p>1.42638800031966</text:p>
          </table:table-cell>
          <table:table-cell table:style-name="ce4" office:value-type="float" office:value="0.0000005178613" calcext:value-type="float">
            <text:p>5.18E-07</text:p>
          </table:table-cell>
          <table:table-cell office:value-type="float" office:value="41.146057684278" calcext:value-type="float">
            <text:p>41.146057684278</text:p>
          </table:table-cell>
          <table:table-cell office:value-type="float" office:value="42.5785686893681" calcext:value-type="float">
            <text:p>42.5785686893681</text:p>
          </table:table-cell>
          <table:table-cell table:number-columns-repeated="1007"/>
        </table:table-row>
        <table:table-row table:style-name="ro1">
          <table:table-cell office:value-type="float" office:value="428" calcext:value-type="float">
            <text:p>428</text:p>
          </table:table-cell>
          <table:table-cell table:style-name="ce3" office:value-type="float" office:value="46.14063" calcext:value-type="float">
            <text:p>46.14063</text:p>
          </table:table-cell>
          <table:table-cell office:value-type="float" office:value="153.33832" calcext:value-type="float">
            <office:annotation draw:style-name="gr1" draw:text-style-name="P2" svg:width="122.51pt" svg:height="62.99pt" svg:x="190.49pt" svg:y="4957.51pt" draw:caption-point-x="-11.54pt" draw:caption-point-y="7.77pt">
              <dc:date>2020-04-19T00:00:00</dc:date>
              <text:p text:style-name="P1">HRR_max/-</text:p>
            </office:annotation>
            <text:p>153.33832</text:p>
          </table:table-cell>
          <table:table-cell office:value-type="float" office:value="1949.38046131934" calcext:value-type="float">
            <text:p>1949.38046131934</text:p>
          </table:table-cell>
          <table:table-cell office:value-type="float" office:value="69.9061306627816" calcext:value-type="float">
            <office:annotation draw:style-name="gr1" draw:text-style-name="P2" svg:width="122.49pt" svg:height="62.99pt" svg:x="310pt" svg:y="4957.51pt" draw:caption-point-x="-11.54pt" draw:caption-point-y="7.77pt">
              <dc:date>2020-04-19T00:00:00</dc:date>
              <text:p text:style-name="P1">P_CA01/-</text:p>
            </office:annotation>
            <text:p>69.9061306627816</text:p>
          </table:table-cell>
          <table:table-cell office:value-type="float" office:value="137.091950675197" calcext:value-type="float">
            <office:annotation draw:style-name="gr1" draw:text-style-name="P2" svg:width="122.49pt" svg:height="62.99pt" svg:x="369.75pt" svg:y="4957.51pt" draw:caption-point-x="-11.54pt" draw:caption-point-y="7.77pt">
              <dc:date>2020-04-19T00:00:00</dc:date>
              <text:p text:style-name="P1">P_CA25/-</text:p>
            </office:annotation>
            <text:p>137.091950675197</text:p>
          </table:table-cell>
          <table:table-cell office:value-type="float" office:value="2.35881385450333" calcext:value-type="float">
            <office:annotation draw:style-name="gr1" draw:text-style-name="P2" svg:width="122.51pt" svg:height="62.99pt" svg:x="429.48pt" svg:y="4957.51pt" draw:caption-point-x="-11.54pt" draw:caption-point-y="7.77pt">
              <dc:date>2020-04-19T00:00:00</dc:date>
              <text:p text:style-name="P1">Swirl3_CA99/-</text:p>
            </office:annotation>
            <text:p>2.35881385450333</text:p>
          </table:table-cell>
          <table:table-cell office:value-type="float" office:value="2348.415564344" calcext:value-type="float">
            <office:annotation draw:style-name="gr1" draw:text-style-name="P2" svg:width="122.51pt" svg:height="62.99pt" svg:x="489.23pt" svg:y="4957.51pt" draw:caption-point-x="-11.54pt" draw:caption-point-y="7.77pt">
              <dc:date>2020-04-19T00:00:00</dc:date>
              <text:p text:style-name="P1">TB_CA70/-</text:p>
            </office:annotation>
            <text:p>2348.415564344</text:p>
          </table:table-cell>
          <table:table-cell office:value-type="float" office:value="1041.01520801777" calcext:value-type="float">
            <office:annotation draw:style-name="gr1" draw:text-style-name="P2" svg:width="122.51pt" svg:height="62.99pt" svg:x="548.99pt" svg:y="4957.51pt" draw:caption-point-x="-11.54pt" draw:caption-point-y="7.77pt">
              <dc:date>2020-04-19T00:00:00</dc:date>
              <text:p text:style-name="P1">Temp_CA05/-</text:p>
            </office:annotation>
            <text:p>1041.01520801777</text:p>
          </table:table-cell>
          <table:table-cell office:value-type="float" office:value="1475.90862927035" calcext:value-type="float">
            <office:annotation draw:style-name="gr1" draw:text-style-name="P2" svg:width="122.51pt" svg:height="62.99pt" svg:x="608.74pt" svg:y="4957.51pt" draw:caption-point-x="-11.54pt" draw:caption-point-y="7.77pt">
              <dc:date>2020-04-19T00:00:00</dc:date>
              <text:p text:style-name="P1">Temp_CA50/-</text:p>
            </office:annotation>
            <text:p>1475.90862927035</text:p>
          </table:table-cell>
          <table:table-cell office:value-type="float" office:value="0.147708247251811" calcext:value-type="float">
            <office:annotation draw:style-name="gr1" draw:text-style-name="P2" svg:width="122.51pt" svg:height="62.99pt" svg:x="668.49pt" svg:y="4957.51pt" draw:caption-point-x="-11.54pt" draw:caption-point-y="7.77pt">
              <dc:date>2020-04-19T00:00:00</dc:date>
              <text:p text:style-name="P1">TO2_CA50/-</text:p>
            </office:annotation>
            <text:p>0.147708247251811</text:p>
          </table:table-cell>
          <table:table-cell office:value-type="float" office:value="0.525854761562056" calcext:value-type="float">
            <office:annotation draw:style-name="gr1" draw:text-style-name="P2" svg:width="122.49pt" svg:height="62.99pt" svg:x="728.25pt" svg:y="4957.51pt" draw:caption-point-x="-11.54pt" draw:caption-point-y="7.77pt">
              <dc:date>2020-04-19T00:00:00</dc:date>
              <text:p text:style-name="P1">Vol_CA99/-</text:p>
            </office:annotation>
            <text:p>0.525854761562056</text:p>
          </table:table-cell>
          <table:table-cell office:value-type="float" office:value="0.196081988833581" calcext:value-type="float">
            <text:p>0.196081988833581</text:p>
          </table:table-cell>
          <table:table-cell office:value-type="float" office:value="1.48694058054342" calcext:value-type="float">
            <text:p>1.48694058054342</text:p>
          </table:table-cell>
          <table:table-cell table:style-name="ce4" office:value-type="float" office:value="0.0000013292854" calcext:value-type="float">
            <text:p>1.33E-06</text:p>
          </table:table-cell>
          <table:table-cell office:value-type="float" office:value="42.6828751927209" calcext:value-type="float">
            <text:p>42.6828751927209</text:p>
          </table:table-cell>
          <table:table-cell office:value-type="float" office:value="36.4634598922543" calcext:value-type="float">
            <text:p>36.4634598922543</text:p>
          </table:table-cell>
          <table:table-cell table:number-columns-repeated="1007"/>
        </table:table-row>
        <table:table-row table:style-name="ro1">
          <table:table-cell office:value-type="float" office:value="429" calcext:value-type="float">
            <text:p>429</text:p>
          </table:table-cell>
          <table:table-cell table:style-name="ce3" office:value-type="float" office:value="46.64795" calcext:value-type="float">
            <text:p>46.64795</text:p>
          </table:table-cell>
          <table:table-cell office:value-type="float" office:value="156.91597" calcext:value-type="float">
            <office:annotation draw:style-name="gr1" draw:text-style-name="P2" svg:width="122.51pt" svg:height="62.99pt" svg:x="190.49pt" svg:y="4972.51pt" draw:caption-point-x="-11.54pt" draw:caption-point-y="7.77pt">
              <dc:date>2020-04-19T00:00:00</dc:date>
              <text:p text:style-name="P1">HRR_max/-</text:p>
            </office:annotation>
            <text:p>156.91597</text:p>
          </table:table-cell>
          <table:table-cell office:value-type="float" office:value="2479.09412694199" calcext:value-type="float">
            <text:p>2479.09412694199</text:p>
          </table:table-cell>
          <table:table-cell office:value-type="float" office:value="78.2573212083096" calcext:value-type="float">
            <office:annotation draw:style-name="gr1" draw:text-style-name="P2" svg:width="122.49pt" svg:height="62.99pt" svg:x="310pt" svg:y="4972.51pt" draw:caption-point-x="-11.54pt" draw:caption-point-y="7.77pt">
              <dc:date>2020-04-19T00:00:00</dc:date>
              <text:p text:style-name="P1">P_CA01/-</text:p>
            </office:annotation>
            <text:p>78.2573212083096</text:p>
          </table:table-cell>
          <table:table-cell office:value-type="float" office:value="155.917875294095" calcext:value-type="float">
            <office:annotation draw:style-name="gr1" draw:text-style-name="P2" svg:width="122.49pt" svg:height="62.99pt" svg:x="369.75pt" svg:y="4972.51pt" draw:caption-point-x="-11.54pt" draw:caption-point-y="7.77pt">
              <dc:date>2020-04-19T00:00:00</dc:date>
              <text:p text:style-name="P1">P_CA25/-</text:p>
            </office:annotation>
            <text:p>155.917875294095</text:p>
          </table:table-cell>
          <table:table-cell office:value-type="float" office:value="2.18861004017022" calcext:value-type="float">
            <office:annotation draw:style-name="gr1" draw:text-style-name="P2" svg:width="122.51pt" svg:height="62.99pt" svg:x="429.48pt" svg:y="4972.51pt" draw:caption-point-x="-11.54pt" draw:caption-point-y="7.77pt">
              <dc:date>2020-04-19T00:00:00</dc:date>
              <text:p text:style-name="P1">Swirl3_CA99/-</text:p>
            </office:annotation>
            <text:p>2.18861004017022</text:p>
          </table:table-cell>
          <table:table-cell office:value-type="float" office:value="2232.61933182218" calcext:value-type="float">
            <office:annotation draw:style-name="gr1" draw:text-style-name="P2" svg:width="122.51pt" svg:height="62.99pt" svg:x="489.23pt" svg:y="4972.51pt" draw:caption-point-x="-11.54pt" draw:caption-point-y="7.77pt">
              <dc:date>2020-04-19T00:00:00</dc:date>
              <text:p text:style-name="P1">TB_CA70/-</text:p>
            </office:annotation>
            <text:p>2232.61933182218</text:p>
          </table:table-cell>
          <table:table-cell office:value-type="float" office:value="1060.35627185916" calcext:value-type="float">
            <office:annotation draw:style-name="gr1" draw:text-style-name="P2" svg:width="122.51pt" svg:height="62.99pt" svg:x="548.99pt" svg:y="4972.51pt" draw:caption-point-x="-11.54pt" draw:caption-point-y="7.77pt">
              <dc:date>2020-04-19T00:00:00</dc:date>
              <text:p text:style-name="P1">Temp_CA05/-</text:p>
            </office:annotation>
            <text:p>1060.35627185916</text:p>
          </table:table-cell>
          <table:table-cell office:value-type="float" office:value="1538.10273100321" calcext:value-type="float">
            <office:annotation draw:style-name="gr1" draw:text-style-name="P2" svg:width="122.51pt" svg:height="62.99pt" svg:x="608.74pt" svg:y="4972.51pt" draw:caption-point-x="-11.54pt" draw:caption-point-y="7.77pt">
              <dc:date>2020-04-19T00:00:00</dc:date>
              <text:p text:style-name="P1">Temp_CA50/-</text:p>
            </office:annotation>
            <text:p>1538.10273100321</text:p>
          </table:table-cell>
          <table:table-cell office:value-type="float" office:value="0.135560873116253" calcext:value-type="float">
            <office:annotation draw:style-name="gr1" draw:text-style-name="P2" svg:width="122.51pt" svg:height="62.99pt" svg:x="668.49pt" svg:y="4972.51pt" draw:caption-point-x="-11.54pt" draw:caption-point-y="7.77pt">
              <dc:date>2020-04-19T00:00:00</dc:date>
              <text:p text:style-name="P1">TO2_CA50/-</text:p>
            </office:annotation>
            <text:p>0.135560873116253</text:p>
          </table:table-cell>
          <table:table-cell office:value-type="float" office:value="0.703614050776754" calcext:value-type="float">
            <office:annotation draw:style-name="gr1" draw:text-style-name="P2" svg:width="122.49pt" svg:height="62.99pt" svg:x="728.25pt" svg:y="4972.51pt" draw:caption-point-x="-11.54pt" draw:caption-point-y="7.77pt">
              <dc:date>2020-04-19T00:00:00</dc:date>
              <text:p text:style-name="P1">Vol_CA99/-</text:p>
            </office:annotation>
            <text:p>0.703614050776754</text:p>
          </table:table-cell>
          <table:table-cell office:value-type="float" office:value="0.128269624181655" calcext:value-type="float">
            <text:p>0.128269624181655</text:p>
          </table:table-cell>
          <table:table-cell office:value-type="float" office:value="2.07370267435267" calcext:value-type="float">
            <text:p>2.07370267435267</text:p>
          </table:table-cell>
          <table:table-cell table:style-name="ce4" office:value-type="float" office:value="0.0000035968087" calcext:value-type="float">
            <text:p>3.60E-06</text:p>
          </table:table-cell>
          <table:table-cell office:value-type="float" office:value="30.4000822411791" calcext:value-type="float">
            <text:p>30.4000822411791</text:p>
          </table:table-cell>
          <table:table-cell office:value-type="float" office:value="25.9896928201219" calcext:value-type="float">
            <text:p>25.9896928201219</text:p>
          </table:table-cell>
          <table:table-cell table:number-columns-repeated="1007"/>
        </table:table-row>
        <table:table-row table:style-name="ro1">
          <table:table-cell office:value-type="float" office:value="431" calcext:value-type="float">
            <text:p>431</text:p>
          </table:table-cell>
          <table:table-cell table:style-name="ce3" office:value-type="float" office:value="129.2788" calcext:value-type="float">
            <text:p>129.2788</text:p>
          </table:table-cell>
          <table:table-cell office:value-type="float" office:value="83.72571" calcext:value-type="float">
            <office:annotation draw:style-name="gr2" draw:text-style-name="P2" svg:width="122.51pt" svg:height="63.01pt" svg:x="190.49pt" svg:y="4987.5pt" draw:caption-point-x="-11.54pt" draw:caption-point-y="7.77pt">
              <dc:date>2020-04-19T00:00:00</dc:date>
              <text:p text:style-name="P1">HRR_max/-</text:p>
            </office:annotation>
            <text:p>83.72571</text:p>
          </table:table-cell>
          <table:table-cell office:value-type="float" office:value="393.822688971507" calcext:value-type="float">
            <text:p>393.822688971507</text:p>
          </table:table-cell>
          <table:table-cell office:value-type="float" office:value="48.1074189946497" calcext:value-type="float">
            <office:annotation draw:style-name="gr2" draw:text-style-name="P2" svg:width="122.49pt" svg:height="63.01pt" svg:x="310pt" svg:y="4987.5pt" draw:caption-point-x="-11.54pt" draw:caption-point-y="7.77pt">
              <dc:date>2020-04-19T00:00:00</dc:date>
              <text:p text:style-name="P1">P_CA01/-</text:p>
            </office:annotation>
            <text:p>48.1074189946497</text:p>
          </table:table-cell>
          <table:table-cell office:value-type="float" office:value="56.6992951364122" calcext:value-type="float">
            <office:annotation draw:style-name="gr2" draw:text-style-name="P2" svg:width="122.49pt" svg:height="63.01pt" svg:x="369.75pt" svg:y="4987.5pt" draw:caption-point-x="-11.54pt" draw:caption-point-y="7.77pt">
              <dc:date>2020-04-19T00:00:00</dc:date>
              <text:p text:style-name="P1">P_CA25/-</text:p>
            </office:annotation>
            <text:p>56.6992951364122</text:p>
          </table:table-cell>
          <table:table-cell office:value-type="float" office:value="2.89298294435602" calcext:value-type="float">
            <office:annotation draw:style-name="gr2" draw:text-style-name="P2" svg:width="122.51pt" svg:height="63.01pt" svg:x="429.48pt" svg:y="4987.5pt" draw:caption-point-x="-11.54pt" draw:caption-point-y="7.77pt">
              <dc:date>2020-04-19T00:00:00</dc:date>
              <text:p text:style-name="P1">Swirl3_CA99/-</text:p>
            </office:annotation>
            <text:p>2.89298294435602</text:p>
          </table:table-cell>
          <table:table-cell office:value-type="float" office:value="2461.07456667183" calcext:value-type="float">
            <office:annotation draw:style-name="gr2" draw:text-style-name="P2" svg:width="122.51pt" svg:height="63.01pt" svg:x="489.23pt" svg:y="4987.5pt" draw:caption-point-x="-11.54pt" draw:caption-point-y="7.77pt">
              <dc:date>2020-04-19T00:00:00</dc:date>
              <text:p text:style-name="P1">TB_CA70/-</text:p>
            </office:annotation>
            <text:p>2461.07456667183</text:p>
          </table:table-cell>
          <table:table-cell office:value-type="float" office:value="953.820431371845" calcext:value-type="float">
            <office:annotation draw:style-name="gr2" draw:text-style-name="P2" svg:width="122.51pt" svg:height="63.01pt" svg:x="548.99pt" svg:y="4987.5pt" draw:caption-point-x="-11.54pt" draw:caption-point-y="7.77pt">
              <dc:date>2020-04-19T00:00:00</dc:date>
              <text:p text:style-name="P1">Temp_CA05/-</text:p>
            </office:annotation>
            <text:p>953.820431371845</text:p>
          </table:table-cell>
          <table:table-cell office:value-type="float" office:value="1114.69419052424" calcext:value-type="float">
            <office:annotation draw:style-name="gr2" draw:text-style-name="P2" svg:width="122.51pt" svg:height="63.01pt" svg:x="608.74pt" svg:y="4987.5pt" draw:caption-point-x="-11.54pt" draw:caption-point-y="7.77pt">
              <dc:date>2020-04-19T00:00:00</dc:date>
              <text:p text:style-name="P1">Temp_CA50/-</text:p>
            </office:annotation>
            <text:p>1114.69419052424</text:p>
          </table:table-cell>
          <table:table-cell office:value-type="float" office:value="0.182582605147444" calcext:value-type="float">
            <office:annotation draw:style-name="gr2" draw:text-style-name="P2" svg:width="122.51pt" svg:height="63.01pt" svg:x="668.49pt" svg:y="4987.5pt" draw:caption-point-x="-11.54pt" draw:caption-point-y="7.77pt">
              <dc:date>2020-04-19T00:00:00</dc:date>
              <text:p text:style-name="P1">TO2_CA50/-</text:p>
            </office:annotation>
            <text:p>0.182582605147444</text:p>
          </table:table-cell>
          <table:table-cell office:value-type="float" office:value="0.247673089566492" calcext:value-type="float">
            <office:annotation draw:style-name="gr2" draw:text-style-name="P2" svg:width="122.49pt" svg:height="63.01pt" svg:x="728.25pt" svg:y="4987.5pt" draw:caption-point-x="-11.54pt" draw:caption-point-y="7.77pt">
              <dc:date>2020-04-19T00:00:00</dc:date>
              <text:p text:style-name="P1">Vol_CA99/-</text:p>
            </office:annotation>
            <text:p>0.247673089566492</text:p>
          </table:table-cell>
          <table:table-cell office:value-type="float" office:value="2.80635092255414" calcext:value-type="float">
            <text:p>2.80635092255414</text:p>
          </table:table-cell>
          <table:table-cell office:value-type="float" office:value="0.968324056196509" calcext:value-type="float">
            <text:p>0.968324056196509</text:p>
          </table:table-cell>
          <table:table-cell table:style-name="ce4" office:value-type="float" office:value="0.000000014682063" calcext:value-type="float">
            <text:p>1.47E-08</text:p>
          </table:table-cell>
          <table:table-cell office:value-type="float" office:value="48.1752577032847" calcext:value-type="float">
            <text:p>48.1752577032847</text:p>
          </table:table-cell>
          <table:table-cell office:value-type="float" office:value="66.7298262633297" calcext:value-type="float">
            <text:p>66.7298262633297</text:p>
          </table:table-cell>
          <table:table-cell table:number-columns-repeated="1007"/>
        </table:table-row>
        <table:table-row table:style-name="ro1">
          <table:table-cell office:value-type="float" office:value="432" calcext:value-type="float">
            <text:p>432</text:p>
          </table:table-cell>
          <table:table-cell table:style-name="ce3" office:value-type="float" office:value="69.41608" calcext:value-type="float">
            <text:p>69.41608</text:p>
          </table:table-cell>
          <table:table-cell office:value-type="float" office:value="122.872955" calcext:value-type="float">
            <office:annotation draw:style-name="gr2" draw:text-style-name="P2" svg:width="122.51pt" svg:height="63.01pt" svg:x="190.49pt" svg:y="5002.5pt" draw:caption-point-x="-11.54pt" draw:caption-point-y="7.77pt">
              <dc:date>2020-04-19T00:00:00</dc:date>
              <text:p text:style-name="P1">HRR_max/-</text:p>
            </office:annotation>
            <text:p>122.872955</text:p>
          </table:table-cell>
          <table:table-cell office:value-type="float" office:value="770.337918545842" calcext:value-type="float">
            <text:p>770.337918545842</text:p>
          </table:table-cell>
          <table:table-cell office:value-type="float" office:value="55.839286119316" calcext:value-type="float">
            <office:annotation draw:style-name="gr2" draw:text-style-name="P2" svg:width="122.49pt" svg:height="63.01pt" svg:x="310pt" svg:y="5002.5pt" draw:caption-point-x="-11.54pt" draw:caption-point-y="7.77pt">
              <dc:date>2020-04-19T00:00:00</dc:date>
              <text:p text:style-name="P1">P_CA01/-</text:p>
            </office:annotation>
            <text:p>55.839286119316</text:p>
          </table:table-cell>
          <table:table-cell office:value-type="float" office:value="74.7442253333986" calcext:value-type="float">
            <office:annotation draw:style-name="gr2" draw:text-style-name="P2" svg:width="122.49pt" svg:height="63.01pt" svg:x="369.75pt" svg:y="5002.5pt" draw:caption-point-x="-11.54pt" draw:caption-point-y="7.77pt">
              <dc:date>2020-04-19T00:00:00</dc:date>
              <text:p text:style-name="P1">P_CA25/-</text:p>
            </office:annotation>
            <text:p>74.7442253333986</text:p>
          </table:table-cell>
          <table:table-cell office:value-type="float" office:value="2.71913045176275" calcext:value-type="float">
            <office:annotation draw:style-name="gr2" draw:text-style-name="P2" svg:width="122.51pt" svg:height="63.01pt" svg:x="429.48pt" svg:y="5002.5pt" draw:caption-point-x="-11.54pt" draw:caption-point-y="7.77pt">
              <dc:date>2020-04-19T00:00:00</dc:date>
              <text:p text:style-name="P1">Swirl3_CA99/-</text:p>
            </office:annotation>
            <text:p>2.71913045176275</text:p>
          </table:table-cell>
          <table:table-cell office:value-type="float" office:value="2583.95373590372" calcext:value-type="float">
            <office:annotation draw:style-name="gr2" draw:text-style-name="P2" svg:width="122.51pt" svg:height="63.01pt" svg:x="489.23pt" svg:y="5002.5pt" draw:caption-point-x="-11.54pt" draw:caption-point-y="7.77pt">
              <dc:date>2020-04-19T00:00:00</dc:date>
              <text:p text:style-name="P1">TB_CA70/-</text:p>
            </office:annotation>
            <text:p>2583.95373590372</text:p>
          </table:table-cell>
          <table:table-cell office:value-type="float" office:value="963.636525491379" calcext:value-type="float">
            <office:annotation draw:style-name="gr2" draw:text-style-name="P2" svg:width="122.51pt" svg:height="63.01pt" svg:x="548.99pt" svg:y="5002.5pt" draw:caption-point-x="-11.54pt" draw:caption-point-y="7.77pt">
              <dc:date>2020-04-19T00:00:00</dc:date>
              <text:p text:style-name="P1">Temp_CA05/-</text:p>
            </office:annotation>
            <text:p>963.636525491379</text:p>
          </table:table-cell>
          <table:table-cell office:value-type="float" office:value="1239.08281329428" calcext:value-type="float">
            <office:annotation draw:style-name="gr2" draw:text-style-name="P2" svg:width="122.51pt" svg:height="63.01pt" svg:x="608.74pt" svg:y="5002.5pt" draw:caption-point-x="-11.54pt" draw:caption-point-y="7.77pt">
              <dc:date>2020-04-19T00:00:00</dc:date>
              <text:p text:style-name="P1">Temp_CA50/-</text:p>
            </office:annotation>
            <text:p>1239.08281329428</text:p>
          </table:table-cell>
          <table:table-cell office:value-type="float" office:value="0.171833546320443" calcext:value-type="float">
            <office:annotation draw:style-name="gr2" draw:text-style-name="P2" svg:width="122.51pt" svg:height="63.01pt" svg:x="668.49pt" svg:y="5002.5pt" draw:caption-point-x="-11.54pt" draw:caption-point-y="7.77pt">
              <dc:date>2020-04-19T00:00:00</dc:date>
              <text:p text:style-name="P1">TO2_CA50/-</text:p>
            </office:annotation>
            <text:p>0.171833546320443</text:p>
          </table:table-cell>
          <table:table-cell office:value-type="float" office:value="0.31630322238352" calcext:value-type="float">
            <office:annotation draw:style-name="gr2" draw:text-style-name="P2" svg:width="122.49pt" svg:height="63.01pt" svg:x="728.25pt" svg:y="5002.5pt" draw:caption-point-x="-11.54pt" draw:caption-point-y="7.77pt">
              <dc:date>2020-04-19T00:00:00</dc:date>
              <text:p text:style-name="P1">Vol_CA99/-</text:p>
            </office:annotation>
            <text:p>0.31630322238352</text:p>
          </table:table-cell>
          <table:table-cell office:value-type="float" office:value="1.43632618748365" calcext:value-type="float">
            <text:p>1.43632618748365</text:p>
          </table:table-cell>
          <table:table-cell office:value-type="float" office:value="1.14385736511008" calcext:value-type="float">
            <text:p>1.14385736511008</text:p>
          </table:table-cell>
          <table:table-cell table:style-name="ce4" office:value-type="float" office:value="0.000000094445284" calcext:value-type="float">
            <text:p>9.44E-08</text:p>
          </table:table-cell>
          <table:table-cell office:value-type="float" office:value="52.1498990604213" calcext:value-type="float">
            <text:p>52.1498990604213</text:p>
          </table:table-cell>
          <table:table-cell office:value-type="float" office:value="64.3526162754658" calcext:value-type="float">
            <text:p>64.3526162754658</text:p>
          </table:table-cell>
          <table:table-cell table:number-columns-repeated="1007"/>
        </table:table-row>
        <table:table-row table:style-name="ro1">
          <table:table-cell office:value-type="float" office:value="433" calcext:value-type="float">
            <text:p>433</text:p>
          </table:table-cell>
          <table:table-cell table:style-name="ce3" office:value-type="float" office:value="57.97747" calcext:value-type="float">
            <text:p>57.97747</text:p>
          </table:table-cell>
          <table:table-cell office:value-type="float" office:value="136.60396" calcext:value-type="float">
            <office:annotation draw:style-name="gr2" draw:text-style-name="P2" svg:width="122.51pt" svg:height="63.01pt" svg:x="190.49pt" svg:y="5017.49pt" draw:caption-point-x="-11.54pt" draw:caption-point-y="7.77pt">
              <dc:date>2020-04-19T00:00:00</dc:date>
              <text:p text:style-name="P1">HRR_max/-</text:p>
            </office:annotation>
            <text:p>136.60396</text:p>
          </table:table-cell>
          <table:table-cell office:value-type="float" office:value="1213.28165317611" calcext:value-type="float">
            <text:p>1213.28165317611</text:p>
          </table:table-cell>
          <table:table-cell office:value-type="float" office:value="59.8960100555223" calcext:value-type="float">
            <office:annotation draw:style-name="gr2" draw:text-style-name="P2" svg:width="122.49pt" svg:height="63.01pt" svg:x="310pt" svg:y="5017.49pt" draw:caption-point-x="-11.54pt" draw:caption-point-y="7.77pt">
              <dc:date>2020-04-19T00:00:00</dc:date>
              <text:p text:style-name="P1">P_CA01/-</text:p>
            </office:annotation>
            <text:p>59.8960100555223</text:p>
          </table:table-cell>
          <table:table-cell office:value-type="float" office:value="89.9531892309165" calcext:value-type="float">
            <office:annotation draw:style-name="gr2" draw:text-style-name="P2" svg:width="122.49pt" svg:height="63.01pt" svg:x="369.75pt" svg:y="5017.49pt" draw:caption-point-x="-11.54pt" draw:caption-point-y="7.77pt">
              <dc:date>2020-04-19T00:00:00</dc:date>
              <text:p text:style-name="P1">P_CA25/-</text:p>
            </office:annotation>
            <text:p>89.9531892309165</text:p>
          </table:table-cell>
          <table:table-cell office:value-type="float" office:value="2.46134025962983" calcext:value-type="float">
            <office:annotation draw:style-name="gr2" draw:text-style-name="P2" svg:width="122.51pt" svg:height="63.01pt" svg:x="429.48pt" svg:y="5017.49pt" draw:caption-point-x="-11.54pt" draw:caption-point-y="7.77pt">
              <dc:date>2020-04-19T00:00:00</dc:date>
              <text:p text:style-name="P1">Swirl3_CA99/-</text:p>
            </office:annotation>
            <text:p>2.46134025962983</text:p>
          </table:table-cell>
          <table:table-cell office:value-type="float" office:value="2537.0788202936" calcext:value-type="float">
            <office:annotation draw:style-name="gr2" draw:text-style-name="P2" svg:width="122.51pt" svg:height="63.01pt" svg:x="489.23pt" svg:y="5017.49pt" draw:caption-point-x="-11.54pt" draw:caption-point-y="7.77pt">
              <dc:date>2020-04-19T00:00:00</dc:date>
              <text:p text:style-name="P1">TB_CA70/-</text:p>
            </office:annotation>
            <text:p>2537.0788202936</text:p>
          </table:table-cell>
          <table:table-cell office:value-type="float" office:value="1014.58687162579" calcext:value-type="float">
            <office:annotation draw:style-name="gr2" draw:text-style-name="P2" svg:width="122.51pt" svg:height="63.01pt" svg:x="548.99pt" svg:y="5017.49pt" draw:caption-point-x="-11.54pt" draw:caption-point-y="7.77pt">
              <dc:date>2020-04-19T00:00:00</dc:date>
              <text:p text:style-name="P1">Temp_CA05/-</text:p>
            </office:annotation>
            <text:p>1014.58687162579</text:p>
          </table:table-cell>
          <table:table-cell office:value-type="float" office:value="1364.18907899195" calcext:value-type="float">
            <office:annotation draw:style-name="gr2" draw:text-style-name="P2" svg:width="122.51pt" svg:height="63.01pt" svg:x="608.74pt" svg:y="5017.49pt" draw:caption-point-x="-11.54pt" draw:caption-point-y="7.77pt">
              <dc:date>2020-04-19T00:00:00</dc:date>
              <text:p text:style-name="P1">Temp_CA50/-</text:p>
            </office:annotation>
            <text:p>1364.18907899195</text:p>
          </table:table-cell>
          <table:table-cell office:value-type="float" office:value="0.157991578155108" calcext:value-type="float">
            <office:annotation draw:style-name="gr2" draw:text-style-name="P2" svg:width="122.51pt" svg:height="63.01pt" svg:x="668.49pt" svg:y="5017.49pt" draw:caption-point-x="-11.54pt" draw:caption-point-y="7.77pt">
              <dc:date>2020-04-19T00:00:00</dc:date>
              <text:p text:style-name="P1">TO2_CA50/-</text:p>
            </office:annotation>
            <text:p>0.157991578155108</text:p>
          </table:table-cell>
          <table:table-cell office:value-type="float" office:value="0.454573105429474" calcext:value-type="float">
            <office:annotation draw:style-name="gr2" draw:text-style-name="P2" svg:width="122.49pt" svg:height="63.01pt" svg:x="728.25pt" svg:y="5017.49pt" draw:caption-point-x="-11.54pt" draw:caption-point-y="7.77pt">
              <dc:date>2020-04-19T00:00:00</dc:date>
              <text:p text:style-name="P1">Vol_CA99/-</text:p>
            </office:annotation>
            <text:p>0.454573105429474</text:p>
          </table:table-cell>
          <table:table-cell office:value-type="float" office:value="0.951891531914595" calcext:value-type="float">
            <text:p>0.951891531914595</text:p>
          </table:table-cell>
          <table:table-cell office:value-type="float" office:value="1.21307264845827" calcext:value-type="float">
            <text:p>1.21307264845827</text:p>
          </table:table-cell>
          <table:table-cell table:style-name="ce4" office:value-type="float" office:value="0.0000006506485" calcext:value-type="float">
            <text:p>6.51E-07</text:p>
          </table:table-cell>
          <table:table-cell office:value-type="float" office:value="70.0617383402782" calcext:value-type="float">
            <text:p>70.0617383402782</text:p>
          </table:table-cell>
          <table:table-cell office:value-type="float" office:value="58.1823391260557" calcext:value-type="float">
            <text:p>58.1823391260557</text:p>
          </table:table-cell>
          <table:table-cell table:number-columns-repeated="1007"/>
        </table:table-row>
        <table:table-row table:style-name="ro1">
          <table:table-cell office:value-type="float" office:value="434" calcext:value-type="float">
            <text:p>434</text:p>
          </table:table-cell>
          <table:table-cell table:style-name="ce3" office:value-type="float" office:value="47.27056" calcext:value-type="float">
            <text:p>47.27056</text:p>
          </table:table-cell>
          <table:table-cell office:value-type="float" office:value="137.70772" calcext:value-type="float">
            <office:annotation draw:style-name="gr2" draw:text-style-name="P2" svg:width="122.51pt" svg:height="63.01pt" svg:x="190.49pt" svg:y="5032.49pt" draw:caption-point-x="-11.54pt" draw:caption-point-y="7.8pt">
              <dc:date>2020-04-19T00:00:00</dc:date>
              <text:p text:style-name="P1">HRR_max/-</text:p>
            </office:annotation>
            <text:p>137.70772</text:p>
          </table:table-cell>
          <table:table-cell office:value-type="float" office:value="1795.91497290183" calcext:value-type="float">
            <text:p>1795.91497290183</text:p>
          </table:table-cell>
          <table:table-cell office:value-type="float" office:value="69.8600714910206" calcext:value-type="float">
            <office:annotation draw:style-name="gr2" draw:text-style-name="P2" svg:width="122.49pt" svg:height="63.01pt" svg:x="310pt" svg:y="5032.49pt" draw:caption-point-x="-11.54pt" draw:caption-point-y="7.8pt">
              <dc:date>2020-04-19T00:00:00</dc:date>
              <text:p text:style-name="P1">P_CA01/-</text:p>
            </office:annotation>
            <text:p>69.8600714910206</text:p>
          </table:table-cell>
          <table:table-cell office:value-type="float" office:value="113.268460286377" calcext:value-type="float">
            <office:annotation draw:style-name="gr2" draw:text-style-name="P2" svg:width="122.49pt" svg:height="63.01pt" svg:x="369.75pt" svg:y="5032.49pt" draw:caption-point-x="-11.54pt" draw:caption-point-y="7.8pt">
              <dc:date>2020-04-19T00:00:00</dc:date>
              <text:p text:style-name="P1">P_CA25/-</text:p>
            </office:annotation>
            <text:p>113.268460286377</text:p>
          </table:table-cell>
          <table:table-cell office:value-type="float" office:value="2.31831377056684" calcext:value-type="float">
            <office:annotation draw:style-name="gr2" draw:text-style-name="P2" svg:width="122.51pt" svg:height="63.01pt" svg:x="429.48pt" svg:y="5032.49pt" draw:caption-point-x="-11.54pt" draw:caption-point-y="7.8pt">
              <dc:date>2020-04-19T00:00:00</dc:date>
              <text:p text:style-name="P1">Swirl3_CA99/-</text:p>
            </office:annotation>
            <text:p>2.31831377056684</text:p>
          </table:table-cell>
          <table:table-cell office:value-type="float" office:value="2361.44361201782" calcext:value-type="float">
            <office:annotation draw:style-name="gr2" draw:text-style-name="P2" svg:width="122.51pt" svg:height="63.01pt" svg:x="489.23pt" svg:y="5032.49pt" draw:caption-point-x="-11.54pt" draw:caption-point-y="7.8pt">
              <dc:date>2020-04-19T00:00:00</dc:date>
              <text:p text:style-name="P1">TB_CA70/-</text:p>
            </office:annotation>
            <text:p>2361.44361201782</text:p>
          </table:table-cell>
          <table:table-cell office:value-type="float" office:value="1034.14310131822" calcext:value-type="float">
            <office:annotation draw:style-name="gr2" draw:text-style-name="P2" svg:width="122.51pt" svg:height="63.01pt" svg:x="548.99pt" svg:y="5032.49pt" draw:caption-point-x="-11.54pt" draw:caption-point-y="7.8pt">
              <dc:date>2020-04-19T00:00:00</dc:date>
              <text:p text:style-name="P1">Temp_CA05/-</text:p>
            </office:annotation>
            <text:p>1034.14310131822</text:p>
          </table:table-cell>
          <table:table-cell office:value-type="float" office:value="1439.83030742422" calcext:value-type="float">
            <office:annotation draw:style-name="gr2" draw:text-style-name="P2" svg:width="122.51pt" svg:height="63.01pt" svg:x="608.74pt" svg:y="5032.49pt" draw:caption-point-x="-11.54pt" draw:caption-point-y="7.8pt">
              <dc:date>2020-04-19T00:00:00</dc:date>
              <text:p text:style-name="P1">Temp_CA50/-</text:p>
            </office:annotation>
            <text:p>1439.83030742422</text:p>
          </table:table-cell>
          <table:table-cell office:value-type="float" office:value="0.152977153093983" calcext:value-type="float">
            <office:annotation draw:style-name="gr2" draw:text-style-name="P2" svg:width="122.51pt" svg:height="63.01pt" svg:x="668.49pt" svg:y="5032.49pt" draw:caption-point-x="-11.54pt" draw:caption-point-y="7.8pt">
              <dc:date>2020-04-19T00:00:00</dc:date>
              <text:p text:style-name="P1">TO2_CA50/-</text:p>
            </office:annotation>
            <text:p>0.152977153093983</text:p>
          </table:table-cell>
          <table:table-cell office:value-type="float" office:value="0.583249020798846" calcext:value-type="float">
            <office:annotation draw:style-name="gr2" draw:text-style-name="P2" svg:width="122.49pt" svg:height="63.01pt" svg:x="728.25pt" svg:y="5032.49pt" draw:caption-point-x="-11.54pt" draw:caption-point-y="7.8pt">
              <dc:date>2020-04-19T00:00:00</dc:date>
              <text:p text:style-name="P1">Vol_CA99/-</text:p>
            </office:annotation>
            <text:p>0.583249020798846</text:p>
          </table:table-cell>
          <table:table-cell office:value-type="float" office:value="0.510208610671937" calcext:value-type="float">
            <text:p>0.510208610671937</text:p>
          </table:table-cell>
          <table:table-cell office:value-type="float" office:value="1.36686135899557" calcext:value-type="float">
            <text:p>1.36686135899557</text:p>
          </table:table-cell>
          <table:table-cell table:style-name="ce4" office:value-type="float" office:value="0.0000015726816" calcext:value-type="float">
            <text:p>1.57E-06</text:p>
          </table:table-cell>
          <table:table-cell office:value-type="float" office:value="62.1662424645607" calcext:value-type="float">
            <text:p>62.1662424645607</text:p>
          </table:table-cell>
          <table:table-cell office:value-type="float" office:value="43.6364974077835" calcext:value-type="float">
            <text:p>43.6364974077835</text:p>
          </table:table-cell>
          <table:table-cell table:number-columns-repeated="1007"/>
        </table:table-row>
        <table:table-row table:style-name="ro1">
          <table:table-cell office:value-type="float" office:value="436" calcext:value-type="float">
            <text:p>436</text:p>
          </table:table-cell>
          <table:table-cell table:style-name="ce3" office:value-type="float" office:value="186.9492" calcext:value-type="float">
            <text:p>186.9492</text:p>
          </table:table-cell>
          <table:table-cell office:value-type="float" office:value="85.548416" calcext:value-type="float">
            <office:annotation draw:style-name="gr1" draw:text-style-name="P2" svg:width="122.51pt" svg:height="62.99pt" svg:x="190.49pt" svg:y="5047.51pt" draw:caption-point-x="-11.54pt" draw:caption-point-y="7.77pt">
              <dc:date>2020-04-19T00:00:00</dc:date>
              <text:p text:style-name="P1">HRR_max/-</text:p>
            </office:annotation>
            <text:p>85.548416</text:p>
          </table:table-cell>
          <table:table-cell office:value-type="float" office:value="436.019987389836" calcext:value-type="float">
            <text:p>436.019987389836</text:p>
          </table:table-cell>
          <table:table-cell office:value-type="float" office:value="49.624325878588" calcext:value-type="float">
            <office:annotation draw:style-name="gr1" draw:text-style-name="P2" svg:width="122.49pt" svg:height="62.99pt" svg:x="310pt" svg:y="5047.51pt" draw:caption-point-x="-11.54pt" draw:caption-point-y="7.77pt">
              <dc:date>2020-04-19T00:00:00</dc:date>
              <text:p text:style-name="P1">P_CA01/-</text:p>
            </office:annotation>
            <text:p>49.624325878588</text:p>
          </table:table-cell>
          <table:table-cell office:value-type="float" office:value="58.5059450643456" calcext:value-type="float">
            <office:annotation draw:style-name="gr1" draw:text-style-name="P2" svg:width="122.49pt" svg:height="62.99pt" svg:x="369.75pt" svg:y="5047.51pt" draw:caption-point-x="-11.54pt" draw:caption-point-y="7.77pt">
              <dc:date>2020-04-19T00:00:00</dc:date>
              <text:p text:style-name="P1">P_CA25/-</text:p>
            </office:annotation>
            <text:p>58.5059450643456</text:p>
          </table:table-cell>
          <table:table-cell office:value-type="float" office:value="2.85563596980081" calcext:value-type="float">
            <office:annotation draw:style-name="gr1" draw:text-style-name="P2" svg:width="122.51pt" svg:height="62.99pt" svg:x="429.48pt" svg:y="5047.51pt" draw:caption-point-x="-11.54pt" draw:caption-point-y="7.77pt">
              <dc:date>2020-04-19T00:00:00</dc:date>
              <text:p text:style-name="P1">Swirl3_CA99/-</text:p>
            </office:annotation>
            <text:p>2.85563596980081</text:p>
          </table:table-cell>
          <table:table-cell office:value-type="float" office:value="2476.21040581596" calcext:value-type="float">
            <office:annotation draw:style-name="gr1" draw:text-style-name="P2" svg:width="122.51pt" svg:height="62.99pt" svg:x="489.23pt" svg:y="5047.51pt" draw:caption-point-x="-11.54pt" draw:caption-point-y="7.77pt">
              <dc:date>2020-04-19T00:00:00</dc:date>
              <text:p text:style-name="P1">TB_CA70/-</text:p>
            </office:annotation>
            <text:p>2476.21040581596</text:p>
          </table:table-cell>
          <table:table-cell office:value-type="float" office:value="954.621608930033" calcext:value-type="float">
            <office:annotation draw:style-name="gr1" draw:text-style-name="P2" svg:width="122.51pt" svg:height="62.99pt" svg:x="548.99pt" svg:y="5047.51pt" draw:caption-point-x="-11.54pt" draw:caption-point-y="7.77pt">
              <dc:date>2020-04-19T00:00:00</dc:date>
              <text:p text:style-name="P1">Temp_CA05/-</text:p>
            </office:annotation>
            <text:p>954.621608930033</text:p>
          </table:table-cell>
          <table:table-cell office:value-type="float" office:value="1120.20648072269" calcext:value-type="float">
            <office:annotation draw:style-name="gr1" draw:text-style-name="P2" svg:width="122.51pt" svg:height="62.99pt" svg:x="608.74pt" svg:y="5047.51pt" draw:caption-point-x="-11.54pt" draw:caption-point-y="7.77pt">
              <dc:date>2020-04-19T00:00:00</dc:date>
              <text:p text:style-name="P1">Temp_CA50/-</text:p>
            </office:annotation>
            <text:p>1120.20648072269</text:p>
          </table:table-cell>
          <table:table-cell office:value-type="float" office:value="0.183236946424262" calcext:value-type="float">
            <office:annotation draw:style-name="gr1" draw:text-style-name="P2" svg:width="122.51pt" svg:height="62.99pt" svg:x="668.49pt" svg:y="5047.51pt" draw:caption-point-x="-11.54pt" draw:caption-point-y="7.77pt">
              <dc:date>2020-04-19T00:00:00</dc:date>
              <text:p text:style-name="P1">TO2_CA50/-</text:p>
            </office:annotation>
            <text:p>0.183236946424262</text:p>
          </table:table-cell>
          <table:table-cell office:value-type="float" office:value="0.268461019126151" calcext:value-type="float">
            <office:annotation draw:style-name="gr1" draw:text-style-name="P2" svg:width="122.49pt" svg:height="62.99pt" svg:x="728.25pt" svg:y="5047.51pt" draw:caption-point-x="-11.54pt" draw:caption-point-y="7.77pt">
              <dc:date>2020-04-19T00:00:00</dc:date>
              <text:p text:style-name="P1">Vol_CA99/-</text:p>
            </office:annotation>
            <text:p>0.268461019126151</text:p>
          </table:table-cell>
          <table:table-cell office:value-type="float" office:value="2.63057666959024" calcext:value-type="float">
            <text:p>2.63057666959024</text:p>
          </table:table-cell>
          <table:table-cell office:value-type="float" office:value="1.0115570454122" calcext:value-type="float">
            <text:p>1.0115570454122</text:p>
          </table:table-cell>
          <table:table-cell table:style-name="ce4" office:value-type="float" office:value="0.00000001992915" calcext:value-type="float">
            <text:p>1.99E-08</text:p>
          </table:table-cell>
          <table:table-cell office:value-type="float" office:value="50.0345505844279" calcext:value-type="float">
            <text:p>50.0345505844279</text:p>
          </table:table-cell>
          <table:table-cell office:value-type="float" office:value="71.1848163559394" calcext:value-type="float">
            <text:p>71.1848163559394</text:p>
          </table:table-cell>
          <table:table-cell table:number-columns-repeated="1007"/>
        </table:table-row>
        <table:table-row table:style-name="ro1">
          <table:table-cell office:value-type="float" office:value="437" calcext:value-type="float">
            <text:p>437</text:p>
          </table:table-cell>
          <table:table-cell table:style-name="ce3" office:value-type="float" office:value="98.9325" calcext:value-type="float">
            <text:p>98.9325</text:p>
          </table:table-cell>
          <table:table-cell office:value-type="float" office:value="115.28906" calcext:value-type="float">
            <office:annotation draw:style-name="gr1" draw:text-style-name="P2" svg:width="122.51pt" svg:height="62.99pt" svg:x="190.49pt" svg:y="5062.51pt" draw:caption-point-x="-11.54pt" draw:caption-point-y="7.77pt">
              <dc:date>2020-04-19T00:00:00</dc:date>
              <text:p text:style-name="P1">HRR_max/-</text:p>
            </office:annotation>
            <text:p>115.28906</text:p>
          </table:table-cell>
          <table:table-cell office:value-type="float" office:value="770.249476539016" calcext:value-type="float">
            <text:p>770.249476539016</text:p>
          </table:table-cell>
          <table:table-cell office:value-type="float" office:value="52.9656575096911" calcext:value-type="float">
            <office:annotation draw:style-name="gr1" draw:text-style-name="P2" svg:width="122.49pt" svg:height="62.99pt" svg:x="310pt" svg:y="5062.51pt" draw:caption-point-x="-11.54pt" draw:caption-point-y="7.77pt">
              <dc:date>2020-04-19T00:00:00</dc:date>
              <text:p text:style-name="P1">P_CA01/-</text:p>
            </office:annotation>
            <text:p>52.9656575096911</text:p>
          </table:table-cell>
          <table:table-cell office:value-type="float" office:value="70.1737986361467" calcext:value-type="float">
            <office:annotation draw:style-name="gr1" draw:text-style-name="P2" svg:width="122.49pt" svg:height="62.99pt" svg:x="369.75pt" svg:y="5062.51pt" draw:caption-point-x="-11.54pt" draw:caption-point-y="7.77pt">
              <dc:date>2020-04-19T00:00:00</dc:date>
              <text:p text:style-name="P1">P_CA25/-</text:p>
            </office:annotation>
            <text:p>70.1737986361467</text:p>
          </table:table-cell>
          <table:table-cell office:value-type="float" office:value="2.71068739064976" calcext:value-type="float">
            <office:annotation draw:style-name="gr1" draw:text-style-name="P2" svg:width="122.51pt" svg:height="62.99pt" svg:x="429.48pt" svg:y="5062.51pt" draw:caption-point-x="-11.54pt" draw:caption-point-y="7.77pt">
              <dc:date>2020-04-19T00:00:00</dc:date>
              <text:p text:style-name="P1">Swirl3_CA99/-</text:p>
            </office:annotation>
            <text:p>2.71068739064976</text:p>
          </table:table-cell>
          <table:table-cell office:value-type="float" office:value="2609.32442278026" calcext:value-type="float">
            <office:annotation draw:style-name="gr1" draw:text-style-name="P2" svg:width="122.51pt" svg:height="62.99pt" svg:x="489.23pt" svg:y="5062.51pt" draw:caption-point-x="-11.54pt" draw:caption-point-y="7.77pt">
              <dc:date>2020-04-19T00:00:00</dc:date>
              <text:p text:style-name="P1">TB_CA70/-</text:p>
            </office:annotation>
            <text:p>2609.32442278026</text:p>
          </table:table-cell>
          <table:table-cell office:value-type="float" office:value="960.576133618269" calcext:value-type="float">
            <office:annotation draw:style-name="gr1" draw:text-style-name="P2" svg:width="122.51pt" svg:height="62.99pt" svg:x="548.99pt" svg:y="5062.51pt" draw:caption-point-x="-11.54pt" draw:caption-point-y="7.77pt">
              <dc:date>2020-04-19T00:00:00</dc:date>
              <text:p text:style-name="P1">Temp_CA05/-</text:p>
            </office:annotation>
            <text:p>960.576133618269</text:p>
          </table:table-cell>
          <table:table-cell office:value-type="float" office:value="1239.14761402771" calcext:value-type="float">
            <office:annotation draw:style-name="gr1" draw:text-style-name="P2" svg:width="122.51pt" svg:height="62.99pt" svg:x="608.74pt" svg:y="5062.51pt" draw:caption-point-x="-11.54pt" draw:caption-point-y="7.77pt">
              <dc:date>2020-04-19T00:00:00</dc:date>
              <text:p text:style-name="P1">Temp_CA50/-</text:p>
            </office:annotation>
            <text:p>1239.14761402771</text:p>
          </table:table-cell>
          <table:table-cell office:value-type="float" office:value="0.17767761693101" calcext:value-type="float">
            <office:annotation draw:style-name="gr1" draw:text-style-name="P2" svg:width="122.51pt" svg:height="62.99pt" svg:x="668.49pt" svg:y="5062.51pt" draw:caption-point-x="-11.54pt" draw:caption-point-y="7.77pt">
              <dc:date>2020-04-19T00:00:00</dc:date>
              <text:p text:style-name="P1">TO2_CA50/-</text:p>
            </office:annotation>
            <text:p>0.17767761693101</text:p>
          </table:table-cell>
          <table:table-cell office:value-type="float" office:value="0.321545249651347" calcext:value-type="float">
            <office:annotation draw:style-name="gr1" draw:text-style-name="P2" svg:width="122.49pt" svg:height="62.99pt" svg:x="728.25pt" svg:y="5062.51pt" draw:caption-point-x="-11.54pt" draw:caption-point-y="7.77pt">
              <dc:date>2020-04-19T00:00:00</dc:date>
              <text:p text:style-name="P1">Vol_CA99/-</text:p>
            </office:annotation>
            <text:p>0.321545249651347</text:p>
          </table:table-cell>
          <table:table-cell office:value-type="float" office:value="1.50218725003049" calcext:value-type="float">
            <text:p>1.50218725003049</text:p>
          </table:table-cell>
          <table:table-cell office:value-type="float" office:value="1.13209810961956" calcext:value-type="float">
            <text:p>1.13209810961956</text:p>
          </table:table-cell>
          <table:table-cell table:style-name="ce4" office:value-type="float" office:value="0.00000008332435" calcext:value-type="float">
            <text:p>8.33E-08</text:p>
          </table:table-cell>
          <table:table-cell office:value-type="float" office:value="51.790801278793" calcext:value-type="float">
            <text:p>51.790801278793</text:p>
          </table:table-cell>
          <table:table-cell office:value-type="float" office:value="68.0303623405464" calcext:value-type="float">
            <text:p>68.0303623405464</text:p>
          </table:table-cell>
          <table:table-cell table:number-columns-repeated="1007"/>
        </table:table-row>
        <table:table-row table:style-name="ro1">
          <table:table-cell office:value-type="float" office:value="438" calcext:value-type="float">
            <text:p>438</text:p>
          </table:table-cell>
          <table:table-cell table:style-name="ce3" office:value-type="float" office:value="98.9157" calcext:value-type="float">
            <text:p>98.9157</text:p>
          </table:table-cell>
          <table:table-cell office:value-type="float" office:value="115.19115" calcext:value-type="float">
            <office:annotation draw:style-name="gr2" draw:text-style-name="P2" svg:width="122.51pt" svg:height="63.01pt" svg:x="190.49pt" svg:y="5077.5pt" draw:caption-point-x="-11.54pt" draw:caption-point-y="7.77pt">
              <dc:date>2020-04-19T00:00:00</dc:date>
              <text:p text:style-name="P1">HRR_max/-</text:p>
            </office:annotation>
            <text:p>115.19115</text:p>
          </table:table-cell>
          <table:table-cell office:value-type="float" office:value="768.788595771528" calcext:value-type="float">
            <text:p>768.788595771528</text:p>
          </table:table-cell>
          <table:table-cell office:value-type="float" office:value="52.8492816482132" calcext:value-type="float">
            <office:annotation draw:style-name="gr2" draw:text-style-name="P2" svg:width="122.49pt" svg:height="63.01pt" svg:x="310pt" svg:y="5077.5pt" draw:caption-point-x="-11.54pt" draw:caption-point-y="7.77pt">
              <dc:date>2020-04-19T00:00:00</dc:date>
              <text:p text:style-name="P1">P_CA01/-</text:p>
            </office:annotation>
            <text:p>52.8492816482132</text:p>
          </table:table-cell>
          <table:table-cell office:value-type="float" office:value="69.9899212387901" calcext:value-type="float">
            <office:annotation draw:style-name="gr2" draw:text-style-name="P2" svg:width="122.49pt" svg:height="63.01pt" svg:x="369.75pt" svg:y="5077.5pt" draw:caption-point-x="-11.54pt" draw:caption-point-y="7.77pt">
              <dc:date>2020-04-19T00:00:00</dc:date>
              <text:p text:style-name="P1">P_CA25/-</text:p>
            </office:annotation>
            <text:p>69.9899212387901</text:p>
          </table:table-cell>
          <table:table-cell office:value-type="float" office:value="2.70982559780539" calcext:value-type="float">
            <office:annotation draw:style-name="gr2" draw:text-style-name="P2" svg:width="122.51pt" svg:height="63.01pt" svg:x="429.48pt" svg:y="5077.5pt" draw:caption-point-x="-11.54pt" draw:caption-point-y="7.77pt">
              <dc:date>2020-04-19T00:00:00</dc:date>
              <text:p text:style-name="P1">Swirl3_CA99/-</text:p>
            </office:annotation>
            <text:p>2.70982559780539</text:p>
          </table:table-cell>
          <table:table-cell office:value-type="float" office:value="2610.11388030612" calcext:value-type="float">
            <office:annotation draw:style-name="gr2" draw:text-style-name="P2" svg:width="122.51pt" svg:height="63.01pt" svg:x="489.23pt" svg:y="5077.5pt" draw:caption-point-x="-11.54pt" draw:caption-point-y="7.77pt">
              <dc:date>2020-04-19T00:00:00</dc:date>
              <text:p text:style-name="P1">TB_CA70/-</text:p>
            </office:annotation>
            <text:p>2610.11388030612</text:p>
          </table:table-cell>
          <table:table-cell office:value-type="float" office:value="960.901841499227" calcext:value-type="float">
            <office:annotation draw:style-name="gr2" draw:text-style-name="P2" svg:width="122.51pt" svg:height="63.01pt" svg:x="548.99pt" svg:y="5077.5pt" draw:caption-point-x="-11.54pt" draw:caption-point-y="7.77pt">
              <dc:date>2020-04-19T00:00:00</dc:date>
              <text:p text:style-name="P1">Temp_CA05/-</text:p>
            </office:annotation>
            <text:p>960.901841499227</text:p>
          </table:table-cell>
          <table:table-cell office:value-type="float" office:value="1239.62180385121" calcext:value-type="float">
            <office:annotation draw:style-name="gr2" draw:text-style-name="P2" svg:width="122.51pt" svg:height="63.01pt" svg:x="608.74pt" svg:y="5077.5pt" draw:caption-point-x="-11.54pt" draw:caption-point-y="7.77pt">
              <dc:date>2020-04-19T00:00:00</dc:date>
              <text:p text:style-name="P1">Temp_CA50/-</text:p>
            </office:annotation>
            <text:p>1239.62180385121</text:p>
          </table:table-cell>
          <table:table-cell office:value-type="float" office:value="0.177749709319531" calcext:value-type="float">
            <office:annotation draw:style-name="gr2" draw:text-style-name="P2" svg:width="122.51pt" svg:height="63.01pt" svg:x="668.49pt" svg:y="5077.5pt" draw:caption-point-x="-11.54pt" draw:caption-point-y="7.77pt">
              <dc:date>2020-04-19T00:00:00</dc:date>
              <text:p text:style-name="P1">TO2_CA50/-</text:p>
            </office:annotation>
            <text:p>0.177749709319531</text:p>
          </table:table-cell>
          <table:table-cell office:value-type="float" office:value="0.321523660037018" calcext:value-type="float">
            <office:annotation draw:style-name="gr2" draw:text-style-name="P2" svg:width="122.49pt" svg:height="63.01pt" svg:x="728.25pt" svg:y="5077.5pt" draw:caption-point-x="-11.54pt" draw:caption-point-y="7.77pt">
              <dc:date>2020-04-19T00:00:00</dc:date>
              <text:p text:style-name="P1">Vol_CA99/-</text:p>
            </office:annotation>
            <text:p>0.321523660037018</text:p>
          </table:table-cell>
          <table:table-cell office:value-type="float" office:value="1.51019012745337" calcext:value-type="float">
            <text:p>1.51019012745337</text:p>
          </table:table-cell>
          <table:table-cell office:value-type="float" office:value="1.13127704917724" calcext:value-type="float">
            <text:p>1.13127704917724</text:p>
          </table:table-cell>
          <table:table-cell table:style-name="ce4" office:value-type="float" office:value="0.00000008418234" calcext:value-type="float">
            <text:p>8.42E-08</text:p>
          </table:table-cell>
          <table:table-cell office:value-type="float" office:value="51.9557996987912" calcext:value-type="float">
            <text:p>51.9557996987912</text:p>
          </table:table-cell>
          <table:table-cell office:value-type="float" office:value="68.0916386638386" calcext:value-type="float">
            <text:p>68.0916386638386</text:p>
          </table:table-cell>
          <table:table-cell table:number-columns-repeated="1007"/>
        </table:table-row>
        <table:table-row table:style-name="ro1" table:number-rows-repeated="10482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ng Sun</meta:initial-creator>
    <meta:creation-date>2020-04-20T00:12:44</meta:creation-date>
    <dc:date>2020-04-19T20:52:31.712907132</dc:date>
    <meta:generator>LibreOffice/6.0.7.3$Linux_X86_64 LibreOffice_project/00m0$Build-3</meta:generator>
    <meta:editing-duration>PT1M35S</meta:editing-duration>
    <meta:editing-cycles>1</meta:editing-cycles>
    <meta:document-statistic meta:table-count="1" meta:cell-count="5780" meta:object-count="0"/>
    <meta:user-defined meta:name="AppVersion">16.0300</meta:user-defined>
    <meta:user-defined meta:name="Company">Calanc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